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925in"/>
    </style:style>
    <style:style style:name="co5" style:family="table-column">
      <style:table-column-properties fo:break-before="auto" style:column-width="1.1701in"/>
    </style:style>
    <style:style style:name="co6" style:family="table-column">
      <style:table-column-properties fo:break-before="auto" style:column-width="1.2335in"/>
    </style:style>
    <style:style style:name="co7" style:family="table-column">
      <style:table-column-properties fo:break-before="auto" style:column-width="1.5035in"/>
    </style:style>
    <style:style style:name="co8" style:family="table-column">
      <style:table-column-properties fo:break-before="auto" style:column-width="1.1508in"/>
    </style:style>
    <style:style style:name="co9" style:family="table-column">
      <style:table-column-properties fo:break-before="auto" style:column-width="1.2217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1.322in"/>
    </style:style>
    <style:style style:name="co12" style:family="table-column">
      <style:table-column-properties fo:break-before="auto" style:column-width="1.2283in"/>
    </style:style>
    <style:style style:name="co13" style:family="table-column">
      <style:table-column-properties fo:break-before="auto" style:column-width="1.5799in"/>
    </style:style>
    <style:style style:name="co14" style:family="table-column">
      <style:table-column-properties fo:break-before="auto" style:column-width="0.889in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/>
    <style:style style:name="ce3" style:family="table-cell" style:parent-style-name="Default" style:data-style-name="N130">
      <style:table-cell-properties fo:background-color="#ff0000"/>
    </style:style>
    <style:style style:name="ce4" style:family="table-cell" style:parent-style-name="Default" style:data-style-name="N130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3">
          <table:table-cell table:style-name="ce1" office:value-type="string">
            <text:p>mm/rotation</text:p>
          </table:table-cell>
          <table:table-cell table:style-name="ce1" office:value-type="string">
            <text:p>steps/rotation</text:p>
          </table:table-cell>
          <table:table-cell table:style-name="ce1" office:value-type="string">
            <text:p>microsteps</text:p>
          </table:table-cell>
          <table:table-cell office:value-type="string">
            <text:p>length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minh</text:p>
          </table:table-cell>
          <table:table-cell office:value-type="string">
            <text:p>maxd</text:p>
          </table:table-cell>
          <table:table-cell table:number-columns-repeated="7"/>
        </table:table-row>
        <table:table-row table:style-name="ro4">
          <table:table-cell table:formula="of:= 1/10 * 25.4" office:value-type="float" office:value="2.54">
            <text:p>2.54</text:p>
          </table:table-cell>
          <table:table-cell table:formula="of:=200*[.C2]" office:value-type="float" office:value="3200">
            <text:p>3200</text:p>
          </table:table-cell>
          <table:table-cell office:value-type="float" office:value="16">
            <text:p>16</text:p>
          </table:table-cell>
          <table:table-cell table:formula="of:=330/2" office:value-type="float" office:value="165">
            <text:p>165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formula="of:=SQRT(ABS([.H2]^2-[.D2]^2))" office:value-type="float" office:value="72.9451848993475">
            <text:p>72.9451848993</text:p>
          </table:table-cell>
          <table:table-cell office:value-type="float" office:value="148">
            <text:p>148</text:p>
          </table:table-cell>
          <table:table-cell table:number-columns-repeated="7"/>
        </table:table-row>
        <table:table-row table:style-name="ro4">
          <table:table-cell office:value-type="string">
            <text:p>layer ht</text:p>
          </table:table-cell>
          <table:table-cell office:value-type="string">
            <text:p>steps/mm</text:p>
          </table:table-cell>
          <table:table-cell office:value-type="string">
            <text:p>mm/step</text:p>
          </table:table-cell>
          <table:table-cell office:value-type="string">
            <text:p>tiers</text:p>
          </table:table-cell>
          <table:table-cell table:number-columns-repeated="2"/>
          <table:table-cell table:style-name="ce5" office:value-type="string">
            <text:p>min</text:p>
          </table:table-cell>
          <table:table-cell table:style-name="ce5" office:value-type="string">
            <text:p>max</text:p>
          </table:table-cell>
          <table:table-cell table:number-columns-repeated="7"/>
        </table:table-row>
        <table:table-row table:style-name="ro4">
          <table:table-cell office:value-type="float" office:value="0.3">
            <text:p>0.3</text:p>
          </table:table-cell>
          <table:table-cell table:formula="of:=[.B2]/[.A2]" office:value-type="float" office:value="1259.84251968504">
            <text:p>1259.842519685</text:p>
          </table:table-cell>
          <table:table-cell table:style-name="ce2" table:formula="of:=1/[.B4]" office:value-type="float" office:value="0.00079375">
            <text:p>0.000793750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max error between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20">
            <text:p>320</text:p>
          </table:table-cell>
          <table:table-cell table:style-name="ce1" office:value-type="string">
            <text:p>mm</text:p>
          </table:table-cell>
          <table:table-cell table:formula="of:=MATCH([.G4];[.A10:.A1300])" office:value-type="float" office:value="216">
            <text:p>216</text:p>
          </table:table-cell>
          <table:table-cell table:formula="of:=ADDRESS([.J4];8)" office:value-type="string" office:string-value="$H$216">
            <text:p>$H$216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" table:formula="of:=[.C4]*[.C2]" office:value-type="float" office:value="0.0127">
            <text:p>0.012700000</text:p>
          </table:table-cell>
          <table:table-cell table:number-columns-repeated="2"/>
          <table:table-cell table:style-name="ce3" table:formula="of:=MAX([.H225:.H1076])*([.$D$4]*2)" office:value-type="float" office:value="0.00444305408238677">
            <text:p>0.00444</text:p>
          </table:table-cell>
          <table:table-cell table:number-columns-repeated="3"/>
          <table:table-cell table:formula="of:=MATCH([.H4];[.A10:.A1300])" office:value-type="float" office:value="1066">
            <text:p>1066</text:p>
          </table:table-cell>
          <table:table-cell table:formula="of:=ADDRESS([.J5];8)" office:value-type="string" office:string-value="$H$1066">
            <text:p>$H$1066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>
            <text:p>max d</text:p>
          </table:table-cell>
          <table:table-cell table:style-name="ce4" table:formula="of:=MAX([.C471:.C1076])*2" office:value-type="float" office:value="299.482954439815">
            <text:p>299.48295</text:p>
          </table:table-cell>
          <table:table-cell office:value-type="string">
            <text:p>travel</text:p>
          </table:table-cell>
          <table:table-cell table:number-columns-repeated="5"/>
          <table:table-cell office:value-type="string">
            <text:p>max error</text:p>
          </table:table-cell>
          <table:table-cell table:number-columns-repeated="2"/>
        </table:table-row>
        <table:table-row table:style-name="ro4">
          <table:table-cell table:number-columns-repeated="4"/>
          <table:table-cell office:value-type="string">
            <text:p>min d</text:p>
          </table:table-cell>
          <table:table-cell table:style-name="ce4" table:formula="of:=MIN([.C471:.C1381])*2" office:value-type="float" office:value="0.0000668388956754121">
            <text:p>0.00007</text:p>
          </table:table-cell>
          <table:table-cell table:formula="of:=[.F6]-[.F7]" office:value-type="float" office:value="299.482887600919">
            <text:p>299.4828876009</text:p>
          </table:table-cell>
          <table:table-cell table:number-columns-repeated="5"/>
          <table:table-cell table:formula="of:=MAX([.N10:.N359])" office:value-type="float" office:value="0.000393750000569071">
            <text:p>0.00039375</text:p>
          </table:table-cell>
          <table:table-cell table:number-columns-repeated="2"/>
        </table:table-row>
        <table:table-row table:style-name="ro4">
          <table:table-cell table:number-columns-repeated="2"/>
          <table:table-cell table:formula="of:=[.D2]" office:value-type="float" office:value="165">
            <text:p>165</text:p>
          </table:table-cell>
          <table:table-cell table:number-columns-repeated="12"/>
        </table:table-row>
        <table:table-row table:style-name="ro4">
          <table:table-cell office:value-type="string">
            <text:p>layer ht</text:p>
          </table:table-cell>
          <table:table-cell office:value-type="string">
            <text:p>h</text:p>
          </table:table-cell>
          <table:table-cell office:value-type="string">
            <text:p>d</text:p>
          </table:table-cell>
          <table:table-cell office:value-type="string">
            <text:p>Absolute steps</text:p>
          </table:table-cell>
          <table:table-cell office:value-type="string">
            <text:p>actual step</text:p>
          </table:table-cell>
          <table:table-cell office:value-type="string">
            <text:p>actual d</text:p>
          </table:table-cell>
          <table:table-cell office:value-type="string">
            <text:p>actual h</text:p>
          </table:table-cell>
          <table:table-cell office:value-type="string">
            <text:p>error in ht mm</text:p>
          </table:table-cell>
          <table:table-cell/>
          <table:table-cell table:style-name="ce5" office:value-type="string">
            <text:p>steps</text:p>
          </table:table-cell>
          <table:table-cell table:style-name="ce5" office:value-type="string">
            <text:p>actual steps</text:p>
          </table:table-cell>
          <table:table-cell table:style-name="ce5" office:value-type="string">
            <text:p>actual move</text:p>
          </table:table-cell>
          <table:table-cell table:style-name="ce5" office:value-type="string">
            <text:p>error</text:p>
          </table:table-cell>
          <table:table-cell table:style-name="ce5" table:number-columns-repeated="2"/>
        </table:table-row>
        <table:table-row table:style-name="ro4">
          <table:table-cell table:formula="of:=[.A4]" office:value-type="float" office:value="0.3">
            <text:p>0.3</text:p>
          </table:table-cell>
          <table:table-cell table:formula="of:=[.A10]/([.$D$4]*2)" office:value-type="float" office:value="0.15">
            <text:p>0.15</text:p>
          </table:table-cell>
          <table:table-cell table:formula="of:=SQRT(ABS([.$D$2]^2-[.B10]^2))" office:value-type="float" office:value="164.999931818168">
            <text:p>164.9999318182</text:p>
          </table:table-cell>
          <table:table-cell table:formula="of:=([.$C$8]-[.C10])*[.$B$4]" office:value-type="float" office:value="0.0858983713535383">
            <text:p>0.0858983714</text:p>
          </table:table-cell>
          <table:table-cell table:formula="of:=ROUND([.D10])" office:value-type="float" office:value="0">
            <text:p>0</text:p>
          </table:table-cell>
          <table:table-cell table:formula="of:=([.$C$8]-([.E10]*[.$C$4]))" office:value-type="float" office:value="165">
            <text:p>165</text:p>
          </table:table-cell>
          <table:table-cell table:style-name="ce6" table:formula="of:=SQRT(ABS([.$D$2]^2-[.F10]^2))" office:value-type="float" office:value="0">
            <text:p>0</text:p>
          </table:table-cell>
          <table:table-cell table:formula="of:=ABS([.B10]-[.G10])" office:value-type="float" office:value="0.15">
            <text:p>0.15</text:p>
          </table:table-cell>
          <table:table-cell/>
          <table:table-cell table:formula="of:=[.A10]*[.$B$4]" office:value-type="float" office:value="377.952755905512">
            <text:p>377.9527559055</text:p>
          </table:table-cell>
          <table:table-cell table:formula="of:=ROUND([.J10])" office:value-type="float" office:value="378">
            <text:p>378</text:p>
          </table:table-cell>
          <table:table-cell table:formula="of:=[.K10]*[.$C$4]" office:value-type="float" office:value="0.3000375">
            <text:p>0.3000375</text:p>
          </table:table-cell>
          <table:table-cell table:formula="of:=[.L10]-[.A10]" office:value-type="float" office:value="0.0000374999999999681">
            <text:p>0.0000375</text:p>
          </table:table-cell>
          <table:table-cell table:number-columns-repeated="2"/>
        </table:table-row>
        <table:table-row table:style-name="ro4">
          <table:table-cell table:formula="of:=[.A10]+[.A$4]" office:value-type="float" office:value="0.6">
            <text:p>0.6</text:p>
          </table:table-cell>
          <table:table-cell table:formula="of:=[.A11]/([.$D$4]*2)" office:value-type="float" office:value="0.3">
            <text:p>0.3</text:p>
          </table:table-cell>
          <table:table-cell table:formula="of:=SQRT(ABS([.$D$2]^2-[.B11]^2))" office:value-type="float" office:value="164.999727272502">
            <text:p>164.9997272725</text:p>
          </table:table-cell>
          <table:table-cell table:formula="of:=([.$C$8]-[.C11])*[.$B$4]" office:value-type="float" office:value="0.343593698429271">
            <text:p>0.3435936984</text:p>
          </table:table-cell>
          <table:table-cell table:formula="of:=ROUND([.D11])" office:value-type="float" office:value="0">
            <text:p>0</text:p>
          </table:table-cell>
          <table:table-cell table:formula="of:=([.$C$8]-([.E11]*[.$C$4]))" office:value-type="float" office:value="165">
            <text:p>165</text:p>
          </table:table-cell>
          <table:table-cell table:style-name="ce6" table:formula="of:=SQRT(ABS([.$D$2]^2-[.F11]^2))" office:value-type="float" office:value="0">
            <text:p>0</text:p>
          </table:table-cell>
          <table:table-cell table:formula="of:=ABS([.B11]-[.G11])" office:value-type="float" office:value="0.3">
            <text:p>0.3</text:p>
          </table:table-cell>
          <table:table-cell/>
          <table:table-cell table:formula="of:=[.A11]*[.$B$4]" office:value-type="float" office:value="755.905511811024">
            <text:p>755.905511811</text:p>
          </table:table-cell>
          <table:table-cell table:formula="of:=ROUND([.J11])" office:value-type="float" office:value="756">
            <text:p>756</text:p>
          </table:table-cell>
          <table:table-cell table:formula="of:=(([.K11]-[.K10])+[.K10])*[.$C$4]" office:value-type="float" office:value="0.600075">
            <text:p>0.600075</text:p>
          </table:table-cell>
          <table:table-cell table:formula="of:=[.L11]-[.A11]" office:value-type="float" office:value="0.0000749999999999362">
            <text:p>0.000075</text:p>
          </table:table-cell>
          <table:table-cell table:formula="of:=ABS([.M11])" office:value-type="float" office:value="0.0000749999999999362">
            <text:p>0.000075</text:p>
          </table:table-cell>
          <table:table-cell/>
        </table:table-row>
        <table:table-row table:style-name="ro4">
          <table:table-cell table:formula="of:=[.A11]+[.A$4]" office:value-type="float" office:value="0.9">
            <text:p>0.9</text:p>
          </table:table-cell>
          <table:table-cell table:formula="of:=[.A12]/([.$D$4]*2)" office:value-type="float" office:value="0.45">
            <text:p>0.45</text:p>
          </table:table-cell>
          <table:table-cell table:formula="of:=SQRT(ABS([.$D$2]^2-[.B12]^2))" office:value-type="float" office:value="164.999386362495">
            <text:p>164.9993863625</text:p>
          </table:table-cell>
          <table:table-cell table:formula="of:=([.$C$8]-[.C12])*[.$B$4]" office:value-type="float" office:value="0.773086620093515">
            <text:p>0.7730866201</text:p>
          </table:table-cell>
          <table:table-cell table:formula="of:=ROUND([.D12])" office:value-type="float" office:value="1">
            <text:p>1</text:p>
          </table:table-cell>
          <table:table-cell table:formula="of:=([.$C$8]-([.E12]*[.$C$4]))" office:value-type="float" office:value="164.99920625">
            <text:p>164.99920625</text:p>
          </table:table-cell>
          <table:table-cell table:style-name="ce6" table:formula="of:=SQRT(ABS([.$D$2]^2-[.F12]^2))" office:value-type="float" office:value="0.511797684604992">
            <text:p>0.5117976846</text:p>
          </table:table-cell>
          <table:table-cell table:formula="of:=ABS([.B12]-[.G12])" office:value-type="float" office:value="0.0617976846049915">
            <text:p>0.0617976846</text:p>
          </table:table-cell>
          <table:table-cell/>
          <table:table-cell table:formula="of:=[.A12]*[.$B$4]" office:value-type="float" office:value="1133.85826771654">
            <text:p>1133.8582677165</text:p>
          </table:table-cell>
          <table:table-cell table:formula="of:=ROUND([.J12])" office:value-type="float" office:value="1134">
            <text:p>1134</text:p>
          </table:table-cell>
          <table:table-cell table:formula="of:=(([.K12]-[.K11])+[.K11])*[.$C$4]" office:value-type="float" office:value="0.9001125">
            <text:p>0.9001125</text:p>
          </table:table-cell>
          <table:table-cell table:formula="of:=[.L12]-[.A12]" office:value-type="float" office:value="0.000112499999999849">
            <text:p>0.0001125</text:p>
          </table:table-cell>
          <table:table-cell table:formula="of:=ABS([.M12])" office:value-type="float" office:value="0.000112499999999849">
            <text:p>0.0001125</text:p>
          </table:table-cell>
          <table:table-cell/>
        </table:table-row>
        <table:table-row table:style-name="ro4">
          <table:table-cell table:formula="of:=[.A12]+[.A$4]" office:value-type="float" office:value="1.2">
            <text:p>1.2</text:p>
          </table:table-cell>
          <table:table-cell table:formula="of:=[.A13]/([.$D$4]*2)" office:value-type="float" office:value="0.6">
            <text:p>0.6</text:p>
          </table:table-cell>
          <table:table-cell table:formula="of:=SQRT(ABS([.$D$2]^2-[.B13]^2))" office:value-type="float" office:value="164.998909087303">
            <text:p>164.9989090873</text:p>
          </table:table-cell>
          <table:table-cell table:formula="of:=([.$C$8]-[.C13])*[.$B$4]" office:value-type="float" office:value="1.37437820124282">
            <text:p>1.3743782012</text:p>
          </table:table-cell>
          <table:table-cell table:formula="of:=ROUND([.D13])" office:value-type="float" office:value="1">
            <text:p>1</text:p>
          </table:table-cell>
          <table:table-cell table:formula="of:=([.$C$8]-([.E13]*[.$C$4]))" office:value-type="float" office:value="164.99920625">
            <text:p>164.99920625</text:p>
          </table:table-cell>
          <table:table-cell table:style-name="ce6" table:formula="of:=SQRT(ABS([.$D$2]^2-[.F13]^2))" office:value-type="float" office:value="0.511797684604992">
            <text:p>0.5117976846</text:p>
          </table:table-cell>
          <table:table-cell table:formula="of:=ABS([.B13]-[.G13])" office:value-type="float" office:value="0.0882023153950086">
            <text:p>0.0882023154</text:p>
          </table:table-cell>
          <table:table-cell/>
          <table:table-cell table:formula="of:=[.A13]*[.$B$4]" office:value-type="float" office:value="1511.81102362205">
            <text:p>1511.8110236221</text:p>
          </table:table-cell>
          <table:table-cell table:formula="of:=ROUND([.J13])" office:value-type="float" office:value="1512">
            <text:p>1512</text:p>
          </table:table-cell>
          <table:table-cell table:formula="of:=(([.K13]-[.K12])+[.K12])*[.$C$4]" office:value-type="float" office:value="1.20015">
            <text:p>1.20015</text:p>
          </table:table-cell>
          <table:table-cell table:formula="of:=[.L13]-[.A13]" office:value-type="float" office:value="0.000149999999999872">
            <text:p>0.00015</text:p>
          </table:table-cell>
          <table:table-cell table:formula="of:=ABS([.M13])" office:value-type="float" office:value="0.000149999999999872">
            <text:p>0.00015</text:p>
          </table:table-cell>
          <table:table-cell/>
        </table:table-row>
        <table:table-row table:style-name="ro4">
          <table:table-cell table:formula="of:=[.A13]+[.A$4]" office:value-type="float" office:value="1.5">
            <text:p>1.5</text:p>
          </table:table-cell>
          <table:table-cell table:formula="of:=[.A14]/([.$D$4]*2)" office:value-type="float" office:value="0.75">
            <text:p>0.75</text:p>
          </table:table-cell>
          <table:table-cell table:formula="of:=SQRT(ABS([.$D$2]^2-[.B14]^2))" office:value-type="float" office:value="164.998295445741">
            <text:p>164.9982954457</text:p>
          </table:table-cell>
          <table:table-cell table:formula="of:=([.$C$8]-[.C14])*[.$B$4]" office:value-type="float" office:value="2.14746993273237">
            <text:p>2.1474699327</text:p>
          </table:table-cell>
          <table:table-cell table:formula="of:=ROUND([.D14])" office:value-type="float" office:value="2">
            <text:p>2</text:p>
          </table:table-cell>
          <table:table-cell table:formula="of:=([.$C$8]-([.E14]*[.$C$4]))" office:value-type="float" office:value="164.9984125">
            <text:p>164.9984125</text:p>
          </table:table-cell>
          <table:table-cell table:style-name="ce6" table:formula="of:=SQRT(ABS([.$D$2]^2-[.F14]^2))" office:value-type="float" office:value="0.723790356279844">
            <text:p>0.7237903563</text:p>
          </table:table-cell>
          <table:table-cell table:formula="of:=ABS([.B14]-[.G14])" office:value-type="float" office:value="0.0262096437201562">
            <text:p>0.0262096437</text:p>
          </table:table-cell>
          <table:table-cell/>
          <table:table-cell table:formula="of:=[.A14]*[.$B$4]" office:value-type="float" office:value="1889.76377952756">
            <text:p>1889.7637795276</text:p>
          </table:table-cell>
          <table:table-cell table:formula="of:=ROUND([.J14])" office:value-type="float" office:value="1890">
            <text:p>1890</text:p>
          </table:table-cell>
          <table:table-cell table:formula="of:=(([.K14]-[.K13])+[.K13])*[.$C$4]" office:value-type="float" office:value="1.5001875">
            <text:p>1.5001875</text:p>
          </table:table-cell>
          <table:table-cell table:formula="of:=[.L14]-[.A14]" office:value-type="float" office:value="0.000187499999999785">
            <text:p>0.0001875</text:p>
          </table:table-cell>
          <table:table-cell table:formula="of:=ABS([.M14])" office:value-type="float" office:value="0.000187499999999785">
            <text:p>0.0001875</text:p>
          </table:table-cell>
          <table:table-cell/>
        </table:table-row>
        <table:table-row table:style-name="ro4">
          <table:table-cell table:formula="of:=[.A14]+[.A$4]" office:value-type="float" office:value="1.8">
            <text:p>1.8</text:p>
          </table:table-cell>
          <table:table-cell table:formula="of:=[.A15]/([.$D$4]*2)" office:value-type="float" office:value="0.9">
            <text:p>0.9</text:p>
          </table:table-cell>
          <table:table-cell table:formula="of:=SQRT(ABS([.$D$2]^2-[.B15]^2))" office:value-type="float" office:value="164.997545436288">
            <text:p>164.9975454363</text:p>
          </table:table-cell>
          <table:table-cell table:formula="of:=([.$C$8]-[.C15])*[.$B$4]" office:value-type="float" office:value="3.09236373137594">
            <text:p>3.0923637314</text:p>
          </table:table-cell>
          <table:table-cell table:formula="of:=ROUND([.D15])" office:value-type="float" office:value="3">
            <text:p>3</text:p>
          </table:table-cell>
          <table:table-cell table:formula="of:=([.$C$8]-([.E15]*[.$C$4]))" office:value-type="float" office:value="164.99761875">
            <text:p>164.99761875</text:p>
          </table:table-cell>
          <table:table-cell table:style-name="ce6" table:formula="of:=SQRT(ABS([.$D$2]^2-[.F15]^2))" office:value-type="float" office:value="0.886457460711932">
            <text:p>0.8864574607</text:p>
          </table:table-cell>
          <table:table-cell table:formula="of:=ABS([.B15]-[.G15])" office:value-type="float" office:value="0.0135425392880679">
            <text:p>0.0135425393</text:p>
          </table:table-cell>
          <table:table-cell/>
          <table:table-cell table:formula="of:=[.A15]*[.$B$4]" office:value-type="float" office:value="2267.71653543307">
            <text:p>2267.7165354331</text:p>
          </table:table-cell>
          <table:table-cell table:formula="of:=ROUND([.J15])" office:value-type="float" office:value="2268">
            <text:p>2268</text:p>
          </table:table-cell>
          <table:table-cell table:formula="of:=(([.K15]-[.K14])+[.K14])*[.$C$4]" office:value-type="float" office:value="1.800225">
            <text:p>1.800225</text:p>
          </table:table-cell>
          <table:table-cell table:formula="of:=[.L15]-[.A15]" office:value-type="float" office:value="0.000224999999999698">
            <text:p>0.000225</text:p>
          </table:table-cell>
          <table:table-cell table:formula="of:=ABS([.M15])" office:value-type="float" office:value="0.000224999999999698">
            <text:p>0.000225</text:p>
          </table:table-cell>
          <table:table-cell/>
        </table:table-row>
        <table:table-row table:style-name="ro4">
          <table:table-cell table:formula="of:=[.A15]+[.A$4]" office:value-type="float" office:value="2.1">
            <text:p>2.1</text:p>
          </table:table-cell>
          <table:table-cell table:formula="of:=[.A16]/([.$D$4]*2)" office:value-type="float" office:value="1.05">
            <text:p>1.05</text:p>
          </table:table-cell>
          <table:table-cell table:formula="of:=SQRT(ABS([.$D$2]^2-[.B16]^2))" office:value-type="float" office:value="164.996659057085">
            <text:p>164.9966590571</text:p>
          </table:table-cell>
          <table:table-cell table:formula="of:=([.$C$8]-[.C16])*[.$B$4]" office:value-type="float" office:value="4.20906193998178">
            <text:p>4.20906194</text:p>
          </table:table-cell>
          <table:table-cell table:formula="of:=ROUND([.D16])" office:value-type="float" office:value="4">
            <text:p>4</text:p>
          </table:table-cell>
          <table:table-cell table:formula="of:=([.$C$8]-([.E16]*[.$C$4]))" office:value-type="float" office:value="164.996825">
            <text:p>164.996825</text:p>
          </table:table-cell>
          <table:table-cell table:style-name="ce6" table:formula="of:=SQRT(ABS([.$D$2]^2-[.F16]^2))" office:value-type="float" office:value="1.02359167609612">
            <text:p>1.0235916761</text:p>
          </table:table-cell>
          <table:table-cell table:formula="of:=ABS([.B16]-[.G16])" office:value-type="float" office:value="0.026408323903877">
            <text:p>0.0264083239</text:p>
          </table:table-cell>
          <table:table-cell/>
          <table:table-cell table:formula="of:=[.A16]*[.$B$4]" office:value-type="float" office:value="2645.66929133858">
            <text:p>2645.6692913386</text:p>
          </table:table-cell>
          <table:table-cell table:formula="of:=ROUND([.J16])" office:value-type="float" office:value="2646">
            <text:p>2646</text:p>
          </table:table-cell>
          <table:table-cell table:formula="of:=(([.K16]-[.K15])+[.K15])*[.$C$4]" office:value-type="float" office:value="2.1002625">
            <text:p>2.1002625</text:p>
          </table:table-cell>
          <table:table-cell table:formula="of:=[.L16]-[.A16]" office:value-type="float" office:value="0.000262499999999388">
            <text:p>0.0002625</text:p>
          </table:table-cell>
          <table:table-cell table:formula="of:=ABS([.M16])" office:value-type="float" office:value="0.000262499999999388">
            <text:p>0.0002625</text:p>
          </table:table-cell>
          <table:table-cell/>
        </table:table-row>
        <table:table-row table:style-name="ro4">
          <table:table-cell table:formula="of:=[.A16]+[.A$4]" office:value-type="float" office:value="2.4">
            <text:p>2.4</text:p>
          </table:table-cell>
          <table:table-cell table:formula="of:=[.A17]/([.$D$4]*2)" office:value-type="float" office:value="1.2">
            <text:p>1.2</text:p>
          </table:table-cell>
          <table:table-cell table:formula="of:=SQRT(ABS([.$D$2]^2-[.B17]^2))" office:value-type="float" office:value="164.995636305934">
            <text:p>164.9956363059</text:p>
          </table:table-cell>
          <table:table-cell table:formula="of:=([.$C$8]-[.C17])*[.$B$4]" office:value-type="float" office:value="5.49756732742412">
            <text:p>5.4975673274</text:p>
          </table:table-cell>
          <table:table-cell table:formula="of:=ROUND([.D17])" office:value-type="float" office:value="5">
            <text:p>5</text:p>
          </table:table-cell>
          <table:table-cell table:formula="of:=([.$C$8]-([.E17]*[.$C$4]))" office:value-type="float" office:value="164.99603125">
            <text:p>164.99603125</text:p>
          </table:table-cell>
          <table:table-cell table:style-name="ce6" table:formula="of:=SQRT(ABS([.$D$2]^2-[.F17]^2))" office:value-type="float" office:value="1.14440890813824">
            <text:p>1.1444089081</text:p>
          </table:table-cell>
          <table:table-cell table:formula="of:=ABS([.B17]-[.G17])" office:value-type="float" office:value="0.0555910918617573">
            <text:p>0.0555910919</text:p>
          </table:table-cell>
          <table:table-cell/>
          <table:table-cell table:formula="of:=[.A17]*[.$B$4]" office:value-type="float" office:value="3023.62204724409">
            <text:p>3023.6220472441</text:p>
          </table:table-cell>
          <table:table-cell table:formula="of:=ROUND([.J17])" office:value-type="float" office:value="3024">
            <text:p>3024</text:p>
          </table:table-cell>
          <table:table-cell table:formula="of:=(([.K17]-[.K16])+[.K16])*[.$C$4]" office:value-type="float" office:value="2.4003">
            <text:p>2.4003</text:p>
          </table:table-cell>
          <table:table-cell table:formula="of:=[.L17]-[.A17]" office:value-type="float" office:value="0.000299999999999745">
            <text:p>0.0003</text:p>
          </table:table-cell>
          <table:table-cell table:formula="of:=ABS([.M17])" office:value-type="float" office:value="0.000299999999999745">
            <text:p>0.0003</text:p>
          </table:table-cell>
          <table:table-cell/>
        </table:table-row>
        <table:table-row table:style-name="ro4">
          <table:table-cell table:formula="of:=[.A17]+[.A$4]" office:value-type="float" office:value="2.7">
            <text:p>2.7</text:p>
          </table:table-cell>
          <table:table-cell table:formula="of:=[.A18]/([.$D$4]*2)" office:value-type="float" office:value="1.35">
            <text:p>1.35</text:p>
          </table:table-cell>
          <table:table-cell table:formula="of:=SQRT(ABS([.$D$2]^2-[.B18]^2))" office:value-type="float" office:value="164.994477180298">
            <text:p>164.9944771803</text:p>
          </table:table-cell>
          <table:table-cell table:formula="of:=([.$C$8]-[.C18])*[.$B$4]" office:value-type="float" office:value="6.9578830886433">
            <text:p>6.9578830886</text:p>
          </table:table-cell>
          <table:table-cell table:formula="of:=ROUND([.D18])" office:value-type="float" office:value="7">
            <text:p>7</text:p>
          </table:table-cell>
          <table:table-cell table:formula="of:=([.$C$8]-([.E18]*[.$C$4]))" office:value-type="float" office:value="164.99444375">
            <text:p>164.99444375</text:p>
          </table:table-cell>
          <table:table-cell table:style-name="ce6" table:formula="of:=SQRT(ABS([.$D$2]^2-[.F18]^2))" office:value-type="float" office:value="1.35407962398449">
            <text:p>1.354079624</text:p>
          </table:table-cell>
          <table:table-cell table:formula="of:=ABS([.B18]-[.G18])" office:value-type="float" office:value="0.00407962398449291">
            <text:p>0.004079624</text:p>
          </table:table-cell>
          <table:table-cell/>
          <table:table-cell table:formula="of:=[.A18]*[.$B$4]" office:value-type="float" office:value="3401.57480314961">
            <text:p>3401.5748031496</text:p>
          </table:table-cell>
          <table:table-cell table:formula="of:=ROUND([.J18])" office:value-type="float" office:value="3402">
            <text:p>3402</text:p>
          </table:table-cell>
          <table:table-cell table:formula="of:=(([.K18]-[.K17])+[.K17])*[.$C$4]" office:value-type="float" office:value="2.7003375">
            <text:p>2.7003375</text:p>
          </table:table-cell>
          <table:table-cell table:formula="of:=[.L18]-[.A18]" office:value-type="float" office:value="0.000337499999999658">
            <text:p>0.0003375</text:p>
          </table:table-cell>
          <table:table-cell table:formula="of:=ABS([.M18])" office:value-type="float" office:value="0.000337499999999658">
            <text:p>0.0003375</text:p>
          </table:table-cell>
          <table:table-cell/>
        </table:table-row>
        <table:table-row table:style-name="ro4">
          <table:table-cell table:formula="of:=[.A18]+[.A$4]" office:value-type="float" office:value="3">
            <text:p>3</text:p>
          </table:table-cell>
          <table:table-cell table:formula="of:=[.A19]/([.$D$4]*2)" office:value-type="float" office:value="1.5">
            <text:p>1.5</text:p>
          </table:table-cell>
          <table:table-cell table:formula="of:=SQRT(ABS([.$D$2]^2-[.B19]^2))" office:value-type="float" office:value="164.993181677304">
            <text:p>164.9931816773</text:p>
          </table:table-cell>
          <table:table-cell table:formula="of:=([.$C$10]-[.C19])*[.$B$4]" office:value-type="float" office:value="8.50411447339952">
            <text:p>8.5041144734</text:p>
          </table:table-cell>
          <table:table-cell table:formula="of:=ROUND([.D19])" office:value-type="float" office:value="9">
            <text:p>9</text:p>
          </table:table-cell>
          <table:table-cell table:formula="of:=([.$C$8]-([.E19]*[.$C$4]))" office:value-type="float" office:value="164.99285625">
            <text:p>164.99285625</text:p>
          </table:table-cell>
          <table:table-cell table:style-name="ce6" table:formula="of:=SQRT(ABS([.$D$2]^2-[.F19]^2))" office:value-type="float" office:value="1.53537828134948">
            <text:p>1.5353782813</text:p>
          </table:table-cell>
          <table:table-cell table:formula="of:=ABS([.B19]-[.G19])" office:value-type="float" office:value="0.0353782813494761">
            <text:p>0.0353782813</text:p>
          </table:table-cell>
          <table:table-cell/>
          <table:table-cell table:formula="of:=[.A19]*[.$B$4]" office:value-type="float" office:value="3779.52755905512">
            <text:p>3779.5275590551</text:p>
          </table:table-cell>
          <table:table-cell table:formula="of:=ROUND([.J19])" office:value-type="float" office:value="3780">
            <text:p>3780</text:p>
          </table:table-cell>
          <table:table-cell table:formula="of:=(([.K19]-[.K18])+[.K18])*[.$C$4]" office:value-type="float" office:value="3.000375">
            <text:p>3.000375</text:p>
          </table:table-cell>
          <table:table-cell table:formula="of:=[.L19]-[.A19]" office:value-type="float" office:value="0.000375000000000014">
            <text:p>0.000375</text:p>
          </table:table-cell>
          <table:table-cell table:formula="of:=ABS([.M19])" office:value-type="float" office:value="0.000375000000000014">
            <text:p>0.000375</text:p>
          </table:table-cell>
          <table:table-cell/>
        </table:table-row>
        <table:table-row table:style-name="ro4">
          <table:table-cell table:formula="of:=[.A19]+[.A$4]" office:value-type="float" office:value="3.3">
            <text:p>3.3</text:p>
          </table:table-cell>
          <table:table-cell table:formula="of:=[.A20]/([.$D$4]*2)" office:value-type="float" office:value="1.65">
            <text:p>1.65</text:p>
          </table:table-cell>
          <table:table-cell table:formula="of:=SQRT(ABS([.$D$2]^2-[.B20]^2))" office:value-type="float" office:value="164.99174979374">
            <text:p>164.9917497937</text:p>
          </table:table-cell>
          <table:table-cell table:formula="of:=([.$C$10]-[.C20])*[.$B$4]" office:value-type="float" office:value="10.3080622715439">
            <text:p>10.3080622715</text:p>
          </table:table-cell>
          <table:table-cell table:formula="of:=ROUND([.D20])" office:value-type="float" office:value="10">
            <text:p>10</text:p>
          </table:table-cell>
          <table:table-cell table:formula="of:=([.$C$8]-([.E20]*[.$C$4]))" office:value-type="float" office:value="164.9920625">
            <text:p>164.9920625</text:p>
          </table:table-cell>
          <table:table-cell table:style-name="ce6" table:formula="of:=SQRT(ABS([.$D$2]^2-[.F20]^2))" office:value-type="float" office:value="1.6184288665529">
            <text:p>1.6184288666</text:p>
          </table:table-cell>
          <table:table-cell table:formula="of:=ABS([.B20]-[.G20])" office:value-type="float" office:value="0.0315711334470983">
            <text:p>0.0315711334</text:p>
          </table:table-cell>
          <table:table-cell/>
          <table:table-cell table:formula="of:=[.A20]*[.$B$4]" office:value-type="float" office:value="4157.48031496063">
            <text:p>4157.4803149606</text:p>
          </table:table-cell>
          <table:table-cell table:formula="of:=ROUND([.J20])" office:value-type="float" office:value="4157">
            <text:p>4157</text:p>
          </table:table-cell>
          <table:table-cell table:formula="of:=(([.K20]-[.K19])+[.K19])*[.$C$4]" office:value-type="float" office:value="3.29961875">
            <text:p>3.29961875</text:p>
          </table:table-cell>
          <table:table-cell table:formula="of:=[.L20]-[.A20]" office:value-type="float" office:value="-0.000381249999999778">
            <text:p>-0.00038125</text:p>
          </table:table-cell>
          <table:table-cell table:formula="of:=ABS([.M20])" office:value-type="float" office:value="0.000381249999999778">
            <text:p>0.00038125</text:p>
          </table:table-cell>
          <table:table-cell/>
        </table:table-row>
        <table:table-row table:style-name="ro4">
          <table:table-cell table:formula="of:=[.A20]+[.A$4]" office:value-type="float" office:value="3.6">
            <text:p>3.6</text:p>
          </table:table-cell>
          <table:table-cell table:formula="of:=[.A21]/([.$D$4]*2)" office:value-type="float" office:value="1.8">
            <text:p>1.8</text:p>
          </table:table-cell>
          <table:table-cell table:formula="of:=SQRT(ABS([.$D$2]^2-[.B21]^2))" office:value-type="float" office:value="164.990181526053">
            <text:p>164.9901815261</text:p>
          </table:table-cell>
          <table:table-cell table:formula="of:=([.$C$10]-[.C21])*[.$B$4]" office:value-type="float" office:value="12.2838325851835">
            <text:p>12.2838325852</text:p>
          </table:table-cell>
          <table:table-cell table:formula="of:=ROUND([.D21])" office:value-type="float" office:value="12">
            <text:p>12</text:p>
          </table:table-cell>
          <table:table-cell table:formula="of:=([.$C$8]-([.E21]*[.$C$4]))" office:value-type="float" office:value="164.990475">
            <text:p>164.990475</text:p>
          </table:table-cell>
          <table:table-cell table:style-name="ce6" table:formula="of:=SQRT(ABS([.$D$2]^2-[.F21]^2))" office:value-type="float" office:value="1.77289573138852">
            <text:p>1.7728957314</text:p>
          </table:table-cell>
          <table:table-cell table:formula="of:=ABS([.B21]-[.G21])" office:value-type="float" office:value="0.0271042686114762">
            <text:p>0.0271042686</text:p>
          </table:table-cell>
          <table:table-cell/>
          <table:table-cell table:formula="of:=[.A21]*[.$B$4]" office:value-type="float" office:value="4535.43307086614">
            <text:p>4535.4330708662</text:p>
          </table:table-cell>
          <table:table-cell table:formula="of:=ROUND([.J21])" office:value-type="float" office:value="4535">
            <text:p>4535</text:p>
          </table:table-cell>
          <table:table-cell table:formula="of:=(([.K21]-[.K20])+[.K20])*[.$C$4]" office:value-type="float" office:value="3.59965625">
            <text:p>3.59965625</text:p>
          </table:table-cell>
          <table:table-cell table:formula="of:=[.L21]-[.A21]" office:value-type="float" office:value="-0.000343749999999865">
            <text:p>-0.00034375</text:p>
          </table:table-cell>
          <table:table-cell table:formula="of:=ABS([.M21])" office:value-type="float" office:value="0.000343749999999865">
            <text:p>0.00034375</text:p>
          </table:table-cell>
          <table:table-cell/>
        </table:table-row>
        <table:table-row table:style-name="ro4">
          <table:table-cell table:formula="of:=[.A21]+[.A$4]" office:value-type="float" office:value="3.9">
            <text:p>3.9</text:p>
          </table:table-cell>
          <table:table-cell table:formula="of:=[.A22]/([.$D$4]*2)" office:value-type="float" office:value="1.95">
            <text:p>1.95</text:p>
          </table:table-cell>
          <table:table-cell table:formula="of:=SQRT(ABS([.$D$2]^2-[.B22]^2))" office:value-type="float" office:value="164.988476870356">
            <text:p>164.9884768704</text:p>
          </table:table-cell>
          <table:table-cell table:formula="of:=([.$C$10]-[.C22])*[.$B$4]" office:value-type="float" office:value="14.4314303139884">
            <text:p>14.431430314</text:p>
          </table:table-cell>
          <table:table-cell table:formula="of:=ROUND([.D22])" office:value-type="float" office:value="14">
            <text:p>14</text:p>
          </table:table-cell>
          <table:table-cell table:formula="of:=([.$C$8]-([.E22]*[.$C$4]))" office:value-type="float" office:value="164.9888875">
            <text:p>164.9888875</text:p>
          </table:table-cell>
          <table:table-cell table:style-name="ce6" table:formula="of:=SQRT(ABS([.$D$2]^2-[.F22]^2))" office:value-type="float" office:value="1.91494164724198">
            <text:p>1.9149416472</text:p>
          </table:table-cell>
          <table:table-cell table:formula="of:=ABS([.B22]-[.G22])" office:value-type="float" office:value="0.0350583527580237">
            <text:p>0.0350583528</text:p>
          </table:table-cell>
          <table:table-cell/>
          <table:table-cell table:formula="of:=[.A22]*[.$B$4]" office:value-type="float" office:value="4913.38582677165">
            <text:p>4913.3858267717</text:p>
          </table:table-cell>
          <table:table-cell table:formula="of:=ROUND([.J22])" office:value-type="float" office:value="4913">
            <text:p>4913</text:p>
          </table:table-cell>
          <table:table-cell table:formula="of:=(([.K22]-[.K21])+[.K21])*[.$C$4]" office:value-type="float" office:value="3.89969375">
            <text:p>3.89969375</text:p>
          </table:table-cell>
          <table:table-cell table:formula="of:=[.L22]-[.A22]" office:value-type="float" office:value="-0.000306249999999508">
            <text:p>-0.00030625</text:p>
          </table:table-cell>
          <table:table-cell table:formula="of:=ABS([.M22])" office:value-type="float" office:value="0.000306249999999508">
            <text:p>0.00030625</text:p>
          </table:table-cell>
          <table:table-cell/>
        </table:table-row>
        <table:table-row table:style-name="ro4">
          <table:table-cell table:formula="of:=[.A22]+[.A$4]" office:value-type="float" office:value="4.2">
            <text:p>4.2</text:p>
          </table:table-cell>
          <table:table-cell table:formula="of:=[.A23]/([.$D$4]*2)" office:value-type="float" office:value="2.1">
            <text:p>2.1</text:p>
          </table:table-cell>
          <table:table-cell table:formula="of:=SQRT(ABS([.$D$2]^2-[.B23]^2))" office:value-type="float" office:value="164.98663582242">
            <text:p>164.9866358224</text:p>
          </table:table-cell>
          <table:table-cell table:formula="of:=([.$C$10]-[.C23])*[.$B$4]" office:value-type="float" office:value="16.7508607839452">
            <text:p>16.7508607839</text:p>
          </table:table-cell>
          <table:table-cell table:formula="of:=ROUND([.D23])" office:value-type="float" office:value="17">
            <text:p>17</text:p>
          </table:table-cell>
          <table:table-cell table:formula="of:=([.$C$8]-([.E23]*[.$C$4]))" office:value-type="float" office:value="164.98650625">
            <text:p>164.98650625</text:p>
          </table:table-cell>
          <table:table-cell table:style-name="ce6" table:formula="of:=SQRT(ABS([.$D$2]^2-[.F23]^2))" office:value-type="float" office:value="2.11015530677608">
            <text:p>2.1101553068</text:p>
          </table:table-cell>
          <table:table-cell table:formula="of:=ABS([.B23]-[.G23])" office:value-type="float" office:value="0.010155306776078">
            <text:p>0.0101553068</text:p>
          </table:table-cell>
          <table:table-cell/>
          <table:table-cell table:formula="of:=[.A23]*[.$B$4]" office:value-type="float" office:value="5291.33858267717">
            <text:p>5291.3385826772</text:p>
          </table:table-cell>
          <table:table-cell table:formula="of:=ROUND([.J23])" office:value-type="float" office:value="5291">
            <text:p>5291</text:p>
          </table:table-cell>
          <table:table-cell table:formula="of:=(([.K23]-[.K22])+[.K22])*[.$C$4]" office:value-type="float" office:value="4.19973125">
            <text:p>4.19973125</text:p>
          </table:table-cell>
          <table:table-cell table:formula="of:=[.L23]-[.A23]" office:value-type="float" office:value="-0.000268749999999152">
            <text:p>-0.00026875</text:p>
          </table:table-cell>
          <table:table-cell table:formula="of:=ABS([.M23])" office:value-type="float" office:value="0.000268749999999152">
            <text:p>0.00026875</text:p>
          </table:table-cell>
          <table:table-cell/>
        </table:table-row>
        <table:table-row table:style-name="ro4">
          <table:table-cell table:formula="of:=[.A23]+[.A$4]" office:value-type="float" office:value="4.5">
            <text:p>4.5</text:p>
          </table:table-cell>
          <table:table-cell table:formula="of:=[.A24]/([.$D$4]*2)" office:value-type="float" office:value="2.25">
            <text:p>2.25</text:p>
          </table:table-cell>
          <table:table-cell table:formula="of:=SQRT(ABS([.$D$2]^2-[.B24]^2))" office:value-type="float" office:value="164.984658377681">
            <text:p>164.9846583777</text:p>
          </table:table-cell>
          <table:table-cell table:formula="of:=([.$C$10]-[.C24])*[.$B$4]" office:value-type="float" office:value="19.2421297474646">
            <text:p>19.2421297475</text:p>
          </table:table-cell>
          <table:table-cell table:formula="of:=ROUND([.D24])" office:value-type="float" office:value="19">
            <text:p>19</text:p>
          </table:table-cell>
          <table:table-cell table:formula="of:=([.$C$8]-([.E24]*[.$C$4]))" office:value-type="float" office:value="164.98491875">
            <text:p>164.98491875</text:p>
          </table:table-cell>
          <table:table-cell table:style-name="ce6" table:formula="of:=SQRT(ABS([.$D$2]^2-[.F24]^2))" office:value-type="float" office:value="2.23082609270681">
            <text:p>2.2308260927</text:p>
          </table:table-cell>
          <table:table-cell table:formula="of:=ABS([.B24]-[.G24])" office:value-type="float" office:value="0.0191739072931916">
            <text:p>0.0191739073</text:p>
          </table:table-cell>
          <table:table-cell/>
          <table:table-cell table:formula="of:=[.A24]*[.$B$4]" office:value-type="float" office:value="5669.29133858268">
            <text:p>5669.2913385827</text:p>
          </table:table-cell>
          <table:table-cell table:formula="of:=ROUND([.J24])" office:value-type="float" office:value="5669">
            <text:p>5669</text:p>
          </table:table-cell>
          <table:table-cell table:formula="of:=(([.K24]-[.K23])+[.K23])*[.$C$4]" office:value-type="float" office:value="4.49976875">
            <text:p>4.49976875</text:p>
          </table:table-cell>
          <table:table-cell table:formula="of:=[.L24]-[.A24]" office:value-type="float" office:value="-0.000231249999999683">
            <text:p>-0.00023125</text:p>
          </table:table-cell>
          <table:table-cell table:formula="of:=ABS([.M24])" office:value-type="float" office:value="0.000231249999999683">
            <text:p>0.00023125</text:p>
          </table:table-cell>
          <table:table-cell/>
        </table:table-row>
        <table:table-row table:style-name="ro4">
          <table:table-cell table:formula="of:=[.A24]+[.A$4]" office:value-type="float" office:value="4.8">
            <text:p>4.8</text:p>
          </table:table-cell>
          <table:table-cell table:formula="of:=[.A25]/([.$D$4]*2)" office:value-type="float" office:value="2.4">
            <text:p>2.4</text:p>
          </table:table-cell>
          <table:table-cell table:formula="of:=SQRT(ABS([.$D$2]^2-[.B25]^2))" office:value-type="float" office:value="164.982544531232">
            <text:p>164.9825445312</text:p>
          </table:table-cell>
          <table:table-cell table:formula="of:=([.$C$10]-[.C25])*[.$B$4]" office:value-type="float" office:value="21.9052433834174">
            <text:p>21.9052433834</text:p>
          </table:table-cell>
          <table:table-cell table:formula="of:=ROUND([.D25])" office:value-type="float" office:value="22">
            <text:p>22</text:p>
          </table:table-cell>
          <table:table-cell table:formula="of:=([.$C$8]-([.E25]*[.$C$4]))" office:value-type="float" office:value="164.9825375">
            <text:p>164.9825375</text:p>
          </table:table-cell>
          <table:table-cell table:style-name="ce6" table:formula="of:=SQRT(ABS([.$D$2]^2-[.F25]^2))" office:value-type="float" office:value="2.40048329739879">
            <text:p>2.4004832974</text:p>
          </table:table-cell>
          <table:table-cell table:formula="of:=ABS([.B25]-[.G25])" office:value-type="float" office:value="0.000483297398792271">
            <text:p>0.0004832974</text:p>
          </table:table-cell>
          <table:table-cell/>
          <table:table-cell table:formula="of:=[.A25]*[.$B$4]" office:value-type="float" office:value="6047.24409448819">
            <text:p>6047.2440944882</text:p>
          </table:table-cell>
          <table:table-cell table:formula="of:=ROUND([.J25])" office:value-type="float" office:value="6047">
            <text:p>6047</text:p>
          </table:table-cell>
          <table:table-cell table:formula="of:=(([.K25]-[.K24])+[.K24])*[.$C$4]" office:value-type="float" office:value="4.79980625">
            <text:p>4.79980625</text:p>
          </table:table-cell>
          <table:table-cell table:formula="of:=[.L25]-[.A25]" office:value-type="float" office:value="-0.000193749999999326">
            <text:p>-0.00019375</text:p>
          </table:table-cell>
          <table:table-cell table:formula="of:=ABS([.M25])" office:value-type="float" office:value="0.000193749999999326">
            <text:p>0.00019375</text:p>
          </table:table-cell>
          <table:table-cell/>
        </table:table-row>
        <table:table-row table:style-name="ro4">
          <table:table-cell table:formula="of:=[.A25]+[.A$4]" office:value-type="float" office:value="5.1">
            <text:p>5.1</text:p>
          </table:table-cell>
          <table:table-cell table:formula="of:=[.A26]/([.$D$4]*2)" office:value-type="float" office:value="2.55">
            <text:p>2.55</text:p>
          </table:table-cell>
          <table:table-cell table:formula="of:=SQRT(ABS([.$D$2]^2-[.B26]^2))" office:value-type="float" office:value="164.980294277832">
            <text:p>164.9802942778</text:p>
          </table:table-cell>
          <table:table-cell table:formula="of:=([.$C$10]-[.C26])*[.$B$4]" office:value-type="float" office:value="24.7402082971699">
            <text:p>24.7402082972</text:p>
          </table:table-cell>
          <table:table-cell table:formula="of:=ROUND([.D26])" office:value-type="float" office:value="25">
            <text:p>25</text:p>
          </table:table-cell>
          <table:table-cell table:formula="of:=([.$C$8]-([.E26]*[.$C$4]))" office:value-type="float" office:value="164.98015625">
            <text:p>164.98015625</text:p>
          </table:table-cell>
          <table:table-cell table:style-name="ce6" table:formula="of:=SQRT(ABS([.$D$2]^2-[.F26]^2))" office:value-type="float" office:value="2.55891456004034">
            <text:p>2.55891456</text:p>
          </table:table-cell>
          <table:table-cell table:formula="of:=ABS([.B26]-[.G26])" office:value-type="float" office:value="0.00891456004034463">
            <text:p>0.00891456</text:p>
          </table:table-cell>
          <table:table-cell/>
          <table:table-cell table:formula="of:=[.A26]*[.$B$4]" office:value-type="float" office:value="6425.1968503937">
            <text:p>6425.1968503937</text:p>
          </table:table-cell>
          <table:table-cell table:formula="of:=ROUND([.J26])" office:value-type="float" office:value="6425">
            <text:p>6425</text:p>
          </table:table-cell>
          <table:table-cell table:formula="of:=(([.K26]-[.K25])+[.K25])*[.$C$4]" office:value-type="float" office:value="5.09984375">
            <text:p>5.09984375</text:p>
          </table:table-cell>
          <table:table-cell table:formula="of:=[.L26]-[.A26]" office:value-type="float" office:value="-0.00015624999999897">
            <text:p>-0.00015625</text:p>
          </table:table-cell>
          <table:table-cell table:formula="of:=ABS([.M26])" office:value-type="float" office:value="0.00015624999999897">
            <text:p>0.00015625</text:p>
          </table:table-cell>
          <table:table-cell/>
        </table:table-row>
        <table:table-row table:style-name="ro4">
          <table:table-cell table:formula="of:=[.A26]+[.A$4]" office:value-type="float" office:value="5.4">
            <text:p>5.4</text:p>
          </table:table-cell>
          <table:table-cell table:formula="of:=[.A27]/([.$D$4]*2)" office:value-type="float" office:value="2.7">
            <text:p>2.7</text:p>
          </table:table-cell>
          <table:table-cell table:formula="of:=SQRT(ABS([.$D$2]^2-[.B27]^2))" office:value-type="float" office:value="164.977907611898">
            <text:p>164.9779076119</text:p>
          </table:table-cell>
          <table:table-cell table:formula="of:=([.$C$10]-[.C27])*[.$B$4]" office:value-type="float" office:value="27.7470315207633">
            <text:p>27.7470315208</text:p>
          </table:table-cell>
          <table:table-cell table:formula="of:=ROUND([.D27])" office:value-type="float" office:value="28">
            <text:p>28</text:p>
          </table:table-cell>
          <table:table-cell table:formula="of:=([.$C$8]-([.E27]*[.$C$4]))" office:value-type="float" office:value="164.977775">
            <text:p>164.977775</text:p>
          </table:table-cell>
          <table:table-cell table:style-name="ce6" table:formula="of:=SQRT(ABS([.$D$2]^2-[.F27]^2))" office:value-type="float" office:value="2.70809084954161">
            <text:p>2.7080908495</text:p>
          </table:table-cell>
          <table:table-cell table:formula="of:=ABS([.B27]-[.G27])" office:value-type="float" office:value="0.00809084954161188">
            <text:p>0.0080908495</text:p>
          </table:table-cell>
          <table:table-cell/>
          <table:table-cell table:formula="of:=[.A27]*[.$B$4]" office:value-type="float" office:value="6803.14960629921">
            <text:p>6803.1496062992</text:p>
          </table:table-cell>
          <table:table-cell table:formula="of:=ROUND([.J27])" office:value-type="float" office:value="6803">
            <text:p>6803</text:p>
          </table:table-cell>
          <table:table-cell table:formula="of:=(([.K27]-[.K26])+[.K26])*[.$C$4]" office:value-type="float" office:value="5.39988125">
            <text:p>5.39988125</text:p>
          </table:table-cell>
          <table:table-cell table:formula="of:=[.L27]-[.A27]" office:value-type="float" office:value="-0.000118749999998613">
            <text:p>-0.00011875</text:p>
          </table:table-cell>
          <table:table-cell table:formula="of:=ABS([.M27])" office:value-type="float" office:value="0.000118749999998613">
            <text:p>0.00011875</text:p>
          </table:table-cell>
          <table:table-cell/>
        </table:table-row>
        <table:table-row table:style-name="ro4">
          <table:table-cell table:formula="of:=[.A27]+[.A$4]" office:value-type="float" office:value="5.7">
            <text:p>5.7</text:p>
          </table:table-cell>
          <table:table-cell table:formula="of:=[.A28]/([.$D$4]*2)" office:value-type="float" office:value="2.85">
            <text:p>2.85</text:p>
          </table:table-cell>
          <table:table-cell table:formula="of:=SQRT(ABS([.$D$2]^2-[.B28]^2))" office:value-type="float" office:value="164.975384527511">
            <text:p>164.9753845275</text:p>
          </table:table-cell>
          <table:table-cell table:formula="of:=([.$C$10]-[.C28])*[.$B$4]" office:value-type="float" office:value="30.9257205128777">
            <text:p>30.9257205129</text:p>
          </table:table-cell>
          <table:table-cell table:formula="of:=ROUND([.D28])" office:value-type="float" office:value="31">
            <text:p>31</text:p>
          </table:table-cell>
          <table:table-cell table:formula="of:=([.$C$8]-([.E28]*[.$C$4]))" office:value-type="float" office:value="164.97539375">
            <text:p>164.97539375</text:p>
          </table:table-cell>
          <table:table-cell table:style-name="ce6" table:formula="of:=SQRT(ABS([.$D$2]^2-[.F28]^2))" office:value-type="float" office:value="2.84946609603666">
            <text:p>2.849466096</text:p>
          </table:table-cell>
          <table:table-cell table:formula="of:=ABS([.B28]-[.G28])" office:value-type="float" office:value="0.000533903963343629">
            <text:p>0.000533904</text:p>
          </table:table-cell>
          <table:table-cell/>
          <table:table-cell table:formula="of:=[.A28]*[.$B$4]" office:value-type="float" office:value="7181.10236220472">
            <text:p>7181.1023622047</text:p>
          </table:table-cell>
          <table:table-cell table:formula="of:=ROUND([.J28])" office:value-type="float" office:value="7181">
            <text:p>7181</text:p>
          </table:table-cell>
          <table:table-cell table:formula="of:=(([.K28]-[.K27])+[.K27])*[.$C$4]" office:value-type="float" office:value="5.69991875">
            <text:p>5.69991875</text:p>
          </table:table-cell>
          <table:table-cell table:formula="of:=[.L28]-[.A28]" office:value-type="float" office:value="-0.0000812499999982563">
            <text:p>-0.00008125</text:p>
          </table:table-cell>
          <table:table-cell table:formula="of:=ABS([.M28])" office:value-type="float" office:value="0.0000812499999982563">
            <text:p>0.00008125</text:p>
          </table:table-cell>
          <table:table-cell/>
        </table:table-row>
        <table:table-row table:style-name="ro4">
          <table:table-cell table:formula="of:=[.A28]+[.A$4]" office:value-type="float" office:value="6">
            <text:p>6</text:p>
          </table:table-cell>
          <table:table-cell table:formula="of:=[.A29]/([.$D$4]*2)" office:value-type="float" office:value="3">
            <text:p>3</text:p>
          </table:table-cell>
          <table:table-cell table:formula="of:=SQRT(ABS([.$D$2]^2-[.B29]^2))" office:value-type="float" office:value="164.97272501841">
            <text:p>164.9727250184</text:p>
          </table:table-cell>
          <table:table-cell table:formula="of:=([.$C$10]-[.C29])*[.$B$4]" office:value-type="float" office:value="34.2762831590471">
            <text:p>34.276283159</text:p>
          </table:table-cell>
          <table:table-cell table:formula="of:=ROUND([.D29])" office:value-type="float" office:value="34">
            <text:p>34</text:p>
          </table:table-cell>
          <table:table-cell table:formula="of:=([.$C$8]-([.E29]*[.$C$4]))" office:value-type="float" office:value="164.9730125">
            <text:p>164.9730125</text:p>
          </table:table-cell>
          <table:table-cell table:style-name="ce6" table:formula="of:=SQRT(ABS([.$D$2]^2-[.F29]^2))" office:value-type="float" office:value="2.98414923803063">
            <text:p>2.984149238</text:p>
          </table:table-cell>
          <table:table-cell table:formula="of:=ABS([.B29]-[.G29])" office:value-type="float" office:value="0.0158507619693737">
            <text:p>0.015850762</text:p>
          </table:table-cell>
          <table:table-cell/>
          <table:table-cell table:formula="of:=[.A29]*[.$B$4]" office:value-type="float" office:value="7559.05511811023">
            <text:p>7559.0551181102</text:p>
          </table:table-cell>
          <table:table-cell table:formula="of:=ROUND([.J29])" office:value-type="float" office:value="7559">
            <text:p>7559</text:p>
          </table:table-cell>
          <table:table-cell table:formula="of:=(([.K29]-[.K28])+[.K28])*[.$C$4]" office:value-type="float" office:value="5.99995625">
            <text:p>5.99995625</text:p>
          </table:table-cell>
          <table:table-cell table:formula="of:=[.L29]-[.A29]" office:value-type="float" office:value="-0.0000437499999987878">
            <text:p>-0.00004375</text:p>
          </table:table-cell>
          <table:table-cell table:formula="of:=ABS([.M29])" office:value-type="float" office:value="0.0000437499999987878">
            <text:p>0.00004375</text:p>
          </table:table-cell>
          <table:table-cell/>
        </table:table-row>
        <table:table-row table:style-name="ro4">
          <table:table-cell table:formula="of:=[.A29]+[.A$4]" office:value-type="float" office:value="6.3">
            <text:p>6.3</text:p>
          </table:table-cell>
          <table:table-cell table:formula="of:=[.A30]/([.$D$4]*2)" office:value-type="float" office:value="3.15">
            <text:p>3.15</text:p>
          </table:table-cell>
          <table:table-cell table:formula="of:=SQRT(ABS([.$D$2]^2-[.B30]^2))" office:value-type="float" office:value="164.969929077999">
            <text:p>164.969929078</text:p>
          </table:table-cell>
          <table:table-cell table:formula="of:=([.$C$10]-[.C30])*[.$B$4]" office:value-type="float" office:value="37.7987277717307">
            <text:p>37.7987277717</text:p>
          </table:table-cell>
          <table:table-cell table:formula="of:=ROUND([.D30])" office:value-type="float" office:value="38">
            <text:p>38</text:p>
          </table:table-cell>
          <table:table-cell table:formula="of:=([.$C$8]-([.E30]*[.$C$4]))" office:value-type="float" office:value="164.9698375">
            <text:p>164.9698375</text:p>
          </table:table-cell>
          <table:table-cell table:style-name="ce6" table:formula="of:=SQRT(ABS([.$D$2]^2-[.F30]^2))" office:value-type="float" office:value="3.15479242163246">
            <text:p>3.1547924216</text:p>
          </table:table-cell>
          <table:table-cell table:formula="of:=ABS([.B30]-[.G30])" office:value-type="float" office:value="0.00479242163246418">
            <text:p>0.0047924216</text:p>
          </table:table-cell>
          <table:table-cell/>
          <table:table-cell table:formula="of:=[.A30]*[.$B$4]" office:value-type="float" office:value="7937.00787401575">
            <text:p>7937.0078740158</text:p>
          </table:table-cell>
          <table:table-cell table:formula="of:=ROUND([.J30])" office:value-type="float" office:value="7937">
            <text:p>7937</text:p>
          </table:table-cell>
          <table:table-cell table:formula="of:=(([.K30]-[.K29])+[.K29])*[.$C$4]" office:value-type="float" office:value="6.29999375">
            <text:p>6.29999375</text:p>
          </table:table-cell>
          <table:table-cell table:formula="of:=[.L30]-[.A30]" office:value-type="float" office:value="-0.00000624999999843112">
            <text:p>-0.00000625</text:p>
          </table:table-cell>
          <table:table-cell table:formula="of:=ABS([.M30])" office:value-type="float" office:value="0.00000624999999843112">
            <text:p>0.00000625</text:p>
          </table:table-cell>
          <table:table-cell/>
        </table:table-row>
        <table:table-row table:style-name="ro4">
          <table:table-cell table:formula="of:=[.A30]+[.A$4]" office:value-type="float" office:value="6.6">
            <text:p>6.6</text:p>
          </table:table-cell>
          <table:table-cell table:formula="of:=[.A31]/([.$D$4]*2)" office:value-type="float" office:value="3.3">
            <text:p>3.3</text:p>
          </table:table-cell>
          <table:table-cell table:formula="of:=SQRT(ABS([.$D$2]^2-[.B31]^2))" office:value-type="float" office:value="164.96699669934">
            <text:p>164.9669966993</text:p>
          </table:table-cell>
          <table:table-cell table:formula="of:=([.$C$10]-[.C31])*[.$B$4]" office:value-type="float" office:value="41.4930630902774">
            <text:p>41.4930630903</text:p>
          </table:table-cell>
          <table:table-cell table:formula="of:=ROUND([.D31])" office:value-type="float" office:value="41">
            <text:p>41</text:p>
          </table:table-cell>
          <table:table-cell table:formula="of:=([.$C$8]-([.E31]*[.$C$4]))" office:value-type="float" office:value="164.96745625">
            <text:p>164.96745625</text:p>
          </table:table-cell>
          <table:table-cell table:style-name="ce6" table:formula="of:=SQRT(ABS([.$D$2]^2-[.F31]^2))" office:value-type="float" office:value="3.27694650617579">
            <text:p>3.2769465062</text:p>
          </table:table-cell>
          <table:table-cell table:formula="of:=ABS([.B31]-[.G31])" office:value-type="float" office:value="0.02305349382421">
            <text:p>0.0230534938</text:p>
          </table:table-cell>
          <table:table-cell/>
          <table:table-cell table:formula="of:=[.A31]*[.$B$4]" office:value-type="float" office:value="8314.96062992126">
            <text:p>8314.9606299213</text:p>
          </table:table-cell>
          <table:table-cell table:formula="of:=ROUND([.J31])" office:value-type="float" office:value="8315">
            <text:p>8315</text:p>
          </table:table-cell>
          <table:table-cell table:formula="of:=(([.K31]-[.K30])+[.K30])*[.$C$4]" office:value-type="float" office:value="6.60003125">
            <text:p>6.60003125</text:p>
          </table:table-cell>
          <table:table-cell table:formula="of:=[.L31]-[.A31]" office:value-type="float" office:value="0.0000312500000019256">
            <text:p>0.00003125</text:p>
          </table:table-cell>
          <table:table-cell table:formula="of:=ABS([.M31])" office:value-type="float" office:value="0.0000312500000019256">
            <text:p>0.00003125</text:p>
          </table:table-cell>
          <table:table-cell/>
        </table:table-row>
        <table:table-row table:style-name="ro4">
          <table:table-cell table:formula="of:=[.A31]+[.A$4]" office:value-type="float" office:value="6.9">
            <text:p>6.9</text:p>
          </table:table-cell>
          <table:table-cell table:formula="of:=[.A32]/([.$D$4]*2)" office:value-type="float" office:value="3.45">
            <text:p>3.45</text:p>
          </table:table-cell>
          <table:table-cell table:formula="of:=SQRT(ABS([.$D$2]^2-[.B32]^2))" office:value-type="float" office:value="164.963927875157">
            <text:p>164.9639278752</text:p>
          </table:table-cell>
          <table:table-cell table:formula="of:=([.$C$10]-[.C32])*[.$B$4]" office:value-type="float" office:value="45.359298281248">
            <text:p>45.3592982812</text:p>
          </table:table-cell>
          <table:table-cell table:formula="of:=ROUND([.D32])" office:value-type="float" office:value="45">
            <text:p>45</text:p>
          </table:table-cell>
          <table:table-cell table:formula="of:=([.$C$8]-([.E32]*[.$C$4]))" office:value-type="float" office:value="164.96428125">
            <text:p>164.96428125</text:p>
          </table:table-cell>
          <table:table-cell table:style-name="ce6" table:formula="of:=SQRT(ABS([.$D$2]^2-[.F32]^2))" office:value-type="float" office:value="3.43306155943941">
            <text:p>3.4330615594</text:p>
          </table:table-cell>
          <table:table-cell table:formula="of:=ABS([.B32]-[.G32])" office:value-type="float" office:value="0.0169384405605921">
            <text:p>0.0169384406</text:p>
          </table:table-cell>
          <table:table-cell/>
          <table:table-cell table:formula="of:=[.A32]*[.$B$4]" office:value-type="float" office:value="8692.91338582677">
            <text:p>8692.9133858268</text:p>
          </table:table-cell>
          <table:table-cell table:formula="of:=ROUND([.J32])" office:value-type="float" office:value="8693">
            <text:p>8693</text:p>
          </table:table-cell>
          <table:table-cell table:formula="of:=(([.K32]-[.K31])+[.K31])*[.$C$4]" office:value-type="float" office:value="6.90006875">
            <text:p>6.90006875</text:p>
          </table:table-cell>
          <table:table-cell table:formula="of:=[.L32]-[.A32]" office:value-type="float" office:value="0.0000687500000022823">
            <text:p>0.00006875</text:p>
          </table:table-cell>
          <table:table-cell table:formula="of:=ABS([.M32])" office:value-type="float" office:value="0.0000687500000022823">
            <text:p>0.00006875</text:p>
          </table:table-cell>
          <table:table-cell/>
        </table:table-row>
        <table:table-row table:style-name="ro4">
          <table:table-cell table:formula="of:=[.A32]+[.A$4]" office:value-type="float" office:value="7.2">
            <text:p>7.2</text:p>
          </table:table-cell>
          <table:table-cell table:formula="of:=[.A33]/([.$D$4]*2)" office:value-type="float" office:value="3.6">
            <text:p>3.6</text:p>
          </table:table-cell>
          <table:table-cell table:formula="of:=SQRT(ABS([.$D$2]^2-[.B33]^2))" office:value-type="float" office:value="164.960722597835">
            <text:p>164.9607225978</text:p>
          </table:table-cell>
          <table:table-cell table:formula="of:=([.$C$10]-[.C33])*[.$B$4]" office:value-type="float" office:value="49.3974429383794">
            <text:p>49.3974429384</text:p>
          </table:table-cell>
          <table:table-cell table:formula="of:=ROUND([.D33])" office:value-type="float" office:value="49">
            <text:p>49</text:p>
          </table:table-cell>
          <table:table-cell table:formula="of:=([.$C$8]-([.E33]*[.$C$4]))" office:value-type="float" office:value="164.96110625">
            <text:p>164.96110625</text:p>
          </table:table-cell>
          <table:table-cell table:style-name="ce6" table:formula="of:=SQRT(ABS([.$D$2]^2-[.F33]^2))" office:value-type="float" office:value="3.58237697293437">
            <text:p>3.5823769729</text:p>
          </table:table-cell>
          <table:table-cell table:formula="of:=ABS([.B33]-[.G33])" office:value-type="float" office:value="0.0176230270656248">
            <text:p>0.0176230271</text:p>
          </table:table-cell>
          <table:table-cell/>
          <table:table-cell table:formula="of:=[.A33]*[.$B$4]" office:value-type="float" office:value="9070.86614173228">
            <text:p>9070.8661417323</text:p>
          </table:table-cell>
          <table:table-cell table:formula="of:=ROUND([.J33])" office:value-type="float" office:value="9071">
            <text:p>9071</text:p>
          </table:table-cell>
          <table:table-cell table:formula="of:=(([.K33]-[.K32])+[.K32])*[.$C$4]" office:value-type="float" office:value="7.20010625">
            <text:p>7.20010625</text:p>
          </table:table-cell>
          <table:table-cell table:formula="of:=[.L33]-[.A33]" office:value-type="float" office:value="0.000106250000001751">
            <text:p>0.00010625</text:p>
          </table:table-cell>
          <table:table-cell table:formula="of:=ABS([.M33])" office:value-type="float" office:value="0.000106250000001751">
            <text:p>0.00010625</text:p>
          </table:table-cell>
          <table:table-cell/>
        </table:table-row>
        <table:table-row table:style-name="ro4">
          <table:table-cell table:formula="of:=[.A33]+[.A$4]" office:value-type="float" office:value="7.5">
            <text:p>7.5</text:p>
          </table:table-cell>
          <table:table-cell table:formula="of:=[.A34]/([.$D$4]*2)" office:value-type="float" office:value="3.75">
            <text:p>3.75</text:p>
          </table:table-cell>
          <table:table-cell table:formula="of:=SQRT(ABS([.$D$2]^2-[.B34]^2))" office:value-type="float" office:value="164.957380859421">
            <text:p>164.9573808594</text:p>
          </table:table-cell>
          <table:table-cell table:formula="of:=([.$C$10]-[.C34])*[.$B$4]" office:value-type="float" office:value="53.6075070827993">
            <text:p>53.6075070828</text:p>
          </table:table-cell>
          <table:table-cell table:formula="of:=ROUND([.D34])" office:value-type="float" office:value="54">
            <text:p>54</text:p>
          </table:table-cell>
          <table:table-cell table:formula="of:=([.$C$8]-([.E34]*[.$C$4]))" office:value-type="float" office:value="164.9571375">
            <text:p>164.9571375</text:p>
          </table:table-cell>
          <table:table-cell table:style-name="ce6" table:formula="of:=SQRT(ABS([.$D$2]^2-[.F34]^2))" office:value-type="float" office:value="3.7606898045567">
            <text:p>3.7606898046</text:p>
          </table:table-cell>
          <table:table-cell table:formula="of:=ABS([.B34]-[.G34])" office:value-type="float" office:value="0.0106898045567063">
            <text:p>0.0106898046</text:p>
          </table:table-cell>
          <table:table-cell/>
          <table:table-cell table:formula="of:=[.A34]*[.$B$4]" office:value-type="float" office:value="9448.81889763779">
            <text:p>9448.8188976378</text:p>
          </table:table-cell>
          <table:table-cell table:formula="of:=ROUND([.J34])" office:value-type="float" office:value="9449">
            <text:p>9449</text:p>
          </table:table-cell>
          <table:table-cell table:formula="of:=(([.K34]-[.K33])+[.K33])*[.$C$4]" office:value-type="float" office:value="7.50014375">
            <text:p>7.50014375</text:p>
          </table:table-cell>
          <table:table-cell table:formula="of:=[.L34]-[.A34]" office:value-type="float" office:value="0.000143750000002107">
            <text:p>0.00014375</text:p>
          </table:table-cell>
          <table:table-cell table:formula="of:=ABS([.M34])" office:value-type="float" office:value="0.000143750000002107">
            <text:p>0.00014375</text:p>
          </table:table-cell>
          <table:table-cell/>
        </table:table-row>
        <table:table-row table:style-name="ro4">
          <table:table-cell table:formula="of:=[.A34]+[.A$4]" office:value-type="float" office:value="7.8">
            <text:p>7.8</text:p>
          </table:table-cell>
          <table:table-cell table:formula="of:=[.A35]/([.$D$4]*2)" office:value-type="float" office:value="3.9">
            <text:p>3.9</text:p>
          </table:table-cell>
          <table:table-cell table:formula="of:=SQRT(ABS([.$D$2]^2-[.B35]^2))" office:value-type="float" office:value="164.95390265162">
            <text:p>164.9539026516</text:p>
          </table:table-cell>
          <table:table-cell table:formula="of:=([.$C$10]-[.C35])*[.$B$4]" office:value-type="float" office:value="57.9895011629904">
            <text:p>57.989501163</text:p>
          </table:table-cell>
          <table:table-cell table:formula="of:=ROUND([.D35])" office:value-type="float" office:value="58">
            <text:p>58</text:p>
          </table:table-cell>
          <table:table-cell table:formula="of:=([.$C$8]-([.E35]*[.$C$4]))" office:value-type="float" office:value="164.9539625">
            <text:p>164.9539625</text:p>
          </table:table-cell>
          <table:table-cell table:style-name="ce6" table:formula="of:=SQRT(ABS([.$D$2]^2-[.F35]^2))" office:value-type="float" office:value="3.89746783804532">
            <text:p>3.897467838</text:p>
          </table:table-cell>
          <table:table-cell table:formula="of:=ABS([.B35]-[.G35])" office:value-type="float" office:value="0.00253216195468209">
            <text:p>0.002532162</text:p>
          </table:table-cell>
          <table:table-cell/>
          <table:table-cell table:formula="of:=[.A35]*[.$B$4]" office:value-type="float" office:value="9826.7716535433">
            <text:p>9826.7716535433</text:p>
          </table:table-cell>
          <table:table-cell table:formula="of:=ROUND([.J35])" office:value-type="float" office:value="9827">
            <text:p>9827</text:p>
          </table:table-cell>
          <table:table-cell table:formula="of:=(([.K35]-[.K34])+[.K34])*[.$C$4]" office:value-type="float" office:value="7.80018125">
            <text:p>7.80018125</text:p>
          </table:table-cell>
          <table:table-cell table:formula="of:=[.L35]-[.A35]" office:value-type="float" office:value="0.000181250000002464">
            <text:p>0.00018125</text:p>
          </table:table-cell>
          <table:table-cell table:formula="of:=ABS([.M35])" office:value-type="float" office:value="0.000181250000002464">
            <text:p>0.00018125</text:p>
          </table:table-cell>
          <table:table-cell/>
        </table:table-row>
        <table:table-row table:style-name="ro4">
          <table:table-cell table:formula="of:=[.A35]+[.A$4]" office:value-type="float" office:value="8.1">
            <text:p>8.1</text:p>
          </table:table-cell>
          <table:table-cell table:formula="of:=[.A36]/([.$D$4]*2)" office:value-type="float" office:value="4.05">
            <text:p>4.05</text:p>
          </table:table-cell>
          <table:table-cell table:formula="of:=SQRT(ABS([.$D$2]^2-[.B36]^2))" office:value-type="float" office:value="164.950287965799">
            <text:p>164.9502879658</text:p>
          </table:table-cell>
          <table:table-cell table:formula="of:=([.$C$10]-[.C36])*[.$B$4]" office:value-type="float" office:value="62.5434360551488">
            <text:p>62.5434360551</text:p>
          </table:table-cell>
          <table:table-cell table:formula="of:=ROUND([.D36])" office:value-type="float" office:value="63">
            <text:p>63</text:p>
          </table:table-cell>
          <table:table-cell table:formula="of:=([.$C$8]-([.E36]*[.$C$4]))" office:value-type="float" office:value="164.94999375">
            <text:p>164.94999375</text:p>
          </table:table-cell>
          <table:table-cell table:style-name="ce6" table:formula="of:=SQRT(ABS([.$D$2]^2-[.F36]^2))" office:value-type="float" office:value="4.06196527249556">
            <text:p>4.0619652725</text:p>
          </table:table-cell>
          <table:table-cell table:formula="of:=ABS([.B36]-[.G36])" office:value-type="float" office:value="0.0119652724955586">
            <text:p>0.0119652725</text:p>
          </table:table-cell>
          <table:table-cell/>
          <table:table-cell table:formula="of:=[.A36]*[.$B$4]" office:value-type="float" office:value="10204.7244094488">
            <text:p>10204.7244094488</text:p>
          </table:table-cell>
          <table:table-cell table:formula="of:=ROUND([.J36])" office:value-type="float" office:value="10205">
            <text:p>10205</text:p>
          </table:table-cell>
          <table:table-cell table:formula="of:=(([.K36]-[.K35])+[.K35])*[.$C$4]" office:value-type="float" office:value="8.10021875">
            <text:p>8.10021875</text:p>
          </table:table-cell>
          <table:table-cell table:formula="of:=[.L36]-[.A36]" office:value-type="float" office:value="0.000218750000001933">
            <text:p>0.00021875</text:p>
          </table:table-cell>
          <table:table-cell table:formula="of:=ABS([.M36])" office:value-type="float" office:value="0.000218750000001933">
            <text:p>0.00021875</text:p>
          </table:table-cell>
          <table:table-cell/>
        </table:table-row>
        <table:table-row table:style-name="ro4">
          <table:table-cell table:formula="of:=[.A36]+[.A$4]" office:value-type="float" office:value="8.4">
            <text:p>8.4</text:p>
          </table:table-cell>
          <table:table-cell table:formula="of:=[.A37]/([.$D$4]*2)" office:value-type="float" office:value="4.2">
            <text:p>4.2</text:p>
          </table:table-cell>
          <table:table-cell table:formula="of:=SQRT(ABS([.$D$2]^2-[.B37]^2))" office:value-type="float" office:value="164.946536792986">
            <text:p>164.946536793</text:p>
          </table:table-cell>
          <table:table-cell table:formula="of:=([.$C$10]-[.C37])*[.$B$4]" office:value-type="float" office:value="67.2693230631477">
            <text:p>67.2693230631</text:p>
          </table:table-cell>
          <table:table-cell table:formula="of:=ROUND([.D37])" office:value-type="float" office:value="67">
            <text:p>67</text:p>
          </table:table-cell>
          <table:table-cell table:formula="of:=([.$C$8]-([.E37]*[.$C$4]))" office:value-type="float" office:value="164.94681875">
            <text:p>164.94681875</text:p>
          </table:table-cell>
          <table:table-cell table:style-name="ce6" table:formula="of:=SQRT(ABS([.$D$2]^2-[.F37]^2))" office:value-type="float" office:value="4.18891206098291">
            <text:p>4.188912061</text:p>
          </table:table-cell>
          <table:table-cell table:formula="of:=ABS([.B37]-[.G37])" office:value-type="float" office:value="0.0110879390170853">
            <text:p>0.011087939</text:p>
          </table:table-cell>
          <table:table-cell/>
          <table:table-cell table:formula="of:=[.A37]*[.$B$4]" office:value-type="float" office:value="10582.6771653543">
            <text:p>10582.6771653543</text:p>
          </table:table-cell>
          <table:table-cell table:formula="of:=ROUND([.J37])" office:value-type="float" office:value="10583">
            <text:p>10583</text:p>
          </table:table-cell>
          <table:table-cell table:formula="of:=(([.K37]-[.K36])+[.K36])*[.$C$4]" office:value-type="float" office:value="8.40025625">
            <text:p>8.40025625</text:p>
          </table:table-cell>
          <table:table-cell table:formula="of:=[.L37]-[.A37]" office:value-type="float" office:value="0.000256250000001401">
            <text:p>0.00025625</text:p>
          </table:table-cell>
          <table:table-cell table:formula="of:=ABS([.M37])" office:value-type="float" office:value="0.000256250000001401">
            <text:p>0.00025625</text:p>
          </table:table-cell>
          <table:table-cell/>
        </table:table-row>
        <table:table-row table:style-name="ro4">
          <table:table-cell table:formula="of:=[.A37]+[.A$4]" office:value-type="float" office:value="8.7">
            <text:p>8.7</text:p>
          </table:table-cell>
          <table:table-cell table:formula="of:=[.A38]/([.$D$4]*2)" office:value-type="float" office:value="4.35">
            <text:p>4.35</text:p>
          </table:table-cell>
          <table:table-cell table:formula="of:=SQRT(ABS([.$D$2]^2-[.B38]^2))" office:value-type="float" office:value="164.94264912387">
            <text:p>164.9426491239</text:p>
          </table:table-cell>
          <table:table-cell table:formula="of:=([.$C$10]-[.C38])*[.$B$4]" office:value-type="float" office:value="72.1671739187528">
            <text:p>72.1671739188</text:p>
          </table:table-cell>
          <table:table-cell table:formula="of:=ROUND([.D38])" office:value-type="float" office:value="72">
            <text:p>72</text:p>
          </table:table-cell>
          <table:table-cell table:formula="of:=([.$C$8]-([.E38]*[.$C$4]))" office:value-type="float" office:value="164.94285">
            <text:p>164.94285</text:p>
          </table:table-cell>
          <table:table-cell table:style-name="ce6" table:formula="of:=SQRT(ABS([.$D$2]^2-[.F38]^2))" office:value-type="float" office:value="4.34237652415137">
            <text:p>4.3423765242</text:p>
          </table:table-cell>
          <table:table-cell table:formula="of:=ABS([.B38]-[.G38])" office:value-type="float" office:value="0.00762347584863043">
            <text:p>0.0076234758</text:p>
          </table:table-cell>
          <table:table-cell/>
          <table:table-cell table:formula="of:=[.A38]*[.$B$4]" office:value-type="float" office:value="10960.6299212598">
            <text:p>10960.6299212598</text:p>
          </table:table-cell>
          <table:table-cell table:formula="of:=ROUND([.J38])" office:value-type="float" office:value="10961">
            <text:p>10961</text:p>
          </table:table-cell>
          <table:table-cell table:formula="of:=(([.K38]-[.K37])+[.K37])*[.$C$4]" office:value-type="float" office:value="8.70029375">
            <text:p>8.70029375</text:p>
          </table:table-cell>
          <table:table-cell table:formula="of:=[.L38]-[.A38]" office:value-type="float" office:value="0.00029375000000087">
            <text:p>0.00029375</text:p>
          </table:table-cell>
          <table:table-cell table:formula="of:=ABS([.M38])" office:value-type="float" office:value="0.00029375000000087">
            <text:p>0.00029375</text:p>
          </table:table-cell>
          <table:table-cell/>
        </table:table-row>
        <table:table-row table:style-name="ro4">
          <table:table-cell table:formula="of:=[.A38]+[.A$4]" office:value-type="float" office:value="9">
            <text:p>9</text:p>
          </table:table-cell>
          <table:table-cell table:formula="of:=[.A39]/([.$D$4]*2)" office:value-type="float" office:value="4.5">
            <text:p>4.5</text:p>
          </table:table-cell>
          <table:table-cell table:formula="of:=SQRT(ABS([.$D$2]^2-[.B39]^2))" office:value-type="float" office:value="164.938624948797">
            <text:p>164.9386249488</text:p>
          </table:table-cell>
          <table:table-cell table:formula="of:=([.$C$10]-[.C39])*[.$B$4]" office:value-type="float" office:value="77.2370007817291">
            <text:p>77.2370007817</text:p>
          </table:table-cell>
          <table:table-cell table:formula="of:=ROUND([.D39])" office:value-type="float" office:value="77">
            <text:p>77</text:p>
          </table:table-cell>
          <table:table-cell table:formula="of:=([.$C$8]-([.E39]*[.$C$4]))" office:value-type="float" office:value="164.93888125">
            <text:p>164.93888125</text:p>
          </table:table-cell>
          <table:table-cell table:style-name="ce6" table:formula="of:=SQRT(ABS([.$D$2]^2-[.F39]^2))" office:value-type="float" office:value="4.49059595136289">
            <text:p>4.4905959514</text:p>
          </table:table-cell>
          <table:table-cell table:formula="of:=ABS([.B39]-[.G39])" office:value-type="float" office:value="0.00940404863711386">
            <text:p>0.0094040486</text:p>
          </table:table-cell>
          <table:table-cell/>
          <table:table-cell table:formula="of:=[.A39]*[.$B$4]" office:value-type="float" office:value="11338.5826771654">
            <text:p>11338.5826771654</text:p>
          </table:table-cell>
          <table:table-cell table:formula="of:=ROUND([.J39])" office:value-type="float" office:value="11339">
            <text:p>11339</text:p>
          </table:table-cell>
          <table:table-cell table:formula="of:=(([.K39]-[.K38])+[.K38])*[.$C$4]" office:value-type="float" office:value="9.00033125">
            <text:p>9.00033125</text:p>
          </table:table-cell>
          <table:table-cell table:formula="of:=[.L39]-[.A39]" office:value-type="float" office:value="0.000331250000000338">
            <text:p>0.00033125</text:p>
          </table:table-cell>
          <table:table-cell table:formula="of:=ABS([.M39])" office:value-type="float" office:value="0.000331250000000338">
            <text:p>0.00033125</text:p>
          </table:table-cell>
          <table:table-cell/>
        </table:table-row>
        <table:table-row table:style-name="ro4">
          <table:table-cell table:formula="of:=[.A39]+[.A$4]" office:value-type="float" office:value="9.3">
            <text:p>9.3</text:p>
          </table:table-cell>
          <table:table-cell table:formula="of:=[.A40]/([.$D$4]*2)" office:value-type="float" office:value="4.65">
            <text:p>4.65</text:p>
          </table:table-cell>
          <table:table-cell table:formula="of:=SQRT(ABS([.$D$2]^2-[.B40]^2))" office:value-type="float" office:value="164.934464257777">
            <text:p>164.9344642578</text:p>
          </table:table-cell>
          <table:table-cell table:formula="of:=([.$C$10]-[.C40])*[.$B$4]" office:value-type="float" office:value="82.4788162399846">
            <text:p>82.47881624</text:p>
          </table:table-cell>
          <table:table-cell table:formula="of:=ROUND([.D40])" office:value-type="float" office:value="82">
            <text:p>82</text:p>
          </table:table-cell>
          <table:table-cell table:formula="of:=([.$C$8]-([.E40]*[.$C$4]))" office:value-type="float" office:value="164.9349125">
            <text:p>164.9349125</text:p>
          </table:table-cell>
          <table:table-cell table:style-name="ce6" table:formula="of:=SQRT(ABS([.$D$2]^2-[.F40]^2))" office:value-type="float" office:value="4.63407365255954">
            <text:p>4.6340736526</text:p>
          </table:table-cell>
          <table:table-cell table:formula="of:=ABS([.B40]-[.G40])" office:value-type="float" office:value="0.0159263474404625">
            <text:p>0.0159263474</text:p>
          </table:table-cell>
          <table:table-cell/>
          <table:table-cell table:formula="of:=[.A40]*[.$B$4]" office:value-type="float" office:value="11716.5354330709">
            <text:p>11716.5354330709</text:p>
          </table:table-cell>
          <table:table-cell table:formula="of:=ROUND([.J40])" office:value-type="float" office:value="11717">
            <text:p>11717</text:p>
          </table:table-cell>
          <table:table-cell table:formula="of:=(([.K40]-[.K39])+[.K39])*[.$C$4]" office:value-type="float" office:value="9.30036875">
            <text:p>9.30036875</text:p>
          </table:table-cell>
          <table:table-cell table:formula="of:=[.L40]-[.A40]" office:value-type="float" office:value="0.00036874999999803">
            <text:p>0.00036875</text:p>
          </table:table-cell>
          <table:table-cell table:formula="of:=ABS([.M40])" office:value-type="float" office:value="0.00036874999999803">
            <text:p>0.00036875</text:p>
          </table:table-cell>
          <table:table-cell/>
        </table:table-row>
        <table:table-row table:style-name="ro4">
          <table:table-cell table:formula="of:=[.A40]+[.A$4]" office:value-type="float" office:value="9.6">
            <text:p>9.6</text:p>
          </table:table-cell>
          <table:table-cell table:formula="of:=[.A41]/([.$D$4]*2)" office:value-type="float" office:value="4.8">
            <text:p>4.8</text:p>
          </table:table-cell>
          <table:table-cell table:formula="of:=SQRT(ABS([.$D$2]^2-[.B41]^2))" office:value-type="float" office:value="164.930167040478">
            <text:p>164.9301670405</text:p>
          </table:table-cell>
          <table:table-cell table:formula="of:=([.$C$10]-[.C41])*[.$B$4]" office:value-type="float" office:value="87.8926333098207">
            <text:p>87.8926333098</text:p>
          </table:table-cell>
          <table:table-cell table:formula="of:=ROUND([.D41])" office:value-type="float" office:value="88">
            <text:p>88</text:p>
          </table:table-cell>
          <table:table-cell table:formula="of:=([.$C$8]-([.E41]*[.$C$4]))" office:value-type="float" office:value="164.93015">
            <text:p>164.93015</text:p>
          </table:table-cell>
          <table:table-cell table:style-name="ce6" table:formula="of:=SQRT(ABS([.$D$2]^2-[.F41]^2))" office:value-type="float" office:value="4.80058548278231">
            <text:p>4.8005854828</text:p>
          </table:table-cell>
          <table:table-cell table:formula="of:=ABS([.B41]-[.G41])" office:value-type="float" office:value="0.000585482782304858">
            <text:p>0.0005854828</text:p>
          </table:table-cell>
          <table:table-cell/>
          <table:table-cell table:formula="of:=[.A41]*[.$B$4]" office:value-type="float" office:value="12094.4881889764">
            <text:p>12094.4881889764</text:p>
          </table:table-cell>
          <table:table-cell table:formula="of:=ROUND([.J41])" office:value-type="float" office:value="12094">
            <text:p>12094</text:p>
          </table:table-cell>
          <table:table-cell table:formula="of:=(([.K41]-[.K40])+[.K40])*[.$C$4]" office:value-type="float" office:value="9.5996125">
            <text:p>9.5996125</text:p>
          </table:table-cell>
          <table:table-cell table:formula="of:=[.L41]-[.A41]" office:value-type="float" office:value="-0.000387500000002206">
            <text:p>-0.0003875</text:p>
          </table:table-cell>
          <table:table-cell table:formula="of:=ABS([.M41])" office:value-type="float" office:value="0.000387500000002206">
            <text:p>0.0003875</text:p>
          </table:table-cell>
          <table:table-cell/>
        </table:table-row>
        <table:table-row table:style-name="ro4">
          <table:table-cell table:formula="of:=[.A41]+[.A$4]" office:value-type="float" office:value="9.9">
            <text:p>9.9</text:p>
          </table:table-cell>
          <table:table-cell table:formula="of:=[.A42]/([.$D$4]*2)" office:value-type="float" office:value="4.95">
            <text:p>4.95</text:p>
          </table:table-cell>
          <table:table-cell table:formula="of:=SQRT(ABS([.$D$2]^2-[.B42]^2))" office:value-type="float" office:value="164.925733286228">
            <text:p>164.9257332862</text:p>
          </table:table-cell>
          <table:table-cell table:formula="of:=([.$C$10]-[.C42])*[.$B$4]" office:value-type="float" office:value="93.4784654359324">
            <text:p>93.4784654359</text:p>
          </table:table-cell>
          <table:table-cell table:formula="of:=ROUND([.D42])" office:value-type="float" office:value="93">
            <text:p>93</text:p>
          </table:table-cell>
          <table:table-cell table:formula="of:=([.$C$8]-([.E42]*[.$C$4]))" office:value-type="float" office:value="164.92618125">
            <text:p>164.92618125</text:p>
          </table:table-cell>
          <table:table-cell table:style-name="ce6" table:formula="of:=SQRT(ABS([.$D$2]^2-[.F42]^2))" office:value-type="float" office:value="4.93505200500891">
            <text:p>4.935052005</text:p>
          </table:table-cell>
          <table:table-cell table:formula="of:=ABS([.B42]-[.G42])" office:value-type="float" office:value="0.0149479949910942">
            <text:p>0.014947995</text:p>
          </table:table-cell>
          <table:table-cell/>
          <table:table-cell table:formula="of:=[.A42]*[.$B$4]" office:value-type="float" office:value="12472.4409448819">
            <text:p>12472.4409448819</text:p>
          </table:table-cell>
          <table:table-cell table:formula="of:=ROUND([.J42])" office:value-type="float" office:value="12472">
            <text:p>12472</text:p>
          </table:table-cell>
          <table:table-cell table:formula="of:=(([.K42]-[.K41])+[.K41])*[.$C$4]" office:value-type="float" office:value="9.89965">
            <text:p>9.89965</text:p>
          </table:table-cell>
          <table:table-cell table:formula="of:=[.L42]-[.A42]" office:value-type="float" office:value="-0.000350000000002737">
            <text:p>-0.00035</text:p>
          </table:table-cell>
          <table:table-cell table:formula="of:=ABS([.M42])" office:value-type="float" office:value="0.000350000000002737">
            <text:p>0.00035</text:p>
          </table:table-cell>
          <table:table-cell/>
        </table:table-row>
        <table:table-row table:style-name="ro4">
          <table:table-cell table:formula="of:=[.A42]+[.A$4]" office:value-type="float" office:value="10.2">
            <text:p>10.2</text:p>
          </table:table-cell>
          <table:table-cell table:formula="of:=[.A43]/([.$D$4]*2)" office:value-type="float" office:value="5.1">
            <text:p>5.1</text:p>
          </table:table-cell>
          <table:table-cell table:formula="of:=SQRT(ABS([.$D$2]^2-[.B43]^2))" office:value-type="float" office:value="164.921162984015">
            <text:p>164.921162984</text:p>
          </table:table-cell>
          <table:table-cell table:formula="of:=([.$C$10]-[.C43])*[.$B$4]" office:value-type="float" office:value="99.2363264917662">
            <text:p>99.2363264918</text:p>
          </table:table-cell>
          <table:table-cell table:formula="of:=ROUND([.D43])" office:value-type="float" office:value="99">
            <text:p>99</text:p>
          </table:table-cell>
          <table:table-cell table:formula="of:=([.$C$8]-([.E43]*[.$C$4]))" office:value-type="float" office:value="164.92141875">
            <text:p>164.92141875</text:p>
          </table:table-cell>
          <table:table-cell table:style-name="ce6" table:formula="of:=SQRT(ABS([.$D$2]^2-[.F43]^2))" office:value-type="float" office:value="5.09172244796897">
            <text:p>5.091722448</text:p>
          </table:table-cell>
          <table:table-cell table:formula="of:=ABS([.B43]-[.G43])" office:value-type="float" office:value="0.00827755203103298">
            <text:p>0.008277552</text:p>
          </table:table-cell>
          <table:table-cell/>
          <table:table-cell table:formula="of:=[.A43]*[.$B$4]" office:value-type="float" office:value="12850.3937007874">
            <text:p>12850.3937007874</text:p>
          </table:table-cell>
          <table:table-cell table:formula="of:=ROUND([.J43])" office:value-type="float" office:value="12850">
            <text:p>12850</text:p>
          </table:table-cell>
          <table:table-cell table:formula="of:=(([.K43]-[.K42])+[.K42])*[.$C$4]" office:value-type="float" office:value="10.1996875">
            <text:p>10.1996875</text:p>
          </table:table-cell>
          <table:table-cell table:formula="of:=[.L43]-[.A43]" office:value-type="float" office:value="-0.000312500000003268">
            <text:p>-0.0003125</text:p>
          </table:table-cell>
          <table:table-cell table:formula="of:=ABS([.M43])" office:value-type="float" office:value="0.000312500000003268">
            <text:p>0.0003125</text:p>
          </table:table-cell>
          <table:table-cell/>
        </table:table-row>
        <table:table-row table:style-name="ro4">
          <table:table-cell table:formula="of:=[.A43]+[.A$4]" office:value-type="float" office:value="10.5">
            <text:p>10.5</text:p>
          </table:table-cell>
          <table:table-cell table:formula="of:=[.A44]/([.$D$4]*2)" office:value-type="float" office:value="5.25">
            <text:p>5.25</text:p>
          </table:table-cell>
          <table:table-cell table:formula="of:=SQRT(ABS([.$D$2]^2-[.B44]^2))" office:value-type="float" office:value="164.916456122486">
            <text:p>164.9164561225</text:p>
          </table:table-cell>
          <table:table-cell table:formula="of:=([.$C$10]-[.C44])*[.$B$4]" office:value-type="float" office:value="105.166230779556">
            <text:p>105.1662307796</text:p>
          </table:table-cell>
          <table:table-cell table:formula="of:=ROUND([.D44])" office:value-type="float" office:value="105">
            <text:p>105</text:p>
          </table:table-cell>
          <table:table-cell table:formula="of:=([.$C$8]-([.E44]*[.$C$4]))" office:value-type="float" office:value="164.91665625">
            <text:p>164.91665625</text:p>
          </table:table-cell>
          <table:table-cell table:style-name="ce6" table:formula="of:=SQRT(ABS([.$D$2]^2-[.F44]^2))" office:value-type="float" office:value="5.24370969060453">
            <text:p>5.2437096906</text:p>
          </table:table-cell>
          <table:table-cell table:formula="of:=ABS([.B44]-[.G44])" office:value-type="float" office:value="0.00629030939547359">
            <text:p>0.0062903094</text:p>
          </table:table-cell>
          <table:table-cell/>
          <table:table-cell table:formula="of:=[.A44]*[.$B$4]" office:value-type="float" office:value="13228.3464566929">
            <text:p>13228.3464566929</text:p>
          </table:table-cell>
          <table:table-cell table:formula="of:=ROUND([.J44])" office:value-type="float" office:value="13228">
            <text:p>13228</text:p>
          </table:table-cell>
          <table:table-cell table:formula="of:=(([.K44]-[.K43])+[.K43])*[.$C$4]" office:value-type="float" office:value="10.499725">
            <text:p>10.499725</text:p>
          </table:table-cell>
          <table:table-cell table:formula="of:=[.L44]-[.A44]" office:value-type="float" office:value="-0.0002750000000038">
            <text:p>-0.000275</text:p>
          </table:table-cell>
          <table:table-cell table:formula="of:=ABS([.M44])" office:value-type="float" office:value="0.0002750000000038">
            <text:p>0.000275</text:p>
          </table:table-cell>
          <table:table-cell/>
        </table:table-row>
        <table:table-row table:style-name="ro4">
          <table:table-cell table:formula="of:=[.A44]+[.A$4]" office:value-type="float" office:value="10.8">
            <text:p>10.8</text:p>
          </table:table-cell>
          <table:table-cell table:formula="of:=[.A45]/([.$D$4]*2)" office:value-type="float" office:value="5.4">
            <text:p>5.4</text:p>
          </table:table-cell>
          <table:table-cell table:formula="of:=SQRT(ABS([.$D$2]^2-[.B45]^2))" office:value-type="float" office:value="164.91161268995">
            <text:p>164.91161269</text:p>
          </table:table-cell>
          <table:table-cell table:formula="of:=([.$C$10]-[.C45])*[.$B$4]" office:value-type="float" office:value="111.268193030502">
            <text:p>111.2681930305</text:p>
          </table:table-cell>
          <table:table-cell table:formula="of:=ROUND([.D45])" office:value-type="float" office:value="111">
            <text:p>111</text:p>
          </table:table-cell>
          <table:table-cell table:formula="of:=([.$C$8]-([.E45]*[.$C$4]))" office:value-type="float" office:value="164.91189375">
            <text:p>164.91189375</text:p>
          </table:table-cell>
          <table:table-cell table:style-name="ce6" table:formula="of:=SQRT(ABS([.$D$2]^2-[.F45]^2))" office:value-type="float" office:value="5.39140981457688">
            <text:p>5.3914098146</text:p>
          </table:table-cell>
          <table:table-cell table:formula="of:=ABS([.B45]-[.G45])" office:value-type="float" office:value="0.00859018542312295">
            <text:p>0.0085901854</text:p>
          </table:table-cell>
          <table:table-cell/>
          <table:table-cell table:formula="of:=[.A45]*[.$B$4]" office:value-type="float" office:value="13606.2992125984">
            <text:p>13606.2992125984</text:p>
          </table:table-cell>
          <table:table-cell table:formula="of:=ROUND([.J45])" office:value-type="float" office:value="13606">
            <text:p>13606</text:p>
          </table:table-cell>
          <table:table-cell table:formula="of:=(([.K45]-[.K44])+[.K44])*[.$C$4]" office:value-type="float" office:value="10.7997625">
            <text:p>10.7997625</text:p>
          </table:table-cell>
          <table:table-cell table:formula="of:=[.L45]-[.A45]" office:value-type="float" office:value="-0.000237500000004331">
            <text:p>-0.0002375</text:p>
          </table:table-cell>
          <table:table-cell table:formula="of:=ABS([.M45])" office:value-type="float" office:value="0.000237500000004331">
            <text:p>0.0002375</text:p>
          </table:table-cell>
          <table:table-cell/>
        </table:table-row>
        <table:table-row table:style-name="ro4">
          <table:table-cell table:formula="of:=[.A45]+[.A$4]" office:value-type="float" office:value="11.1">
            <text:p>11.1</text:p>
          </table:table-cell>
          <table:table-cell table:formula="of:=[.A46]/([.$D$4]*2)" office:value-type="float" office:value="5.55">
            <text:p>5.55</text:p>
          </table:table-cell>
          <table:table-cell table:formula="of:=SQRT(ABS([.$D$2]^2-[.B46]^2))" office:value-type="float" office:value="164.906632674371">
            <text:p>164.9066326744</text:p>
          </table:table-cell>
          <table:table-cell table:formula="of:=([.$C$10]-[.C46])*[.$B$4]" office:value-type="float" office:value="117.542228405057">
            <text:p>117.5422284051</text:p>
          </table:table-cell>
          <table:table-cell table:formula="of:=ROUND([.D46])" office:value-type="float" office:value="118">
            <text:p>118</text:p>
          </table:table-cell>
          <table:table-cell table:formula="of:=([.$C$8]-([.E46]*[.$C$4]))" office:value-type="float" office:value="164.9063375">
            <text:p>164.9063375</text:p>
          </table:table-cell>
          <table:table-cell table:style-name="ce6" table:formula="of:=SQRT(ABS([.$D$2]^2-[.F46]^2))" office:value-type="float" office:value="5.55876356180881">
            <text:p>5.5587635618</text:p>
          </table:table-cell>
          <table:table-cell table:formula="of:=ABS([.B46]-[.G46])" office:value-type="float" office:value="0.00876356180880311">
            <text:p>0.0087635618</text:p>
          </table:table-cell>
          <table:table-cell/>
          <table:table-cell table:formula="of:=[.A46]*[.$B$4]" office:value-type="float" office:value="13984.2519685039">
            <text:p>13984.2519685039</text:p>
          </table:table-cell>
          <table:table-cell table:formula="of:=ROUND([.J46])" office:value-type="float" office:value="13984">
            <text:p>13984</text:p>
          </table:table-cell>
          <table:table-cell table:formula="of:=(([.K46]-[.K45])+[.K45])*[.$C$4]" office:value-type="float" office:value="11.0998">
            <text:p>11.0998</text:p>
          </table:table-cell>
          <table:table-cell table:formula="of:=[.L46]-[.A46]" office:value-type="float" office:value="-0.000200000000004863">
            <text:p>-0.0002</text:p>
          </table:table-cell>
          <table:table-cell table:formula="of:=ABS([.M46])" office:value-type="float" office:value="0.000200000000004863">
            <text:p>0.0002</text:p>
          </table:table-cell>
          <table:table-cell/>
        </table:table-row>
        <table:table-row table:style-name="ro4">
          <table:table-cell table:formula="of:=[.A46]+[.A$4]" office:value-type="float" office:value="11.4">
            <text:p>11.4</text:p>
          </table:table-cell>
          <table:table-cell table:formula="of:=[.A47]/([.$D$4]*2)" office:value-type="float" office:value="5.7">
            <text:p>5.7</text:p>
          </table:table-cell>
          <table:table-cell table:formula="of:=SQRT(ABS([.$D$2]^2-[.B47]^2))" office:value-type="float" office:value="164.901516063376">
            <text:p>164.9015160634</text:p>
          </table:table-cell>
          <table:table-cell table:formula="of:=([.$C$10]-[.C47])*[.$B$4]" office:value-type="float" office:value="123.988352492964">
            <text:p>123.988352493</text:p>
          </table:table-cell>
          <table:table-cell table:formula="of:=ROUND([.D47])" office:value-type="float" office:value="124">
            <text:p>124</text:p>
          </table:table-cell>
          <table:table-cell table:formula="of:=([.$C$8]-([.E47]*[.$C$4]))" office:value-type="float" office:value="164.901575">
            <text:p>164.901575</text:p>
          </table:table-cell>
          <table:table-cell table:style-name="ce6" table:formula="of:=SQRT(ABS([.$D$2]^2-[.F47]^2))" office:value-type="float" office:value="5.69829470274845">
            <text:p>5.6982947027</text:p>
          </table:table-cell>
          <table:table-cell table:formula="of:=ABS([.B47]-[.G47])" office:value-type="float" office:value="0.00170529725155522">
            <text:p>0.0017052973</text:p>
          </table:table-cell>
          <table:table-cell/>
          <table:table-cell table:formula="of:=[.A47]*[.$B$4]" office:value-type="float" office:value="14362.2047244095">
            <text:p>14362.2047244095</text:p>
          </table:table-cell>
          <table:table-cell table:formula="of:=ROUND([.J47])" office:value-type="float" office:value="14362">
            <text:p>14362</text:p>
          </table:table-cell>
          <table:table-cell table:formula="of:=(([.K47]-[.K46])+[.K46])*[.$C$4]" office:value-type="float" office:value="11.3998375">
            <text:p>11.3998375</text:p>
          </table:table-cell>
          <table:table-cell table:formula="of:=[.L47]-[.A47]" office:value-type="float" office:value="-0.000162500000005394">
            <text:p>-0.0001625</text:p>
          </table:table-cell>
          <table:table-cell table:formula="of:=ABS([.M47])" office:value-type="float" office:value="0.000162500000005394">
            <text:p>0.0001625</text:p>
          </table:table-cell>
          <table:table-cell/>
        </table:table-row>
        <table:table-row table:style-name="ro4">
          <table:table-cell table:formula="of:=[.A47]+[.A$4]" office:value-type="float" office:value="11.7">
            <text:p>11.7</text:p>
          </table:table-cell>
          <table:table-cell table:formula="of:=[.A48]/([.$D$4]*2)" office:value-type="float" office:value="5.85">
            <text:p>5.85</text:p>
          </table:table-cell>
          <table:table-cell table:formula="of:=SQRT(ABS([.$D$2]^2-[.B48]^2))" office:value-type="float" office:value="164.89626284425">
            <text:p>164.8962628443</text:p>
          </table:table-cell>
          <table:table-cell table:formula="of:=([.$C$10]-[.C48])*[.$B$4]" office:value-type="float" office:value="130.60658131361">
            <text:p>130.6065813136</text:p>
          </table:table-cell>
          <table:table-cell table:formula="of:=ROUND([.D48])" office:value-type="float" office:value="131">
            <text:p>131</text:p>
          </table:table-cell>
          <table:table-cell table:formula="of:=([.$C$8]-([.E48]*[.$C$4]))" office:value-type="float" office:value="164.89601875">
            <text:p>164.89601875</text:p>
          </table:table-cell>
          <table:table-cell table:style-name="ce6" table:formula="of:=SQRT(ABS([.$D$2]^2-[.F48]^2))" office:value-type="float" office:value="5.85687633467278">
            <text:p>5.8568763347</text:p>
          </table:table-cell>
          <table:table-cell table:formula="of:=ABS([.B48]-[.G48])" office:value-type="float" office:value="0.00687633467277582">
            <text:p>0.0068763347</text:p>
          </table:table-cell>
          <table:table-cell/>
          <table:table-cell table:formula="of:=[.A48]*[.$B$4]" office:value-type="float" office:value="14740.157480315">
            <text:p>14740.157480315</text:p>
          </table:table-cell>
          <table:table-cell table:formula="of:=ROUND([.J48])" office:value-type="float" office:value="14740">
            <text:p>14740</text:p>
          </table:table-cell>
          <table:table-cell table:formula="of:=(([.K48]-[.K47])+[.K47])*[.$C$4]" office:value-type="float" office:value="11.699875">
            <text:p>11.699875</text:p>
          </table:table-cell>
          <table:table-cell table:formula="of:=[.L48]-[.A48]" office:value-type="float" office:value="-0.000125000000007702">
            <text:p>-0.000125</text:p>
          </table:table-cell>
          <table:table-cell table:formula="of:=ABS([.M48])" office:value-type="float" office:value="0.000125000000007702">
            <text:p>0.000125</text:p>
          </table:table-cell>
          <table:table-cell/>
        </table:table-row>
        <table:table-row table:style-name="ro4">
          <table:table-cell table:formula="of:=[.A48]+[.A$4]" office:value-type="float" office:value="12">
            <text:p>12</text:p>
          </table:table-cell>
          <table:table-cell table:formula="of:=[.A49]/([.$D$4]*2)" office:value-type="float" office:value="6">
            <text:p>6</text:p>
          </table:table-cell>
          <table:table-cell table:formula="of:=SQRT(ABS([.$D$2]^2-[.B49]^2))" office:value-type="float" office:value="164.890873003936">
            <text:p>164.8908730039</text:p>
          </table:table-cell>
          <table:table-cell table:formula="of:=([.$C$10]-[.C49])*[.$B$4]" office:value-type="float" office:value="137.396931316138">
            <text:p>137.3969313161</text:p>
          </table:table-cell>
          <table:table-cell table:formula="of:=ROUND([.D49])" office:value-type="float" office:value="137">
            <text:p>137</text:p>
          </table:table-cell>
          <table:table-cell table:formula="of:=([.$C$8]-([.E49]*[.$C$4]))" office:value-type="float" office:value="164.89125625">
            <text:p>164.89125625</text:p>
          </table:table-cell>
          <table:table-cell table:style-name="ce6" table:formula="of:=SQRT(ABS([.$D$2]^2-[.F49]^2))" office:value-type="float" office:value="5.98945843101333">
            <text:p>5.989458431</text:p>
          </table:table-cell>
          <table:table-cell table:formula="of:=ABS([.B49]-[.G49])" office:value-type="float" office:value="0.0105415689866737">
            <text:p>0.010541569</text:p>
          </table:table-cell>
          <table:table-cell/>
          <table:table-cell table:formula="of:=[.A49]*[.$B$4]" office:value-type="float" office:value="15118.1102362205">
            <text:p>15118.1102362205</text:p>
          </table:table-cell>
          <table:table-cell table:formula="of:=ROUND([.J49])" office:value-type="float" office:value="15118">
            <text:p>15118</text:p>
          </table:table-cell>
          <table:table-cell table:formula="of:=(([.K49]-[.K48])+[.K48])*[.$C$4]" office:value-type="float" office:value="11.9999125">
            <text:p>11.9999125</text:p>
          </table:table-cell>
          <table:table-cell table:formula="of:=[.L49]-[.A49]" office:value-type="float" office:value="-0.0000875000000082338">
            <text:p>-0.0000875</text:p>
          </table:table-cell>
          <table:table-cell table:formula="of:=ABS([.M49])" office:value-type="float" office:value="0.0000875000000082338">
            <text:p>0.0000875</text:p>
          </table:table-cell>
          <table:table-cell/>
        </table:table-row>
        <table:table-row table:style-name="ro4">
          <table:table-cell table:formula="of:=[.A49]+[.A$4]" office:value-type="float" office:value="12.3">
            <text:p>12.3</text:p>
          </table:table-cell>
          <table:table-cell table:formula="of:=[.A50]/([.$D$4]*2)" office:value-type="float" office:value="6.15">
            <text:p>6.15</text:p>
          </table:table-cell>
          <table:table-cell table:formula="of:=SQRT(ABS([.$D$2]^2-[.B50]^2))" office:value-type="float" office:value="164.885346529035">
            <text:p>164.885346529</text:p>
          </table:table-cell>
          <table:table-cell table:formula="of:=([.$C$10]-[.C50])*[.$B$4]" office:value-type="float" office:value="144.359419379661">
            <text:p>144.3594193797</text:p>
          </table:table-cell>
          <table:table-cell table:formula="of:=ROUND([.D50])" office:value-type="float" office:value="144">
            <text:p>144</text:p>
          </table:table-cell>
          <table:table-cell table:formula="of:=([.$C$8]-([.E50]*[.$C$4]))" office:value-type="float" office:value="164.8857">
            <text:p>164.8857</text:p>
          </table:table-cell>
          <table:table-cell table:style-name="ce6" table:formula="of:=SQRT(ABS([.$D$2]^2-[.F50]^2))" office:value-type="float" office:value="6.14051589933578">
            <text:p>6.1405158993</text:p>
          </table:table-cell>
          <table:table-cell table:formula="of:=ABS([.B50]-[.G50])" office:value-type="float" office:value="0.00948410066422678">
            <text:p>0.0094841007</text:p>
          </table:table-cell>
          <table:table-cell/>
          <table:table-cell table:formula="of:=[.A50]*[.$B$4]" office:value-type="float" office:value="15496.062992126">
            <text:p>15496.062992126</text:p>
          </table:table-cell>
          <table:table-cell table:formula="of:=ROUND([.J50])" office:value-type="float" office:value="15496">
            <text:p>15496</text:p>
          </table:table-cell>
          <table:table-cell table:formula="of:=(([.K50]-[.K49])+[.K49])*[.$C$4]" office:value-type="float" office:value="12.29995">
            <text:p>12.29995</text:p>
          </table:table-cell>
          <table:table-cell table:formula="of:=[.L50]-[.A50]" office:value-type="float" office:value="-0.0000500000000087653">
            <text:p>-0.00005</text:p>
          </table:table-cell>
          <table:table-cell table:formula="of:=ABS([.M50])" office:value-type="float" office:value="0.0000500000000087653">
            <text:p>0.00005</text:p>
          </table:table-cell>
          <table:table-cell/>
        </table:table-row>
        <table:table-row table:style-name="ro4">
          <table:table-cell table:formula="of:=[.A50]+[.A$4]" office:value-type="float" office:value="12.6">
            <text:p>12.6</text:p>
          </table:table-cell>
          <table:table-cell table:formula="of:=[.A51]/([.$D$4]*2)" office:value-type="float" office:value="6.3">
            <text:p>6.3</text:p>
          </table:table-cell>
          <table:table-cell table:formula="of:=SQRT(ABS([.$D$2]^2-[.B51]^2))" office:value-type="float" office:value="164.87968340581">
            <text:p>164.8796834058</text:p>
          </table:table-cell>
          <table:table-cell table:formula="of:=([.$C$10]-[.C51])*[.$B$4]" office:value-type="float" office:value="151.494062813401">
            <text:p>151.4940628134</text:p>
          </table:table-cell>
          <table:table-cell table:formula="of:=ROUND([.D51])" office:value-type="float" office:value="151">
            <text:p>151</text:p>
          </table:table-cell>
          <table:table-cell table:formula="of:=([.$C$8]-([.E51]*[.$C$4]))" office:value-type="float" office:value="164.88014375">
            <text:p>164.88014375</text:p>
          </table:table-cell>
          <table:table-cell table:style-name="ce6" table:formula="of:=SQRT(ABS([.$D$2]^2-[.F51]^2))" office:value-type="float" office:value="6.2879405992212">
            <text:p>6.2879405992</text:p>
          </table:table-cell>
          <table:table-cell table:formula="of:=ABS([.B51]-[.G51])" office:value-type="float" office:value="0.0120594007788002">
            <text:p>0.0120594008</text:p>
          </table:table-cell>
          <table:table-cell/>
          <table:table-cell table:formula="of:=[.A51]*[.$B$4]" office:value-type="float" office:value="15874.0157480315">
            <text:p>15874.0157480315</text:p>
          </table:table-cell>
          <table:table-cell table:formula="of:=ROUND([.J51])" office:value-type="float" office:value="15874">
            <text:p>15874</text:p>
          </table:table-cell>
          <table:table-cell table:formula="of:=(([.K51]-[.K50])+[.K50])*[.$C$4]" office:value-type="float" office:value="12.5999875">
            <text:p>12.5999875</text:p>
          </table:table-cell>
          <table:table-cell table:formula="of:=[.L51]-[.A51]" office:value-type="float" office:value="-0.0000125000000092967">
            <text:p>-0.0000125</text:p>
          </table:table-cell>
          <table:table-cell table:formula="of:=ABS([.M51])" office:value-type="float" office:value="0.0000125000000092967">
            <text:p>0.0000125</text:p>
          </table:table-cell>
          <table:table-cell/>
        </table:table-row>
        <table:table-row table:style-name="ro4">
          <table:table-cell table:formula="of:=[.A51]+[.A$4]" office:value-type="float" office:value="12.9">
            <text:p>12.9</text:p>
          </table:table-cell>
          <table:table-cell table:formula="of:=[.A52]/([.$D$4]*2)" office:value-type="float" office:value="6.45">
            <text:p>6.45</text:p>
          </table:table-cell>
          <table:table-cell table:formula="of:=SQRT(ABS([.$D$2]^2-[.B52]^2))" office:value-type="float" office:value="164.873883620178">
            <text:p>164.8738836202</text:p>
          </table:table-cell>
          <table:table-cell table:formula="of:=([.$C$10]-[.C52])*[.$B$4]" office:value-type="float" office:value="158.800879357161">
            <text:p>158.8008793572</text:p>
          </table:table-cell>
          <table:table-cell table:formula="of:=ROUND([.D52])" office:value-type="float" office:value="159">
            <text:p>159</text:p>
          </table:table-cell>
          <table:table-cell table:formula="of:=([.$C$8]-([.E52]*[.$C$4]))" office:value-type="float" office:value="164.87379375">
            <text:p>164.87379375</text:p>
          </table:table-cell>
          <table:table-cell table:style-name="ce6" table:formula="of:=SQRT(ABS([.$D$2]^2-[.F52]^2))" office:value-type="float" office:value="6.45229683775173">
            <text:p>6.4522968378</text:p>
          </table:table-cell>
          <table:table-cell table:formula="of:=ABS([.B52]-[.G52])" office:value-type="float" office:value="0.00229683775172518">
            <text:p>0.0022968378</text:p>
          </table:table-cell>
          <table:table-cell/>
          <table:table-cell table:formula="of:=[.A52]*[.$B$4]" office:value-type="float" office:value="16251.968503937">
            <text:p>16251.968503937</text:p>
          </table:table-cell>
          <table:table-cell table:formula="of:=ROUND([.J52])" office:value-type="float" office:value="16252">
            <text:p>16252</text:p>
          </table:table-cell>
          <table:table-cell table:formula="of:=(([.K52]-[.K51])+[.K51])*[.$C$4]" office:value-type="float" office:value="12.900025">
            <text:p>12.900025</text:p>
          </table:table-cell>
          <table:table-cell table:formula="of:=[.L52]-[.A52]" office:value-type="float" office:value="0.0000249999999901718">
            <text:p>0.000025</text:p>
          </table:table-cell>
          <table:table-cell table:formula="of:=ABS([.M52])" office:value-type="float" office:value="0.0000249999999901718">
            <text:p>0.000025</text:p>
          </table:table-cell>
          <table:table-cell/>
        </table:table-row>
        <table:table-row table:style-name="ro4">
          <table:table-cell table:formula="of:=[.A52]+[.A$4]" office:value-type="float" office:value="13.2">
            <text:p>13.2</text:p>
          </table:table-cell>
          <table:table-cell table:formula="of:=[.A53]/([.$D$4]*2)" office:value-type="float" office:value="6.60000000000001">
            <text:p>6.6</text:p>
          </table:table-cell>
          <table:table-cell table:formula="of:=SQRT(ABS([.$D$2]^2-[.B53]^2))" office:value-type="float" office:value="164.867947157718">
            <text:p>164.8679471577</text:p>
          </table:table-cell>
          <table:table-cell table:formula="of:=([.$C$10]-[.C53])*[.$B$4]" office:value-type="float" office:value="166.27988718114">
            <text:p>166.2798871811</text:p>
          </table:table-cell>
          <table:table-cell table:formula="of:=ROUND([.D53])" office:value-type="float" office:value="166">
            <text:p>166</text:p>
          </table:table-cell>
          <table:table-cell table:formula="of:=([.$C$8]-([.E53]*[.$C$4]))" office:value-type="float" office:value="164.8682375">
            <text:p>164.8682375</text:p>
          </table:table-cell>
          <table:table-cell table:style-name="ce6" table:formula="of:=SQRT(ABS([.$D$2]^2-[.F53]^2))" office:value-type="float" office:value="6.59274325630814">
            <text:p>6.5927432563</text:p>
          </table:table-cell>
          <table:table-cell table:formula="of:=ABS([.B53]-[.G53])" office:value-type="float" office:value="0.0072567436918618">
            <text:p>0.0072567437</text:p>
          </table:table-cell>
          <table:table-cell/>
          <table:table-cell table:formula="of:=[.A53]*[.$B$4]" office:value-type="float" office:value="16629.9212598425">
            <text:p>16629.9212598425</text:p>
          </table:table-cell>
          <table:table-cell table:formula="of:=ROUND([.J53])" office:value-type="float" office:value="16630">
            <text:p>16630</text:p>
          </table:table-cell>
          <table:table-cell table:formula="of:=(([.K53]-[.K52])+[.K52])*[.$C$4]" office:value-type="float" office:value="13.2000625">
            <text:p>13.2000625</text:p>
          </table:table-cell>
          <table:table-cell table:formula="of:=[.L53]-[.A53]" office:value-type="float" office:value="0.0000624999999896403">
            <text:p>0.0000625</text:p>
          </table:table-cell>
          <table:table-cell table:formula="of:=ABS([.M53])" office:value-type="float" office:value="0.0000624999999896403">
            <text:p>0.0000625</text:p>
          </table:table-cell>
          <table:table-cell/>
        </table:table-row>
        <table:table-row table:style-name="ro4">
          <table:table-cell table:formula="of:=[.A53]+[.A$4]" office:value-type="float" office:value="13.5">
            <text:p>13.5</text:p>
          </table:table-cell>
          <table:table-cell table:formula="of:=[.A54]/([.$D$4]*2)" office:value-type="float" office:value="6.75000000000001">
            <text:p>6.75</text:p>
          </table:table-cell>
          <table:table-cell table:formula="of:=SQRT(ABS([.$D$2]^2-[.B54]^2))" office:value-type="float" office:value="164.861874003664">
            <text:p>164.8618740037</text:p>
          </table:table-cell>
          <table:table-cell table:formula="of:=([.$C$10]-[.C54])*[.$B$4]" office:value-type="float" office:value="173.931104886547">
            <text:p>173.9311048865</text:p>
          </table:table-cell>
          <table:table-cell table:formula="of:=ROUND([.D54])" office:value-type="float" office:value="174">
            <text:p>174</text:p>
          </table:table-cell>
          <table:table-cell table:formula="of:=([.$C$8]-([.E54]*[.$C$4]))" office:value-type="float" office:value="164.8618875">
            <text:p>164.8618875</text:p>
          </table:table-cell>
          <table:table-cell table:style-name="ce6" table:formula="of:=SQRT(ABS([.$D$2]^2-[.F54]^2))" office:value-type="float" office:value="6.74967035768017">
            <text:p>6.7496703577</text:p>
          </table:table-cell>
          <table:table-cell table:formula="of:=ABS([.B54]-[.G54])" office:value-type="float" office:value="0.000329642319834456">
            <text:p>0.0003296423</text:p>
          </table:table-cell>
          <table:table-cell/>
          <table:table-cell table:formula="of:=[.A54]*[.$B$4]" office:value-type="float" office:value="17007.874015748">
            <text:p>17007.874015748</text:p>
          </table:table-cell>
          <table:table-cell table:formula="of:=ROUND([.J54])" office:value-type="float" office:value="17008">
            <text:p>17008</text:p>
          </table:table-cell>
          <table:table-cell table:formula="of:=(([.K54]-[.K53])+[.K53])*[.$C$4]" office:value-type="float" office:value="13.5001">
            <text:p>13.5001</text:p>
          </table:table-cell>
          <table:table-cell table:formula="of:=[.L54]-[.A54]" office:value-type="float" office:value="0.0000999999999891088">
            <text:p>0.0001</text:p>
          </table:table-cell>
          <table:table-cell table:formula="of:=ABS([.M54])" office:value-type="float" office:value="0.0000999999999891088">
            <text:p>0.0001</text:p>
          </table:table-cell>
          <table:table-cell/>
        </table:table-row>
        <table:table-row table:style-name="ro4">
          <table:table-cell table:formula="of:=[.A54]+[.A$4]" office:value-type="float" office:value="13.8">
            <text:p>13.8</text:p>
          </table:table-cell>
          <table:table-cell table:formula="of:=[.A55]/([.$D$4]*2)" office:value-type="float" office:value="6.90000000000001">
            <text:p>6.9</text:p>
          </table:table-cell>
          <table:table-cell table:formula="of:=SQRT(ABS([.$D$2]^2-[.B55]^2))" office:value-type="float" office:value="164.85566414291">
            <text:p>164.8556641429</text:p>
          </table:table-cell>
          <table:table-cell table:formula="of:=([.$C$10]-[.C55])*[.$B$4]" office:value-type="float" office:value="181.754551505596">
            <text:p>181.7545515056</text:p>
          </table:table-cell>
          <table:table-cell table:formula="of:=ROUND([.D55])" office:value-type="float" office:value="182">
            <text:p>182</text:p>
          </table:table-cell>
          <table:table-cell table:formula="of:=([.$C$8]-([.E55]*[.$C$4]))" office:value-type="float" office:value="164.8555375">
            <text:p>164.8555375</text:p>
          </table:table-cell>
          <table:table-cell table:style-name="ce6" table:formula="of:=SQRT(ABS([.$D$2]^2-[.F55]^2))" office:value-type="float" office:value="6.90302510397402">
            <text:p>6.903025104</text:p>
          </table:table-cell>
          <table:table-cell table:formula="of:=ABS([.B55]-[.G55])" office:value-type="float" office:value="0.00302510397401434">
            <text:p>0.003025104</text:p>
          </table:table-cell>
          <table:table-cell/>
          <table:table-cell table:formula="of:=[.A55]*[.$B$4]" office:value-type="float" office:value="17385.8267716536">
            <text:p>17385.8267716536</text:p>
          </table:table-cell>
          <table:table-cell table:formula="of:=ROUND([.J55])" office:value-type="float" office:value="17386">
            <text:p>17386</text:p>
          </table:table-cell>
          <table:table-cell table:formula="of:=(([.K55]-[.K54])+[.K54])*[.$C$4]" office:value-type="float" office:value="13.8001375">
            <text:p>13.8001375</text:p>
          </table:table-cell>
          <table:table-cell table:formula="of:=[.L55]-[.A55]" office:value-type="float" office:value="0.000137499999988577">
            <text:p>0.0001375</text:p>
          </table:table-cell>
          <table:table-cell table:formula="of:=ABS([.M55])" office:value-type="float" office:value="0.000137499999988577">
            <text:p>0.0001375</text:p>
          </table:table-cell>
          <table:table-cell/>
        </table:table-row>
        <table:table-row table:style-name="ro4">
          <table:table-cell table:formula="of:=[.A55]+[.A$4]" office:value-type="float" office:value="14.1">
            <text:p>14.1</text:p>
          </table:table-cell>
          <table:table-cell table:formula="of:=[.A56]/([.$D$4]*2)" office:value-type="float" office:value="7.05000000000001">
            <text:p>7.05</text:p>
          </table:table-cell>
          <table:table-cell table:formula="of:=SQRT(ABS([.$D$2]^2-[.B56]^2))" office:value-type="float" office:value="164.849317560007">
            <text:p>164.84931756</text:p>
          </table:table-cell>
          <table:table-cell table:formula="of:=([.$C$10]-[.C56])*[.$B$4]" office:value-type="float" office:value="189.750246501832">
            <text:p>189.7502465018</text:p>
          </table:table-cell>
          <table:table-cell table:formula="of:=ROUND([.D56])" office:value-type="float" office:value="190">
            <text:p>190</text:p>
          </table:table-cell>
          <table:table-cell table:formula="of:=([.$C$8]-([.E56]*[.$C$4]))" office:value-type="float" office:value="164.8491875">
            <text:p>164.8491875</text:p>
          </table:table-cell>
          <table:table-cell table:style-name="ce6" table:formula="of:=SQRT(ABS([.$D$2]^2-[.F56]^2))" office:value-type="float" office:value="7.05304052092741">
            <text:p>7.0530405209</text:p>
          </table:table-cell>
          <table:table-cell table:formula="of:=ABS([.B56]-[.G56])" office:value-type="float" office:value="0.00304052092740381">
            <text:p>0.0030405209</text:p>
          </table:table-cell>
          <table:table-cell/>
          <table:table-cell table:formula="of:=[.A56]*[.$B$4]" office:value-type="float" office:value="17763.7795275591">
            <text:p>17763.7795275591</text:p>
          </table:table-cell>
          <table:table-cell table:formula="of:=ROUND([.J56])" office:value-type="float" office:value="17764">
            <text:p>17764</text:p>
          </table:table-cell>
          <table:table-cell table:formula="of:=(([.K56]-[.K55])+[.K55])*[.$C$4]" office:value-type="float" office:value="14.100175">
            <text:p>14.100175</text:p>
          </table:table-cell>
          <table:table-cell table:formula="of:=[.L56]-[.A56]" office:value-type="float" office:value="0.000174999999988046">
            <text:p>0.000175</text:p>
          </table:table-cell>
          <table:table-cell table:formula="of:=ABS([.M56])" office:value-type="float" office:value="0.000174999999988046">
            <text:p>0.000175</text:p>
          </table:table-cell>
          <table:table-cell/>
        </table:table-row>
        <table:table-row table:style-name="ro4">
          <table:table-cell table:formula="of:=[.A56]+[.A$4]" office:value-type="float" office:value="14.4">
            <text:p>14.4</text:p>
          </table:table-cell>
          <table:table-cell table:formula="of:=[.A57]/([.$D$4]*2)" office:value-type="float" office:value="7.20000000000001">
            <text:p>7.2</text:p>
          </table:table-cell>
          <table:table-cell table:formula="of:=SQRT(ABS([.$D$2]^2-[.B57]^2))" office:value-type="float" office:value="164.842834239163">
            <text:p>164.8428342392</text:p>
          </table:table-cell>
          <table:table-cell table:formula="of:=([.$C$10]-[.C57])*[.$B$4]" office:value-type="float" office:value="197.918209770379">
            <text:p>197.9182097704</text:p>
          </table:table-cell>
          <table:table-cell table:formula="of:=ROUND([.D57])" office:value-type="float" office:value="198">
            <text:p>198</text:p>
          </table:table-cell>
          <table:table-cell table:formula="of:=([.$C$8]-([.E57]*[.$C$4]))" office:value-type="float" office:value="164.8428375">
            <text:p>164.8428375</text:p>
          </table:table-cell>
          <table:table-cell table:style-name="ce6" table:formula="of:=SQRT(ABS([.$D$2]^2-[.F57]^2))" office:value-type="float" office:value="7.19992534326515">
            <text:p>7.1999253433</text:p>
          </table:table-cell>
          <table:table-cell table:formula="of:=ABS([.B57]-[.G57])" office:value-type="float" office:value="0.0000746567348599569">
            <text:p>7.46567348599569E-005</text:p>
          </table:table-cell>
          <table:table-cell/>
          <table:table-cell table:formula="of:=[.A57]*[.$B$4]" office:value-type="float" office:value="18141.7322834646">
            <text:p>18141.7322834646</text:p>
          </table:table-cell>
          <table:table-cell table:formula="of:=ROUND([.J57])" office:value-type="float" office:value="18142">
            <text:p>18142</text:p>
          </table:table-cell>
          <table:table-cell table:formula="of:=(([.K57]-[.K56])+[.K56])*[.$C$4]" office:value-type="float" office:value="14.4002125">
            <text:p>14.4002125</text:p>
          </table:table-cell>
          <table:table-cell table:formula="of:=[.L57]-[.A57]" office:value-type="float" office:value="0.000212499999985738">
            <text:p>0.0002125</text:p>
          </table:table-cell>
          <table:table-cell table:formula="of:=ABS([.M57])" office:value-type="float" office:value="0.000212499999985738">
            <text:p>0.0002125</text:p>
          </table:table-cell>
          <table:table-cell/>
        </table:table-row>
        <table:table-row table:style-name="ro4">
          <table:table-cell table:formula="of:=[.A57]+[.A$4]" office:value-type="float" office:value="14.7">
            <text:p>14.7</text:p>
          </table:table-cell>
          <table:table-cell table:formula="of:=[.A58]/([.$D$4]*2)" office:value-type="float" office:value="7.35000000000001">
            <text:p>7.35</text:p>
          </table:table-cell>
          <table:table-cell table:formula="of:=SQRT(ABS([.$D$2]^2-[.B58]^2))" office:value-type="float" office:value="164.836214164242">
            <text:p>164.8362141642</text:p>
          </table:table-cell>
          <table:table-cell table:formula="of:=([.$C$10]-[.C58])*[.$B$4]" office:value-type="float" office:value="206.25846163816">
            <text:p>206.2584616382</text:p>
          </table:table-cell>
          <table:table-cell table:formula="of:=ROUND([.D58])" office:value-type="float" office:value="206">
            <text:p>206</text:p>
          </table:table-cell>
          <table:table-cell table:formula="of:=([.$C$8]-([.E58]*[.$C$4]))" office:value-type="float" office:value="164.8364875">
            <text:p>164.8364875</text:p>
          </table:table-cell>
          <table:table-cell table:style-name="ce6" table:formula="of:=SQRT(ABS([.$D$2]^2-[.F58]^2))" office:value-type="float" office:value="7.34386741862504">
            <text:p>7.3438674186</text:p>
          </table:table-cell>
          <table:table-cell table:formula="of:=ABS([.B58]-[.G58])" office:value-type="float" office:value="0.00613258137496597">
            <text:p>0.0061325814</text:p>
          </table:table-cell>
          <table:table-cell/>
          <table:table-cell table:formula="of:=[.A58]*[.$B$4]" office:value-type="float" office:value="18519.6850393701">
            <text:p>18519.6850393701</text:p>
          </table:table-cell>
          <table:table-cell table:formula="of:=ROUND([.J58])" office:value-type="float" office:value="18520">
            <text:p>18520</text:p>
          </table:table-cell>
          <table:table-cell table:formula="of:=(([.K58]-[.K57])+[.K57])*[.$C$4]" office:value-type="float" office:value="14.70025">
            <text:p>14.70025</text:p>
          </table:table-cell>
          <table:table-cell table:formula="of:=[.L58]-[.A58]" office:value-type="float" office:value="0.000249999999985206">
            <text:p>0.00025</text:p>
          </table:table-cell>
          <table:table-cell table:formula="of:=ABS([.M58])" office:value-type="float" office:value="0.000249999999985206">
            <text:p>0.00025</text:p>
          </table:table-cell>
          <table:table-cell/>
        </table:table-row>
        <table:table-row table:style-name="ro4">
          <table:table-cell table:formula="of:=[.A58]+[.A$4]" office:value-type="float" office:value="15">
            <text:p>15</text:p>
          </table:table-cell>
          <table:table-cell table:formula="of:=[.A59]/([.$D$4]*2)" office:value-type="float" office:value="7.50000000000001">
            <text:p>7.5</text:p>
          </table:table-cell>
          <table:table-cell table:formula="of:=SQRT(ABS([.$D$2]^2-[.B59]^2))" office:value-type="float" office:value="164.829457318769">
            <text:p>164.8294573188</text:p>
          </table:table-cell>
          <table:table-cell table:formula="of:=([.$C$10]-[.C59])*[.$B$4]" office:value-type="float" office:value="214.771022864138">
            <text:p>214.7710228641</text:p>
          </table:table-cell>
          <table:table-cell table:formula="of:=ROUND([.D59])" office:value-type="float" office:value="215">
            <text:p>215</text:p>
          </table:table-cell>
          <table:table-cell table:formula="of:=([.$C$8]-([.E59]*[.$C$4]))" office:value-type="float" office:value="164.82934375">
            <text:p>164.82934375</text:p>
          </table:table-cell>
          <table:table-cell table:style-name="ce6" table:formula="of:=SQRT(ABS([.$D$2]^2-[.F59]^2))" office:value-type="float" office:value="7.50249551444975">
            <text:p>7.5024955144</text:p>
          </table:table-cell>
          <table:table-cell table:formula="of:=ABS([.B59]-[.G59])" office:value-type="float" office:value="0.00249551444974472">
            <text:p>0.0024955144</text:p>
          </table:table-cell>
          <table:table-cell/>
          <table:table-cell table:formula="of:=[.A59]*[.$B$4]" office:value-type="float" office:value="18897.6377952756">
            <text:p>18897.6377952756</text:p>
          </table:table-cell>
          <table:table-cell table:formula="of:=ROUND([.J59])" office:value-type="float" office:value="18898">
            <text:p>18898</text:p>
          </table:table-cell>
          <table:table-cell table:formula="of:=(([.K59]-[.K58])+[.K58])*[.$C$4]" office:value-type="float" office:value="15.0002875">
            <text:p>15.0002875</text:p>
          </table:table-cell>
          <table:table-cell table:formula="of:=[.L59]-[.A59]" office:value-type="float" office:value="0.000287499999984675">
            <text:p>0.0002875</text:p>
          </table:table-cell>
          <table:table-cell table:formula="of:=ABS([.M59])" office:value-type="float" office:value="0.000287499999984675">
            <text:p>0.0002875</text:p>
          </table:table-cell>
          <table:table-cell/>
        </table:table-row>
        <table:table-row table:style-name="ro4">
          <table:table-cell table:formula="of:=[.A59]+[.A$4]" office:value-type="float" office:value="15.3">
            <text:p>15.3</text:p>
          </table:table-cell>
          <table:table-cell table:formula="of:=[.A60]/([.$D$4]*2)" office:value-type="float" office:value="7.65000000000001">
            <text:p>7.65</text:p>
          </table:table-cell>
          <table:table-cell table:formula="of:=SQRT(ABS([.$D$2]^2-[.B60]^2))" office:value-type="float" office:value="164.822563685923">
            <text:p>164.8225636859</text:p>
          </table:table-cell>
          <table:table-cell table:formula="of:=([.$C$10]-[.C60])*[.$B$4]" office:value-type="float" office:value="223.455914639576">
            <text:p>223.4559146396</text:p>
          </table:table-cell>
          <table:table-cell table:formula="of:=ROUND([.D60])" office:value-type="float" office:value="223">
            <text:p>223</text:p>
          </table:table-cell>
          <table:table-cell table:formula="of:=([.$C$8]-([.E60]*[.$C$4]))" office:value-type="float" office:value="164.82299375">
            <text:p>164.82299375</text:p>
          </table:table-cell>
          <table:table-cell table:style-name="ce6" table:formula="of:=SQRT(ABS([.$D$2]^2-[.F60]^2))" office:value-type="float" office:value="7.64072845267147">
            <text:p>7.6407284527</text:p>
          </table:table-cell>
          <table:table-cell table:formula="of:=ABS([.B60]-[.G60])" office:value-type="float" office:value="0.00927154732854252">
            <text:p>0.0092715473</text:p>
          </table:table-cell>
          <table:table-cell/>
          <table:table-cell table:formula="of:=[.A60]*[.$B$4]" office:value-type="float" office:value="19275.5905511811">
            <text:p>19275.5905511811</text:p>
          </table:table-cell>
          <table:table-cell table:formula="of:=ROUND([.J60])" office:value-type="float" office:value="19276">
            <text:p>19276</text:p>
          </table:table-cell>
          <table:table-cell table:formula="of:=(([.K60]-[.K59])+[.K59])*[.$C$4]" office:value-type="float" office:value="15.300325">
            <text:p>15.300325</text:p>
          </table:table-cell>
          <table:table-cell table:formula="of:=[.L60]-[.A60]" office:value-type="float" office:value="0.000324999999984144">
            <text:p>0.000325</text:p>
          </table:table-cell>
          <table:table-cell table:formula="of:=ABS([.M60])" office:value-type="float" office:value="0.000324999999984144">
            <text:p>0.000325</text:p>
          </table:table-cell>
          <table:table-cell/>
        </table:table-row>
        <table:table-row table:style-name="ro4">
          <table:table-cell table:formula="of:=[.A60]+[.A$4]" office:value-type="float" office:value="15.6">
            <text:p>15.6</text:p>
          </table:table-cell>
          <table:table-cell table:formula="of:=[.A61]/([.$D$4]*2)" office:value-type="float" office:value="7.80000000000001">
            <text:p>7.8</text:p>
          </table:table-cell>
          <table:table-cell table:formula="of:=SQRT(ABS([.$D$2]^2-[.B61]^2))" office:value-type="float" office:value="164.815533248538">
            <text:p>164.8155332485</text:p>
          </table:table-cell>
          <table:table-cell table:formula="of:=([.$C$10]-[.C61])*[.$B$4]" office:value-type="float" office:value="232.313158588392">
            <text:p>232.3131585884</text:p>
          </table:table-cell>
          <table:table-cell table:formula="of:=ROUND([.D61])" office:value-type="float" office:value="232">
            <text:p>232</text:p>
          </table:table-cell>
          <table:table-cell table:formula="of:=([.$C$8]-([.E61]*[.$C$4]))" office:value-type="float" office:value="164.81585">
            <text:p>164.81585</text:p>
          </table:table-cell>
          <table:table-cell table:style-name="ce6" table:formula="of:=SQRT(ABS([.$D$2]^2-[.F61]^2))" office:value-type="float" office:value="7.79330409887215">
            <text:p>7.7933040989</text:p>
          </table:table-cell>
          <table:table-cell table:formula="of:=ABS([.B61]-[.G61])" office:value-type="float" office:value="0.00669590112785645">
            <text:p>0.0066959011</text:p>
          </table:table-cell>
          <table:table-cell/>
          <table:table-cell table:formula="of:=[.A61]*[.$B$4]" office:value-type="float" office:value="19653.5433070866">
            <text:p>19653.5433070866</text:p>
          </table:table-cell>
          <table:table-cell table:formula="of:=ROUND([.J61])" office:value-type="float" office:value="19654">
            <text:p>19654</text:p>
          </table:table-cell>
          <table:table-cell table:formula="of:=(([.K61]-[.K60])+[.K60])*[.$C$4]" office:value-type="float" office:value="15.6003625">
            <text:p>15.6003625</text:p>
          </table:table-cell>
          <table:table-cell table:formula="of:=[.L61]-[.A61]" office:value-type="float" office:value="0.000362499999983612">
            <text:p>0.0003625</text:p>
          </table:table-cell>
          <table:table-cell table:formula="of:=ABS([.M61])" office:value-type="float" office:value="0.000362499999983612">
            <text:p>0.0003625</text:p>
          </table:table-cell>
          <table:table-cell/>
        </table:table-row>
        <table:table-row table:style-name="ro4">
          <table:table-cell table:formula="of:=[.A61]+[.A$4]" office:value-type="float" office:value="15.9">
            <text:p>15.9</text:p>
          </table:table-cell>
          <table:table-cell table:formula="of:=[.A62]/([.$D$4]*2)" office:value-type="float" office:value="7.95000000000001">
            <text:p>7.95</text:p>
          </table:table-cell>
          <table:table-cell table:formula="of:=SQRT(ABS([.$D$2]^2-[.B62]^2))" office:value-type="float" office:value="164.808365989109">
            <text:p>164.8083659891</text:p>
          </table:table-cell>
          <table:table-cell table:formula="of:=([.$C$10]-[.C62])*[.$B$4]" office:value-type="float" office:value="241.3427767673">
            <text:p>241.3427767673</text:p>
          </table:table-cell>
          <table:table-cell table:formula="of:=ROUND([.D62])" office:value-type="float" office:value="241">
            <text:p>241</text:p>
          </table:table-cell>
          <table:table-cell table:formula="of:=([.$C$8]-([.E62]*[.$C$4]))" office:value-type="float" office:value="164.80870625">
            <text:p>164.80870625</text:p>
          </table:table-cell>
          <table:table-cell table:style-name="ce6" table:formula="of:=SQRT(ABS([.$D$2]^2-[.F62]^2))" office:value-type="float" office:value="7.94294304406179">
            <text:p>7.9429430441</text:p>
          </table:table-cell>
          <table:table-cell table:formula="of:=ABS([.B62]-[.G62])" office:value-type="float" office:value="0.00705695593822142">
            <text:p>0.0070569559</text:p>
          </table:table-cell>
          <table:table-cell/>
          <table:table-cell table:formula="of:=[.A62]*[.$B$4]" office:value-type="float" office:value="20031.4960629921">
            <text:p>20031.4960629921</text:p>
          </table:table-cell>
          <table:table-cell table:formula="of:=ROUND([.J62])" office:value-type="float" office:value="20031">
            <text:p>20031</text:p>
          </table:table-cell>
          <table:table-cell table:formula="of:=(([.K62]-[.K61])+[.K61])*[.$C$4]" office:value-type="float" office:value="15.89960625">
            <text:p>15.89960625</text:p>
          </table:table-cell>
          <table:table-cell table:formula="of:=[.L62]-[.A62]" office:value-type="float" office:value="-0.000393750000016624">
            <text:p>-0.00039375</text:p>
          </table:table-cell>
          <table:table-cell table:formula="of:=ABS([.M62])" office:value-type="float" office:value="0.000393750000016624">
            <text:p>0.00039375</text:p>
          </table:table-cell>
          <table:table-cell/>
        </table:table-row>
        <table:table-row table:style-name="ro4">
          <table:table-cell table:formula="of:=[.A62]+[.A$4]" office:value-type="float" office:value="16.2">
            <text:p>16.2</text:p>
          </table:table-cell>
          <table:table-cell table:formula="of:=[.A63]/([.$D$4]*2)" office:value-type="float" office:value="8.10000000000001">
            <text:p>8.1</text:p>
          </table:table-cell>
          <table:table-cell table:formula="of:=SQRT(ABS([.$D$2]^2-[.B63]^2))" office:value-type="float" office:value="164.801061889783">
            <text:p>164.8010618898</text:p>
          </table:table-cell>
          <table:table-cell table:formula="of:=([.$C$10]-[.C63])*[.$B$4]" office:value-type="float" office:value="250.544791666134">
            <text:p>250.5447916661</text:p>
          </table:table-cell>
          <table:table-cell table:formula="of:=ROUND([.D63])" office:value-type="float" office:value="251">
            <text:p>251</text:p>
          </table:table-cell>
          <table:table-cell table:formula="of:=([.$C$8]-([.E63]*[.$C$4]))" office:value-type="float" office:value="164.80076875">
            <text:p>164.80076875</text:p>
          </table:table-cell>
          <table:table-cell table:style-name="ce6" table:formula="of:=SQRT(ABS([.$D$2]^2-[.F63]^2))" office:value-type="float" office:value="8.10596196691189">
            <text:p>8.1059619669</text:p>
          </table:table-cell>
          <table:table-cell table:formula="of:=ABS([.B63]-[.G63])" office:value-type="float" office:value="0.00596196691188311">
            <text:p>0.0059619669</text:p>
          </table:table-cell>
          <table:table-cell/>
          <table:table-cell table:formula="of:=[.A63]*[.$B$4]" office:value-type="float" office:value="20409.4488188977">
            <text:p>20409.4488188977</text:p>
          </table:table-cell>
          <table:table-cell table:formula="of:=ROUND([.J63])" office:value-type="float" office:value="20409">
            <text:p>20409</text:p>
          </table:table-cell>
          <table:table-cell table:formula="of:=(([.K63]-[.K62])+[.K62])*[.$C$4]" office:value-type="float" office:value="16.19964375">
            <text:p>16.19964375</text:p>
          </table:table-cell>
          <table:table-cell table:formula="of:=[.L63]-[.A63]" office:value-type="float" office:value="-0.000356250000017155">
            <text:p>-0.00035625</text:p>
          </table:table-cell>
          <table:table-cell table:formula="of:=ABS([.M63])" office:value-type="float" office:value="0.000356250000017155">
            <text:p>0.00035625</text:p>
          </table:table-cell>
          <table:table-cell/>
        </table:table-row>
        <table:table-row table:style-name="ro4">
          <table:table-cell table:formula="of:=[.A63]+[.A$4]" office:value-type="float" office:value="16.5">
            <text:p>16.5</text:p>
          </table:table-cell>
          <table:table-cell table:formula="of:=[.A64]/([.$D$4]*2)" office:value-type="float" office:value="8.25000000000001">
            <text:p>8.25</text:p>
          </table:table-cell>
          <table:table-cell table:formula="of:=SQRT(ABS([.$D$2]^2-[.B64]^2))" office:value-type="float" office:value="164.793620932365">
            <text:p>164.7936209324</text:p>
          </table:table-cell>
          <table:table-cell table:formula="of:=([.$C$10]-[.C64])*[.$B$4]" office:value-type="float" office:value="259.919226208207">
            <text:p>259.9192262082</text:p>
          </table:table-cell>
          <table:table-cell table:formula="of:=ROUND([.D64])" office:value-type="float" office:value="260">
            <text:p>260</text:p>
          </table:table-cell>
          <table:table-cell table:formula="of:=([.$C$8]-([.E64]*[.$C$4]))" office:value-type="float" office:value="164.793625">
            <text:p>164.793625</text:p>
          </table:table-cell>
          <table:table-cell table:style-name="ce6" table:formula="of:=SQRT(ABS([.$D$2]^2-[.F64]^2))" office:value-type="float" office:value="8.24991874865314">
            <text:p>8.2499187487</text:p>
          </table:table-cell>
          <table:table-cell table:formula="of:=ABS([.B64]-[.G64])" office:value-type="float" office:value="0.0000812513468737564">
            <text:p>8.12513468737564E-005</text:p>
          </table:table-cell>
          <table:table-cell/>
          <table:table-cell table:formula="of:=[.A64]*[.$B$4]" office:value-type="float" office:value="20787.4015748032">
            <text:p>20787.4015748032</text:p>
          </table:table-cell>
          <table:table-cell table:formula="of:=ROUND([.J64])" office:value-type="float" office:value="20787">
            <text:p>20787</text:p>
          </table:table-cell>
          <table:table-cell table:formula="of:=(([.K64]-[.K63])+[.K63])*[.$C$4]" office:value-type="float" office:value="16.49968125">
            <text:p>16.49968125</text:p>
          </table:table-cell>
          <table:table-cell table:formula="of:=[.L64]-[.A64]" office:value-type="float" office:value="-0.000318750000019463">
            <text:p>-0.00031875</text:p>
          </table:table-cell>
          <table:table-cell table:formula="of:=ABS([.M64])" office:value-type="float" office:value="0.000318750000019463">
            <text:p>0.00031875</text:p>
          </table:table-cell>
          <table:table-cell/>
        </table:table-row>
        <table:table-row table:style-name="ro4">
          <table:table-cell table:formula="of:=[.A64]+[.A$4]" office:value-type="float" office:value="16.8">
            <text:p>16.8</text:p>
          </table:table-cell>
          <table:table-cell table:formula="of:=[.A65]/([.$D$4]*2)" office:value-type="float" office:value="8.40000000000001">
            <text:p>8.4</text:p>
          </table:table-cell>
          <table:table-cell table:formula="of:=SQRT(ABS([.$D$2]^2-[.B65]^2))" office:value-type="float" office:value="164.786043098316">
            <text:p>164.7860430983</text:p>
          </table:table-cell>
          <table:table-cell table:formula="of:=([.$C$10]-[.C65])*[.$B$4]" office:value-type="float" office:value="269.466103750454">
            <text:p>269.4661037505</text:p>
          </table:table-cell>
          <table:table-cell table:formula="of:=ROUND([.D65])" office:value-type="float" office:value="269">
            <text:p>269</text:p>
          </table:table-cell>
          <table:table-cell table:formula="of:=([.$C$8]-([.E65]*[.$C$4]))" office:value-type="float" office:value="164.78648125">
            <text:p>164.78648125</text:p>
          </table:table-cell>
          <table:table-cell table:style-name="ce6" table:formula="of:=SQRT(ABS([.$D$2]^2-[.F65]^2))" office:value-type="float" office:value="8.39140019564045">
            <text:p>8.3914001956</text:p>
          </table:table-cell>
          <table:table-cell table:formula="of:=ABS([.B65]-[.G65])" office:value-type="float" office:value="0.00859980435955876">
            <text:p>0.0085998044</text:p>
          </table:table-cell>
          <table:table-cell/>
          <table:table-cell table:formula="of:=[.A65]*[.$B$4]" office:value-type="float" office:value="21165.3543307087">
            <text:p>21165.3543307087</text:p>
          </table:table-cell>
          <table:table-cell table:formula="of:=ROUND([.J65])" office:value-type="float" office:value="21165">
            <text:p>21165</text:p>
          </table:table-cell>
          <table:table-cell table:formula="of:=(([.K65]-[.K64])+[.K64])*[.$C$4]" office:value-type="float" office:value="16.79971875">
            <text:p>16.79971875</text:p>
          </table:table-cell>
          <table:table-cell table:formula="of:=[.L65]-[.A65]" office:value-type="float" office:value="-0.000281250000018218">
            <text:p>-0.00028125</text:p>
          </table:table-cell>
          <table:table-cell table:formula="of:=ABS([.M65])" office:value-type="float" office:value="0.000281250000018218">
            <text:p>0.00028125</text:p>
          </table:table-cell>
          <table:table-cell/>
        </table:table-row>
        <table:table-row table:style-name="ro4">
          <table:table-cell table:formula="of:=[.A65]+[.A$4]" office:value-type="float" office:value="17.1">
            <text:p>17.1</text:p>
          </table:table-cell>
          <table:table-cell table:formula="of:=[.A66]/([.$D$4]*2)" office:value-type="float" office:value="8.55000000000001">
            <text:p>8.55</text:p>
          </table:table-cell>
          <table:table-cell table:formula="of:=SQRT(ABS([.$D$2]^2-[.B66]^2))" office:value-type="float" office:value="164.778328368751">
            <text:p>164.7783283688</text:p>
          </table:table-cell>
          <table:table-cell table:formula="of:=([.$C$10]-[.C66])*[.$B$4]" office:value-type="float" office:value="279.185448083823">
            <text:p>279.1854480838</text:p>
          </table:table-cell>
          <table:table-cell table:formula="of:=ROUND([.D66])" office:value-type="float" office:value="279">
            <text:p>279</text:p>
          </table:table-cell>
          <table:table-cell table:formula="of:=([.$C$8]-([.E66]*[.$C$4]))" office:value-type="float" office:value="164.77854375">
            <text:p>164.77854375</text:p>
          </table:table-cell>
          <table:table-cell table:style-name="ce6" table:formula="of:=SQRT(ABS([.$D$2]^2-[.F66]^2))" office:value-type="float" office:value="8.54584809304088">
            <text:p>8.545848093</text:p>
          </table:table-cell>
          <table:table-cell table:formula="of:=ABS([.B66]-[.G66])" office:value-type="float" office:value="0.00415190695913026">
            <text:p>0.004151907</text:p>
          </table:table-cell>
          <table:table-cell/>
          <table:table-cell table:formula="of:=[.A66]*[.$B$4]" office:value-type="float" office:value="21543.3070866142">
            <text:p>21543.3070866142</text:p>
          </table:table-cell>
          <table:table-cell table:formula="of:=ROUND([.J66])" office:value-type="float" office:value="21543">
            <text:p>21543</text:p>
          </table:table-cell>
          <table:table-cell table:formula="of:=(([.K66]-[.K65])+[.K65])*[.$C$4]" office:value-type="float" office:value="17.09975625">
            <text:p>17.09975625</text:p>
          </table:table-cell>
          <table:table-cell table:formula="of:=[.L66]-[.A66]" office:value-type="float" office:value="-0.000243750000020526">
            <text:p>-0.00024375</text:p>
          </table:table-cell>
          <table:table-cell table:formula="of:=ABS([.M66])" office:value-type="float" office:value="0.000243750000020526">
            <text:p>0.00024375</text:p>
          </table:table-cell>
          <table:table-cell/>
        </table:table-row>
        <table:table-row table:style-name="ro4">
          <table:table-cell table:formula="of:=[.A66]+[.A$4]" office:value-type="float" office:value="17.4">
            <text:p>17.4</text:p>
          </table:table-cell>
          <table:table-cell table:formula="of:=[.A67]/([.$D$4]*2)" office:value-type="float" office:value="8.70000000000001">
            <text:p>8.7</text:p>
          </table:table-cell>
          <table:table-cell table:formula="of:=SQRT(ABS([.$D$2]^2-[.B67]^2))" office:value-type="float" office:value="164.770476724442">
            <text:p>164.7704767244</text:p>
          </table:table-cell>
          <table:table-cell table:formula="of:=([.$C$10]-[.C67])*[.$B$4]" office:value-type="float" office:value="289.077283433564">
            <text:p>289.0772834336</text:p>
          </table:table-cell>
          <table:table-cell table:formula="of:=ROUND([.D67])" office:value-type="float" office:value="289">
            <text:p>289</text:p>
          </table:table-cell>
          <table:table-cell table:formula="of:=([.$C$8]-([.E67]*[.$C$4]))" office:value-type="float" office:value="164.77060625">
            <text:p>164.77060625</text:p>
          </table:table-cell>
          <table:table-cell table:style-name="ce6" table:formula="of:=SQRT(ABS([.$D$2]^2-[.F67]^2))" office:value-type="float" office:value="8.69754655103747">
            <text:p>8.697546551</text:p>
          </table:table-cell>
          <table:table-cell table:formula="of:=ABS([.B67]-[.G67])" office:value-type="float" office:value="0.00245344896253918">
            <text:p>0.002453449</text:p>
          </table:table-cell>
          <table:table-cell/>
          <table:table-cell table:formula="of:=[.A67]*[.$B$4]" office:value-type="float" office:value="21921.2598425197">
            <text:p>21921.2598425197</text:p>
          </table:table-cell>
          <table:table-cell table:formula="of:=ROUND([.J67])" office:value-type="float" office:value="21921">
            <text:p>21921</text:p>
          </table:table-cell>
          <table:table-cell table:formula="of:=(([.K67]-[.K66])+[.K66])*[.$C$4]" office:value-type="float" office:value="17.39979375">
            <text:p>17.39979375</text:p>
          </table:table-cell>
          <table:table-cell table:formula="of:=[.L67]-[.A67]" office:value-type="float" office:value="-0.000206250000019281">
            <text:p>-0.00020625</text:p>
          </table:table-cell>
          <table:table-cell table:formula="of:=ABS([.M67])" office:value-type="float" office:value="0.000206250000019281">
            <text:p>0.00020625</text:p>
          </table:table-cell>
          <table:table-cell/>
        </table:table-row>
        <table:table-row table:style-name="ro4">
          <table:table-cell table:formula="of:=[.A67]+[.A$4]" office:value-type="float" office:value="17.7">
            <text:p>17.7</text:p>
          </table:table-cell>
          <table:table-cell table:formula="of:=[.A68]/([.$D$4]*2)" office:value-type="float" office:value="8.85000000000001">
            <text:p>8.85</text:p>
          </table:table-cell>
          <table:table-cell table:formula="of:=SQRT(ABS([.$D$2]^2-[.B68]^2))" office:value-type="float" office:value="164.762488145816">
            <text:p>164.7624881458</text:p>
          </table:table-cell>
          <table:table-cell table:formula="of:=([.$C$10]-[.C68])*[.$B$4]" office:value-type="float" office:value="299.141634459482">
            <text:p>299.1416344595</text:p>
          </table:table-cell>
          <table:table-cell table:formula="of:=ROUND([.D68])" office:value-type="float" office:value="299">
            <text:p>299</text:p>
          </table:table-cell>
          <table:table-cell table:formula="of:=([.$C$8]-([.E68]*[.$C$4]))" office:value-type="float" office:value="164.76266875">
            <text:p>164.76266875</text:p>
          </table:table-cell>
          <table:table-cell table:style-name="ce6" table:formula="of:=SQRT(ABS([.$D$2]^2-[.F68]^2))" office:value-type="float" office:value="8.84663700949556">
            <text:p>8.8466370095</text:p>
          </table:table-cell>
          <table:table-cell table:formula="of:=ABS([.B68]-[.G68])" office:value-type="float" office:value="0.00336299050445099">
            <text:p>0.0033629905</text:p>
          </table:table-cell>
          <table:table-cell/>
          <table:table-cell table:formula="of:=[.A68]*[.$B$4]" office:value-type="float" office:value="22299.2125984252">
            <text:p>22299.2125984252</text:p>
          </table:table-cell>
          <table:table-cell table:formula="of:=ROUND([.J68])" office:value-type="float" office:value="22299">
            <text:p>22299</text:p>
          </table:table-cell>
          <table:table-cell table:formula="of:=(([.K68]-[.K67])+[.K67])*[.$C$4]" office:value-type="float" office:value="17.69983125">
            <text:p>17.69983125</text:p>
          </table:table-cell>
          <table:table-cell table:formula="of:=[.L68]-[.A68]" office:value-type="float" office:value="-0.000168750000021589">
            <text:p>-0.00016875</text:p>
          </table:table-cell>
          <table:table-cell table:formula="of:=ABS([.M68])" office:value-type="float" office:value="0.000168750000021589">
            <text:p>0.00016875</text:p>
          </table:table-cell>
          <table:table-cell/>
        </table:table-row>
        <table:table-row table:style-name="ro4">
          <table:table-cell table:formula="of:=[.A68]+[.A$4]" office:value-type="float" office:value="18">
            <text:p>18</text:p>
          </table:table-cell>
          <table:table-cell table:formula="of:=[.A69]/([.$D$4]*2)" office:value-type="float" office:value="9.00000000000001">
            <text:p>9</text:p>
          </table:table-cell>
          <table:table-cell table:formula="of:=SQRT(ABS([.$D$2]^2-[.B69]^2))" office:value-type="float" office:value="164.754362612952">
            <text:p>164.754362613</text:p>
          </table:table-cell>
          <table:table-cell table:formula="of:=([.$C$10]-[.C69])*[.$B$4]" office:value-type="float" office:value="309.378526256325">
            <text:p>309.3785262563</text:p>
          </table:table-cell>
          <table:table-cell table:formula="of:=ROUND([.D69])" office:value-type="float" office:value="309">
            <text:p>309</text:p>
          </table:table-cell>
          <table:table-cell table:formula="of:=([.$C$8]-([.E69]*[.$C$4]))" office:value-type="float" office:value="164.75473125">
            <text:p>164.75473125</text:p>
          </table:table-cell>
          <table:table-cell table:style-name="ce6" table:formula="of:=SQRT(ABS([.$D$2]^2-[.F69]^2))" office:value-type="float" office:value="8.99324917592501">
            <text:p>8.9932491759</text:p>
          </table:table-cell>
          <table:table-cell table:formula="of:=ABS([.B69]-[.G69])" office:value-type="float" office:value="0.00675082407499872">
            <text:p>0.0067508241</text:p>
          </table:table-cell>
          <table:table-cell/>
          <table:table-cell table:formula="of:=[.A69]*[.$B$4]" office:value-type="float" office:value="22677.1653543307">
            <text:p>22677.1653543307</text:p>
          </table:table-cell>
          <table:table-cell table:formula="of:=ROUND([.J69])" office:value-type="float" office:value="22677">
            <text:p>22677</text:p>
          </table:table-cell>
          <table:table-cell table:formula="of:=(([.K69]-[.K68])+[.K68])*[.$C$4]" office:value-type="float" office:value="17.99986875">
            <text:p>17.99986875</text:p>
          </table:table-cell>
          <table:table-cell table:formula="of:=[.L69]-[.A69]" office:value-type="float" office:value="-0.000131250000020344">
            <text:p>-0.00013125</text:p>
          </table:table-cell>
          <table:table-cell table:formula="of:=ABS([.M69])" office:value-type="float" office:value="0.000131250000020344">
            <text:p>0.00013125</text:p>
          </table:table-cell>
          <table:table-cell/>
        </table:table-row>
        <table:table-row table:style-name="ro4">
          <table:table-cell table:formula="of:=[.A69]+[.A$4]" office:value-type="float" office:value="18.3">
            <text:p>18.3</text:p>
          </table:table-cell>
          <table:table-cell table:formula="of:=[.A70]/([.$D$4]*2)" office:value-type="float" office:value="9.15000000000001">
            <text:p>9.15</text:p>
          </table:table-cell>
          <table:table-cell table:formula="of:=SQRT(ABS([.$D$2]^2-[.B70]^2))" office:value-type="float" office:value="164.746100105587">
            <text:p>164.7461001056</text:p>
          </table:table-cell>
          <table:table-cell table:formula="of:=([.$C$10]-[.C70])*[.$B$4]" office:value-type="float" office:value="319.787984354039">
            <text:p>319.787984354</text:p>
          </table:table-cell>
          <table:table-cell table:formula="of:=ROUND([.D70])" office:value-type="float" office:value="320">
            <text:p>320</text:p>
          </table:table-cell>
          <table:table-cell table:formula="of:=([.$C$8]-([.E70]*[.$C$4]))" office:value-type="float" office:value="164.746">
            <text:p>164.746</text:p>
          </table:table-cell>
          <table:table-cell table:style-name="ce6" table:formula="of:=SQRT(ABS([.$D$2]^2-[.F70]^2))" office:value-type="float" office:value="9.15180222688392">
            <text:p>9.1518022269</text:p>
          </table:table-cell>
          <table:table-cell table:formula="of:=ABS([.B70]-[.G70])" office:value-type="float" office:value="0.00180222688391218">
            <text:p>0.0018022269</text:p>
          </table:table-cell>
          <table:table-cell/>
          <table:table-cell table:formula="of:=[.A70]*[.$B$4]" office:value-type="float" office:value="23055.1181102362">
            <text:p>23055.1181102362</text:p>
          </table:table-cell>
          <table:table-cell table:formula="of:=ROUND([.J70])" office:value-type="float" office:value="23055">
            <text:p>23055</text:p>
          </table:table-cell>
          <table:table-cell table:formula="of:=(([.K70]-[.K69])+[.K69])*[.$C$4]" office:value-type="float" office:value="18.29990625">
            <text:p>18.29990625</text:p>
          </table:table-cell>
          <table:table-cell table:formula="of:=[.L70]-[.A70]" office:value-type="float" office:value="-0.0000937500000226521">
            <text:p>-0.00009375</text:p>
          </table:table-cell>
          <table:table-cell table:formula="of:=ABS([.M70])" office:value-type="float" office:value="0.0000937500000226521">
            <text:p>0.00009375</text:p>
          </table:table-cell>
          <table:table-cell/>
        </table:table-row>
        <table:table-row table:style-name="ro4">
          <table:table-cell table:formula="of:=[.A70]+[.A$4]" office:value-type="float" office:value="18.6">
            <text:p>18.6</text:p>
          </table:table-cell>
          <table:table-cell table:formula="of:=[.A71]/([.$D$4]*2)" office:value-type="float" office:value="9.30000000000001">
            <text:p>9.3</text:p>
          </table:table-cell>
          <table:table-cell table:formula="of:=SQRT(ABS([.$D$2]^2-[.B71]^2))" office:value-type="float" office:value="164.73770060311">
            <text:p>164.7377006031</text:p>
          </table:table-cell>
          <table:table-cell table:formula="of:=([.$C$10]-[.C71])*[.$B$4]" office:value-type="float" office:value="330.370034718053">
            <text:p>330.3700347181</text:p>
          </table:table-cell>
          <table:table-cell table:formula="of:=ROUND([.D71])" office:value-type="float" office:value="330">
            <text:p>330</text:p>
          </table:table-cell>
          <table:table-cell table:formula="of:=([.$C$8]-([.E71]*[.$C$4]))" office:value-type="float" office:value="164.7380625">
            <text:p>164.7380625</text:p>
          </table:table-cell>
          <table:table-cell table:style-name="ce6" table:formula="of:=SQRT(ABS([.$D$2]^2-[.F71]^2))" office:value-type="float" office:value="9.29358723777263">
            <text:p>9.2935872378</text:p>
          </table:table-cell>
          <table:table-cell table:formula="of:=ABS([.B71]-[.G71])" office:value-type="float" office:value="0.00641276222738441">
            <text:p>0.0064127622</text:p>
          </table:table-cell>
          <table:table-cell/>
          <table:table-cell table:formula="of:=[.A71]*[.$B$4]" office:value-type="float" office:value="23433.0708661418">
            <text:p>23433.0708661418</text:p>
          </table:table-cell>
          <table:table-cell table:formula="of:=ROUND([.J71])" office:value-type="float" office:value="23433">
            <text:p>23433</text:p>
          </table:table-cell>
          <table:table-cell table:formula="of:=(([.K71]-[.K70])+[.K70])*[.$C$4]" office:value-type="float" office:value="18.59994375">
            <text:p>18.59994375</text:p>
          </table:table-cell>
          <table:table-cell table:formula="of:=[.L71]-[.A71]" office:value-type="float" office:value="-0.0000562500000249599">
            <text:p>-0.00005625</text:p>
          </table:table-cell>
          <table:table-cell table:formula="of:=ABS([.M71])" office:value-type="float" office:value="0.0000562500000249599">
            <text:p>0.00005625</text:p>
          </table:table-cell>
          <table:table-cell/>
        </table:table-row>
        <table:table-row table:style-name="ro4">
          <table:table-cell table:formula="of:=[.A71]+[.A$4]" office:value-type="float" office:value="18.9">
            <text:p>18.9</text:p>
          </table:table-cell>
          <table:table-cell table:formula="of:=[.A72]/([.$D$4]*2)" office:value-type="float" office:value="9.45000000000001">
            <text:p>9.45</text:p>
          </table:table-cell>
          <table:table-cell table:formula="of:=SQRT(ABS([.$D$2]^2-[.B72]^2))" office:value-type="float" office:value="164.729164084566">
            <text:p>164.7291640846</text:p>
          </table:table-cell>
          <table:table-cell table:formula="of:=([.$C$10]-[.C72])*[.$B$4]" office:value-type="float" office:value="341.124703749709">
            <text:p>341.1247037497</text:p>
          </table:table-cell>
          <table:table-cell table:formula="of:=ROUND([.D72])" office:value-type="float" office:value="341">
            <text:p>341</text:p>
          </table:table-cell>
          <table:table-cell table:formula="of:=([.$C$8]-([.E72]*[.$C$4]))" office:value-type="float" office:value="164.72933125">
            <text:p>164.72933125</text:p>
          </table:table-cell>
          <table:table-cell table:style-name="ce6" table:formula="of:=SQRT(ABS([.$D$2]^2-[.F72]^2))" office:value-type="float" office:value="9.44708557851432">
            <text:p>9.4470855785</text:p>
          </table:table-cell>
          <table:table-cell table:formula="of:=ABS([.B72]-[.G72])" office:value-type="float" office:value="0.00291442148568954">
            <text:p>0.0029144215</text:p>
          </table:table-cell>
          <table:table-cell/>
          <table:table-cell table:formula="of:=[.A72]*[.$B$4]" office:value-type="float" office:value="23811.0236220473">
            <text:p>23811.0236220473</text:p>
          </table:table-cell>
          <table:table-cell table:formula="of:=ROUND([.J72])" office:value-type="float" office:value="23811">
            <text:p>23811</text:p>
          </table:table-cell>
          <table:table-cell table:formula="of:=(([.K72]-[.K71])+[.K71])*[.$C$4]" office:value-type="float" office:value="18.89998125">
            <text:p>18.89998125</text:p>
          </table:table-cell>
          <table:table-cell table:formula="of:=[.L72]-[.A72]" office:value-type="float" office:value="-0.0000187500000237151">
            <text:p>-0.00001875</text:p>
          </table:table-cell>
          <table:table-cell table:formula="of:=ABS([.M72])" office:value-type="float" office:value="0.0000187500000237151">
            <text:p>0.00001875</text:p>
          </table:table-cell>
          <table:table-cell/>
        </table:table-row>
        <table:table-row table:style-name="ro4">
          <table:table-cell table:formula="of:=[.A72]+[.A$4]" office:value-type="float" office:value="19.2">
            <text:p>19.2</text:p>
          </table:table-cell>
          <table:table-cell table:formula="of:=[.A73]/([.$D$4]*2)" office:value-type="float" office:value="9.60000000000001">
            <text:p>9.6</text:p>
          </table:table-cell>
          <table:table-cell table:formula="of:=SQRT(ABS([.$D$2]^2-[.B73]^2))" office:value-type="float" office:value="164.720490528653">
            <text:p>164.7204905287</text:p>
          </table:table-cell>
          <table:table-cell table:formula="of:=([.$C$10]-[.C73])*[.$B$4]" office:value-type="float" office:value="352.052018286514">
            <text:p>352.0520182865</text:p>
          </table:table-cell>
          <table:table-cell table:formula="of:=ROUND([.D73])" office:value-type="float" office:value="352">
            <text:p>352</text:p>
          </table:table-cell>
          <table:table-cell table:formula="of:=([.$C$8]-([.E73]*[.$C$4]))" office:value-type="float" office:value="164.7206">
            <text:p>164.7206</text:p>
          </table:table-cell>
          <table:table-cell table:style-name="ce6" table:formula="of:=SQRT(ABS([.$D$2]^2-[.F73]^2))" office:value-type="float" office:value="9.59812146412014">
            <text:p>9.5981214641</text:p>
          </table:table-cell>
          <table:table-cell table:formula="of:=ABS([.B73]-[.G73])" office:value-type="float" office:value="0.00187853587987163">
            <text:p>0.0018785359</text:p>
          </table:table-cell>
          <table:table-cell/>
          <table:table-cell table:formula="of:=[.A73]*[.$B$4]" office:value-type="float" office:value="24188.9763779528">
            <text:p>24188.9763779528</text:p>
          </table:table-cell>
          <table:table-cell table:formula="of:=ROUND([.J73])" office:value-type="float" office:value="24189">
            <text:p>24189</text:p>
          </table:table-cell>
          <table:table-cell table:formula="of:=(([.K73]-[.K72])+[.K72])*[.$C$4]" office:value-type="float" office:value="19.20001875">
            <text:p>19.20001875</text:p>
          </table:table-cell>
          <table:table-cell table:formula="of:=[.L73]-[.A73]" office:value-type="float" office:value="0.0000187499999739771">
            <text:p>0.00001875</text:p>
          </table:table-cell>
          <table:table-cell table:formula="of:=ABS([.M73])" office:value-type="float" office:value="0.0000187499999739771">
            <text:p>0.00001875</text:p>
          </table:table-cell>
          <table:table-cell/>
        </table:table-row>
        <table:table-row table:style-name="ro4">
          <table:table-cell table:formula="of:=[.A73]+[.A$4]" office:value-type="float" office:value="19.5">
            <text:p>19.5</text:p>
          </table:table-cell>
          <table:table-cell table:formula="of:=[.A74]/([.$D$4]*2)" office:value-type="float" office:value="9.75000000000001">
            <text:p>9.75</text:p>
          </table:table-cell>
          <table:table-cell table:formula="of:=SQRT(ABS([.$D$2]^2-[.B74]^2))" office:value-type="float" office:value="164.711679913721">
            <text:p>164.7116799137</text:p>
          </table:table-cell>
          <table:table-cell table:formula="of:=([.$C$10]-[.C74])*[.$B$4]" office:value-type="float" office:value="363.152005602495">
            <text:p>363.1520056025</text:p>
          </table:table-cell>
          <table:table-cell table:formula="of:=ROUND([.D74])" office:value-type="float" office:value="363">
            <text:p>363</text:p>
          </table:table-cell>
          <table:table-cell table:formula="of:=([.$C$8]-([.E74]*[.$C$4]))" office:value-type="float" office:value="164.71186875">
            <text:p>164.71186875</text:p>
          </table:table-cell>
          <table:table-cell table:style-name="ce6" table:formula="of:=SQRT(ABS([.$D$2]^2-[.F74]^2))" office:value-type="float" office:value="9.74680936936651">
            <text:p>9.7468093694</text:p>
          </table:table-cell>
          <table:table-cell table:formula="of:=ABS([.B74]-[.G74])" office:value-type="float" office:value="0.00319063063350455">
            <text:p>0.0031906306</text:p>
          </table:table-cell>
          <table:table-cell/>
          <table:table-cell table:formula="of:=[.A74]*[.$B$4]" office:value-type="float" office:value="24566.9291338583">
            <text:p>24566.9291338583</text:p>
          </table:table-cell>
          <table:table-cell table:formula="of:=ROUND([.J74])" office:value-type="float" office:value="24567">
            <text:p>24567</text:p>
          </table:table-cell>
          <table:table-cell table:formula="of:=(([.K74]-[.K73])+[.K73])*[.$C$4]" office:value-type="float" office:value="19.50005625">
            <text:p>19.50005625</text:p>
          </table:table-cell>
          <table:table-cell table:formula="of:=[.L74]-[.A74]" office:value-type="float" office:value="0.0000562499999752219">
            <text:p>0.00005625</text:p>
          </table:table-cell>
          <table:table-cell table:formula="of:=ABS([.M74])" office:value-type="float" office:value="0.0000562499999752219">
            <text:p>0.00005625</text:p>
          </table:table-cell>
          <table:table-cell/>
        </table:table-row>
        <table:table-row table:style-name="ro4">
          <table:table-cell table:formula="of:=[.A74]+[.A$4]" office:value-type="float" office:value="19.8">
            <text:p>19.8</text:p>
          </table:table-cell>
          <table:table-cell table:formula="of:=[.A75]/([.$D$4]*2)" office:value-type="float" office:value="9.90000000000001">
            <text:p>9.9</text:p>
          </table:table-cell>
          <table:table-cell table:formula="of:=SQRT(ABS([.$D$2]^2-[.B75]^2))" office:value-type="float" office:value="164.702732217775">
            <text:p>164.7027322178</text:p>
          </table:table-cell>
          <table:table-cell table:formula="of:=([.$C$10]-[.C75])*[.$B$4]" office:value-type="float" office:value="374.424693408558">
            <text:p>374.4246934086</text:p>
          </table:table-cell>
          <table:table-cell table:formula="of:=ROUND([.D75])" office:value-type="float" office:value="374">
            <text:p>374</text:p>
          </table:table-cell>
          <table:table-cell table:formula="of:=([.$C$8]-([.E75]*[.$C$4]))" office:value-type="float" office:value="164.7031375">
            <text:p>164.7031375</text:p>
          </table:table-cell>
          <table:table-cell table:style-name="ce6" table:formula="of:=SQRT(ABS([.$D$2]^2-[.F75]^2))" office:value-type="float" office:value="9.8932551597589">
            <text:p>9.8932551598</text:p>
          </table:table-cell>
          <table:table-cell table:formula="of:=ABS([.B75]-[.G75])" office:value-type="float" office:value="0.00674484024111521">
            <text:p>0.0067448402</text:p>
          </table:table-cell>
          <table:table-cell/>
          <table:table-cell table:formula="of:=[.A75]*[.$B$4]" office:value-type="float" office:value="24944.8818897638">
            <text:p>24944.8818897638</text:p>
          </table:table-cell>
          <table:table-cell table:formula="of:=ROUND([.J75])" office:value-type="float" office:value="24945">
            <text:p>24945</text:p>
          </table:table-cell>
          <table:table-cell table:formula="of:=(([.K75]-[.K74])+[.K74])*[.$C$4]" office:value-type="float" office:value="19.80009375">
            <text:p>19.80009375</text:p>
          </table:table-cell>
          <table:table-cell table:formula="of:=[.L75]-[.A75]" office:value-type="float" office:value="0.0000937499999729141">
            <text:p>0.00009375</text:p>
          </table:table-cell>
          <table:table-cell table:formula="of:=ABS([.M75])" office:value-type="float" office:value="0.0000937499999729141">
            <text:p>0.00009375</text:p>
          </table:table-cell>
          <table:table-cell/>
        </table:table-row>
        <table:table-row table:style-name="ro4">
          <table:table-cell table:formula="of:=[.A75]+[.A$4]" office:value-type="float" office:value="20.1">
            <text:p>20.1</text:p>
          </table:table-cell>
          <table:table-cell table:formula="of:=[.A76]/([.$D$4]*2)" office:value-type="float" office:value="10.05">
            <text:p>10.05</text:p>
          </table:table-cell>
          <table:table-cell table:formula="of:=SQRT(ABS([.$D$2]^2-[.B76]^2))" office:value-type="float" office:value="164.693647418472">
            <text:p>164.6936474185</text:p>
          </table:table-cell>
          <table:table-cell table:formula="of:=([.$C$10]-[.C76])*[.$B$4]" office:value-type="float" office:value="385.870109852777">
            <text:p>385.8701098528</text:p>
          </table:table-cell>
          <table:table-cell table:formula="of:=ROUND([.D76])" office:value-type="float" office:value="386">
            <text:p>386</text:p>
          </table:table-cell>
          <table:table-cell table:formula="of:=([.$C$8]-([.E76]*[.$C$4]))" office:value-type="float" office:value="164.6936125">
            <text:p>164.6936125</text:p>
          </table:table-cell>
          <table:table-cell table:style-name="ce6" table:formula="of:=SQRT(ABS([.$D$2]^2-[.F76]^2))" office:value-type="float" office:value="10.0505722075832">
            <text:p>10.0505722076</text:p>
          </table:table-cell>
          <table:table-cell table:formula="of:=ABS([.B76]-[.G76])" office:value-type="float" office:value="0.000572207583235951">
            <text:p>0.0005722076</text:p>
          </table:table-cell>
          <table:table-cell/>
          <table:table-cell table:formula="of:=[.A76]*[.$B$4]" office:value-type="float" office:value="25322.8346456693">
            <text:p>25322.8346456693</text:p>
          </table:table-cell>
          <table:table-cell table:formula="of:=ROUND([.J76])" office:value-type="float" office:value="25323">
            <text:p>25323</text:p>
          </table:table-cell>
          <table:table-cell table:formula="of:=(([.K76]-[.K75])+[.K75])*[.$C$4]" office:value-type="float" office:value="20.10013125">
            <text:p>20.10013125</text:p>
          </table:table-cell>
          <table:table-cell table:formula="of:=[.L76]-[.A76]" office:value-type="float" office:value="0.000131249999974159">
            <text:p>0.00013125</text:p>
          </table:table-cell>
          <table:table-cell table:formula="of:=ABS([.M76])" office:value-type="float" office:value="0.000131249999974159">
            <text:p>0.00013125</text:p>
          </table:table-cell>
          <table:table-cell/>
        </table:table-row>
        <table:table-row table:style-name="ro4">
          <table:table-cell table:formula="of:=[.A76]+[.A$4]" office:value-type="float" office:value="20.4">
            <text:p>20.4</text:p>
          </table:table-cell>
          <table:table-cell table:formula="of:=[.A77]/([.$D$4]*2)" office:value-type="float" office:value="10.2">
            <text:p>10.2</text:p>
          </table:table-cell>
          <table:table-cell table:formula="of:=SQRT(ABS([.$D$2]^2-[.B77]^2))" office:value-type="float" office:value="164.684425493123">
            <text:p>164.6844254931</text:p>
          </table:table-cell>
          <table:table-cell table:formula="of:=([.$C$10]-[.C77])*[.$B$4]" office:value-type="float" office:value="397.488283520857">
            <text:p>397.4882835209</text:p>
          </table:table-cell>
          <table:table-cell table:formula="of:=ROUND([.D77])" office:value-type="float" office:value="397">
            <text:p>397</text:p>
          </table:table-cell>
          <table:table-cell table:formula="of:=([.$C$8]-([.E77]*[.$C$4]))" office:value-type="float" office:value="164.68488125">
            <text:p>164.68488125</text:p>
          </table:table-cell>
          <table:table-cell table:style-name="ce6" table:formula="of:=SQRT(ABS([.$D$2]^2-[.F77]^2))" office:value-type="float" office:value="10.1926388964488">
            <text:p>10.1926388964</text:p>
          </table:table-cell>
          <table:table-cell table:formula="of:=ABS([.B77]-[.G77])" office:value-type="float" office:value="0.00736110355116715">
            <text:p>0.0073611036</text:p>
          </table:table-cell>
          <table:table-cell/>
          <table:table-cell table:formula="of:=[.A77]*[.$B$4]" office:value-type="float" office:value="25700.7874015748">
            <text:p>25700.7874015748</text:p>
          </table:table-cell>
          <table:table-cell table:formula="of:=ROUND([.J77])" office:value-type="float" office:value="25701">
            <text:p>25701</text:p>
          </table:table-cell>
          <table:table-cell table:formula="of:=(([.K77]-[.K76])+[.K76])*[.$C$4]" office:value-type="float" office:value="20.40016875">
            <text:p>20.40016875</text:p>
          </table:table-cell>
          <table:table-cell table:formula="of:=[.L77]-[.A77]" office:value-type="float" office:value="0.000168749999971851">
            <text:p>0.00016875</text:p>
          </table:table-cell>
          <table:table-cell table:formula="of:=ABS([.M77])" office:value-type="float" office:value="0.000168749999971851">
            <text:p>0.00016875</text:p>
          </table:table-cell>
          <table:table-cell/>
        </table:table-row>
        <table:table-row table:style-name="ro4">
          <table:table-cell table:formula="of:=[.A77]+[.A$4]" office:value-type="float" office:value="20.7">
            <text:p>20.7</text:p>
          </table:table-cell>
          <table:table-cell table:formula="of:=[.A78]/([.$D$4]*2)" office:value-type="float" office:value="10.35">
            <text:p>10.35</text:p>
          </table:table-cell>
          <table:table-cell table:formula="of:=SQRT(ABS([.$D$2]^2-[.B78]^2))" office:value-type="float" office:value="164.67506641869">
            <text:p>164.6750664187</text:p>
          </table:table-cell>
          <table:table-cell table:formula="of:=([.$C$10]-[.C78])*[.$B$4]" office:value-type="float" office:value="409.279243436385">
            <text:p>409.2792434364</text:p>
          </table:table-cell>
          <table:table-cell table:formula="of:=ROUND([.D78])" office:value-type="float" office:value="409">
            <text:p>409</text:p>
          </table:table-cell>
          <table:table-cell table:formula="of:=([.$C$8]-([.E78]*[.$C$4]))" office:value-type="float" office:value="164.67535625">
            <text:p>164.67535625</text:p>
          </table:table-cell>
          <table:table-cell table:style-name="ce6" table:formula="of:=SQRT(ABS([.$D$2]^2-[.F78]^2))" office:value-type="float" office:value="10.3453875681672">
            <text:p>10.3453875682</text:p>
          </table:table-cell>
          <table:table-cell table:formula="of:=ABS([.B78]-[.G78])" office:value-type="float" office:value="0.00461243183282889">
            <text:p>0.0046124318</text:p>
          </table:table-cell>
          <table:table-cell/>
          <table:table-cell table:formula="of:=[.A78]*[.$B$4]" office:value-type="float" office:value="26078.7401574804">
            <text:p>26078.7401574804</text:p>
          </table:table-cell>
          <table:table-cell table:formula="of:=ROUND([.J78])" office:value-type="float" office:value="26079">
            <text:p>26079</text:p>
          </table:table-cell>
          <table:table-cell table:formula="of:=(([.K78]-[.K77])+[.K77])*[.$C$4]" office:value-type="float" office:value="20.70020625">
            <text:p>20.70020625</text:p>
          </table:table-cell>
          <table:table-cell table:formula="of:=[.L78]-[.A78]" office:value-type="float" office:value="0.000206249999973096">
            <text:p>0.00020625</text:p>
          </table:table-cell>
          <table:table-cell table:formula="of:=ABS([.M78])" office:value-type="float" office:value="0.000206249999973096">
            <text:p>0.00020625</text:p>
          </table:table-cell>
          <table:table-cell/>
        </table:table-row>
        <table:table-row table:style-name="ro4">
          <table:table-cell table:formula="of:=[.A78]+[.A$4]" office:value-type="float" office:value="21">
            <text:p>21</text:p>
          </table:table-cell>
          <table:table-cell table:formula="of:=[.A79]/([.$D$4]*2)" office:value-type="float" office:value="10.5">
            <text:p>10.5</text:p>
          </table:table-cell>
          <table:table-cell table:formula="of:=SQRT(ABS([.$D$2]^2-[.B79]^2))" office:value-type="float" office:value="164.665570171788">
            <text:p>164.6655701718</text:p>
          </table:table-cell>
          <table:table-cell table:formula="of:=([.$C$10]-[.C79])*[.$B$4]" office:value-type="float" office:value="421.243019061224">
            <text:p>421.2430190612</text:p>
          </table:table-cell>
          <table:table-cell table:formula="of:=ROUND([.D79])" office:value-type="float" office:value="421">
            <text:p>421</text:p>
          </table:table-cell>
          <table:table-cell table:formula="of:=([.$C$8]-([.E79]*[.$C$4]))" office:value-type="float" office:value="164.66583125">
            <text:p>164.66583125</text:p>
          </table:table-cell>
          <table:table-cell table:style-name="ce6" table:formula="of:=SQRT(ABS([.$D$2]^2-[.F79]^2))" office:value-type="float" office:value="10.4959048560152">
            <text:p>10.495904856</text:p>
          </table:table-cell>
          <table:table-cell table:formula="of:=ABS([.B79]-[.G79])" office:value-type="float" office:value="0.00409514398480404">
            <text:p>0.004095144</text:p>
          </table:table-cell>
          <table:table-cell/>
          <table:table-cell table:formula="of:=[.A79]*[.$B$4]" office:value-type="float" office:value="26456.6929133859">
            <text:p>26456.6929133859</text:p>
          </table:table-cell>
          <table:table-cell table:formula="of:=ROUND([.J79])" office:value-type="float" office:value="26457">
            <text:p>26457</text:p>
          </table:table-cell>
          <table:table-cell table:formula="of:=(([.K79]-[.K78])+[.K78])*[.$C$4]" office:value-type="float" office:value="21.00024375">
            <text:p>21.00024375</text:p>
          </table:table-cell>
          <table:table-cell table:formula="of:=[.L79]-[.A79]" office:value-type="float" office:value="0.000243749999970788">
            <text:p>0.00024375</text:p>
          </table:table-cell>
          <table:table-cell table:formula="of:=ABS([.M79])" office:value-type="float" office:value="0.000243749999970788">
            <text:p>0.00024375</text:p>
          </table:table-cell>
          <table:table-cell/>
        </table:table-row>
        <table:table-row table:style-name="ro4">
          <table:table-cell table:formula="of:=[.A79]+[.A$4]" office:value-type="float" office:value="21.3">
            <text:p>21.3</text:p>
          </table:table-cell>
          <table:table-cell table:formula="of:=[.A80]/([.$D$4]*2)" office:value-type="float" office:value="10.65">
            <text:p>10.65</text:p>
          </table:table-cell>
          <table:table-cell table:formula="of:=SQRT(ABS([.$D$2]^2-[.B80]^2))" office:value-type="float" office:value="164.655936728683">
            <text:p>164.6559367287</text:p>
          </table:table-cell>
          <table:table-cell table:formula="of:=([.$C$10]-[.C80])*[.$B$4]" office:value-type="float" office:value="433.379640295945">
            <text:p>433.3796402959</text:p>
          </table:table-cell>
          <table:table-cell table:formula="of:=ROUND([.D80])" office:value-type="float" office:value="433">
            <text:p>433</text:p>
          </table:table-cell>
          <table:table-cell table:formula="of:=([.$C$8]-([.E80]*[.$C$4]))" office:value-type="float" office:value="164.65630625">
            <text:p>164.65630625</text:p>
          </table:table-cell>
          <table:table-cell table:style-name="ce6" table:formula="of:=SQRT(ABS([.$D$2]^2-[.F80]^2))" office:value-type="float" office:value="10.6442854201779">
            <text:p>10.6442854202</text:p>
          </table:table-cell>
          <table:table-cell table:formula="of:=ABS([.B80]-[.G80])" office:value-type="float" office:value="0.00571457982210077">
            <text:p>0.0057145798</text:p>
          </table:table-cell>
          <table:table-cell/>
          <table:table-cell table:formula="of:=[.A80]*[.$B$4]" office:value-type="float" office:value="26834.6456692914">
            <text:p>26834.6456692914</text:p>
          </table:table-cell>
          <table:table-cell table:formula="of:=ROUND([.J80])" office:value-type="float" office:value="26835">
            <text:p>26835</text:p>
          </table:table-cell>
          <table:table-cell table:formula="of:=(([.K80]-[.K79])+[.K79])*[.$C$4]" office:value-type="float" office:value="21.30028125">
            <text:p>21.30028125</text:p>
          </table:table-cell>
          <table:table-cell table:formula="of:=[.L80]-[.A80]" office:value-type="float" office:value="0.00028124999996848">
            <text:p>0.00028125</text:p>
          </table:table-cell>
          <table:table-cell table:formula="of:=ABS([.M80])" office:value-type="float" office:value="0.00028124999996848">
            <text:p>0.00028125</text:p>
          </table:table-cell>
          <table:table-cell/>
        </table:table-row>
        <table:table-row table:style-name="ro4">
          <table:table-cell table:formula="of:=[.A80]+[.A$4]" office:value-type="float" office:value="21.6">
            <text:p>21.6</text:p>
          </table:table-cell>
          <table:table-cell table:formula="of:=[.A81]/([.$D$4]*2)" office:value-type="float" office:value="10.8">
            <text:p>10.8</text:p>
          </table:table-cell>
          <table:table-cell table:formula="of:=SQRT(ABS([.$D$2]^2-[.B81]^2))" office:value-type="float" office:value="164.646166065293">
            <text:p>164.6461660653</text:p>
          </table:table-cell>
          <table:table-cell table:formula="of:=([.$C$10]-[.C81])*[.$B$4]" office:value-type="float" office:value="445.689137480144">
            <text:p>445.6891374801</text:p>
          </table:table-cell>
          <table:table-cell table:formula="of:=ROUND([.D81])" office:value-type="float" office:value="446">
            <text:p>446</text:p>
          </table:table-cell>
          <table:table-cell table:formula="of:=([.$C$8]-([.E81]*[.$C$4]))" office:value-type="float" office:value="164.6459875">
            <text:p>164.6459875</text:p>
          </table:table-cell>
          <table:table-cell table:style-name="ce6" table:formula="of:=SQRT(ABS([.$D$2]^2-[.F81]^2))" office:value-type="float" office:value="10.8027218861659">
            <text:p>10.8027218862</text:p>
          </table:table-cell>
          <table:table-cell table:formula="of:=ABS([.B81]-[.G81])" office:value-type="float" office:value="0.00272188616583513">
            <text:p>0.0027218862</text:p>
          </table:table-cell>
          <table:table-cell/>
          <table:table-cell table:formula="of:=[.A81]*[.$B$4]" office:value-type="float" office:value="27212.5984251969">
            <text:p>27212.5984251969</text:p>
          </table:table-cell>
          <table:table-cell table:formula="of:=ROUND([.J81])" office:value-type="float" office:value="27213">
            <text:p>27213</text:p>
          </table:table-cell>
          <table:table-cell table:formula="of:=(([.K81]-[.K80])+[.K80])*[.$C$4]" office:value-type="float" office:value="21.60031875">
            <text:p>21.60031875</text:p>
          </table:table-cell>
          <table:table-cell table:formula="of:=[.L81]-[.A81]" office:value-type="float" office:value="0.000318749999969725">
            <text:p>0.00031875</text:p>
          </table:table-cell>
          <table:table-cell table:formula="of:=ABS([.M81])" office:value-type="float" office:value="0.000318749999969725">
            <text:p>0.00031875</text:p>
          </table:table-cell>
          <table:table-cell/>
        </table:table-row>
        <table:table-row table:style-name="ro4">
          <table:table-cell table:formula="of:=[.A81]+[.A$4]" office:value-type="float" office:value="21.9">
            <text:p>21.9</text:p>
          </table:table-cell>
          <table:table-cell table:formula="of:=[.A82]/([.$D$4]*2)" office:value-type="float" office:value="10.95">
            <text:p>10.95</text:p>
          </table:table-cell>
          <table:table-cell table:formula="of:=SQRT(ABS([.$D$2]^2-[.B82]^2))" office:value-type="float" office:value="164.636258157187">
            <text:p>164.6362581572</text:p>
          </table:table-cell>
          <table:table-cell table:formula="of:=([.$C$10]-[.C82])*[.$B$4]" office:value-type="float" office:value="458.171541392768">
            <text:p>458.1715413928</text:p>
          </table:table-cell>
          <table:table-cell table:formula="of:=ROUND([.D82])" office:value-type="float" office:value="458">
            <text:p>458</text:p>
          </table:table-cell>
          <table:table-cell table:formula="of:=([.$C$8]-([.E82]*[.$C$4]))" office:value-type="float" office:value="164.6364625">
            <text:p>164.6364625</text:p>
          </table:table-cell>
          <table:table-cell table:style-name="ce6" table:formula="of:=SQRT(ABS([.$D$2]^2-[.F82]^2))" office:value-type="float" office:value="10.9469272166254">
            <text:p>10.9469272166</text:p>
          </table:table-cell>
          <table:table-cell table:formula="of:=ABS([.B82]-[.G82])" office:value-type="float" office:value="0.00307278337456829">
            <text:p>0.0030727834</text:p>
          </table:table-cell>
          <table:table-cell/>
          <table:table-cell table:formula="of:=[.A82]*[.$B$4]" office:value-type="float" office:value="27590.5511811024">
            <text:p>27590.5511811024</text:p>
          </table:table-cell>
          <table:table-cell table:formula="of:=ROUND([.J82])" office:value-type="float" office:value="27591">
            <text:p>27591</text:p>
          </table:table-cell>
          <table:table-cell table:formula="of:=(([.K82]-[.K81])+[.K81])*[.$C$4]" office:value-type="float" office:value="21.90035625">
            <text:p>21.90035625</text:p>
          </table:table-cell>
          <table:table-cell table:formula="of:=[.L82]-[.A82]" office:value-type="float" office:value="0.000356249999967417">
            <text:p>0.00035625</text:p>
          </table:table-cell>
          <table:table-cell table:formula="of:=ABS([.M82])" office:value-type="float" office:value="0.000356249999967417">
            <text:p>0.00035625</text:p>
          </table:table-cell>
          <table:table-cell/>
        </table:table-row>
        <table:table-row table:style-name="ro4">
          <table:table-cell table:formula="of:=[.A82]+[.A$4]" office:value-type="float" office:value="22.2">
            <text:p>22.2</text:p>
          </table:table-cell>
          <table:table-cell table:formula="of:=[.A83]/([.$D$4]*2)" office:value-type="float" office:value="11.1">
            <text:p>11.1</text:p>
          </table:table-cell>
          <table:table-cell table:formula="of:=SQRT(ABS([.$D$2]^2-[.B83]^2))" office:value-type="float" office:value="164.626212979586">
            <text:p>164.6262129796</text:p>
          </table:table-cell>
          <table:table-cell table:formula="of:=([.$C$10]-[.C83])*[.$B$4]" office:value-type="float" office:value="470.826883252619">
            <text:p>470.8268832526</text:p>
          </table:table-cell>
          <table:table-cell table:formula="of:=ROUND([.D83])" office:value-type="float" office:value="471">
            <text:p>471</text:p>
          </table:table-cell>
          <table:table-cell table:formula="of:=([.$C$8]-([.E83]*[.$C$4]))" office:value-type="float" office:value="164.62614375">
            <text:p>164.62614375</text:p>
          </table:table-cell>
          <table:table-cell table:style-name="ce6" table:formula="of:=SQRT(ABS([.$D$2]^2-[.F83]^2))" office:value-type="float" office:value="11.1010267094685">
            <text:p>11.1010267095</text:p>
          </table:table-cell>
          <table:table-cell table:formula="of:=ABS([.B83]-[.G83])" office:value-type="float" office:value="0.00102670946845507">
            <text:p>0.0010267095</text:p>
          </table:table-cell>
          <table:table-cell/>
          <table:table-cell table:formula="of:=[.A83]*[.$B$4]" office:value-type="float" office:value="27968.5039370079">
            <text:p>27968.5039370079</text:p>
          </table:table-cell>
          <table:table-cell table:formula="of:=ROUND([.J83])" office:value-type="float" office:value="27969">
            <text:p>27969</text:p>
          </table:table-cell>
          <table:table-cell table:formula="of:=(([.K83]-[.K82])+[.K82])*[.$C$4]" office:value-type="float" office:value="22.20039375">
            <text:p>22.20039375</text:p>
          </table:table-cell>
          <table:table-cell table:formula="of:=[.L83]-[.A83]" office:value-type="float" office:value="0.000393749999968662">
            <text:p>0.00039375</text:p>
          </table:table-cell>
          <table:table-cell table:formula="of:=ABS([.M83])" office:value-type="float" office:value="0.000393749999968662">
            <text:p>0.00039375</text:p>
          </table:table-cell>
          <table:table-cell/>
        </table:table-row>
        <table:table-row table:style-name="ro4">
          <table:table-cell table:formula="of:=[.A83]+[.A$4]" office:value-type="float" office:value="22.5">
            <text:p>22.5</text:p>
          </table:table-cell>
          <table:table-cell table:formula="of:=[.A84]/([.$D$4]*2)" office:value-type="float" office:value="11.25">
            <text:p>11.25</text:p>
          </table:table-cell>
          <table:table-cell table:formula="of:=SQRT(ABS([.$D$2]^2-[.B84]^2))" office:value-type="float" office:value="164.61603050736">
            <text:p>164.6160305074</text:p>
          </table:table-cell>
          <table:table-cell table:formula="of:=([.$C$10]-[.C84])*[.$B$4]" office:value-type="float" office:value="483.655194718704">
            <text:p>483.6551947187</text:p>
          </table:table-cell>
          <table:table-cell table:formula="of:=ROUND([.D84])" office:value-type="float" office:value="484">
            <text:p>484</text:p>
          </table:table-cell>
          <table:table-cell table:formula="of:=([.$C$8]-([.E84]*[.$C$4]))" office:value-type="float" office:value="164.615825">
            <text:p>164.615825</text:p>
          </table:table-cell>
          <table:table-cell table:style-name="ce6" table:formula="of:=SQRT(ABS([.$D$2]^2-[.F84]^2))" office:value-type="float" office:value="11.2530066901861">
            <text:p>11.2530066902</text:p>
          </table:table-cell>
          <table:table-cell table:formula="of:=ABS([.B84]-[.G84])" office:value-type="float" office:value="0.00300669018608168">
            <text:p>0.0030066902</text:p>
          </table:table-cell>
          <table:table-cell/>
          <table:table-cell table:formula="of:=[.A84]*[.$B$4]" office:value-type="float" office:value="28346.4566929134">
            <text:p>28346.4566929134</text:p>
          </table:table-cell>
          <table:table-cell table:formula="of:=ROUND([.J84])" office:value-type="float" office:value="28346">
            <text:p>28346</text:p>
          </table:table-cell>
          <table:table-cell table:formula="of:=(([.K84]-[.K83])+[.K83])*[.$C$4]" office:value-type="float" office:value="22.4996375">
            <text:p>22.4996375</text:p>
          </table:table-cell>
          <table:table-cell table:formula="of:=[.L84]-[.A84]" office:value-type="float" office:value="-0.00036250000003335">
            <text:p>-0.0003625</text:p>
          </table:table-cell>
          <table:table-cell table:formula="of:=ABS([.M84])" office:value-type="float" office:value="0.00036250000003335">
            <text:p>0.0003625</text:p>
          </table:table-cell>
          <table:table-cell/>
        </table:table-row>
        <table:table-row table:style-name="ro4">
          <table:table-cell table:formula="of:=[.A84]+[.A$4]" office:value-type="float" office:value="22.8">
            <text:p>22.8</text:p>
          </table:table-cell>
          <table:table-cell table:formula="of:=[.A85]/([.$D$4]*2)" office:value-type="float" office:value="11.4">
            <text:p>11.4</text:p>
          </table:table-cell>
          <table:table-cell table:formula="of:=SQRT(ABS([.$D$2]^2-[.B85]^2))" office:value-type="float" office:value="164.60571071503">
            <text:p>164.605710715</text:p>
          </table:table-cell>
          <table:table-cell table:formula="of:=([.$C$10]-[.C85])*[.$B$4]" office:value-type="float" office:value="496.656507890601">
            <text:p>496.6565078906</text:p>
          </table:table-cell>
          <table:table-cell table:formula="of:=ROUND([.D85])" office:value-type="float" office:value="497">
            <text:p>497</text:p>
          </table:table-cell>
          <table:table-cell table:formula="of:=([.$C$8]-([.E85]*[.$C$4]))" office:value-type="float" office:value="164.60550625">
            <text:p>164.60550625</text:p>
          </table:table-cell>
          <table:table-cell table:style-name="ce6" table:formula="of:=SQRT(ABS([.$D$2]^2-[.F85]^2))" office:value-type="float" office:value="11.4029519064676">
            <text:p>11.4029519065</text:p>
          </table:table-cell>
          <table:table-cell table:formula="of:=ABS([.B85]-[.G85])" office:value-type="float" office:value="0.00295190646759558">
            <text:p>0.0029519065</text:p>
          </table:table-cell>
          <table:table-cell/>
          <table:table-cell table:formula="of:=[.A85]*[.$B$4]" office:value-type="float" office:value="28724.4094488189">
            <text:p>28724.4094488189</text:p>
          </table:table-cell>
          <table:table-cell table:formula="of:=ROUND([.J85])" office:value-type="float" office:value="28724">
            <text:p>28724</text:p>
          </table:table-cell>
          <table:table-cell table:formula="of:=(([.K85]-[.K84])+[.K84])*[.$C$4]" office:value-type="float" office:value="22.799675">
            <text:p>22.799675</text:p>
          </table:table-cell>
          <table:table-cell table:formula="of:=[.L85]-[.A85]" office:value-type="float" office:value="-0.000325000000032105">
            <text:p>-0.000325</text:p>
          </table:table-cell>
          <table:table-cell table:formula="of:=ABS([.M85])" office:value-type="float" office:value="0.000325000000032105">
            <text:p>0.000325</text:p>
          </table:table-cell>
          <table:table-cell/>
        </table:table-row>
        <table:table-row table:style-name="ro4">
          <table:table-cell table:formula="of:=[.A85]+[.A$4]" office:value-type="float" office:value="23.1">
            <text:p>23.1</text:p>
          </table:table-cell>
          <table:table-cell table:formula="of:=[.A86]/([.$D$4]*2)" office:value-type="float" office:value="11.55">
            <text:p>11.55</text:p>
          </table:table-cell>
          <table:table-cell table:formula="of:=SQRT(ABS([.$D$2]^2-[.B86]^2))" office:value-type="float" office:value="164.595253576766">
            <text:p>164.5952535768</text:p>
          </table:table-cell>
          <table:table-cell table:formula="of:=([.$C$10]-[.C86])*[.$B$4]" office:value-type="float" office:value="509.830855308885">
            <text:p>509.8308553089</text:p>
          </table:table-cell>
          <table:table-cell table:formula="of:=ROUND([.D86])" office:value-type="float" office:value="510">
            <text:p>510</text:p>
          </table:table-cell>
          <table:table-cell table:formula="of:=([.$C$8]-([.E86]*[.$C$4]))" office:value-type="float" office:value="164.5951875">
            <text:p>164.5951875</text:p>
          </table:table-cell>
          <table:table-cell table:style-name="ce6" table:formula="of:=SQRT(ABS([.$D$2]^2-[.F86]^2))" office:value-type="float" office:value="11.550941599707">
            <text:p>11.5509415997</text:p>
          </table:table-cell>
          <table:table-cell table:formula="of:=ABS([.B86]-[.G86])" office:value-type="float" office:value="0.000941599707010354">
            <text:p>0.0009415997</text:p>
          </table:table-cell>
          <table:table-cell/>
          <table:table-cell table:formula="of:=[.A86]*[.$B$4]" office:value-type="float" office:value="29102.3622047245">
            <text:p>29102.3622047245</text:p>
          </table:table-cell>
          <table:table-cell table:formula="of:=ROUND([.J86])" office:value-type="float" office:value="29102">
            <text:p>29102</text:p>
          </table:table-cell>
          <table:table-cell table:formula="of:=(([.K86]-[.K85])+[.K85])*[.$C$4]" office:value-type="float" office:value="23.0997125">
            <text:p>23.0997125</text:p>
          </table:table-cell>
          <table:table-cell table:formula="of:=[.L86]-[.A86]" office:value-type="float" office:value="-0.000287500000034413">
            <text:p>-0.0002875</text:p>
          </table:table-cell>
          <table:table-cell table:formula="of:=ABS([.M86])" office:value-type="float" office:value="0.000287500000034413">
            <text:p>0.0002875</text:p>
          </table:table-cell>
          <table:table-cell/>
        </table:table-row>
        <table:table-row table:style-name="ro4">
          <table:table-cell table:formula="of:=[.A86]+[.A$4]" office:value-type="float" office:value="23.4">
            <text:p>23.4</text:p>
          </table:table-cell>
          <table:table-cell table:formula="of:=[.A87]/([.$D$4]*2)" office:value-type="float" office:value="11.7">
            <text:p>11.7</text:p>
          </table:table-cell>
          <table:table-cell table:formula="of:=SQRT(ABS([.$D$2]^2-[.B87]^2))" office:value-type="float" office:value="164.584659066391">
            <text:p>164.5846590664</text:p>
          </table:table-cell>
          <table:table-cell table:formula="of:=([.$C$10]-[.C87])*[.$B$4]" office:value-type="float" office:value="523.178269955557">
            <text:p>523.1782699556</text:p>
          </table:table-cell>
          <table:table-cell table:formula="of:=ROUND([.D87])" office:value-type="float" office:value="523">
            <text:p>523</text:p>
          </table:table-cell>
          <table:table-cell table:formula="of:=([.$C$8]-([.E87]*[.$C$4]))" office:value-type="float" office:value="164.58486875">
            <text:p>164.58486875</text:p>
          </table:table-cell>
          <table:table-cell table:style-name="ce6" table:formula="of:=SQRT(ABS([.$D$2]^2-[.F87]^2))" office:value-type="float" office:value="11.6970499932793">
            <text:p>11.6970499933</text:p>
          </table:table-cell>
          <table:table-cell table:formula="of:=ABS([.B87]-[.G87])" office:value-type="float" office:value="0.00295000672074686">
            <text:p>0.0029500067</text:p>
          </table:table-cell>
          <table:table-cell/>
          <table:table-cell table:formula="of:=[.A87]*[.$B$4]" office:value-type="float" office:value="29480.31496063">
            <text:p>29480.31496063</text:p>
          </table:table-cell>
          <table:table-cell table:formula="of:=ROUND([.J87])" office:value-type="float" office:value="29480">
            <text:p>29480</text:p>
          </table:table-cell>
          <table:table-cell table:formula="of:=(([.K87]-[.K86])+[.K86])*[.$C$4]" office:value-type="float" office:value="23.39975">
            <text:p>23.39975</text:p>
          </table:table-cell>
          <table:table-cell table:formula="of:=[.L87]-[.A87]" office:value-type="float" office:value="-0.000250000000036721">
            <text:p>-0.00025</text:p>
          </table:table-cell>
          <table:table-cell table:formula="of:=ABS([.M87])" office:value-type="float" office:value="0.000250000000036721">
            <text:p>0.00025</text:p>
          </table:table-cell>
          <table:table-cell/>
        </table:table-row>
        <table:table-row table:style-name="ro4">
          <table:table-cell table:formula="of:=[.A87]+[.A$4]" office:value-type="float" office:value="23.7">
            <text:p>23.7</text:p>
          </table:table-cell>
          <table:table-cell table:formula="of:=[.A88]/([.$D$4]*2)" office:value-type="float" office:value="11.85">
            <text:p>11.85</text:p>
          </table:table-cell>
          <table:table-cell table:formula="of:=SQRT(ABS([.$D$2]^2-[.B88]^2))" office:value-type="float" office:value="164.573927157372">
            <text:p>164.5739271574</text:p>
          </table:table-cell>
          <table:table-cell table:formula="of:=([.$C$10]-[.C88])*[.$B$4]" office:value-type="float" office:value="536.698785254405">
            <text:p>536.6987852544</text:p>
          </table:table-cell>
          <table:table-cell table:formula="of:=ROUND([.D88])" office:value-type="float" office:value="537">
            <text:p>537</text:p>
          </table:table-cell>
          <table:table-cell table:formula="of:=([.$C$8]-([.E88]*[.$C$4]))" office:value-type="float" office:value="164.57375625">
            <text:p>164.57375625</text:p>
          </table:table-cell>
          <table:table-cell table:style-name="ce6" table:formula="of:=SQRT(ABS([.$D$2]^2-[.F88]^2))" office:value-type="float" office:value="11.8523733389388">
            <text:p>11.8523733389</text:p>
          </table:table-cell>
          <table:table-cell table:formula="of:=ABS([.B88]-[.G88])" office:value-type="float" office:value="0.00237333893875302">
            <text:p>0.0023733389</text:p>
          </table:table-cell>
          <table:table-cell/>
          <table:table-cell table:formula="of:=[.A88]*[.$B$4]" office:value-type="float" office:value="29858.2677165355">
            <text:p>29858.2677165355</text:p>
          </table:table-cell>
          <table:table-cell table:formula="of:=ROUND([.J88])" office:value-type="float" office:value="29858">
            <text:p>29858</text:p>
          </table:table-cell>
          <table:table-cell table:formula="of:=(([.K88]-[.K87])+[.K87])*[.$C$4]" office:value-type="float" office:value="23.6997875">
            <text:p>23.6997875</text:p>
          </table:table-cell>
          <table:table-cell table:formula="of:=[.L88]-[.A88]" office:value-type="float" office:value="-0.000212500000035476">
            <text:p>-0.0002125</text:p>
          </table:table-cell>
          <table:table-cell table:formula="of:=ABS([.M88])" office:value-type="float" office:value="0.000212500000035476">
            <text:p>0.0002125</text:p>
          </table:table-cell>
          <table:table-cell/>
        </table:table-row>
        <table:table-row table:style-name="ro4">
          <table:table-cell table:formula="of:=[.A88]+[.A$4]" office:value-type="float" office:value="24">
            <text:p>24</text:p>
          </table:table-cell>
          <table:table-cell table:formula="of:=[.A89]/([.$D$4]*2)" office:value-type="float" office:value="12">
            <text:p>12</text:p>
          </table:table-cell>
          <table:table-cell table:formula="of:=SQRT(ABS([.$D$2]^2-[.B89]^2))" office:value-type="float" office:value="164.56305782283">
            <text:p>164.5630578228</text:p>
          </table:table-cell>
          <table:table-cell table:formula="of:=([.$C$10]-[.C89])*[.$B$4]" office:value-type="float" office:value="550.392435071502">
            <text:p>550.3924350715</text:p>
          </table:table-cell>
          <table:table-cell table:formula="of:=ROUND([.D89])" office:value-type="float" office:value="550">
            <text:p>550</text:p>
          </table:table-cell>
          <table:table-cell table:formula="of:=([.$C$8]-([.E89]*[.$C$4]))" office:value-type="float" office:value="164.5634375">
            <text:p>164.5634375</text:p>
          </table:table-cell>
          <table:table-cell table:style-name="ce6" table:formula="of:=SQRT(ABS([.$D$2]^2-[.F89]^2))" office:value-type="float" office:value="11.9947921275692">
            <text:p>11.9947921276</text:p>
          </table:table-cell>
          <table:table-cell table:formula="of:=ABS([.B89]-[.G89])" office:value-type="float" office:value="0.00520787243081244">
            <text:p>0.0052078724</text:p>
          </table:table-cell>
          <table:table-cell/>
          <table:table-cell table:formula="of:=[.A89]*[.$B$4]" office:value-type="float" office:value="30236.220472441">
            <text:p>30236.220472441</text:p>
          </table:table-cell>
          <table:table-cell table:formula="of:=ROUND([.J89])" office:value-type="float" office:value="30236">
            <text:p>30236</text:p>
          </table:table-cell>
          <table:table-cell table:formula="of:=(([.K89]-[.K88])+[.K88])*[.$C$4]" office:value-type="float" office:value="23.999825">
            <text:p>23.999825</text:p>
          </table:table-cell>
          <table:table-cell table:formula="of:=[.L89]-[.A89]" office:value-type="float" office:value="-0.000175000000037784">
            <text:p>-0.000175</text:p>
          </table:table-cell>
          <table:table-cell table:formula="of:=ABS([.M89])" office:value-type="float" office:value="0.000175000000037784">
            <text:p>0.000175</text:p>
          </table:table-cell>
          <table:table-cell/>
        </table:table-row>
        <table:table-row table:style-name="ro4">
          <table:table-cell table:formula="of:=[.A89]+[.A$4]" office:value-type="float" office:value="24.3">
            <text:p>24.3</text:p>
          </table:table-cell>
          <table:table-cell table:formula="of:=[.A90]/([.$D$4]*2)" office:value-type="float" office:value="12.15">
            <text:p>12.15</text:p>
          </table:table-cell>
          <table:table-cell table:formula="of:=SQRT(ABS([.$D$2]^2-[.B90]^2))" office:value-type="float" office:value="164.552051035531">
            <text:p>164.5520510355</text:p>
          </table:table-cell>
          <table:table-cell table:formula="of:=([.$C$10]-[.C90])*[.$B$4]" office:value-type="float" office:value="564.259253715566">
            <text:p>564.2592537156</text:p>
          </table:table-cell>
          <table:table-cell table:formula="of:=ROUND([.D90])" office:value-type="float" office:value="564">
            <text:p>564</text:p>
          </table:table-cell>
          <table:table-cell table:formula="of:=([.$C$8]-([.E90]*[.$C$4]))" office:value-type="float" office:value="164.552325">
            <text:p>164.552325</text:p>
          </table:table-cell>
          <table:table-cell table:style-name="ce6" table:formula="of:=SQRT(ABS([.$D$2]^2-[.F90]^2))" office:value-type="float" office:value="12.1462890256398">
            <text:p>12.1462890256</text:p>
          </table:table-cell>
          <table:table-cell table:formula="of:=ABS([.B90]-[.G90])" office:value-type="float" office:value="0.00371097436025281">
            <text:p>0.0037109744</text:p>
          </table:table-cell>
          <table:table-cell/>
          <table:table-cell table:formula="of:=[.A90]*[.$B$4]" office:value-type="float" office:value="30614.1732283465">
            <text:p>30614.1732283465</text:p>
          </table:table-cell>
          <table:table-cell table:formula="of:=ROUND([.J90])" office:value-type="float" office:value="30614">
            <text:p>30614</text:p>
          </table:table-cell>
          <table:table-cell table:formula="of:=(([.K90]-[.K89])+[.K89])*[.$C$4]" office:value-type="float" office:value="24.2998625">
            <text:p>24.2998625</text:p>
          </table:table-cell>
          <table:table-cell table:formula="of:=[.L90]-[.A90]" office:value-type="float" office:value="-0.000137500000036539">
            <text:p>-0.0001375</text:p>
          </table:table-cell>
          <table:table-cell table:formula="of:=ABS([.M90])" office:value-type="float" office:value="0.000137500000036539">
            <text:p>0.0001375</text:p>
          </table:table-cell>
          <table:table-cell/>
        </table:table-row>
        <table:table-row table:style-name="ro4">
          <table:table-cell table:formula="of:=[.A90]+[.A$4]" office:value-type="float" office:value="24.6">
            <text:p>24.6</text:p>
          </table:table-cell>
          <table:table-cell table:formula="of:=[.A91]/([.$D$4]*2)" office:value-type="float" office:value="12.3">
            <text:p>12.3</text:p>
          </table:table-cell>
          <table:table-cell table:formula="of:=SQRT(ABS([.$D$2]^2-[.B91]^2))" office:value-type="float" office:value="164.540906767892">
            <text:p>164.5409067679</text:p>
          </table:table-cell>
          <table:table-cell table:formula="of:=([.$C$10]-[.C91])*[.$B$4]" office:value-type="float" office:value="578.299275938425">
            <text:p>578.2992759384</text:p>
          </table:table-cell>
          <table:table-cell table:formula="of:=ROUND([.D91])" office:value-type="float" office:value="578">
            <text:p>578</text:p>
          </table:table-cell>
          <table:table-cell table:formula="of:=([.$C$8]-([.E91]*[.$C$4]))" office:value-type="float" office:value="164.5412125">
            <text:p>164.5412125</text:p>
          </table:table-cell>
          <table:table-cell table:style-name="ce6" table:formula="of:=SQRT(ABS([.$D$2]^2-[.F91]^2))" office:value-type="float" office:value="12.2959094429751">
            <text:p>12.295909443</text:p>
          </table:table-cell>
          <table:table-cell table:formula="of:=ABS([.B91]-[.G91])" office:value-type="float" office:value="0.00409055702487926">
            <text:p>0.004090557</text:p>
          </table:table-cell>
          <table:table-cell/>
          <table:table-cell table:formula="of:=[.A91]*[.$B$4]" office:value-type="float" office:value="30992.125984252">
            <text:p>30992.125984252</text:p>
          </table:table-cell>
          <table:table-cell table:formula="of:=ROUND([.J91])" office:value-type="float" office:value="30992">
            <text:p>30992</text:p>
          </table:table-cell>
          <table:table-cell table:formula="of:=(([.K91]-[.K90])+[.K90])*[.$C$4]" office:value-type="float" office:value="24.5999">
            <text:p>24.5999</text:p>
          </table:table-cell>
          <table:table-cell table:formula="of:=[.L91]-[.A91]" office:value-type="float" office:value="-0.000100000000038847">
            <text:p>-0.0001</text:p>
          </table:table-cell>
          <table:table-cell table:formula="of:=ABS([.M91])" office:value-type="float" office:value="0.000100000000038847">
            <text:p>0.0001</text:p>
          </table:table-cell>
          <table:table-cell/>
        </table:table-row>
        <table:table-row table:style-name="ro4">
          <table:table-cell table:formula="of:=[.A91]+[.A$4]" office:value-type="float" office:value="24.9">
            <text:p>24.9</text:p>
          </table:table-cell>
          <table:table-cell table:formula="of:=[.A92]/([.$D$4]*2)" office:value-type="float" office:value="12.45">
            <text:p>12.45</text:p>
          </table:table-cell>
          <table:table-cell table:formula="of:=SQRT(ABS([.$D$2]^2-[.B92]^2))" office:value-type="float" office:value="164.529624991975">
            <text:p>164.529624992</text:p>
          </table:table-cell>
          <table:table-cell table:formula="of:=([.$C$10]-[.C92])*[.$B$4]" office:value-type="float" office:value="592.512536935449">
            <text:p>592.5125369354</text:p>
          </table:table-cell>
          <table:table-cell table:formula="of:=ROUND([.D92])" office:value-type="float" office:value="593">
            <text:p>593</text:p>
          </table:table-cell>
          <table:table-cell table:formula="of:=([.$C$8]-([.E92]*[.$C$4]))" office:value-type="float" office:value="164.52930625">
            <text:p>164.52930625</text:p>
          </table:table-cell>
          <table:table-cell table:style-name="ce6" table:formula="of:=SQRT(ABS([.$D$2]^2-[.F92]^2))" office:value-type="float" office:value="12.454211532398">
            <text:p>12.4542115324</text:p>
          </table:table-cell>
          <table:table-cell table:formula="of:=ABS([.B92]-[.G92])" office:value-type="float" office:value="0.00421153239799921">
            <text:p>0.0042115324</text:p>
          </table:table-cell>
          <table:table-cell/>
          <table:table-cell table:formula="of:=[.A92]*[.$B$4]" office:value-type="float" office:value="31370.0787401575">
            <text:p>31370.0787401575</text:p>
          </table:table-cell>
          <table:table-cell table:formula="of:=ROUND([.J92])" office:value-type="float" office:value="31370">
            <text:p>31370</text:p>
          </table:table-cell>
          <table:table-cell table:formula="of:=(([.K92]-[.K91])+[.K91])*[.$C$4]" office:value-type="float" office:value="24.8999375">
            <text:p>24.8999375</text:p>
          </table:table-cell>
          <table:table-cell table:formula="of:=[.L92]-[.A92]" office:value-type="float" office:value="-0.0000625000000376019">
            <text:p>-0.0000625</text:p>
          </table:table-cell>
          <table:table-cell table:formula="of:=ABS([.M92])" office:value-type="float" office:value="0.0000625000000376019">
            <text:p>0.0000625</text:p>
          </table:table-cell>
          <table:table-cell/>
        </table:table-row>
        <table:table-row table:style-name="ro4">
          <table:table-cell table:formula="of:=[.A92]+[.A$4]" office:value-type="float" office:value="25.2">
            <text:p>25.2</text:p>
          </table:table-cell>
          <table:table-cell table:formula="of:=[.A93]/([.$D$4]*2)" office:value-type="float" office:value="12.6">
            <text:p>12.6</text:p>
          </table:table-cell>
          <table:table-cell table:formula="of:=SQRT(ABS([.$D$2]^2-[.B93]^2))" office:value-type="float" office:value="164.518205679493">
            <text:p>164.5182056795</text:p>
          </table:table-cell>
          <table:table-cell table:formula="of:=([.$C$10]-[.C93])*[.$B$4]" office:value-type="float" office:value="606.89907234601">
            <text:p>606.899072346</text:p>
          </table:table-cell>
          <table:table-cell table:formula="of:=ROUND([.D93])" office:value-type="float" office:value="607">
            <text:p>607</text:p>
          </table:table-cell>
          <table:table-cell table:formula="of:=([.$C$8]-([.E93]*[.$C$4]))" office:value-type="float" office:value="164.51819375">
            <text:p>164.51819375</text:p>
          </table:table-cell>
          <table:table-cell table:style-name="ce6" table:formula="of:=SQRT(ABS([.$D$2]^2-[.F93]^2))" office:value-type="float" office:value="12.6001557624285">
            <text:p>12.6001557624</text:p>
          </table:table-cell>
          <table:table-cell table:formula="of:=ABS([.B93]-[.G93])" office:value-type="float" office:value="0.000155762428518003">
            <text:p>0.0001557624</text:p>
          </table:table-cell>
          <table:table-cell/>
          <table:table-cell table:formula="of:=[.A93]*[.$B$4]" office:value-type="float" office:value="31748.031496063">
            <text:p>31748.031496063</text:p>
          </table:table-cell>
          <table:table-cell table:formula="of:=ROUND([.J93])" office:value-type="float" office:value="31748">
            <text:p>31748</text:p>
          </table:table-cell>
          <table:table-cell table:formula="of:=(([.K93]-[.K92])+[.K92])*[.$C$4]" office:value-type="float" office:value="25.199975">
            <text:p>25.199975</text:p>
          </table:table-cell>
          <table:table-cell table:formula="of:=[.L93]-[.A93]" office:value-type="float" office:value="-0.0000250000000399098">
            <text:p>-0.000025</text:p>
          </table:table-cell>
          <table:table-cell table:formula="of:=ABS([.M93])" office:value-type="float" office:value="0.0000250000000399098">
            <text:p>0.000025</text:p>
          </table:table-cell>
          <table:table-cell/>
        </table:table-row>
        <table:table-row table:style-name="ro4">
          <table:table-cell table:formula="of:=[.A93]+[.A$4]" office:value-type="float" office:value="25.5">
            <text:p>25.5</text:p>
          </table:table-cell>
          <table:table-cell table:formula="of:=[.A94]/([.$D$4]*2)" office:value-type="float" office:value="12.75">
            <text:p>12.75</text:p>
          </table:table-cell>
          <table:table-cell table:formula="of:=SQRT(ABS([.$D$2]^2-[.B94]^2))" office:value-type="float" office:value="164.506648801804">
            <text:p>164.5066488018</text:p>
          </table:table-cell>
          <table:table-cell table:formula="of:=([.$C$10]-[.C94])*[.$B$4]" office:value-type="float" office:value="621.458918253845">
            <text:p>621.4589182538</text:p>
          </table:table-cell>
          <table:table-cell table:formula="of:=ROUND([.D94])" office:value-type="float" office:value="621">
            <text:p>621</text:p>
          </table:table-cell>
          <table:table-cell table:formula="of:=([.$C$8]-([.E94]*[.$C$4]))" office:value-type="float" office:value="164.50708125">
            <text:p>164.50708125</text:p>
          </table:table-cell>
          <table:table-cell table:style-name="ce6" table:formula="of:=SQRT(ABS([.$D$2]^2-[.F94]^2))" office:value-type="float" office:value="12.744419116064">
            <text:p>12.7444191161</text:p>
          </table:table-cell>
          <table:table-cell table:formula="of:=ABS([.B94]-[.G94])" office:value-type="float" office:value="0.00558088393602496">
            <text:p>0.0055808839</text:p>
          </table:table-cell>
          <table:table-cell/>
          <table:table-cell table:formula="of:=[.A94]*[.$B$4]" office:value-type="float" office:value="32125.9842519686">
            <text:p>32125.9842519686</text:p>
          </table:table-cell>
          <table:table-cell table:formula="of:=ROUND([.J94])" office:value-type="float" office:value="32126">
            <text:p>32126</text:p>
          </table:table-cell>
          <table:table-cell table:formula="of:=(([.K94]-[.K93])+[.K93])*[.$C$4]" office:value-type="float" office:value="25.5000125">
            <text:p>25.5000125</text:p>
          </table:table-cell>
          <table:table-cell table:formula="of:=[.L94]-[.A94]" office:value-type="float" office:value="0.0000124999999613351">
            <text:p>0.0000125</text:p>
          </table:table-cell>
          <table:table-cell table:formula="of:=ABS([.M94])" office:value-type="float" office:value="0.0000124999999613351">
            <text:p>0.0000125</text:p>
          </table:table-cell>
          <table:table-cell/>
        </table:table-row>
        <table:table-row table:style-name="ro4">
          <table:table-cell table:formula="of:=[.A94]+[.A$4]" office:value-type="float" office:value="25.8">
            <text:p>25.8</text:p>
          </table:table-cell>
          <table:table-cell table:formula="of:=[.A95]/([.$D$4]*2)" office:value-type="float" office:value="12.9">
            <text:p>12.9</text:p>
          </table:table-cell>
          <table:table-cell table:formula="of:=SQRT(ABS([.$D$2]^2-[.B95]^2))" office:value-type="float" office:value="164.494954329913">
            <text:p>164.4949543299</text:p>
          </table:table-cell>
          <table:table-cell table:formula="of:=([.$C$10]-[.C95])*[.$B$4]" office:value-type="float" office:value="636.192111187698">
            <text:p>636.1921111877</text:p>
          </table:table-cell>
          <table:table-cell table:formula="of:=ROUND([.D95])" office:value-type="float" office:value="636">
            <text:p>636</text:p>
          </table:table-cell>
          <table:table-cell table:formula="of:=([.$C$8]-([.E95]*[.$C$4]))" office:value-type="float" office:value="164.495175">
            <text:p>164.495175</text:p>
          </table:table-cell>
          <table:table-cell table:style-name="ce6" table:formula="of:=SQRT(ABS([.$D$2]^2-[.F95]^2))" office:value-type="float" office:value="12.8971858061896">
            <text:p>12.8971858062</text:p>
          </table:table-cell>
          <table:table-cell table:formula="of:=ABS([.B95]-[.G95])" office:value-type="float" office:value="0.0028141938104298">
            <text:p>0.0028141938</text:p>
          </table:table-cell>
          <table:table-cell/>
          <table:table-cell table:formula="of:=[.A95]*[.$B$4]" office:value-type="float" office:value="32503.9370078741">
            <text:p>32503.9370078741</text:p>
          </table:table-cell>
          <table:table-cell table:formula="of:=ROUND([.J95])" office:value-type="float" office:value="32504">
            <text:p>32504</text:p>
          </table:table-cell>
          <table:table-cell table:formula="of:=(([.K95]-[.K94])+[.K94])*[.$C$4]" office:value-type="float" office:value="25.80005">
            <text:p>25.80005</text:p>
          </table:table-cell>
          <table:table-cell table:formula="of:=[.L95]-[.A95]" office:value-type="float" office:value="0.0000499999999590273">
            <text:p>0.00005</text:p>
          </table:table-cell>
          <table:table-cell table:formula="of:=ABS([.M95])" office:value-type="float" office:value="0.0000499999999590273">
            <text:p>0.00005</text:p>
          </table:table-cell>
          <table:table-cell/>
        </table:table-row>
        <table:table-row table:style-name="ro4">
          <table:table-cell table:formula="of:=[.A95]+[.A$4]" office:value-type="float" office:value="26.1">
            <text:p>26.1</text:p>
          </table:table-cell>
          <table:table-cell table:formula="of:=[.A96]/([.$D$4]*2)" office:value-type="float" office:value="13.05">
            <text:p>13.05</text:p>
          </table:table-cell>
          <table:table-cell table:formula="of:=SQRT(ABS([.$D$2]^2-[.B96]^2))" office:value-type="float" office:value="164.483122234471">
            <text:p>164.4831222345</text:p>
          </table:table-cell>
          <table:table-cell table:formula="of:=([.$C$10]-[.C96])*[.$B$4]" office:value-type="float" office:value="651.09868812161">
            <text:p>651.0986881216</text:p>
          </table:table-cell>
          <table:table-cell table:formula="of:=ROUND([.D96])" office:value-type="float" office:value="651">
            <text:p>651</text:p>
          </table:table-cell>
          <table:table-cell table:formula="of:=([.$C$8]-([.E96]*[.$C$4]))" office:value-type="float" office:value="164.48326875">
            <text:p>164.48326875</text:p>
          </table:table-cell>
          <table:table-cell table:style-name="ce6" table:formula="of:=SQRT(ABS([.$D$2]^2-[.F96]^2))" office:value-type="float" office:value="13.0481531764182">
            <text:p>13.0481531764</text:p>
          </table:table-cell>
          <table:table-cell table:formula="of:=ABS([.B96]-[.G96])" office:value-type="float" office:value="0.00184682358184496">
            <text:p>0.0018468236</text:p>
          </table:table-cell>
          <table:table-cell/>
          <table:table-cell table:formula="of:=[.A96]*[.$B$4]" office:value-type="float" office:value="32881.8897637796">
            <text:p>32881.8897637796</text:p>
          </table:table-cell>
          <table:table-cell table:formula="of:=ROUND([.J96])" office:value-type="float" office:value="32882">
            <text:p>32882</text:p>
          </table:table-cell>
          <table:table-cell table:formula="of:=(([.K96]-[.K95])+[.K95])*[.$C$4]" office:value-type="float" office:value="26.1000875">
            <text:p>26.1000875</text:p>
          </table:table-cell>
          <table:table-cell table:formula="of:=[.L96]-[.A96]" office:value-type="float" office:value="0.0000874999999567194">
            <text:p>0.0000875</text:p>
          </table:table-cell>
          <table:table-cell table:formula="of:=ABS([.M96])" office:value-type="float" office:value="0.0000874999999567194">
            <text:p>0.0000875</text:p>
          </table:table-cell>
          <table:table-cell/>
        </table:table-row>
        <table:table-row table:style-name="ro4">
          <table:table-cell table:formula="of:=[.A96]+[.A$4]" office:value-type="float" office:value="26.4">
            <text:p>26.4</text:p>
          </table:table-cell>
          <table:table-cell table:formula="of:=[.A97]/([.$D$4]*2)" office:value-type="float" office:value="13.2">
            <text:p>13.2</text:p>
          </table:table-cell>
          <table:table-cell table:formula="of:=SQRT(ABS([.$D$2]^2-[.B97]^2))" office:value-type="float" office:value="164.471152485778">
            <text:p>164.4711524858</text:p>
          </table:table-cell>
          <table:table-cell table:formula="of:=([.$C$10]-[.C97])*[.$B$4]" office:value-type="float" office:value="666.178686475414">
            <text:p>666.1786864754</text:p>
          </table:table-cell>
          <table:table-cell table:formula="of:=ROUND([.D97])" office:value-type="float" office:value="666">
            <text:p>666</text:p>
          </table:table-cell>
          <table:table-cell table:formula="of:=([.$C$8]-([.E97]*[.$C$4]))" office:value-type="float" office:value="164.4713625">
            <text:p>164.4713625</text:p>
          </table:table-cell>
          <table:table-cell table:style-name="ce6" table:formula="of:=SQRT(ABS([.$D$2]^2-[.F97]^2))" office:value-type="float" office:value="13.197382975181">
            <text:p>13.1973829752</text:p>
          </table:table-cell>
          <table:table-cell table:formula="of:=ABS([.B97]-[.G97])" office:value-type="float" office:value="0.00261702481906845">
            <text:p>0.0026170248</text:p>
          </table:table-cell>
          <table:table-cell/>
          <table:table-cell table:formula="of:=[.A97]*[.$B$4]" office:value-type="float" office:value="33259.8425196851">
            <text:p>33259.8425196851</text:p>
          </table:table-cell>
          <table:table-cell table:formula="of:=ROUND([.J97])" office:value-type="float" office:value="33260">
            <text:p>33260</text:p>
          </table:table-cell>
          <table:table-cell table:formula="of:=(([.K97]-[.K96])+[.K96])*[.$C$4]" office:value-type="float" office:value="26.400125">
            <text:p>26.400125</text:p>
          </table:table-cell>
          <table:table-cell table:formula="of:=[.L97]-[.A97]" office:value-type="float" office:value="0.000124999999957964">
            <text:p>0.000125</text:p>
          </table:table-cell>
          <table:table-cell table:formula="of:=ABS([.M97])" office:value-type="float" office:value="0.000124999999957964">
            <text:p>0.000125</text:p>
          </table:table-cell>
          <table:table-cell/>
        </table:table-row>
        <table:table-row table:style-name="ro4">
          <table:table-cell table:formula="of:=[.A97]+[.A$4]" office:value-type="float" office:value="26.7">
            <text:p>26.7</text:p>
          </table:table-cell>
          <table:table-cell table:formula="of:=[.A98]/([.$D$4]*2)" office:value-type="float" office:value="13.35">
            <text:p>13.35</text:p>
          </table:table-cell>
          <table:table-cell table:formula="of:=SQRT(ABS([.$D$2]^2-[.B98]^2))" office:value-type="float" office:value="164.459045053776">
            <text:p>164.4590450538</text:p>
          </table:table-cell>
          <table:table-cell table:formula="of:=([.$C$10]-[.C98])*[.$B$4]" office:value-type="float" office:value="681.432144115278">
            <text:p>681.4321441153</text:p>
          </table:table-cell>
          <table:table-cell table:formula="of:=ROUND([.D98])" office:value-type="float" office:value="681">
            <text:p>681</text:p>
          </table:table-cell>
          <table:table-cell table:formula="of:=([.$C$8]-([.E98]*[.$C$4]))" office:value-type="float" office:value="164.45945625">
            <text:p>164.45945625</text:p>
          </table:table-cell>
          <table:table-cell table:style-name="ce6" table:formula="of:=SQRT(ABS([.$D$2]^2-[.F98]^2))" office:value-type="float" office:value="13.3449334938148">
            <text:p>13.3449334938</text:p>
          </table:table-cell>
          <table:table-cell table:formula="of:=ABS([.B98]-[.G98])" office:value-type="float" office:value="0.00506650618521576">
            <text:p>0.0050665062</text:p>
          </table:table-cell>
          <table:table-cell/>
          <table:table-cell table:formula="of:=[.A98]*[.$B$4]" office:value-type="float" office:value="33637.7952755906">
            <text:p>33637.7952755906</text:p>
          </table:table-cell>
          <table:table-cell table:formula="of:=ROUND([.J98])" office:value-type="float" office:value="33638">
            <text:p>33638</text:p>
          </table:table-cell>
          <table:table-cell table:formula="of:=(([.K98]-[.K97])+[.K97])*[.$C$4]" office:value-type="float" office:value="26.7001625">
            <text:p>26.7001625</text:p>
          </table:table-cell>
          <table:table-cell table:formula="of:=[.L98]-[.A98]" office:value-type="float" office:value="0.000162499999955656">
            <text:p>0.0001625</text:p>
          </table:table-cell>
          <table:table-cell table:formula="of:=ABS([.M98])" office:value-type="float" office:value="0.000162499999955656">
            <text:p>0.0001625</text:p>
          </table:table-cell>
          <table:table-cell/>
        </table:table-row>
        <table:table-row table:style-name="ro4">
          <table:table-cell table:formula="of:=[.A98]+[.A$4]" office:value-type="float" office:value="27">
            <text:p>27</text:p>
          </table:table-cell>
          <table:table-cell table:formula="of:=[.A99]/([.$D$4]*2)" office:value-type="float" office:value="13.5">
            <text:p>13.5</text:p>
          </table:table-cell>
          <table:table-cell table:formula="of:=SQRT(ABS([.$D$2]^2-[.B99]^2))" office:value-type="float" office:value="164.446799908055">
            <text:p>164.4467999081</text:p>
          </table:table-cell>
          <table:table-cell table:formula="of:=([.$C$10]-[.C99])*[.$B$4]" office:value-type="float" office:value="696.859099354167">
            <text:p>696.8590993542</text:p>
          </table:table-cell>
          <table:table-cell table:formula="of:=ROUND([.D99])" office:value-type="float" office:value="697">
            <text:p>697</text:p>
          </table:table-cell>
          <table:table-cell table:formula="of:=([.$C$8]-([.E99]*[.$C$4]))" office:value-type="float" office:value="164.44675625">
            <text:p>164.44675625</text:p>
          </table:table-cell>
          <table:table-cell table:style-name="ce6" table:formula="of:=SQRT(ABS([.$D$2]^2-[.F99]^2))" office:value-type="float" office:value="13.5005317988992">
            <text:p>13.5005317989</text:p>
          </table:table-cell>
          <table:table-cell table:formula="of:=ABS([.B99]-[.G99])" office:value-type="float" office:value="0.000531798899167768">
            <text:p>0.0005317989</text:p>
          </table:table-cell>
          <table:table-cell/>
          <table:table-cell table:formula="of:=[.A99]*[.$B$4]" office:value-type="float" office:value="34015.7480314961">
            <text:p>34015.7480314961</text:p>
          </table:table-cell>
          <table:table-cell table:formula="of:=ROUND([.J99])" office:value-type="float" office:value="34016">
            <text:p>34016</text:p>
          </table:table-cell>
          <table:table-cell table:formula="of:=(([.K99]-[.K98])+[.K98])*[.$C$4]" office:value-type="float" office:value="27.0002">
            <text:p>27.0002</text:p>
          </table:table-cell>
          <table:table-cell table:formula="of:=[.L99]-[.A99]" office:value-type="float" office:value="0.000199999999956901">
            <text:p>0.0002</text:p>
          </table:table-cell>
          <table:table-cell table:formula="of:=ABS([.M99])" office:value-type="float" office:value="0.000199999999956901">
            <text:p>0.0002</text:p>
          </table:table-cell>
          <table:table-cell/>
        </table:table-row>
        <table:table-row table:style-name="ro4">
          <table:table-cell table:formula="of:=[.A99]+[.A$4]" office:value-type="float" office:value="27.3">
            <text:p>27.3</text:p>
          </table:table-cell>
          <table:table-cell table:formula="of:=[.A100]/([.$D$4]*2)" office:value-type="float" office:value="13.65">
            <text:p>13.65</text:p>
          </table:table-cell>
          <table:table-cell table:formula="of:=SQRT(ABS([.$D$2]^2-[.B100]^2))" office:value-type="float" office:value="164.434417017849">
            <text:p>164.4344170179</text:p>
          </table:table-cell>
          <table:table-cell table:formula="of:=([.$C$10]-[.C100])*[.$B$4]" office:value-type="float" office:value="712.459590952239">
            <text:p>712.4595909522</text:p>
          </table:table-cell>
          <table:table-cell table:formula="of:=ROUND([.D100])" office:value-type="float" office:value="712">
            <text:p>712</text:p>
          </table:table-cell>
          <table:table-cell table:formula="of:=([.$C$8]-([.E100]*[.$C$4]))" office:value-type="float" office:value="164.43485">
            <text:p>164.43485</text:p>
          </table:table-cell>
          <table:table-cell table:style-name="ce6" table:formula="of:=SQRT(ABS([.$D$2]^2-[.F100]^2))" office:value-type="float" office:value="13.6447830864948">
            <text:p>13.6447830865</text:p>
          </table:table-cell>
          <table:table-cell table:formula="of:=ABS([.B100]-[.G100])" office:value-type="float" office:value="0.00521691350520293">
            <text:p>0.0052169135</text:p>
          </table:table-cell>
          <table:table-cell/>
          <table:table-cell table:formula="of:=[.A100]*[.$B$4]" office:value-type="float" office:value="34393.7007874016">
            <text:p>34393.7007874016</text:p>
          </table:table-cell>
          <table:table-cell table:formula="of:=ROUND([.J100])" office:value-type="float" office:value="34394">
            <text:p>34394</text:p>
          </table:table-cell>
          <table:table-cell table:formula="of:=(([.K100]-[.K99])+[.K99])*[.$C$4]" office:value-type="float" office:value="27.3002375">
            <text:p>27.3002375</text:p>
          </table:table-cell>
          <table:table-cell table:formula="of:=[.L100]-[.A100]" office:value-type="float" office:value="0.000237499999954593">
            <text:p>0.0002375</text:p>
          </table:table-cell>
          <table:table-cell table:formula="of:=ABS([.M100])" office:value-type="float" office:value="0.000237499999954593">
            <text:p>0.0002375</text:p>
          </table:table-cell>
          <table:table-cell/>
        </table:table-row>
        <table:table-row table:style-name="ro4">
          <table:table-cell table:formula="of:=[.A100]+[.A$4]" office:value-type="float" office:value="27.6">
            <text:p>27.6</text:p>
          </table:table-cell>
          <table:table-cell table:formula="of:=[.A101]/([.$D$4]*2)" office:value-type="float" office:value="13.8">
            <text:p>13.8</text:p>
          </table:table-cell>
          <table:table-cell table:formula="of:=SQRT(ABS([.$D$2]^2-[.B101]^2))" office:value-type="float" office:value="164.421896352037">
            <text:p>164.421896352</text:p>
          </table:table-cell>
          <table:table-cell table:formula="of:=([.$C$10]-[.C101])*[.$B$4]" office:value-type="float" office:value="728.233658117453">
            <text:p>728.2336581175</text:p>
          </table:table-cell>
          <table:table-cell table:formula="of:=ROUND([.D101])" office:value-type="float" office:value="728">
            <text:p>728</text:p>
          </table:table-cell>
          <table:table-cell table:formula="of:=([.$C$8]-([.E101]*[.$C$4]))" office:value-type="float" office:value="164.42215">
            <text:p>164.42215</text:p>
          </table:table-cell>
          <table:table-cell table:style-name="ce6" table:formula="of:=SQRT(ABS([.$D$2]^2-[.F101]^2))" office:value-type="float" office:value="13.7969775450098">
            <text:p>13.796977545</text:p>
          </table:table-cell>
          <table:table-cell table:formula="of:=ABS([.B101]-[.G101])" office:value-type="float" office:value="0.00302245499021403">
            <text:p>0.003022455</text:p>
          </table:table-cell>
          <table:table-cell/>
          <table:table-cell table:formula="of:=[.A101]*[.$B$4]" office:value-type="float" office:value="34771.6535433071">
            <text:p>34771.6535433071</text:p>
          </table:table-cell>
          <table:table-cell table:formula="of:=ROUND([.J101])" office:value-type="float" office:value="34772">
            <text:p>34772</text:p>
          </table:table-cell>
          <table:table-cell table:formula="of:=(([.K101]-[.K100])+[.K100])*[.$C$4]" office:value-type="float" office:value="27.600275">
            <text:p>27.600275</text:p>
          </table:table-cell>
          <table:table-cell table:formula="of:=[.L101]-[.A101]" office:value-type="float" office:value="0.000274999999955838">
            <text:p>0.000275</text:p>
          </table:table-cell>
          <table:table-cell table:formula="of:=ABS([.M101])" office:value-type="float" office:value="0.000274999999955838">
            <text:p>0.000275</text:p>
          </table:table-cell>
          <table:table-cell/>
        </table:table-row>
        <table:table-row table:style-name="ro4">
          <table:table-cell table:formula="of:=[.A101]+[.A$4]" office:value-type="float" office:value="27.9">
            <text:p>27.9</text:p>
          </table:table-cell>
          <table:table-cell table:formula="of:=[.A102]/([.$D$4]*2)" office:value-type="float" office:value="13.95">
            <text:p>13.95</text:p>
          </table:table-cell>
          <table:table-cell table:formula="of:=SQRT(ABS([.$D$2]^2-[.B102]^2))" office:value-type="float" office:value="164.409237879141">
            <text:p>164.4092378791</text:p>
          </table:table-cell>
          <table:table-cell table:formula="of:=([.$C$10]-[.C102])*[.$B$4]" office:value-type="float" office:value="744.181340506034">
            <text:p>744.181340506</text:p>
          </table:table-cell>
          <table:table-cell table:formula="of:=ROUND([.D102])" office:value-type="float" office:value="744">
            <text:p>744</text:p>
          </table:table-cell>
          <table:table-cell table:formula="of:=([.$C$8]-([.E102]*[.$C$4]))" office:value-type="float" office:value="164.40945">
            <text:p>164.40945</text:p>
          </table:table-cell>
          <table:table-cell table:style-name="ce6" table:formula="of:=SQRT(ABS([.$D$2]^2-[.F102]^2))" office:value-type="float" office:value="13.94749980095">
            <text:p>13.947499801</text:p>
          </table:table-cell>
          <table:table-cell table:formula="of:=ABS([.B102]-[.G102])" office:value-type="float" office:value="0.00250019905000087">
            <text:p>0.0025001991</text:p>
          </table:table-cell>
          <table:table-cell/>
          <table:table-cell table:formula="of:=[.A102]*[.$B$4]" office:value-type="float" office:value="35149.6062992127">
            <text:p>35149.6062992127</text:p>
          </table:table-cell>
          <table:table-cell table:formula="of:=ROUND([.J102])" office:value-type="float" office:value="35150">
            <text:p>35150</text:p>
          </table:table-cell>
          <table:table-cell table:formula="of:=(([.K102]-[.K101])+[.K101])*[.$C$4]" office:value-type="float" office:value="27.9003125">
            <text:p>27.9003125</text:p>
          </table:table-cell>
          <table:table-cell table:formula="of:=[.L102]-[.A102]" office:value-type="float" office:value="0.00031249999995353">
            <text:p>0.0003125</text:p>
          </table:table-cell>
          <table:table-cell table:formula="of:=ABS([.M102])" office:value-type="float" office:value="0.00031249999995353">
            <text:p>0.0003125</text:p>
          </table:table-cell>
          <table:table-cell/>
        </table:table-row>
        <table:table-row table:style-name="ro4">
          <table:table-cell table:formula="of:=[.A102]+[.A$4]" office:value-type="float" office:value="28.2">
            <text:p>28.2</text:p>
          </table:table-cell>
          <table:table-cell table:formula="of:=[.A103]/([.$D$4]*2)" office:value-type="float" office:value="14.1">
            <text:p>14.1</text:p>
          </table:table-cell>
          <table:table-cell table:formula="of:=SQRT(ABS([.$D$2]^2-[.B103]^2))" office:value-type="float" office:value="164.396441567328">
            <text:p>164.3964415673</text:p>
          </table:table-cell>
          <table:table-cell table:formula="of:=([.$C$10]-[.C103])*[.$B$4]" office:value-type="float" office:value="760.302678222866">
            <text:p>760.3026782229</text:p>
          </table:table-cell>
          <table:table-cell table:formula="of:=ROUND([.D103])" office:value-type="float" office:value="760">
            <text:p>760</text:p>
          </table:table-cell>
          <table:table-cell table:formula="of:=([.$C$8]-([.E103]*[.$C$4]))" office:value-type="float" office:value="164.39675">
            <text:p>164.39675</text:p>
          </table:table-cell>
          <table:table-cell table:style-name="ce6" table:formula="of:=SQRT(ABS([.$D$2]^2-[.F103]^2))" office:value-type="float" office:value="14.0964034220613">
            <text:p>14.0964034221</text:p>
          </table:table-cell>
          <table:table-cell table:formula="of:=ABS([.B103]-[.G103])" office:value-type="float" office:value="0.00359657793872792">
            <text:p>0.0035965779</text:p>
          </table:table-cell>
          <table:table-cell/>
          <table:table-cell table:formula="of:=[.A103]*[.$B$4]" office:value-type="float" office:value="35527.5590551182">
            <text:p>35527.5590551182</text:p>
          </table:table-cell>
          <table:table-cell table:formula="of:=ROUND([.J103])" office:value-type="float" office:value="35528">
            <text:p>35528</text:p>
          </table:table-cell>
          <table:table-cell table:formula="of:=(([.K103]-[.K102])+[.K102])*[.$C$4]" office:value-type="float" office:value="28.20035">
            <text:p>28.20035</text:p>
          </table:table-cell>
          <table:table-cell table:formula="of:=[.L103]-[.A103]" office:value-type="float" office:value="0.000349999999954775">
            <text:p>0.00035</text:p>
          </table:table-cell>
          <table:table-cell table:formula="of:=ABS([.M103])" office:value-type="float" office:value="0.000349999999954775">
            <text:p>0.00035</text:p>
          </table:table-cell>
          <table:table-cell/>
        </table:table-row>
        <table:table-row table:style-name="ro4">
          <table:table-cell table:formula="of:=[.A103]+[.A$4]" office:value-type="float" office:value="28.5">
            <text:p>28.5</text:p>
          </table:table-cell>
          <table:table-cell table:formula="of:=[.A104]/([.$D$4]*2)" office:value-type="float" office:value="14.25">
            <text:p>14.25</text:p>
          </table:table-cell>
          <table:table-cell table:formula="of:=SQRT(ABS([.$D$2]^2-[.B104]^2))" office:value-type="float" office:value="164.383507384409">
            <text:p>164.3835073844</text:p>
          </table:table-cell>
          <table:table-cell table:formula="of:=([.$C$10]-[.C104])*[.$B$4]" office:value-type="float" office:value="776.597711822211">
            <text:p>776.5977118222</text:p>
          </table:table-cell>
          <table:table-cell table:formula="of:=ROUND([.D104])" office:value-type="float" office:value="777">
            <text:p>777</text:p>
          </table:table-cell>
          <table:table-cell table:formula="of:=([.$C$8]-([.E104]*[.$C$4]))" office:value-type="float" office:value="164.38325625">
            <text:p>164.38325625</text:p>
          </table:table-cell>
          <table:table-cell table:style-name="ce6" table:formula="of:=SQRT(ABS([.$D$2]^2-[.F104]^2))" office:value-type="float" office:value="14.2528967107336">
            <text:p>14.2528967107</text:p>
          </table:table-cell>
          <table:table-cell table:formula="of:=ABS([.B104]-[.G104])" office:value-type="float" office:value="0.0028967107335589">
            <text:p>0.0028967107</text:p>
          </table:table-cell>
          <table:table-cell/>
          <table:table-cell table:formula="of:=[.A104]*[.$B$4]" office:value-type="float" office:value="35905.5118110237">
            <text:p>35905.5118110237</text:p>
          </table:table-cell>
          <table:table-cell table:formula="of:=ROUND([.J104])" office:value-type="float" office:value="35906">
            <text:p>35906</text:p>
          </table:table-cell>
          <table:table-cell table:formula="of:=(([.K104]-[.K103])+[.K103])*[.$C$4]" office:value-type="float" office:value="28.5003875">
            <text:p>28.5003875</text:p>
          </table:table-cell>
          <table:table-cell table:formula="of:=[.L104]-[.A104]" office:value-type="float" office:value="0.000387499999952468">
            <text:p>0.0003875</text:p>
          </table:table-cell>
          <table:table-cell table:formula="of:=ABS([.M104])" office:value-type="float" office:value="0.000387499999952468">
            <text:p>0.0003875</text:p>
          </table:table-cell>
          <table:table-cell/>
        </table:table-row>
        <table:table-row table:style-name="ro4">
          <table:table-cell table:formula="of:=[.A104]+[.A$4]" office:value-type="float" office:value="28.8">
            <text:p>28.8</text:p>
          </table:table-cell>
          <table:table-cell table:formula="of:=[.A105]/([.$D$4]*2)" office:value-type="float" office:value="14.4">
            <text:p>14.4</text:p>
          </table:table-cell>
          <table:table-cell table:formula="of:=SQRT(ABS([.$D$2]^2-[.B105]^2))" office:value-type="float" office:value="164.370435297836">
            <text:p>164.3704352978</text:p>
          </table:table-cell>
          <table:table-cell table:formula="of:=([.$C$10]-[.C105])*[.$B$4]" office:value-type="float" office:value="793.066482308064">
            <text:p>793.0664823081</text:p>
          </table:table-cell>
          <table:table-cell table:formula="of:=ROUND([.D105])" office:value-type="float" office:value="793">
            <text:p>793</text:p>
          </table:table-cell>
          <table:table-cell table:formula="of:=([.$C$8]-([.E105]*[.$C$4]))" office:value-type="float" office:value="164.37055625">
            <text:p>164.37055625</text:p>
          </table:table-cell>
          <table:table-cell table:style-name="ce6" table:formula="of:=SQRT(ABS([.$D$2]^2-[.F105]^2))" office:value-type="float" office:value="14.3986193110864">
            <text:p>14.3986193111</text:p>
          </table:table-cell>
          <table:table-cell table:formula="of:=ABS([.B105]-[.G105])" office:value-type="float" office:value="0.00138068891365251">
            <text:p>0.0013806889</text:p>
          </table:table-cell>
          <table:table-cell/>
          <table:table-cell table:formula="of:=[.A105]*[.$B$4]" office:value-type="float" office:value="36283.4645669292">
            <text:p>36283.4645669292</text:p>
          </table:table-cell>
          <table:table-cell table:formula="of:=ROUND([.J105])" office:value-type="float" office:value="36283">
            <text:p>36283</text:p>
          </table:table-cell>
          <table:table-cell table:formula="of:=(([.K105]-[.K104])+[.K104])*[.$C$4]" office:value-type="float" office:value="28.79963125">
            <text:p>28.79963125</text:p>
          </table:table-cell>
          <table:table-cell table:formula="of:=[.L105]-[.A105]" office:value-type="float" office:value="-0.000368750000049545">
            <text:p>-0.00036875</text:p>
          </table:table-cell>
          <table:table-cell table:formula="of:=ABS([.M105])" office:value-type="float" office:value="0.000368750000049545">
            <text:p>0.00036875</text:p>
          </table:table-cell>
          <table:table-cell/>
        </table:table-row>
        <table:table-row table:style-name="ro4">
          <table:table-cell table:formula="of:=[.A105]+[.A$4]" office:value-type="float" office:value="29.1">
            <text:p>29.1</text:p>
          </table:table-cell>
          <table:table-cell table:formula="of:=[.A106]/([.$D$4]*2)" office:value-type="float" office:value="14.55">
            <text:p>14.55</text:p>
          </table:table-cell>
          <table:table-cell table:formula="of:=SQRT(ABS([.$D$2]^2-[.B106]^2))" office:value-type="float" office:value="164.357225274705">
            <text:p>164.3572252747</text:p>
          </table:table-cell>
          <table:table-cell table:formula="of:=([.$C$10]-[.C106])*[.$B$4]" office:value-type="float" office:value="809.709031134658">
            <text:p>809.7090311347</text:p>
          </table:table-cell>
          <table:table-cell table:formula="of:=ROUND([.D106])" office:value-type="float" office:value="810">
            <text:p>810</text:p>
          </table:table-cell>
          <table:table-cell table:formula="of:=([.$C$8]-([.E106]*[.$C$4]))" office:value-type="float" office:value="164.3570625">
            <text:p>164.3570625</text:p>
          </table:table-cell>
          <table:table-cell table:style-name="ce6" table:formula="of:=SQRT(ABS([.$D$2]^2-[.F106]^2))" office:value-type="float" office:value="14.5518385907447">
            <text:p>14.5518385907</text:p>
          </table:table-cell>
          <table:table-cell table:formula="of:=ABS([.B106]-[.G106])" office:value-type="float" office:value="0.00183859074472181">
            <text:p>0.0018385907</text:p>
          </table:table-cell>
          <table:table-cell/>
          <table:table-cell table:formula="of:=[.A106]*[.$B$4]" office:value-type="float" office:value="36661.4173228347">
            <text:p>36661.4173228347</text:p>
          </table:table-cell>
          <table:table-cell table:formula="of:=ROUND([.J106])" office:value-type="float" office:value="36661">
            <text:p>36661</text:p>
          </table:table-cell>
          <table:table-cell table:formula="of:=(([.K106]-[.K105])+[.K105])*[.$C$4]" office:value-type="float" office:value="29.09966875">
            <text:p>29.09966875</text:p>
          </table:table-cell>
          <table:table-cell table:formula="of:=[.L106]-[.A106]" office:value-type="float" office:value="-0.0003312500000483">
            <text:p>-0.00033125</text:p>
          </table:table-cell>
          <table:table-cell table:formula="of:=ABS([.M106])" office:value-type="float" office:value="0.0003312500000483">
            <text:p>0.00033125</text:p>
          </table:table-cell>
          <table:table-cell/>
        </table:table-row>
        <table:table-row table:style-name="ro4">
          <table:table-cell table:formula="of:=[.A106]+[.A$4]" office:value-type="float" office:value="29.4">
            <text:p>29.4</text:p>
          </table:table-cell>
          <table:table-cell table:formula="of:=[.A107]/([.$D$4]*2)" office:value-type="float" office:value="14.7">
            <text:p>14.7</text:p>
          </table:table-cell>
          <table:table-cell table:formula="of:=SQRT(ABS([.$D$2]^2-[.B107]^2))" office:value-type="float" office:value="164.343877281753">
            <text:p>164.3438772818</text:p>
          </table:table-cell>
          <table:table-cell table:formula="of:=([.$C$10]-[.C107])*[.$B$4]" office:value-type="float" office:value="826.525400207138">
            <text:p>826.5254002071</text:p>
          </table:table-cell>
          <table:table-cell table:formula="of:=ROUND([.D107])" office:value-type="float" office:value="827">
            <text:p>827</text:p>
          </table:table-cell>
          <table:table-cell table:formula="of:=([.$C$8]-([.E107]*[.$C$4]))" office:value-type="float" office:value="164.34356875">
            <text:p>164.34356875</text:p>
          </table:table-cell>
          <table:table-cell table:style-name="ce6" table:formula="of:=SQRT(ABS([.$D$2]^2-[.F107]^2))" office:value-type="float" office:value="14.7034489326152">
            <text:p>14.7034489326</text:p>
          </table:table-cell>
          <table:table-cell table:formula="of:=ABS([.B107]-[.G107])" office:value-type="float" office:value="0.00344893261520873">
            <text:p>0.0034489326</text:p>
          </table:table-cell>
          <table:table-cell/>
          <table:table-cell table:formula="of:=[.A107]*[.$B$4]" office:value-type="float" office:value="37039.3700787402">
            <text:p>37039.3700787402</text:p>
          </table:table-cell>
          <table:table-cell table:formula="of:=ROUND([.J107])" office:value-type="float" office:value="37039">
            <text:p>37039</text:p>
          </table:table-cell>
          <table:table-cell table:formula="of:=(([.K107]-[.K106])+[.K106])*[.$C$4]" office:value-type="float" office:value="29.39970625">
            <text:p>29.39970625</text:p>
          </table:table-cell>
          <table:table-cell table:formula="of:=[.L107]-[.A107]" office:value-type="float" office:value="-0.000293750000050608">
            <text:p>-0.00029375</text:p>
          </table:table-cell>
          <table:table-cell table:formula="of:=ABS([.M107])" office:value-type="float" office:value="0.000293750000050608">
            <text:p>0.00029375</text:p>
          </table:table-cell>
          <table:table-cell/>
        </table:table-row>
        <table:table-row table:style-name="ro4">
          <table:table-cell table:formula="of:=[.A107]+[.A$4]" office:value-type="float" office:value="29.7">
            <text:p>29.7</text:p>
          </table:table-cell>
          <table:table-cell table:formula="of:=[.A108]/([.$D$4]*2)" office:value-type="float" office:value="14.85">
            <text:p>14.85</text:p>
          </table:table-cell>
          <table:table-cell table:formula="of:=SQRT(ABS([.$D$2]^2-[.B108]^2))" office:value-type="float" office:value="164.330391285361">
            <text:p>164.3303912854</text:p>
          </table:table-cell>
          <table:table-cell table:formula="of:=([.$C$10]-[.C108])*[.$B$4]" office:value-type="float" office:value="843.515631881928">
            <text:p>843.5156318819</text:p>
          </table:table-cell>
          <table:table-cell table:formula="of:=ROUND([.D108])" office:value-type="float" office:value="844">
            <text:p>844</text:p>
          </table:table-cell>
          <table:table-cell table:formula="of:=([.$C$8]-([.E108]*[.$C$4]))" office:value-type="float" office:value="164.330075">
            <text:p>164.330075</text:p>
          </table:table-cell>
          <table:table-cell table:style-name="ce6" table:formula="of:=SQRT(ABS([.$D$2]^2-[.F108]^2))" office:value-type="float" office:value="14.853499604281">
            <text:p>14.8534996043</text:p>
          </table:table-cell>
          <table:table-cell table:formula="of:=ABS([.B108]-[.G108])" office:value-type="float" office:value="0.00349960428096807">
            <text:p>0.0034996043</text:p>
          </table:table-cell>
          <table:table-cell/>
          <table:table-cell table:formula="of:=[.A108]*[.$B$4]" office:value-type="float" office:value="37417.3228346457">
            <text:p>37417.3228346457</text:p>
          </table:table-cell>
          <table:table-cell table:formula="of:=ROUND([.J108])" office:value-type="float" office:value="37417">
            <text:p>37417</text:p>
          </table:table-cell>
          <table:table-cell table:formula="of:=(([.K108]-[.K107])+[.K107])*[.$C$4]" office:value-type="float" office:value="29.69974375">
            <text:p>29.69974375</text:p>
          </table:table-cell>
          <table:table-cell table:formula="of:=[.L108]-[.A108]" office:value-type="float" office:value="-0.000256250000049363">
            <text:p>-0.00025625</text:p>
          </table:table-cell>
          <table:table-cell table:formula="of:=ABS([.M108])" office:value-type="float" office:value="0.000256250000049363">
            <text:p>0.00025625</text:p>
          </table:table-cell>
          <table:table-cell/>
        </table:table-row>
        <table:table-row table:style-name="ro4">
          <table:table-cell table:formula="of:=[.A108]+[.A$4]" office:value-type="float" office:value="30">
            <text:p>30</text:p>
          </table:table-cell>
          <table:table-cell table:formula="of:=[.A109]/([.$D$4]*2)" office:value-type="float" office:value="15">
            <text:p>15</text:p>
          </table:table-cell>
          <table:table-cell table:formula="of:=SQRT(ABS([.$D$2]^2-[.B109]^2))" office:value-type="float" office:value="164.31676725155">
            <text:p>164.3167672516</text:p>
          </table:table-cell>
          <table:table-cell table:formula="of:=([.$C$10]-[.C109])*[.$B$4]" office:value-type="float" office:value="860.679768967439">
            <text:p>860.6797689674</text:p>
          </table:table-cell>
          <table:table-cell table:formula="of:=ROUND([.D109])" office:value-type="float" office:value="861">
            <text:p>861</text:p>
          </table:table-cell>
          <table:table-cell table:formula="of:=([.$C$8]-([.E109]*[.$C$4]))" office:value-type="float" office:value="164.31658125">
            <text:p>164.31658125</text:p>
          </table:table-cell>
          <table:table-cell table:style-name="ce6" table:formula="of:=SQRT(ABS([.$D$2]^2-[.F109]^2))" office:value-type="float" office:value="15.0020374053707">
            <text:p>15.0020374054</text:p>
          </table:table-cell>
          <table:table-cell table:formula="of:=ABS([.B109]-[.G109])" office:value-type="float" office:value="0.00203740537071084">
            <text:p>0.0020374054</text:p>
          </table:table-cell>
          <table:table-cell/>
          <table:table-cell table:formula="of:=[.A109]*[.$B$4]" office:value-type="float" office:value="37795.2755905512">
            <text:p>37795.2755905512</text:p>
          </table:table-cell>
          <table:table-cell table:formula="of:=ROUND([.J109])" office:value-type="float" office:value="37795">
            <text:p>37795</text:p>
          </table:table-cell>
          <table:table-cell table:formula="of:=(([.K109]-[.K108])+[.K108])*[.$C$4]" office:value-type="float" office:value="29.99978125">
            <text:p>29.99978125</text:p>
          </table:table-cell>
          <table:table-cell table:formula="of:=[.L109]-[.A109]" office:value-type="float" office:value="-0.000218750000051671">
            <text:p>-0.00021875</text:p>
          </table:table-cell>
          <table:table-cell table:formula="of:=ABS([.M109])" office:value-type="float" office:value="0.000218750000051671">
            <text:p>0.00021875</text:p>
          </table:table-cell>
          <table:table-cell/>
        </table:table-row>
        <table:table-row table:style-name="ro4">
          <table:table-cell table:formula="of:=[.A109]+[.A$4]" office:value-type="float" office:value="30.3000000000001">
            <text:p>30.3</text:p>
          </table:table-cell>
          <table:table-cell table:formula="of:=[.A110]/([.$D$4]*2)" office:value-type="float" office:value="15.15">
            <text:p>15.15</text:p>
          </table:table-cell>
          <table:table-cell table:formula="of:=SQRT(ABS([.$D$2]^2-[.B110]^2))" office:value-type="float" office:value="164.30300514598">
            <text:p>164.303005146</text:p>
          </table:table-cell>
          <table:table-cell table:formula="of:=([.$C$10]-[.C110])*[.$B$4]" office:value-type="float" office:value="878.017854724429">
            <text:p>878.0178547244</text:p>
          </table:table-cell>
          <table:table-cell table:formula="of:=ROUND([.D110])" office:value-type="float" office:value="878">
            <text:p>878</text:p>
          </table:table-cell>
          <table:table-cell table:formula="of:=([.$C$8]-([.E110]*[.$C$4]))" office:value-type="float" office:value="164.3030875">
            <text:p>164.3030875</text:p>
          </table:table-cell>
          <table:table-cell table:style-name="ce6" table:formula="of:=SQRT(ABS([.$D$2]^2-[.F110]^2))" office:value-type="float" office:value="15.1491068372807">
            <text:p>15.1491068373</text:p>
          </table:table-cell>
          <table:table-cell table:formula="of:=ABS([.B110]-[.G110])" office:value-type="float" office:value="0.000893162719366458">
            <text:p>0.0008931627</text:p>
          </table:table-cell>
          <table:table-cell/>
          <table:table-cell table:formula="of:=[.A110]*[.$B$4]" office:value-type="float" office:value="38173.2283464568">
            <text:p>38173.2283464568</text:p>
          </table:table-cell>
          <table:table-cell table:formula="of:=ROUND([.J110])" office:value-type="float" office:value="38173">
            <text:p>38173</text:p>
          </table:table-cell>
          <table:table-cell table:formula="of:=(([.K110]-[.K109])+[.K109])*[.$C$4]" office:value-type="float" office:value="30.29981875">
            <text:p>30.29981875</text:p>
          </table:table-cell>
          <table:table-cell table:formula="of:=[.L110]-[.A110]" office:value-type="float" office:value="-0.000181250000050426">
            <text:p>-0.00018125</text:p>
          </table:table-cell>
          <table:table-cell table:formula="of:=ABS([.M110])" office:value-type="float" office:value="0.000181250000050426">
            <text:p>0.00018125</text:p>
          </table:table-cell>
          <table:table-cell/>
        </table:table-row>
        <table:table-row table:style-name="ro4">
          <table:table-cell table:formula="of:=[.A110]+[.A$4]" office:value-type="float" office:value="30.6">
            <text:p>30.6</text:p>
          </table:table-cell>
          <table:table-cell table:formula="of:=[.A111]/([.$D$4]*2)" office:value-type="float" office:value="15.3">
            <text:p>15.3</text:p>
          </table:table-cell>
          <table:table-cell table:formula="of:=SQRT(ABS([.$D$2]^2-[.B111]^2))" office:value-type="float" office:value="164.289104933955">
            <text:p>164.289104934</text:p>
          </table:table-cell>
          <table:table-cell table:formula="of:=([.$C$10]-[.C111])*[.$B$4]" office:value-type="float" office:value="895.529932866725">
            <text:p>895.5299328667</text:p>
          </table:table-cell>
          <table:table-cell table:formula="of:=ROUND([.D111])" office:value-type="float" office:value="896">
            <text:p>896</text:p>
          </table:table-cell>
          <table:table-cell table:formula="of:=([.$C$8]-([.E111]*[.$C$4]))" office:value-type="float" office:value="164.2888">
            <text:p>164.2888</text:p>
          </table:table-cell>
          <table:table-cell table:style-name="ce6" table:formula="of:=SQRT(ABS([.$D$2]^2-[.F111]^2))" office:value-type="float" office:value="15.3032739817333">
            <text:p>15.3032739817</text:p>
          </table:table-cell>
          <table:table-cell table:formula="of:=ABS([.B111]-[.G111])" office:value-type="float" office:value="0.00327398173331517">
            <text:p>0.0032739817</text:p>
          </table:table-cell>
          <table:table-cell/>
          <table:table-cell table:formula="of:=[.A111]*[.$B$4]" office:value-type="float" office:value="38551.1811023623">
            <text:p>38551.1811023623</text:p>
          </table:table-cell>
          <table:table-cell table:formula="of:=ROUND([.J111])" office:value-type="float" office:value="38551">
            <text:p>38551</text:p>
          </table:table-cell>
          <table:table-cell table:formula="of:=(([.K111]-[.K110])+[.K110])*[.$C$4]" office:value-type="float" office:value="30.59985625">
            <text:p>30.59985625</text:p>
          </table:table-cell>
          <table:table-cell table:formula="of:=[.L111]-[.A111]" office:value-type="float" office:value="-0.000143750000052734">
            <text:p>-0.00014375</text:p>
          </table:table-cell>
          <table:table-cell table:formula="of:=ABS([.M111])" office:value-type="float" office:value="0.000143750000052734">
            <text:p>0.00014375</text:p>
          </table:table-cell>
          <table:table-cell/>
        </table:table-row>
        <table:table-row table:style-name="ro4">
          <table:table-cell table:formula="of:=[.A111]+[.A$4]" office:value-type="float" office:value="30.9000000000001">
            <text:p>30.9</text:p>
          </table:table-cell>
          <table:table-cell table:formula="of:=[.A112]/([.$D$4]*2)" office:value-type="float" office:value="15.45">
            <text:p>15.45</text:p>
          </table:table-cell>
          <table:table-cell table:formula="of:=SQRT(ABS([.$D$2]^2-[.B112]^2))" office:value-type="float" office:value="164.275066580416">
            <text:p>164.2750665804</text:p>
          </table:table-cell>
          <table:table-cell table:formula="of:=([.$C$10]-[.C112])*[.$B$4]" office:value-type="float" office:value="913.216047561681">
            <text:p>913.2160475617</text:p>
          </table:table-cell>
          <table:table-cell table:formula="of:=ROUND([.D112])" office:value-type="float" office:value="913">
            <text:p>913</text:p>
          </table:table-cell>
          <table:table-cell table:formula="of:=([.$C$8]-([.E112]*[.$C$4]))" office:value-type="float" office:value="164.27530625">
            <text:p>164.27530625</text:p>
          </table:table-cell>
          <table:table-cell table:style-name="ce6" table:formula="of:=SQRT(ABS([.$D$2]^2-[.F112]^2))" office:value-type="float" office:value="15.4474514554573">
            <text:p>15.4474514555</text:p>
          </table:table-cell>
          <table:table-cell table:formula="of:=ABS([.B112]-[.G112])" office:value-type="float" office:value="0.00254854454269626">
            <text:p>0.0025485445</text:p>
          </table:table-cell>
          <table:table-cell/>
          <table:table-cell table:formula="of:=[.A112]*[.$B$4]" office:value-type="float" office:value="38929.1338582678">
            <text:p>38929.1338582678</text:p>
          </table:table-cell>
          <table:table-cell table:formula="of:=ROUND([.J112])" office:value-type="float" office:value="38929">
            <text:p>38929</text:p>
          </table:table-cell>
          <table:table-cell table:formula="of:=(([.K112]-[.K111])+[.K111])*[.$C$4]" office:value-type="float" office:value="30.89989375">
            <text:p>30.89989375</text:p>
          </table:table-cell>
          <table:table-cell table:formula="of:=[.L112]-[.A112]" office:value-type="float" office:value="-0.000106250000051489">
            <text:p>-0.00010625</text:p>
          </table:table-cell>
          <table:table-cell table:formula="of:=ABS([.M112])" office:value-type="float" office:value="0.000106250000051489">
            <text:p>0.00010625</text:p>
          </table:table-cell>
          <table:table-cell/>
        </table:table-row>
        <table:table-row table:style-name="ro4">
          <table:table-cell table:formula="of:=[.A112]+[.A$4]" office:value-type="float" office:value="31.2000000000001">
            <text:p>31.2</text:p>
          </table:table-cell>
          <table:table-cell table:formula="of:=[.A113]/([.$D$4]*2)" office:value-type="float" office:value="15.6">
            <text:p>15.6</text:p>
          </table:table-cell>
          <table:table-cell table:formula="of:=SQRT(ABS([.$D$2]^2-[.B113]^2))" office:value-type="float" office:value="164.260890049945">
            <text:p>164.2608900499</text:p>
          </table:table-cell>
          <table:table-cell table:formula="of:=([.$C$10]-[.C113])*[.$B$4]" office:value-type="float" office:value="931.076243430681">
            <text:p>931.0762434307</text:p>
          </table:table-cell>
          <table:table-cell table:formula="of:=ROUND([.D113])" office:value-type="float" office:value="931">
            <text:p>931</text:p>
          </table:table-cell>
          <table:table-cell table:formula="of:=([.$C$8]-([.E113]*[.$C$4]))" office:value-type="float" office:value="164.26101875">
            <text:p>164.26101875</text:p>
          </table:table-cell>
          <table:table-cell table:style-name="ce6" table:formula="of:=SQRT(ABS([.$D$2]^2-[.F113]^2))" office:value-type="float" office:value="15.5986447876778">
            <text:p>15.5986447877</text:p>
          </table:table-cell>
          <table:table-cell table:formula="of:=ABS([.B113]-[.G113])" office:value-type="float" office:value="0.00135521232223645">
            <text:p>0.0013552123</text:p>
          </table:table-cell>
          <table:table-cell/>
          <table:table-cell table:formula="of:=[.A113]*[.$B$4]" office:value-type="float" office:value="39307.0866141733">
            <text:p>39307.0866141733</text:p>
          </table:table-cell>
          <table:table-cell table:formula="of:=ROUND([.J113])" office:value-type="float" office:value="39307">
            <text:p>39307</text:p>
          </table:table-cell>
          <table:table-cell table:formula="of:=(([.K113]-[.K112])+[.K112])*[.$C$4]" office:value-type="float" office:value="31.19993125">
            <text:p>31.19993125</text:p>
          </table:table-cell>
          <table:table-cell table:formula="of:=[.L113]-[.A113]" office:value-type="float" office:value="-0.0000687500000537966">
            <text:p>-0.00006875</text:p>
          </table:table-cell>
          <table:table-cell table:formula="of:=ABS([.M113])" office:value-type="float" office:value="0.0000687500000537966">
            <text:p>0.00006875</text:p>
          </table:table-cell>
          <table:table-cell/>
        </table:table-row>
        <table:table-row table:style-name="ro4">
          <table:table-cell table:formula="of:=[.A113]+[.A$4]" office:value-type="float" office:value="31.5000000000001">
            <text:p>31.5</text:p>
          </table:table-cell>
          <table:table-cell table:formula="of:=[.A114]/([.$D$4]*2)" office:value-type="float" office:value="15.75">
            <text:p>15.75</text:p>
          </table:table-cell>
          <table:table-cell table:formula="of:=SQRT(ABS([.$D$2]^2-[.B114]^2))" office:value-type="float" office:value="164.246575306762">
            <text:p>164.2465753068</text:p>
          </table:table-cell>
          <table:table-cell table:formula="of:=([.$C$10]-[.C114])*[.$B$4]" office:value-type="float" office:value="949.110565549931">
            <text:p>949.1105655499</text:p>
          </table:table-cell>
          <table:table-cell table:formula="of:=ROUND([.D114])" office:value-type="float" office:value="949">
            <text:p>949</text:p>
          </table:table-cell>
          <table:table-cell table:formula="of:=([.$C$8]-([.E114]*[.$C$4]))" office:value-type="float" office:value="164.24673125">
            <text:p>164.24673125</text:p>
          </table:table-cell>
          <table:table-cell table:style-name="ce6" table:formula="of:=SQRT(ABS([.$D$2]^2-[.F114]^2))" office:value-type="float" office:value="15.7483736839799">
            <text:p>15.748373684</text:p>
          </table:table-cell>
          <table:table-cell table:formula="of:=ABS([.B114]-[.G114])" office:value-type="float" office:value="0.00162631602014152">
            <text:p>0.001626316</text:p>
          </table:table-cell>
          <table:table-cell/>
          <table:table-cell table:formula="of:=[.A114]*[.$B$4]" office:value-type="float" office:value="39685.0393700788">
            <text:p>39685.0393700788</text:p>
          </table:table-cell>
          <table:table-cell table:formula="of:=ROUND([.J114])" office:value-type="float" office:value="39685">
            <text:p>39685</text:p>
          </table:table-cell>
          <table:table-cell table:formula="of:=(([.K114]-[.K113])+[.K113])*[.$C$4]" office:value-type="float" office:value="31.49996875">
            <text:p>31.49996875</text:p>
          </table:table-cell>
          <table:table-cell table:formula="of:=[.L114]-[.A114]" office:value-type="float" office:value="-0.0000312500000561044">
            <text:p>-0.00003125</text:p>
          </table:table-cell>
          <table:table-cell table:formula="of:=ABS([.M114])" office:value-type="float" office:value="0.0000312500000561044">
            <text:p>0.00003125</text:p>
          </table:table-cell>
          <table:table-cell/>
        </table:table-row>
        <table:table-row table:style-name="ro4">
          <table:table-cell table:formula="of:=[.A114]+[.A$4]" office:value-type="float" office:value="31.8000000000001">
            <text:p>31.8</text:p>
          </table:table-cell>
          <table:table-cell table:formula="of:=[.A115]/([.$D$4]*2)" office:value-type="float" office:value="15.9">
            <text:p>15.9</text:p>
          </table:table-cell>
          <table:table-cell table:formula="of:=SQRT(ABS([.$D$2]^2-[.B115]^2))" office:value-type="float" office:value="164.232122314729">
            <text:p>164.2321223147</text:p>
          </table:table-cell>
          <table:table-cell table:formula="of:=([.$C$10]-[.C115])*[.$B$4]" office:value-type="float" office:value="967.319059450812">
            <text:p>967.3190594508</text:p>
          </table:table-cell>
          <table:table-cell table:formula="of:=ROUND([.D115])" office:value-type="float" office:value="967">
            <text:p>967</text:p>
          </table:table-cell>
          <table:table-cell table:formula="of:=([.$C$8]-([.E115]*[.$C$4]))" office:value-type="float" office:value="164.23244375">
            <text:p>164.23244375</text:p>
          </table:table-cell>
          <table:table-cell table:style-name="ce6" table:formula="of:=SQRT(ABS([.$D$2]^2-[.F115]^2))" office:value-type="float" office:value="15.8966795244507">
            <text:p>15.8966795245</text:p>
          </table:table-cell>
          <table:table-cell table:formula="of:=ABS([.B115]-[.G115])" office:value-type="float" office:value="0.00332047554933901">
            <text:p>0.0033204755</text:p>
          </table:table-cell>
          <table:table-cell/>
          <table:table-cell table:formula="of:=[.A115]*[.$B$4]" office:value-type="float" office:value="40062.9921259843">
            <text:p>40062.9921259843</text:p>
          </table:table-cell>
          <table:table-cell table:formula="of:=ROUND([.J115])" office:value-type="float" office:value="40063">
            <text:p>40063</text:p>
          </table:table-cell>
          <table:table-cell table:formula="of:=(([.K115]-[.K114])+[.K114])*[.$C$4]" office:value-type="float" office:value="31.80000625">
            <text:p>31.80000625</text:p>
          </table:table-cell>
          <table:table-cell table:formula="of:=[.L115]-[.A115]" office:value-type="float" office:value="0.00000624999994514042">
            <text:p>0.00000625</text:p>
          </table:table-cell>
          <table:table-cell table:formula="of:=ABS([.M115])" office:value-type="float" office:value="0.00000624999994514042">
            <text:p>0.00000625</text:p>
          </table:table-cell>
          <table:table-cell/>
        </table:table-row>
        <table:table-row table:style-name="ro4">
          <table:table-cell table:formula="of:=[.A115]+[.A$4]" office:value-type="float" office:value="32.1000000000001">
            <text:p>32.1</text:p>
          </table:table-cell>
          <table:table-cell table:formula="of:=[.A116]/([.$D$4]*2)" office:value-type="float" office:value="16.05">
            <text:p>16.05</text:p>
          </table:table-cell>
          <table:table-cell table:formula="of:=SQRT(ABS([.$D$2]^2-[.B116]^2))" office:value-type="float" office:value="164.217531037341">
            <text:p>164.2175310373</text:p>
          </table:table-cell>
          <table:table-cell table:formula="of:=([.$C$10]-[.C116])*[.$B$4]" office:value-type="float" office:value="985.701771120528">
            <text:p>985.7017711205</text:p>
          </table:table-cell>
          <table:table-cell table:formula="of:=ROUND([.D116])" office:value-type="float" office:value="986">
            <text:p>986</text:p>
          </table:table-cell>
          <table:table-cell table:formula="of:=([.$C$8]-([.E116]*[.$C$4]))" office:value-type="float" office:value="164.2173625">
            <text:p>164.2173625</text:p>
          </table:table-cell>
          <table:table-cell table:style-name="ce6" table:formula="of:=SQRT(ABS([.$D$2]^2-[.F116]^2))" office:value-type="float" office:value="16.0517243168325">
            <text:p>16.0517243168</text:p>
          </table:table-cell>
          <table:table-cell table:formula="of:=ABS([.B116]-[.G116])" office:value-type="float" office:value="0.00172431683245122">
            <text:p>0.0017243168</text:p>
          </table:table-cell>
          <table:table-cell/>
          <table:table-cell table:formula="of:=[.A116]*[.$B$4]" office:value-type="float" office:value="40440.9448818898">
            <text:p>40440.9448818898</text:p>
          </table:table-cell>
          <table:table-cell table:formula="of:=ROUND([.J116])" office:value-type="float" office:value="40441">
            <text:p>40441</text:p>
          </table:table-cell>
          <table:table-cell table:formula="of:=(([.K116]-[.K115])+[.K115])*[.$C$4]" office:value-type="float" office:value="32.10004375">
            <text:p>32.10004375</text:p>
          </table:table-cell>
          <table:table-cell table:formula="of:=[.L116]-[.A116]" office:value-type="float" office:value="0.0000437499999463853">
            <text:p>0.00004375</text:p>
          </table:table-cell>
          <table:table-cell table:formula="of:=ABS([.M116])" office:value-type="float" office:value="0.0000437499999463853">
            <text:p>0.00004375</text:p>
          </table:table-cell>
          <table:table-cell/>
        </table:table-row>
        <table:table-row table:style-name="ro4">
          <table:table-cell table:formula="of:=[.A116]+[.A$4]" office:value-type="float" office:value="32.4">
            <text:p>32.4</text:p>
          </table:table-cell>
          <table:table-cell table:formula="of:=[.A117]/([.$D$4]*2)" office:value-type="float" office:value="16.2">
            <text:p>16.2</text:p>
          </table:table-cell>
          <table:table-cell table:formula="of:=SQRT(ABS([.$D$2]^2-[.B117]^2))" office:value-type="float" office:value="164.202801437734">
            <text:p>164.2028014377</text:p>
          </table:table-cell>
          <table:table-cell table:formula="of:=([.$C$10]-[.C117])*[.$B$4]" office:value-type="float" office:value="1004.25874700275">
            <text:p>1004.2587470028</text:p>
          </table:table-cell>
          <table:table-cell table:formula="of:=ROUND([.D117])" office:value-type="float" office:value="1004">
            <text:p>1004</text:p>
          </table:table-cell>
          <table:table-cell table:formula="of:=([.$C$8]-([.E117]*[.$C$4]))" office:value-type="float" office:value="164.203075">
            <text:p>164.203075</text:p>
          </table:table-cell>
          <table:table-cell table:style-name="ce6" table:formula="of:=SQRT(ABS([.$D$2]^2-[.F117]^2))" office:value-type="float" office:value="16.197226939954">
            <text:p>16.19722694</text:p>
          </table:table-cell>
          <table:table-cell table:formula="of:=ABS([.B117]-[.G117])" office:value-type="float" office:value="0.00277306004605293">
            <text:p>0.00277306</text:p>
          </table:table-cell>
          <table:table-cell/>
          <table:table-cell table:formula="of:=[.A117]*[.$B$4]" office:value-type="float" office:value="40818.8976377953">
            <text:p>40818.8976377953</text:p>
          </table:table-cell>
          <table:table-cell table:formula="of:=ROUND([.J117])" office:value-type="float" office:value="40819">
            <text:p>40819</text:p>
          </table:table-cell>
          <table:table-cell table:formula="of:=(([.K117]-[.K116])+[.K116])*[.$C$4]" office:value-type="float" office:value="32.40008125">
            <text:p>32.40008125</text:p>
          </table:table-cell>
          <table:table-cell table:formula="of:=[.L117]-[.A117]" office:value-type="float" office:value="0.0000812499999511829">
            <text:p>0.00008125</text:p>
          </table:table-cell>
          <table:table-cell table:formula="of:=ABS([.M117])" office:value-type="float" office:value="0.0000812499999511829">
            <text:p>0.00008125</text:p>
          </table:table-cell>
          <table:table-cell/>
        </table:table-row>
        <table:table-row table:style-name="ro4">
          <table:table-cell table:formula="of:=[.A117]+[.A$4]" office:value-type="float" office:value="32.7">
            <text:p>32.7</text:p>
          </table:table-cell>
          <table:table-cell table:formula="of:=[.A118]/([.$D$4]*2)" office:value-type="float" office:value="16.35">
            <text:p>16.35</text:p>
          </table:table-cell>
          <table:table-cell table:formula="of:=SQRT(ABS([.$D$2]^2-[.B118]^2))" office:value-type="float" office:value="164.187933478682">
            <text:p>164.1879334787</text:p>
          </table:table-cell>
          <table:table-cell table:formula="of:=([.$C$10]-[.C118])*[.$B$4]" office:value-type="float" office:value="1022.99003399818">
            <text:p>1022.9900339982</text:p>
          </table:table-cell>
          <table:table-cell table:formula="of:=ROUND([.D118])" office:value-type="float" office:value="1023">
            <text:p>1023</text:p>
          </table:table-cell>
          <table:table-cell table:formula="of:=([.$C$8]-([.E118]*[.$C$4]))" office:value-type="float" office:value="164.18799375">
            <text:p>164.18799375</text:p>
          </table:table-cell>
          <table:table-cell table:style-name="ce6" table:formula="of:=SQRT(ABS([.$D$2]^2-[.F118]^2))" office:value-type="float" office:value="16.3493947395602">
            <text:p>16.3493947396</text:p>
          </table:table-cell>
          <table:table-cell table:formula="of:=ABS([.B118]-[.G118])" office:value-type="float" office:value="0.000605260439836997">
            <text:p>0.0006052604</text:p>
          </table:table-cell>
          <table:table-cell/>
          <table:table-cell table:formula="of:=[.A118]*[.$B$4]" office:value-type="float" office:value="41196.8503937008">
            <text:p>41196.8503937008</text:p>
          </table:table-cell>
          <table:table-cell table:formula="of:=ROUND([.J118])" office:value-type="float" office:value="41197">
            <text:p>41197</text:p>
          </table:table-cell>
          <table:table-cell table:formula="of:=(([.K118]-[.K117])+[.K117])*[.$C$4]" office:value-type="float" office:value="32.70011875">
            <text:p>32.70011875</text:p>
          </table:table-cell>
          <table:table-cell table:formula="of:=[.L118]-[.A118]" office:value-type="float" office:value="0.00011874999995598">
            <text:p>0.00011875</text:p>
          </table:table-cell>
          <table:table-cell table:formula="of:=ABS([.M118])" office:value-type="float" office:value="0.00011874999995598">
            <text:p>0.00011875</text:p>
          </table:table-cell>
          <table:table-cell/>
        </table:table-row>
        <table:table-row table:style-name="ro4">
          <table:table-cell table:formula="of:=[.A118]+[.A$4]" office:value-type="float" office:value="33">
            <text:p>33</text:p>
          </table:table-cell>
          <table:table-cell table:formula="of:=[.A119]/([.$D$4]*2)" office:value-type="float" office:value="16.5">
            <text:p>16.5</text:p>
          </table:table-cell>
          <table:table-cell table:formula="of:=SQRT(ABS([.$D$2]^2-[.B119]^2))" office:value-type="float" office:value="164.172927122592">
            <text:p>164.1729271226</text:p>
          </table:table-cell>
          <table:table-cell table:formula="of:=([.$C$10]-[.C119])*[.$B$4]" office:value-type="float" office:value="1041.89567946514">
            <text:p>1041.8956794651</text:p>
          </table:table-cell>
          <table:table-cell table:formula="of:=ROUND([.D119])" office:value-type="float" office:value="1042">
            <text:p>1042</text:p>
          </table:table-cell>
          <table:table-cell table:formula="of:=([.$C$8]-([.E119]*[.$C$4]))" office:value-type="float" office:value="164.1729125">
            <text:p>164.1729125</text:p>
          </table:table-cell>
          <table:table-cell table:style-name="ce6" table:formula="of:=SQRT(ABS([.$D$2]^2-[.F119]^2))" office:value-type="float" office:value="16.5001454923085">
            <text:p>16.5001454923</text:p>
          </table:table-cell>
          <table:table-cell table:formula="of:=ABS([.B119]-[.G119])" office:value-type="float" office:value="0.000145492308430306">
            <text:p>0.0001454923</text:p>
          </table:table-cell>
          <table:table-cell/>
          <table:table-cell table:formula="of:=[.A119]*[.$B$4]" office:value-type="float" office:value="41574.8031496064">
            <text:p>41574.8031496064</text:p>
          </table:table-cell>
          <table:table-cell table:formula="of:=ROUND([.J119])" office:value-type="float" office:value="41575">
            <text:p>41575</text:p>
          </table:table-cell>
          <table:table-cell table:formula="of:=(([.K119]-[.K118])+[.K118])*[.$C$4]" office:value-type="float" office:value="33.00015625">
            <text:p>33.00015625</text:p>
          </table:table-cell>
          <table:table-cell table:formula="of:=[.L119]-[.A119]" office:value-type="float" office:value="0.000156249999953673">
            <text:p>0.00015625</text:p>
          </table:table-cell>
          <table:table-cell table:formula="of:=ABS([.M119])" office:value-type="float" office:value="0.000156249999953673">
            <text:p>0.00015625</text:p>
          </table:table-cell>
          <table:table-cell/>
        </table:table-row>
        <table:table-row table:style-name="ro4">
          <table:table-cell table:formula="of:=[.A119]+[.A$4]" office:value-type="float" office:value="33.3">
            <text:p>33.3</text:p>
          </table:table-cell>
          <table:table-cell table:formula="of:=[.A120]/([.$D$4]*2)" office:value-type="float" office:value="16.65">
            <text:p>16.65</text:p>
          </table:table-cell>
          <table:table-cell table:formula="of:=SQRT(ABS([.$D$2]^2-[.B120]^2))" office:value-type="float" office:value="164.157782331512">
            <text:p>164.1577823315</text:p>
          </table:table-cell>
          <table:table-cell table:formula="of:=([.$C$10]-[.C120])*[.$B$4]" office:value-type="float" office:value="1060.9757312201">
            <text:p>1060.9757312201</text:p>
          </table:table-cell>
          <table:table-cell table:formula="of:=ROUND([.D120])" office:value-type="float" office:value="1061">
            <text:p>1061</text:p>
          </table:table-cell>
          <table:table-cell table:formula="of:=([.$C$8]-([.E120]*[.$C$4]))" office:value-type="float" office:value="164.15783125">
            <text:p>164.15783125</text:p>
          </table:table-cell>
          <table:table-cell table:style-name="ce6" table:formula="of:=SQRT(ABS([.$D$2]^2-[.F120]^2))" office:value-type="float" office:value="16.6495176896068">
            <text:p>16.6495176896</text:p>
          </table:table-cell>
          <table:table-cell table:formula="of:=ABS([.B120]-[.G120])" office:value-type="float" office:value="0.000482310393230989">
            <text:p>0.0004823104</text:p>
          </table:table-cell>
          <table:table-cell/>
          <table:table-cell table:formula="of:=[.A120]*[.$B$4]" office:value-type="float" office:value="41952.7559055119">
            <text:p>41952.7559055119</text:p>
          </table:table-cell>
          <table:table-cell table:formula="of:=ROUND([.J120])" office:value-type="float" office:value="41953">
            <text:p>41953</text:p>
          </table:table-cell>
          <table:table-cell table:formula="of:=(([.K120]-[.K119])+[.K119])*[.$C$4]" office:value-type="float" office:value="33.30019375">
            <text:p>33.30019375</text:p>
          </table:table-cell>
          <table:table-cell table:formula="of:=[.L120]-[.A120]" office:value-type="float" office:value="0.00019374999995847">
            <text:p>0.00019375</text:p>
          </table:table-cell>
          <table:table-cell table:formula="of:=ABS([.M120])" office:value-type="float" office:value="0.00019374999995847">
            <text:p>0.00019375</text:p>
          </table:table-cell>
          <table:table-cell/>
        </table:table-row>
        <table:table-row table:style-name="ro4">
          <table:table-cell table:formula="of:=[.A120]+[.A$4]" office:value-type="float" office:value="33.6">
            <text:p>33.6</text:p>
          </table:table-cell>
          <table:table-cell table:formula="of:=[.A121]/([.$D$4]*2)" office:value-type="float" office:value="16.8">
            <text:p>16.8</text:p>
          </table:table-cell>
          <table:table-cell table:formula="of:=SQRT(ABS([.$D$2]^2-[.B121]^2))" office:value-type="float" office:value="164.142499067122">
            <text:p>164.1424990671</text:p>
          </table:table-cell>
          <table:table-cell table:formula="of:=([.$C$10]-[.C121])*[.$B$4]" office:value-type="float" office:value="1080.23023753851">
            <text:p>1080.2302375385</text:p>
          </table:table-cell>
          <table:table-cell table:formula="of:=ROUND([.D121])" office:value-type="float" office:value="1080">
            <text:p>1080</text:p>
          </table:table-cell>
          <table:table-cell table:formula="of:=([.$C$8]-([.E121]*[.$C$4]))" office:value-type="float" office:value="164.14275">
            <text:p>164.14275</text:p>
          </table:table-cell>
          <table:table-cell table:style-name="ce6" table:formula="of:=SQRT(ABS([.$D$2]^2-[.F121]^2))" office:value-type="float" office:value="16.7975481079084">
            <text:p>16.7975481079</text:p>
          </table:table-cell>
          <table:table-cell table:formula="of:=ABS([.B121]-[.G121])" office:value-type="float" office:value="0.00245189209157459">
            <text:p>0.0024518921</text:p>
          </table:table-cell>
          <table:table-cell/>
          <table:table-cell table:formula="of:=[.A121]*[.$B$4]" office:value-type="float" office:value="42330.7086614174">
            <text:p>42330.7086614174</text:p>
          </table:table-cell>
          <table:table-cell table:formula="of:=ROUND([.J121])" office:value-type="float" office:value="42331">
            <text:p>42331</text:p>
          </table:table-cell>
          <table:table-cell table:formula="of:=(([.K121]-[.K120])+[.K120])*[.$C$4]" office:value-type="float" office:value="33.60023125">
            <text:p>33.60023125</text:p>
          </table:table-cell>
          <table:table-cell table:formula="of:=[.L121]-[.A121]" office:value-type="float" office:value="0.000231249999963268">
            <text:p>0.00023125</text:p>
          </table:table-cell>
          <table:table-cell table:formula="of:=ABS([.M121])" office:value-type="float" office:value="0.000231249999963268">
            <text:p>0.00023125</text:p>
          </table:table-cell>
          <table:table-cell/>
        </table:table-row>
        <table:table-row table:style-name="ro4">
          <table:table-cell table:formula="of:=[.A121]+[.A$4]" office:value-type="float" office:value="33.9">
            <text:p>33.9</text:p>
          </table:table-cell>
          <table:table-cell table:formula="of:=[.A122]/([.$D$4]*2)" office:value-type="float" office:value="16.95">
            <text:p>16.95</text:p>
          </table:table-cell>
          <table:table-cell table:formula="of:=SQRT(ABS([.$D$2]^2-[.B122]^2))" office:value-type="float" office:value="164.127077290738">
            <text:p>164.1270772907</text:p>
          </table:table-cell>
          <table:table-cell table:formula="of:=([.$C$10]-[.C122])*[.$B$4]" office:value-type="float" office:value="1099.65924715513">
            <text:p>1099.6592471551</text:p>
          </table:table-cell>
          <table:table-cell table:formula="of:=ROUND([.D122])" office:value-type="float" office:value="1100">
            <text:p>1100</text:p>
          </table:table-cell>
          <table:table-cell table:formula="of:=([.$C$8]-([.E122]*[.$C$4]))" office:value-type="float" office:value="164.126875">
            <text:p>164.126875</text:p>
          </table:table-cell>
          <table:table-cell table:style-name="ce6" table:formula="of:=SQRT(ABS([.$D$2]^2-[.F122]^2))" office:value-type="float" office:value="16.9519586695571">
            <text:p>16.9519586696</text:p>
          </table:table-cell>
          <table:table-cell table:formula="of:=ABS([.B122]-[.G122])" office:value-type="float" office:value="0.00195866955706947">
            <text:p>0.0019586696</text:p>
          </table:table-cell>
          <table:table-cell/>
          <table:table-cell table:formula="of:=[.A122]*[.$B$4]" office:value-type="float" office:value="42708.6614173229">
            <text:p>42708.6614173229</text:p>
          </table:table-cell>
          <table:table-cell table:formula="of:=ROUND([.J122])" office:value-type="float" office:value="42709">
            <text:p>42709</text:p>
          </table:table-cell>
          <table:table-cell table:formula="of:=(([.K122]-[.K121])+[.K121])*[.$C$4]" office:value-type="float" office:value="33.90026875">
            <text:p>33.90026875</text:p>
          </table:table-cell>
          <table:table-cell table:formula="of:=[.L122]-[.A122]" office:value-type="float" office:value="0.000268749999968065">
            <text:p>0.00026875</text:p>
          </table:table-cell>
          <table:table-cell table:formula="of:=ABS([.M122])" office:value-type="float" office:value="0.000268749999968065">
            <text:p>0.00026875</text:p>
          </table:table-cell>
          <table:table-cell/>
        </table:table-row>
        <table:table-row table:style-name="ro4">
          <table:table-cell table:formula="of:=[.A122]+[.A$4]" office:value-type="float" office:value="34.2">
            <text:p>34.2</text:p>
          </table:table-cell>
          <table:table-cell table:formula="of:=[.A123]/([.$D$4]*2)" office:value-type="float" office:value="17.1">
            <text:p>17.1</text:p>
          </table:table-cell>
          <table:table-cell table:formula="of:=SQRT(ABS([.$D$2]^2-[.B123]^2))" office:value-type="float" office:value="164.111516963314">
            <text:p>164.1115169633</text:p>
          </table:table-cell>
          <table:table-cell table:formula="of:=([.$C$10]-[.C123])*[.$B$4]" office:value-type="float" office:value="1119.26280926492">
            <text:p>1119.2628092649</text:p>
          </table:table-cell>
          <table:table-cell table:formula="of:=ROUND([.D123])" office:value-type="float" office:value="1119">
            <text:p>1119</text:p>
          </table:table-cell>
          <table:table-cell table:formula="of:=([.$C$8]-([.E123]*[.$C$4]))" office:value-type="float" office:value="164.11179375">
            <text:p>164.11179375</text:p>
          </table:table-cell>
          <table:table-cell table:style-name="ce6" table:formula="of:=SQRT(ABS([.$D$2]^2-[.F123]^2))" office:value-type="float" office:value="17.0973434239784">
            <text:p>17.097343424</text:p>
          </table:table-cell>
          <table:table-cell table:formula="of:=ABS([.B123]-[.G123])" office:value-type="float" office:value="0.00265657602156821">
            <text:p>0.002656576</text:p>
          </table:table-cell>
          <table:table-cell/>
          <table:table-cell table:formula="of:=[.A123]*[.$B$4]" office:value-type="float" office:value="43086.6141732284">
            <text:p>43086.6141732284</text:p>
          </table:table-cell>
          <table:table-cell table:formula="of:=ROUND([.J123])" office:value-type="float" office:value="43087">
            <text:p>43087</text:p>
          </table:table-cell>
          <table:table-cell table:formula="of:=(([.K123]-[.K122])+[.K122])*[.$C$4]" office:value-type="float" office:value="34.20030625">
            <text:p>34.20030625</text:p>
          </table:table-cell>
          <table:table-cell table:formula="of:=[.L123]-[.A123]" office:value-type="float" office:value="0.000306249999965758">
            <text:p>0.00030625</text:p>
          </table:table-cell>
          <table:table-cell table:formula="of:=ABS([.M123])" office:value-type="float" office:value="0.000306249999965758">
            <text:p>0.00030625</text:p>
          </table:table-cell>
          <table:table-cell/>
        </table:table-row>
        <table:table-row table:style-name="ro4">
          <table:table-cell table:formula="of:=[.A123]+[.A$4]" office:value-type="float" office:value="34.5">
            <text:p>34.5</text:p>
          </table:table-cell>
          <table:table-cell table:formula="of:=[.A124]/([.$D$4]*2)" office:value-type="float" office:value="17.25">
            <text:p>17.25</text:p>
          </table:table-cell>
          <table:table-cell table:formula="of:=SQRT(ABS([.$D$2]^2-[.B124]^2))" office:value-type="float" office:value="164.095818045433">
            <text:p>164.0958180454</text:p>
          </table:table-cell>
          <table:table-cell table:formula="of:=([.$C$10]-[.C124])*[.$B$4]" office:value-type="float" office:value="1139.04097352352">
            <text:p>1139.0409735235</text:p>
          </table:table-cell>
          <table:table-cell table:formula="of:=ROUND([.D124])" office:value-type="float" office:value="1139">
            <text:p>1139</text:p>
          </table:table-cell>
          <table:table-cell table:formula="of:=([.$C$8]-([.E124]*[.$C$4]))" office:value-type="float" office:value="164.09591875">
            <text:p>164.09591875</text:p>
          </table:table-cell>
          <table:table-cell table:style-name="ce6" table:formula="of:=SQRT(ABS([.$D$2]^2-[.F124]^2))" office:value-type="float" office:value="17.2490419905975">
            <text:p>17.2490419906</text:p>
          </table:table-cell>
          <table:table-cell table:formula="of:=ABS([.B124]-[.G124])" office:value-type="float" office:value="0.000958009402513227">
            <text:p>0.0009580094</text:p>
          </table:table-cell>
          <table:table-cell/>
          <table:table-cell table:formula="of:=[.A124]*[.$B$4]" office:value-type="float" office:value="43464.5669291339">
            <text:p>43464.5669291339</text:p>
          </table:table-cell>
          <table:table-cell table:formula="of:=ROUND([.J124])" office:value-type="float" office:value="43465">
            <text:p>43465</text:p>
          </table:table-cell>
          <table:table-cell table:formula="of:=(([.K124]-[.K123])+[.K123])*[.$C$4]" office:value-type="float" office:value="34.50034375">
            <text:p>34.50034375</text:p>
          </table:table-cell>
          <table:table-cell table:formula="of:=[.L124]-[.A124]" office:value-type="float" office:value="0.000343749999970555">
            <text:p>0.00034375</text:p>
          </table:table-cell>
          <table:table-cell table:formula="of:=ABS([.M124])" office:value-type="float" office:value="0.000343749999970555">
            <text:p>0.00034375</text:p>
          </table:table-cell>
          <table:table-cell/>
        </table:table-row>
        <table:table-row table:style-name="ro4">
          <table:table-cell table:formula="of:=[.A124]+[.A$4]" office:value-type="float" office:value="34.8">
            <text:p>34.8</text:p>
          </table:table-cell>
          <table:table-cell table:formula="of:=[.A125]/([.$D$4]*2)" office:value-type="float" office:value="17.4">
            <text:p>17.4</text:p>
          </table:table-cell>
          <table:table-cell table:formula="of:=SQRT(ABS([.$D$2]^2-[.B125]^2))" office:value-type="float" office:value="164.079980497317">
            <text:p>164.0799804973</text:p>
          </table:table-cell>
          <table:table-cell table:formula="of:=([.$C$10]-[.C125])*[.$B$4]" office:value-type="float" office:value="1158.99379004789">
            <text:p>1158.9937900479</text:p>
          </table:table-cell>
          <table:table-cell table:formula="of:=ROUND([.D125])" office:value-type="float" office:value="1159">
            <text:p>1159</text:p>
          </table:table-cell>
          <table:table-cell table:formula="of:=([.$C$8]-([.E125]*[.$C$4]))" office:value-type="float" office:value="164.08004375">
            <text:p>164.08004375</text:p>
          </table:table-cell>
          <table:table-cell table:style-name="ce6" table:formula="of:=SQRT(ABS([.$D$2]^2-[.F125]^2))" office:value-type="float" office:value="17.3994035242042">
            <text:p>17.3994035242</text:p>
          </table:table-cell>
          <table:table-cell table:formula="of:=ABS([.B125]-[.G125])" office:value-type="float" office:value="0.000596475795799023">
            <text:p>0.0005964758</text:p>
          </table:table-cell>
          <table:table-cell/>
          <table:table-cell table:formula="of:=[.A125]*[.$B$4]" office:value-type="float" office:value="43842.5196850394">
            <text:p>43842.5196850394</text:p>
          </table:table-cell>
          <table:table-cell table:formula="of:=ROUND([.J125])" office:value-type="float" office:value="43843">
            <text:p>43843</text:p>
          </table:table-cell>
          <table:table-cell table:formula="of:=(([.K125]-[.K124])+[.K124])*[.$C$4]" office:value-type="float" office:value="34.80038125">
            <text:p>34.80038125</text:p>
          </table:table-cell>
          <table:table-cell table:formula="of:=[.L125]-[.A125]" office:value-type="float" office:value="0.000381249999975353">
            <text:p>0.00038125</text:p>
          </table:table-cell>
          <table:table-cell table:formula="of:=ABS([.M125])" office:value-type="float" office:value="0.000381249999975353">
            <text:p>0.00038125</text:p>
          </table:table-cell>
          <table:table-cell/>
        </table:table-row>
        <table:table-row table:style-name="ro4">
          <table:table-cell table:formula="of:=[.A125]+[.A$4]" office:value-type="float" office:value="35.1">
            <text:p>35.1</text:p>
          </table:table-cell>
          <table:table-cell table:formula="of:=[.A126]/([.$D$4]*2)" office:value-type="float" office:value="17.55">
            <text:p>17.55</text:p>
          </table:table-cell>
          <table:table-cell table:formula="of:=SQRT(ABS([.$D$2]^2-[.B126]^2))" office:value-type="float" office:value="164.064004278818">
            <text:p>164.0640042788</text:p>
          </table:table-cell>
          <table:table-cell table:formula="of:=([.$C$10]-[.C126])*[.$B$4]" office:value-type="float" office:value="1179.12130941702">
            <text:p>1179.121309417</text:p>
          </table:table-cell>
          <table:table-cell table:formula="of:=ROUND([.D126])" office:value-type="float" office:value="1179">
            <text:p>1179</text:p>
          </table:table-cell>
          <table:table-cell table:formula="of:=([.$C$8]-([.E126]*[.$C$4]))" office:value-type="float" office:value="164.06416875">
            <text:p>164.06416875</text:p>
          </table:table-cell>
          <table:table-cell table:style-name="ce6" table:formula="of:=SQRT(ABS([.$D$2]^2-[.F126]^2))" office:value-type="float" office:value="17.5484623933702">
            <text:p>17.5484623934</text:p>
          </table:table-cell>
          <table:table-cell table:formula="of:=ABS([.B126]-[.G126])" office:value-type="float" office:value="0.00153760662984226">
            <text:p>0.0015376066</text:p>
          </table:table-cell>
          <table:table-cell/>
          <table:table-cell table:formula="of:=[.A126]*[.$B$4]" office:value-type="float" office:value="44220.4724409449">
            <text:p>44220.4724409449</text:p>
          </table:table-cell>
          <table:table-cell table:formula="of:=ROUND([.J126])" office:value-type="float" office:value="44220">
            <text:p>44220</text:p>
          </table:table-cell>
          <table:table-cell table:formula="of:=(([.K126]-[.K125])+[.K125])*[.$C$4]" office:value-type="float" office:value="35.099625">
            <text:p>35.099625</text:p>
          </table:table-cell>
          <table:table-cell table:formula="of:=[.L126]-[.A126]" office:value-type="float" office:value="-0.00037500000002666">
            <text:p>-0.000375</text:p>
          </table:table-cell>
          <table:table-cell table:formula="of:=ABS([.M126])" office:value-type="float" office:value="0.00037500000002666">
            <text:p>0.000375</text:p>
          </table:table-cell>
          <table:table-cell/>
        </table:table-row>
        <table:table-row table:style-name="ro4">
          <table:table-cell table:formula="of:=[.A126]+[.A$4]" office:value-type="float" office:value="35.4">
            <text:p>35.4</text:p>
          </table:table-cell>
          <table:table-cell table:formula="of:=[.A127]/([.$D$4]*2)" office:value-type="float" office:value="17.7">
            <text:p>17.7</text:p>
          </table:table-cell>
          <table:table-cell table:formula="of:=SQRT(ABS([.$D$2]^2-[.B127]^2))" office:value-type="float" office:value="164.047889349421">
            <text:p>164.0478893494</text:p>
          </table:table-cell>
          <table:table-cell table:formula="of:=([.$C$10]-[.C127])*[.$B$4]" office:value-type="float" office:value="1199.42358267257">
            <text:p>1199.4235826726</text:p>
          </table:table-cell>
          <table:table-cell table:formula="of:=ROUND([.D127])" office:value-type="float" office:value="1199">
            <text:p>1199</text:p>
          </table:table-cell>
          <table:table-cell table:formula="of:=([.$C$8]-([.E127]*[.$C$4]))" office:value-type="float" office:value="164.04829375">
            <text:p>164.04829375</text:p>
          </table:table-cell>
          <table:table-cell table:style-name="ce6" table:formula="of:=SQRT(ABS([.$D$2]^2-[.F127]^2))" office:value-type="float" office:value="17.696251515892">
            <text:p>17.6962515159</text:p>
          </table:table-cell>
          <table:table-cell table:formula="of:=ABS([.B127]-[.G127])" office:value-type="float" office:value="0.00374848410798734">
            <text:p>0.0037484841</text:p>
          </table:table-cell>
          <table:table-cell/>
          <table:table-cell table:formula="of:=[.A127]*[.$B$4]" office:value-type="float" office:value="44598.4251968504">
            <text:p>44598.4251968504</text:p>
          </table:table-cell>
          <table:table-cell table:formula="of:=ROUND([.J127])" office:value-type="float" office:value="44598">
            <text:p>44598</text:p>
          </table:table-cell>
          <table:table-cell table:formula="of:=(([.K127]-[.K126])+[.K126])*[.$C$4]" office:value-type="float" office:value="35.3996625">
            <text:p>35.3996625</text:p>
          </table:table-cell>
          <table:table-cell table:formula="of:=[.L127]-[.A127]" office:value-type="float" office:value="-0.000337500000021862">
            <text:p>-0.0003375</text:p>
          </table:table-cell>
          <table:table-cell table:formula="of:=ABS([.M127])" office:value-type="float" office:value="0.000337500000021862">
            <text:p>0.0003375</text:p>
          </table:table-cell>
          <table:table-cell/>
        </table:table-row>
        <table:table-row table:style-name="ro4">
          <table:table-cell table:formula="of:=[.A127]+[.A$4]" office:value-type="float" office:value="35.7">
            <text:p>35.7</text:p>
          </table:table-cell>
          <table:table-cell table:formula="of:=[.A128]/([.$D$4]*2)" office:value-type="float" office:value="17.85">
            <text:p>17.85</text:p>
          </table:table-cell>
          <table:table-cell table:formula="of:=SQRT(ABS([.$D$2]^2-[.B128]^2))" office:value-type="float" office:value="164.031635668245">
            <text:p>164.0316356682</text:p>
          </table:table-cell>
          <table:table-cell table:formula="of:=([.$C$10]-[.C128])*[.$B$4]" office:value-type="float" office:value="1219.90066131948">
            <text:p>1219.9006613195</text:p>
          </table:table-cell>
          <table:table-cell table:formula="of:=ROUND([.D128])" office:value-type="float" office:value="1220">
            <text:p>1220</text:p>
          </table:table-cell>
          <table:table-cell table:formula="of:=([.$C$8]-([.E128]*[.$C$4]))" office:value-type="float" office:value="164.031625">
            <text:p>164.031625</text:p>
          </table:table-cell>
          <table:table-cell table:style-name="ce6" table:formula="of:=SQRT(ABS([.$D$2]^2-[.F128]^2))" office:value-type="float" office:value="17.8500980350075">
            <text:p>17.850098035</text:p>
          </table:table-cell>
          <table:table-cell table:formula="of:=ABS([.B128]-[.G128])" office:value-type="float" office:value="0.0000980350074684111">
            <text:p>0.000098035</text:p>
          </table:table-cell>
          <table:table-cell/>
          <table:table-cell table:formula="of:=[.A128]*[.$B$4]" office:value-type="float" office:value="44976.3779527559">
            <text:p>44976.3779527559</text:p>
          </table:table-cell>
          <table:table-cell table:formula="of:=ROUND([.J128])" office:value-type="float" office:value="44976">
            <text:p>44976</text:p>
          </table:table-cell>
          <table:table-cell table:formula="of:=(([.K128]-[.K127])+[.K127])*[.$C$4]" office:value-type="float" office:value="35.6997">
            <text:p>35.6997</text:p>
          </table:table-cell>
          <table:table-cell table:formula="of:=[.L128]-[.A128]" office:value-type="float" office:value="-0.000300000000017064">
            <text:p>-0.0003</text:p>
          </table:table-cell>
          <table:table-cell table:formula="of:=ABS([.M128])" office:value-type="float" office:value="0.000300000000017064">
            <text:p>0.0003</text:p>
          </table:table-cell>
          <table:table-cell/>
        </table:table-row>
        <table:table-row table:style-name="ro4">
          <table:table-cell table:formula="of:=[.A128]+[.A$4]" office:value-type="float" office:value="36">
            <text:p>36</text:p>
          </table:table-cell>
          <table:table-cell table:formula="of:=[.A129]/([.$D$4]*2)" office:value-type="float" office:value="18">
            <text:p>18</text:p>
          </table:table-cell>
          <table:table-cell table:formula="of:=SQRT(ABS([.$D$2]^2-[.B129]^2))" office:value-type="float" office:value="164.01524319404">
            <text:p>164.015243194</text:p>
          </table:table-cell>
          <table:table-cell table:formula="of:=([.$C$10]-[.C129])*[.$B$4]" office:value-type="float" office:value="1240.55259732659">
            <text:p>1240.5525973266</text:p>
          </table:table-cell>
          <table:table-cell table:formula="of:=ROUND([.D129])" office:value-type="float" office:value="1241">
            <text:p>1241</text:p>
          </table:table-cell>
          <table:table-cell table:formula="of:=([.$C$8]-([.E129]*[.$C$4]))" office:value-type="float" office:value="164.01495625">
            <text:p>164.01495625</text:p>
          </table:table-cell>
          <table:table-cell table:style-name="ce6" table:formula="of:=SQRT(ABS([.$D$2]^2-[.F129]^2))" office:value-type="float" office:value="18.0026144298705">
            <text:p>18.0026144299</text:p>
          </table:table-cell>
          <table:table-cell table:formula="of:=ABS([.B129]-[.G129])" office:value-type="float" office:value="0.00261442987049065">
            <text:p>0.0026144299</text:p>
          </table:table-cell>
          <table:table-cell/>
          <table:table-cell table:formula="of:=[.A129]*[.$B$4]" office:value-type="float" office:value="45354.3307086614">
            <text:p>45354.3307086614</text:p>
          </table:table-cell>
          <table:table-cell table:formula="of:=ROUND([.J129])" office:value-type="float" office:value="45354">
            <text:p>45354</text:p>
          </table:table-cell>
          <table:table-cell table:formula="of:=(([.K129]-[.K128])+[.K128])*[.$C$4]" office:value-type="float" office:value="35.9997375">
            <text:p>35.9997375</text:p>
          </table:table-cell>
          <table:table-cell table:formula="of:=[.L129]-[.A129]" office:value-type="float" office:value="-0.000262500000012267">
            <text:p>-0.0002625</text:p>
          </table:table-cell>
          <table:table-cell table:formula="of:=ABS([.M129])" office:value-type="float" office:value="0.000262500000012267">
            <text:p>0.0002625</text:p>
          </table:table-cell>
          <table:table-cell/>
        </table:table-row>
        <table:table-row table:style-name="ro4">
          <table:table-cell table:formula="of:=[.A129]+[.A$4]" office:value-type="float" office:value="36.3">
            <text:p>36.3</text:p>
          </table:table-cell>
          <table:table-cell table:formula="of:=[.A130]/([.$D$4]*2)" office:value-type="float" office:value="18.15">
            <text:p>18.15</text:p>
          </table:table-cell>
          <table:table-cell table:formula="of:=SQRT(ABS([.$D$2]^2-[.B130]^2))" office:value-type="float" office:value="163.998711885185">
            <text:p>163.9987118852</text:p>
          </table:table-cell>
          <table:table-cell table:formula="of:=([.$C$10]-[.C130])*[.$B$4]" office:value-type="float" office:value="1261.37944312757">
            <text:p>1261.3794431276</text:p>
          </table:table-cell>
          <table:table-cell table:formula="of:=ROUND([.D130])" office:value-type="float" office:value="1261">
            <text:p>1261</text:p>
          </table:table-cell>
          <table:table-cell table:formula="of:=([.$C$8]-([.E130]*[.$C$4]))" office:value-type="float" office:value="163.99908125">
            <text:p>163.99908125</text:p>
          </table:table-cell>
          <table:table-cell table:style-name="ce6" table:formula="of:=SQRT(ABS([.$D$2]^2-[.F130]^2))" office:value-type="float" office:value="18.1466622042706">
            <text:p>18.1466622043</text:p>
          </table:table-cell>
          <table:table-cell table:formula="of:=ABS([.B130]-[.G130])" office:value-type="float" office:value="0.00333779572940429">
            <text:p>0.0033377957</text:p>
          </table:table-cell>
          <table:table-cell/>
          <table:table-cell table:formula="of:=[.A130]*[.$B$4]" office:value-type="float" office:value="45732.2834645669">
            <text:p>45732.2834645669</text:p>
          </table:table-cell>
          <table:table-cell table:formula="of:=ROUND([.J130])" office:value-type="float" office:value="45732">
            <text:p>45732</text:p>
          </table:table-cell>
          <table:table-cell table:formula="of:=(([.K130]-[.K129])+[.K129])*[.$C$4]" office:value-type="float" office:value="36.299775">
            <text:p>36.299775</text:p>
          </table:table-cell>
          <table:table-cell table:formula="of:=[.L130]-[.A130]" office:value-type="float" office:value="-0.000225000000014575">
            <text:p>-0.000225</text:p>
          </table:table-cell>
          <table:table-cell table:formula="of:=ABS([.M130])" office:value-type="float" office:value="0.000225000000014575">
            <text:p>0.000225</text:p>
          </table:table-cell>
          <table:table-cell/>
        </table:table-row>
        <table:table-row table:style-name="ro4">
          <table:table-cell table:formula="of:=[.A130]+[.A$4]" office:value-type="float" office:value="36.6">
            <text:p>36.6</text:p>
          </table:table-cell>
          <table:table-cell table:formula="of:=[.A131]/([.$D$4]*2)" office:value-type="float" office:value="18.3">
            <text:p>18.3</text:p>
          </table:table-cell>
          <table:table-cell table:formula="of:=SQRT(ABS([.$D$2]^2-[.B131]^2))" office:value-type="float" office:value="163.982041699693">
            <text:p>163.9820416997</text:p>
          </table:table-cell>
          <table:table-cell table:formula="of:=([.$C$10]-[.C131])*[.$B$4]" office:value-type="float" office:value="1282.38125162116">
            <text:p>1282.3812516212</text:p>
          </table:table-cell>
          <table:table-cell table:formula="of:=ROUND([.D131])" office:value-type="float" office:value="1282">
            <text:p>1282</text:p>
          </table:table-cell>
          <table:table-cell table:formula="of:=([.$C$8]-([.E131]*[.$C$4]))" office:value-type="float" office:value="163.9824125">
            <text:p>163.9824125</text:p>
          </table:table-cell>
          <table:table-cell table:style-name="ce6" table:formula="of:=SQRT(ABS([.$D$2]^2-[.F131]^2))" office:value-type="float" office:value="18.2966770392834">
            <text:p>18.2966770393</text:p>
          </table:table-cell>
          <table:table-cell table:formula="of:=ABS([.B131]-[.G131])" office:value-type="float" office:value="0.00332296071658433">
            <text:p>0.0033229607</text:p>
          </table:table-cell>
          <table:table-cell/>
          <table:table-cell table:formula="of:=[.A131]*[.$B$4]" office:value-type="float" office:value="46110.2362204725">
            <text:p>46110.2362204725</text:p>
          </table:table-cell>
          <table:table-cell table:formula="of:=ROUND([.J131])" office:value-type="float" office:value="46110">
            <text:p>46110</text:p>
          </table:table-cell>
          <table:table-cell table:formula="of:=(([.K131]-[.K130])+[.K130])*[.$C$4]" office:value-type="float" office:value="36.5998125">
            <text:p>36.5998125</text:p>
          </table:table-cell>
          <table:table-cell table:formula="of:=[.L131]-[.A131]" office:value-type="float" office:value="-0.000187500000009777">
            <text:p>-0.0001875</text:p>
          </table:table-cell>
          <table:table-cell table:formula="of:=ABS([.M131])" office:value-type="float" office:value="0.000187500000009777">
            <text:p>0.0001875</text:p>
          </table:table-cell>
          <table:table-cell/>
        </table:table-row>
        <table:table-row table:style-name="ro4">
          <table:table-cell table:formula="of:=[.A131]+[.A$4]" office:value-type="float" office:value="36.9">
            <text:p>36.9</text:p>
          </table:table-cell>
          <table:table-cell table:formula="of:=[.A132]/([.$D$4]*2)" office:value-type="float" office:value="18.45">
            <text:p>18.45</text:p>
          </table:table-cell>
          <table:table-cell table:formula="of:=SQRT(ABS([.$D$2]^2-[.B132]^2))" office:value-type="float" office:value="163.965232595206">
            <text:p>163.9652325952</text:p>
          </table:table-cell>
          <table:table-cell table:formula="of:=([.$C$10]-[.C132])*[.$B$4]" office:value-type="float" office:value="1303.5580761723">
            <text:p>1303.5580761723</text:p>
          </table:table-cell>
          <table:table-cell table:formula="of:=ROUND([.D132])" office:value-type="float" office:value="1304">
            <text:p>1304</text:p>
          </table:table-cell>
          <table:table-cell table:formula="of:=([.$C$8]-([.E132]*[.$C$4]))" office:value-type="float" office:value="163.96495">
            <text:p>163.96495</text:p>
          </table:table-cell>
          <table:table-cell table:style-name="ce6" table:formula="of:=SQRT(ABS([.$D$2]^2-[.F132]^2))" office:value-type="float" office:value="18.4525112517918">
            <text:p>18.4525112518</text:p>
          </table:table-cell>
          <table:table-cell table:formula="of:=ABS([.B132]-[.G132])" office:value-type="float" office:value="0.00251125179180178">
            <text:p>0.0025112518</text:p>
          </table:table-cell>
          <table:table-cell/>
          <table:table-cell table:formula="of:=[.A132]*[.$B$4]" office:value-type="float" office:value="46488.188976378">
            <text:p>46488.188976378</text:p>
          </table:table-cell>
          <table:table-cell table:formula="of:=ROUND([.J132])" office:value-type="float" office:value="46488">
            <text:p>46488</text:p>
          </table:table-cell>
          <table:table-cell table:formula="of:=(([.K132]-[.K131])+[.K131])*[.$C$4]" office:value-type="float" office:value="36.89985">
            <text:p>36.89985</text:p>
          </table:table-cell>
          <table:table-cell table:formula="of:=[.L132]-[.A132]" office:value-type="float" office:value="-0.000150000000004979">
            <text:p>-0.00015</text:p>
          </table:table-cell>
          <table:table-cell table:formula="of:=ABS([.M132])" office:value-type="float" office:value="0.000150000000004979">
            <text:p>0.00015</text:p>
          </table:table-cell>
          <table:table-cell/>
        </table:table-row>
        <table:table-row table:style-name="ro4">
          <table:table-cell table:formula="of:=[.A132]+[.A$4]" office:value-type="float" office:value="37.2">
            <text:p>37.2</text:p>
          </table:table-cell>
          <table:table-cell table:formula="of:=[.A133]/([.$D$4]*2)" office:value-type="float" office:value="18.6">
            <text:p>18.6</text:p>
          </table:table-cell>
          <table:table-cell table:formula="of:=SQRT(ABS([.$D$2]^2-[.B133]^2))" office:value-type="float" office:value="163.948284528994">
            <text:p>163.948284529</text:p>
          </table:table-cell>
          <table:table-cell table:formula="of:=([.$C$10]-[.C133])*[.$B$4]" office:value-type="float" office:value="1324.90997061247">
            <text:p>1324.9099706125</text:p>
          </table:table-cell>
          <table:table-cell table:formula="of:=ROUND([.D133])" office:value-type="float" office:value="1325">
            <text:p>1325</text:p>
          </table:table-cell>
          <table:table-cell table:formula="of:=([.$C$8]-([.E133]*[.$C$4]))" office:value-type="float" office:value="163.94828125">
            <text:p>163.94828125</text:p>
          </table:table-cell>
          <table:table-cell table:style-name="ce6" table:formula="of:=SQRT(ABS([.$D$2]^2-[.F133]^2))" office:value-type="float" office:value="18.600028902421">
            <text:p>18.6000289024</text:p>
          </table:table-cell>
          <table:table-cell table:formula="of:=ABS([.B133]-[.G133])" office:value-type="float" office:value="0.000028902421007615">
            <text:p>2.8902421007615E-005</text:p>
          </table:table-cell>
          <table:table-cell/>
          <table:table-cell table:formula="of:=[.A133]*[.$B$4]" office:value-type="float" office:value="46866.1417322835">
            <text:p>46866.1417322835</text:p>
          </table:table-cell>
          <table:table-cell table:formula="of:=ROUND([.J133])" office:value-type="float" office:value="46866">
            <text:p>46866</text:p>
          </table:table-cell>
          <table:table-cell table:formula="of:=(([.K133]-[.K132])+[.K132])*[.$C$4]" office:value-type="float" office:value="37.1998875">
            <text:p>37.1998875</text:p>
          </table:table-cell>
          <table:table-cell table:formula="of:=[.L133]-[.A133]" office:value-type="float" office:value="-0.000112500000007287">
            <text:p>-0.0001125</text:p>
          </table:table-cell>
          <table:table-cell table:formula="of:=ABS([.M133])" office:value-type="float" office:value="0.000112500000007287">
            <text:p>0.0001125</text:p>
          </table:table-cell>
          <table:table-cell/>
        </table:table-row>
        <table:table-row table:style-name="ro4">
          <table:table-cell table:formula="of:=[.A133]+[.A$4]" office:value-type="float" office:value="37.5">
            <text:p>37.5</text:p>
          </table:table-cell>
          <table:table-cell table:formula="of:=[.A134]/([.$D$4]*2)" office:value-type="float" office:value="18.75">
            <text:p>18.75</text:p>
          </table:table-cell>
          <table:table-cell table:formula="of:=SQRT(ABS([.$D$2]^2-[.B134]^2))" office:value-type="float" office:value="163.931197457958">
            <text:p>163.931197458</text:p>
          </table:table-cell>
          <table:table-cell table:formula="of:=([.$C$10]-[.C134])*[.$B$4]" office:value-type="float" office:value="1346.43698924068">
            <text:p>1346.4369892407</text:p>
          </table:table-cell>
          <table:table-cell table:formula="of:=ROUND([.D134])" office:value-type="float" office:value="1346">
            <text:p>1346</text:p>
          </table:table-cell>
          <table:table-cell table:formula="of:=([.$C$8]-([.E134]*[.$C$4]))" office:value-type="float" office:value="163.9316125">
            <text:p>163.9316125</text:p>
          </table:table-cell>
          <table:table-cell table:style-name="ce6" table:formula="of:=SQRT(ABS([.$D$2]^2-[.F134]^2))" office:value-type="float" office:value="18.7463709327924">
            <text:p>18.7463709328</text:p>
          </table:table-cell>
          <table:table-cell table:formula="of:=ABS([.B134]-[.G134])" office:value-type="float" office:value="0.00362906720755518">
            <text:p>0.0036290672</text:p>
          </table:table-cell>
          <table:table-cell/>
          <table:table-cell table:formula="of:=[.A134]*[.$B$4]" office:value-type="float" office:value="47244.094488189">
            <text:p>47244.094488189</text:p>
          </table:table-cell>
          <table:table-cell table:formula="of:=ROUND([.J134])" office:value-type="float" office:value="47244">
            <text:p>47244</text:p>
          </table:table-cell>
          <table:table-cell table:formula="of:=(([.K134]-[.K133])+[.K133])*[.$C$4]" office:value-type="float" office:value="37.499925">
            <text:p>37.499925</text:p>
          </table:table-cell>
          <table:table-cell table:formula="of:=[.L134]-[.A134]" office:value-type="float" office:value="-0.0000750000000024897">
            <text:p>-0.000075</text:p>
          </table:table-cell>
          <table:table-cell table:formula="of:=ABS([.M134])" office:value-type="float" office:value="0.0000750000000024897">
            <text:p>0.000075</text:p>
          </table:table-cell>
          <table:table-cell/>
        </table:table-row>
        <table:table-row table:style-name="ro4">
          <table:table-cell table:formula="of:=[.A134]+[.A$4]" office:value-type="float" office:value="37.8">
            <text:p>37.8</text:p>
          </table:table-cell>
          <table:table-cell table:formula="of:=[.A135]/([.$D$4]*2)" office:value-type="float" office:value="18.9">
            <text:p>18.9</text:p>
          </table:table-cell>
          <table:table-cell table:formula="of:=SQRT(ABS([.$D$2]^2-[.B135]^2))" office:value-type="float" office:value="163.913971338626">
            <text:p>163.9139713386</text:p>
          </table:table-cell>
          <table:table-cell table:formula="of:=([.$C$10]-[.C135])*[.$B$4]" office:value-type="float" office:value="1368.13918682388">
            <text:p>1368.1391868239</text:p>
          </table:table-cell>
          <table:table-cell table:formula="of:=ROUND([.D135])" office:value-type="float" office:value="1368">
            <text:p>1368</text:p>
          </table:table-cell>
          <table:table-cell table:formula="of:=([.$C$8]-([.E135]*[.$C$4]))" office:value-type="float" office:value="163.91415">
            <text:p>163.91415</text:p>
          </table:table-cell>
          <table:table-cell table:style-name="ce6" table:formula="of:=SQRT(ABS([.$D$2]^2-[.F135]^2))" office:value-type="float" office:value="18.8984504596938">
            <text:p>18.8984504597</text:p>
          </table:table-cell>
          <table:table-cell table:formula="of:=ABS([.B135]-[.G135])" office:value-type="float" office:value="0.00154954030623955">
            <text:p>0.0015495403</text:p>
          </table:table-cell>
          <table:table-cell/>
          <table:table-cell table:formula="of:=[.A135]*[.$B$4]" office:value-type="float" office:value="47622.0472440945">
            <text:p>47622.0472440945</text:p>
          </table:table-cell>
          <table:table-cell table:formula="of:=ROUND([.J135])" office:value-type="float" office:value="47622">
            <text:p>47622</text:p>
          </table:table-cell>
          <table:table-cell table:formula="of:=(([.K135]-[.K134])+[.K134])*[.$C$4]" office:value-type="float" office:value="37.7999625">
            <text:p>37.7999625</text:p>
          </table:table-cell>
          <table:table-cell table:formula="of:=[.L135]-[.A135]" office:value-type="float" office:value="-0.0000374999999976922">
            <text:p>-0.0000375</text:p>
          </table:table-cell>
          <table:table-cell table:formula="of:=ABS([.M135])" office:value-type="float" office:value="0.0000374999999976922">
            <text:p>0.0000375</text:p>
          </table:table-cell>
          <table:table-cell/>
        </table:table-row>
        <table:table-row table:style-name="ro4">
          <table:table-cell table:formula="of:=[.A135]+[.A$4]" office:value-type="float" office:value="38.1">
            <text:p>38.1</text:p>
          </table:table-cell>
          <table:table-cell table:formula="of:=[.A136]/([.$D$4]*2)" office:value-type="float" office:value="19.05">
            <text:p>19.05</text:p>
          </table:table-cell>
          <table:table-cell table:formula="of:=SQRT(ABS([.$D$2]^2-[.B136]^2))" office:value-type="float" office:value="163.896606127156">
            <text:p>163.8966061272</text:p>
          </table:table-cell>
          <table:table-cell table:formula="of:=([.$C$10]-[.C136])*[.$B$4]" office:value-type="float" office:value="1390.01661859787">
            <text:p>1390.0166185979</text:p>
          </table:table-cell>
          <table:table-cell table:formula="of:=ROUND([.D136])" office:value-type="float" office:value="1390">
            <text:p>1390</text:p>
          </table:table-cell>
          <table:table-cell table:formula="of:=([.$C$8]-([.E136]*[.$C$4]))" office:value-type="float" office:value="163.8966875">
            <text:p>163.8966875</text:p>
          </table:table-cell>
          <table:table-cell table:style-name="ce6" table:formula="of:=SQRT(ABS([.$D$2]^2-[.F136]^2))" office:value-type="float" office:value="19.0492998959893">
            <text:p>19.049299896</text:p>
          </table:table-cell>
          <table:table-cell table:formula="of:=ABS([.B136]-[.G136])" office:value-type="float" office:value="0.000700104010668667">
            <text:p>0.000700104</text:p>
          </table:table-cell>
          <table:table-cell/>
          <table:table-cell table:formula="of:=[.A136]*[.$B$4]" office:value-type="float" office:value="48000">
            <text:p>48000</text:p>
          </table:table-cell>
          <table:table-cell table:formula="of:=ROUND([.J136])" office:value-type="float" office:value="48000">
            <text:p>48000</text:p>
          </table:table-cell>
          <table:table-cell table:formula="of:=(([.K136]-[.K135])+[.K135])*[.$C$4]" office:value-type="float" office:value="38.1">
            <text:p>38.1</text:p>
          </table:table-cell>
          <table:table-cell table:formula="of:=[.L136]-[.A136]" office:value-type="float" office:value="0">
            <text:p>0</text:p>
          </table:table-cell>
          <table:table-cell table:formula="of:=ABS([.M136])" office:value-type="float" office:value="0">
            <text:p>0</text:p>
          </table:table-cell>
          <table:table-cell/>
        </table:table-row>
        <table:table-row table:style-name="ro4">
          <table:table-cell table:formula="of:=[.A136]+[.A$4]" office:value-type="float" office:value="38.4">
            <text:p>38.4</text:p>
          </table:table-cell>
          <table:table-cell table:formula="of:=[.A137]/([.$D$4]*2)" office:value-type="float" office:value="19.2">
            <text:p>19.2</text:p>
          </table:table-cell>
          <table:table-cell table:formula="of:=SQRT(ABS([.$D$2]^2-[.B137]^2))" office:value-type="float" office:value="163.87910177933">
            <text:p>163.8791017793</text:p>
          </table:table-cell>
          <table:table-cell table:formula="of:=([.$C$10]-[.C137])*[.$B$4]" office:value-type="float" office:value="1412.06934026802">
            <text:p>1412.069340268</text:p>
          </table:table-cell>
          <table:table-cell table:formula="of:=ROUND([.D137])" office:value-type="float" office:value="1412">
            <text:p>1412</text:p>
          </table:table-cell>
          <table:table-cell table:formula="of:=([.$C$8]-([.E137]*[.$C$4]))" office:value-type="float" office:value="163.879225">
            <text:p>163.879225</text:p>
          </table:table-cell>
          <table:table-cell table:style-name="ce6" table:formula="of:=SQRT(ABS([.$D$2]^2-[.F137]^2))" office:value-type="float" office:value="19.1989482368014">
            <text:p>19.1989482368</text:p>
          </table:table-cell>
          <table:table-cell table:formula="of:=ABS([.B137]-[.G137])" office:value-type="float" office:value="0.00105176319859979">
            <text:p>0.0010517632</text:p>
          </table:table-cell>
          <table:table-cell/>
          <table:table-cell table:formula="of:=[.A137]*[.$B$4]" office:value-type="float" office:value="48377.9527559055">
            <text:p>48377.9527559055</text:p>
          </table:table-cell>
          <table:table-cell table:formula="of:=ROUND([.J137])" office:value-type="float" office:value="48378">
            <text:p>48378</text:p>
          </table:table-cell>
          <table:table-cell table:formula="of:=(([.K137]-[.K136])+[.K136])*[.$C$4]" office:value-type="float" office:value="38.4000375">
            <text:p>38.4000375</text:p>
          </table:table-cell>
          <table:table-cell table:formula="of:=[.L137]-[.A137]" office:value-type="float" office:value="0.0000375000000047976">
            <text:p>0.0000375</text:p>
          </table:table-cell>
          <table:table-cell table:formula="of:=ABS([.M137])" office:value-type="float" office:value="0.0000375000000047976">
            <text:p>0.0000375</text:p>
          </table:table-cell>
          <table:table-cell/>
        </table:table-row>
        <table:table-row table:style-name="ro4">
          <table:table-cell table:formula="of:=[.A137]+[.A$4]" office:value-type="float" office:value="38.7">
            <text:p>38.7</text:p>
          </table:table-cell>
          <table:table-cell table:formula="of:=[.A138]/([.$D$4]*2)" office:value-type="float" office:value="19.35">
            <text:p>19.35</text:p>
          </table:table-cell>
          <table:table-cell table:formula="of:=SQRT(ABS([.$D$2]^2-[.B138]^2))" office:value-type="float" office:value="163.86145825056">
            <text:p>163.8614582506</text:p>
          </table:table-cell>
          <table:table-cell table:formula="of:=([.$C$10]-[.C138])*[.$B$4]" office:value-type="float" office:value="1434.29740800983">
            <text:p>1434.2974080098</text:p>
          </table:table-cell>
          <table:table-cell table:formula="of:=ROUND([.D138])" office:value-type="float" office:value="1434">
            <text:p>1434</text:p>
          </table:table-cell>
          <table:table-cell table:formula="of:=([.$C$8]-([.E138]*[.$C$4]))" office:value-type="float" office:value="163.8617625">
            <text:p>163.8617625</text:p>
          </table:table-cell>
          <table:table-cell table:style-name="ce6" table:formula="of:=SQRT(ABS([.$D$2]^2-[.F138]^2))" office:value-type="float" office:value="19.3474233528291">
            <text:p>19.3474233528</text:p>
          </table:table-cell>
          <table:table-cell table:formula="of:=ABS([.B138]-[.G138])" office:value-type="float" office:value="0.00257664717094386">
            <text:p>0.0025766472</text:p>
          </table:table-cell>
          <table:table-cell/>
          <table:table-cell table:formula="of:=[.A138]*[.$B$4]" office:value-type="float" office:value="48755.905511811">
            <text:p>48755.905511811</text:p>
          </table:table-cell>
          <table:table-cell table:formula="of:=ROUND([.J138])" office:value-type="float" office:value="48756">
            <text:p>48756</text:p>
          </table:table-cell>
          <table:table-cell table:formula="of:=(([.K138]-[.K137])+[.K137])*[.$C$4]" office:value-type="float" office:value="38.700075">
            <text:p>38.700075</text:p>
          </table:table-cell>
          <table:table-cell table:formula="of:=[.L138]-[.A138]" office:value-type="float" office:value="0.0000750000000095952">
            <text:p>0.000075</text:p>
          </table:table-cell>
          <table:table-cell table:formula="of:=ABS([.M138])" office:value-type="float" office:value="0.0000750000000095952">
            <text:p>0.000075</text:p>
          </table:table-cell>
          <table:table-cell/>
        </table:table-row>
        <table:table-row table:style-name="ro4">
          <table:table-cell table:formula="of:=[.A138]+[.A$4]" office:value-type="float" office:value="39">
            <text:p>39</text:p>
          </table:table-cell>
          <table:table-cell table:formula="of:=[.A139]/([.$D$4]*2)" office:value-type="float" office:value="19.5">
            <text:p>19.5</text:p>
          </table:table-cell>
          <table:table-cell table:formula="of:=SQRT(ABS([.$D$2]^2-[.B139]^2))" office:value-type="float" office:value="163.843675495882">
            <text:p>163.8436754959</text:p>
          </table:table-cell>
          <table:table-cell table:formula="of:=([.$C$10]-[.C139])*[.$B$4]" office:value-type="float" office:value="1456.70087846976">
            <text:p>1456.7008784698</text:p>
          </table:table-cell>
          <table:table-cell table:formula="of:=ROUND([.D139])" office:value-type="float" office:value="1457">
            <text:p>1457</text:p>
          </table:table-cell>
          <table:table-cell table:formula="of:=([.$C$8]-([.E139]*[.$C$4]))" office:value-type="float" office:value="163.84350625">
            <text:p>163.84350625</text:p>
          </table:table-cell>
          <table:table-cell table:style-name="ce6" table:formula="of:=SQRT(ABS([.$D$2]^2-[.F139]^2))" office:value-type="float" office:value="19.5014219919014">
            <text:p>19.5014219919</text:p>
          </table:table-cell>
          <table:table-cell table:formula="of:=ABS([.B139]-[.G139])" office:value-type="float" office:value="0.00142199190138115">
            <text:p>0.0014219919</text:p>
          </table:table-cell>
          <table:table-cell/>
          <table:table-cell table:formula="of:=[.A139]*[.$B$4]" office:value-type="float" office:value="49133.8582677165">
            <text:p>49133.8582677165</text:p>
          </table:table-cell>
          <table:table-cell table:formula="of:=ROUND([.J139])" office:value-type="float" office:value="49134">
            <text:p>49134</text:p>
          </table:table-cell>
          <table:table-cell table:formula="of:=(([.K139]-[.K138])+[.K138])*[.$C$4]" office:value-type="float" office:value="39.0001125">
            <text:p>39.0001125</text:p>
          </table:table-cell>
          <table:table-cell table:formula="of:=[.L139]-[.A139]" office:value-type="float" office:value="0.000112500000014393">
            <text:p>0.0001125</text:p>
          </table:table-cell>
          <table:table-cell table:formula="of:=ABS([.M139])" office:value-type="float" office:value="0.000112500000014393">
            <text:p>0.0001125</text:p>
          </table:table-cell>
          <table:table-cell/>
        </table:table-row>
        <table:table-row table:style-name="ro4">
          <table:table-cell table:formula="of:=[.A139]+[.A$4]" office:value-type="float" office:value="39.3">
            <text:p>39.3</text:p>
          </table:table-cell>
          <table:table-cell table:formula="of:=[.A140]/([.$D$4]*2)" office:value-type="float" office:value="19.65">
            <text:p>19.65</text:p>
          </table:table-cell>
          <table:table-cell table:formula="of:=SQRT(ABS([.$D$2]^2-[.B140]^2))" office:value-type="float" office:value="163.82575346996">
            <text:p>163.82575347</text:p>
          </table:table-cell>
          <table:table-cell table:formula="of:=([.$C$10]-[.C140])*[.$B$4]" office:value-type="float" office:value="1479.27980876608">
            <text:p>1479.2798087661</text:p>
          </table:table-cell>
          <table:table-cell table:formula="of:=ROUND([.D140])" office:value-type="float" office:value="1479">
            <text:p>1479</text:p>
          </table:table-cell>
          <table:table-cell table:formula="of:=([.$C$8]-([.E140]*[.$C$4]))" office:value-type="float" office:value="163.82604375">
            <text:p>163.82604375</text:p>
          </table:table-cell>
          <table:table-cell table:style-name="ce6" table:formula="of:=SQRT(ABS([.$D$2]^2-[.F140]^2))" office:value-type="float" office:value="19.6475797293989">
            <text:p>19.6475797294</text:p>
          </table:table-cell>
          <table:table-cell table:formula="of:=ABS([.B140]-[.G140])" office:value-type="float" office:value="0.0024202706010783">
            <text:p>0.0024202706</text:p>
          </table:table-cell>
          <table:table-cell/>
          <table:table-cell table:formula="of:=[.A140]*[.$B$4]" office:value-type="float" office:value="49511.811023622">
            <text:p>49511.811023622</text:p>
          </table:table-cell>
          <table:table-cell table:formula="of:=ROUND([.J140])" office:value-type="float" office:value="49512">
            <text:p>49512</text:p>
          </table:table-cell>
          <table:table-cell table:formula="of:=(([.K140]-[.K139])+[.K139])*[.$C$4]" office:value-type="float" office:value="39.30015">
            <text:p>39.30015</text:p>
          </table:table-cell>
          <table:table-cell table:formula="of:=[.L140]-[.A140]" office:value-type="float" office:value="0.000150000000012085">
            <text:p>0.00015</text:p>
          </table:table-cell>
          <table:table-cell table:formula="of:=ABS([.M140])" office:value-type="float" office:value="0.000150000000012085">
            <text:p>0.00015</text:p>
          </table:table-cell>
          <table:table-cell/>
        </table:table-row>
        <table:table-row table:style-name="ro4">
          <table:table-cell table:formula="of:=[.A140]+[.A$4]" office:value-type="float" office:value="39.6">
            <text:p>39.6</text:p>
          </table:table-cell>
          <table:table-cell table:formula="of:=[.A141]/([.$D$4]*2)" office:value-type="float" office:value="19.8">
            <text:p>19.8</text:p>
          </table:table-cell>
          <table:table-cell table:formula="of:=SQRT(ABS([.$D$2]^2-[.B141]^2))" office:value-type="float" office:value="163.807692127079">
            <text:p>163.8076921271</text:p>
          </table:table-cell>
          <table:table-cell table:formula="of:=([.$C$10]-[.C141])*[.$B$4]" office:value-type="float" office:value="1502.03425648938">
            <text:p>1502.0342564894</text:p>
          </table:table-cell>
          <table:table-cell table:formula="of:=ROUND([.D141])" office:value-type="float" office:value="1502">
            <text:p>1502</text:p>
          </table:table-cell>
          <table:table-cell table:formula="of:=([.$C$8]-([.E141]*[.$C$4]))" office:value-type="float" office:value="163.8077875">
            <text:p>163.8077875</text:p>
          </table:table-cell>
          <table:table-cell table:style-name="ce6" table:formula="of:=SQRT(ABS([.$D$2]^2-[.F141]^2))" office:value-type="float" office:value="19.7992109528346">
            <text:p>19.7992109528</text:p>
          </table:table-cell>
          <table:table-cell table:formula="of:=ABS([.B141]-[.G141])" office:value-type="float" office:value="0.000789047165351775">
            <text:p>0.0007890472</text:p>
          </table:table-cell>
          <table:table-cell/>
          <table:table-cell table:formula="of:=[.A141]*[.$B$4]" office:value-type="float" office:value="49889.7637795275">
            <text:p>49889.7637795275</text:p>
          </table:table-cell>
          <table:table-cell table:formula="of:=ROUND([.J141])" office:value-type="float" office:value="49890">
            <text:p>49890</text:p>
          </table:table-cell>
          <table:table-cell table:formula="of:=(([.K141]-[.K140])+[.K140])*[.$C$4]" office:value-type="float" office:value="39.6001875">
            <text:p>39.6001875</text:p>
          </table:table-cell>
          <table:table-cell table:formula="of:=[.L141]-[.A141]" office:value-type="float" office:value="0.000187500000016883">
            <text:p>0.0001875</text:p>
          </table:table-cell>
          <table:table-cell table:formula="of:=ABS([.M141])" office:value-type="float" office:value="0.000187500000016883">
            <text:p>0.0001875</text:p>
          </table:table-cell>
          <table:table-cell/>
        </table:table-row>
        <table:table-row table:style-name="ro4">
          <table:table-cell table:formula="of:=[.A141]+[.A$4]" office:value-type="float" office:value="39.9">
            <text:p>39.9</text:p>
          </table:table-cell>
          <table:table-cell table:formula="of:=[.A142]/([.$D$4]*2)" office:value-type="float" office:value="19.95">
            <text:p>19.95</text:p>
          </table:table-cell>
          <table:table-cell table:formula="of:=SQRT(ABS([.$D$2]^2-[.B142]^2))" office:value-type="float" office:value="163.789491421153">
            <text:p>163.7894914212</text:p>
          </table:table-cell>
          <table:table-cell table:formula="of:=([.$C$10]-[.C142])*[.$B$4]" office:value-type="float" office:value="1524.96427970343">
            <text:p>1524.9642797034</text:p>
          </table:table-cell>
          <table:table-cell table:formula="of:=ROUND([.D142])" office:value-type="float" office:value="1525">
            <text:p>1525</text:p>
          </table:table-cell>
          <table:table-cell table:formula="of:=([.$C$8]-([.E142]*[.$C$4]))" office:value-type="float" office:value="163.78953125">
            <text:p>163.78953125</text:p>
          </table:table-cell>
          <table:table-cell table:style-name="ce6" table:formula="of:=SQRT(ABS([.$D$2]^2-[.F142]^2))" office:value-type="float" office:value="19.9496730024647">
            <text:p>19.9496730025</text:p>
          </table:table-cell>
          <table:table-cell table:formula="of:=ABS([.B142]-[.G142])" office:value-type="float" office:value="0.000326997535285756">
            <text:p>0.0003269975</text:p>
          </table:table-cell>
          <table:table-cell/>
          <table:table-cell table:formula="of:=[.A142]*[.$B$4]" office:value-type="float" office:value="50267.716535433">
            <text:p>50267.716535433</text:p>
          </table:table-cell>
          <table:table-cell table:formula="of:=ROUND([.J142])" office:value-type="float" office:value="50268">
            <text:p>50268</text:p>
          </table:table-cell>
          <table:table-cell table:formula="of:=(([.K142]-[.K141])+[.K141])*[.$C$4]" office:value-type="float" office:value="39.900225">
            <text:p>39.900225</text:p>
          </table:table-cell>
          <table:table-cell table:formula="of:=[.L142]-[.A142]" office:value-type="float" office:value="0.00022500000002168">
            <text:p>0.000225</text:p>
          </table:table-cell>
          <table:table-cell table:formula="of:=ABS([.M142])" office:value-type="float" office:value="0.00022500000002168">
            <text:p>0.000225</text:p>
          </table:table-cell>
          <table:table-cell/>
        </table:table-row>
        <table:table-row table:style-name="ro4">
          <table:table-cell table:formula="of:=[.A142]+[.A$4]" office:value-type="float" office:value="40.2">
            <text:p>40.2</text:p>
          </table:table-cell>
          <table:table-cell table:formula="of:=[.A143]/([.$D$4]*2)" office:value-type="float" office:value="20.1">
            <text:p>20.1</text:p>
          </table:table-cell>
          <table:table-cell table:formula="of:=SQRT(ABS([.$D$2]^2-[.B143]^2))" office:value-type="float" office:value="163.771151305717">
            <text:p>163.7711513057</text:p>
          </table:table-cell>
          <table:table-cell table:formula="of:=([.$C$10]-[.C143])*[.$B$4]" office:value-type="float" office:value="1548.06993694601">
            <text:p>1548.069936946</text:p>
          </table:table-cell>
          <table:table-cell table:formula="of:=ROUND([.D143])" office:value-type="float" office:value="1548">
            <text:p>1548</text:p>
          </table:table-cell>
          <table:table-cell table:formula="of:=([.$C$8]-([.E143]*[.$C$4]))" office:value-type="float" office:value="163.771275">
            <text:p>163.771275</text:p>
          </table:table-cell>
          <table:table-cell table:style-name="ce6" table:formula="of:=SQRT(ABS([.$D$2]^2-[.F143]^2))" office:value-type="float" office:value="20.0989921357857">
            <text:p>20.0989921358</text:p>
          </table:table-cell>
          <table:table-cell table:formula="of:=ABS([.B143]-[.G143])" office:value-type="float" office:value="0.00100786421430499">
            <text:p>0.0010078642</text:p>
          </table:table-cell>
          <table:table-cell/>
          <table:table-cell table:formula="of:=[.A143]*[.$B$4]" office:value-type="float" office:value="50645.6692913385">
            <text:p>50645.6692913385</text:p>
          </table:table-cell>
          <table:table-cell table:formula="of:=ROUND([.J143])" office:value-type="float" office:value="50646">
            <text:p>50646</text:p>
          </table:table-cell>
          <table:table-cell table:formula="of:=(([.K143]-[.K142])+[.K142])*[.$C$4]" office:value-type="float" office:value="40.2002625">
            <text:p>40.2002625</text:p>
          </table:table-cell>
          <table:table-cell table:formula="of:=[.L143]-[.A143]" office:value-type="float" office:value="0.000262500000026478">
            <text:p>0.0002625</text:p>
          </table:table-cell>
          <table:table-cell table:formula="of:=ABS([.M143])" office:value-type="float" office:value="0.000262500000026478">
            <text:p>0.0002625</text:p>
          </table:table-cell>
          <table:table-cell/>
        </table:table-row>
        <table:table-row table:style-name="ro4">
          <table:table-cell table:formula="of:=[.A143]+[.A$4]" office:value-type="float" office:value="40.5">
            <text:p>40.5</text:p>
          </table:table-cell>
          <table:table-cell table:formula="of:=[.A144]/([.$D$4]*2)" office:value-type="float" office:value="20.25">
            <text:p>20.25</text:p>
          </table:table-cell>
          <table:table-cell table:formula="of:=SQRT(ABS([.$D$2]^2-[.B144]^2))" office:value-type="float" office:value="163.752671733929">
            <text:p>163.7526717339</text:p>
          </table:table-cell>
          <table:table-cell table:formula="of:=([.$C$10]-[.C144])*[.$B$4]" office:value-type="float" office:value="1571.35128722956">
            <text:p>1571.3512872296</text:p>
          </table:table-cell>
          <table:table-cell table:formula="of:=ROUND([.D144])" office:value-type="float" office:value="1571">
            <text:p>1571</text:p>
          </table:table-cell>
          <table:table-cell table:formula="of:=([.$C$8]-([.E144]*[.$C$4]))" office:value-type="float" office:value="163.75301875">
            <text:p>163.75301875</text:p>
          </table:table-cell>
          <table:table-cell table:style-name="ce6" table:formula="of:=SQRT(ABS([.$D$2]^2-[.F144]^2))" office:value-type="float" office:value="20.2471936391726">
            <text:p>20.2471936392</text:p>
          </table:table-cell>
          <table:table-cell table:formula="of:=ABS([.B144]-[.G144])" office:value-type="float" office:value="0.00280636082742447">
            <text:p>0.0028063608</text:p>
          </table:table-cell>
          <table:table-cell/>
          <table:table-cell table:formula="of:=[.A144]*[.$B$4]" office:value-type="float" office:value="51023.6220472441">
            <text:p>51023.6220472441</text:p>
          </table:table-cell>
          <table:table-cell table:formula="of:=ROUND([.J144])" office:value-type="float" office:value="51024">
            <text:p>51024</text:p>
          </table:table-cell>
          <table:table-cell table:formula="of:=(([.K144]-[.K143])+[.K143])*[.$C$4]" office:value-type="float" office:value="40.5003">
            <text:p>40.5003</text:p>
          </table:table-cell>
          <table:table-cell table:formula="of:=[.L144]-[.A144]" office:value-type="float" office:value="0.00030000000002417">
            <text:p>0.0003</text:p>
          </table:table-cell>
          <table:table-cell table:formula="of:=ABS([.M144])" office:value-type="float" office:value="0.00030000000002417">
            <text:p>0.0003</text:p>
          </table:table-cell>
          <table:table-cell/>
        </table:table-row>
        <table:table-row table:style-name="ro4">
          <table:table-cell table:formula="of:=[.A144]+[.A$4]" office:value-type="float" office:value="40.8">
            <text:p>40.8</text:p>
          </table:table-cell>
          <table:table-cell table:formula="of:=[.A145]/([.$D$4]*2)" office:value-type="float" office:value="20.4">
            <text:p>20.4</text:p>
          </table:table-cell>
          <table:table-cell table:formula="of:=SQRT(ABS([.$D$2]^2-[.B145]^2))" office:value-type="float" office:value="163.734052658572">
            <text:p>163.7340526586</text:p>
          </table:table-cell>
          <table:table-cell table:formula="of:=([.$C$10]-[.C145])*[.$B$4]" office:value-type="float" office:value="1594.80839004197">
            <text:p>1594.808390042</text:p>
          </table:table-cell>
          <table:table-cell table:formula="of:=ROUND([.D145])" office:value-type="float" office:value="1595">
            <text:p>1595</text:p>
          </table:table-cell>
          <table:table-cell table:formula="of:=([.$C$8]-([.E145]*[.$C$4]))" office:value-type="float" office:value="163.73396875">
            <text:p>163.73396875</text:p>
          </table:table-cell>
          <table:table-cell table:style-name="ce6" table:formula="of:=SQRT(ABS([.$D$2]^2-[.F145]^2))" office:value-type="float" office:value="20.4006734539334">
            <text:p>20.4006734539</text:p>
          </table:table-cell>
          <table:table-cell table:formula="of:=ABS([.B145]-[.G145])" office:value-type="float" office:value="0.000673453933433876">
            <text:p>0.0006734539</text:p>
          </table:table-cell>
          <table:table-cell/>
          <table:table-cell table:formula="of:=[.A145]*[.$B$4]" office:value-type="float" office:value="51401.5748031496">
            <text:p>51401.5748031496</text:p>
          </table:table-cell>
          <table:table-cell table:formula="of:=ROUND([.J145])" office:value-type="float" office:value="51402">
            <text:p>51402</text:p>
          </table:table-cell>
          <table:table-cell table:formula="of:=(([.K145]-[.K144])+[.K144])*[.$C$4]" office:value-type="float" office:value="40.8003375">
            <text:p>40.8003375</text:p>
          </table:table-cell>
          <table:table-cell table:formula="of:=[.L145]-[.A145]" office:value-type="float" office:value="0.000337500000028967">
            <text:p>0.0003375</text:p>
          </table:table-cell>
          <table:table-cell table:formula="of:=ABS([.M145])" office:value-type="float" office:value="0.000337500000028967">
            <text:p>0.0003375</text:p>
          </table:table-cell>
          <table:table-cell/>
        </table:table-row>
        <table:table-row table:style-name="ro4">
          <table:table-cell table:formula="of:=[.A145]+[.A$4]" office:value-type="float" office:value="41.1">
            <text:p>41.1</text:p>
          </table:table-cell>
          <table:table-cell table:formula="of:=[.A146]/([.$D$4]*2)" office:value-type="float" office:value="20.55">
            <text:p>20.55</text:p>
          </table:table-cell>
          <table:table-cell table:formula="of:=SQRT(ABS([.$D$2]^2-[.B146]^2))" office:value-type="float" office:value="163.715294032048">
            <text:p>163.715294032</text:p>
          </table:table-cell>
          <table:table-cell table:formula="of:=([.$C$10]-[.C146])*[.$B$4]" office:value-type="float" office:value="1618.44130534744">
            <text:p>1618.4413053475</text:p>
          </table:table-cell>
          <table:table-cell table:formula="of:=ROUND([.D146])" office:value-type="float" office:value="1618">
            <text:p>1618</text:p>
          </table:table-cell>
          <table:table-cell table:formula="of:=([.$C$8]-([.E146]*[.$C$4]))" office:value-type="float" office:value="163.7157125">
            <text:p>163.7157125</text:p>
          </table:table-cell>
          <table:table-cell table:style-name="ce6" table:formula="of:=SQRT(ABS([.$D$2]^2-[.F146]^2))" office:value-type="float" office:value="20.5466659246055">
            <text:p>20.5466659246</text:p>
          </table:table-cell>
          <table:table-cell table:formula="of:=ABS([.B146]-[.G146])" office:value-type="float" office:value="0.00333407539444153">
            <text:p>0.0033340754</text:p>
          </table:table-cell>
          <table:table-cell/>
          <table:table-cell table:formula="of:=[.A146]*[.$B$4]" office:value-type="float" office:value="51779.5275590551">
            <text:p>51779.5275590551</text:p>
          </table:table-cell>
          <table:table-cell table:formula="of:=ROUND([.J146])" office:value-type="float" office:value="51780">
            <text:p>51780</text:p>
          </table:table-cell>
          <table:table-cell table:formula="of:=(([.K146]-[.K145])+[.K145])*[.$C$4]" office:value-type="float" office:value="41.100375">
            <text:p>41.100375</text:p>
          </table:table-cell>
          <table:table-cell table:formula="of:=[.L146]-[.A146]" office:value-type="float" office:value="0.000375000000033765">
            <text:p>0.000375</text:p>
          </table:table-cell>
          <table:table-cell table:formula="of:=ABS([.M146])" office:value-type="float" office:value="0.000375000000033765">
            <text:p>0.000375</text:p>
          </table:table-cell>
          <table:table-cell/>
        </table:table-row>
        <table:table-row table:style-name="ro4">
          <table:table-cell table:formula="of:=[.A146]+[.A$4]" office:value-type="float" office:value="41.4">
            <text:p>41.4</text:p>
          </table:table-cell>
          <table:table-cell table:formula="of:=[.A147]/([.$D$4]*2)" office:value-type="float" office:value="20.7">
            <text:p>20.7</text:p>
          </table:table-cell>
          <table:table-cell table:formula="of:=SQRT(ABS([.$D$2]^2-[.B147]^2))" office:value-type="float" office:value="163.696395806383">
            <text:p>163.6963958064</text:p>
          </table:table-cell>
          <table:table-cell table:formula="of:=([.$C$10]-[.C147])*[.$B$4]" office:value-type="float" office:value="1642.2500935871">
            <text:p>1642.2500935871</text:p>
          </table:table-cell>
          <table:table-cell table:formula="of:=ROUND([.D147])" office:value-type="float" office:value="1642">
            <text:p>1642</text:p>
          </table:table-cell>
          <table:table-cell table:formula="of:=([.$C$8]-([.E147]*[.$C$4]))" office:value-type="float" office:value="163.6966625">
            <text:p>163.6966625</text:p>
          </table:table-cell>
          <table:table-cell table:style-name="ce6" table:formula="of:=SQRT(ABS([.$D$2]^2-[.F147]^2))" office:value-type="float" office:value="20.6978908674554">
            <text:p>20.6978908675</text:p>
          </table:table-cell>
          <table:table-cell table:formula="of:=ABS([.B147]-[.G147])" office:value-type="float" office:value="0.00210913254461076">
            <text:p>0.0021091325</text:p>
          </table:table-cell>
          <table:table-cell/>
          <table:table-cell table:formula="of:=[.A147]*[.$B$4]" office:value-type="float" office:value="52157.4803149606">
            <text:p>52157.4803149606</text:p>
          </table:table-cell>
          <table:table-cell table:formula="of:=ROUND([.J147])" office:value-type="float" office:value="52157">
            <text:p>52157</text:p>
          </table:table-cell>
          <table:table-cell table:formula="of:=(([.K147]-[.K146])+[.K146])*[.$C$4]" office:value-type="float" office:value="41.39961875">
            <text:p>41.39961875</text:p>
          </table:table-cell>
          <table:table-cell table:formula="of:=[.L147]-[.A147]" office:value-type="float" office:value="-0.000381249999968247">
            <text:p>-0.00038125</text:p>
          </table:table-cell>
          <table:table-cell table:formula="of:=ABS([.M147])" office:value-type="float" office:value="0.000381249999968247">
            <text:p>0.00038125</text:p>
          </table:table-cell>
          <table:table-cell/>
        </table:table-row>
        <table:table-row table:style-name="ro4">
          <table:table-cell table:formula="of:=[.A147]+[.A$4]" office:value-type="float" office:value="41.7">
            <text:p>41.7</text:p>
          </table:table-cell>
          <table:table-cell table:formula="of:=[.A148]/([.$D$4]*2)" office:value-type="float" office:value="20.85">
            <text:p>20.85</text:p>
          </table:table-cell>
          <table:table-cell table:formula="of:=SQRT(ABS([.$D$2]^2-[.B148]^2))" office:value-type="float" office:value="163.677357933222">
            <text:p>163.6773579332</text:p>
          </table:table-cell>
          <table:table-cell table:formula="of:=([.$C$10]-[.C148])*[.$B$4]" office:value-type="float" office:value="1666.23481567996">
            <text:p>1666.23481568</text:p>
          </table:table-cell>
          <table:table-cell table:formula="of:=ROUND([.D148])" office:value-type="float" office:value="1666">
            <text:p>1666</text:p>
          </table:table-cell>
          <table:table-cell table:formula="of:=([.$C$8]-([.E148]*[.$C$4]))" office:value-type="float" office:value="163.6776125">
            <text:p>163.6776125</text:p>
          </table:table-cell>
          <table:table-cell table:style-name="ce6" table:formula="of:=SQRT(ABS([.$D$2]^2-[.F148]^2))" office:value-type="float" office:value="20.8480014941442">
            <text:p>20.8480014941</text:p>
          </table:table-cell>
          <table:table-cell table:formula="of:=ABS([.B148]-[.G148])" office:value-type="float" office:value="0.00199850585576655">
            <text:p>0.0019985059</text:p>
          </table:table-cell>
          <table:table-cell/>
          <table:table-cell table:formula="of:=[.A148]*[.$B$4]" office:value-type="float" office:value="52535.4330708661">
            <text:p>52535.4330708661</text:p>
          </table:table-cell>
          <table:table-cell table:formula="of:=ROUND([.J148])" office:value-type="float" office:value="52535">
            <text:p>52535</text:p>
          </table:table-cell>
          <table:table-cell table:formula="of:=(([.K148]-[.K147])+[.K147])*[.$C$4]" office:value-type="float" office:value="41.69965625">
            <text:p>41.69965625</text:p>
          </table:table-cell>
          <table:table-cell table:formula="of:=[.L148]-[.A148]" office:value-type="float" office:value="-0.00034374999996345">
            <text:p>-0.00034375</text:p>
          </table:table-cell>
          <table:table-cell table:formula="of:=ABS([.M148])" office:value-type="float" office:value="0.00034374999996345">
            <text:p>0.00034375</text:p>
          </table:table-cell>
          <table:table-cell/>
        </table:table-row>
        <table:table-row table:style-name="ro4">
          <table:table-cell table:formula="of:=[.A148]+[.A$4]" office:value-type="float" office:value="42">
            <text:p>42</text:p>
          </table:table-cell>
          <table:table-cell table:formula="of:=[.A149]/([.$D$4]*2)" office:value-type="float" office:value="21">
            <text:p>21</text:p>
          </table:table-cell>
          <table:table-cell table:formula="of:=SQRT(ABS([.$D$2]^2-[.B149]^2))" office:value-type="float" office:value="163.65818036383">
            <text:p>163.6581803638</text:p>
          </table:table-cell>
          <table:table-cell table:formula="of:=([.$C$10]-[.C149])*[.$B$4]" office:value-type="float" office:value="1690.39553302358">
            <text:p>1690.3955330236</text:p>
          </table:table-cell>
          <table:table-cell table:formula="of:=ROUND([.D149])" office:value-type="float" office:value="1690">
            <text:p>1690</text:p>
          </table:table-cell>
          <table:table-cell table:formula="of:=([.$C$8]-([.E149]*[.$C$4]))" office:value-type="float" office:value="163.6585625">
            <text:p>163.6585625</text:p>
          </table:table-cell>
          <table:table-cell table:style-name="ce6" table:formula="of:=SQRT(ABS([.$D$2]^2-[.F149]^2))" office:value-type="float" office:value="20.9970217038893">
            <text:p>20.9970217039</text:p>
          </table:table-cell>
          <table:table-cell table:formula="of:=ABS([.B149]-[.G149])" office:value-type="float" office:value="0.00297829611068323">
            <text:p>0.0029782961</text:p>
          </table:table-cell>
          <table:table-cell/>
          <table:table-cell table:formula="of:=[.A149]*[.$B$4]" office:value-type="float" office:value="52913.3858267716">
            <text:p>52913.3858267716</text:p>
          </table:table-cell>
          <table:table-cell table:formula="of:=ROUND([.J149])" office:value-type="float" office:value="52913">
            <text:p>52913</text:p>
          </table:table-cell>
          <table:table-cell table:formula="of:=(([.K149]-[.K148])+[.K148])*[.$C$4]" office:value-type="float" office:value="41.99969375">
            <text:p>41.99969375</text:p>
          </table:table-cell>
          <table:table-cell table:formula="of:=[.L149]-[.A149]" office:value-type="float" office:value="-0.000306249999958652">
            <text:p>-0.00030625</text:p>
          </table:table-cell>
          <table:table-cell table:formula="of:=ABS([.M149])" office:value-type="float" office:value="0.000306249999958652">
            <text:p>0.00030625</text:p>
          </table:table-cell>
          <table:table-cell/>
        </table:table-row>
        <table:table-row table:style-name="ro4">
          <table:table-cell table:formula="of:=[.A149]+[.A$4]" office:value-type="float" office:value="42.3">
            <text:p>42.3</text:p>
          </table:table-cell>
          <table:table-cell table:formula="of:=[.A150]/([.$D$4]*2)" office:value-type="float" office:value="21.15">
            <text:p>21.15</text:p>
          </table:table-cell>
          <table:table-cell table:formula="of:=SQRT(ABS([.$D$2]^2-[.B150]^2))" office:value-type="float" office:value="163.638863049094">
            <text:p>163.6388630491</text:p>
          </table:table-cell>
          <table:table-cell table:formula="of:=([.$C$10]-[.C150])*[.$B$4]" office:value-type="float" office:value="1714.73230749501">
            <text:p>1714.732307495</text:p>
          </table:table-cell>
          <table:table-cell table:formula="of:=ROUND([.D150])" office:value-type="float" office:value="1715">
            <text:p>1715</text:p>
          </table:table-cell>
          <table:table-cell table:formula="of:=([.$C$8]-([.E150]*[.$C$4]))" office:value-type="float" office:value="163.63871875">
            <text:p>163.63871875</text:p>
          </table:table-cell>
          <table:table-cell table:style-name="ce6" table:formula="of:=SQRT(ABS([.$D$2]^2-[.F150]^2))" office:value-type="float" office:value="21.1511164210875">
            <text:p>21.1511164211</text:p>
          </table:table-cell>
          <table:table-cell table:formula="of:=ABS([.B150]-[.G150])" office:value-type="float" office:value="0.00111642108749521">
            <text:p>0.0011164211</text:p>
          </table:table-cell>
          <table:table-cell/>
          <table:table-cell table:formula="of:=[.A150]*[.$B$4]" office:value-type="float" office:value="53291.3385826771">
            <text:p>53291.3385826771</text:p>
          </table:table-cell>
          <table:table-cell table:formula="of:=ROUND([.J150])" office:value-type="float" office:value="53291">
            <text:p>53291</text:p>
          </table:table-cell>
          <table:table-cell table:formula="of:=(([.K150]-[.K149])+[.K149])*[.$C$4]" office:value-type="float" office:value="42.29973125">
            <text:p>42.29973125</text:p>
          </table:table-cell>
          <table:table-cell table:formula="of:=[.L150]-[.A150]" office:value-type="float" office:value="-0.000268749999953855">
            <text:p>-0.00026875</text:p>
          </table:table-cell>
          <table:table-cell table:formula="of:=ABS([.M150])" office:value-type="float" office:value="0.000268749999953855">
            <text:p>0.00026875</text:p>
          </table:table-cell>
          <table:table-cell/>
        </table:table-row>
        <table:table-row table:style-name="ro4">
          <table:table-cell table:formula="of:=[.A150]+[.A$4]" office:value-type="float" office:value="42.6">
            <text:p>42.6</text:p>
          </table:table-cell>
          <table:table-cell table:formula="of:=[.A151]/([.$D$4]*2)" office:value-type="float" office:value="21.3">
            <text:p>21.3</text:p>
          </table:table-cell>
          <table:table-cell table:formula="of:=SQRT(ABS([.$D$2]^2-[.B151]^2))" office:value-type="float" office:value="163.619405939516">
            <text:p>163.6194059395</text:p>
          </table:table-cell>
          <table:table-cell table:formula="of:=([.$C$10]-[.C151])*[.$B$4]" office:value-type="float" office:value="1739.24520145149">
            <text:p>1739.2452014515</text:p>
          </table:table-cell>
          <table:table-cell table:formula="of:=ROUND([.D151])" office:value-type="float" office:value="1739">
            <text:p>1739</text:p>
          </table:table-cell>
          <table:table-cell table:formula="of:=([.$C$8]-([.E151]*[.$C$4]))" office:value-type="float" office:value="163.61966875">
            <text:p>163.61966875</text:p>
          </table:table-cell>
          <table:table-cell table:style-name="ce6" table:formula="of:=SQRT(ABS([.$D$2]^2-[.F151]^2))" office:value-type="float" office:value="21.2979810813203">
            <text:p>21.2979810813</text:p>
          </table:table-cell>
          <table:table-cell table:formula="of:=ABS([.B151]-[.G151])" office:value-type="float" office:value="0.00201891867972037">
            <text:p>0.0020189187</text:p>
          </table:table-cell>
          <table:table-cell/>
          <table:table-cell table:formula="of:=[.A151]*[.$B$4]" office:value-type="float" office:value="53669.2913385826">
            <text:p>53669.2913385826</text:p>
          </table:table-cell>
          <table:table-cell table:formula="of:=ROUND([.J151])" office:value-type="float" office:value="53669">
            <text:p>53669</text:p>
          </table:table-cell>
          <table:table-cell table:formula="of:=(([.K151]-[.K150])+[.K150])*[.$C$4]" office:value-type="float" office:value="42.59976875">
            <text:p>42.59976875</text:p>
          </table:table-cell>
          <table:table-cell table:formula="of:=[.L151]-[.A151]" office:value-type="float" office:value="-0.000231249999956162">
            <text:p>-0.00023125</text:p>
          </table:table-cell>
          <table:table-cell table:formula="of:=ABS([.M151])" office:value-type="float" office:value="0.000231249999956162">
            <text:p>0.00023125</text:p>
          </table:table-cell>
          <table:table-cell/>
        </table:table-row>
        <table:table-row table:style-name="ro4">
          <table:table-cell table:formula="of:=[.A151]+[.A$4]" office:value-type="float" office:value="42.9">
            <text:p>42.9</text:p>
          </table:table-cell>
          <table:table-cell table:formula="of:=[.A152]/([.$D$4]*2)" office:value-type="float" office:value="21.45">
            <text:p>21.45</text:p>
          </table:table-cell>
          <table:table-cell table:formula="of:=SQRT(ABS([.$D$2]^2-[.B152]^2))" office:value-type="float" office:value="163.599808985219">
            <text:p>163.5998089852</text:p>
          </table:table-cell>
          <table:table-cell table:formula="of:=([.$C$10]-[.C152])*[.$B$4]" office:value-type="float" office:value="1763.93427773123">
            <text:p>1763.9342777312</text:p>
          </table:table-cell>
          <table:table-cell table:formula="of:=ROUND([.D152])" office:value-type="float" office:value="1764">
            <text:p>1764</text:p>
          </table:table-cell>
          <table:table-cell table:formula="of:=([.$C$8]-([.E152]*[.$C$4]))" office:value-type="float" office:value="163.599825">
            <text:p>163.599825</text:p>
          </table:table-cell>
          <table:table-cell table:style-name="ce6" table:formula="of:=SQRT(ABS([.$D$2]^2-[.F152]^2))" office:value-type="float" office:value="21.4498778544161">
            <text:p>21.4498778544</text:p>
          </table:table-cell>
          <table:table-cell table:formula="of:=ABS([.B152]-[.G152])" office:value-type="float" office:value="0.000122145583869582">
            <text:p>0.0001221456</text:p>
          </table:table-cell>
          <table:table-cell/>
          <table:table-cell table:formula="of:=[.A152]*[.$B$4]" office:value-type="float" office:value="54047.2440944881">
            <text:p>54047.2440944881</text:p>
          </table:table-cell>
          <table:table-cell table:formula="of:=ROUND([.J152])" office:value-type="float" office:value="54047">
            <text:p>54047</text:p>
          </table:table-cell>
          <table:table-cell table:formula="of:=(([.K152]-[.K151])+[.K151])*[.$C$4]" office:value-type="float" office:value="42.89980625">
            <text:p>42.89980625</text:p>
          </table:table-cell>
          <table:table-cell table:formula="of:=[.L152]-[.A152]" office:value-type="float" office:value="-0.000193749999951365">
            <text:p>-0.00019375</text:p>
          </table:table-cell>
          <table:table-cell table:formula="of:=ABS([.M152])" office:value-type="float" office:value="0.000193749999951365">
            <text:p>0.00019375</text:p>
          </table:table-cell>
          <table:table-cell/>
        </table:table-row>
        <table:table-row table:style-name="ro4">
          <table:table-cell table:formula="of:=[.A152]+[.A$4]" office:value-type="float" office:value="43.2">
            <text:p>43.2</text:p>
          </table:table-cell>
          <table:table-cell table:formula="of:=[.A153]/([.$D$4]*2)" office:value-type="float" office:value="21.6">
            <text:p>21.6</text:p>
          </table:table-cell>
          <table:table-cell table:formula="of:=SQRT(ABS([.$D$2]^2-[.B153]^2))" office:value-type="float" office:value="163.580072135942">
            <text:p>163.5800721359</text:p>
          </table:table-cell>
          <table:table-cell table:formula="of:=([.$C$10]-[.C153])*[.$B$4]" office:value-type="float" office:value="1788.79959965443">
            <text:p>1788.7995996544</text:p>
          </table:table-cell>
          <table:table-cell table:formula="of:=ROUND([.D153])" office:value-type="float" office:value="1789">
            <text:p>1789</text:p>
          </table:table-cell>
          <table:table-cell table:formula="of:=([.$C$8]-([.E153]*[.$C$4]))" office:value-type="float" office:value="163.57998125">
            <text:p>163.57998125</text:p>
          </table:table-cell>
          <table:table-cell table:style-name="ce6" table:formula="of:=SQRT(ABS([.$D$2]^2-[.F153]^2))" office:value-type="float" office:value="21.6006882818499">
            <text:p>21.6006882818</text:p>
          </table:table-cell>
          <table:table-cell table:formula="of:=ABS([.B153]-[.G153])" office:value-type="float" office:value="0.000688281849900108">
            <text:p>0.0006882818</text:p>
          </table:table-cell>
          <table:table-cell/>
          <table:table-cell table:formula="of:=[.A153]*[.$B$4]" office:value-type="float" office:value="54425.1968503936">
            <text:p>54425.1968503936</text:p>
          </table:table-cell>
          <table:table-cell table:formula="of:=ROUND([.J153])" office:value-type="float" office:value="54425">
            <text:p>54425</text:p>
          </table:table-cell>
          <table:table-cell table:formula="of:=(([.K153]-[.K152])+[.K152])*[.$C$4]" office:value-type="float" office:value="43.19984375">
            <text:p>43.19984375</text:p>
          </table:table-cell>
          <table:table-cell table:formula="of:=[.L153]-[.A153]" office:value-type="float" office:value="-0.000156249999946567">
            <text:p>-0.00015625</text:p>
          </table:table-cell>
          <table:table-cell table:formula="of:=ABS([.M153])" office:value-type="float" office:value="0.000156249999946567">
            <text:p>0.00015625</text:p>
          </table:table-cell>
          <table:table-cell/>
        </table:table-row>
        <table:table-row table:style-name="ro4">
          <table:table-cell table:formula="of:=[.A153]+[.A$4]" office:value-type="float" office:value="43.4999999999999">
            <text:p>43.5</text:p>
          </table:table-cell>
          <table:table-cell table:formula="of:=[.A154]/([.$D$4]*2)" office:value-type="float" office:value="21.75">
            <text:p>21.75</text:p>
          </table:table-cell>
          <table:table-cell table:formula="of:=SQRT(ABS([.$D$2]^2-[.B154]^2))" office:value-type="float" office:value="163.560195341043">
            <text:p>163.560195341</text:p>
          </table:table-cell>
          <table:table-cell table:formula="of:=([.$C$10]-[.C154])*[.$B$4]" office:value-type="float" office:value="1813.84123102383">
            <text:p>1813.8412310238</text:p>
          </table:table-cell>
          <table:table-cell table:formula="of:=ROUND([.D154])" office:value-type="float" office:value="1814">
            <text:p>1814</text:p>
          </table:table-cell>
          <table:table-cell table:formula="of:=([.$C$8]-([.E154]*[.$C$4]))" office:value-type="float" office:value="163.5601375">
            <text:p>163.5601375</text:p>
          </table:table-cell>
          <table:table-cell table:style-name="ce6" table:formula="of:=SQRT(ABS([.$D$2]^2-[.F154]^2))" office:value-type="float" office:value="21.7504349607335">
            <text:p>21.7504349607</text:p>
          </table:table-cell>
          <table:table-cell table:formula="of:=ABS([.B154]-[.G154])" office:value-type="float" office:value="0.00043496073348237">
            <text:p>0.0004349607</text:p>
          </table:table-cell>
          <table:table-cell/>
          <table:table-cell table:formula="of:=[.A154]*[.$B$4]" office:value-type="float" office:value="54803.1496062991">
            <text:p>54803.1496062991</text:p>
          </table:table-cell>
          <table:table-cell table:formula="of:=ROUND([.J154])" office:value-type="float" office:value="54803">
            <text:p>54803</text:p>
          </table:table-cell>
          <table:table-cell table:formula="of:=(([.K154]-[.K153])+[.K153])*[.$C$4]" office:value-type="float" office:value="43.49988125">
            <text:p>43.49988125</text:p>
          </table:table-cell>
          <table:table-cell table:formula="of:=[.L154]-[.A154]" office:value-type="float" office:value="-0.00011874999994177">
            <text:p>-0.00011875</text:p>
          </table:table-cell>
          <table:table-cell table:formula="of:=ABS([.M154])" office:value-type="float" office:value="0.00011874999994177">
            <text:p>0.00011875</text:p>
          </table:table-cell>
          <table:table-cell/>
        </table:table-row>
        <table:table-row table:style-name="ro4">
          <table:table-cell table:formula="of:=[.A154]+[.A$4]" office:value-type="float" office:value="43.7999999999999">
            <text:p>43.8</text:p>
          </table:table-cell>
          <table:table-cell table:formula="of:=[.A155]/([.$D$4]*2)" office:value-type="float" office:value="21.9">
            <text:p>21.9</text:p>
          </table:table-cell>
          <table:table-cell table:formula="of:=SQRT(ABS([.$D$2]^2-[.B155]^2))" office:value-type="float" office:value="163.540178549493">
            <text:p>163.5401785495</text:p>
          </table:table-cell>
          <table:table-cell table:formula="of:=([.$C$10]-[.C155])*[.$B$4]" office:value-type="float" office:value="1839.05923612584">
            <text:p>1839.0592361259</text:p>
          </table:table-cell>
          <table:table-cell table:formula="of:=ROUND([.D155])" office:value-type="float" office:value="1839">
            <text:p>1839</text:p>
          </table:table-cell>
          <table:table-cell table:formula="of:=([.$C$8]-([.E155]*[.$C$4]))" office:value-type="float" office:value="163.54029375">
            <text:p>163.54029375</text:p>
          </table:table-cell>
          <table:table-cell table:style-name="ce6" table:formula="of:=SQRT(ABS([.$D$2]^2-[.F155]^2))" office:value-type="float" office:value="21.8991397128681">
            <text:p>21.8991397129</text:p>
          </table:table-cell>
          <table:table-cell table:formula="of:=ABS([.B155]-[.G155])" office:value-type="float" office:value="0.000860287131896342">
            <text:p>0.0008602871</text:p>
          </table:table-cell>
          <table:table-cell/>
          <table:table-cell table:formula="of:=[.A155]*[.$B$4]" office:value-type="float" office:value="55181.1023622046">
            <text:p>55181.1023622046</text:p>
          </table:table-cell>
          <table:table-cell table:formula="of:=ROUND([.J155])" office:value-type="float" office:value="55181">
            <text:p>55181</text:p>
          </table:table-cell>
          <table:table-cell table:formula="of:=(([.K155]-[.K154])+[.K154])*[.$C$4]" office:value-type="float" office:value="43.79991875">
            <text:p>43.79991875</text:p>
          </table:table-cell>
          <table:table-cell table:formula="of:=[.L155]-[.A155]" office:value-type="float" office:value="-0.0000812499999440774">
            <text:p>-0.00008125</text:p>
          </table:table-cell>
          <table:table-cell table:formula="of:=ABS([.M155])" office:value-type="float" office:value="0.0000812499999440774">
            <text:p>0.00008125</text:p>
          </table:table-cell>
          <table:table-cell/>
        </table:table-row>
        <table:table-row table:style-name="ro4">
          <table:table-cell table:formula="of:=[.A155]+[.A$4]" office:value-type="float" office:value="44.0999999999999">
            <text:p>44.1</text:p>
          </table:table-cell>
          <table:table-cell table:formula="of:=[.A156]/([.$D$4]*2)" office:value-type="float" office:value="22.05">
            <text:p>22.05</text:p>
          </table:table-cell>
          <table:table-cell table:formula="of:=SQRT(ABS([.$D$2]^2-[.B156]^2))" office:value-type="float" office:value="163.520021709881">
            <text:p>163.5200217099</text:p>
          </table:table-cell>
          <table:table-cell table:formula="of:=([.$C$10]-[.C156])*[.$B$4]" office:value-type="float" office:value="1864.45367973114">
            <text:p>1864.4536797311</text:p>
          </table:table-cell>
          <table:table-cell table:formula="of:=ROUND([.D156])" office:value-type="float" office:value="1864">
            <text:p>1864</text:p>
          </table:table-cell>
          <table:table-cell table:formula="of:=([.$C$8]-([.E156]*[.$C$4]))" office:value-type="float" office:value="163.52045">
            <text:p>163.52045</text:p>
          </table:table-cell>
          <table:table-cell table:style-name="ce6" table:formula="of:=SQRT(ABS([.$D$2]^2-[.F156]^2))" office:value-type="float" office:value="22.0468236214993">
            <text:p>22.0468236215</text:p>
          </table:table-cell>
          <table:table-cell table:formula="of:=ABS([.B156]-[.G156])" office:value-type="float" office:value="0.0031763785007044">
            <text:p>0.0031763785</text:p>
          </table:table-cell>
          <table:table-cell/>
          <table:table-cell table:formula="of:=[.A156]*[.$B$4]" office:value-type="float" office:value="55559.0551181102">
            <text:p>55559.0551181102</text:p>
          </table:table-cell>
          <table:table-cell table:formula="of:=ROUND([.J156])" office:value-type="float" office:value="55559">
            <text:p>55559</text:p>
          </table:table-cell>
          <table:table-cell table:formula="of:=(([.K156]-[.K155])+[.K155])*[.$C$4]" office:value-type="float" office:value="44.09995625">
            <text:p>44.09995625</text:p>
          </table:table-cell>
          <table:table-cell table:formula="of:=[.L156]-[.A156]" office:value-type="float" office:value="-0.0000437499999392799">
            <text:p>-0.00004375</text:p>
          </table:table-cell>
          <table:table-cell table:formula="of:=ABS([.M156])" office:value-type="float" office:value="0.0000437499999392799">
            <text:p>0.00004375</text:p>
          </table:table-cell>
          <table:table-cell/>
        </table:table-row>
        <table:table-row table:style-name="ro4">
          <table:table-cell table:formula="of:=[.A156]+[.A$4]" office:value-type="float" office:value="44.3999999999999">
            <text:p>44.4</text:p>
          </table:table-cell>
          <table:table-cell table:formula="of:=[.A157]/([.$D$4]*2)" office:value-type="float" office:value="22.2">
            <text:p>22.2</text:p>
          </table:table-cell>
          <table:table-cell table:formula="of:=SQRT(ABS([.$D$2]^2-[.B157]^2))" office:value-type="float" office:value="163.499724770411">
            <text:p>163.4997247704</text:p>
          </table:table-cell>
          <table:table-cell table:formula="of:=([.$C$10]-[.C157])*[.$B$4]" office:value-type="float" office:value="1890.02462709567">
            <text:p>1890.0246270957</text:p>
          </table:table-cell>
          <table:table-cell table:formula="of:=ROUND([.D157])" office:value-type="float" office:value="1890">
            <text:p>1890</text:p>
          </table:table-cell>
          <table:table-cell table:formula="of:=([.$C$8]-([.E157]*[.$C$4]))" office:value-type="float" office:value="163.4998125">
            <text:p>163.4998125</text:p>
          </table:table-cell>
          <table:table-cell table:style-name="ce6" table:formula="of:=SQRT(ABS([.$D$2]^2-[.F157]^2))" office:value-type="float" office:value="22.1993538749408">
            <text:p>22.1993538749</text:p>
          </table:table-cell>
          <table:table-cell table:formula="of:=ABS([.B157]-[.G157])" office:value-type="float" office:value="0.000646125059191149">
            <text:p>0.0006461251</text:p>
          </table:table-cell>
          <table:table-cell/>
          <table:table-cell table:formula="of:=[.A157]*[.$B$4]" office:value-type="float" office:value="55937.0078740157">
            <text:p>55937.0078740157</text:p>
          </table:table-cell>
          <table:table-cell table:formula="of:=ROUND([.J157])" office:value-type="float" office:value="55937">
            <text:p>55937</text:p>
          </table:table-cell>
          <table:table-cell table:formula="of:=(([.K157]-[.K156])+[.K156])*[.$C$4]" office:value-type="float" office:value="44.39999375">
            <text:p>44.39999375</text:p>
          </table:table-cell>
          <table:table-cell table:formula="of:=[.L157]-[.A157]" office:value-type="float" office:value="-0.00000624999993448228">
            <text:p>-0.00000625</text:p>
          </table:table-cell>
          <table:table-cell table:formula="of:=ABS([.M157])" office:value-type="float" office:value="0.00000624999993448228">
            <text:p>0.00000625</text:p>
          </table:table-cell>
          <table:table-cell/>
        </table:table-row>
        <table:table-row table:style-name="ro4">
          <table:table-cell table:formula="of:=[.A157]+[.A$4]" office:value-type="float" office:value="44.6999999999999">
            <text:p>44.7</text:p>
          </table:table-cell>
          <table:table-cell table:formula="of:=[.A158]/([.$D$4]*2)" office:value-type="float" office:value="22.35">
            <text:p>22.35</text:p>
          </table:table-cell>
          <table:table-cell table:formula="of:=SQRT(ABS([.$D$2]^2-[.B158]^2))" office:value-type="float" office:value="163.479287678898">
            <text:p>163.4792876789</text:p>
          </table:table-cell>
          <table:table-cell table:formula="of:=([.$C$10]-[.C158])*[.$B$4]" office:value-type="float" office:value="1915.77214396144">
            <text:p>1915.7721439614</text:p>
          </table:table-cell>
          <table:table-cell table:formula="of:=ROUND([.D158])" office:value-type="float" office:value="1916">
            <text:p>1916</text:p>
          </table:table-cell>
          <table:table-cell table:formula="of:=([.$C$8]-([.E158]*[.$C$4]))" office:value-type="float" office:value="163.479175">
            <text:p>163.479175</text:p>
          </table:table-cell>
          <table:table-cell table:style-name="ce6" table:formula="of:=SQRT(ABS([.$D$2]^2-[.F158]^2))" office:value-type="float" office:value="22.3508241753939">
            <text:p>22.3508241754</text:p>
          </table:table-cell>
          <table:table-cell table:formula="of:=ABS([.B158]-[.G158])" office:value-type="float" office:value="0.000824175393983495">
            <text:p>0.0008241754</text:p>
          </table:table-cell>
          <table:table-cell/>
          <table:table-cell table:formula="of:=[.A158]*[.$B$4]" office:value-type="float" office:value="56314.9606299212">
            <text:p>56314.9606299212</text:p>
          </table:table-cell>
          <table:table-cell table:formula="of:=ROUND([.J158])" office:value-type="float" office:value="56315">
            <text:p>56315</text:p>
          </table:table-cell>
          <table:table-cell table:formula="of:=(([.K158]-[.K157])+[.K157])*[.$C$4]" office:value-type="float" office:value="44.70003125">
            <text:p>44.70003125</text:p>
          </table:table-cell>
          <table:table-cell table:formula="of:=[.L158]-[.A158]" office:value-type="float" office:value="0.0000312500000632099">
            <text:p>0.00003125</text:p>
          </table:table-cell>
          <table:table-cell table:formula="of:=ABS([.M158])" office:value-type="float" office:value="0.0000312500000632099">
            <text:p>0.00003125</text:p>
          </table:table-cell>
          <table:table-cell/>
        </table:table-row>
        <table:table-row table:style-name="ro4">
          <table:table-cell table:formula="of:=[.A158]+[.A$4]" office:value-type="float" office:value="44.9999999999999">
            <text:p>45</text:p>
          </table:table-cell>
          <table:table-cell table:formula="of:=[.A159]/([.$D$4]*2)" office:value-type="float" office:value="22.5">
            <text:p>22.5</text:p>
          </table:table-cell>
          <table:table-cell table:formula="of:=SQRT(ABS([.$D$2]^2-[.B159]^2))" office:value-type="float" office:value="163.458710382775">
            <text:p>163.4587103828</text:p>
          </table:table-cell>
          <table:table-cell table:formula="of:=([.$C$10]-[.C159])*[.$B$4]" office:value-type="float" office:value="1941.69629655746">
            <text:p>1941.6962965575</text:p>
          </table:table-cell>
          <table:table-cell table:formula="of:=ROUND([.D159])" office:value-type="float" office:value="1942">
            <text:p>1942</text:p>
          </table:table-cell>
          <table:table-cell table:formula="of:=([.$C$8]-([.E159]*[.$C$4]))" office:value-type="float" office:value="163.4585375">
            <text:p>163.4585375</text:p>
          </table:table-cell>
          <table:table-cell table:style-name="ce6" table:formula="of:=SQRT(ABS([.$D$2]^2-[.F159]^2))" office:value-type="float" office:value="22.5012559285275">
            <text:p>22.5012559285</text:p>
          </table:table-cell>
          <table:table-cell table:formula="of:=ABS([.B159]-[.G159])" office:value-type="float" office:value="0.00125592852750245">
            <text:p>0.0012559285</text:p>
          </table:table-cell>
          <table:table-cell/>
          <table:table-cell table:formula="of:=[.A159]*[.$B$4]" office:value-type="float" office:value="56692.9133858267">
            <text:p>56692.9133858267</text:p>
          </table:table-cell>
          <table:table-cell table:formula="of:=ROUND([.J159])" office:value-type="float" office:value="56693">
            <text:p>56693</text:p>
          </table:table-cell>
          <table:table-cell table:formula="of:=(([.K159]-[.K158])+[.K158])*[.$C$4]" office:value-type="float" office:value="45.00006875">
            <text:p>45.00006875</text:p>
          </table:table-cell>
          <table:table-cell table:formula="of:=[.L159]-[.A159]" office:value-type="float" office:value="0.0000687500000680075">
            <text:p>0.00006875</text:p>
          </table:table-cell>
          <table:table-cell table:formula="of:=ABS([.M159])" office:value-type="float" office:value="0.0000687500000680075">
            <text:p>0.00006875</text:p>
          </table:table-cell>
          <table:table-cell/>
        </table:table-row>
        <table:table-row table:style-name="ro4">
          <table:table-cell table:formula="of:=[.A159]+[.A$4]" office:value-type="float" office:value="45.2999999999999">
            <text:p>45.3</text:p>
          </table:table-cell>
          <table:table-cell table:formula="of:=[.A160]/([.$D$4]*2)" office:value-type="float" office:value="22.65">
            <text:p>22.65</text:p>
          </table:table-cell>
          <table:table-cell table:formula="of:=SQRT(ABS([.$D$2]^2-[.B160]^2))" office:value-type="float" office:value="163.437992829085">
            <text:p>163.4379928291</text:p>
          </table:table-cell>
          <table:table-cell table:formula="of:=([.$C$10]-[.C160])*[.$B$4]" office:value-type="float" office:value="1967.79715160044">
            <text:p>1967.7971516004</text:p>
          </table:table-cell>
          <table:table-cell table:formula="of:=ROUND([.D160])" office:value-type="float" office:value="1968">
            <text:p>1968</text:p>
          </table:table-cell>
          <table:table-cell table:formula="of:=([.$C$8]-([.E160]*[.$C$4]))" office:value-type="float" office:value="163.4379">
            <text:p>163.4379</text:p>
          </table:table-cell>
          <table:table-cell table:style-name="ce6" table:formula="of:=SQRT(ABS([.$D$2]^2-[.F160]^2))" office:value-type="float" office:value="22.6506698265193">
            <text:p>22.6506698265</text:p>
          </table:table-cell>
          <table:table-cell table:formula="of:=ABS([.B160]-[.G160])" office:value-type="float" office:value="0.000669826519388295">
            <text:p>0.0006698265</text:p>
          </table:table-cell>
          <table:table-cell/>
          <table:table-cell table:formula="of:=[.A160]*[.$B$4]" office:value-type="float" office:value="57070.8661417322">
            <text:p>57070.8661417322</text:p>
          </table:table-cell>
          <table:table-cell table:formula="of:=ROUND([.J160])" office:value-type="float" office:value="57071">
            <text:p>57071</text:p>
          </table:table-cell>
          <table:table-cell table:formula="of:=(([.K160]-[.K159])+[.K159])*[.$C$4]" office:value-type="float" office:value="45.30010625">
            <text:p>45.30010625</text:p>
          </table:table-cell>
          <table:table-cell table:formula="of:=[.L160]-[.A160]" office:value-type="float" office:value="0.000106250000072805">
            <text:p>0.00010625</text:p>
          </table:table-cell>
          <table:table-cell table:formula="of:=ABS([.M160])" office:value-type="float" office:value="0.000106250000072805">
            <text:p>0.00010625</text:p>
          </table:table-cell>
          <table:table-cell/>
        </table:table-row>
        <table:table-row table:style-name="ro4">
          <table:table-cell table:formula="of:=[.A160]+[.A$4]" office:value-type="float" office:value="45.5999999999999">
            <text:p>45.6</text:p>
          </table:table-cell>
          <table:table-cell table:formula="of:=[.A161]/([.$D$4]*2)" office:value-type="float" office:value="22.8">
            <text:p>22.8</text:p>
          </table:table-cell>
          <table:table-cell table:formula="of:=SQRT(ABS([.$D$2]^2-[.B161]^2))" office:value-type="float" office:value="163.417134964483">
            <text:p>163.4171349645</text:p>
          </table:table-cell>
          <table:table-cell table:formula="of:=([.$C$10]-[.C161])*[.$B$4]" office:value-type="float" office:value="1994.07477629593">
            <text:p>1994.0747762959</text:p>
          </table:table-cell>
          <table:table-cell table:formula="of:=ROUND([.D161])" office:value-type="float" office:value="1994">
            <text:p>1994</text:p>
          </table:table-cell>
          <table:table-cell table:formula="of:=([.$C$8]-([.E161]*[.$C$4]))" office:value-type="float" office:value="163.4172625">
            <text:p>163.4172625</text:p>
          </table:table-cell>
          <table:table-cell table:style-name="ce6" table:formula="of:=SQRT(ABS([.$D$2]^2-[.F161]^2))" office:value-type="float" office:value="22.7990858809317">
            <text:p>22.7990858809</text:p>
          </table:table-cell>
          <table:table-cell table:formula="of:=ABS([.B161]-[.G161])" office:value-type="float" office:value="0.000914119068287533">
            <text:p>0.0009141191</text:p>
          </table:table-cell>
          <table:table-cell/>
          <table:table-cell table:formula="of:=[.A161]*[.$B$4]" office:value-type="float" office:value="57448.8188976377">
            <text:p>57448.8188976377</text:p>
          </table:table-cell>
          <table:table-cell table:formula="of:=ROUND([.J161])" office:value-type="float" office:value="57449">
            <text:p>57449</text:p>
          </table:table-cell>
          <table:table-cell table:formula="of:=(([.K161]-[.K160])+[.K160])*[.$C$4]" office:value-type="float" office:value="45.60014375">
            <text:p>45.60014375</text:p>
          </table:table-cell>
          <table:table-cell table:formula="of:=[.L161]-[.A161]" office:value-type="float" office:value="0.000143750000077603">
            <text:p>0.00014375</text:p>
          </table:table-cell>
          <table:table-cell table:formula="of:=ABS([.M161])" office:value-type="float" office:value="0.000143750000077603">
            <text:p>0.00014375</text:p>
          </table:table-cell>
          <table:table-cell/>
        </table:table-row>
        <table:table-row table:style-name="ro4">
          <table:table-cell table:formula="of:=[.A161]+[.A$4]" office:value-type="float" office:value="45.8999999999999">
            <text:p>45.9</text:p>
          </table:table-cell>
          <table:table-cell table:formula="of:=[.A162]/([.$D$4]*2)" office:value-type="float" office:value="22.95">
            <text:p>22.95</text:p>
          </table:table-cell>
          <table:table-cell table:formula="of:=SQRT(ABS([.$D$2]^2-[.B162]^2))" office:value-type="float" office:value="163.396136735236">
            <text:p>163.3961367352</text:p>
          </table:table-cell>
          <table:table-cell table:formula="of:=([.$C$10]-[.C162])*[.$B$4]" office:value-type="float" office:value="2020.52923833897">
            <text:p>2020.529238339</text:p>
          </table:table-cell>
          <table:table-cell table:formula="of:=ROUND([.D162])" office:value-type="float" office:value="2021">
            <text:p>2021</text:p>
          </table:table-cell>
          <table:table-cell table:formula="of:=([.$C$8]-([.E162]*[.$C$4]))" office:value-type="float" office:value="163.39583125">
            <text:p>163.39583125</text:p>
          </table:table-cell>
          <table:table-cell table:style-name="ce6" table:formula="of:=SQRT(ABS([.$D$2]^2-[.F162]^2))" office:value-type="float" office:value="22.9521748451324">
            <text:p>22.9521748451</text:p>
          </table:table-cell>
          <table:table-cell table:formula="of:=ABS([.B162]-[.G162])" office:value-type="float" office:value="0.0021748451324477">
            <text:p>0.0021748451</text:p>
          </table:table-cell>
          <table:table-cell/>
          <table:table-cell table:formula="of:=[.A162]*[.$B$4]" office:value-type="float" office:value="57826.7716535432">
            <text:p>57826.7716535432</text:p>
          </table:table-cell>
          <table:table-cell table:formula="of:=ROUND([.J162])" office:value-type="float" office:value="57827">
            <text:p>57827</text:p>
          </table:table-cell>
          <table:table-cell table:formula="of:=(([.K162]-[.K161])+[.K161])*[.$C$4]" office:value-type="float" office:value="45.90018125">
            <text:p>45.90018125</text:p>
          </table:table-cell>
          <table:table-cell table:formula="of:=[.L162]-[.A162]" office:value-type="float" office:value="0.000181250000075295">
            <text:p>0.00018125</text:p>
          </table:table-cell>
          <table:table-cell table:formula="of:=ABS([.M162])" office:value-type="float" office:value="0.000181250000075295">
            <text:p>0.00018125</text:p>
          </table:table-cell>
          <table:table-cell/>
        </table:table-row>
        <table:table-row table:style-name="ro4">
          <table:table-cell table:formula="of:=[.A162]+[.A$4]" office:value-type="float" office:value="46.1999999999999">
            <text:p>46.2</text:p>
          </table:table-cell>
          <table:table-cell table:formula="of:=[.A163]/([.$D$4]*2)" office:value-type="float" office:value="23.1">
            <text:p>23.1</text:p>
          </table:table-cell>
          <table:table-cell table:formula="of:=SQRT(ABS([.$D$2]^2-[.B163]^2))" office:value-type="float" office:value="163.374998087223">
            <text:p>163.3749980872</text:p>
          </table:table-cell>
          <table:table-cell table:formula="of:=([.$C$10]-[.C163])*[.$B$4]" office:value-type="float" office:value="2047.16060591507">
            <text:p>2047.1606059151</text:p>
          </table:table-cell>
          <table:table-cell table:formula="of:=ROUND([.D163])" office:value-type="float" office:value="2047">
            <text:p>2047</text:p>
          </table:table-cell>
          <table:table-cell table:formula="of:=([.$C$8]-([.E163]*[.$C$4]))" office:value-type="float" office:value="163.37519375">
            <text:p>163.37519375</text:p>
          </table:table-cell>
          <table:table-cell table:style-name="ce6" table:formula="of:=SQRT(ABS([.$D$2]^2-[.F163]^2))" office:value-type="float" office:value="23.0986161306249">
            <text:p>23.0986161306</text:p>
          </table:table-cell>
          <table:table-cell table:formula="of:=ABS([.B163]-[.G163])" office:value-type="float" office:value="0.00138386937507562">
            <text:p>0.0013838694</text:p>
          </table:table-cell>
          <table:table-cell/>
          <table:table-cell table:formula="of:=[.A163]*[.$B$4]" office:value-type="float" office:value="58204.7244094487">
            <text:p>58204.7244094487</text:p>
          </table:table-cell>
          <table:table-cell table:formula="of:=ROUND([.J163])" office:value-type="float" office:value="58205">
            <text:p>58205</text:p>
          </table:table-cell>
          <table:table-cell table:formula="of:=(([.K163]-[.K162])+[.K162])*[.$C$4]" office:value-type="float" office:value="46.20021875">
            <text:p>46.20021875</text:p>
          </table:table-cell>
          <table:table-cell table:formula="of:=[.L163]-[.A163]" office:value-type="float" office:value="0.000218750000080092">
            <text:p>0.00021875</text:p>
          </table:table-cell>
          <table:table-cell table:formula="of:=ABS([.M163])" office:value-type="float" office:value="0.000218750000080092">
            <text:p>0.00021875</text:p>
          </table:table-cell>
          <table:table-cell/>
        </table:table-row>
        <table:table-row table:style-name="ro4">
          <table:table-cell table:formula="of:=[.A163]+[.A$4]" office:value-type="float" office:value="46.4999999999999">
            <text:p>46.5</text:p>
          </table:table-cell>
          <table:table-cell table:formula="of:=[.A164]/([.$D$4]*2)" office:value-type="float" office:value="23.25">
            <text:p>23.25</text:p>
          </table:table-cell>
          <table:table-cell table:formula="of:=SQRT(ABS([.$D$2]^2-[.B164]^2))" office:value-type="float" office:value="163.35371896593">
            <text:p>163.3537189659</text:p>
          </table:table-cell>
          <table:table-cell table:formula="of:=([.$C$10]-[.C164])*[.$B$4]" office:value-type="float" office:value="2073.96894770123">
            <text:p>2073.9689477012</text:p>
          </table:table-cell>
          <table:table-cell table:formula="of:=ROUND([.D164])" office:value-type="float" office:value="2074">
            <text:p>2074</text:p>
          </table:table-cell>
          <table:table-cell table:formula="of:=([.$C$8]-([.E164]*[.$C$4]))" office:value-type="float" office:value="163.3537625">
            <text:p>163.3537625</text:p>
          </table:table-cell>
          <table:table-cell table:style-name="ce6" table:formula="of:=SQRT(ABS([.$D$2]^2-[.F164]^2))" office:value-type="float" office:value="23.2496941290331">
            <text:p>23.249694129</text:p>
          </table:table-cell>
          <table:table-cell table:formula="of:=ABS([.B164]-[.G164])" office:value-type="float" office:value="0.000305870966862187">
            <text:p>0.000305871</text:p>
          </table:table-cell>
          <table:table-cell/>
          <table:table-cell table:formula="of:=[.A164]*[.$B$4]" office:value-type="float" office:value="58582.6771653542">
            <text:p>58582.6771653542</text:p>
          </table:table-cell>
          <table:table-cell table:formula="of:=ROUND([.J164])" office:value-type="float" office:value="58583">
            <text:p>58583</text:p>
          </table:table-cell>
          <table:table-cell table:formula="of:=(([.K164]-[.K163])+[.K163])*[.$C$4]" office:value-type="float" office:value="46.50025625">
            <text:p>46.50025625</text:p>
          </table:table-cell>
          <table:table-cell table:formula="of:=[.L164]-[.A164]" office:value-type="float" office:value="0.00025625000008489">
            <text:p>0.00025625</text:p>
          </table:table-cell>
          <table:table-cell table:formula="of:=ABS([.M164])" office:value-type="float" office:value="0.00025625000008489">
            <text:p>0.00025625</text:p>
          </table:table-cell>
          <table:table-cell/>
        </table:table-row>
        <table:table-row table:style-name="ro4">
          <table:table-cell table:formula="of:=[.A164]+[.A$4]" office:value-type="float" office:value="46.7999999999999">
            <text:p>46.8</text:p>
          </table:table-cell>
          <table:table-cell table:formula="of:=[.A165]/([.$D$4]*2)" office:value-type="float" office:value="23.4">
            <text:p>23.4</text:p>
          </table:table-cell>
          <table:table-cell table:formula="of:=SQRT(ABS([.$D$2]^2-[.B165]^2))" office:value-type="float" office:value="163.332299316455">
            <text:p>163.3322993165</text:p>
          </table:table-cell>
          <table:table-cell table:formula="of:=([.$C$10]-[.C165])*[.$B$4]" office:value-type="float" office:value="2100.95433286659">
            <text:p>2100.9543328666</text:p>
          </table:table-cell>
          <table:table-cell table:formula="of:=ROUND([.D165])" office:value-type="float" office:value="2101">
            <text:p>2101</text:p>
          </table:table-cell>
          <table:table-cell table:formula="of:=([.$C$8]-([.E165]*[.$C$4]))" office:value-type="float" office:value="163.33233125">
            <text:p>163.33233125</text:p>
          </table:table-cell>
          <table:table-cell table:style-name="ce6" table:formula="of:=SQRT(ABS([.$D$2]^2-[.F165]^2))" office:value-type="float" office:value="23.399777102363">
            <text:p>23.3997771024</text:p>
          </table:table-cell>
          <table:table-cell table:formula="of:=ABS([.B165]-[.G165])" office:value-type="float" office:value="0.000222897636984243">
            <text:p>0.0002228976</text:p>
          </table:table-cell>
          <table:table-cell/>
          <table:table-cell table:formula="of:=[.A165]*[.$B$4]" office:value-type="float" office:value="58960.6299212597">
            <text:p>58960.6299212597</text:p>
          </table:table-cell>
          <table:table-cell table:formula="of:=ROUND([.J165])" office:value-type="float" office:value="58961">
            <text:p>58961</text:p>
          </table:table-cell>
          <table:table-cell table:formula="of:=(([.K165]-[.K164])+[.K164])*[.$C$4]" office:value-type="float" office:value="46.80029375">
            <text:p>46.80029375</text:p>
          </table:table-cell>
          <table:table-cell table:formula="of:=[.L165]-[.A165]" office:value-type="float" office:value="0.000293750000089688">
            <text:p>0.00029375</text:p>
          </table:table-cell>
          <table:table-cell table:formula="of:=ABS([.M165])" office:value-type="float" office:value="0.000293750000089688">
            <text:p>0.00029375</text:p>
          </table:table-cell>
          <table:table-cell/>
        </table:table-row>
        <table:table-row table:style-name="ro4">
          <table:table-cell table:formula="of:=[.A165]+[.A$4]" office:value-type="float" office:value="47.0999999999999">
            <text:p>47.1</text:p>
          </table:table-cell>
          <table:table-cell table:formula="of:=[.A166]/([.$D$4]*2)" office:value-type="float" office:value="23.55">
            <text:p>23.55</text:p>
          </table:table-cell>
          <table:table-cell table:formula="of:=SQRT(ABS([.$D$2]^2-[.B166]^2))" office:value-type="float" office:value="163.310739083503">
            <text:p>163.3107390835</text:p>
          </table:table-cell>
          <table:table-cell table:formula="of:=([.$C$10]-[.C166])*[.$B$4]" office:value-type="float" office:value="2128.11683107366">
            <text:p>2128.1168310737</text:p>
          </table:table-cell>
          <table:table-cell table:formula="of:=ROUND([.D166])" office:value-type="float" office:value="2128">
            <text:p>2128</text:p>
          </table:table-cell>
          <table:table-cell table:formula="of:=([.$C$8]-([.E166]*[.$C$4]))" office:value-type="float" office:value="163.3109">
            <text:p>163.3109</text:p>
          </table:table-cell>
          <table:table-cell table:style-name="ce6" table:formula="of:=SQRT(ABS([.$D$2]^2-[.F166]^2))" office:value-type="float" office:value="23.5488840752592">
            <text:p>23.5488840753</text:p>
          </table:table-cell>
          <table:table-cell table:formula="of:=ABS([.B166]-[.G166])" office:value-type="float" office:value="0.00111592474071642">
            <text:p>0.0011159247</text:p>
          </table:table-cell>
          <table:table-cell/>
          <table:table-cell table:formula="of:=[.A166]*[.$B$4]" office:value-type="float" office:value="59338.5826771652">
            <text:p>59338.5826771652</text:p>
          </table:table-cell>
          <table:table-cell table:formula="of:=ROUND([.J166])" office:value-type="float" office:value="59339">
            <text:p>59339</text:p>
          </table:table-cell>
          <table:table-cell table:formula="of:=(([.K166]-[.K165])+[.K165])*[.$C$4]" office:value-type="float" office:value="47.10033125">
            <text:p>47.10033125</text:p>
          </table:table-cell>
          <table:table-cell table:formula="of:=[.L166]-[.A166]" office:value-type="float" office:value="0.00033125000008738">
            <text:p>0.00033125</text:p>
          </table:table-cell>
          <table:table-cell table:formula="of:=ABS([.M166])" office:value-type="float" office:value="0.00033125000008738">
            <text:p>0.00033125</text:p>
          </table:table-cell>
          <table:table-cell/>
        </table:table-row>
        <table:table-row table:style-name="ro4">
          <table:table-cell table:formula="of:=[.A166]+[.A$4]" office:value-type="float" office:value="47.3999999999999">
            <text:p>47.4</text:p>
          </table:table-cell>
          <table:table-cell table:formula="of:=[.A167]/([.$D$4]*2)" office:value-type="float" office:value="23.7">
            <text:p>23.7</text:p>
          </table:table-cell>
          <table:table-cell table:formula="of:=SQRT(ABS([.$D$2]^2-[.B167]^2))" office:value-type="float" office:value="163.289038211388">
            <text:p>163.2890382114</text:p>
          </table:table-cell>
          <table:table-cell table:formula="of:=([.$C$10]-[.C167])*[.$B$4]" office:value-type="float" office:value="2155.45651247891">
            <text:p>2155.4565124789</text:p>
          </table:table-cell>
          <table:table-cell table:formula="of:=ROUND([.D167])" office:value-type="float" office:value="2155">
            <text:p>2155</text:p>
          </table:table-cell>
          <table:table-cell table:formula="of:=([.$C$8]-([.E167]*[.$C$4]))" office:value-type="float" office:value="163.28946875">
            <text:p>163.28946875</text:p>
          </table:table-cell>
          <table:table-cell table:style-name="ce6" table:formula="of:=SQRT(ABS([.$D$2]^2-[.F167]^2))" office:value-type="float" office:value="23.6970334713604">
            <text:p>23.6970334714</text:p>
          </table:table-cell>
          <table:table-cell table:formula="of:=ABS([.B167]-[.G167])" office:value-type="float" office:value="0.00296652863953994">
            <text:p>0.0029665286</text:p>
          </table:table-cell>
          <table:table-cell/>
          <table:table-cell table:formula="of:=[.A167]*[.$B$4]" office:value-type="float" office:value="59716.5354330708">
            <text:p>59716.5354330708</text:p>
          </table:table-cell>
          <table:table-cell table:formula="of:=ROUND([.J167])" office:value-type="float" office:value="59717">
            <text:p>59717</text:p>
          </table:table-cell>
          <table:table-cell table:formula="of:=(([.K167]-[.K166])+[.K166])*[.$C$4]" office:value-type="float" office:value="47.40036875">
            <text:p>47.40036875</text:p>
          </table:table-cell>
          <table:table-cell table:formula="of:=[.L167]-[.A167]" office:value-type="float" office:value="0.000368750000092177">
            <text:p>0.00036875</text:p>
          </table:table-cell>
          <table:table-cell table:formula="of:=ABS([.M167])" office:value-type="float" office:value="0.000368750000092177">
            <text:p>0.00036875</text:p>
          </table:table-cell>
          <table:table-cell/>
        </table:table-row>
        <table:table-row table:style-name="ro4">
          <table:table-cell table:formula="of:=[.A167]+[.A$4]" office:value-type="float" office:value="47.6999999999999">
            <text:p>47.7</text:p>
          </table:table-cell>
          <table:table-cell table:formula="of:=[.A168]/([.$D$4]*2)" office:value-type="float" office:value="23.85">
            <text:p>23.85</text:p>
          </table:table-cell>
          <table:table-cell table:formula="of:=SQRT(ABS([.$D$2]^2-[.B168]^2))" office:value-type="float" office:value="163.267196644029">
            <text:p>163.267196644</text:p>
          </table:table-cell>
          <table:table-cell table:formula="of:=([.$C$10]-[.C168])*[.$B$4]" office:value-type="float" office:value="2182.97344773397">
            <text:p>2182.973447734</text:p>
          </table:table-cell>
          <table:table-cell table:formula="of:=ROUND([.D168])" office:value-type="float" office:value="2183">
            <text:p>2183</text:p>
          </table:table-cell>
          <table:table-cell table:formula="of:=([.$C$8]-([.E168]*[.$C$4]))" office:value-type="float" office:value="163.26724375">
            <text:p>163.26724375</text:p>
          </table:table-cell>
          <table:table-cell table:style-name="ce6" table:formula="of:=SQRT(ABS([.$D$2]^2-[.F168]^2))" office:value-type="float" office:value="23.8496775298553">
            <text:p>23.8496775299</text:p>
          </table:table-cell>
          <table:table-cell table:formula="of:=ABS([.B168]-[.G168])" office:value-type="float" office:value="0.000322470144666909">
            <text:p>0.0003224701</text:p>
          </table:table-cell>
          <table:table-cell/>
          <table:table-cell table:formula="of:=[.A168]*[.$B$4]" office:value-type="float" office:value="60094.4881889763">
            <text:p>60094.4881889763</text:p>
          </table:table-cell>
          <table:table-cell table:formula="of:=ROUND([.J168])" office:value-type="float" office:value="60094">
            <text:p>60094</text:p>
          </table:table-cell>
          <table:table-cell table:formula="of:=(([.K168]-[.K167])+[.K167])*[.$C$4]" office:value-type="float" office:value="47.6996125">
            <text:p>47.6996125</text:p>
          </table:table-cell>
          <table:table-cell table:formula="of:=[.L168]-[.A168]" office:value-type="float" office:value="-0.00038749999990273">
            <text:p>-0.0003875</text:p>
          </table:table-cell>
          <table:table-cell table:formula="of:=ABS([.M168])" office:value-type="float" office:value="0.00038749999990273">
            <text:p>0.0003875</text:p>
          </table:table-cell>
          <table:table-cell/>
        </table:table-row>
        <table:table-row table:style-name="ro4">
          <table:table-cell table:formula="of:=[.A168]+[.A$4]" office:value-type="float" office:value="47.9999999999999">
            <text:p>48</text:p>
          </table:table-cell>
          <table:table-cell table:formula="of:=[.A169]/([.$D$4]*2)" office:value-type="float" office:value="24">
            <text:p>24</text:p>
          </table:table-cell>
          <table:table-cell table:formula="of:=SQRT(ABS([.$D$2]^2-[.B169]^2))" office:value-type="float" office:value="163.245214324954">
            <text:p>163.245214325</text:p>
          </table:table-cell>
          <table:table-cell table:formula="of:=([.$C$10]-[.C169])*[.$B$4]" office:value-type="float" office:value="2210.66770798643">
            <text:p>2210.6677079864</text:p>
          </table:table-cell>
          <table:table-cell table:formula="of:=ROUND([.D169])" office:value-type="float" office:value="2211">
            <text:p>2211</text:p>
          </table:table-cell>
          <table:table-cell table:formula="of:=([.$C$8]-([.E169]*[.$C$4]))" office:value-type="float" office:value="163.24501875">
            <text:p>163.24501875</text:p>
          </table:table-cell>
          <table:table-cell table:style-name="ce6" table:formula="of:=SQRT(ABS([.$D$2]^2-[.F169]^2))" office:value-type="float" office:value="24.001330240471">
            <text:p>24.0013302405</text:p>
          </table:table-cell>
          <table:table-cell table:formula="of:=ABS([.B169]-[.G169])" office:value-type="float" office:value="0.0013302404710025">
            <text:p>0.0013302405</text:p>
          </table:table-cell>
          <table:table-cell/>
          <table:table-cell table:formula="of:=[.A169]*[.$B$4]" office:value-type="float" office:value="60472.4409448818">
            <text:p>60472.4409448818</text:p>
          </table:table-cell>
          <table:table-cell table:formula="of:=ROUND([.J169])" office:value-type="float" office:value="60472">
            <text:p>60472</text:p>
          </table:table-cell>
          <table:table-cell table:formula="of:=(([.K169]-[.K168])+[.K168])*[.$C$4]" office:value-type="float" office:value="47.99965">
            <text:p>47.99965</text:p>
          </table:table-cell>
          <table:table-cell table:formula="of:=[.L169]-[.A169]" office:value-type="float" office:value="-0.000349999999905037">
            <text:p>-0.00035</text:p>
          </table:table-cell>
          <table:table-cell table:formula="of:=ABS([.M169])" office:value-type="float" office:value="0.000349999999905037">
            <text:p>0.00035</text:p>
          </table:table-cell>
          <table:table-cell/>
        </table:table-row>
        <table:table-row table:style-name="ro4">
          <table:table-cell table:formula="of:=[.A169]+[.A$4]" office:value-type="float" office:value="48.2999999999999">
            <text:p>48.3</text:p>
          </table:table-cell>
          <table:table-cell table:formula="of:=[.A170]/([.$D$4]*2)" office:value-type="float" office:value="24.1499999999999">
            <text:p>24.15</text:p>
          </table:table-cell>
          <table:table-cell table:formula="of:=SQRT(ABS([.$D$2]^2-[.B170]^2))" office:value-type="float" office:value="163.223091197294">
            <text:p>163.2230911973</text:p>
          </table:table-cell>
          <table:table-cell table:formula="of:=([.$C$10]-[.C170])*[.$B$4]" office:value-type="float" office:value="2238.53936488088">
            <text:p>2238.5393648809</text:p>
          </table:table-cell>
          <table:table-cell table:formula="of:=ROUND([.D170])" office:value-type="float" office:value="2239">
            <text:p>2239</text:p>
          </table:table-cell>
          <table:table-cell table:formula="of:=([.$C$8]-([.E170]*[.$C$4]))" office:value-type="float" office:value="163.22279375">
            <text:p>163.22279375</text:p>
          </table:table-cell>
          <table:table-cell table:style-name="ce6" table:formula="of:=SQRT(ABS([.$D$2]^2-[.F170]^2))" office:value-type="float" office:value="24.1520102775103">
            <text:p>24.1520102775</text:p>
          </table:table-cell>
          <table:table-cell table:formula="of:=ABS([.B170]-[.G170])" office:value-type="float" office:value="0.00201027751036165">
            <text:p>0.0020102775</text:p>
          </table:table-cell>
          <table:table-cell/>
          <table:table-cell table:formula="of:=[.A170]*[.$B$4]" office:value-type="float" office:value="60850.3937007873">
            <text:p>60850.3937007873</text:p>
          </table:table-cell>
          <table:table-cell table:formula="of:=ROUND([.J170])" office:value-type="float" office:value="60850">
            <text:p>60850</text:p>
          </table:table-cell>
          <table:table-cell table:formula="of:=(([.K170]-[.K169])+[.K169])*[.$C$4]" office:value-type="float" office:value="48.2996875">
            <text:p>48.2996875</text:p>
          </table:table-cell>
          <table:table-cell table:formula="of:=[.L170]-[.A170]" office:value-type="float" office:value="-0.00031249999990024">
            <text:p>-0.0003125</text:p>
          </table:table-cell>
          <table:table-cell table:formula="of:=ABS([.M170])" office:value-type="float" office:value="0.00031249999990024">
            <text:p>0.0003125</text:p>
          </table:table-cell>
          <table:table-cell/>
        </table:table-row>
        <table:table-row table:style-name="ro4">
          <table:table-cell table:formula="of:=[.A170]+[.A$4]" office:value-type="float" office:value="48.5999999999999">
            <text:p>48.6</text:p>
          </table:table-cell>
          <table:table-cell table:formula="of:=[.A171]/([.$D$4]*2)" office:value-type="float" office:value="24.2999999999999">
            <text:p>24.3</text:p>
          </table:table-cell>
          <table:table-cell table:formula="of:=SQRT(ABS([.$D$2]^2-[.B171]^2))" office:value-type="float" office:value="163.200827203786">
            <text:p>163.2008272038</text:p>
          </table:table-cell>
          <table:table-cell table:formula="of:=([.$C$10]-[.C171])*[.$B$4]" office:value-type="float" office:value="2266.58849055972">
            <text:p>2266.5884905597</text:p>
          </table:table-cell>
          <table:table-cell table:formula="of:=ROUND([.D171])" office:value-type="float" office:value="2267">
            <text:p>2267</text:p>
          </table:table-cell>
          <table:table-cell table:formula="of:=([.$C$8]-([.E171]*[.$C$4]))" office:value-type="float" office:value="163.20056875">
            <text:p>163.20056875</text:p>
          </table:table-cell>
          <table:table-cell table:style-name="ce6" table:formula="of:=SQRT(ABS([.$D$2]^2-[.F171]^2))" office:value-type="float" office:value="24.3017357338221">
            <text:p>24.3017357338</text:p>
          </table:table-cell>
          <table:table-cell table:formula="of:=ABS([.B171]-[.G171])" office:value-type="float" office:value="0.001735733822116">
            <text:p>0.0017357338</text:p>
          </table:table-cell>
          <table:table-cell/>
          <table:table-cell table:formula="of:=[.A171]*[.$B$4]" office:value-type="float" office:value="61228.3464566928">
            <text:p>61228.3464566928</text:p>
          </table:table-cell>
          <table:table-cell table:formula="of:=ROUND([.J171])" office:value-type="float" office:value="61228">
            <text:p>61228</text:p>
          </table:table-cell>
          <table:table-cell table:formula="of:=(([.K171]-[.K170])+[.K170])*[.$C$4]" office:value-type="float" office:value="48.599725">
            <text:p>48.599725</text:p>
          </table:table-cell>
          <table:table-cell table:formula="of:=[.L171]-[.A171]" office:value-type="float" office:value="-0.000274999999895442">
            <text:p>-0.000275</text:p>
          </table:table-cell>
          <table:table-cell table:formula="of:=ABS([.M171])" office:value-type="float" office:value="0.000274999999895442">
            <text:p>0.000275</text:p>
          </table:table-cell>
          <table:table-cell/>
        </table:table-row>
        <table:table-row table:style-name="ro4">
          <table:table-cell table:formula="of:=[.A171]+[.A$4]" office:value-type="float" office:value="48.8999999999999">
            <text:p>48.9</text:p>
          </table:table-cell>
          <table:table-cell table:formula="of:=[.A172]/([.$D$4]*2)" office:value-type="float" office:value="24.4499999999999">
            <text:p>24.45</text:p>
          </table:table-cell>
          <table:table-cell table:formula="of:=SQRT(ABS([.$D$2]^2-[.B172]^2))" office:value-type="float" office:value="163.178422286772">
            <text:p>163.1784222868</text:p>
          </table:table-cell>
          <table:table-cell table:formula="of:=([.$C$10]-[.C172])*[.$B$4]" office:value-type="float" office:value="2294.81515766426">
            <text:p>2294.8151576643</text:p>
          </table:table-cell>
          <table:table-cell table:formula="of:=ROUND([.D172])" office:value-type="float" office:value="2295">
            <text:p>2295</text:p>
          </table:table-cell>
          <table:table-cell table:formula="of:=([.$C$8]-([.E172]*[.$C$4]))" office:value-type="float" office:value="163.17834375">
            <text:p>163.17834375</text:p>
          </table:table-cell>
          <table:table-cell table:style-name="ce6" table:formula="of:=SQRT(ABS([.$D$2]^2-[.F172]^2))" office:value-type="float" office:value="24.4505241458508">
            <text:p>24.4505241459</text:p>
          </table:table-cell>
          <table:table-cell table:formula="of:=ABS([.B172]-[.G172])" office:value-type="float" office:value="0.000524145850878455">
            <text:p>0.0005241459</text:p>
          </table:table-cell>
          <table:table-cell/>
          <table:table-cell table:formula="of:=[.A172]*[.$B$4]" office:value-type="float" office:value="61606.2992125983">
            <text:p>61606.2992125983</text:p>
          </table:table-cell>
          <table:table-cell table:formula="of:=ROUND([.J172])" office:value-type="float" office:value="61606">
            <text:p>61606</text:p>
          </table:table-cell>
          <table:table-cell table:formula="of:=(([.K172]-[.K171])+[.K171])*[.$C$4]" office:value-type="float" office:value="48.8997625">
            <text:p>48.8997625</text:p>
          </table:table-cell>
          <table:table-cell table:formula="of:=[.L172]-[.A172]" office:value-type="float" office:value="-0.000237499999890645">
            <text:p>-0.0002375</text:p>
          </table:table-cell>
          <table:table-cell table:formula="of:=ABS([.M172])" office:value-type="float" office:value="0.000237499999890645">
            <text:p>0.0002375</text:p>
          </table:table-cell>
          <table:table-cell/>
        </table:table-row>
        <table:table-row table:style-name="ro4">
          <table:table-cell table:formula="of:=[.A172]+[.A$4]" office:value-type="float" office:value="49.1999999999999">
            <text:p>49.2</text:p>
          </table:table-cell>
          <table:table-cell table:formula="of:=[.A173]/([.$D$4]*2)" office:value-type="float" office:value="24.5999999999999">
            <text:p>24.6</text:p>
          </table:table-cell>
          <table:table-cell table:formula="of:=SQRT(ABS([.$D$2]^2-[.B173]^2))" office:value-type="float" office:value="163.155876388195">
            <text:p>163.1558763882</text:p>
          </table:table-cell>
          <table:table-cell table:formula="of:=([.$C$10]-[.C173])*[.$B$4]" office:value-type="float" office:value="2323.21943933559">
            <text:p>2323.2194393356</text:p>
          </table:table-cell>
          <table:table-cell table:formula="of:=ROUND([.D173])" office:value-type="float" office:value="2323">
            <text:p>2323</text:p>
          </table:table-cell>
          <table:table-cell table:formula="of:=([.$C$8]-([.E173]*[.$C$4]))" office:value-type="float" office:value="163.15611875">
            <text:p>163.15611875</text:p>
          </table:table-cell>
          <table:table-cell table:style-name="ce6" table:formula="of:=SQRT(ABS([.$D$2]^2-[.F173]^2))" office:value-type="float" office:value="24.598392517315">
            <text:p>24.5983925173</text:p>
          </table:table-cell>
          <table:table-cell table:formula="of:=ABS([.B173]-[.G173])" office:value-type="float" office:value="0.00160748268489641">
            <text:p>0.0016074827</text:p>
          </table:table-cell>
          <table:table-cell/>
          <table:table-cell table:formula="of:=[.A173]*[.$B$4]" office:value-type="float" office:value="61984.2519685038">
            <text:p>61984.2519685038</text:p>
          </table:table-cell>
          <table:table-cell table:formula="of:=ROUND([.J173])" office:value-type="float" office:value="61984">
            <text:p>61984</text:p>
          </table:table-cell>
          <table:table-cell table:formula="of:=(([.K173]-[.K172])+[.K172])*[.$C$4]" office:value-type="float" office:value="49.1998">
            <text:p>49.1998</text:p>
          </table:table-cell>
          <table:table-cell table:formula="of:=[.L173]-[.A173]" office:value-type="float" office:value="-0.000199999999892952">
            <text:p>-0.0002</text:p>
          </table:table-cell>
          <table:table-cell table:formula="of:=ABS([.M173])" office:value-type="float" office:value="0.000199999999892952">
            <text:p>0.0002</text:p>
          </table:table-cell>
          <table:table-cell/>
        </table:table-row>
        <table:table-row table:style-name="ro4">
          <table:table-cell table:formula="of:=[.A173]+[.A$4]" office:value-type="float" office:value="49.4999999999999">
            <text:p>49.5</text:p>
          </table:table-cell>
          <table:table-cell table:formula="of:=[.A174]/([.$D$4]*2)" office:value-type="float" office:value="24.7499999999999">
            <text:p>24.75</text:p>
          </table:table-cell>
          <table:table-cell table:formula="of:=SQRT(ABS([.$D$2]^2-[.B174]^2))" office:value-type="float" office:value="163.133189449603">
            <text:p>163.1331894496</text:p>
          </table:table-cell>
          <table:table-cell table:formula="of:=([.$C$10]-[.C174])*[.$B$4]" office:value-type="float" office:value="2351.80140921566">
            <text:p>2351.8014092157</text:p>
          </table:table-cell>
          <table:table-cell table:formula="of:=ROUND([.D174])" office:value-type="float" office:value="2352">
            <text:p>2352</text:p>
          </table:table-cell>
          <table:table-cell table:formula="of:=([.$C$8]-([.E174]*[.$C$4]))" office:value-type="float" office:value="163.1331">
            <text:p>163.1331</text:p>
          </table:table-cell>
          <table:table-cell table:style-name="ce6" table:formula="of:=SQRT(ABS([.$D$2]^2-[.F174]^2))" office:value-type="float" office:value="24.750589576614">
            <text:p>24.7505895766</text:p>
          </table:table-cell>
          <table:table-cell table:formula="of:=ABS([.B174]-[.G174])" office:value-type="float" office:value="0.000589576614064669">
            <text:p>0.0005895766</text:p>
          </table:table-cell>
          <table:table-cell/>
          <table:table-cell table:formula="of:=[.A174]*[.$B$4]" office:value-type="float" office:value="62362.2047244093">
            <text:p>62362.2047244093</text:p>
          </table:table-cell>
          <table:table-cell table:formula="of:=ROUND([.J174])" office:value-type="float" office:value="62362">
            <text:p>62362</text:p>
          </table:table-cell>
          <table:table-cell table:formula="of:=(([.K174]-[.K173])+[.K173])*[.$C$4]" office:value-type="float" office:value="49.4998375">
            <text:p>49.4998375</text:p>
          </table:table-cell>
          <table:table-cell table:formula="of:=[.L174]-[.A174]" office:value-type="float" office:value="-0.000162499999888155">
            <text:p>-0.0001625</text:p>
          </table:table-cell>
          <table:table-cell table:formula="of:=ABS([.M174])" office:value-type="float" office:value="0.000162499999888155">
            <text:p>0.0001625</text:p>
          </table:table-cell>
          <table:table-cell/>
        </table:table-row>
        <table:table-row table:style-name="ro4">
          <table:table-cell table:formula="of:=[.A174]+[.A$4]" office:value-type="float" office:value="49.7999999999999">
            <text:p>49.8</text:p>
          </table:table-cell>
          <table:table-cell table:formula="of:=[.A175]/([.$D$4]*2)" office:value-type="float" office:value="24.8999999999999">
            <text:p>24.9</text:p>
          </table:table-cell>
          <table:table-cell table:formula="of:=SQRT(ABS([.$D$2]^2-[.B175]^2))" office:value-type="float" office:value="163.110361412143">
            <text:p>163.1103614121</text:p>
          </table:table-cell>
          <table:table-cell table:formula="of:=([.$C$10]-[.C175])*[.$B$4]" office:value-type="float" office:value="2380.56114144814">
            <text:p>2380.5611414481</text:p>
          </table:table-cell>
          <table:table-cell table:formula="of:=ROUND([.D175])" office:value-type="float" office:value="2381">
            <text:p>2381</text:p>
          </table:table-cell>
          <table:table-cell table:formula="of:=([.$C$8]-([.E175]*[.$C$4]))" office:value-type="float" office:value="163.11008125">
            <text:p>163.11008125</text:p>
          </table:table-cell>
          <table:table-cell table:style-name="ce6" table:formula="of:=SQRT(ABS([.$D$2]^2-[.F175]^2))" office:value-type="float" office:value="24.9018351656739">
            <text:p>24.9018351657</text:p>
          </table:table-cell>
          <table:table-cell table:formula="of:=ABS([.B175]-[.G175])" office:value-type="float" office:value="0.00183516567400588">
            <text:p>0.0018351657</text:p>
          </table:table-cell>
          <table:table-cell/>
          <table:table-cell table:formula="of:=[.A175]*[.$B$4]" office:value-type="float" office:value="62740.1574803148">
            <text:p>62740.1574803148</text:p>
          </table:table-cell>
          <table:table-cell table:formula="of:=ROUND([.J175])" office:value-type="float" office:value="62740">
            <text:p>62740</text:p>
          </table:table-cell>
          <table:table-cell table:formula="of:=(([.K175]-[.K174])+[.K174])*[.$C$4]" office:value-type="float" office:value="49.799875">
            <text:p>49.799875</text:p>
          </table:table-cell>
          <table:table-cell table:formula="of:=[.L175]-[.A175]" office:value-type="float" office:value="-0.000124999999883357">
            <text:p>-0.000125</text:p>
          </table:table-cell>
          <table:table-cell table:formula="of:=ABS([.M175])" office:value-type="float" office:value="0.000124999999883357">
            <text:p>0.000125</text:p>
          </table:table-cell>
          <table:table-cell/>
        </table:table-row>
        <table:table-row table:style-name="ro4">
          <table:table-cell table:formula="of:=[.A175]+[.A$4]" office:value-type="float" office:value="50.0999999999999">
            <text:p>50.1</text:p>
          </table:table-cell>
          <table:table-cell table:formula="of:=[.A176]/([.$D$4]*2)" office:value-type="float" office:value="25.0499999999999">
            <text:p>25.05</text:p>
          </table:table-cell>
          <table:table-cell table:formula="of:=SQRT(ABS([.$D$2]^2-[.B176]^2))" office:value-type="float" office:value="163.087392216566">
            <text:p>163.0873922166</text:p>
          </table:table-cell>
          <table:table-cell table:formula="of:=([.$C$10]-[.C176])*[.$B$4]" office:value-type="float" office:value="2409.49871067946">
            <text:p>2409.4987106795</text:p>
          </table:table-cell>
          <table:table-cell table:formula="of:=ROUND([.D176])" office:value-type="float" office:value="2409">
            <text:p>2409</text:p>
          </table:table-cell>
          <table:table-cell table:formula="of:=([.$C$8]-([.E176]*[.$C$4]))" office:value-type="float" office:value="163.08785625">
            <text:p>163.08785625</text:p>
          </table:table-cell>
          <table:table-cell table:style-name="ce6" table:formula="of:=SQRT(ABS([.$D$2]^2-[.F176]^2))" office:value-type="float" office:value="25.0469787355549">
            <text:p>25.0469787356</text:p>
          </table:table-cell>
          <table:table-cell table:formula="of:=ABS([.B176]-[.G176])" office:value-type="float" office:value="0.00302126444505646">
            <text:p>0.0030212644</text:p>
          </table:table-cell>
          <table:table-cell/>
          <table:table-cell table:formula="of:=[.A176]*[.$B$4]" office:value-type="float" office:value="63118.1102362203">
            <text:p>63118.1102362203</text:p>
          </table:table-cell>
          <table:table-cell table:formula="of:=ROUND([.J176])" office:value-type="float" office:value="63118">
            <text:p>63118</text:p>
          </table:table-cell>
          <table:table-cell table:formula="of:=(([.K176]-[.K175])+[.K175])*[.$C$4]" office:value-type="float" office:value="50.0999125">
            <text:p>50.0999125</text:p>
          </table:table-cell>
          <table:table-cell table:formula="of:=[.L176]-[.A176]" office:value-type="float" office:value="-0.0000874999998856652">
            <text:p>-0.0000875</text:p>
          </table:table-cell>
          <table:table-cell table:formula="of:=ABS([.M176])" office:value-type="float" office:value="0.0000874999998856652">
            <text:p>0.0000875</text:p>
          </table:table-cell>
          <table:table-cell/>
        </table:table-row>
        <table:table-row table:style-name="ro4">
          <table:table-cell table:formula="of:=[.A176]+[.A$4]" office:value-type="float" office:value="50.3999999999999">
            <text:p>50.4</text:p>
          </table:table-cell>
          <table:table-cell table:formula="of:=[.A177]/([.$D$4]*2)" office:value-type="float" office:value="25.1999999999999">
            <text:p>25.2</text:p>
          </table:table-cell>
          <table:table-cell table:formula="of:=SQRT(ABS([.$D$2]^2-[.B177]^2))" office:value-type="float" office:value="163.06428180322">
            <text:p>163.0642818032</text:p>
          </table:table-cell>
          <table:table-cell table:formula="of:=([.$C$10]-[.C177])*[.$B$4]" office:value-type="float" office:value="2438.61419205991">
            <text:p>2438.6141920599</text:p>
          </table:table-cell>
          <table:table-cell table:formula="of:=ROUND([.D177])" office:value-type="float" office:value="2439">
            <text:p>2439</text:p>
          </table:table-cell>
          <table:table-cell table:formula="of:=([.$C$8]-([.E177]*[.$C$4]))" office:value-type="float" office:value="163.06404375">
            <text:p>163.06404375</text:p>
          </table:table-cell>
          <table:table-cell table:style-name="ce6" table:formula="of:=SQRT(ABS([.$D$2]^2-[.F177]^2))" office:value-type="float" office:value="25.2015403477265">
            <text:p>25.2015403477</text:p>
          </table:table-cell>
          <table:table-cell table:formula="of:=ABS([.B177]-[.G177])" office:value-type="float" office:value="0.00154034772659273">
            <text:p>0.0015403477</text:p>
          </table:table-cell>
          <table:table-cell/>
          <table:table-cell table:formula="of:=[.A177]*[.$B$4]" office:value-type="float" office:value="63496.0629921258">
            <text:p>63496.0629921258</text:p>
          </table:table-cell>
          <table:table-cell table:formula="of:=ROUND([.J177])" office:value-type="float" office:value="63496">
            <text:p>63496</text:p>
          </table:table-cell>
          <table:table-cell table:formula="of:=(([.K177]-[.K176])+[.K176])*[.$C$4]" office:value-type="float" office:value="50.39995">
            <text:p>50.39995</text:p>
          </table:table-cell>
          <table:table-cell table:formula="of:=[.L177]-[.A177]" office:value-type="float" office:value="-0.0000499999998808676">
            <text:p>-0.00005</text:p>
          </table:table-cell>
          <table:table-cell table:formula="of:=ABS([.M177])" office:value-type="float" office:value="0.0000499999998808676">
            <text:p>0.00005</text:p>
          </table:table-cell>
          <table:table-cell/>
        </table:table-row>
        <table:table-row table:style-name="ro4">
          <table:table-cell table:formula="of:=[.A177]+[.A$4]" office:value-type="float" office:value="50.6999999999999">
            <text:p>50.7</text:p>
          </table:table-cell>
          <table:table-cell table:formula="of:=[.A178]/([.$D$4]*2)" office:value-type="float" office:value="25.3499999999999">
            <text:p>25.35</text:p>
          </table:table-cell>
          <table:table-cell table:formula="of:=SQRT(ABS([.$D$2]^2-[.B178]^2))" office:value-type="float" office:value="163.041030112055">
            <text:p>163.0410301121</text:p>
          </table:table-cell>
          <table:table-cell table:formula="of:=([.$C$10]-[.C178])*[.$B$4]" office:value-type="float" office:value="2467.90766124449">
            <text:p>2467.9076612445</text:p>
          </table:table-cell>
          <table:table-cell table:formula="of:=ROUND([.D178])" office:value-type="float" office:value="2468">
            <text:p>2468</text:p>
          </table:table-cell>
          <table:table-cell table:formula="of:=([.$C$8]-([.E178]*[.$C$4]))" office:value-type="float" office:value="163.041025">
            <text:p>163.041025</text:p>
          </table:table-cell>
          <table:table-cell table:style-name="ce6" table:formula="of:=SQRT(ABS([.$D$2]^2-[.F178]^2))" office:value-type="float" office:value="25.3500328786647">
            <text:p>25.3500328787</text:p>
          </table:table-cell>
          <table:table-cell table:formula="of:=ABS([.B178]-[.G178])" office:value-type="float" office:value="0.0000328786647223467">
            <text:p>3.28786647223467E-005</text:p>
          </table:table-cell>
          <table:table-cell/>
          <table:table-cell table:formula="of:=[.A178]*[.$B$4]" office:value-type="float" office:value="63874.0157480313">
            <text:p>63874.0157480313</text:p>
          </table:table-cell>
          <table:table-cell table:formula="of:=ROUND([.J178])" office:value-type="float" office:value="63874">
            <text:p>63874</text:p>
          </table:table-cell>
          <table:table-cell table:formula="of:=(([.K178]-[.K177])+[.K177])*[.$C$4]" office:value-type="float" office:value="50.6999875">
            <text:p>50.6999875</text:p>
          </table:table-cell>
          <table:table-cell table:formula="of:=[.L178]-[.A178]" office:value-type="float" office:value="-0.00001249999987607">
            <text:p>-0.0000125</text:p>
          </table:table-cell>
          <table:table-cell table:formula="of:=ABS([.M178])" office:value-type="float" office:value="0.00001249999987607">
            <text:p>0.0000125</text:p>
          </table:table-cell>
          <table:table-cell/>
        </table:table-row>
        <table:table-row table:style-name="ro4">
          <table:table-cell table:formula="of:=[.A178]+[.A$4]" office:value-type="float" office:value="50.9999999999999">
            <text:p>51</text:p>
          </table:table-cell>
          <table:table-cell table:formula="of:=[.A179]/([.$D$4]*2)" office:value-type="float" office:value="25.4999999999999">
            <text:p>25.5</text:p>
          </table:table-cell>
          <table:table-cell table:formula="of:=SQRT(ABS([.$D$2]^2-[.B179]^2))" office:value-type="float" office:value="163.017637082618">
            <text:p>163.0176370826</text:p>
          </table:table-cell>
          <table:table-cell table:formula="of:=([.$C$10]-[.C179])*[.$B$4]" office:value-type="float" office:value="2497.37919439395">
            <text:p>2497.379194394</text:p>
          </table:table-cell>
          <table:table-cell table:formula="of:=ROUND([.D179])" office:value-type="float" office:value="2497">
            <text:p>2497</text:p>
          </table:table-cell>
          <table:table-cell table:formula="of:=([.$C$8]-([.E179]*[.$C$4]))" office:value-type="float" office:value="163.01800625">
            <text:p>163.01800625</text:p>
          </table:table-cell>
          <table:table-cell table:style-name="ce6" table:formula="of:=SQRT(ABS([.$D$2]^2-[.F179]^2))" office:value-type="float" office:value="25.4976398569545">
            <text:p>25.497639857</text:p>
          </table:table-cell>
          <table:table-cell table:formula="of:=ABS([.B179]-[.G179])" office:value-type="float" office:value="0.00236014304539012">
            <text:p>0.002360143</text:p>
          </table:table-cell>
          <table:table-cell/>
          <table:table-cell table:formula="of:=[.A179]*[.$B$4]" office:value-type="float" office:value="64251.9685039369">
            <text:p>64251.9685039369</text:p>
          </table:table-cell>
          <table:table-cell table:formula="of:=ROUND([.J179])" office:value-type="float" office:value="64252">
            <text:p>64252</text:p>
          </table:table-cell>
          <table:table-cell table:formula="of:=(([.K179]-[.K178])+[.K178])*[.$C$4]" office:value-type="float" office:value="51.000025">
            <text:p>51.000025</text:p>
          </table:table-cell>
          <table:table-cell table:formula="of:=[.L179]-[.A179]" office:value-type="float" office:value="0.0000250000001287276">
            <text:p>0.000025</text:p>
          </table:table-cell>
          <table:table-cell table:formula="of:=ABS([.M179])" office:value-type="float" office:value="0.0000250000001287276">
            <text:p>0.000025</text:p>
          </table:table-cell>
          <table:table-cell/>
        </table:table-row>
        <table:table-row table:style-name="ro4">
          <table:table-cell table:formula="of:=[.A179]+[.A$4]" office:value-type="float" office:value="51.2999999999999">
            <text:p>51.3</text:p>
          </table:table-cell>
          <table:table-cell table:formula="of:=[.A180]/([.$D$4]*2)" office:value-type="float" office:value="25.6499999999999">
            <text:p>25.65</text:p>
          </table:table-cell>
          <table:table-cell table:formula="of:=SQRT(ABS([.$D$2]^2-[.B180]^2))" office:value-type="float" office:value="162.994102654053">
            <text:p>162.9941026541</text:p>
          </table:table-cell>
          <table:table-cell table:formula="of:=([.$C$10]-[.C180])*[.$B$4]" office:value-type="float" office:value="2527.02886817591">
            <text:p>2527.0288681759</text:p>
          </table:table-cell>
          <table:table-cell table:formula="of:=ROUND([.D180])" office:value-type="float" office:value="2527">
            <text:p>2527</text:p>
          </table:table-cell>
          <table:table-cell table:formula="of:=([.$C$8]-([.E180]*[.$C$4]))" office:value-type="float" office:value="162.99419375">
            <text:p>162.99419375</text:p>
          </table:table-cell>
          <table:table-cell table:style-name="ce6" table:formula="of:=SQRT(ABS([.$D$2]^2-[.F180]^2))" office:value-type="float" office:value="25.649421119929">
            <text:p>25.6494211199</text:p>
          </table:table-cell>
          <table:table-cell table:formula="of:=ABS([.B180]-[.G180])" office:value-type="float" office:value="0.000578880070907672">
            <text:p>0.0005788801</text:p>
          </table:table-cell>
          <table:table-cell/>
          <table:table-cell table:formula="of:=[.A180]*[.$B$4]" office:value-type="float" office:value="64629.9212598424">
            <text:p>64629.9212598424</text:p>
          </table:table-cell>
          <table:table-cell table:formula="of:=ROUND([.J180])" office:value-type="float" office:value="64630">
            <text:p>64630</text:p>
          </table:table-cell>
          <table:table-cell table:formula="of:=(([.K180]-[.K179])+[.K179])*[.$C$4]" office:value-type="float" office:value="51.3000625">
            <text:p>51.3000625</text:p>
          </table:table-cell>
          <table:table-cell table:formula="of:=[.L180]-[.A180]" office:value-type="float" office:value="0.0000625000001264198">
            <text:p>0.0000625</text:p>
          </table:table-cell>
          <table:table-cell table:formula="of:=ABS([.M180])" office:value-type="float" office:value="0.0000625000001264198">
            <text:p>0.0000625</text:p>
          </table:table-cell>
          <table:table-cell/>
        </table:table-row>
        <table:table-row table:style-name="ro4">
          <table:table-cell table:formula="of:=[.A180]+[.A$4]" office:value-type="float" office:value="51.5999999999999">
            <text:p>51.6</text:p>
          </table:table-cell>
          <table:table-cell table:formula="of:=[.A181]/([.$D$4]*2)" office:value-type="float" office:value="25.7999999999999">
            <text:p>25.8</text:p>
          </table:table-cell>
          <table:table-cell table:formula="of:=SQRT(ABS([.$D$2]^2-[.B181]^2))" office:value-type="float" office:value="162.970426765104">
            <text:p>162.9704267651</text:p>
          </table:table-cell>
          <table:table-cell table:formula="of:=([.$C$10]-[.C181])*[.$B$4]" office:value-type="float" office:value="2556.85675976579">
            <text:p>2556.8567597658</text:p>
          </table:table-cell>
          <table:table-cell table:formula="of:=ROUND([.D181])" office:value-type="float" office:value="2557">
            <text:p>2557</text:p>
          </table:table-cell>
          <table:table-cell table:formula="of:=([.$C$8]-([.E181]*[.$C$4]))" office:value-type="float" office:value="162.97038125">
            <text:p>162.97038125</text:p>
          </table:table-cell>
          <table:table-cell table:style-name="ce6" table:formula="of:=SQRT(ABS([.$D$2]^2-[.F181]^2))" office:value-type="float" office:value="25.8002875028487">
            <text:p>25.8002875028</text:p>
          </table:table-cell>
          <table:table-cell table:formula="of:=ABS([.B181]-[.G181])" office:value-type="float" office:value="0.000287502848724586">
            <text:p>0.0002875028</text:p>
          </table:table-cell>
          <table:table-cell/>
          <table:table-cell table:formula="of:=[.A181]*[.$B$4]" office:value-type="float" office:value="65007.8740157479">
            <text:p>65007.8740157479</text:p>
          </table:table-cell>
          <table:table-cell table:formula="of:=ROUND([.J181])" office:value-type="float" office:value="65008">
            <text:p>65008</text:p>
          </table:table-cell>
          <table:table-cell table:formula="of:=(([.K181]-[.K180])+[.K180])*[.$C$4]" office:value-type="float" office:value="51.6001">
            <text:p>51.6001</text:p>
          </table:table-cell>
          <table:table-cell table:formula="of:=[.L181]-[.A181]" office:value-type="float" office:value="0.000100000000131217">
            <text:p>0.0001</text:p>
          </table:table-cell>
          <table:table-cell table:formula="of:=ABS([.M181])" office:value-type="float" office:value="0.000100000000131217">
            <text:p>0.0001</text:p>
          </table:table-cell>
          <table:table-cell/>
        </table:table-row>
        <table:table-row table:style-name="ro4">
          <table:table-cell table:formula="of:=[.A181]+[.A$4]" office:value-type="float" office:value="51.8999999999999">
            <text:p>51.9</text:p>
          </table:table-cell>
          <table:table-cell table:formula="of:=[.A182]/([.$D$4]*2)" office:value-type="float" office:value="25.9499999999999">
            <text:p>25.95</text:p>
          </table:table-cell>
          <table:table-cell table:formula="of:=SQRT(ABS([.$D$2]^2-[.B182]^2))" office:value-type="float" office:value="162.946609354107">
            <text:p>162.9466093541</text:p>
          </table:table-cell>
          <table:table-cell table:formula="of:=([.$C$10]-[.C182])*[.$B$4]" office:value-type="float" office:value="2586.86294684798">
            <text:p>2586.862946848</text:p>
          </table:table-cell>
          <table:table-cell table:formula="of:=ROUND([.D182])" office:value-type="float" office:value="2587">
            <text:p>2587</text:p>
          </table:table-cell>
          <table:table-cell table:formula="of:=([.$C$8]-([.E182]*[.$C$4]))" office:value-type="float" office:value="162.94656875">
            <text:p>162.94656875</text:p>
          </table:table-cell>
          <table:table-cell table:style-name="ce6" table:formula="of:=SQRT(ABS([.$D$2]^2-[.F182]^2))" office:value-type="float" office:value="25.9502549621679">
            <text:p>25.9502549622</text:p>
          </table:table-cell>
          <table:table-cell table:formula="of:=ABS([.B182]-[.G182])" office:value-type="float" office:value="0.000254962167961281">
            <text:p>0.0002549622</text:p>
          </table:table-cell>
          <table:table-cell/>
          <table:table-cell table:formula="of:=[.A182]*[.$B$4]" office:value-type="float" office:value="65385.8267716534">
            <text:p>65385.8267716534</text:p>
          </table:table-cell>
          <table:table-cell table:formula="of:=ROUND([.J182])" office:value-type="float" office:value="65386">
            <text:p>65386</text:p>
          </table:table-cell>
          <table:table-cell table:formula="of:=(([.K182]-[.K181])+[.K181])*[.$C$4]" office:value-type="float" office:value="51.9001375">
            <text:p>51.9001375</text:p>
          </table:table-cell>
          <table:table-cell table:formula="of:=[.L182]-[.A182]" office:value-type="float" office:value="0.000137500000136015">
            <text:p>0.0001375</text:p>
          </table:table-cell>
          <table:table-cell table:formula="of:=ABS([.M182])" office:value-type="float" office:value="0.000137500000136015">
            <text:p>0.0001375</text:p>
          </table:table-cell>
          <table:table-cell/>
        </table:table-row>
        <table:table-row table:style-name="ro4">
          <table:table-cell table:formula="of:=[.A182]+[.A$4]" office:value-type="float" office:value="52.1999999999999">
            <text:p>52.2</text:p>
          </table:table-cell>
          <table:table-cell table:formula="of:=[.A183]/([.$D$4]*2)" office:value-type="float" office:value="26.0999999999999">
            <text:p>26.1</text:p>
          </table:table-cell>
          <table:table-cell table:formula="of:=SQRT(ABS([.$D$2]^2-[.B183]^2))" office:value-type="float" office:value="162.922650358997">
            <text:p>162.922650359</text:p>
          </table:table-cell>
          <table:table-cell table:formula="of:=([.$C$10]-[.C183])*[.$B$4]" office:value-type="float" office:value="2617.0475076166">
            <text:p>2617.0475076166</text:p>
          </table:table-cell>
          <table:table-cell table:formula="of:=ROUND([.D183])" office:value-type="float" office:value="2617">
            <text:p>2617</text:p>
          </table:table-cell>
          <table:table-cell table:formula="of:=([.$C$8]-([.E183]*[.$C$4]))" office:value-type="float" office:value="162.92275625">
            <text:p>162.92275625</text:p>
          </table:table-cell>
          <table:table-cell table:style-name="ce6" table:formula="of:=SQRT(ABS([.$D$2]^2-[.F183]^2))" office:value-type="float" office:value="26.0993389936046">
            <text:p>26.0993389936</text:p>
          </table:table-cell>
          <table:table-cell table:formula="of:=ABS([.B183]-[.G183])" office:value-type="float" office:value="0.000661006395365149">
            <text:p>0.0006610064</text:p>
          </table:table-cell>
          <table:table-cell/>
          <table:table-cell table:formula="of:=[.A183]*[.$B$4]" office:value-type="float" office:value="65763.7795275589">
            <text:p>65763.7795275589</text:p>
          </table:table-cell>
          <table:table-cell table:formula="of:=ROUND([.J183])" office:value-type="float" office:value="65764">
            <text:p>65764</text:p>
          </table:table-cell>
          <table:table-cell table:formula="of:=(([.K183]-[.K182])+[.K182])*[.$C$4]" office:value-type="float" office:value="52.200175">
            <text:p>52.200175</text:p>
          </table:table-cell>
          <table:table-cell table:formula="of:=[.L183]-[.A183]" office:value-type="float" office:value="0.000175000000133707">
            <text:p>0.000175</text:p>
          </table:table-cell>
          <table:table-cell table:formula="of:=ABS([.M183])" office:value-type="float" office:value="0.000175000000133707">
            <text:p>0.000175</text:p>
          </table:table-cell>
          <table:table-cell/>
        </table:table-row>
        <table:table-row table:style-name="ro4">
          <table:table-cell table:formula="of:=[.A183]+[.A$4]" office:value-type="float" office:value="52.4999999999999">
            <text:p>52.5</text:p>
          </table:table-cell>
          <table:table-cell table:formula="of:=[.A184]/([.$D$4]*2)" office:value-type="float" office:value="26.2499999999999">
            <text:p>26.25</text:p>
          </table:table-cell>
          <table:table-cell table:formula="of:=SQRT(ABS([.$D$2]^2-[.B184]^2))" office:value-type="float" office:value="162.898549717301">
            <text:p>162.8985497173</text:p>
          </table:table-cell>
          <table:table-cell table:formula="of:=([.$C$10]-[.C184])*[.$B$4]" office:value-type="float" office:value="2647.41052077693">
            <text:p>2647.4105207769</text:p>
          </table:table-cell>
          <table:table-cell table:formula="of:=ROUND([.D184])" office:value-type="float" office:value="2647">
            <text:p>2647</text:p>
          </table:table-cell>
          <table:table-cell table:formula="of:=([.$C$8]-([.E184]*[.$C$4]))" office:value-type="float" office:value="162.89894375">
            <text:p>162.89894375</text:p>
          </table:table-cell>
          <table:table-cell table:style-name="ce6" table:formula="of:=SQRT(ABS([.$D$2]^2-[.F184]^2))" office:value-type="float" office:value="26.2475546505638">
            <text:p>26.2475546506</text:p>
          </table:table-cell>
          <table:table-cell table:formula="of:=ABS([.B184]-[.G184])" office:value-type="float" office:value="0.00244534943608343">
            <text:p>0.0024453494</text:p>
          </table:table-cell>
          <table:table-cell/>
          <table:table-cell table:formula="of:=[.A184]*[.$B$4]" office:value-type="float" office:value="66141.7322834644">
            <text:p>66141.7322834644</text:p>
          </table:table-cell>
          <table:table-cell table:formula="of:=ROUND([.J184])" office:value-type="float" office:value="66142">
            <text:p>66142</text:p>
          </table:table-cell>
          <table:table-cell table:formula="of:=(([.K184]-[.K183])+[.K183])*[.$C$4]" office:value-type="float" office:value="52.5002125">
            <text:p>52.5002125</text:p>
          </table:table-cell>
          <table:table-cell table:formula="of:=[.L184]-[.A184]" office:value-type="float" office:value="0.000212500000138505">
            <text:p>0.0002125</text:p>
          </table:table-cell>
          <table:table-cell table:formula="of:=ABS([.M184])" office:value-type="float" office:value="0.000212500000138505">
            <text:p>0.0002125</text:p>
          </table:table-cell>
          <table:table-cell/>
        </table:table-row>
        <table:table-row table:style-name="ro4">
          <table:table-cell table:formula="of:=[.A184]+[.A$4]" office:value-type="float" office:value="52.7999999999999">
            <text:p>52.8</text:p>
          </table:table-cell>
          <table:table-cell table:formula="of:=[.A185]/([.$D$4]*2)" office:value-type="float" office:value="26.3999999999999">
            <text:p>26.4</text:p>
          </table:table-cell>
          <table:table-cell table:formula="of:=SQRT(ABS([.$D$2]^2-[.B185]^2))" office:value-type="float" office:value="162.87430736614">
            <text:p>162.8743073661</text:p>
          </table:table-cell>
          <table:table-cell table:formula="of:=([.$C$10]-[.C185])*[.$B$4]" office:value-type="float" office:value="2677.95206554616">
            <text:p>2677.9520655462</text:p>
          </table:table-cell>
          <table:table-cell table:formula="of:=ROUND([.D185])" office:value-type="float" office:value="2678">
            <text:p>2678</text:p>
          </table:table-cell>
          <table:table-cell table:formula="of:=([.$C$8]-([.E185]*[.$C$4]))" office:value-type="float" office:value="162.8743375">
            <text:p>162.8743375</text:p>
          </table:table-cell>
          <table:table-cell table:style-name="ce6" table:formula="of:=SQRT(ABS([.$D$2]^2-[.F185]^2))" office:value-type="float" office:value="26.3998140890442">
            <text:p>26.399814089</text:p>
          </table:table-cell>
          <table:table-cell table:formula="of:=ABS([.B185]-[.G185])" office:value-type="float" office:value="0.000185910955732282">
            <text:p>0.000185911</text:p>
          </table:table-cell>
          <table:table-cell/>
          <table:table-cell table:formula="of:=[.A185]*[.$B$4]" office:value-type="float" office:value="66519.6850393699">
            <text:p>66519.6850393699</text:p>
          </table:table-cell>
          <table:table-cell table:formula="of:=ROUND([.J185])" office:value-type="float" office:value="66520">
            <text:p>66520</text:p>
          </table:table-cell>
          <table:table-cell table:formula="of:=(([.K185]-[.K184])+[.K184])*[.$C$4]" office:value-type="float" office:value="52.80025">
            <text:p>52.80025</text:p>
          </table:table-cell>
          <table:table-cell table:formula="of:=[.L185]-[.A185]" office:value-type="float" office:value="0.000250000000143302">
            <text:p>0.00025</text:p>
          </table:table-cell>
          <table:table-cell table:formula="of:=ABS([.M185])" office:value-type="float" office:value="0.000250000000143302">
            <text:p>0.00025</text:p>
          </table:table-cell>
          <table:table-cell/>
        </table:table-row>
        <table:table-row table:style-name="ro4">
          <table:table-cell table:formula="of:=[.A185]+[.A$4]" office:value-type="float" office:value="53.0999999999999">
            <text:p>53.1</text:p>
          </table:table-cell>
          <table:table-cell table:formula="of:=[.A186]/([.$D$4]*2)" office:value-type="float" office:value="26.5499999999999">
            <text:p>26.55</text:p>
          </table:table-cell>
          <table:table-cell table:formula="of:=SQRT(ABS([.$D$2]^2-[.B186]^2))" office:value-type="float" office:value="162.849923242229">
            <text:p>162.8499232422</text:p>
          </table:table-cell>
          <table:table-cell table:formula="of:=([.$C$10]-[.C186])*[.$B$4]" office:value-type="float" office:value="2708.67222165462">
            <text:p>2708.6722216546</text:p>
          </table:table-cell>
          <table:table-cell table:formula="of:=ROUND([.D186])" office:value-type="float" office:value="2709">
            <text:p>2709</text:p>
          </table:table-cell>
          <table:table-cell table:formula="of:=([.$C$8]-([.E186]*[.$C$4]))" office:value-type="float" office:value="162.84973125">
            <text:p>162.84973125</text:p>
          </table:table-cell>
          <table:table-cell table:style-name="ce6" table:formula="of:=SQRT(ABS([.$D$2]^2-[.F186]^2))" office:value-type="float" office:value="26.5511775972889">
            <text:p>26.5511775973</text:p>
          </table:table-cell>
          <table:table-cell table:formula="of:=ABS([.B186]-[.G186])" office:value-type="float" office:value="0.00117759728901135">
            <text:p>0.0011775973</text:p>
          </table:table-cell>
          <table:table-cell/>
          <table:table-cell table:formula="of:=[.A186]*[.$B$4]" office:value-type="float" office:value="66897.6377952754">
            <text:p>66897.6377952754</text:p>
          </table:table-cell>
          <table:table-cell table:formula="of:=ROUND([.J186])" office:value-type="float" office:value="66898">
            <text:p>66898</text:p>
          </table:table-cell>
          <table:table-cell table:formula="of:=(([.K186]-[.K185])+[.K185])*[.$C$4]" office:value-type="float" office:value="53.1002875">
            <text:p>53.1002875</text:p>
          </table:table-cell>
          <table:table-cell table:formula="of:=[.L186]-[.A186]" office:value-type="float" office:value="0.0002875000001481">
            <text:p>0.0002875</text:p>
          </table:table-cell>
          <table:table-cell table:formula="of:=ABS([.M186])" office:value-type="float" office:value="0.0002875000001481">
            <text:p>0.0002875</text:p>
          </table:table-cell>
          <table:table-cell/>
        </table:table-row>
        <table:table-row table:style-name="ro4">
          <table:table-cell table:formula="of:=[.A186]+[.A$4]" office:value-type="float" office:value="53.3999999999999">
            <text:p>53.4</text:p>
          </table:table-cell>
          <table:table-cell table:formula="of:=[.A187]/([.$D$4]*2)" office:value-type="float" office:value="26.6999999999999">
            <text:p>26.7</text:p>
          </table:table-cell>
          <table:table-cell table:formula="of:=SQRT(ABS([.$D$2]^2-[.B187]^2))" office:value-type="float" office:value="162.825397281874">
            <text:p>162.8253972819</text:p>
          </table:table-cell>
          <table:table-cell table:formula="of:=([.$C$10]-[.C187])*[.$B$4]" office:value-type="float" office:value="2739.57106934681">
            <text:p>2739.5710693468</text:p>
          </table:table-cell>
          <table:table-cell table:formula="of:=ROUND([.D187])" office:value-type="float" office:value="2740">
            <text:p>2740</text:p>
          </table:table-cell>
          <table:table-cell table:formula="of:=([.$C$8]-([.E187]*[.$C$4]))" office:value-type="float" office:value="162.825125">
            <text:p>162.825125</text:p>
          </table:table-cell>
          <table:table-cell table:style-name="ce6" table:formula="of:=SQRT(ABS([.$D$2]^2-[.F187]^2))" office:value-type="float" office:value="26.7016604115619">
            <text:p>26.7016604116</text:p>
          </table:table-cell>
          <table:table-cell table:formula="of:=ABS([.B187]-[.G187])" office:value-type="float" office:value="0.0016604115619252">
            <text:p>0.0016604116</text:p>
          </table:table-cell>
          <table:table-cell/>
          <table:table-cell table:formula="of:=[.A187]*[.$B$4]" office:value-type="float" office:value="67275.5905511809">
            <text:p>67275.5905511809</text:p>
          </table:table-cell>
          <table:table-cell table:formula="of:=ROUND([.J187])" office:value-type="float" office:value="67276">
            <text:p>67276</text:p>
          </table:table-cell>
          <table:table-cell table:formula="of:=(([.K187]-[.K186])+[.K186])*[.$C$4]" office:value-type="float" office:value="53.400325">
            <text:p>53.400325</text:p>
          </table:table-cell>
          <table:table-cell table:formula="of:=[.L187]-[.A187]" office:value-type="float" office:value="0.000325000000145792">
            <text:p>0.000325</text:p>
          </table:table-cell>
          <table:table-cell table:formula="of:=ABS([.M187])" office:value-type="float" office:value="0.000325000000145792">
            <text:p>0.000325</text:p>
          </table:table-cell>
          <table:table-cell/>
        </table:table-row>
        <table:table-row table:style-name="ro4">
          <table:table-cell table:formula="of:=[.A187]+[.A$4]" office:value-type="float" office:value="53.6999999999999">
            <text:p>53.7</text:p>
          </table:table-cell>
          <table:table-cell table:formula="of:=[.A188]/([.$D$4]*2)" office:value-type="float" office:value="26.8499999999999">
            <text:p>26.85</text:p>
          </table:table-cell>
          <table:table-cell table:formula="of:=SQRT(ABS([.$D$2]^2-[.B188]^2))" office:value-type="float" office:value="162.80072942097">
            <text:p>162.800729421</text:p>
          </table:table-cell>
          <table:table-cell table:formula="of:=([.$C$10]-[.C188])*[.$B$4]" office:value-type="float" office:value="2770.64868938253">
            <text:p>2770.6486893825</text:p>
          </table:table-cell>
          <table:table-cell table:formula="of:=ROUND([.D188])" office:value-type="float" office:value="2771">
            <text:p>2771</text:p>
          </table:table-cell>
          <table:table-cell table:formula="of:=([.$C$8]-([.E188]*[.$C$4]))" office:value-type="float" office:value="162.80051875">
            <text:p>162.80051875</text:p>
          </table:table-cell>
          <table:table-cell table:style-name="ce6" table:formula="of:=SQRT(ABS([.$D$2]^2-[.F188]^2))" office:value-type="float" office:value="26.8512773389069">
            <text:p>26.8512773389</text:p>
          </table:table-cell>
          <table:table-cell table:formula="of:=ABS([.B188]-[.G188])" office:value-type="float" office:value="0.00127733890699844">
            <text:p>0.0012773389</text:p>
          </table:table-cell>
          <table:table-cell/>
          <table:table-cell table:formula="of:=[.A188]*[.$B$4]" office:value-type="float" office:value="67653.5433070864">
            <text:p>67653.5433070864</text:p>
          </table:table-cell>
          <table:table-cell table:formula="of:=ROUND([.J188])" office:value-type="float" office:value="67654">
            <text:p>67654</text:p>
          </table:table-cell>
          <table:table-cell table:formula="of:=(([.K188]-[.K187])+[.K187])*[.$C$4]" office:value-type="float" office:value="53.7003625">
            <text:p>53.7003625</text:p>
          </table:table-cell>
          <table:table-cell table:formula="of:=[.L188]-[.A188]" office:value-type="float" office:value="0.00036250000015059">
            <text:p>0.0003625</text:p>
          </table:table-cell>
          <table:table-cell table:formula="of:=ABS([.M188])" office:value-type="float" office:value="0.00036250000015059">
            <text:p>0.0003625</text:p>
          </table:table-cell>
          <table:table-cell/>
        </table:table-row>
        <table:table-row table:style-name="ro4">
          <table:table-cell table:formula="of:=[.A188]+[.A$4]" office:value-type="float" office:value="53.9999999999998">
            <text:p>54</text:p>
          </table:table-cell>
          <table:table-cell table:formula="of:=[.A189]/([.$D$4]*2)" office:value-type="float" office:value="26.9999999999999">
            <text:p>27</text:p>
          </table:table-cell>
          <table:table-cell table:formula="of:=SQRT(ABS([.$D$2]^2-[.B189]^2))" office:value-type="float" office:value="162.775919595006">
            <text:p>162.775919595</text:p>
          </table:table-cell>
          <table:table-cell table:formula="of:=([.$C$10]-[.C189])*[.$B$4]" office:value-type="float" office:value="2801.90516303783">
            <text:p>2801.9051630378</text:p>
          </table:table-cell>
          <table:table-cell table:formula="of:=ROUND([.D189])" office:value-type="float" office:value="2802">
            <text:p>2802</text:p>
          </table:table-cell>
          <table:table-cell table:formula="of:=([.$C$8]-([.E189]*[.$C$4]))" office:value-type="float" office:value="162.7759125">
            <text:p>162.7759125</text:p>
          </table:table-cell>
          <table:table-cell table:style-name="ce6" table:formula="of:=SQRT(ABS([.$D$2]^2-[.F189]^2))" office:value-type="float" office:value="27.0000427738984">
            <text:p>27.0000427739</text:p>
          </table:table-cell>
          <table:table-cell table:formula="of:=ABS([.B189]-[.G189])" office:value-type="float" office:value="0.0000427738984924986">
            <text:p>4.27738984924986E-005</text:p>
          </table:table-cell>
          <table:table-cell/>
          <table:table-cell table:formula="of:=[.A189]*[.$B$4]" office:value-type="float" office:value="68031.4960629919">
            <text:p>68031.4960629919</text:p>
          </table:table-cell>
          <table:table-cell table:formula="of:=ROUND([.J189])" office:value-type="float" office:value="68031">
            <text:p>68031</text:p>
          </table:table-cell>
          <table:table-cell table:formula="of:=(([.K189]-[.K188])+[.K188])*[.$C$4]" office:value-type="float" office:value="53.99960625">
            <text:p>53.99960625</text:p>
          </table:table-cell>
          <table:table-cell table:formula="of:=[.L189]-[.A189]" office:value-type="float" office:value="-0.000393749999844317">
            <text:p>-0.00039375</text:p>
          </table:table-cell>
          <table:table-cell table:formula="of:=ABS([.M189])" office:value-type="float" office:value="0.000393749999844317">
            <text:p>0.00039375</text:p>
          </table:table-cell>
          <table:table-cell/>
        </table:table-row>
        <table:table-row table:style-name="ro4">
          <table:table-cell table:formula="of:=[.A189]+[.A$4]" office:value-type="float" office:value="54.2999999999998">
            <text:p>54.3</text:p>
          </table:table-cell>
          <table:table-cell table:formula="of:=[.A190]/([.$D$4]*2)" office:value-type="float" office:value="27.1499999999999">
            <text:p>27.15</text:p>
          </table:table-cell>
          <table:table-cell table:formula="of:=SQRT(ABS([.$D$2]^2-[.B190]^2))" office:value-type="float" office:value="162.750967739058">
            <text:p>162.7509677391</text:p>
          </table:table-cell>
          <table:table-cell table:formula="of:=([.$C$10]-[.C190])*[.$B$4]" office:value-type="float" office:value="2833.34057210635">
            <text:p>2833.3405721064</text:p>
          </table:table-cell>
          <table:table-cell table:formula="of:=ROUND([.D190])" office:value-type="float" office:value="2833">
            <text:p>2833</text:p>
          </table:table-cell>
          <table:table-cell table:formula="of:=([.$C$8]-([.E190]*[.$C$4]))" office:value-type="float" office:value="162.75130625">
            <text:p>162.75130625</text:p>
          </table:table-cell>
          <table:table-cell table:style-name="ce6" table:formula="of:=SQRT(ABS([.$D$2]^2-[.F190]^2))" office:value-type="float" office:value="27.1479707145619">
            <text:p>27.1479707146</text:p>
          </table:table-cell>
          <table:table-cell table:formula="of:=ABS([.B190]-[.G190])" office:value-type="float" office:value="0.00202928543798109">
            <text:p>0.0020292854</text:p>
          </table:table-cell>
          <table:table-cell/>
          <table:table-cell table:formula="of:=[.A190]*[.$B$4]" office:value-type="float" office:value="68409.4488188974">
            <text:p>68409.4488188974</text:p>
          </table:table-cell>
          <table:table-cell table:formula="of:=ROUND([.J190])" office:value-type="float" office:value="68409">
            <text:p>68409</text:p>
          </table:table-cell>
          <table:table-cell table:formula="of:=(([.K190]-[.K189])+[.K189])*[.$C$4]" office:value-type="float" office:value="54.29964375">
            <text:p>54.29964375</text:p>
          </table:table-cell>
          <table:table-cell table:formula="of:=[.L190]-[.A190]" office:value-type="float" office:value="-0.00035624999983952">
            <text:p>-0.00035625</text:p>
          </table:table-cell>
          <table:table-cell table:formula="of:=ABS([.M190])" office:value-type="float" office:value="0.00035624999983952">
            <text:p>0.00035625</text:p>
          </table:table-cell>
          <table:table-cell/>
        </table:table-row>
        <table:table-row table:style-name="ro4">
          <table:table-cell table:formula="of:=[.A190]+[.A$4]" office:value-type="float" office:value="54.5999999999998">
            <text:p>54.6</text:p>
          </table:table-cell>
          <table:table-cell table:formula="of:=[.A191]/([.$D$4]*2)" office:value-type="float" office:value="27.2999999999999">
            <text:p>27.3</text:p>
          </table:table-cell>
          <table:table-cell table:formula="of:=SQRT(ABS([.$D$2]^2-[.B191]^2))" office:value-type="float" office:value="162.725873787791">
            <text:p>162.7258737878</text:p>
          </table:table-cell>
          <table:table-cell table:formula="of:=([.$C$10]-[.C191])*[.$B$4]" office:value-type="float" office:value="2864.95499890017">
            <text:p>2864.9549989002</text:p>
          </table:table-cell>
          <table:table-cell table:formula="of:=ROUND([.D191])" office:value-type="float" office:value="2865">
            <text:p>2865</text:p>
          </table:table-cell>
          <table:table-cell table:formula="of:=([.$C$8]-([.E191]*[.$C$4]))" office:value-type="float" office:value="162.72590625">
            <text:p>162.72590625</text:p>
          </table:table-cell>
          <table:table-cell table:style-name="ce6" table:formula="of:=SQRT(ABS([.$D$2]^2-[.F191]^2))" office:value-type="float" office:value="27.2998065032741">
            <text:p>27.2998065033</text:p>
          </table:table-cell>
          <table:table-cell table:formula="of:=ABS([.B191]-[.G191])" office:value-type="float" office:value="0.000193496725792386">
            <text:p>0.0001934967</text:p>
          </table:table-cell>
          <table:table-cell/>
          <table:table-cell table:formula="of:=[.A191]*[.$B$4]" office:value-type="float" office:value="68787.401574803">
            <text:p>68787.401574803</text:p>
          </table:table-cell>
          <table:table-cell table:formula="of:=ROUND([.J191])" office:value-type="float" office:value="68787">
            <text:p>68787</text:p>
          </table:table-cell>
          <table:table-cell table:formula="of:=(([.K191]-[.K190])+[.K190])*[.$C$4]" office:value-type="float" office:value="54.59968125">
            <text:p>54.59968125</text:p>
          </table:table-cell>
          <table:table-cell table:formula="of:=[.L191]-[.A191]" office:value-type="float" office:value="-0.000318749999841827">
            <text:p>-0.00031875</text:p>
          </table:table-cell>
          <table:table-cell table:formula="of:=ABS([.M191])" office:value-type="float" office:value="0.000318749999841827">
            <text:p>0.00031875</text:p>
          </table:table-cell>
          <table:table-cell/>
        </table:table-row>
        <table:table-row table:style-name="ro4">
          <table:table-cell table:formula="of:=[.A191]+[.A$4]" office:value-type="float" office:value="54.8999999999998">
            <text:p>54.9</text:p>
          </table:table-cell>
          <table:table-cell table:formula="of:=[.A192]/([.$D$4]*2)" office:value-type="float" office:value="27.4499999999999">
            <text:p>27.45</text:p>
          </table:table-cell>
          <table:table-cell table:formula="of:=SQRT(ABS([.$D$2]^2-[.B192]^2))" office:value-type="float" office:value="162.700637675456">
            <text:p>162.7006376755</text:p>
          </table:table-cell>
          <table:table-cell table:formula="of:=([.$C$10]-[.C192])*[.$B$4]" office:value-type="float" office:value="2896.74852625105">
            <text:p>2896.7485262511</text:p>
          </table:table-cell>
          <table:table-cell table:formula="of:=ROUND([.D192])" office:value-type="float" office:value="2897">
            <text:p>2897</text:p>
          </table:table-cell>
          <table:table-cell table:formula="of:=([.$C$8]-([.E192]*[.$C$4]))" office:value-type="float" office:value="162.70050625">
            <text:p>162.70050625</text:p>
          </table:table-cell>
          <table:table-cell table:style-name="ce6" table:formula="of:=SQRT(ABS([.$D$2]^2-[.F192]^2))" office:value-type="float" office:value="27.4507789687964">
            <text:p>27.4507789688</text:p>
          </table:table-cell>
          <table:table-cell table:formula="of:=ABS([.B192]-[.G192])" office:value-type="float" office:value="0.000778968796478097">
            <text:p>0.0007789688</text:p>
          </table:table-cell>
          <table:table-cell/>
          <table:table-cell table:formula="of:=[.A192]*[.$B$4]" office:value-type="float" office:value="69165.3543307085">
            <text:p>69165.3543307085</text:p>
          </table:table-cell>
          <table:table-cell table:formula="of:=ROUND([.J192])" office:value-type="float" office:value="69165">
            <text:p>69165</text:p>
          </table:table-cell>
          <table:table-cell table:formula="of:=(([.K192]-[.K191])+[.K191])*[.$C$4]" office:value-type="float" office:value="54.89971875">
            <text:p>54.89971875</text:p>
          </table:table-cell>
          <table:table-cell table:formula="of:=[.L192]-[.A192]" office:value-type="float" office:value="-0.00028124999983703">
            <text:p>-0.00028125</text:p>
          </table:table-cell>
          <table:table-cell table:formula="of:=ABS([.M192])" office:value-type="float" office:value="0.00028124999983703">
            <text:p>0.00028125</text:p>
          </table:table-cell>
          <table:table-cell/>
        </table:table-row>
        <table:table-row table:style-name="ro4">
          <table:table-cell table:formula="of:=[.A192]+[.A$4]" office:value-type="float" office:value="55.1999999999998">
            <text:p>55.2</text:p>
          </table:table-cell>
          <table:table-cell table:formula="of:=[.A193]/([.$D$4]*2)" office:value-type="float" office:value="27.5999999999999">
            <text:p>27.6</text:p>
          </table:table-cell>
          <table:table-cell table:formula="of:=SQRT(ABS([.$D$2]^2-[.B193]^2))" office:value-type="float" office:value="162.675259335893">
            <text:p>162.6752593359</text:p>
          </table:table-cell>
          <table:table-cell table:formula="of:=([.$C$10]-[.C193])*[.$B$4]" office:value-type="float" office:value="2928.72123751162">
            <text:p>2928.7212375116</text:p>
          </table:table-cell>
          <table:table-cell table:formula="of:=ROUND([.D193])" office:value-type="float" office:value="2929">
            <text:p>2929</text:p>
          </table:table-cell>
          <table:table-cell table:formula="of:=([.$C$8]-([.E193]*[.$C$4]))" office:value-type="float" office:value="162.67510625">
            <text:p>162.67510625</text:p>
          </table:table-cell>
          <table:table-cell table:style-name="ce6" table:formula="of:=SQRT(ABS([.$D$2]^2-[.F193]^2))" office:value-type="float" office:value="27.6009022778461">
            <text:p>27.6009022778</text:p>
          </table:table-cell>
          <table:table-cell table:formula="of:=ABS([.B193]-[.G193])" office:value-type="float" office:value="0.000902277846172694">
            <text:p>0.0009022778</text:p>
          </table:table-cell>
          <table:table-cell/>
          <table:table-cell table:formula="of:=[.A193]*[.$B$4]" office:value-type="float" office:value="69543.307086614">
            <text:p>69543.307086614</text:p>
          </table:table-cell>
          <table:table-cell table:formula="of:=ROUND([.J193])" office:value-type="float" office:value="69543">
            <text:p>69543</text:p>
          </table:table-cell>
          <table:table-cell table:formula="of:=(([.K193]-[.K192])+[.K192])*[.$C$4]" office:value-type="float" office:value="55.19975625">
            <text:p>55.19975625</text:p>
          </table:table-cell>
          <table:table-cell table:formula="of:=[.L193]-[.A193]" office:value-type="float" office:value="-0.000243749999832232">
            <text:p>-0.00024375</text:p>
          </table:table-cell>
          <table:table-cell table:formula="of:=ABS([.M193])" office:value-type="float" office:value="0.000243749999832232">
            <text:p>0.00024375</text:p>
          </table:table-cell>
          <table:table-cell/>
        </table:table-row>
        <table:table-row table:style-name="ro4">
          <table:table-cell table:formula="of:=[.A193]+[.A$4]" office:value-type="float" office:value="55.4999999999998">
            <text:p>55.5</text:p>
          </table:table-cell>
          <table:table-cell table:formula="of:=[.A194]/([.$D$4]*2)" office:value-type="float" office:value="27.7499999999999">
            <text:p>27.75</text:p>
          </table:table-cell>
          <table:table-cell table:formula="of:=SQRT(ABS([.$D$2]^2-[.B194]^2))" office:value-type="float" office:value="162.649738702526">
            <text:p>162.6497387025</text:p>
          </table:table-cell>
          <table:table-cell table:formula="of:=([.$C$10]-[.C194])*[.$B$4]" office:value-type="float" office:value="2960.87321655644">
            <text:p>2960.8732165564</text:p>
          </table:table-cell>
          <table:table-cell table:formula="of:=ROUND([.D194])" office:value-type="float" office:value="2961">
            <text:p>2961</text:p>
          </table:table-cell>
          <table:table-cell table:formula="of:=([.$C$8]-([.E194]*[.$C$4]))" office:value-type="float" office:value="162.64970625">
            <text:p>162.64970625</text:p>
          </table:table-cell>
          <table:table-cell table:style-name="ce6" table:formula="of:=SQRT(ABS([.$D$2]^2-[.F194]^2))" office:value-type="float" office:value="27.7501902117572">
            <text:p>27.7501902118</text:p>
          </table:table-cell>
          <table:table-cell table:formula="of:=ABS([.B194]-[.G194])" office:value-type="float" office:value="0.000190211757331582">
            <text:p>0.0001902118</text:p>
          </table:table-cell>
          <table:table-cell/>
          <table:table-cell table:formula="of:=[.A194]*[.$B$4]" office:value-type="float" office:value="69921.2598425195">
            <text:p>69921.2598425195</text:p>
          </table:table-cell>
          <table:table-cell table:formula="of:=ROUND([.J194])" office:value-type="float" office:value="69921">
            <text:p>69921</text:p>
          </table:table-cell>
          <table:table-cell table:formula="of:=(([.K194]-[.K193])+[.K193])*[.$C$4]" office:value-type="float" office:value="55.49979375">
            <text:p>55.49979375</text:p>
          </table:table-cell>
          <table:table-cell table:formula="of:=[.L194]-[.A194]" office:value-type="float" office:value="-0.00020624999983454">
            <text:p>-0.00020625</text:p>
          </table:table-cell>
          <table:table-cell table:formula="of:=ABS([.M194])" office:value-type="float" office:value="0.00020624999983454">
            <text:p>0.00020625</text:p>
          </table:table-cell>
          <table:table-cell/>
        </table:table-row>
        <table:table-row table:style-name="ro4">
          <table:table-cell table:formula="of:=[.A194]+[.A$4]" office:value-type="float" office:value="55.7999999999998">
            <text:p>55.8</text:p>
          </table:table-cell>
          <table:table-cell table:formula="of:=[.A195]/([.$D$4]*2)" office:value-type="float" office:value="27.8999999999999">
            <text:p>27.9</text:p>
          </table:table-cell>
          <table:table-cell table:formula="of:=SQRT(ABS([.$D$2]^2-[.B195]^2))" office:value-type="float" office:value="162.624075708365">
            <text:p>162.6240757084</text:p>
          </table:table-cell>
          <table:table-cell table:formula="of:=([.$C$10]-[.C195])*[.$B$4]" office:value-type="float" office:value="2993.20454778307">
            <text:p>2993.2045477831</text:p>
          </table:table-cell>
          <table:table-cell table:formula="of:=ROUND([.D195])" office:value-type="float" office:value="2993">
            <text:p>2993</text:p>
          </table:table-cell>
          <table:table-cell table:formula="of:=([.$C$8]-([.E195]*[.$C$4]))" office:value-type="float" office:value="162.62430625">
            <text:p>162.62430625</text:p>
          </table:table-cell>
          <table:table-cell table:style-name="ce6" table:formula="of:=SQRT(ABS([.$D$2]^2-[.F195]^2))" office:value-type="float" office:value="27.8986561810101">
            <text:p>27.898656181</text:p>
          </table:table-cell>
          <table:table-cell table:formula="of:=ABS([.B195]-[.G195])" office:value-type="float" office:value="0.00134381898982028">
            <text:p>0.001343819</text:p>
          </table:table-cell>
          <table:table-cell/>
          <table:table-cell table:formula="of:=[.A195]*[.$B$4]" office:value-type="float" office:value="70299.212598425">
            <text:p>70299.212598425</text:p>
          </table:table-cell>
          <table:table-cell table:formula="of:=ROUND([.J195])" office:value-type="float" office:value="70299">
            <text:p>70299</text:p>
          </table:table-cell>
          <table:table-cell table:formula="of:=(([.K195]-[.K194])+[.K194])*[.$C$4]" office:value-type="float" office:value="55.79983125">
            <text:p>55.79983125</text:p>
          </table:table-cell>
          <table:table-cell table:formula="of:=[.L195]-[.A195]" office:value-type="float" office:value="-0.000168749999829743">
            <text:p>-0.00016875</text:p>
          </table:table-cell>
          <table:table-cell table:formula="of:=ABS([.M195])" office:value-type="float" office:value="0.000168749999829743">
            <text:p>0.00016875</text:p>
          </table:table-cell>
          <table:table-cell/>
        </table:table-row>
        <table:table-row table:style-name="ro4">
          <table:table-cell table:formula="of:=[.A195]+[.A$4]" office:value-type="float" office:value="56.0999999999998">
            <text:p>56.1</text:p>
          </table:table-cell>
          <table:table-cell table:formula="of:=[.A196]/([.$D$4]*2)" office:value-type="float" office:value="28.0499999999999">
            <text:p>28.05</text:p>
          </table:table-cell>
          <table:table-cell table:formula="of:=SQRT(ABS([.$D$2]^2-[.B196]^2))" office:value-type="float" office:value="162.598270286003">
            <text:p>162.598270286</text:p>
          </table:table-cell>
          <table:table-cell table:formula="of:=([.$C$10]-[.C196])*[.$B$4]" office:value-type="float" office:value="3025.71531611336">
            <text:p>3025.7153161134</text:p>
          </table:table-cell>
          <table:table-cell table:formula="of:=ROUND([.D196])" office:value-type="float" office:value="3026">
            <text:p>3026</text:p>
          </table:table-cell>
          <table:table-cell table:formula="of:=([.$C$8]-([.E196]*[.$C$4]))" office:value-type="float" office:value="162.5981125">
            <text:p>162.5981125</text:p>
          </table:table-cell>
          <table:table-cell table:style-name="ce6" table:formula="of:=SQRT(ABS([.$D$2]^2-[.F196]^2))" office:value-type="float" office:value="28.0509146274652">
            <text:p>28.0509146275</text:p>
          </table:table-cell>
          <table:table-cell table:formula="of:=ABS([.B196]-[.G196])" office:value-type="float" office:value="0.000914627465277817">
            <text:p>0.0009146275</text:p>
          </table:table-cell>
          <table:table-cell/>
          <table:table-cell table:formula="of:=[.A196]*[.$B$4]" office:value-type="float" office:value="70677.1653543305">
            <text:p>70677.1653543305</text:p>
          </table:table-cell>
          <table:table-cell table:formula="of:=ROUND([.J196])" office:value-type="float" office:value="70677">
            <text:p>70677</text:p>
          </table:table-cell>
          <table:table-cell table:formula="of:=(([.K196]-[.K195])+[.K195])*[.$C$4]" office:value-type="float" office:value="56.09986875">
            <text:p>56.09986875</text:p>
          </table:table-cell>
          <table:table-cell table:formula="of:=[.L196]-[.A196]" office:value-type="float" office:value="-0.000131249999824945">
            <text:p>-0.00013125</text:p>
          </table:table-cell>
          <table:table-cell table:formula="of:=ABS([.M196])" office:value-type="float" office:value="0.000131249999824945">
            <text:p>0.00013125</text:p>
          </table:table-cell>
          <table:table-cell/>
        </table:table-row>
        <table:table-row table:style-name="ro4">
          <table:table-cell table:formula="of:=[.A196]+[.A$4]" office:value-type="float" office:value="56.3999999999998">
            <text:p>56.4</text:p>
          </table:table-cell>
          <table:table-cell table:formula="of:=[.A197]/([.$D$4]*2)" office:value-type="float" office:value="28.1999999999999">
            <text:p>28.2</text:p>
          </table:table-cell>
          <table:table-cell table:formula="of:=SQRT(ABS([.$D$2]^2-[.B197]^2))" office:value-type="float" office:value="162.572322367616">
            <text:p>162.5723223676</text:p>
          </table:table-cell>
          <table:table-cell table:formula="of:=([.$C$10]-[.C197])*[.$B$4]" office:value-type="float" office:value="3058.40560699452">
            <text:p>3058.4056069945</text:p>
          </table:table-cell>
          <table:table-cell table:formula="of:=ROUND([.D197])" office:value-type="float" office:value="3058">
            <text:p>3058</text:p>
          </table:table-cell>
          <table:table-cell table:formula="of:=([.$C$8]-([.E197]*[.$C$4]))" office:value-type="float" office:value="162.5727125">
            <text:p>162.5727125</text:p>
          </table:table-cell>
          <table:table-cell table:style-name="ce6" table:formula="of:=SQRT(ABS([.$D$2]^2-[.F197]^2))" office:value-type="float" office:value="28.1977508037848">
            <text:p>28.1977508038</text:p>
          </table:table-cell>
          <table:table-cell table:formula="of:=ABS([.B197]-[.G197])" office:value-type="float" office:value="0.00224919621511432">
            <text:p>0.0022491962</text:p>
          </table:table-cell>
          <table:table-cell/>
          <table:table-cell table:formula="of:=[.A197]*[.$B$4]" office:value-type="float" office:value="71055.118110236">
            <text:p>71055.118110236</text:p>
          </table:table-cell>
          <table:table-cell table:formula="of:=ROUND([.J197])" office:value-type="float" office:value="71055">
            <text:p>71055</text:p>
          </table:table-cell>
          <table:table-cell table:formula="of:=(([.K197]-[.K196])+[.K196])*[.$C$4]" office:value-type="float" office:value="56.39990625">
            <text:p>56.39990625</text:p>
          </table:table-cell>
          <table:table-cell table:formula="of:=[.L197]-[.A197]" office:value-type="float" office:value="-0.0000937499998201474">
            <text:p>-0.00009375</text:p>
          </table:table-cell>
          <table:table-cell table:formula="of:=ABS([.M197])" office:value-type="float" office:value="0.0000937499998201474">
            <text:p>0.00009375</text:p>
          </table:table-cell>
          <table:table-cell/>
        </table:table-row>
        <table:table-row table:style-name="ro4">
          <table:table-cell table:formula="of:=[.A197]+[.A$4]" office:value-type="float" office:value="56.6999999999998">
            <text:p>56.7</text:p>
          </table:table-cell>
          <table:table-cell table:formula="of:=[.A198]/([.$D$4]*2)" office:value-type="float" office:value="28.3499999999999">
            <text:p>28.35</text:p>
          </table:table-cell>
          <table:table-cell table:formula="of:=SQRT(ABS([.$D$2]^2-[.B198]^2))" office:value-type="float" office:value="162.546231884963">
            <text:p>162.546231885</text:p>
          </table:table-cell>
          <table:table-cell table:formula="of:=([.$C$10]-[.C198])*[.$B$4]" office:value-type="float" office:value="3091.27550640029">
            <text:p>3091.2755064003</text:p>
          </table:table-cell>
          <table:table-cell table:formula="of:=ROUND([.D198])" office:value-type="float" office:value="3091">
            <text:p>3091</text:p>
          </table:table-cell>
          <table:table-cell table:formula="of:=([.$C$8]-([.E198]*[.$C$4]))" office:value-type="float" office:value="162.54651875">
            <text:p>162.54651875</text:p>
          </table:table-cell>
          <table:table-cell table:style-name="ce6" table:formula="of:=SQRT(ABS([.$D$2]^2-[.F198]^2))" office:value-type="float" office:value="28.3483551948945">
            <text:p>28.3483551949</text:p>
          </table:table-cell>
          <table:table-cell table:formula="of:=ABS([.B198]-[.G198])" office:value-type="float" office:value="0.00164480510541409">
            <text:p>0.0016448051</text:p>
          </table:table-cell>
          <table:table-cell/>
          <table:table-cell table:formula="of:=[.A198]*[.$B$4]" office:value-type="float" office:value="71433.0708661415">
            <text:p>71433.0708661415</text:p>
          </table:table-cell>
          <table:table-cell table:formula="of:=ROUND([.J198])" office:value-type="float" office:value="71433">
            <text:p>71433</text:p>
          </table:table-cell>
          <table:table-cell table:formula="of:=(([.K198]-[.K197])+[.K197])*[.$C$4]" office:value-type="float" office:value="56.69994375">
            <text:p>56.69994375</text:p>
          </table:table-cell>
          <table:table-cell table:formula="of:=[.L198]-[.A198]" office:value-type="float" office:value="-0.0000562499998224553">
            <text:p>-0.00005625</text:p>
          </table:table-cell>
          <table:table-cell table:formula="of:=ABS([.M198])" office:value-type="float" office:value="0.0000562499998224553">
            <text:p>0.00005625</text:p>
          </table:table-cell>
          <table:table-cell/>
        </table:table-row>
        <table:table-row table:style-name="ro4">
          <table:table-cell table:formula="of:=[.A198]+[.A$4]" office:value-type="float" office:value="56.9999999999998">
            <text:p>57</text:p>
          </table:table-cell>
          <table:table-cell table:formula="of:=[.A199]/([.$D$4]*2)" office:value-type="float" office:value="28.4999999999999">
            <text:p>28.5</text:p>
          </table:table-cell>
          <table:table-cell table:formula="of:=SQRT(ABS([.$D$2]^2-[.B199]^2))" office:value-type="float" office:value="162.519998769382">
            <text:p>162.5199987694</text:p>
          </table:table-cell>
          <table:table-cell table:formula="of:=([.$C$10]-[.C199])*[.$B$4]" office:value-type="float" office:value="3124.32510083214">
            <text:p>3124.3251008321</text:p>
          </table:table-cell>
          <table:table-cell table:formula="of:=ROUND([.D199])" office:value-type="float" office:value="3124">
            <text:p>3124</text:p>
          </table:table-cell>
          <table:table-cell table:formula="of:=([.$C$8]-([.E199]*[.$C$4]))" office:value-type="float" office:value="162.520325">
            <text:p>162.520325</text:p>
          </table:table-cell>
          <table:table-cell table:style-name="ce6" table:formula="of:=SQRT(ABS([.$D$2]^2-[.F199]^2))" office:value-type="float" office:value="28.4981396216379">
            <text:p>28.4981396216</text:p>
          </table:table-cell>
          <table:table-cell table:formula="of:=ABS([.B199]-[.G199])" office:value-type="float" office:value="0.00186037836197883">
            <text:p>0.0018603784</text:p>
          </table:table-cell>
          <table:table-cell/>
          <table:table-cell table:formula="of:=[.A199]*[.$B$4]" office:value-type="float" office:value="71811.023622047">
            <text:p>71811.023622047</text:p>
          </table:table-cell>
          <table:table-cell table:formula="of:=ROUND([.J199])" office:value-type="float" office:value="71811">
            <text:p>71811</text:p>
          </table:table-cell>
          <table:table-cell table:formula="of:=(([.K199]-[.K198])+[.K198])*[.$C$4]" office:value-type="float" office:value="56.99998125">
            <text:p>56.99998125</text:p>
          </table:table-cell>
          <table:table-cell table:formula="of:=[.L199]-[.A199]" office:value-type="float" office:value="-0.0000187499998176577">
            <text:p>-0.00001875</text:p>
          </table:table-cell>
          <table:table-cell table:formula="of:=ABS([.M199])" office:value-type="float" office:value="0.0000187499998176577">
            <text:p>0.00001875</text:p>
          </table:table-cell>
          <table:table-cell/>
        </table:table-row>
        <table:table-row table:style-name="ro4">
          <table:table-cell table:formula="of:=[.A199]+[.A$4]" office:value-type="float" office:value="57.2999999999998">
            <text:p>57.3</text:p>
          </table:table-cell>
          <table:table-cell table:formula="of:=[.A200]/([.$D$4]*2)" office:value-type="float" office:value="28.6499999999999">
            <text:p>28.65</text:p>
          </table:table-cell>
          <table:table-cell table:formula="of:=SQRT(ABS([.$D$2]^2-[.B200]^2))" office:value-type="float" office:value="162.493622951795">
            <text:p>162.4936229518</text:p>
          </table:table-cell>
          <table:table-cell table:formula="of:=([.$C$10]-[.C200])*[.$B$4]" office:value-type="float" office:value="3157.55447732041">
            <text:p>3157.5544773204</text:p>
          </table:table-cell>
          <table:table-cell table:formula="of:=ROUND([.D200])" office:value-type="float" office:value="3158">
            <text:p>3158</text:p>
          </table:table-cell>
          <table:table-cell table:formula="of:=([.$C$8]-([.E200]*[.$C$4]))" office:value-type="float" office:value="162.4933375">
            <text:p>162.4933375</text:p>
          </table:table-cell>
          <table:table-cell table:style-name="ce6" table:formula="of:=SQRT(ABS([.$D$2]^2-[.F200]^2))" office:value-type="float" office:value="28.651618943981">
            <text:p>28.651618944</text:p>
          </table:table-cell>
          <table:table-cell table:formula="of:=ABS([.B200]-[.G200])" office:value-type="float" office:value="0.00161894398113915">
            <text:p>0.001618944</text:p>
          </table:table-cell>
          <table:table-cell/>
          <table:table-cell table:formula="of:=[.A200]*[.$B$4]" office:value-type="float" office:value="72188.9763779525">
            <text:p>72188.9763779525</text:p>
          </table:table-cell>
          <table:table-cell table:formula="of:=ROUND([.J200])" office:value-type="float" office:value="72189">
            <text:p>72189</text:p>
          </table:table-cell>
          <table:table-cell table:formula="of:=(([.K200]-[.K199])+[.K199])*[.$C$4]" office:value-type="float" office:value="57.30001875">
            <text:p>57.30001875</text:p>
          </table:table-cell>
          <table:table-cell table:formula="of:=[.L200]-[.A200]" office:value-type="float" office:value="0.0000187500001871399">
            <text:p>0.00001875</text:p>
          </table:table-cell>
          <table:table-cell table:formula="of:=ABS([.M200])" office:value-type="float" office:value="0.0000187500001871399">
            <text:p>0.00001875</text:p>
          </table:table-cell>
          <table:table-cell/>
        </table:table-row>
        <table:table-row table:style-name="ro4">
          <table:table-cell table:formula="of:=[.A200]+[.A$4]" office:value-type="float" office:value="57.5999999999998">
            <text:p>57.6</text:p>
          </table:table-cell>
          <table:table-cell table:formula="of:=[.A201]/([.$D$4]*2)" office:value-type="float" office:value="28.7999999999999">
            <text:p>28.8</text:p>
          </table:table-cell>
          <table:table-cell table:formula="of:=SQRT(ABS([.$D$2]^2-[.B201]^2))" office:value-type="float" office:value="162.467104362699">
            <text:p>162.4671043627</text:p>
          </table:table-cell>
          <table:table-cell table:formula="of:=([.$C$10]-[.C201])*[.$B$4]" office:value-type="float" office:value="3190.96372342566">
            <text:p>3190.9637234257</text:p>
          </table:table-cell>
          <table:table-cell table:formula="of:=ROUND([.D201])" office:value-type="float" office:value="3191">
            <text:p>3191</text:p>
          </table:table-cell>
          <table:table-cell table:formula="of:=([.$C$8]-([.E201]*[.$C$4]))" office:value-type="float" office:value="162.46714375">
            <text:p>162.46714375</text:p>
          </table:table-cell>
          <table:table-cell table:style-name="ce6" table:formula="of:=SQRT(ABS([.$D$2]^2-[.F201]^2))" office:value-type="float" office:value="28.7997778067269">
            <text:p>28.7997778067</text:p>
          </table:table-cell>
          <table:table-cell table:formula="of:=ABS([.B201]-[.G201])" office:value-type="float" office:value="0.000222193272982452">
            <text:p>0.0002221933</text:p>
          </table:table-cell>
          <table:table-cell/>
          <table:table-cell table:formula="of:=[.A201]*[.$B$4]" office:value-type="float" office:value="72566.929133858">
            <text:p>72566.929133858</text:p>
          </table:table-cell>
          <table:table-cell table:formula="of:=ROUND([.J201])" office:value-type="float" office:value="72567">
            <text:p>72567</text:p>
          </table:table-cell>
          <table:table-cell table:formula="of:=(([.K201]-[.K200])+[.K200])*[.$C$4]" office:value-type="float" office:value="57.60005625">
            <text:p>57.60005625</text:p>
          </table:table-cell>
          <table:table-cell table:formula="of:=[.L201]-[.A201]" office:value-type="float" office:value="0.0000562500001848321">
            <text:p>0.00005625</text:p>
          </table:table-cell>
          <table:table-cell table:formula="of:=ABS([.M201])" office:value-type="float" office:value="0.0000562500001848321">
            <text:p>0.00005625</text:p>
          </table:table-cell>
          <table:table-cell/>
        </table:table-row>
        <table:table-row table:style-name="ro4">
          <table:table-cell table:formula="of:=[.A201]+[.A$4]" office:value-type="float" office:value="57.8999999999998">
            <text:p>57.9</text:p>
          </table:table-cell>
          <table:table-cell table:formula="of:=[.A202]/([.$D$4]*2)" office:value-type="float" office:value="28.9499999999999">
            <text:p>28.95</text:p>
          </table:table-cell>
          <table:table-cell table:formula="of:=SQRT(ABS([.$D$2]^2-[.B202]^2))" office:value-type="float" office:value="162.440442932171">
            <text:p>162.4404429322</text:p>
          </table:table-cell>
          <table:table-cell table:formula="of:=([.$C$10]-[.C202])*[.$B$4]" office:value-type="float" office:value="3224.55292723958">
            <text:p>3224.5529272396</text:p>
          </table:table-cell>
          <table:table-cell table:formula="of:=ROUND([.D202])" office:value-type="float" office:value="3225">
            <text:p>3225</text:p>
          </table:table-cell>
          <table:table-cell table:formula="of:=([.$C$8]-([.E202]*[.$C$4]))" office:value-type="float" office:value="162.44015625">
            <text:p>162.44015625</text:p>
          </table:table-cell>
          <table:table-cell table:style-name="ce6" table:formula="of:=SQRT(ABS([.$D$2]^2-[.F202]^2))" office:value-type="float" office:value="28.9516085472912">
            <text:p>28.9516085473</text:p>
          </table:table-cell>
          <table:table-cell table:formula="of:=ABS([.B202]-[.G202])" office:value-type="float" office:value="0.00160854729132254">
            <text:p>0.0016085473</text:p>
          </table:table-cell>
          <table:table-cell/>
          <table:table-cell table:formula="of:=[.A202]*[.$B$4]" office:value-type="float" office:value="72944.8818897635">
            <text:p>72944.8818897635</text:p>
          </table:table-cell>
          <table:table-cell table:formula="of:=ROUND([.J202])" office:value-type="float" office:value="72945">
            <text:p>72945</text:p>
          </table:table-cell>
          <table:table-cell table:formula="of:=(([.K202]-[.K201])+[.K201])*[.$C$4]" office:value-type="float" office:value="57.90009375">
            <text:p>57.90009375</text:p>
          </table:table-cell>
          <table:table-cell table:formula="of:=[.L202]-[.A202]" office:value-type="float" office:value="0.0000937500001896296">
            <text:p>0.00009375</text:p>
          </table:table-cell>
          <table:table-cell table:formula="of:=ABS([.M202])" office:value-type="float" office:value="0.0000937500001896296">
            <text:p>0.00009375</text:p>
          </table:table-cell>
          <table:table-cell/>
        </table:table-row>
        <table:table-row table:style-name="ro4">
          <table:table-cell table:formula="of:=[.A202]+[.A$4]" office:value-type="float" office:value="58.1999999999998">
            <text:p>58.2</text:p>
          </table:table-cell>
          <table:table-cell table:formula="of:=[.A203]/([.$D$4]*2)" office:value-type="float" office:value="29.0999999999999">
            <text:p>29.1</text:p>
          </table:table-cell>
          <table:table-cell table:formula="of:=SQRT(ABS([.$D$2]^2-[.B203]^2))" office:value-type="float" office:value="162.413638589867">
            <text:p>162.4136385899</text:p>
          </table:table-cell>
          <table:table-cell table:formula="of:=([.$C$10]-[.C203])*[.$B$4]" office:value-type="float" office:value="3258.32217738648">
            <text:p>3258.3221773865</text:p>
          </table:table-cell>
          <table:table-cell table:formula="of:=ROUND([.D203])" office:value-type="float" office:value="3258">
            <text:p>3258</text:p>
          </table:table-cell>
          <table:table-cell table:formula="of:=([.$C$8]-([.E203]*[.$C$4]))" office:value-type="float" office:value="162.4139625">
            <text:p>162.4139625</text:p>
          </table:table-cell>
          <table:table-cell table:style-name="ce6" table:formula="of:=SQRT(ABS([.$D$2]^2-[.F203]^2))" office:value-type="float" office:value="29.0981921268074">
            <text:p>29.0981921268</text:p>
          </table:table-cell>
          <table:table-cell table:formula="of:=ABS([.B203]-[.G203])" office:value-type="float" office:value="0.00180787319253639">
            <text:p>0.0018078732</text:p>
          </table:table-cell>
          <table:table-cell/>
          <table:table-cell table:formula="of:=[.A203]*[.$B$4]" office:value-type="float" office:value="73322.8346456691">
            <text:p>73322.8346456691</text:p>
          </table:table-cell>
          <table:table-cell table:formula="of:=ROUND([.J203])" office:value-type="float" office:value="73323">
            <text:p>73323</text:p>
          </table:table-cell>
          <table:table-cell table:formula="of:=(([.K203]-[.K202])+[.K202])*[.$C$4]" office:value-type="float" office:value="58.20013125">
            <text:p>58.20013125</text:p>
          </table:table-cell>
          <table:table-cell table:formula="of:=[.L203]-[.A203]" office:value-type="float" office:value="0.000131250000194427">
            <text:p>0.00013125</text:p>
          </table:table-cell>
          <table:table-cell table:formula="of:=ABS([.M203])" office:value-type="float" office:value="0.000131250000194427">
            <text:p>0.00013125</text:p>
          </table:table-cell>
          <table:table-cell/>
        </table:table-row>
        <table:table-row table:style-name="ro4">
          <table:table-cell table:formula="of:=[.A203]+[.A$4]" office:value-type="float" office:value="58.4999999999998">
            <text:p>58.5</text:p>
          </table:table-cell>
          <table:table-cell table:formula="of:=[.A204]/([.$D$4]*2)" office:value-type="float" office:value="29.2499999999999">
            <text:p>29.25</text:p>
          </table:table-cell>
          <table:table-cell table:formula="of:=SQRT(ABS([.$D$2]^2-[.B204]^2))" office:value-type="float" office:value="162.386691265017">
            <text:p>162.386691265</text:p>
          </table:table-cell>
          <table:table-cell table:formula="of:=([.$C$10]-[.C204])*[.$B$4]" office:value-type="float" office:value="3292.27156302431">
            <text:p>3292.2715630243</text:p>
          </table:table-cell>
          <table:table-cell table:formula="of:=ROUND([.D204])" office:value-type="float" office:value="3292">
            <text:p>3292</text:p>
          </table:table-cell>
          <table:table-cell table:formula="of:=([.$C$8]-([.E204]*[.$C$4]))" office:value-type="float" office:value="162.386975">
            <text:p>162.386975</text:p>
          </table:table-cell>
          <table:table-cell table:style-name="ce6" table:formula="of:=SQRT(ABS([.$D$2]^2-[.F204]^2))" office:value-type="float" office:value="29.2484247498797">
            <text:p>29.2484247499</text:p>
          </table:table-cell>
          <table:table-cell table:formula="of:=ABS([.B204]-[.G204])" office:value-type="float" office:value="0.00157525012024351">
            <text:p>0.0015752501</text:p>
          </table:table-cell>
          <table:table-cell/>
          <table:table-cell table:formula="of:=[.A204]*[.$B$4]" office:value-type="float" office:value="73700.7874015746">
            <text:p>73700.7874015746</text:p>
          </table:table-cell>
          <table:table-cell table:formula="of:=ROUND([.J204])" office:value-type="float" office:value="73701">
            <text:p>73701</text:p>
          </table:table-cell>
          <table:table-cell table:formula="of:=(([.K204]-[.K203])+[.K203])*[.$C$4]" office:value-type="float" office:value="58.50016875">
            <text:p>58.50016875</text:p>
          </table:table-cell>
          <table:table-cell table:formula="of:=[.L204]-[.A204]" office:value-type="float" office:value="0.000168750000199225">
            <text:p>0.00016875</text:p>
          </table:table-cell>
          <table:table-cell table:formula="of:=ABS([.M204])" office:value-type="float" office:value="0.000168750000199225">
            <text:p>0.00016875</text:p>
          </table:table-cell>
          <table:table-cell/>
        </table:table-row>
        <table:table-row table:style-name="ro4">
          <table:table-cell table:formula="of:=[.A204]+[.A$4]" office:value-type="float" office:value="58.7999999999998">
            <text:p>58.8</text:p>
          </table:table-cell>
          <table:table-cell table:formula="of:=[.A205]/([.$D$4]*2)" office:value-type="float" office:value="29.3999999999999">
            <text:p>29.4</text:p>
          </table:table-cell>
          <table:table-cell table:formula="of:=SQRT(ABS([.$D$2]^2-[.B205]^2))" office:value-type="float" office:value="162.359600886427">
            <text:p>162.3596008864</text:p>
          </table:table-cell>
          <table:table-cell table:formula="of:=([.$C$10]-[.C205])*[.$B$4]" office:value-type="float" office:value="3326.40117384604">
            <text:p>3326.401173846</text:p>
          </table:table-cell>
          <table:table-cell table:formula="of:=ROUND([.D205])" office:value-type="float" office:value="3326">
            <text:p>3326</text:p>
          </table:table-cell>
          <table:table-cell table:formula="of:=([.$C$8]-([.E205]*[.$C$4]))" office:value-type="float" office:value="162.3599875">
            <text:p>162.3599875</text:p>
          </table:table-cell>
          <table:table-cell table:style-name="ce6" table:formula="of:=SQRT(ABS([.$D$2]^2-[.F205]^2))" office:value-type="float" office:value="29.3978648714468">
            <text:p>29.3978648714</text:p>
          </table:table-cell>
          <table:table-cell table:formula="of:=ABS([.B205]-[.G205])" office:value-type="float" office:value="0.00213512855308551">
            <text:p>0.0021351286</text:p>
          </table:table-cell>
          <table:table-cell/>
          <table:table-cell table:formula="of:=[.A205]*[.$B$4]" office:value-type="float" office:value="74078.7401574801">
            <text:p>74078.7401574801</text:p>
          </table:table-cell>
          <table:table-cell table:formula="of:=ROUND([.J205])" office:value-type="float" office:value="74079">
            <text:p>74079</text:p>
          </table:table-cell>
          <table:table-cell table:formula="of:=(([.K205]-[.K204])+[.K204])*[.$C$4]" office:value-type="float" office:value="58.80020625">
            <text:p>58.80020625</text:p>
          </table:table-cell>
          <table:table-cell table:formula="of:=[.L205]-[.A205]" office:value-type="float" office:value="0.000206250000196917">
            <text:p>0.00020625</text:p>
          </table:table-cell>
          <table:table-cell table:formula="of:=ABS([.M205])" office:value-type="float" office:value="0.000206250000196917">
            <text:p>0.00020625</text:p>
          </table:table-cell>
          <table:table-cell/>
        </table:table-row>
        <table:table-row table:style-name="ro4">
          <table:table-cell table:formula="of:=[.A205]+[.A$4]" office:value-type="float" office:value="59.0999999999998">
            <text:p>59.1</text:p>
          </table:table-cell>
          <table:table-cell table:formula="of:=[.A206]/([.$D$4]*2)" office:value-type="float" office:value="29.5499999999999">
            <text:p>29.55</text:p>
          </table:table-cell>
          <table:table-cell table:formula="of:=SQRT(ABS([.$D$2]^2-[.B206]^2))" office:value-type="float" office:value="162.332367382479">
            <text:p>162.3323673825</text:p>
          </table:table-cell>
          <table:table-cell table:formula="of:=([.$C$10]-[.C206])*[.$B$4]" office:value-type="float" office:value="3360.71110008078">
            <text:p>3360.7111000808</text:p>
          </table:table-cell>
          <table:table-cell table:formula="of:=ROUND([.D206])" office:value-type="float" office:value="3361">
            <text:p>3361</text:p>
          </table:table-cell>
          <table:table-cell table:formula="of:=([.$C$8]-([.E206]*[.$C$4]))" office:value-type="float" office:value="162.33220625">
            <text:p>162.33220625</text:p>
          </table:table-cell>
          <table:table-cell table:style-name="ce6" table:formula="of:=SQRT(ABS([.$D$2]^2-[.F206]^2))" office:value-type="float" office:value="29.5508851645337">
            <text:p>29.5508851645</text:p>
          </table:table-cell>
          <table:table-cell table:formula="of:=ABS([.B206]-[.G206])" office:value-type="float" office:value="0.000885164533798388">
            <text:p>0.0008851645</text:p>
          </table:table-cell>
          <table:table-cell/>
          <table:table-cell table:formula="of:=[.A206]*[.$B$4]" office:value-type="float" office:value="74456.6929133856">
            <text:p>74456.6929133856</text:p>
          </table:table-cell>
          <table:table-cell table:formula="of:=ROUND([.J206])" office:value-type="float" office:value="74457">
            <text:p>74457</text:p>
          </table:table-cell>
          <table:table-cell table:formula="of:=(([.K206]-[.K205])+[.K205])*[.$C$4]" office:value-type="float" office:value="59.10024375">
            <text:p>59.10024375</text:p>
          </table:table-cell>
          <table:table-cell table:formula="of:=[.L206]-[.A206]" office:value-type="float" office:value="0.000243750000201715">
            <text:p>0.00024375</text:p>
          </table:table-cell>
          <table:table-cell table:formula="of:=ABS([.M206])" office:value-type="float" office:value="0.000243750000201715">
            <text:p>0.00024375</text:p>
          </table:table-cell>
          <table:table-cell/>
        </table:table-row>
        <table:table-row table:style-name="ro4">
          <table:table-cell table:formula="of:=[.A206]+[.A$4]" office:value-type="float" office:value="59.3999999999998">
            <text:p>59.4</text:p>
          </table:table-cell>
          <table:table-cell table:formula="of:=[.A207]/([.$D$4]*2)" office:value-type="float" office:value="29.6999999999999">
            <text:p>29.7</text:p>
          </table:table-cell>
          <table:table-cell table:formula="of:=SQRT(ABS([.$D$2]^2-[.B207]^2))" office:value-type="float" office:value="162.304990681125">
            <text:p>162.3049906811</text:p>
          </table:table-cell>
          <table:table-cell table:formula="of:=([.$C$10]-[.C207])*[.$B$4]" office:value-type="float" office:value="3395.20143249505">
            <text:p>3395.2014324951</text:p>
          </table:table-cell>
          <table:table-cell table:formula="of:=ROUND([.D207])" office:value-type="float" office:value="3395">
            <text:p>3395</text:p>
          </table:table-cell>
          <table:table-cell table:formula="of:=([.$C$8]-([.E207]*[.$C$4]))" office:value-type="float" office:value="162.30521875">
            <text:p>162.30521875</text:p>
          </table:table-cell>
          <table:table-cell table:style-name="ce6" table:formula="of:=SQRT(ABS([.$D$2]^2-[.F207]^2))" office:value-type="float" office:value="29.6987536188751">
            <text:p>29.6987536189</text:p>
          </table:table-cell>
          <table:table-cell table:formula="of:=ABS([.B207]-[.G207])" office:value-type="float" office:value="0.00124638112475495">
            <text:p>0.0012463811</text:p>
          </table:table-cell>
          <table:table-cell/>
          <table:table-cell table:formula="of:=[.A207]*[.$B$4]" office:value-type="float" office:value="74834.6456692911">
            <text:p>74834.6456692911</text:p>
          </table:table-cell>
          <table:table-cell table:formula="of:=ROUND([.J207])" office:value-type="float" office:value="74835">
            <text:p>74835</text:p>
          </table:table-cell>
          <table:table-cell table:formula="of:=(([.K207]-[.K206])+[.K206])*[.$C$4]" office:value-type="float" office:value="59.40028125">
            <text:p>59.40028125</text:p>
          </table:table-cell>
          <table:table-cell table:formula="of:=[.L207]-[.A207]" office:value-type="float" office:value="0.000281250000206512">
            <text:p>0.00028125</text:p>
          </table:table-cell>
          <table:table-cell table:formula="of:=ABS([.M207])" office:value-type="float" office:value="0.000281250000206512">
            <text:p>0.00028125</text:p>
          </table:table-cell>
          <table:table-cell/>
        </table:table-row>
        <table:table-row table:style-name="ro4">
          <table:table-cell table:formula="of:=[.A207]+[.A$4]" office:value-type="float" office:value="59.6999999999998">
            <text:p>59.7</text:p>
          </table:table-cell>
          <table:table-cell table:formula="of:=[.A208]/([.$D$4]*2)" office:value-type="float" office:value="29.8499999999999">
            <text:p>29.85</text:p>
          </table:table-cell>
          <table:table-cell table:formula="of:=SQRT(ABS([.$D$2]^2-[.B208]^2))" office:value-type="float" office:value="162.277470709892">
            <text:p>162.2774707099</text:p>
          </table:table-cell>
          <table:table-cell table:formula="of:=([.$C$10]-[.C208])*[.$B$4]" office:value-type="float" office:value="3429.87226239404">
            <text:p>3429.872262394</text:p>
          </table:table-cell>
          <table:table-cell table:formula="of:=ROUND([.D208])" office:value-type="float" office:value="3430">
            <text:p>3430</text:p>
          </table:table-cell>
          <table:table-cell table:formula="of:=([.$C$8]-([.E208]*[.$C$4]))" office:value-type="float" office:value="162.2774375">
            <text:p>162.2774375</text:p>
          </table:table-cell>
          <table:table-cell table:style-name="ce6" table:formula="of:=SQRT(ABS([.$D$2]^2-[.F208]^2))" office:value-type="float" office:value="29.8501805427303">
            <text:p>29.8501805427</text:p>
          </table:table-cell>
          <table:table-cell table:formula="of:=ABS([.B208]-[.G208])" office:value-type="float" office:value="0.000180542730415567">
            <text:p>0.0001805427</text:p>
          </table:table-cell>
          <table:table-cell/>
          <table:table-cell table:formula="of:=[.A208]*[.$B$4]" office:value-type="float" office:value="75212.5984251966">
            <text:p>75212.5984251966</text:p>
          </table:table-cell>
          <table:table-cell table:formula="of:=ROUND([.J208])" office:value-type="float" office:value="75213">
            <text:p>75213</text:p>
          </table:table-cell>
          <table:table-cell table:formula="of:=(([.K208]-[.K207])+[.K207])*[.$C$4]" office:value-type="float" office:value="59.70031875">
            <text:p>59.70031875</text:p>
          </table:table-cell>
          <table:table-cell table:formula="of:=[.L208]-[.A208]" office:value-type="float" office:value="0.00031875000021131">
            <text:p>0.00031875</text:p>
          </table:table-cell>
          <table:table-cell table:formula="of:=ABS([.M208])" office:value-type="float" office:value="0.00031875000021131">
            <text:p>0.00031875</text:p>
          </table:table-cell>
          <table:table-cell/>
        </table:table-row>
        <table:table-row table:style-name="ro4">
          <table:table-cell table:formula="of:=[.A208]+[.A$4]" office:value-type="float" office:value="59.9999999999998">
            <text:p>60</text:p>
          </table:table-cell>
          <table:table-cell table:formula="of:=[.A209]/([.$D$4]*2)" office:value-type="float" office:value="29.9999999999999">
            <text:p>30</text:p>
          </table:table-cell>
          <table:table-cell table:formula="of:=SQRT(ABS([.$D$2]^2-[.B209]^2))" office:value-type="float" office:value="162.24980739588">
            <text:p>162.2498073959</text:p>
          </table:table-cell>
          <table:table-cell table:formula="of:=([.$C$10]-[.C209])*[.$B$4]" office:value-type="float" office:value="3464.72368162292">
            <text:p>3464.7236816229</text:p>
          </table:table-cell>
          <table:table-cell table:formula="of:=ROUND([.D209])" office:value-type="float" office:value="3465">
            <text:p>3465</text:p>
          </table:table-cell>
          <table:table-cell table:formula="of:=([.$C$8]-([.E209]*[.$C$4]))" office:value-type="float" office:value="162.24965625">
            <text:p>162.24965625</text:p>
          </table:table-cell>
          <table:table-cell table:style-name="ce6" table:formula="of:=SQRT(ABS([.$D$2]^2-[.F209]^2))" office:value-type="float" office:value="30.0008174348107">
            <text:p>30.0008174348</text:p>
          </table:table-cell>
          <table:table-cell table:formula="of:=ABS([.B209]-[.G209])" office:value-type="float" office:value="0.000817434810805651">
            <text:p>0.0008174348</text:p>
          </table:table-cell>
          <table:table-cell/>
          <table:table-cell table:formula="of:=[.A209]*[.$B$4]" office:value-type="float" office:value="75590.5511811021">
            <text:p>75590.5511811021</text:p>
          </table:table-cell>
          <table:table-cell table:formula="of:=ROUND([.J209])" office:value-type="float" office:value="75591">
            <text:p>75591</text:p>
          </table:table-cell>
          <table:table-cell table:formula="of:=(([.K209]-[.K208])+[.K208])*[.$C$4]" office:value-type="float" office:value="60.00035625">
            <text:p>60.00035625</text:p>
          </table:table-cell>
          <table:table-cell table:formula="of:=[.L209]-[.A209]" office:value-type="float" office:value="0.000356250000209002">
            <text:p>0.00035625</text:p>
          </table:table-cell>
          <table:table-cell table:formula="of:=ABS([.M209])" office:value-type="float" office:value="0.000356250000209002">
            <text:p>0.00035625</text:p>
          </table:table-cell>
          <table:table-cell/>
        </table:table-row>
        <table:table-row table:style-name="ro4">
          <table:table-cell table:formula="of:=[.A209]+[.A$4]" office:value-type="float" office:value="60.2999999999998">
            <text:p>60.3</text:p>
          </table:table-cell>
          <table:table-cell table:formula="of:=[.A210]/([.$D$4]*2)" office:value-type="float" office:value="30.1499999999999">
            <text:p>30.15</text:p>
          </table:table-cell>
          <table:table-cell table:formula="of:=SQRT(ABS([.$D$2]^2-[.B210]^2))" office:value-type="float" office:value="162.222000665754">
            <text:p>162.2220006658</text:p>
          </table:table-cell>
          <table:table-cell table:formula="of:=([.$C$10]-[.C210])*[.$B$4]" office:value-type="float" office:value="3499.75578256803">
            <text:p>3499.755782568</text:p>
          </table:table-cell>
          <table:table-cell table:formula="of:=ROUND([.D210])" office:value-type="float" office:value="3500">
            <text:p>3500</text:p>
          </table:table-cell>
          <table:table-cell table:formula="of:=([.$C$8]-([.E210]*[.$C$4]))" office:value-type="float" office:value="162.221875">
            <text:p>162.221875</text:p>
          </table:table-cell>
          <table:table-cell table:style-name="ce6" table:formula="of:=SQRT(ABS([.$D$2]^2-[.F210]^2))" office:value-type="float" office:value="30.150676136438">
            <text:p>30.1506761364</text:p>
          </table:table-cell>
          <table:table-cell table:formula="of:=ABS([.B210]-[.G210])" office:value-type="float" office:value="0.000676136438084285">
            <text:p>0.0006761364</text:p>
          </table:table-cell>
          <table:table-cell/>
          <table:table-cell table:formula="of:=[.A210]*[.$B$4]" office:value-type="float" office:value="75968.5039370076">
            <text:p>75968.5039370076</text:p>
          </table:table-cell>
          <table:table-cell table:formula="of:=ROUND([.J210])" office:value-type="float" office:value="75969">
            <text:p>75969</text:p>
          </table:table-cell>
          <table:table-cell table:formula="of:=(([.K210]-[.K209])+[.K209])*[.$C$4]" office:value-type="float" office:value="60.30039375">
            <text:p>60.30039375</text:p>
          </table:table-cell>
          <table:table-cell table:formula="of:=[.L210]-[.A210]" office:value-type="float" office:value="0.000393750000213799">
            <text:p>0.00039375</text:p>
          </table:table-cell>
          <table:table-cell table:formula="of:=ABS([.M210])" office:value-type="float" office:value="0.000393750000213799">
            <text:p>0.00039375</text:p>
          </table:table-cell>
          <table:table-cell/>
        </table:table-row>
        <table:table-row table:style-name="ro4">
          <table:table-cell table:formula="of:=[.A210]+[.A$4]" office:value-type="float" office:value="60.5999999999998">
            <text:p>60.6</text:p>
          </table:table-cell>
          <table:table-cell table:formula="of:=[.A211]/([.$D$4]*2)" office:value-type="float" office:value="30.2999999999999">
            <text:p>30.3</text:p>
          </table:table-cell>
          <table:table-cell table:formula="of:=SQRT(ABS([.$D$2]^2-[.B211]^2))" office:value-type="float" office:value="162.194050445755">
            <text:p>162.1940504458</text:p>
          </table:table-cell>
          <table:table-cell table:formula="of:=([.$C$10]-[.C211])*[.$B$4]" office:value-type="float" office:value="3534.9686581582">
            <text:p>3534.9686581582</text:p>
          </table:table-cell>
          <table:table-cell table:formula="of:=ROUND([.D211])" office:value-type="float" office:value="3535">
            <text:p>3535</text:p>
          </table:table-cell>
          <table:table-cell table:formula="of:=([.$C$8]-([.E211]*[.$C$4]))" office:value-type="float" office:value="162.19409375">
            <text:p>162.19409375</text:p>
          </table:table-cell>
          <table:table-cell table:style-name="ce6" table:formula="of:=SQRT(ABS([.$D$2]^2-[.F211]^2))" office:value-type="float" office:value="30.2997681941002">
            <text:p>30.2997681941</text:p>
          </table:table-cell>
          <table:table-cell table:formula="of:=ABS([.B211]-[.G211])" office:value-type="float" office:value="0.000231805899669979">
            <text:p>0.0002318059</text:p>
          </table:table-cell>
          <table:table-cell/>
          <table:table-cell table:formula="of:=[.A211]*[.$B$4]" office:value-type="float" office:value="76346.4566929131">
            <text:p>76346.4566929131</text:p>
          </table:table-cell>
          <table:table-cell table:formula="of:=ROUND([.J211])" office:value-type="float" office:value="76346">
            <text:p>76346</text:p>
          </table:table-cell>
          <table:table-cell table:formula="of:=(([.K211]-[.K210])+[.K210])*[.$C$4]" office:value-type="float" office:value="60.5996375">
            <text:p>60.5996375</text:p>
          </table:table-cell>
          <table:table-cell table:formula="of:=[.L211]-[.A211]" office:value-type="float" office:value="-0.000362499999781107">
            <text:p>-0.0003625</text:p>
          </table:table-cell>
          <table:table-cell table:formula="of:=ABS([.M211])" office:value-type="float" office:value="0.000362499999781107">
            <text:p>0.0003625</text:p>
          </table:table-cell>
          <table:table-cell/>
        </table:table-row>
        <table:table-row table:style-name="ro4">
          <table:table-cell table:formula="of:=[.A211]+[.A$4]" office:value-type="float" office:value="60.8999999999998">
            <text:p>60.9</text:p>
          </table:table-cell>
          <table:table-cell table:formula="of:=[.A212]/([.$D$4]*2)" office:value-type="float" office:value="30.4499999999999">
            <text:p>30.45</text:p>
          </table:table-cell>
          <table:table-cell table:formula="of:=SQRT(ABS([.$D$2]^2-[.B212]^2))" office:value-type="float" office:value="162.165956661687">
            <text:p>162.1659566617</text:p>
          </table:table-cell>
          <table:table-cell table:formula="of:=([.$C$10]-[.C212])*[.$B$4]" office:value-type="float" office:value="3570.36240186603">
            <text:p>3570.362401866</text:p>
          </table:table-cell>
          <table:table-cell table:formula="of:=ROUND([.D212])" office:value-type="float" office:value="3570">
            <text:p>3570</text:p>
          </table:table-cell>
          <table:table-cell table:formula="of:=([.$C$8]-([.E212]*[.$C$4]))" office:value-type="float" office:value="162.1663125">
            <text:p>162.1663125</text:p>
          </table:table-cell>
          <table:table-cell table:style-name="ce6" table:formula="of:=SQRT(ABS([.$D$2]^2-[.F212]^2))" office:value-type="float" office:value="30.4481048696358">
            <text:p>30.4481048696</text:p>
          </table:table-cell>
          <table:table-cell table:formula="of:=ABS([.B212]-[.G212])" office:value-type="float" office:value="0.00189513036405842">
            <text:p>0.0018951304</text:p>
          </table:table-cell>
          <table:table-cell/>
          <table:table-cell table:formula="of:=[.A212]*[.$B$4]" office:value-type="float" office:value="76724.4094488186">
            <text:p>76724.4094488186</text:p>
          </table:table-cell>
          <table:table-cell table:formula="of:=ROUND([.J212])" office:value-type="float" office:value="76724">
            <text:p>76724</text:p>
          </table:table-cell>
          <table:table-cell table:formula="of:=(([.K212]-[.K211])+[.K211])*[.$C$4]" office:value-type="float" office:value="60.899675">
            <text:p>60.899675</text:p>
          </table:table-cell>
          <table:table-cell table:formula="of:=[.L212]-[.A212]" office:value-type="float" office:value="-0.000324999999783415">
            <text:p>-0.000325</text:p>
          </table:table-cell>
          <table:table-cell table:formula="of:=ABS([.M212])" office:value-type="float" office:value="0.000324999999783415">
            <text:p>0.000325</text:p>
          </table:table-cell>
          <table:table-cell/>
        </table:table-row>
        <table:table-row table:style-name="ro4">
          <table:table-cell table:formula="of:=[.A212]+[.A$4]" office:value-type="float" office:value="61.1999999999998">
            <text:p>61.2</text:p>
          </table:table-cell>
          <table:table-cell table:formula="of:=[.A213]/([.$D$4]*2)" office:value-type="float" office:value="30.5999999999999">
            <text:p>30.6</text:p>
          </table:table-cell>
          <table:table-cell table:formula="of:=SQRT(ABS([.$D$2]^2-[.B213]^2))" office:value-type="float" office:value="162.137719238924">
            <text:p>162.1377192389</text:p>
          </table:table-cell>
          <table:table-cell table:formula="of:=([.$C$10]-[.C213])*[.$B$4]" office:value-type="float" office:value="3605.93710770918">
            <text:p>3605.9371077092</text:p>
          </table:table-cell>
          <table:table-cell table:formula="of:=ROUND([.D213])" office:value-type="float" office:value="3606">
            <text:p>3606</text:p>
          </table:table-cell>
          <table:table-cell table:formula="of:=([.$C$8]-([.E213]*[.$C$4]))" office:value-type="float" office:value="162.1377375">
            <text:p>162.1377375</text:p>
          </table:table-cell>
          <table:table-cell table:style-name="ce6" table:formula="of:=SQRT(ABS([.$D$2]^2-[.F213]^2))" office:value-type="float" office:value="30.5999032413681">
            <text:p>30.5999032414</text:p>
          </table:table-cell>
          <table:table-cell table:formula="of:=ABS([.B213]-[.G213])" office:value-type="float" office:value="0.0000967586317948133">
            <text:p>9.67586317948133E-005</text:p>
          </table:table-cell>
          <table:table-cell/>
          <table:table-cell table:formula="of:=[.A213]*[.$B$4]" office:value-type="float" office:value="77102.3622047241">
            <text:p>77102.3622047241</text:p>
          </table:table-cell>
          <table:table-cell table:formula="of:=ROUND([.J213])" office:value-type="float" office:value="77102">
            <text:p>77102</text:p>
          </table:table-cell>
          <table:table-cell table:formula="of:=(([.K213]-[.K212])+[.K212])*[.$C$4]" office:value-type="float" office:value="61.1997125">
            <text:p>61.1997125</text:p>
          </table:table-cell>
          <table:table-cell table:formula="of:=[.L213]-[.A213]" office:value-type="float" office:value="-0.000287499999778618">
            <text:p>-0.0002875</text:p>
          </table:table-cell>
          <table:table-cell table:formula="of:=ABS([.M213])" office:value-type="float" office:value="0.000287499999778618">
            <text:p>0.0002875</text:p>
          </table:table-cell>
          <table:table-cell/>
        </table:table-row>
        <table:table-row table:style-name="ro4">
          <table:table-cell table:formula="of:=[.A213]+[.A$4]" office:value-type="float" office:value="61.4999999999998">
            <text:p>61.5</text:p>
          </table:table-cell>
          <table:table-cell table:formula="of:=[.A214]/([.$D$4]*2)" office:value-type="float" office:value="30.7499999999999">
            <text:p>30.75</text:p>
          </table:table-cell>
          <table:table-cell table:formula="of:=SQRT(ABS([.$D$2]^2-[.B214]^2))" office:value-type="float" office:value="162.109338102405">
            <text:p>162.1093381024</text:p>
          </table:table-cell>
          <table:table-cell table:formula="of:=([.$C$10]-[.C214])*[.$B$4]" office:value-type="float" office:value="3641.69287025167">
            <text:p>3641.6928702517</text:p>
          </table:table-cell>
          <table:table-cell table:formula="of:=ROUND([.D214])" office:value-type="float" office:value="3642">
            <text:p>3642</text:p>
          </table:table-cell>
          <table:table-cell table:formula="of:=([.$C$8]-([.E214]*[.$C$4]))" office:value-type="float" office:value="162.1091625">
            <text:p>162.1091625</text:p>
          </table:table-cell>
          <table:table-cell table:style-name="ce6" table:formula="of:=SQRT(ABS([.$D$2]^2-[.F214]^2))" office:value-type="float" office:value="30.7509257348229">
            <text:p>30.7509257348</text:p>
          </table:table-cell>
          <table:table-cell table:formula="of:=ABS([.B214]-[.G214])" office:value-type="float" office:value="0.000925734823059798">
            <text:p>0.0009257348</text:p>
          </table:table-cell>
          <table:table-cell/>
          <table:table-cell table:formula="of:=[.A214]*[.$B$4]" office:value-type="float" office:value="77480.3149606296">
            <text:p>77480.3149606296</text:p>
          </table:table-cell>
          <table:table-cell table:formula="of:=ROUND([.J214])" office:value-type="float" office:value="77480">
            <text:p>77480</text:p>
          </table:table-cell>
          <table:table-cell table:formula="of:=(([.K214]-[.K213])+[.K213])*[.$C$4]" office:value-type="float" office:value="61.49975">
            <text:p>61.49975</text:p>
          </table:table-cell>
          <table:table-cell table:formula="of:=[.L214]-[.A214]" office:value-type="float" office:value="-0.00024999999977382">
            <text:p>-0.00025</text:p>
          </table:table-cell>
          <table:table-cell table:formula="of:=ABS([.M214])" office:value-type="float" office:value="0.00024999999977382">
            <text:p>0.00025</text:p>
          </table:table-cell>
          <table:table-cell/>
        </table:table-row>
        <table:table-row table:style-name="ro4">
          <table:table-cell table:formula="of:=[.A214]+[.A$4]" office:value-type="float" office:value="61.7999999999998">
            <text:p>61.8</text:p>
          </table:table-cell>
          <table:table-cell table:formula="of:=[.A215]/([.$D$4]*2)" office:value-type="float" office:value="30.8999999999999">
            <text:p>30.9</text:p>
          </table:table-cell>
          <table:table-cell table:formula="of:=SQRT(ABS([.$D$2]^2-[.B215]^2))" office:value-type="float" office:value="162.080813176637">
            <text:p>162.0808131766</text:p>
          </table:table-cell>
          <table:table-cell table:formula="of:=([.$C$10]-[.C215])*[.$B$4]" office:value-type="float" office:value="3677.62978460525">
            <text:p>3677.6297846053</text:p>
          </table:table-cell>
          <table:table-cell table:formula="of:=ROUND([.D215])" office:value-type="float" office:value="3678">
            <text:p>3678</text:p>
          </table:table-cell>
          <table:table-cell table:formula="of:=([.$C$8]-([.E215]*[.$C$4]))" office:value-type="float" office:value="162.0805875">
            <text:p>162.0805875</text:p>
          </table:table-cell>
          <table:table-cell table:style-name="ce6" table:formula="of:=SQRT(ABS([.$D$2]^2-[.F215]^2))" office:value-type="float" office:value="30.901183725787">
            <text:p>30.9011837258</text:p>
          </table:table-cell>
          <table:table-cell table:formula="of:=ABS([.B215]-[.G215])" office:value-type="float" office:value="0.0011837257871079">
            <text:p>0.0011837258</text:p>
          </table:table-cell>
          <table:table-cell/>
          <table:table-cell table:formula="of:=[.A215]*[.$B$4]" office:value-type="float" office:value="77858.2677165351">
            <text:p>77858.2677165351</text:p>
          </table:table-cell>
          <table:table-cell table:formula="of:=ROUND([.J215])" office:value-type="float" office:value="77858">
            <text:p>77858</text:p>
          </table:table-cell>
          <table:table-cell table:formula="of:=(([.K215]-[.K214])+[.K214])*[.$C$4]" office:value-type="float" office:value="61.7997875">
            <text:p>61.7997875</text:p>
          </table:table-cell>
          <table:table-cell table:formula="of:=[.L215]-[.A215]" office:value-type="float" office:value="-0.000212499999769022">
            <text:p>-0.0002125</text:p>
          </table:table-cell>
          <table:table-cell table:formula="of:=ABS([.M215])" office:value-type="float" office:value="0.000212499999769022">
            <text:p>0.0002125</text:p>
          </table:table-cell>
          <table:table-cell/>
        </table:table-row>
        <table:table-row table:style-name="ro4">
          <table:table-cell table:formula="of:=[.A215]+[.A$4]" office:value-type="float" office:value="62.0999999999998">
            <text:p>62.1</text:p>
          </table:table-cell>
          <table:table-cell table:formula="of:=[.A216]/([.$D$4]*2)" office:value-type="float" office:value="31.0499999999999">
            <text:p>31.05</text:p>
          </table:table-cell>
          <table:table-cell table:formula="of:=SQRT(ABS([.$D$2]^2-[.B216]^2))" office:value-type="float" office:value="162.052144385688">
            <text:p>162.0521443857</text:p>
          </table:table-cell>
          <table:table-cell table:formula="of:=([.$C$10]-[.C216])*[.$B$4]" office:value-type="float" office:value="3713.74794643063">
            <text:p>3713.7479464306</text:p>
          </table:table-cell>
          <table:table-cell table:formula="of:=ROUND([.D216])" office:value-type="float" office:value="3714">
            <text:p>3714</text:p>
          </table:table-cell>
          <table:table-cell table:formula="of:=([.$C$8]-([.E216]*[.$C$4]))" office:value-type="float" office:value="162.0520125">
            <text:p>162.0520125</text:p>
          </table:table-cell>
          <table:table-cell table:style-name="ce6" table:formula="of:=SQRT(ABS([.$D$2]^2-[.F216]^2))" office:value-type="float" office:value="31.0506883128192">
            <text:p>31.0506883128</text:p>
          </table:table-cell>
          <table:table-cell table:formula="of:=ABS([.B216]-[.G216])" office:value-type="float" office:value="0.000688312819338677">
            <text:p>0.0006883128</text:p>
          </table:table-cell>
          <table:table-cell/>
          <table:table-cell table:formula="of:=[.A216]*[.$B$4]" office:value-type="float" office:value="78236.2204724407">
            <text:p>78236.2204724407</text:p>
          </table:table-cell>
          <table:table-cell table:formula="of:=ROUND([.J216])" office:value-type="float" office:value="78236">
            <text:p>78236</text:p>
          </table:table-cell>
          <table:table-cell table:formula="of:=(([.K216]-[.K215])+[.K215])*[.$C$4]" office:value-type="float" office:value="62.099825">
            <text:p>62.099825</text:p>
          </table:table-cell>
          <table:table-cell table:formula="of:=[.L216]-[.A216]" office:value-type="float" office:value="-0.00017499999977133">
            <text:p>-0.000175</text:p>
          </table:table-cell>
          <table:table-cell table:formula="of:=ABS([.M216])" office:value-type="float" office:value="0.00017499999977133">
            <text:p>0.000175</text:p>
          </table:table-cell>
          <table:table-cell/>
        </table:table-row>
        <table:table-row table:style-name="ro4">
          <table:table-cell table:formula="of:=[.A216]+[.A$4]" office:value-type="float" office:value="62.3999999999998">
            <text:p>62.4</text:p>
          </table:table-cell>
          <table:table-cell table:formula="of:=[.A217]/([.$D$4]*2)" office:value-type="float" office:value="31.1999999999999">
            <text:p>31.2</text:p>
          </table:table-cell>
          <table:table-cell table:formula="of:=SQRT(ABS([.$D$2]^2-[.B217]^2))" office:value-type="float" office:value="162.023331653191">
            <text:p>162.0233316532</text:p>
          </table:table-cell>
          <table:table-cell table:formula="of:=([.$C$10]-[.C217])*[.$B$4]" office:value-type="float" office:value="3750.04745193887">
            <text:p>3750.0474519389</text:p>
          </table:table-cell>
          <table:table-cell table:formula="of:=ROUND([.D217])" office:value-type="float" office:value="3750">
            <text:p>3750</text:p>
          </table:table-cell>
          <table:table-cell table:formula="of:=([.$C$8]-([.E217]*[.$C$4]))" office:value-type="float" office:value="162.0234375">
            <text:p>162.0234375</text:p>
          </table:table-cell>
          <table:table-cell table:style-name="ce6" table:formula="of:=SQRT(ABS([.$D$2]^2-[.F217]^2))" office:value-type="float" office:value="31.1994503266258">
            <text:p>31.1994503266</text:p>
          </table:table-cell>
          <table:table-cell table:formula="of:=ABS([.B217]-[.G217])" office:value-type="float" office:value="0.000549673374035109">
            <text:p>0.0005496734</text:p>
          </table:table-cell>
          <table:table-cell/>
          <table:table-cell table:formula="of:=[.A217]*[.$B$4]" office:value-type="float" office:value="78614.1732283462">
            <text:p>78614.1732283462</text:p>
          </table:table-cell>
          <table:table-cell table:formula="of:=ROUND([.J217])" office:value-type="float" office:value="78614">
            <text:p>78614</text:p>
          </table:table-cell>
          <table:table-cell table:formula="of:=(([.K217]-[.K216])+[.K216])*[.$C$4]" office:value-type="float" office:value="62.3998625">
            <text:p>62.3998625</text:p>
          </table:table-cell>
          <table:table-cell table:formula="of:=[.L217]-[.A217]" office:value-type="float" office:value="-0.000137499999766533">
            <text:p>-0.0001375</text:p>
          </table:table-cell>
          <table:table-cell table:formula="of:=ABS([.M217])" office:value-type="float" office:value="0.000137499999766533">
            <text:p>0.0001375</text:p>
          </table:table-cell>
          <table:table-cell/>
        </table:table-row>
        <table:table-row table:style-name="ro4">
          <table:table-cell table:formula="of:=[.A217]+[.A$4]" office:value-type="float" office:value="62.6999999999998">
            <text:p>62.7</text:p>
          </table:table-cell>
          <table:table-cell table:formula="of:=[.A218]/([.$D$4]*2)" office:value-type="float" office:value="31.3499999999999">
            <text:p>31.35</text:p>
          </table:table-cell>
          <table:table-cell table:formula="of:=SQRT(ABS([.$D$2]^2-[.B218]^2))" office:value-type="float" office:value="161.99437490234">
            <text:p>161.9943749023</text:p>
          </table:table-cell>
          <table:table-cell table:formula="of:=([.$C$10]-[.C218])*[.$B$4]" office:value-type="float" office:value="3786.52839789273">
            <text:p>3786.5283978927</text:p>
          </table:table-cell>
          <table:table-cell table:formula="of:=ROUND([.D218])" office:value-type="float" office:value="3787">
            <text:p>3787</text:p>
          </table:table-cell>
          <table:table-cell table:formula="of:=([.$C$8]-([.E218]*[.$C$4]))" office:value-type="float" office:value="161.99406875">
            <text:p>161.99406875</text:p>
          </table:table-cell>
          <table:table-cell table:style-name="ce6" table:formula="of:=SQRT(ABS([.$D$2]^2-[.F218]^2))" office:value-type="float" office:value="31.3515819348925">
            <text:p>31.3515819349</text:p>
          </table:table-cell>
          <table:table-cell table:formula="of:=ABS([.B218]-[.G218])" office:value-type="float" office:value="0.00158193489258807">
            <text:p>0.0015819349</text:p>
          </table:table-cell>
          <table:table-cell/>
          <table:table-cell table:formula="of:=[.A218]*[.$B$4]" office:value-type="float" office:value="78992.1259842517">
            <text:p>78992.1259842517</text:p>
          </table:table-cell>
          <table:table-cell table:formula="of:=ROUND([.J218])" office:value-type="float" office:value="78992">
            <text:p>78992</text:p>
          </table:table-cell>
          <table:table-cell table:formula="of:=(([.K218]-[.K217])+[.K217])*[.$C$4]" office:value-type="float" office:value="62.6999">
            <text:p>62.6999</text:p>
          </table:table-cell>
          <table:table-cell table:formula="of:=[.L218]-[.A218]" office:value-type="float" office:value="-0.0000999999997617351">
            <text:p>-0.0001</text:p>
          </table:table-cell>
          <table:table-cell table:formula="of:=ABS([.M218])" office:value-type="float" office:value="0.0000999999997617351">
            <text:p>0.0001</text:p>
          </table:table-cell>
          <table:table-cell/>
        </table:table-row>
        <table:table-row table:style-name="ro4">
          <table:table-cell table:formula="of:=[.A218]+[.A$4]" office:value-type="float" office:value="62.9999999999998">
            <text:p>63</text:p>
          </table:table-cell>
          <table:table-cell table:formula="of:=[.A219]/([.$D$4]*2)" office:value-type="float" office:value="31.4999999999999">
            <text:p>31.5</text:p>
          </table:table-cell>
          <table:table-cell table:formula="of:=SQRT(ABS([.$D$2]^2-[.B219]^2))" office:value-type="float" office:value="161.965274055891">
            <text:p>161.9652740559</text:p>
          </table:table-cell>
          <table:table-cell table:formula="of:=([.$C$10]-[.C219])*[.$B$4]" office:value-type="float" office:value="3823.19088160799">
            <text:p>3823.190881608</text:p>
          </table:table-cell>
          <table:table-cell table:formula="of:=ROUND([.D219])" office:value-type="float" office:value="3823">
            <text:p>3823</text:p>
          </table:table-cell>
          <table:table-cell table:formula="of:=([.$C$8]-([.E219]*[.$C$4]))" office:value-type="float" office:value="161.96549375">
            <text:p>161.96549375</text:p>
          </table:table-cell>
          <table:table-cell table:style-name="ce6" table:formula="of:=SQRT(ABS([.$D$2]^2-[.F219]^2))" office:value-type="float" office:value="31.4988703657561">
            <text:p>31.4988703658</text:p>
          </table:table-cell>
          <table:table-cell table:formula="of:=ABS([.B219]-[.G219])" office:value-type="float" office:value="0.00112963424378876">
            <text:p>0.0011296342</text:p>
          </table:table-cell>
          <table:table-cell/>
          <table:table-cell table:formula="of:=[.A219]*[.$B$4]" office:value-type="float" office:value="79370.0787401572">
            <text:p>79370.0787401572</text:p>
          </table:table-cell>
          <table:table-cell table:formula="of:=ROUND([.J219])" office:value-type="float" office:value="79370">
            <text:p>79370</text:p>
          </table:table-cell>
          <table:table-cell table:formula="of:=(([.K219]-[.K218])+[.K218])*[.$C$4]" office:value-type="float" office:value="62.9999375">
            <text:p>62.9999375</text:p>
          </table:table-cell>
          <table:table-cell table:formula="of:=[.L219]-[.A219]" office:value-type="float" office:value="-0.000062499999764043">
            <text:p>-0.0000625</text:p>
          </table:table-cell>
          <table:table-cell table:formula="of:=ABS([.M219])" office:value-type="float" office:value="0.000062499999764043">
            <text:p>0.0000625</text:p>
          </table:table-cell>
          <table:table-cell/>
        </table:table-row>
        <table:table-row table:style-name="ro4">
          <table:table-cell table:formula="of:=[.A219]+[.A$4]" office:value-type="float" office:value="63.2999999999998">
            <text:p>63.3</text:p>
          </table:table-cell>
          <table:table-cell table:formula="of:=[.A220]/([.$D$4]*2)" office:value-type="float" office:value="31.6499999999999">
            <text:p>31.65</text:p>
          </table:table-cell>
          <table:table-cell table:formula="of:=SQRT(ABS([.$D$2]^2-[.B220]^2))" office:value-type="float" office:value="161.93602903616">
            <text:p>161.9360290362</text:p>
          </table:table-cell>
          <table:table-cell table:formula="of:=([.$C$10]-[.C220])*[.$B$4]" office:value-type="float" office:value="3860.03500095482">
            <text:p>3860.0350009548</text:p>
          </table:table-cell>
          <table:table-cell table:formula="of:=ROUND([.D220])" office:value-type="float" office:value="3860">
            <text:p>3860</text:p>
          </table:table-cell>
          <table:table-cell table:formula="of:=([.$C$8]-([.E220]*[.$C$4]))" office:value-type="float" office:value="161.936125">
            <text:p>161.936125</text:p>
          </table:table-cell>
          <table:table-cell table:style-name="ce6" table:formula="of:=SQRT(ABS([.$D$2]^2-[.F220]^2))" office:value-type="float" office:value="31.6495090006839">
            <text:p>31.6495090007</text:p>
          </table:table-cell>
          <table:table-cell table:formula="of:=ABS([.B220]-[.G220])" office:value-type="float" office:value="0.000490999315932328">
            <text:p>0.0004909993</text:p>
          </table:table-cell>
          <table:table-cell/>
          <table:table-cell table:formula="of:=[.A220]*[.$B$4]" office:value-type="float" office:value="79748.0314960627">
            <text:p>79748.0314960627</text:p>
          </table:table-cell>
          <table:table-cell table:formula="of:=ROUND([.J220])" office:value-type="float" office:value="79748">
            <text:p>79748</text:p>
          </table:table-cell>
          <table:table-cell table:formula="of:=(([.K220]-[.K219])+[.K219])*[.$C$4]" office:value-type="float" office:value="63.299975">
            <text:p>63.299975</text:p>
          </table:table-cell>
          <table:table-cell table:formula="of:=[.L220]-[.A220]" office:value-type="float" office:value="-0.0000249999997592454">
            <text:p>-0.000025</text:p>
          </table:table-cell>
          <table:table-cell table:formula="of:=ABS([.M220])" office:value-type="float" office:value="0.0000249999997592454">
            <text:p>0.000025</text:p>
          </table:table-cell>
          <table:table-cell/>
        </table:table-row>
        <table:table-row table:style-name="ro4">
          <table:table-cell table:formula="of:=[.A220]+[.A$4]" office:value-type="float" office:value="63.5999999999998">
            <text:p>63.6</text:p>
          </table:table-cell>
          <table:table-cell table:formula="of:=[.A221]/([.$D$4]*2)" office:value-type="float" office:value="31.7999999999999">
            <text:p>31.8</text:p>
          </table:table-cell>
          <table:table-cell table:formula="of:=SQRT(ABS([.$D$2]^2-[.B221]^2))" office:value-type="float" office:value="161.90663976502">
            <text:p>161.906639765</text:p>
          </table:table-cell>
          <table:table-cell table:formula="of:=([.$C$10]-[.C221])*[.$B$4]" office:value-type="float" office:value="3897.06085435914">
            <text:p>3897.0608543591</text:p>
          </table:table-cell>
          <table:table-cell table:formula="of:=ROUND([.D221])" office:value-type="float" office:value="3897">
            <text:p>3897</text:p>
          </table:table-cell>
          <table:table-cell table:formula="of:=([.$C$8]-([.E221]*[.$C$4]))" office:value-type="float" office:value="161.90675625">
            <text:p>161.90675625</text:p>
          </table:table-cell>
          <table:table-cell table:style-name="ce6" table:formula="of:=SQRT(ABS([.$D$2]^2-[.F221]^2))" office:value-type="float" office:value="31.799406922191">
            <text:p>31.7994069222</text:p>
          </table:table-cell>
          <table:table-cell table:formula="of:=ABS([.B221]-[.G221])" office:value-type="float" office:value="0.000593077808900944">
            <text:p>0.0005930778</text:p>
          </table:table-cell>
          <table:table-cell/>
          <table:table-cell table:formula="of:=[.A221]*[.$B$4]" office:value-type="float" office:value="80125.9842519682">
            <text:p>80125.9842519682</text:p>
          </table:table-cell>
          <table:table-cell table:formula="of:=ROUND([.J221])" office:value-type="float" office:value="80126">
            <text:p>80126</text:p>
          </table:table-cell>
          <table:table-cell table:formula="of:=(([.K221]-[.K220])+[.K220])*[.$C$4]" office:value-type="float" office:value="63.6000125">
            <text:p>63.6000125</text:p>
          </table:table-cell>
          <table:table-cell table:formula="of:=[.L221]-[.A221]" office:value-type="float" office:value="0.0000125000002455522">
            <text:p>0.0000125</text:p>
          </table:table-cell>
          <table:table-cell table:formula="of:=ABS([.M221])" office:value-type="float" office:value="0.0000125000002455522">
            <text:p>0.0000125</text:p>
          </table:table-cell>
          <table:table-cell/>
        </table:table-row>
        <table:table-row table:style-name="ro4">
          <table:table-cell table:formula="of:=[.A221]+[.A$4]" office:value-type="float" office:value="63.8999999999998">
            <text:p>63.9</text:p>
          </table:table-cell>
          <table:table-cell table:formula="of:=[.A222]/([.$D$4]*2)" office:value-type="float" office:value="31.9499999999999">
            <text:p>31.95</text:p>
          </table:table-cell>
          <table:table-cell table:formula="of:=SQRT(ABS([.$D$2]^2-[.B222]^2))" office:value-type="float" office:value="161.877106163905">
            <text:p>161.8771061639</text:p>
          </table:table-cell>
          <table:table-cell table:formula="of:=([.$C$10]-[.C222])*[.$B$4]" office:value-type="float" office:value="3934.26854080408">
            <text:p>3934.2685408041</text:p>
          </table:table-cell>
          <table:table-cell table:formula="of:=ROUND([.D222])" office:value-type="float" office:value="3934">
            <text:p>3934</text:p>
          </table:table-cell>
          <table:table-cell table:formula="of:=([.$C$8]-([.E222]*[.$C$4]))" office:value-type="float" office:value="161.8773875">
            <text:p>161.8773875</text:p>
          </table:table-cell>
          <table:table-cell table:style-name="ce6" table:formula="of:=SQRT(ABS([.$D$2]^2-[.F222]^2))" office:value-type="float" office:value="31.9485745562277">
            <text:p>31.9485745562</text:p>
          </table:table-cell>
          <table:table-cell table:formula="of:=ABS([.B222]-[.G222])" office:value-type="float" office:value="0.00142544377212417">
            <text:p>0.0014254438</text:p>
          </table:table-cell>
          <table:table-cell/>
          <table:table-cell table:formula="of:=[.A222]*[.$B$4]" office:value-type="float" office:value="80503.9370078737">
            <text:p>80503.9370078737</text:p>
          </table:table-cell>
          <table:table-cell table:formula="of:=ROUND([.J222])" office:value-type="float" office:value="80504">
            <text:p>80504</text:p>
          </table:table-cell>
          <table:table-cell table:formula="of:=(([.K222]-[.K221])+[.K221])*[.$C$4]" office:value-type="float" office:value="63.90005">
            <text:p>63.90005</text:p>
          </table:table-cell>
          <table:table-cell table:formula="of:=[.L222]-[.A222]" office:value-type="float" office:value="0.0000500000002503498">
            <text:p>0.00005</text:p>
          </table:table-cell>
          <table:table-cell table:formula="of:=ABS([.M222])" office:value-type="float" office:value="0.0000500000002503498">
            <text:p>0.00005</text:p>
          </table:table-cell>
          <table:table-cell/>
        </table:table-row>
        <table:table-row table:style-name="ro4">
          <table:table-cell table:formula="of:=[.A222]+[.A$4]" office:value-type="float" office:value="64.1999999999998">
            <text:p>64.2</text:p>
          </table:table-cell>
          <table:table-cell table:formula="of:=[.A223]/([.$D$4]*2)" office:value-type="float" office:value="32.0999999999999">
            <text:p>32.1</text:p>
          </table:table-cell>
          <table:table-cell table:formula="of:=SQRT(ABS([.$D$2]^2-[.B223]^2))" office:value-type="float" office:value="161.847428153802">
            <text:p>161.8474281538</text:p>
          </table:table-cell>
          <table:table-cell table:formula="of:=([.$C$10]-[.C223])*[.$B$4]" office:value-type="float" office:value="3971.65815983123">
            <text:p>3971.6581598312</text:p>
          </table:table-cell>
          <table:table-cell table:formula="of:=ROUND([.D223])" office:value-type="float" office:value="3972">
            <text:p>3972</text:p>
          </table:table-cell>
          <table:table-cell table:formula="of:=([.$C$8]-([.E223]*[.$C$4]))" office:value-type="float" office:value="161.847225">
            <text:p>161.847225</text:p>
          </table:table-cell>
          <table:table-cell table:style-name="ce6" table:formula="of:=SQRT(ABS([.$D$2]^2-[.F223]^2))" office:value-type="float" office:value="32.1010242795985">
            <text:p>32.1010242796</text:p>
          </table:table-cell>
          <table:table-cell table:formula="of:=ABS([.B223]-[.G223])" office:value-type="float" office:value="0.00102427959865281">
            <text:p>0.0010242796</text:p>
          </table:table-cell>
          <table:table-cell/>
          <table:table-cell table:formula="of:=[.A223]*[.$B$4]" office:value-type="float" office:value="80881.8897637792">
            <text:p>80881.8897637792</text:p>
          </table:table-cell>
          <table:table-cell table:formula="of:=ROUND([.J223])" office:value-type="float" office:value="80882">
            <text:p>80882</text:p>
          </table:table-cell>
          <table:table-cell table:formula="of:=(([.K223]-[.K222])+[.K222])*[.$C$4]" office:value-type="float" office:value="64.2000875">
            <text:p>64.2000875</text:p>
          </table:table-cell>
          <table:table-cell table:formula="of:=[.L223]-[.A223]" office:value-type="float" office:value="0.0000875000002480419">
            <text:p>0.0000875</text:p>
          </table:table-cell>
          <table:table-cell table:formula="of:=ABS([.M223])" office:value-type="float" office:value="0.0000875000002480419">
            <text:p>0.0000875</text:p>
          </table:table-cell>
          <table:table-cell/>
        </table:table-row>
        <table:table-row table:style-name="ro4">
          <table:table-cell table:formula="of:=[.A223]+[.A$4]" office:value-type="float" office:value="64.4999999999997">
            <text:p>64.5</text:p>
          </table:table-cell>
          <table:table-cell table:formula="of:=[.A224]/([.$D$4]*2)" office:value-type="float" office:value="32.2499999999999">
            <text:p>32.25</text:p>
          </table:table-cell>
          <table:table-cell table:formula="of:=SQRT(ABS([.$D$2]^2-[.B224]^2))" office:value-type="float" office:value="161.817605655256">
            <text:p>161.8176056553</text:p>
          </table:table-cell>
          <table:table-cell table:formula="of:=([.$C$10]-[.C224])*[.$B$4]" office:value-type="float" office:value="4009.22981154208">
            <text:p>4009.2298115421</text:p>
          </table:table-cell>
          <table:table-cell table:formula="of:=ROUND([.D224])" office:value-type="float" office:value="4009">
            <text:p>4009</text:p>
          </table:table-cell>
          <table:table-cell table:formula="of:=([.$C$8]-([.E224]*[.$C$4]))" office:value-type="float" office:value="161.81785625">
            <text:p>161.81785625</text:p>
          </table:table-cell>
          <table:table-cell table:style-name="ce6" table:formula="of:=SQRT(ABS([.$D$2]^2-[.F224]^2))" office:value-type="float" office:value="32.248742590283">
            <text:p>32.2487425903</text:p>
          </table:table-cell>
          <table:table-cell table:formula="of:=ABS([.B224]-[.G224])" office:value-type="float" office:value="0.00125740971684962">
            <text:p>0.0012574097</text:p>
          </table:table-cell>
          <table:table-cell/>
          <table:table-cell table:formula="of:=[.A224]*[.$B$4]" office:value-type="float" office:value="81259.8425196847">
            <text:p>81259.8425196847</text:p>
          </table:table-cell>
          <table:table-cell table:formula="of:=ROUND([.J224])" office:value-type="float" office:value="81260">
            <text:p>81260</text:p>
          </table:table-cell>
          <table:table-cell table:formula="of:=(([.K224]-[.K223])+[.K223])*[.$C$4]" office:value-type="float" office:value="64.500125">
            <text:p>64.500125</text:p>
          </table:table-cell>
          <table:table-cell table:formula="of:=[.L224]-[.A224]" office:value-type="float" office:value="0.00012500000025284">
            <text:p>0.000125</text:p>
          </table:table-cell>
          <table:table-cell table:formula="of:=ABS([.M224])" office:value-type="float" office:value="0.00012500000025284">
            <text:p>0.000125</text:p>
          </table:table-cell>
          <table:table-cell/>
        </table:table-row>
        <table:table-row table:style-name="ro4">
          <table:table-cell table:formula="of:=[.A224]+[.A$4]" office:value-type="float" office:value="64.7999999999997">
            <text:p>64.8</text:p>
          </table:table-cell>
          <table:table-cell table:formula="of:=[.A225]/([.$D$4]*2)" office:value-type="float" office:value="32.3999999999999">
            <text:p>32.4</text:p>
          </table:table-cell>
          <table:table-cell table:formula="of:=SQRT(ABS([.$D$2]^2-[.B225]^2))" office:value-type="float" office:value="161.787638588367">
            <text:p>161.7876385884</text:p>
          </table:table-cell>
          <table:table-cell table:formula="of:=([.$C$10]-[.C225])*[.$B$4]" office:value-type="float" office:value="4046.98359659957">
            <text:p>4046.9835965996</text:p>
          </table:table-cell>
          <table:table-cell table:formula="of:=ROUND([.D225])" office:value-type="float" office:value="4047">
            <text:p>4047</text:p>
          </table:table-cell>
          <table:table-cell table:formula="of:=([.$C$8]-([.E225]*[.$C$4]))" office:value-type="float" office:value="161.78769375">
            <text:p>161.78769375</text:p>
          </table:table-cell>
          <table:table-cell table:style-name="ce6" table:formula="of:=SQRT(ABS([.$D$2]^2-[.F225]^2))" office:value-type="float" office:value="32.3997245521658">
            <text:p>32.3997245522</text:p>
          </table:table-cell>
          <table:table-cell table:formula="of:=ABS([.B225]-[.G225])" office:value-type="float" office:value="0.000275447834056308">
            <text:p>0.0002754478</text:p>
          </table:table-cell>
          <table:table-cell/>
          <table:table-cell table:formula="of:=[.A225]*[.$B$4]" office:value-type="float" office:value="81637.7952755902">
            <text:p>81637.7952755902</text:p>
          </table:table-cell>
          <table:table-cell table:formula="of:=ROUND([.J225])" office:value-type="float" office:value="81638">
            <text:p>81638</text:p>
          </table:table-cell>
          <table:table-cell table:formula="of:=(([.K225]-[.K224])+[.K224])*[.$C$4]" office:value-type="float" office:value="64.8001625">
            <text:p>64.8001625</text:p>
          </table:table-cell>
          <table:table-cell table:formula="of:=[.L225]-[.A225]" office:value-type="float" office:value="0.000162500000257637">
            <text:p>0.0001625</text:p>
          </table:table-cell>
          <table:table-cell table:formula="of:=ABS([.M225])" office:value-type="float" office:value="0.000162500000257637">
            <text:p>0.0001625</text:p>
          </table:table-cell>
          <table:table-cell/>
        </table:table-row>
        <table:table-row table:style-name="ro4">
          <table:table-cell table:formula="of:=[.A225]+[.A$4]" office:value-type="float" office:value="65.0999999999997">
            <text:p>65.1</text:p>
          </table:table-cell>
          <table:table-cell table:formula="of:=[.A226]/([.$D$4]*2)" office:value-type="float" office:value="32.5499999999999">
            <text:p>32.55</text:p>
          </table:table-cell>
          <table:table-cell table:formula="of:=SQRT(ABS([.$D$2]^2-[.B226]^2))" office:value-type="float" office:value="161.757526872786">
            <text:p>161.7575268728</text:p>
          </table:table-cell>
          <table:table-cell table:formula="of:=([.$C$10]-[.C226])*[.$B$4]" office:value-type="float" office:value="4084.91961622925">
            <text:p>4084.9196162293</text:p>
          </table:table-cell>
          <table:table-cell table:formula="of:=ROUND([.D226])" office:value-type="float" office:value="4085">
            <text:p>4085</text:p>
          </table:table-cell>
          <table:table-cell table:formula="of:=([.$C$8]-([.E226]*[.$C$4]))" office:value-type="float" office:value="161.75753125">
            <text:p>161.75753125</text:p>
          </table:table-cell>
          <table:table-cell table:style-name="ce6" table:formula="of:=SQRT(ABS([.$D$2]^2-[.F226]^2))" office:value-type="float" office:value="32.5499782473856">
            <text:p>32.5499782474</text:p>
          </table:table-cell>
          <table:table-cell table:formula="of:=ABS([.B226]-[.G226])" office:value-type="float" office:value="0.0000217526143018176">
            <text:p>2.17526143018176E-005</text:p>
          </table:table-cell>
          <table:table-cell/>
          <table:table-cell table:formula="of:=[.A226]*[.$B$4]" office:value-type="float" office:value="82015.7480314957">
            <text:p>82015.7480314957</text:p>
          </table:table-cell>
          <table:table-cell table:formula="of:=ROUND([.J226])" office:value-type="float" office:value="82016">
            <text:p>82016</text:p>
          </table:table-cell>
          <table:table-cell table:formula="of:=(([.K226]-[.K225])+[.K225])*[.$C$4]" office:value-type="float" office:value="65.1002">
            <text:p>65.1002</text:p>
          </table:table-cell>
          <table:table-cell table:formula="of:=[.L226]-[.A226]" office:value-type="float" office:value="0.000200000000262435">
            <text:p>0.0002</text:p>
          </table:table-cell>
          <table:table-cell table:formula="of:=ABS([.M226])" office:value-type="float" office:value="0.000200000000262435">
            <text:p>0.0002</text:p>
          </table:table-cell>
          <table:table-cell/>
        </table:table-row>
        <table:table-row table:style-name="ro4">
          <table:table-cell table:formula="of:=[.A226]+[.A$4]" office:value-type="float" office:value="65.3999999999997">
            <text:p>65.4</text:p>
          </table:table-cell>
          <table:table-cell table:formula="of:=[.A227]/([.$D$4]*2)" office:value-type="float" office:value="32.6999999999999">
            <text:p>32.7</text:p>
          </table:table-cell>
          <table:table-cell table:formula="of:=SQRT(ABS([.$D$2]^2-[.B227]^2))" office:value-type="float" office:value="161.727270427717">
            <text:p>161.7272704277</text:p>
          </table:table-cell>
          <table:table-cell table:formula="of:=([.$C$10]-[.C227])*[.$B$4]" office:value-type="float" office:value="4123.03797222101">
            <text:p>4123.037972221</text:p>
          </table:table-cell>
          <table:table-cell table:formula="of:=ROUND([.D227])" office:value-type="float" office:value="4123">
            <text:p>4123</text:p>
          </table:table-cell>
          <table:table-cell table:formula="of:=([.$C$8]-([.E227]*[.$C$4]))" office:value-type="float" office:value="161.72736875">
            <text:p>161.72736875</text:p>
          </table:table-cell>
          <table:table-cell table:style-name="ce6" table:formula="of:=SQRT(ABS([.$D$2]^2-[.F227]^2))" office:value-type="float" office:value="32.6995137150619">
            <text:p>32.6995137151</text:p>
          </table:table-cell>
          <table:table-cell table:formula="of:=ABS([.B227]-[.G227])" office:value-type="float" office:value="0.000486284937963433">
            <text:p>0.0004862849</text:p>
          </table:table-cell>
          <table:table-cell/>
          <table:table-cell table:formula="of:=[.A227]*[.$B$4]" office:value-type="float" office:value="82393.7007874013">
            <text:p>82393.7007874013</text:p>
          </table:table-cell>
          <table:table-cell table:formula="of:=ROUND([.J227])" office:value-type="float" office:value="82394">
            <text:p>82394</text:p>
          </table:table-cell>
          <table:table-cell table:formula="of:=(([.K227]-[.K226])+[.K226])*[.$C$4]" office:value-type="float" office:value="65.4002375">
            <text:p>65.4002375</text:p>
          </table:table-cell>
          <table:table-cell table:formula="of:=[.L227]-[.A227]" office:value-type="float" office:value="0.000237500000267232">
            <text:p>0.0002375</text:p>
          </table:table-cell>
          <table:table-cell table:formula="of:=ABS([.M227])" office:value-type="float" office:value="0.000237500000267232">
            <text:p>0.0002375</text:p>
          </table:table-cell>
          <table:table-cell/>
        </table:table-row>
        <table:table-row table:style-name="ro4">
          <table:table-cell table:formula="of:=[.A227]+[.A$4]" office:value-type="float" office:value="65.6999999999997">
            <text:p>65.7</text:p>
          </table:table-cell>
          <table:table-cell table:formula="of:=[.A228]/([.$D$4]*2)" office:value-type="float" office:value="32.8499999999999">
            <text:p>32.85</text:p>
          </table:table-cell>
          <table:table-cell table:formula="of:=SQRT(ABS([.$D$2]^2-[.B228]^2))" office:value-type="float" office:value="161.696869171917">
            <text:p>161.6968691719</text:p>
          </table:table-cell>
          <table:table-cell table:formula="of:=([.$C$10]-[.C228])*[.$B$4]" office:value-type="float" office:value="4161.33876693021">
            <text:p>4161.3387669302</text:p>
          </table:table-cell>
          <table:table-cell table:formula="of:=ROUND([.D228])" office:value-type="float" office:value="4161">
            <text:p>4161</text:p>
          </table:table-cell>
          <table:table-cell table:formula="of:=([.$C$8]-([.E228]*[.$C$4]))" office:value-type="float" office:value="161.69720625">
            <text:p>161.69720625</text:p>
          </table:table-cell>
          <table:table-cell table:style-name="ce6" table:formula="of:=SQRT(ABS([.$D$2]^2-[.F228]^2))" office:value-type="float" office:value="32.8483407639558">
            <text:p>32.848340764</text:p>
          </table:table-cell>
          <table:table-cell table:formula="of:=ABS([.B228]-[.G228])" office:value-type="float" office:value="0.00165923604403417">
            <text:p>0.001659236</text:p>
          </table:table-cell>
          <table:table-cell/>
          <table:table-cell table:formula="of:=[.A228]*[.$B$4]" office:value-type="float" office:value="82771.6535433068">
            <text:p>82771.6535433068</text:p>
          </table:table-cell>
          <table:table-cell table:formula="of:=ROUND([.J228])" office:value-type="float" office:value="82772">
            <text:p>82772</text:p>
          </table:table-cell>
          <table:table-cell table:formula="of:=(([.K228]-[.K227])+[.K227])*[.$C$4]" office:value-type="float" office:value="65.700275">
            <text:p>65.700275</text:p>
          </table:table-cell>
          <table:table-cell table:formula="of:=[.L228]-[.A228]" office:value-type="float" office:value="0.000275000000257819">
            <text:p>0.000275</text:p>
          </table:table-cell>
          <table:table-cell table:formula="of:=ABS([.M228])" office:value-type="float" office:value="0.000275000000257819">
            <text:p>0.000275</text:p>
          </table:table-cell>
          <table:table-cell/>
        </table:table-row>
        <table:table-row table:style-name="ro4">
          <table:table-cell table:formula="of:=[.A228]+[.A$4]" office:value-type="float" office:value="65.9999999999997">
            <text:p>66</text:p>
          </table:table-cell>
          <table:table-cell table:formula="of:=[.A229]/([.$D$4]*2)" office:value-type="float" office:value="32.9999999999999">
            <text:p>33</text:p>
          </table:table-cell>
          <table:table-cell table:formula="of:=SQRT(ABS([.$D$2]^2-[.B229]^2))" office:value-type="float" office:value="161.66632302369">
            <text:p>161.6663230237</text:p>
          </table:table-cell>
          <table:table-cell table:formula="of:=([.$C$10]-[.C229])*[.$B$4]" office:value-type="float" office:value="4199.82210327931">
            <text:p>4199.8221032793</text:p>
          </table:table-cell>
          <table:table-cell table:formula="of:=ROUND([.D229])" office:value-type="float" office:value="4200">
            <text:p>4200</text:p>
          </table:table-cell>
          <table:table-cell table:formula="of:=([.$C$8]-([.E229]*[.$C$4]))" office:value-type="float" office:value="161.66625">
            <text:p>161.66625</text:p>
          </table:table-cell>
          <table:table-cell table:style-name="ce6" table:formula="of:=SQRT(ABS([.$D$2]^2-[.F229]^2))" office:value-type="float" office:value="33.0003577395383">
            <text:p>33.0003577395</text:p>
          </table:table-cell>
          <table:table-cell table:formula="of:=ABS([.B229]-[.G229])" office:value-type="float" office:value="0.000357739538408453">
            <text:p>0.0003577395</text:p>
          </table:table-cell>
          <table:table-cell/>
          <table:table-cell table:formula="of:=[.A229]*[.$B$4]" office:value-type="float" office:value="83149.6062992123">
            <text:p>83149.6062992123</text:p>
          </table:table-cell>
          <table:table-cell table:formula="of:=ROUND([.J229])" office:value-type="float" office:value="83150">
            <text:p>83150</text:p>
          </table:table-cell>
          <table:table-cell table:formula="of:=(([.K229]-[.K228])+[.K228])*[.$C$4]" office:value-type="float" office:value="66.0003125">
            <text:p>66.0003125</text:p>
          </table:table-cell>
          <table:table-cell table:formula="of:=[.L229]-[.A229]" office:value-type="float" office:value="0.000312500000262617">
            <text:p>0.0003125</text:p>
          </table:table-cell>
          <table:table-cell table:formula="of:=ABS([.M229])" office:value-type="float" office:value="0.000312500000262617">
            <text:p>0.0003125</text:p>
          </table:table-cell>
          <table:table-cell/>
        </table:table-row>
        <table:table-row table:style-name="ro4">
          <table:table-cell table:formula="of:=[.A229]+[.A$4]" office:value-type="float" office:value="66.2999999999997">
            <text:p>66.3</text:p>
          </table:table-cell>
          <table:table-cell table:formula="of:=[.A230]/([.$D$4]*2)" office:value-type="float" office:value="33.1499999999999">
            <text:p>33.15</text:p>
          </table:table-cell>
          <table:table-cell table:formula="of:=SQRT(ABS([.$D$2]^2-[.B230]^2))" office:value-type="float" office:value="161.63563190089">
            <text:p>161.6356319009</text:p>
          </table:table-cell>
          <table:table-cell table:formula="of:=([.$C$10]-[.C230])*[.$B$4]" office:value-type="float" office:value="4238.48808475937">
            <text:p>4238.4880847594</text:p>
          </table:table-cell>
          <table:table-cell table:formula="of:=ROUND([.D230])" office:value-type="float" office:value="4238">
            <text:p>4238</text:p>
          </table:table-cell>
          <table:table-cell table:formula="of:=([.$C$8]-([.E230]*[.$C$4]))" office:value-type="float" office:value="161.6360875">
            <text:p>161.6360875</text:p>
          </table:table-cell>
          <table:table-cell table:style-name="ce6" table:formula="of:=SQRT(ABS([.$D$2]^2-[.F230]^2))" office:value-type="float" office:value="33.1477784729587">
            <text:p>33.147778473</text:p>
          </table:table-cell>
          <table:table-cell table:formula="of:=ABS([.B230]-[.G230])" office:value-type="float" office:value="0.00222152704119338">
            <text:p>0.002221527</text:p>
          </table:table-cell>
          <table:table-cell/>
          <table:table-cell table:formula="of:=[.A230]*[.$B$4]" office:value-type="float" office:value="83527.5590551178">
            <text:p>83527.5590551178</text:p>
          </table:table-cell>
          <table:table-cell table:formula="of:=ROUND([.J230])" office:value-type="float" office:value="83528">
            <text:p>83528</text:p>
          </table:table-cell>
          <table:table-cell table:formula="of:=(([.K230]-[.K229])+[.K229])*[.$C$4]" office:value-type="float" office:value="66.30035">
            <text:p>66.30035</text:p>
          </table:table-cell>
          <table:table-cell table:formula="of:=[.L230]-[.A230]" office:value-type="float" office:value="0.000350000000267414">
            <text:p>0.00035</text:p>
          </table:table-cell>
          <table:table-cell table:formula="of:=ABS([.M230])" office:value-type="float" office:value="0.000350000000267414">
            <text:p>0.00035</text:p>
          </table:table-cell>
          <table:table-cell/>
        </table:table-row>
        <table:table-row table:style-name="ro4">
          <table:table-cell table:formula="of:=[.A230]+[.A$4]" office:value-type="float" office:value="66.5999999999997">
            <text:p>66.6</text:p>
          </table:table-cell>
          <table:table-cell table:formula="of:=[.A231]/([.$D$4]*2)" office:value-type="float" office:value="33.2999999999999">
            <text:p>33.3</text:p>
          </table:table-cell>
          <table:table-cell table:formula="of:=SQRT(ABS([.$D$2]^2-[.B231]^2))" office:value-type="float" office:value="161.604795720919">
            <text:p>161.6047957209</text:p>
          </table:table-cell>
          <table:table-cell table:formula="of:=([.$C$10]-[.C231])*[.$B$4]" office:value-type="float" office:value="4277.33681543128">
            <text:p>4277.3368154313</text:p>
          </table:table-cell>
          <table:table-cell table:formula="of:=ROUND([.D231])" office:value-type="float" office:value="4277">
            <text:p>4277</text:p>
          </table:table-cell>
          <table:table-cell table:formula="of:=([.$C$8]-([.E231]*[.$C$4]))" office:value-type="float" office:value="161.60513125">
            <text:p>161.60513125</text:p>
          </table:table-cell>
          <table:table-cell table:style-name="ce6" table:formula="of:=SQRT(ABS([.$D$2]^2-[.F231]^2))" office:value-type="float" office:value="33.2983716369175">
            <text:p>33.2983716369</text:p>
          </table:table-cell>
          <table:table-cell table:formula="of:=ABS([.B231]-[.G231])" office:value-type="float" office:value="0.0016283630823466">
            <text:p>0.0016283631</text:p>
          </table:table-cell>
          <table:table-cell/>
          <table:table-cell table:formula="of:=[.A231]*[.$B$4]" office:value-type="float" office:value="83905.5118110233">
            <text:p>83905.5118110233</text:p>
          </table:table-cell>
          <table:table-cell table:formula="of:=ROUND([.J231])" office:value-type="float" office:value="83906">
            <text:p>83906</text:p>
          </table:table-cell>
          <table:table-cell table:formula="of:=(([.K231]-[.K230])+[.K230])*[.$C$4]" office:value-type="float" office:value="66.6003875">
            <text:p>66.6003875</text:p>
          </table:table-cell>
          <table:table-cell table:formula="of:=[.L231]-[.A231]" office:value-type="float" office:value="0.000387500000272212">
            <text:p>0.0003875</text:p>
          </table:table-cell>
          <table:table-cell table:formula="of:=ABS([.M231])" office:value-type="float" office:value="0.000387500000272212">
            <text:p>0.0003875</text:p>
          </table:table-cell>
          <table:table-cell/>
        </table:table-row>
        <table:table-row table:style-name="ro4">
          <table:table-cell table:formula="of:=[.A231]+[.A$4]" office:value-type="float" office:value="66.8999999999997">
            <text:p>66.9</text:p>
          </table:table-cell>
          <table:table-cell table:formula="of:=[.A232]/([.$D$4]*2)" office:value-type="float" office:value="33.4499999999999">
            <text:p>33.45</text:p>
          </table:table-cell>
          <table:table-cell table:formula="of:=SQRT(ABS([.$D$2]^2-[.B232]^2))" office:value-type="float" office:value="161.573814400725">
            <text:p>161.5738144007</text:p>
          </table:table-cell>
          <table:table-cell table:formula="of:=([.$C$10]-[.C232])*[.$B$4]" office:value-type="float" office:value="4316.36839992756">
            <text:p>4316.3683999276</text:p>
          </table:table-cell>
          <table:table-cell table:formula="of:=ROUND([.D232])" office:value-type="float" office:value="4316">
            <text:p>4316</text:p>
          </table:table-cell>
          <table:table-cell table:formula="of:=([.$C$8]-([.E232]*[.$C$4]))" office:value-type="float" office:value="161.574175">
            <text:p>161.574175</text:p>
          </table:table-cell>
          <table:table-cell table:style-name="ce6" table:formula="of:=SQRT(ABS([.$D$2]^2-[.F232]^2))" office:value-type="float" office:value="33.4482581470153">
            <text:p>33.448258147</text:p>
          </table:table-cell>
          <table:table-cell table:formula="of:=ABS([.B232]-[.G232])" office:value-type="float" office:value="0.00174185298457274">
            <text:p>0.001741853</text:p>
          </table:table-cell>
          <table:table-cell/>
          <table:table-cell table:formula="of:=[.A232]*[.$B$4]" office:value-type="float" office:value="84283.4645669288">
            <text:p>84283.4645669288</text:p>
          </table:table-cell>
          <table:table-cell table:formula="of:=ROUND([.J232])" office:value-type="float" office:value="84283">
            <text:p>84283</text:p>
          </table:table-cell>
          <table:table-cell table:formula="of:=(([.K232]-[.K231])+[.K231])*[.$C$4]" office:value-type="float" office:value="66.89963125">
            <text:p>66.89963125</text:p>
          </table:table-cell>
          <table:table-cell table:formula="of:=[.L232]-[.A232]" office:value-type="float" office:value="-0.000368749999722695">
            <text:p>-0.00036875</text:p>
          </table:table-cell>
          <table:table-cell table:formula="of:=ABS([.M232])" office:value-type="float" office:value="0.000368749999722695">
            <text:p>0.00036875</text:p>
          </table:table-cell>
          <table:table-cell/>
        </table:table-row>
        <table:table-row table:style-name="ro4">
          <table:table-cell table:formula="of:=[.A232]+[.A$4]" office:value-type="float" office:value="67.1999999999997">
            <text:p>67.2</text:p>
          </table:table-cell>
          <table:table-cell table:formula="of:=[.A233]/([.$D$4]*2)" office:value-type="float" office:value="33.5999999999999">
            <text:p>33.6</text:p>
          </table:table-cell>
          <table:table-cell table:formula="of:=SQRT(ABS([.$D$2]^2-[.B233]^2))" office:value-type="float" office:value="161.542687856802">
            <text:p>161.5426878568</text:p>
          </table:table-cell>
          <table:table-cell table:formula="of:=([.$C$10]-[.C233])*[.$B$4]" office:value-type="float" office:value="4355.58294345352">
            <text:p>4355.5829434535</text:p>
          </table:table-cell>
          <table:table-cell table:formula="of:=ROUND([.D233])" office:value-type="float" office:value="4356">
            <text:p>4356</text:p>
          </table:table-cell>
          <table:table-cell table:formula="of:=([.$C$8]-([.E233]*[.$C$4]))" office:value-type="float" office:value="161.542425">
            <text:p>161.542425</text:p>
          </table:table-cell>
          <table:table-cell table:style-name="ce6" table:formula="of:=SQRT(ABS([.$D$2]^2-[.F233]^2))" office:value-type="float" office:value="33.6012637428917">
            <text:p>33.6012637429</text:p>
          </table:table-cell>
          <table:table-cell table:formula="of:=ABS([.B233]-[.G233])" office:value-type="float" office:value="0.00126374289188647">
            <text:p>0.0012637429</text:p>
          </table:table-cell>
          <table:table-cell/>
          <table:table-cell table:formula="of:=[.A233]*[.$B$4]" office:value-type="float" office:value="84661.4173228343">
            <text:p>84661.4173228343</text:p>
          </table:table-cell>
          <table:table-cell table:formula="of:=ROUND([.J233])" office:value-type="float" office:value="84661">
            <text:p>84661</text:p>
          </table:table-cell>
          <table:table-cell table:formula="of:=(([.K233]-[.K232])+[.K232])*[.$C$4]" office:value-type="float" office:value="67.19966875">
            <text:p>67.19966875</text:p>
          </table:table-cell>
          <table:table-cell table:formula="of:=[.L233]-[.A233]" office:value-type="float" office:value="-0.000331249999717897">
            <text:p>-0.00033125</text:p>
          </table:table-cell>
          <table:table-cell table:formula="of:=ABS([.M233])" office:value-type="float" office:value="0.000331249999717897">
            <text:p>0.00033125</text:p>
          </table:table-cell>
          <table:table-cell/>
        </table:table-row>
        <table:table-row table:style-name="ro4">
          <table:table-cell table:formula="of:=[.A233]+[.A$4]" office:value-type="float" office:value="67.4999999999997">
            <text:p>67.5</text:p>
          </table:table-cell>
          <table:table-cell table:formula="of:=[.A234]/([.$D$4]*2)" office:value-type="float" office:value="33.7499999999999">
            <text:p>33.75</text:p>
          </table:table-cell>
          <table:table-cell table:formula="of:=SQRT(ABS([.$D$2]^2-[.B234]^2))" office:value-type="float" office:value="161.511416005185">
            <text:p>161.5114160052</text:p>
          </table:table-cell>
          <table:table-cell table:formula="of:=([.$C$10]-[.C234])*[.$B$4]" office:value-type="float" office:value="4394.98055178896">
            <text:p>4394.980551789</text:p>
          </table:table-cell>
          <table:table-cell table:formula="of:=ROUND([.D234])" office:value-type="float" office:value="4395">
            <text:p>4395</text:p>
          </table:table-cell>
          <table:table-cell table:formula="of:=([.$C$8]-([.E234]*[.$C$4]))" office:value-type="float" office:value="161.51146875">
            <text:p>161.51146875</text:p>
          </table:table-cell>
          <table:table-cell table:style-name="ce6" table:formula="of:=SQRT(ABS([.$D$2]^2-[.F234]^2))" office:value-type="float" office:value="33.7497475874675">
            <text:p>33.7497475875</text:p>
          </table:table-cell>
          <table:table-cell table:formula="of:=ABS([.B234]-[.G234])" office:value-type="float" office:value="0.000252412532312007">
            <text:p>0.0002524125</text:p>
          </table:table-cell>
          <table:table-cell/>
          <table:table-cell table:formula="of:=[.A234]*[.$B$4]" office:value-type="float" office:value="85039.3700787398">
            <text:p>85039.3700787398</text:p>
          </table:table-cell>
          <table:table-cell table:formula="of:=ROUND([.J234])" office:value-type="float" office:value="85039">
            <text:p>85039</text:p>
          </table:table-cell>
          <table:table-cell table:formula="of:=(([.K234]-[.K233])+[.K233])*[.$C$4]" office:value-type="float" office:value="67.49970625">
            <text:p>67.49970625</text:p>
          </table:table-cell>
          <table:table-cell table:formula="of:=[.L234]-[.A234]" office:value-type="float" office:value="-0.0002937499997131">
            <text:p>-0.00029375</text:p>
          </table:table-cell>
          <table:table-cell table:formula="of:=ABS([.M234])" office:value-type="float" office:value="0.0002937499997131">
            <text:p>0.00029375</text:p>
          </table:table-cell>
          <table:table-cell/>
        </table:table-row>
        <table:table-row table:style-name="ro4">
          <table:table-cell table:formula="of:=[.A234]+[.A$4]" office:value-type="float" office:value="67.7999999999997">
            <text:p>67.8</text:p>
          </table:table-cell>
          <table:table-cell table:formula="of:=[.A235]/([.$D$4]*2)" office:value-type="float" office:value="33.8999999999999">
            <text:p>33.9</text:p>
          </table:table-cell>
          <table:table-cell table:formula="of:=SQRT(ABS([.$D$2]^2-[.B235]^2))" office:value-type="float" office:value="161.479998761457">
            <text:p>161.4799987615</text:p>
          </table:table-cell>
          <table:table-cell table:formula="of:=([.$C$10]-[.C235])*[.$B$4]" office:value-type="float" office:value="4434.56133128968">
            <text:p>4434.5613312897</text:p>
          </table:table-cell>
          <table:table-cell table:formula="of:=ROUND([.D235])" office:value-type="float" office:value="4435">
            <text:p>4435</text:p>
          </table:table-cell>
          <table:table-cell table:formula="of:=([.$C$8]-([.E235]*[.$C$4]))" office:value-type="float" office:value="161.47971875">
            <text:p>161.47971875</text:p>
          </table:table-cell>
          <table:table-cell table:style-name="ce6" table:formula="of:=SQRT(ABS([.$D$2]^2-[.F235]^2))" office:value-type="float" office:value="33.9013337852791">
            <text:p>33.9013337853</text:p>
          </table:table-cell>
          <table:table-cell table:formula="of:=ABS([.B235]-[.G235])" office:value-type="float" office:value="0.00133378527920058">
            <text:p>0.0013337853</text:p>
          </table:table-cell>
          <table:table-cell/>
          <table:table-cell table:formula="of:=[.A235]*[.$B$4]" office:value-type="float" office:value="85417.3228346453">
            <text:p>85417.3228346453</text:p>
          </table:table-cell>
          <table:table-cell table:formula="of:=ROUND([.J235])" office:value-type="float" office:value="85417">
            <text:p>85417</text:p>
          </table:table-cell>
          <table:table-cell table:formula="of:=(([.K235]-[.K234])+[.K234])*[.$C$4]" office:value-type="float" office:value="67.79974375">
            <text:p>67.79974375</text:p>
          </table:table-cell>
          <table:table-cell table:formula="of:=[.L235]-[.A235]" office:value-type="float" office:value="-0.000256249999722513">
            <text:p>-0.00025625</text:p>
          </table:table-cell>
          <table:table-cell table:formula="of:=ABS([.M235])" office:value-type="float" office:value="0.000256249999722513">
            <text:p>0.00025625</text:p>
          </table:table-cell>
          <table:table-cell/>
        </table:table-row>
        <table:table-row table:style-name="ro4">
          <table:table-cell table:formula="of:=[.A235]+[.A$4]" office:value-type="float" office:value="68.0999999999997">
            <text:p>68.1</text:p>
          </table:table-cell>
          <table:table-cell table:formula="of:=[.A236]/([.$D$4]*2)" office:value-type="float" office:value="34.0499999999999">
            <text:p>34.05</text:p>
          </table:table-cell>
          <table:table-cell table:formula="of:=SQRT(ABS([.$D$2]^2-[.B236]^2))" office:value-type="float" office:value="161.448436040737">
            <text:p>161.4484360407</text:p>
          </table:table-cell>
          <table:table-cell table:formula="of:=([.$C$10]-[.C236])*[.$B$4]" office:value-type="float" office:value="4474.32538888888">
            <text:p>4474.3253888889</text:p>
          </table:table-cell>
          <table:table-cell table:formula="of:=ROUND([.D236])" office:value-type="float" office:value="4474">
            <text:p>4474</text:p>
          </table:table-cell>
          <table:table-cell table:formula="of:=([.$C$8]-([.E236]*[.$C$4]))" office:value-type="float" office:value="161.4487625">
            <text:p>161.4487625</text:p>
          </table:table-cell>
          <table:table-cell table:style-name="ce6" table:formula="of:=SQRT(ABS([.$D$2]^2-[.F236]^2))" office:value-type="float" office:value="34.0484520531932">
            <text:p>34.0484520532</text:p>
          </table:table-cell>
          <table:table-cell table:formula="of:=ABS([.B236]-[.G236])" office:value-type="float" office:value="0.00154794680663173">
            <text:p>0.0015479468</text:p>
          </table:table-cell>
          <table:table-cell/>
          <table:table-cell table:formula="of:=[.A236]*[.$B$4]" office:value-type="float" office:value="85795.2755905508">
            <text:p>85795.2755905508</text:p>
          </table:table-cell>
          <table:table-cell table:formula="of:=ROUND([.J236])" office:value-type="float" office:value="85795">
            <text:p>85795</text:p>
          </table:table-cell>
          <table:table-cell table:formula="of:=(([.K236]-[.K235])+[.K235])*[.$C$4]" office:value-type="float" office:value="68.09978125">
            <text:p>68.09978125</text:p>
          </table:table-cell>
          <table:table-cell table:formula="of:=[.L236]-[.A236]" office:value-type="float" office:value="-0.000218749999717716">
            <text:p>-0.00021875</text:p>
          </table:table-cell>
          <table:table-cell table:formula="of:=ABS([.M236])" office:value-type="float" office:value="0.000218749999717716">
            <text:p>0.00021875</text:p>
          </table:table-cell>
          <table:table-cell/>
        </table:table-row>
        <table:table-row table:style-name="ro4">
          <table:table-cell table:formula="of:=[.A236]+[.A$4]" office:value-type="float" office:value="68.3999999999997">
            <text:p>68.4</text:p>
          </table:table-cell>
          <table:table-cell table:formula="of:=[.A237]/([.$D$4]*2)" office:value-type="float" office:value="34.1999999999999">
            <text:p>34.2</text:p>
          </table:table-cell>
          <table:table-cell table:formula="of:=SQRT(ABS([.$D$2]^2-[.B237]^2))" office:value-type="float" office:value="161.416727757689">
            <text:p>161.4167277577</text:p>
          </table:table-cell>
          <table:table-cell table:formula="of:=([.$C$10]-[.C237])*[.$B$4]" office:value-type="float" office:value="4514.27283209871">
            <text:p>4514.2728320987</text:p>
          </table:table-cell>
          <table:table-cell table:formula="of:=ROUND([.D237])" office:value-type="float" office:value="4514">
            <text:p>4514</text:p>
          </table:table-cell>
          <table:table-cell table:formula="of:=([.$C$8]-([.E237]*[.$C$4]))" office:value-type="float" office:value="161.4170125">
            <text:p>161.4170125</text:p>
          </table:table-cell>
          <table:table-cell table:style-name="ce6" table:formula="of:=SQRT(ABS([.$D$2]^2-[.F237]^2))" office:value-type="float" office:value="34.1986560492491">
            <text:p>34.1986560492</text:p>
          </table:table-cell>
          <table:table-cell table:formula="of:=ABS([.B237]-[.G237])" office:value-type="float" office:value="0.00134395075073712">
            <text:p>0.0013439508</text:p>
          </table:table-cell>
          <table:table-cell/>
          <table:table-cell table:formula="of:=[.A237]*[.$B$4]" office:value-type="float" office:value="86173.2283464563">
            <text:p>86173.2283464563</text:p>
          </table:table-cell>
          <table:table-cell table:formula="of:=ROUND([.J237])" office:value-type="float" office:value="86173">
            <text:p>86173</text:p>
          </table:table-cell>
          <table:table-cell table:formula="of:=(([.K237]-[.K236])+[.K236])*[.$C$4]" office:value-type="float" office:value="68.39981875">
            <text:p>68.39981875</text:p>
          </table:table-cell>
          <table:table-cell table:formula="of:=[.L237]-[.A237]" office:value-type="float" office:value="-0.000181249999712918">
            <text:p>-0.00018125</text:p>
          </table:table-cell>
          <table:table-cell table:formula="of:=ABS([.M237])" office:value-type="float" office:value="0.000181249999712918">
            <text:p>0.00018125</text:p>
          </table:table-cell>
          <table:table-cell/>
        </table:table-row>
        <table:table-row table:style-name="ro4">
          <table:table-cell table:formula="of:=[.A237]+[.A$4]" office:value-type="float" office:value="68.6999999999997">
            <text:p>68.7</text:p>
          </table:table-cell>
          <table:table-cell table:formula="of:=[.A238]/([.$D$4]*2)" office:value-type="float" office:value="34.3499999999999">
            <text:p>34.35</text:p>
          </table:table-cell>
          <table:table-cell table:formula="of:=SQRT(ABS([.$D$2]^2-[.B238]^2))" office:value-type="float" office:value="161.384873826515">
            <text:p>161.3848738265</text:p>
          </table:table-cell>
          <table:table-cell table:formula="of:=([.$C$10]-[.C238])*[.$B$4]" office:value-type="float" office:value="4554.40376901194">
            <text:p>4554.403769012</text:p>
          </table:table-cell>
          <table:table-cell table:formula="of:=ROUND([.D238])" office:value-type="float" office:value="4554">
            <text:p>4554</text:p>
          </table:table-cell>
          <table:table-cell table:formula="of:=([.$C$8]-([.E238]*[.$C$4]))" office:value-type="float" office:value="161.3852625">
            <text:p>161.3852625</text:p>
          </table:table-cell>
          <table:table-cell table:style-name="ce6" table:formula="of:=SQRT(ABS([.$D$2]^2-[.F238]^2))" office:value-type="float" office:value="34.3481738642113">
            <text:p>34.3481738642</text:p>
          </table:table-cell>
          <table:table-cell table:formula="of:=ABS([.B238]-[.G238])" office:value-type="float" office:value="0.00182613578854074">
            <text:p>0.0018261358</text:p>
          </table:table-cell>
          <table:table-cell/>
          <table:table-cell table:formula="of:=[.A238]*[.$B$4]" office:value-type="float" office:value="86551.1811023618">
            <text:p>86551.1811023618</text:p>
          </table:table-cell>
          <table:table-cell table:formula="of:=ROUND([.J238])" office:value-type="float" office:value="86551">
            <text:p>86551</text:p>
          </table:table-cell>
          <table:table-cell table:formula="of:=(([.K238]-[.K237])+[.K237])*[.$C$4]" office:value-type="float" office:value="68.69985625">
            <text:p>68.69985625</text:p>
          </table:table-cell>
          <table:table-cell table:formula="of:=[.L238]-[.A238]" office:value-type="float" office:value="-0.00014374999970812">
            <text:p>-0.00014375</text:p>
          </table:table-cell>
          <table:table-cell table:formula="of:=ABS([.M238])" office:value-type="float" office:value="0.00014374999970812">
            <text:p>0.00014375</text:p>
          </table:table-cell>
          <table:table-cell/>
        </table:table-row>
        <table:table-row table:style-name="ro4">
          <table:table-cell table:formula="of:=[.A238]+[.A$4]" office:value-type="float" office:value="68.9999999999997">
            <text:p>69</text:p>
          </table:table-cell>
          <table:table-cell table:formula="of:=[.A239]/([.$D$4]*2)" office:value-type="float" office:value="34.4999999999998">
            <text:p>34.5</text:p>
          </table:table-cell>
          <table:table-cell table:formula="of:=SQRT(ABS([.$D$2]^2-[.B239]^2))" office:value-type="float" office:value="161.352874160952">
            <text:p>161.352874161</text:p>
          </table:table-cell>
          <table:table-cell table:formula="of:=([.$C$10]-[.C239])*[.$B$4]" office:value-type="float" office:value="4594.71830830331">
            <text:p>4594.7183083033</text:p>
          </table:table-cell>
          <table:table-cell table:formula="of:=ROUND([.D239])" office:value-type="float" office:value="4595">
            <text:p>4595</text:p>
          </table:table-cell>
          <table:table-cell table:formula="of:=([.$C$8]-([.E239]*[.$C$4]))" office:value-type="float" office:value="161.35271875">
            <text:p>161.35271875</text:p>
          </table:table-cell>
          <table:table-cell table:style-name="ce6" table:formula="of:=SQRT(ABS([.$D$2]^2-[.F239]^2))" office:value-type="float" office:value="34.5007268326828">
            <text:p>34.5007268327</text:p>
          </table:table-cell>
          <table:table-cell table:formula="of:=ABS([.B239]-[.G239])" office:value-type="float" office:value="0.000726832682907741">
            <text:p>0.0007268327</text:p>
          </table:table-cell>
          <table:table-cell/>
          <table:table-cell table:formula="of:=[.A239]*[.$B$4]" office:value-type="float" office:value="86929.1338582674">
            <text:p>86929.1338582674</text:p>
          </table:table-cell>
          <table:table-cell table:formula="of:=ROUND([.J239])" office:value-type="float" office:value="86929">
            <text:p>86929</text:p>
          </table:table-cell>
          <table:table-cell table:formula="of:=(([.K239]-[.K238])+[.K238])*[.$C$4]" office:value-type="float" office:value="68.99989375">
            <text:p>68.99989375</text:p>
          </table:table-cell>
          <table:table-cell table:formula="of:=[.L239]-[.A239]" office:value-type="float" office:value="-0.000106249999703323">
            <text:p>-0.00010625</text:p>
          </table:table-cell>
          <table:table-cell table:formula="of:=ABS([.M239])" office:value-type="float" office:value="0.000106249999703323">
            <text:p>0.00010625</text:p>
          </table:table-cell>
          <table:table-cell/>
        </table:table-row>
        <table:table-row table:style-name="ro4">
          <table:table-cell table:formula="of:=[.A239]+[.A$4]" office:value-type="float" office:value="69.2999999999997">
            <text:p>69.3</text:p>
          </table:table-cell>
          <table:table-cell table:formula="of:=[.A240]/([.$D$4]*2)" office:value-type="float" office:value="34.6499999999998">
            <text:p>34.65</text:p>
          </table:table-cell>
          <table:table-cell table:formula="of:=SQRT(ABS([.$D$2]^2-[.B240]^2))" office:value-type="float" office:value="161.320728674278">
            <text:p>161.3207286743</text:p>
          </table:table-cell>
          <table:table-cell table:formula="of:=([.$C$10]-[.C240])*[.$B$4]" office:value-type="float" office:value="4635.2165592312">
            <text:p>4635.2165592312</text:p>
          </table:table-cell>
          <table:table-cell table:formula="of:=ROUND([.D240])" office:value-type="float" office:value="4635">
            <text:p>4635</text:p>
          </table:table-cell>
          <table:table-cell table:formula="of:=([.$C$8]-([.E240]*[.$C$4]))" office:value-type="float" office:value="161.32096875">
            <text:p>161.32096875</text:p>
          </table:table-cell>
          <table:table-cell table:style-name="ce6" table:formula="of:=SQRT(ABS([.$D$2]^2-[.F240]^2))" office:value-type="float" office:value="34.6488822555869">
            <text:p>34.6488822556</text:p>
          </table:table-cell>
          <table:table-cell table:formula="of:=ABS([.B240]-[.G240])" office:value-type="float" office:value="0.00111774441291601">
            <text:p>0.0011177444</text:p>
          </table:table-cell>
          <table:table-cell/>
          <table:table-cell table:formula="of:=[.A240]*[.$B$4]" office:value-type="float" office:value="87307.0866141729">
            <text:p>87307.0866141729</text:p>
          </table:table-cell>
          <table:table-cell table:formula="of:=ROUND([.J240])" office:value-type="float" office:value="87307">
            <text:p>87307</text:p>
          </table:table-cell>
          <table:table-cell table:formula="of:=(([.K240]-[.K239])+[.K239])*[.$C$4]" office:value-type="float" office:value="69.29993125">
            <text:p>69.29993125</text:p>
          </table:table-cell>
          <table:table-cell table:formula="of:=[.L240]-[.A240]" office:value-type="float" office:value="-0.0000687499996985252">
            <text:p>-0.00006875</text:p>
          </table:table-cell>
          <table:table-cell table:formula="of:=ABS([.M240])" office:value-type="float" office:value="0.0000687499996985252">
            <text:p>0.00006875</text:p>
          </table:table-cell>
          <table:table-cell/>
        </table:table-row>
        <table:table-row table:style-name="ro4">
          <table:table-cell table:formula="of:=[.A240]+[.A$4]" office:value-type="float" office:value="69.5999999999997">
            <text:p>69.6</text:p>
          </table:table-cell>
          <table:table-cell table:formula="of:=[.A241]/([.$D$4]*2)" office:value-type="float" office:value="34.7999999999998">
            <text:p>34.8</text:p>
          </table:table-cell>
          <table:table-cell table:formula="of:=SQRT(ABS([.$D$2]^2-[.B241]^2))" office:value-type="float" office:value="161.288437279304">
            <text:p>161.2884372793</text:p>
          </table:table-cell>
          <table:table-cell table:formula="of:=([.$C$10]-[.C241])*[.$B$4]" office:value-type="float" office:value="4675.89863163922">
            <text:p>4675.8986316392</text:p>
          </table:table-cell>
          <table:table-cell table:formula="of:=ROUND([.D241])" office:value-type="float" office:value="4676">
            <text:p>4676</text:p>
          </table:table-cell>
          <table:table-cell table:formula="of:=([.$C$8]-([.E241]*[.$C$4]))" office:value-type="float" office:value="161.288425">
            <text:p>161.288425</text:p>
          </table:table-cell>
          <table:table-cell table:style-name="ce6" table:formula="of:=SQRT(ABS([.$D$2]^2-[.F241]^2))" office:value-type="float" office:value="34.8000569111514">
            <text:p>34.8000569112</text:p>
          </table:table-cell>
          <table:table-cell table:formula="of:=ABS([.B241]-[.G241])" office:value-type="float" office:value="0.0000569111515886789">
            <text:p>5.69111515886789E-005</text:p>
          </table:table-cell>
          <table:table-cell/>
          <table:table-cell table:formula="of:=[.A241]*[.$B$4]" office:value-type="float" office:value="87685.0393700784">
            <text:p>87685.0393700784</text:p>
          </table:table-cell>
          <table:table-cell table:formula="of:=ROUND([.J241])" office:value-type="float" office:value="87685">
            <text:p>87685</text:p>
          </table:table-cell>
          <table:table-cell table:formula="of:=(([.K241]-[.K240])+[.K240])*[.$C$4]" office:value-type="float" office:value="69.59996875">
            <text:p>69.59996875</text:p>
          </table:table-cell>
          <table:table-cell table:formula="of:=[.L241]-[.A241]" office:value-type="float" office:value="-0.0000312499996937277">
            <text:p>-0.00003125</text:p>
          </table:table-cell>
          <table:table-cell table:formula="of:=ABS([.M241])" office:value-type="float" office:value="0.0000312499996937277">
            <text:p>0.00003125</text:p>
          </table:table-cell>
          <table:table-cell/>
        </table:table-row>
        <table:table-row table:style-name="ro4">
          <table:table-cell table:formula="of:=[.A241]+[.A$4]" office:value-type="float" office:value="69.8999999999997">
            <text:p>69.9</text:p>
          </table:table-cell>
          <table:table-cell table:formula="of:=[.A242]/([.$D$4]*2)" office:value-type="float" office:value="34.9499999999998">
            <text:p>34.95</text:p>
          </table:table-cell>
          <table:table-cell table:formula="of:=SQRT(ABS([.$D$2]^2-[.B242]^2))" office:value-type="float" office:value="161.255999888376">
            <text:p>161.2559998884</text:p>
          </table:table-cell>
          <table:table-cell table:formula="of:=([.$C$10]-[.C242])*[.$B$4]" office:value-type="float" office:value="4716.76463595773">
            <text:p>4716.7646359577</text:p>
          </table:table-cell>
          <table:table-cell table:formula="of:=ROUND([.D242])" office:value-type="float" office:value="4717">
            <text:p>4717</text:p>
          </table:table-cell>
          <table:table-cell table:formula="of:=([.$C$8]-([.E242]*[.$C$4]))" office:value-type="float" office:value="161.25588125">
            <text:p>161.25588125</text:p>
          </table:table-cell>
          <table:table-cell table:style-name="ce6" table:formula="of:=SQRT(ABS([.$D$2]^2-[.F242]^2))" office:value-type="float" office:value="34.9505473817779">
            <text:p>34.9505473818</text:p>
          </table:table-cell>
          <table:table-cell table:formula="of:=ABS([.B242]-[.G242])" office:value-type="float" office:value="0.000547381778055467">
            <text:p>0.0005473818</text:p>
          </table:table-cell>
          <table:table-cell/>
          <table:table-cell table:formula="of:=[.A242]*[.$B$4]" office:value-type="float" office:value="88062.9921259839">
            <text:p>88062.9921259839</text:p>
          </table:table-cell>
          <table:table-cell table:formula="of:=ROUND([.J242])" office:value-type="float" office:value="88063">
            <text:p>88063</text:p>
          </table:table-cell>
          <table:table-cell table:formula="of:=(([.K242]-[.K241])+[.K241])*[.$C$4]" office:value-type="float" office:value="69.90000625">
            <text:p>69.90000625</text:p>
          </table:table-cell>
          <table:table-cell table:formula="of:=[.L242]-[.A242]" office:value-type="float" office:value="0.00000625000031106993">
            <text:p>0.00000625</text:p>
          </table:table-cell>
          <table:table-cell table:formula="of:=ABS([.M242])" office:value-type="float" office:value="0.00000625000031106993">
            <text:p>0.00000625</text:p>
          </table:table-cell>
          <table:table-cell/>
        </table:table-row>
        <table:table-row table:style-name="ro4">
          <table:table-cell table:formula="of:=[.A242]+[.A$4]" office:value-type="float" office:value="70.1999999999997">
            <text:p>70.2</text:p>
          </table:table-cell>
          <table:table-cell table:formula="of:=[.A243]/([.$D$4]*2)" office:value-type="float" office:value="35.0999999999998">
            <text:p>35.1</text:p>
          </table:table-cell>
          <table:table-cell table:formula="of:=SQRT(ABS([.$D$2]^2-[.B243]^2))" office:value-type="float" office:value="161.223416413373">
            <text:p>161.2234164134</text:p>
          </table:table-cell>
          <table:table-cell table:formula="of:=([.$C$10]-[.C243])*[.$B$4]" office:value-type="float" office:value="4757.81468320543">
            <text:p>4757.8146832054</text:p>
          </table:table-cell>
          <table:table-cell table:formula="of:=ROUND([.D243])" office:value-type="float" office:value="4758">
            <text:p>4758</text:p>
          </table:table-cell>
          <table:table-cell table:formula="of:=([.$C$8]-([.E243]*[.$C$4]))" office:value-type="float" office:value="161.2233375">
            <text:p>161.2233375</text:p>
          </table:table-cell>
          <table:table-cell table:style-name="ce6" table:formula="of:=SQRT(ABS([.$D$2]^2-[.F243]^2))" office:value-type="float" office:value="35.1003624676596">
            <text:p>35.1003624677</text:p>
          </table:table-cell>
          <table:table-cell table:formula="of:=ABS([.B243]-[.G243])" office:value-type="float" office:value="0.000362467659783761">
            <text:p>0.0003624677</text:p>
          </table:table-cell>
          <table:table-cell/>
          <table:table-cell table:formula="of:=[.A243]*[.$B$4]" office:value-type="float" office:value="88440.9448818894">
            <text:p>88440.9448818894</text:p>
          </table:table-cell>
          <table:table-cell table:formula="of:=ROUND([.J243])" office:value-type="float" office:value="88441">
            <text:p>88441</text:p>
          </table:table-cell>
          <table:table-cell table:formula="of:=(([.K243]-[.K242])+[.K242])*[.$C$4]" office:value-type="float" office:value="70.20004375">
            <text:p>70.20004375</text:p>
          </table:table-cell>
          <table:table-cell table:formula="of:=[.L243]-[.A243]" office:value-type="float" office:value="0.0000437500003016567">
            <text:p>0.00004375</text:p>
          </table:table-cell>
          <table:table-cell table:formula="of:=ABS([.M243])" office:value-type="float" office:value="0.0000437500003016567">
            <text:p>0.00004375</text:p>
          </table:table-cell>
          <table:table-cell/>
        </table:table-row>
        <table:table-row table:style-name="ro4">
          <table:table-cell table:formula="of:=[.A243]+[.A$4]" office:value-type="float" office:value="70.4999999999997">
            <text:p>70.5</text:p>
          </table:table-cell>
          <table:table-cell table:formula="of:=[.A244]/([.$D$4]*2)" office:value-type="float" office:value="35.2499999999998">
            <text:p>35.25</text:p>
          </table:table-cell>
          <table:table-cell table:formula="of:=SQRT(ABS([.$D$2]^2-[.B244]^2))" office:value-type="float" office:value="161.190686765706">
            <text:p>161.1906867657</text:p>
          </table:table-cell>
          <table:table-cell table:formula="of:=([.$C$10]-[.C244])*[.$B$4]" office:value-type="float" office:value="4799.04888499091">
            <text:p>4799.0488849909</text:p>
          </table:table-cell>
          <table:table-cell table:formula="of:=ROUND([.D244])" office:value-type="float" office:value="4799">
            <text:p>4799</text:p>
          </table:table-cell>
          <table:table-cell table:formula="of:=([.$C$8]-([.E244]*[.$C$4]))" office:value-type="float" office:value="161.19079375">
            <text:p>161.19079375</text:p>
          </table:table-cell>
          <table:table-cell table:style-name="ce6" table:formula="of:=SQRT(ABS([.$D$2]^2-[.F244]^2))" office:value-type="float" office:value="35.2495107802216">
            <text:p>35.2495107802</text:p>
          </table:table-cell>
          <table:table-cell table:formula="of:=ABS([.B244]-[.G244])" office:value-type="float" office:value="0.000489219778259553">
            <text:p>0.0004892198</text:p>
          </table:table-cell>
          <table:table-cell/>
          <table:table-cell table:formula="of:=[.A244]*[.$B$4]" office:value-type="float" office:value="88818.8976377949">
            <text:p>88818.8976377949</text:p>
          </table:table-cell>
          <table:table-cell table:formula="of:=ROUND([.J244])" office:value-type="float" office:value="88819">
            <text:p>88819</text:p>
          </table:table-cell>
          <table:table-cell table:formula="of:=(([.K244]-[.K243])+[.K243])*[.$C$4]" office:value-type="float" office:value="70.50008125">
            <text:p>70.50008125</text:p>
          </table:table-cell>
          <table:table-cell table:formula="of:=[.L244]-[.A244]" office:value-type="float" office:value="0.0000812500003064542">
            <text:p>0.00008125</text:p>
          </table:table-cell>
          <table:table-cell table:formula="of:=ABS([.M244])" office:value-type="float" office:value="0.0000812500003064542">
            <text:p>0.00008125</text:p>
          </table:table-cell>
          <table:table-cell/>
        </table:table-row>
        <table:table-row table:style-name="ro4">
          <table:table-cell table:formula="of:=[.A244]+[.A$4]" office:value-type="float" office:value="70.7999999999997">
            <text:p>70.8</text:p>
          </table:table-cell>
          <table:table-cell table:formula="of:=[.A245]/([.$D$4]*2)" office:value-type="float" office:value="35.3999999999998">
            <text:p>35.4</text:p>
          </table:table-cell>
          <table:table-cell table:formula="of:=SQRT(ABS([.$D$2]^2-[.B245]^2))" office:value-type="float" office:value="161.157810856316">
            <text:p>161.1578108563</text:p>
          </table:table-cell>
          <table:table-cell table:formula="of:=([.$C$10]-[.C245])*[.$B$4]" office:value-type="float" office:value="4840.46735351444">
            <text:p>4840.4673535145</text:p>
          </table:table-cell>
          <table:table-cell table:formula="of:=ROUND([.D245])" office:value-type="float" office:value="4840">
            <text:p>4840</text:p>
          </table:table-cell>
          <table:table-cell table:formula="of:=([.$C$8]-([.E245]*[.$C$4]))" office:value-type="float" office:value="161.15825">
            <text:p>161.15825</text:p>
          </table:table-cell>
          <table:table-cell table:style-name="ce6" table:formula="of:=SQRT(ABS([.$D$2]^2-[.F245]^2))" office:value-type="float" office:value="35.398000747747">
            <text:p>35.3980007477</text:p>
          </table:table-cell>
          <table:table-cell table:formula="of:=ABS([.B245]-[.G245])" office:value-type="float" office:value="0.00199925225282982">
            <text:p>0.0019992523</text:p>
          </table:table-cell>
          <table:table-cell/>
          <table:table-cell table:formula="of:=[.A245]*[.$B$4]" office:value-type="float" office:value="89196.8503937004">
            <text:p>89196.8503937004</text:p>
          </table:table-cell>
          <table:table-cell table:formula="of:=ROUND([.J245])" office:value-type="float" office:value="89197">
            <text:p>89197</text:p>
          </table:table-cell>
          <table:table-cell table:formula="of:=(([.K245]-[.K244])+[.K244])*[.$C$4]" office:value-type="float" office:value="70.80011875">
            <text:p>70.80011875</text:p>
          </table:table-cell>
          <table:table-cell table:formula="of:=[.L245]-[.A245]" office:value-type="float" office:value="0.000118750000311252">
            <text:p>0.00011875</text:p>
          </table:table-cell>
          <table:table-cell table:formula="of:=ABS([.M245])" office:value-type="float" office:value="0.000118750000311252">
            <text:p>0.00011875</text:p>
          </table:table-cell>
          <table:table-cell/>
        </table:table-row>
        <table:table-row table:style-name="ro4">
          <table:table-cell table:formula="of:=[.A245]+[.A$4]" office:value-type="float" office:value="71.0999999999997">
            <text:p>71.1</text:p>
          </table:table-cell>
          <table:table-cell table:formula="of:=[.A246]/([.$D$4]*2)" office:value-type="float" office:value="35.5499999999998">
            <text:p>35.55</text:p>
          </table:table-cell>
          <table:table-cell table:formula="of:=SQRT(ABS([.$D$2]^2-[.B246]^2))" office:value-type="float" office:value="161.124788595672">
            <text:p>161.1247885957</text:p>
          </table:table-cell>
          <table:table-cell table:formula="of:=([.$C$10]-[.C246])*[.$B$4]" office:value-type="float" office:value="4882.07020156934">
            <text:p>4882.0702015694</text:p>
          </table:table-cell>
          <table:table-cell table:formula="of:=ROUND([.D246])" office:value-type="float" office:value="4882">
            <text:p>4882</text:p>
          </table:table-cell>
          <table:table-cell table:formula="of:=([.$C$8]-([.E246]*[.$C$4]))" office:value-type="float" office:value="161.1249125">
            <text:p>161.1249125</text:p>
          </table:table-cell>
          <table:table-cell table:style-name="ce6" table:formula="of:=SQRT(ABS([.$D$2]^2-[.F246]^2))" office:value-type="float" office:value="35.5494384184525">
            <text:p>35.5494384185</text:p>
          </table:table-cell>
          <table:table-cell table:formula="of:=ABS([.B246]-[.G246])" office:value-type="float" office:value="0.00056158154737318">
            <text:p>0.0005615815</text:p>
          </table:table-cell>
          <table:table-cell/>
          <table:table-cell table:formula="of:=[.A246]*[.$B$4]" office:value-type="float" office:value="89574.8031496059">
            <text:p>89574.8031496059</text:p>
          </table:table-cell>
          <table:table-cell table:formula="of:=ROUND([.J246])" office:value-type="float" office:value="89575">
            <text:p>89575</text:p>
          </table:table-cell>
          <table:table-cell table:formula="of:=(([.K246]-[.K245])+[.K245])*[.$C$4]" office:value-type="float" office:value="71.10015625">
            <text:p>71.10015625</text:p>
          </table:table-cell>
          <table:table-cell table:formula="of:=[.L246]-[.A246]" office:value-type="float" office:value="0.000156250000316049">
            <text:p>0.00015625</text:p>
          </table:table-cell>
          <table:table-cell table:formula="of:=ABS([.M246])" office:value-type="float" office:value="0.000156250000316049">
            <text:p>0.00015625</text:p>
          </table:table-cell>
          <table:table-cell/>
        </table:table-row>
        <table:table-row table:style-name="ro4">
          <table:table-cell table:formula="of:=[.A246]+[.A$4]" office:value-type="float" office:value="71.3999999999997">
            <text:p>71.4</text:p>
          </table:table-cell>
          <table:table-cell table:formula="of:=[.A247]/([.$D$4]*2)" office:value-type="float" office:value="35.6999999999998">
            <text:p>35.7</text:p>
          </table:table-cell>
          <table:table-cell table:formula="of:=SQRT(ABS([.$D$2]^2-[.B247]^2))" office:value-type="float" office:value="161.091619893774">
            <text:p>161.0916198938</text:p>
          </table:table-cell>
          <table:table-cell table:formula="of:=([.$C$10]-[.C247])*[.$B$4]" office:value-type="float" office:value="4923.85754254389">
            <text:p>4923.8575425439</text:p>
          </table:table-cell>
          <table:table-cell table:formula="of:=ROUND([.D247])" office:value-type="float" office:value="4924">
            <text:p>4924</text:p>
          </table:table-cell>
          <table:table-cell table:formula="of:=([.$C$8]-([.E247]*[.$C$4]))" office:value-type="float" office:value="161.091575">
            <text:p>161.091575</text:p>
          </table:table-cell>
          <table:table-cell table:style-name="ce6" table:formula="of:=SQRT(ABS([.$D$2]^2-[.F247]^2))" office:value-type="float" office:value="35.7002025767274">
            <text:p>35.7002025767</text:p>
          </table:table-cell>
          <table:table-cell table:formula="of:=ABS([.B247]-[.G247])" office:value-type="float" office:value="0.000202576727559745">
            <text:p>0.0002025767</text:p>
          </table:table-cell>
          <table:table-cell/>
          <table:table-cell table:formula="of:=[.A247]*[.$B$4]" office:value-type="float" office:value="89952.7559055114">
            <text:p>89952.7559055114</text:p>
          </table:table-cell>
          <table:table-cell table:formula="of:=ROUND([.J247])" office:value-type="float" office:value="89953">
            <text:p>89953</text:p>
          </table:table-cell>
          <table:table-cell table:formula="of:=(([.K247]-[.K246])+[.K246])*[.$C$4]" office:value-type="float" office:value="71.40019375">
            <text:p>71.40019375</text:p>
          </table:table-cell>
          <table:table-cell table:formula="of:=[.L247]-[.A247]" office:value-type="float" office:value="0.000193750000320847">
            <text:p>0.00019375</text:p>
          </table:table-cell>
          <table:table-cell table:formula="of:=ABS([.M247])" office:value-type="float" office:value="0.000193750000320847">
            <text:p>0.00019375</text:p>
          </table:table-cell>
          <table:table-cell/>
        </table:table-row>
        <table:table-row table:style-name="ro4">
          <table:table-cell table:formula="of:=[.A247]+[.A$4]" office:value-type="float" office:value="71.6999999999997">
            <text:p>71.7</text:p>
          </table:table-cell>
          <table:table-cell table:formula="of:=[.A248]/([.$D$4]*2)" office:value-type="float" office:value="35.8499999999998">
            <text:p>35.85</text:p>
          </table:table-cell>
          <table:table-cell table:formula="of:=SQRT(ABS([.$D$2]^2-[.B248]^2))" office:value-type="float" office:value="161.058304660145">
            <text:p>161.0583046601</text:p>
          </table:table-cell>
          <table:table-cell table:formula="of:=([.$C$10]-[.C248])*[.$B$4]" office:value-type="float" office:value="4965.82949042262">
            <text:p>4965.8294904226</text:p>
          </table:table-cell>
          <table:table-cell table:formula="of:=ROUND([.D248])" office:value-type="float" office:value="4966">
            <text:p>4966</text:p>
          </table:table-cell>
          <table:table-cell table:formula="of:=([.$C$8]-([.E248]*[.$C$4]))" office:value-type="float" office:value="161.0582375">
            <text:p>161.0582375</text:p>
          </table:table-cell>
          <table:table-cell table:style-name="ce6" table:formula="of:=SQRT(ABS([.$D$2]^2-[.F248]^2))" office:value-type="float" office:value="35.850301719701">
            <text:p>35.8503017197</text:p>
          </table:table-cell>
          <table:table-cell table:formula="of:=ABS([.B248]-[.G248])" office:value-type="float" office:value="0.000301719701162995">
            <text:p>0.0003017197</text:p>
          </table:table-cell>
          <table:table-cell/>
          <table:table-cell table:formula="of:=[.A248]*[.$B$4]" office:value-type="float" office:value="90330.7086614169">
            <text:p>90330.7086614169</text:p>
          </table:table-cell>
          <table:table-cell table:formula="of:=ROUND([.J248])" office:value-type="float" office:value="90331">
            <text:p>90331</text:p>
          </table:table-cell>
          <table:table-cell table:formula="of:=(([.K248]-[.K247])+[.K247])*[.$C$4]" office:value-type="float" office:value="71.70023125">
            <text:p>71.70023125</text:p>
          </table:table-cell>
          <table:table-cell table:formula="of:=[.L248]-[.A248]" office:value-type="float" office:value="0.000231250000325645">
            <text:p>0.00023125</text:p>
          </table:table-cell>
          <table:table-cell table:formula="of:=ABS([.M248])" office:value-type="float" office:value="0.000231250000325645">
            <text:p>0.00023125</text:p>
          </table:table-cell>
          <table:table-cell/>
        </table:table-row>
        <table:table-row table:style-name="ro4">
          <table:table-cell table:formula="of:=[.A248]+[.A$4]" office:value-type="float" office:value="71.9999999999997">
            <text:p>72</text:p>
          </table:table-cell>
          <table:table-cell table:formula="of:=[.A249]/([.$D$4]*2)" office:value-type="float" office:value="35.9999999999998">
            <text:p>36</text:p>
          </table:table-cell>
          <table:table-cell table:formula="of:=SQRT(ABS([.$D$2]^2-[.B249]^2))" office:value-type="float" office:value="161.024842803836">
            <text:p>161.0248428038</text:p>
          </table:table-cell>
          <table:table-cell table:formula="of:=([.$C$10]-[.C249])*[.$B$4]" office:value-type="float" office:value="5007.98615978833">
            <text:p>5007.9861597883</text:p>
          </table:table-cell>
          <table:table-cell table:formula="of:=ROUND([.D249])" office:value-type="float" office:value="5008">
            <text:p>5008</text:p>
          </table:table-cell>
          <table:table-cell table:formula="of:=([.$C$8]-([.E249]*[.$C$4]))" office:value-type="float" office:value="161.0249">
            <text:p>161.0249</text:p>
          </table:table-cell>
          <table:table-cell table:style-name="ce6" table:formula="of:=SQRT(ABS([.$D$2]^2-[.F249]^2))" office:value-type="float" office:value="35.9997441656187">
            <text:p>35.9997441656</text:p>
          </table:table-cell>
          <table:table-cell table:formula="of:=ABS([.B249]-[.G249])" office:value-type="float" office:value="0.000255834381121645">
            <text:p>0.0002558344</text:p>
          </table:table-cell>
          <table:table-cell/>
          <table:table-cell table:formula="of:=[.A249]*[.$B$4]" office:value-type="float" office:value="90708.6614173224">
            <text:p>90708.6614173224</text:p>
          </table:table-cell>
          <table:table-cell table:formula="of:=ROUND([.J249])" office:value-type="float" office:value="90709">
            <text:p>90709</text:p>
          </table:table-cell>
          <table:table-cell table:formula="of:=(([.K249]-[.K248])+[.K248])*[.$C$4]" office:value-type="float" office:value="72.00026875">
            <text:p>72.00026875</text:p>
          </table:table-cell>
          <table:table-cell table:formula="of:=[.L249]-[.A249]" office:value-type="float" office:value="0.000268750000330442">
            <text:p>0.00026875</text:p>
          </table:table-cell>
          <table:table-cell table:formula="of:=ABS([.M249])" office:value-type="float" office:value="0.000268750000330442">
            <text:p>0.00026875</text:p>
          </table:table-cell>
          <table:table-cell/>
        </table:table-row>
        <table:table-row table:style-name="ro4">
          <table:table-cell table:formula="of:=[.A249]+[.A$4]" office:value-type="float" office:value="72.2999999999997">
            <text:p>72.3</text:p>
          </table:table-cell>
          <table:table-cell table:formula="of:=[.A250]/([.$D$4]*2)" office:value-type="float" office:value="36.1499999999998">
            <text:p>36.15</text:p>
          </table:table-cell>
          <table:table-cell table:formula="of:=SQRT(ABS([.$D$2]^2-[.B250]^2))" office:value-type="float" office:value="160.99123423342">
            <text:p>160.9912342334</text:p>
          </table:table-cell>
          <table:table-cell table:formula="of:=([.$C$10]-[.C250])*[.$B$4]" office:value-type="float" office:value="5050.32766582351">
            <text:p>5050.3276658235</text:p>
          </table:table-cell>
          <table:table-cell table:formula="of:=ROUND([.D250])" office:value-type="float" office:value="5050">
            <text:p>5050</text:p>
          </table:table-cell>
          <table:table-cell table:formula="of:=([.$C$8]-([.E250]*[.$C$4]))" office:value-type="float" office:value="160.9915625">
            <text:p>160.9915625</text:p>
          </table:table-cell>
          <table:table-cell table:style-name="ce6" table:formula="of:=SQRT(ABS([.$D$2]^2-[.F250]^2))" office:value-type="float" office:value="36.1485380590778">
            <text:p>36.1485380591</text:p>
          </table:table-cell>
          <table:table-cell table:formula="of:=ABS([.B250]-[.G250])" office:value-type="float" office:value="0.00146194092200602">
            <text:p>0.0014619409</text:p>
          </table:table-cell>
          <table:table-cell/>
          <table:table-cell table:formula="of:=[.A250]*[.$B$4]" office:value-type="float" office:value="91086.6141732279">
            <text:p>91086.6141732279</text:p>
          </table:table-cell>
          <table:table-cell table:formula="of:=ROUND([.J250])" office:value-type="float" office:value="91087">
            <text:p>91087</text:p>
          </table:table-cell>
          <table:table-cell table:formula="of:=(([.K250]-[.K249])+[.K249])*[.$C$4]" office:value-type="float" office:value="72.30030625">
            <text:p>72.30030625</text:p>
          </table:table-cell>
          <table:table-cell table:formula="of:=[.L250]-[.A250]" office:value-type="float" office:value="0.000306250000321029">
            <text:p>0.00030625</text:p>
          </table:table-cell>
          <table:table-cell table:formula="of:=ABS([.M250])" office:value-type="float" office:value="0.000306250000321029">
            <text:p>0.00030625</text:p>
          </table:table-cell>
          <table:table-cell/>
        </table:table-row>
        <table:table-row table:style-name="ro4">
          <table:table-cell table:formula="of:=[.A250]+[.A$4]" office:value-type="float" office:value="72.5999999999997">
            <text:p>72.6</text:p>
          </table:table-cell>
          <table:table-cell table:formula="of:=[.A251]/([.$D$4]*2)" office:value-type="float" office:value="36.2999999999998">
            <text:p>36.3</text:p>
          </table:table-cell>
          <table:table-cell table:formula="of:=SQRT(ABS([.$D$2]^2-[.B251]^2))" office:value-type="float" office:value="160.957478856995">
            <text:p>160.957478857</text:p>
          </table:table-cell>
          <table:table-cell table:formula="of:=([.$C$10]-[.C251])*[.$B$4]" office:value-type="float" office:value="5092.85412431203">
            <text:p>5092.854124312</text:p>
          </table:table-cell>
          <table:table-cell table:formula="of:=ROUND([.D251])" office:value-type="float" office:value="5093">
            <text:p>5093</text:p>
          </table:table-cell>
          <table:table-cell table:formula="of:=([.$C$8]-([.E251]*[.$C$4]))" office:value-type="float" office:value="160.95743125">
            <text:p>160.95743125</text:p>
          </table:table-cell>
          <table:table-cell table:style-name="ce6" table:formula="of:=SQRT(ABS([.$D$2]^2-[.F251]^2))" office:value-type="float" office:value="36.3002110930711">
            <text:p>36.3002110931</text:p>
          </table:table-cell>
          <table:table-cell table:formula="of:=ABS([.B251]-[.G251])" office:value-type="float" office:value="0.000211093071222024">
            <text:p>0.0002110931</text:p>
          </table:table-cell>
          <table:table-cell/>
          <table:table-cell table:formula="of:=[.A251]*[.$B$4]" office:value-type="float" office:value="91464.5669291335">
            <text:p>91464.5669291335</text:p>
          </table:table-cell>
          <table:table-cell table:formula="of:=ROUND([.J251])" office:value-type="float" office:value="91465">
            <text:p>91465</text:p>
          </table:table-cell>
          <table:table-cell table:formula="of:=(([.K251]-[.K250])+[.K250])*[.$C$4]" office:value-type="float" office:value="72.60034375">
            <text:p>72.60034375</text:p>
          </table:table-cell>
          <table:table-cell table:formula="of:=[.L251]-[.A251]" office:value-type="float" office:value="0.000343750000325826">
            <text:p>0.00034375</text:p>
          </table:table-cell>
          <table:table-cell table:formula="of:=ABS([.M251])" office:value-type="float" office:value="0.000343750000325826">
            <text:p>0.00034375</text:p>
          </table:table-cell>
          <table:table-cell/>
        </table:table-row>
        <table:table-row table:style-name="ro4">
          <table:table-cell table:formula="of:=[.A251]+[.A$4]" office:value-type="float" office:value="72.8999999999997">
            <text:p>72.9</text:p>
          </table:table-cell>
          <table:table-cell table:formula="of:=[.A252]/([.$D$4]*2)" office:value-type="float" office:value="36.4499999999998">
            <text:p>36.45</text:p>
          </table:table-cell>
          <table:table-cell table:formula="of:=SQRT(ABS([.$D$2]^2-[.B252]^2))" office:value-type="float" office:value="160.923576582178">
            <text:p>160.9235765822</text:p>
          </table:table-cell>
          <table:table-cell table:formula="of:=([.$C$10]-[.C252])*[.$B$4]" office:value-type="float" office:value="5135.56565164099">
            <text:p>5135.565651641</text:p>
          </table:table-cell>
          <table:table-cell table:formula="of:=ROUND([.D252])" office:value-type="float" office:value="5136">
            <text:p>5136</text:p>
          </table:table-cell>
          <table:table-cell table:formula="of:=([.$C$8]-([.E252]*[.$C$4]))" office:value-type="float" office:value="160.9233">
            <text:p>160.9233</text:p>
          </table:table-cell>
          <table:table-cell table:style-name="ce6" table:formula="of:=SQRT(ABS([.$D$2]^2-[.F252]^2))" office:value-type="float" office:value="36.4512210647325">
            <text:p>36.4512210647</text:p>
          </table:table-cell>
          <table:table-cell table:formula="of:=ABS([.B252]-[.G252])" office:value-type="float" office:value="0.00122106473265404">
            <text:p>0.0012210647</text:p>
          </table:table-cell>
          <table:table-cell/>
          <table:table-cell table:formula="of:=[.A252]*[.$B$4]" office:value-type="float" office:value="91842.519685039">
            <text:p>91842.519685039</text:p>
          </table:table-cell>
          <table:table-cell table:formula="of:=ROUND([.J252])" office:value-type="float" office:value="91843">
            <text:p>91843</text:p>
          </table:table-cell>
          <table:table-cell table:formula="of:=(([.K252]-[.K251])+[.K251])*[.$C$4]" office:value-type="float" office:value="72.90038125">
            <text:p>72.90038125</text:p>
          </table:table-cell>
          <table:table-cell table:formula="of:=[.L252]-[.A252]" office:value-type="float" office:value="0.000381250000330624">
            <text:p>0.00038125</text:p>
          </table:table-cell>
          <table:table-cell table:formula="of:=ABS([.M252])" office:value-type="float" office:value="0.000381250000330624">
            <text:p>0.00038125</text:p>
          </table:table-cell>
          <table:table-cell/>
        </table:table-row>
        <table:table-row table:style-name="ro4">
          <table:table-cell table:formula="of:=[.A252]+[.A$4]" office:value-type="float" office:value="73.1999999999997">
            <text:p>73.2</text:p>
          </table:table-cell>
          <table:table-cell table:formula="of:=[.A253]/([.$D$4]*2)" office:value-type="float" office:value="36.5999999999998">
            <text:p>36.6</text:p>
          </table:table-cell>
          <table:table-cell table:formula="of:=SQRT(ABS([.$D$2]^2-[.B253]^2))" office:value-type="float" office:value="160.889527316106">
            <text:p>160.8895273161</text:p>
          </table:table-cell>
          <table:table-cell table:formula="of:=([.$C$10]-[.C253])*[.$B$4]" office:value-type="float" office:value="5178.46236480221">
            <text:p>5178.4623648022</text:p>
          </table:table-cell>
          <table:table-cell table:formula="of:=ROUND([.D253])" office:value-type="float" office:value="5178">
            <text:p>5178</text:p>
          </table:table-cell>
          <table:table-cell table:formula="of:=([.$C$8]-([.E253]*[.$C$4]))" office:value-type="float" office:value="160.8899625">
            <text:p>160.8899625</text:p>
          </table:table-cell>
          <table:table-cell table:style-name="ce6" table:formula="of:=SQRT(ABS([.$D$2]^2-[.F253]^2))" office:value-type="float" office:value="36.5980869274419">
            <text:p>36.5980869274</text:p>
          </table:table-cell>
          <table:table-cell table:formula="of:=ABS([.B253]-[.G253])" office:value-type="float" office:value="0.00191307255790463">
            <text:p>0.0019130726</text:p>
          </table:table-cell>
          <table:table-cell/>
          <table:table-cell table:formula="of:=[.A253]*[.$B$4]" office:value-type="float" office:value="92220.4724409445">
            <text:p>92220.4724409445</text:p>
          </table:table-cell>
          <table:table-cell table:formula="of:=ROUND([.J253])" office:value-type="float" office:value="92220">
            <text:p>92220</text:p>
          </table:table-cell>
          <table:table-cell table:formula="of:=(([.K253]-[.K252])+[.K252])*[.$C$4]" office:value-type="float" office:value="73.199625">
            <text:p>73.199625</text:p>
          </table:table-cell>
          <table:table-cell table:formula="of:=[.L253]-[.A253]" office:value-type="float" office:value="-0.000374999999664283">
            <text:p>-0.000375</text:p>
          </table:table-cell>
          <table:table-cell table:formula="of:=ABS([.M253])" office:value-type="float" office:value="0.000374999999664283">
            <text:p>0.000375</text:p>
          </table:table-cell>
          <table:table-cell/>
        </table:table-row>
        <table:table-row table:style-name="ro4">
          <table:table-cell table:formula="of:=[.A253]+[.A$4]" office:value-type="float" office:value="73.4999999999997">
            <text:p>73.5</text:p>
          </table:table-cell>
          <table:table-cell table:formula="of:=[.A254]/([.$D$4]*2)" office:value-type="float" office:value="36.7499999999998">
            <text:p>36.75</text:p>
          </table:table-cell>
          <table:table-cell table:formula="of:=SQRT(ABS([.$D$2]^2-[.B254]^2))" office:value-type="float" office:value="160.855330965436">
            <text:p>160.8553309654</text:p>
          </table:table-cell>
          <table:table-cell table:formula="of:=([.$C$10]-[.C254])*[.$B$4]" office:value-type="float" office:value="5221.54438139411">
            <text:p>5221.5443813941</text:p>
          </table:table-cell>
          <table:table-cell table:formula="of:=ROUND([.D254])" office:value-type="float" office:value="5222">
            <text:p>5222</text:p>
          </table:table-cell>
          <table:table-cell table:formula="of:=([.$C$8]-([.E254]*[.$C$4]))" office:value-type="float" office:value="160.8550375">
            <text:p>160.8550375</text:p>
          </table:table-cell>
          <table:table-cell table:style-name="ce6" table:formula="of:=SQRT(ABS([.$D$2]^2-[.F254]^2))" office:value-type="float" office:value="36.751284479234">
            <text:p>36.7512844792</text:p>
          </table:table-cell>
          <table:table-cell table:formula="of:=ABS([.B254]-[.G254])" office:value-type="float" office:value="0.00128447923421504">
            <text:p>0.0012844792</text:p>
          </table:table-cell>
          <table:table-cell/>
          <table:table-cell table:formula="of:=[.A254]*[.$B$4]" office:value-type="float" office:value="92598.42519685">
            <text:p>92598.42519685</text:p>
          </table:table-cell>
          <table:table-cell table:formula="of:=ROUND([.J254])" office:value-type="float" office:value="92598">
            <text:p>92598</text:p>
          </table:table-cell>
          <table:table-cell table:formula="of:=(([.K254]-[.K253])+[.K253])*[.$C$4]" office:value-type="float" office:value="73.4996625">
            <text:p>73.4996625</text:p>
          </table:table-cell>
          <table:table-cell table:formula="of:=[.L254]-[.A254]" office:value-type="float" office:value="-0.000337499999659485">
            <text:p>-0.0003375</text:p>
          </table:table-cell>
          <table:table-cell table:formula="of:=ABS([.M254])" office:value-type="float" office:value="0.000337499999659485">
            <text:p>0.0003375</text:p>
          </table:table-cell>
          <table:table-cell/>
        </table:table-row>
        <table:table-row table:style-name="ro4">
          <table:table-cell table:formula="of:=[.A254]+[.A$4]" office:value-type="float" office:value="73.7999999999997">
            <text:p>73.8</text:p>
          </table:table-cell>
          <table:table-cell table:formula="of:=[.A255]/([.$D$4]*2)" office:value-type="float" office:value="36.8999999999998">
            <text:p>36.9</text:p>
          </table:table-cell>
          <table:table-cell table:formula="of:=SQRT(ABS([.$D$2]^2-[.B255]^2))" office:value-type="float" office:value="160.820987436342">
            <text:p>160.8209874363</text:p>
          </table:table-cell>
          <table:table-cell table:formula="of:=([.$C$10]-[.C255])*[.$B$4]" office:value-type="float" office:value="5264.8118196232">
            <text:p>5264.8118196232</text:p>
          </table:table-cell>
          <table:table-cell table:formula="of:=ROUND([.D255])" office:value-type="float" office:value="5265">
            <text:p>5265</text:p>
          </table:table-cell>
          <table:table-cell table:formula="of:=([.$C$8]-([.E255]*[.$C$4]))" office:value-type="float" office:value="160.82090625">
            <text:p>160.82090625</text:p>
          </table:table-cell>
          <table:table-cell table:style-name="ce6" table:formula="of:=SQRT(ABS([.$D$2]^2-[.F255]^2))" office:value-type="float" office:value="36.9003538320259">
            <text:p>36.900353832</text:p>
          </table:table-cell>
          <table:table-cell table:formula="of:=ABS([.B255]-[.G255])" office:value-type="float" office:value="0.000353832026050327">
            <text:p>0.000353832</text:p>
          </table:table-cell>
          <table:table-cell/>
          <table:table-cell table:formula="of:=[.A255]*[.$B$4]" office:value-type="float" office:value="92976.3779527555">
            <text:p>92976.3779527555</text:p>
          </table:table-cell>
          <table:table-cell table:formula="of:=ROUND([.J255])" office:value-type="float" office:value="92976">
            <text:p>92976</text:p>
          </table:table-cell>
          <table:table-cell table:formula="of:=(([.K255]-[.K254])+[.K254])*[.$C$4]" office:value-type="float" office:value="73.7997">
            <text:p>73.7997</text:p>
          </table:table-cell>
          <table:table-cell table:formula="of:=[.L255]-[.A255]" office:value-type="float" office:value="-0.000299999999654688">
            <text:p>-0.0003</text:p>
          </table:table-cell>
          <table:table-cell table:formula="of:=ABS([.M255])" office:value-type="float" office:value="0.000299999999654688">
            <text:p>0.0003</text:p>
          </table:table-cell>
          <table:table-cell/>
        </table:table-row>
        <table:table-row table:style-name="ro4">
          <table:table-cell table:formula="of:=[.A255]+[.A$4]" office:value-type="float" office:value="74.0999999999997">
            <text:p>74.1</text:p>
          </table:table-cell>
          <table:table-cell table:formula="of:=[.A256]/([.$D$4]*2)" office:value-type="float" office:value="37.0499999999998">
            <text:p>37.05</text:p>
          </table:table-cell>
          <table:table-cell table:formula="of:=SQRT(ABS([.$D$2]^2-[.B256]^2))" office:value-type="float" office:value="160.786496634512">
            <text:p>160.7864966345</text:p>
          </table:table-cell>
          <table:table-cell table:formula="of:=([.$C$10]-[.C256])*[.$B$4]" office:value-type="float" office:value="5308.26479830617">
            <text:p>5308.2647983062</text:p>
          </table:table-cell>
          <table:table-cell table:formula="of:=ROUND([.D256])" office:value-type="float" office:value="5308">
            <text:p>5308</text:p>
          </table:table-cell>
          <table:table-cell table:formula="of:=([.$C$8]-([.E256]*[.$C$4]))" office:value-type="float" office:value="160.786775">
            <text:p>160.786775</text:p>
          </table:table-cell>
          <table:table-cell table:style-name="ce6" table:formula="of:=SQRT(ABS([.$D$2]^2-[.F256]^2))" office:value-type="float" office:value="37.0487919519567">
            <text:p>37.048791952</text:p>
          </table:table-cell>
          <table:table-cell table:formula="of:=ABS([.B256]-[.G256])" office:value-type="float" office:value="0.0012080480430825">
            <text:p>0.001208048</text:p>
          </table:table-cell>
          <table:table-cell/>
          <table:table-cell table:formula="of:=[.A256]*[.$B$4]" office:value-type="float" office:value="93354.330708661">
            <text:p>93354.330708661</text:p>
          </table:table-cell>
          <table:table-cell table:formula="of:=ROUND([.J256])" office:value-type="float" office:value="93354">
            <text:p>93354</text:p>
          </table:table-cell>
          <table:table-cell table:formula="of:=(([.K256]-[.K255])+[.K255])*[.$C$4]" office:value-type="float" office:value="74.0997375">
            <text:p>74.0997375</text:p>
          </table:table-cell>
          <table:table-cell table:formula="of:=[.L256]-[.A256]" office:value-type="float" office:value="-0.00026249999964989">
            <text:p>-0.0002625</text:p>
          </table:table-cell>
          <table:table-cell table:formula="of:=ABS([.M256])" office:value-type="float" office:value="0.00026249999964989">
            <text:p>0.0002625</text:p>
          </table:table-cell>
          <table:table-cell/>
        </table:table-row>
        <table:table-row table:style-name="ro4">
          <table:table-cell table:formula="of:=[.A256]+[.A$4]" office:value-type="float" office:value="74.3999999999997">
            <text:p>74.4</text:p>
          </table:table-cell>
          <table:table-cell table:formula="of:=[.A257]/([.$D$4]*2)" office:value-type="float" office:value="37.1999999999998">
            <text:p>37.2</text:p>
          </table:table-cell>
          <table:table-cell table:formula="of:=SQRT(ABS([.$D$2]^2-[.B257]^2))" office:value-type="float" office:value="160.751858465151">
            <text:p>160.7518584652</text:p>
          </table:table-cell>
          <table:table-cell table:formula="of:=([.$C$10]-[.C257])*[.$B$4]" office:value-type="float" office:value="5351.90343687119">
            <text:p>5351.9034368712</text:p>
          </table:table-cell>
          <table:table-cell table:formula="of:=ROUND([.D257])" office:value-type="float" office:value="5352">
            <text:p>5352</text:p>
          </table:table-cell>
          <table:table-cell table:formula="of:=([.$C$8]-([.E257]*[.$C$4]))" office:value-type="float" office:value="160.75185">
            <text:p>160.75185</text:p>
          </table:table-cell>
          <table:table-cell table:style-name="ce6" table:formula="of:=SQRT(ABS([.$D$2]^2-[.F257]^2))" office:value-type="float" office:value="37.2000365803248">
            <text:p>37.2000365803</text:p>
          </table:table-cell>
          <table:table-cell table:formula="of:=ABS([.B257]-[.G257])" office:value-type="float" office:value="0.0000365803249948726">
            <text:p>3.65803249948726E-005</text:p>
          </table:table-cell>
          <table:table-cell/>
          <table:table-cell table:formula="of:=[.A257]*[.$B$4]" office:value-type="float" office:value="93732.2834645665">
            <text:p>93732.2834645665</text:p>
          </table:table-cell>
          <table:table-cell table:formula="of:=ROUND([.J257])" office:value-type="float" office:value="93732">
            <text:p>93732</text:p>
          </table:table-cell>
          <table:table-cell table:formula="of:=(([.K257]-[.K256])+[.K256])*[.$C$4]" office:value-type="float" office:value="74.399775">
            <text:p>74.399775</text:p>
          </table:table-cell>
          <table:table-cell table:formula="of:=[.L257]-[.A257]" office:value-type="float" office:value="-0.000224999999659303">
            <text:p>-0.000225</text:p>
          </table:table-cell>
          <table:table-cell table:formula="of:=ABS([.M257])" office:value-type="float" office:value="0.000224999999659303">
            <text:p>0.000225</text:p>
          </table:table-cell>
          <table:table-cell/>
        </table:table-row>
        <table:table-row table:style-name="ro4">
          <table:table-cell table:formula="of:=[.A257]+[.A$4]" office:value-type="float" office:value="74.6999999999997">
            <text:p>74.7</text:p>
          </table:table-cell>
          <table:table-cell table:formula="of:=[.A258]/([.$D$4]*2)" office:value-type="float" office:value="37.3499999999998">
            <text:p>37.35</text:p>
          </table:table-cell>
          <table:table-cell table:formula="of:=SQRT(ABS([.$D$2]^2-[.B258]^2))" office:value-type="float" office:value="160.717072832976">
            <text:p>160.717072833</text:p>
          </table:table-cell>
          <table:table-cell table:formula="of:=([.$C$10]-[.C258])*[.$B$4]" office:value-type="float" office:value="5395.72785536008">
            <text:p>5395.7278553601</text:p>
          </table:table-cell>
          <table:table-cell table:formula="of:=ROUND([.D258])" office:value-type="float" office:value="5396">
            <text:p>5396</text:p>
          </table:table-cell>
          <table:table-cell table:formula="of:=([.$C$8]-([.E258]*[.$C$4]))" office:value-type="float" office:value="160.716925">
            <text:p>160.716925</text:p>
          </table:table-cell>
          <table:table-cell table:style-name="ce6" table:formula="of:=SQRT(ABS([.$D$2]^2-[.F258]^2))" office:value-type="float" office:value="37.3506361196751">
            <text:p>37.3506361197</text:p>
          </table:table-cell>
          <table:table-cell table:formula="of:=ABS([.B258]-[.G258])" office:value-type="float" office:value="0.000636119675228031">
            <text:p>0.0006361197</text:p>
          </table:table-cell>
          <table:table-cell/>
          <table:table-cell table:formula="of:=[.A258]*[.$B$4]" office:value-type="float" office:value="94110.236220472">
            <text:p>94110.236220472</text:p>
          </table:table-cell>
          <table:table-cell table:formula="of:=ROUND([.J258])" office:value-type="float" office:value="94110">
            <text:p>94110</text:p>
          </table:table-cell>
          <table:table-cell table:formula="of:=(([.K258]-[.K257])+[.K257])*[.$C$4]" office:value-type="float" office:value="74.6998125">
            <text:p>74.6998125</text:p>
          </table:table-cell>
          <table:table-cell table:formula="of:=[.L258]-[.A258]" office:value-type="float" office:value="-0.000187499999654506">
            <text:p>-0.0001875</text:p>
          </table:table-cell>
          <table:table-cell table:formula="of:=ABS([.M258])" office:value-type="float" office:value="0.000187499999654506">
            <text:p>0.0001875</text:p>
          </table:table-cell>
          <table:table-cell/>
        </table:table-row>
        <table:table-row table:style-name="ro4">
          <table:table-cell table:formula="of:=[.A258]+[.A$4]" office:value-type="float" office:value="74.9999999999996">
            <text:p>75</text:p>
          </table:table-cell>
          <table:table-cell table:formula="of:=[.A259]/([.$D$4]*2)" office:value-type="float" office:value="37.4999999999998">
            <text:p>37.5</text:p>
          </table:table-cell>
          <table:table-cell table:formula="of:=SQRT(ABS([.$D$2]^2-[.B259]^2))" office:value-type="float" office:value="160.682139642214">
            <text:p>160.6821396422</text:p>
          </table:table-cell>
          <table:table-cell table:formula="of:=([.$C$10]-[.C259])*[.$B$4]" office:value-type="float" office:value="5439.7381744297">
            <text:p>5439.7381744297</text:p>
          </table:table-cell>
          <table:table-cell table:formula="of:=ROUND([.D259])" office:value-type="float" office:value="5440">
            <text:p>5440</text:p>
          </table:table-cell>
          <table:table-cell table:formula="of:=([.$C$8]-([.E259]*[.$C$4]))" office:value-type="float" office:value="160.682">
            <text:p>160.682</text:p>
          </table:table-cell>
          <table:table-cell table:style-name="ce6" table:formula="of:=SQRT(ABS([.$D$2]^2-[.F259]^2))" office:value-type="float" office:value="37.5005983418932">
            <text:p>37.5005983419</text:p>
          </table:table-cell>
          <table:table-cell table:formula="of:=ABS([.B259]-[.G259])" office:value-type="float" office:value="0.000598341893386589">
            <text:p>0.0005983419</text:p>
          </table:table-cell>
          <table:table-cell/>
          <table:table-cell table:formula="of:=[.A259]*[.$B$4]" office:value-type="float" office:value="94488.1889763775">
            <text:p>94488.1889763775</text:p>
          </table:table-cell>
          <table:table-cell table:formula="of:=ROUND([.J259])" office:value-type="float" office:value="94488">
            <text:p>94488</text:p>
          </table:table-cell>
          <table:table-cell table:formula="of:=(([.K259]-[.K258])+[.K258])*[.$C$4]" office:value-type="float" office:value="74.99985">
            <text:p>74.99985</text:p>
          </table:table-cell>
          <table:table-cell table:formula="of:=[.L259]-[.A259]" office:value-type="float" office:value="-0.000149999999649708">
            <text:p>-0.00015</text:p>
          </table:table-cell>
          <table:table-cell table:formula="of:=ABS([.M259])" office:value-type="float" office:value="0.000149999999649708">
            <text:p>0.00015</text:p>
          </table:table-cell>
          <table:table-cell/>
        </table:table-row>
        <table:table-row table:style-name="ro4">
          <table:table-cell table:formula="of:=[.A259]+[.A$4]" office:value-type="float" office:value="75.2999999999996">
            <text:p>75.3</text:p>
          </table:table-cell>
          <table:table-cell table:formula="of:=[.A260]/([.$D$4]*2)" office:value-type="float" office:value="37.6499999999998">
            <text:p>37.65</text:p>
          </table:table-cell>
          <table:table-cell table:formula="of:=SQRT(ABS([.$D$2]^2-[.B260]^2))" office:value-type="float" office:value="160.647058796605">
            <text:p>160.6470587966</text:p>
          </table:table-cell>
          <table:table-cell table:formula="of:=([.$C$10]-[.C260])*[.$B$4]" office:value-type="float" office:value="5483.93451535406">
            <text:p>5483.9345153541</text:p>
          </table:table-cell>
          <table:table-cell table:formula="of:=ROUND([.D260])" office:value-type="float" office:value="5484">
            <text:p>5484</text:p>
          </table:table-cell>
          <table:table-cell table:formula="of:=([.$C$8]-([.E260]*[.$C$4]))" office:value-type="float" office:value="160.647075">
            <text:p>160.647075</text:p>
          </table:table-cell>
          <table:table-cell table:style-name="ce6" table:formula="of:=SQRT(ABS([.$D$2]^2-[.F260]^2))" office:value-type="float" office:value="37.6499308624116">
            <text:p>37.6499308624</text:p>
          </table:table-cell>
          <table:table-cell table:formula="of:=ABS([.B260]-[.G260])" office:value-type="float" office:value="0.0000691375881842759">
            <text:p>6.91375881842759E-005</text:p>
          </table:table-cell>
          <table:table-cell/>
          <table:table-cell table:formula="of:=[.A260]*[.$B$4]" office:value-type="float" office:value="94866.141732283">
            <text:p>94866.141732283</text:p>
          </table:table-cell>
          <table:table-cell table:formula="of:=ROUND([.J260])" office:value-type="float" office:value="94866">
            <text:p>94866</text:p>
          </table:table-cell>
          <table:table-cell table:formula="of:=(([.K260]-[.K259])+[.K259])*[.$C$4]" office:value-type="float" office:value="75.2998875">
            <text:p>75.2998875</text:p>
          </table:table-cell>
          <table:table-cell table:formula="of:=[.L260]-[.A260]" office:value-type="float" office:value="-0.000112499999644911">
            <text:p>-0.0001125</text:p>
          </table:table-cell>
          <table:table-cell table:formula="of:=ABS([.M260])" office:value-type="float" office:value="0.000112499999644911">
            <text:p>0.0001125</text:p>
          </table:table-cell>
          <table:table-cell/>
        </table:table-row>
        <table:table-row table:style-name="ro4">
          <table:table-cell table:formula="of:=[.A260]+[.A$4]" office:value-type="float" office:value="75.5999999999996">
            <text:p>75.6</text:p>
          </table:table-cell>
          <table:table-cell table:formula="of:=[.A261]/([.$D$4]*2)" office:value-type="float" office:value="37.7999999999998">
            <text:p>37.8</text:p>
          </table:table-cell>
          <table:table-cell table:formula="of:=SQRT(ABS([.$D$2]^2-[.B261]^2))" office:value-type="float" office:value="160.611830199397">
            <text:p>160.6118301994</text:p>
          </table:table-cell>
          <table:table-cell table:formula="of:=([.$C$10]-[.C261])*[.$B$4]" office:value-type="float" office:value="5528.31700002582">
            <text:p>5528.3170000258</text:p>
          </table:table-cell>
          <table:table-cell table:formula="of:=ROUND([.D261])" office:value-type="float" office:value="5528">
            <text:p>5528</text:p>
          </table:table-cell>
          <table:table-cell table:formula="of:=([.$C$8]-([.E261]*[.$C$4]))" office:value-type="float" office:value="160.61215">
            <text:p>160.61215</text:p>
          </table:table-cell>
          <table:table-cell table:style-name="ce6" table:formula="of:=SQRT(ABS([.$D$2]^2-[.F261]^2))" office:value-type="float" office:value="37.7986411445902">
            <text:p>37.7986411446</text:p>
          </table:table-cell>
          <table:table-cell table:formula="of:=ABS([.B261]-[.G261])" office:value-type="float" office:value="0.00135885540965575">
            <text:p>0.0013588554</text:p>
          </table:table-cell>
          <table:table-cell/>
          <table:table-cell table:formula="of:=[.A261]*[.$B$4]" office:value-type="float" office:value="95244.0944881885">
            <text:p>95244.0944881885</text:p>
          </table:table-cell>
          <table:table-cell table:formula="of:=ROUND([.J261])" office:value-type="float" office:value="95244">
            <text:p>95244</text:p>
          </table:table-cell>
          <table:table-cell table:formula="of:=(([.K261]-[.K260])+[.K260])*[.$C$4]" office:value-type="float" office:value="75.599925">
            <text:p>75.599925</text:p>
          </table:table-cell>
          <table:table-cell table:formula="of:=[.L261]-[.A261]" office:value-type="float" office:value="-0.0000749999996401129">
            <text:p>-0.000075</text:p>
          </table:table-cell>
          <table:table-cell table:formula="of:=ABS([.M261])" office:value-type="float" office:value="0.0000749999996401129">
            <text:p>0.000075</text:p>
          </table:table-cell>
          <table:table-cell/>
        </table:table-row>
        <table:table-row table:style-name="ro4">
          <table:table-cell table:formula="of:=[.A261]+[.A$4]" office:value-type="float" office:value="75.8999999999996">
            <text:p>75.9</text:p>
          </table:table-cell>
          <table:table-cell table:formula="of:=[.A262]/([.$D$4]*2)" office:value-type="float" office:value="37.9499999999998">
            <text:p>37.95</text:p>
          </table:table-cell>
          <table:table-cell table:formula="of:=SQRT(ABS([.$D$2]^2-[.B262]^2))" office:value-type="float" office:value="160.576453753345">
            <text:p>160.5764537533</text:p>
          </table:table-cell>
          <table:table-cell table:formula="of:=([.$C$10]-[.C262])*[.$B$4]" office:value-type="float" office:value="5572.88575095829">
            <text:p>5572.8857509583</text:p>
          </table:table-cell>
          <table:table-cell table:formula="of:=ROUND([.D262])" office:value-type="float" office:value="5573">
            <text:p>5573</text:p>
          </table:table-cell>
          <table:table-cell table:formula="of:=([.$C$8]-([.E262]*[.$C$4]))" office:value-type="float" office:value="160.57643125">
            <text:p>160.57643125</text:p>
          </table:table-cell>
          <table:table-cell table:style-name="ce6" table:formula="of:=SQRT(ABS([.$D$2]^2-[.F262]^2))" office:value-type="float" office:value="37.9500952174565">
            <text:p>37.9500952175</text:p>
          </table:table-cell>
          <table:table-cell table:formula="of:=ABS([.B262]-[.G262])" office:value-type="float" office:value="0.0000952174567316888">
            <text:p>9.52174567316888E-005</text:p>
          </table:table-cell>
          <table:table-cell/>
          <table:table-cell table:formula="of:=[.A262]*[.$B$4]" office:value-type="float" office:value="95622.047244094">
            <text:p>95622.047244094</text:p>
          </table:table-cell>
          <table:table-cell table:formula="of:=ROUND([.J262])" office:value-type="float" office:value="95622">
            <text:p>95622</text:p>
          </table:table-cell>
          <table:table-cell table:formula="of:=(([.K262]-[.K261])+[.K261])*[.$C$4]" office:value-type="float" office:value="75.8999625">
            <text:p>75.8999625</text:p>
          </table:table-cell>
          <table:table-cell table:formula="of:=[.L262]-[.A262]" office:value-type="float" office:value="-0.0000374999996353154">
            <text:p>-0.0000375</text:p>
          </table:table-cell>
          <table:table-cell table:formula="of:=ABS([.M262])" office:value-type="float" office:value="0.0000374999996353154">
            <text:p>0.0000375</text:p>
          </table:table-cell>
          <table:table-cell/>
        </table:table-row>
        <table:table-row table:style-name="ro4">
          <table:table-cell table:formula="of:=[.A262]+[.A$4]" office:value-type="float" office:value="76.1999999999996">
            <text:p>76.2</text:p>
          </table:table-cell>
          <table:table-cell table:formula="of:=[.A263]/([.$D$4]*2)" office:value-type="float" office:value="38.0999999999998">
            <text:p>38.1</text:p>
          </table:table-cell>
          <table:table-cell table:formula="of:=SQRT(ABS([.$D$2]^2-[.B263]^2))" office:value-type="float" office:value="160.540929360709">
            <text:p>160.5409293607</text:p>
          </table:table-cell>
          <table:table-cell table:formula="of:=([.$C$10]-[.C263])*[.$B$4]" office:value-type="float" office:value="5617.64089128715">
            <text:p>5617.6408912872</text:p>
          </table:table-cell>
          <table:table-cell table:formula="of:=ROUND([.D263])" office:value-type="float" office:value="5618">
            <text:p>5618</text:p>
          </table:table-cell>
          <table:table-cell table:formula="of:=([.$C$8]-([.E263]*[.$C$4]))" office:value-type="float" office:value="160.5407125">
            <text:p>160.5407125</text:p>
          </table:table-cell>
          <table:table-cell table:style-name="ce6" table:formula="of:=SQRT(ABS([.$D$2]^2-[.F263]^2))" office:value-type="float" office:value="38.1009137684694">
            <text:p>38.1009137685</text:p>
          </table:table-cell>
          <table:table-cell table:formula="of:=ABS([.B263]-[.G263])" office:value-type="float" office:value="0.000913768469580134">
            <text:p>0.0009137685</text:p>
          </table:table-cell>
          <table:table-cell/>
          <table:table-cell table:formula="of:=[.A263]*[.$B$4]" office:value-type="float" office:value="95999.9999999995">
            <text:p>95999.9999999995</text:p>
          </table:table-cell>
          <table:table-cell table:formula="of:=ROUND([.J263])" office:value-type="float" office:value="96000">
            <text:p>96000</text:p>
          </table:table-cell>
          <table:table-cell table:formula="of:=(([.K263]-[.K262])+[.K262])*[.$C$4]" office:value-type="float" office:value="76.2">
            <text:p>76.2</text:p>
          </table:table-cell>
          <table:table-cell table:formula="of:=[.L263]-[.A263]" office:value-type="float" office:value="0.000000000000369482222595252">
            <text:p>3.69482222595252E-013</text:p>
          </table:table-cell>
          <table:table-cell table:formula="of:=ABS([.M263])" office:value-type="float" office:value="0.000000000000369482222595252">
            <text:p>3.69482222595252E-013</text:p>
          </table:table-cell>
          <table:table-cell/>
        </table:table-row>
        <table:table-row table:style-name="ro4">
          <table:table-cell table:formula="of:=[.A263]+[.A$4]" office:value-type="float" office:value="76.4999999999996">
            <text:p>76.5</text:p>
          </table:table-cell>
          <table:table-cell table:formula="of:=[.A264]/([.$D$4]*2)" office:value-type="float" office:value="38.2499999999998">
            <text:p>38.25</text:p>
          </table:table-cell>
          <table:table-cell table:formula="of:=SQRT(ABS([.$D$2]^2-[.B264]^2))" office:value-type="float" office:value="160.505256923255">
            <text:p>160.5052569233</text:p>
          </table:table-cell>
          <table:table-cell table:formula="of:=([.$C$10]-[.C264])*[.$B$4]" office:value-type="float" office:value="5662.58254477229">
            <text:p>5662.5825447723</text:p>
          </table:table-cell>
          <table:table-cell table:formula="of:=ROUND([.D264])" office:value-type="float" office:value="5663">
            <text:p>5663</text:p>
          </table:table-cell>
          <table:table-cell table:formula="of:=([.$C$8]-([.E264]*[.$C$4]))" office:value-type="float" office:value="160.50499375">
            <text:p>160.50499375</text:p>
          </table:table-cell>
          <table:table-cell table:style-name="ce6" table:formula="of:=SQRT(ABS([.$D$2]^2-[.F264]^2))" office:value-type="float" office:value="38.2511043149405">
            <text:p>38.2511043149</text:p>
          </table:table-cell>
          <table:table-cell table:formula="of:=ABS([.B264]-[.G264])" office:value-type="float" office:value="0.00110431494064756">
            <text:p>0.0011043149</text:p>
          </table:table-cell>
          <table:table-cell/>
          <table:table-cell table:formula="of:=[.A264]*[.$B$4]" office:value-type="float" office:value="96377.9527559051">
            <text:p>96377.9527559051</text:p>
          </table:table-cell>
          <table:table-cell table:formula="of:=ROUND([.J264])" office:value-type="float" office:value="96378">
            <text:p>96378</text:p>
          </table:table-cell>
          <table:table-cell table:formula="of:=(([.K264]-[.K263])+[.K263])*[.$C$4]" office:value-type="float" office:value="76.5000375">
            <text:p>76.5000375</text:p>
          </table:table-cell>
          <table:table-cell table:formula="of:=[.L264]-[.A264]" office:value-type="float" office:value="0.0000375000003600689">
            <text:p>0.0000375</text:p>
          </table:table-cell>
          <table:table-cell table:formula="of:=ABS([.M264])" office:value-type="float" office:value="0.0000375000003600689">
            <text:p>0.0000375</text:p>
          </table:table-cell>
          <table:table-cell/>
        </table:table-row>
        <table:table-row table:style-name="ro4">
          <table:table-cell table:formula="of:=[.A264]+[.A$4]" office:value-type="float" office:value="76.7999999999996">
            <text:p>76.8</text:p>
          </table:table-cell>
          <table:table-cell table:formula="of:=[.A265]/([.$D$4]*2)" office:value-type="float" office:value="38.3999999999998">
            <text:p>38.4</text:p>
          </table:table-cell>
          <table:table-cell table:formula="of:=SQRT(ABS([.$D$2]^2-[.B265]^2))" office:value-type="float" office:value="160.469436342252">
            <text:p>160.4694363423</text:p>
          </table:table-cell>
          <table:table-cell table:formula="of:=([.$C$10]-[.C265])*[.$B$4]" office:value-type="float" office:value="5707.71083579956">
            <text:p>5707.7108357996</text:p>
          </table:table-cell>
          <table:table-cell table:formula="of:=ROUND([.D265])" office:value-type="float" office:value="5708">
            <text:p>5708</text:p>
          </table:table-cell>
          <table:table-cell table:formula="of:=([.$C$8]-([.E265]*[.$C$4]))" office:value-type="float" office:value="160.469275">
            <text:p>160.469275</text:p>
          </table:table-cell>
          <table:table-cell table:style-name="ce6" table:formula="of:=SQRT(ABS([.$D$2]^2-[.F265]^2))" office:value-type="float" office:value="38.4006742255181">
            <text:p>38.4006742255</text:p>
          </table:table-cell>
          <table:table-cell table:formula="of:=ABS([.B265]-[.G265])" office:value-type="float" office:value="0.000674225518288552">
            <text:p>0.0006742255</text:p>
          </table:table-cell>
          <table:table-cell/>
          <table:table-cell table:formula="of:=[.A265]*[.$B$4]" office:value-type="float" office:value="96755.9055118106">
            <text:p>96755.9055118106</text:p>
          </table:table-cell>
          <table:table-cell table:formula="of:=ROUND([.J265])" office:value-type="float" office:value="96756">
            <text:p>96756</text:p>
          </table:table-cell>
          <table:table-cell table:formula="of:=(([.K265]-[.K264])+[.K264])*[.$C$4]" office:value-type="float" office:value="76.800075">
            <text:p>76.800075</text:p>
          </table:table-cell>
          <table:table-cell table:formula="of:=[.L265]-[.A265]" office:value-type="float" office:value="0.0000750000003648665">
            <text:p>0.000075</text:p>
          </table:table-cell>
          <table:table-cell table:formula="of:=ABS([.M265])" office:value-type="float" office:value="0.0000750000003648665">
            <text:p>0.000075</text:p>
          </table:table-cell>
          <table:table-cell/>
        </table:table-row>
        <table:table-row table:style-name="ro4">
          <table:table-cell table:formula="of:=[.A265]+[.A$4]" office:value-type="float" office:value="77.0999999999996">
            <text:p>77.1</text:p>
          </table:table-cell>
          <table:table-cell table:formula="of:=[.A266]/([.$D$4]*2)" office:value-type="float" office:value="38.5499999999998">
            <text:p>38.55</text:p>
          </table:table-cell>
          <table:table-cell table:formula="of:=SQRT(ABS([.$D$2]^2-[.B266]^2))" office:value-type="float" office:value="160.43346751847">
            <text:p>160.4334675185</text:p>
          </table:table-cell>
          <table:table-cell table:formula="of:=([.$C$10]-[.C266])*[.$B$4]" office:value-type="float" office:value="5753.0258893828">
            <text:p>5753.0258893828</text:p>
          </table:table-cell>
          <table:table-cell table:formula="of:=ROUND([.D266])" office:value-type="float" office:value="5753">
            <text:p>5753</text:p>
          </table:table-cell>
          <table:table-cell table:formula="of:=([.$C$8]-([.E266]*[.$C$4]))" office:value-type="float" office:value="160.43355625">
            <text:p>160.43355625</text:p>
          </table:table-cell>
          <table:table-cell table:style-name="ce6" table:formula="of:=SQRT(ABS([.$D$2]^2-[.F266]^2))" office:value-type="float" office:value="38.5496307242765">
            <text:p>38.5496307243</text:p>
          </table:table-cell>
          <table:table-cell table:formula="of:=ABS([.B266]-[.G266])" office:value-type="float" office:value="0.000369275723294038">
            <text:p>0.0003692757</text:p>
          </table:table-cell>
          <table:table-cell/>
          <table:table-cell table:formula="of:=[.A266]*[.$B$4]" office:value-type="float" office:value="97133.8582677161">
            <text:p>97133.8582677161</text:p>
          </table:table-cell>
          <table:table-cell table:formula="of:=ROUND([.J266])" office:value-type="float" office:value="97134">
            <text:p>97134</text:p>
          </table:table-cell>
          <table:table-cell table:formula="of:=(([.K266]-[.K265])+[.K265])*[.$C$4]" office:value-type="float" office:value="77.1001125">
            <text:p>77.1001125</text:p>
          </table:table-cell>
          <table:table-cell table:formula="of:=[.L266]-[.A266]" office:value-type="float" office:value="0.000112500000369664">
            <text:p>0.0001125</text:p>
          </table:table-cell>
          <table:table-cell table:formula="of:=ABS([.M266])" office:value-type="float" office:value="0.000112500000369664">
            <text:p>0.0001125</text:p>
          </table:table-cell>
          <table:table-cell/>
        </table:table-row>
        <table:table-row table:style-name="ro4">
          <table:table-cell table:formula="of:=[.A266]+[.A$4]" office:value-type="float" office:value="77.3999999999996">
            <text:p>77.4</text:p>
          </table:table-cell>
          <table:table-cell table:formula="of:=[.A267]/([.$D$4]*2)" office:value-type="float" office:value="38.6999999999998">
            <text:p>38.7</text:p>
          </table:table-cell>
          <table:table-cell table:formula="of:=SQRT(ABS([.$D$2]^2-[.B267]^2))" office:value-type="float" office:value="160.39735035218">
            <text:p>160.3973503522</text:p>
          </table:table-cell>
          <table:table-cell table:formula="of:=([.$C$10]-[.C267])*[.$B$4]" office:value-type="float" office:value="5798.5278311655">
            <text:p>5798.5278311655</text:p>
          </table:table-cell>
          <table:table-cell table:formula="of:=ROUND([.D267])" office:value-type="float" office:value="5799">
            <text:p>5799</text:p>
          </table:table-cell>
          <table:table-cell table:formula="of:=([.$C$8]-([.E267]*[.$C$4]))" office:value-type="float" office:value="160.39704375">
            <text:p>160.39704375</text:p>
          </table:table-cell>
          <table:table-cell table:style-name="ce6" table:formula="of:=SQRT(ABS([.$D$2]^2-[.F267]^2))" office:value-type="float" office:value="38.7012707318583">
            <text:p>38.7012707319</text:p>
          </table:table-cell>
          <table:table-cell table:formula="of:=ABS([.B267]-[.G267])" office:value-type="float" office:value="0.00127073185845461">
            <text:p>0.0012707319</text:p>
          </table:table-cell>
          <table:table-cell/>
          <table:table-cell table:formula="of:=[.A267]*[.$B$4]" office:value-type="float" office:value="97511.8110236216">
            <text:p>97511.8110236216</text:p>
          </table:table-cell>
          <table:table-cell table:formula="of:=ROUND([.J267])" office:value-type="float" office:value="97512">
            <text:p>97512</text:p>
          </table:table-cell>
          <table:table-cell table:formula="of:=(([.K267]-[.K266])+[.K266])*[.$C$4]" office:value-type="float" office:value="77.40015">
            <text:p>77.40015</text:p>
          </table:table-cell>
          <table:table-cell table:formula="of:=[.L267]-[.A267]" office:value-type="float" office:value="0.000150000000374462">
            <text:p>0.00015</text:p>
          </table:table-cell>
          <table:table-cell table:formula="of:=ABS([.M267])" office:value-type="float" office:value="0.000150000000374462">
            <text:p>0.00015</text:p>
          </table:table-cell>
          <table:table-cell/>
        </table:table-row>
        <table:table-row table:style-name="ro4">
          <table:table-cell table:formula="of:=[.A267]+[.A$4]" office:value-type="float" office:value="77.6999999999996">
            <text:p>77.7</text:p>
          </table:table-cell>
          <table:table-cell table:formula="of:=[.A268]/([.$D$4]*2)" office:value-type="float" office:value="38.8499999999998">
            <text:p>38.85</text:p>
          </table:table-cell>
          <table:table-cell table:formula="of:=SQRT(ABS([.$D$2]^2-[.B268]^2))" office:value-type="float" office:value="160.361084743151">
            <text:p>160.3610847432</text:p>
          </table:table-cell>
          <table:table-cell table:formula="of:=([.$C$10]-[.C268])*[.$B$4]" office:value-type="float" office:value="5844.21678742281">
            <text:p>5844.2167874228</text:p>
          </table:table-cell>
          <table:table-cell table:formula="of:=ROUND([.D268])" office:value-type="float" office:value="5844">
            <text:p>5844</text:p>
          </table:table-cell>
          <table:table-cell table:formula="of:=([.$C$8]-([.E268]*[.$C$4]))" office:value-type="float" office:value="160.361325">
            <text:p>160.361325</text:p>
          </table:table-cell>
          <table:table-cell table:style-name="ce6" table:formula="of:=SQRT(ABS([.$D$2]^2-[.F268]^2))" office:value-type="float" office:value="38.8490082787756">
            <text:p>38.8490082788</text:p>
          </table:table-cell>
          <table:table-cell table:formula="of:=ABS([.B268]-[.G268])" office:value-type="float" office:value="0.000991721224174569">
            <text:p>0.0009917212</text:p>
          </table:table-cell>
          <table:table-cell/>
          <table:table-cell table:formula="of:=[.A268]*[.$B$4]" office:value-type="float" office:value="97889.7637795271">
            <text:p>97889.7637795271</text:p>
          </table:table-cell>
          <table:table-cell table:formula="of:=ROUND([.J268])" office:value-type="float" office:value="97890">
            <text:p>97890</text:p>
          </table:table-cell>
          <table:table-cell table:formula="of:=(([.K268]-[.K267])+[.K267])*[.$C$4]" office:value-type="float" office:value="77.7001875">
            <text:p>77.7001875</text:p>
          </table:table-cell>
          <table:table-cell table:formula="of:=[.L268]-[.A268]" office:value-type="float" office:value="0.000187500000379259">
            <text:p>0.0001875</text:p>
          </table:table-cell>
          <table:table-cell table:formula="of:=ABS([.M268])" office:value-type="float" office:value="0.000187500000379259">
            <text:p>0.0001875</text:p>
          </table:table-cell>
          <table:table-cell/>
        </table:table-row>
        <table:table-row table:style-name="ro4">
          <table:table-cell table:formula="of:=[.A268]+[.A$4]" office:value-type="float" office:value="77.9999999999996">
            <text:p>78</text:p>
          </table:table-cell>
          <table:table-cell table:formula="of:=[.A269]/([.$D$4]*2)" office:value-type="float" office:value="38.9999999999998">
            <text:p>39</text:p>
          </table:table-cell>
          <table:table-cell table:formula="of:=SQRT(ABS([.$D$2]^2-[.B269]^2))" office:value-type="float" office:value="160.324670590649">
            <text:p>160.3246705906</text:p>
          </table:table-cell>
          <table:table-cell table:formula="of:=([.$C$10]-[.C269])*[.$B$4]" office:value-type="float" office:value="5890.09288506335">
            <text:p>5890.0928850634</text:p>
          </table:table-cell>
          <table:table-cell table:formula="of:=ROUND([.D269])" office:value-type="float" office:value="5890">
            <text:p>5890</text:p>
          </table:table-cell>
          <table:table-cell table:formula="of:=([.$C$8]-([.E269]*[.$C$4]))" office:value-type="float" office:value="160.3248125">
            <text:p>160.3248125</text:p>
          </table:table-cell>
          <table:table-cell table:style-name="ce6" table:formula="of:=SQRT(ABS([.$D$2]^2-[.F269]^2))" office:value-type="float" office:value="38.9994166217886">
            <text:p>38.9994166218</text:p>
          </table:table-cell>
          <table:table-cell table:formula="of:=ABS([.B269]-[.G269])" office:value-type="float" office:value="0.000583378211217678">
            <text:p>0.0005833782</text:p>
          </table:table-cell>
          <table:table-cell/>
          <table:table-cell table:formula="of:=[.A269]*[.$B$4]" office:value-type="float" office:value="98267.7165354326">
            <text:p>98267.7165354326</text:p>
          </table:table-cell>
          <table:table-cell table:formula="of:=ROUND([.J269])" office:value-type="float" office:value="98268">
            <text:p>98268</text:p>
          </table:table-cell>
          <table:table-cell table:formula="of:=(([.K269]-[.K268])+[.K268])*[.$C$4]" office:value-type="float" office:value="78.000225">
            <text:p>78.000225</text:p>
          </table:table-cell>
          <table:table-cell table:formula="of:=[.L269]-[.A269]" office:value-type="float" office:value="0.000225000000384057">
            <text:p>0.000225</text:p>
          </table:table-cell>
          <table:table-cell table:formula="of:=ABS([.M269])" office:value-type="float" office:value="0.000225000000384057">
            <text:p>0.000225</text:p>
          </table:table-cell>
          <table:table-cell/>
        </table:table-row>
        <table:table-row table:style-name="ro4">
          <table:table-cell table:formula="of:=[.A269]+[.A$4]" office:value-type="float" office:value="78.2999999999996">
            <text:p>78.3</text:p>
          </table:table-cell>
          <table:table-cell table:formula="of:=[.A270]/([.$D$4]*2)" office:value-type="float" office:value="39.1499999999998">
            <text:p>39.15</text:p>
          </table:table-cell>
          <table:table-cell table:formula="of:=SQRT(ABS([.$D$2]^2-[.B270]^2))" office:value-type="float" office:value="160.288107793436">
            <text:p>160.2881077934</text:p>
          </table:table-cell>
          <table:table-cell table:formula="of:=([.$C$10]-[.C270])*[.$B$4]" office:value-type="float" office:value="5936.15625163109">
            <text:p>5936.1562516311</text:p>
          </table:table-cell>
          <table:table-cell table:formula="of:=ROUND([.D270])" office:value-type="float" office:value="5936">
            <text:p>5936</text:p>
          </table:table-cell>
          <table:table-cell table:formula="of:=([.$C$8]-([.E270]*[.$C$4]))" office:value-type="float" office:value="160.2883">
            <text:p>160.2883</text:p>
          </table:table-cell>
          <table:table-cell table:style-name="ce6" table:formula="of:=SQRT(ABS([.$D$2]^2-[.F270]^2))" office:value-type="float" office:value="39.14921305863">
            <text:p>39.1492130586</text:p>
          </table:table-cell>
          <table:table-cell table:formula="of:=ABS([.B270]-[.G270])" office:value-type="float" office:value="0.000786941369852912">
            <text:p>0.0007869414</text:p>
          </table:table-cell>
          <table:table-cell/>
          <table:table-cell table:formula="of:=[.A270]*[.$B$4]" office:value-type="float" office:value="98645.6692913381">
            <text:p>98645.6692913381</text:p>
          </table:table-cell>
          <table:table-cell table:formula="of:=ROUND([.J270])" office:value-type="float" office:value="98646">
            <text:p>98646</text:p>
          </table:table-cell>
          <table:table-cell table:formula="of:=(([.K270]-[.K269])+[.K269])*[.$C$4]" office:value-type="float" office:value="78.3002625">
            <text:p>78.3002625</text:p>
          </table:table-cell>
          <table:table-cell table:formula="of:=[.L270]-[.A270]" office:value-type="float" office:value="0.000262500000388854">
            <text:p>0.0002625</text:p>
          </table:table-cell>
          <table:table-cell table:formula="of:=ABS([.M270])" office:value-type="float" office:value="0.000262500000388854">
            <text:p>0.0002625</text:p>
          </table:table-cell>
          <table:table-cell/>
        </table:table-row>
        <table:table-row table:style-name="ro4">
          <table:table-cell table:formula="of:=[.A270]+[.A$4]" office:value-type="float" office:value="78.5999999999996">
            <text:p>78.6</text:p>
          </table:table-cell>
          <table:table-cell table:formula="of:=[.A271]/([.$D$4]*2)" office:value-type="float" office:value="39.2999999999998">
            <text:p>39.3</text:p>
          </table:table-cell>
          <table:table-cell table:formula="of:=SQRT(ABS([.$D$2]^2-[.B271]^2))" office:value-type="float" office:value="160.251396249768">
            <text:p>160.2513962498</text:p>
          </table:table-cell>
          <table:table-cell table:formula="of:=([.$C$10]-[.C271])*[.$B$4]" office:value-type="float" office:value="5982.4070153073">
            <text:p>5982.4070153073</text:p>
          </table:table-cell>
          <table:table-cell table:formula="of:=ROUND([.D271])" office:value-type="float" office:value="5982">
            <text:p>5982</text:p>
          </table:table-cell>
          <table:table-cell table:formula="of:=([.$C$8]-([.E271]*[.$C$4]))" office:value-type="float" office:value="160.2517875">
            <text:p>160.2517875</text:p>
          </table:table-cell>
          <table:table-cell table:style-name="ce6" table:formula="of:=SQRT(ABS([.$D$2]^2-[.F271]^2))" office:value-type="float" office:value="39.2984045866348">
            <text:p>39.2984045866</text:p>
          </table:table-cell>
          <table:table-cell table:formula="of:=ABS([.B271]-[.G271])" office:value-type="float" office:value="0.00159541336498137">
            <text:p>0.0015954134</text:p>
          </table:table-cell>
          <table:table-cell/>
          <table:table-cell table:formula="of:=[.A271]*[.$B$4]" office:value-type="float" office:value="99023.6220472436">
            <text:p>99023.6220472436</text:p>
          </table:table-cell>
          <table:table-cell table:formula="of:=ROUND([.J271])" office:value-type="float" office:value="99024">
            <text:p>99024</text:p>
          </table:table-cell>
          <table:table-cell table:formula="of:=(([.K271]-[.K270])+[.K270])*[.$C$4]" office:value-type="float" office:value="78.6003">
            <text:p>78.6003</text:p>
          </table:table-cell>
          <table:table-cell table:formula="of:=[.L271]-[.A271]" office:value-type="float" office:value="0.000300000000379441">
            <text:p>0.0003</text:p>
          </table:table-cell>
          <table:table-cell table:formula="of:=ABS([.M271])" office:value-type="float" office:value="0.000300000000379441">
            <text:p>0.0003</text:p>
          </table:table-cell>
          <table:table-cell/>
        </table:table-row>
        <table:table-row table:style-name="ro4">
          <table:table-cell table:formula="of:=[.A271]+[.A$4]" office:value-type="float" office:value="78.8999999999996">
            <text:p>78.9</text:p>
          </table:table-cell>
          <table:table-cell table:formula="of:=[.A272]/([.$D$4]*2)" office:value-type="float" office:value="39.4499999999998">
            <text:p>39.45</text:p>
          </table:table-cell>
          <table:table-cell table:formula="of:=SQRT(ABS([.$D$2]^2-[.B272]^2))" office:value-type="float" office:value="160.214535857393">
            <text:p>160.2145358574</text:p>
          </table:table-cell>
          <table:table-cell table:formula="of:=([.$C$10]-[.C272])*[.$B$4]" office:value-type="float" office:value="6028.84530491248">
            <text:p>6028.8453049125</text:p>
          </table:table-cell>
          <table:table-cell table:formula="of:=ROUND([.D272])" office:value-type="float" office:value="6029">
            <text:p>6029</text:p>
          </table:table-cell>
          <table:table-cell table:formula="of:=([.$C$8]-([.E272]*[.$C$4]))" office:value-type="float" office:value="160.21448125">
            <text:p>160.21448125</text:p>
          </table:table-cell>
          <table:table-cell table:style-name="ce6" table:formula="of:=SQRT(ABS([.$D$2]^2-[.F272]^2))" office:value-type="float" office:value="39.4502217711561">
            <text:p>39.4502217712</text:p>
          </table:table-cell>
          <table:table-cell table:formula="of:=ABS([.B272]-[.G272])" office:value-type="float" office:value="0.000221771156290629">
            <text:p>0.0002217712</text:p>
          </table:table-cell>
          <table:table-cell/>
          <table:table-cell table:formula="of:=[.A272]*[.$B$4]" office:value-type="float" office:value="99401.5748031491">
            <text:p>99401.5748031491</text:p>
          </table:table-cell>
          <table:table-cell table:formula="of:=ROUND([.J272])" office:value-type="float" office:value="99402">
            <text:p>99402</text:p>
          </table:table-cell>
          <table:table-cell table:formula="of:=(([.K272]-[.K271])+[.K271])*[.$C$4]" office:value-type="float" office:value="78.9003375">
            <text:p>78.9003375</text:p>
          </table:table-cell>
          <table:table-cell table:formula="of:=[.L272]-[.A272]" office:value-type="float" office:value="0.000337500000384239">
            <text:p>0.0003375</text:p>
          </table:table-cell>
          <table:table-cell table:formula="of:=ABS([.M272])" office:value-type="float" office:value="0.000337500000384239">
            <text:p>0.0003375</text:p>
          </table:table-cell>
          <table:table-cell/>
        </table:table-row>
        <table:table-row table:style-name="ro4">
          <table:table-cell table:formula="of:=[.A272]+[.A$4]" office:value-type="float" office:value="79.1999999999996">
            <text:p>79.2</text:p>
          </table:table-cell>
          <table:table-cell table:formula="of:=[.A273]/([.$D$4]*2)" office:value-type="float" office:value="39.5999999999998">
            <text:p>39.6</text:p>
          </table:table-cell>
          <table:table-cell table:formula="of:=SQRT(ABS([.$D$2]^2-[.B273]^2))" office:value-type="float" office:value="160.177526513553">
            <text:p>160.1775265136</text:p>
          </table:table-cell>
          <table:table-cell table:formula="of:=([.$C$10]-[.C273])*[.$B$4]" office:value-type="float" office:value="6075.47124990818">
            <text:p>6075.4712499082</text:p>
          </table:table-cell>
          <table:table-cell table:formula="of:=ROUND([.D273])" office:value-type="float" office:value="6075">
            <text:p>6075</text:p>
          </table:table-cell>
          <table:table-cell table:formula="of:=([.$C$8]-([.E273]*[.$C$4]))" office:value-type="float" office:value="160.17796875">
            <text:p>160.17796875</text:p>
          </table:table-cell>
          <table:table-cell table:style-name="ce6" table:formula="of:=SQRT(ABS([.$D$2]^2-[.F273]^2))" office:value-type="float" office:value="39.5982111606576">
            <text:p>39.5982111607</text:p>
          </table:table-cell>
          <table:table-cell table:formula="of:=ABS([.B273]-[.G273])" office:value-type="float" office:value="0.00178883934221119">
            <text:p>0.0017888393</text:p>
          </table:table-cell>
          <table:table-cell/>
          <table:table-cell table:formula="of:=[.A273]*[.$B$4]" office:value-type="float" office:value="99779.5275590546">
            <text:p>99779.5275590546</text:p>
          </table:table-cell>
          <table:table-cell table:formula="of:=ROUND([.J273])" office:value-type="float" office:value="99780">
            <text:p>99780</text:p>
          </table:table-cell>
          <table:table-cell table:formula="of:=(([.K273]-[.K272])+[.K272])*[.$C$4]" office:value-type="float" office:value="79.200375">
            <text:p>79.200375</text:p>
          </table:table-cell>
          <table:table-cell table:formula="of:=[.L273]-[.A273]" office:value-type="float" office:value="0.000375000000389036">
            <text:p>0.000375</text:p>
          </table:table-cell>
          <table:table-cell table:formula="of:=ABS([.M273])" office:value-type="float" office:value="0.000375000000389036">
            <text:p>0.000375</text:p>
          </table:table-cell>
          <table:table-cell/>
        </table:table-row>
        <table:table-row table:style-name="ro4">
          <table:table-cell table:formula="of:=[.A273]+[.A$4]" office:value-type="float" office:value="79.4999999999996">
            <text:p>79.5</text:p>
          </table:table-cell>
          <table:table-cell table:formula="of:=[.A274]/([.$D$4]*2)" office:value-type="float" office:value="39.7499999999998">
            <text:p>39.75</text:p>
          </table:table-cell>
          <table:table-cell table:formula="of:=SQRT(ABS([.$D$2]^2-[.B274]^2))" office:value-type="float" office:value="160.140368114976">
            <text:p>160.140368115</text:p>
          </table:table-cell>
          <table:table-cell table:formula="of:=([.$C$10]-[.C274])*[.$B$4]" office:value-type="float" office:value="6122.28498039906">
            <text:p>6122.2849803991</text:p>
          </table:table-cell>
          <table:table-cell table:formula="of:=ROUND([.D274])" office:value-type="float" office:value="6122">
            <text:p>6122</text:p>
          </table:table-cell>
          <table:table-cell table:formula="of:=([.$C$8]-([.E274]*[.$C$4]))" office:value-type="float" office:value="160.1406625">
            <text:p>160.1406625</text:p>
          </table:table-cell>
          <table:table-cell table:style-name="ce6" table:formula="of:=SQRT(ABS([.$D$2]^2-[.F274]^2))" office:value-type="float" office:value="39.748813995654">
            <text:p>39.7488139957</text:p>
          </table:table-cell>
          <table:table-cell table:formula="of:=ABS([.B274]-[.G274])" office:value-type="float" office:value="0.00118600434583271">
            <text:p>0.0011860043</text:p>
          </table:table-cell>
          <table:table-cell/>
          <table:table-cell table:formula="of:=[.A274]*[.$B$4]" office:value-type="float" office:value="100157.48031496">
            <text:p>100157.48031496</text:p>
          </table:table-cell>
          <table:table-cell table:formula="of:=ROUND([.J274])" office:value-type="float" office:value="100157">
            <text:p>100157</text:p>
          </table:table-cell>
          <table:table-cell table:formula="of:=(([.K274]-[.K273])+[.K273])*[.$C$4]" office:value-type="float" office:value="79.49961875">
            <text:p>79.49961875</text:p>
          </table:table-cell>
          <table:table-cell table:formula="of:=[.L274]-[.A274]" office:value-type="float" office:value="-0.00038124999960587">
            <text:p>-0.00038125</text:p>
          </table:table-cell>
          <table:table-cell table:formula="of:=ABS([.M274])" office:value-type="float" office:value="0.00038124999960587">
            <text:p>0.00038125</text:p>
          </table:table-cell>
          <table:table-cell/>
        </table:table-row>
        <table:table-row table:style-name="ro4">
          <table:table-cell table:formula="of:=[.A274]+[.A$4]" office:value-type="float" office:value="79.7999999999996">
            <text:p>79.8</text:p>
          </table:table-cell>
          <table:table-cell table:formula="of:=[.A275]/([.$D$4]*2)" office:value-type="float" office:value="39.8999999999998">
            <text:p>39.9</text:p>
          </table:table-cell>
          <table:table-cell table:formula="of:=SQRT(ABS([.$D$2]^2-[.B275]^2))" office:value-type="float" office:value="160.103060557879">
            <text:p>160.1030605579</text:p>
          </table:table-cell>
          <table:table-cell table:formula="of:=([.$C$10]-[.C275])*[.$B$4]" office:value-type="float" office:value="6169.28662713486">
            <text:p>6169.2866271349</text:p>
          </table:table-cell>
          <table:table-cell table:formula="of:=ROUND([.D275])" office:value-type="float" office:value="6169">
            <text:p>6169</text:p>
          </table:table-cell>
          <table:table-cell table:formula="of:=([.$C$8]-([.E275]*[.$C$4]))" office:value-type="float" office:value="160.10335625">
            <text:p>160.10335625</text:p>
          </table:table-cell>
          <table:table-cell table:style-name="ce6" table:formula="of:=SQRT(ABS([.$D$2]^2-[.F275]^2))" office:value-type="float" office:value="39.8988134846838">
            <text:p>39.8988134847</text:p>
          </table:table-cell>
          <table:table-cell table:formula="of:=ABS([.B275]-[.G275])" office:value-type="float" office:value="0.00118651531595759">
            <text:p>0.0011865153</text:p>
          </table:table-cell>
          <table:table-cell/>
          <table:table-cell table:formula="of:=[.A275]*[.$B$4]" office:value-type="float" office:value="100535.433070866">
            <text:p>100535.433070866</text:p>
          </table:table-cell>
          <table:table-cell table:formula="of:=ROUND([.J275])" office:value-type="float" office:value="100535">
            <text:p>100535</text:p>
          </table:table-cell>
          <table:table-cell table:formula="of:=(([.K275]-[.K274])+[.K274])*[.$C$4]" office:value-type="float" office:value="79.79965625">
            <text:p>79.79965625</text:p>
          </table:table-cell>
          <table:table-cell table:formula="of:=[.L275]-[.A275]" office:value-type="float" office:value="-0.000343749999601073">
            <text:p>-0.00034375</text:p>
          </table:table-cell>
          <table:table-cell table:formula="of:=ABS([.M275])" office:value-type="float" office:value="0.000343749999601073">
            <text:p>0.00034375</text:p>
          </table:table-cell>
          <table:table-cell/>
        </table:table-row>
        <table:table-row table:style-name="ro4">
          <table:table-cell table:formula="of:=[.A275]+[.A$4]" office:value-type="float" office:value="80.0999999999996">
            <text:p>80.1</text:p>
          </table:table-cell>
          <table:table-cell table:formula="of:=[.A276]/([.$D$4]*2)" office:value-type="float" office:value="40.0499999999998">
            <text:p>40.05</text:p>
          </table:table-cell>
          <table:table-cell table:formula="of:=SQRT(ABS([.$D$2]^2-[.B276]^2))" office:value-type="float" office:value="160.065603737967">
            <text:p>160.065603738</text:p>
          </table:table-cell>
          <table:table-cell table:formula="of:=([.$C$10]-[.C276])*[.$B$4]" office:value-type="float" office:value="6216.47632151217">
            <text:p>6216.4763215122</text:p>
          </table:table-cell>
          <table:table-cell table:formula="of:=ROUND([.D276])" office:value-type="float" office:value="6216">
            <text:p>6216</text:p>
          </table:table-cell>
          <table:table-cell table:formula="of:=([.$C$8]-([.E276]*[.$C$4]))" office:value-type="float" office:value="160.06605">
            <text:p>160.06605</text:p>
          </table:table-cell>
          <table:table-cell table:style-name="ce6" table:formula="of:=SQRT(ABS([.$D$2]^2-[.F276]^2))" office:value-type="float" office:value="40.0482164071947">
            <text:p>40.0482164072</text:p>
          </table:table-cell>
          <table:table-cell table:formula="of:=ABS([.B276]-[.G276])" office:value-type="float" office:value="0.00178359280506157">
            <text:p>0.0017835928</text:p>
          </table:table-cell>
          <table:table-cell/>
          <table:table-cell table:formula="of:=[.A276]*[.$B$4]" office:value-type="float" office:value="100913.385826771">
            <text:p>100913.385826771</text:p>
          </table:table-cell>
          <table:table-cell table:formula="of:=ROUND([.J276])" office:value-type="float" office:value="100913">
            <text:p>100913</text:p>
          </table:table-cell>
          <table:table-cell table:formula="of:=(([.K276]-[.K275])+[.K275])*[.$C$4]" office:value-type="float" office:value="80.09969375">
            <text:p>80.09969375</text:p>
          </table:table-cell>
          <table:table-cell table:formula="of:=[.L276]-[.A276]" office:value-type="float" office:value="-0.000306249999596275">
            <text:p>-0.00030625</text:p>
          </table:table-cell>
          <table:table-cell table:formula="of:=ABS([.M276])" office:value-type="float" office:value="0.000306249999596275">
            <text:p>0.00030625</text:p>
          </table:table-cell>
          <table:table-cell/>
        </table:table-row>
        <table:table-row table:style-name="ro4">
          <table:table-cell table:formula="of:=[.A276]+[.A$4]" office:value-type="float" office:value="80.3999999999996">
            <text:p>80.4</text:p>
          </table:table-cell>
          <table:table-cell table:formula="of:=[.A277]/([.$D$4]*2)" office:value-type="float" office:value="40.1999999999998">
            <text:p>40.2</text:p>
          </table:table-cell>
          <table:table-cell table:formula="of:=SQRT(ABS([.$D$2]^2-[.B277]^2))" office:value-type="float" office:value="160.027997550429">
            <text:p>160.0279975504</text:p>
          </table:table-cell>
          <table:table-cell table:formula="of:=([.$C$10]-[.C277])*[.$B$4]" office:value-type="float" office:value="6263.85419557671">
            <text:p>6263.8541955767</text:p>
          </table:table-cell>
          <table:table-cell table:formula="of:=ROUND([.D277])" office:value-type="float" office:value="6264">
            <text:p>6264</text:p>
          </table:table-cell>
          <table:table-cell table:formula="of:=([.$C$8]-([.E277]*[.$C$4]))" office:value-type="float" office:value="160.02795">
            <text:p>160.02795</text:p>
          </table:table-cell>
          <table:table-cell table:style-name="ce6" table:formula="of:=SQRT(ABS([.$D$2]^2-[.F277]^2))" office:value-type="float" office:value="40.2001892880804">
            <text:p>40.2001892881</text:p>
          </table:table-cell>
          <table:table-cell table:formula="of:=ABS([.B277]-[.G277])" office:value-type="float" office:value="0.000189288080640893">
            <text:p>0.0001892881</text:p>
          </table:table-cell>
          <table:table-cell/>
          <table:table-cell table:formula="of:=[.A277]*[.$B$4]" office:value-type="float" office:value="101291.338582677">
            <text:p>101291.338582677</text:p>
          </table:table-cell>
          <table:table-cell table:formula="of:=ROUND([.J277])" office:value-type="float" office:value="101291">
            <text:p>101291</text:p>
          </table:table-cell>
          <table:table-cell table:formula="of:=(([.K277]-[.K276])+[.K276])*[.$C$4]" office:value-type="float" office:value="80.39973125">
            <text:p>80.39973125</text:p>
          </table:table-cell>
          <table:table-cell table:formula="of:=[.L277]-[.A277]" office:value-type="float" office:value="-0.000268749999591478">
            <text:p>-0.00026875</text:p>
          </table:table-cell>
          <table:table-cell table:formula="of:=ABS([.M277])" office:value-type="float" office:value="0.000268749999591478">
            <text:p>0.00026875</text:p>
          </table:table-cell>
          <table:table-cell/>
        </table:table-row>
        <table:table-row table:style-name="ro4">
          <table:table-cell table:formula="of:=[.A277]+[.A$4]" office:value-type="float" office:value="80.6999999999996">
            <text:p>80.7</text:p>
          </table:table-cell>
          <table:table-cell table:formula="of:=[.A278]/([.$D$4]*2)" office:value-type="float" office:value="40.3499999999998">
            <text:p>40.35</text:p>
          </table:table-cell>
          <table:table-cell table:formula="of:=SQRT(ABS([.$D$2]^2-[.B278]^2))" office:value-type="float" office:value="159.990241889935">
            <text:p>159.9902418899</text:p>
          </table:table-cell>
          <table:table-cell table:formula="of:=([.$C$10]-[.C278])*[.$B$4]" office:value-type="float" office:value="6311.42038202508">
            <text:p>6311.4203820251</text:p>
          </table:table-cell>
          <table:table-cell table:formula="of:=ROUND([.D278])" office:value-type="float" office:value="6311">
            <text:p>6311</text:p>
          </table:table-cell>
          <table:table-cell table:formula="of:=([.$C$8]-([.E278]*[.$C$4]))" office:value-type="float" office:value="159.99064375">
            <text:p>159.99064375</text:p>
          </table:table-cell>
          <table:table-cell table:style-name="ce6" table:formula="of:=SQRT(ABS([.$D$2]^2-[.F278]^2))" office:value-type="float" office:value="40.348406566562">
            <text:p>40.3484065666</text:p>
          </table:table-cell>
          <table:table-cell table:formula="of:=ABS([.B278]-[.G278])" office:value-type="float" office:value="0.00159343343778318">
            <text:p>0.0015934334</text:p>
          </table:table-cell>
          <table:table-cell/>
          <table:table-cell table:formula="of:=[.A278]*[.$B$4]" office:value-type="float" office:value="101669.291338582">
            <text:p>101669.291338582</text:p>
          </table:table-cell>
          <table:table-cell table:formula="of:=ROUND([.J278])" office:value-type="float" office:value="101669">
            <text:p>101669</text:p>
          </table:table-cell>
          <table:table-cell table:formula="of:=(([.K278]-[.K277])+[.K277])*[.$C$4]" office:value-type="float" office:value="80.69976875">
            <text:p>80.69976875</text:p>
          </table:table-cell>
          <table:table-cell table:formula="of:=[.L278]-[.A278]" office:value-type="float" office:value="-0.000231249999600891">
            <text:p>-0.00023125</text:p>
          </table:table-cell>
          <table:table-cell table:formula="of:=ABS([.M278])" office:value-type="float" office:value="0.000231249999600891">
            <text:p>0.00023125</text:p>
          </table:table-cell>
          <table:table-cell/>
        </table:table-row>
        <table:table-row table:style-name="ro4">
          <table:table-cell table:formula="of:=[.A278]+[.A$4]" office:value-type="float" office:value="80.9999999999996">
            <text:p>81</text:p>
          </table:table-cell>
          <table:table-cell table:formula="of:=[.A279]/([.$D$4]*2)" office:value-type="float" office:value="40.4999999999998">
            <text:p>40.5</text:p>
          </table:table-cell>
          <table:table-cell table:formula="of:=SQRT(ABS([.$D$2]^2-[.B279]^2))" office:value-type="float" office:value="159.952336650641">
            <text:p>159.9523366506</text:p>
          </table:table-cell>
          <table:table-cell table:formula="of:=([.$C$10]-[.C279])*[.$B$4]" office:value-type="float" office:value="6359.17501420681">
            <text:p>6359.1750142068</text:p>
          </table:table-cell>
          <table:table-cell table:formula="of:=ROUND([.D279])" office:value-type="float" office:value="6359">
            <text:p>6359</text:p>
          </table:table-cell>
          <table:table-cell table:formula="of:=([.$C$8]-([.E279]*[.$C$4]))" office:value-type="float" office:value="159.95254375">
            <text:p>159.95254375</text:p>
          </table:table-cell>
          <table:table-cell table:style-name="ce6" table:formula="of:=SQRT(ABS([.$D$2]^2-[.F279]^2))" office:value-type="float" office:value="40.4991820646336">
            <text:p>40.4991820646</text:p>
          </table:table-cell>
          <table:table-cell table:formula="of:=ABS([.B279]-[.G279])" office:value-type="float" office:value="0.000817935366207223">
            <text:p>0.0008179354</text:p>
          </table:table-cell>
          <table:table-cell/>
          <table:table-cell table:formula="of:=[.A279]*[.$B$4]" office:value-type="float" office:value="102047.244094488">
            <text:p>102047.244094488</text:p>
          </table:table-cell>
          <table:table-cell table:formula="of:=ROUND([.J279])" office:value-type="float" office:value="102047">
            <text:p>102047</text:p>
          </table:table-cell>
          <table:table-cell table:formula="of:=(([.K279]-[.K278])+[.K278])*[.$C$4]" office:value-type="float" office:value="80.99980625">
            <text:p>80.99980625</text:p>
          </table:table-cell>
          <table:table-cell table:formula="of:=[.L279]-[.A279]" office:value-type="float" office:value="-0.000193749999596093">
            <text:p>-0.00019375</text:p>
          </table:table-cell>
          <table:table-cell table:formula="of:=ABS([.M279])" office:value-type="float" office:value="0.000193749999596093">
            <text:p>0.00019375</text:p>
          </table:table-cell>
          <table:table-cell/>
        </table:table-row>
        <table:table-row table:style-name="ro4">
          <table:table-cell table:formula="of:=[.A279]+[.A$4]" office:value-type="float" office:value="81.2999999999996">
            <text:p>81.3</text:p>
          </table:table-cell>
          <table:table-cell table:formula="of:=[.A280]/([.$D$4]*2)" office:value-type="float" office:value="40.6499999999998">
            <text:p>40.65</text:p>
          </table:table-cell>
          <table:table-cell table:formula="of:=SQRT(ABS([.$D$2]^2-[.B280]^2))" office:value-type="float" office:value="159.91428172618">
            <text:p>159.9142817262</text:p>
          </table:table-cell>
          <table:table-cell table:formula="of:=([.$C$10]-[.C280])*[.$B$4]" office:value-type="float" office:value="6407.11822612649">
            <text:p>6407.1182261265</text:p>
          </table:table-cell>
          <table:table-cell table:formula="of:=ROUND([.D280])" office:value-type="float" office:value="6407">
            <text:p>6407</text:p>
          </table:table-cell>
          <table:table-cell table:formula="of:=([.$C$8]-([.E280]*[.$C$4]))" office:value-type="float" office:value="159.91444375">
            <text:p>159.91444375</text:p>
          </table:table-cell>
          <table:table-cell table:style-name="ce6" table:formula="of:=SQRT(ABS([.$D$2]^2-[.F280]^2))" office:value-type="float" office:value="40.6493626042043">
            <text:p>40.6493626042</text:p>
          </table:table-cell>
          <table:table-cell table:formula="of:=ABS([.B280]-[.G280])" office:value-type="float" office:value="0.000637395795457962">
            <text:p>0.0006373958</text:p>
          </table:table-cell>
          <table:table-cell/>
          <table:table-cell table:formula="of:=[.A280]*[.$B$4]" office:value-type="float" office:value="102425.196850393">
            <text:p>102425.196850393</text:p>
          </table:table-cell>
          <table:table-cell table:formula="of:=ROUND([.J280])" office:value-type="float" office:value="102425">
            <text:p>102425</text:p>
          </table:table-cell>
          <table:table-cell table:formula="of:=(([.K280]-[.K279])+[.K279])*[.$C$4]" office:value-type="float" office:value="81.29984375">
            <text:p>81.29984375</text:p>
          </table:table-cell>
          <table:table-cell table:formula="of:=[.L280]-[.A280]" office:value-type="float" office:value="-0.000156249999591296">
            <text:p>-0.00015625</text:p>
          </table:table-cell>
          <table:table-cell table:formula="of:=ABS([.M280])" office:value-type="float" office:value="0.000156249999591296">
            <text:p>0.00015625</text:p>
          </table:table-cell>
          <table:table-cell/>
        </table:table-row>
        <table:table-row table:style-name="ro4">
          <table:table-cell table:formula="of:=[.A280]+[.A$4]" office:value-type="float" office:value="81.5999999999996">
            <text:p>81.6</text:p>
          </table:table-cell>
          <table:table-cell table:formula="of:=[.A281]/([.$D$4]*2)" office:value-type="float" office:value="40.7999999999998">
            <text:p>40.8</text:p>
          </table:table-cell>
          <table:table-cell table:formula="of:=SQRT(ABS([.$D$2]^2-[.B281]^2))" office:value-type="float" office:value="159.876077009664">
            <text:p>159.8760770097</text:p>
          </table:table-cell>
          <table:table-cell table:formula="of:=([.$C$10]-[.C281])*[.$B$4]" office:value-type="float" office:value="6455.25015244564">
            <text:p>6455.2501524456</text:p>
          </table:table-cell>
          <table:table-cell table:formula="of:=ROUND([.D281])" office:value-type="float" office:value="6455">
            <text:p>6455</text:p>
          </table:table-cell>
          <table:table-cell table:formula="of:=([.$C$8]-([.E281]*[.$C$4]))" office:value-type="float" office:value="159.87634375">
            <text:p>159.87634375</text:p>
          </table:table-cell>
          <table:table-cell table:style-name="ce6" table:formula="of:=SQRT(ABS([.$D$2]^2-[.F281]^2))" office:value-type="float" office:value="40.7989547553836">
            <text:p>40.7989547554</text:p>
          </table:table-cell>
          <table:table-cell table:formula="of:=ABS([.B281]-[.G281])" office:value-type="float" office:value="0.00104524461616506">
            <text:p>0.0010452446</text:p>
          </table:table-cell>
          <table:table-cell/>
          <table:table-cell table:formula="of:=[.A281]*[.$B$4]" office:value-type="float" office:value="102803.149606299">
            <text:p>102803.149606299</text:p>
          </table:table-cell>
          <table:table-cell table:formula="of:=ROUND([.J281])" office:value-type="float" office:value="102803">
            <text:p>102803</text:p>
          </table:table-cell>
          <table:table-cell table:formula="of:=(([.K281]-[.K280])+[.K280])*[.$C$4]" office:value-type="float" office:value="81.59988125">
            <text:p>81.59988125</text:p>
          </table:table-cell>
          <table:table-cell table:formula="of:=[.L281]-[.A281]" office:value-type="float" office:value="-0.000118749999586498">
            <text:p>-0.00011875</text:p>
          </table:table-cell>
          <table:table-cell table:formula="of:=ABS([.M281])" office:value-type="float" office:value="0.000118749999586498">
            <text:p>0.00011875</text:p>
          </table:table-cell>
          <table:table-cell/>
        </table:table-row>
        <table:table-row table:style-name="ro4">
          <table:table-cell table:formula="of:=[.A281]+[.A$4]" office:value-type="float" office:value="81.8999999999996">
            <text:p>81.9</text:p>
          </table:table-cell>
          <table:table-cell table:formula="of:=[.A282]/([.$D$4]*2)" office:value-type="float" office:value="40.9499999999998">
            <text:p>40.95</text:p>
          </table:table-cell>
          <table:table-cell table:formula="of:=SQRT(ABS([.$D$2]^2-[.B282]^2))" office:value-type="float" office:value="159.837722393683">
            <text:p>159.8377223937</text:p>
          </table:table-cell>
          <table:table-cell table:formula="of:=([.$C$10]-[.C282])*[.$B$4]" office:value-type="float" office:value="6503.57092848491">
            <text:p>6503.5709284849</text:p>
          </table:table-cell>
          <table:table-cell table:formula="of:=ROUND([.D282])" office:value-type="float" office:value="6504">
            <text:p>6504</text:p>
          </table:table-cell>
          <table:table-cell table:formula="of:=([.$C$8]-([.E282]*[.$C$4]))" office:value-type="float" office:value="159.83745">
            <text:p>159.83745</text:p>
          </table:table-cell>
          <table:table-cell table:style-name="ce6" table:formula="of:=SQRT(ABS([.$D$2]^2-[.F282]^2))" office:value-type="float" office:value="40.9510632035055">
            <text:p>40.9510632035</text:p>
          </table:table-cell>
          <table:table-cell table:formula="of:=ABS([.B282]-[.G282])" office:value-type="float" office:value="0.00106320350574407">
            <text:p>0.0010632035</text:p>
          </table:table-cell>
          <table:table-cell/>
          <table:table-cell table:formula="of:=[.A282]*[.$B$4]" office:value-type="float" office:value="103181.102362204">
            <text:p>103181.102362204</text:p>
          </table:table-cell>
          <table:table-cell table:formula="of:=ROUND([.J282])" office:value-type="float" office:value="103181">
            <text:p>103181</text:p>
          </table:table-cell>
          <table:table-cell table:formula="of:=(([.K282]-[.K281])+[.K281])*[.$C$4]" office:value-type="float" office:value="81.89991875">
            <text:p>81.89991875</text:p>
          </table:table-cell>
          <table:table-cell table:formula="of:=[.L282]-[.A282]" office:value-type="float" office:value="-0.0000812499995817007">
            <text:p>-0.00008125</text:p>
          </table:table-cell>
          <table:table-cell table:formula="of:=ABS([.M282])" office:value-type="float" office:value="0.0000812499995817007">
            <text:p>0.00008125</text:p>
          </table:table-cell>
          <table:table-cell/>
        </table:table-row>
        <table:table-row table:style-name="ro4">
          <table:table-cell table:formula="of:=[.A282]+[.A$4]" office:value-type="float" office:value="82.1999999999996">
            <text:p>82.2</text:p>
          </table:table-cell>
          <table:table-cell table:formula="of:=[.A283]/([.$D$4]*2)" office:value-type="float" office:value="41.0999999999998">
            <text:p>41.1</text:p>
          </table:table-cell>
          <table:table-cell table:formula="of:=SQRT(ABS([.$D$2]^2-[.B283]^2))" office:value-type="float" office:value="159.799217770301">
            <text:p>159.7992177703</text:p>
          </table:table-cell>
          <table:table-cell table:formula="of:=([.$C$10]-[.C283])*[.$B$4]" office:value-type="float" office:value="6552.08069022607">
            <text:p>6552.0806902261</text:p>
          </table:table-cell>
          <table:table-cell table:formula="of:=ROUND([.D283])" office:value-type="float" office:value="6552">
            <text:p>6552</text:p>
          </table:table-cell>
          <table:table-cell table:formula="of:=([.$C$8]-([.E283]*[.$C$4]))" office:value-type="float" office:value="159.79935">
            <text:p>159.79935</text:p>
          </table:table-cell>
          <table:table-cell table:style-name="ce6" table:formula="of:=SQRT(ABS([.$D$2]^2-[.F283]^2))" office:value-type="float" office:value="41.0994858797224">
            <text:p>41.0994858797</text:p>
          </table:table-cell>
          <table:table-cell table:formula="of:=ABS([.B283]-[.G283])" office:value-type="float" office:value="0.00051412027739417">
            <text:p>0.0005141203</text:p>
          </table:table-cell>
          <table:table-cell/>
          <table:table-cell table:formula="of:=[.A283]*[.$B$4]" office:value-type="float" office:value="103559.05511811">
            <text:p>103559.05511811</text:p>
          </table:table-cell>
          <table:table-cell table:formula="of:=ROUND([.J283])" office:value-type="float" office:value="103559">
            <text:p>103559</text:p>
          </table:table-cell>
          <table:table-cell table:formula="of:=(([.K283]-[.K282])+[.K282])*[.$C$4]" office:value-type="float" office:value="82.19995625">
            <text:p>82.19995625</text:p>
          </table:table-cell>
          <table:table-cell table:formula="of:=[.L283]-[.A283]" office:value-type="float" office:value="-0.0000437499995769031">
            <text:p>-0.00004375</text:p>
          </table:table-cell>
          <table:table-cell table:formula="of:=ABS([.M283])" office:value-type="float" office:value="0.0000437499995769031">
            <text:p>0.00004375</text:p>
          </table:table-cell>
          <table:table-cell/>
        </table:table-row>
        <table:table-row table:style-name="ro4">
          <table:table-cell table:formula="of:=[.A283]+[.A$4]" office:value-type="float" office:value="82.4999999999996">
            <text:p>82.5</text:p>
          </table:table-cell>
          <table:table-cell table:formula="of:=[.A284]/([.$D$4]*2)" office:value-type="float" office:value="41.2499999999998">
            <text:p>41.25</text:p>
          </table:table-cell>
          <table:table-cell table:formula="of:=SQRT(ABS([.$D$2]^2-[.B284]^2))" office:value-type="float" office:value="159.760563031056">
            <text:p>159.7605630311</text:p>
          </table:table-cell>
          <table:table-cell table:formula="of:=([.$C$10]-[.C284])*[.$B$4]" office:value-type="float" office:value="6600.77957431401">
            <text:p>6600.779574314</text:p>
          </table:table-cell>
          <table:table-cell table:formula="of:=ROUND([.D284])" office:value-type="float" office:value="6601">
            <text:p>6601</text:p>
          </table:table-cell>
          <table:table-cell table:formula="of:=([.$C$8]-([.E284]*[.$C$4]))" office:value-type="float" office:value="159.76045625">
            <text:p>159.76045625</text:p>
          </table:table-cell>
          <table:table-cell table:style-name="ce6" table:formula="of:=SQRT(ABS([.$D$2]^2-[.F284]^2))" office:value-type="float" office:value="41.25041355904">
            <text:p>41.250413559</text:p>
          </table:table-cell>
          <table:table-cell table:formula="of:=ABS([.B284]-[.G284])" office:value-type="float" office:value="0.000413559040261191">
            <text:p>0.000413559</text:p>
          </table:table-cell>
          <table:table-cell/>
          <table:table-cell table:formula="of:=[.A284]*[.$B$4]" office:value-type="float" office:value="103937.007874015">
            <text:p>103937.007874015</text:p>
          </table:table-cell>
          <table:table-cell table:formula="of:=ROUND([.J284])" office:value-type="float" office:value="103937">
            <text:p>103937</text:p>
          </table:table-cell>
          <table:table-cell table:formula="of:=(([.K284]-[.K283])+[.K283])*[.$C$4]" office:value-type="float" office:value="82.49999375">
            <text:p>82.49999375</text:p>
          </table:table-cell>
          <table:table-cell table:formula="of:=[.L284]-[.A284]" office:value-type="float" office:value="-0.00000624999957210548">
            <text:p>-0.00000625</text:p>
          </table:table-cell>
          <table:table-cell table:formula="of:=ABS([.M284])" office:value-type="float" office:value="0.00000624999957210548">
            <text:p>0.00000625</text:p>
          </table:table-cell>
          <table:table-cell/>
        </table:table-row>
        <table:table-row table:style-name="ro4">
          <table:table-cell table:formula="of:=[.A284]+[.A$4]" office:value-type="float" office:value="82.7999999999996">
            <text:p>82.8</text:p>
          </table:table-cell>
          <table:table-cell table:formula="of:=[.A285]/([.$D$4]*2)" office:value-type="float" office:value="41.3999999999998">
            <text:p>41.4</text:p>
          </table:table-cell>
          <table:table-cell table:formula="of:=SQRT(ABS([.$D$2]^2-[.B285]^2))" office:value-type="float" office:value="159.721758066959">
            <text:p>159.721758067</text:p>
          </table:table-cell>
          <table:table-cell table:formula="of:=([.$C$10]-[.C285])*[.$B$4]" office:value-type="float" office:value="6649.66771805888">
            <text:p>6649.6677180589</text:p>
          </table:table-cell>
          <table:table-cell table:formula="of:=ROUND([.D285])" office:value-type="float" office:value="6650">
            <text:p>6650</text:p>
          </table:table-cell>
          <table:table-cell table:formula="of:=([.$C$8]-([.E285]*[.$C$4]))" office:value-type="float" office:value="159.7215625">
            <text:p>159.7215625</text:p>
          </table:table-cell>
          <table:table-cell table:style-name="ce6" table:formula="of:=SQRT(ABS([.$D$2]^2-[.F285]^2))" office:value-type="float" office:value="41.4007544926248">
            <text:p>41.4007544926</text:p>
          </table:table-cell>
          <table:table-cell table:formula="of:=ABS([.B285]-[.G285])" office:value-type="float" office:value="0.000754492625034686">
            <text:p>0.0007544926</text:p>
          </table:table-cell>
          <table:table-cell/>
          <table:table-cell table:formula="of:=[.A285]*[.$B$4]" office:value-type="float" office:value="104314.960629921">
            <text:p>104314.960629921</text:p>
          </table:table-cell>
          <table:table-cell table:formula="of:=ROUND([.J285])" office:value-type="float" office:value="104315">
            <text:p>104315</text:p>
          </table:table-cell>
          <table:table-cell table:formula="of:=(([.K285]-[.K284])+[.K284])*[.$C$4]" office:value-type="float" office:value="82.80003125">
            <text:p>82.80003125</text:p>
          </table:table-cell>
          <table:table-cell table:formula="of:=[.L285]-[.A285]" office:value-type="float" office:value="0.0000312500004326921">
            <text:p>0.00003125</text:p>
          </table:table-cell>
          <table:table-cell table:formula="of:=ABS([.M285])" office:value-type="float" office:value="0.0000312500004326921">
            <text:p>0.00003125</text:p>
          </table:table-cell>
          <table:table-cell/>
        </table:table-row>
        <table:table-row table:style-name="ro4">
          <table:table-cell table:formula="of:=[.A285]+[.A$4]" office:value-type="float" office:value="83.0999999999996">
            <text:p>83.1</text:p>
          </table:table-cell>
          <table:table-cell table:formula="of:=[.A286]/([.$D$4]*2)" office:value-type="float" office:value="41.5499999999998">
            <text:p>41.55</text:p>
          </table:table-cell>
          <table:table-cell table:formula="of:=SQRT(ABS([.$D$2]^2-[.B286]^2))" office:value-type="float" office:value="159.682802768489">
            <text:p>159.6828027685</text:p>
          </table:table-cell>
          <table:table-cell table:formula="of:=([.$C$10]-[.C286])*[.$B$4]" office:value-type="float" office:value="6698.74525943834">
            <text:p>6698.7452594383</text:p>
          </table:table-cell>
          <table:table-cell table:formula="of:=ROUND([.D286])" office:value-type="float" office:value="6699">
            <text:p>6699</text:p>
          </table:table-cell>
          <table:table-cell table:formula="of:=([.$C$8]-([.E286]*[.$C$4]))" office:value-type="float" office:value="159.68266875">
            <text:p>159.68266875</text:p>
          </table:table-cell>
          <table:table-cell table:style-name="ce6" table:formula="of:=SQRT(ABS([.$D$2]^2-[.F286]^2))" office:value-type="float" office:value="41.5505150494885">
            <text:p>41.5505150495</text:p>
          </table:table-cell>
          <table:table-cell table:formula="of:=ABS([.B286]-[.G286])" office:value-type="float" office:value="0.000515049488726049">
            <text:p>0.0005150495</text:p>
          </table:table-cell>
          <table:table-cell/>
          <table:table-cell table:formula="of:=[.A286]*[.$B$4]" office:value-type="float" office:value="104692.913385826">
            <text:p>104692.913385826</text:p>
          </table:table-cell>
          <table:table-cell table:formula="of:=ROUND([.J286])" office:value-type="float" office:value="104693">
            <text:p>104693</text:p>
          </table:table-cell>
          <table:table-cell table:formula="of:=(([.K286]-[.K285])+[.K285])*[.$C$4]" office:value-type="float" office:value="83.10006875">
            <text:p>83.10006875</text:p>
          </table:table-cell>
          <table:table-cell table:formula="of:=[.L286]-[.A286]" office:value-type="float" office:value="0.0000687500004232788">
            <text:p>0.00006875</text:p>
          </table:table-cell>
          <table:table-cell table:formula="of:=ABS([.M286])" office:value-type="float" office:value="0.0000687500004232788">
            <text:p>0.00006875</text:p>
          </table:table-cell>
          <table:table-cell/>
        </table:table-row>
        <table:table-row table:style-name="ro4">
          <table:table-cell table:formula="of:=[.A286]+[.A$4]" office:value-type="float" office:value="83.3999999999996">
            <text:p>83.4</text:p>
          </table:table-cell>
          <table:table-cell table:formula="of:=[.A287]/([.$D$4]*2)" office:value-type="float" office:value="41.6999999999998">
            <text:p>41.7</text:p>
          </table:table-cell>
          <table:table-cell table:formula="of:=SQRT(ABS([.$D$2]^2-[.B287]^2))" office:value-type="float" office:value="159.643697025595">
            <text:p>159.6436970256</text:p>
          </table:table-cell>
          <table:table-cell table:formula="of:=([.$C$10]-[.C287])*[.$B$4]" office:value-type="float" office:value="6748.01233709933">
            <text:p>6748.0123370993</text:p>
          </table:table-cell>
          <table:table-cell table:formula="of:=ROUND([.D287])" office:value-type="float" office:value="6748">
            <text:p>6748</text:p>
          </table:table-cell>
          <table:table-cell table:formula="of:=([.$C$8]-([.E287]*[.$C$4]))" office:value-type="float" office:value="159.643775">
            <text:p>159.643775</text:p>
          </table:table-cell>
          <table:table-cell table:style-name="ce6" table:formula="of:=SQRT(ABS([.$D$2]^2-[.F287]^2))" office:value-type="float" office:value="41.6997014827369">
            <text:p>41.6997014827</text:p>
          </table:table-cell>
          <table:table-cell table:formula="of:=ABS([.B287]-[.G287])" office:value-type="float" office:value="0.000298517262848463">
            <text:p>0.0002985173</text:p>
          </table:table-cell>
          <table:table-cell/>
          <table:table-cell table:formula="of:=[.A287]*[.$B$4]" office:value-type="float" office:value="105070.866141732">
            <text:p>105070.866141732</text:p>
          </table:table-cell>
          <table:table-cell table:formula="of:=ROUND([.J287])" office:value-type="float" office:value="105071">
            <text:p>105071</text:p>
          </table:table-cell>
          <table:table-cell table:formula="of:=(([.K287]-[.K286])+[.K286])*[.$C$4]" office:value-type="float" office:value="83.40010625">
            <text:p>83.40010625</text:p>
          </table:table-cell>
          <table:table-cell table:formula="of:=[.L287]-[.A287]" office:value-type="float" office:value="0.000106250000428076">
            <text:p>0.00010625</text:p>
          </table:table-cell>
          <table:table-cell table:formula="of:=ABS([.M287])" office:value-type="float" office:value="0.000106250000428076">
            <text:p>0.00010625</text:p>
          </table:table-cell>
          <table:table-cell/>
        </table:table-row>
        <table:table-row table:style-name="ro4">
          <table:table-cell table:formula="of:=[.A287]+[.A$4]" office:value-type="float" office:value="83.6999999999996">
            <text:p>83.7</text:p>
          </table:table-cell>
          <table:table-cell table:formula="of:=[.A288]/([.$D$4]*2)" office:value-type="float" office:value="41.8499999999998">
            <text:p>41.85</text:p>
          </table:table-cell>
          <table:table-cell table:formula="of:=SQRT(ABS([.$D$2]^2-[.B288]^2))" office:value-type="float" office:value="159.604440727694">
            <text:p>159.6044407277</text:p>
          </table:table-cell>
          <table:table-cell table:formula="of:=([.$C$10]-[.C288])*[.$B$4]" office:value-type="float" office:value="6797.46909036051">
            <text:p>6797.4690903605</text:p>
          </table:table-cell>
          <table:table-cell table:formula="of:=ROUND([.D288])" office:value-type="float" office:value="6797">
            <text:p>6797</text:p>
          </table:table-cell>
          <table:table-cell table:formula="of:=([.$C$8]-([.E288]*[.$C$4]))" office:value-type="float" office:value="159.60488125">
            <text:p>159.60488125</text:p>
          </table:table-cell>
          <table:table-cell table:style-name="ce6" table:formula="of:=SQRT(ABS([.$D$2]^2-[.F288]^2))" office:value-type="float" office:value="41.8483199325062">
            <text:p>41.8483199325</text:p>
          </table:table-cell>
          <table:table-cell table:formula="of:=ABS([.B288]-[.G288])" office:value-type="float" office:value="0.00168006749358085">
            <text:p>0.0016800675</text:p>
          </table:table-cell>
          <table:table-cell/>
          <table:table-cell table:formula="of:=[.A288]*[.$B$4]" office:value-type="float" office:value="105448.818897637">
            <text:p>105448.818897637</text:p>
          </table:table-cell>
          <table:table-cell table:formula="of:=ROUND([.J288])" office:value-type="float" office:value="105449">
            <text:p>105449</text:p>
          </table:table-cell>
          <table:table-cell table:formula="of:=(([.K288]-[.K287])+[.K287])*[.$C$4]" office:value-type="float" office:value="83.70014375">
            <text:p>83.70014375</text:p>
          </table:table-cell>
          <table:table-cell table:formula="of:=[.L288]-[.A288]" office:value-type="float" office:value="0.000143750000432874">
            <text:p>0.00014375</text:p>
          </table:table-cell>
          <table:table-cell table:formula="of:=ABS([.M288])" office:value-type="float" office:value="0.000143750000432874">
            <text:p>0.00014375</text:p>
          </table:table-cell>
          <table:table-cell/>
        </table:table-row>
        <table:table-row table:style-name="ro4">
          <table:table-cell table:formula="of:=[.A288]+[.A$4]" office:value-type="float" office:value="83.9999999999996">
            <text:p>84</text:p>
          </table:table-cell>
          <table:table-cell table:formula="of:=[.A289]/([.$D$4]*2)" office:value-type="float" office:value="41.9999999999998">
            <text:p>42</text:p>
          </table:table-cell>
          <table:table-cell table:formula="of:=SQRT(ABS([.$D$2]^2-[.B289]^2))" office:value-type="float" office:value="159.565033763666">
            <text:p>159.5650337637</text:p>
          </table:table-cell>
          <table:table-cell table:formula="of:=([.$C$10]-[.C289])*[.$B$4]" office:value-type="float" office:value="6847.11565921421">
            <text:p>6847.1156592142</text:p>
          </table:table-cell>
          <table:table-cell table:formula="of:=ROUND([.D289])" office:value-type="float" office:value="6847">
            <text:p>6847</text:p>
          </table:table-cell>
          <table:table-cell table:formula="of:=([.$C$8]-([.E289]*[.$C$4]))" office:value-type="float" office:value="159.56519375">
            <text:p>159.56519375</text:p>
          </table:table-cell>
          <table:table-cell table:style-name="ce6" table:formula="of:=SQRT(ABS([.$D$2]^2-[.F289]^2))" office:value-type="float" office:value="41.9993921804228">
            <text:p>41.9993921804</text:p>
          </table:table-cell>
          <table:table-cell table:formula="of:=ABS([.B289]-[.G289])" office:value-type="float" office:value="0.000607819576934787">
            <text:p>0.0006078196</text:p>
          </table:table-cell>
          <table:table-cell/>
          <table:table-cell table:formula="of:=[.A289]*[.$B$4]" office:value-type="float" office:value="105826.771653543">
            <text:p>105826.771653543</text:p>
          </table:table-cell>
          <table:table-cell table:formula="of:=ROUND([.J289])" office:value-type="float" office:value="105827">
            <text:p>105827</text:p>
          </table:table-cell>
          <table:table-cell table:formula="of:=(([.K289]-[.K288])+[.K288])*[.$C$4]" office:value-type="float" office:value="84.00018125">
            <text:p>84.00018125</text:p>
          </table:table-cell>
          <table:table-cell table:formula="of:=[.L289]-[.A289]" office:value-type="float" office:value="0.000181250000437672">
            <text:p>0.00018125</text:p>
          </table:table-cell>
          <table:table-cell table:formula="of:=ABS([.M289])" office:value-type="float" office:value="0.000181250000437672">
            <text:p>0.00018125</text:p>
          </table:table-cell>
          <table:table-cell/>
        </table:table-row>
        <table:table-row table:style-name="ro4">
          <table:table-cell table:formula="of:=[.A289]+[.A$4]" office:value-type="float" office:value="84.2999999999996">
            <text:p>84.3</text:p>
          </table:table-cell>
          <table:table-cell table:formula="of:=[.A290]/([.$D$4]*2)" office:value-type="float" office:value="42.1499999999998">
            <text:p>42.15</text:p>
          </table:table-cell>
          <table:table-cell table:formula="of:=SQRT(ABS([.$D$2]^2-[.B290]^2))" office:value-type="float" office:value="159.525476021857">
            <text:p>159.5254760219</text:p>
          </table:table-cell>
          <table:table-cell table:formula="of:=([.$C$10]-[.C290])*[.$B$4]" office:value-type="float" office:value="6896.9521843287">
            <text:p>6896.9521843287</text:p>
          </table:table-cell>
          <table:table-cell table:formula="of:=ROUND([.D290])" office:value-type="float" office:value="6897">
            <text:p>6897</text:p>
          </table:table-cell>
          <table:table-cell table:formula="of:=([.$C$8]-([.E290]*[.$C$4]))" office:value-type="float" office:value="159.52550625">
            <text:p>159.52550625</text:p>
          </table:table-cell>
          <table:table-cell table:style-name="ce6" table:formula="of:=SQRT(ABS([.$D$2]^2-[.F290]^2))" office:value-type="float" office:value="42.1498855951141">
            <text:p>42.1498855951</text:p>
          </table:table-cell>
          <table:table-cell table:formula="of:=ABS([.B290]-[.G290])" office:value-type="float" office:value="0.000114404885678709">
            <text:p>0.0001144049</text:p>
          </table:table-cell>
          <table:table-cell/>
          <table:table-cell table:formula="of:=[.A290]*[.$B$4]" office:value-type="float" office:value="106204.724409448">
            <text:p>106204.724409448</text:p>
          </table:table-cell>
          <table:table-cell table:formula="of:=ROUND([.J290])" office:value-type="float" office:value="106205">
            <text:p>106205</text:p>
          </table:table-cell>
          <table:table-cell table:formula="of:=(([.K290]-[.K289])+[.K289])*[.$C$4]" office:value-type="float" office:value="84.30021875">
            <text:p>84.30021875</text:p>
          </table:table-cell>
          <table:table-cell table:formula="of:=[.L290]-[.A290]" office:value-type="float" office:value="0.000218750000442469">
            <text:p>0.00021875</text:p>
          </table:table-cell>
          <table:table-cell table:formula="of:=ABS([.M290])" office:value-type="float" office:value="0.000218750000442469">
            <text:p>0.00021875</text:p>
          </table:table-cell>
          <table:table-cell/>
        </table:table-row>
        <table:table-row table:style-name="ro4">
          <table:table-cell table:formula="of:=[.A290]+[.A$4]" office:value-type="float" office:value="84.5999999999995">
            <text:p>84.6</text:p>
          </table:table-cell>
          <table:table-cell table:formula="of:=[.A291]/([.$D$4]*2)" office:value-type="float" office:value="42.2999999999998">
            <text:p>42.3</text:p>
          </table:table-cell>
          <table:table-cell table:formula="of:=SQRT(ABS([.$D$2]^2-[.B291]^2))" office:value-type="float" office:value="159.485767390072">
            <text:p>159.4857673901</text:p>
          </table:table-cell>
          <table:table-cell table:formula="of:=([.$C$10]-[.C291])*[.$B$4]" office:value-type="float" office:value="6946.97880705029">
            <text:p>6946.9788070503</text:p>
          </table:table-cell>
          <table:table-cell table:formula="of:=ROUND([.D291])" office:value-type="float" office:value="6947">
            <text:p>6947</text:p>
          </table:table-cell>
          <table:table-cell table:formula="of:=([.$C$8]-([.E291]*[.$C$4]))" office:value-type="float" office:value="159.48581875">
            <text:p>159.48581875</text:p>
          </table:table-cell>
          <table:table-cell table:style-name="ce6" table:formula="of:=SQRT(ABS([.$D$2]^2-[.F291]^2))" office:value-type="float" office:value="42.2998063546649">
            <text:p>42.2998063547</text:p>
          </table:table-cell>
          <table:table-cell table:formula="of:=ABS([.B291]-[.G291])" office:value-type="float" office:value="0.000193645334874759">
            <text:p>0.0001936453</text:p>
          </table:table-cell>
          <table:table-cell/>
          <table:table-cell table:formula="of:=[.A291]*[.$B$4]" office:value-type="float" office:value="106582.677165354">
            <text:p>106582.677165354</text:p>
          </table:table-cell>
          <table:table-cell table:formula="of:=ROUND([.J291])" office:value-type="float" office:value="106583">
            <text:p>106583</text:p>
          </table:table-cell>
          <table:table-cell table:formula="of:=(([.K291]-[.K290])+[.K290])*[.$C$4]" office:value-type="float" office:value="84.60025625">
            <text:p>84.60025625</text:p>
          </table:table-cell>
          <table:table-cell table:formula="of:=[.L291]-[.A291]" office:value-type="float" office:value="0.000256250000447267">
            <text:p>0.00025625</text:p>
          </table:table-cell>
          <table:table-cell table:formula="of:=ABS([.M291])" office:value-type="float" office:value="0.000256250000447267">
            <text:p>0.00025625</text:p>
          </table:table-cell>
          <table:table-cell/>
        </table:table-row>
        <table:table-row table:style-name="ro4">
          <table:table-cell table:formula="of:=[.A291]+[.A$4]" office:value-type="float" office:value="84.8999999999996">
            <text:p>84.9</text:p>
          </table:table-cell>
          <table:table-cell table:formula="of:=[.A292]/([.$D$4]*2)" office:value-type="float" office:value="42.4499999999998">
            <text:p>42.45</text:p>
          </table:table-cell>
          <table:table-cell table:formula="of:=SQRT(ABS([.$D$2]^2-[.B292]^2))" office:value-type="float" office:value="159.445907755577">
            <text:p>159.4459077556</text:p>
          </table:table-cell>
          <table:table-cell table:formula="of:=([.$C$10]-[.C292])*[.$B$4]" office:value-type="float" office:value="6997.19566940544">
            <text:p>6997.1956694055</text:p>
          </table:table-cell>
          <table:table-cell table:formula="of:=ROUND([.D292])" office:value-type="float" office:value="6997">
            <text:p>6997</text:p>
          </table:table-cell>
          <table:table-cell table:formula="of:=([.$C$8]-([.E292]*[.$C$4]))" office:value-type="float" office:value="159.44613125">
            <text:p>159.44613125</text:p>
          </table:table-cell>
          <table:table-cell table:style-name="ce6" table:formula="of:=SQRT(ABS([.$D$2]^2-[.F292]^2))" office:value-type="float" office:value="42.4491605265378">
            <text:p>42.4491605265</text:p>
          </table:table-cell>
          <table:table-cell table:formula="of:=ABS([.B292]-[.G292])" office:value-type="float" office:value="0.000839473462015405">
            <text:p>0.0008394735</text:p>
          </table:table-cell>
          <table:table-cell/>
          <table:table-cell table:formula="of:=[.A292]*[.$B$4]" office:value-type="float" office:value="106960.629921259">
            <text:p>106960.629921259</text:p>
          </table:table-cell>
          <table:table-cell table:formula="of:=ROUND([.J292])" office:value-type="float" office:value="106961">
            <text:p>106961</text:p>
          </table:table-cell>
          <table:table-cell table:formula="of:=(([.K292]-[.K291])+[.K291])*[.$C$4]" office:value-type="float" office:value="84.90029375">
            <text:p>84.90029375</text:p>
          </table:table-cell>
          <table:table-cell table:formula="of:=[.L292]-[.A292]" office:value-type="float" office:value="0.000293750000452064">
            <text:p>0.00029375</text:p>
          </table:table-cell>
          <table:table-cell table:formula="of:=ABS([.M292])" office:value-type="float" office:value="0.000293750000452064">
            <text:p>0.00029375</text:p>
          </table:table-cell>
          <table:table-cell/>
        </table:table-row>
        <table:table-row table:style-name="ro4">
          <table:table-cell table:formula="of:=[.A292]+[.A$4]" office:value-type="float" office:value="85.1999999999996">
            <text:p>85.2</text:p>
          </table:table-cell>
          <table:table-cell table:formula="of:=[.A293]/([.$D$4]*2)" office:value-type="float" office:value="42.5999999999998">
            <text:p>42.6</text:p>
          </table:table-cell>
          <table:table-cell table:formula="of:=SQRT(ABS([.$D$2]^2-[.B293]^2))" office:value-type="float" office:value="159.405897005098">
            <text:p>159.4058970051</text:p>
          </table:table-cell>
          <table:table-cell table:formula="of:=([.$C$10]-[.C293])*[.$B$4]" office:value-type="float" office:value="7047.60291410316">
            <text:p>7047.6029141032</text:p>
          </table:table-cell>
          <table:table-cell table:formula="of:=ROUND([.D293])" office:value-type="float" office:value="7048">
            <text:p>7048</text:p>
          </table:table-cell>
          <table:table-cell table:formula="of:=([.$C$8]-([.E293]*[.$C$4]))" office:value-type="float" office:value="159.40565">
            <text:p>159.40565</text:p>
          </table:table-cell>
          <table:table-cell table:style-name="ce6" table:formula="of:=SQRT(ABS([.$D$2]^2-[.F293]^2))" office:value-type="float" office:value="42.6009242631835">
            <text:p>42.6009242632</text:p>
          </table:table-cell>
          <table:table-cell table:formula="of:=ABS([.B293]-[.G293])" office:value-type="float" office:value="0.000924263183740948">
            <text:p>0.0009242632</text:p>
          </table:table-cell>
          <table:table-cell/>
          <table:table-cell table:formula="of:=[.A293]*[.$B$4]" office:value-type="float" office:value="107338.582677165">
            <text:p>107338.582677165</text:p>
          </table:table-cell>
          <table:table-cell table:formula="of:=ROUND([.J293])" office:value-type="float" office:value="107339">
            <text:p>107339</text:p>
          </table:table-cell>
          <table:table-cell table:formula="of:=(([.K293]-[.K292])+[.K292])*[.$C$4]" office:value-type="float" office:value="85.20033125">
            <text:p>85.20033125</text:p>
          </table:table-cell>
          <table:table-cell table:formula="of:=[.L293]-[.A293]" office:value-type="float" office:value="0.000331250000442651">
            <text:p>0.00033125</text:p>
          </table:table-cell>
          <table:table-cell table:formula="of:=ABS([.M293])" office:value-type="float" office:value="0.000331250000442651">
            <text:p>0.00033125</text:p>
          </table:table-cell>
          <table:table-cell/>
        </table:table-row>
        <table:table-row table:style-name="ro4">
          <table:table-cell table:formula="of:=[.A293]+[.A$4]" office:value-type="float" office:value="85.4999999999995">
            <text:p>85.5</text:p>
          </table:table-cell>
          <table:table-cell table:formula="of:=[.A294]/([.$D$4]*2)" office:value-type="float" office:value="42.7499999999998">
            <text:p>42.75</text:p>
          </table:table-cell>
          <table:table-cell table:formula="of:=SQRT(ABS([.$D$2]^2-[.B294]^2))" office:value-type="float" office:value="159.365735024816">
            <text:p>159.3657350248</text:p>
          </table:table-cell>
          <table:table-cell table:formula="of:=([.$C$10]-[.C294])*[.$B$4]" office:value-type="float" office:value="7098.20068453703">
            <text:p>7098.200684537</text:p>
          </table:table-cell>
          <table:table-cell table:formula="of:=ROUND([.D294])" office:value-type="float" office:value="7098">
            <text:p>7098</text:p>
          </table:table-cell>
          <table:table-cell table:formula="of:=([.$C$8]-([.E294]*[.$C$4]))" office:value-type="float" office:value="159.3659625">
            <text:p>159.3659625</text:p>
          </table:table-cell>
          <table:table-cell table:style-name="ce6" table:formula="of:=SQRT(ABS([.$D$2]^2-[.F294]^2))" office:value-type="float" office:value="42.7491519968361">
            <text:p>42.7491519968</text:p>
          </table:table-cell>
          <table:table-cell table:formula="of:=ABS([.B294]-[.G294])" office:value-type="float" office:value="0.00084800316367506">
            <text:p>0.0008480032</text:p>
          </table:table-cell>
          <table:table-cell/>
          <table:table-cell table:formula="of:=[.A294]*[.$B$4]" office:value-type="float" office:value="107716.53543307">
            <text:p>107716.53543307</text:p>
          </table:table-cell>
          <table:table-cell table:formula="of:=ROUND([.J294])" office:value-type="float" office:value="107717">
            <text:p>107717</text:p>
          </table:table-cell>
          <table:table-cell table:formula="of:=(([.K294]-[.K293])+[.K293])*[.$C$4]" office:value-type="float" office:value="85.50036875">
            <text:p>85.50036875</text:p>
          </table:table-cell>
          <table:table-cell table:formula="of:=[.L294]-[.A294]" office:value-type="float" office:value="0.000368750000447449">
            <text:p>0.00036875</text:p>
          </table:table-cell>
          <table:table-cell table:formula="of:=ABS([.M294])" office:value-type="float" office:value="0.000368750000447449">
            <text:p>0.00036875</text:p>
          </table:table-cell>
          <table:table-cell/>
        </table:table-row>
        <table:table-row table:style-name="ro4">
          <table:table-cell table:formula="of:=[.A294]+[.A$4]" office:value-type="float" office:value="85.7999999999995">
            <text:p>85.8</text:p>
          </table:table-cell>
          <table:table-cell table:formula="of:=[.A295]/([.$D$4]*2)" office:value-type="float" office:value="42.8999999999998">
            <text:p>42.9</text:p>
          </table:table-cell>
          <table:table-cell table:formula="of:=SQRT(ABS([.$D$2]^2-[.B295]^2))" office:value-type="float" office:value="159.325421700368">
            <text:p>159.3254217004</text:p>
          </table:table-cell>
          <table:table-cell table:formula="of:=([.$C$10]-[.C295])*[.$B$4]" office:value-type="float" office:value="7148.98912478736">
            <text:p>7148.9891247874</text:p>
          </table:table-cell>
          <table:table-cell table:formula="of:=ROUND([.D295])" office:value-type="float" office:value="7149">
            <text:p>7149</text:p>
          </table:table-cell>
          <table:table-cell table:formula="of:=([.$C$8]-([.E295]*[.$C$4]))" office:value-type="float" office:value="159.32548125">
            <text:p>159.32548125</text:p>
          </table:table-cell>
          <table:table-cell table:style-name="ce6" table:formula="of:=SQRT(ABS([.$D$2]^2-[.F295]^2))" office:value-type="float" office:value="42.8997788392423">
            <text:p>42.8997788392</text:p>
          </table:table-cell>
          <table:table-cell table:formula="of:=ABS([.B295]-[.G295])" office:value-type="float" office:value="0.000221160757476468">
            <text:p>0.0002211608</text:p>
          </table:table-cell>
          <table:table-cell/>
          <table:table-cell table:formula="of:=[.A295]*[.$B$4]" office:value-type="float" office:value="108094.488188976">
            <text:p>108094.488188976</text:p>
          </table:table-cell>
          <table:table-cell table:formula="of:=ROUND([.J295])" office:value-type="float" office:value="108094">
            <text:p>108094</text:p>
          </table:table-cell>
          <table:table-cell table:formula="of:=(([.K295]-[.K294])+[.K294])*[.$C$4]" office:value-type="float" office:value="85.7996125">
            <text:p>85.7996125</text:p>
          </table:table-cell>
          <table:table-cell table:formula="of:=[.L295]-[.A295]" office:value-type="float" office:value="-0.000387499999547458">
            <text:p>-0.0003875</text:p>
          </table:table-cell>
          <table:table-cell table:formula="of:=ABS([.M295])" office:value-type="float" office:value="0.000387499999547458">
            <text:p>0.0003875</text:p>
          </table:table-cell>
          <table:table-cell/>
        </table:table-row>
        <table:table-row table:style-name="ro4">
          <table:table-cell table:formula="of:=[.A295]+[.A$4]" office:value-type="float" office:value="86.0999999999995">
            <text:p>86.1</text:p>
          </table:table-cell>
          <table:table-cell table:formula="of:=[.A296]/([.$D$4]*2)" office:value-type="float" office:value="43.0499999999998">
            <text:p>43.05</text:p>
          </table:table-cell>
          <table:table-cell table:formula="of:=SQRT(ABS([.$D$2]^2-[.B296]^2))" office:value-type="float" office:value="159.284956916841">
            <text:p>159.2849569168</text:p>
          </table:table-cell>
          <table:table-cell table:formula="of:=([.$C$10]-[.C296])*[.$B$4]" office:value-type="float" office:value="7199.96837962374">
            <text:p>7199.9683796237</text:p>
          </table:table-cell>
          <table:table-cell table:formula="of:=ROUND([.D296])" office:value-type="float" office:value="7200">
            <text:p>7200</text:p>
          </table:table-cell>
          <table:table-cell table:formula="of:=([.$C$8]-([.E296]*[.$C$4]))" office:value-type="float" office:value="159.285">
            <text:p>159.285</text:p>
          </table:table-cell>
          <table:table-cell table:style-name="ce6" table:formula="of:=SQRT(ABS([.$D$2]^2-[.F296]^2))" office:value-type="float" office:value="43.0498405920394">
            <text:p>43.049840592</text:p>
          </table:table-cell>
          <table:table-cell table:formula="of:=ABS([.B296]-[.G296])" office:value-type="float" office:value="0.000159407960396152">
            <text:p>0.000159408</text:p>
          </table:table-cell>
          <table:table-cell/>
          <table:table-cell table:formula="of:=[.A296]*[.$B$4]" office:value-type="float" office:value="108472.440944881">
            <text:p>108472.440944881</text:p>
          </table:table-cell>
          <table:table-cell table:formula="of:=ROUND([.J296])" office:value-type="float" office:value="108472">
            <text:p>108472</text:p>
          </table:table-cell>
          <table:table-cell table:formula="of:=(([.K296]-[.K295])+[.K295])*[.$C$4]" office:value-type="float" office:value="86.09965">
            <text:p>86.09965</text:p>
          </table:table-cell>
          <table:table-cell table:formula="of:=[.L296]-[.A296]" office:value-type="float" office:value="-0.000349999999542661">
            <text:p>-0.00035</text:p>
          </table:table-cell>
          <table:table-cell table:formula="of:=ABS([.M296])" office:value-type="float" office:value="0.000349999999542661">
            <text:p>0.00035</text:p>
          </table:table-cell>
          <table:table-cell/>
        </table:table-row>
        <table:table-row table:style-name="ro4">
          <table:table-cell table:formula="of:=[.A296]+[.A$4]" office:value-type="float" office:value="86.3999999999995">
            <text:p>86.4</text:p>
          </table:table-cell>
          <table:table-cell table:formula="of:=[.A297]/([.$D$4]*2)" office:value-type="float" office:value="43.1999999999998">
            <text:p>43.2</text:p>
          </table:table-cell>
          <table:table-cell table:formula="of:=SQRT(ABS([.$D$2]^2-[.B297]^2))" office:value-type="float" office:value="159.244340558778">
            <text:p>159.2443405588</text:p>
          </table:table-cell>
          <table:table-cell table:formula="of:=([.$C$10]-[.C297])*[.$B$4]" office:value-type="float" office:value="7251.13859450695">
            <text:p>7251.138594507</text:p>
          </table:table-cell>
          <table:table-cell table:formula="of:=ROUND([.D297])" office:value-type="float" office:value="7251">
            <text:p>7251</text:p>
          </table:table-cell>
          <table:table-cell table:formula="of:=([.$C$8]-([.E297]*[.$C$4]))" office:value-type="float" office:value="159.24451875">
            <text:p>159.24451875</text:p>
          </table:table-cell>
          <table:table-cell table:style-name="ce6" table:formula="of:=SQRT(ABS([.$D$2]^2-[.F297]^2))" office:value-type="float" office:value="43.1993431440907">
            <text:p>43.1993431441</text:p>
          </table:table-cell>
          <table:table-cell table:formula="of:=ABS([.B297]-[.G297])" office:value-type="float" office:value="0.000656855909035414">
            <text:p>0.0006568559</text:p>
          </table:table-cell>
          <table:table-cell/>
          <table:table-cell table:formula="of:=[.A297]*[.$B$4]" office:value-type="float" office:value="108850.393700787">
            <text:p>108850.393700787</text:p>
          </table:table-cell>
          <table:table-cell table:formula="of:=ROUND([.J297])" office:value-type="float" office:value="108850">
            <text:p>108850</text:p>
          </table:table-cell>
          <table:table-cell table:formula="of:=(([.K297]-[.K296])+[.K296])*[.$C$4]" office:value-type="float" office:value="86.3996875">
            <text:p>86.3996875</text:p>
          </table:table-cell>
          <table:table-cell table:formula="of:=[.L297]-[.A297]" office:value-type="float" office:value="-0.000312499999537863">
            <text:p>-0.0003125</text:p>
          </table:table-cell>
          <table:table-cell table:formula="of:=ABS([.M297])" office:value-type="float" office:value="0.000312499999537863">
            <text:p>0.0003125</text:p>
          </table:table-cell>
          <table:table-cell/>
        </table:table-row>
        <table:table-row table:style-name="ro4">
          <table:table-cell table:formula="of:=[.A297]+[.A$4]" office:value-type="float" office:value="86.6999999999995">
            <text:p>86.7</text:p>
          </table:table-cell>
          <table:table-cell table:formula="of:=[.A298]/([.$D$4]*2)" office:value-type="float" office:value="43.3499999999998">
            <text:p>43.35</text:p>
          </table:table-cell>
          <table:table-cell table:formula="of:=SQRT(ABS([.$D$2]^2-[.B298]^2))" office:value-type="float" office:value="159.203572510167">
            <text:p>159.2035725102</text:p>
          </table:table-cell>
          <table:table-cell table:formula="of:=([.$C$10]-[.C298])*[.$B$4]" office:value-type="float" office:value="7302.49991559142">
            <text:p>7302.4999155914</text:p>
          </table:table-cell>
          <table:table-cell table:formula="of:=ROUND([.D298])" office:value-type="float" office:value="7302">
            <text:p>7302</text:p>
          </table:table-cell>
          <table:table-cell table:formula="of:=([.$C$8]-([.E298]*[.$C$4]))" office:value-type="float" office:value="159.2040375">
            <text:p>159.2040375</text:p>
          </table:table-cell>
          <table:table-cell table:style-name="ce6" table:formula="of:=SQRT(ABS([.$D$2]^2-[.F298]^2))" office:value-type="float" office:value="43.348292281226">
            <text:p>43.3482922812</text:p>
          </table:table-cell>
          <table:table-cell table:formula="of:=ABS([.B298]-[.G298])" office:value-type="float" office:value="0.00170771877379394">
            <text:p>0.0017077188</text:p>
          </table:table-cell>
          <table:table-cell/>
          <table:table-cell table:formula="of:=[.A298]*[.$B$4]" office:value-type="float" office:value="109228.346456692">
            <text:p>109228.346456692</text:p>
          </table:table-cell>
          <table:table-cell table:formula="of:=ROUND([.J298])" office:value-type="float" office:value="109228">
            <text:p>109228</text:p>
          </table:table-cell>
          <table:table-cell table:formula="of:=(([.K298]-[.K297])+[.K297])*[.$C$4]" office:value-type="float" office:value="86.699725">
            <text:p>86.699725</text:p>
          </table:table-cell>
          <table:table-cell table:formula="of:=[.L298]-[.A298]" office:value-type="float" office:value="-0.000274999999533065">
            <text:p>-0.000275</text:p>
          </table:table-cell>
          <table:table-cell table:formula="of:=ABS([.M298])" office:value-type="float" office:value="0.000274999999533065">
            <text:p>0.000275</text:p>
          </table:table-cell>
          <table:table-cell/>
        </table:table-row>
        <table:table-row table:style-name="ro4">
          <table:table-cell table:formula="of:=[.A298]+[.A$4]" office:value-type="float" office:value="86.9999999999995">
            <text:p>87</text:p>
          </table:table-cell>
          <table:table-cell table:formula="of:=[.A299]/([.$D$4]*2)" office:value-type="float" office:value="43.4999999999998">
            <text:p>43.5</text:p>
          </table:table-cell>
          <table:table-cell table:formula="of:=SQRT(ABS([.$D$2]^2-[.B299]^2))" office:value-type="float" office:value="159.162652654447">
            <text:p>159.1626526544</text:p>
          </table:table-cell>
          <table:table-cell table:formula="of:=([.$C$10]-[.C299])*[.$B$4]" office:value-type="float" office:value="7354.0524897274">
            <text:p>7354.0524897274</text:p>
          </table:table-cell>
          <table:table-cell table:formula="of:=ROUND([.D299])" office:value-type="float" office:value="7354">
            <text:p>7354</text:p>
          </table:table-cell>
          <table:table-cell table:formula="of:=([.$C$8]-([.E299]*[.$C$4]))" office:value-type="float" office:value="159.1627625">
            <text:p>159.1627625</text:p>
          </table:table-cell>
          <table:table-cell table:style-name="ce6" table:formula="of:=SQRT(ABS([.$D$2]^2-[.F299]^2))" office:value-type="float" office:value="43.4995980828397">
            <text:p>43.4995980828</text:p>
          </table:table-cell>
          <table:table-cell table:formula="of:=ABS([.B299]-[.G299])" office:value-type="float" office:value="0.000401917160083087">
            <text:p>0.0004019172</text:p>
          </table:table-cell>
          <table:table-cell/>
          <table:table-cell table:formula="of:=[.A299]*[.$B$4]" office:value-type="float" office:value="109606.299212598">
            <text:p>109606.299212598</text:p>
          </table:table-cell>
          <table:table-cell table:formula="of:=ROUND([.J299])" office:value-type="float" office:value="109606">
            <text:p>109606</text:p>
          </table:table-cell>
          <table:table-cell table:formula="of:=(([.K299]-[.K298])+[.K298])*[.$C$4]" office:value-type="float" office:value="86.9997625">
            <text:p>86.9997625</text:p>
          </table:table-cell>
          <table:table-cell table:formula="of:=[.L299]-[.A299]" office:value-type="float" office:value="-0.000237499999528268">
            <text:p>-0.0002375</text:p>
          </table:table-cell>
          <table:table-cell table:formula="of:=ABS([.M299])" office:value-type="float" office:value="0.000237499999528268">
            <text:p>0.0002375</text:p>
          </table:table-cell>
          <table:table-cell/>
        </table:table-row>
        <table:table-row table:style-name="ro4">
          <table:table-cell table:formula="of:=[.A299]+[.A$4]" office:value-type="float" office:value="87.2999999999995">
            <text:p>87.3</text:p>
          </table:table-cell>
          <table:table-cell table:formula="of:=[.A300]/([.$D$4]*2)" office:value-type="float" office:value="43.6499999999998">
            <text:p>43.65</text:p>
          </table:table-cell>
          <table:table-cell table:formula="of:=SQRT(ABS([.$D$2]^2-[.B300]^2))" office:value-type="float" office:value="159.1215808745">
            <text:p>159.1215808745</text:p>
          </table:table-cell>
          <table:table-cell table:formula="of:=([.$C$10]-[.C300])*[.$B$4]" office:value-type="float" office:value="7405.79646446339">
            <text:p>7405.7964644634</text:p>
          </table:table-cell>
          <table:table-cell table:formula="of:=ROUND([.D300])" office:value-type="float" office:value="7406">
            <text:p>7406</text:p>
          </table:table-cell>
          <table:table-cell table:formula="of:=([.$C$8]-([.E300]*[.$C$4]))" office:value-type="float" office:value="159.1214875">
            <text:p>159.1214875</text:p>
          </table:table-cell>
          <table:table-cell table:style-name="ce6" table:formula="of:=SQRT(ABS([.$D$2]^2-[.F300]^2))" office:value-type="float" office:value="43.6503403856985">
            <text:p>43.6503403857</text:p>
          </table:table-cell>
          <table:table-cell table:formula="of:=ABS([.B300]-[.G300])" office:value-type="float" office:value="0.000340385698777368">
            <text:p>0.0003403857</text:p>
          </table:table-cell>
          <table:table-cell/>
          <table:table-cell table:formula="of:=[.A300]*[.$B$4]" office:value-type="float" office:value="109984.251968503">
            <text:p>109984.251968503</text:p>
          </table:table-cell>
          <table:table-cell table:formula="of:=ROUND([.J300])" office:value-type="float" office:value="109984">
            <text:p>109984</text:p>
          </table:table-cell>
          <table:table-cell table:formula="of:=(([.K300]-[.K299])+[.K299])*[.$C$4]" office:value-type="float" office:value="87.2998">
            <text:p>87.2998</text:p>
          </table:table-cell>
          <table:table-cell table:formula="of:=[.L300]-[.A300]" office:value-type="float" office:value="-0.000199999999537681">
            <text:p>-0.0002</text:p>
          </table:table-cell>
          <table:table-cell table:formula="of:=ABS([.M300])" office:value-type="float" office:value="0.000199999999537681">
            <text:p>0.0002</text:p>
          </table:table-cell>
          <table:table-cell/>
        </table:table-row>
        <table:table-row table:style-name="ro4">
          <table:table-cell table:formula="of:=[.A300]+[.A$4]" office:value-type="float" office:value="87.5999999999995">
            <text:p>87.6</text:p>
          </table:table-cell>
          <table:table-cell table:formula="of:=[.A301]/([.$D$4]*2)" office:value-type="float" office:value="43.7999999999998">
            <text:p>43.8</text:p>
          </table:table-cell>
          <table:table-cell table:formula="of:=SQRT(ABS([.$D$2]^2-[.B301]^2))" office:value-type="float" office:value="159.080357052654">
            <text:p>159.0803570527</text:p>
          </table:table-cell>
          <table:table-cell table:formula="of:=([.$C$10]-[.C301])*[.$B$4]" office:value-type="float" office:value="7457.73198804827">
            <text:p>7457.7319880483</text:p>
          </table:table-cell>
          <table:table-cell table:formula="of:=ROUND([.D301])" office:value-type="float" office:value="7458">
            <text:p>7458</text:p>
          </table:table-cell>
          <table:table-cell table:formula="of:=([.$C$8]-([.E301]*[.$C$4]))" office:value-type="float" office:value="159.0802125">
            <text:p>159.0802125</text:p>
          </table:table-cell>
          <table:table-cell table:style-name="ce6" table:formula="of:=SQRT(ABS([.$D$2]^2-[.F301]^2))" office:value-type="float" office:value="43.8005250077536">
            <text:p>43.8005250078</text:p>
          </table:table-cell>
          <table:table-cell table:formula="of:=ABS([.B301]-[.G301])" office:value-type="float" office:value="0.000525007753815032">
            <text:p>0.0005250078</text:p>
          </table:table-cell>
          <table:table-cell/>
          <table:table-cell table:formula="of:=[.A301]*[.$B$4]" office:value-type="float" office:value="110362.204724409">
            <text:p>110362.204724409</text:p>
          </table:table-cell>
          <table:table-cell table:formula="of:=ROUND([.J301])" office:value-type="float" office:value="110362">
            <text:p>110362</text:p>
          </table:table-cell>
          <table:table-cell table:formula="of:=(([.K301]-[.K300])+[.K300])*[.$C$4]" office:value-type="float" office:value="87.5998375">
            <text:p>87.5998375</text:p>
          </table:table-cell>
          <table:table-cell table:formula="of:=[.L301]-[.A301]" office:value-type="float" office:value="-0.000162499999532884">
            <text:p>-0.0001625</text:p>
          </table:table-cell>
          <table:table-cell table:formula="of:=ABS([.M301])" office:value-type="float" office:value="0.000162499999532884">
            <text:p>0.0001625</text:p>
          </table:table-cell>
          <table:table-cell/>
        </table:table-row>
        <table:table-row table:style-name="ro4">
          <table:table-cell table:formula="of:=[.A301]+[.A$4]" office:value-type="float" office:value="87.8999999999995">
            <text:p>87.9</text:p>
          </table:table-cell>
          <table:table-cell table:formula="of:=[.A302]/([.$D$4]*2)" office:value-type="float" office:value="43.9499999999998">
            <text:p>43.95</text:p>
          </table:table-cell>
          <table:table-cell table:formula="of:=SQRT(ABS([.$D$2]^2-[.B302]^2))" office:value-type="float" office:value="159.03898107068">
            <text:p>159.0389810707</text:p>
          </table:table-cell>
          <table:table-cell table:formula="of:=([.$C$10]-[.C302])*[.$B$4]" office:value-type="float" office:value="7509.85920943374">
            <text:p>7509.8592094337</text:p>
          </table:table-cell>
          <table:table-cell table:formula="of:=ROUND([.D302])" office:value-type="float" office:value="7510">
            <text:p>7510</text:p>
          </table:table-cell>
          <table:table-cell table:formula="of:=([.$C$8]-([.E302]*[.$C$4]))" office:value-type="float" office:value="159.0389375">
            <text:p>159.0389375</text:p>
          </table:table-cell>
          <table:table-cell table:style-name="ce6" table:formula="of:=SQRT(ABS([.$D$2]^2-[.F302]^2))" office:value-type="float" office:value="43.950157666055">
            <text:p>43.9501576661</text:p>
          </table:table-cell>
          <table:table-cell table:formula="of:=ABS([.B302]-[.G302])" office:value-type="float" office:value="0.00015766605522316">
            <text:p>0.0001576661</text:p>
          </table:table-cell>
          <table:table-cell/>
          <table:table-cell table:formula="of:=[.A302]*[.$B$4]" office:value-type="float" office:value="110740.157480314">
            <text:p>110740.157480314</text:p>
          </table:table-cell>
          <table:table-cell table:formula="of:=ROUND([.J302])" office:value-type="float" office:value="110740">
            <text:p>110740</text:p>
          </table:table-cell>
          <table:table-cell table:formula="of:=(([.K302]-[.K301])+[.K301])*[.$C$4]" office:value-type="float" office:value="87.899875">
            <text:p>87.899875</text:p>
          </table:table-cell>
          <table:table-cell table:formula="of:=[.L302]-[.A302]" office:value-type="float" office:value="-0.000124999999528086">
            <text:p>-0.000125</text:p>
          </table:table-cell>
          <table:table-cell table:formula="of:=ABS([.M302])" office:value-type="float" office:value="0.000124999999528086">
            <text:p>0.000125</text:p>
          </table:table-cell>
          <table:table-cell/>
        </table:table-row>
        <table:table-row table:style-name="ro4">
          <table:table-cell table:formula="of:=[.A302]+[.A$4]" office:value-type="float" office:value="88.1999999999995">
            <text:p>88.2</text:p>
          </table:table-cell>
          <table:table-cell table:formula="of:=[.A303]/([.$D$4]*2)" office:value-type="float" office:value="44.0999999999998">
            <text:p>44.1</text:p>
          </table:table-cell>
          <table:table-cell table:formula="of:=SQRT(ABS([.$D$2]^2-[.B303]^2))" office:value-type="float" office:value="158.997452809786">
            <text:p>158.9974528098</text:p>
          </table:table-cell>
          <table:table-cell table:formula="of:=([.$C$10]-[.C303])*[.$B$4]" office:value-type="float" office:value="7562.17827827662">
            <text:p>7562.1782782766</text:p>
          </table:table-cell>
          <table:table-cell table:formula="of:=ROUND([.D303])" office:value-type="float" office:value="7562">
            <text:p>7562</text:p>
          </table:table-cell>
          <table:table-cell table:formula="of:=([.$C$8]-([.E303]*[.$C$4]))" office:value-type="float" office:value="158.9976625">
            <text:p>158.9976625</text:p>
          </table:table-cell>
          <table:table-cell table:style-name="ce6" table:formula="of:=SQRT(ABS([.$D$2]^2-[.F303]^2))" office:value-type="float" office:value="44.0992439791897">
            <text:p>44.0992439792</text:p>
          </table:table-cell>
          <table:table-cell table:formula="of:=ABS([.B303]-[.G303])" office:value-type="float" office:value="0.00075602081007986">
            <text:p>0.0007560208</text:p>
          </table:table-cell>
          <table:table-cell/>
          <table:table-cell table:formula="of:=[.A303]*[.$B$4]" office:value-type="float" office:value="111118.11023622">
            <text:p>111118.11023622</text:p>
          </table:table-cell>
          <table:table-cell table:formula="of:=ROUND([.J303])" office:value-type="float" office:value="111118">
            <text:p>111118</text:p>
          </table:table-cell>
          <table:table-cell table:formula="of:=(([.K303]-[.K302])+[.K302])*[.$C$4]" office:value-type="float" office:value="88.1999125">
            <text:p>88.1999125</text:p>
          </table:table-cell>
          <table:table-cell table:formula="of:=[.L303]-[.A303]" office:value-type="float" office:value="-0.0000874999995232884">
            <text:p>-0.0000875</text:p>
          </table:table-cell>
          <table:table-cell table:formula="of:=ABS([.M303])" office:value-type="float" office:value="0.0000874999995232884">
            <text:p>0.0000875</text:p>
          </table:table-cell>
          <table:table-cell/>
        </table:table-row>
        <table:table-row table:style-name="ro4">
          <table:table-cell table:formula="of:=[.A303]+[.A$4]" office:value-type="float" office:value="88.4999999999995">
            <text:p>88.5</text:p>
          </table:table-cell>
          <table:table-cell table:formula="of:=[.A304]/([.$D$4]*2)" office:value-type="float" office:value="44.2499999999998">
            <text:p>44.25</text:p>
          </table:table-cell>
          <table:table-cell table:formula="of:=SQRT(ABS([.$D$2]^2-[.B304]^2))" office:value-type="float" office:value="158.955772150621">
            <text:p>158.9557721506</text:p>
          </table:table-cell>
          <table:table-cell table:formula="of:=([.$C$10]-[.C304])*[.$B$4]" office:value-type="float" office:value="7614.68934494122">
            <text:p>7614.6893449412</text:p>
          </table:table-cell>
          <table:table-cell table:formula="of:=ROUND([.D304])" office:value-type="float" office:value="7615">
            <text:p>7615</text:p>
          </table:table-cell>
          <table:table-cell table:formula="of:=([.$C$8]-([.E304]*[.$C$4]))" office:value-type="float" office:value="158.95559375">
            <text:p>158.95559375</text:p>
          </table:table-cell>
          <table:table-cell table:style-name="ce6" table:formula="of:=SQRT(ABS([.$D$2]^2-[.F304]^2))" office:value-type="float" office:value="44.2506408494269">
            <text:p>44.2506408494</text:p>
          </table:table-cell>
          <table:table-cell table:formula="of:=ABS([.B304]-[.G304])" office:value-type="float" office:value="0.000640849427085755">
            <text:p>0.0006408494</text:p>
          </table:table-cell>
          <table:table-cell/>
          <table:table-cell table:formula="of:=[.A304]*[.$B$4]" office:value-type="float" office:value="111496.062992125">
            <text:p>111496.062992125</text:p>
          </table:table-cell>
          <table:table-cell table:formula="of:=ROUND([.J304])" office:value-type="float" office:value="111496">
            <text:p>111496</text:p>
          </table:table-cell>
          <table:table-cell table:formula="of:=(([.K304]-[.K303])+[.K303])*[.$C$4]" office:value-type="float" office:value="88.49995">
            <text:p>88.49995</text:p>
          </table:table-cell>
          <table:table-cell table:formula="of:=[.L304]-[.A304]" office:value-type="float" office:value="-0.0000499999995184908">
            <text:p>-0.00005</text:p>
          </table:table-cell>
          <table:table-cell table:formula="of:=ABS([.M304])" office:value-type="float" office:value="0.0000499999995184908">
            <text:p>0.00005</text:p>
          </table:table-cell>
          <table:table-cell/>
        </table:table-row>
        <table:table-row table:style-name="ro4">
          <table:table-cell table:formula="of:=[.A304]+[.A$4]" office:value-type="float" office:value="88.7999999999995">
            <text:p>88.8</text:p>
          </table:table-cell>
          <table:table-cell table:formula="of:=[.A305]/([.$D$4]*2)" office:value-type="float" office:value="44.3999999999998">
            <text:p>44.4</text:p>
          </table:table-cell>
          <table:table-cell table:formula="of:=SQRT(ABS([.$D$2]^2-[.B305]^2))" office:value-type="float" office:value="158.913938973269">
            <text:p>158.9139389733</text:p>
          </table:table-cell>
          <table:table-cell table:formula="of:=([.$C$10]-[.C305])*[.$B$4]" office:value-type="float" office:value="7667.39256050172">
            <text:p>7667.3925605017</text:p>
          </table:table-cell>
          <table:table-cell table:formula="of:=ROUND([.D305])" office:value-type="float" office:value="7667">
            <text:p>7667</text:p>
          </table:table-cell>
          <table:table-cell table:formula="of:=([.$C$8]-([.E305]*[.$C$4]))" office:value-type="float" office:value="158.91431875">
            <text:p>158.91431875</text:p>
          </table:table-cell>
          <table:table-cell table:style-name="ce6" table:formula="of:=SQRT(ABS([.$D$2]^2-[.F305]^2))" office:value-type="float" office:value="44.3986407024291">
            <text:p>44.3986407024</text:p>
          </table:table-cell>
          <table:table-cell table:formula="of:=ABS([.B305]-[.G305])" office:value-type="float" office:value="0.00135929757062314">
            <text:p>0.0013592976</text:p>
          </table:table-cell>
          <table:table-cell/>
          <table:table-cell table:formula="of:=[.A305]*[.$B$4]" office:value-type="float" office:value="111874.015748031">
            <text:p>111874.015748031</text:p>
          </table:table-cell>
          <table:table-cell table:formula="of:=ROUND([.J305])" office:value-type="float" office:value="111874">
            <text:p>111874</text:p>
          </table:table-cell>
          <table:table-cell table:formula="of:=(([.K305]-[.K304])+[.K304])*[.$C$4]" office:value-type="float" office:value="88.7999875">
            <text:p>88.7999875</text:p>
          </table:table-cell>
          <table:table-cell table:formula="of:=[.L305]-[.A305]" office:value-type="float" office:value="-0.0000124999995136932">
            <text:p>-0.0000125</text:p>
          </table:table-cell>
          <table:table-cell table:formula="of:=ABS([.M305])" office:value-type="float" office:value="0.0000124999995136932">
            <text:p>0.0000125</text:p>
          </table:table-cell>
          <table:table-cell/>
        </table:table-row>
        <table:table-row table:style-name="ro4">
          <table:table-cell table:formula="of:=[.A305]+[.A$4]" office:value-type="float" office:value="89.0999999999995">
            <text:p>89.1</text:p>
          </table:table-cell>
          <table:table-cell table:formula="of:=[.A306]/([.$D$4]*2)" office:value-type="float" office:value="44.5499999999998">
            <text:p>44.55</text:p>
          </table:table-cell>
          <table:table-cell table:formula="of:=SQRT(ABS([.$D$2]^2-[.B306]^2))" office:value-type="float" office:value="158.871953157252">
            <text:p>158.8719531573</text:p>
          </table:table-cell>
          <table:table-cell table:formula="of:=([.$C$10]-[.C306])*[.$B$4]" office:value-type="float" office:value="7720.28807674442">
            <text:p>7720.2880767444</text:p>
          </table:table-cell>
          <table:table-cell table:formula="of:=ROUND([.D306])" office:value-type="float" office:value="7720">
            <text:p>7720</text:p>
          </table:table-cell>
          <table:table-cell table:formula="of:=([.$C$8]-([.E306]*[.$C$4]))" office:value-type="float" office:value="158.87225">
            <text:p>158.87225</text:p>
          </table:table-cell>
          <table:table-cell table:style-name="ce6" table:formula="of:=SQRT(ABS([.$D$2]^2-[.F306]^2))" office:value-type="float" office:value="44.5489414008627">
            <text:p>44.5489414009</text:p>
          </table:table-cell>
          <table:table-cell table:formula="of:=ABS([.B306]-[.G306])" office:value-type="float" office:value="0.00105859913705331">
            <text:p>0.0010585991</text:p>
          </table:table-cell>
          <table:table-cell/>
          <table:table-cell table:formula="of:=[.A306]*[.$B$4]" office:value-type="float" office:value="112251.968503936">
            <text:p>112251.968503936</text:p>
          </table:table-cell>
          <table:table-cell table:formula="of:=ROUND([.J306])" office:value-type="float" office:value="112252">
            <text:p>112252</text:p>
          </table:table-cell>
          <table:table-cell table:formula="of:=(([.K306]-[.K305])+[.K305])*[.$C$4]" office:value-type="float" office:value="89.100025">
            <text:p>89.100025</text:p>
          </table:table-cell>
          <table:table-cell table:formula="of:=[.L306]-[.A306]" office:value-type="float" office:value="0.0000250000004911044">
            <text:p>0.000025</text:p>
          </table:table-cell>
          <table:table-cell table:formula="of:=ABS([.M306])" office:value-type="float" office:value="0.0000250000004911044">
            <text:p>0.000025</text:p>
          </table:table-cell>
          <table:table-cell/>
        </table:table-row>
        <table:table-row table:style-name="ro4">
          <table:table-cell table:formula="of:=[.A306]+[.A$4]" office:value-type="float" office:value="89.3999999999995">
            <text:p>89.4</text:p>
          </table:table-cell>
          <table:table-cell table:formula="of:=[.A307]/([.$D$4]*2)" office:value-type="float" office:value="44.6999999999998">
            <text:p>44.7</text:p>
          </table:table-cell>
          <table:table-cell table:formula="of:=SQRT(ABS([.$D$2]^2-[.B307]^2))" office:value-type="float" office:value="158.82981458152">
            <text:p>158.8298145815</text:p>
          </table:table-cell>
          <table:table-cell table:formula="of:=([.$C$10]-[.C307])*[.$B$4]" office:value-type="float" office:value="7773.37604617038">
            <text:p>7773.3760461704</text:p>
          </table:table-cell>
          <table:table-cell table:formula="of:=ROUND([.D307])" office:value-type="float" office:value="7773">
            <text:p>7773</text:p>
          </table:table-cell>
          <table:table-cell table:formula="of:=([.$C$8]-([.E307]*[.$C$4]))" office:value-type="float" office:value="158.83018125">
            <text:p>158.83018125</text:p>
          </table:table-cell>
          <table:table-cell table:style-name="ce6" table:formula="of:=SQRT(ABS([.$D$2]^2-[.F307]^2))" office:value-type="float" office:value="44.6986971185083">
            <text:p>44.6986971185</text:p>
          </table:table-cell>
          <table:table-cell table:formula="of:=ABS([.B307]-[.G307])" office:value-type="float" office:value="0.00130288149144064">
            <text:p>0.0013028815</text:p>
          </table:table-cell>
          <table:table-cell/>
          <table:table-cell table:formula="of:=[.A307]*[.$B$4]" office:value-type="float" office:value="112629.921259842">
            <text:p>112629.921259842</text:p>
          </table:table-cell>
          <table:table-cell table:formula="of:=ROUND([.J307])" office:value-type="float" office:value="112630">
            <text:p>112630</text:p>
          </table:table-cell>
          <table:table-cell table:formula="of:=(([.K307]-[.K306])+[.K306])*[.$C$4]" office:value-type="float" office:value="89.4000625">
            <text:p>89.4000625</text:p>
          </table:table-cell>
          <table:table-cell table:formula="of:=[.L307]-[.A307]" office:value-type="float" office:value="0.0000625000004816911">
            <text:p>0.0000625</text:p>
          </table:table-cell>
          <table:table-cell table:formula="of:=ABS([.M307])" office:value-type="float" office:value="0.0000625000004816911">
            <text:p>0.0000625</text:p>
          </table:table-cell>
          <table:table-cell/>
        </table:table-row>
        <table:table-row table:style-name="ro4">
          <table:table-cell table:formula="of:=[.A307]+[.A$4]" office:value-type="float" office:value="89.6999999999995">
            <text:p>89.7</text:p>
          </table:table-cell>
          <table:table-cell table:formula="of:=[.A308]/([.$D$4]*2)" office:value-type="float" office:value="44.8499999999998">
            <text:p>44.85</text:p>
          </table:table-cell>
          <table:table-cell table:formula="of:=SQRT(ABS([.$D$2]^2-[.B308]^2))" office:value-type="float" office:value="158.787523124457">
            <text:p>158.7875231245</text:p>
          </table:table-cell>
          <table:table-cell table:formula="of:=([.$C$10]-[.C308])*[.$B$4]" office:value-type="float" office:value="7826.65662199755">
            <text:p>7826.6566219976</text:p>
          </table:table-cell>
          <table:table-cell table:formula="of:=ROUND([.D308])" office:value-type="float" office:value="7827">
            <text:p>7827</text:p>
          </table:table-cell>
          <table:table-cell table:formula="of:=([.$C$8]-([.E308]*[.$C$4]))" office:value-type="float" office:value="158.78731875">
            <text:p>158.78731875</text:p>
          </table:table-cell>
          <table:table-cell table:style-name="ce6" table:formula="of:=SQRT(ABS([.$D$2]^2-[.F308]^2))" office:value-type="float" office:value="44.8507235636829">
            <text:p>44.8507235637</text:p>
          </table:table-cell>
          <table:table-cell table:formula="of:=ABS([.B308]-[.G308])" office:value-type="float" office:value="0.00072356368313109">
            <text:p>0.0007235637</text:p>
          </table:table-cell>
          <table:table-cell/>
          <table:table-cell table:formula="of:=[.A308]*[.$B$4]" office:value-type="float" office:value="113007.874015747">
            <text:p>113007.874015747</text:p>
          </table:table-cell>
          <table:table-cell table:formula="of:=ROUND([.J308])" office:value-type="float" office:value="113008">
            <text:p>113008</text:p>
          </table:table-cell>
          <table:table-cell table:formula="of:=(([.K308]-[.K307])+[.K307])*[.$C$4]" office:value-type="float" office:value="89.7001">
            <text:p>89.7001</text:p>
          </table:table-cell>
          <table:table-cell table:formula="of:=[.L308]-[.A308]" office:value-type="float" office:value="0.000100000000486489">
            <text:p>0.0001</text:p>
          </table:table-cell>
          <table:table-cell table:formula="of:=ABS([.M308])" office:value-type="float" office:value="0.000100000000486489">
            <text:p>0.0001</text:p>
          </table:table-cell>
          <table:table-cell/>
        </table:table-row>
        <table:table-row table:style-name="ro4">
          <table:table-cell table:formula="of:=[.A308]+[.A$4]" office:value-type="float" office:value="89.9999999999995">
            <text:p>90</text:p>
          </table:table-cell>
          <table:table-cell table:formula="of:=[.A309]/([.$D$4]*2)" office:value-type="float" office:value="44.9999999999998">
            <text:p>45</text:p>
          </table:table-cell>
          <table:table-cell table:formula="of:=SQRT(ABS([.$D$2]^2-[.B309]^2))" office:value-type="float" office:value="158.745078663876">
            <text:p>158.7450786639</text:p>
          </table:table-cell>
          <table:table-cell table:formula="of:=([.$C$10]-[.C309])*[.$B$4]" office:value-type="float" office:value="7880.12995816343">
            <text:p>7880.1299581634</text:p>
          </table:table-cell>
          <table:table-cell table:formula="of:=ROUND([.D309])" office:value-type="float" office:value="7880">
            <text:p>7880</text:p>
          </table:table-cell>
          <table:table-cell table:formula="of:=([.$C$8]-([.E309]*[.$C$4]))" office:value-type="float" office:value="158.74525">
            <text:p>158.74525</text:p>
          </table:table-cell>
          <table:table-cell table:style-name="ce6" table:formula="of:=SQRT(ABS([.$D$2]^2-[.F309]^2))" office:value-type="float" office:value="44.9993955785797">
            <text:p>44.9993955786</text:p>
          </table:table-cell>
          <table:table-cell table:formula="of:=ABS([.B309]-[.G309])" office:value-type="float" office:value="0.000604421420035806">
            <text:p>0.0006044214</text:p>
          </table:table-cell>
          <table:table-cell/>
          <table:table-cell table:formula="of:=[.A309]*[.$B$4]" office:value-type="float" office:value="113385.826771653">
            <text:p>113385.826771653</text:p>
          </table:table-cell>
          <table:table-cell table:formula="of:=ROUND([.J309])" office:value-type="float" office:value="113386">
            <text:p>113386</text:p>
          </table:table-cell>
          <table:table-cell table:formula="of:=(([.K309]-[.K308])+[.K308])*[.$C$4]" office:value-type="float" office:value="90.0001375">
            <text:p>90.0001375</text:p>
          </table:table-cell>
          <table:table-cell table:formula="of:=[.L309]-[.A309]" office:value-type="float" office:value="0.000137500000491286">
            <text:p>0.0001375</text:p>
          </table:table-cell>
          <table:table-cell table:formula="of:=ABS([.M309])" office:value-type="float" office:value="0.000137500000491286">
            <text:p>0.0001375</text:p>
          </table:table-cell>
          <table:table-cell/>
        </table:table-row>
        <table:table-row table:style-name="ro4">
          <table:table-cell table:formula="of:=[.A309]+[.A$4]" office:value-type="float" office:value="90.2999999999995">
            <text:p>90.3</text:p>
          </table:table-cell>
          <table:table-cell table:formula="of:=[.A310]/([.$D$4]*2)" office:value-type="float" office:value="45.1499999999998">
            <text:p>45.15</text:p>
          </table:table-cell>
          <table:table-cell table:formula="of:=SQRT(ABS([.$D$2]^2-[.B310]^2))" office:value-type="float" office:value="158.702481077014">
            <text:p>158.702481077</text:p>
          </table:table-cell>
          <table:table-cell table:formula="of:=([.$C$10]-[.C310])*[.$B$4]" office:value-type="float" office:value="7933.7962093274">
            <text:p>7933.7962093274</text:p>
          </table:table-cell>
          <table:table-cell table:formula="of:=ROUND([.D310])" office:value-type="float" office:value="7934">
            <text:p>7934</text:p>
          </table:table-cell>
          <table:table-cell table:formula="of:=([.$C$8]-([.E310]*[.$C$4]))" office:value-type="float" office:value="158.7023875">
            <text:p>158.7023875</text:p>
          </table:table-cell>
          <table:table-cell table:style-name="ce6" table:formula="of:=SQRT(ABS([.$D$2]^2-[.F310]^2))" office:value-type="float" office:value="45.1503289223882">
            <text:p>45.1503289224</text:p>
          </table:table-cell>
          <table:table-cell table:formula="of:=ABS([.B310]-[.G310])" office:value-type="float" office:value="0.000328922388490582">
            <text:p>0.0003289224</text:p>
          </table:table-cell>
          <table:table-cell/>
          <table:table-cell table:formula="of:=[.A310]*[.$B$4]" office:value-type="float" office:value="113763.779527558">
            <text:p>113763.779527558</text:p>
          </table:table-cell>
          <table:table-cell table:formula="of:=ROUND([.J310])" office:value-type="float" office:value="113764">
            <text:p>113764</text:p>
          </table:table-cell>
          <table:table-cell table:formula="of:=(([.K310]-[.K309])+[.K309])*[.$C$4]" office:value-type="float" office:value="90.300175">
            <text:p>90.300175</text:p>
          </table:table-cell>
          <table:table-cell table:formula="of:=[.L310]-[.A310]" office:value-type="float" office:value="0.000175000000496084">
            <text:p>0.000175</text:p>
          </table:table-cell>
          <table:table-cell table:formula="of:=ABS([.M310])" office:value-type="float" office:value="0.000175000000496084">
            <text:p>0.000175</text:p>
          </table:table-cell>
          <table:table-cell/>
        </table:table-row>
        <table:table-row table:style-name="ro4">
          <table:table-cell table:formula="of:=[.A310]+[.A$4]" office:value-type="float" office:value="90.5999999999995">
            <text:p>90.6</text:p>
          </table:table-cell>
          <table:table-cell table:formula="of:=[.A311]/([.$D$4]*2)" office:value-type="float" office:value="45.2999999999997">
            <text:p>45.3</text:p>
          </table:table-cell>
          <table:table-cell table:formula="of:=SQRT(ABS([.$D$2]^2-[.B311]^2))" office:value-type="float" office:value="158.659730240537">
            <text:p>158.6597302405</text:p>
          </table:table-cell>
          <table:table-cell table:formula="of:=([.$C$10]-[.C311])*[.$B$4]" office:value-type="float" office:value="7987.65553087317">
            <text:p>7987.6555308732</text:p>
          </table:table-cell>
          <table:table-cell table:formula="of:=ROUND([.D311])" office:value-type="float" office:value="7988">
            <text:p>7988</text:p>
          </table:table-cell>
          <table:table-cell table:formula="of:=([.$C$8]-([.E311]*[.$C$4]))" office:value-type="float" office:value="158.659525">
            <text:p>158.659525</text:p>
          </table:table-cell>
          <table:table-cell table:style-name="ce6" table:formula="of:=SQRT(ABS([.$D$2]^2-[.F311]^2))" office:value-type="float" office:value="45.3007188328659">
            <text:p>45.3007188329</text:p>
          </table:table-cell>
          <table:table-cell table:formula="of:=ABS([.B311]-[.G311])" office:value-type="float" office:value="0.000718832866184016">
            <text:p>0.0007188329</text:p>
          </table:table-cell>
          <table:table-cell/>
          <table:table-cell table:formula="of:=[.A311]*[.$B$4]" office:value-type="float" office:value="114141.732283464">
            <text:p>114141.732283464</text:p>
          </table:table-cell>
          <table:table-cell table:formula="of:=ROUND([.J311])" office:value-type="float" office:value="114142">
            <text:p>114142</text:p>
          </table:table-cell>
          <table:table-cell table:formula="of:=(([.K311]-[.K310])+[.K310])*[.$C$4]" office:value-type="float" office:value="90.6002125">
            <text:p>90.6002125</text:p>
          </table:table-cell>
          <table:table-cell table:formula="of:=[.L311]-[.A311]" office:value-type="float" office:value="0.000212500000500881">
            <text:p>0.0002125</text:p>
          </table:table-cell>
          <table:table-cell table:formula="of:=ABS([.M311])" office:value-type="float" office:value="0.000212500000500881">
            <text:p>0.0002125</text:p>
          </table:table-cell>
          <table:table-cell/>
        </table:table-row>
        <table:table-row table:style-name="ro4">
          <table:table-cell table:formula="of:=[.A311]+[.A$4]" office:value-type="float" office:value="90.8999999999995">
            <text:p>90.9</text:p>
          </table:table-cell>
          <table:table-cell table:formula="of:=[.A312]/([.$D$4]*2)" office:value-type="float" office:value="45.4499999999998">
            <text:p>45.45</text:p>
          </table:table-cell>
          <table:table-cell table:formula="of:=SQRT(ABS([.$D$2]^2-[.B312]^2))" office:value-type="float" office:value="158.616826030532">
            <text:p>158.6168260305</text:p>
          </table:table-cell>
          <table:table-cell table:formula="of:=([.$C$10]-[.C312])*[.$B$4]" office:value-type="float" office:value="8041.70807891128">
            <text:p>8041.7080789113</text:p>
          </table:table-cell>
          <table:table-cell table:formula="of:=ROUND([.D312])" office:value-type="float" office:value="8042">
            <text:p>8042</text:p>
          </table:table-cell>
          <table:table-cell table:formula="of:=([.$C$8]-([.E312]*[.$C$4]))" office:value-type="float" office:value="158.6166625">
            <text:p>158.6166625</text:p>
          </table:table-cell>
          <table:table-cell table:style-name="ce6" table:formula="of:=SQRT(ABS([.$D$2]^2-[.F312]^2))" office:value-type="float" office:value="45.4505707044598">
            <text:p>45.4505707045</text:p>
          </table:table-cell>
          <table:table-cell table:formula="of:=ABS([.B312]-[.G312])" office:value-type="float" office:value="0.000570704460017168">
            <text:p>0.0005707045</text:p>
          </table:table-cell>
          <table:table-cell/>
          <table:table-cell table:formula="of:=[.A312]*[.$B$4]" office:value-type="float" office:value="114519.685039369">
            <text:p>114519.685039369</text:p>
          </table:table-cell>
          <table:table-cell table:formula="of:=ROUND([.J312])" office:value-type="float" office:value="114520">
            <text:p>114520</text:p>
          </table:table-cell>
          <table:table-cell table:formula="of:=(([.K312]-[.K311])+[.K311])*[.$C$4]" office:value-type="float" office:value="90.90025">
            <text:p>90.90025</text:p>
          </table:table-cell>
          <table:table-cell table:formula="of:=[.L312]-[.A312]" office:value-type="float" office:value="0.000250000000505679">
            <text:p>0.00025</text:p>
          </table:table-cell>
          <table:table-cell table:formula="of:=ABS([.M312])" office:value-type="float" office:value="0.000250000000505679">
            <text:p>0.00025</text:p>
          </table:table-cell>
          <table:table-cell/>
        </table:table-row>
        <table:table-row table:style-name="ro4">
          <table:table-cell table:formula="of:=[.A312]+[.A$4]" office:value-type="float" office:value="91.1999999999995">
            <text:p>91.2</text:p>
          </table:table-cell>
          <table:table-cell table:formula="of:=[.A313]/([.$D$4]*2)" office:value-type="float" office:value="45.5999999999998">
            <text:p>45.6</text:p>
          </table:table-cell>
          <table:table-cell table:formula="of:=SQRT(ABS([.$D$2]^2-[.B313]^2))" office:value-type="float" office:value="158.573768322507">
            <text:p>158.5737683225</text:p>
          </table:table-cell>
          <table:table-cell table:formula="of:=([.$C$10]-[.C313])*[.$B$4]" office:value-type="float" office:value="8095.95401028165">
            <text:p>8095.9540102817</text:p>
          </table:table-cell>
          <table:table-cell table:formula="of:=ROUND([.D313])" office:value-type="float" office:value="8096">
            <text:p>8096</text:p>
          </table:table-cell>
          <table:table-cell table:formula="of:=([.$C$8]-([.E313]*[.$C$4]))" office:value-type="float" office:value="158.5738">
            <text:p>158.5738</text:p>
          </table:table-cell>
          <table:table-cell table:style-name="ce6" table:formula="of:=SQRT(ABS([.$D$2]^2-[.F313]^2))" office:value-type="float" office:value="45.5998898415336">
            <text:p>45.5998898415</text:p>
          </table:table-cell>
          <table:table-cell table:formula="of:=ABS([.B313]-[.G313])" office:value-type="float" office:value="0.000110158466149812">
            <text:p>0.0001101585</text:p>
          </table:table-cell>
          <table:table-cell/>
          <table:table-cell table:formula="of:=[.A313]*[.$B$4]" office:value-type="float" office:value="114897.637795275">
            <text:p>114897.637795275</text:p>
          </table:table-cell>
          <table:table-cell table:formula="of:=ROUND([.J313])" office:value-type="float" office:value="114898">
            <text:p>114898</text:p>
          </table:table-cell>
          <table:table-cell table:formula="of:=(([.K313]-[.K312])+[.K312])*[.$C$4]" office:value-type="float" office:value="91.2002875">
            <text:p>91.2002875</text:p>
          </table:table-cell>
          <table:table-cell table:formula="of:=[.L313]-[.A313]" office:value-type="float" office:value="0.000287500000510477">
            <text:p>0.0002875</text:p>
          </table:table-cell>
          <table:table-cell table:formula="of:=ABS([.M313])" office:value-type="float" office:value="0.000287500000510477">
            <text:p>0.0002875</text:p>
          </table:table-cell>
          <table:table-cell/>
        </table:table-row>
        <table:table-row table:style-name="ro4">
          <table:table-cell table:formula="of:=[.A313]+[.A$4]" office:value-type="float" office:value="91.4999999999995">
            <text:p>91.5</text:p>
          </table:table-cell>
          <table:table-cell table:formula="of:=[.A314]/([.$D$4]*2)" office:value-type="float" office:value="45.7499999999997">
            <text:p>45.75</text:p>
          </table:table-cell>
          <table:table-cell table:formula="of:=SQRT(ABS([.$D$2]^2-[.B314]^2))" office:value-type="float" office:value="158.530556991389">
            <text:p>158.5305569914</text:p>
          </table:table-cell>
          <table:table-cell table:formula="of:=([.$C$10]-[.C314])*[.$B$4]" office:value-type="float" office:value="8150.39348255596">
            <text:p>8150.393482556</text:p>
          </table:table-cell>
          <table:table-cell table:formula="of:=ROUND([.D314])" office:value-type="float" office:value="8150">
            <text:p>8150</text:p>
          </table:table-cell>
          <table:table-cell table:formula="of:=([.$C$8]-([.E314]*[.$C$4]))" office:value-type="float" office:value="158.5309375">
            <text:p>158.5309375</text:p>
          </table:table-cell>
          <table:table-cell table:style-name="ce6" table:formula="of:=SQRT(ABS([.$D$2]^2-[.F314]^2))" office:value-type="float" office:value="45.748681460465">
            <text:p>45.7486814605</text:p>
          </table:table-cell>
          <table:table-cell table:formula="of:=ABS([.B314]-[.G314])" office:value-type="float" office:value="0.00131853953471506">
            <text:p>0.0013185395</text:p>
          </table:table-cell>
          <table:table-cell/>
          <table:table-cell table:formula="of:=[.A314]*[.$B$4]" office:value-type="float" office:value="115275.59055118">
            <text:p>115275.59055118</text:p>
          </table:table-cell>
          <table:table-cell table:formula="of:=ROUND([.J314])" office:value-type="float" office:value="115276">
            <text:p>115276</text:p>
          </table:table-cell>
          <table:table-cell table:formula="of:=(([.K314]-[.K313])+[.K313])*[.$C$4]" office:value-type="float" office:value="91.500325">
            <text:p>91.500325</text:p>
          </table:table-cell>
          <table:table-cell table:formula="of:=[.L314]-[.A314]" office:value-type="float" office:value="0.000325000000501063">
            <text:p>0.000325</text:p>
          </table:table-cell>
          <table:table-cell table:formula="of:=ABS([.M314])" office:value-type="float" office:value="0.000325000000501063">
            <text:p>0.000325</text:p>
          </table:table-cell>
          <table:table-cell/>
        </table:table-row>
        <table:table-row table:style-name="ro4">
          <table:table-cell table:formula="of:=[.A314]+[.A$4]" office:value-type="float" office:value="91.7999999999995">
            <text:p>91.8</text:p>
          </table:table-cell>
          <table:table-cell table:formula="of:=[.A315]/([.$D$4]*2)" office:value-type="float" office:value="45.8999999999997">
            <text:p>45.9</text:p>
          </table:table-cell>
          <table:table-cell table:formula="of:=SQRT(ABS([.$D$2]^2-[.B315]^2))" office:value-type="float" office:value="158.487191911523">
            <text:p>158.4871919115</text:p>
          </table:table-cell>
          <table:table-cell table:formula="of:=([.$C$10]-[.C315])*[.$B$4]" office:value-type="float" office:value="8205.02665404021">
            <text:p>8205.0266540402</text:p>
          </table:table-cell>
          <table:table-cell table:formula="of:=ROUND([.D315])" office:value-type="float" office:value="8205">
            <text:p>8205</text:p>
          </table:table-cell>
          <table:table-cell table:formula="of:=([.$C$8]-([.E315]*[.$C$4]))" office:value-type="float" office:value="158.48728125">
            <text:p>158.48728125</text:p>
          </table:table-cell>
          <table:table-cell table:style-name="ce6" table:formula="of:=SQRT(ABS([.$D$2]^2-[.F315]^2))" office:value-type="float" office:value="45.8996915238371">
            <text:p>45.8996915238</text:p>
          </table:table-cell>
          <table:table-cell table:formula="of:=ABS([.B315]-[.G315])" office:value-type="float" office:value="0.000308476162672378">
            <text:p>0.0003084762</text:p>
          </table:table-cell>
          <table:table-cell/>
          <table:table-cell table:formula="of:=[.A315]*[.$B$4]" office:value-type="float" office:value="115653.543307086">
            <text:p>115653.543307086</text:p>
          </table:table-cell>
          <table:table-cell table:formula="of:=ROUND([.J315])" office:value-type="float" office:value="115654">
            <text:p>115654</text:p>
          </table:table-cell>
          <table:table-cell table:formula="of:=(([.K315]-[.K314])+[.K314])*[.$C$4]" office:value-type="float" office:value="91.8003625">
            <text:p>91.8003625</text:p>
          </table:table-cell>
          <table:table-cell table:formula="of:=[.L315]-[.A315]" office:value-type="float" office:value="0.000362500000505861">
            <text:p>0.0003625</text:p>
          </table:table-cell>
          <table:table-cell table:formula="of:=ABS([.M315])" office:value-type="float" office:value="0.000362500000505861">
            <text:p>0.0003625</text:p>
          </table:table-cell>
          <table:table-cell/>
        </table:table-row>
        <table:table-row table:style-name="ro4">
          <table:table-cell table:formula="of:=[.A315]+[.A$4]" office:value-type="float" office:value="92.0999999999995">
            <text:p>92.1</text:p>
          </table:table-cell>
          <table:table-cell table:formula="of:=[.A316]/([.$D$4]*2)" office:value-type="float" office:value="46.0499999999997">
            <text:p>46.05</text:p>
          </table:table-cell>
          <table:table-cell table:formula="of:=SQRT(ABS([.$D$2]^2-[.B316]^2))" office:value-type="float" office:value="158.443672956669">
            <text:p>158.4436729567</text:p>
          </table:table-cell>
          <table:table-cell table:formula="of:=([.$C$10]-[.C316])*[.$B$4]" office:value-type="float" office:value="8259.85368377738">
            <text:p>8259.8536837774</text:p>
          </table:table-cell>
          <table:table-cell table:formula="of:=ROUND([.D316])" office:value-type="float" office:value="8260">
            <text:p>8260</text:p>
          </table:table-cell>
          <table:table-cell table:formula="of:=([.$C$8]-([.E316]*[.$C$4]))" office:value-type="float" office:value="158.443625">
            <text:p>158.443625</text:p>
          </table:table-cell>
          <table:table-cell table:style-name="ce6" table:formula="of:=SQRT(ABS([.$D$2]^2-[.F316]^2))" office:value-type="float" office:value="46.0501650036064">
            <text:p>46.0501650036</text:p>
          </table:table-cell>
          <table:table-cell table:formula="of:=ABS([.B316]-[.G316])" office:value-type="float" office:value="0.000165003606653613">
            <text:p>0.0001650036</text:p>
          </table:table-cell>
          <table:table-cell/>
          <table:table-cell table:formula="of:=[.A316]*[.$B$4]" office:value-type="float" office:value="116031.496062991">
            <text:p>116031.496062991</text:p>
          </table:table-cell>
          <table:table-cell table:formula="of:=ROUND([.J316])" office:value-type="float" office:value="116031">
            <text:p>116031</text:p>
          </table:table-cell>
          <table:table-cell table:formula="of:=(([.K316]-[.K315])+[.K315])*[.$C$4]" office:value-type="float" office:value="92.09960625">
            <text:p>92.09960625</text:p>
          </table:table-cell>
          <table:table-cell table:formula="of:=[.L316]-[.A316]" office:value-type="float" office:value="-0.000393749999489046">
            <text:p>-0.00039375</text:p>
          </table:table-cell>
          <table:table-cell table:formula="of:=ABS([.M316])" office:value-type="float" office:value="0.000393749999489046">
            <text:p>0.00039375</text:p>
          </table:table-cell>
          <table:table-cell/>
        </table:table-row>
        <table:table-row table:style-name="ro4">
          <table:table-cell table:formula="of:=[.A316]+[.A$4]" office:value-type="float" office:value="92.3999999999995">
            <text:p>92.4</text:p>
          </table:table-cell>
          <table:table-cell table:formula="of:=[.A317]/([.$D$4]*2)" office:value-type="float" office:value="46.1999999999997">
            <text:p>46.2</text:p>
          </table:table-cell>
          <table:table-cell table:formula="of:=SQRT(ABS([.$D$2]^2-[.B317]^2))" office:value-type="float" office:value="158.4">
            <text:p>158.4</text:p>
          </table:table-cell>
          <table:table-cell table:formula="of:=([.$C$10]-[.C317])*[.$B$4]" office:value-type="float" office:value="8314.87473154983">
            <text:p>8314.8747315498</text:p>
          </table:table-cell>
          <table:table-cell table:formula="of:=ROUND([.D317])" office:value-type="float" office:value="8315">
            <text:p>8315</text:p>
          </table:table-cell>
          <table:table-cell table:formula="of:=([.$C$8]-([.E317]*[.$C$4]))" office:value-type="float" office:value="158.39996875">
            <text:p>158.39996875</text:p>
          </table:table-cell>
          <table:table-cell table:style-name="ce6" table:formula="of:=SQRT(ABS([.$D$2]^2-[.F317]^2))" office:value-type="float" office:value="46.2001071427224">
            <text:p>46.2001071427</text:p>
          </table:table-cell>
          <table:table-cell table:formula="of:=ABS([.B317]-[.G317])" office:value-type="float" office:value="0.000107142722612252">
            <text:p>0.0001071427</text:p>
          </table:table-cell>
          <table:table-cell/>
          <table:table-cell table:formula="of:=[.A317]*[.$B$4]" office:value-type="float" office:value="116409.448818897">
            <text:p>116409.448818897</text:p>
          </table:table-cell>
          <table:table-cell table:formula="of:=ROUND([.J317])" office:value-type="float" office:value="116409">
            <text:p>116409</text:p>
          </table:table-cell>
          <table:table-cell table:formula="of:=(([.K317]-[.K316])+[.K316])*[.$C$4]" office:value-type="float" office:value="92.39964375">
            <text:p>92.39964375</text:p>
          </table:table-cell>
          <table:table-cell table:formula="of:=[.L317]-[.A317]" office:value-type="float" office:value="-0.000356249999484248">
            <text:p>-0.00035625</text:p>
          </table:table-cell>
          <table:table-cell table:formula="of:=ABS([.M317])" office:value-type="float" office:value="0.000356249999484248">
            <text:p>0.00035625</text:p>
          </table:table-cell>
          <table:table-cell/>
        </table:table-row>
        <table:table-row table:style-name="ro4">
          <table:table-cell table:formula="of:=[.A317]+[.A$4]" office:value-type="float" office:value="92.6999999999995">
            <text:p>92.7</text:p>
          </table:table-cell>
          <table:table-cell table:formula="of:=[.A318]/([.$D$4]*2)" office:value-type="float" office:value="46.3499999999997">
            <text:p>46.35</text:p>
          </table:table-cell>
          <table:table-cell table:formula="of:=SQRT(ABS([.$D$2]^2-[.B318]^2))" office:value-type="float" office:value="158.356172914099">
            <text:p>158.3561729141</text:p>
          </table:table-cell>
          <table:table-cell table:formula="of:=([.$C$10]-[.C318])*[.$B$4]" office:value-type="float" office:value="8370.08995788187">
            <text:p>8370.0899578819</text:p>
          </table:table-cell>
          <table:table-cell table:formula="of:=ROUND([.D318])" office:value-type="float" office:value="8370">
            <text:p>8370</text:p>
          </table:table-cell>
          <table:table-cell table:formula="of:=([.$C$8]-([.E318]*[.$C$4]))" office:value-type="float" office:value="158.3563125">
            <text:p>158.3563125</text:p>
          </table:table-cell>
          <table:table-cell table:style-name="ce6" table:formula="of:=SQRT(ABS([.$D$2]^2-[.F318]^2))" office:value-type="float" office:value="46.3495230978955">
            <text:p>46.3495230979</text:p>
          </table:table-cell>
          <table:table-cell table:formula="of:=ABS([.B318]-[.G318])" office:value-type="float" office:value="0.000476902104281862">
            <text:p>0.0004769021</text:p>
          </table:table-cell>
          <table:table-cell/>
          <table:table-cell table:formula="of:=[.A318]*[.$B$4]" office:value-type="float" office:value="116787.401574803">
            <text:p>116787.401574803</text:p>
          </table:table-cell>
          <table:table-cell table:formula="of:=ROUND([.J318])" office:value-type="float" office:value="116787">
            <text:p>116787</text:p>
          </table:table-cell>
          <table:table-cell table:formula="of:=(([.K318]-[.K317])+[.K317])*[.$C$4]" office:value-type="float" office:value="92.69968125">
            <text:p>92.69968125</text:p>
          </table:table-cell>
          <table:table-cell table:formula="of:=[.L318]-[.A318]" office:value-type="float" office:value="-0.000318749999479451">
            <text:p>-0.00031875</text:p>
          </table:table-cell>
          <table:table-cell table:formula="of:=ABS([.M318])" office:value-type="float" office:value="0.000318749999479451">
            <text:p>0.00031875</text:p>
          </table:table-cell>
          <table:table-cell/>
        </table:table-row>
        <table:table-row table:style-name="ro4">
          <table:table-cell table:formula="of:=[.A318]+[.A$4]" office:value-type="float" office:value="92.9999999999995">
            <text:p>93</text:p>
          </table:table-cell>
          <table:table-cell table:formula="of:=[.A319]/([.$D$4]*2)" office:value-type="float" office:value="46.4999999999997">
            <text:p>46.5</text:p>
          </table:table-cell>
          <table:table-cell table:formula="of:=SQRT(ABS([.$D$2]^2-[.B319]^2))" office:value-type="float" office:value="158.312191570959">
            <text:p>158.312191571</text:p>
          </table:table-cell>
          <table:table-cell table:formula="of:=([.$C$10]-[.C319])*[.$B$4]" office:value-type="float" office:value="8425.49952404248">
            <text:p>8425.4995240425</text:p>
          </table:table-cell>
          <table:table-cell table:formula="of:=ROUND([.D319])" office:value-type="float" office:value="8425">
            <text:p>8425</text:p>
          </table:table-cell>
          <table:table-cell table:formula="of:=([.$C$8]-([.E319]*[.$C$4]))" office:value-type="float" office:value="158.31265625">
            <text:p>158.31265625</text:p>
          </table:table-cell>
          <table:table-cell table:style-name="ce6" table:formula="of:=SQRT(ABS([.$D$2]^2-[.F319]^2))" office:value-type="float" office:value="46.4984179415745">
            <text:p>46.4984179416</text:p>
          </table:table-cell>
          <table:table-cell table:formula="of:=ABS([.B319]-[.G319])" office:value-type="float" office:value="0.00158205842525661">
            <text:p>0.0015820584</text:p>
          </table:table-cell>
          <table:table-cell/>
          <table:table-cell table:formula="of:=[.A319]*[.$B$4]" office:value-type="float" office:value="117165.354330708">
            <text:p>117165.354330708</text:p>
          </table:table-cell>
          <table:table-cell table:formula="of:=ROUND([.J319])" office:value-type="float" office:value="117165">
            <text:p>117165</text:p>
          </table:table-cell>
          <table:table-cell table:formula="of:=(([.K319]-[.K318])+[.K318])*[.$C$4]" office:value-type="float" office:value="92.99971875">
            <text:p>92.99971875</text:p>
          </table:table-cell>
          <table:table-cell table:formula="of:=[.L319]-[.A319]" office:value-type="float" office:value="-0.000281249999474653">
            <text:p>-0.00028125</text:p>
          </table:table-cell>
          <table:table-cell table:formula="of:=ABS([.M319])" office:value-type="float" office:value="0.000281249999474653">
            <text:p>0.00028125</text:p>
          </table:table-cell>
          <table:table-cell/>
        </table:table-row>
        <table:table-row table:style-name="ro4">
          <table:table-cell table:formula="of:=[.A319]+[.A$4]" office:value-type="float" office:value="93.2999999999995">
            <text:p>93.3</text:p>
          </table:table-cell>
          <table:table-cell table:formula="of:=[.A320]/([.$D$4]*2)" office:value-type="float" office:value="46.6499999999997">
            <text:p>46.65</text:p>
          </table:table-cell>
          <table:table-cell table:formula="of:=SQRT(ABS([.$D$2]^2-[.B320]^2))" office:value-type="float" office:value="158.26805584198">
            <text:p>158.268055842</text:p>
          </table:table-cell>
          <table:table-cell table:formula="of:=([.$C$10]-[.C320])*[.$B$4]" office:value-type="float" office:value="8481.10359204785">
            <text:p>8481.1035920479</text:p>
          </table:table-cell>
          <table:table-cell table:formula="of:=ROUND([.D320])" office:value-type="float" office:value="8481">
            <text:p>8481</text:p>
          </table:table-cell>
          <table:table-cell table:formula="of:=([.$C$8]-([.E320]*[.$C$4]))" office:value-type="float" office:value="158.26820625">
            <text:p>158.26820625</text:p>
          </table:table-cell>
          <table:table-cell table:style-name="ce6" table:formula="of:=SQRT(ABS([.$D$2]^2-[.F320]^2))" office:value-type="float" office:value="46.6494897121872">
            <text:p>46.6494897122</text:p>
          </table:table-cell>
          <table:table-cell table:formula="of:=ABS([.B320]-[.G320])" office:value-type="float" office:value="0.000510287812495847">
            <text:p>0.0005102878</text:p>
          </table:table-cell>
          <table:table-cell/>
          <table:table-cell table:formula="of:=[.A320]*[.$B$4]" office:value-type="float" office:value="117543.307086614">
            <text:p>117543.307086614</text:p>
          </table:table-cell>
          <table:table-cell table:formula="of:=ROUND([.J320])" office:value-type="float" office:value="117543">
            <text:p>117543</text:p>
          </table:table-cell>
          <table:table-cell table:formula="of:=(([.K320]-[.K319])+[.K319])*[.$C$4]" office:value-type="float" office:value="93.29975625">
            <text:p>93.29975625</text:p>
          </table:table-cell>
          <table:table-cell table:formula="of:=[.L320]-[.A320]" office:value-type="float" office:value="-0.000243749999469856">
            <text:p>-0.00024375</text:p>
          </table:table-cell>
          <table:table-cell table:formula="of:=ABS([.M320])" office:value-type="float" office:value="0.000243749999469856">
            <text:p>0.00024375</text:p>
          </table:table-cell>
          <table:table-cell/>
        </table:table-row>
        <table:table-row table:style-name="ro4">
          <table:table-cell table:formula="of:=[.A320]+[.A$4]" office:value-type="float" office:value="93.5999999999995">
            <text:p>93.6</text:p>
          </table:table-cell>
          <table:table-cell table:formula="of:=[.A321]/([.$D$4]*2)" office:value-type="float" office:value="46.7999999999997">
            <text:p>46.8</text:p>
          </table:table-cell>
          <table:table-cell table:formula="of:=SQRT(ABS([.$D$2]^2-[.B321]^2))" office:value-type="float" office:value="158.223765597966">
            <text:p>158.223765598</text:p>
          </table:table-cell>
          <table:table-cell table:formula="of:=([.$C$10]-[.C321])*[.$B$4]" office:value-type="float" office:value="8536.90232466388">
            <text:p>8536.9023246639</text:p>
          </table:table-cell>
          <table:table-cell table:formula="of:=ROUND([.D321])" office:value-type="float" office:value="8537">
            <text:p>8537</text:p>
          </table:table-cell>
          <table:table-cell table:formula="of:=([.$C$8]-([.E321]*[.$C$4]))" office:value-type="float" office:value="158.22375625">
            <text:p>158.22375625</text:p>
          </table:table-cell>
          <table:table-cell table:style-name="ce6" table:formula="of:=SQRT(ABS([.$D$2]^2-[.F321]^2))" office:value-type="float" office:value="46.8000316040554">
            <text:p>46.8000316041</text:p>
          </table:table-cell>
          <table:table-cell table:formula="of:=ABS([.B321]-[.G321])" office:value-type="float" office:value="0.0000316040556711528">
            <text:p>3.16040556711528E-005</text:p>
          </table:table-cell>
          <table:table-cell/>
          <table:table-cell table:formula="of:=[.A321]*[.$B$4]" office:value-type="float" office:value="117921.259842519">
            <text:p>117921.259842519</text:p>
          </table:table-cell>
          <table:table-cell table:formula="of:=ROUND([.J321])" office:value-type="float" office:value="117921">
            <text:p>117921</text:p>
          </table:table-cell>
          <table:table-cell table:formula="of:=(([.K321]-[.K320])+[.K320])*[.$C$4]" office:value-type="float" office:value="93.59979375">
            <text:p>93.59979375</text:p>
          </table:table-cell>
          <table:table-cell table:formula="of:=[.L321]-[.A321]" office:value-type="float" office:value="-0.000206249999479269">
            <text:p>-0.00020625</text:p>
          </table:table-cell>
          <table:table-cell table:formula="of:=ABS([.M321])" office:value-type="float" office:value="0.000206249999479269">
            <text:p>0.00020625</text:p>
          </table:table-cell>
          <table:table-cell/>
        </table:table-row>
        <table:table-row table:style-name="ro4">
          <table:table-cell table:formula="of:=[.A321]+[.A$4]" office:value-type="float" office:value="93.8999999999995">
            <text:p>93.9</text:p>
          </table:table-cell>
          <table:table-cell table:formula="of:=[.A322]/([.$D$4]*2)" office:value-type="float" office:value="46.9499999999997">
            <text:p>46.95</text:p>
          </table:table-cell>
          <table:table-cell table:formula="of:=SQRT(ABS([.$D$2]^2-[.B322]^2))" office:value-type="float" office:value="158.179320709124">
            <text:p>158.1793207091</text:p>
          </table:table-cell>
          <table:table-cell table:formula="of:=([.$C$10]-[.C322])*[.$B$4]" office:value-type="float" office:value="8592.89588540897">
            <text:p>8592.895885409</text:p>
          </table:table-cell>
          <table:table-cell table:formula="of:=ROUND([.D322])" office:value-type="float" office:value="8593">
            <text:p>8593</text:p>
          </table:table-cell>
          <table:table-cell table:formula="of:=([.$C$8]-([.E322]*[.$C$4]))" office:value-type="float" office:value="158.17930625">
            <text:p>158.17930625</text:p>
          </table:table-cell>
          <table:table-cell table:style-name="ce6" table:formula="of:=SQRT(ABS([.$D$2]^2-[.F322]^2))" office:value-type="float" office:value="46.9500487142315">
            <text:p>46.9500487142</text:p>
          </table:table-cell>
          <table:table-cell table:formula="of:=ABS([.B322]-[.G322])" office:value-type="float" office:value="0.0000487142317808775">
            <text:p>4.87142317808775E-005</text:p>
          </table:table-cell>
          <table:table-cell/>
          <table:table-cell table:formula="of:=[.A322]*[.$B$4]" office:value-type="float" office:value="118299.212598425">
            <text:p>118299.212598425</text:p>
          </table:table-cell>
          <table:table-cell table:formula="of:=ROUND([.J322])" office:value-type="float" office:value="118299">
            <text:p>118299</text:p>
          </table:table-cell>
          <table:table-cell table:formula="of:=(([.K322]-[.K321])+[.K321])*[.$C$4]" office:value-type="float" office:value="93.89983125">
            <text:p>93.89983125</text:p>
          </table:table-cell>
          <table:table-cell table:formula="of:=[.L322]-[.A322]" office:value-type="float" office:value="-0.000168749999474471">
            <text:p>-0.00016875</text:p>
          </table:table-cell>
          <table:table-cell table:formula="of:=ABS([.M322])" office:value-type="float" office:value="0.000168749999474471">
            <text:p>0.00016875</text:p>
          </table:table-cell>
          <table:table-cell/>
        </table:table-row>
        <table:table-row table:style-name="ro4">
          <table:table-cell table:formula="of:=[.A322]+[.A$4]" office:value-type="float" office:value="94.1999999999995">
            <text:p>94.2</text:p>
          </table:table-cell>
          <table:table-cell table:formula="of:=[.A323]/([.$D$4]*2)" office:value-type="float" office:value="47.0999999999997">
            <text:p>47.1</text:p>
          </table:table-cell>
          <table:table-cell table:formula="of:=SQRT(ABS([.$D$2]^2-[.B323]^2))" office:value-type="float" office:value="158.134721045063">
            <text:p>158.1347210451</text:p>
          </table:table-cell>
          <table:table-cell table:formula="of:=([.$C$10]-[.C323])*[.$B$4]" office:value-type="float" office:value="8649.08443855661">
            <text:p>8649.0844385566</text:p>
          </table:table-cell>
          <table:table-cell table:formula="of:=ROUND([.D323])" office:value-type="float" office:value="8649">
            <text:p>8649</text:p>
          </table:table-cell>
          <table:table-cell table:formula="of:=([.$C$8]-([.E323]*[.$C$4]))" office:value-type="float" office:value="158.13485625">
            <text:p>158.13485625</text:p>
          </table:table-cell>
          <table:table-cell table:style-name="ce6" table:formula="of:=SQRT(ABS([.$D$2]^2-[.F323]^2))" office:value-type="float" office:value="47.0995460571737">
            <text:p>47.0995460572</text:p>
          </table:table-cell>
          <table:table-cell table:formula="of:=ABS([.B323]-[.G323])" office:value-type="float" office:value="0.00045394282599176">
            <text:p>0.0004539428</text:p>
          </table:table-cell>
          <table:table-cell/>
          <table:table-cell table:formula="of:=[.A323]*[.$B$4]" office:value-type="float" office:value="118677.16535433">
            <text:p>118677.16535433</text:p>
          </table:table-cell>
          <table:table-cell table:formula="of:=ROUND([.J323])" office:value-type="float" office:value="118677">
            <text:p>118677</text:p>
          </table:table-cell>
          <table:table-cell table:formula="of:=(([.K323]-[.K322])+[.K322])*[.$C$4]" office:value-type="float" office:value="94.19986875">
            <text:p>94.19986875</text:p>
          </table:table-cell>
          <table:table-cell table:formula="of:=[.L323]-[.A323]" office:value-type="float" office:value="-0.000131249999469674">
            <text:p>-0.00013125</text:p>
          </table:table-cell>
          <table:table-cell table:formula="of:=ABS([.M323])" office:value-type="float" office:value="0.000131249999469674">
            <text:p>0.00013125</text:p>
          </table:table-cell>
          <table:table-cell/>
        </table:table-row>
        <table:table-row table:style-name="ro4">
          <table:table-cell table:formula="of:=[.A323]+[.A$4]" office:value-type="float" office:value="94.4999999999995">
            <text:p>94.5</text:p>
          </table:table-cell>
          <table:table-cell table:formula="of:=[.A324]/([.$D$4]*2)" office:value-type="float" office:value="47.2499999999997">
            <text:p>47.25</text:p>
          </table:table-cell>
          <table:table-cell table:formula="of:=SQRT(ABS([.$D$2]^2-[.B324]^2))" office:value-type="float" office:value="158.089966474789">
            <text:p>158.0899664748</text:p>
          </table:table-cell>
          <table:table-cell table:formula="of:=([.$C$10]-[.C324])*[.$B$4]" office:value-type="float" office:value="8705.46814913809">
            <text:p>8705.4681491381</text:p>
          </table:table-cell>
          <table:table-cell table:formula="of:=ROUND([.D324])" office:value-type="float" office:value="8705">
            <text:p>8705</text:p>
          </table:table-cell>
          <table:table-cell table:formula="of:=([.$C$8]-([.E324]*[.$C$4]))" office:value-type="float" office:value="158.09040625">
            <text:p>158.09040625</text:p>
          </table:table-cell>
          <table:table-cell table:style-name="ce6" table:formula="of:=SQRT(ABS([.$D$2]^2-[.F324]^2))" office:value-type="float" office:value="47.2485285666121">
            <text:p>47.2485285666</text:p>
          </table:table-cell>
          <table:table-cell table:formula="of:=ABS([.B324]-[.G324])" office:value-type="float" office:value="0.00147143338761424">
            <text:p>0.0014714334</text:p>
          </table:table-cell>
          <table:table-cell/>
          <table:table-cell table:formula="of:=[.A324]*[.$B$4]" office:value-type="float" office:value="119055.118110236">
            <text:p>119055.118110236</text:p>
          </table:table-cell>
          <table:table-cell table:formula="of:=ROUND([.J324])" office:value-type="float" office:value="119055">
            <text:p>119055</text:p>
          </table:table-cell>
          <table:table-cell table:formula="of:=(([.K324]-[.K323])+[.K323])*[.$C$4]" office:value-type="float" office:value="94.49990625">
            <text:p>94.49990625</text:p>
          </table:table-cell>
          <table:table-cell table:formula="of:=[.L324]-[.A324]" office:value-type="float" office:value="-0.0000937499994648761">
            <text:p>-0.00009375</text:p>
          </table:table-cell>
          <table:table-cell table:formula="of:=ABS([.M324])" office:value-type="float" office:value="0.0000937499994648761">
            <text:p>0.00009375</text:p>
          </table:table-cell>
          <table:table-cell/>
        </table:table-row>
        <table:table-row table:style-name="ro4">
          <table:table-cell table:formula="of:=[.A324]+[.A$4]" office:value-type="float" office:value="94.7999999999995">
            <text:p>94.8</text:p>
          </table:table-cell>
          <table:table-cell table:formula="of:=[.A325]/([.$D$4]*2)" office:value-type="float" office:value="47.3999999999997">
            <text:p>47.4</text:p>
          </table:table-cell>
          <table:table-cell table:formula="of:=SQRT(ABS([.$D$2]^2-[.B325]^2))" office:value-type="float" office:value="158.045056866705">
            <text:p>158.0450568667</text:p>
          </table:table-cell>
          <table:table-cell table:formula="of:=([.$C$10]-[.C325])*[.$B$4]" office:value-type="float" office:value="8762.04718294513">
            <text:p>8762.0471829451</text:p>
          </table:table-cell>
          <table:table-cell table:formula="of:=ROUND([.D325])" office:value-type="float" office:value="8762">
            <text:p>8762</text:p>
          </table:table-cell>
          <table:table-cell table:formula="of:=([.$C$8]-([.E325]*[.$C$4]))" office:value-type="float" office:value="158.0451625">
            <text:p>158.0451625</text:p>
          </table:table-cell>
          <table:table-cell table:style-name="ce6" table:formula="of:=SQRT(ABS([.$D$2]^2-[.F325]^2))" office:value-type="float" office:value="47.3996477871787">
            <text:p>47.3996477872</text:p>
          </table:table-cell>
          <table:table-cell table:formula="of:=ABS([.B325]-[.G325])" office:value-type="float" office:value="0.000352212821049136">
            <text:p>0.0003522128</text:p>
          </table:table-cell>
          <table:table-cell/>
          <table:table-cell table:formula="of:=[.A325]*[.$B$4]" office:value-type="float" office:value="119433.070866141">
            <text:p>119433.070866141</text:p>
          </table:table-cell>
          <table:table-cell table:formula="of:=ROUND([.J325])" office:value-type="float" office:value="119433">
            <text:p>119433</text:p>
          </table:table-cell>
          <table:table-cell table:formula="of:=(([.K325]-[.K324])+[.K324])*[.$C$4]" office:value-type="float" office:value="94.79994375">
            <text:p>94.79994375</text:p>
          </table:table-cell>
          <table:table-cell table:formula="of:=[.L325]-[.A325]" office:value-type="float" office:value="-0.0000562499994600785">
            <text:p>-0.00005625</text:p>
          </table:table-cell>
          <table:table-cell table:formula="of:=ABS([.M325])" office:value-type="float" office:value="0.0000562499994600785">
            <text:p>0.00005625</text:p>
          </table:table-cell>
          <table:table-cell/>
        </table:table-row>
        <table:table-row table:style-name="ro4">
          <table:table-cell table:formula="of:=[.A325]+[.A$4]" office:value-type="float" office:value="95.0999999999995">
            <text:p>95.1</text:p>
          </table:table-cell>
          <table:table-cell table:formula="of:=[.A326]/([.$D$4]*2)" office:value-type="float" office:value="47.5499999999997">
            <text:p>47.55</text:p>
          </table:table-cell>
          <table:table-cell table:formula="of:=SQRT(ABS([.$D$2]^2-[.B326]^2))" office:value-type="float" office:value="157.999992088608">
            <text:p>157.9999920886</text:p>
          </table:table-cell>
          <table:table-cell table:formula="of:=([.$C$10]-[.C326])*[.$B$4]" office:value-type="float" office:value="8818.8217065326">
            <text:p>8818.8217065326</text:p>
          </table:table-cell>
          <table:table-cell table:formula="of:=ROUND([.D326])" office:value-type="float" office:value="8819">
            <text:p>8819</text:p>
          </table:table-cell>
          <table:table-cell table:formula="of:=([.$C$8]-([.E326]*[.$C$4]))" office:value-type="float" office:value="157.99991875">
            <text:p>157.99991875</text:p>
          </table:table-cell>
          <table:table-cell table:style-name="ce6" table:formula="of:=SQRT(ABS([.$D$2]^2-[.F326]^2))" office:value-type="float" office:value="47.5502436901579">
            <text:p>47.5502436902</text:p>
          </table:table-cell>
          <table:table-cell table:formula="of:=ABS([.B326]-[.G326])" office:value-type="float" office:value="0.000243690158136189">
            <text:p>0.0002436902</text:p>
          </table:table-cell>
          <table:table-cell/>
          <table:table-cell table:formula="of:=[.A326]*[.$B$4]" office:value-type="float" office:value="119811.023622047">
            <text:p>119811.023622047</text:p>
          </table:table-cell>
          <table:table-cell table:formula="of:=ROUND([.J326])" office:value-type="float" office:value="119811">
            <text:p>119811</text:p>
          </table:table-cell>
          <table:table-cell table:formula="of:=(([.K326]-[.K325])+[.K325])*[.$C$4]" office:value-type="float" office:value="95.09998125">
            <text:p>95.09998125</text:p>
          </table:table-cell>
          <table:table-cell table:formula="of:=[.L326]-[.A326]" office:value-type="float" office:value="-0.0000187499994552809">
            <text:p>-0.00001875</text:p>
          </table:table-cell>
          <table:table-cell table:formula="of:=ABS([.M326])" office:value-type="float" office:value="0.0000187499994552809">
            <text:p>0.00001875</text:p>
          </table:table-cell>
          <table:table-cell/>
        </table:table-row>
        <table:table-row table:style-name="ro4">
          <table:table-cell table:formula="of:=[.A326]+[.A$4]" office:value-type="float" office:value="95.3999999999995">
            <text:p>95.4</text:p>
          </table:table-cell>
          <table:table-cell table:formula="of:=[.A327]/([.$D$4]*2)" office:value-type="float" office:value="47.6999999999997">
            <text:p>47.7</text:p>
          </table:table-cell>
          <table:table-cell table:formula="of:=SQRT(ABS([.$D$2]^2-[.B327]^2))" office:value-type="float" office:value="157.954772007686">
            <text:p>157.9547720077</text:p>
          </table:table-cell>
          <table:table-cell table:formula="of:=([.$C$10]-[.C327])*[.$B$4]" office:value-type="float" office:value="8875.79188722125">
            <text:p>8875.7918872213</text:p>
          </table:table-cell>
          <table:table-cell table:formula="of:=ROUND([.D327])" office:value-type="float" office:value="8876">
            <text:p>8876</text:p>
          </table:table-cell>
          <table:table-cell table:formula="of:=([.$C$8]-([.E327]*[.$C$4]))" office:value-type="float" office:value="157.954675">
            <text:p>157.954675</text:p>
          </table:table-cell>
          <table:table-cell table:style-name="ce6" table:formula="of:=SQRT(ABS([.$D$2]^2-[.F327]^2))" office:value-type="float" office:value="47.7003212320879">
            <text:p>47.7003212321</text:p>
          </table:table-cell>
          <table:table-cell table:formula="of:=ABS([.B327]-[.G327])" office:value-type="float" office:value="0.000321232088147383">
            <text:p>0.0003212321</text:p>
          </table:table-cell>
          <table:table-cell/>
          <table:table-cell table:formula="of:=[.A327]*[.$B$4]" office:value-type="float" office:value="120188.976377952">
            <text:p>120188.976377952</text:p>
          </table:table-cell>
          <table:table-cell table:formula="of:=ROUND([.J327])" office:value-type="float" office:value="120189">
            <text:p>120189</text:p>
          </table:table-cell>
          <table:table-cell table:formula="of:=(([.K327]-[.K326])+[.K326])*[.$C$4]" office:value-type="float" office:value="95.40001875">
            <text:p>95.40001875</text:p>
          </table:table-cell>
          <table:table-cell table:formula="of:=[.L327]-[.A327]" office:value-type="float" office:value="0.0000187500005495167">
            <text:p>0.00001875</text:p>
          </table:table-cell>
          <table:table-cell table:formula="of:=ABS([.M327])" office:value-type="float" office:value="0.0000187500005495167">
            <text:p>0.00001875</text:p>
          </table:table-cell>
          <table:table-cell/>
        </table:table-row>
        <table:table-row table:style-name="ro4">
          <table:table-cell table:formula="of:=[.A327]+[.A$4]" office:value-type="float" office:value="95.6999999999995">
            <text:p>95.7</text:p>
          </table:table-cell>
          <table:table-cell table:formula="of:=[.A328]/([.$D$4]*2)" office:value-type="float" office:value="47.8499999999997">
            <text:p>47.85</text:p>
          </table:table-cell>
          <table:table-cell table:formula="of:=SQRT(ABS([.$D$2]^2-[.B328]^2))" office:value-type="float" office:value="157.909396490519">
            <text:p>157.9093964905</text:p>
          </table:table-cell>
          <table:table-cell table:formula="of:=([.$C$10]-[.C328])*[.$B$4]" office:value-type="float" office:value="8932.9578931004">
            <text:p>8932.9578931004</text:p>
          </table:table-cell>
          <table:table-cell table:formula="of:=ROUND([.D328])" office:value-type="float" office:value="8933">
            <text:p>8933</text:p>
          </table:table-cell>
          <table:table-cell table:formula="of:=([.$C$8]-([.E328]*[.$C$4]))" office:value-type="float" office:value="157.90943125">
            <text:p>157.90943125</text:p>
          </table:table-cell>
          <table:table-cell table:style-name="ce6" table:formula="of:=SQRT(ABS([.$D$2]^2-[.F328]^2))" office:value-type="float" office:value="47.8498852903695">
            <text:p>47.8498852904</text:p>
          </table:table-cell>
          <table:table-cell table:formula="of:=ABS([.B328]-[.G328])" office:value-type="float" office:value="0.000114709630231857">
            <text:p>0.0001147096</text:p>
          </table:table-cell>
          <table:table-cell/>
          <table:table-cell table:formula="of:=[.A328]*[.$B$4]" office:value-type="float" office:value="120566.929133858">
            <text:p>120566.929133858</text:p>
          </table:table-cell>
          <table:table-cell table:formula="of:=ROUND([.J328])" office:value-type="float" office:value="120567">
            <text:p>120567</text:p>
          </table:table-cell>
          <table:table-cell table:formula="of:=(([.K328]-[.K327])+[.K327])*[.$C$4]" office:value-type="float" office:value="95.70005625">
            <text:p>95.70005625</text:p>
          </table:table-cell>
          <table:table-cell table:formula="of:=[.L328]-[.A328]" office:value-type="float" office:value="0.0000562500005543143">
            <text:p>0.00005625</text:p>
          </table:table-cell>
          <table:table-cell table:formula="of:=ABS([.M328])" office:value-type="float" office:value="0.0000562500005543143">
            <text:p>0.00005625</text:p>
          </table:table-cell>
          <table:table-cell/>
        </table:table-row>
        <table:table-row table:style-name="ro4">
          <table:table-cell table:formula="of:=[.A328]+[.A$4]" office:value-type="float" office:value="95.9999999999994">
            <text:p>96</text:p>
          </table:table-cell>
          <table:table-cell table:formula="of:=[.A329]/([.$D$4]*2)" office:value-type="float" office:value="47.9999999999997">
            <text:p>48</text:p>
          </table:table-cell>
          <table:table-cell table:formula="of:=SQRT(ABS([.$D$2]^2-[.B329]^2))" office:value-type="float" office:value="157.863865403075">
            <text:p>157.8638654031</text:p>
          </table:table-cell>
          <table:table-cell table:formula="of:=([.$C$10]-[.C329])*[.$B$4]" office:value-type="float" office:value="8990.31989303085">
            <text:p>8990.3198930309</text:p>
          </table:table-cell>
          <table:table-cell table:formula="of:=ROUND([.D329])" office:value-type="float" office:value="8990">
            <text:p>8990</text:p>
          </table:table-cell>
          <table:table-cell table:formula="of:=([.$C$8]-([.E329]*[.$C$4]))" office:value-type="float" office:value="157.8641875">
            <text:p>157.8641875</text:p>
          </table:table-cell>
          <table:table-cell table:style-name="ce6" table:formula="of:=SQRT(ABS([.$D$2]^2-[.F329]^2))" office:value-type="float" office:value="47.9989406650276">
            <text:p>47.998940665</text:p>
          </table:table-cell>
          <table:table-cell table:formula="of:=ABS([.B329]-[.G329])" office:value-type="float" office:value="0.0010593349721475">
            <text:p>0.001059335</text:p>
          </table:table-cell>
          <table:table-cell/>
          <table:table-cell table:formula="of:=[.A329]*[.$B$4]" office:value-type="float" office:value="120944.881889763">
            <text:p>120944.881889763</text:p>
          </table:table-cell>
          <table:table-cell table:formula="of:=ROUND([.J329])" office:value-type="float" office:value="120945">
            <text:p>120945</text:p>
          </table:table-cell>
          <table:table-cell table:formula="of:=(([.K329]-[.K328])+[.K328])*[.$C$4]" office:value-type="float" office:value="96.00009375">
            <text:p>96.00009375</text:p>
          </table:table-cell>
          <table:table-cell table:formula="of:=[.L329]-[.A329]" office:value-type="float" office:value="0.000093750000544901">
            <text:p>0.00009375</text:p>
          </table:table-cell>
          <table:table-cell table:formula="of:=ABS([.M329])" office:value-type="float" office:value="0.000093750000544901">
            <text:p>0.00009375</text:p>
          </table:table-cell>
          <table:table-cell/>
        </table:table-row>
        <table:table-row table:style-name="ro4">
          <table:table-cell table:formula="of:=[.A329]+[.A$4]" office:value-type="float" office:value="96.2999999999994">
            <text:p>96.3</text:p>
          </table:table-cell>
          <table:table-cell table:formula="of:=[.A330]/([.$D$4]*2)" office:value-type="float" office:value="48.1499999999997">
            <text:p>48.15</text:p>
          </table:table-cell>
          <table:table-cell table:formula="of:=SQRT(ABS([.$D$2]^2-[.B330]^2))" office:value-type="float" office:value="157.818178610704">
            <text:p>157.8181786107</text:p>
          </table:table-cell>
          <table:table-cell table:formula="of:=([.$C$10]-[.C330])*[.$B$4]" office:value-type="float" office:value="9047.87805664738">
            <text:p>9047.8780566474</text:p>
          </table:table-cell>
          <table:table-cell table:formula="of:=ROUND([.D330])" office:value-type="float" office:value="9048">
            <text:p>9048</text:p>
          </table:table-cell>
          <table:table-cell table:formula="of:=([.$C$8]-([.E330]*[.$C$4]))" office:value-type="float" office:value="157.81815">
            <text:p>157.81815</text:p>
          </table:table-cell>
          <table:table-cell table:style-name="ce6" table:formula="of:=SQRT(ABS([.$D$2]^2-[.F330]^2))" office:value-type="float" office:value="48.150093775376">
            <text:p>48.1500937754</text:p>
          </table:table-cell>
          <table:table-cell table:formula="of:=ABS([.B330]-[.G330])" office:value-type="float" office:value="0.0000937753762286775">
            <text:p>9.37753762286775E-005</text:p>
          </table:table-cell>
          <table:table-cell/>
          <table:table-cell table:formula="of:=[.A330]*[.$B$4]" office:value-type="float" office:value="121322.834645669">
            <text:p>121322.834645669</text:p>
          </table:table-cell>
          <table:table-cell table:formula="of:=ROUND([.J330])" office:value-type="float" office:value="121323">
            <text:p>121323</text:p>
          </table:table-cell>
          <table:table-cell table:formula="of:=(([.K330]-[.K329])+[.K329])*[.$C$4]" office:value-type="float" office:value="96.30013125">
            <text:p>96.30013125</text:p>
          </table:table-cell>
          <table:table-cell table:formula="of:=[.L330]-[.A330]" office:value-type="float" office:value="0.000131250000549699">
            <text:p>0.00013125</text:p>
          </table:table-cell>
          <table:table-cell table:formula="of:=ABS([.M330])" office:value-type="float" office:value="0.000131250000549699">
            <text:p>0.00013125</text:p>
          </table:table-cell>
          <table:table-cell/>
        </table:table-row>
        <table:table-row table:style-name="ro4">
          <table:table-cell table:formula="of:=[.A330]+[.A$4]" office:value-type="float" office:value="96.5999999999994">
            <text:p>96.6</text:p>
          </table:table-cell>
          <table:table-cell table:formula="of:=[.A331]/([.$D$4]*2)" office:value-type="float" office:value="48.2999999999997">
            <text:p>48.3</text:p>
          </table:table-cell>
          <table:table-cell table:formula="of:=SQRT(ABS([.$D$2]^2-[.B331]^2))" office:value-type="float" office:value="157.772335978143">
            <text:p>157.7723359781</text:p>
          </table:table-cell>
          <table:table-cell table:formula="of:=([.$C$10]-[.C331])*[.$B$4]" office:value-type="float" office:value="9105.63255436192">
            <text:p>9105.6325543619</text:p>
          </table:table-cell>
          <table:table-cell table:formula="of:=ROUND([.D331])" office:value-type="float" office:value="9106">
            <text:p>9106</text:p>
          </table:table-cell>
          <table:table-cell table:formula="of:=([.$C$8]-([.E331]*[.$C$4]))" office:value-type="float" office:value="157.7721125">
            <text:p>157.7721125</text:p>
          </table:table-cell>
          <table:table-cell table:style-name="ce6" table:formula="of:=SQRT(ABS([.$D$2]^2-[.F331]^2))" office:value-type="float" office:value="48.3007299871063">
            <text:p>48.3007299871</text:p>
          </table:table-cell>
          <table:table-cell table:formula="of:=ABS([.B331]-[.G331])" office:value-type="float" office:value="0.000729987106531382">
            <text:p>0.0007299871</text:p>
          </table:table-cell>
          <table:table-cell/>
          <table:table-cell table:formula="of:=[.A331]*[.$B$4]" office:value-type="float" office:value="121700.787401574">
            <text:p>121700.787401574</text:p>
          </table:table-cell>
          <table:table-cell table:formula="of:=ROUND([.J331])" office:value-type="float" office:value="121701">
            <text:p>121701</text:p>
          </table:table-cell>
          <table:table-cell table:formula="of:=(([.K331]-[.K330])+[.K330])*[.$C$4]" office:value-type="float" office:value="96.60016875">
            <text:p>96.60016875</text:p>
          </table:table-cell>
          <table:table-cell table:formula="of:=[.L331]-[.A331]" office:value-type="float" office:value="0.000168750000554496">
            <text:p>0.00016875</text:p>
          </table:table-cell>
          <table:table-cell table:formula="of:=ABS([.M331])" office:value-type="float" office:value="0.000168750000554496">
            <text:p>0.00016875</text:p>
          </table:table-cell>
          <table:table-cell/>
        </table:table-row>
        <table:table-row table:style-name="ro4">
          <table:table-cell table:formula="of:=[.A331]+[.A$4]" office:value-type="float" office:value="96.8999999999994">
            <text:p>96.9</text:p>
          </table:table-cell>
          <table:table-cell table:formula="of:=[.A332]/([.$D$4]*2)" office:value-type="float" office:value="48.4499999999997">
            <text:p>48.45</text:p>
          </table:table-cell>
          <table:table-cell table:formula="of:=SQRT(ABS([.$D$2]^2-[.B332]^2))" office:value-type="float" office:value="157.726337369509">
            <text:p>157.7263373695</text:p>
          </table:table-cell>
          <table:table-cell table:formula="of:=([.$C$10]-[.C332])*[.$B$4]" office:value-type="float" office:value="9163.58355736592">
            <text:p>9163.5835573659</text:p>
          </table:table-cell>
          <table:table-cell table:formula="of:=ROUND([.D332])" office:value-type="float" office:value="9164">
            <text:p>9164</text:p>
          </table:table-cell>
          <table:table-cell table:formula="of:=([.$C$8]-([.E332]*[.$C$4]))" office:value-type="float" office:value="157.726075">
            <text:p>157.726075</text:p>
          </table:table-cell>
          <table:table-cell table:style-name="ce6" table:formula="of:=SQRT(ABS([.$D$2]^2-[.F332]^2))" office:value-type="float" office:value="48.4508541214123">
            <text:p>48.4508541214</text:p>
          </table:table-cell>
          <table:table-cell table:formula="of:=ABS([.B332]-[.G332])" office:value-type="float" office:value="0.000854121412551478">
            <text:p>0.0008541214</text:p>
          </table:table-cell>
          <table:table-cell/>
          <table:table-cell table:formula="of:=[.A332]*[.$B$4]" office:value-type="float" office:value="122078.74015748">
            <text:p>122078.74015748</text:p>
          </table:table-cell>
          <table:table-cell table:formula="of:=ROUND([.J332])" office:value-type="float" office:value="122079">
            <text:p>122079</text:p>
          </table:table-cell>
          <table:table-cell table:formula="of:=(([.K332]-[.K331])+[.K331])*[.$C$4]" office:value-type="float" office:value="96.90020625">
            <text:p>96.90020625</text:p>
          </table:table-cell>
          <table:table-cell table:formula="of:=[.L332]-[.A332]" office:value-type="float" office:value="0.000206250000559294">
            <text:p>0.00020625</text:p>
          </table:table-cell>
          <table:table-cell table:formula="of:=ABS([.M332])" office:value-type="float" office:value="0.000206250000559294">
            <text:p>0.00020625</text:p>
          </table:table-cell>
          <table:table-cell/>
        </table:table-row>
        <table:table-row table:style-name="ro4">
          <table:table-cell table:formula="of:=[.A332]+[.A$4]" office:value-type="float" office:value="97.1999999999994">
            <text:p>97.2</text:p>
          </table:table-cell>
          <table:table-cell table:formula="of:=[.A333]/([.$D$4]*2)" office:value-type="float" office:value="48.5999999999997">
            <text:p>48.6</text:p>
          </table:table-cell>
          <table:table-cell table:formula="of:=SQRT(ABS([.$D$2]^2-[.B333]^2))" office:value-type="float" office:value="157.680182648296">
            <text:p>157.6801826483</text:p>
          </table:table-cell>
          <table:table-cell table:formula="of:=([.$C$10]-[.C333])*[.$B$4]" office:value-type="float" office:value="9221.73123763353">
            <text:p>9221.7312376335</text:p>
          </table:table-cell>
          <table:table-cell table:formula="of:=ROUND([.D333])" office:value-type="float" office:value="9222">
            <text:p>9222</text:p>
          </table:table-cell>
          <table:table-cell table:formula="of:=([.$C$8]-([.E333]*[.$C$4]))" office:value-type="float" office:value="157.6800375">
            <text:p>157.6800375</text:p>
          </table:table-cell>
          <table:table-cell table:style-name="ce6" table:formula="of:=SQRT(ABS([.$D$2]^2-[.F333]^2))" office:value-type="float" office:value="48.6004709236299">
            <text:p>48.6004709236</text:p>
          </table:table-cell>
          <table:table-cell table:formula="of:=ABS([.B333]-[.G333])" office:value-type="float" office:value="0.000470923630160769">
            <text:p>0.0004709236</text:p>
          </table:table-cell>
          <table:table-cell/>
          <table:table-cell table:formula="of:=[.A333]*[.$B$4]" office:value-type="float" office:value="122456.692913385">
            <text:p>122456.692913385</text:p>
          </table:table-cell>
          <table:table-cell table:formula="of:=ROUND([.J333])" office:value-type="float" office:value="122457">
            <text:p>122457</text:p>
          </table:table-cell>
          <table:table-cell table:formula="of:=(([.K333]-[.K332])+[.K332])*[.$C$4]" office:value-type="float" office:value="97.20024375">
            <text:p>97.20024375</text:p>
          </table:table-cell>
          <table:table-cell table:formula="of:=[.L333]-[.A333]" office:value-type="float" office:value="0.000243750000564091">
            <text:p>0.00024375</text:p>
          </table:table-cell>
          <table:table-cell table:formula="of:=ABS([.M333])" office:value-type="float" office:value="0.000243750000564091">
            <text:p>0.00024375</text:p>
          </table:table-cell>
          <table:table-cell/>
        </table:table-row>
        <table:table-row table:style-name="ro4">
          <table:table-cell table:formula="of:=[.A333]+[.A$4]" office:value-type="float" office:value="97.4999999999994">
            <text:p>97.5</text:p>
          </table:table-cell>
          <table:table-cell table:formula="of:=[.A334]/([.$D$4]*2)" office:value-type="float" office:value="48.7499999999997">
            <text:p>48.75</text:p>
          </table:table-cell>
          <table:table-cell table:formula="of:=SQRT(ABS([.$D$2]^2-[.B334]^2))" office:value-type="float" office:value="157.633871677378">
            <text:p>157.6338716774</text:p>
          </table:table-cell>
          <table:table-cell table:formula="of:=([.$C$10]-[.C334])*[.$B$4]" office:value-type="float" office:value="9280.07576792425">
            <text:p>9280.0757679243</text:p>
          </table:table-cell>
          <table:table-cell table:formula="of:=ROUND([.D334])" office:value-type="float" office:value="9280">
            <text:p>9280</text:p>
          </table:table-cell>
          <table:table-cell table:formula="of:=([.$C$8]-([.E334]*[.$C$4]))" office:value-type="float" office:value="157.634">
            <text:p>157.634</text:p>
          </table:table-cell>
          <table:table-cell table:style-name="ce6" table:formula="of:=SQRT(ABS([.$D$2]^2-[.F334]^2))" office:value-type="float" office:value="48.7495850649008">
            <text:p>48.7495850649</text:p>
          </table:table-cell>
          <table:table-cell table:formula="of:=ABS([.B334]-[.G334])" office:value-type="float" office:value="0.000414935098966396">
            <text:p>0.0004149351</text:p>
          </table:table-cell>
          <table:table-cell/>
          <table:table-cell table:formula="of:=[.A334]*[.$B$4]" office:value-type="float" office:value="122834.645669291">
            <text:p>122834.645669291</text:p>
          </table:table-cell>
          <table:table-cell table:formula="of:=ROUND([.J334])" office:value-type="float" office:value="122835">
            <text:p>122835</text:p>
          </table:table-cell>
          <table:table-cell table:formula="of:=(([.K334]-[.K333])+[.K333])*[.$C$4]" office:value-type="float" office:value="97.50028125">
            <text:p>97.50028125</text:p>
          </table:table-cell>
          <table:table-cell table:formula="of:=[.L334]-[.A334]" office:value-type="float" office:value="0.000281250000568889">
            <text:p>0.00028125</text:p>
          </table:table-cell>
          <table:table-cell table:formula="of:=ABS([.M334])" office:value-type="float" office:value="0.000281250000568889">
            <text:p>0.00028125</text:p>
          </table:table-cell>
          <table:table-cell/>
        </table:table-row>
        <table:table-row table:style-name="ro4">
          <table:table-cell table:formula="of:=[.A334]+[.A$4]" office:value-type="float" office:value="97.7999999999994">
            <text:p>97.8</text:p>
          </table:table-cell>
          <table:table-cell table:formula="of:=[.A335]/([.$D$4]*2)" office:value-type="float" office:value="48.8999999999997">
            <text:p>48.9</text:p>
          </table:table-cell>
          <table:table-cell table:formula="of:=SQRT(ABS([.$D$2]^2-[.B335]^2))" office:value-type="float" office:value="157.587404319">
            <text:p>157.587404319</text:p>
          </table:table-cell>
          <table:table-cell table:formula="of:=([.$C$10]-[.C335])*[.$B$4]" office:value-type="float" office:value="9338.61732178591">
            <text:p>9338.6173217859</text:p>
          </table:table-cell>
          <table:table-cell table:formula="of:=ROUND([.D335])" office:value-type="float" office:value="9339">
            <text:p>9339</text:p>
          </table:table-cell>
          <table:table-cell table:formula="of:=([.$C$8]-([.E335]*[.$C$4]))" office:value-type="float" office:value="157.58716875">
            <text:p>157.58716875</text:p>
          </table:table-cell>
          <table:table-cell table:style-name="ce6" table:formula="of:=SQRT(ABS([.$D$2]^2-[.F335]^2))" office:value-type="float" office:value="48.9007591491076">
            <text:p>48.9007591491</text:p>
          </table:table-cell>
          <table:table-cell table:formula="of:=ABS([.B335]-[.G335])" office:value-type="float" office:value="0.000759149107850021">
            <text:p>0.0007591491</text:p>
          </table:table-cell>
          <table:table-cell/>
          <table:table-cell table:formula="of:=[.A335]*[.$B$4]" office:value-type="float" office:value="123212.598425196">
            <text:p>123212.598425196</text:p>
          </table:table-cell>
          <table:table-cell table:formula="of:=ROUND([.J335])" office:value-type="float" office:value="123213">
            <text:p>123213</text:p>
          </table:table-cell>
          <table:table-cell table:formula="of:=(([.K335]-[.K334])+[.K334])*[.$C$4]" office:value-type="float" office:value="97.80031875">
            <text:p>97.80031875</text:p>
          </table:table-cell>
          <table:table-cell table:formula="of:=[.L335]-[.A335]" office:value-type="float" office:value="0.000318750000573687">
            <text:p>0.00031875</text:p>
          </table:table-cell>
          <table:table-cell table:formula="of:=ABS([.M335])" office:value-type="float" office:value="0.000318750000573687">
            <text:p>0.00031875</text:p>
          </table:table-cell>
          <table:table-cell/>
        </table:table-row>
        <table:table-row table:style-name="ro4">
          <table:table-cell table:formula="of:=[.A335]+[.A$4]" office:value-type="float" office:value="98.0999999999994">
            <text:p>98.1</text:p>
          </table:table-cell>
          <table:table-cell table:formula="of:=[.A336]/([.$D$4]*2)" office:value-type="float" office:value="49.0499999999997">
            <text:p>49.05</text:p>
          </table:table-cell>
          <table:table-cell table:formula="of:=SQRT(ABS([.$D$2]^2-[.B336]^2))" office:value-type="float" office:value="157.540780434781">
            <text:p>157.5407804348</text:p>
          </table:table-cell>
          <table:table-cell table:formula="of:=([.$C$10]-[.C336])*[.$B$4]" office:value-type="float" office:value="9397.35607355749">
            <text:p>9397.3560735575</text:p>
          </table:table-cell>
          <table:table-cell table:formula="of:=ROUND([.D336])" office:value-type="float" office:value="9397">
            <text:p>9397</text:p>
          </table:table-cell>
          <table:table-cell table:formula="of:=([.$C$8]-([.E336]*[.$C$4]))" office:value-type="float" office:value="157.54113125">
            <text:p>157.54113125</text:p>
          </table:table-cell>
          <table:table-cell table:style-name="ce6" table:formula="of:=SQRT(ABS([.$D$2]^2-[.F336]^2))" office:value-type="float" office:value="49.0488732232482">
            <text:p>49.0488732232</text:p>
          </table:table-cell>
          <table:table-cell table:formula="of:=ABS([.B336]-[.G336])" office:value-type="float" office:value="0.00112677675154771">
            <text:p>0.0011267768</text:p>
          </table:table-cell>
          <table:table-cell/>
          <table:table-cell table:formula="of:=[.A336]*[.$B$4]" office:value-type="float" office:value="123590.551181102">
            <text:p>123590.551181102</text:p>
          </table:table-cell>
          <table:table-cell table:formula="of:=ROUND([.J336])" office:value-type="float" office:value="123591">
            <text:p>123591</text:p>
          </table:table-cell>
          <table:table-cell table:formula="of:=(([.K336]-[.K335])+[.K335])*[.$C$4]" office:value-type="float" office:value="98.10035625">
            <text:p>98.10035625</text:p>
          </table:table-cell>
          <table:table-cell table:formula="of:=[.L336]-[.A336]" office:value-type="float" office:value="0.000356250000564273">
            <text:p>0.00035625</text:p>
          </table:table-cell>
          <table:table-cell table:formula="of:=ABS([.M336])" office:value-type="float" office:value="0.000356250000564273">
            <text:p>0.00035625</text:p>
          </table:table-cell>
          <table:table-cell/>
        </table:table-row>
        <table:table-row table:style-name="ro4">
          <table:table-cell table:formula="of:=[.A336]+[.A$4]" office:value-type="float" office:value="98.3999999999994">
            <text:p>98.4</text:p>
          </table:table-cell>
          <table:table-cell table:formula="of:=[.A337]/([.$D$4]*2)" office:value-type="float" office:value="49.1999999999997">
            <text:p>49.2</text:p>
          </table:table-cell>
          <table:table-cell table:formula="of:=SQRT(ABS([.$D$2]^2-[.B337]^2))" office:value-type="float" office:value="157.49399988571">
            <text:p>157.4939998857</text:p>
          </table:table-cell>
          <table:table-cell table:formula="of:=([.$C$10]-[.C337])*[.$B$4]" office:value-type="float" office:value="9456.29219837192">
            <text:p>9456.2921983719</text:p>
          </table:table-cell>
          <table:table-cell table:formula="of:=ROUND([.D337])" office:value-type="float" office:value="9456">
            <text:p>9456</text:p>
          </table:table-cell>
          <table:table-cell table:formula="of:=([.$C$8]-([.E337]*[.$C$4]))" office:value-type="float" office:value="157.4943">
            <text:p>157.4943</text:p>
          </table:table-cell>
          <table:table-cell table:style-name="ce6" table:formula="of:=SQRT(ABS([.$D$2]^2-[.F337]^2))" office:value-type="float" office:value="49.1990392945838">
            <text:p>49.1990392946</text:p>
          </table:table-cell>
          <table:table-cell table:formula="of:=ABS([.B337]-[.G337])" office:value-type="float" office:value="0.000960705415948837">
            <text:p>0.0009607054</text:p>
          </table:table-cell>
          <table:table-cell/>
          <table:table-cell table:formula="of:=[.A337]*[.$B$4]" office:value-type="float" office:value="123968.503937007">
            <text:p>123968.503937007</text:p>
          </table:table-cell>
          <table:table-cell table:formula="of:=ROUND([.J337])" office:value-type="float" office:value="123969">
            <text:p>123969</text:p>
          </table:table-cell>
          <table:table-cell table:formula="of:=(([.K337]-[.K336])+[.K336])*[.$C$4]" office:value-type="float" office:value="98.40039375">
            <text:p>98.40039375</text:p>
          </table:table-cell>
          <table:table-cell table:formula="of:=[.L337]-[.A337]" office:value-type="float" office:value="0.000393750000569071">
            <text:p>0.00039375</text:p>
          </table:table-cell>
          <table:table-cell table:formula="of:=ABS([.M337])" office:value-type="float" office:value="0.000393750000569071">
            <text:p>0.00039375</text:p>
          </table:table-cell>
          <table:table-cell/>
        </table:table-row>
        <table:table-row table:style-name="ro4">
          <table:table-cell table:formula="of:=[.A337]+[.A$4]" office:value-type="float" office:value="98.6999999999994">
            <text:p>98.7</text:p>
          </table:table-cell>
          <table:table-cell table:formula="of:=[.A338]/([.$D$4]*2)" office:value-type="float" office:value="49.3499999999997">
            <text:p>49.35</text:p>
          </table:table-cell>
          <table:table-cell table:formula="of:=SQRT(ABS([.$D$2]^2-[.B338]^2))" office:value-type="float" office:value="157.447062532141">
            <text:p>157.4470625321</text:p>
          </table:table-cell>
          <table:table-cell table:formula="of:=([.$C$10]-[.C338])*[.$B$4]" office:value-type="float" office:value="9515.42587215922">
            <text:p>9515.4258721592</text:p>
          </table:table-cell>
          <table:table-cell table:formula="of:=ROUND([.D338])" office:value-type="float" office:value="9515">
            <text:p>9515</text:p>
          </table:table-cell>
          <table:table-cell table:formula="of:=([.$C$8]-([.E338]*[.$C$4]))" office:value-type="float" office:value="157.44746875">
            <text:p>157.44746875</text:p>
          </table:table-cell>
          <table:table-cell table:style-name="ce6" table:formula="of:=SQRT(ABS([.$D$2]^2-[.F338]^2))" office:value-type="float" office:value="49.348703977083">
            <text:p>49.3487039771</text:p>
          </table:table-cell>
          <table:table-cell table:formula="of:=ABS([.B338]-[.G338])" office:value-type="float" office:value="0.00129602291669784">
            <text:p>0.0012960229</text:p>
          </table:table-cell>
          <table:table-cell/>
          <table:table-cell table:formula="of:=[.A338]*[.$B$4]" office:value-type="float" office:value="124346.456692913">
            <text:p>124346.456692913</text:p>
          </table:table-cell>
          <table:table-cell table:formula="of:=ROUND([.J338])" office:value-type="float" office:value="124346">
            <text:p>124346</text:p>
          </table:table-cell>
          <table:table-cell table:formula="of:=(([.K338]-[.K337])+[.K337])*[.$C$4]" office:value-type="float" office:value="98.6996375">
            <text:p>98.6996375</text:p>
          </table:table-cell>
          <table:table-cell table:formula="of:=[.L338]-[.A338]" office:value-type="float" office:value="-0.000362499999425836">
            <text:p>-0.0003625</text:p>
          </table:table-cell>
          <table:table-cell table:formula="of:=ABS([.M338])" office:value-type="float" office:value="0.000362499999425836">
            <text:p>0.0003625</text:p>
          </table:table-cell>
          <table:table-cell/>
        </table:table-row>
        <table:table-row table:style-name="ro4">
          <table:table-cell table:formula="of:=[.A338]+[.A$4]" office:value-type="float" office:value="98.9999999999994">
            <text:p>99</text:p>
          </table:table-cell>
          <table:table-cell table:formula="of:=[.A339]/([.$D$4]*2)" office:value-type="float" office:value="49.4999999999997">
            <text:p>49.5</text:p>
          </table:table-cell>
          <table:table-cell table:formula="of:=SQRT(ABS([.$D$2]^2-[.B339]^2))" office:value-type="float" office:value="157.399968233796">
            <text:p>157.3999682338</text:p>
          </table:table-cell>
          <table:table-cell table:formula="of:=([.$C$10]-[.C339])*[.$B$4]" office:value-type="float" office:value="9574.75727164927">
            <text:p>9574.7572716493</text:p>
          </table:table-cell>
          <table:table-cell table:formula="of:=ROUND([.D339])" office:value-type="float" office:value="9575">
            <text:p>9575</text:p>
          </table:table-cell>
          <table:table-cell table:formula="of:=([.$C$8]-([.E339]*[.$C$4]))" office:value-type="float" office:value="157.39984375">
            <text:p>157.39984375</text:p>
          </table:table-cell>
          <table:table-cell table:style-name="ce6" table:formula="of:=SQRT(ABS([.$D$2]^2-[.F339]^2))" office:value-type="float" office:value="49.5003958315041">
            <text:p>49.5003958315</text:p>
          </table:table-cell>
          <table:table-cell table:formula="of:=ABS([.B339]-[.G339])" office:value-type="float" office:value="0.000395831504349076">
            <text:p>0.0003958315</text:p>
          </table:table-cell>
          <table:table-cell/>
          <table:table-cell table:formula="of:=[.A339]*[.$B$4]" office:value-type="float" office:value="124724.409448818">
            <text:p>124724.409448818</text:p>
          </table:table-cell>
          <table:table-cell table:formula="of:=ROUND([.J339])" office:value-type="float" office:value="124724">
            <text:p>124724</text:p>
          </table:table-cell>
          <table:table-cell table:formula="of:=(([.K339]-[.K338])+[.K338])*[.$C$4]" office:value-type="float" office:value="98.999675">
            <text:p>98.999675</text:p>
          </table:table-cell>
          <table:table-cell table:formula="of:=[.L339]-[.A339]" office:value-type="float" office:value="-0.000324999999421038">
            <text:p>-0.000325</text:p>
          </table:table-cell>
          <table:table-cell table:formula="of:=ABS([.M339])" office:value-type="float" office:value="0.000324999999421038">
            <text:p>0.000325</text:p>
          </table:table-cell>
          <table:table-cell/>
        </table:table-row>
        <table:table-row table:style-name="ro4">
          <table:table-cell table:formula="of:=[.A339]+[.A$4]" office:value-type="float" office:value="99.2999999999994">
            <text:p>99.3</text:p>
          </table:table-cell>
          <table:table-cell table:formula="of:=[.A340]/([.$D$4]*2)" office:value-type="float" office:value="49.6499999999997">
            <text:p>49.65</text:p>
          </table:table-cell>
          <table:table-cell table:formula="of:=SQRT(ABS([.$D$2]^2-[.B340]^2))" office:value-type="float" office:value="157.352716849758">
            <text:p>157.3527168498</text:p>
          </table:table-cell>
          <table:table-cell table:formula="of:=([.$C$10]-[.C340])*[.$B$4]" office:value-type="float" office:value="9634.28657437484">
            <text:p>9634.2865743748</text:p>
          </table:table-cell>
          <table:table-cell table:formula="of:=ROUND([.D340])" office:value-type="float" office:value="9634">
            <text:p>9634</text:p>
          </table:table-cell>
          <table:table-cell table:formula="of:=([.$C$8]-([.E340]*[.$C$4]))" office:value-type="float" office:value="157.3530125">
            <text:p>157.3530125</text:p>
          </table:table-cell>
          <table:table-cell table:style-name="ce6" table:formula="of:=SQRT(ABS([.$D$2]^2-[.F340]^2))" office:value-type="float" office:value="49.6490630039968">
            <text:p>49.649063004</text:p>
          </table:table-cell>
          <table:table-cell table:formula="of:=ABS([.B340]-[.G340])" office:value-type="float" office:value="0.000936996002927515">
            <text:p>0.000936996</text:p>
          </table:table-cell>
          <table:table-cell/>
          <table:table-cell table:formula="of:=[.A340]*[.$B$4]" office:value-type="float" office:value="125102.362204724">
            <text:p>125102.362204724</text:p>
          </table:table-cell>
          <table:table-cell table:formula="of:=ROUND([.J340])" office:value-type="float" office:value="125102">
            <text:p>125102</text:p>
          </table:table-cell>
          <table:table-cell table:formula="of:=(([.K340]-[.K339])+[.K339])*[.$C$4]" office:value-type="float" office:value="99.2997125">
            <text:p>99.2997125</text:p>
          </table:table-cell>
          <table:table-cell table:formula="of:=[.L340]-[.A340]" office:value-type="float" office:value="-0.000287499999416241">
            <text:p>-0.0002875</text:p>
          </table:table-cell>
          <table:table-cell table:formula="of:=ABS([.M340])" office:value-type="float" office:value="0.000287499999416241">
            <text:p>0.0002875</text:p>
          </table:table-cell>
          <table:table-cell/>
        </table:table-row>
        <table:table-row table:style-name="ro4">
          <table:table-cell table:formula="of:=[.A340]+[.A$4]" office:value-type="float" office:value="99.5999999999994">
            <text:p>99.6</text:p>
          </table:table-cell>
          <table:table-cell table:formula="of:=[.A341]/([.$D$4]*2)" office:value-type="float" office:value="49.7999999999997">
            <text:p>49.8</text:p>
          </table:table-cell>
          <table:table-cell table:formula="of:=SQRT(ABS([.$D$2]^2-[.B341]^2))" office:value-type="float" office:value="157.30530823847">
            <text:p>157.3053082385</text:p>
          </table:table-cell>
          <table:table-cell table:formula="of:=([.$C$10]-[.C341])*[.$B$4]" office:value-type="float" office:value="9694.01395867444">
            <text:p>9694.0139586744</text:p>
          </table:table-cell>
          <table:table-cell table:formula="of:=ROUND([.D341])" office:value-type="float" office:value="9694">
            <text:p>9694</text:p>
          </table:table-cell>
          <table:table-cell table:formula="of:=([.$C$8]-([.E341]*[.$C$4]))" office:value-type="float" office:value="157.3053875">
            <text:p>157.3053875</text:p>
          </table:table-cell>
          <table:table-cell table:style-name="ce6" table:formula="of:=SQRT(ABS([.$D$2]^2-[.F341]^2))" office:value-type="float" office:value="49.7997496326522">
            <text:p>49.7997496327</text:p>
          </table:table-cell>
          <table:table-cell table:formula="of:=ABS([.B341]-[.G341])" office:value-type="float" office:value="0.000250367347476299">
            <text:p>0.0002503673</text:p>
          </table:table-cell>
          <table:table-cell/>
          <table:table-cell table:formula="of:=[.A341]*[.$B$4]" office:value-type="float" office:value="125480.314960629">
            <text:p>125480.314960629</text:p>
          </table:table-cell>
          <table:table-cell table:formula="of:=ROUND([.J341])" office:value-type="float" office:value="125480">
            <text:p>125480</text:p>
          </table:table-cell>
          <table:table-cell table:formula="of:=(([.K341]-[.K340])+[.K340])*[.$C$4]" office:value-type="float" office:value="99.59975">
            <text:p>99.59975</text:p>
          </table:table-cell>
          <table:table-cell table:formula="of:=[.L341]-[.A341]" office:value-type="float" office:value="-0.000249999999411443">
            <text:p>-0.00025</text:p>
          </table:table-cell>
          <table:table-cell table:formula="of:=ABS([.M341])" office:value-type="float" office:value="0.000249999999411443">
            <text:p>0.00025</text:p>
          </table:table-cell>
          <table:table-cell/>
        </table:table-row>
        <table:table-row table:style-name="ro4">
          <table:table-cell table:formula="of:=[.A341]+[.A$4]" office:value-type="float" office:value="99.8999999999994">
            <text:p>99.9</text:p>
          </table:table-cell>
          <table:table-cell table:formula="of:=[.A342]/([.$D$4]*2)" office:value-type="float" office:value="49.9499999999997">
            <text:p>49.95</text:p>
          </table:table-cell>
          <table:table-cell table:formula="of:=SQRT(ABS([.$D$2]^2-[.B342]^2))" office:value-type="float" office:value="157.257742257734">
            <text:p>157.2577422577</text:p>
          </table:table-cell>
          <table:table-cell table:formula="of:=([.$C$10]-[.C342])*[.$B$4]" office:value-type="float" office:value="9753.9396036955">
            <text:p>9753.9396036955</text:p>
          </table:table-cell>
          <table:table-cell table:formula="of:=ROUND([.D342])" office:value-type="float" office:value="9754">
            <text:p>9754</text:p>
          </table:table-cell>
          <table:table-cell table:formula="of:=([.$C$8]-([.E342]*[.$C$4]))" office:value-type="float" office:value="157.2577625">
            <text:p>157.2577625</text:p>
          </table:table-cell>
          <table:table-cell table:style-name="ce6" table:formula="of:=SQRT(ABS([.$D$2]^2-[.F342]^2))" office:value-type="float" office:value="49.9499362711665">
            <text:p>49.9499362712</text:p>
          </table:table-cell>
          <table:table-cell table:formula="of:=ABS([.B342]-[.G342])" office:value-type="float" office:value="0.0000637288332470121">
            <text:p>6.37288332470121E-005</text:p>
          </table:table-cell>
          <table:table-cell/>
          <table:table-cell table:formula="of:=[.A342]*[.$B$4]" office:value-type="float" office:value="125858.267716535">
            <text:p>125858.267716535</text:p>
          </table:table-cell>
          <table:table-cell table:formula="of:=ROUND([.J342])" office:value-type="float" office:value="125858">
            <text:p>125858</text:p>
          </table:table-cell>
          <table:table-cell table:formula="of:=(([.K342]-[.K341])+[.K341])*[.$C$4]" office:value-type="float" office:value="99.8997875">
            <text:p>99.8997875</text:p>
          </table:table-cell>
          <table:table-cell table:formula="of:=[.L342]-[.A342]" office:value-type="float" office:value="-0.000212499999406646">
            <text:p>-0.0002125</text:p>
          </table:table-cell>
          <table:table-cell table:formula="of:=ABS([.M342])" office:value-type="float" office:value="0.000212499999406646">
            <text:p>0.0002125</text:p>
          </table:table-cell>
          <table:table-cell/>
        </table:table-row>
        <table:table-row table:style-name="ro4">
          <table:table-cell table:formula="of:=[.A342]+[.A$4]" office:value-type="float" office:value="100.199999999999">
            <text:p>100.2</text:p>
          </table:table-cell>
          <table:table-cell table:formula="of:=[.A343]/([.$D$4]*2)" office:value-type="float" office:value="50.0999999999997">
            <text:p>50.1</text:p>
          </table:table-cell>
          <table:table-cell table:formula="of:=SQRT(ABS([.$D$2]^2-[.B343]^2))" office:value-type="float" office:value="157.210018764709">
            <text:p>157.2100187647</text:p>
          </table:table-cell>
          <table:table-cell table:formula="of:=([.$C$10]-[.C343])*[.$B$4]" office:value-type="float" office:value="9814.06368939735">
            <text:p>9814.0636893974</text:p>
          </table:table-cell>
          <table:table-cell table:formula="of:=ROUND([.D343])" office:value-type="float" office:value="9814">
            <text:p>9814</text:p>
          </table:table-cell>
          <table:table-cell table:formula="of:=([.$C$8]-([.E343]*[.$C$4]))" office:value-type="float" office:value="157.2101375">
            <text:p>157.2101375</text:p>
          </table:table-cell>
          <table:table-cell table:style-name="ce6" table:formula="of:=SQRT(ABS([.$D$2]^2-[.F343]^2))" office:value-type="float" office:value="50.0996274160906">
            <text:p>50.0996274161</text:p>
          </table:table-cell>
          <table:table-cell table:formula="of:=ABS([.B343]-[.G343])" office:value-type="float" office:value="0.000372583909140189">
            <text:p>0.0003725839</text:p>
          </table:table-cell>
          <table:table-cell/>
          <table:table-cell table:formula="of:=[.A343]*[.$B$4]" office:value-type="float" office:value="126236.22047244">
            <text:p>126236.22047244</text:p>
          </table:table-cell>
          <table:table-cell table:formula="of:=ROUND([.J343])" office:value-type="float" office:value="126236">
            <text:p>126236</text:p>
          </table:table-cell>
          <table:table-cell table:formula="of:=(([.K343]-[.K342])+[.K342])*[.$C$4]" office:value-type="float" office:value="100.199825">
            <text:p>100.199825</text:p>
          </table:table-cell>
          <table:table-cell table:formula="of:=[.L343]-[.A343]" office:value-type="float" office:value="-0.000174999999416059">
            <text:p>-0.000175</text:p>
          </table:table-cell>
          <table:table-cell table:formula="of:=ABS([.M343])" office:value-type="float" office:value="0.000174999999416059">
            <text:p>0.000175</text:p>
          </table:table-cell>
          <table:table-cell/>
        </table:table-row>
        <table:table-row table:style-name="ro4">
          <table:table-cell table:formula="of:=[.A343]+[.A$4]" office:value-type="float" office:value="100.499999999999">
            <text:p>100.5</text:p>
          </table:table-cell>
          <table:table-cell table:formula="of:=[.A344]/([.$D$4]*2)" office:value-type="float" office:value="50.2499999999997">
            <text:p>50.25</text:p>
          </table:table-cell>
          <table:table-cell table:formula="of:=SQRT(ABS([.$D$2]^2-[.B344]^2))" office:value-type="float" office:value="157.162137615903">
            <text:p>157.1621376159</text:p>
          </table:table-cell>
          <table:table-cell table:formula="of:=([.$C$10]-[.C344])*[.$B$4]" office:value-type="float" office:value="9874.38639655401">
            <text:p>9874.386396554</text:p>
          </table:table-cell>
          <table:table-cell table:formula="of:=ROUND([.D344])" office:value-type="float" office:value="9874">
            <text:p>9874</text:p>
          </table:table-cell>
          <table:table-cell table:formula="of:=([.$C$8]-([.E344]*[.$C$4]))" office:value-type="float" office:value="157.1625125">
            <text:p>157.1625125</text:p>
          </table:table-cell>
          <table:table-cell table:style-name="ce6" table:formula="of:=SQRT(ABS([.$D$2]^2-[.F344]^2))" office:value-type="float" office:value="50.2488274956476">
            <text:p>50.2488274956</text:p>
          </table:table-cell>
          <table:table-cell table:formula="of:=ABS([.B344]-[.G344])" office:value-type="float" office:value="0.00117250435212668">
            <text:p>0.0011725044</text:p>
          </table:table-cell>
          <table:table-cell/>
          <table:table-cell table:formula="of:=[.A344]*[.$B$4]" office:value-type="float" office:value="126614.173228346">
            <text:p>126614.173228346</text:p>
          </table:table-cell>
          <table:table-cell table:formula="of:=ROUND([.J344])" office:value-type="float" office:value="126614">
            <text:p>126614</text:p>
          </table:table-cell>
          <table:table-cell table:formula="of:=(([.K344]-[.K343])+[.K343])*[.$C$4]" office:value-type="float" office:value="100.4998625">
            <text:p>100.4998625</text:p>
          </table:table-cell>
          <table:table-cell table:formula="of:=[.L344]-[.A344]" office:value-type="float" office:value="-0.000137499999411261">
            <text:p>-0.0001375</text:p>
          </table:table-cell>
          <table:table-cell table:formula="of:=ABS([.M344])" office:value-type="float" office:value="0.000137499999411261">
            <text:p>0.0001375</text:p>
          </table:table-cell>
          <table:table-cell/>
        </table:table-row>
        <table:table-row table:style-name="ro4">
          <table:table-cell table:formula="of:=[.A344]+[.A$4]" office:value-type="float" office:value="100.799999999999">
            <text:p>100.8</text:p>
          </table:table-cell>
          <table:table-cell table:formula="of:=[.A345]/([.$D$4]*2)" office:value-type="float" office:value="50.3999999999997">
            <text:p>50.4</text:p>
          </table:table-cell>
          <table:table-cell table:formula="of:=SQRT(ABS([.$D$2]^2-[.B345]^2))" office:value-type="float" office:value="157.114098667179">
            <text:p>157.1140986672</text:p>
          </table:table-cell>
          <table:table-cell table:formula="of:=([.$C$10]-[.C345])*[.$B$4]" office:value-type="float" office:value="9934.90790675756">
            <text:p>9934.9079067576</text:p>
          </table:table-cell>
          <table:table-cell table:formula="of:=ROUND([.D345])" office:value-type="float" office:value="9935">
            <text:p>9935</text:p>
          </table:table-cell>
          <table:table-cell table:formula="of:=([.$C$8]-([.E345]*[.$C$4]))" office:value-type="float" office:value="157.11409375">
            <text:p>157.11409375</text:p>
          </table:table-cell>
          <table:table-cell table:style-name="ce6" table:formula="of:=SQRT(ABS([.$D$2]^2-[.F345]^2))" office:value-type="float" office:value="50.4000153285315">
            <text:p>50.4000153285</text:p>
          </table:table-cell>
          <table:table-cell table:formula="of:=ABS([.B345]-[.G345])" office:value-type="float" office:value="0.0000153285318376106">
            <text:p>1.53285318376106E-005</text:p>
          </table:table-cell>
          <table:table-cell/>
          <table:table-cell table:formula="of:=[.A345]*[.$B$4]" office:value-type="float" office:value="126992.125984251">
            <text:p>126992.125984251</text:p>
          </table:table-cell>
          <table:table-cell table:formula="of:=ROUND([.J345])" office:value-type="float" office:value="126992">
            <text:p>126992</text:p>
          </table:table-cell>
          <table:table-cell table:formula="of:=(([.K345]-[.K344])+[.K344])*[.$C$4]" office:value-type="float" office:value="100.7999">
            <text:p>100.7999</text:p>
          </table:table-cell>
          <table:table-cell table:formula="of:=[.L345]-[.A345]" office:value-type="float" office:value="-0.0000999999994064638">
            <text:p>-0.0001</text:p>
          </table:table-cell>
          <table:table-cell table:formula="of:=ABS([.M345])" office:value-type="float" office:value="0.0000999999994064638">
            <text:p>0.0001</text:p>
          </table:table-cell>
          <table:table-cell/>
        </table:table-row>
        <table:table-row table:style-name="ro4">
          <table:table-cell table:formula="of:=[.A345]+[.A$4]" office:value-type="float" office:value="101.099999999999">
            <text:p>101.1</text:p>
          </table:table-cell>
          <table:table-cell table:formula="of:=[.A346]/([.$D$4]*2)" office:value-type="float" office:value="50.5499999999997">
            <text:p>50.55</text:p>
          </table:table-cell>
          <table:table-cell table:formula="of:=SQRT(ABS([.$D$2]^2-[.B346]^2))" office:value-type="float" office:value="157.065901773746">
            <text:p>157.0659017737</text:p>
          </table:table-cell>
          <table:table-cell table:formula="of:=([.$C$10]-[.C346])*[.$B$4]" office:value-type="float" office:value="9995.62840242106">
            <text:p>9995.6284024211</text:p>
          </table:table-cell>
          <table:table-cell table:formula="of:=ROUND([.D346])" office:value-type="float" office:value="9996">
            <text:p>9996</text:p>
          </table:table-cell>
          <table:table-cell table:formula="of:=([.$C$8]-([.E346]*[.$C$4]))" office:value-type="float" office:value="157.065675">
            <text:p>157.065675</text:p>
          </table:table-cell>
          <table:table-cell table:style-name="ce6" table:formula="of:=SQRT(ABS([.$D$2]^2-[.F346]^2))" office:value-type="float" office:value="50.5507046122443">
            <text:p>50.5507046122</text:p>
          </table:table-cell>
          <table:table-cell table:formula="of:=ABS([.B346]-[.G346])" office:value-type="float" office:value="0.000704612244589953">
            <text:p>0.0007046122</text:p>
          </table:table-cell>
          <table:table-cell/>
          <table:table-cell table:formula="of:=[.A346]*[.$B$4]" office:value-type="float" office:value="127370.078740157">
            <text:p>127370.078740157</text:p>
          </table:table-cell>
          <table:table-cell table:formula="of:=ROUND([.J346])" office:value-type="float" office:value="127370">
            <text:p>127370</text:p>
          </table:table-cell>
          <table:table-cell table:formula="of:=(([.K346]-[.K345])+[.K345])*[.$C$4]" office:value-type="float" office:value="101.0999375">
            <text:p>101.0999375</text:p>
          </table:table-cell>
          <table:table-cell table:formula="of:=[.L346]-[.A346]" office:value-type="float" office:value="-0.0000624999994016662">
            <text:p>-0.0000625</text:p>
          </table:table-cell>
          <table:table-cell table:formula="of:=ABS([.M346])" office:value-type="float" office:value="0.0000624999994016662">
            <text:p>0.0000625</text:p>
          </table:table-cell>
          <table:table-cell/>
        </table:table-row>
        <table:table-row table:style-name="ro4">
          <table:table-cell table:formula="of:=[.A346]+[.A$4]" office:value-type="float" office:value="101.399999999999">
            <text:p>101.4</text:p>
          </table:table-cell>
          <table:table-cell table:formula="of:=[.A347]/([.$D$4]*2)" office:value-type="float" office:value="50.6999999999997">
            <text:p>50.7</text:p>
          </table:table-cell>
          <table:table-cell table:formula="of:=SQRT(ABS([.$D$2]^2-[.B347]^2))" office:value-type="float" office:value="157.01754679016">
            <text:p>157.0175467902</text:p>
          </table:table-cell>
          <table:table-cell table:formula="of:=([.$C$10]-[.C347])*[.$B$4]" office:value-type="float" office:value="10056.5480667816">
            <text:p>10056.5480667816</text:p>
          </table:table-cell>
          <table:table-cell table:formula="of:=ROUND([.D347])" office:value-type="float" office:value="10057">
            <text:p>10057</text:p>
          </table:table-cell>
          <table:table-cell table:formula="of:=([.$C$8]-([.E347]*[.$C$4]))" office:value-type="float" office:value="157.01725625">
            <text:p>157.01725625</text:p>
          </table:table-cell>
          <table:table-cell table:style-name="ce6" table:formula="of:=SQRT(ABS([.$D$2]^2-[.F347]^2))" office:value-type="float" office:value="50.7008997920336">
            <text:p>50.700899792</text:p>
          </table:table-cell>
          <table:table-cell table:formula="of:=ABS([.B347]-[.G347])" office:value-type="float" office:value="0.000899792033933977">
            <text:p>0.000899792</text:p>
          </table:table-cell>
          <table:table-cell/>
          <table:table-cell table:formula="of:=[.A347]*[.$B$4]" office:value-type="float" office:value="127748.031496062">
            <text:p>127748.031496062</text:p>
          </table:table-cell>
          <table:table-cell table:formula="of:=ROUND([.J347])" office:value-type="float" office:value="127748">
            <text:p>127748</text:p>
          </table:table-cell>
          <table:table-cell table:formula="of:=(([.K347]-[.K346])+[.K346])*[.$C$4]" office:value-type="float" office:value="101.399975">
            <text:p>101.399975</text:p>
          </table:table-cell>
          <table:table-cell table:formula="of:=[.L347]-[.A347]" office:value-type="float" office:value="-0.0000249999993968686">
            <text:p>-0.000025</text:p>
          </table:table-cell>
          <table:table-cell table:formula="of:=ABS([.M347])" office:value-type="float" office:value="0.0000249999993968686">
            <text:p>0.000025</text:p>
          </table:table-cell>
          <table:table-cell/>
        </table:table-row>
        <table:table-row table:style-name="ro4">
          <table:table-cell table:formula="of:=[.A347]+[.A$4]" office:value-type="float" office:value="101.699999999999">
            <text:p>101.7</text:p>
          </table:table-cell>
          <table:table-cell table:formula="of:=[.A348]/([.$D$4]*2)" office:value-type="float" office:value="50.8499999999997">
            <text:p>50.85</text:p>
          </table:table-cell>
          <table:table-cell table:formula="of:=SQRT(ABS([.$D$2]^2-[.B348]^2))" office:value-type="float" office:value="156.969033570319">
            <text:p>156.9690335703</text:p>
          </table:table-cell>
          <table:table-cell table:formula="of:=([.$C$10]-[.C348])*[.$B$4]" office:value-type="float" office:value="10117.6670839035">
            <text:p>10117.6670839035</text:p>
          </table:table-cell>
          <table:table-cell table:formula="of:=ROUND([.D348])" office:value-type="float" office:value="10118">
            <text:p>10118</text:p>
          </table:table-cell>
          <table:table-cell table:formula="of:=([.$C$8]-([.E348]*[.$C$4]))" office:value-type="float" office:value="156.9688375">
            <text:p>156.9688375</text:p>
          </table:table-cell>
          <table:table-cell table:style-name="ce6" table:formula="of:=SQRT(ABS([.$D$2]^2-[.F348]^2))" office:value-type="float" office:value="50.8506052461383">
            <text:p>50.8506052461</text:p>
          </table:table-cell>
          <table:table-cell table:formula="of:=ABS([.B348]-[.G348])" office:value-type="float" office:value="0.00060524613863322">
            <text:p>0.0006052461</text:p>
          </table:table-cell>
          <table:table-cell/>
          <table:table-cell table:formula="of:=[.A348]*[.$B$4]" office:value-type="float" office:value="128125.984251968">
            <text:p>128125.984251968</text:p>
          </table:table-cell>
          <table:table-cell table:formula="of:=ROUND([.J348])" office:value-type="float" office:value="128126">
            <text:p>128126</text:p>
          </table:table-cell>
          <table:table-cell table:formula="of:=(([.K348]-[.K347])+[.K347])*[.$C$4]" office:value-type="float" office:value="101.7000125">
            <text:p>101.7000125</text:p>
          </table:table-cell>
          <table:table-cell table:formula="of:=[.L348]-[.A348]" office:value-type="float" office:value="0.000012500000607929">
            <text:p>0.0000125</text:p>
          </table:table-cell>
          <table:table-cell table:formula="of:=ABS([.M348])" office:value-type="float" office:value="0.000012500000607929">
            <text:p>0.0000125</text:p>
          </table:table-cell>
          <table:table-cell/>
        </table:table-row>
        <table:table-row table:style-name="ro4">
          <table:table-cell table:formula="of:=[.A348]+[.A$4]" office:value-type="float" office:value="101.999999999999">
            <text:p>102</text:p>
          </table:table-cell>
          <table:table-cell table:formula="of:=[.A349]/([.$D$4]*2)" office:value-type="float" office:value="50.9999999999997">
            <text:p>51</text:p>
          </table:table-cell>
          <table:table-cell table:formula="of:=SQRT(ABS([.$D$2]^2-[.B349]^2))" office:value-type="float" office:value="156.920361967464">
            <text:p>156.9203619675</text:p>
          </table:table-cell>
          <table:table-cell table:formula="of:=([.$C$10]-[.C349])*[.$B$4]" office:value-type="float" office:value="10178.9856386814">
            <text:p>10178.9856386814</text:p>
          </table:table-cell>
          <table:table-cell table:formula="of:=ROUND([.D349])" office:value-type="float" office:value="10179">
            <text:p>10179</text:p>
          </table:table-cell>
          <table:table-cell table:formula="of:=([.$C$8]-([.E349]*[.$C$4]))" office:value-type="float" office:value="156.92041875">
            <text:p>156.92041875</text:p>
          </table:table-cell>
          <table:table-cell table:style-name="ce6" table:formula="of:=SQRT(ABS([.$D$2]^2-[.F349]^2))" office:value-type="float" office:value="50.9998252871973">
            <text:p>50.9998252872</text:p>
          </table:table-cell>
          <table:table-cell table:formula="of:=ABS([.B349]-[.G349])" office:value-type="float" office:value="0.000174712802440524">
            <text:p>0.0001747128</text:p>
          </table:table-cell>
          <table:table-cell/>
          <table:table-cell table:formula="of:=[.A349]*[.$B$4]" office:value-type="float" office:value="128503.937007873">
            <text:p>128503.937007873</text:p>
          </table:table-cell>
          <table:table-cell table:formula="of:=ROUND([.J349])" office:value-type="float" office:value="128504">
            <text:p>128504</text:p>
          </table:table-cell>
          <table:table-cell table:formula="of:=(([.K349]-[.K348])+[.K348])*[.$C$4]" office:value-type="float" office:value="102.00005">
            <text:p>102.00005</text:p>
          </table:table-cell>
          <table:table-cell table:formula="of:=[.L349]-[.A349]" office:value-type="float" office:value="0.0000500000006127266">
            <text:p>0.00005</text:p>
          </table:table-cell>
          <table:table-cell table:formula="of:=ABS([.M349])" office:value-type="float" office:value="0.0000500000006127266">
            <text:p>0.00005</text:p>
          </table:table-cell>
          <table:table-cell/>
        </table:table-row>
        <table:table-row table:style-name="ro4">
          <table:table-cell table:formula="of:=[.A349]+[.A$4]" office:value-type="float" office:value="102.299999999999">
            <text:p>102.3</text:p>
          </table:table-cell>
          <table:table-cell table:formula="of:=[.A350]/([.$D$4]*2)" office:value-type="float" office:value="51.1499999999997">
            <text:p>51.15</text:p>
          </table:table-cell>
          <table:table-cell table:formula="of:=SQRT(ABS([.$D$2]^2-[.B350]^2))" office:value-type="float" office:value="156.871531834173">
            <text:p>156.8715318342</text:p>
          </table:table-cell>
          <table:table-cell table:formula="of:=([.$C$10]-[.C350])*[.$B$4]" office:value-type="float" office:value="10240.5039168434">
            <text:p>10240.5039168434</text:p>
          </table:table-cell>
          <table:table-cell table:formula="of:=ROUND([.D350])" office:value-type="float" office:value="10241">
            <text:p>10241</text:p>
          </table:table-cell>
          <table:table-cell table:formula="of:=([.$C$8]-([.E350]*[.$C$4]))" office:value-type="float" office:value="156.87120625">
            <text:p>156.87120625</text:p>
          </table:table-cell>
          <table:table-cell table:style-name="ce6" table:formula="of:=SQRT(ABS([.$D$2]^2-[.F350]^2))" office:value-type="float" office:value="51.1509985207519">
            <text:p>51.1509985208</text:p>
          </table:table-cell>
          <table:table-cell table:formula="of:=ABS([.B350]-[.G350])" office:value-type="float" office:value="0.000998520752176546">
            <text:p>0.0009985208</text:p>
          </table:table-cell>
          <table:table-cell/>
          <table:table-cell table:formula="of:=[.A350]*[.$B$4]" office:value-type="float" office:value="128881.889763779">
            <text:p>128881.889763779</text:p>
          </table:table-cell>
          <table:table-cell table:formula="of:=ROUND([.J350])" office:value-type="float" office:value="128882">
            <text:p>128882</text:p>
          </table:table-cell>
          <table:table-cell table:formula="of:=(([.K350]-[.K349])+[.K349])*[.$C$4]" office:value-type="float" office:value="102.3000875">
            <text:p>102.3000875</text:p>
          </table:table-cell>
          <table:table-cell table:formula="of:=[.L350]-[.A350]" office:value-type="float" office:value="0.0000875000006033133">
            <text:p>0.0000875</text:p>
          </table:table-cell>
          <table:table-cell table:formula="of:=ABS([.M350])" office:value-type="float" office:value="0.0000875000006033133">
            <text:p>0.0000875</text:p>
          </table:table-cell>
          <table:table-cell/>
        </table:table-row>
        <table:table-row table:style-name="ro4">
          <table:table-cell table:formula="of:=[.A350]+[.A$4]" office:value-type="float" office:value="102.599999999999">
            <text:p>102.6</text:p>
          </table:table-cell>
          <table:table-cell table:formula="of:=[.A351]/([.$D$4]*2)" office:value-type="float" office:value="51.2999999999997">
            <text:p>51.3</text:p>
          </table:table-cell>
          <table:table-cell table:formula="of:=SQRT(ABS([.$D$2]^2-[.B351]^2))" office:value-type="float" office:value="156.82254302236">
            <text:p>156.8225430224</text:p>
          </table:table-cell>
          <table:table-cell table:formula="of:=([.$C$10]-[.C351])*[.$B$4]" office:value-type="float" office:value="10302.2221049543">
            <text:p>10302.2221049543</text:p>
          </table:table-cell>
          <table:table-cell table:formula="of:=ROUND([.D351])" office:value-type="float" office:value="10302">
            <text:p>10302</text:p>
          </table:table-cell>
          <table:table-cell table:formula="of:=([.$C$8]-([.E351]*[.$C$4]))" office:value-type="float" office:value="156.8227875">
            <text:p>156.8227875</text:p>
          </table:table-cell>
          <table:table-cell table:style-name="ce6" table:formula="of:=SQRT(ABS([.$D$2]^2-[.F351]^2))" office:value-type="float" office:value="51.2992526332484">
            <text:p>51.2992526332</text:p>
          </table:table-cell>
          <table:table-cell table:formula="of:=ABS([.B351]-[.G351])" office:value-type="float" office:value="0.000747366751312484">
            <text:p>0.0007473668</text:p>
          </table:table-cell>
          <table:table-cell/>
          <table:table-cell table:formula="of:=[.A351]*[.$B$4]" office:value-type="float" office:value="129259.842519684">
            <text:p>129259.842519684</text:p>
          </table:table-cell>
          <table:table-cell table:formula="of:=ROUND([.J351])" office:value-type="float" office:value="129260">
            <text:p>129260</text:p>
          </table:table-cell>
          <table:table-cell table:formula="of:=(([.K351]-[.K350])+[.K350])*[.$C$4]" office:value-type="float" office:value="102.600125">
            <text:p>102.600125</text:p>
          </table:table-cell>
          <table:table-cell table:formula="of:=[.L351]-[.A351]" office:value-type="float" office:value="0.000125000000608111">
            <text:p>0.000125</text:p>
          </table:table-cell>
          <table:table-cell table:formula="of:=ABS([.M351])" office:value-type="float" office:value="0.000125000000608111">
            <text:p>0.000125</text:p>
          </table:table-cell>
          <table:table-cell/>
        </table:table-row>
        <table:table-row table:style-name="ro4">
          <table:table-cell table:formula="of:=[.A351]+[.A$4]" office:value-type="float" office:value="102.899999999999">
            <text:p>102.9</text:p>
          </table:table-cell>
          <table:table-cell table:formula="of:=[.A352]/([.$D$4]*2)" office:value-type="float" office:value="51.4499999999997">
            <text:p>51.45</text:p>
          </table:table-cell>
          <table:table-cell table:formula="of:=SQRT(ABS([.$D$2]^2-[.B352]^2))" office:value-type="float" office:value="156.773395383273">
            <text:p>156.7733953833</text:p>
          </table:table-cell>
          <table:table-cell table:formula="of:=([.$C$10]-[.C352])*[.$B$4]" office:value-type="float" office:value="10364.1403904186">
            <text:p>10364.1403904186</text:p>
          </table:table-cell>
          <table:table-cell table:formula="of:=ROUND([.D352])" office:value-type="float" office:value="10364">
            <text:p>10364</text:p>
          </table:table-cell>
          <table:table-cell table:formula="of:=([.$C$8]-([.E352]*[.$C$4]))" office:value-type="float" office:value="156.773575">
            <text:p>156.773575</text:p>
          </table:table-cell>
          <table:table-cell table:style-name="ce6" table:formula="of:=SQRT(ABS([.$D$2]^2-[.F352]^2))" office:value-type="float" office:value="51.4494526862957">
            <text:p>51.4494526863</text:p>
          </table:table-cell>
          <table:table-cell table:formula="of:=ABS([.B352]-[.G352])" office:value-type="float" office:value="0.000547313704032604">
            <text:p>0.0005473137</text:p>
          </table:table-cell>
          <table:table-cell/>
          <table:table-cell table:formula="of:=[.A352]*[.$B$4]" office:value-type="float" office:value="129637.79527559">
            <text:p>129637.79527559</text:p>
          </table:table-cell>
          <table:table-cell table:formula="of:=ROUND([.J352])" office:value-type="float" office:value="129638">
            <text:p>129638</text:p>
          </table:table-cell>
          <table:table-cell table:formula="of:=(([.K352]-[.K351])+[.K351])*[.$C$4]" office:value-type="float" office:value="102.9001625">
            <text:p>102.9001625</text:p>
          </table:table-cell>
          <table:table-cell table:formula="of:=[.L352]-[.A352]" office:value-type="float" office:value="0.000162500000612908">
            <text:p>0.0001625</text:p>
          </table:table-cell>
          <table:table-cell table:formula="of:=ABS([.M352])" office:value-type="float" office:value="0.000162500000612908">
            <text:p>0.0001625</text:p>
          </table:table-cell>
          <table:table-cell/>
        </table:table-row>
        <table:table-row table:style-name="ro4">
          <table:table-cell table:formula="of:=[.A352]+[.A$4]" office:value-type="float" office:value="103.199999999999">
            <text:p>103.2</text:p>
          </table:table-cell>
          <table:table-cell table:formula="of:=[.A353]/([.$D$4]*2)" office:value-type="float" office:value="51.5999999999997">
            <text:p>51.6</text:p>
          </table:table-cell>
          <table:table-cell table:formula="of:=SQRT(ABS([.$D$2]^2-[.B353]^2))" office:value-type="float" office:value="156.72408876749">
            <text:p>156.7240887675</text:p>
          </table:table-cell>
          <table:table-cell table:formula="of:=([.$C$10]-[.C353])*[.$B$4]" office:value-type="float" office:value="10426.258961484">
            <text:p>10426.258961484</text:p>
          </table:table-cell>
          <table:table-cell table:formula="of:=ROUND([.D353])" office:value-type="float" office:value="10426">
            <text:p>10426</text:p>
          </table:table-cell>
          <table:table-cell table:formula="of:=([.$C$8]-([.E353]*[.$C$4]))" office:value-type="float" office:value="156.7243625">
            <text:p>156.7243625</text:p>
          </table:table-cell>
          <table:table-cell table:style-name="ce6" table:formula="of:=SQRT(ABS([.$D$2]^2-[.F353]^2))" office:value-type="float" office:value="51.5991685879588">
            <text:p>51.599168588</text:p>
          </table:table-cell>
          <table:table-cell table:formula="of:=ABS([.B353]-[.G353])" office:value-type="float" office:value="0.000831412040930957">
            <text:p>0.000831412</text:p>
          </table:table-cell>
          <table:table-cell/>
          <table:table-cell table:formula="of:=[.A353]*[.$B$4]" office:value-type="float" office:value="130015.748031495">
            <text:p>130015.748031495</text:p>
          </table:table-cell>
          <table:table-cell table:formula="of:=ROUND([.J353])" office:value-type="float" office:value="130016">
            <text:p>130016</text:p>
          </table:table-cell>
          <table:table-cell table:formula="of:=(([.K353]-[.K352])+[.K352])*[.$C$4]" office:value-type="float" office:value="103.2002">
            <text:p>103.2002</text:p>
          </table:table-cell>
          <table:table-cell table:formula="of:=[.L353]-[.A353]" office:value-type="float" office:value="0.000200000000617706">
            <text:p>0.0002</text:p>
          </table:table-cell>
          <table:table-cell table:formula="of:=ABS([.M353])" office:value-type="float" office:value="0.000200000000617706">
            <text:p>0.0002</text:p>
          </table:table-cell>
          <table:table-cell/>
        </table:table-row>
        <table:table-row table:style-name="ro4">
          <table:table-cell table:formula="of:=[.A353]+[.A$4]" office:value-type="float" office:value="103.499999999999">
            <text:p>103.5</text:p>
          </table:table-cell>
          <table:table-cell table:formula="of:=[.A354]/([.$D$4]*2)" office:value-type="float" office:value="51.7499999999997">
            <text:p>51.75</text:p>
          </table:table-cell>
          <table:table-cell table:formula="of:=SQRT(ABS([.$D$2]^2-[.B354]^2))" office:value-type="float" office:value="156.674623024918">
            <text:p>156.6746230249</text:p>
          </table:table-cell>
          <table:table-cell table:formula="of:=([.$C$10]-[.C354])*[.$B$4]" office:value-type="float" office:value="10488.5780072443">
            <text:p>10488.5780072443</text:p>
          </table:table-cell>
          <table:table-cell table:formula="of:=ROUND([.D354])" office:value-type="float" office:value="10489">
            <text:p>10489</text:p>
          </table:table-cell>
          <table:table-cell table:formula="of:=([.$C$8]-([.E354]*[.$C$4]))" office:value-type="float" office:value="156.67435625">
            <text:p>156.67435625</text:p>
          </table:table-cell>
          <table:table-cell table:style-name="ce6" table:formula="of:=SQRT(ABS([.$D$2]^2-[.F354]^2))" office:value-type="float" office:value="51.7508076617949">
            <text:p>51.7508076618</text:p>
          </table:table-cell>
          <table:table-cell table:formula="of:=ABS([.B354]-[.G354])" office:value-type="float" office:value="0.000807661795221293">
            <text:p>0.0008076618</text:p>
          </table:table-cell>
          <table:table-cell/>
          <table:table-cell table:formula="of:=[.A354]*[.$B$4]" office:value-type="float" office:value="130393.700787401">
            <text:p>130393.700787401</text:p>
          </table:table-cell>
          <table:table-cell table:formula="of:=ROUND([.J354])" office:value-type="float" office:value="130394">
            <text:p>130394</text:p>
          </table:table-cell>
          <table:table-cell table:formula="of:=(([.K354]-[.K353])+[.K353])*[.$C$4]" office:value-type="float" office:value="103.5002375">
            <text:p>103.5002375</text:p>
          </table:table-cell>
          <table:table-cell table:formula="of:=[.L354]-[.A354]" office:value-type="float" office:value="0.000237500000622504">
            <text:p>0.0002375</text:p>
          </table:table-cell>
          <table:table-cell table:formula="of:=ABS([.M354])" office:value-type="float" office:value="0.000237500000622504">
            <text:p>0.0002375</text:p>
          </table:table-cell>
          <table:table-cell/>
        </table:table-row>
        <table:table-row table:style-name="ro4">
          <table:table-cell table:formula="of:=[.A354]+[.A$4]" office:value-type="float" office:value="103.799999999999">
            <text:p>103.8</text:p>
          </table:table-cell>
          <table:table-cell table:formula="of:=[.A355]/([.$D$4]*2)" office:value-type="float" office:value="51.8999999999997">
            <text:p>51.9</text:p>
          </table:table-cell>
          <table:table-cell table:formula="of:=SQRT(ABS([.$D$2]^2-[.B355]^2))" office:value-type="float" office:value="156.624998004789">
            <text:p>156.6249980048</text:p>
          </table:table-cell>
          <table:table-cell table:formula="of:=([.$C$10]-[.C355])*[.$B$4]" office:value-type="float" office:value="10551.097717643">
            <text:p>10551.097717643</text:p>
          </table:table-cell>
          <table:table-cell table:formula="of:=ROUND([.D355])" office:value-type="float" office:value="10551">
            <text:p>10551</text:p>
          </table:table-cell>
          <table:table-cell table:formula="of:=([.$C$8]-([.E355]*[.$C$4]))" office:value-type="float" office:value="156.62514375">
            <text:p>156.62514375</text:p>
          </table:table-cell>
          <table:table-cell table:style-name="ce6" table:formula="of:=SQRT(ABS([.$D$2]^2-[.F355]^2))" office:value-type="float" office:value="51.8995601647243">
            <text:p>51.8995601647</text:p>
          </table:table-cell>
          <table:table-cell table:formula="of:=ABS([.B355]-[.G355])" office:value-type="float" office:value="0.00043983527542224">
            <text:p>0.0004398353</text:p>
          </table:table-cell>
          <table:table-cell/>
          <table:table-cell table:formula="of:=[.A355]*[.$B$4]" office:value-type="float" office:value="130771.653543306">
            <text:p>130771.653543306</text:p>
          </table:table-cell>
          <table:table-cell table:formula="of:=ROUND([.J355])" office:value-type="float" office:value="130772">
            <text:p>130772</text:p>
          </table:table-cell>
          <table:table-cell table:formula="of:=(([.K355]-[.K354])+[.K354])*[.$C$4]" office:value-type="float" office:value="103.800275">
            <text:p>103.800275</text:p>
          </table:table-cell>
          <table:table-cell table:formula="of:=[.L355]-[.A355]" office:value-type="float" office:value="0.000275000000627301">
            <text:p>0.000275</text:p>
          </table:table-cell>
          <table:table-cell table:formula="of:=ABS([.M355])" office:value-type="float" office:value="0.000275000000627301">
            <text:p>0.000275</text:p>
          </table:table-cell>
          <table:table-cell/>
        </table:table-row>
        <table:table-row table:style-name="ro4">
          <table:table-cell table:formula="of:=[.A355]+[.A$4]" office:value-type="float" office:value="104.099999999999">
            <text:p>104.1</text:p>
          </table:table-cell>
          <table:table-cell table:formula="of:=[.A356]/([.$D$4]*2)" office:value-type="float" office:value="52.0499999999997">
            <text:p>52.05</text:p>
          </table:table-cell>
          <table:table-cell table:formula="of:=SQRT(ABS([.$D$2]^2-[.B356]^2))" office:value-type="float" office:value="156.575213555658">
            <text:p>156.5752135557</text:p>
          </table:table-cell>
          <table:table-cell table:formula="of:=([.$C$10]-[.C356])*[.$B$4]" office:value-type="float" office:value="10613.8182834763">
            <text:p>10613.8182834763</text:p>
          </table:table-cell>
          <table:table-cell table:formula="of:=ROUND([.D356])" office:value-type="float" office:value="10614">
            <text:p>10614</text:p>
          </table:table-cell>
          <table:table-cell table:formula="of:=([.$C$8]-([.E356]*[.$C$4]))" office:value-type="float" office:value="156.5751375">
            <text:p>156.5751375</text:p>
          </table:table-cell>
          <table:table-cell table:style-name="ce6" table:formula="of:=SQRT(ABS([.$D$2]^2-[.F356]^2))" office:value-type="float" office:value="52.0502287877401">
            <text:p>52.0502287877</text:p>
          </table:table-cell>
          <table:table-cell table:formula="of:=ABS([.B356]-[.G356])" office:value-type="float" office:value="0.000228787740425673">
            <text:p>0.0002287877</text:p>
          </table:table-cell>
          <table:table-cell/>
          <table:table-cell table:formula="of:=[.A356]*[.$B$4]" office:value-type="float" office:value="131149.606299212">
            <text:p>131149.606299212</text:p>
          </table:table-cell>
          <table:table-cell table:formula="of:=ROUND([.J356])" office:value-type="float" office:value="131150">
            <text:p>131150</text:p>
          </table:table-cell>
          <table:table-cell table:formula="of:=(([.K356]-[.K355])+[.K355])*[.$C$4]" office:value-type="float" office:value="104.1003125">
            <text:p>104.1003125</text:p>
          </table:table-cell>
          <table:table-cell table:formula="of:=[.L356]-[.A356]" office:value-type="float" office:value="0.000312500000632099">
            <text:p>0.0003125</text:p>
          </table:table-cell>
          <table:table-cell table:formula="of:=ABS([.M356])" office:value-type="float" office:value="0.000312500000632099">
            <text:p>0.0003125</text:p>
          </table:table-cell>
          <table:table-cell/>
        </table:table-row>
        <table:table-row table:style-name="ro4">
          <table:table-cell table:formula="of:=[.A356]+[.A$4]" office:value-type="float" office:value="104.399999999999">
            <text:p>104.4</text:p>
          </table:table-cell>
          <table:table-cell table:formula="of:=[.A357]/([.$D$4]*2)" office:value-type="float" office:value="52.1999999999997">
            <text:p>52.2</text:p>
          </table:table-cell>
          <table:table-cell table:formula="of:=SQRT(ABS([.$D$2]^2-[.B357]^2))" office:value-type="float" office:value="156.525269525403">
            <text:p>156.5252695254</text:p>
          </table:table-cell>
          <table:table-cell table:formula="of:=([.$C$10]-[.C357])*[.$B$4]" office:value-type="float" office:value="10676.7398963966">
            <text:p>10676.7398963966</text:p>
          </table:table-cell>
          <table:table-cell table:formula="of:=ROUND([.D357])" office:value-type="float" office:value="10677">
            <text:p>10677</text:p>
          </table:table-cell>
          <table:table-cell table:formula="of:=([.$C$8]-([.E357]*[.$C$4]))" office:value-type="float" office:value="156.52513125">
            <text:p>156.52513125</text:p>
          </table:table-cell>
          <table:table-cell table:style-name="ce6" table:formula="of:=SQRT(ABS([.$D$2]^2-[.F357]^2))" office:value-type="float" office:value="52.200414626421">
            <text:p>52.2004146264</text:p>
          </table:table-cell>
          <table:table-cell table:formula="of:=ABS([.B357]-[.G357])" office:value-type="float" office:value="0.000414626421331832">
            <text:p>0.0004146264</text:p>
          </table:table-cell>
          <table:table-cell/>
          <table:table-cell table:formula="of:=[.A357]*[.$B$4]" office:value-type="float" office:value="131527.559055117">
            <text:p>131527.559055117</text:p>
          </table:table-cell>
          <table:table-cell table:formula="of:=ROUND([.J357])" office:value-type="float" office:value="131528">
            <text:p>131528</text:p>
          </table:table-cell>
          <table:table-cell table:formula="of:=(([.K357]-[.K356])+[.K356])*[.$C$4]" office:value-type="float" office:value="104.40035">
            <text:p>104.40035</text:p>
          </table:table-cell>
          <table:table-cell table:formula="of:=[.L357]-[.A357]" office:value-type="float" office:value="0.000350000000622686">
            <text:p>0.00035</text:p>
          </table:table-cell>
          <table:table-cell table:formula="of:=ABS([.M357])" office:value-type="float" office:value="0.000350000000622686">
            <text:p>0.00035</text:p>
          </table:table-cell>
          <table:table-cell/>
        </table:table-row>
        <table:table-row table:style-name="ro4">
          <table:table-cell table:formula="of:=[.A357]+[.A$4]" office:value-type="float" office:value="104.699999999999">
            <text:p>104.7</text:p>
          </table:table-cell>
          <table:table-cell table:formula="of:=[.A358]/([.$D$4]*2)" office:value-type="float" office:value="52.3499999999997">
            <text:p>52.35</text:p>
          </table:table-cell>
          <table:table-cell table:formula="of:=SQRT(ABS([.$D$2]^2-[.B358]^2))" office:value-type="float" office:value="156.475165761216">
            <text:p>156.4751657612</text:p>
          </table:table-cell>
          <table:table-cell table:formula="of:=([.$C$10]-[.C358])*[.$B$4]" office:value-type="float" office:value="10739.8627489155">
            <text:p>10739.8627489155</text:p>
          </table:table-cell>
          <table:table-cell table:formula="of:=ROUND([.D358])" office:value-type="float" office:value="10740">
            <text:p>10740</text:p>
          </table:table-cell>
          <table:table-cell table:formula="of:=([.$C$8]-([.E358]*[.$C$4]))" office:value-type="float" office:value="156.475125">
            <text:p>156.475125</text:p>
          </table:table-cell>
          <table:table-cell table:style-name="ce6" table:formula="of:=SQRT(ABS([.$D$2]^2-[.F358]^2))" office:value-type="float" office:value="52.3501218359077">
            <text:p>52.3501218359</text:p>
          </table:table-cell>
          <table:table-cell table:formula="of:=ABS([.B358]-[.G358])" office:value-type="float" office:value="0.000121835907975765">
            <text:p>0.0001218359</text:p>
          </table:table-cell>
          <table:table-cell/>
          <table:table-cell table:formula="of:=[.A358]*[.$B$4]" office:value-type="float" office:value="131905.511811023">
            <text:p>131905.511811023</text:p>
          </table:table-cell>
          <table:table-cell table:formula="of:=ROUND([.J358])" office:value-type="float" office:value="131906">
            <text:p>131906</text:p>
          </table:table-cell>
          <table:table-cell table:formula="of:=(([.K358]-[.K357])+[.K357])*[.$C$4]" office:value-type="float" office:value="104.7003875">
            <text:p>104.7003875</text:p>
          </table:table-cell>
          <table:table-cell table:formula="of:=[.L358]-[.A358]" office:value-type="float" office:value="0.000387500000627483">
            <text:p>0.0003875</text:p>
          </table:table-cell>
          <table:table-cell table:formula="of:=ABS([.M358])" office:value-type="float" office:value="0.000387500000627483">
            <text:p>0.0003875</text:p>
          </table:table-cell>
          <table:table-cell/>
        </table:table-row>
        <table:table-row table:style-name="ro4">
          <table:table-cell table:formula="of:=[.A358]+[.A$4]" office:value-type="float" office:value="104.999999999999">
            <text:p>105</text:p>
          </table:table-cell>
          <table:table-cell table:formula="of:=[.A359]/([.$D$4]*2)" office:value-type="float" office:value="52.4999999999997">
            <text:p>52.5</text:p>
          </table:table-cell>
          <table:table-cell table:formula="of:=SQRT(ABS([.$D$2]^2-[.B359]^2))" office:value-type="float" office:value="156.424902109607">
            <text:p>156.4249021096</text:p>
          </table:table-cell>
          <table:table-cell table:formula="of:=([.$C$10]-[.C359])*[.$B$4]" office:value-type="float" office:value="10803.1870344076">
            <text:p>10803.1870344076</text:p>
          </table:table-cell>
          <table:table-cell table:formula="of:=ROUND([.D359])" office:value-type="float" office:value="10803">
            <text:p>10803</text:p>
          </table:table-cell>
          <table:table-cell table:formula="of:=([.$C$8]-([.E359]*[.$C$4]))" office:value-type="float" office:value="156.42511875">
            <text:p>156.42511875</text:p>
          </table:table-cell>
          <table:table-cell table:style-name="ce6" table:formula="of:=SQRT(ABS([.$D$2]^2-[.F359]^2))" office:value-type="float" office:value="52.4993545107785">
            <text:p>52.4993545108</text:p>
          </table:table-cell>
          <table:table-cell table:formula="of:=ABS([.B359]-[.G359])" office:value-type="float" office:value="0.000645489221170692">
            <text:p>0.0006454892</text:p>
          </table:table-cell>
          <table:table-cell/>
          <table:table-cell table:formula="of:=[.A359]*[.$B$4]" office:value-type="float" office:value="132283.464566928">
            <text:p>132283.464566928</text:p>
          </table:table-cell>
          <table:table-cell table:formula="of:=ROUND([.J359])" office:value-type="float" office:value="132283">
            <text:p>132283</text:p>
          </table:table-cell>
          <table:table-cell table:formula="of:=(([.K359]-[.K358])+[.K358])*[.$C$4]" office:value-type="float" office:value="104.99963125">
            <text:p>104.99963125</text:p>
          </table:table-cell>
          <table:table-cell table:formula="of:=[.L359]-[.A359]" office:value-type="float" office:value="-0.000368749999367424">
            <text:p>-0.00036875</text:p>
          </table:table-cell>
          <table:table-cell table:formula="of:=ABS([.M359])" office:value-type="float" office:value="0.000368749999367424">
            <text:p>0.00036875</text:p>
          </table:table-cell>
          <table:table-cell/>
        </table:table-row>
        <table:table-row table:style-name="ro4">
          <table:table-cell table:formula="of:=[.A359]+[.A$4]" office:value-type="float" office:value="105.299999999999">
            <text:p>105.3</text:p>
          </table:table-cell>
          <table:table-cell table:formula="of:=[.A360]/([.$D$4]*2)" office:value-type="float" office:value="52.6499999999997">
            <text:p>52.65</text:p>
          </table:table-cell>
          <table:table-cell table:formula="of:=SQRT(ABS([.$D$2]^2-[.B360]^2))" office:value-type="float" office:value="156.374478416396">
            <text:p>156.3744784164</text:p>
          </table:table-cell>
          <table:table-cell table:formula="of:=([.$C$10]-[.C360])*[.$B$4]" office:value-type="float" office:value="10866.7129471134">
            <text:p>10866.7129471134</text:p>
          </table:table-cell>
          <table:table-cell table:formula="of:=ROUND([.D360])" office:value-type="float" office:value="10867">
            <text:p>10867</text:p>
          </table:table-cell>
          <table:table-cell table:formula="of:=([.$C$8]-([.E360]*[.$C$4]))" office:value-type="float" office:value="156.37431875">
            <text:p>156.37431875</text:p>
          </table:table-cell>
          <table:table-cell table:style-name="ce6" table:formula="of:=SQRT(ABS([.$D$2]^2-[.F360]^2))" office:value-type="float" office:value="52.6504742188843">
            <text:p>52.6504742189</text:p>
          </table:table-cell>
          <table:table-cell table:formula="of:=ABS([.B360]-[.G360])" office:value-type="float" office:value="0.000474218884626509">
            <text:p>0.0004742189</text:p>
          </table:table-cell>
          <table:table-cell table:number-columns-repeated="7"/>
        </table:table-row>
        <table:table-row table:style-name="ro4">
          <table:table-cell table:formula="of:=[.A360]+[.A$4]" office:value-type="float" office:value="105.599999999999">
            <text:p>105.6</text:p>
          </table:table-cell>
          <table:table-cell table:formula="of:=[.A361]/([.$D$4]*2)" office:value-type="float" office:value="52.7999999999997">
            <text:p>52.8</text:p>
          </table:table-cell>
          <table:table-cell table:formula="of:=SQRT(ABS([.$D$2]^2-[.B361]^2))" office:value-type="float" office:value="156.323894526717">
            <text:p>156.3238945267</text:p>
          </table:table-cell>
          <table:table-cell table:formula="of:=([.$C$10]-[.C361])*[.$B$4]" office:value-type="float" office:value="10930.4406821431">
            <text:p>10930.4406821431</text:p>
          </table:table-cell>
          <table:table-cell table:formula="of:=ROUND([.D361])" office:value-type="float" office:value="10930">
            <text:p>10930</text:p>
          </table:table-cell>
          <table:table-cell table:formula="of:=([.$C$8]-([.E361]*[.$C$4]))" office:value-type="float" office:value="156.3243125">
            <text:p>156.3243125</text:p>
          </table:table-cell>
          <table:table-cell table:style-name="ce6" table:formula="of:=SQRT(ABS([.$D$2]^2-[.F361]^2))" office:value-type="float" office:value="52.7987624987778">
            <text:p>52.7987624988</text:p>
          </table:table-cell>
          <table:table-cell table:formula="of:=ABS([.B361]-[.G361])" office:value-type="float" office:value="0.00123750122185129">
            <text:p>0.0012375012</text:p>
          </table:table-cell>
          <table:table-cell table:number-columns-repeated="7"/>
        </table:table-row>
        <table:table-row table:style-name="ro4">
          <table:table-cell table:formula="of:=[.A361]+[.A$4]" office:value-type="float" office:value="105.899999999999">
            <text:p>105.9</text:p>
          </table:table-cell>
          <table:table-cell table:formula="of:=[.A362]/([.$D$4]*2)" office:value-type="float" office:value="52.9499999999997">
            <text:p>52.95</text:p>
          </table:table-cell>
          <table:table-cell table:formula="of:=SQRT(ABS([.$D$2]^2-[.B362]^2))" office:value-type="float" office:value="156.273150285006">
            <text:p>156.273150285</text:p>
          </table:table-cell>
          <table:table-cell table:formula="of:=([.$C$10]-[.C362])*[.$B$4]" office:value-type="float" office:value="10994.3704354795">
            <text:p>10994.3704354795</text:p>
          </table:table-cell>
          <table:table-cell table:formula="of:=ROUND([.D362])" office:value-type="float" office:value="10994">
            <text:p>10994</text:p>
          </table:table-cell>
          <table:table-cell table:formula="of:=([.$C$8]-([.E362]*[.$C$4]))" office:value-type="float" office:value="156.2735125">
            <text:p>156.2735125</text:p>
          </table:table-cell>
          <table:table-cell table:style-name="ce6" table:formula="of:=SQRT(ABS([.$D$2]^2-[.F362]^2))" office:value-type="float" office:value="52.9489309704392">
            <text:p>52.9489309704</text:p>
          </table:table-cell>
          <table:table-cell table:formula="of:=ABS([.B362]-[.G362])" office:value-type="float" office:value="0.00106902956044053">
            <text:p>0.0010690296</text:p>
          </table:table-cell>
          <table:table-cell table:number-columns-repeated="7"/>
        </table:table-row>
        <table:table-row table:style-name="ro4">
          <table:table-cell table:formula="of:=[.A362]+[.A$4]" office:value-type="float" office:value="106.199999999999">
            <text:p>106.2</text:p>
          </table:table-cell>
          <table:table-cell table:formula="of:=[.A363]/([.$D$4]*2)" office:value-type="float" office:value="53.0999999999997">
            <text:p>53.1</text:p>
          </table:table-cell>
          <table:table-cell table:formula="of:=SQRT(ABS([.$D$2]^2-[.B363]^2))" office:value-type="float" office:value="156.222245535007">
            <text:p>156.222245535</text:p>
          </table:table-cell>
          <table:table-cell table:formula="of:=([.$C$10]-[.C363])*[.$B$4]" office:value-type="float" office:value="11058.502403982">
            <text:p>11058.502403982</text:p>
          </table:table-cell>
          <table:table-cell table:formula="of:=ROUND([.D363])" office:value-type="float" office:value="11059">
            <text:p>11059</text:p>
          </table:table-cell>
          <table:table-cell table:formula="of:=([.$C$8]-([.E363]*[.$C$4]))" office:value-type="float" office:value="156.22191875">
            <text:p>156.22191875</text:p>
          </table:table-cell>
          <table:table-cell table:style-name="ce6" table:formula="of:=SQRT(ABS([.$D$2]^2-[.F363]^2))" office:value-type="float" office:value="53.1009614043701">
            <text:p>53.1009614044</text:p>
          </table:table-cell>
          <table:table-cell table:formula="of:=ABS([.B363]-[.G363])" office:value-type="float" office:value="0.000961404370421803">
            <text:p>0.0009614044</text:p>
          </table:table-cell>
          <table:table-cell table:number-columns-repeated="7"/>
        </table:table-row>
        <table:table-row table:style-name="ro4">
          <table:table-cell table:formula="of:=[.A363]+[.A$4]" office:value-type="float" office:value="106.499999999999">
            <text:p>106.5</text:p>
          </table:table-cell>
          <table:table-cell table:formula="of:=[.A364]/([.$D$4]*2)" office:value-type="float" office:value="53.2499999999997">
            <text:p>53.25</text:p>
          </table:table-cell>
          <table:table-cell table:formula="of:=SQRT(ABS([.$D$2]^2-[.B364]^2))" office:value-type="float" office:value="156.171180119765">
            <text:p>156.1711801198</text:p>
          </table:table-cell>
          <table:table-cell table:formula="of:=([.$C$10]-[.C364])*[.$B$4]" office:value-type="float" office:value="11122.8367853895">
            <text:p>11122.8367853895</text:p>
          </table:table-cell>
          <table:table-cell table:formula="of:=ROUND([.D364])" office:value-type="float" office:value="11123">
            <text:p>11123</text:p>
          </table:table-cell>
          <table:table-cell table:formula="of:=([.$C$8]-([.E364]*[.$C$4]))" office:value-type="float" office:value="156.17111875">
            <text:p>156.17111875</text:p>
          </table:table-cell>
          <table:table-cell table:style-name="ce6" table:formula="of:=SQRT(ABS([.$D$2]^2-[.F364]^2))" office:value-type="float" office:value="53.2501799844226">
            <text:p>53.2501799844</text:p>
          </table:table-cell>
          <table:table-cell table:formula="of:=ABS([.B364]-[.G364])" office:value-type="float" office:value="0.000179984422892687">
            <text:p>0.0001799844</text:p>
          </table:table-cell>
          <table:table-cell table:number-columns-repeated="7"/>
        </table:table-row>
        <table:table-row table:style-name="ro4">
          <table:table-cell table:formula="of:=[.A364]+[.A$4]" office:value-type="float" office:value="106.799999999999">
            <text:p>106.8</text:p>
          </table:table-cell>
          <table:table-cell table:formula="of:=[.A365]/([.$D$4]*2)" office:value-type="float" office:value="53.3999999999997">
            <text:p>53.4</text:p>
          </table:table-cell>
          <table:table-cell table:formula="of:=SQRT(ABS([.$D$2]^2-[.B365]^2))" office:value-type="float" office:value="156.119953881623">
            <text:p>156.1199538816</text:p>
          </table:table-cell>
          <table:table-cell table:formula="of:=([.$C$10]-[.C365])*[.$B$4]" office:value-type="float" office:value="11187.3737783243">
            <text:p>11187.3737783243</text:p>
          </table:table-cell>
          <table:table-cell table:formula="of:=ROUND([.D365])" office:value-type="float" office:value="11187">
            <text:p>11187</text:p>
          </table:table-cell>
          <table:table-cell table:formula="of:=([.$C$8]-([.E365]*[.$C$4]))" office:value-type="float" office:value="156.12031875">
            <text:p>156.12031875</text:p>
          </table:table-cell>
          <table:table-cell table:style-name="ce6" table:formula="of:=SQRT(ABS([.$D$2]^2-[.F365]^2))" office:value-type="float" office:value="53.3989332608658">
            <text:p>53.3989332609</text:p>
          </table:table-cell>
          <table:table-cell table:formula="of:=ABS([.B365]-[.G365])" office:value-type="float" office:value="0.00106673913385436">
            <text:p>0.0010667391</text:p>
          </table:table-cell>
          <table:table-cell table:number-columns-repeated="7"/>
        </table:table-row>
        <table:table-row table:style-name="ro4">
          <table:table-cell table:formula="of:=[.A365]+[.A$4]" office:value-type="float" office:value="107.099999999999">
            <text:p>107.1</text:p>
          </table:table-cell>
          <table:table-cell table:formula="of:=[.A366]/([.$D$4]*2)" office:value-type="float" office:value="53.5499999999997">
            <text:p>53.55</text:p>
          </table:table-cell>
          <table:table-cell table:formula="of:=SQRT(ABS([.$D$2]^2-[.B366]^2))" office:value-type="float" office:value="156.068566662221">
            <text:p>156.0685666622</text:p>
          </table:table-cell>
          <table:table-cell table:formula="of:=([.$C$10]-[.C366])*[.$B$4]" office:value-type="float" office:value="11252.1135822955">
            <text:p>11252.1135822955</text:p>
          </table:table-cell>
          <table:table-cell table:formula="of:=ROUND([.D366])" office:value-type="float" office:value="11252">
            <text:p>11252</text:p>
          </table:table-cell>
          <table:table-cell table:formula="of:=([.$C$8]-([.E366]*[.$C$4]))" office:value-type="float" office:value="156.068725">
            <text:p>156.068725</text:p>
          </table:table-cell>
          <table:table-cell table:style-name="ce6" table:formula="of:=SQRT(ABS([.$D$2]^2-[.F366]^2))" office:value-type="float" office:value="53.549538530919">
            <text:p>53.5495385309</text:p>
          </table:table-cell>
          <table:table-cell table:formula="of:=ABS([.B366]-[.G366])" office:value-type="float" office:value="0.000461469080718757">
            <text:p>0.0004614691</text:p>
          </table:table-cell>
          <table:table-cell table:number-columns-repeated="7"/>
        </table:table-row>
        <table:table-row table:style-name="ro4">
          <table:table-cell table:formula="of:=[.A366]+[.A$4]" office:value-type="float" office:value="107.399999999999">
            <text:p>107.4</text:p>
          </table:table-cell>
          <table:table-cell table:formula="of:=[.A367]/([.$D$4]*2)" office:value-type="float" office:value="53.6999999999997">
            <text:p>53.7</text:p>
          </table:table-cell>
          <table:table-cell table:formula="of:=SQRT(ABS([.$D$2]^2-[.B367]^2))" office:value-type="float" office:value="156.017018302492">
            <text:p>156.0170183025</text:p>
          </table:table-cell>
          <table:table-cell table:formula="of:=([.$C$10]-[.C367])*[.$B$4]" office:value-type="float" office:value="11317.0563977021">
            <text:p>11317.0563977021</text:p>
          </table:table-cell>
          <table:table-cell table:formula="of:=ROUND([.D367])" office:value-type="float" office:value="11317">
            <text:p>11317</text:p>
          </table:table-cell>
          <table:table-cell table:formula="of:=([.$C$8]-([.E367]*[.$C$4]))" office:value-type="float" office:value="156.01713125">
            <text:p>156.01713125</text:p>
          </table:table-cell>
          <table:table-cell table:style-name="ce6" table:formula="of:=SQRT(ABS([.$D$2]^2-[.F367]^2))" office:value-type="float" office:value="53.699671847417">
            <text:p>53.6996718474</text:p>
          </table:table-cell>
          <table:table-cell table:formula="of:=ABS([.B367]-[.G367])" office:value-type="float" office:value="0.000328152582660834">
            <text:p>0.0003281526</text:p>
          </table:table-cell>
          <table:table-cell table:number-columns-repeated="7"/>
        </table:table-row>
        <table:table-row table:style-name="ro4">
          <table:table-cell table:formula="of:=[.A367]+[.A$4]" office:value-type="float" office:value="107.699999999999">
            <text:p>107.7</text:p>
          </table:table-cell>
          <table:table-cell table:formula="of:=[.A368]/([.$D$4]*2)" office:value-type="float" office:value="53.8499999999997">
            <text:p>53.85</text:p>
          </table:table-cell>
          <table:table-cell table:formula="of:=SQRT(ABS([.$D$2]^2-[.B368]^2))" office:value-type="float" office:value="155.96530864266">
            <text:p>155.9653086427</text:p>
          </table:table-cell>
          <table:table-cell table:formula="of:=([.$C$10]-[.C368])*[.$B$4]" office:value-type="float" office:value="11382.2024258372">
            <text:p>11382.2024258372</text:p>
          </table:table-cell>
          <table:table-cell table:formula="of:=ROUND([.D368])" office:value-type="float" office:value="11382">
            <text:p>11382</text:p>
          </table:table-cell>
          <table:table-cell table:formula="of:=([.$C$8]-([.E368]*[.$C$4]))" office:value-type="float" office:value="155.9655375">
            <text:p>155.9655375</text:p>
          </table:table-cell>
          <table:table-cell table:style-name="ce6" table:formula="of:=SQRT(ABS([.$D$2]^2-[.F368]^2))" office:value-type="float" office:value="53.8493371578155">
            <text:p>53.8493371578</text:p>
          </table:table-cell>
          <table:table-cell table:formula="of:=ABS([.B368]-[.G368])" office:value-type="float" office:value="0.000662842184169676">
            <text:p>0.0006628422</text:p>
          </table:table-cell>
          <table:table-cell table:number-columns-repeated="7"/>
        </table:table-row>
        <table:table-row table:style-name="ro4">
          <table:table-cell table:formula="of:=[.A368]+[.A$4]" office:value-type="float" office:value="107.999999999999">
            <text:p>108</text:p>
          </table:table-cell>
          <table:table-cell table:formula="of:=[.A369]/([.$D$4]*2)" office:value-type="float" office:value="53.9999999999997">
            <text:p>54</text:p>
          </table:table-cell>
          <table:table-cell table:formula="of:=SQRT(ABS([.$D$2]^2-[.B369]^2))" office:value-type="float" office:value="155.913437522236">
            <text:p>155.9134375222</text:p>
          </table:table-cell>
          <table:table-cell table:formula="of:=([.$C$10]-[.C369])*[.$B$4]" office:value-type="float" office:value="11447.551868891">
            <text:p>11447.551868891</text:p>
          </table:table-cell>
          <table:table-cell table:formula="of:=ROUND([.D369])" office:value-type="float" office:value="11448">
            <text:p>11448</text:p>
          </table:table-cell>
          <table:table-cell table:formula="of:=([.$C$8]-([.E369]*[.$C$4]))" office:value-type="float" office:value="155.91315">
            <text:p>155.91315</text:p>
          </table:table-cell>
          <table:table-cell table:style-name="ce6" table:formula="of:=SQRT(ABS([.$D$2]^2-[.F369]^2))" office:value-type="float" office:value="54.000830151744">
            <text:p>54.0008301517</text:p>
          </table:table-cell>
          <table:table-cell table:formula="of:=ABS([.B369]-[.G369])" office:value-type="float" office:value="0.000830151744303009">
            <text:p>0.0008301517</text:p>
          </table:table-cell>
          <table:table-cell table:number-columns-repeated="7"/>
        </table:table-row>
        <table:table-row table:style-name="ro4">
          <table:table-cell table:formula="of:=[.A369]+[.A$4]" office:value-type="float" office:value="108.299999999999">
            <text:p>108.3</text:p>
          </table:table-cell>
          <table:table-cell table:formula="of:=[.A370]/([.$D$4]*2)" office:value-type="float" office:value="54.1499999999997">
            <text:p>54.15</text:p>
          </table:table-cell>
          <table:table-cell table:formula="of:=SQRT(ABS([.$D$2]^2-[.B370]^2))" office:value-type="float" office:value="155.861404780016">
            <text:p>155.86140478</text:p>
          </table:table-cell>
          <table:table-cell table:formula="of:=([.$C$10]-[.C370])*[.$B$4]" office:value-type="float" office:value="11513.1049299548">
            <text:p>11513.1049299548</text:p>
          </table:table-cell>
          <table:table-cell table:formula="of:=ROUND([.D370])" office:value-type="float" office:value="11513">
            <text:p>11513</text:p>
          </table:table-cell>
          <table:table-cell table:formula="of:=([.$C$8]-([.E370]*[.$C$4]))" office:value-type="float" office:value="155.86155625">
            <text:p>155.86155625</text:p>
          </table:table-cell>
          <table:table-cell table:style-name="ce6" table:formula="of:=SQRT(ABS([.$D$2]^2-[.F370]^2))" office:value-type="float" office:value="54.1495640178948">
            <text:p>54.1495640179</text:p>
          </table:table-cell>
          <table:table-cell table:formula="of:=ABS([.B370]-[.G370])" office:value-type="float" office:value="0.000435982104889376">
            <text:p>0.0004359821</text:p>
          </table:table-cell>
          <table:table-cell table:number-columns-repeated="7"/>
        </table:table-row>
        <table:table-row table:style-name="ro4">
          <table:table-cell table:formula="of:=[.A370]+[.A$4]" office:value-type="float" office:value="108.599999999999">
            <text:p>108.6</text:p>
          </table:table-cell>
          <table:table-cell table:formula="of:=[.A371]/([.$D$4]*2)" office:value-type="float" office:value="54.2999999999997">
            <text:p>54.3</text:p>
          </table:table-cell>
          <table:table-cell table:formula="of:=SQRT(ABS([.$D$2]^2-[.B371]^2))" office:value-type="float" office:value="155.80921025408">
            <text:p>155.8092102541</text:p>
          </table:table-cell>
          <table:table-cell table:formula="of:=([.$C$10]-[.C371])*[.$B$4]" office:value-type="float" office:value="11578.8618130242">
            <text:p>11578.8618130242</text:p>
          </table:table-cell>
          <table:table-cell table:formula="of:=ROUND([.D371])" office:value-type="float" office:value="11579">
            <text:p>11579</text:p>
          </table:table-cell>
          <table:table-cell table:formula="of:=([.$C$8]-([.E371]*[.$C$4]))" office:value-type="float" office:value="155.80916875">
            <text:p>155.80916875</text:p>
          </table:table-cell>
          <table:table-cell table:style-name="ce6" table:formula="of:=SQRT(ABS([.$D$2]^2-[.F371]^2))" office:value-type="float" office:value="54.3001190922637">
            <text:p>54.3001190923</text:p>
          </table:table-cell>
          <table:table-cell table:formula="of:=ABS([.B371]-[.G371])" office:value-type="float" office:value="0.000119092264078802">
            <text:p>0.0001190923</text:p>
          </table:table-cell>
          <table:table-cell table:number-columns-repeated="7"/>
        </table:table-row>
        <table:table-row table:style-name="ro4">
          <table:table-cell table:formula="of:=[.A371]+[.A$4]" office:value-type="float" office:value="108.899999999999">
            <text:p>108.9</text:p>
          </table:table-cell>
          <table:table-cell table:formula="of:=[.A372]/([.$D$4]*2)" office:value-type="float" office:value="54.4499999999997">
            <text:p>54.45</text:p>
          </table:table-cell>
          <table:table-cell table:formula="of:=SQRT(ABS([.$D$2]^2-[.B372]^2))" office:value-type="float" office:value="155.756853781784">
            <text:p>155.7568537818</text:p>
          </table:table-cell>
          <table:table-cell table:formula="of:=([.$C$10]-[.C372])*[.$B$4]" office:value-type="float" office:value="11644.8227230031">
            <text:p>11644.8227230031</text:p>
          </table:table-cell>
          <table:table-cell table:formula="of:=ROUND([.D372])" office:value-type="float" office:value="11645">
            <text:p>11645</text:p>
          </table:table-cell>
          <table:table-cell table:formula="of:=([.$C$8]-([.E372]*[.$C$4]))" office:value-type="float" office:value="155.75678125">
            <text:p>155.75678125</text:p>
          </table:table-cell>
          <table:table-cell table:style-name="ce6" table:formula="of:=SQRT(ABS([.$D$2]^2-[.F372]^2))" office:value-type="float" office:value="54.4502074802259">
            <text:p>54.4502074802</text:p>
          </table:table-cell>
          <table:table-cell table:formula="of:=ABS([.B372]-[.G372])" office:value-type="float" office:value="0.000207480226258383">
            <text:p>0.0002074802</text:p>
          </table:table-cell>
          <table:table-cell table:number-columns-repeated="7"/>
        </table:table-row>
        <table:table-row table:style-name="ro4">
          <table:table-cell table:formula="of:=[.A372]+[.A$4]" office:value-type="float" office:value="109.199999999999">
            <text:p>109.2</text:p>
          </table:table-cell>
          <table:table-cell table:formula="of:=[.A373]/([.$D$4]*2)" office:value-type="float" office:value="54.5999999999997">
            <text:p>54.6</text:p>
          </table:table-cell>
          <table:table-cell table:formula="of:=SQRT(ABS([.$D$2]^2-[.B373]^2))" office:value-type="float" office:value="155.704335199763">
            <text:p>155.7043351998</text:p>
          </table:table-cell>
          <table:table-cell table:formula="of:=([.$C$10]-[.C373])*[.$B$4]" office:value-type="float" office:value="11710.9878657072">
            <text:p>11710.9878657072</text:p>
          </table:table-cell>
          <table:table-cell table:formula="of:=ROUND([.D373])" office:value-type="float" office:value="11711">
            <text:p>11711</text:p>
          </table:table-cell>
          <table:table-cell table:formula="of:=([.$C$8]-([.E373]*[.$C$4]))" office:value-type="float" office:value="155.70439375">
            <text:p>155.70439375</text:p>
          </table:table-cell>
          <table:table-cell table:style-name="ce6" table:formula="of:=SQRT(ABS([.$D$2]^2-[.F373]^2))" office:value-type="float" office:value="54.5998330303762">
            <text:p>54.5998330304</text:p>
          </table:table-cell>
          <table:table-cell table:formula="of:=ABS([.B373]-[.G373])" office:value-type="float" office:value="0.000166969623471402">
            <text:p>0.0001669696</text:p>
          </table:table-cell>
          <table:table-cell table:number-columns-repeated="7"/>
        </table:table-row>
        <table:table-row table:style-name="ro4">
          <table:table-cell table:formula="of:=[.A373]+[.A$4]" office:value-type="float" office:value="109.499999999999">
            <text:p>109.5</text:p>
          </table:table-cell>
          <table:table-cell table:formula="of:=[.A374]/([.$D$4]*2)" office:value-type="float" office:value="54.7499999999997">
            <text:p>54.75</text:p>
          </table:table-cell>
          <table:table-cell table:formula="of:=SQRT(ABS([.$D$2]^2-[.B374]^2))" office:value-type="float" office:value="155.651654343923">
            <text:p>155.6516543439</text:p>
          </table:table-cell>
          <table:table-cell table:formula="of:=([.$C$10]-[.C374])*[.$B$4]" office:value-type="float" office:value="11777.3574478676">
            <text:p>11777.3574478676</text:p>
          </table:table-cell>
          <table:table-cell table:formula="of:=ROUND([.D374])" office:value-type="float" office:value="11777">
            <text:p>11777</text:p>
          </table:table-cell>
          <table:table-cell table:formula="of:=([.$C$8]-([.E374]*[.$C$4]))" office:value-type="float" office:value="155.65200625">
            <text:p>155.65200625</text:p>
          </table:table-cell>
          <table:table-cell table:style-name="ce6" table:formula="of:=SQRT(ABS([.$D$2]^2-[.F374]^2))" office:value-type="float" office:value="54.7489995374341">
            <text:p>54.7489995374</text:p>
          </table:table-cell>
          <table:table-cell table:formula="of:=ABS([.B374]-[.G374])" office:value-type="float" office:value="0.00100046256553554">
            <text:p>0.0010004626</text:p>
          </table:table-cell>
          <table:table-cell table:number-columns-repeated="7"/>
        </table:table-row>
        <table:table-row table:style-name="ro4">
          <table:table-cell table:formula="of:=[.A374]+[.A$4]" office:value-type="float" office:value="109.799999999999">
            <text:p>109.8</text:p>
          </table:table-cell>
          <table:table-cell table:formula="of:=[.A375]/([.$D$4]*2)" office:value-type="float" office:value="54.8999999999997">
            <text:p>54.9</text:p>
          </table:table-cell>
          <table:table-cell table:formula="of:=SQRT(ABS([.$D$2]^2-[.B375]^2))" office:value-type="float" office:value="155.598811049442">
            <text:p>155.5988110494</text:p>
          </table:table-cell>
          <table:table-cell table:formula="of:=([.$C$10]-[.C375])*[.$B$4]" office:value-type="float" office:value="11843.9316771344">
            <text:p>11843.9316771344</text:p>
          </table:table-cell>
          <table:table-cell table:formula="of:=ROUND([.D375])" office:value-type="float" office:value="11844">
            <text:p>11844</text:p>
          </table:table-cell>
          <table:table-cell table:formula="of:=([.$C$8]-([.E375]*[.$C$4]))" office:value-type="float" office:value="155.598825">
            <text:p>155.598825</text:p>
          </table:table-cell>
          <table:table-cell table:style-name="ce6" table:formula="of:=SQRT(ABS([.$D$2]^2-[.F375]^2))" office:value-type="float" office:value="54.8999604610001">
            <text:p>54.899960461</text:p>
          </table:table-cell>
          <table:table-cell table:formula="of:=ABS([.B375]-[.G375])" office:value-type="float" office:value="0.0000395389995517803">
            <text:p>0.000039539</text:p>
          </table:table-cell>
          <table:table-cell table:number-columns-repeated="7"/>
        </table:table-row>
        <table:table-row table:style-name="ro4">
          <table:table-cell table:formula="of:=[.A375]+[.A$4]" office:value-type="float" office:value="110.099999999999">
            <text:p>110.1</text:p>
          </table:table-cell>
          <table:table-cell table:formula="of:=[.A376]/([.$D$4]*2)" office:value-type="float" office:value="55.0499999999997">
            <text:p>55.05</text:p>
          </table:table-cell>
          <table:table-cell table:formula="of:=SQRT(ABS([.$D$2]^2-[.B376]^2))" office:value-type="float" office:value="155.545805150766">
            <text:p>155.5458051508</text:p>
          </table:table-cell>
          <table:table-cell table:formula="of:=([.$C$10]-[.C376])*[.$B$4]" office:value-type="float" office:value="11910.710762081">
            <text:p>11910.710762081</text:p>
          </table:table-cell>
          <table:table-cell table:formula="of:=ROUND([.D376])" office:value-type="float" office:value="11911">
            <text:p>11911</text:p>
          </table:table-cell>
          <table:table-cell table:formula="of:=([.$C$8]-([.E376]*[.$C$4]))" office:value-type="float" office:value="155.54564375">
            <text:p>155.54564375</text:p>
          </table:table-cell>
          <table:table-cell table:style-name="ce6" table:formula="of:=SQRT(ABS([.$D$2]^2-[.F376]^2))" office:value-type="float" office:value="55.0504560416904">
            <text:p>55.0504560417</text:p>
          </table:table-cell>
          <table:table-cell table:formula="of:=ABS([.B376]-[.G376])" office:value-type="float" office:value="0.000456041690696907">
            <text:p>0.0004560417</text:p>
          </table:table-cell>
          <table:table-cell table:number-columns-repeated="7"/>
        </table:table-row>
        <table:table-row table:style-name="ro4">
          <table:table-cell table:formula="of:=[.A376]+[.A$4]" office:value-type="float" office:value="110.399999999999">
            <text:p>110.4</text:p>
          </table:table-cell>
          <table:table-cell table:formula="of:=[.A377]/([.$D$4]*2)" office:value-type="float" office:value="55.1999999999997">
            <text:p>55.2</text:p>
          </table:table-cell>
          <table:table-cell table:formula="of:=SQRT(ABS([.$D$2]^2-[.B377]^2))" office:value-type="float" office:value="155.492636481603">
            <text:p>155.4926364816</text:p>
          </table:table-cell>
          <table:table-cell table:formula="of:=([.$C$10]-[.C377])*[.$B$4]" office:value-type="float" office:value="11977.6949122071">
            <text:p>11977.6949122071</text:p>
          </table:table-cell>
          <table:table-cell table:formula="of:=ROUND([.D377])" office:value-type="float" office:value="11978">
            <text:p>11978</text:p>
          </table:table-cell>
          <table:table-cell table:formula="of:=([.$C$8]-([.E377]*[.$C$4]))" office:value-type="float" office:value="155.4924625">
            <text:p>155.4924625</text:p>
          </table:table-cell>
          <table:table-cell table:style-name="ce6" table:formula="of:=SQRT(ABS([.$D$2]^2-[.F377]^2))" office:value-type="float" office:value="55.2004900855608">
            <text:p>55.2004900856</text:p>
          </table:table-cell>
          <table:table-cell table:formula="of:=ABS([.B377]-[.G377])" office:value-type="float" office:value="0.000490085561153819">
            <text:p>0.0004900856</text:p>
          </table:table-cell>
          <table:table-cell table:number-columns-repeated="7"/>
        </table:table-row>
        <table:table-row table:style-name="ro4">
          <table:table-cell table:formula="of:=[.A377]+[.A$4]" office:value-type="float" office:value="110.699999999999">
            <text:p>110.7</text:p>
          </table:table-cell>
          <table:table-cell table:formula="of:=[.A378]/([.$D$4]*2)" office:value-type="float" office:value="55.3499999999997">
            <text:p>55.35</text:p>
          </table:table-cell>
          <table:table-cell table:formula="of:=SQRT(ABS([.$D$2]^2-[.B378]^2))" office:value-type="float" office:value="155.439304874926">
            <text:p>155.4393048749</text:p>
          </table:table-cell>
          <table:table-cell table:formula="of:=([.$C$10]-[.C378])*[.$B$4]" office:value-type="float" office:value="12044.884337943">
            <text:p>12044.884337943</text:p>
          </table:table-cell>
          <table:table-cell table:formula="of:=ROUND([.D378])" office:value-type="float" office:value="12045">
            <text:p>12045</text:p>
          </table:table-cell>
          <table:table-cell table:formula="of:=([.$C$8]-([.E378]*[.$C$4]))" office:value-type="float" office:value="155.43928125">
            <text:p>155.43928125</text:p>
          </table:table-cell>
          <table:table-cell table:style-name="ce6" table:formula="of:=SQRT(ABS([.$D$2]^2-[.F378]^2))" office:value-type="float" office:value="55.3500663457904">
            <text:p>55.3500663458</text:p>
          </table:table-cell>
          <table:table-cell table:formula="of:=ABS([.B378]-[.G378])" office:value-type="float" office:value="0.000066345790749267">
            <text:p>6.6345790749267E-005</text:p>
          </table:table-cell>
          <table:table-cell table:number-columns-repeated="7"/>
        </table:table-row>
        <table:table-row table:style-name="ro4">
          <table:table-cell table:formula="of:=[.A378]+[.A$4]" office:value-type="float" office:value="110.999999999999">
            <text:p>111</text:p>
          </table:table-cell>
          <table:table-cell table:formula="of:=[.A379]/([.$D$4]*2)" office:value-type="float" office:value="55.4999999999997">
            <text:p>55.5</text:p>
          </table:table-cell>
          <table:table-cell table:formula="of:=SQRT(ABS([.$D$2]^2-[.B379]^2))" office:value-type="float" office:value="155.385810162962">
            <text:p>155.385810163</text:p>
          </table:table-cell>
          <table:table-cell table:formula="of:=([.$C$10]-[.C379])*[.$B$4]" office:value-type="float" office:value="12112.279250653">
            <text:p>12112.279250653</text:p>
          </table:table-cell>
          <table:table-cell table:formula="of:=ROUND([.D379])" office:value-type="float" office:value="12112">
            <text:p>12112</text:p>
          </table:table-cell>
          <table:table-cell table:formula="of:=([.$C$8]-([.E379]*[.$C$4]))" office:value-type="float" office:value="155.3861">
            <text:p>155.3861</text:p>
          </table:table-cell>
          <table:table-cell table:style-name="ce6" table:formula="of:=SQRT(ABS([.$D$2]^2-[.F379]^2))" office:value-type="float" office:value="55.4991885237073">
            <text:p>55.4991885237</text:p>
          </table:table-cell>
          <table:table-cell table:formula="of:=ABS([.B379]-[.G379])" office:value-type="float" office:value="0.000811476292369662">
            <text:p>0.0008114763</text:p>
          </table:table-cell>
          <table:table-cell table:number-columns-repeated="7"/>
        </table:table-row>
        <table:table-row table:style-name="ro4">
          <table:table-cell table:formula="of:=[.A379]+[.A$4]" office:value-type="float" office:value="111.299999999999">
            <text:p>111.3</text:p>
          </table:table-cell>
          <table:table-cell table:formula="of:=[.A380]/([.$D$4]*2)" office:value-type="float" office:value="55.6499999999997">
            <text:p>55.65</text:p>
          </table:table-cell>
          <table:table-cell table:formula="of:=SQRT(ABS([.$D$2]^2-[.B380]^2))" office:value-type="float" office:value="155.332152177197">
            <text:p>155.3321521772</text:p>
          </table:table-cell>
          <table:table-cell table:formula="of:=([.$C$10]-[.C380])*[.$B$4]" office:value-type="float" office:value="12179.8798626397">
            <text:p>12179.8798626397</text:p>
          </table:table-cell>
          <table:table-cell table:formula="of:=ROUND([.D380])" office:value-type="float" office:value="12180">
            <text:p>12180</text:p>
          </table:table-cell>
          <table:table-cell table:formula="of:=([.$C$8]-([.E380]*[.$C$4]))" office:value-type="float" office:value="155.332125">
            <text:p>155.332125</text:p>
          </table:table-cell>
          <table:table-cell table:style-name="ce6" table:formula="of:=SQRT(ABS([.$D$2]^2-[.F380]^2))" office:value-type="float" office:value="55.6500758578493">
            <text:p>55.6500758578</text:p>
          </table:table-cell>
          <table:table-cell table:formula="of:=ABS([.B380]-[.G380])" office:value-type="float" office:value="0.0000758578496160567">
            <text:p>7.58578496160567E-005</text:p>
          </table:table-cell>
          <table:table-cell table:number-columns-repeated="7"/>
        </table:table-row>
        <table:table-row table:style-name="ro4">
          <table:table-cell table:formula="of:=[.A380]+[.A$4]" office:value-type="float" office:value="111.599999999999">
            <text:p>111.6</text:p>
          </table:table-cell>
          <table:table-cell table:formula="of:=[.A381]/([.$D$4]*2)" office:value-type="float" office:value="55.7999999999996">
            <text:p>55.8</text:p>
          </table:table-cell>
          <table:table-cell table:formula="of:=SQRT(ABS([.$D$2]^2-[.B381]^2))" office:value-type="float" office:value="155.27833074837">
            <text:p>155.2783307484</text:p>
          </table:table-cell>
          <table:table-cell table:formula="of:=([.$C$10]-[.C381])*[.$B$4]" office:value-type="float" office:value="12247.6863871474">
            <text:p>12247.6863871474</text:p>
          </table:table-cell>
          <table:table-cell table:formula="of:=ROUND([.D381])" office:value-type="float" office:value="12248">
            <text:p>12248</text:p>
          </table:table-cell>
          <table:table-cell table:formula="of:=([.$C$8]-([.E381]*[.$C$4]))" office:value-type="float" office:value="155.27815">
            <text:p>155.27815</text:p>
          </table:table-cell>
          <table:table-cell table:style-name="ce6" table:formula="of:=SQRT(ABS([.$D$2]^2-[.F381]^2))" office:value-type="float" office:value="55.8005029778182">
            <text:p>55.8005029778</text:p>
          </table:table-cell>
          <table:table-cell table:formula="of:=ABS([.B381]-[.G381])" office:value-type="float" office:value="0.0005029778185488">
            <text:p>0.0005029778</text:p>
          </table:table-cell>
          <table:table-cell table:number-columns-repeated="7"/>
        </table:table-row>
        <table:table-row table:style-name="ro4">
          <table:table-cell table:formula="of:=[.A381]+[.A$4]" office:value-type="float" office:value="111.899999999999">
            <text:p>111.9</text:p>
          </table:table-cell>
          <table:table-cell table:formula="of:=[.A382]/([.$D$4]*2)" office:value-type="float" office:value="55.9499999999997">
            <text:p>55.95</text:p>
          </table:table-cell>
          <table:table-cell table:formula="of:=SQRT(ABS([.$D$2]^2-[.B382]^2))" office:value-type="float" office:value="155.224345706465">
            <text:p>155.2243457065</text:p>
          </table:table-cell>
          <table:table-cell table:formula="of:=([.$C$10]-[.C382])*[.$B$4]" office:value-type="float" office:value="12315.6990383661">
            <text:p>12315.6990383661</text:p>
          </table:table-cell>
          <table:table-cell table:formula="of:=ROUND([.D382])" office:value-type="float" office:value="12316">
            <text:p>12316</text:p>
          </table:table-cell>
          <table:table-cell table:formula="of:=([.$C$8]-([.E382]*[.$C$4]))" office:value-type="float" office:value="155.224175">
            <text:p>155.224175</text:p>
          </table:table-cell>
          <table:table-cell table:style-name="ce6" table:formula="of:=SQRT(ABS([.$D$2]^2-[.F382]^2))" office:value-type="float" office:value="55.9504735955771">
            <text:p>55.9504735956</text:p>
          </table:table-cell>
          <table:table-cell table:formula="of:=ABS([.B382]-[.G382])" office:value-type="float" office:value="0.000473595577496155">
            <text:p>0.0004735956</text:p>
          </table:table-cell>
          <table:table-cell table:number-columns-repeated="7"/>
        </table:table-row>
        <table:table-row table:style-name="ro4">
          <table:table-cell table:formula="of:=[.A382]+[.A$4]" office:value-type="float" office:value="112.199999999999">
            <text:p>112.2</text:p>
          </table:table-cell>
          <table:table-cell table:formula="of:=[.A383]/([.$D$4]*2)" office:value-type="float" office:value="56.0999999999997">
            <text:p>56.1</text:p>
          </table:table-cell>
          <table:table-cell table:formula="of:=SQRT(ABS([.$D$2]^2-[.B383]^2))" office:value-type="float" office:value="155.170196880716">
            <text:p>155.1701968807</text:p>
          </table:table-cell>
          <table:table-cell table:formula="of:=([.$C$10]-[.C383])*[.$B$4]" office:value-type="float" office:value="12383.9180314358">
            <text:p>12383.9180314358</text:p>
          </table:table-cell>
          <table:table-cell table:formula="of:=ROUND([.D383])" office:value-type="float" office:value="12384">
            <text:p>12384</text:p>
          </table:table-cell>
          <table:table-cell table:formula="of:=([.$C$8]-([.E383]*[.$C$4]))" office:value-type="float" office:value="155.1702">
            <text:p>155.1702</text:p>
          </table:table-cell>
          <table:table-cell table:style-name="ce6" table:formula="of:=SQRT(ABS([.$D$2]^2-[.F383]^2))" office:value-type="float" office:value="56.0999913721919">
            <text:p>56.0999913722</text:p>
          </table:table-cell>
          <table:table-cell table:formula="of:=ABS([.B383]-[.G383])" office:value-type="float" office:value="0.00000862780777310945">
            <text:p>8.62780777310945E-006</text:p>
          </table:table-cell>
          <table:table-cell table:number-columns-repeated="7"/>
        </table:table-row>
        <table:table-row table:style-name="ro4">
          <table:table-cell table:formula="of:=[.A383]+[.A$4]" office:value-type="float" office:value="112.499999999999">
            <text:p>112.5</text:p>
          </table:table-cell>
          <table:table-cell table:formula="of:=[.A384]/([.$D$4]*2)" office:value-type="float" office:value="56.2499999999996">
            <text:p>56.25</text:p>
          </table:table-cell>
          <table:table-cell table:formula="of:=SQRT(ABS([.$D$2]^2-[.B384]^2))" office:value-type="float" office:value="155.115884099598">
            <text:p>155.1158840996</text:p>
          </table:table-cell>
          <table:table-cell table:formula="of:=([.$C$10]-[.C384])*[.$B$4]" office:value-type="float" office:value="12452.3435824496">
            <text:p>12452.3435824496</text:p>
          </table:table-cell>
          <table:table-cell table:formula="of:=ROUND([.D384])" office:value-type="float" office:value="12452">
            <text:p>12452</text:p>
          </table:table-cell>
          <table:table-cell table:formula="of:=([.$C$8]-([.E384]*[.$C$4]))" office:value-type="float" office:value="155.116225">
            <text:p>155.116225</text:p>
          </table:table-cell>
          <table:table-cell table:style-name="ce6" table:formula="of:=SQRT(ABS([.$D$2]^2-[.F384]^2))" office:value-type="float" office:value="56.2490599188056">
            <text:p>56.2490599188</text:p>
          </table:table-cell>
          <table:table-cell table:formula="of:=ABS([.B384]-[.G384])" office:value-type="float" office:value="0.000940081194087838">
            <text:p>0.0009400812</text:p>
          </table:table-cell>
          <table:table-cell table:number-columns-repeated="7"/>
        </table:table-row>
        <table:table-row table:style-name="ro4">
          <table:table-cell table:formula="of:=[.A384]+[.A$4]" office:value-type="float" office:value="112.799999999999">
            <text:p>112.8</text:p>
          </table:table-cell>
          <table:table-cell table:formula="of:=[.A385]/([.$D$4]*2)" office:value-type="float" office:value="56.3999999999996">
            <text:p>56.4</text:p>
          </table:table-cell>
          <table:table-cell table:formula="of:=SQRT(ABS([.$D$2]^2-[.B385]^2))" office:value-type="float" office:value="155.061407190829">
            <text:p>155.0614071908</text:p>
          </table:table-cell>
          <table:table-cell table:formula="of:=([.$C$10]-[.C385])*[.$B$4]" office:value-type="float" office:value="12520.9759084584">
            <text:p>12520.9759084584</text:p>
          </table:table-cell>
          <table:table-cell table:formula="of:=ROUND([.D385])" office:value-type="float" office:value="12521">
            <text:p>12521</text:p>
          </table:table-cell>
          <table:table-cell table:formula="of:=([.$C$8]-([.E385]*[.$C$4]))" office:value-type="float" office:value="155.06145625">
            <text:p>155.06145625</text:p>
          </table:table-cell>
          <table:table-cell table:style-name="ce6" table:formula="of:=SQRT(ABS([.$D$2]^2-[.F385]^2))" office:value-type="float" office:value="56.3998651206662">
            <text:p>56.3998651207</text:p>
          </table:table-cell>
          <table:table-cell table:formula="of:=ABS([.B385]-[.G385])" office:value-type="float" office:value="0.000134879333465676">
            <text:p>0.0001348793</text:p>
          </table:table-cell>
          <table:table-cell table:number-columns-repeated="7"/>
        </table:table-row>
        <table:table-row table:style-name="ro4">
          <table:table-cell table:formula="of:=[.A385]+[.A$4]" office:value-type="float" office:value="113.099999999999">
            <text:p>113.1</text:p>
          </table:table-cell>
          <table:table-cell table:formula="of:=[.A386]/([.$D$4]*2)" office:value-type="float" office:value="56.5499999999996">
            <text:p>56.55</text:p>
          </table:table-cell>
          <table:table-cell table:formula="of:=SQRT(ABS([.$D$2]^2-[.B386]^2))" office:value-type="float" office:value="155.00676598136">
            <text:p>155.0067659814</text:p>
          </table:table-cell>
          <table:table-cell table:formula="of:=([.$C$10]-[.C386])*[.$B$4]" office:value-type="float" office:value="12589.8152274746">
            <text:p>12589.8152274746</text:p>
          </table:table-cell>
          <table:table-cell table:formula="of:=ROUND([.D386])" office:value-type="float" office:value="12590">
            <text:p>12590</text:p>
          </table:table-cell>
          <table:table-cell table:formula="of:=([.$C$8]-([.E386]*[.$C$4]))" office:value-type="float" office:value="155.0066875">
            <text:p>155.0066875</text:p>
          </table:table-cell>
          <table:table-cell table:style-name="ce6" table:formula="of:=SQRT(ABS([.$D$2]^2-[.F386]^2))" office:value-type="float" office:value="56.5502151214064">
            <text:p>56.5502151214</text:p>
          </table:table-cell>
          <table:table-cell table:formula="of:=ABS([.B386]-[.G386])" office:value-type="float" office:value="0.00021512140679647">
            <text:p>0.0002151214</text:p>
          </table:table-cell>
          <table:table-cell table:number-columns-repeated="7"/>
        </table:table-row>
        <table:table-row table:style-name="ro4">
          <table:table-cell table:formula="of:=[.A386]+[.A$4]" office:value-type="float" office:value="113.399999999999">
            <text:p>113.4</text:p>
          </table:table-cell>
          <table:table-cell table:formula="of:=[.A387]/([.$D$4]*2)" office:value-type="float" office:value="56.6999999999996">
            <text:p>56.7</text:p>
          </table:table-cell>
          <table:table-cell table:formula="of:=SQRT(ABS([.$D$2]^2-[.B387]^2))" office:value-type="float" office:value="154.951960297377">
            <text:p>154.9519602974</text:p>
          </table:table-cell>
          <table:table-cell table:formula="of:=([.$C$10]-[.C387])*[.$B$4]" office:value-type="float" office:value="12658.8617584759">
            <text:p>12658.8617584759</text:p>
          </table:table-cell>
          <table:table-cell table:formula="of:=ROUND([.D387])" office:value-type="float" office:value="12659">
            <text:p>12659</text:p>
          </table:table-cell>
          <table:table-cell table:formula="of:=([.$C$8]-([.E387]*[.$C$4]))" office:value-type="float" office:value="154.95191875">
            <text:p>154.95191875</text:p>
          </table:table-cell>
          <table:table-cell table:style-name="ce6" table:formula="of:=SQRT(ABS([.$D$2]^2-[.F387]^2))" office:value-type="float" office:value="56.7001135421562">
            <text:p>56.7001135422</text:p>
          </table:table-cell>
          <table:table-cell table:formula="of:=ABS([.B387]-[.G387])" office:value-type="float" office:value="0.000113542156505275">
            <text:p>0.0001135422</text:p>
          </table:table-cell>
          <table:table-cell table:number-columns-repeated="7"/>
        </table:table-row>
        <table:table-row table:style-name="ro4">
          <table:table-cell table:formula="of:=[.A387]+[.A$4]" office:value-type="float" office:value="113.699999999999">
            <text:p>113.7</text:p>
          </table:table-cell>
          <table:table-cell table:formula="of:=[.A388]/([.$D$4]*2)" office:value-type="float" office:value="56.8499999999996">
            <text:p>56.85</text:p>
          </table:table-cell>
          <table:table-cell table:formula="of:=SQRT(ABS([.$D$2]^2-[.B388]^2))" office:value-type="float" office:value="154.896989964299">
            <text:p>154.8969899643</text:p>
          </table:table-cell>
          <table:table-cell table:formula="of:=([.$C$10]-[.C388])*[.$B$4]" office:value-type="float" office:value="12728.1157214098">
            <text:p>12728.1157214098</text:p>
          </table:table-cell>
          <table:table-cell table:formula="of:=ROUND([.D388])" office:value-type="float" office:value="12728">
            <text:p>12728</text:p>
          </table:table-cell>
          <table:table-cell table:formula="of:=([.$C$8]-([.E388]*[.$C$4]))" office:value-type="float" office:value="154.89715">
            <text:p>154.89715</text:p>
          </table:table-cell>
          <table:table-cell table:style-name="ce6" table:formula="of:=SQRT(ABS([.$D$2]^2-[.F388]^2))" office:value-type="float" office:value="56.849563955034">
            <text:p>56.849563955</text:p>
          </table:table-cell>
          <table:table-cell table:formula="of:=ABS([.B388]-[.G388])" office:value-type="float" office:value="0.000436044965674398">
            <text:p>0.000436045</text:p>
          </table:table-cell>
          <table:table-cell table:number-columns-repeated="7"/>
        </table:table-row>
        <table:table-row table:style-name="ro4">
          <table:table-cell table:formula="of:=[.A388]+[.A$4]" office:value-type="float" office:value="113.999999999999">
            <text:p>114</text:p>
          </table:table-cell>
          <table:table-cell table:formula="of:=[.A389]/([.$D$4]*2)" office:value-type="float" office:value="56.9999999999996">
            <text:p>57</text:p>
          </table:table-cell>
          <table:table-cell table:formula="of:=SQRT(ABS([.$D$2]^2-[.B389]^2))" office:value-type="float" office:value="154.841854806767">
            <text:p>154.8418548068</text:p>
          </table:table-cell>
          <table:table-cell table:formula="of:=([.$C$10]-[.C389])*[.$B$4]" office:value-type="float" office:value="12797.5773371973">
            <text:p>12797.5773371973</text:p>
          </table:table-cell>
          <table:table-cell table:formula="of:=ROUND([.D389])" office:value-type="float" office:value="12798">
            <text:p>12798</text:p>
          </table:table-cell>
          <table:table-cell table:formula="of:=([.$C$8]-([.E389]*[.$C$4]))" office:value-type="float" office:value="154.8415875">
            <text:p>154.8415875</text:p>
          </table:table-cell>
          <table:table-cell table:style-name="ce6" table:formula="of:=SQRT(ABS([.$D$2]^2-[.F389]^2))" office:value-type="float" office:value="57.0007261399348">
            <text:p>57.0007261399</text:p>
          </table:table-cell>
          <table:table-cell table:formula="of:=ABS([.B389]-[.G389])" office:value-type="float" office:value="0.000726139935132153">
            <text:p>0.0007261399</text:p>
          </table:table-cell>
          <table:table-cell table:number-columns-repeated="7"/>
        </table:table-row>
        <table:table-row table:style-name="ro4">
          <table:table-cell table:formula="of:=[.A389]+[.A$4]" office:value-type="float" office:value="114.299999999999">
            <text:p>114.3</text:p>
          </table:table-cell>
          <table:table-cell table:formula="of:=[.A390]/([.$D$4]*2)" office:value-type="float" office:value="57.1499999999996">
            <text:p>57.15</text:p>
          </table:table-cell>
          <table:table-cell table:formula="of:=SQRT(ABS([.$D$2]^2-[.B390]^2))" office:value-type="float" office:value="154.786554648652">
            <text:p>154.7865546487</text:p>
          </table:table-cell>
          <table:table-cell table:formula="of:=([.$C$10]-[.C390])*[.$B$4]" office:value-type="float" office:value="12867.2468277367">
            <text:p>12867.2468277367</text:p>
          </table:table-cell>
          <table:table-cell table:formula="of:=ROUND([.D390])" office:value-type="float" office:value="12867">
            <text:p>12867</text:p>
          </table:table-cell>
          <table:table-cell table:formula="of:=([.$C$8]-([.E390]*[.$C$4]))" office:value-type="float" office:value="154.78681875">
            <text:p>154.78681875</text:p>
          </table:table-cell>
          <table:table-cell table:style-name="ce6" table:formula="of:=SQRT(ABS([.$D$2]^2-[.F390]^2))" office:value-type="float" office:value="57.1492846959141">
            <text:p>57.1492846959</text:p>
          </table:table-cell>
          <table:table-cell table:formula="of:=ABS([.B390]-[.G390])" office:value-type="float" office:value="0.000715304085510127">
            <text:p>0.0007153041</text:p>
          </table:table-cell>
          <table:table-cell table:number-columns-repeated="7"/>
        </table:table-row>
        <table:table-row table:style-name="ro4">
          <table:table-cell table:formula="of:=[.A390]+[.A$4]" office:value-type="float" office:value="114.599999999999">
            <text:p>114.6</text:p>
          </table:table-cell>
          <table:table-cell table:formula="of:=[.A391]/([.$D$4]*2)" office:value-type="float" office:value="57.2999999999996">
            <text:p>57.3</text:p>
          </table:table-cell>
          <table:table-cell table:formula="of:=SQRT(ABS([.$D$2]^2-[.B391]^2))" office:value-type="float" office:value="154.73108931304">
            <text:p>154.731089313</text:p>
          </table:table-cell>
          <table:table-cell table:formula="of:=([.$C$10]-[.C391])*[.$B$4]" office:value-type="float" office:value="12937.1244159086">
            <text:p>12937.1244159086</text:p>
          </table:table-cell>
          <table:table-cell table:formula="of:=ROUND([.D391])" office:value-type="float" office:value="12937">
            <text:p>12937</text:p>
          </table:table-cell>
          <table:table-cell table:formula="of:=([.$C$8]-([.E391]*[.$C$4]))" office:value-type="float" office:value="154.73125625">
            <text:p>154.73125625</text:p>
          </table:table-cell>
          <table:table-cell table:style-name="ce6" table:formula="of:=SQRT(ABS([.$D$2]^2-[.F391]^2))" office:value-type="float" office:value="57.2995492067506">
            <text:p>57.2995492068</text:p>
          </table:table-cell>
          <table:table-cell table:formula="of:=ABS([.B391]-[.G391])" office:value-type="float" office:value="0.000450793249001436">
            <text:p>0.0004507932</text:p>
          </table:table-cell>
          <table:table-cell table:number-columns-repeated="7"/>
        </table:table-row>
        <table:table-row table:style-name="ro4">
          <table:table-cell table:formula="of:=[.A391]+[.A$4]" office:value-type="float" office:value="114.899999999999">
            <text:p>114.9</text:p>
          </table:table-cell>
          <table:table-cell table:formula="of:=[.A392]/([.$D$4]*2)" office:value-type="float" office:value="57.4499999999996">
            <text:p>57.45</text:p>
          </table:table-cell>
          <table:table-cell table:formula="of:=SQRT(ABS([.$D$2]^2-[.B392]^2))" office:value-type="float" office:value="154.675458622239">
            <text:p>154.6754586222</text:p>
          </table:table-cell>
          <table:table-cell table:formula="of:=([.$C$10]-[.C392])*[.$B$4]" office:value-type="float" office:value="13007.2103255792">
            <text:p>13007.2103255792</text:p>
          </table:table-cell>
          <table:table-cell table:formula="of:=ROUND([.D392])" office:value-type="float" office:value="13007">
            <text:p>13007</text:p>
          </table:table-cell>
          <table:table-cell table:formula="of:=([.$C$8]-([.E392]*[.$C$4]))" office:value-type="float" office:value="154.67569375">
            <text:p>154.67569375</text:p>
          </table:table-cell>
          <table:table-cell table:style-name="ce6" table:formula="of:=SQRT(ABS([.$D$2]^2-[.F392]^2))" office:value-type="float" office:value="57.449366950004">
            <text:p>57.44936695</text:p>
          </table:table-cell>
          <table:table-cell table:formula="of:=ABS([.B392]-[.G392])" office:value-type="float" office:value="0.000633049995620638">
            <text:p>0.00063305</text:p>
          </table:table-cell>
          <table:table-cell table:number-columns-repeated="7"/>
        </table:table-row>
        <table:table-row table:style-name="ro4">
          <table:table-cell table:formula="of:=[.A392]+[.A$4]" office:value-type="float" office:value="115.199999999999">
            <text:p>115.2</text:p>
          </table:table-cell>
          <table:table-cell table:formula="of:=[.A393]/([.$D$4]*2)" office:value-type="float" office:value="57.5999999999996">
            <text:p>57.6</text:p>
          </table:table-cell>
          <table:table-cell table:formula="of:=SQRT(ABS([.$D$2]^2-[.B393]^2))" office:value-type="float" office:value="154.619662397769">
            <text:p>154.6196623978</text:p>
          </table:table-cell>
          <table:table-cell table:formula="of:=([.$C$10]-[.C393])*[.$B$4]" office:value-type="float" office:value="13077.5047816048">
            <text:p>13077.5047816048</text:p>
          </table:table-cell>
          <table:table-cell table:formula="of:=ROUND([.D393])" office:value-type="float" office:value="13078">
            <text:p>13078</text:p>
          </table:table-cell>
          <table:table-cell table:formula="of:=([.$C$8]-([.E393]*[.$C$4]))" office:value-type="float" office:value="154.6193375">
            <text:p>154.6193375</text:p>
          </table:table-cell>
          <table:table-cell table:style-name="ce6" table:formula="of:=SQRT(ABS([.$D$2]^2-[.F393]^2))" office:value-type="float" office:value="57.6008721380249">
            <text:p>57.600872138</text:p>
          </table:table-cell>
          <table:table-cell table:formula="of:=ABS([.B393]-[.G393])" office:value-type="float" office:value="0.000872138025265201">
            <text:p>0.000872138</text:p>
          </table:table-cell>
          <table:table-cell table:number-columns-repeated="7"/>
        </table:table-row>
        <table:table-row table:style-name="ro4">
          <table:table-cell table:formula="of:=[.A393]+[.A$4]" office:value-type="float" office:value="115.499999999999">
            <text:p>115.5</text:p>
          </table:table-cell>
          <table:table-cell table:formula="of:=[.A394]/([.$D$4]*2)" office:value-type="float" office:value="57.7499999999996">
            <text:p>57.75</text:p>
          </table:table-cell>
          <table:table-cell table:formula="of:=SQRT(ABS([.$D$2]^2-[.B394]^2))" office:value-type="float" office:value="154.563700460361">
            <text:p>154.5637004604</text:p>
          </table:table-cell>
          <table:table-cell table:formula="of:=([.$C$10]-[.C394])*[.$B$4]" office:value-type="float" office:value="13148.0080098359">
            <text:p>13148.0080098359</text:p>
          </table:table-cell>
          <table:table-cell table:formula="of:=ROUND([.D394])" office:value-type="float" office:value="13148">
            <text:p>13148</text:p>
          </table:table-cell>
          <table:table-cell table:formula="of:=([.$C$8]-([.E394]*[.$C$4]))" office:value-type="float" office:value="154.563775">
            <text:p>154.563775</text:p>
          </table:table-cell>
          <table:table-cell table:style-name="ce6" table:formula="of:=SQRT(ABS([.$D$2]^2-[.F394]^2))" office:value-type="float" office:value="57.74980049965">
            <text:p>57.7498004997</text:p>
          </table:table-cell>
          <table:table-cell table:formula="of:=ABS([.B394]-[.G394])" office:value-type="float" office:value="0.000199500349602033">
            <text:p>0.0001995003</text:p>
          </table:table-cell>
          <table:table-cell table:number-columns-repeated="7"/>
        </table:table-row>
        <table:table-row table:style-name="ro4">
          <table:table-cell table:formula="of:=[.A394]+[.A$4]" office:value-type="float" office:value="115.799999999999">
            <text:p>115.8</text:p>
          </table:table-cell>
          <table:table-cell table:formula="of:=[.A395]/([.$D$4]*2)" office:value-type="float" office:value="57.8999999999996">
            <text:p>57.9</text:p>
          </table:table-cell>
          <table:table-cell table:formula="of:=SQRT(ABS([.$D$2]^2-[.B395]^2))" office:value-type="float" office:value="154.507572629952">
            <text:p>154.50757263</text:p>
          </table:table-cell>
          <table:table-cell table:formula="of:=([.$C$10]-[.C395])*[.$B$4]" office:value-type="float" office:value="13218.7202371216">
            <text:p>13218.7202371216</text:p>
          </table:table-cell>
          <table:table-cell table:formula="of:=ROUND([.D395])" office:value-type="float" office:value="13219">
            <text:p>13219</text:p>
          </table:table-cell>
          <table:table-cell table:formula="of:=([.$C$8]-([.E395]*[.$C$4]))" office:value-type="float" office:value="154.50741875">
            <text:p>154.50741875</text:p>
          </table:table-cell>
          <table:table-cell table:style-name="ce6" table:formula="of:=SQRT(ABS([.$D$2]^2-[.F395]^2))" office:value-type="float" office:value="57.9004106307732">
            <text:p>57.9004106308</text:p>
          </table:table-cell>
          <table:table-cell table:formula="of:=ABS([.B395]-[.G395])" office:value-type="float" office:value="0.000410630773522769">
            <text:p>0.0004106308</text:p>
          </table:table-cell>
          <table:table-cell table:number-columns-repeated="7"/>
        </table:table-row>
        <table:table-row table:style-name="ro4">
          <table:table-cell table:formula="of:=[.A395]+[.A$4]" office:value-type="float" office:value="116.099999999999">
            <text:p>116.1</text:p>
          </table:table-cell>
          <table:table-cell table:formula="of:=[.A396]/([.$D$4]*2)" office:value-type="float" office:value="58.0499999999996">
            <text:p>58.05</text:p>
          </table:table-cell>
          <table:table-cell table:formula="of:=SQRT(ABS([.$D$2]^2-[.B396]^2))" office:value-type="float" office:value="154.451278725688">
            <text:p>154.4512787257</text:p>
          </table:table-cell>
          <table:table-cell table:formula="of:=([.$C$10]-[.C396])*[.$B$4]" office:value-type="float" office:value="13289.6416913135">
            <text:p>13289.6416913135</text:p>
          </table:table-cell>
          <table:table-cell table:formula="of:=ROUND([.D396])" office:value-type="float" office:value="13290">
            <text:p>13290</text:p>
          </table:table-cell>
          <table:table-cell table:formula="of:=([.$C$8]-([.E396]*[.$C$4]))" office:value-type="float" office:value="154.4510625">
            <text:p>154.4510625</text:p>
          </table:table-cell>
          <table:table-cell table:style-name="ce6" table:formula="of:=SQRT(ABS([.$D$2]^2-[.F396]^2))" office:value-type="float" office:value="58.0505752996565">
            <text:p>58.0505752997</text:p>
          </table:table-cell>
          <table:table-cell table:formula="of:=ABS([.B396]-[.G396])" office:value-type="float" office:value="0.000575299656908612">
            <text:p>0.0005752997</text:p>
          </table:table-cell>
          <table:table-cell table:number-columns-repeated="7"/>
        </table:table-row>
        <table:table-row table:style-name="ro4">
          <table:table-cell table:formula="of:=[.A396]+[.A$4]" office:value-type="float" office:value="116.399999999999">
            <text:p>116.4</text:p>
          </table:table-cell>
          <table:table-cell table:formula="of:=[.A397]/([.$D$4]*2)" office:value-type="float" office:value="58.1999999999996">
            <text:p>58.2</text:p>
          </table:table-cell>
          <table:table-cell table:formula="of:=SQRT(ABS([.$D$2]^2-[.B397]^2))" office:value-type="float" office:value="154.394818565909">
            <text:p>154.3948185659</text:p>
          </table:table-cell>
          <table:table-cell table:formula="of:=([.$C$10]-[.C397])*[.$B$4]" office:value-type="float" office:value="13360.7726012705">
            <text:p>13360.7726012705</text:p>
          </table:table-cell>
          <table:table-cell table:formula="of:=ROUND([.D397])" office:value-type="float" office:value="13361">
            <text:p>13361</text:p>
          </table:table-cell>
          <table:table-cell table:formula="of:=([.$C$8]-([.E397]*[.$C$4]))" office:value-type="float" office:value="154.39470625">
            <text:p>154.39470625</text:p>
          </table:table-cell>
          <table:table-cell table:style-name="ce6" table:formula="of:=SQRT(ABS([.$D$2]^2-[.F397]^2))" office:value-type="float" office:value="58.2002979543594">
            <text:p>58.2002979544</text:p>
          </table:table-cell>
          <table:table-cell table:formula="of:=ABS([.B397]-[.G397])" office:value-type="float" office:value="0.000297954359737673">
            <text:p>0.0002979544</text:p>
          </table:table-cell>
          <table:table-cell table:number-columns-repeated="7"/>
        </table:table-row>
        <table:table-row table:style-name="ro4">
          <table:table-cell table:formula="of:=[.A397]+[.A$4]" office:value-type="float" office:value="116.699999999999">
            <text:p>116.7</text:p>
          </table:table-cell>
          <table:table-cell table:formula="of:=[.A398]/([.$D$4]*2)" office:value-type="float" office:value="58.3499999999996">
            <text:p>58.35</text:p>
          </table:table-cell>
          <table:table-cell table:formula="of:=SQRT(ABS([.$D$2]^2-[.B398]^2))" office:value-type="float" office:value="154.338191968158">
            <text:p>154.3381919682</text:p>
          </table:table-cell>
          <table:table-cell table:formula="of:=([.$C$10]-[.C398])*[.$B$4]" office:value-type="float" office:value="13432.1131968624">
            <text:p>13432.1131968624</text:p>
          </table:table-cell>
          <table:table-cell table:formula="of:=ROUND([.D398])" office:value-type="float" office:value="13432">
            <text:p>13432</text:p>
          </table:table-cell>
          <table:table-cell table:formula="of:=([.$C$8]-([.E398]*[.$C$4]))" office:value-type="float" office:value="154.33835">
            <text:p>154.33835</text:p>
          </table:table-cell>
          <table:table-cell table:style-name="ce6" table:formula="of:=SQRT(ABS([.$D$2]^2-[.F398]^2))" office:value-type="float" office:value="58.3495819974531">
            <text:p>58.3495819975</text:p>
          </table:table-cell>
          <table:table-cell table:formula="of:=ABS([.B398]-[.G398])" office:value-type="float" office:value="0.000418002546517471">
            <text:p>0.0004180025</text:p>
          </table:table-cell>
          <table:table-cell table:number-columns-repeated="7"/>
        </table:table-row>
        <table:table-row table:style-name="ro4">
          <table:table-cell table:formula="of:=[.A398]+[.A$4]" office:value-type="float" office:value="116.999999999999">
            <text:p>117</text:p>
          </table:table-cell>
          <table:table-cell table:formula="of:=[.A399]/([.$D$4]*2)" office:value-type="float" office:value="58.4999999999996">
            <text:p>58.5</text:p>
          </table:table-cell>
          <table:table-cell table:formula="of:=SQRT(ABS([.$D$2]^2-[.B399]^2))" office:value-type="float" office:value="154.281398749169">
            <text:p>154.2813987492</text:p>
          </table:table-cell>
          <table:table-cell table:formula="of:=([.$C$10]-[.C399])*[.$B$4]" office:value-type="float" office:value="13503.663708975">
            <text:p>13503.663708975</text:p>
          </table:table-cell>
          <table:table-cell table:formula="of:=ROUND([.D399])" office:value-type="float" office:value="13504">
            <text:p>13504</text:p>
          </table:table-cell>
          <table:table-cell table:formula="of:=([.$C$8]-([.E399]*[.$C$4]))" office:value-type="float" office:value="154.2812">
            <text:p>154.2812</text:p>
          </table:table-cell>
          <table:table-cell table:style-name="ce6" table:formula="of:=SQRT(ABS([.$D$2]^2-[.F399]^2))" office:value-type="float" office:value="58.5005241562843">
            <text:p>58.5005241563</text:p>
          </table:table-cell>
          <table:table-cell table:formula="of:=ABS([.B399]-[.G399])" office:value-type="float" office:value="0.000524156284626542">
            <text:p>0.0005241563</text:p>
          </table:table-cell>
          <table:table-cell table:number-columns-repeated="7"/>
        </table:table-row>
        <table:table-row table:style-name="ro4">
          <table:table-cell table:formula="of:=[.A399]+[.A$4]" office:value-type="float" office:value="117.299999999999">
            <text:p>117.3</text:p>
          </table:table-cell>
          <table:table-cell table:formula="of:=[.A400]/([.$D$4]*2)" office:value-type="float" office:value="58.6499999999996">
            <text:p>58.65</text:p>
          </table:table-cell>
          <table:table-cell table:formula="of:=SQRT(ABS([.$D$2]^2-[.B400]^2))" office:value-type="float" office:value="154.224438724866">
            <text:p>154.2244387249</text:p>
          </table:table-cell>
          <table:table-cell table:formula="of:=([.$C$10]-[.C400])*[.$B$4]" office:value-type="float" office:value="13575.4243695136">
            <text:p>13575.4243695136</text:p>
          </table:table-cell>
          <table:table-cell table:formula="of:=ROUND([.D400])" office:value-type="float" office:value="13575">
            <text:p>13575</text:p>
          </table:table-cell>
          <table:table-cell table:formula="of:=([.$C$8]-([.E400]*[.$C$4]))" office:value-type="float" office:value="154.22484375">
            <text:p>154.22484375</text:p>
          </table:table-cell>
          <table:table-cell table:style-name="ce6" table:formula="of:=SQRT(ABS([.$D$2]^2-[.F400]^2))" office:value-type="float" office:value="58.6489349458973">
            <text:p>58.6489349459</text:p>
          </table:table-cell>
          <table:table-cell table:formula="of:=ABS([.B400]-[.G400])" office:value-type="float" office:value="0.00106505410236935">
            <text:p>0.0010650541</text:p>
          </table:table-cell>
          <table:table-cell table:number-columns-repeated="7"/>
        </table:table-row>
        <table:table-row table:style-name="ro4">
          <table:table-cell table:formula="of:=[.A400]+[.A$4]" office:value-type="float" office:value="117.599999999999">
            <text:p>117.6</text:p>
          </table:table-cell>
          <table:table-cell table:formula="of:=[.A401]/([.$D$4]*2)" office:value-type="float" office:value="58.7999999999996">
            <text:p>58.8</text:p>
          </table:table-cell>
          <table:table-cell table:formula="of:=SQRT(ABS([.$D$2]^2-[.B401]^2))" office:value-type="float" office:value="154.167311710362">
            <text:p>154.1673117104</text:p>
          </table:table-cell>
          <table:table-cell table:formula="of:=([.$C$10]-[.C401])*[.$B$4]" office:value-type="float" office:value="13647.3954114083">
            <text:p>13647.3954114083</text:p>
          </table:table-cell>
          <table:table-cell table:formula="of:=ROUND([.D401])" office:value-type="float" office:value="13647">
            <text:p>13647</text:p>
          </table:table-cell>
          <table:table-cell table:formula="of:=([.$C$8]-([.E401]*[.$C$4]))" office:value-type="float" office:value="154.16769375">
            <text:p>154.16769375</text:p>
          </table:table-cell>
          <table:table-cell table:style-name="ce6" table:formula="of:=SQRT(ABS([.$D$2]^2-[.F401]^2))" office:value-type="float" office:value="58.7989983231535">
            <text:p>58.7989983232</text:p>
          </table:table-cell>
          <table:table-cell table:formula="of:=ABS([.B401]-[.G401])" office:value-type="float" office:value="0.00100167684611563">
            <text:p>0.0010016768</text:p>
          </table:table-cell>
          <table:table-cell table:number-columns-repeated="7"/>
        </table:table-row>
        <table:table-row table:style-name="ro4">
          <table:table-cell table:formula="of:=[.A401]+[.A$4]" office:value-type="float" office:value="117.899999999999">
            <text:p>117.9</text:p>
          </table:table-cell>
          <table:table-cell table:formula="of:=[.A402]/([.$D$4]*2)" office:value-type="float" office:value="58.9499999999996">
            <text:p>58.95</text:p>
          </table:table-cell>
          <table:table-cell table:formula="of:=SQRT(ABS([.$D$2]^2-[.B402]^2))" office:value-type="float" office:value="154.110017519952">
            <text:p>154.11001752</text:p>
          </table:table-cell>
          <table:table-cell table:formula="of:=([.$C$10]-[.C402])*[.$B$4]" office:value-type="float" office:value="13719.5770686177">
            <text:p>13719.5770686177</text:p>
          </table:table-cell>
          <table:table-cell table:formula="of:=ROUND([.D402])" office:value-type="float" office:value="13720">
            <text:p>13720</text:p>
          </table:table-cell>
          <table:table-cell table:formula="of:=([.$C$8]-([.E402]*[.$C$4]))" office:value-type="float" office:value="154.10975">
            <text:p>154.10975</text:p>
          </table:table-cell>
          <table:table-cell table:style-name="ce6" table:formula="of:=SQRT(ABS([.$D$2]^2-[.F402]^2))" office:value-type="float" office:value="58.9506993591891">
            <text:p>58.9506993592</text:p>
          </table:table-cell>
          <table:table-cell table:formula="of:=ABS([.B402]-[.G402])" office:value-type="float" office:value="0.000699359189525239">
            <text:p>0.0006993592</text:p>
          </table:table-cell>
          <table:table-cell table:number-columns-repeated="7"/>
        </table:table-row>
        <table:table-row table:style-name="ro4">
          <table:table-cell table:formula="of:=[.A402]+[.A$4]" office:value-type="float" office:value="118.199999999999">
            <text:p>118.2</text:p>
          </table:table-cell>
          <table:table-cell table:formula="of:=[.A403]/([.$D$4]*2)" office:value-type="float" office:value="59.0999999999996">
            <text:p>59.1</text:p>
          </table:table-cell>
          <table:table-cell table:formula="of:=SQRT(ABS([.$D$2]^2-[.B403]^2))" office:value-type="float" office:value="154.052555967112">
            <text:p>154.0525559671</text:p>
          </table:table-cell>
          <table:table-cell table:formula="of:=([.$C$10]-[.C403])*[.$B$4]" office:value-type="float" office:value="13791.9695761338">
            <text:p>13791.9695761338</text:p>
          </table:table-cell>
          <table:table-cell table:formula="of:=ROUND([.D403])" office:value-type="float" office:value="13792">
            <text:p>13792</text:p>
          </table:table-cell>
          <table:table-cell table:formula="of:=([.$C$8]-([.E403]*[.$C$4]))" office:value-type="float" office:value="154.0526">
            <text:p>154.0526</text:p>
          </table:table-cell>
          <table:table-cell table:style-name="ce6" table:formula="of:=SQRT(ABS([.$D$2]^2-[.F403]^2))" office:value-type="float" office:value="59.0998852218851">
            <text:p>59.0998852219</text:p>
          </table:table-cell>
          <table:table-cell table:formula="of:=ABS([.B403]-[.G403])" office:value-type="float" office:value="0.000114778114479464">
            <text:p>0.0001147781</text:p>
          </table:table-cell>
          <table:table-cell table:number-columns-repeated="7"/>
        </table:table-row>
        <table:table-row table:style-name="ro4">
          <table:table-cell table:formula="of:=[.A403]+[.A$4]" office:value-type="float" office:value="118.499999999999">
            <text:p>118.5</text:p>
          </table:table-cell>
          <table:table-cell table:formula="of:=[.A404]/([.$D$4]*2)" office:value-type="float" office:value="59.2499999999996">
            <text:p>59.25</text:p>
          </table:table-cell>
          <table:table-cell table:formula="of:=SQRT(ABS([.$D$2]^2-[.B404]^2))" office:value-type="float" office:value="153.994926864491">
            <text:p>153.9949268645</text:p>
          </table:table-cell>
          <table:table-cell table:formula="of:=([.$C$10]-[.C404])*[.$B$4]" office:value-type="float" office:value="13864.573169986">
            <text:p>13864.573169986</text:p>
          </table:table-cell>
          <table:table-cell table:formula="of:=ROUND([.D404])" office:value-type="float" office:value="13865">
            <text:p>13865</text:p>
          </table:table-cell>
          <table:table-cell table:formula="of:=([.$C$8]-([.E404]*[.$C$4]))" office:value-type="float" office:value="153.99465625">
            <text:p>153.99465625</text:p>
          </table:table-cell>
          <table:table-cell table:style-name="ce6" table:formula="of:=SQRT(ABS([.$D$2]^2-[.F404]^2))" office:value-type="float" office:value="59.2507033413473">
            <text:p>59.2507033413</text:p>
          </table:table-cell>
          <table:table-cell table:formula="of:=ABS([.B404]-[.G404])" office:value-type="float" office:value="0.000703341347637831">
            <text:p>0.0007033413</text:p>
          </table:table-cell>
          <table:table-cell table:number-columns-repeated="7"/>
        </table:table-row>
        <table:table-row table:style-name="ro4">
          <table:table-cell table:formula="of:=[.A404]+[.A$4]" office:value-type="float" office:value="118.799999999999">
            <text:p>118.8</text:p>
          </table:table-cell>
          <table:table-cell table:formula="of:=[.A405]/([.$D$4]*2)" office:value-type="float" office:value="59.3999999999996">
            <text:p>59.4</text:p>
          </table:table-cell>
          <table:table-cell table:formula="of:=SQRT(ABS([.$D$2]^2-[.B405]^2))" office:value-type="float" office:value="153.937130023916">
            <text:p>153.9371300239</text:p>
          </table:table-cell>
          <table:table-cell table:formula="of:=([.$C$10]-[.C405])*[.$B$4]" office:value-type="float" office:value="13937.3880872462">
            <text:p>13937.3880872462</text:p>
          </table:table-cell>
          <table:table-cell table:formula="of:=ROUND([.D405])" office:value-type="float" office:value="13937">
            <text:p>13937</text:p>
          </table:table-cell>
          <table:table-cell table:formula="of:=([.$C$8]-([.E405]*[.$C$4]))" office:value-type="float" office:value="153.93750625">
            <text:p>153.93750625</text:p>
          </table:table-cell>
          <table:table-cell table:style-name="ce6" table:formula="of:=SQRT(ABS([.$D$2]^2-[.F405]^2))" office:value-type="float" office:value="59.3990249880519">
            <text:p>59.3990249881</text:p>
          </table:table-cell>
          <table:table-cell table:formula="of:=ABS([.B405]-[.G405])" office:value-type="float" office:value="0.000975011947765836">
            <text:p>0.0009750119</text:p>
          </table:table-cell>
          <table:table-cell table:number-columns-repeated="7"/>
        </table:table-row>
        <table:table-row table:style-name="ro4">
          <table:table-cell table:formula="of:=[.A405]+[.A$4]" office:value-type="float" office:value="119.099999999999">
            <text:p>119.1</text:p>
          </table:table-cell>
          <table:table-cell table:formula="of:=[.A406]/([.$D$4]*2)" office:value-type="float" office:value="59.5499999999996">
            <text:p>59.55</text:p>
          </table:table-cell>
          <table:table-cell table:formula="of:=SQRT(ABS([.$D$2]^2-[.B406]^2))" office:value-type="float" office:value="153.879165256379">
            <text:p>153.8791652564</text:p>
          </table:table-cell>
          <table:table-cell table:formula="of:=([.$C$10]-[.C406])*[.$B$4]" office:value-type="float" office:value="14010.4145660329">
            <text:p>14010.4145660329</text:p>
          </table:table-cell>
          <table:table-cell table:formula="of:=ROUND([.D406])" office:value-type="float" office:value="14010">
            <text:p>14010</text:p>
          </table:table-cell>
          <table:table-cell table:formula="of:=([.$C$8]-([.E406]*[.$C$4]))" office:value-type="float" office:value="153.8795625">
            <text:p>153.8795625</text:p>
          </table:table-cell>
          <table:table-cell table:style-name="ce6" table:formula="of:=SQRT(ABS([.$D$2]^2-[.F406]^2))" office:value-type="float" office:value="59.5489734992014">
            <text:p>59.5489734992</text:p>
          </table:table-cell>
          <table:table-cell table:formula="of:=ABS([.B406]-[.G406])" office:value-type="float" office:value="0.00102650079816868">
            <text:p>0.0010265008</text:p>
          </table:table-cell>
          <table:table-cell table:number-columns-repeated="7"/>
        </table:table-row>
        <table:table-row table:style-name="ro4">
          <table:table-cell table:formula="of:=[.A406]+[.A$4]" office:value-type="float" office:value="119.399999999999">
            <text:p>119.4</text:p>
          </table:table-cell>
          <table:table-cell table:formula="of:=[.A407]/([.$D$4]*2)" office:value-type="float" office:value="59.6999999999996">
            <text:p>59.7</text:p>
          </table:table-cell>
          <table:table-cell table:formula="of:=SQRT(ABS([.$D$2]^2-[.B407]^2))" office:value-type="float" office:value="153.82103237204">
            <text:p>153.821032372</text:p>
          </table:table-cell>
          <table:table-cell table:formula="of:=([.$C$10]-[.C407])*[.$B$4]" office:value-type="float" office:value="14083.6528455158">
            <text:p>14083.6528455158</text:p>
          </table:table-cell>
          <table:table-cell table:formula="of:=ROUND([.D407])" office:value-type="float" office:value="14084">
            <text:p>14084</text:p>
          </table:table-cell>
          <table:table-cell table:formula="of:=([.$C$8]-([.E407]*[.$C$4]))" office:value-type="float" office:value="153.820825">
            <text:p>153.820825</text:p>
          </table:table-cell>
          <table:table-cell table:style-name="ce6" table:formula="of:=SQRT(ABS([.$D$2]^2-[.F407]^2))" office:value-type="float" office:value="59.7005343051414">
            <text:p>59.7005343051</text:p>
          </table:table-cell>
          <table:table-cell table:formula="of:=ABS([.B407]-[.G407])" office:value-type="float" office:value="0.000534305141826508">
            <text:p>0.0005343051</text:p>
          </table:table-cell>
          <table:table-cell table:number-columns-repeated="7"/>
        </table:table-row>
        <table:table-row table:style-name="ro4">
          <table:table-cell table:formula="of:=[.A407]+[.A$4]" office:value-type="float" office:value="119.699999999999">
            <text:p>119.7</text:p>
          </table:table-cell>
          <table:table-cell table:formula="of:=[.A408]/([.$D$4]*2)" office:value-type="float" office:value="59.8499999999996">
            <text:p>59.85</text:p>
          </table:table-cell>
          <table:table-cell table:formula="of:=SQRT(ABS([.$D$2]^2-[.B408]^2))" office:value-type="float" office:value="153.762731180218">
            <text:p>153.7627311802</text:p>
          </table:table-cell>
          <table:table-cell table:formula="of:=([.$C$10]-[.C408])*[.$B$4]" office:value-type="float" office:value="14157.1031659207">
            <text:p>14157.1031659207</text:p>
          </table:table-cell>
          <table:table-cell table:formula="of:=ROUND([.D408])" office:value-type="float" office:value="14157">
            <text:p>14157</text:p>
          </table:table-cell>
          <table:table-cell table:formula="of:=([.$C$8]-([.E408]*[.$C$4]))" office:value-type="float" office:value="153.76288125">
            <text:p>153.76288125</text:p>
          </table:table-cell>
          <table:table-cell table:style-name="ce6" table:formula="of:=SQRT(ABS([.$D$2]^2-[.F408]^2))" office:value-type="float" office:value="59.8496144490372">
            <text:p>59.849614449</text:p>
          </table:table-cell>
          <table:table-cell table:formula="of:=ABS([.B408]-[.G408])" office:value-type="float" office:value="0.000385550962420211">
            <text:p>0.000385551</text:p>
          </table:table-cell>
          <table:table-cell table:number-columns-repeated="7"/>
        </table:table-row>
        <table:table-row table:style-name="ro4">
          <table:table-cell table:formula="of:=[.A408]+[.A$4]" office:value-type="float" office:value="119.999999999999">
            <text:p>120</text:p>
          </table:table-cell>
          <table:table-cell table:formula="of:=[.A409]/([.$D$4]*2)" office:value-type="float" office:value="59.9999999999996">
            <text:p>60</text:p>
          </table:table-cell>
          <table:table-cell table:formula="of:=SQRT(ABS([.$D$2]^2-[.B409]^2))" office:value-type="float" office:value="153.704261489394">
            <text:p>153.7042614894</text:p>
          </table:table-cell>
          <table:table-cell table:formula="of:=([.$C$10]-[.C409])*[.$B$4]" office:value-type="float" office:value="14230.7657685337">
            <text:p>14230.7657685337</text:p>
          </table:table-cell>
          <table:table-cell table:formula="of:=ROUND([.D409])" office:value-type="float" office:value="14231">
            <text:p>14231</text:p>
          </table:table-cell>
          <table:table-cell table:formula="of:=([.$C$8]-([.E409]*[.$C$4]))" office:value-type="float" office:value="153.70414375">
            <text:p>153.70414375</text:p>
          </table:table-cell>
          <table:table-cell table:style-name="ce6" table:formula="of:=SQRT(ABS([.$D$2]^2-[.F409]^2))" office:value-type="float" office:value="60.0003016165696">
            <text:p>60.0003016166</text:p>
          </table:table-cell>
          <table:table-cell table:formula="of:=ABS([.B409]-[.G409])" office:value-type="float" office:value="0.000301616570034469">
            <text:p>0.0003016166</text:p>
          </table:table-cell>
          <table:table-cell table:number-columns-repeated="7"/>
        </table:table-row>
        <table:table-row table:style-name="ro4">
          <table:table-cell table:formula="of:=[.A409]+[.A$4]" office:value-type="float" office:value="120.299999999999">
            <text:p>120.3</text:p>
          </table:table-cell>
          <table:table-cell table:formula="of:=[.A410]/([.$D$4]*2)" office:value-type="float" office:value="60.1499999999996">
            <text:p>60.15</text:p>
          </table:table-cell>
          <table:table-cell table:formula="of:=SQRT(ABS([.$D$2]^2-[.B410]^2))" office:value-type="float" office:value="153.645623107201">
            <text:p>153.6456231072</text:p>
          </table:table-cell>
          <table:table-cell table:formula="of:=([.$C$10]-[.C410])*[.$B$4]" office:value-type="float" office:value="14304.6408957062">
            <text:p>14304.6408957062</text:p>
          </table:table-cell>
          <table:table-cell table:formula="of:=ROUND([.D410])" office:value-type="float" office:value="14305">
            <text:p>14305</text:p>
          </table:table-cell>
          <table:table-cell table:formula="of:=([.$C$8]-([.E410]*[.$C$4]))" office:value-type="float" office:value="153.64540625">
            <text:p>153.64540625</text:p>
          </table:table-cell>
          <table:table-cell table:style-name="ce6" table:formula="of:=SQRT(ABS([.$D$2]^2-[.F410]^2))" office:value-type="float" office:value="60.1505539315513">
            <text:p>60.1505539316</text:p>
          </table:table-cell>
          <table:table-cell table:formula="of:=ABS([.B410]-[.G410])" office:value-type="float" office:value="0.000553931551664277">
            <text:p>0.0005539316</text:p>
          </table:table-cell>
          <table:table-cell table:number-columns-repeated="7"/>
        </table:table-row>
        <table:table-row table:style-name="ro4">
          <table:table-cell table:formula="of:=[.A410]+[.A$4]" office:value-type="float" office:value="120.599999999999">
            <text:p>120.6</text:p>
          </table:table-cell>
          <table:table-cell table:formula="of:=[.A411]/([.$D$4]*2)" office:value-type="float" office:value="60.2999999999996">
            <text:p>60.3</text:p>
          </table:table-cell>
          <table:table-cell table:formula="of:=SQRT(ABS([.$D$2]^2-[.B411]^2))" office:value-type="float" office:value="153.586815840423">
            <text:p>153.5868158404</text:p>
          </table:table-cell>
          <table:table-cell table:formula="of:=([.$C$10]-[.C411])*[.$B$4]" office:value-type="float" office:value="14378.7287908594">
            <text:p>14378.7287908594</text:p>
          </table:table-cell>
          <table:table-cell table:formula="of:=ROUND([.D411])" office:value-type="float" office:value="14379">
            <text:p>14379</text:p>
          </table:table-cell>
          <table:table-cell table:formula="of:=([.$C$8]-([.E411]*[.$C$4]))" office:value-type="float" office:value="153.58666875">
            <text:p>153.58666875</text:p>
          </table:table-cell>
          <table:table-cell table:style-name="ce6" table:formula="of:=SQRT(ABS([.$D$2]^2-[.F411]^2))" office:value-type="float" office:value="60.3003746445888">
            <text:p>60.3003746446</text:p>
          </table:table-cell>
          <table:table-cell table:formula="of:=ABS([.B411]-[.G411])" office:value-type="float" office:value="0.000374644589228978">
            <text:p>0.0003746446</text:p>
          </table:table-cell>
          <table:table-cell table:number-columns-repeated="7"/>
        </table:table-row>
        <table:table-row table:style-name="ro4">
          <table:table-cell table:formula="of:=[.A411]+[.A$4]" office:value-type="float" office:value="120.899999999999">
            <text:p>120.9</text:p>
          </table:table-cell>
          <table:table-cell table:formula="of:=[.A412]/([.$D$4]*2)" office:value-type="float" office:value="60.4499999999996">
            <text:p>60.45</text:p>
          </table:table-cell>
          <table:table-cell table:formula="of:=SQRT(ABS([.$D$2]^2-[.B412]^2))" office:value-type="float" office:value="153.527839494992">
            <text:p>153.527839495</text:p>
          </table:table-cell>
          <table:table-cell table:formula="of:=([.$C$10]-[.C412])*[.$B$4]" office:value-type="float" office:value="14453.029698489">
            <text:p>14453.029698489</text:p>
          </table:table-cell>
          <table:table-cell table:formula="of:=ROUND([.D412])" office:value-type="float" office:value="14453">
            <text:p>14453</text:p>
          </table:table-cell>
          <table:table-cell table:formula="of:=([.$C$8]-([.E412]*[.$C$4]))" office:value-type="float" office:value="153.52793125">
            <text:p>153.52793125</text:p>
          </table:table-cell>
          <table:table-cell table:style-name="ce6" table:formula="of:=SQRT(ABS([.$D$2]^2-[.F412]^2))" office:value-type="float" office:value="60.4497669647723">
            <text:p>60.4497669648</text:p>
          </table:table-cell>
          <table:table-cell table:formula="of:=ABS([.B412]-[.G412])" office:value-type="float" office:value="0.000233035227317657">
            <text:p>0.0002330352</text:p>
          </table:table-cell>
          <table:table-cell table:number-columns-repeated="7"/>
        </table:table-row>
        <table:table-row table:style-name="ro4">
          <table:table-cell table:formula="of:=[.A412]+[.A$4]" office:value-type="float" office:value="121.199999999999">
            <text:p>121.2</text:p>
          </table:table-cell>
          <table:table-cell table:formula="of:=[.A413]/([.$D$4]*2)" office:value-type="float" office:value="60.5999999999996">
            <text:p>60.6</text:p>
          </table:table-cell>
          <table:table-cell table:formula="of:=SQRT(ABS([.$D$2]^2-[.B413]^2))" office:value-type="float" office:value="153.468693875983">
            <text:p>153.468693876</text:p>
          </table:table-cell>
          <table:table-cell table:formula="of:=([.$C$10]-[.C413])*[.$B$4]" office:value-type="float" office:value="14527.5438641703">
            <text:p>14527.5438641703</text:p>
          </table:table-cell>
          <table:table-cell table:formula="of:=ROUND([.D413])" office:value-type="float" office:value="14528">
            <text:p>14528</text:p>
          </table:table-cell>
          <table:table-cell table:formula="of:=([.$C$8]-([.E413]*[.$C$4]))" office:value-type="float" office:value="153.4684">
            <text:p>153.4684</text:p>
          </table:table-cell>
          <table:table-cell table:style-name="ce6" table:formula="of:=SQRT(ABS([.$D$2]^2-[.F413]^2))" office:value-type="float" office:value="60.6007442317336">
            <text:p>60.6007442317</text:p>
          </table:table-cell>
          <table:table-cell table:formula="of:=ABS([.B413]-[.G413])" office:value-type="float" office:value="0.000744231734039147">
            <text:p>0.0007442317</text:p>
          </table:table-cell>
          <table:table-cell table:number-columns-repeated="7"/>
        </table:table-row>
        <table:table-row table:style-name="ro4">
          <table:table-cell table:formula="of:=[.A413]+[.A$4]" office:value-type="float" office:value="121.499999999999">
            <text:p>121.5</text:p>
          </table:table-cell>
          <table:table-cell table:formula="of:=[.A414]/([.$D$4]*2)" office:value-type="float" office:value="60.7499999999996">
            <text:p>60.75</text:p>
          </table:table-cell>
          <table:table-cell table:formula="of:=SQRT(ABS([.$D$2]^2-[.B414]^2))" office:value-type="float" office:value="153.409378787609">
            <text:p>153.4093787876</text:p>
          </table:table-cell>
          <table:table-cell table:formula="of:=([.$C$10]-[.C414])*[.$B$4]" office:value-type="float" office:value="14602.2715345624">
            <text:p>14602.2715345624</text:p>
          </table:table-cell>
          <table:table-cell table:formula="of:=ROUND([.D414])" office:value-type="float" office:value="14602">
            <text:p>14602</text:p>
          </table:table-cell>
          <table:table-cell table:formula="of:=([.$C$8]-([.E414]*[.$C$4]))" office:value-type="float" office:value="153.4096625">
            <text:p>153.4096625</text:p>
          </table:table-cell>
          <table:table-cell table:style-name="ce6" table:formula="of:=SQRT(ABS([.$D$2]^2-[.F414]^2))" office:value-type="float" office:value="60.7492835483357">
            <text:p>60.7492835483</text:p>
          </table:table-cell>
          <table:table-cell table:formula="of:=ABS([.B414]-[.G414])" office:value-type="float" office:value="0.000716451663862472">
            <text:p>0.0007164517</text:p>
          </table:table-cell>
          <table:table-cell table:number-columns-repeated="7"/>
        </table:table-row>
        <table:table-row table:style-name="ro4">
          <table:table-cell table:formula="of:=[.A414]+[.A$4]" office:value-type="float" office:value="121.799999999999">
            <text:p>121.8</text:p>
          </table:table-cell>
          <table:table-cell table:formula="of:=[.A415]/([.$D$4]*2)" office:value-type="float" office:value="60.8999999999996">
            <text:p>60.9</text:p>
          </table:table-cell>
          <table:table-cell table:formula="of:=SQRT(ABS([.$D$2]^2-[.B415]^2))" office:value-type="float" office:value="153.349894033221">
            <text:p>153.3498940332</text:p>
          </table:table-cell>
          <table:table-cell table:formula="of:=([.$C$10]-[.C415])*[.$B$4]" office:value-type="float" office:value="14677.2129574135">
            <text:p>14677.2129574135</text:p>
          </table:table-cell>
          <table:table-cell table:formula="of:=ROUND([.D415])" office:value-type="float" office:value="14677">
            <text:p>14677</text:p>
          </table:table-cell>
          <table:table-cell table:formula="of:=([.$C$8]-([.E415]*[.$C$4]))" office:value-type="float" office:value="153.35013125">
            <text:p>153.35013125</text:p>
          </table:table-cell>
          <table:table-cell table:style-name="ce6" table:formula="of:=SQRT(ABS([.$D$2]^2-[.F415]^2))" office:value-type="float" office:value="60.8994026703692">
            <text:p>60.8994026704</text:p>
          </table:table-cell>
          <table:table-cell table:formula="of:=ABS([.B415]-[.G415])" office:value-type="float" office:value="0.000597329630394938">
            <text:p>0.0005973296</text:p>
          </table:table-cell>
          <table:table-cell table:number-columns-repeated="7"/>
        </table:table-row>
        <table:table-row table:style-name="ro4">
          <table:table-cell table:formula="of:=[.A415]+[.A$4]" office:value-type="float" office:value="122.099999999999">
            <text:p>122.1</text:p>
          </table:table-cell>
          <table:table-cell table:formula="of:=[.A416]/([.$D$4]*2)" office:value-type="float" office:value="61.0499999999996">
            <text:p>61.05</text:p>
          </table:table-cell>
          <table:table-cell table:formula="of:=SQRT(ABS([.$D$2]^2-[.B416]^2))" office:value-type="float" office:value="153.2902394153">
            <text:p>153.2902394153</text:p>
          </table:table-cell>
          <table:table-cell table:formula="of:=([.$C$10]-[.C416])*[.$B$4]" office:value-type="float" office:value="14752.3683815654">
            <text:p>14752.3683815654</text:p>
          </table:table-cell>
          <table:table-cell table:formula="of:=ROUND([.D416])" office:value-type="float" office:value="14752">
            <text:p>14752</text:p>
          </table:table-cell>
          <table:table-cell table:formula="of:=([.$C$8]-([.E416]*[.$C$4]))" office:value-type="float" office:value="153.2906">
            <text:p>153.2906</text:p>
          </table:table-cell>
          <table:table-cell table:style-name="ce6" table:formula="of:=SQRT(ABS([.$D$2]^2-[.F416]^2))" office:value-type="float" office:value="61.0490946013124">
            <text:p>61.0490946013</text:p>
          </table:table-cell>
          <table:table-cell table:formula="of:=ABS([.B416]-[.G416])" office:value-type="float" office:value="0.000905398687152115">
            <text:p>0.0009053987</text:p>
          </table:table-cell>
          <table:table-cell table:number-columns-repeated="7"/>
        </table:table-row>
        <table:table-row table:style-name="ro4">
          <table:table-cell table:formula="of:=[.A416]+[.A$4]" office:value-type="float" office:value="122.399999999999">
            <text:p>122.4</text:p>
          </table:table-cell>
          <table:table-cell table:formula="of:=[.A417]/([.$D$4]*2)" office:value-type="float" office:value="61.1999999999996">
            <text:p>61.2</text:p>
          </table:table-cell>
          <table:table-cell table:formula="of:=SQRT(ABS([.$D$2]^2-[.B417]^2))" office:value-type="float" office:value="153.230414735457">
            <text:p>153.2304147355</text:p>
          </table:table-cell>
          <table:table-cell table:formula="of:=([.$C$10]-[.C417])*[.$B$4]" office:value-type="float" office:value="14827.7380569589">
            <text:p>14827.7380569589</text:p>
          </table:table-cell>
          <table:table-cell table:formula="of:=ROUND([.D417])" office:value-type="float" office:value="14828">
            <text:p>14828</text:p>
          </table:table-cell>
          <table:table-cell table:formula="of:=([.$C$8]-([.E417]*[.$C$4]))" office:value-type="float" office:value="153.230275">
            <text:p>153.230275</text:p>
          </table:table-cell>
          <table:table-cell table:style-name="ce6" table:formula="of:=SQRT(ABS([.$D$2]^2-[.F417]^2))" office:value-type="float" office:value="61.2003498635782">
            <text:p>61.2003498636</text:p>
          </table:table-cell>
          <table:table-cell table:formula="of:=ABS([.B417]-[.G417])" office:value-type="float" office:value="0.000349863578570364">
            <text:p>0.0003498636</text:p>
          </table:table-cell>
          <table:table-cell table:number-columns-repeated="7"/>
        </table:table-row>
        <table:table-row table:style-name="ro4">
          <table:table-cell table:formula="of:=[.A417]+[.A$4]" office:value-type="float" office:value="122.699999999999">
            <text:p>122.7</text:p>
          </table:table-cell>
          <table:table-cell table:formula="of:=[.A418]/([.$D$4]*2)" office:value-type="float" office:value="61.3499999999996">
            <text:p>61.35</text:p>
          </table:table-cell>
          <table:table-cell table:formula="of:=SQRT(ABS([.$D$2]^2-[.B418]^2))" office:value-type="float" office:value="153.170419794424">
            <text:p>153.1704197944</text:p>
          </table:table-cell>
          <table:table-cell table:formula="of:=([.$C$10]-[.C418])*[.$B$4]" office:value-type="float" office:value="14903.3222346379">
            <text:p>14903.3222346379</text:p>
          </table:table-cell>
          <table:table-cell table:formula="of:=ROUND([.D418])" office:value-type="float" office:value="14903">
            <text:p>14903</text:p>
          </table:table-cell>
          <table:table-cell table:formula="of:=([.$C$8]-([.E418]*[.$C$4]))" office:value-type="float" office:value="153.17074375">
            <text:p>153.17074375</text:p>
          </table:table-cell>
          <table:table-cell table:style-name="ce6" table:formula="of:=SQRT(ABS([.$D$2]^2-[.F418]^2))" office:value-type="float" office:value="61.349191185148">
            <text:p>61.3491911851</text:p>
          </table:table-cell>
          <table:table-cell table:formula="of:=ABS([.B418]-[.G418])" office:value-type="float" office:value="0.00080881485159523">
            <text:p>0.0008088149</text:p>
          </table:table-cell>
          <table:table-cell table:number-columns-repeated="7"/>
        </table:table-row>
        <table:table-row table:style-name="ro4">
          <table:table-cell table:formula="of:=[.A418]+[.A$4]" office:value-type="float" office:value="122.999999999999">
            <text:p>123</text:p>
          </table:table-cell>
          <table:table-cell table:formula="of:=[.A419]/([.$D$4]*2)" office:value-type="float" office:value="61.4999999999996">
            <text:p>61.5</text:p>
          </table:table-cell>
          <table:table-cell table:formula="of:=SQRT(ABS([.$D$2]^2-[.B419]^2))" office:value-type="float" office:value="153.110254392056">
            <text:p>153.1102543921</text:p>
          </table:table-cell>
          <table:table-cell table:formula="of:=([.$C$10]-[.C419])*[.$B$4]" office:value-type="float" office:value="14979.1211667552">
            <text:p>14979.1211667552</text:p>
          </table:table-cell>
          <table:table-cell table:formula="of:=ROUND([.D419])" office:value-type="float" office:value="14979">
            <text:p>14979</text:p>
          </table:table-cell>
          <table:table-cell table:formula="of:=([.$C$8]-([.E419]*[.$C$4]))" office:value-type="float" office:value="153.11041875">
            <text:p>153.11041875</text:p>
          </table:table-cell>
          <table:table-cell table:style-name="ce6" table:formula="of:=SQRT(ABS([.$D$2]^2-[.F419]^2))" office:value-type="float" office:value="61.49959081327">
            <text:p>61.4995908133</text:p>
          </table:table-cell>
          <table:table-cell table:formula="of:=ABS([.B419]-[.G419])" office:value-type="float" office:value="0.00040918672956991">
            <text:p>0.0004091867</text:p>
          </table:table-cell>
          <table:table-cell table:number-columns-repeated="7"/>
        </table:table-row>
        <table:table-row table:style-name="ro4">
          <table:table-cell table:formula="of:=[.A419]+[.A$4]" office:value-type="float" office:value="123.299999999999">
            <text:p>123.3</text:p>
          </table:table-cell>
          <table:table-cell table:formula="of:=[.A420]/([.$D$4]*2)" office:value-type="float" office:value="61.6499999999996">
            <text:p>61.65</text:p>
          </table:table-cell>
          <table:table-cell table:formula="of:=SQRT(ABS([.$D$2]^2-[.B420]^2))" office:value-type="float" office:value="153.049918327322">
            <text:p>153.0499183273</text:p>
          </table:table-cell>
          <table:table-cell table:formula="of:=([.$C$10]-[.C420])*[.$B$4]" office:value-type="float" office:value="15055.1351065768">
            <text:p>15055.1351065768</text:p>
          </table:table-cell>
          <table:table-cell table:formula="of:=ROUND([.D420])" office:value-type="float" office:value="15055">
            <text:p>15055</text:p>
          </table:table-cell>
          <table:table-cell table:formula="of:=([.$C$8]-([.E420]*[.$C$4]))" office:value-type="float" office:value="153.05009375">
            <text:p>153.05009375</text:p>
          </table:table-cell>
          <table:table-cell table:style-name="ce6" table:formula="of:=SQRT(ABS([.$D$2]^2-[.F420]^2))" office:value-type="float" office:value="61.6495645006209">
            <text:p>61.6495645006</text:p>
          </table:table-cell>
          <table:table-cell table:formula="of:=ABS([.B420]-[.G420])" office:value-type="float" office:value="0.000435499378731663">
            <text:p>0.0004354994</text:p>
          </table:table-cell>
          <table:table-cell table:number-columns-repeated="7"/>
        </table:table-row>
        <table:table-row table:style-name="ro4">
          <table:table-cell table:formula="of:=[.A420]+[.A$4]" office:value-type="float" office:value="123.599999999999">
            <text:p>123.6</text:p>
          </table:table-cell>
          <table:table-cell table:formula="of:=[.A421]/([.$D$4]*2)" office:value-type="float" office:value="61.7999999999996">
            <text:p>61.8</text:p>
          </table:table-cell>
          <table:table-cell table:formula="of:=SQRT(ABS([.$D$2]^2-[.B421]^2))" office:value-type="float" office:value="152.989411398306">
            <text:p>152.9894113983</text:p>
          </table:table-cell>
          <table:table-cell table:formula="of:=([.$C$10]-[.C421])*[.$B$4]" office:value-type="float" office:value="15131.3643084875">
            <text:p>15131.3643084875</text:p>
          </table:table-cell>
          <table:table-cell table:formula="of:=ROUND([.D421])" office:value-type="float" office:value="15131">
            <text:p>15131</text:p>
          </table:table-cell>
          <table:table-cell table:formula="of:=([.$C$8]-([.E421]*[.$C$4]))" office:value-type="float" office:value="152.98976875">
            <text:p>152.98976875</text:p>
          </table:table-cell>
          <table:table-cell table:style-name="ce6" table:formula="of:=SQRT(ABS([.$D$2]^2-[.F421]^2))" office:value-type="float" office:value="61.7991153482113">
            <text:p>61.7991153482</text:p>
          </table:table-cell>
          <table:table-cell table:formula="of:=ABS([.B421]-[.G421])" office:value-type="float" office:value="0.000884651788283009">
            <text:p>0.0008846518</text:p>
          </table:table-cell>
          <table:table-cell table:number-columns-repeated="7"/>
        </table:table-row>
        <table:table-row table:style-name="ro4">
          <table:table-cell table:formula="of:=[.A421]+[.A$4]" office:value-type="float" office:value="123.899999999999">
            <text:p>123.9</text:p>
          </table:table-cell>
          <table:table-cell table:formula="of:=[.A422]/([.$D$4]*2)" office:value-type="float" office:value="61.9499999999996">
            <text:p>61.95</text:p>
          </table:table-cell>
          <table:table-cell table:formula="of:=SQRT(ABS([.$D$2]^2-[.B422]^2))" office:value-type="float" office:value="152.928733402196">
            <text:p>152.9287334022</text:p>
          </table:table-cell>
          <table:table-cell table:formula="of:=([.$C$10]-[.C422])*[.$B$4]" office:value-type="float" office:value="15207.8090279954">
            <text:p>15207.8090279954</text:p>
          </table:table-cell>
          <table:table-cell table:formula="of:=ROUND([.D422])" office:value-type="float" office:value="15208">
            <text:p>15208</text:p>
          </table:table-cell>
          <table:table-cell table:formula="of:=([.$C$8]-([.E422]*[.$C$4]))" office:value-type="float" office:value="152.92865">
            <text:p>152.92865</text:p>
          </table:table-cell>
          <table:table-cell table:style-name="ce6" table:formula="of:=SQRT(ABS([.$D$2]^2-[.F422]^2))" office:value-type="float" office:value="61.9502058848677">
            <text:p>61.9502058849</text:p>
          </table:table-cell>
          <table:table-cell table:formula="of:=ABS([.B422]-[.G422])" office:value-type="float" office:value="0.000205884868115902">
            <text:p>0.0002058849</text:p>
          </table:table-cell>
          <table:table-cell table:number-columns-repeated="7"/>
        </table:table-row>
        <table:table-row table:style-name="ro4">
          <table:table-cell table:formula="of:=[.A422]+[.A$4]" office:value-type="float" office:value="124.199999999999">
            <text:p>124.2</text:p>
          </table:table-cell>
          <table:table-cell table:formula="of:=[.A423]/([.$D$4]*2)" office:value-type="float" office:value="62.0999999999996">
            <text:p>62.1</text:p>
          </table:table-cell>
          <table:table-cell table:formula="of:=SQRT(ABS([.$D$2]^2-[.B423]^2))" office:value-type="float" office:value="152.867884135289">
            <text:p>152.8678841353</text:p>
          </table:table-cell>
          <table:table-cell table:formula="of:=([.$C$10]-[.C423])*[.$B$4]" office:value-type="float" office:value="15284.4695217374">
            <text:p>15284.4695217374</text:p>
          </table:table-cell>
          <table:table-cell table:formula="of:=ROUND([.D423])" office:value-type="float" office:value="15284">
            <text:p>15284</text:p>
          </table:table-cell>
          <table:table-cell table:formula="of:=([.$C$8]-([.E423]*[.$C$4]))" office:value-type="float" office:value="152.868325">
            <text:p>152.868325</text:p>
          </table:table-cell>
          <table:table-cell table:style-name="ce6" table:formula="of:=SQRT(ABS([.$D$2]^2-[.F423]^2))" office:value-type="float" office:value="62.0989147384588">
            <text:p>62.0989147385</text:p>
          </table:table-cell>
          <table:table-cell table:formula="of:=ABS([.B423]-[.G423])" office:value-type="float" office:value="0.00108526154080124">
            <text:p>0.0010852615</text:p>
          </table:table-cell>
          <table:table-cell table:number-columns-repeated="7"/>
        </table:table-row>
        <table:table-row table:style-name="ro4">
          <table:table-cell table:formula="of:=[.A423]+[.A$4]" office:value-type="float" office:value="124.499999999999">
            <text:p>124.5</text:p>
          </table:table-cell>
          <table:table-cell table:formula="of:=[.A424]/([.$D$4]*2)" office:value-type="float" office:value="62.2499999999996">
            <text:p>62.25</text:p>
          </table:table-cell>
          <table:table-cell table:formula="of:=SQRT(ABS([.$D$2]^2-[.B424]^2))" office:value-type="float" office:value="152.806863392977">
            <text:p>152.806863393</text:p>
          </table:table-cell>
          <table:table-cell table:formula="of:=([.$C$10]-[.C424])*[.$B$4]" office:value-type="float" office:value="15361.3460474839">
            <text:p>15361.3460474839</text:p>
          </table:table-cell>
          <table:table-cell table:formula="of:=ROUND([.D424])" office:value-type="float" office:value="15361">
            <text:p>15361</text:p>
          </table:table-cell>
          <table:table-cell table:formula="of:=([.$C$8]-([.E424]*[.$C$4]))" office:value-type="float" office:value="152.80720625">
            <text:p>152.80720625</text:p>
          </table:table-cell>
          <table:table-cell table:style-name="ce6" table:formula="of:=SQRT(ABS([.$D$2]^2-[.F424]^2))" office:value-type="float" office:value="62.2491583723825">
            <text:p>62.2491583724</text:p>
          </table:table-cell>
          <table:table-cell table:formula="of:=ABS([.B424]-[.G424])" office:value-type="float" office:value="0.000841627617077734">
            <text:p>0.0008416276</text:p>
          </table:table-cell>
          <table:table-cell table:number-columns-repeated="7"/>
        </table:table-row>
        <table:table-row table:style-name="ro4">
          <table:table-cell table:formula="of:=[.A424]+[.A$4]" office:value-type="float" office:value="124.799999999999">
            <text:p>124.8</text:p>
          </table:table-cell>
          <table:table-cell table:formula="of:=[.A425]/([.$D$4]*2)" office:value-type="float" office:value="62.3999999999996">
            <text:p>62.4</text:p>
          </table:table-cell>
          <table:table-cell table:formula="of:=SQRT(ABS([.$D$2]^2-[.B425]^2))" office:value-type="float" office:value="152.745670969753">
            <text:p>152.7456709698</text:p>
          </table:table-cell>
          <table:table-cell table:formula="of:=([.$C$10]-[.C425])*[.$B$4]" office:value-type="float" office:value="15438.4388641445">
            <text:p>15438.4388641445</text:p>
          </table:table-cell>
          <table:table-cell table:formula="of:=ROUND([.D425])" office:value-type="float" office:value="15438">
            <text:p>15438</text:p>
          </table:table-cell>
          <table:table-cell table:formula="of:=([.$C$8]-([.E425]*[.$C$4]))" office:value-type="float" office:value="152.7460875">
            <text:p>152.7460875</text:p>
          </table:table-cell>
          <table:table-cell table:style-name="ce6" table:formula="of:=SQRT(ABS([.$D$2]^2-[.F425]^2))" office:value-type="float" office:value="62.3989803878425">
            <text:p>62.3989803878</text:p>
          </table:table-cell>
          <table:table-cell table:formula="of:=ABS([.B425]-[.G425])" office:value-type="float" office:value="0.00101961215712976">
            <text:p>0.0010196122</text:p>
          </table:table-cell>
          <table:table-cell table:number-columns-repeated="7"/>
        </table:table-row>
        <table:table-row table:style-name="ro4">
          <table:table-cell table:formula="of:=[.A425]+[.A$4]" office:value-type="float" office:value="125.099999999999">
            <text:p>125.1</text:p>
          </table:table-cell>
          <table:table-cell table:formula="of:=[.A426]/([.$D$4]*2)" office:value-type="float" office:value="62.5499999999996">
            <text:p>62.55</text:p>
          </table:table-cell>
          <table:table-cell table:formula="of:=SQRT(ABS([.$D$2]^2-[.B426]^2))" office:value-type="float" office:value="152.684306659198">
            <text:p>152.6843066592</text:p>
          </table:table-cell>
          <table:table-cell table:formula="of:=([.$C$10]-[.C426])*[.$B$4]" office:value-type="float" office:value="15515.7482317728">
            <text:p>15515.7482317728</text:p>
          </table:table-cell>
          <table:table-cell table:formula="of:=ROUND([.D426])" office:value-type="float" office:value="15516">
            <text:p>15516</text:p>
          </table:table-cell>
          <table:table-cell table:formula="of:=([.$C$8]-([.E426]*[.$C$4]))" office:value-type="float" office:value="152.684175">
            <text:p>152.684175</text:p>
          </table:table-cell>
          <table:table-cell table:style-name="ce6" table:formula="of:=SQRT(ABS([.$D$2]^2-[.F426]^2))" office:value-type="float" office:value="62.5503213786258">
            <text:p>62.5503213786</text:p>
          </table:table-cell>
          <table:table-cell table:formula="of:=ABS([.B426]-[.G426])" office:value-type="float" office:value="0.00032137862621795">
            <text:p>0.0003213786</text:p>
          </table:table-cell>
          <table:table-cell table:number-columns-repeated="7"/>
        </table:table-row>
        <table:table-row table:style-name="ro4">
          <table:table-cell table:formula="of:=[.A426]+[.A$4]" office:value-type="float" office:value="125.399999999999">
            <text:p>125.4</text:p>
          </table:table-cell>
          <table:table-cell table:formula="of:=[.A427]/([.$D$4]*2)" office:value-type="float" office:value="62.6999999999996">
            <text:p>62.7</text:p>
          </table:table-cell>
          <table:table-cell table:formula="of:=SQRT(ABS([.$D$2]^2-[.B427]^2))" office:value-type="float" office:value="152.622770253983">
            <text:p>152.622770254</text:p>
          </table:table-cell>
          <table:table-cell table:formula="of:=([.$C$10]-[.C427])*[.$B$4]" office:value-type="float" office:value="15593.2744115714">
            <text:p>15593.2744115714</text:p>
          </table:table-cell>
          <table:table-cell table:formula="of:=ROUND([.D427])" office:value-type="float" office:value="15593">
            <text:p>15593</text:p>
          </table:table-cell>
          <table:table-cell table:formula="of:=([.$C$8]-([.E427]*[.$C$4]))" office:value-type="float" office:value="152.62305625">
            <text:p>152.62305625</text:p>
          </table:table-cell>
          <table:table-cell table:style-name="ce6" table:formula="of:=SQRT(ABS([.$D$2]^2-[.F427]^2))" office:value-type="float" office:value="62.6993038311379">
            <text:p>62.6993038311</text:p>
          </table:table-cell>
          <table:table-cell table:formula="of:=ABS([.B427]-[.G427])" office:value-type="float" office:value="0.000696168861715307">
            <text:p>0.0006961689</text:p>
          </table:table-cell>
          <table:table-cell table:number-columns-repeated="7"/>
        </table:table-row>
        <table:table-row table:style-name="ro4">
          <table:table-cell table:formula="of:=[.A427]+[.A$4]" office:value-type="float" office:value="125.699999999999">
            <text:p>125.7</text:p>
          </table:table-cell>
          <table:table-cell table:formula="of:=[.A428]/([.$D$4]*2)" office:value-type="float" office:value="62.8499999999996">
            <text:p>62.85</text:p>
          </table:table-cell>
          <table:table-cell table:formula="of:=SQRT(ABS([.$D$2]^2-[.B428]^2))" office:value-type="float" office:value="152.561061545861">
            <text:p>152.5610615459</text:p>
          </table:table-cell>
          <table:table-cell table:formula="of:=([.$C$10]-[.C428])*[.$B$4]" office:value-type="float" office:value="15671.017665898">
            <text:p>15671.017665898</text:p>
          </table:table-cell>
          <table:table-cell table:formula="of:=ROUND([.D428])" office:value-type="float" office:value="15671">
            <text:p>15671</text:p>
          </table:table-cell>
          <table:table-cell table:formula="of:=([.$C$8]-([.E428]*[.$C$4]))" office:value-type="float" office:value="152.56114375">
            <text:p>152.56114375</text:p>
          </table:table-cell>
          <table:table-cell table:style-name="ce6" table:formula="of:=SQRT(ABS([.$D$2]^2-[.F428]^2))" office:value-type="float" office:value="62.8498004586477">
            <text:p>62.8498004586</text:p>
          </table:table-cell>
          <table:table-cell table:formula="of:=ABS([.B428]-[.G428])" office:value-type="float" office:value="0.00019954135188982">
            <text:p>0.0001995414</text:p>
          </table:table-cell>
          <table:table-cell table:number-columns-repeated="7"/>
        </table:table-row>
        <table:table-row table:style-name="ro4">
          <table:table-cell table:formula="of:=[.A428]+[.A$4]" office:value-type="float" office:value="125.999999999999">
            <text:p>126</text:p>
          </table:table-cell>
          <table:table-cell table:formula="of:=[.A429]/([.$D$4]*2)" office:value-type="float" office:value="62.9999999999996">
            <text:p>63</text:p>
          </table:table-cell>
          <table:table-cell table:formula="of:=SQRT(ABS([.$D$2]^2-[.B429]^2))" office:value-type="float" office:value="152.499180325666">
            <text:p>152.4991803257</text:p>
          </table:table-cell>
          <table:table-cell table:formula="of:=([.$C$10]-[.C429])*[.$B$4]" office:value-type="float" office:value="15748.9782582697">
            <text:p>15748.9782582697</text:p>
          </table:table-cell>
          <table:table-cell table:formula="of:=ROUND([.D429])" office:value-type="float" office:value="15749">
            <text:p>15749</text:p>
          </table:table-cell>
          <table:table-cell table:formula="of:=([.$C$8]-([.E429]*[.$C$4]))" office:value-type="float" office:value="152.49923125">
            <text:p>152.49923125</text:p>
          </table:table-cell>
          <table:table-cell table:style-name="ce6" table:formula="of:=SQRT(ABS([.$D$2]^2-[.F429]^2))" office:value-type="float" office:value="62.9998767313002">
            <text:p>62.9998767313</text:p>
          </table:table-cell>
          <table:table-cell table:formula="of:=ABS([.B429]-[.G429])" office:value-type="float" office:value="0.00012326869936885">
            <text:p>0.0001232687</text:p>
          </table:table-cell>
          <table:table-cell table:number-columns-repeated="7"/>
        </table:table-row>
        <table:table-row table:style-name="ro4">
          <table:table-cell table:formula="of:=[.A429]+[.A$4]" office:value-type="float" office:value="126.299999999999">
            <text:p>126.3</text:p>
          </table:table-cell>
          <table:table-cell table:formula="of:=[.A430]/([.$D$4]*2)" office:value-type="float" office:value="63.1499999999996">
            <text:p>63.15</text:p>
          </table:table-cell>
          <table:table-cell table:formula="of:=SQRT(ABS([.$D$2]^2-[.B430]^2))" office:value-type="float" office:value="152.437126383306">
            <text:p>152.4371263833</text:p>
          </table:table-cell>
          <table:table-cell table:formula="of:=([.$C$10]-[.C430])*[.$B$4]" office:value-type="float" office:value="15827.1564533689">
            <text:p>15827.1564533689</text:p>
          </table:table-cell>
          <table:table-cell table:formula="of:=ROUND([.D430])" office:value-type="float" office:value="15827">
            <text:p>15827</text:p>
          </table:table-cell>
          <table:table-cell table:formula="of:=([.$C$8]-([.E430]*[.$C$4]))" office:value-type="float" office:value="152.43731875">
            <text:p>152.43731875</text:p>
          </table:table-cell>
          <table:table-cell table:style-name="ce6" table:formula="of:=SQRT(ABS([.$D$2]^2-[.F430]^2))" office:value-type="float" office:value="63.1495356460433">
            <text:p>63.149535646</text:p>
          </table:table-cell>
          <table:table-cell table:formula="of:=ABS([.B430]-[.G430])" office:value-type="float" office:value="0.00046435395625366">
            <text:p>0.000464354</text:p>
          </table:table-cell>
          <table:table-cell table:number-columns-repeated="7"/>
        </table:table-row>
        <table:table-row table:style-name="ro4">
          <table:table-cell table:formula="of:=[.A430]+[.A$4]" office:value-type="float" office:value="126.599999999999">
            <text:p>126.6</text:p>
          </table:table-cell>
          <table:table-cell table:formula="of:=[.A431]/([.$D$4]*2)" office:value-type="float" office:value="63.2999999999996">
            <text:p>63.3</text:p>
          </table:table-cell>
          <table:table-cell table:formula="of:=SQRT(ABS([.$D$2]^2-[.B431]^2))" office:value-type="float" office:value="152.37489950776">
            <text:p>152.3748995078</text:p>
          </table:table-cell>
          <table:table-cell table:formula="of:=([.$C$10]-[.C431])*[.$B$4]" office:value-type="float" office:value="15905.5525170487">
            <text:p>15905.5525170487</text:p>
          </table:table-cell>
          <table:table-cell table:formula="of:=ROUND([.D431])" office:value-type="float" office:value="15906">
            <text:p>15906</text:p>
          </table:table-cell>
          <table:table-cell table:formula="of:=([.$C$8]-([.E431]*[.$C$4]))" office:value-type="float" office:value="152.3746125">
            <text:p>152.3746125</text:p>
          </table:table-cell>
          <table:table-cell table:style-name="ce6" table:formula="of:=SQRT(ABS([.$D$2]^2-[.F431]^2))" office:value-type="float" office:value="63.3006908767577">
            <text:p>63.3006908768</text:p>
          </table:table-cell>
          <table:table-cell table:formula="of:=ABS([.B431]-[.G431])" office:value-type="float" office:value="0.000690876758156378">
            <text:p>0.0006908768</text:p>
          </table:table-cell>
          <table:table-cell table:number-columns-repeated="7"/>
        </table:table-row>
        <table:table-row table:style-name="ro4">
          <table:table-cell table:formula="of:=[.A431]+[.A$4]" office:value-type="float" office:value="126.899999999999">
            <text:p>126.9</text:p>
          </table:table-cell>
          <table:table-cell table:formula="of:=[.A432]/([.$D$4]*2)" office:value-type="float" office:value="63.4499999999996">
            <text:p>63.45</text:p>
          </table:table-cell>
          <table:table-cell table:formula="of:=SQRT(ABS([.$D$2]^2-[.B432]^2))" office:value-type="float" office:value="152.312499487074">
            <text:p>152.3124994871</text:p>
          </table:table-cell>
          <table:table-cell table:formula="of:=([.$C$10]-[.C432])*[.$B$4]" office:value-type="float" office:value="15984.166716338">
            <text:p>15984.166716338</text:p>
          </table:table-cell>
          <table:table-cell table:formula="of:=ROUND([.D432])" office:value-type="float" office:value="15984">
            <text:p>15984</text:p>
          </table:table-cell>
          <table:table-cell table:formula="of:=([.$C$8]-([.E432]*[.$C$4]))" office:value-type="float" office:value="152.3127">
            <text:p>152.3127</text:p>
          </table:table-cell>
          <table:table-cell table:style-name="ce6" table:formula="of:=SQRT(ABS([.$D$2]^2-[.F432]^2))" office:value-type="float" office:value="63.4495186641317">
            <text:p>63.4495186641</text:p>
          </table:table-cell>
          <table:table-cell table:formula="of:=ABS([.B432]-[.G432])" office:value-type="float" office:value="0.000481335867860366">
            <text:p>0.0004813359</text:p>
          </table:table-cell>
          <table:table-cell table:number-columns-repeated="7"/>
        </table:table-row>
        <table:table-row table:style-name="ro4">
          <table:table-cell table:formula="of:=[.A432]+[.A$4]" office:value-type="float" office:value="127.199999999999">
            <text:p>127.2</text:p>
          </table:table-cell>
          <table:table-cell table:formula="of:=[.A433]/([.$D$4]*2)" office:value-type="float" office:value="63.5999999999996">
            <text:p>63.6</text:p>
          </table:table-cell>
          <table:table-cell table:formula="of:=SQRT(ABS([.$D$2]^2-[.B433]^2))" office:value-type="float" office:value="152.249926108357">
            <text:p>152.2499261084</text:p>
          </table:table-cell>
          <table:table-cell table:formula="of:=([.$C$10]-[.C433])*[.$B$4]" office:value-type="float" office:value="16062.999319447">
            <text:p>16062.999319447</text:p>
          </table:table-cell>
          <table:table-cell table:formula="of:=ROUND([.D433])" office:value-type="float" office:value="16063">
            <text:p>16063</text:p>
          </table:table-cell>
          <table:table-cell table:formula="of:=([.$C$8]-([.E433]*[.$C$4]))" office:value-type="float" office:value="152.24999375">
            <text:p>152.24999375</text:p>
          </table:table-cell>
          <table:table-cell table:style-name="ce6" table:formula="of:=SQRT(ABS([.$D$2]^2-[.F433]^2))" office:value-type="float" office:value="63.5998380746757">
            <text:p>63.5998380747</text:p>
          </table:table-cell>
          <table:table-cell table:formula="of:=ABS([.B433]-[.G433])" office:value-type="float" office:value="0.000161925323908463">
            <text:p>0.0001619253</text:p>
          </table:table-cell>
          <table:table-cell table:number-columns-repeated="7"/>
        </table:table-row>
        <table:table-row table:style-name="ro4">
          <table:table-cell table:formula="of:=[.A433]+[.A$4]" office:value-type="float" office:value="127.499999999999">
            <text:p>127.5</text:p>
          </table:table-cell>
          <table:table-cell table:formula="of:=[.A434]/([.$D$4]*2)" office:value-type="float" office:value="63.7499999999996">
            <text:p>63.75</text:p>
          </table:table-cell>
          <table:table-cell table:formula="of:=SQRT(ABS([.$D$2]^2-[.B434]^2))" office:value-type="float" office:value="152.187179157773">
            <text:p>152.1871791578</text:p>
          </table:table-cell>
          <table:table-cell table:formula="of:=([.$C$10]-[.C434])*[.$B$4]" office:value-type="float" office:value="16142.0505957731">
            <text:p>16142.0505957731</text:p>
          </table:table-cell>
          <table:table-cell table:formula="of:=ROUND([.D434])" office:value-type="float" office:value="16142">
            <text:p>16142</text:p>
          </table:table-cell>
          <table:table-cell table:formula="of:=([.$C$8]-([.E434]*[.$C$4]))" office:value-type="float" office:value="152.1872875">
            <text:p>152.1872875</text:p>
          </table:table-cell>
          <table:table-cell table:style-name="ce6" table:formula="of:=SQRT(ABS([.$D$2]^2-[.F434]^2))" office:value-type="float" office:value="63.7497413594153">
            <text:p>63.7497413594</text:p>
          </table:table-cell>
          <table:table-cell table:formula="of:=ABS([.B434]-[.G434])" office:value-type="float" office:value="0.000258640584270609">
            <text:p>0.0002586406</text:p>
          </table:table-cell>
          <table:table-cell table:number-columns-repeated="7"/>
        </table:table-row>
        <table:table-row table:style-name="ro4">
          <table:table-cell table:formula="of:=[.A434]+[.A$4]" office:value-type="float" office:value="127.799999999999">
            <text:p>127.8</text:p>
          </table:table-cell>
          <table:table-cell table:formula="of:=[.A435]/([.$D$4]*2)" office:value-type="float" office:value="63.8999999999996">
            <text:p>63.9</text:p>
          </table:table-cell>
          <table:table-cell table:formula="of:=SQRT(ABS([.$D$2]^2-[.B435]^2))" office:value-type="float" office:value="152.124258420543">
            <text:p>152.1242584205</text:p>
          </table:table-cell>
          <table:table-cell table:formula="of:=([.$C$10]-[.C435])*[.$B$4]" office:value-type="float" office:value="16221.3208159056">
            <text:p>16221.3208159056</text:p>
          </table:table-cell>
          <table:table-cell table:formula="of:=ROUND([.D435])" office:value-type="float" office:value="16221">
            <text:p>16221</text:p>
          </table:table-cell>
          <table:table-cell table:formula="of:=([.$C$8]-([.E435]*[.$C$4]))" office:value-type="float" office:value="152.12458125">
            <text:p>152.12458125</text:p>
          </table:table-cell>
          <table:table-cell table:style-name="ce6" table:formula="of:=SQRT(ABS([.$D$2]^2-[.F435]^2))" office:value-type="float" office:value="63.8992314469599">
            <text:p>63.899231447</text:p>
          </table:table-cell>
          <table:table-cell table:formula="of:=ABS([.B435]-[.G435])" office:value-type="float" office:value="0.000768553039691255">
            <text:p>0.000768553</text:p>
          </table:table-cell>
          <table:table-cell table:number-columns-repeated="7"/>
        </table:table-row>
        <table:table-row table:style-name="ro4">
          <table:table-cell table:formula="of:=[.A435]+[.A$4]" office:value-type="float" office:value="128.099999999999">
            <text:p>128.1</text:p>
          </table:table-cell>
          <table:table-cell table:formula="of:=[.A436]/([.$D$4]*2)" office:value-type="float" office:value="64.0499999999996">
            <text:p>64.05</text:p>
          </table:table-cell>
          <table:table-cell table:formula="of:=SQRT(ABS([.$D$2]^2-[.B436]^2))" office:value-type="float" office:value="152.061163680935">
            <text:p>152.0611636809</text:p>
          </table:table-cell>
          <table:table-cell table:formula="of:=([.$C$10]-[.C436])*[.$B$4]" office:value-type="float" office:value="16300.810251632">
            <text:p>16300.810251632</text:p>
          </table:table-cell>
          <table:table-cell table:formula="of:=ROUND([.D436])" office:value-type="float" office:value="16301">
            <text:p>16301</text:p>
          </table:table-cell>
          <table:table-cell table:formula="of:=([.$C$8]-([.E436]*[.$C$4]))" office:value-type="float" office:value="152.06108125">
            <text:p>152.06108125</text:p>
          </table:table-cell>
          <table:table-cell table:style-name="ce6" table:formula="of:=SQRT(ABS([.$D$2]^2-[.F436]^2))" office:value-type="float" office:value="64.0501956990055">
            <text:p>64.050195699</text:p>
          </table:table-cell>
          <table:table-cell table:formula="of:=ABS([.B436]-[.G436])" office:value-type="float" office:value="0.000195699005885785">
            <text:p>0.000195699</text:p>
          </table:table-cell>
          <table:table-cell table:number-columns-repeated="7"/>
        </table:table-row>
        <table:table-row table:style-name="ro4">
          <table:table-cell table:formula="of:=[.A436]+[.A$4]" office:value-type="float" office:value="128.399999999999">
            <text:p>128.4</text:p>
          </table:table-cell>
          <table:table-cell table:formula="of:=[.A437]/([.$D$4]*2)" office:value-type="float" office:value="64.1999999999996">
            <text:p>64.2</text:p>
          </table:table-cell>
          <table:table-cell table:formula="of:=SQRT(ABS([.$D$2]^2-[.B437]^2))" office:value-type="float" office:value="151.997894722263">
            <text:p>151.9978947223</text:p>
          </table:table-cell>
          <table:table-cell table:formula="of:=([.$C$10]-[.C437])*[.$B$4]" office:value-type="float" office:value="16380.5191759433">
            <text:p>16380.5191759433</text:p>
          </table:table-cell>
          <table:table-cell table:formula="of:=ROUND([.D437])" office:value-type="float" office:value="16381">
            <text:p>16381</text:p>
          </table:table-cell>
          <table:table-cell table:formula="of:=([.$C$8]-([.E437]*[.$C$4]))" office:value-type="float" office:value="151.99758125">
            <text:p>151.99758125</text:p>
          </table:table-cell>
          <table:table-cell table:style-name="ce6" table:formula="of:=SQRT(ABS([.$D$2]^2-[.F437]^2))" office:value-type="float" office:value="64.2007421619848">
            <text:p>64.200742162</text:p>
          </table:table-cell>
          <table:table-cell table:formula="of:=ABS([.B437]-[.G437])" office:value-type="float" office:value="0.000742161985201051">
            <text:p>0.000742162</text:p>
          </table:table-cell>
          <table:table-cell table:number-columns-repeated="7"/>
        </table:table-row>
        <table:table-row table:style-name="ro4">
          <table:table-cell table:formula="of:=[.A437]+[.A$4]" office:value-type="float" office:value="128.699999999999">
            <text:p>128.7</text:p>
          </table:table-cell>
          <table:table-cell table:formula="of:=[.A438]/([.$D$4]*2)" office:value-type="float" office:value="64.3499999999996">
            <text:p>64.35</text:p>
          </table:table-cell>
          <table:table-cell table:formula="of:=SQRT(ABS([.$D$2]^2-[.B438]^2))" office:value-type="float" office:value="151.93445132688">
            <text:p>151.9344513269</text:p>
          </table:table-cell>
          <table:table-cell table:formula="of:=([.$C$10]-[.C438])*[.$B$4]" office:value-type="float" office:value="16460.4478630397">
            <text:p>16460.4478630397</text:p>
          </table:table-cell>
          <table:table-cell table:formula="of:=ROUND([.D438])" office:value-type="float" office:value="16460">
            <text:p>16460</text:p>
          </table:table-cell>
          <table:table-cell table:formula="of:=([.$C$8]-([.E438]*[.$C$4]))" office:value-type="float" office:value="151.934875">
            <text:p>151.934875</text:p>
          </table:table-cell>
          <table:table-cell table:style-name="ce6" table:formula="of:=SQRT(ABS([.$D$2]^2-[.F438]^2))" office:value-type="float" office:value="64.3489996715906">
            <text:p>64.3489996716</text:p>
          </table:table-cell>
          <table:table-cell table:formula="of:=ABS([.B438]-[.G438])" office:value-type="float" office:value="0.00100032840893505">
            <text:p>0.0010003284</text:p>
          </table:table-cell>
          <table:table-cell table:number-columns-repeated="7"/>
        </table:table-row>
        <table:table-row table:style-name="ro4">
          <table:table-cell table:formula="of:=[.A438]+[.A$4]" office:value-type="float" office:value="128.999999999999">
            <text:p>129</text:p>
          </table:table-cell>
          <table:table-cell table:formula="of:=[.A439]/([.$D$4]*2)" office:value-type="float" office:value="64.4999999999996">
            <text:p>64.5</text:p>
          </table:table-cell>
          <table:table-cell table:formula="of:=SQRT(ABS([.$D$2]^2-[.B439]^2))" office:value-type="float" office:value="151.870833276176">
            <text:p>151.8708332762</text:p>
          </table:table-cell>
          <table:table-cell table:formula="of:=([.$C$10]-[.C439])*[.$B$4]" office:value-type="float" office:value="16540.596588336">
            <text:p>16540.596588336</text:p>
          </table:table-cell>
          <table:table-cell table:formula="of:=ROUND([.D439])" office:value-type="float" office:value="16541">
            <text:p>16541</text:p>
          </table:table-cell>
          <table:table-cell table:formula="of:=([.$C$8]-([.E439]*[.$C$4]))" office:value-type="float" office:value="151.87058125">
            <text:p>151.87058125</text:p>
          </table:table-cell>
          <table:table-cell table:style-name="ce6" table:formula="of:=SQRT(ABS([.$D$2]^2-[.F439]^2))" office:value-type="float" office:value="64.5005934142249">
            <text:p>64.5005934142</text:p>
          </table:table-cell>
          <table:table-cell table:formula="of:=ABS([.B439]-[.G439])" office:value-type="float" office:value="0.000593414225306788">
            <text:p>0.0005934142</text:p>
          </table:table-cell>
          <table:table-cell table:number-columns-repeated="7"/>
        </table:table-row>
        <table:table-row table:style-name="ro4">
          <table:table-cell table:formula="of:=[.A439]+[.A$4]" office:value-type="float" office:value="129.299999999999">
            <text:p>129.3</text:p>
          </table:table-cell>
          <table:table-cell table:formula="of:=[.A440]/([.$D$4]*2)" office:value-type="float" office:value="64.6499999999996">
            <text:p>64.65</text:p>
          </table:table-cell>
          <table:table-cell table:formula="of:=SQRT(ABS([.$D$2]^2-[.B440]^2))" office:value-type="float" office:value="151.807040350572">
            <text:p>151.8070403506</text:p>
          </table:table-cell>
          <table:table-cell table:formula="of:=([.$C$10]-[.C440])*[.$B$4]" office:value-type="float" office:value="16620.9656284677">
            <text:p>16620.9656284677</text:p>
          </table:table-cell>
          <table:table-cell table:formula="of:=ROUND([.D440])" office:value-type="float" office:value="16621">
            <text:p>16621</text:p>
          </table:table-cell>
          <table:table-cell table:formula="of:=([.$C$8]-([.E440]*[.$C$4]))" office:value-type="float" office:value="151.80708125">
            <text:p>151.80708125</text:p>
          </table:table-cell>
          <table:table-cell table:style-name="ce6" table:formula="of:=SQRT(ABS([.$D$2]^2-[.F440]^2))" office:value-type="float" office:value="64.6499039624646">
            <text:p>64.6499039625</text:p>
          </table:table-cell>
          <table:table-cell table:formula="of:=ABS([.B440]-[.G440])" office:value-type="float" office:value="0.0000960375350018694">
            <text:p>9.60375350018694E-005</text:p>
          </table:table-cell>
          <table:table-cell table:number-columns-repeated="7"/>
        </table:table-row>
        <table:table-row table:style-name="ro4">
          <table:table-cell table:formula="of:=[.A440]+[.A$4]" office:value-type="float" office:value="129.599999999999">
            <text:p>129.6</text:p>
          </table:table-cell>
          <table:table-cell table:formula="of:=[.A441]/([.$D$4]*2)" office:value-type="float" office:value="64.7999999999996">
            <text:p>64.8</text:p>
          </table:table-cell>
          <table:table-cell table:formula="of:=SQRT(ABS([.$D$2]^2-[.B441]^2))" office:value-type="float" office:value="151.743072329514">
            <text:p>151.7430723295</text:p>
          </table:table-cell>
          <table:table-cell table:formula="of:=([.$C$10]-[.C441])*[.$B$4]" office:value-type="float" office:value="16701.5552612963">
            <text:p>16701.5552612963</text:p>
          </table:table-cell>
          <table:table-cell table:formula="of:=ROUND([.D441])" office:value-type="float" office:value="16702">
            <text:p>16702</text:p>
          </table:table-cell>
          <table:table-cell table:formula="of:=([.$C$8]-([.E441]*[.$C$4]))" office:value-type="float" office:value="151.7427875">
            <text:p>151.7427875</text:p>
          </table:table-cell>
          <table:table-cell table:style-name="ce6" table:formula="of:=SQRT(ABS([.$D$2]^2-[.F441]^2))" office:value-type="float" office:value="64.8006669852236">
            <text:p>64.8006669852</text:p>
          </table:table-cell>
          <table:table-cell table:formula="of:=ABS([.B441]-[.G441])" office:value-type="float" office:value="0.000666985224000882">
            <text:p>0.0006669852</text:p>
          </table:table-cell>
          <table:table-cell table:number-columns-repeated="7"/>
        </table:table-row>
        <table:table-row table:style-name="ro4">
          <table:table-cell table:formula="of:=[.A441]+[.A$4]" office:value-type="float" office:value="129.899999999999">
            <text:p>129.9</text:p>
          </table:table-cell>
          <table:table-cell table:formula="of:=[.A442]/([.$D$4]*2)" office:value-type="float" office:value="64.9499999999996">
            <text:p>64.95</text:p>
          </table:table-cell>
          <table:table-cell table:formula="of:=SQRT(ABS([.$D$2]^2-[.B442]^2))" office:value-type="float" office:value="151.678928991472">
            <text:p>151.6789289915</text:p>
          </table:table-cell>
          <table:table-cell table:formula="of:=([.$C$10]-[.C442])*[.$B$4]" office:value-type="float" office:value="16782.3657659157">
            <text:p>16782.3657659157</text:p>
          </table:table-cell>
          <table:table-cell table:formula="of:=ROUND([.D442])" office:value-type="float" office:value="16782">
            <text:p>16782</text:p>
          </table:table-cell>
          <table:table-cell table:formula="of:=([.$C$8]-([.E442]*[.$C$4]))" office:value-type="float" office:value="151.6792875">
            <text:p>151.6792875</text:p>
          </table:table-cell>
          <table:table-cell table:style-name="ce6" table:formula="of:=SQRT(ABS([.$D$2]^2-[.F442]^2))" office:value-type="float" office:value="64.9491627620584">
            <text:p>64.9491627621</text:p>
          </table:table-cell>
          <table:table-cell table:formula="of:=ABS([.B442]-[.G442])" office:value-type="float" office:value="0.000837237941254898">
            <text:p>0.0008372379</text:p>
          </table:table-cell>
          <table:table-cell table:number-columns-repeated="7"/>
        </table:table-row>
        <table:table-row table:style-name="ro4">
          <table:table-cell table:formula="of:=[.A442]+[.A$4]" office:value-type="float" office:value="130.199999999999">
            <text:p>130.2</text:p>
          </table:table-cell>
          <table:table-cell table:formula="of:=[.A443]/([.$D$4]*2)" office:value-type="float" office:value="65.0999999999996">
            <text:p>65.1</text:p>
          </table:table-cell>
          <table:table-cell table:formula="of:=SQRT(ABS([.$D$2]^2-[.B443]^2))" office:value-type="float" office:value="151.614610113933">
            <text:p>151.6146101139</text:p>
          </table:table-cell>
          <table:table-cell table:formula="of:=([.$C$10]-[.C443])*[.$B$4]" office:value-type="float" office:value="16863.3974226574">
            <text:p>16863.3974226574</text:p>
          </table:table-cell>
          <table:table-cell table:formula="of:=ROUND([.D443])" office:value-type="float" office:value="16863">
            <text:p>16863</text:p>
          </table:table-cell>
          <table:table-cell table:formula="of:=([.$C$8]-([.E443]*[.$C$4]))" office:value-type="float" office:value="151.61499375">
            <text:p>151.61499375</text:p>
          </table:table-cell>
          <table:table-cell table:style-name="ce6" table:formula="of:=SQRT(ABS([.$D$2]^2-[.F443]^2))" office:value-type="float" office:value="65.0991065237263">
            <text:p>65.0991065237</text:p>
          </table:table-cell>
          <table:table-cell table:formula="of:=ABS([.B443]-[.G443])" office:value-type="float" office:value="0.000893476273319038">
            <text:p>0.0008934763</text:p>
          </table:table-cell>
          <table:table-cell table:number-columns-repeated="7"/>
        </table:table-row>
        <table:table-row table:style-name="ro4">
          <table:table-cell table:formula="of:=[.A443]+[.A$4]" office:value-type="float" office:value="130.499999999999">
            <text:p>130.5</text:p>
          </table:table-cell>
          <table:table-cell table:formula="of:=[.A444]/([.$D$4]*2)" office:value-type="float" office:value="65.2499999999996">
            <text:p>65.25</text:p>
          </table:table-cell>
          <table:table-cell table:formula="of:=SQRT(ABS([.$D$2]^2-[.B444]^2))" office:value-type="float" office:value="151.550115473397">
            <text:p>151.5501154734</text:p>
          </table:table-cell>
          <table:table-cell table:formula="of:=([.$C$10]-[.C444])*[.$B$4]" office:value-type="float" office:value="16944.6505130966">
            <text:p>16944.6505130966</text:p>
          </table:table-cell>
          <table:table-cell table:formula="of:=ROUND([.D444])" office:value-type="float" office:value="16945">
            <text:p>16945</text:p>
          </table:table-cell>
          <table:table-cell table:formula="of:=([.$C$8]-([.E444]*[.$C$4]))" office:value-type="float" office:value="151.54990625">
            <text:p>151.54990625</text:p>
          </table:table-cell>
          <table:table-cell table:style-name="ce6" table:formula="of:=SQRT(ABS([.$D$2]^2-[.F444]^2))" office:value-type="float" office:value="65.2504859416098">
            <text:p>65.2504859416</text:p>
          </table:table-cell>
          <table:table-cell table:formula="of:=ABS([.B444]-[.G444])" office:value-type="float" office:value="0.00048594161013682">
            <text:p>0.0004859416</text:p>
          </table:table-cell>
          <table:table-cell table:number-columns-repeated="7"/>
        </table:table-row>
        <table:table-row table:style-name="ro4">
          <table:table-cell table:formula="of:=[.A444]+[.A$4]" office:value-type="float" office:value="130.799999999999">
            <text:p>130.8</text:p>
          </table:table-cell>
          <table:table-cell table:formula="of:=[.A445]/([.$D$4]*2)" office:value-type="float" office:value="65.3999999999996">
            <text:p>65.4</text:p>
          </table:table-cell>
          <table:table-cell table:formula="of:=SQRT(ABS([.$D$2]^2-[.B445]^2))" office:value-type="float" office:value="151.485444845371">
            <text:p>151.4854448454</text:p>
          </table:table-cell>
          <table:table-cell table:formula="of:=([.$C$10]-[.C445])*[.$B$4]" office:value-type="float" office:value="17026.1253200584">
            <text:p>17026.1253200584</text:p>
          </table:table-cell>
          <table:table-cell table:formula="of:=ROUND([.D445])" office:value-type="float" office:value="17026">
            <text:p>17026</text:p>
          </table:table-cell>
          <table:table-cell table:formula="of:=([.$C$8]-([.E445]*[.$C$4]))" office:value-type="float" office:value="151.4856125">
            <text:p>151.4856125</text:p>
          </table:table-cell>
          <table:table-cell table:style-name="ce6" table:formula="of:=SQRT(ABS([.$D$2]^2-[.F445]^2))" office:value-type="float" office:value="65.3996116616899">
            <text:p>65.3996116617</text:p>
          </table:table-cell>
          <table:table-cell table:formula="of:=ABS([.B445]-[.G445])" office:value-type="float" office:value="0.000388338309733172">
            <text:p>0.0003883383</text:p>
          </table:table-cell>
          <table:table-cell table:number-columns-repeated="7"/>
        </table:table-row>
        <table:table-row table:style-name="ro4">
          <table:table-cell table:formula="of:=[.A445]+[.A$4]" office:value-type="float" office:value="131.099999999999">
            <text:p>131.1</text:p>
          </table:table-cell>
          <table:table-cell table:formula="of:=[.A446]/([.$D$4]*2)" office:value-type="float" office:value="65.5499999999996">
            <text:p>65.55</text:p>
          </table:table-cell>
          <table:table-cell table:formula="of:=SQRT(ABS([.$D$2]^2-[.B446]^2))" office:value-type="float" office:value="151.420598004367">
            <text:p>151.4205980044</text:p>
          </table:table-cell>
          <table:table-cell table:formula="of:=([.$C$10]-[.C446])*[.$B$4]" office:value-type="float" office:value="17107.8221276233">
            <text:p>17107.8221276233</text:p>
          </table:table-cell>
          <table:table-cell table:formula="of:=ROUND([.D446])" office:value-type="float" office:value="17108">
            <text:p>17108</text:p>
          </table:table-cell>
          <table:table-cell table:formula="of:=([.$C$8]-([.E446]*[.$C$4]))" office:value-type="float" office:value="151.420525">
            <text:p>151.420525</text:p>
          </table:table-cell>
          <table:table-cell table:style-name="ce6" table:formula="of:=SQRT(ABS([.$D$2]^2-[.F446]^2))" office:value-type="float" office:value="65.5501686399385">
            <text:p>65.5501686399</text:p>
          </table:table-cell>
          <table:table-cell table:formula="of:=ABS([.B446]-[.G446])" office:value-type="float" office:value="0.00016863993886318">
            <text:p>0.0001686399</text:p>
          </table:table-cell>
          <table:table-cell table:number-columns-repeated="7"/>
        </table:table-row>
        <table:table-row table:style-name="ro4">
          <table:table-cell table:formula="of:=[.A446]+[.A$4]" office:value-type="float" office:value="131.399999999999">
            <text:p>131.4</text:p>
          </table:table-cell>
          <table:table-cell table:formula="of:=[.A447]/([.$D$4]*2)" office:value-type="float" office:value="65.6999999999996">
            <text:p>65.7</text:p>
          </table:table-cell>
          <table:table-cell table:formula="of:=SQRT(ABS([.$D$2]^2-[.B447]^2))" office:value-type="float" office:value="151.355574723893">
            <text:p>151.3555747239</text:p>
          </table:table-cell>
          <table:table-cell table:formula="of:=([.$C$10]-[.C447])*[.$B$4]" office:value-type="float" office:value="17189.7412211331">
            <text:p>17189.7412211331</text:p>
          </table:table-cell>
          <table:table-cell table:formula="of:=ROUND([.D447])" office:value-type="float" office:value="17190">
            <text:p>17190</text:p>
          </table:table-cell>
          <table:table-cell table:formula="of:=([.$C$8]-([.E447]*[.$C$4]))" office:value-type="float" office:value="151.3554375">
            <text:p>151.3554375</text:p>
          </table:table-cell>
          <table:table-cell table:style-name="ce6" table:formula="of:=SQRT(ABS([.$D$2]^2-[.F447]^2))" office:value-type="float" office:value="65.7003161269685">
            <text:p>65.700316127</text:p>
          </table:table-cell>
          <table:table-cell table:formula="of:=ABS([.B447]-[.G447])" office:value-type="float" office:value="0.000316126968868957">
            <text:p>0.000316127</text:p>
          </table:table-cell>
          <table:table-cell table:number-columns-repeated="7"/>
        </table:table-row>
        <table:table-row table:style-name="ro4">
          <table:table-cell table:formula="of:=[.A447]+[.A$4]" office:value-type="float" office:value="131.699999999999">
            <text:p>131.7</text:p>
          </table:table-cell>
          <table:table-cell table:formula="of:=[.A448]/([.$D$4]*2)" office:value-type="float" office:value="65.8499999999996">
            <text:p>65.85</text:p>
          </table:table-cell>
          <table:table-cell table:formula="of:=SQRT(ABS([.$D$2]^2-[.B448]^2))" office:value-type="float" office:value="151.290374776454">
            <text:p>151.2903747765</text:p>
          </table:table-cell>
          <table:table-cell table:formula="of:=([.$C$10]-[.C448])*[.$B$4]" office:value-type="float" office:value="17271.8828871978">
            <text:p>17271.8828871978</text:p>
          </table:table-cell>
          <table:table-cell table:formula="of:=ROUND([.D448])" office:value-type="float" office:value="17272">
            <text:p>17272</text:p>
          </table:table-cell>
          <table:table-cell table:formula="of:=([.$C$8]-([.E448]*[.$C$4]))" office:value-type="float" office:value="151.29035">
            <text:p>151.29035</text:p>
          </table:table-cell>
          <table:table-cell table:style-name="ce6" table:formula="of:=SQRT(ABS([.$D$2]^2-[.F448]^2))" office:value-type="float" office:value="65.8500569238745">
            <text:p>65.8500569239</text:p>
          </table:table-cell>
          <table:table-cell table:formula="of:=ABS([.B448]-[.G448])" office:value-type="float" office:value="0.0000569238748084899">
            <text:p>5.69238748084899E-005</text:p>
          </table:table-cell>
          <table:table-cell table:number-columns-repeated="7"/>
        </table:table-row>
        <table:table-row table:style-name="ro4">
          <table:table-cell table:formula="of:=[.A448]+[.A$4]" office:value-type="float" office:value="131.999999999999">
            <text:p>132</text:p>
          </table:table-cell>
          <table:table-cell table:formula="of:=[.A449]/([.$D$4]*2)" office:value-type="float" office:value="65.9999999999996">
            <text:p>66</text:p>
          </table:table-cell>
          <table:table-cell table:formula="of:=SQRT(ABS([.$D$2]^2-[.B449]^2))" office:value-type="float" office:value="151.224997933543">
            <text:p>151.2249979335</text:p>
          </table:table-cell>
          <table:table-cell table:formula="of:=([.$C$10]-[.C449])*[.$B$4]" office:value-type="float" office:value="17354.2474137006">
            <text:p>17354.2474137006</text:p>
          </table:table-cell>
          <table:table-cell table:formula="of:=ROUND([.D449])" office:value-type="float" office:value="17354">
            <text:p>17354</text:p>
          </table:table-cell>
          <table:table-cell table:formula="of:=([.$C$8]-([.E449]*[.$C$4]))" office:value-type="float" office:value="151.2252625">
            <text:p>151.2252625</text:p>
          </table:table-cell>
          <table:table-cell table:style-name="ce6" table:formula="of:=SQRT(ABS([.$D$2]^2-[.F449]^2))" office:value-type="float" office:value="65.9993937987773">
            <text:p>65.9993937988</text:p>
          </table:table-cell>
          <table:table-cell table:formula="of:=ABS([.B449]-[.G449])" office:value-type="float" office:value="0.000606201222311142">
            <text:p>0.0006062012</text:p>
          </table:table-cell>
          <table:table-cell table:number-columns-repeated="7"/>
        </table:table-row>
        <table:table-row table:style-name="ro4">
          <table:table-cell table:formula="of:=[.A449]+[.A$4]" office:value-type="float" office:value="132.299999999999">
            <text:p>132.3</text:p>
          </table:table-cell>
          <table:table-cell table:formula="of:=[.A450]/([.$D$4]*2)" office:value-type="float" office:value="66.1499999999997">
            <text:p>66.15</text:p>
          </table:table-cell>
          <table:table-cell table:formula="of:=SQRT(ABS([.$D$2]^2-[.B450]^2))" office:value-type="float" office:value="151.159443965635">
            <text:p>151.1594439656</text:p>
          </table:table-cell>
          <table:table-cell table:formula="of:=([.$C$10]-[.C450])*[.$B$4]" office:value-type="float" office:value="17436.8350898046">
            <text:p>17436.8350898046</text:p>
          </table:table-cell>
          <table:table-cell table:formula="of:=ROUND([.D450])" office:value-type="float" office:value="17437">
            <text:p>17437</text:p>
          </table:table-cell>
          <table:table-cell table:formula="of:=([.$C$8]-([.E450]*[.$C$4]))" office:value-type="float" office:value="151.15938125">
            <text:p>151.15938125</text:p>
          </table:table-cell>
          <table:table-cell table:style-name="ce6" table:formula="of:=SQRT(ABS([.$D$2]^2-[.F450]^2))" office:value-type="float" office:value="66.1501433113878">
            <text:p>66.1501433114</text:p>
          </table:table-cell>
          <table:table-cell table:formula="of:=ABS([.B450]-[.G450])" office:value-type="float" office:value="0.000143311388185907">
            <text:p>0.0001433114</text:p>
          </table:table-cell>
          <table:table-cell table:number-columns-repeated="7"/>
        </table:table-row>
        <table:table-row table:style-name="ro4">
          <table:table-cell table:formula="of:=[.A450]+[.A$4]" office:value-type="float" office:value="132.599999999999">
            <text:p>132.6</text:p>
          </table:table-cell>
          <table:table-cell table:formula="of:=[.A451]/([.$D$4]*2)" office:value-type="float" office:value="66.2999999999997">
            <text:p>66.3</text:p>
          </table:table-cell>
          <table:table-cell table:formula="of:=SQRT(ABS([.$D$2]^2-[.B451]^2))" office:value-type="float" office:value="151.093712642188">
            <text:p>151.0937126422</text:p>
          </table:table-cell>
          <table:table-cell table:formula="of:=([.$C$10]-[.C451])*[.$B$4]" office:value-type="float" office:value="17519.6462059589">
            <text:p>17519.6462059589</text:p>
          </table:table-cell>
          <table:table-cell table:formula="of:=ROUND([.D451])" office:value-type="float" office:value="17520">
            <text:p>17520</text:p>
          </table:table-cell>
          <table:table-cell table:formula="of:=([.$C$8]-([.E451]*[.$C$4]))" office:value-type="float" office:value="151.0935">
            <text:p>151.0935</text:p>
          </table:table-cell>
          <table:table-cell table:style-name="ce6" table:formula="of:=SQRT(ABS([.$D$2]^2-[.F451]^2))" office:value-type="float" office:value="66.3004845966453">
            <text:p>66.3004845966</text:p>
          </table:table-cell>
          <table:table-cell table:formula="of:=ABS([.B451]-[.G451])" office:value-type="float" office:value="0.000484596645634383">
            <text:p>0.0004845966</text:p>
          </table:table-cell>
          <table:table-cell table:number-columns-repeated="7"/>
        </table:table-row>
        <table:table-row table:style-name="ro4">
          <table:table-cell table:formula="of:=[.A451]+[.A$4]" office:value-type="float" office:value="132.899999999999">
            <text:p>132.9</text:p>
          </table:table-cell>
          <table:table-cell table:formula="of:=[.A452]/([.$D$4]*2)" office:value-type="float" office:value="66.4499999999997">
            <text:p>66.45</text:p>
          </table:table-cell>
          <table:table-cell table:formula="of:=SQRT(ABS([.$D$2]^2-[.B452]^2))" office:value-type="float" office:value="151.027803731631">
            <text:p>151.0278037316</text:p>
          </table:table-cell>
          <table:table-cell table:formula="of:=([.$C$10]-[.C452])*[.$B$4]" office:value-type="float" office:value="17602.6810539046">
            <text:p>17602.6810539046</text:p>
          </table:table-cell>
          <table:table-cell table:formula="of:=ROUND([.D452])" office:value-type="float" office:value="17603">
            <text:p>17603</text:p>
          </table:table-cell>
          <table:table-cell table:formula="of:=([.$C$8]-([.E452]*[.$C$4]))" office:value-type="float" office:value="151.02761875">
            <text:p>151.02761875</text:p>
          </table:table-cell>
          <table:table-cell table:style-name="ce6" table:formula="of:=SQRT(ABS([.$D$2]^2-[.F452]^2))" office:value-type="float" office:value="66.4504204253416">
            <text:p>66.4504204253</text:p>
          </table:table-cell>
          <table:table-cell table:formula="of:=ABS([.B452]-[.G452])" office:value-type="float" office:value="0.000420425341914665">
            <text:p>0.0004204253</text:p>
          </table:table-cell>
          <table:table-cell table:number-columns-repeated="7"/>
        </table:table-row>
        <table:table-row table:style-name="ro4">
          <table:table-cell table:formula="of:=[.A452]+[.A$4]" office:value-type="float" office:value="133.199999999999">
            <text:p>133.2</text:p>
          </table:table-cell>
          <table:table-cell table:formula="of:=[.A453]/([.$D$4]*2)" office:value-type="float" office:value="66.5999999999997">
            <text:p>66.6</text:p>
          </table:table-cell>
          <table:table-cell table:formula="of:=SQRT(ABS([.$D$2]^2-[.B453]^2))" office:value-type="float" office:value="150.961717001364">
            <text:p>150.9617170014</text:p>
          </table:table-cell>
          <table:table-cell table:formula="of:=([.$C$10]-[.C453])*[.$B$4]" office:value-type="float" office:value="17685.9399266813">
            <text:p>17685.9399266813</text:p>
          </table:table-cell>
          <table:table-cell table:formula="of:=ROUND([.D453])" office:value-type="float" office:value="17686">
            <text:p>17686</text:p>
          </table:table-cell>
          <table:table-cell table:formula="of:=([.$C$8]-([.E453]*[.$C$4]))" office:value-type="float" office:value="150.9617375">
            <text:p>150.9617375</text:p>
          </table:table-cell>
          <table:table-cell table:style-name="ce6" table:formula="of:=SQRT(ABS([.$D$2]^2-[.F453]^2))" office:value-type="float" office:value="66.5999535358779">
            <text:p>66.5999535359</text:p>
          </table:table-cell>
          <table:table-cell table:formula="of:=ABS([.B453]-[.G453])" office:value-type="float" office:value="0.000046464121766121">
            <text:p>4.6464121766121E-005</text:p>
          </table:table-cell>
          <table:table-cell table:number-columns-repeated="7"/>
        </table:table-row>
        <table:table-row table:style-name="ro4">
          <table:table-cell table:formula="of:=[.A453]+[.A$4]" office:value-type="float" office:value="133.499999999999">
            <text:p>133.5</text:p>
          </table:table-cell>
          <table:table-cell table:formula="of:=[.A454]/([.$D$4]*2)" office:value-type="float" office:value="66.7499999999997">
            <text:p>66.75</text:p>
          </table:table-cell>
          <table:table-cell table:formula="of:=SQRT(ABS([.$D$2]^2-[.B454]^2))" office:value-type="float" office:value="150.895452217753">
            <text:p>150.8954522178</text:p>
          </table:table-cell>
          <table:table-cell table:formula="of:=([.$C$10]-[.C454])*[.$B$4]" office:value-type="float" office:value="17769.4231186333">
            <text:p>17769.4231186333</text:p>
          </table:table-cell>
          <table:table-cell table:formula="of:=ROUND([.D454])" office:value-type="float" office:value="17769">
            <text:p>17769</text:p>
          </table:table-cell>
          <table:table-cell table:formula="of:=([.$C$8]-([.E454]*[.$C$4]))" office:value-type="float" office:value="150.89585625">
            <text:p>150.89585625</text:p>
          </table:table-cell>
          <table:table-cell table:style-name="ce6" table:formula="of:=SQRT(ABS([.$D$2]^2-[.F454]^2))" office:value-type="float" office:value="66.7490866347948">
            <text:p>66.7490866348</text:p>
          </table:table-cell>
          <table:table-cell table:formula="of:=ABS([.B454]-[.G454])" office:value-type="float" office:value="0.000913365204922911">
            <text:p>0.0009133652</text:p>
          </table:table-cell>
          <table:table-cell table:number-columns-repeated="7"/>
        </table:table-row>
        <table:table-row table:style-name="ro4">
          <table:table-cell table:formula="of:=[.A454]+[.A$4]" office:value-type="float" office:value="133.799999999999">
            <text:p>133.8</text:p>
          </table:table-cell>
          <table:table-cell table:formula="of:=[.A455]/([.$D$4]*2)" office:value-type="float" office:value="66.8999999999997">
            <text:p>66.9</text:p>
          </table:table-cell>
          <table:table-cell table:formula="of:=SQRT(ABS([.$D$2]^2-[.B455]^2))" office:value-type="float" office:value="150.829009146119">
            <text:p>150.8290091461</text:p>
          </table:table-cell>
          <table:table-cell table:formula="of:=([.$C$10]-[.C455])*[.$B$4]" office:value-type="float" office:value="17853.1309254158">
            <text:p>17853.1309254158</text:p>
          </table:table-cell>
          <table:table-cell table:formula="of:=ROUND([.D455])" office:value-type="float" office:value="17853">
            <text:p>17853</text:p>
          </table:table-cell>
          <table:table-cell table:formula="of:=([.$C$8]-([.E455]*[.$C$4]))" office:value-type="float" office:value="150.82918125">
            <text:p>150.82918125</text:p>
          </table:table-cell>
          <table:table-cell table:style-name="ce6" table:formula="of:=SQRT(ABS([.$D$2]^2-[.F455]^2))" office:value-type="float" office:value="66.8996119828407">
            <text:p>66.8996119828</text:p>
          </table:table-cell>
          <table:table-cell table:formula="of:=ABS([.B455]-[.G455])" office:value-type="float" office:value="0.000388017158954312">
            <text:p>0.0003880172</text:p>
          </table:table-cell>
          <table:table-cell table:number-columns-repeated="7"/>
        </table:table-row>
        <table:table-row table:style-name="ro4">
          <table:table-cell table:formula="of:=[.A455]+[.A$4]" office:value-type="float" office:value="134.099999999999">
            <text:p>134.1</text:p>
          </table:table-cell>
          <table:table-cell table:formula="of:=[.A456]/([.$D$4]*2)" office:value-type="float" office:value="67.0499999999997">
            <text:p>67.05</text:p>
          </table:table-cell>
          <table:table-cell table:formula="of:=SQRT(ABS([.$D$2]^2-[.B456]^2))" office:value-type="float" office:value="150.762387550742">
            <text:p>150.7623875507</text:p>
          </table:table-cell>
          <table:table-cell table:formula="of:=([.$C$10]-[.C456])*[.$B$4]" office:value-type="float" office:value="17937.0636440013">
            <text:p>17937.0636440013</text:p>
          </table:table-cell>
          <table:table-cell table:formula="of:=ROUND([.D456])" office:value-type="float" office:value="17937">
            <text:p>17937</text:p>
          </table:table-cell>
          <table:table-cell table:formula="of:=([.$C$8]-([.E456]*[.$C$4]))" office:value-type="float" office:value="150.76250625">
            <text:p>150.76250625</text:p>
          </table:table-cell>
          <table:table-cell table:style-name="ce6" table:formula="of:=SQRT(ABS([.$D$2]^2-[.F456]^2))" office:value-type="float" office:value="67.0497331032623">
            <text:p>67.0497331033</text:p>
          </table:table-cell>
          <table:table-cell table:formula="of:=ABS([.B456]-[.G456])" office:value-type="float" office:value="0.000266896737372235">
            <text:p>0.0002668967</text:p>
          </table:table-cell>
          <table:table-cell table:number-columns-repeated="7"/>
        </table:table-row>
        <table:table-row table:style-name="ro4">
          <table:table-cell table:formula="of:=[.A456]+[.A$4]" office:value-type="float" office:value="134.399999999999">
            <text:p>134.4</text:p>
          </table:table-cell>
          <table:table-cell table:formula="of:=[.A457]/([.$D$4]*2)" office:value-type="float" office:value="67.1999999999997">
            <text:p>67.2</text:p>
          </table:table-cell>
          <table:table-cell table:formula="of:=SQRT(ABS([.$D$2]^2-[.B457]^2))" office:value-type="float" office:value="150.695587194848">
            <text:p>150.6955871948</text:p>
          </table:table-cell>
          <table:table-cell table:formula="of:=([.$C$10]-[.C457])*[.$B$4]" office:value-type="float" office:value="18021.2215726863">
            <text:p>18021.2215726863</text:p>
          </table:table-cell>
          <table:table-cell table:formula="of:=ROUND([.D457])" office:value-type="float" office:value="18021">
            <text:p>18021</text:p>
          </table:table-cell>
          <table:table-cell table:formula="of:=([.$C$8]-([.E457]*[.$C$4]))" office:value-type="float" office:value="150.69583125">
            <text:p>150.69583125</text:p>
          </table:table-cell>
          <table:table-cell table:style-name="ce6" table:formula="of:=SQRT(ABS([.$D$2]^2-[.F457]^2))" office:value-type="float" office:value="67.1994527051488">
            <text:p>67.1994527051</text:p>
          </table:table-cell>
          <table:table-cell table:formula="of:=ABS([.B457]-[.G457])" office:value-type="float" office:value="0.00054729485093219">
            <text:p>0.0005472949</text:p>
          </table:table-cell>
          <table:table-cell table:number-columns-repeated="7"/>
        </table:table-row>
        <table:table-row table:style-name="ro4">
          <table:table-cell table:formula="of:=[.A457]+[.A$4]" office:value-type="float" office:value="134.699999999999">
            <text:p>134.7</text:p>
          </table:table-cell>
          <table:table-cell table:formula="of:=[.A458]/([.$D$4]*2)" office:value-type="float" office:value="67.3499999999997">
            <text:p>67.35</text:p>
          </table:table-cell>
          <table:table-cell table:formula="of:=SQRT(ABS([.$D$2]^2-[.B458]^2))" office:value-type="float" office:value="150.628607840609">
            <text:p>150.6286078406</text:p>
          </table:table-cell>
          <table:table-cell table:formula="of:=([.$C$10]-[.C458])*[.$B$4]" office:value-type="float" office:value="18105.6050110973">
            <text:p>18105.6050110973</text:p>
          </table:table-cell>
          <table:table-cell table:formula="of:=ROUND([.D458])" office:value-type="float" office:value="18106">
            <text:p>18106</text:p>
          </table:table-cell>
          <table:table-cell table:formula="of:=([.$C$8]-([.E458]*[.$C$4]))" office:value-type="float" office:value="150.6283625">
            <text:p>150.6283625</text:p>
          </table:table-cell>
          <table:table-cell table:style-name="ce6" table:formula="of:=SQRT(ABS([.$D$2]^2-[.F458]^2))" office:value-type="float" office:value="67.3505487028027">
            <text:p>67.3505487028</text:p>
          </table:table-cell>
          <table:table-cell table:formula="of:=ABS([.B458]-[.G458])" office:value-type="float" office:value="0.000548702802959156">
            <text:p>0.0005487028</text:p>
          </table:table-cell>
          <table:table-cell table:number-columns-repeated="7"/>
        </table:table-row>
        <table:table-row table:style-name="ro4">
          <table:table-cell table:formula="of:=[.A458]+[.A$4]" office:value-type="float" office:value="134.999999999999">
            <text:p>135</text:p>
          </table:table-cell>
          <table:table-cell table:formula="of:=[.A459]/([.$D$4]*2)" office:value-type="float" office:value="67.4999999999997">
            <text:p>67.5</text:p>
          </table:table-cell>
          <table:table-cell table:formula="of:=SQRT(ABS([.$D$2]^2-[.B459]^2))" office:value-type="float" office:value="150.561449249136">
            <text:p>150.5614492491</text:p>
          </table:table-cell>
          <table:table-cell table:formula="of:=([.$C$10]-[.C459])*[.$B$4]" office:value-type="float" office:value="18190.2142601979">
            <text:p>18190.2142601979</text:p>
          </table:table-cell>
          <table:table-cell table:formula="of:=ROUND([.D459])" office:value-type="float" office:value="18190">
            <text:p>18190</text:p>
          </table:table-cell>
          <table:table-cell table:formula="of:=([.$C$8]-([.E459]*[.$C$4]))" office:value-type="float" office:value="150.5616875">
            <text:p>150.5616875</text:p>
          </table:table-cell>
          <table:table-cell table:style-name="ce6" table:formula="of:=SQRT(ABS([.$D$2]^2-[.F459]^2))" office:value-type="float" office:value="67.4994685694069">
            <text:p>67.4994685694</text:p>
          </table:table-cell>
          <table:table-cell table:formula="of:=ABS([.B459]-[.G459])" office:value-type="float" office:value="0.000531430592843662">
            <text:p>0.0005314306</text:p>
          </table:table-cell>
          <table:table-cell table:number-columns-repeated="7"/>
        </table:table-row>
        <table:table-row table:style-name="ro4">
          <table:table-cell table:formula="of:=[.A459]+[.A$4]" office:value-type="float" office:value="135.299999999999">
            <text:p>135.3</text:p>
          </table:table-cell>
          <table:table-cell table:formula="of:=[.A460]/([.$D$4]*2)" office:value-type="float" office:value="67.6499999999997">
            <text:p>67.65</text:p>
          </table:table-cell>
          <table:table-cell table:formula="of:=SQRT(ABS([.$D$2]^2-[.B460]^2))" office:value-type="float" office:value="150.494111180471">
            <text:p>150.4941111805</text:p>
          </table:table-cell>
          <table:table-cell table:formula="of:=([.$C$10]-[.C460])*[.$B$4]" office:value-type="float" office:value="18275.0496222948">
            <text:p>18275.0496222948</text:p>
          </table:table-cell>
          <table:table-cell table:formula="of:=ROUND([.D460])" office:value-type="float" office:value="18275">
            <text:p>18275</text:p>
          </table:table-cell>
          <table:table-cell table:formula="of:=([.$C$8]-([.E460]*[.$C$4]))" office:value-type="float" office:value="150.49421875">
            <text:p>150.49421875</text:p>
          </table:table-cell>
          <table:table-cell table:style-name="ce6" table:formula="of:=SQRT(ABS([.$D$2]^2-[.F460]^2))" office:value-type="float" office:value="67.6497607004426">
            <text:p>67.6497607004</text:p>
          </table:table-cell>
          <table:table-cell table:formula="of:=ABS([.B460]-[.G460])" office:value-type="float" office:value="0.00023929955708013">
            <text:p>0.0002392996</text:p>
          </table:table-cell>
          <table:table-cell table:number-columns-repeated="7"/>
        </table:table-row>
        <table:table-row table:style-name="ro4">
          <table:table-cell table:formula="of:=[.A460]+[.A$4]" office:value-type="float" office:value="135.599999999999">
            <text:p>135.6</text:p>
          </table:table-cell>
          <table:table-cell table:formula="of:=[.A461]/([.$D$4]*2)" office:value-type="float" office:value="67.7999999999997">
            <text:p>67.8</text:p>
          </table:table-cell>
          <table:table-cell table:formula="of:=SQRT(ABS([.$D$2]^2-[.B461]^2))" office:value-type="float" office:value="150.426593393589">
            <text:p>150.4265933936</text:p>
          </table:table-cell>
          <table:table-cell table:formula="of:=([.$C$10]-[.C461])*[.$B$4]" office:value-type="float" office:value="18360.1114010445">
            <text:p>18360.1114010445</text:p>
          </table:table-cell>
          <table:table-cell table:formula="of:=ROUND([.D461])" office:value-type="float" office:value="18360">
            <text:p>18360</text:p>
          </table:table-cell>
          <table:table-cell table:formula="of:=([.$C$8]-([.E461]*[.$C$4]))" office:value-type="float" office:value="150.42675">
            <text:p>150.42675</text:p>
          </table:table-cell>
          <table:table-cell table:style-name="ce6" table:formula="of:=SQRT(ABS([.$D$2]^2-[.F461]^2))" office:value-type="float" office:value="67.7996525392092">
            <text:p>67.7996525392</text:p>
          </table:table-cell>
          <table:table-cell table:formula="of:=ABS([.B461]-[.G461])" office:value-type="float" office:value="0.000347460790479204">
            <text:p>0.0003474608</text:p>
          </table:table-cell>
          <table:table-cell table:number-columns-repeated="7"/>
        </table:table-row>
        <table:table-row table:style-name="ro4">
          <table:table-cell table:formula="of:=[.A461]+[.A$4]" office:value-type="float" office:value="135.899999999999">
            <text:p>135.9</text:p>
          </table:table-cell>
          <table:table-cell table:formula="of:=[.A462]/([.$D$4]*2)" office:value-type="float" office:value="67.9499999999997">
            <text:p>67.95</text:p>
          </table:table-cell>
          <table:table-cell table:formula="of:=SQRT(ABS([.$D$2]^2-[.B462]^2))" office:value-type="float" office:value="150.358895646383">
            <text:p>150.3588956464</text:p>
          </table:table-cell>
          <table:table-cell table:formula="of:=([.$C$10]-[.C462])*[.$B$4]" office:value-type="float" office:value="18445.3999014605">
            <text:p>18445.3999014605</text:p>
          </table:table-cell>
          <table:table-cell table:formula="of:=ROUND([.D462])" office:value-type="float" office:value="18445">
            <text:p>18445</text:p>
          </table:table-cell>
          <table:table-cell table:formula="of:=([.$C$8]-([.E462]*[.$C$4]))" office:value-type="float" office:value="150.35928125">
            <text:p>150.35928125</text:p>
          </table:table-cell>
          <table:table-cell table:style-name="ce6" table:formula="of:=SQRT(ABS([.$D$2]^2-[.F462]^2))" office:value-type="float" office:value="67.9491467347707">
            <text:p>67.9491467348</text:p>
          </table:table-cell>
          <table:table-cell table:formula="of:=ABS([.B462]-[.G462])" office:value-type="float" office:value="0.000853265229039835">
            <text:p>0.0008532652</text:p>
          </table:table-cell>
          <table:table-cell table:number-columns-repeated="7"/>
        </table:table-row>
        <table:table-row table:style-name="ro4">
          <table:table-cell table:formula="of:=[.A462]+[.A$4]" office:value-type="float" office:value="136.199999999999">
            <text:p>136.2</text:p>
          </table:table-cell>
          <table:table-cell table:formula="of:=[.A463]/([.$D$4]*2)" office:value-type="float" office:value="68.0999999999997">
            <text:p>68.1</text:p>
          </table:table-cell>
          <table:table-cell table:formula="of:=SQRT(ABS([.$D$2]^2-[.B463]^2))" office:value-type="float" office:value="150.291017695669">
            <text:p>150.2910176957</text:p>
          </table:table-cell>
          <table:table-cell table:formula="of:=([.$C$10]-[.C463])*[.$B$4]" office:value-type="float" office:value="18530.9154299191">
            <text:p>18530.9154299191</text:p>
          </table:table-cell>
          <table:table-cell table:formula="of:=ROUND([.D463])" office:value-type="float" office:value="18531">
            <text:p>18531</text:p>
          </table:table-cell>
          <table:table-cell table:formula="of:=([.$C$8]-([.E463]*[.$C$4]))" office:value-type="float" office:value="150.29101875">
            <text:p>150.29101875</text:p>
          </table:table-cell>
          <table:table-cell table:style-name="ce6" table:formula="of:=SQRT(ABS([.$D$2]^2-[.F463]^2))" office:value-type="float" office:value="68.0999976731802">
            <text:p>68.0999976732</text:p>
          </table:table-cell>
          <table:table-cell table:formula="of:=ABS([.B463]-[.G463])" office:value-type="float" office:value="0.00000232681954059899">
            <text:p>2.32681954059899E-006</text:p>
          </table:table-cell>
          <table:table-cell table:number-columns-repeated="7"/>
        </table:table-row>
        <table:table-row table:style-name="ro4">
          <table:table-cell table:formula="of:=[.A463]+[.A$4]" office:value-type="float" office:value="136.499999999999">
            <text:p>136.5</text:p>
          </table:table-cell>
          <table:table-cell table:formula="of:=[.A464]/([.$D$4]*2)" office:value-type="float" office:value="68.2499999999997">
            <text:p>68.25</text:p>
          </table:table-cell>
          <table:table-cell table:formula="of:=SQRT(ABS([.$D$2]^2-[.B464]^2))" office:value-type="float" office:value="150.222959297173">
            <text:p>150.2229592972</text:p>
          </table:table-cell>
          <table:table-cell table:formula="of:=([.$C$10]-[.C464])*[.$B$4]" office:value-type="float" office:value="18616.6582941669">
            <text:p>18616.6582941669</text:p>
          </table:table-cell>
          <table:table-cell table:formula="of:=ROUND([.D464])" office:value-type="float" office:value="18617">
            <text:p>18617</text:p>
          </table:table-cell>
          <table:table-cell table:formula="of:=([.$C$8]-([.E464]*[.$C$4]))" office:value-type="float" office:value="150.22275625">
            <text:p>150.22275625</text:p>
          </table:table-cell>
          <table:table-cell table:style-name="ce6" table:formula="of:=SQRT(ABS([.$D$2]^2-[.F464]^2))" office:value-type="float" office:value="68.2504469190721">
            <text:p>68.2504469191</text:p>
          </table:table-cell>
          <table:table-cell table:formula="of:=ABS([.B464]-[.G464])" office:value-type="float" office:value="0.000446919072416563">
            <text:p>0.0004469191</text:p>
          </table:table-cell>
          <table:table-cell table:number-columns-repeated="7"/>
        </table:table-row>
        <table:table-row table:style-name="ro4">
          <table:table-cell table:formula="of:=[.A464]+[.A$4]" office:value-type="float" office:value="136.799999999999">
            <text:p>136.8</text:p>
          </table:table-cell>
          <table:table-cell table:formula="of:=[.A465]/([.$D$4]*2)" office:value-type="float" office:value="68.3999999999997">
            <text:p>68.4</text:p>
          </table:table-cell>
          <table:table-cell table:formula="of:=SQRT(ABS([.$D$2]^2-[.B465]^2))" office:value-type="float" office:value="150.154720205527">
            <text:p>150.1547202055</text:p>
          </table:table-cell>
          <table:table-cell table:formula="of:=([.$C$10]-[.C465])*[.$B$4]" office:value-type="float" office:value="18702.6288033272">
            <text:p>18702.6288033272</text:p>
          </table:table-cell>
          <table:table-cell table:formula="of:=ROUND([.D465])" office:value-type="float" office:value="18703">
            <text:p>18703</text:p>
          </table:table-cell>
          <table:table-cell table:formula="of:=([.$C$8]-([.E465]*[.$C$4]))" office:value-type="float" office:value="150.15449375">
            <text:p>150.15449375</text:p>
          </table:table-cell>
          <table:table-cell table:style-name="ce6" table:formula="of:=SQRT(ABS([.$D$2]^2-[.F465]^2))" office:value-type="float" office:value="68.4004971230561">
            <text:p>68.4004971231</text:p>
          </table:table-cell>
          <table:table-cell table:formula="of:=ABS([.B465]-[.G465])" office:value-type="float" office:value="0.000497123056405258">
            <text:p>0.0004971231</text:p>
          </table:table-cell>
          <table:table-cell table:number-columns-repeated="7"/>
        </table:table-row>
        <table:table-row table:style-name="ro4">
          <table:table-cell table:formula="of:=[.A465]+[.A$4]" office:value-type="float" office:value="137.099999999999">
            <text:p>137.1</text:p>
          </table:table-cell>
          <table:table-cell table:formula="of:=[.A466]/([.$D$4]*2)" office:value-type="float" office:value="68.5499999999997">
            <text:p>68.55</text:p>
          </table:table-cell>
          <table:table-cell table:formula="of:=SQRT(ABS([.$D$2]^2-[.B466]^2))" office:value-type="float" office:value="150.086300174267">
            <text:p>150.0863001743</text:p>
          </table:table-cell>
          <table:table-cell table:formula="of:=([.$C$10]-[.C466])*[.$B$4]" office:value-type="float" office:value="18788.8272679071">
            <text:p>18788.8272679071</text:p>
          </table:table-cell>
          <table:table-cell table:formula="of:=ROUND([.D466])" office:value-type="float" office:value="18789">
            <text:p>18789</text:p>
          </table:table-cell>
          <table:table-cell table:formula="of:=([.$C$8]-([.E466]*[.$C$4]))" office:value-type="float" office:value="150.08623125">
            <text:p>150.08623125</text:p>
          </table:table-cell>
          <table:table-cell table:style-name="ce6" table:formula="of:=SQRT(ABS([.$D$2]^2-[.F466]^2))" office:value-type="float" office:value="68.5501509055343">
            <text:p>68.5501509055</text:p>
          </table:table-cell>
          <table:table-cell table:formula="of:=ABS([.B466]-[.G466])" office:value-type="float" office:value="0.000150905534553658">
            <text:p>0.0001509055</text:p>
          </table:table-cell>
          <table:table-cell table:number-columns-repeated="7"/>
        </table:table-row>
        <table:table-row table:style-name="ro4">
          <table:table-cell table:formula="of:=[.A466]+[.A$4]" office:value-type="float" office:value="137.4">
            <text:p>137.4</text:p>
          </table:table-cell>
          <table:table-cell table:formula="of:=[.A467]/([.$D$4]*2)" office:value-type="float" office:value="68.6999999999997">
            <text:p>68.7</text:p>
          </table:table-cell>
          <table:table-cell table:formula="of:=SQRT(ABS([.$D$2]^2-[.B467]^2))" office:value-type="float" office:value="150.017698955823">
            <text:p>150.0176989558</text:p>
          </table:table-cell>
          <table:table-cell table:formula="of:=([.$C$10]-[.C467])*[.$B$4]" office:value-type="float" office:value="18875.253999804">
            <text:p>18875.253999804</text:p>
          </table:table-cell>
          <table:table-cell table:formula="of:=ROUND([.D467])" office:value-type="float" office:value="18875">
            <text:p>18875</text:p>
          </table:table-cell>
          <table:table-cell table:formula="of:=([.$C$8]-([.E467]*[.$C$4]))" office:value-type="float" office:value="150.01796875">
            <text:p>150.01796875</text:p>
          </table:table-cell>
          <table:table-cell table:style-name="ce6" table:formula="of:=SQRT(ABS([.$D$2]^2-[.F467]^2))" office:value-type="float" office:value="68.6994108571829">
            <text:p>68.6994108572</text:p>
          </table:table-cell>
          <table:table-cell table:formula="of:=ABS([.B467]-[.G467])" office:value-type="float" office:value="0.000589142816806998">
            <text:p>0.0005891428</text:p>
          </table:table-cell>
          <table:table-cell table:number-columns-repeated="7"/>
        </table:table-row>
        <table:table-row table:style-name="ro4">
          <table:table-cell table:formula="of:=[.A467]+[.A$4]" office:value-type="float" office:value="137.7">
            <text:p>137.7</text:p>
          </table:table-cell>
          <table:table-cell table:formula="of:=[.A468]/([.$D$4]*2)" office:value-type="float" office:value="68.8499999999998">
            <text:p>68.85</text:p>
          </table:table-cell>
          <table:table-cell table:formula="of:=SQRT(ABS([.$D$2]^2-[.B468]^2))" office:value-type="float" office:value="149.948916301519">
            <text:p>149.9489163015</text:p>
          </table:table-cell>
          <table:table-cell table:formula="of:=([.$C$10]-[.C468])*[.$B$4]" office:value-type="float" office:value="18961.909312313">
            <text:p>18961.909312313</text:p>
          </table:table-cell>
          <table:table-cell table:formula="of:=ROUND([.D468])" office:value-type="float" office:value="18962">
            <text:p>18962</text:p>
          </table:table-cell>
          <table:table-cell table:formula="of:=([.$C$8]-([.E468]*[.$C$4]))" office:value-type="float" office:value="149.9489125">
            <text:p>149.9489125</text:p>
          </table:table-cell>
          <table:table-cell table:style-name="ce6" table:formula="of:=SQRT(ABS([.$D$2]^2-[.F468]^2))" office:value-type="float" office:value="68.8500082793557">
            <text:p>68.8500082794</text:p>
          </table:table-cell>
          <table:table-cell table:formula="of:=ABS([.B468]-[.G468])" office:value-type="float" office:value="0.00000827935589597928">
            <text:p>8.27935589597928E-006</text:p>
          </table:table-cell>
          <table:table-cell table:number-columns-repeated="7"/>
        </table:table-row>
        <table:table-row table:style-name="ro4">
          <table:table-cell table:formula="of:=[.A468]+[.A$4]" office:value-type="float" office:value="138">
            <text:p>138</text:p>
          </table:table-cell>
          <table:table-cell table:formula="of:=[.A469]/([.$D$4]*2)" office:value-type="float" office:value="68.9999999999998">
            <text:p>69</text:p>
          </table:table-cell>
          <table:table-cell table:formula="of:=SQRT(ABS([.$D$2]^2-[.B469]^2))" office:value-type="float" office:value="149.879951961562">
            <text:p>149.8799519616</text:p>
          </table:table-cell>
          <table:table-cell table:formula="of:=([.$C$10]-[.C469])*[.$B$4]" office:value-type="float" office:value="19048.7935201336">
            <text:p>19048.7935201336</text:p>
          </table:table-cell>
          <table:table-cell table:formula="of:=ROUND([.D469])" office:value-type="float" office:value="19049">
            <text:p>19049</text:p>
          </table:table-cell>
          <table:table-cell table:formula="of:=([.$C$8]-([.E469]*[.$C$4]))" office:value-type="float" office:value="149.87985625">
            <text:p>149.87985625</text:p>
          </table:table-cell>
          <table:table-cell table:style-name="ce6" table:formula="of:=SQRT(ABS([.$D$2]^2-[.F469]^2))" office:value-type="float" office:value="69.000207901711">
            <text:p>69.0002079017</text:p>
          </table:table-cell>
          <table:table-cell table:formula="of:=ABS([.B469]-[.G469])" office:value-type="float" office:value="0.000207901711235081">
            <text:p>0.0002079017</text:p>
          </table:table-cell>
          <table:table-cell table:number-columns-repeated="7"/>
        </table:table-row>
        <table:table-row table:style-name="ro4">
          <table:table-cell table:formula="of:=[.A469]+[.A$4]" office:value-type="float" office:value="138.3">
            <text:p>138.3</text:p>
          </table:table-cell>
          <table:table-cell table:formula="of:=[.A470]/([.$D$4]*2)" office:value-type="float" office:value="69.1499999999998">
            <text:p>69.15</text:p>
          </table:table-cell>
          <table:table-cell table:formula="of:=SQRT(ABS([.$D$2]^2-[.B470]^2))" office:value-type="float" office:value="149.810805685037">
            <text:p>149.810805685</text:p>
          </table:table-cell>
          <table:table-cell table:formula="of:=([.$C$10]-[.C470])*[.$B$4]" office:value-type="float" office:value="19135.9069393768">
            <text:p>19135.9069393768</text:p>
          </table:table-cell>
          <table:table-cell table:formula="of:=ROUND([.D470])" office:value-type="float" office:value="19136">
            <text:p>19136</text:p>
          </table:table-cell>
          <table:table-cell table:formula="of:=([.$C$8]-([.E470]*[.$C$4]))" office:value-type="float" office:value="149.8108">
            <text:p>149.8108</text:p>
          </table:table-cell>
          <table:table-cell table:style-name="ce6" table:formula="of:=SQRT(ABS([.$D$2]^2-[.F470]^2))" office:value-type="float" office:value="69.1500123164125">
            <text:p>69.1500123164</text:p>
          </table:table-cell>
          <table:table-cell table:formula="of:=ABS([.B470]-[.G470])" office:value-type="float" office:value="0.0000123164127359132">
            <text:p>1.23164127359132E-005</text:p>
          </table:table-cell>
          <table:table-cell table:number-columns-repeated="7"/>
        </table:table-row>
        <table:table-row table:style-name="ro4">
          <table:table-cell table:formula="of:=[.A470]+[.A$4]" office:value-type="float" office:value="138.6">
            <text:p>138.6</text:p>
          </table:table-cell>
          <table:table-cell table:formula="of:=[.A471]/([.$D$4]*2)" office:value-type="float" office:value="69.2999999999998">
            <text:p>69.3</text:p>
          </table:table-cell>
          <table:table-cell table:formula="of:=SQRT(ABS([.$D$2]^2-[.B471]^2))" office:value-type="float" office:value="149.741477219907">
            <text:p>149.7414772199</text:p>
          </table:table-cell>
          <table:table-cell table:formula="of:=([.$C$10]-[.C471])*[.$B$4]" office:value-type="float" office:value="19223.2498875721">
            <text:p>19223.2498875721</text:p>
          </table:table-cell>
          <table:table-cell table:formula="of:=ROUND([.D471])" office:value-type="float" office:value="19223">
            <text:p>19223</text:p>
          </table:table-cell>
          <table:table-cell table:formula="of:=([.$C$8]-([.E471]*[.$C$4]))" office:value-type="float" office:value="149.74174375">
            <text:p>149.74174375</text:p>
          </table:table-cell>
          <table:table-cell table:style-name="ce6" table:formula="of:=SQRT(ABS([.$D$2]^2-[.F471]^2))" office:value-type="float" office:value="69.2994240864189">
            <text:p>69.2994240864</text:p>
          </table:table-cell>
          <table:table-cell table:formula="of:=ABS([.B471]-[.G471])" office:value-type="float" office:value="0.00057591358090292">
            <text:p>0.0005759136</text:p>
          </table:table-cell>
          <table:table-cell table:number-columns-repeated="7"/>
        </table:table-row>
        <table:table-row table:style-name="ro4">
          <table:table-cell table:formula="of:=[.A471]+[.A$4]" office:value-type="float" office:value="138.9">
            <text:p>138.9</text:p>
          </table:table-cell>
          <table:table-cell table:formula="of:=[.A472]/([.$D$4]*2)" office:value-type="float" office:value="69.4499999999998">
            <text:p>69.45</text:p>
          </table:table-cell>
          <table:table-cell table:formula="of:=SQRT(ABS([.$D$2]^2-[.B472]^2))" office:value-type="float" office:value="149.671966313001">
            <text:p>149.671966313</text:p>
          </table:table-cell>
          <table:table-cell table:formula="of:=([.$C$10]-[.C472])*[.$B$4]" office:value-type="float" office:value="19310.8226836749">
            <text:p>19310.8226836749</text:p>
          </table:table-cell>
          <table:table-cell table:formula="of:=ROUND([.D472])" office:value-type="float" office:value="19311">
            <text:p>19311</text:p>
          </table:table-cell>
          <table:table-cell table:formula="of:=([.$C$8]-([.E472]*[.$C$4]))" office:value-type="float" office:value="149.67189375">
            <text:p>149.67189375</text:p>
          </table:table-cell>
          <table:table-cell table:style-name="ce6" table:formula="of:=SQRT(ABS([.$D$2]^2-[.F472]^2))" office:value-type="float" office:value="69.4501563805922">
            <text:p>69.4501563806</text:p>
          </table:table-cell>
          <table:table-cell table:formula="of:=ABS([.B472]-[.G472])" office:value-type="float" office:value="0.000156380592400751">
            <text:p>0.0001563806</text:p>
          </table:table-cell>
          <table:table-cell table:number-columns-repeated="7"/>
        </table:table-row>
        <table:table-row table:style-name="ro4">
          <table:table-cell table:formula="of:=[.A472]+[.A$4]" office:value-type="float" office:value="139.2">
            <text:p>139.2</text:p>
          </table:table-cell>
          <table:table-cell table:formula="of:=[.A473]/([.$D$4]*2)" office:value-type="float" office:value="69.5999999999998">
            <text:p>69.6</text:p>
          </table:table-cell>
          <table:table-cell table:formula="of:=SQRT(ABS([.$D$2]^2-[.B473]^2))" office:value-type="float" office:value="149.602272710009">
            <text:p>149.60227271</text:p>
          </table:table-cell>
          <table:table-cell table:formula="of:=([.$C$10]-[.C473])*[.$B$4]" office:value-type="float" office:value="19398.6256480735">
            <text:p>19398.6256480735</text:p>
          </table:table-cell>
          <table:table-cell table:formula="of:=ROUND([.D473])" office:value-type="float" office:value="19399">
            <text:p>19399</text:p>
          </table:table-cell>
          <table:table-cell table:formula="of:=([.$C$8]-([.E473]*[.$C$4]))" office:value-type="float" office:value="149.60204375">
            <text:p>149.60204375</text:p>
          </table:table-cell>
          <table:table-cell table:style-name="ce6" table:formula="of:=SQRT(ABS([.$D$2]^2-[.F473]^2))" office:value-type="float" office:value="69.6004921377937">
            <text:p>69.6004921378</text:p>
          </table:table-cell>
          <table:table-cell table:formula="of:=ABS([.B473]-[.G473])" office:value-type="float" office:value="0.000492137793926872">
            <text:p>0.0004921378</text:p>
          </table:table-cell>
          <table:table-cell table:number-columns-repeated="7"/>
        </table:table-row>
        <table:table-row table:style-name="ro4">
          <table:table-cell table:formula="of:=[.A473]+[.A$4]" office:value-type="float" office:value="139.5">
            <text:p>139.5</text:p>
          </table:table-cell>
          <table:table-cell table:formula="of:=[.A474]/([.$D$4]*2)" office:value-type="float" office:value="69.7499999999998">
            <text:p>69.75</text:p>
          </table:table-cell>
          <table:table-cell table:formula="of:=SQRT(ABS([.$D$2]^2-[.B474]^2))" office:value-type="float" office:value="149.532396155482">
            <text:p>149.5323961555</text:p>
          </table:table-cell>
          <table:table-cell table:formula="of:=([.$C$10]-[.C474])*[.$B$4]" office:value-type="float" office:value="19486.6591025961">
            <text:p>19486.6591025961</text:p>
          </table:table-cell>
          <table:table-cell table:formula="of:=ROUND([.D474])" office:value-type="float" office:value="19487">
            <text:p>19487</text:p>
          </table:table-cell>
          <table:table-cell table:formula="of:=([.$C$8]-([.E474]*[.$C$4]))" office:value-type="float" office:value="149.53219375">
            <text:p>149.53219375</text:p>
          </table:table-cell>
          <table:table-cell table:style-name="ce6" table:formula="of:=SQRT(ABS([.$D$2]^2-[.F474]^2))" office:value-type="float" office:value="69.7504339220371">
            <text:p>69.750433922</text:p>
          </table:table-cell>
          <table:table-cell table:formula="of:=ABS([.B474]-[.G474])" office:value-type="float" office:value="0.000433922037274215">
            <text:p>0.000433922</text:p>
          </table:table-cell>
          <table:table-cell table:number-columns-repeated="7"/>
        </table:table-row>
        <table:table-row table:style-name="ro4">
          <table:table-cell table:formula="of:=[.A474]+[.A$4]" office:value-type="float" office:value="139.8">
            <text:p>139.8</text:p>
          </table:table-cell>
          <table:table-cell table:formula="of:=[.A475]/([.$D$4]*2)" office:value-type="float" office:value="69.8999999999998">
            <text:p>69.9</text:p>
          </table:table-cell>
          <table:table-cell table:formula="of:=SQRT(ABS([.$D$2]^2-[.B475]^2))" office:value-type="float" office:value="149.462336392818">
            <text:p>149.4623363928</text:p>
          </table:table-cell>
          <table:table-cell table:formula="of:=([.$C$10]-[.C475])*[.$B$4]" office:value-type="float" office:value="19574.9233705188">
            <text:p>19574.9233705188</text:p>
          </table:table-cell>
          <table:table-cell table:formula="of:=ROUND([.D475])" office:value-type="float" office:value="19575">
            <text:p>19575</text:p>
          </table:table-cell>
          <table:table-cell table:formula="of:=([.$C$8]-([.E475]*[.$C$4]))" office:value-type="float" office:value="149.46234375">
            <text:p>149.46234375</text:p>
          </table:table-cell>
          <table:table-cell table:style-name="ce6" table:formula="of:=SQRT(ABS([.$D$2]^2-[.F475]^2))" office:value-type="float" office:value="69.8999842686451">
            <text:p>69.8999842686</text:p>
          </table:table-cell>
          <table:table-cell table:formula="of:=ABS([.B475]-[.G475])" office:value-type="float" office:value="0.0000157313546793603">
            <text:p>1.57313546793603E-005</text:p>
          </table:table-cell>
          <table:table-cell table:number-columns-repeated="7"/>
        </table:table-row>
        <table:table-row table:style-name="ro4">
          <table:table-cell table:formula="of:=[.A475]+[.A$4]" office:value-type="float" office:value="140.1">
            <text:p>140.1</text:p>
          </table:table-cell>
          <table:table-cell table:formula="of:=[.A476]/([.$D$4]*2)" office:value-type="float" office:value="70.0499999999998">
            <text:p>70.05</text:p>
          </table:table-cell>
          <table:table-cell table:formula="of:=SQRT(ABS([.$D$2]^2-[.B476]^2))" office:value-type="float" office:value="149.392093164264">
            <text:p>149.3920931643</text:p>
          </table:table-cell>
          <table:table-cell table:formula="of:=([.$C$10]-[.C476])*[.$B$4]" office:value-type="float" office:value="19663.4187765721">
            <text:p>19663.4187765721</text:p>
          </table:table-cell>
          <table:table-cell table:formula="of:=ROUND([.D476])" office:value-type="float" office:value="19663">
            <text:p>19663</text:p>
          </table:table-cell>
          <table:table-cell table:formula="of:=([.$C$8]-([.E476]*[.$C$4]))" office:value-type="float" office:value="149.39249375">
            <text:p>149.39249375</text:p>
          </table:table-cell>
          <table:table-cell table:style-name="ce6" table:formula="of:=SQRT(ABS([.$D$2]^2-[.F476]^2))" office:value-type="float" office:value="70.0491456846992">
            <text:p>70.0491456847</text:p>
          </table:table-cell>
          <table:table-cell table:formula="of:=ABS([.B476]-[.G476])" office:value-type="float" office:value="0.000854315300614417">
            <text:p>0.0008543153</text:p>
          </table:table-cell>
          <table:table-cell table:number-columns-repeated="7"/>
        </table:table-row>
        <table:table-row table:style-name="ro4">
          <table:table-cell table:formula="of:=[.A476]+[.A$4]" office:value-type="float" office:value="140.4">
            <text:p>140.4</text:p>
          </table:table-cell>
          <table:table-cell table:formula="of:=[.A477]/([.$D$4]*2)" office:value-type="float" office:value="70.1999999999998">
            <text:p>70.2</text:p>
          </table:table-cell>
          <table:table-cell table:formula="of:=SQRT(ABS([.$D$2]^2-[.B477]^2))" office:value-type="float" office:value="149.321666210902">
            <text:p>149.3216662109</text:p>
          </table:table-cell>
          <table:table-cell table:formula="of:=([.$C$10]-[.C477])*[.$B$4]" office:value-type="float" office:value="19752.145646949">
            <text:p>19752.145646949</text:p>
          </table:table-cell>
          <table:table-cell table:formula="of:=ROUND([.D477])" office:value-type="float" office:value="19752">
            <text:p>19752</text:p>
          </table:table-cell>
          <table:table-cell table:formula="of:=([.$C$8]-([.E477]*[.$C$4]))" office:value-type="float" office:value="149.32185">
            <text:p>149.32185</text:p>
          </table:table-cell>
          <table:table-cell table:style-name="ce6" table:formula="of:=SQRT(ABS([.$D$2]^2-[.F477]^2))" office:value-type="float" office:value="70.1996090628537">
            <text:p>70.1996090629</text:p>
          </table:table-cell>
          <table:table-cell table:formula="of:=ABS([.B477]-[.G477])" office:value-type="float" office:value="0.000390937146079295">
            <text:p>0.0003909371</text:p>
          </table:table-cell>
          <table:table-cell table:number-columns-repeated="7"/>
        </table:table-row>
        <table:table-row table:style-name="ro4">
          <table:table-cell table:formula="of:=[.A477]+[.A$4]" office:value-type="float" office:value="140.7">
            <text:p>140.7</text:p>
          </table:table-cell>
          <table:table-cell table:formula="of:=[.A478]/([.$D$4]*2)" office:value-type="float" office:value="70.3499999999998">
            <text:p>70.35</text:p>
          </table:table-cell>
          <table:table-cell table:formula="of:=SQRT(ABS([.$D$2]^2-[.B478]^2))" office:value-type="float" office:value="149.251055272651">
            <text:p>149.2510552727</text:p>
          </table:table-cell>
          <table:table-cell table:formula="of:=([.$C$10]-[.C478])*[.$B$4]" office:value-type="float" office:value="19841.104309312">
            <text:p>19841.104309312</text:p>
          </table:table-cell>
          <table:table-cell table:formula="of:=ROUND([.D478])" office:value-type="float" office:value="19841">
            <text:p>19841</text:p>
          </table:table-cell>
          <table:table-cell table:formula="of:=([.$C$8]-([.E478]*[.$C$4]))" office:value-type="float" office:value="149.25120625">
            <text:p>149.25120625</text:p>
          </table:table-cell>
          <table:table-cell table:style-name="ce6" table:formula="of:=SQRT(ABS([.$D$2]^2-[.F478]^2))" office:value-type="float" office:value="70.3496796930872">
            <text:p>70.3496796931</text:p>
          </table:table-cell>
          <table:table-cell table:formula="of:=ABS([.B478]-[.G478])" office:value-type="float" office:value="0.000320306912627188">
            <text:p>0.0003203069</text:p>
          </table:table-cell>
          <table:table-cell table:number-columns-repeated="7"/>
        </table:table-row>
        <table:table-row table:style-name="ro4">
          <table:table-cell table:formula="of:=[.A478]+[.A$4]" office:value-type="float" office:value="141">
            <text:p>141</text:p>
          </table:table-cell>
          <table:table-cell table:formula="of:=[.A479]/([.$D$4]*2)" office:value-type="float" office:value="70.4999999999998">
            <text:p>70.5</text:p>
          </table:table-cell>
          <table:table-cell table:formula="of:=SQRT(ABS([.$D$2]^2-[.B479]^2))" office:value-type="float" office:value="149.180260088257">
            <text:p>149.1802600883</text:p>
          </table:table-cell>
          <table:table-cell table:formula="of:=([.$C$10]-[.C479])*[.$B$4]" office:value-type="float" office:value="19930.2950928009">
            <text:p>19930.2950928009</text:p>
          </table:table-cell>
          <table:table-cell table:formula="of:=ROUND([.D479])" office:value-type="float" office:value="19930">
            <text:p>19930</text:p>
          </table:table-cell>
          <table:table-cell table:formula="of:=([.$C$8]-([.E479]*[.$C$4]))" office:value-type="float" office:value="149.1805625">
            <text:p>149.1805625</text:p>
          </table:table-cell>
          <table:table-cell table:style-name="ce6" table:formula="of:=SQRT(ABS([.$D$2]^2-[.F479]^2))" office:value-type="float" office:value="70.4993600835042">
            <text:p>70.4993600835</text:p>
          </table:table-cell>
          <table:table-cell table:formula="of:=ABS([.B479]-[.G479])" office:value-type="float" office:value="0.00063991649558659">
            <text:p>0.0006399165</text:p>
          </table:table-cell>
          <table:table-cell table:number-columns-repeated="7"/>
        </table:table-row>
        <table:table-row table:style-name="ro4">
          <table:table-cell table:formula="of:=[.A479]+[.A$4]" office:value-type="float" office:value="141.3">
            <text:p>141.3</text:p>
          </table:table-cell>
          <table:table-cell table:formula="of:=[.A480]/([.$D$4]*2)" office:value-type="float" office:value="70.6499999999998">
            <text:p>70.65</text:p>
          </table:table-cell>
          <table:table-cell table:formula="of:=SQRT(ABS([.$D$2]^2-[.B480]^2))" office:value-type="float" office:value="149.109280395286">
            <text:p>149.1092803953</text:p>
          </table:table-cell>
          <table:table-cell table:formula="of:=([.$C$10]-[.C480])*[.$B$4]" office:value-type="float" office:value="20019.71832804">
            <text:p>20019.71832804</text:p>
          </table:table-cell>
          <table:table-cell table:formula="of:=ROUND([.D480])" office:value-type="float" office:value="20020">
            <text:p>20020</text:p>
          </table:table-cell>
          <table:table-cell table:formula="of:=([.$C$8]-([.E480]*[.$C$4]))" office:value-type="float" office:value="149.109125">
            <text:p>149.109125</text:p>
          </table:table-cell>
          <table:table-cell table:style-name="ce6" table:formula="of:=SQRT(ABS([.$D$2]^2-[.F480]^2))" office:value-type="float" office:value="70.6503279662195">
            <text:p>70.6503279662</text:p>
          </table:table-cell>
          <table:table-cell table:formula="of:=ABS([.B480]-[.G480])" office:value-type="float" office:value="0.000327966219657583">
            <text:p>0.0003279662</text:p>
          </table:table-cell>
          <table:table-cell table:number-columns-repeated="7"/>
        </table:table-row>
        <table:table-row table:style-name="ro4">
          <table:table-cell table:formula="of:=[.A480]+[.A$4]" office:value-type="float" office:value="141.6">
            <text:p>141.6</text:p>
          </table:table-cell>
          <table:table-cell table:formula="of:=[.A481]/([.$D$4]*2)" office:value-type="float" office:value="70.7999999999998">
            <text:p>70.8</text:p>
          </table:table-cell>
          <table:table-cell table:formula="of:=SQRT(ABS([.$D$2]^2-[.B481]^2))" office:value-type="float" office:value="149.03811593012">
            <text:p>149.0381159301</text:p>
          </table:table-cell>
          <table:table-cell table:formula="of:=([.$C$10]-[.C481])*[.$B$4]" office:value-type="float" office:value="20109.3743471462">
            <text:p>20109.3743471462</text:p>
          </table:table-cell>
          <table:table-cell table:formula="of:=ROUND([.D481])" office:value-type="float" office:value="20109">
            <text:p>20109</text:p>
          </table:table-cell>
          <table:table-cell table:formula="of:=([.$C$8]-([.E481]*[.$C$4]))" office:value-type="float" office:value="149.03848125">
            <text:p>149.03848125</text:p>
          </table:table-cell>
          <table:table-cell table:style-name="ce6" table:formula="of:=SQRT(ABS([.$D$2]^2-[.F481]^2))" office:value-type="float" office:value="70.7992309752966">
            <text:p>70.7992309753</text:p>
          </table:table-cell>
          <table:table-cell table:formula="of:=ABS([.B481]-[.G481])" office:value-type="float" office:value="0.000769024703203058">
            <text:p>0.0007690247</text:p>
          </table:table-cell>
          <table:table-cell table:number-columns-repeated="7"/>
        </table:table-row>
        <table:table-row table:style-name="ro4">
          <table:table-cell table:formula="of:=[.A481]+[.A$4]" office:value-type="float" office:value="141.9">
            <text:p>141.9</text:p>
          </table:table-cell>
          <table:table-cell table:formula="of:=[.A482]/([.$D$4]*2)" office:value-type="float" office:value="70.9499999999998">
            <text:p>70.95</text:p>
          </table:table-cell>
          <table:table-cell table:formula="of:=SQRT(ABS([.$D$2]^2-[.B482]^2))" office:value-type="float" office:value="148.966766427952">
            <text:p>148.966766428</text:p>
          </table:table-cell>
          <table:table-cell table:formula="of:=([.$C$10]-[.C482])*[.$B$4]" office:value-type="float" office:value="20199.2634837363">
            <text:p>20199.2634837363</text:p>
          </table:table-cell>
          <table:table-cell table:formula="of:=ROUND([.D482])" office:value-type="float" office:value="20199">
            <text:p>20199</text:p>
          </table:table-cell>
          <table:table-cell table:formula="of:=([.$C$8]-([.E482]*[.$C$4]))" office:value-type="float" office:value="148.96704375">
            <text:p>148.96704375</text:p>
          </table:table-cell>
          <table:table-cell table:style-name="ce6" table:formula="of:=SQRT(ABS([.$D$2]^2-[.F482]^2))" office:value-type="float" office:value="70.9494177311243">
            <text:p>70.9494177311</text:p>
          </table:table-cell>
          <table:table-cell table:formula="of:=ABS([.B482]-[.G482])" office:value-type="float" office:value="0.00058226887550461">
            <text:p>0.0005822689</text:p>
          </table:table-cell>
          <table:table-cell table:number-columns-repeated="7"/>
        </table:table-row>
        <table:table-row table:style-name="ro4">
          <table:table-cell table:formula="of:=[.A482]+[.A$4]" office:value-type="float" office:value="142.2">
            <text:p>142.2</text:p>
          </table:table-cell>
          <table:table-cell table:formula="of:=[.A483]/([.$D$4]*2)" office:value-type="float" office:value="71.0999999999998">
            <text:p>71.1</text:p>
          </table:table-cell>
          <table:table-cell table:formula="of:=SQRT(ABS([.$D$2]^2-[.B483]^2))" office:value-type="float" office:value="148.895231622776">
            <text:p>148.8952316228</text:p>
          </table:table-cell>
          <table:table-cell table:formula="of:=([.$C$10]-[.C483])*[.$B$4]" office:value-type="float" office:value="20289.3860729349">
            <text:p>20289.3860729349</text:p>
          </table:table-cell>
          <table:table-cell table:formula="of:=ROUND([.D483])" office:value-type="float" office:value="20289">
            <text:p>20289</text:p>
          </table:table-cell>
          <table:table-cell table:formula="of:=([.$C$8]-([.E483]*[.$C$4]))" office:value-type="float" office:value="148.89560625">
            <text:p>148.89560625</text:p>
          </table:table-cell>
          <table:table-cell table:style-name="ce6" table:formula="of:=SQRT(ABS([.$D$2]^2-[.F483]^2))" office:value-type="float" office:value="71.0992154629357">
            <text:p>71.0992154629</text:p>
          </table:table-cell>
          <table:table-cell table:formula="of:=ABS([.B483]-[.G483])" office:value-type="float" office:value="0.000784537064134838">
            <text:p>0.0007845371</text:p>
          </table:table-cell>
          <table:table-cell table:number-columns-repeated="7"/>
        </table:table-row>
        <table:table-row table:style-name="ro4">
          <table:table-cell table:formula="of:=[.A483]+[.A$4]" office:value-type="float" office:value="142.5">
            <text:p>142.5</text:p>
          </table:table-cell>
          <table:table-cell table:formula="of:=[.A484]/([.$D$4]*2)" office:value-type="float" office:value="71.2499999999998">
            <text:p>71.25</text:p>
          </table:table-cell>
          <table:table-cell table:formula="of:=SQRT(ABS([.$D$2]^2-[.B484]^2))" office:value-type="float" office:value="148.823511247383">
            <text:p>148.8235112474</text:p>
          </table:table-cell>
          <table:table-cell table:formula="of:=([.$C$10]-[.C484])*[.$B$4]" office:value-type="float" office:value="20379.742451382">
            <text:p>20379.742451382</text:p>
          </table:table-cell>
          <table:table-cell table:formula="of:=ROUND([.D484])" office:value-type="float" office:value="20380">
            <text:p>20380</text:p>
          </table:table-cell>
          <table:table-cell table:formula="of:=([.$C$8]-([.E484]*[.$C$4]))" office:value-type="float" office:value="148.823375">
            <text:p>148.823375</text:p>
          </table:table-cell>
          <table:table-cell table:style-name="ce6" table:formula="of:=SQRT(ABS([.$D$2]^2-[.F484]^2))" office:value-type="float" office:value="71.2502845861641">
            <text:p>71.2502845862</text:p>
          </table:table-cell>
          <table:table-cell table:formula="of:=ABS([.B484]-[.G484])" office:value-type="float" office:value="0.00028458616426974">
            <text:p>0.0002845862</text:p>
          </table:table-cell>
          <table:table-cell table:number-columns-repeated="7"/>
        </table:table-row>
        <table:table-row table:style-name="ro4">
          <table:table-cell table:formula="of:=[.A484]+[.A$4]" office:value-type="float" office:value="142.8">
            <text:p>142.8</text:p>
          </table:table-cell>
          <table:table-cell table:formula="of:=[.A485]/([.$D$4]*2)" office:value-type="float" office:value="71.3999999999998">
            <text:p>71.4</text:p>
          </table:table-cell>
          <table:table-cell table:formula="of:=SQRT(ABS([.$D$2]^2-[.B485]^2))" office:value-type="float" office:value="148.751605033358">
            <text:p>148.7516050334</text:p>
          </table:table-cell>
          <table:table-cell table:formula="of:=([.$C$10]-[.C485])*[.$B$4]" office:value-type="float" office:value="20470.3329572411">
            <text:p>20470.3329572411</text:p>
          </table:table-cell>
          <table:table-cell table:formula="of:=ROUND([.D485])" office:value-type="float" office:value="20470">
            <text:p>20470</text:p>
          </table:table-cell>
          <table:table-cell table:formula="of:=([.$C$8]-([.E485]*[.$C$4]))" office:value-type="float" office:value="148.7519375">
            <text:p>148.7519375</text:p>
          </table:table-cell>
          <table:table-cell table:style-name="ce6" table:formula="of:=SQRT(ABS([.$D$2]^2-[.F485]^2))" office:value-type="float" office:value="71.3993073495541">
            <text:p>71.3993073496</text:p>
          </table:table-cell>
          <table:table-cell table:formula="of:=ABS([.B485]-[.G485])" office:value-type="float" office:value="0.000692650445714094">
            <text:p>0.0006926504</text:p>
          </table:table-cell>
          <table:table-cell table:number-columns-repeated="7"/>
        </table:table-row>
        <table:table-row table:style-name="ro4">
          <table:table-cell table:formula="of:=[.A485]+[.A$4]" office:value-type="float" office:value="143.1">
            <text:p>143.1</text:p>
          </table:table-cell>
          <table:table-cell table:formula="of:=[.A486]/([.$D$4]*2)" office:value-type="float" office:value="71.5499999999999">
            <text:p>71.55</text:p>
          </table:table-cell>
          <table:table-cell table:formula="of:=SQRT(ABS([.$D$2]^2-[.B486]^2))" office:value-type="float" office:value="148.679512711066">
            <text:p>148.6795127111</text:p>
          </table:table-cell>
          <table:table-cell table:formula="of:=([.$C$10]-[.C486])*[.$B$4]" office:value-type="float" office:value="20561.157930207">
            <text:p>20561.157930207</text:p>
          </table:table-cell>
          <table:table-cell table:formula="of:=ROUND([.D486])" office:value-type="float" office:value="20561">
            <text:p>20561</text:p>
          </table:table-cell>
          <table:table-cell table:formula="of:=([.$C$8]-([.E486]*[.$C$4]))" office:value-type="float" office:value="148.67970625">
            <text:p>148.67970625</text:p>
          </table:table-cell>
          <table:table-cell table:style-name="ce6" table:formula="of:=SQRT(ABS([.$D$2]^2-[.F486]^2))" office:value-type="float" office:value="71.5495978284554">
            <text:p>71.5495978285</text:p>
          </table:table-cell>
          <table:table-cell table:formula="of:=ABS([.B486]-[.G486])" office:value-type="float" office:value="0.00040217154445088">
            <text:p>0.0004021715</text:p>
          </table:table-cell>
          <table:table-cell table:number-columns-repeated="7"/>
        </table:table-row>
        <table:table-row table:style-name="ro4">
          <table:table-cell table:formula="of:=[.A486]+[.A$4]" office:value-type="float" office:value="143.4">
            <text:p>143.4</text:p>
          </table:table-cell>
          <table:table-cell table:formula="of:=[.A487]/([.$D$4]*2)" office:value-type="float" office:value="71.6999999999999">
            <text:p>71.7</text:p>
          </table:table-cell>
          <table:table-cell table:formula="of:=SQRT(ABS([.$D$2]^2-[.B487]^2))" office:value-type="float" office:value="148.607234009654">
            <text:p>148.6072340097</text:p>
          </table:table-cell>
          <table:table-cell table:formula="of:=([.$C$10]-[.C487])*[.$B$4]" office:value-type="float" office:value="20652.2177115136">
            <text:p>20652.2177115136</text:p>
          </table:table-cell>
          <table:table-cell table:formula="of:=ROUND([.D487])" office:value-type="float" office:value="20652">
            <text:p>20652</text:p>
          </table:table-cell>
          <table:table-cell table:formula="of:=([.$C$8]-([.E487]*[.$C$4]))" office:value-type="float" office:value="148.607475">
            <text:p>148.607475</text:p>
          </table:table-cell>
          <table:table-cell table:style-name="ce6" table:formula="of:=SQRT(ABS([.$D$2]^2-[.F487]^2))" office:value-type="float" office:value="71.6995005151666">
            <text:p>71.6995005152</text:p>
          </table:table-cell>
          <table:table-cell table:formula="of:=ABS([.B487]-[.G487])" office:value-type="float" office:value="0.000499484833241581">
            <text:p>0.0004994848</text:p>
          </table:table-cell>
          <table:table-cell table:number-columns-repeated="7"/>
        </table:table-row>
        <table:table-row table:style-name="ro4">
          <table:table-cell table:formula="of:=[.A487]+[.A$4]" office:value-type="float" office:value="143.7">
            <text:p>143.7</text:p>
          </table:table-cell>
          <table:table-cell table:formula="of:=[.A488]/([.$D$4]*2)" office:value-type="float" office:value="71.8499999999999">
            <text:p>71.85</text:p>
          </table:table-cell>
          <table:table-cell table:formula="of:=SQRT(ABS([.$D$2]^2-[.B488]^2))" office:value-type="float" office:value="148.534768657039">
            <text:p>148.534768657</text:p>
          </table:table-cell>
          <table:table-cell table:formula="of:=([.$C$10]-[.C488])*[.$B$4]" office:value-type="float" office:value="20743.512643942">
            <text:p>20743.512643942</text:p>
          </table:table-cell>
          <table:table-cell table:formula="of:=ROUND([.D488])" office:value-type="float" office:value="20744">
            <text:p>20744</text:p>
          </table:table-cell>
          <table:table-cell table:formula="of:=([.$C$8]-([.E488]*[.$C$4]))" office:value-type="float" office:value="148.53445">
            <text:p>148.53445</text:p>
          </table:table-cell>
          <table:table-cell table:style-name="ce6" table:formula="of:=SQRT(ABS([.$D$2]^2-[.F488]^2))" office:value-type="float" office:value="71.8506587527039">
            <text:p>71.8506587527</text:p>
          </table:table-cell>
          <table:table-cell table:formula="of:=ABS([.B488]-[.G488])" office:value-type="float" office:value="0.0006587527040125">
            <text:p>0.0006587527</text:p>
          </table:table-cell>
          <table:table-cell table:number-columns-repeated="7"/>
        </table:table-row>
        <table:table-row table:style-name="ro4">
          <table:table-cell table:formula="of:=[.A488]+[.A$4]" office:value-type="float" office:value="144">
            <text:p>144</text:p>
          </table:table-cell>
          <table:table-cell table:formula="of:=[.A489]/([.$D$4]*2)" office:value-type="float" office:value="71.9999999999999">
            <text:p>72</text:p>
          </table:table-cell>
          <table:table-cell table:formula="of:=SQRT(ABS([.$D$2]^2-[.B489]^2))" office:value-type="float" office:value="148.462116379904">
            <text:p>148.4621163799</text:p>
          </table:table-cell>
          <table:table-cell table:formula="of:=([.$C$10]-[.C489])*[.$B$4]" office:value-type="float" office:value="20835.0430718289">
            <text:p>20835.0430718289</text:p>
          </table:table-cell>
          <table:table-cell table:formula="of:=ROUND([.D489])" office:value-type="float" office:value="20835">
            <text:p>20835</text:p>
          </table:table-cell>
          <table:table-cell table:formula="of:=([.$C$8]-([.E489]*[.$C$4]))" office:value-type="float" office:value="148.46221875">
            <text:p>148.46221875</text:p>
          </table:table-cell>
          <table:table-cell table:style-name="ce6" table:formula="of:=SQRT(ABS([.$D$2]^2-[.F489]^2))" office:value-type="float" office:value="71.9997889151569">
            <text:p>71.9997889152</text:p>
          </table:table-cell>
          <table:table-cell table:formula="of:=ABS([.B489]-[.G489])" office:value-type="float" office:value="0.000211084843002141">
            <text:p>0.0002110848</text:p>
          </table:table-cell>
          <table:table-cell table:number-columns-repeated="7"/>
        </table:table-row>
        <table:table-row table:style-name="ro4">
          <table:table-cell table:formula="of:=[.A489]+[.A$4]" office:value-type="float" office:value="144.3">
            <text:p>144.3</text:p>
          </table:table-cell>
          <table:table-cell table:formula="of:=[.A490]/([.$D$4]*2)" office:value-type="float" office:value="72.1499999999999">
            <text:p>72.15</text:p>
          </table:table-cell>
          <table:table-cell table:formula="of:=SQRT(ABS([.$D$2]^2-[.B490]^2))" office:value-type="float" office:value="148.38927690369">
            <text:p>148.3892769037</text:p>
          </table:table-cell>
          <table:table-cell table:formula="of:=([.$C$10]-[.C490])*[.$B$4]" office:value-type="float" office:value="20926.8093410742">
            <text:p>20926.8093410742</text:p>
          </table:table-cell>
          <table:table-cell table:formula="of:=ROUND([.D490])" office:value-type="float" office:value="20927">
            <text:p>20927</text:p>
          </table:table-cell>
          <table:table-cell table:formula="of:=([.$C$8]-([.E490]*[.$C$4]))" office:value-type="float" office:value="148.38919375">
            <text:p>148.38919375</text:p>
          </table:table-cell>
          <table:table-cell table:style-name="ce6" table:formula="of:=SQRT(ABS([.$D$2]^2-[.F490]^2))" office:value-type="float" office:value="72.1501710200673">
            <text:p>72.1501710201</text:p>
          </table:table-cell>
          <table:table-cell table:formula="of:=ABS([.B490]-[.G490])" office:value-type="float" office:value="0.000171020067440963">
            <text:p>0.0001710201</text:p>
          </table:table-cell>
          <table:table-cell table:number-columns-repeated="7"/>
        </table:table-row>
        <table:table-row table:style-name="ro4">
          <table:table-cell table:formula="of:=[.A490]+[.A$4]" office:value-type="float" office:value="144.6">
            <text:p>144.6</text:p>
          </table:table-cell>
          <table:table-cell table:formula="of:=[.A491]/([.$D$4]*2)" office:value-type="float" office:value="72.2999999999999">
            <text:p>72.3</text:p>
          </table:table-cell>
          <table:table-cell table:formula="of:=SQRT(ABS([.$D$2]^2-[.B491]^2))" office:value-type="float" office:value="148.316249952593">
            <text:p>148.3162499526</text:p>
          </table:table-cell>
          <table:table-cell table:formula="of:=([.$C$10]-[.C491])*[.$B$4]" office:value-type="float" office:value="21018.8117991494">
            <text:p>21018.8117991494</text:p>
          </table:table-cell>
          <table:table-cell table:formula="of:=ROUND([.D491])" office:value-type="float" office:value="21019">
            <text:p>21019</text:p>
          </table:table-cell>
          <table:table-cell table:formula="of:=([.$C$8]-([.E491]*[.$C$4]))" office:value-type="float" office:value="148.31616875">
            <text:p>148.31616875</text:p>
          </table:table-cell>
          <table:table-cell table:style-name="ce6" table:formula="of:=SQRT(ABS([.$D$2]^2-[.F491]^2))" office:value-type="float" office:value="72.3001665787951">
            <text:p>72.3001665788</text:p>
          </table:table-cell>
          <table:table-cell table:formula="of:=ABS([.B491]-[.G491])" office:value-type="float" office:value="0.000166578795244732">
            <text:p>0.0001665788</text:p>
          </table:table-cell>
          <table:table-cell table:number-columns-repeated="7"/>
        </table:table-row>
        <table:table-row table:style-name="ro4">
          <table:table-cell table:formula="of:=[.A491]+[.A$4]" office:value-type="float" office:value="144.9">
            <text:p>144.9</text:p>
          </table:table-cell>
          <table:table-cell table:formula="of:=[.A492]/([.$D$4]*2)" office:value-type="float" office:value="72.4499999999999">
            <text:p>72.45</text:p>
          </table:table-cell>
          <table:table-cell table:formula="of:=SQRT(ABS([.$D$2]^2-[.B492]^2))" office:value-type="float" office:value="148.243035249552">
            <text:p>148.2430352496</text:p>
          </table:table-cell>
          <table:table-cell table:formula="of:=([.$C$10]-[.C492])*[.$B$4]" office:value-type="float" office:value="21111.050795106">
            <text:p>21111.050795106</text:p>
          </table:table-cell>
          <table:table-cell table:formula="of:=ROUND([.D492])" office:value-type="float" office:value="21111">
            <text:p>21111</text:p>
          </table:table-cell>
          <table:table-cell table:formula="of:=([.$C$8]-([.E492]*[.$C$4]))" office:value-type="float" office:value="148.24314375">
            <text:p>148.24314375</text:p>
          </table:table-cell>
          <table:table-cell table:style-name="ce6" table:formula="of:=SQRT(ABS([.$D$2]^2-[.F492]^2))" office:value-type="float" office:value="72.4497779921846">
            <text:p>72.4497779922</text:p>
          </table:table-cell>
          <table:table-cell table:formula="of:=ABS([.B492]-[.G492])" office:value-type="float" office:value="0.00022200781529591">
            <text:p>0.0002220078</text:p>
          </table:table-cell>
          <table:table-cell table:number-columns-repeated="7"/>
        </table:table-row>
        <table:table-row table:style-name="ro4">
          <table:table-cell table:formula="of:=[.A492]+[.A$4]" office:value-type="float" office:value="145.2">
            <text:p>145.2</text:p>
          </table:table-cell>
          <table:table-cell table:formula="of:=[.A493]/([.$D$4]*2)" office:value-type="float" office:value="72.5999999999999">
            <text:p>72.6</text:p>
          </table:table-cell>
          <table:table-cell table:formula="of:=SQRT(ABS([.$D$2]^2-[.B493]^2))" office:value-type="float" office:value="148.169632516248">
            <text:p>148.1696325162</text:p>
          </table:table-cell>
          <table:table-cell table:formula="of:=([.$C$10]-[.C493])*[.$B$4]" office:value-type="float" office:value="21203.5266795838">
            <text:p>21203.5266795838</text:p>
          </table:table-cell>
          <table:table-cell table:formula="of:=ROUND([.D493])" office:value-type="float" office:value="21204">
            <text:p>21204</text:p>
          </table:table-cell>
          <table:table-cell table:formula="of:=([.$C$8]-([.E493]*[.$C$4]))" office:value-type="float" office:value="148.169325">
            <text:p>148.169325</text:p>
          </table:table-cell>
          <table:table-cell table:style-name="ce6" table:formula="of:=SQRT(ABS([.$D$2]^2-[.F493]^2))" office:value-type="float" office:value="72.6006276077857">
            <text:p>72.6006276078</text:p>
          </table:table-cell>
          <table:table-cell table:formula="of:=ABS([.B493]-[.G493])" office:value-type="float" office:value="0.000627607785773421">
            <text:p>0.0006276078</text:p>
          </table:table-cell>
          <table:table-cell table:number-columns-repeated="7"/>
        </table:table-row>
        <table:table-row table:style-name="ro4">
          <table:table-cell table:formula="of:=[.A493]+[.A$4]" office:value-type="float" office:value="145.5">
            <text:p>145.5</text:p>
          </table:table-cell>
          <table:table-cell table:formula="of:=[.A494]/([.$D$4]*2)" office:value-type="float" office:value="72.7499999999999">
            <text:p>72.75</text:p>
          </table:table-cell>
          <table:table-cell table:formula="of:=SQRT(ABS([.$D$2]^2-[.B494]^2))" office:value-type="float" office:value="148.096041473093">
            <text:p>148.0960414731</text:p>
          </table:table-cell>
          <table:table-cell table:formula="of:=([.$C$10]-[.C494])*[.$B$4]" office:value-type="float" office:value="21296.2398048188">
            <text:p>21296.2398048188</text:p>
          </table:table-cell>
          <table:table-cell table:formula="of:=ROUND([.D494])" office:value-type="float" office:value="21296">
            <text:p>21296</text:p>
          </table:table-cell>
          <table:table-cell table:formula="of:=([.$C$8]-([.E494]*[.$C$4]))" office:value-type="float" office:value="148.0963">
            <text:p>148.0963</text:p>
          </table:table-cell>
          <table:table-cell table:style-name="ce6" table:formula="of:=SQRT(ABS([.$D$2]^2-[.F494]^2))" office:value-type="float" office:value="72.7494737184401">
            <text:p>72.7494737184</text:p>
          </table:table-cell>
          <table:table-cell table:formula="of:=ABS([.B494]-[.G494])" office:value-type="float" office:value="0.000526281559814379">
            <text:p>0.0005262816</text:p>
          </table:table-cell>
          <table:table-cell table:number-columns-repeated="7"/>
        </table:table-row>
        <table:table-row table:style-name="ro4">
          <table:table-cell table:formula="of:=[.A494]+[.A$4]" office:value-type="float" office:value="145.8">
            <text:p>145.8</text:p>
          </table:table-cell>
          <table:table-cell table:formula="of:=[.A495]/([.$D$4]*2)" office:value-type="float" office:value="72.8999999999999">
            <text:p>72.9</text:p>
          </table:table-cell>
          <table:table-cell table:formula="of:=SQRT(ABS([.$D$2]^2-[.B495]^2))" office:value-type="float" office:value="148.022261839225">
            <text:p>148.0222618392</text:p>
          </table:table-cell>
          <table:table-cell table:formula="of:=([.$C$10]-[.C495])*[.$B$4]" office:value-type="float" office:value="21389.1905246526">
            <text:p>21389.1905246526</text:p>
          </table:table-cell>
          <table:table-cell table:formula="of:=ROUND([.D495])" office:value-type="float" office:value="21389">
            <text:p>21389</text:p>
          </table:table-cell>
          <table:table-cell table:formula="of:=([.$C$8]-([.E495]*[.$C$4]))" office:value-type="float" office:value="148.02248125">
            <text:p>148.02248125</text:p>
          </table:table-cell>
          <table:table-cell table:style-name="ce6" table:formula="of:=SQRT(ABS([.$D$2]^2-[.F495]^2))" office:value-type="float" office:value="72.8995544883053">
            <text:p>72.8995544883</text:p>
          </table:table-cell>
          <table:table-cell table:formula="of:=ABS([.B495]-[.G495])" office:value-type="float" office:value="0.000445511694564971">
            <text:p>0.0004455117</text:p>
          </table:table-cell>
          <table:table-cell table:number-columns-repeated="7"/>
        </table:table-row>
        <table:table-row table:style-name="ro4">
          <table:table-cell table:formula="of:=[.A495]+[.A$4]" office:value-type="float" office:value="146.1">
            <text:p>146.1</text:p>
          </table:table-cell>
          <table:table-cell table:formula="of:=[.A496]/([.$D$4]*2)" office:value-type="float" office:value="73.0499999999999">
            <text:p>73.05</text:p>
          </table:table-cell>
          <table:table-cell table:formula="of:=SQRT(ABS([.$D$2]^2-[.B496]^2))" office:value-type="float" office:value="147.948293332502">
            <text:p>147.9482933325</text:p>
          </table:table-cell>
          <table:table-cell table:formula="of:=([.$C$10]-[.C496])*[.$B$4]" office:value-type="float" office:value="21482.3791945397">
            <text:p>21482.3791945397</text:p>
          </table:table-cell>
          <table:table-cell table:formula="of:=ROUND([.D496])" office:value-type="float" office:value="21482">
            <text:p>21482</text:p>
          </table:table-cell>
          <table:table-cell table:formula="of:=([.$C$8]-([.E496]*[.$C$4]))" office:value-type="float" office:value="147.9486625">
            <text:p>147.9486625</text:p>
          </table:table-cell>
          <table:table-cell table:style-name="ce6" table:formula="of:=SQRT(ABS([.$D$2]^2-[.F496]^2))" office:value-type="float" office:value="73.0492523196582">
            <text:p>73.0492523197</text:p>
          </table:table-cell>
          <table:table-cell table:formula="of:=ABS([.B496]-[.G496])" office:value-type="float" office:value="0.000747680341703472">
            <text:p>0.0007476803</text:p>
          </table:table-cell>
          <table:table-cell table:number-columns-repeated="7"/>
        </table:table-row>
        <table:table-row table:style-name="ro4">
          <table:table-cell table:formula="of:=[.A496]+[.A$4]" office:value-type="float" office:value="146.4">
            <text:p>146.4</text:p>
          </table:table-cell>
          <table:table-cell table:formula="of:=[.A497]/([.$D$4]*2)" office:value-type="float" office:value="73.1999999999999">
            <text:p>73.2</text:p>
          </table:table-cell>
          <table:table-cell table:formula="of:=SQRT(ABS([.$D$2]^2-[.B497]^2))" office:value-type="float" office:value="147.874135669494">
            <text:p>147.8741356695</text:p>
          </table:table-cell>
          <table:table-cell table:formula="of:=([.$C$10]-[.C497])*[.$B$4]" office:value-type="float" office:value="21575.8061715571">
            <text:p>21575.8061715571</text:p>
          </table:table-cell>
          <table:table-cell table:formula="of:=ROUND([.D497])" office:value-type="float" office:value="21576">
            <text:p>21576</text:p>
          </table:table-cell>
          <table:table-cell table:formula="of:=([.$C$8]-([.E497]*[.$C$4]))" office:value-type="float" office:value="147.87405">
            <text:p>147.87405</text:p>
          </table:table-cell>
          <table:table-cell table:style-name="ce6" table:formula="of:=SQRT(ABS([.$D$2]^2-[.F497]^2))" office:value-type="float" office:value="73.200173063986">
            <text:p>73.200173064</text:p>
          </table:table-cell>
          <table:table-cell table:formula="of:=ABS([.B497]-[.G497])" office:value-type="float" office:value="0.00017306398605399">
            <text:p>0.000173064</text:p>
          </table:table-cell>
          <table:table-cell table:number-columns-repeated="7"/>
        </table:table-row>
        <table:table-row table:style-name="ro4">
          <table:table-cell table:formula="of:=[.A497]+[.A$4]" office:value-type="float" office:value="146.7">
            <text:p>146.7</text:p>
          </table:table-cell>
          <table:table-cell table:formula="of:=[.A498]/([.$D$4]*2)" office:value-type="float" office:value="73.3499999999999">
            <text:p>73.35</text:p>
          </table:table-cell>
          <table:table-cell table:formula="of:=SQRT(ABS([.$D$2]^2-[.B498]^2))" office:value-type="float" office:value="147.799788565478">
            <text:p>147.7997885655</text:p>
          </table:table-cell>
          <table:table-cell table:formula="of:=([.$C$10]-[.C498])*[.$B$4]" office:value-type="float" office:value="21669.4718144122">
            <text:p>21669.4718144122</text:p>
          </table:table-cell>
          <table:table-cell table:formula="of:=ROUND([.D498])" office:value-type="float" office:value="21669">
            <text:p>21669</text:p>
          </table:table-cell>
          <table:table-cell table:formula="of:=([.$C$8]-([.E498]*[.$C$4]))" office:value-type="float" office:value="147.80023125">
            <text:p>147.80023125</text:p>
          </table:table-cell>
          <table:table-cell table:style-name="ce6" table:formula="of:=SQRT(ABS([.$D$2]^2-[.F498]^2))" office:value-type="float" office:value="73.3491079867133">
            <text:p>73.3491079867</text:p>
          </table:table-cell>
          <table:table-cell table:formula="of:=ABS([.B498]-[.G498])" office:value-type="float" office:value="0.00089201328664501">
            <text:p>0.0008920133</text:p>
          </table:table-cell>
          <table:table-cell table:number-columns-repeated="7"/>
        </table:table-row>
        <table:table-row table:style-name="ro4">
          <table:table-cell table:formula="of:=[.A498]+[.A$4]" office:value-type="float" office:value="147">
            <text:p>147</text:p>
          </table:table-cell>
          <table:table-cell table:formula="of:=[.A499]/([.$D$4]*2)" office:value-type="float" office:value="73.4999999999999">
            <text:p>73.5</text:p>
          </table:table-cell>
          <table:table-cell table:formula="of:=SQRT(ABS([.$D$2]^2-[.B499]^2))" office:value-type="float" office:value="147.725251734428">
            <text:p>147.7252517344</text:p>
          </table:table-cell>
          <table:table-cell table:formula="of:=([.$C$10]-[.C499])*[.$B$4]" office:value-type="float" office:value="21763.3764834521">
            <text:p>21763.3764834521</text:p>
          </table:table-cell>
          <table:table-cell table:formula="of:=ROUND([.D499])" office:value-type="float" office:value="21763">
            <text:p>21763</text:p>
          </table:table-cell>
          <table:table-cell table:formula="of:=([.$C$8]-([.E499]*[.$C$4]))" office:value-type="float" office:value="147.72561875">
            <text:p>147.72561875</text:p>
          </table:table-cell>
          <table:table-cell table:style-name="ce6" table:formula="of:=SQRT(ABS([.$D$2]^2-[.F499]^2))" office:value-type="float" office:value="73.4992623427586">
            <text:p>73.4992623428</text:p>
          </table:table-cell>
          <table:table-cell table:formula="of:=ABS([.B499]-[.G499])" office:value-type="float" office:value="0.000737657241344891">
            <text:p>0.0007376572</text:p>
          </table:table-cell>
          <table:table-cell table:number-columns-repeated="7"/>
        </table:table-row>
        <table:table-row table:style-name="ro4">
          <table:table-cell table:formula="of:=[.A499]+[.A$4]" office:value-type="float" office:value="147.3">
            <text:p>147.3</text:p>
          </table:table-cell>
          <table:table-cell table:formula="of:=[.A500]/([.$D$4]*2)" office:value-type="float" office:value="73.6499999999999">
            <text:p>73.65</text:p>
          </table:table-cell>
          <table:table-cell table:formula="of:=SQRT(ABS([.$D$2]^2-[.B500]^2))" office:value-type="float" office:value="147.65052488901">
            <text:p>147.650524889</text:p>
          </table:table-cell>
          <table:table-cell table:formula="of:=([.$C$10]-[.C500])*[.$B$4]" office:value-type="float" office:value="21857.5205406718">
            <text:p>21857.5205406718</text:p>
          </table:table-cell>
          <table:table-cell table:formula="of:=ROUND([.D500])" office:value-type="float" office:value="21858">
            <text:p>21858</text:p>
          </table:table-cell>
          <table:table-cell table:formula="of:=([.$C$8]-([.E500]*[.$C$4]))" office:value-type="float" office:value="147.6502125">
            <text:p>147.6502125</text:p>
          </table:table-cell>
          <table:table-cell table:style-name="ce6" table:formula="of:=SQRT(ABS([.$D$2]^2-[.F500]^2))" office:value-type="float" office:value="73.6506262614571">
            <text:p>73.6506262615</text:p>
          </table:table-cell>
          <table:table-cell table:formula="of:=ABS([.B500]-[.G500])" office:value-type="float" office:value="0.000626261457199462">
            <text:p>0.0006262615</text:p>
          </table:table-cell>
          <table:table-cell table:number-columns-repeated="7"/>
        </table:table-row>
        <table:table-row table:style-name="ro4">
          <table:table-cell table:formula="of:=[.A500]+[.A$4]" office:value-type="float" office:value="147.6">
            <text:p>147.6</text:p>
          </table:table-cell>
          <table:table-cell table:formula="of:=[.A501]/([.$D$4]*2)" office:value-type="float" office:value="73.7999999999999">
            <text:p>73.8</text:p>
          </table:table-cell>
          <table:table-cell table:formula="of:=SQRT(ABS([.$D$2]^2-[.B501]^2))" office:value-type="float" office:value="147.575607740575">
            <text:p>147.5756077406</text:p>
          </table:table-cell>
          <table:table-cell table:formula="of:=([.$C$10]-[.C501])*[.$B$4]" office:value-type="float" office:value="21951.9043497233">
            <text:p>21951.9043497233</text:p>
          </table:table-cell>
          <table:table-cell table:formula="of:=ROUND([.D501])" office:value-type="float" office:value="21952">
            <text:p>21952</text:p>
          </table:table-cell>
          <table:table-cell table:formula="of:=([.$C$8]-([.E501]*[.$C$4]))" office:value-type="float" office:value="147.5756">
            <text:p>147.5756</text:p>
          </table:table-cell>
          <table:table-cell table:style-name="ce6" table:formula="of:=SQRT(ABS([.$D$2]^2-[.F501]^2))" office:value-type="float" office:value="73.8000154785892">
            <text:p>73.8000154786</text:p>
          </table:table-cell>
          <table:table-cell table:formula="of:=ABS([.B501]-[.G501])" office:value-type="float" office:value="0.0000154785892050313">
            <text:p>1.54785892050313E-005</text:p>
          </table:table-cell>
          <table:table-cell table:number-columns-repeated="7"/>
        </table:table-row>
        <table:table-row table:style-name="ro4">
          <table:table-cell table:formula="of:=[.A501]+[.A$4]" office:value-type="float" office:value="147.9">
            <text:p>147.9</text:p>
          </table:table-cell>
          <table:table-cell table:formula="of:=[.A502]/([.$D$4]*2)" office:value-type="float" office:value="73.9499999999999">
            <text:p>73.95</text:p>
          </table:table-cell>
          <table:table-cell table:formula="of:=SQRT(ABS([.$D$2]^2-[.B502]^2))" office:value-type="float" office:value="147.500499999153">
            <text:p>147.5004999992</text:p>
          </table:table-cell>
          <table:table-cell table:formula="of:=([.$C$10]-[.C502])*[.$B$4]" office:value-type="float" office:value="22046.5282759246">
            <text:p>22046.5282759246</text:p>
          </table:table-cell>
          <table:table-cell table:formula="of:=ROUND([.D502])" office:value-type="float" office:value="22047">
            <text:p>22047</text:p>
          </table:table-cell>
          <table:table-cell table:formula="of:=([.$C$8]-([.E502]*[.$C$4]))" office:value-type="float" office:value="147.50019375">
            <text:p>147.50019375</text:p>
          </table:table-cell>
          <table:table-cell table:style-name="ce6" table:formula="of:=SQRT(ABS([.$D$2]^2-[.F502]^2))" office:value-type="float" office:value="73.9506108406987">
            <text:p>73.9506108407</text:p>
          </table:table-cell>
          <table:table-cell table:formula="of:=ABS([.B502]-[.G502])" office:value-type="float" office:value="0.000610840698740844">
            <text:p>0.0006108407</text:p>
          </table:table-cell>
          <table:table-cell table:number-columns-repeated="7"/>
        </table:table-row>
        <table:table-row table:style-name="ro4">
          <table:table-cell table:formula="of:=[.A502]+[.A$4]" office:value-type="float" office:value="148.2">
            <text:p>148.2</text:p>
          </table:table-cell>
          <table:table-cell table:formula="of:=[.A503]/([.$D$4]*2)" office:value-type="float" office:value="74.1">
            <text:p>74.1</text:p>
          </table:table-cell>
          <table:table-cell table:formula="of:=SQRT(ABS([.$D$2]^2-[.B503]^2))" office:value-type="float" office:value="147.425201373442">
            <text:p>147.4252013734</text:p>
          </table:table-cell>
          <table:table-cell table:formula="of:=([.$C$10]-[.C503])*[.$B$4]" office:value-type="float" office:value="22141.3926862683">
            <text:p>22141.3926862683</text:p>
          </table:table-cell>
          <table:table-cell table:formula="of:=ROUND([.D503])" office:value-type="float" office:value="22141">
            <text:p>22141</text:p>
          </table:table-cell>
          <table:table-cell table:formula="of:=([.$C$8]-([.E503]*[.$C$4]))" office:value-type="float" office:value="147.42558125">
            <text:p>147.42558125</text:p>
          </table:table-cell>
          <table:table-cell table:style-name="ce6" table:formula="of:=SQRT(ABS([.$D$2]^2-[.F503]^2))" office:value-type="float" office:value="74.099244214092">
            <text:p>74.0992442141</text:p>
          </table:table-cell>
          <table:table-cell table:formula="of:=ABS([.B503]-[.G503])" office:value-type="float" office:value="0.00075578590792702">
            <text:p>0.0007557859</text:p>
          </table:table-cell>
          <table:table-cell table:number-columns-repeated="7"/>
        </table:table-row>
        <table:table-row table:style-name="ro4">
          <table:table-cell table:formula="of:=[.A503]+[.A$4]" office:value-type="float" office:value="148.5">
            <text:p>148.5</text:p>
          </table:table-cell>
          <table:table-cell table:formula="of:=[.A504]/([.$D$4]*2)" office:value-type="float" office:value="74.25">
            <text:p>74.25</text:p>
          </table:table-cell>
          <table:table-cell table:formula="of:=SQRT(ABS([.$D$2]^2-[.B504]^2))" office:value-type="float" office:value="147.349711570807">
            <text:p>147.3497115708</text:p>
          </table:table-cell>
          <table:table-cell table:formula="of:=([.$C$10]-[.C504])*[.$B$4]" office:value-type="float" office:value="22236.4979494309">
            <text:p>22236.4979494309</text:p>
          </table:table-cell>
          <table:table-cell table:formula="of:=ROUND([.D504])" office:value-type="float" office:value="22236">
            <text:p>22236</text:p>
          </table:table-cell>
          <table:table-cell table:formula="of:=([.$C$8]-([.E504]*[.$C$4]))" office:value-type="float" office:value="147.350175">
            <text:p>147.350175</text:p>
          </table:table-cell>
          <table:table-cell table:style-name="ce6" table:formula="of:=SQRT(ABS([.$D$2]^2-[.F504]^2))" office:value-type="float" office:value="74.2490803139633">
            <text:p>74.249080314</text:p>
          </table:table-cell>
          <table:table-cell table:formula="of:=ABS([.B504]-[.G504])" office:value-type="float" office:value="0.000919686036652934">
            <text:p>0.000919686</text:p>
          </table:table-cell>
          <table:table-cell table:number-columns-repeated="7"/>
        </table:table-row>
        <table:table-row table:style-name="ro4">
          <table:table-cell table:formula="of:=[.A504]+[.A$4]" office:value-type="float" office:value="148.8">
            <text:p>148.8</text:p>
          </table:table-cell>
          <table:table-cell table:formula="of:=[.A505]/([.$D$4]*2)" office:value-type="float" office:value="74.4">
            <text:p>74.4</text:p>
          </table:table-cell>
          <table:table-cell table:formula="of:=SQRT(ABS([.$D$2]^2-[.B505]^2))" office:value-type="float" office:value="147.274030297266">
            <text:p>147.2740302973</text:p>
          </table:table-cell>
          <table:table-cell table:formula="of:=([.$C$10]-[.C505])*[.$B$4]" office:value-type="float" office:value="22331.8444357818">
            <text:p>22331.8444357818</text:p>
          </table:table-cell>
          <table:table-cell table:formula="of:=ROUND([.D505])" office:value-type="float" office:value="22332">
            <text:p>22332</text:p>
          </table:table-cell>
          <table:table-cell table:formula="of:=([.$C$8]-([.E505]*[.$C$4]))" office:value-type="float" office:value="147.273975">
            <text:p>147.273975</text:p>
          </table:table-cell>
          <table:table-cell table:style-name="ce6" table:formula="of:=SQRT(ABS([.$D$2]^2-[.F505]^2))" office:value-type="float" office:value="74.4001094602647">
            <text:p>74.4001094603</text:p>
          </table:table-cell>
          <table:table-cell table:formula="of:=ABS([.B505]-[.G505])" office:value-type="float" office:value="0.00010946026475267">
            <text:p>0.0001094603</text:p>
          </table:table-cell>
          <table:table-cell table:number-columns-repeated="7"/>
        </table:table-row>
        <table:table-row table:style-name="ro4">
          <table:table-cell table:formula="of:=[.A505]+[.A$4]" office:value-type="float" office:value="149.1">
            <text:p>149.1</text:p>
          </table:table-cell>
          <table:table-cell table:formula="of:=[.A506]/([.$D$4]*2)" office:value-type="float" office:value="74.55">
            <text:p>74.55</text:p>
          </table:table-cell>
          <table:table-cell table:formula="of:=SQRT(ABS([.$D$2]^2-[.B506]^2))" office:value-type="float" office:value="147.198157257487">
            <text:p>147.1981572575</text:p>
          </table:table-cell>
          <table:table-cell table:formula="of:=([.$C$10]-[.C506])*[.$B$4]" office:value-type="float" office:value="22427.4325173925">
            <text:p>22427.4325173925</text:p>
          </table:table-cell>
          <table:table-cell table:formula="of:=ROUND([.D506])" office:value-type="float" office:value="22427">
            <text:p>22427</text:p>
          </table:table-cell>
          <table:table-cell table:formula="of:=([.$C$8]-([.E506]*[.$C$4]))" office:value-type="float" office:value="147.19856875">
            <text:p>147.19856875</text:p>
          </table:table-cell>
          <table:table-cell table:style-name="ce6" table:formula="of:=SQRT(ABS([.$D$2]^2-[.F506]^2))" office:value-type="float" office:value="74.5491875069845">
            <text:p>74.549187507</text:p>
          </table:table-cell>
          <table:table-cell table:formula="of:=ABS([.B506]-[.G506])" office:value-type="float" office:value="0.000812493015516225">
            <text:p>0.000812493</text:p>
          </table:table-cell>
          <table:table-cell table:number-columns-repeated="7"/>
        </table:table-row>
        <table:table-row table:style-name="ro4">
          <table:table-cell table:formula="of:=[.A506]+[.A$4]" office:value-type="float" office:value="149.4">
            <text:p>149.4</text:p>
          </table:table-cell>
          <table:table-cell table:formula="of:=[.A507]/([.$D$4]*2)" office:value-type="float" office:value="74.7">
            <text:p>74.7</text:p>
          </table:table-cell>
          <table:table-cell table:formula="of:=SQRT(ABS([.$D$2]^2-[.B507]^2))" office:value-type="float" office:value="147.122092154781">
            <text:p>147.1220921548</text:p>
          </table:table-cell>
          <table:table-cell table:formula="of:=([.$C$10]-[.C507])*[.$B$4]" office:value-type="float" office:value="22523.2625680457">
            <text:p>22523.2625680457</text:p>
          </table:table-cell>
          <table:table-cell table:formula="of:=ROUND([.D507])" office:value-type="float" office:value="22523">
            <text:p>22523</text:p>
          </table:table-cell>
          <table:table-cell table:formula="of:=([.$C$8]-([.E507]*[.$C$4]))" office:value-type="float" office:value="147.12236875">
            <text:p>147.12236875</text:p>
          </table:table-cell>
          <table:table-cell table:style-name="ce6" table:formula="of:=SQRT(ABS([.$D$2]^2-[.F507]^2))" office:value-type="float" office:value="74.6994552415814">
            <text:p>74.6994552416</text:p>
          </table:table-cell>
          <table:table-cell table:formula="of:=ABS([.B507]-[.G507])" office:value-type="float" office:value="0.000544758418556057">
            <text:p>0.0005447584</text:p>
          </table:table-cell>
          <table:table-cell table:number-columns-repeated="7"/>
        </table:table-row>
        <table:table-row table:style-name="ro4">
          <table:table-cell table:formula="of:=[.A507]+[.A$4]" office:value-type="float" office:value="149.7">
            <text:p>149.7</text:p>
          </table:table-cell>
          <table:table-cell table:formula="of:=[.A508]/([.$D$4]*2)" office:value-type="float" office:value="74.85">
            <text:p>74.85</text:p>
          </table:table-cell>
          <table:table-cell table:formula="of:=SQRT(ABS([.$D$2]^2-[.B508]^2))" office:value-type="float" office:value="147.045834691092">
            <text:p>147.0458346911</text:p>
          </table:table-cell>
          <table:table-cell table:formula="of:=([.$C$10]-[.C508])*[.$B$4]" office:value-type="float" office:value="22619.3349632448">
            <text:p>22619.3349632448</text:p>
          </table:table-cell>
          <table:table-cell table:formula="of:=ROUND([.D508])" office:value-type="float" office:value="22619">
            <text:p>22619</text:p>
          </table:table-cell>
          <table:table-cell table:formula="of:=([.$C$8]-([.E508]*[.$C$4]))" office:value-type="float" office:value="147.04616875">
            <text:p>147.04616875</text:p>
          </table:table-cell>
          <table:table-cell table:style-name="ce6" table:formula="of:=SQRT(ABS([.$D$2]^2-[.F508]^2))" office:value-type="float" office:value="74.8493437242206">
            <text:p>74.8493437242</text:p>
          </table:table-cell>
          <table:table-cell table:formula="of:=ABS([.B508]-[.G508])" office:value-type="float" office:value="0.000656275779348903">
            <text:p>0.0006562758</text:p>
          </table:table-cell>
          <table:table-cell table:number-columns-repeated="7"/>
        </table:table-row>
        <table:table-row table:style-name="ro4">
          <table:table-cell table:formula="of:=[.A508]+[.A$4]" office:value-type="float" office:value="150">
            <text:p>150</text:p>
          </table:table-cell>
          <table:table-cell table:formula="of:=[.A509]/([.$D$4]*2)" office:value-type="float" office:value="75">
            <text:p>75</text:p>
          </table:table-cell>
          <table:table-cell table:formula="of:=SQRT(ABS([.$D$2]^2-[.B509]^2))" office:value-type="float" office:value="146.969384566991">
            <text:p>146.969384567</text:p>
          </table:table-cell>
          <table:table-cell table:formula="of:=([.$C$10]-[.C509])*[.$B$4]" office:value-type="float" office:value="22715.650080223">
            <text:p>22715.650080223</text:p>
          </table:table-cell>
          <table:table-cell table:formula="of:=ROUND([.D509])" office:value-type="float" office:value="22716">
            <text:p>22716</text:p>
          </table:table-cell>
          <table:table-cell table:formula="of:=([.$C$8]-([.E509]*[.$C$4]))" office:value-type="float" office:value="146.969175">
            <text:p>146.969175</text:p>
          </table:table-cell>
          <table:table-cell table:style-name="ce6" table:formula="of:=SQRT(ABS([.$D$2]^2-[.F509]^2))" office:value-type="float" office:value="75.0004106643382">
            <text:p>75.0004106643</text:p>
          </table:table-cell>
          <table:table-cell table:formula="of:=ABS([.B509]-[.G509])" office:value-type="float" office:value="0.000410664338190259">
            <text:p>0.0004106643</text:p>
          </table:table-cell>
          <table:table-cell table:number-columns-repeated="7"/>
        </table:table-row>
        <table:table-row table:style-name="ro4">
          <table:table-cell table:formula="of:=[.A509]+[.A$4]" office:value-type="float" office:value="150.3">
            <text:p>150.3</text:p>
          </table:table-cell>
          <table:table-cell table:formula="of:=[.A510]/([.$D$4]*2)" office:value-type="float" office:value="75.15">
            <text:p>75.15</text:p>
          </table:table-cell>
          <table:table-cell table:formula="of:=SQRT(ABS([.$D$2]^2-[.B510]^2))" office:value-type="float" office:value="146.892741481668">
            <text:p>146.8927414817</text:p>
          </table:table-cell>
          <table:table-cell table:formula="of:=([.$C$10]-[.C510])*[.$B$4]" office:value-type="float" office:value="22812.208297953">
            <text:p>22812.208297953</text:p>
          </table:table-cell>
          <table:table-cell table:formula="of:=ROUND([.D510])" office:value-type="float" office:value="22812">
            <text:p>22812</text:p>
          </table:table-cell>
          <table:table-cell table:formula="of:=([.$C$8]-([.E510]*[.$C$4]))" office:value-type="float" office:value="146.892975">
            <text:p>146.892975</text:p>
          </table:table-cell>
          <table:table-cell table:style-name="ce6" table:formula="of:=SQRT(ABS([.$D$2]^2-[.F510]^2))" office:value-type="float" office:value="75.1495435491752">
            <text:p>75.1495435492</text:p>
          </table:table-cell>
          <table:table-cell table:formula="of:=ABS([.B510]-[.G510])" office:value-type="float" office:value="0.000456450824827925">
            <text:p>0.0004564508</text:p>
          </table:table-cell>
          <table:table-cell table:number-columns-repeated="7"/>
        </table:table-row>
        <table:table-row table:style-name="ro4">
          <table:table-cell table:formula="of:=[.A510]+[.A$4]" office:value-type="float" office:value="150.6">
            <text:p>150.6</text:p>
          </table:table-cell>
          <table:table-cell table:formula="of:=[.A511]/([.$D$4]*2)" office:value-type="float" office:value="75.3">
            <text:p>75.3</text:p>
          </table:table-cell>
          <table:table-cell table:formula="of:=SQRT(ABS([.$D$2]^2-[.B511]^2))" office:value-type="float" office:value="146.815905132925">
            <text:p>146.8159051329</text:p>
          </table:table-cell>
          <table:table-cell table:formula="of:=([.$C$10]-[.C511])*[.$B$4]" office:value-type="float" office:value="22909.0099971564">
            <text:p>22909.0099971564</text:p>
          </table:table-cell>
          <table:table-cell table:formula="of:=ROUND([.D511])" office:value-type="float" office:value="22909">
            <text:p>22909</text:p>
          </table:table-cell>
          <table:table-cell table:formula="of:=([.$C$8]-([.E511]*[.$C$4]))" office:value-type="float" office:value="146.81598125">
            <text:p>146.81598125</text:p>
          </table:table-cell>
          <table:table-cell table:style-name="ce6" table:formula="of:=SQRT(ABS([.$D$2]^2-[.F511]^2))" office:value-type="float" office:value="75.2998515908209">
            <text:p>75.2998515908</text:p>
          </table:table-cell>
          <table:table-cell table:formula="of:=ABS([.B511]-[.G511])" office:value-type="float" office:value="0.000148409179104192">
            <text:p>0.0001484092</text:p>
          </table:table-cell>
          <table:table-cell table:number-columns-repeated="7"/>
        </table:table-row>
        <table:table-row table:style-name="ro4">
          <table:table-cell table:formula="of:=[.A511]+[.A$4]" office:value-type="float" office:value="150.9">
            <text:p>150.9</text:p>
          </table:table-cell>
          <table:table-cell table:formula="of:=[.A512]/([.$D$4]*2)" office:value-type="float" office:value="75.45">
            <text:p>75.45</text:p>
          </table:table-cell>
          <table:table-cell table:formula="of:=SQRT(ABS([.$D$2]^2-[.B512]^2))" office:value-type="float" office:value="146.738875217169">
            <text:p>146.7388752172</text:p>
          </table:table-cell>
          <table:table-cell table:formula="of:=([.$C$10]-[.C512])*[.$B$4]" office:value-type="float" office:value="23006.0555603129">
            <text:p>23006.0555603129</text:p>
          </table:table-cell>
          <table:table-cell table:formula="of:=ROUND([.D512])" office:value-type="float" office:value="23006">
            <text:p>23006</text:p>
          </table:table-cell>
          <table:table-cell table:formula="of:=([.$C$8]-([.E512]*[.$C$4]))" office:value-type="float" office:value="146.7389875">
            <text:p>146.7389875</text:p>
          </table:table-cell>
          <table:table-cell table:style-name="ce6" table:formula="of:=SQRT(ABS([.$D$2]^2-[.F512]^2))" office:value-type="float" office:value="75.4497816264225">
            <text:p>75.4497816264</text:p>
          </table:table-cell>
          <table:table-cell table:formula="of:=ABS([.B512]-[.G512])" office:value-type="float" office:value="0.000218373577510533">
            <text:p>0.0002183736</text:p>
          </table:table-cell>
          <table:table-cell table:number-columns-repeated="7"/>
        </table:table-row>
        <table:table-row table:style-name="ro4">
          <table:table-cell table:formula="of:=[.A512]+[.A$4]" office:value-type="float" office:value="151.2">
            <text:p>151.2</text:p>
          </table:table-cell>
          <table:table-cell table:formula="of:=[.A513]/([.$D$4]*2)" office:value-type="float" office:value="75.6">
            <text:p>75.6</text:p>
          </table:table-cell>
          <table:table-cell table:formula="of:=SQRT(ABS([.$D$2]^2-[.B513]^2))" office:value-type="float" office:value="146.661651429404">
            <text:p>146.6616514294</text:p>
          </table:table-cell>
          <table:table-cell table:formula="of:=([.$C$10]-[.C513])*[.$B$4]" office:value-type="float" office:value="23103.3453716708">
            <text:p>23103.3453716708</text:p>
          </table:table-cell>
          <table:table-cell table:formula="of:=ROUND([.D513])" office:value-type="float" office:value="23103">
            <text:p>23103</text:p>
          </table:table-cell>
          <table:table-cell table:formula="of:=([.$C$8]-([.E513]*[.$C$4]))" office:value-type="float" office:value="146.66199375">
            <text:p>146.66199375</text:p>
          </table:table-cell>
          <table:table-cell table:style-name="ce6" table:formula="of:=SQRT(ABS([.$D$2]^2-[.F513]^2))" office:value-type="float" office:value="75.5993359049864">
            <text:p>75.599335905</text:p>
          </table:table-cell>
          <table:table-cell table:formula="of:=ABS([.B513]-[.G513])" office:value-type="float" office:value="0.000664095013632959">
            <text:p>0.000664095</text:p>
          </table:table-cell>
          <table:table-cell table:number-columns-repeated="7"/>
        </table:table-row>
        <table:table-row table:style-name="ro4">
          <table:table-cell table:formula="of:=[.A513]+[.A$4]" office:value-type="float" office:value="151.5">
            <text:p>151.5</text:p>
          </table:table-cell>
          <table:table-cell table:formula="of:=[.A514]/([.$D$4]*2)" office:value-type="float" office:value="75.75">
            <text:p>75.75</text:p>
          </table:table-cell>
          <table:table-cell table:formula="of:=SQRT(ABS([.$D$2]^2-[.B514]^2))" office:value-type="float" office:value="146.584233463221">
            <text:p>146.5842334632</text:p>
          </table:table-cell>
          <table:table-cell table:formula="of:=([.$C$10]-[.C514])*[.$B$4]" office:value-type="float" office:value="23200.8798172561">
            <text:p>23200.8798172561</text:p>
          </table:table-cell>
          <table:table-cell table:formula="of:=ROUND([.D514])" office:value-type="float" office:value="23201">
            <text:p>23201</text:p>
          </table:table-cell>
          <table:table-cell table:formula="of:=([.$C$8]-([.E514]*[.$C$4]))" office:value-type="float" office:value="146.58420625">
            <text:p>146.58420625</text:p>
          </table:table-cell>
          <table:table-cell table:style-name="ce6" table:formula="of:=SQRT(ABS([.$D$2]^2-[.F514]^2))" office:value-type="float" office:value="75.750052660427">
            <text:p>75.7500526604</text:p>
          </table:table-cell>
          <table:table-cell table:formula="of:=ABS([.B514]-[.G514])" office:value-type="float" office:value="0.0000526604269879272">
            <text:p>5.26604269879272E-005</text:p>
          </table:table-cell>
          <table:table-cell table:number-columns-repeated="7"/>
        </table:table-row>
        <table:table-row table:style-name="ro4">
          <table:table-cell table:formula="of:=[.A514]+[.A$4]" office:value-type="float" office:value="151.8">
            <text:p>151.8</text:p>
          </table:table-cell>
          <table:table-cell table:formula="of:=[.A515]/([.$D$4]*2)" office:value-type="float" office:value="75.9">
            <text:p>75.9</text:p>
          </table:table-cell>
          <table:table-cell table:formula="of:=SQRT(ABS([.$D$2]^2-[.B515]^2))" office:value-type="float" office:value="146.506621010793">
            <text:p>146.5066210108</text:p>
          </table:table-cell>
          <table:table-cell table:formula="of:=([.$C$10]-[.C515])*[.$B$4]" office:value-type="float" office:value="23298.6592848821">
            <text:p>23298.6592848821</text:p>
          </table:table-cell>
          <table:table-cell table:formula="of:=ROUND([.D515])" office:value-type="float" office:value="23299">
            <text:p>23299</text:p>
          </table:table-cell>
          <table:table-cell table:formula="of:=([.$C$8]-([.E515]*[.$C$4]))" office:value-type="float" office:value="146.50641875">
            <text:p>146.50641875</text:p>
          </table:table-cell>
          <table:table-cell table:style-name="ce6" table:formula="of:=SQRT(ABS([.$D$2]^2-[.F515]^2))" office:value-type="float" office:value="75.9003904143427">
            <text:p>75.9003904143</text:p>
          </table:table-cell>
          <table:table-cell table:formula="of:=ABS([.B515]-[.G515])" office:value-type="float" office:value="0.000390414342703593">
            <text:p>0.0003904143</text:p>
          </table:table-cell>
          <table:table-cell table:number-columns-repeated="7"/>
        </table:table-row>
        <table:table-row table:style-name="ro4">
          <table:table-cell table:formula="of:=[.A515]+[.A$4]" office:value-type="float" office:value="152.1">
            <text:p>152.1</text:p>
          </table:table-cell>
          <table:table-cell table:formula="of:=[.A516]/([.$D$4]*2)" office:value-type="float" office:value="76.05">
            <text:p>76.05</text:p>
          </table:table-cell>
          <table:table-cell table:formula="of:=SQRT(ABS([.$D$2]^2-[.B516]^2))" office:value-type="float" office:value="146.428813762866">
            <text:p>146.4288137629</text:p>
          </table:table-cell>
          <table:table-cell table:formula="of:=([.$C$10]-[.C516])*[.$B$4]" office:value-type="float" office:value="23396.6841641601">
            <text:p>23396.6841641601</text:p>
          </table:table-cell>
          <table:table-cell table:formula="of:=ROUND([.D516])" office:value-type="float" office:value="23397">
            <text:p>23397</text:p>
          </table:table-cell>
          <table:table-cell table:formula="of:=([.$C$8]-([.E516]*[.$C$4]))" office:value-type="float" office:value="146.42863125">
            <text:p>146.42863125</text:p>
          </table:table-cell>
          <table:table-cell table:style-name="ce6" table:formula="of:=SQRT(ABS([.$D$2]^2-[.F516]^2))" office:value-type="float" office:value="76.0503514143855">
            <text:p>76.0503514144</text:p>
          </table:table-cell>
          <table:table-cell table:formula="of:=ABS([.B516]-[.G516])" office:value-type="float" office:value="0.000351414385477256">
            <text:p>0.0003514144</text:p>
          </table:table-cell>
          <table:table-cell table:number-columns-repeated="7"/>
        </table:table-row>
        <table:table-row table:style-name="ro4">
          <table:table-cell table:formula="of:=[.A516]+[.A$4]" office:value-type="float" office:value="152.4">
            <text:p>152.4</text:p>
          </table:table-cell>
          <table:table-cell table:formula="of:=[.A517]/([.$D$4]*2)" office:value-type="float" office:value="76.2">
            <text:p>76.2</text:p>
          </table:table-cell>
          <table:table-cell table:formula="of:=SQRT(ABS([.$D$2]^2-[.B517]^2))" office:value-type="float" office:value="146.350811408752">
            <text:p>146.3508114088</text:p>
          </table:table-cell>
          <table:table-cell table:formula="of:=([.$C$10]-[.C517])*[.$B$4]" office:value-type="float" office:value="23494.9548465084">
            <text:p>23494.9548465084</text:p>
          </table:table-cell>
          <table:table-cell table:formula="of:=ROUND([.D517])" office:value-type="float" office:value="23495">
            <text:p>23495</text:p>
          </table:table-cell>
          <table:table-cell table:formula="of:=([.$C$8]-([.E517]*[.$C$4]))" office:value-type="float" office:value="146.35084375">
            <text:p>146.35084375</text:p>
          </table:table-cell>
          <table:table-cell table:style-name="ce6" table:formula="of:=SQRT(ABS([.$D$2]^2-[.F517]^2))" office:value-type="float" office:value="76.1999378849031">
            <text:p>76.1999378849</text:p>
          </table:table-cell>
          <table:table-cell table:formula="of:=ABS([.B517]-[.G517])" office:value-type="float" office:value="0.0000621150969664086">
            <text:p>6.21150969664086E-005</text:p>
          </table:table-cell>
          <table:table-cell table:number-columns-repeated="7"/>
        </table:table-row>
        <table:table-row table:style-name="ro4">
          <table:table-cell table:formula="of:=[.A517]+[.A$4]" office:value-type="float" office:value="152.7">
            <text:p>152.7</text:p>
          </table:table-cell>
          <table:table-cell table:formula="of:=[.A518]/([.$D$4]*2)" office:value-type="float" office:value="76.35">
            <text:p>76.35</text:p>
          </table:table-cell>
          <table:table-cell table:formula="of:=SQRT(ABS([.$D$2]^2-[.B518]^2))" office:value-type="float" office:value="146.272613636319">
            <text:p>146.2726136363</text:p>
          </table:table-cell>
          <table:table-cell table:formula="of:=([.$C$10]-[.C518])*[.$B$4]" office:value-type="float" office:value="23593.4717251632">
            <text:p>23593.4717251632</text:p>
          </table:table-cell>
          <table:table-cell table:formula="of:=ROUND([.D518])" office:value-type="float" office:value="23593">
            <text:p>23593</text:p>
          </table:table-cell>
          <table:table-cell table:formula="of:=([.$C$8]-([.E518]*[.$C$4]))" office:value-type="float" office:value="146.27305625">
            <text:p>146.27305625</text:p>
          </table:table-cell>
          <table:table-cell table:style-name="ce6" table:formula="of:=SQRT(ABS([.$D$2]^2-[.F518]^2))" office:value-type="float" office:value="76.3491520272775">
            <text:p>76.3491520273</text:p>
          </table:table-cell>
          <table:table-cell table:formula="of:=ABS([.B518]-[.G518])" office:value-type="float" office:value="0.000847972722496593">
            <text:p>0.0008479727</text:p>
          </table:table-cell>
          <table:table-cell table:number-columns-repeated="7"/>
        </table:table-row>
        <table:table-row table:style-name="ro4">
          <table:table-cell table:formula="of:=[.A518]+[.A$4]" office:value-type="float" office:value="153">
            <text:p>153</text:p>
          </table:table-cell>
          <table:table-cell table:formula="of:=[.A519]/([.$D$4]*2)" office:value-type="float" office:value="76.5">
            <text:p>76.5</text:p>
          </table:table-cell>
          <table:table-cell table:formula="of:=SQRT(ABS([.$D$2]^2-[.B519]^2))" office:value-type="float" office:value="146.194220131987">
            <text:p>146.194220132</text:p>
          </table:table-cell>
          <table:table-cell table:formula="of:=([.$C$10]-[.C519])*[.$B$4]" office:value-type="float" office:value="23692.2351951878">
            <text:p>23692.2351951878</text:p>
          </table:table-cell>
          <table:table-cell table:formula="of:=ROUND([.D519])" office:value-type="float" office:value="23692">
            <text:p>23692</text:p>
          </table:table-cell>
          <table:table-cell table:formula="of:=([.$C$8]-([.E519]*[.$C$4]))" office:value-type="float" office:value="146.194475">
            <text:p>146.194475</text:p>
          </table:table-cell>
          <table:table-cell table:style-name="ce6" table:formula="of:=SQRT(ABS([.$D$2]^2-[.F519]^2))" office:value-type="float" office:value="76.4995129361905">
            <text:p>76.4995129362</text:p>
          </table:table-cell>
          <table:table-cell table:formula="of:=ABS([.B519]-[.G519])" office:value-type="float" office:value="0.00048706380958663">
            <text:p>0.0004870638</text:p>
          </table:table-cell>
          <table:table-cell table:number-columns-repeated="7"/>
        </table:table-row>
        <table:table-row table:style-name="ro4">
          <table:table-cell table:formula="of:=[.A519]+[.A$4]" office:value-type="float" office:value="153.3">
            <text:p>153.3</text:p>
          </table:table-cell>
          <table:table-cell table:formula="of:=[.A520]/([.$D$4]*2)" office:value-type="float" office:value="76.65">
            <text:p>76.65</text:p>
          </table:table-cell>
          <table:table-cell table:formula="of:=SQRT(ABS([.$D$2]^2-[.B520]^2))" office:value-type="float" office:value="146.115630580715">
            <text:p>146.1156305807</text:p>
          </table:table-cell>
          <table:table-cell table:formula="of:=([.$C$10]-[.C520])*[.$B$4]" office:value-type="float" office:value="23791.2456534837">
            <text:p>23791.2456534837</text:p>
          </table:table-cell>
          <table:table-cell table:formula="of:=ROUND([.D520])" office:value-type="float" office:value="23791">
            <text:p>23791</text:p>
          </table:table-cell>
          <table:table-cell table:formula="of:=([.$C$8]-([.E520]*[.$C$4]))" office:value-type="float" office:value="146.11589375">
            <text:p>146.11589375</text:p>
          </table:table-cell>
          <table:table-cell table:style-name="ce6" table:formula="of:=SQRT(ABS([.$D$2]^2-[.F520]^2))" office:value-type="float" office:value="76.6494983260733">
            <text:p>76.6494983261</text:p>
          </table:table-cell>
          <table:table-cell table:formula="of:=ABS([.B520]-[.G520])" office:value-type="float" office:value="0.000501673926777357">
            <text:p>0.0005016739</text:p>
          </table:table-cell>
          <table:table-cell table:number-columns-repeated="7"/>
        </table:table-row>
        <table:table-row table:style-name="ro4">
          <table:table-cell table:formula="of:=[.A520]+[.A$4]" office:value-type="float" office:value="153.6">
            <text:p>153.6</text:p>
          </table:table-cell>
          <table:table-cell table:formula="of:=[.A521]/([.$D$4]*2)" office:value-type="float" office:value="76.8000000000001">
            <text:p>76.8</text:p>
          </table:table-cell>
          <table:table-cell table:formula="of:=SQRT(ABS([.$D$2]^2-[.B521]^2))" office:value-type="float" office:value="146.036844665995">
            <text:p>146.036844666</text:p>
          </table:table-cell>
          <table:table-cell table:formula="of:=([.$C$10]-[.C521])*[.$B$4]" office:value-type="float" office:value="23890.5034988001">
            <text:p>23890.5034988001</text:p>
          </table:table-cell>
          <table:table-cell table:formula="of:=ROUND([.D521])" office:value-type="float" office:value="23891">
            <text:p>23891</text:p>
          </table:table-cell>
          <table:table-cell table:formula="of:=([.$C$8]-([.E521]*[.$C$4]))" office:value-type="float" office:value="146.03651875">
            <text:p>146.03651875</text:p>
          </table:table-cell>
          <table:table-cell table:style-name="ce6" table:formula="of:=SQRT(ABS([.$D$2]^2-[.F521]^2))" office:value-type="float" office:value="76.8006197330523">
            <text:p>76.8006197331</text:p>
          </table:table-cell>
          <table:table-cell table:formula="of:=ABS([.B521]-[.G521])" office:value-type="float" office:value="0.000619733052218407">
            <text:p>0.0006197331</text:p>
          </table:table-cell>
          <table:table-cell table:number-columns-repeated="7"/>
        </table:table-row>
        <table:table-row table:style-name="ro4">
          <table:table-cell table:formula="of:=[.A521]+[.A$4]" office:value-type="float" office:value="153.9">
            <text:p>153.9</text:p>
          </table:table-cell>
          <table:table-cell table:formula="of:=[.A522]/([.$D$4]*2)" office:value-type="float" office:value="76.9500000000001">
            <text:p>76.95</text:p>
          </table:table-cell>
          <table:table-cell table:formula="of:=SQRT(ABS([.$D$2]^2-[.B522]^2))" office:value-type="float" office:value="145.957862069845">
            <text:p>145.9578620698</text:p>
          </table:table-cell>
          <table:table-cell table:formula="of:=([.$C$10]-[.C522])*[.$B$4]" office:value-type="float" office:value="23990.0091317448">
            <text:p>23990.0091317448</text:p>
          </table:table-cell>
          <table:table-cell table:formula="of:=ROUND([.D522])" office:value-type="float" office:value="23990">
            <text:p>23990</text:p>
          </table:table-cell>
          <table:table-cell table:formula="of:=([.$C$8]-([.E522]*[.$C$4]))" office:value-type="float" office:value="145.9579375">
            <text:p>145.9579375</text:p>
          </table:table-cell>
          <table:table-cell table:style-name="ce6" table:formula="of:=SQRT(ABS([.$D$2]^2-[.F522]^2))" office:value-type="float" office:value="76.9498569247928">
            <text:p>76.9498569248</text:p>
          </table:table-cell>
          <table:table-cell table:formula="of:=ABS([.B522]-[.G522])" office:value-type="float" office:value="0.000143075207219567">
            <text:p>0.0001430752</text:p>
          </table:table-cell>
          <table:table-cell table:number-columns-repeated="7"/>
        </table:table-row>
        <table:table-row table:style-name="ro4">
          <table:table-cell table:formula="of:=[.A522]+[.A$4]" office:value-type="float" office:value="154.2">
            <text:p>154.2</text:p>
          </table:table-cell>
          <table:table-cell table:formula="of:=[.A523]/([.$D$4]*2)" office:value-type="float" office:value="77.1000000000001">
            <text:p>77.1</text:p>
          </table:table-cell>
          <table:table-cell table:formula="of:=SQRT(ABS([.$D$2]^2-[.B523]^2))" office:value-type="float" office:value="145.8786824728">
            <text:p>145.8786824728</text:p>
          </table:table-cell>
          <table:table-cell table:formula="of:=([.$C$10]-[.C523])*[.$B$4]" office:value-type="float" office:value="24089.7629547941">
            <text:p>24089.7629547941</text:p>
          </table:table-cell>
          <table:table-cell table:formula="of:=ROUND([.D523])" office:value-type="float" office:value="24090">
            <text:p>24090</text:p>
          </table:table-cell>
          <table:table-cell table:formula="of:=([.$C$8]-([.E523]*[.$C$4]))" office:value-type="float" office:value="145.8785625">
            <text:p>145.8785625</text:p>
          </table:table-cell>
          <table:table-cell table:style-name="ce6" table:formula="of:=SQRT(ABS([.$D$2]^2-[.F523]^2))" office:value-type="float" office:value="77.1002269966412">
            <text:p>77.1002269966</text:p>
          </table:table-cell>
          <table:table-cell table:formula="of:=ABS([.B523]-[.G523])" office:value-type="float" office:value="0.000226996641103483">
            <text:p>0.0002269966</text:p>
          </table:table-cell>
          <table:table-cell table:number-columns-repeated="7"/>
        </table:table-row>
        <table:table-row table:style-name="ro4">
          <table:table-cell table:formula="of:=[.A523]+[.A$4]" office:value-type="float" office:value="154.5">
            <text:p>154.5</text:p>
          </table:table-cell>
          <table:table-cell table:formula="of:=[.A524]/([.$D$4]*2)" office:value-type="float" office:value="77.2500000000001">
            <text:p>77.25</text:p>
          </table:table-cell>
          <table:table-cell table:formula="of:=SQRT(ABS([.$D$2]^2-[.B524]^2))" office:value-type="float" office:value="145.799305553902">
            <text:p>145.7993055539</text:p>
          </table:table-cell>
          <table:table-cell table:formula="of:=([.$C$10]-[.C524])*[.$B$4]" office:value-type="float" office:value="24189.7653723037">
            <text:p>24189.7653723037</text:p>
          </table:table-cell>
          <table:table-cell table:formula="of:=ROUND([.D524])" office:value-type="float" office:value="24190">
            <text:p>24190</text:p>
          </table:table-cell>
          <table:table-cell table:formula="of:=([.$C$8]-([.E524]*[.$C$4]))" office:value-type="float" office:value="145.7991875">
            <text:p>145.7991875</text:p>
          </table:table-cell>
          <table:table-cell table:style-name="ce6" table:formula="of:=SQRT(ABS([.$D$2]^2-[.F524]^2))" office:value-type="float" office:value="77.2502228109398">
            <text:p>77.2502228109</text:p>
          </table:table-cell>
          <table:table-cell table:formula="of:=ABS([.B524]-[.G524])" office:value-type="float" office:value="0.000222810939703777">
            <text:p>0.0002228109</text:p>
          </table:table-cell>
          <table:table-cell table:number-columns-repeated="7"/>
        </table:table-row>
        <table:table-row table:style-name="ro4">
          <table:table-cell table:formula="of:=[.A524]+[.A$4]" office:value-type="float" office:value="154.8">
            <text:p>154.8</text:p>
          </table:table-cell>
          <table:table-cell table:formula="of:=[.A525]/([.$D$4]*2)" office:value-type="float" office:value="77.4000000000001">
            <text:p>77.4</text:p>
          </table:table-cell>
          <table:table-cell table:formula="of:=SQRT(ABS([.$D$2]^2-[.B525]^2))" office:value-type="float" office:value="145.719730990693">
            <text:p>145.7197309907</text:p>
          </table:table-cell>
          <table:table-cell table:formula="of:=([.$C$10]-[.C525])*[.$B$4]" office:value-type="float" office:value="24290.0167905191">
            <text:p>24290.0167905191</text:p>
          </table:table-cell>
          <table:table-cell table:formula="of:=ROUND([.D525])" office:value-type="float" office:value="24290">
            <text:p>24290</text:p>
          </table:table-cell>
          <table:table-cell table:formula="of:=([.$C$8]-([.E525]*[.$C$4]))" office:value-type="float" office:value="145.7198125">
            <text:p>145.7198125</text:p>
          </table:table-cell>
          <table:table-cell table:style-name="ce6" table:formula="of:=SQRT(ABS([.$D$2]^2-[.F525]^2))" office:value-type="float" office:value="77.3998465435484">
            <text:p>77.3998465435</text:p>
          </table:table-cell>
          <table:table-cell table:formula="of:=ABS([.B525]-[.G525])" office:value-type="float" office:value="0.000153456451641887">
            <text:p>0.0001534565</text:p>
          </table:table-cell>
          <table:table-cell table:number-columns-repeated="7"/>
        </table:table-row>
        <table:table-row table:style-name="ro4">
          <table:table-cell table:formula="of:=[.A525]+[.A$4]" office:value-type="float" office:value="155.1">
            <text:p>155.1</text:p>
          </table:table-cell>
          <table:table-cell table:formula="of:=[.A526]/([.$D$4]*2)" office:value-type="float" office:value="77.5500000000001">
            <text:p>77.55</text:p>
          </table:table-cell>
          <table:table-cell table:formula="of:=SQRT(ABS([.$D$2]^2-[.B526]^2))" office:value-type="float" office:value="145.639958459209">
            <text:p>145.6399584592</text:p>
          </table:table-cell>
          <table:table-cell table:formula="of:=([.$C$10]-[.C526])*[.$B$4]" office:value-type="float" office:value="24390.5176175864">
            <text:p>24390.5176175864</text:p>
          </table:table-cell>
          <table:table-cell table:formula="of:=ROUND([.D526])" office:value-type="float" office:value="24391">
            <text:p>24391</text:p>
          </table:table-cell>
          <table:table-cell table:formula="of:=([.$C$8]-([.E526]*[.$C$4]))" office:value-type="float" office:value="145.63964375">
            <text:p>145.63964375</text:p>
          </table:table-cell>
          <table:table-cell table:style-name="ce6" table:formula="of:=SQRT(ABS([.$D$2]^2-[.F526]^2))" office:value-type="float" office:value="77.5505910252983">
            <text:p>77.5505910253</text:p>
          </table:table-cell>
          <table:table-cell table:formula="of:=ABS([.B526]-[.G526])" office:value-type="float" office:value="0.000591025298263048">
            <text:p>0.0005910253</text:p>
          </table:table-cell>
          <table:table-cell table:number-columns-repeated="7"/>
        </table:table-row>
        <table:table-row table:style-name="ro4">
          <table:table-cell table:formula="of:=[.A526]+[.A$4]" office:value-type="float" office:value="155.4">
            <text:p>155.4</text:p>
          </table:table-cell>
          <table:table-cell table:formula="of:=[.A527]/([.$D$4]*2)" office:value-type="float" office:value="77.7000000000001">
            <text:p>77.7</text:p>
          </table:table-cell>
          <table:table-cell table:formula="of:=SQRT(ABS([.$D$2]^2-[.B527]^2))" office:value-type="float" office:value="145.559987633965">
            <text:p>145.559987634</text:p>
          </table:table-cell>
          <table:table-cell table:formula="of:=([.$C$10]-[.C527])*[.$B$4]" office:value-type="float" office:value="24491.2682635628">
            <text:p>24491.2682635628</text:p>
          </table:table-cell>
          <table:table-cell table:formula="of:=ROUND([.D527])" office:value-type="float" office:value="24491">
            <text:p>24491</text:p>
          </table:table-cell>
          <table:table-cell table:formula="of:=([.$C$8]-([.E527]*[.$C$4]))" office:value-type="float" office:value="145.56026875">
            <text:p>145.56026875</text:p>
          </table:table-cell>
          <table:table-cell table:style-name="ce6" table:formula="of:=SQRT(ABS([.$D$2]^2-[.F527]^2))" office:value-type="float" office:value="77.6994733664764">
            <text:p>77.6994733665</text:p>
          </table:table-cell>
          <table:table-cell table:formula="of:=ABS([.B527]-[.G527])" office:value-type="float" office:value="0.000526633523719511">
            <text:p>0.0005266335</text:p>
          </table:table-cell>
          <table:table-cell table:number-columns-repeated="7"/>
        </table:table-row>
        <table:table-row table:style-name="ro4">
          <table:table-cell table:formula="of:=[.A527]+[.A$4]" office:value-type="float" office:value="155.7">
            <text:p>155.7</text:p>
          </table:table-cell>
          <table:table-cell table:formula="of:=[.A528]/([.$D$4]*2)" office:value-type="float" office:value="77.8500000000001">
            <text:p>77.85</text:p>
          </table:table-cell>
          <table:table-cell table:formula="of:=SQRT(ABS([.$D$2]^2-[.B528]^2))" office:value-type="float" office:value="145.479818187953">
            <text:p>145.479818188</text:p>
          </table:table-cell>
          <table:table-cell table:formula="of:=([.$C$10]-[.C528])*[.$B$4]" office:value-type="float" office:value="24592.2691404275">
            <text:p>24592.2691404275</text:p>
          </table:table-cell>
          <table:table-cell table:formula="of:=ROUND([.D528])" office:value-type="float" office:value="24592">
            <text:p>24592</text:p>
          </table:table-cell>
          <table:table-cell table:formula="of:=([.$C$8]-([.E528]*[.$C$4]))" office:value-type="float" office:value="145.4801">
            <text:p>145.4801</text:p>
          </table:table-cell>
          <table:table-cell table:style-name="ce6" table:formula="of:=SQRT(ABS([.$D$2]^2-[.F528]^2))" office:value-type="float" office:value="77.8494733700235">
            <text:p>77.84947337</text:p>
          </table:table-cell>
          <table:table-cell table:formula="of:=ABS([.B528]-[.G528])" office:value-type="float" office:value="0.000526629976562276">
            <text:p>0.00052663</text:p>
          </table:table-cell>
          <table:table-cell table:number-columns-repeated="7"/>
        </table:table-row>
        <table:table-row table:style-name="ro4">
          <table:table-cell table:formula="of:=[.A528]+[.A$4]" office:value-type="float" office:value="156">
            <text:p>156</text:p>
          </table:table-cell>
          <table:table-cell table:formula="of:=[.A529]/([.$D$4]*2)" office:value-type="float" office:value="78.0000000000001">
            <text:p>78</text:p>
          </table:table-cell>
          <table:table-cell table:formula="of:=SQRT(ABS([.$D$2]^2-[.B529]^2))" office:value-type="float" office:value="145.399449792632">
            <text:p>145.3994497926</text:p>
          </table:table-cell>
          <table:table-cell table:formula="of:=([.$C$10]-[.C529])*[.$B$4]" office:value-type="float" office:value="24693.5206620928">
            <text:p>24693.5206620928</text:p>
          </table:table-cell>
          <table:table-cell table:formula="of:=ROUND([.D529])" office:value-type="float" office:value="24694">
            <text:p>24694</text:p>
          </table:table-cell>
          <table:table-cell table:formula="of:=([.$C$8]-([.E529]*[.$C$4]))" office:value-type="float" office:value="145.3991375">
            <text:p>145.3991375</text:p>
          </table:table-cell>
          <table:table-cell table:style-name="ce6" table:formula="of:=SQRT(ABS([.$D$2]^2-[.F529]^2))" office:value-type="float" office:value="78.0005821404949">
            <text:p>78.0005821405</text:p>
          </table:table-cell>
          <table:table-cell table:formula="of:=ABS([.B529]-[.G529])" office:value-type="float" office:value="0.000582140494813643">
            <text:p>0.0005821405</text:p>
          </table:table-cell>
          <table:table-cell table:number-columns-repeated="7"/>
        </table:table-row>
        <table:table-row table:style-name="ro4">
          <table:table-cell table:formula="of:=[.A529]+[.A$4]" office:value-type="float" office:value="156.3">
            <text:p>156.3</text:p>
          </table:table-cell>
          <table:table-cell table:formula="of:=[.A530]/([.$D$4]*2)" office:value-type="float" office:value="78.1500000000001">
            <text:p>78.15</text:p>
          </table:table-cell>
          <table:table-cell table:formula="of:=SQRT(ABS([.$D$2]^2-[.B530]^2))" office:value-type="float" office:value="145.318882117913">
            <text:p>145.3188821179</text:p>
          </table:table-cell>
          <table:table-cell table:formula="of:=([.$C$10]-[.C530])*[.$B$4]" office:value-type="float" office:value="24795.023244415">
            <text:p>24795.023244415</text:p>
          </table:table-cell>
          <table:table-cell table:formula="of:=ROUND([.D530])" office:value-type="float" office:value="24795">
            <text:p>24795</text:p>
          </table:table-cell>
          <table:table-cell table:formula="of:=([.$C$8]-([.E530]*[.$C$4]))" office:value-type="float" office:value="145.31896875">
            <text:p>145.31896875</text:p>
          </table:table-cell>
          <table:table-cell table:style-name="ce6" table:formula="of:=SQRT(ABS([.$D$2]^2-[.F530]^2))" office:value-type="float" office:value="78.1498389085769">
            <text:p>78.1498389086</text:p>
          </table:table-cell>
          <table:table-cell table:formula="of:=ABS([.B530]-[.G530])" office:value-type="float" office:value="0.000161091423194648">
            <text:p>0.0001610914</text:p>
          </table:table-cell>
          <table:table-cell table:number-columns-repeated="7"/>
        </table:table-row>
        <table:table-row table:style-name="ro4">
          <table:table-cell table:formula="of:=[.A530]+[.A$4]" office:value-type="float" office:value="156.6">
            <text:p>156.6</text:p>
          </table:table-cell>
          <table:table-cell table:formula="of:=[.A531]/([.$D$4]*2)" office:value-type="float" office:value="78.3000000000001">
            <text:p>78.3</text:p>
          </table:table-cell>
          <table:table-cell table:formula="of:=SQRT(ABS([.$D$2]^2-[.B531]^2))" office:value-type="float" office:value="145.238114832161">
            <text:p>145.2381148322</text:p>
          </table:table-cell>
          <table:table-cell table:formula="of:=([.$C$10]-[.C531])*[.$B$4]" office:value-type="float" office:value="24896.7773052054">
            <text:p>24896.7773052054</text:p>
          </table:table-cell>
          <table:table-cell table:formula="of:=ROUND([.D531])" office:value-type="float" office:value="24897">
            <text:p>24897</text:p>
          </table:table-cell>
          <table:table-cell table:formula="of:=([.$C$8]-([.E531]*[.$C$4]))" office:value-type="float" office:value="145.23800625">
            <text:p>145.23800625</text:p>
          </table:table-cell>
          <table:table-cell table:style-name="ce6" table:formula="of:=SQRT(ABS([.$D$2]^2-[.F531]^2))" office:value-type="float" office:value="78.3002014079463">
            <text:p>78.3002014079</text:p>
          </table:table-cell>
          <table:table-cell table:formula="of:=ABS([.B531]-[.G531])" office:value-type="float" office:value="0.000201407946192944">
            <text:p>0.0002014079</text:p>
          </table:table-cell>
          <table:table-cell table:number-columns-repeated="7"/>
        </table:table-row>
        <table:table-row table:style-name="ro4">
          <table:table-cell table:formula="of:=[.A531]+[.A$4]" office:value-type="float" office:value="156.9">
            <text:p>156.9</text:p>
          </table:table-cell>
          <table:table-cell table:formula="of:=[.A532]/([.$D$4]*2)" office:value-type="float" office:value="78.4500000000001">
            <text:p>78.45</text:p>
          </table:table-cell>
          <table:table-cell table:formula="of:=SQRT(ABS([.$D$2]^2-[.B532]^2))" office:value-type="float" office:value="145.157147602176">
            <text:p>145.1571476022</text:p>
          </table:table-cell>
          <table:table-cell table:formula="of:=([.$C$10]-[.C532])*[.$B$4]" office:value-type="float" office:value="24998.7832642412">
            <text:p>24998.7832642412</text:p>
          </table:table-cell>
          <table:table-cell table:formula="of:=ROUND([.D532])" office:value-type="float" office:value="24999">
            <text:p>24999</text:p>
          </table:table-cell>
          <table:table-cell table:formula="of:=([.$C$8]-([.E532]*[.$C$4]))" office:value-type="float" office:value="145.15704375">
            <text:p>145.15704375</text:p>
          </table:table-cell>
          <table:table-cell table:style-name="ce6" table:formula="of:=SQRT(ABS([.$D$2]^2-[.F532]^2))" office:value-type="float" office:value="78.4501921588506">
            <text:p>78.4501921589</text:p>
          </table:table-cell>
          <table:table-cell table:formula="of:=ABS([.B532]-[.G532])" office:value-type="float" office:value="0.000192158850481405">
            <text:p>0.0001921589</text:p>
          </table:table-cell>
          <table:table-cell table:number-columns-repeated="7"/>
        </table:table-row>
        <table:table-row table:style-name="ro4">
          <table:table-cell table:formula="of:=[.A532]+[.A$4]" office:value-type="float" office:value="157.2">
            <text:p>157.2</text:p>
          </table:table-cell>
          <table:table-cell table:formula="of:=[.A533]/([.$D$4]*2)" office:value-type="float" office:value="78.6000000000001">
            <text:p>78.6</text:p>
          </table:table-cell>
          <table:table-cell table:formula="of:=SQRT(ABS([.$D$2]^2-[.B533]^2))" office:value-type="float" office:value="145.075980093191">
            <text:p>145.0759800932</text:p>
          </table:table-cell>
          <table:table-cell table:formula="of:=([.$C$10]-[.C533])*[.$B$4]" office:value-type="float" office:value="25101.0415432776">
            <text:p>25101.0415432776</text:p>
          </table:table-cell>
          <table:table-cell table:formula="of:=ROUND([.D533])" office:value-type="float" office:value="25101">
            <text:p>25101</text:p>
          </table:table-cell>
          <table:table-cell table:formula="of:=([.$C$8]-([.E533]*[.$C$4]))" office:value-type="float" office:value="145.07608125">
            <text:p>145.07608125</text:p>
          </table:table-cell>
          <table:table-cell table:style-name="ce6" table:formula="of:=SQRT(ABS([.$D$2]^2-[.F533]^2))" office:value-type="float" office:value="78.5998132894945">
            <text:p>78.5998132895</text:p>
          </table:table-cell>
          <table:table-cell table:formula="of:=ABS([.B533]-[.G533])" office:value-type="float" office:value="0.000186710505644783">
            <text:p>0.0001867105</text:p>
          </table:table-cell>
          <table:table-cell table:number-columns-repeated="7"/>
        </table:table-row>
        <table:table-row table:style-name="ro4">
          <table:table-cell table:formula="of:=[.A533]+[.A$4]" office:value-type="float" office:value="157.5">
            <text:p>157.5</text:p>
          </table:table-cell>
          <table:table-cell table:formula="of:=[.A534]/([.$D$4]*2)" office:value-type="float" office:value="78.7500000000001">
            <text:p>78.75</text:p>
          </table:table-cell>
          <table:table-cell table:formula="of:=SQRT(ABS([.$D$2]^2-[.B534]^2))" office:value-type="float" office:value="144.994611968859">
            <text:p>144.9946119689</text:p>
          </table:table-cell>
          <table:table-cell table:formula="of:=([.$C$10]-[.C534])*[.$B$4]" office:value-type="float" office:value="25203.5525660583">
            <text:p>25203.5525660583</text:p>
          </table:table-cell>
          <table:table-cell table:formula="of:=ROUND([.D534])" office:value-type="float" office:value="25204">
            <text:p>25204</text:p>
          </table:table-cell>
          <table:table-cell table:formula="of:=([.$C$8]-([.E534]*[.$C$4]))" office:value-type="float" office:value="144.994325">
            <text:p>144.994325</text:p>
          </table:table-cell>
          <table:table-cell table:style-name="ce6" table:formula="of:=SQRT(ABS([.$D$2]^2-[.F534]^2))" office:value-type="float" office:value="78.7505283651759">
            <text:p>78.7505283652</text:p>
          </table:table-cell>
          <table:table-cell table:formula="of:=ABS([.B534]-[.G534])" office:value-type="float" office:value="0.000528365175767931">
            <text:p>0.0005283652</text:p>
          </table:table-cell>
          <table:table-cell table:number-columns-repeated="7"/>
        </table:table-row>
        <table:table-row table:style-name="ro4">
          <table:table-cell table:formula="of:=[.A534]+[.A$4]" office:value-type="float" office:value="157.8">
            <text:p>157.8</text:p>
          </table:table-cell>
          <table:table-cell table:formula="of:=[.A535]/([.$D$4]*2)" office:value-type="float" office:value="78.9000000000001">
            <text:p>78.9</text:p>
          </table:table-cell>
          <table:table-cell table:formula="of:=SQRT(ABS([.$D$2]^2-[.B535]^2))" office:value-type="float" office:value="144.913042891246">
            <text:p>144.9130428912</text:p>
          </table:table-cell>
          <table:table-cell table:formula="of:=([.$C$10]-[.C535])*[.$B$4]" office:value-type="float" office:value="25306.3167583271">
            <text:p>25306.3167583271</text:p>
          </table:table-cell>
          <table:table-cell table:formula="of:=ROUND([.D535])" office:value-type="float" office:value="25306">
            <text:p>25306</text:p>
          </table:table-cell>
          <table:table-cell table:formula="of:=([.$C$8]-([.E535]*[.$C$4]))" office:value-type="float" office:value="144.9133625">
            <text:p>144.9133625</text:p>
          </table:table-cell>
          <table:table-cell table:style-name="ce6" table:formula="of:=SQRT(ABS([.$D$2]^2-[.F535]^2))" office:value-type="float" office:value="78.8994129822497">
            <text:p>78.8994129822</text:p>
          </table:table-cell>
          <table:table-cell table:formula="of:=ABS([.B535]-[.G535])" office:value-type="float" office:value="0.000587017750433461">
            <text:p>0.0005870178</text:p>
          </table:table-cell>
          <table:table-cell table:number-columns-repeated="7"/>
        </table:table-row>
        <table:table-row table:style-name="ro4">
          <table:table-cell table:formula="of:=[.A535]+[.A$4]" office:value-type="float" office:value="158.1">
            <text:p>158.1</text:p>
          </table:table-cell>
          <table:table-cell table:formula="of:=[.A536]/([.$D$4]*2)" office:value-type="float" office:value="79.0500000000001">
            <text:p>79.05</text:p>
          </table:table-cell>
          <table:table-cell table:formula="of:=SQRT(ABS([.$D$2]^2-[.B536]^2))" office:value-type="float" office:value="144.83127252082">
            <text:p>144.8312725208</text:p>
          </table:table-cell>
          <table:table-cell table:formula="of:=([.$C$10]-[.C536])*[.$B$4]" office:value-type="float" office:value="25409.3345478399">
            <text:p>25409.3345478399</text:p>
          </table:table-cell>
          <table:table-cell table:formula="of:=ROUND([.D536])" office:value-type="float" office:value="25409">
            <text:p>25409</text:p>
          </table:table-cell>
          <table:table-cell table:formula="of:=([.$C$8]-([.E536]*[.$C$4]))" office:value-type="float" office:value="144.83160625">
            <text:p>144.83160625</text:p>
          </table:table-cell>
          <table:table-cell table:style-name="ce6" table:formula="of:=SQRT(ABS([.$D$2]^2-[.F536]^2))" office:value-type="float" office:value="79.0493885557944">
            <text:p>79.0493885558</text:p>
          </table:table-cell>
          <table:table-cell table:formula="of:=ABS([.B536]-[.G536])" office:value-type="float" office:value="0.000611444205716794">
            <text:p>0.0006114442</text:p>
          </table:table-cell>
          <table:table-cell table:number-columns-repeated="7"/>
        </table:table-row>
        <table:table-row table:style-name="ro4">
          <table:table-cell table:formula="of:=[.A536]+[.A$4]" office:value-type="float" office:value="158.4">
            <text:p>158.4</text:p>
          </table:table-cell>
          <table:table-cell table:formula="of:=[.A537]/([.$D$4]*2)" office:value-type="float" office:value="79.2000000000001">
            <text:p>79.2</text:p>
          </table:table-cell>
          <table:table-cell table:formula="of:=SQRT(ABS([.$D$2]^2-[.B537]^2))" office:value-type="float" office:value="144.749300516445">
            <text:p>144.7493005164</text:p>
          </table:table-cell>
          <table:table-cell table:formula="of:=([.$C$10]-[.C537])*[.$B$4]" office:value-type="float" office:value="25512.6063643756">
            <text:p>25512.6063643756</text:p>
          </table:table-cell>
          <table:table-cell table:formula="of:=ROUND([.D537])" office:value-type="float" office:value="25513">
            <text:p>25513</text:p>
          </table:table-cell>
          <table:table-cell table:formula="of:=([.$C$8]-([.E537]*[.$C$4]))" office:value-type="float" office:value="144.74905625">
            <text:p>144.74905625</text:p>
          </table:table-cell>
          <table:table-cell table:style-name="ce6" table:formula="of:=SQRT(ABS([.$D$2]^2-[.F537]^2))" office:value-type="float" office:value="79.2004464301454">
            <text:p>79.2004464301</text:p>
          </table:table-cell>
          <table:table-cell table:formula="of:=ABS([.B537]-[.G537])" office:value-type="float" office:value="0.000446430145302656">
            <text:p>0.0004464301</text:p>
          </table:table-cell>
          <table:table-cell table:number-columns-repeated="7"/>
        </table:table-row>
        <table:table-row table:style-name="ro4">
          <table:table-cell table:formula="of:=[.A537]+[.A$4]" office:value-type="float" office:value="158.7">
            <text:p>158.7</text:p>
          </table:table-cell>
          <table:table-cell table:formula="of:=[.A538]/([.$D$4]*2)" office:value-type="float" office:value="79.3500000000002">
            <text:p>79.35</text:p>
          </table:table-cell>
          <table:table-cell table:formula="of:=SQRT(ABS([.$D$2]^2-[.B538]^2))" office:value-type="float" office:value="144.667126535367">
            <text:p>144.6671265354</text:p>
          </table:table-cell>
          <table:table-cell table:formula="of:=([.$C$10]-[.C538])*[.$B$4]" office:value-type="float" office:value="25616.1326397486">
            <text:p>25616.1326397486</text:p>
          </table:table-cell>
          <table:table-cell table:formula="of:=ROUND([.D538])" office:value-type="float" office:value="25616">
            <text:p>25616</text:p>
          </table:table-cell>
          <table:table-cell table:formula="of:=([.$C$8]-([.E538]*[.$C$4]))" office:value-type="float" office:value="144.6673">
            <text:p>144.6673</text:p>
          </table:table-cell>
          <table:table-cell table:style-name="ce6" table:formula="of:=SQRT(ABS([.$D$2]^2-[.F538]^2))" office:value-type="float" office:value="79.3496837467548">
            <text:p>79.3496837468</text:p>
          </table:table-cell>
          <table:table-cell table:formula="of:=ABS([.B538]-[.G538])" office:value-type="float" office:value="0.000316253245387088">
            <text:p>0.0003162532</text:p>
          </table:table-cell>
          <table:table-cell table:number-columns-repeated="7"/>
        </table:table-row>
        <table:table-row table:style-name="ro4">
          <table:table-cell table:formula="of:=[.A538]+[.A$4]" office:value-type="float" office:value="159">
            <text:p>159</text:p>
          </table:table-cell>
          <table:table-cell table:formula="of:=[.A539]/([.$D$4]*2)" office:value-type="float" office:value="79.5000000000002">
            <text:p>79.5</text:p>
          </table:table-cell>
          <table:table-cell table:formula="of:=SQRT(ABS([.$D$2]^2-[.B539]^2))" office:value-type="float" office:value="144.584750233211">
            <text:p>144.5847502332</text:p>
          </table:table-cell>
          <table:table-cell table:formula="of:=([.$C$10]-[.C539])*[.$B$4]" office:value-type="float" office:value="25719.9138078197">
            <text:p>25719.9138078197</text:p>
          </table:table-cell>
          <table:table-cell table:formula="of:=ROUND([.D539])" office:value-type="float" office:value="25720">
            <text:p>25720</text:p>
          </table:table-cell>
          <table:table-cell table:formula="of:=([.$C$8]-([.E539]*[.$C$4]))" office:value-type="float" office:value="144.58475">
            <text:p>144.58475</text:p>
          </table:table-cell>
          <table:table-cell table:style-name="ce6" table:formula="of:=SQRT(ABS([.$D$2]^2-[.F539]^2))" office:value-type="float" office:value="79.5000004241353">
            <text:p>79.5000004241</text:p>
          </table:table-cell>
          <table:table-cell table:formula="of:=ABS([.B539]-[.G539])" office:value-type="float" office:value="0.000000424135095045131">
            <text:p>4.24135095045131E-007</text:p>
          </table:table-cell>
          <table:table-cell table:number-columns-repeated="7"/>
        </table:table-row>
        <table:table-row table:style-name="ro4">
          <table:table-cell table:formula="of:=[.A539]+[.A$4]" office:value-type="float" office:value="159.3">
            <text:p>159.3</text:p>
          </table:table-cell>
          <table:table-cell table:formula="of:=[.A540]/([.$D$4]*2)" office:value-type="float" office:value="79.6500000000002">
            <text:p>79.65</text:p>
          </table:table-cell>
          <table:table-cell table:formula="of:=SQRT(ABS([.$D$2]^2-[.B540]^2))" office:value-type="float" office:value="144.502171263964">
            <text:p>144.502171264</text:p>
          </table:table-cell>
          <table:table-cell table:formula="of:=([.$C$10]-[.C540])*[.$B$4]" office:value-type="float" office:value="25823.9503045087">
            <text:p>25823.9503045087</text:p>
          </table:table-cell>
          <table:table-cell table:formula="of:=ROUND([.D540])" office:value-type="float" office:value="25824">
            <text:p>25824</text:p>
          </table:table-cell>
          <table:table-cell table:formula="of:=([.$C$8]-([.E540]*[.$C$4]))" office:value-type="float" office:value="144.5022">
            <text:p>144.5022</text:p>
          </table:table-cell>
          <table:table-cell table:style-name="ce6" table:formula="of:=SQRT(ABS([.$D$2]^2-[.F540]^2))" office:value-type="float" office:value="79.6499478666496">
            <text:p>79.6499478666</text:p>
          </table:table-cell>
          <table:table-cell table:formula="of:=ABS([.B540]-[.G540])" office:value-type="float" office:value="0.0000521333505787425">
            <text:p>5.21333505787425E-005</text:p>
          </table:table-cell>
          <table:table-cell table:number-columns-repeated="7"/>
        </table:table-row>
        <table:table-row table:style-name="ro4">
          <table:table-cell table:formula="of:=[.A540]+[.A$4]" office:value-type="float" office:value="159.6">
            <text:p>159.6</text:p>
          </table:table-cell>
          <table:table-cell table:formula="of:=[.A541]/([.$D$4]*2)" office:value-type="float" office:value="79.8000000000002">
            <text:p>79.8</text:p>
          </table:table-cell>
          <table:table-cell table:formula="of:=SQRT(ABS([.$D$2]^2-[.B541]^2))" office:value-type="float" office:value="144.419389279972">
            <text:p>144.41938928</text:p>
          </table:table-cell>
          <table:table-cell table:formula="of:=([.$C$10]-[.C541])*[.$B$4]" office:value-type="float" office:value="25928.2425678062">
            <text:p>25928.2425678062</text:p>
          </table:table-cell>
          <table:table-cell table:formula="of:=ROUND([.D541])" office:value-type="float" office:value="25928">
            <text:p>25928</text:p>
          </table:table-cell>
          <table:table-cell table:formula="of:=([.$C$8]-([.E541]*[.$C$4]))" office:value-type="float" office:value="144.41965">
            <text:p>144.41965</text:p>
          </table:table-cell>
          <table:table-cell table:style-name="ce6" table:formula="of:=SQRT(ABS([.$D$2]^2-[.F541]^2))" office:value-type="float" office:value="79.7995281557323">
            <text:p>79.7995281557</text:p>
          </table:table-cell>
          <table:table-cell table:formula="of:=ABS([.B541]-[.G541])" office:value-type="float" office:value="0.000471844267920574">
            <text:p>0.0004718443</text:p>
          </table:table-cell>
          <table:table-cell table:number-columns-repeated="7"/>
        </table:table-row>
        <table:table-row table:style-name="ro4">
          <table:table-cell table:formula="of:=[.A541]+[.A$4]" office:value-type="float" office:value="159.9">
            <text:p>159.9</text:p>
          </table:table-cell>
          <table:table-cell table:formula="of:=[.A542]/([.$D$4]*2)" office:value-type="float" office:value="79.9500000000002">
            <text:p>79.95</text:p>
          </table:table-cell>
          <table:table-cell table:formula="of:=SQRT(ABS([.$D$2]^2-[.B542]^2))" office:value-type="float" office:value="144.336403931926">
            <text:p>144.3364039319</text:p>
          </table:table-cell>
          <table:table-cell table:formula="of:=([.$C$10]-[.C542])*[.$B$4]" office:value-type="float" office:value="26032.7910377854">
            <text:p>26032.7910377854</text:p>
          </table:table-cell>
          <table:table-cell table:formula="of:=ROUND([.D542])" office:value-type="float" office:value="26033">
            <text:p>26033</text:p>
          </table:table-cell>
          <table:table-cell table:formula="of:=([.$C$8]-([.E542]*[.$C$4]))" office:value-type="float" office:value="144.33630625">
            <text:p>144.33630625</text:p>
          </table:table-cell>
          <table:table-cell table:style-name="ce6" table:formula="of:=SQRT(ABS([.$D$2]^2-[.F542]^2))" office:value-type="float" office:value="79.9501763481871">
            <text:p>79.9501763482</text:p>
          </table:table-cell>
          <table:table-cell table:formula="of:=ABS([.B542]-[.G542])" office:value-type="float" office:value="0.000176348186883502">
            <text:p>0.0001763482</text:p>
          </table:table-cell>
          <table:table-cell table:number-columns-repeated="7"/>
        </table:table-row>
        <table:table-row table:style-name="ro4">
          <table:table-cell table:formula="of:=[.A542]+[.A$4]" office:value-type="float" office:value="160.2">
            <text:p>160.2</text:p>
          </table:table-cell>
          <table:table-cell table:formula="of:=[.A543]/([.$D$4]*2)" office:value-type="float" office:value="80.1000000000002">
            <text:p>80.1</text:p>
          </table:table-cell>
          <table:table-cell table:formula="of:=SQRT(ABS([.$D$2]^2-[.B543]^2))" office:value-type="float" office:value="144.253214868855">
            <text:p>144.2532148689</text:p>
          </table:table-cell>
          <table:table-cell table:formula="of:=([.$C$10]-[.C543])*[.$B$4]" office:value-type="float" office:value="26137.5961566148">
            <text:p>26137.5961566148</text:p>
          </table:table-cell>
          <table:table-cell table:formula="of:=ROUND([.D543])" office:value-type="float" office:value="26138">
            <text:p>26138</text:p>
          </table:table-cell>
          <table:table-cell table:formula="of:=([.$C$8]-([.E543]*[.$C$4]))" office:value-type="float" office:value="144.2529625">
            <text:p>144.2529625</text:p>
          </table:table-cell>
          <table:table-cell table:style-name="ce6" table:formula="of:=SQRT(ABS([.$D$2]^2-[.F543]^2))" office:value-type="float" office:value="80.1004544929278">
            <text:p>80.1004544929</text:p>
          </table:table-cell>
          <table:table-cell table:formula="of:=ABS([.B543]-[.G543])" office:value-type="float" office:value="0.000454492927602246">
            <text:p>0.0004544929</text:p>
          </table:table-cell>
          <table:table-cell table:number-columns-repeated="7"/>
        </table:table-row>
        <table:table-row table:style-name="ro4">
          <table:table-cell table:formula="of:=[.A543]+[.A$4]" office:value-type="float" office:value="160.5">
            <text:p>160.5</text:p>
          </table:table-cell>
          <table:table-cell table:formula="of:=[.A544]/([.$D$4]*2)" office:value-type="float" office:value="80.2500000000002">
            <text:p>80.25</text:p>
          </table:table-cell>
          <table:table-cell table:formula="of:=SQRT(ABS([.$D$2]^2-[.B544]^2))" office:value-type="float" office:value="144.169821738115">
            <text:p>144.1698217381</text:p>
          </table:table-cell>
          <table:table-cell table:formula="of:=([.$C$10]-[.C544])*[.$B$4]" office:value-type="float" office:value="26242.6583685699">
            <text:p>26242.6583685699</text:p>
          </table:table-cell>
          <table:table-cell table:formula="of:=ROUND([.D544])" office:value-type="float" office:value="26243">
            <text:p>26243</text:p>
          </table:table-cell>
          <table:table-cell table:formula="of:=([.$C$8]-([.E544]*[.$C$4]))" office:value-type="float" office:value="144.16961875">
            <text:p>144.16961875</text:p>
          </table:table-cell>
          <table:table-cell table:style-name="ce6" table:formula="of:=SQRT(ABS([.$D$2]^2-[.F544]^2))" office:value-type="float" office:value="80.2503646688266">
            <text:p>80.2503646688</text:p>
          </table:table-cell>
          <table:table-cell table:formula="of:=ABS([.B544]-[.G544])" office:value-type="float" office:value="0.000364668826364323">
            <text:p>0.0003646688</text:p>
          </table:table-cell>
          <table:table-cell table:number-columns-repeated="7"/>
        </table:table-row>
        <table:table-row table:style-name="ro4">
          <table:table-cell table:formula="of:=[.A544]+[.A$4]" office:value-type="float" office:value="160.8">
            <text:p>160.8</text:p>
          </table:table-cell>
          <table:table-cell table:formula="of:=[.A545]/([.$D$4]*2)" office:value-type="float" office:value="80.4000000000002">
            <text:p>80.4</text:p>
          </table:table-cell>
          <table:table-cell table:formula="of:=SQRT(ABS([.$D$2]^2-[.B545]^2))" office:value-type="float" office:value="144.086224185381">
            <text:p>144.0862241854</text:p>
          </table:table-cell>
          <table:table-cell table:formula="of:=([.$C$10]-[.C545])*[.$B$4]" office:value-type="float" office:value="26347.9781200459">
            <text:p>26347.9781200459</text:p>
          </table:table-cell>
          <table:table-cell table:formula="of:=ROUND([.D545])" office:value-type="float" office:value="26348">
            <text:p>26348</text:p>
          </table:table-cell>
          <table:table-cell table:formula="of:=([.$C$8]-([.E545]*[.$C$4]))" office:value-type="float" office:value="144.086275">
            <text:p>144.086275</text:p>
          </table:table-cell>
          <table:table-cell table:style-name="ce6" table:formula="of:=SQRT(ABS([.$D$2]^2-[.F545]^2))" office:value-type="float" office:value="80.3999089341796">
            <text:p>80.3999089342</text:p>
          </table:table-cell>
          <table:table-cell table:formula="of:=ABS([.B545]-[.G545])" office:value-type="float" office:value="0.0000910658205697246">
            <text:p>9.10658205697246E-005</text:p>
          </table:table-cell>
          <table:table-cell table:number-columns-repeated="7"/>
        </table:table-row>
        <table:table-row table:style-name="ro4">
          <table:table-cell table:formula="of:=[.A545]+[.A$4]" office:value-type="float" office:value="161.1">
            <text:p>161.1</text:p>
          </table:table-cell>
          <table:table-cell table:formula="of:=[.A546]/([.$D$4]*2)" office:value-type="float" office:value="80.5500000000002">
            <text:p>80.55</text:p>
          </table:table-cell>
          <table:table-cell table:formula="of:=SQRT(ABS([.$D$2]^2-[.B546]^2))" office:value-type="float" office:value="144.002421854634">
            <text:p>144.0024218546</text:p>
          </table:table-cell>
          <table:table-cell table:formula="of:=([.$C$10]-[.C546])*[.$B$4]" office:value-type="float" office:value="26453.5558595701">
            <text:p>26453.5558595701</text:p>
          </table:table-cell>
          <table:table-cell table:formula="of:=ROUND([.D546])" office:value-type="float" office:value="26454">
            <text:p>26454</text:p>
          </table:table-cell>
          <table:table-cell table:formula="of:=([.$C$8]-([.E546]*[.$C$4]))" office:value-type="float" office:value="144.0021375">
            <text:p>144.0021375</text:p>
          </table:table-cell>
          <table:table-cell table:style-name="ce6" table:formula="of:=SQRT(ABS([.$D$2]^2-[.F546]^2))" office:value-type="float" office:value="80.5505083499235">
            <text:p>80.5505083499</text:p>
          </table:table-cell>
          <table:table-cell table:formula="of:=ABS([.B546]-[.G546])" office:value-type="float" office:value="0.000508349923293849">
            <text:p>0.0005083499</text:p>
          </table:table-cell>
          <table:table-cell table:number-columns-repeated="7"/>
        </table:table-row>
        <table:table-row table:style-name="ro4">
          <table:table-cell table:formula="of:=[.A546]+[.A$4]" office:value-type="float" office:value="161.4">
            <text:p>161.4</text:p>
          </table:table-cell>
          <table:table-cell table:formula="of:=[.A547]/([.$D$4]*2)" office:value-type="float" office:value="80.7000000000002">
            <text:p>80.7</text:p>
          </table:table-cell>
          <table:table-cell table:formula="of:=SQRT(ABS([.$D$2]^2-[.B547]^2))" office:value-type="float" office:value="143.918414388152">
            <text:p>143.9184143882</text:p>
          </table:table-cell>
          <table:table-cell table:formula="of:=([.$C$10]-[.C547])*[.$B$4]" office:value-type="float" office:value="26559.3920378145">
            <text:p>26559.3920378145</text:p>
          </table:table-cell>
          <table:table-cell table:formula="of:=ROUND([.D547])" office:value-type="float" office:value="26559">
            <text:p>26559</text:p>
          </table:table-cell>
          <table:table-cell table:formula="of:=([.$C$8]-([.E547]*[.$C$4]))" office:value-type="float" office:value="143.91879375">
            <text:p>143.91879375</text:p>
          </table:table-cell>
          <table:table-cell table:style-name="ce6" table:formula="of:=SQRT(ABS([.$D$2]^2-[.F547]^2))" office:value-type="float" office:value="80.6993234515938">
            <text:p>80.6993234516</text:p>
          </table:table-cell>
          <table:table-cell table:formula="of:=ABS([.B547]-[.G547])" office:value-type="float" office:value="0.000676548406360666">
            <text:p>0.0006765484</text:p>
          </table:table-cell>
          <table:table-cell table:number-columns-repeated="7"/>
        </table:table-row>
        <table:table-row table:style-name="ro4">
          <table:table-cell table:formula="of:=[.A547]+[.A$4]" office:value-type="float" office:value="161.7">
            <text:p>161.7</text:p>
          </table:table-cell>
          <table:table-cell table:formula="of:=[.A548]/([.$D$4]*2)" office:value-type="float" office:value="80.8500000000002">
            <text:p>80.85</text:p>
          </table:table-cell>
          <table:table-cell table:formula="of:=SQRT(ABS([.$D$2]^2-[.B548]^2))" office:value-type="float" office:value="143.834201426503">
            <text:p>143.8342014265</text:p>
          </table:table-cell>
          <table:table-cell table:formula="of:=([.$C$10]-[.C548])*[.$B$4]" office:value-type="float" office:value="26665.4871076085">
            <text:p>26665.4871076085</text:p>
          </table:table-cell>
          <table:table-cell table:formula="of:=ROUND([.D548])" office:value-type="float" office:value="26665">
            <text:p>26665</text:p>
          </table:table-cell>
          <table:table-cell table:formula="of:=([.$C$8]-([.E548]*[.$C$4]))" office:value-type="float" office:value="143.83465625">
            <text:p>143.83465625</text:p>
          </table:table-cell>
          <table:table-cell table:style-name="ce6" table:formula="of:=SQRT(ABS([.$D$2]^2-[.F548]^2))" office:value-type="float" office:value="80.8491908521312">
            <text:p>80.8491908521</text:p>
          </table:table-cell>
          <table:table-cell table:formula="of:=ABS([.B548]-[.G548])" office:value-type="float" office:value="0.000809147868992">
            <text:p>0.0008091479</text:p>
          </table:table-cell>
          <table:table-cell table:number-columns-repeated="7"/>
        </table:table-row>
        <table:table-row table:style-name="ro4">
          <table:table-cell table:formula="of:=[.A548]+[.A$4]" office:value-type="float" office:value="162">
            <text:p>162</text:p>
          </table:table-cell>
          <table:table-cell table:formula="of:=[.A549]/([.$D$4]*2)" office:value-type="float" office:value="81.0000000000002">
            <text:p>81</text:p>
          </table:table-cell>
          <table:table-cell table:formula="of:=SQRT(ABS([.$D$2]^2-[.B549]^2))" office:value-type="float" office:value="143.749782608531">
            <text:p>143.7497826085</text:p>
          </table:table-cell>
          <table:table-cell table:formula="of:=([.$C$10]-[.C549])*[.$B$4]" office:value-type="float" office:value="26771.8415239516">
            <text:p>26771.8415239516</text:p>
          </table:table-cell>
          <table:table-cell table:formula="of:=ROUND([.D549])" office:value-type="float" office:value="26772">
            <text:p>26772</text:p>
          </table:table-cell>
          <table:table-cell table:formula="of:=([.$C$8]-([.E549]*[.$C$4]))" office:value-type="float" office:value="143.749725">
            <text:p>143.749725</text:p>
          </table:table-cell>
          <table:table-cell table:style-name="ce6" table:formula="of:=SQRT(ABS([.$D$2]^2-[.F549]^2))" office:value-type="float" office:value="81.000102237123">
            <text:p>81.0001022371</text:p>
          </table:table-cell>
          <table:table-cell table:formula="of:=ABS([.B549]-[.G549])" office:value-type="float" office:value="0.000102237122746374">
            <text:p>0.0001022371</text:p>
          </table:table-cell>
          <table:table-cell table:number-columns-repeated="7"/>
        </table:table-row>
        <table:table-row table:style-name="ro4">
          <table:table-cell table:formula="of:=[.A549]+[.A$4]" office:value-type="float" office:value="162.3">
            <text:p>162.3</text:p>
          </table:table-cell>
          <table:table-cell table:formula="of:=[.A550]/([.$D$4]*2)" office:value-type="float" office:value="81.1500000000002">
            <text:p>81.15</text:p>
          </table:table-cell>
          <table:table-cell table:formula="of:=SQRT(ABS([.$D$2]^2-[.B550]^2))" office:value-type="float" office:value="143.665157571347">
            <text:p>143.6651575713</text:p>
          </table:table-cell>
          <table:table-cell table:formula="of:=([.$C$10]-[.C550])*[.$B$4]" office:value-type="float" office:value="26878.4557440261">
            <text:p>26878.4557440261</text:p>
          </table:table-cell>
          <table:table-cell table:formula="of:=ROUND([.D550])" office:value-type="float" office:value="26878">
            <text:p>26878</text:p>
          </table:table-cell>
          <table:table-cell table:formula="of:=([.$C$8]-([.E550]*[.$C$4]))" office:value-type="float" office:value="143.6655875">
            <text:p>143.6655875</text:p>
          </table:table-cell>
          <table:table-cell table:style-name="ce6" table:formula="of:=SQRT(ABS([.$D$2]^2-[.F550]^2))" office:value-type="float" office:value="81.1492388644517">
            <text:p>81.1492388645</text:p>
          </table:table-cell>
          <table:table-cell table:formula="of:=ABS([.B550]-[.G550])" office:value-type="float" office:value="0.000761135548501102">
            <text:p>0.0007611355</text:p>
          </table:table-cell>
          <table:table-cell table:number-columns-repeated="7"/>
        </table:table-row>
        <table:table-row table:style-name="ro4">
          <table:table-cell table:formula="of:=[.A550]+[.A$4]" office:value-type="float" office:value="162.6">
            <text:p>162.6</text:p>
          </table:table-cell>
          <table:table-cell table:formula="of:=[.A551]/([.$D$4]*2)" office:value-type="float" office:value="81.3000000000002">
            <text:p>81.3</text:p>
          </table:table-cell>
          <table:table-cell table:formula="of:=SQRT(ABS([.$D$2]^2-[.B551]^2))" office:value-type="float" office:value="143.580325950319">
            <text:p>143.5803259503</text:p>
          </table:table-cell>
          <table:table-cell table:formula="of:=([.$C$10]-[.C551])*[.$B$4]" office:value-type="float" office:value="26985.3302272105">
            <text:p>26985.3302272105</text:p>
          </table:table-cell>
          <table:table-cell table:formula="of:=ROUND([.D551])" office:value-type="float" office:value="26985">
            <text:p>26985</text:p>
          </table:table-cell>
          <table:table-cell table:formula="of:=([.$C$8]-([.E551]*[.$C$4]))" office:value-type="float" office:value="143.58065625">
            <text:p>143.58065625</text:p>
          </table:table-cell>
          <table:table-cell table:style-name="ce6" table:formula="of:=SQRT(ABS([.$D$2]^2-[.F551]^2))" office:value-type="float" office:value="81.2994166696129">
            <text:p>81.2994166696</text:p>
          </table:table-cell>
          <table:table-cell table:formula="of:=ABS([.B551]-[.G551])" office:value-type="float" office:value="0.000583330387300407">
            <text:p>0.0005833304</text:p>
          </table:table-cell>
          <table:table-cell table:number-columns-repeated="7"/>
        </table:table-row>
        <table:table-row table:style-name="ro4">
          <table:table-cell table:formula="of:=[.A551]+[.A$4]" office:value-type="float" office:value="162.9">
            <text:p>162.9</text:p>
          </table:table-cell>
          <table:table-cell table:formula="of:=[.A552]/([.$D$4]*2)" office:value-type="float" office:value="81.4500000000002">
            <text:p>81.45</text:p>
          </table:table-cell>
          <table:table-cell table:formula="of:=SQRT(ABS([.$D$2]^2-[.B552]^2))" office:value-type="float" office:value="143.495287379063">
            <text:p>143.4952873791</text:p>
          </table:table-cell>
          <table:table-cell table:formula="of:=([.$C$10]-[.C552])*[.$B$4]" office:value-type="float" office:value="27092.4654350922">
            <text:p>27092.4654350922</text:p>
          </table:table-cell>
          <table:table-cell table:formula="of:=ROUND([.D552])" office:value-type="float" office:value="27092">
            <text:p>27092</text:p>
          </table:table-cell>
          <table:table-cell table:formula="of:=([.$C$8]-([.E552]*[.$C$4]))" office:value-type="float" office:value="143.495725">
            <text:p>143.495725</text:p>
          </table:table-cell>
          <table:table-cell table:style-name="ce6" table:formula="of:=SQRT(ABS([.$D$2]^2-[.F552]^2))" office:value-type="float" office:value="81.4492290124614">
            <text:p>81.4492290125</text:p>
          </table:table-cell>
          <table:table-cell table:formula="of:=ABS([.B552]-[.G552])" office:value-type="float" office:value="0.000770987538871282">
            <text:p>0.0007709875</text:p>
          </table:table-cell>
          <table:table-cell table:number-columns-repeated="7"/>
        </table:table-row>
        <table:table-row table:style-name="ro4">
          <table:table-cell table:formula="of:=[.A552]+[.A$4]" office:value-type="float" office:value="163.2">
            <text:p>163.2</text:p>
          </table:table-cell>
          <table:table-cell table:formula="of:=[.A553]/([.$D$4]*2)" office:value-type="float" office:value="81.6000000000002">
            <text:p>81.6</text:p>
          </table:table-cell>
          <table:table-cell table:formula="of:=SQRT(ABS([.$D$2]^2-[.B553]^2))" office:value-type="float" office:value="143.41004148943">
            <text:p>143.4100414894</text:p>
          </table:table-cell>
          <table:table-cell table:formula="of:=([.$C$10]-[.C553])*[.$B$4]" office:value-type="float" office:value="27199.8618314809">
            <text:p>27199.8618314809</text:p>
          </table:table-cell>
          <table:table-cell table:formula="of:=ROUND([.D553])" office:value-type="float" office:value="27200">
            <text:p>27200</text:p>
          </table:table-cell>
          <table:table-cell table:formula="of:=([.$C$8]-([.E553]*[.$C$4]))" office:value-type="float" office:value="143.41">
            <text:p>143.41</text:p>
          </table:table-cell>
          <table:table-cell table:style-name="ce6" table:formula="of:=SQRT(ABS([.$D$2]^2-[.F553]^2))" office:value-type="float" office:value="81.6000729166341">
            <text:p>81.6000729166</text:p>
          </table:table-cell>
          <table:table-cell table:formula="of:=ABS([.B553]-[.G553])" office:value-type="float" office:value="0.0000729166338686582">
            <text:p>7.29166338686582E-005</text:p>
          </table:table-cell>
          <table:table-cell table:number-columns-repeated="7"/>
        </table:table-row>
        <table:table-row table:style-name="ro4">
          <table:table-cell table:formula="of:=[.A553]+[.A$4]" office:value-type="float" office:value="163.500000000001">
            <text:p>163.5</text:p>
          </table:table-cell>
          <table:table-cell table:formula="of:=[.A554]/([.$D$4]*2)" office:value-type="float" office:value="81.7500000000002">
            <text:p>81.75</text:p>
          </table:table-cell>
          <table:table-cell table:formula="of:=SQRT(ABS([.$D$2]^2-[.B554]^2))" office:value-type="float" office:value="143.324587911495">
            <text:p>143.3245879115</text:p>
          </table:table-cell>
          <table:table-cell table:formula="of:=([.$C$10]-[.C554])*[.$B$4]" office:value-type="float" office:value="27307.5198824219">
            <text:p>27307.5198824219</text:p>
          </table:table-cell>
          <table:table-cell table:formula="of:=ROUND([.D554])" office:value-type="float" office:value="27308">
            <text:p>27308</text:p>
          </table:table-cell>
          <table:table-cell table:formula="of:=([.$C$8]-([.E554]*[.$C$4]))" office:value-type="float" office:value="143.324275">
            <text:p>143.324275</text:p>
          </table:table-cell>
          <table:table-cell table:style-name="ce6" table:formula="of:=SQRT(ABS([.$D$2]^2-[.F554]^2))" office:value-type="float" office:value="81.7505485958619">
            <text:p>81.7505485959</text:p>
          </table:table-cell>
          <table:table-cell table:formula="of:=ABS([.B554]-[.G554])" office:value-type="float" office:value="0.000548595861644685">
            <text:p>0.0005485959</text:p>
          </table:table-cell>
          <table:table-cell table:number-columns-repeated="7"/>
        </table:table-row>
        <table:table-row table:style-name="ro4">
          <table:table-cell table:formula="of:=[.A554]+[.A$4]" office:value-type="float" office:value="163.800000000001">
            <text:p>163.8</text:p>
          </table:table-cell>
          <table:table-cell table:formula="of:=[.A555]/([.$D$4]*2)" office:value-type="float" office:value="81.9000000000002">
            <text:p>81.9</text:p>
          </table:table-cell>
          <table:table-cell table:formula="of:=SQRT(ABS([.$D$2]^2-[.B555]^2))" office:value-type="float" office:value="143.238926273552">
            <text:p>143.2389262736</text:p>
          </table:table-cell>
          <table:table-cell table:formula="of:=([.$C$10]-[.C555])*[.$B$4]" office:value-type="float" office:value="27415.4400562093">
            <text:p>27415.4400562093</text:p>
          </table:table-cell>
          <table:table-cell table:formula="of:=ROUND([.D555])" office:value-type="float" office:value="27415">
            <text:p>27415</text:p>
          </table:table-cell>
          <table:table-cell table:formula="of:=([.$C$8]-([.E555]*[.$C$4]))" office:value-type="float" office:value="143.23934375">
            <text:p>143.23934375</text:p>
          </table:table-cell>
          <table:table-cell table:style-name="ce6" table:formula="of:=SQRT(ABS([.$D$2]^2-[.F555]^2))" office:value-type="float" office:value="81.8992698506485">
            <text:p>81.8992698506</text:p>
          </table:table-cell>
          <table:table-cell table:formula="of:=ABS([.B555]-[.G555])" office:value-type="float" office:value="0.000730149351767295">
            <text:p>0.0007301494</text:p>
          </table:table-cell>
          <table:table-cell table:number-columns-repeated="7"/>
        </table:table-row>
        <table:table-row table:style-name="ro4">
          <table:table-cell table:formula="of:=[.A555]+[.A$4]" office:value-type="float" office:value="164.100000000001">
            <text:p>164.1</text:p>
          </table:table-cell>
          <table:table-cell table:formula="of:=[.A556]/([.$D$4]*2)" office:value-type="float" office:value="82.0500000000003">
            <text:p>82.05</text:p>
          </table:table-cell>
          <table:table-cell table:formula="of:=SQRT(ABS([.$D$2]^2-[.B556]^2))" office:value-type="float" office:value="143.153056202094">
            <text:p>143.1530562021</text:p>
          </table:table-cell>
          <table:table-cell table:formula="of:=([.$C$10]-[.C556])*[.$B$4]" office:value-type="float" office:value="27523.6228233997">
            <text:p>27523.6228233997</text:p>
          </table:table-cell>
          <table:table-cell table:formula="of:=ROUND([.D556])" office:value-type="float" office:value="27524">
            <text:p>27524</text:p>
          </table:table-cell>
          <table:table-cell table:formula="of:=([.$C$8]-([.E556]*[.$C$4]))" office:value-type="float" office:value="143.152825">
            <text:p>143.152825</text:p>
          </table:table-cell>
          <table:table-cell table:style-name="ce6" table:formula="of:=SQRT(ABS([.$D$2]^2-[.F556]^2))" office:value-type="float" office:value="82.0504033781637">
            <text:p>82.0504033782</text:p>
          </table:table-cell>
          <table:table-cell table:formula="of:=ABS([.B556]-[.G556])" office:value-type="float" office:value="0.000403378163426282">
            <text:p>0.0004033782</text:p>
          </table:table-cell>
          <table:table-cell table:number-columns-repeated="7"/>
        </table:table-row>
        <table:table-row table:style-name="ro4">
          <table:table-cell table:formula="of:=[.A556]+[.A$4]" office:value-type="float" office:value="164.400000000001">
            <text:p>164.4</text:p>
          </table:table-cell>
          <table:table-cell table:formula="of:=[.A557]/([.$D$4]*2)" office:value-type="float" office:value="82.2000000000003">
            <text:p>82.2</text:p>
          </table:table-cell>
          <table:table-cell table:formula="of:=SQRT(ABS([.$D$2]^2-[.B557]^2))" office:value-type="float" office:value="143.066977321812">
            <text:p>143.0669773218</text:p>
          </table:table-cell>
          <table:table-cell table:formula="of:=([.$C$10]-[.C557])*[.$B$4]" office:value-type="float" office:value="27632.0686568257">
            <text:p>27632.0686568257</text:p>
          </table:table-cell>
          <table:table-cell table:formula="of:=ROUND([.D557])" office:value-type="float" office:value="27632">
            <text:p>27632</text:p>
          </table:table-cell>
          <table:table-cell table:formula="of:=([.$C$8]-([.E557]*[.$C$4]))" office:value-type="float" office:value="143.0671">
            <text:p>143.0671</text:p>
          </table:table-cell>
          <table:table-cell table:style-name="ce6" table:formula="of:=SQRT(ABS([.$D$2]^2-[.F557]^2))" office:value-type="float" office:value="82.1997864814137">
            <text:p>82.1997864814</text:p>
          </table:table-cell>
          <table:table-cell table:formula="of:=ABS([.B557]-[.G557])" office:value-type="float" office:value="0.000213518586591022">
            <text:p>0.0002135186</text:p>
          </table:table-cell>
          <table:table-cell table:number-columns-repeated="7"/>
        </table:table-row>
        <table:table-row table:style-name="ro4">
          <table:table-cell table:formula="of:=[.A557]+[.A$4]" office:value-type="float" office:value="164.700000000001">
            <text:p>164.7</text:p>
          </table:table-cell>
          <table:table-cell table:formula="of:=[.A558]/([.$D$4]*2)" office:value-type="float" office:value="82.3500000000003">
            <text:p>82.35</text:p>
          </table:table-cell>
          <table:table-cell table:formula="of:=SQRT(ABS([.$D$2]^2-[.B558]^2))" office:value-type="float" office:value="142.980689255577">
            <text:p>142.9806892556</text:p>
          </table:table-cell>
          <table:table-cell table:formula="of:=([.$C$10]-[.C558])*[.$B$4]" office:value-type="float" office:value="27740.77803161">
            <text:p>27740.77803161</text:p>
          </table:table-cell>
          <table:table-cell table:formula="of:=ROUND([.D558])" office:value-type="float" office:value="27741">
            <text:p>27741</text:p>
          </table:table-cell>
          <table:table-cell table:formula="of:=([.$C$8]-([.E558]*[.$C$4]))" office:value-type="float" office:value="142.98058125">
            <text:p>142.98058125</text:p>
          </table:table-cell>
          <table:table-cell table:style-name="ce6" table:formula="of:=SQRT(ABS([.$D$2]^2-[.F558]^2))" office:value-type="float" office:value="82.3501875250576">
            <text:p>82.3501875251</text:p>
          </table:table-cell>
          <table:table-cell table:formula="of:=ABS([.B558]-[.G558])" office:value-type="float" office:value="0.000187525057313565">
            <text:p>0.0001875251</text:p>
          </table:table-cell>
          <table:table-cell table:number-columns-repeated="7"/>
        </table:table-row>
        <table:table-row table:style-name="ro4">
          <table:table-cell table:formula="of:=[.A558]+[.A$4]" office:value-type="float" office:value="165.000000000001">
            <text:p>165</text:p>
          </table:table-cell>
          <table:table-cell table:formula="of:=[.A559]/([.$D$4]*2)" office:value-type="float" office:value="82.5000000000003">
            <text:p>82.5</text:p>
          </table:table-cell>
          <table:table-cell table:formula="of:=SQRT(ABS([.$D$2]^2-[.B559]^2))" office:value-type="float" office:value="142.894191624432">
            <text:p>142.8941916244</text:p>
          </table:table-cell>
          <table:table-cell table:formula="of:=([.$C$10]-[.C559])*[.$B$4]" office:value-type="float" office:value="27849.7514251786">
            <text:p>27849.7514251786</text:p>
          </table:table-cell>
          <table:table-cell table:formula="of:=ROUND([.D559])" office:value-type="float" office:value="27850">
            <text:p>27850</text:p>
          </table:table-cell>
          <table:table-cell table:formula="of:=([.$C$8]-([.E559]*[.$C$4]))" office:value-type="float" office:value="142.8940625">
            <text:p>142.8940625</text:p>
          </table:table-cell>
          <table:table-cell table:style-name="ce6" table:formula="of:=SQRT(ABS([.$D$2]^2-[.F559]^2))" office:value-type="float" office:value="82.5002236496732">
            <text:p>82.5002236497</text:p>
          </table:table-cell>
          <table:table-cell table:formula="of:=ABS([.B559]-[.G559])" office:value-type="float" office:value="0.000223649672932424">
            <text:p>0.0002236497</text:p>
          </table:table-cell>
          <table:table-cell table:number-columns-repeated="7"/>
        </table:table-row>
        <table:table-row table:style-name="ro4">
          <table:table-cell table:formula="of:=[.A559]+[.A$4]" office:value-type="float" office:value="165.300000000001">
            <text:p>165.3</text:p>
          </table:table-cell>
          <table:table-cell table:formula="of:=[.A560]/([.$D$4]*2)" office:value-type="float" office:value="82.6500000000003">
            <text:p>82.65</text:p>
          </table:table-cell>
          <table:table-cell table:formula="of:=SQRT(ABS([.$D$2]^2-[.B560]^2))" office:value-type="float" office:value="142.80748404758">
            <text:p>142.8074840476</text:p>
          </table:table-cell>
          <table:table-cell table:formula="of:=([.$C$10]-[.C560])*[.$B$4]" office:value-type="float" office:value="27958.9893172753">
            <text:p>27958.9893172753</text:p>
          </table:table-cell>
          <table:table-cell table:formula="of:=ROUND([.D560])" office:value-type="float" office:value="27959">
            <text:p>27959</text:p>
          </table:table-cell>
          <table:table-cell table:formula="of:=([.$C$8]-([.E560]*[.$C$4]))" office:value-type="float" office:value="142.80754375">
            <text:p>142.80754375</text:p>
          </table:table-cell>
          <table:table-cell table:style-name="ce6" table:formula="of:=SQRT(ABS([.$D$2]^2-[.F560]^2))" office:value-type="float" office:value="82.6498968425964">
            <text:p>82.6498968426</text:p>
          </table:table-cell>
          <table:table-cell table:formula="of:=ABS([.B560]-[.G560])" office:value-type="float" office:value="0.000103157403827936">
            <text:p>0.0001031574</text:p>
          </table:table-cell>
          <table:table-cell table:number-columns-repeated="7"/>
        </table:table-row>
        <table:table-row table:style-name="ro4">
          <table:table-cell table:formula="of:=[.A560]+[.A$4]" office:value-type="float" office:value="165.600000000001">
            <text:p>165.6</text:p>
          </table:table-cell>
          <table:table-cell table:formula="of:=[.A561]/([.$D$4]*2)" office:value-type="float" office:value="82.8000000000003">
            <text:p>82.8</text:p>
          </table:table-cell>
          <table:table-cell table:formula="of:=SQRT(ABS([.$D$2]^2-[.B561]^2))" office:value-type="float" office:value="142.720566142375">
            <text:p>142.7205661424</text:p>
          </table:table-cell>
          <table:table-cell table:formula="of:=([.$C$10]-[.C561])*[.$B$4]" office:value-type="float" office:value="28068.4921899755">
            <text:p>28068.4921899755</text:p>
          </table:table-cell>
          <table:table-cell table:formula="of:=ROUND([.D561])" office:value-type="float" office:value="28068">
            <text:p>28068</text:p>
          </table:table-cell>
          <table:table-cell table:formula="of:=([.$C$8]-([.E561]*[.$C$4]))" office:value-type="float" office:value="142.721025">
            <text:p>142.721025</text:p>
          </table:table-cell>
          <table:table-cell table:style-name="ce6" table:formula="of:=SQRT(ABS([.$D$2]^2-[.F561]^2))" office:value-type="float" office:value="82.7992090720037">
            <text:p>82.799209072</text:p>
          </table:table-cell>
          <table:table-cell table:formula="of:=ABS([.B561]-[.G561])" office:value-type="float" office:value="0.000790927996604296">
            <text:p>0.000790928</text:p>
          </table:table-cell>
          <table:table-cell table:number-columns-repeated="7"/>
        </table:table-row>
        <table:table-row table:style-name="ro4">
          <table:table-cell table:formula="of:=[.A561]+[.A$4]" office:value-type="float" office:value="165.900000000001">
            <text:p>165.9</text:p>
          </table:table-cell>
          <table:table-cell table:formula="of:=[.A562]/([.$D$4]*2)" office:value-type="float" office:value="82.9500000000003">
            <text:p>82.95</text:p>
          </table:table-cell>
          <table:table-cell table:formula="of:=SQRT(ABS([.$D$2]^2-[.B562]^2))" office:value-type="float" office:value="142.633437524305">
            <text:p>142.6334375243</text:p>
          </table:table-cell>
          <table:table-cell table:formula="of:=([.$C$10]-[.C562])*[.$B$4]" office:value-type="float" office:value="28178.2605277005">
            <text:p>28178.2605277005</text:p>
          </table:table-cell>
          <table:table-cell table:formula="of:=ROUND([.D562])" office:value-type="float" office:value="28178">
            <text:p>28178</text:p>
          </table:table-cell>
          <table:table-cell table:formula="of:=([.$C$8]-([.E562]*[.$C$4]))" office:value-type="float" office:value="142.6337125">
            <text:p>142.6337125</text:p>
          </table:table-cell>
          <table:table-cell table:style-name="ce6" table:formula="of:=SQRT(ABS([.$D$2]^2-[.F562]^2))" office:value-type="float" office:value="82.9495271744652">
            <text:p>82.9495271745</text:p>
          </table:table-cell>
          <table:table-cell table:formula="of:=ABS([.B562]-[.G562])" office:value-type="float" office:value="0.000472825535069887">
            <text:p>0.0004728255</text:p>
          </table:table-cell>
          <table:table-cell table:number-columns-repeated="7"/>
        </table:table-row>
        <table:table-row table:style-name="ro4">
          <table:table-cell table:formula="of:=[.A562]+[.A$4]" office:value-type="float" office:value="166.200000000001">
            <text:p>166.2</text:p>
          </table:table-cell>
          <table:table-cell table:formula="of:=[.A563]/([.$D$4]*2)" office:value-type="float" office:value="83.1000000000003">
            <text:p>83.1</text:p>
          </table:table-cell>
          <table:table-cell table:formula="of:=SQRT(ABS([.$D$2]^2-[.B563]^2))" office:value-type="float" office:value="142.54609780699">
            <text:p>142.546097807</text:p>
          </table:table-cell>
          <table:table-cell table:formula="of:=([.$C$10]-[.C563])*[.$B$4]" office:value-type="float" office:value="28288.2948172318">
            <text:p>28288.2948172318</text:p>
          </table:table-cell>
          <table:table-cell table:formula="of:=ROUND([.D563])" office:value-type="float" office:value="28288">
            <text:p>28288</text:p>
          </table:table-cell>
          <table:table-cell table:formula="of:=([.$C$8]-([.E563]*[.$C$4]))" office:value-type="float" office:value="142.5464">
            <text:p>142.5464</text:p>
          </table:table-cell>
          <table:table-cell table:style-name="ce6" table:formula="of:=SQRT(ABS([.$D$2]^2-[.F563]^2))" office:value-type="float" office:value="83.0994816291895">
            <text:p>83.0994816292</text:p>
          </table:table-cell>
          <table:table-cell table:formula="of:=ABS([.B563]-[.G563])" office:value-type="float" office:value="0.000518370810809188">
            <text:p>0.0005183708</text:p>
          </table:table-cell>
          <table:table-cell table:number-columns-repeated="7"/>
        </table:table-row>
        <table:table-row table:style-name="ro4">
          <table:table-cell table:formula="of:=[.A563]+[.A$4]" office:value-type="float" office:value="166.500000000001">
            <text:p>166.5</text:p>
          </table:table-cell>
          <table:table-cell table:formula="of:=[.A564]/([.$D$4]*2)" office:value-type="float" office:value="83.2500000000003">
            <text:p>83.25</text:p>
          </table:table-cell>
          <table:table-cell table:formula="of:=SQRT(ABS([.$D$2]^2-[.B564]^2))" office:value-type="float" office:value="142.458546602161">
            <text:p>142.4585466022</text:p>
          </table:table-cell>
          <table:table-cell table:formula="of:=([.$C$10]-[.C564])*[.$B$4]" office:value-type="float" office:value="28398.5955477256">
            <text:p>28398.5955477256</text:p>
          </table:table-cell>
          <table:table-cell table:formula="of:=ROUND([.D564])" office:value-type="float" office:value="28399">
            <text:p>28399</text:p>
          </table:table-cell>
          <table:table-cell table:formula="of:=([.$C$8]-([.E564]*[.$C$4]))" office:value-type="float" office:value="142.45829375">
            <text:p>142.45829375</text:p>
          </table:table-cell>
          <table:table-cell table:style-name="ce6" table:formula="of:=SQRT(ABS([.$D$2]^2-[.F564]^2))" office:value-type="float" office:value="83.2504326825916">
            <text:p>83.2504326826</text:p>
          </table:table-cell>
          <table:table-cell table:formula="of:=ABS([.B564]-[.G564])" office:value-type="float" office:value="0.000432682591295475">
            <text:p>0.0004326826</text:p>
          </table:table-cell>
          <table:table-cell table:number-columns-repeated="7"/>
        </table:table-row>
        <table:table-row table:style-name="ro4">
          <table:table-cell table:formula="of:=[.A564]+[.A$4]" office:value-type="float" office:value="166.800000000001">
            <text:p>166.8</text:p>
          </table:table-cell>
          <table:table-cell table:formula="of:=[.A565]/([.$D$4]*2)" office:value-type="float" office:value="83.4000000000003">
            <text:p>83.4</text:p>
          </table:table-cell>
          <table:table-cell table:formula="of:=SQRT(ABS([.$D$2]^2-[.B565]^2))" office:value-type="float" office:value="142.370783519653">
            <text:p>142.3707835197</text:p>
          </table:table-cell>
          <table:table-cell table:formula="of:=([.$C$10]-[.C565])*[.$B$4]" office:value-type="float" office:value="28509.163210727">
            <text:p>28509.163210727</text:p>
          </table:table-cell>
          <table:table-cell table:formula="of:=ROUND([.D565])" office:value-type="float" office:value="28509">
            <text:p>28509</text:p>
          </table:table-cell>
          <table:table-cell table:formula="of:=([.$C$8]-([.E565]*[.$C$4]))" office:value-type="float" office:value="142.37098125">
            <text:p>142.37098125</text:p>
          </table:table-cell>
          <table:table-cell table:style-name="ce6" table:formula="of:=SQRT(ABS([.$D$2]^2-[.F565]^2))" office:value-type="float" office:value="83.3996624568238">
            <text:p>83.3996624568</text:p>
          </table:table-cell>
          <table:table-cell table:formula="of:=ABS([.B565]-[.G565])" office:value-type="float" office:value="0.000337543176499366">
            <text:p>0.0003375432</text:p>
          </table:table-cell>
          <table:table-cell table:number-columns-repeated="7"/>
        </table:table-row>
        <table:table-row table:style-name="ro4">
          <table:table-cell table:formula="of:=[.A565]+[.A$4]" office:value-type="float" office:value="167.100000000001">
            <text:p>167.1</text:p>
          </table:table-cell>
          <table:table-cell table:formula="of:=[.A566]/([.$D$4]*2)" office:value-type="float" office:value="83.5500000000003">
            <text:p>83.55</text:p>
          </table:table-cell>
          <table:table-cell table:formula="of:=SQRT(ABS([.$D$2]^2-[.B566]^2))" office:value-type="float" office:value="142.282808167396">
            <text:p>142.2828081674</text:p>
          </table:table-cell>
          <table:table-cell table:formula="of:=([.$C$10]-[.C566])*[.$B$4]" office:value-type="float" office:value="28619.9983001851">
            <text:p>28619.9983001851</text:p>
          </table:table-cell>
          <table:table-cell table:formula="of:=ROUND([.D566])" office:value-type="float" office:value="28620">
            <text:p>28620</text:p>
          </table:table-cell>
          <table:table-cell table:formula="of:=([.$C$8]-([.E566]*[.$C$4]))" office:value-type="float" office:value="142.282875">
            <text:p>142.282875</text:p>
          </table:table-cell>
          <table:table-cell table:style-name="ce6" table:formula="of:=SQRT(ABS([.$D$2]^2-[.F566]^2))" office:value-type="float" office:value="83.5498861862443">
            <text:p>83.5498861862</text:p>
          </table:table-cell>
          <table:table-cell table:formula="of:=ABS([.B566]-[.G566])" office:value-type="float" office:value="0.000113813756001946">
            <text:p>0.0001138138</text:p>
          </table:table-cell>
          <table:table-cell table:number-columns-repeated="7"/>
        </table:table-row>
        <table:table-row table:style-name="ro4">
          <table:table-cell table:formula="of:=[.A566]+[.A$4]" office:value-type="float" office:value="167.400000000001">
            <text:p>167.4</text:p>
          </table:table-cell>
          <table:table-cell table:formula="of:=[.A567]/([.$D$4]*2)" office:value-type="float" office:value="83.7000000000003">
            <text:p>83.7</text:p>
          </table:table-cell>
          <table:table-cell table:formula="of:=SQRT(ABS([.$D$2]^2-[.B567]^2))" office:value-type="float" office:value="142.194620151397">
            <text:p>142.1946201514</text:p>
          </table:table-cell>
          <table:table-cell table:formula="of:=([.$C$10]-[.C567])*[.$B$4]" office:value-type="float" office:value="28731.1013124676">
            <text:p>28731.1013124676</text:p>
          </table:table-cell>
          <table:table-cell table:formula="of:=ROUND([.D567])" office:value-type="float" office:value="28731">
            <text:p>28731</text:p>
          </table:table-cell>
          <table:table-cell table:formula="of:=([.$C$8]-([.E567]*[.$C$4]))" office:value-type="float" office:value="142.19476875">
            <text:p>142.19476875</text:p>
          </table:table-cell>
          <table:table-cell table:style-name="ce6" table:formula="of:=SQRT(ABS([.$D$2]^2-[.F567]^2))" office:value-type="float" office:value="83.6997475511965">
            <text:p>83.6997475512</text:p>
          </table:table-cell>
          <table:table-cell table:formula="of:=ABS([.B567]-[.G567])" office:value-type="float" office:value="0.000252448803848893">
            <text:p>0.0002524488</text:p>
          </table:table-cell>
          <table:table-cell table:number-columns-repeated="7"/>
        </table:table-row>
        <table:table-row table:style-name="ro4">
          <table:table-cell table:formula="of:=[.A567]+[.A$4]" office:value-type="float" office:value="167.700000000001">
            <text:p>167.7</text:p>
          </table:table-cell>
          <table:table-cell table:formula="of:=[.A568]/([.$D$4]*2)" office:value-type="float" office:value="83.8500000000003">
            <text:p>83.85</text:p>
          </table:table-cell>
          <table:table-cell table:formula="of:=SQRT(ABS([.$D$2]^2-[.B568]^2))" office:value-type="float" office:value="142.106219075732">
            <text:p>142.1062190757</text:p>
          </table:table-cell>
          <table:table-cell table:formula="of:=([.$C$10]-[.C568])*[.$B$4]" office:value-type="float" office:value="28842.4727463757">
            <text:p>28842.4727463757</text:p>
          </table:table-cell>
          <table:table-cell table:formula="of:=ROUND([.D568])" office:value-type="float" office:value="28842">
            <text:p>28842</text:p>
          </table:table-cell>
          <table:table-cell table:formula="of:=([.$C$8]-([.E568]*[.$C$4]))" office:value-type="float" office:value="142.1066625">
            <text:p>142.1066625</text:p>
          </table:table-cell>
          <table:table-cell table:style-name="ce6" table:formula="of:=SQRT(ABS([.$D$2]^2-[.F568]^2))" office:value-type="float" office:value="83.8492484946114">
            <text:p>83.8492484946</text:p>
          </table:table-cell>
          <table:table-cell table:formula="of:=ABS([.B568]-[.G568])" office:value-type="float" office:value="0.000751505388919327">
            <text:p>0.0007515054</text:p>
          </table:table-cell>
          <table:table-cell table:number-columns-repeated="7"/>
        </table:table-row>
        <table:table-row table:style-name="ro4">
          <table:table-cell table:formula="of:=[.A568]+[.A$4]" office:value-type="float" office:value="168.000000000001">
            <text:p>168</text:p>
          </table:table-cell>
          <table:table-cell table:formula="of:=[.A569]/([.$D$4]*2)" office:value-type="float" office:value="84.0000000000003">
            <text:p>84</text:p>
          </table:table-cell>
          <table:table-cell table:formula="of:=SQRT(ABS([.$D$2]^2-[.B569]^2))" office:value-type="float" office:value="142.017604542535">
            <text:p>142.0176045425</text:p>
          </table:table-cell>
          <table:table-cell table:formula="of:=([.$C$10]-[.C569])*[.$B$4]" office:value-type="float" office:value="28954.113103159">
            <text:p>28954.113103159</text:p>
          </table:table-cell>
          <table:table-cell table:formula="of:=ROUND([.D569])" office:value-type="float" office:value="28954">
            <text:p>28954</text:p>
          </table:table-cell>
          <table:table-cell table:formula="of:=([.$C$8]-([.E569]*[.$C$4]))" office:value-type="float" office:value="142.0177625">
            <text:p>142.0177625</text:p>
          </table:table-cell>
          <table:table-cell table:style-name="ce6" table:formula="of:=SQRT(ABS([.$D$2]^2-[.F569]^2))" office:value-type="float" office:value="83.9997329429897">
            <text:p>83.999732943</text:p>
          </table:table-cell>
          <table:table-cell table:formula="of:=ABS([.B569]-[.G569])" office:value-type="float" office:value="0.000267057010603366">
            <text:p>0.000267057</text:p>
          </table:table-cell>
          <table:table-cell table:number-columns-repeated="7"/>
        </table:table-row>
        <table:table-row table:style-name="ro4">
          <table:table-cell table:formula="of:=[.A569]+[.A$4]" office:value-type="float" office:value="168.300000000001">
            <text:p>168.3</text:p>
          </table:table-cell>
          <table:table-cell table:formula="of:=[.A570]/([.$D$4]*2)" office:value-type="float" office:value="84.1500000000003">
            <text:p>84.15</text:p>
          </table:table-cell>
          <table:table-cell table:formula="of:=SQRT(ABS([.$D$2]^2-[.B570]^2))" office:value-type="float" office:value="141.928776151984">
            <text:p>141.928776152</text:p>
          </table:table-cell>
          <table:table-cell table:formula="of:=([.$C$10]-[.C570])*[.$B$4]" office:value-type="float" office:value="29066.0228865309">
            <text:p>29066.0228865309</text:p>
          </table:table-cell>
          <table:table-cell table:formula="of:=ROUND([.D570])" office:value-type="float" office:value="29066">
            <text:p>29066</text:p>
          </table:table-cell>
          <table:table-cell table:formula="of:=([.$C$8]-([.E570]*[.$C$4]))" office:value-type="float" office:value="141.9288625">
            <text:p>141.9288625</text:p>
          </table:table-cell>
          <table:table-cell table:style-name="ce6" table:formula="of:=SQRT(ABS([.$D$2]^2-[.F570]^2))" office:value-type="float" office:value="84.1498543638436">
            <text:p>84.1498543638</text:p>
          </table:table-cell>
          <table:table-cell table:formula="of:=ABS([.B570]-[.G570])" office:value-type="float" office:value="0.000145636156716478">
            <text:p>0.0001456362</text:p>
          </table:table-cell>
          <table:table-cell table:number-columns-repeated="7"/>
        </table:table-row>
        <table:table-row table:style-name="ro4">
          <table:table-cell table:formula="of:=[.A570]+[.A$4]" office:value-type="float" office:value="168.600000000001">
            <text:p>168.6</text:p>
          </table:table-cell>
          <table:table-cell table:formula="of:=[.A571]/([.$D$4]*2)" office:value-type="float" office:value="84.3000000000003">
            <text:p>84.3</text:p>
          </table:table-cell>
          <table:table-cell table:formula="of:=SQRT(ABS([.$D$2]^2-[.B571]^2))" office:value-type="float" office:value="141.839733502288">
            <text:p>141.8397335023</text:p>
          </table:table-cell>
          <table:table-cell table:formula="of:=([.$C$10]-[.C571])*[.$B$4]" office:value-type="float" office:value="29178.2026026837">
            <text:p>29178.2026026837</text:p>
          </table:table-cell>
          <table:table-cell table:formula="of:=ROUND([.D571])" office:value-type="float" office:value="29178">
            <text:p>29178</text:p>
          </table:table-cell>
          <table:table-cell table:formula="of:=([.$C$8]-([.E571]*[.$C$4]))" office:value-type="float" office:value="141.8399625">
            <text:p>141.8399625</text:p>
          </table:table-cell>
          <table:table-cell table:style-name="ce6" table:formula="of:=SQRT(ABS([.$D$2]^2-[.F571]^2))" office:value-type="float" office:value="84.29961469662">
            <text:p>84.2996146966</text:p>
          </table:table-cell>
          <table:table-cell table:formula="of:=ABS([.B571]-[.G571])" office:value-type="float" office:value="0.000385303380340929">
            <text:p>0.0003853034</text:p>
          </table:table-cell>
          <table:table-cell table:number-columns-repeated="7"/>
        </table:table-row>
        <table:table-row table:style-name="ro4">
          <table:table-cell table:formula="of:=[.A571]+[.A$4]" office:value-type="float" office:value="168.900000000001">
            <text:p>168.9</text:p>
          </table:table-cell>
          <table:table-cell table:formula="of:=[.A572]/([.$D$4]*2)" office:value-type="float" office:value="84.4500000000003">
            <text:p>84.45</text:p>
          </table:table-cell>
          <table:table-cell table:formula="of:=SQRT(ABS([.$D$2]^2-[.B572]^2))" office:value-type="float" office:value="141.750476189676">
            <text:p>141.7504761897</text:p>
          </table:table-cell>
          <table:table-cell table:formula="of:=([.$C$10]-[.C572])*[.$B$4]" office:value-type="float" office:value="29290.6527603044">
            <text:p>29290.6527603044</text:p>
          </table:table-cell>
          <table:table-cell table:formula="of:=ROUND([.D572])" office:value-type="float" office:value="29291">
            <text:p>29291</text:p>
          </table:table-cell>
          <table:table-cell table:formula="of:=([.$C$8]-([.E572]*[.$C$4]))" office:value-type="float" office:value="141.75026875">
            <text:p>141.75026875</text:p>
          </table:table-cell>
          <table:table-cell table:style-name="ce6" table:formula="of:=SQRT(ABS([.$D$2]^2-[.F572]^2))" office:value-type="float" office:value="84.4503481893519">
            <text:p>84.4503481894</text:p>
          </table:table-cell>
          <table:table-cell table:formula="of:=ABS([.B572]-[.G572])" office:value-type="float" office:value="0.000348189351555561">
            <text:p>0.0003481894</text:p>
          </table:table-cell>
          <table:table-cell table:number-columns-repeated="7"/>
        </table:table-row>
        <table:table-row table:style-name="ro4">
          <table:table-cell table:formula="of:=[.A572]+[.A$4]" office:value-type="float" office:value="169.200000000001">
            <text:p>169.2</text:p>
          </table:table-cell>
          <table:table-cell table:formula="of:=[.A573]/([.$D$4]*2)" office:value-type="float" office:value="84.6000000000003">
            <text:p>84.6</text:p>
          </table:table-cell>
          <table:table-cell table:formula="of:=SQRT(ABS([.$D$2]^2-[.B573]^2))" office:value-type="float" office:value="141.661003808387">
            <text:p>141.6610038084</text:p>
          </table:table-cell>
          <table:table-cell table:formula="of:=([.$C$10]-[.C573])*[.$B$4]" office:value-type="float" office:value="29403.3738705894">
            <text:p>29403.3738705894</text:p>
          </table:table-cell>
          <table:table-cell table:formula="of:=ROUND([.D573])" office:value-type="float" office:value="29403">
            <text:p>29403</text:p>
          </table:table-cell>
          <table:table-cell table:formula="of:=([.$C$8]-([.E573]*[.$C$4]))" office:value-type="float" office:value="141.66136875">
            <text:p>141.66136875</text:p>
          </table:table-cell>
          <table:table-cell table:style-name="ce6" table:formula="of:=SQRT(ABS([.$D$2]^2-[.F573]^2))" office:value-type="float" office:value="84.5993889095927">
            <text:p>84.5993889096</text:p>
          </table:table-cell>
          <table:table-cell table:formula="of:=ABS([.B573]-[.G573])" office:value-type="float" office:value="0.000611090407616643">
            <text:p>0.0006110904</text:p>
          </table:table-cell>
          <table:table-cell table:number-columns-repeated="7"/>
        </table:table-row>
        <table:table-row table:style-name="ro4">
          <table:table-cell table:formula="of:=[.A573]+[.A$4]" office:value-type="float" office:value="169.500000000001">
            <text:p>169.5</text:p>
          </table:table-cell>
          <table:table-cell table:formula="of:=[.A574]/([.$D$4]*2)" office:value-type="float" office:value="84.7500000000004">
            <text:p>84.75</text:p>
          </table:table-cell>
          <table:table-cell table:formula="of:=SQRT(ABS([.$D$2]^2-[.B574]^2))" office:value-type="float" office:value="141.571315950654">
            <text:p>141.5713159507</text:p>
          </table:table-cell>
          <table:table-cell table:formula="of:=([.$C$10]-[.C574])*[.$B$4]" office:value-type="float" office:value="29516.3664472612">
            <text:p>29516.3664472612</text:p>
          </table:table-cell>
          <table:table-cell table:formula="of:=ROUND([.D574])" office:value-type="float" office:value="29516">
            <text:p>29516</text:p>
          </table:table-cell>
          <table:table-cell table:formula="of:=([.$C$8]-([.E574]*[.$C$4]))" office:value-type="float" office:value="141.571675">
            <text:p>141.571675</text:p>
          </table:table-cell>
          <table:table-cell table:style-name="ce6" table:formula="of:=SQRT(ABS([.$D$2]^2-[.F574]^2))" office:value-type="float" office:value="84.7494002202634">
            <text:p>84.7494002203</text:p>
          </table:table-cell>
          <table:table-cell table:formula="of:=ABS([.B574]-[.G574])" office:value-type="float" office:value="0.000599779736987216">
            <text:p>0.0005997797</text:p>
          </table:table-cell>
          <table:table-cell table:number-columns-repeated="7"/>
        </table:table-row>
        <table:table-row table:style-name="ro4">
          <table:table-cell table:formula="of:=[.A574]+[.A$4]" office:value-type="float" office:value="169.800000000001">
            <text:p>169.8</text:p>
          </table:table-cell>
          <table:table-cell table:formula="of:=[.A575]/([.$D$4]*2)" office:value-type="float" office:value="84.9000000000004">
            <text:p>84.9</text:p>
          </table:table-cell>
          <table:table-cell table:formula="of:=SQRT(ABS([.$D$2]^2-[.B575]^2))" office:value-type="float" office:value="141.481412206692">
            <text:p>141.4814122067</text:p>
          </table:table-cell>
          <table:table-cell table:formula="of:=([.$C$10]-[.C575])*[.$B$4]" office:value-type="float" office:value="29629.6310065834">
            <text:p>29629.6310065834</text:p>
          </table:table-cell>
          <table:table-cell table:formula="of:=ROUND([.D575])" office:value-type="float" office:value="29630">
            <text:p>29630</text:p>
          </table:table-cell>
          <table:table-cell table:formula="of:=([.$C$8]-([.E575]*[.$C$4]))" office:value-type="float" office:value="141.4811875">
            <text:p>141.4811875</text:p>
          </table:table-cell>
          <table:table-cell table:style-name="ce6" table:formula="of:=SQRT(ABS([.$D$2]^2-[.F575]^2))" office:value-type="float" office:value="84.900374460834">
            <text:p>84.9003744608</text:p>
          </table:table-cell>
          <table:table-cell table:formula="of:=ABS([.B575]-[.G575])" office:value-type="float" office:value="0.000374460833683088">
            <text:p>0.0003744608</text:p>
          </table:table-cell>
          <table:table-cell table:number-columns-repeated="7"/>
        </table:table-row>
        <table:table-row table:style-name="ro4">
          <table:table-cell table:formula="of:=[.A575]+[.A$4]" office:value-type="float" office:value="170.100000000001">
            <text:p>170.1</text:p>
          </table:table-cell>
          <table:table-cell table:formula="of:=[.A576]/([.$D$4]*2)" office:value-type="float" office:value="85.0500000000004">
            <text:p>85.05</text:p>
          </table:table-cell>
          <table:table-cell table:formula="of:=SQRT(ABS([.$D$2]^2-[.B576]^2))" office:value-type="float" office:value="141.391292164687">
            <text:p>141.3912921647</text:p>
          </table:table-cell>
          <table:table-cell table:formula="of:=([.$C$10]-[.C576])*[.$B$4]" office:value-type="float" office:value="29743.1680673771">
            <text:p>29743.1680673771</text:p>
          </table:table-cell>
          <table:table-cell table:formula="of:=ROUND([.D576])" office:value-type="float" office:value="29743">
            <text:p>29743</text:p>
          </table:table-cell>
          <table:table-cell table:formula="of:=([.$C$8]-([.E576]*[.$C$4]))" office:value-type="float" office:value="141.39149375">
            <text:p>141.39149375</text:p>
          </table:table-cell>
          <table:table-cell table:style-name="ce6" table:formula="of:=SQRT(ABS([.$D$2]^2-[.F576]^2))" office:value-type="float" office:value="85.0496648737884">
            <text:p>85.0496648738</text:p>
          </table:table-cell>
          <table:table-cell table:formula="of:=ABS([.B576]-[.G576])" office:value-type="float" office:value="0.000335126211993497">
            <text:p>0.0003351262</text:p>
          </table:table-cell>
          <table:table-cell table:number-columns-repeated="7"/>
        </table:table-row>
        <table:table-row table:style-name="ro4">
          <table:table-cell table:formula="of:=[.A576]+[.A$4]" office:value-type="float" office:value="170.400000000001">
            <text:p>170.4</text:p>
          </table:table-cell>
          <table:table-cell table:formula="of:=[.A577]/([.$D$4]*2)" office:value-type="float" office:value="85.2000000000004">
            <text:p>85.2</text:p>
          </table:table-cell>
          <table:table-cell table:formula="of:=SQRT(ABS([.$D$2]^2-[.B577]^2))" office:value-type="float" office:value="141.300955410782">
            <text:p>141.3009554108</text:p>
          </table:table-cell>
          <table:table-cell table:formula="of:=([.$C$10]-[.C577])*[.$B$4]" office:value-type="float" office:value="29856.9781510365">
            <text:p>29856.9781510365</text:p>
          </table:table-cell>
          <table:table-cell table:formula="of:=ROUND([.D577])" office:value-type="float" office:value="29857">
            <text:p>29857</text:p>
          </table:table-cell>
          <table:table-cell table:formula="of:=([.$C$8]-([.E577]*[.$C$4]))" office:value-type="float" office:value="141.30100625">
            <text:p>141.30100625</text:p>
          </table:table-cell>
          <table:table-cell table:style-name="ce6" table:formula="of:=SQRT(ABS([.$D$2]^2-[.F577]^2))" office:value-type="float" office:value="85.1999156850373">
            <text:p>85.199915685</text:p>
          </table:table-cell>
          <table:table-cell table:formula="of:=ABS([.B577]-[.G577])" office:value-type="float" office:value="0.0000843149631037932">
            <text:p>0.000084315</text:p>
          </table:table-cell>
          <table:table-cell table:number-columns-repeated="7"/>
        </table:table-row>
        <table:table-row table:style-name="ro4">
          <table:table-cell table:formula="of:=[.A577]+[.A$4]" office:value-type="float" office:value="170.700000000001">
            <text:p>170.7</text:p>
          </table:table-cell>
          <table:table-cell table:formula="of:=[.A578]/([.$D$4]*2)" office:value-type="float" office:value="85.3500000000004">
            <text:p>85.35</text:p>
          </table:table-cell>
          <table:table-cell table:formula="of:=SQRT(ABS([.$D$2]^2-[.B578]^2))" office:value-type="float" office:value="141.210401529066">
            <text:p>141.2104015291</text:p>
          </table:table-cell>
          <table:table-cell table:formula="of:=([.$C$10]-[.C578])*[.$B$4]" office:value-type="float" office:value="29971.061781546">
            <text:p>29971.061781546</text:p>
          </table:table-cell>
          <table:table-cell table:formula="of:=ROUND([.D578])" office:value-type="float" office:value="29971">
            <text:p>29971</text:p>
          </table:table-cell>
          <table:table-cell table:formula="of:=([.$C$8]-([.E578]*[.$C$4]))" office:value-type="float" office:value="141.21051875">
            <text:p>141.21051875</text:p>
          </table:table-cell>
          <table:table-cell table:style-name="ce6" table:formula="of:=SQRT(ABS([.$D$2]^2-[.F578]^2))" office:value-type="float" office:value="85.3498060592753">
            <text:p>85.3498060593</text:p>
          </table:table-cell>
          <table:table-cell table:formula="of:=ABS([.B578]-[.G578])" office:value-type="float" office:value="0.000193940725125685">
            <text:p>0.0001939407</text:p>
          </table:table-cell>
          <table:table-cell table:number-columns-repeated="7"/>
        </table:table-row>
        <table:table-row table:style-name="ro4">
          <table:table-cell table:formula="of:=[.A578]+[.A$4]" office:value-type="float" office:value="171.000000000001">
            <text:p>171</text:p>
          </table:table-cell>
          <table:table-cell table:formula="of:=[.A579]/([.$D$4]*2)" office:value-type="float" office:value="85.5000000000004">
            <text:p>85.5</text:p>
          </table:table-cell>
          <table:table-cell table:formula="of:=SQRT(ABS([.$D$2]^2-[.B579]^2))" office:value-type="float" office:value="141.119630101556">
            <text:p>141.1196301016</text:p>
          </table:table-cell>
          <table:table-cell table:formula="of:=([.$C$10]-[.C579])*[.$B$4]" office:value-type="float" office:value="30085.4194854954">
            <text:p>30085.4194854954</text:p>
          </table:table-cell>
          <table:table-cell table:formula="of:=ROUND([.D579])" office:value-type="float" office:value="30085">
            <text:p>30085</text:p>
          </table:table-cell>
          <table:table-cell table:formula="of:=([.$C$8]-([.E579]*[.$C$4]))" office:value-type="float" office:value="141.12003125">
            <text:p>141.12003125</text:p>
          </table:table-cell>
          <table:table-cell table:style-name="ce6" table:formula="of:=SQRT(ABS([.$D$2]^2-[.F579]^2))" office:value-type="float" office:value="85.4993378921675">
            <text:p>85.4993378922</text:p>
          </table:table-cell>
          <table:table-cell table:formula="of:=ABS([.B579]-[.G579])" office:value-type="float" office:value="0.000662107832923198">
            <text:p>0.0006621078</text:p>
          </table:table-cell>
          <table:table-cell table:number-columns-repeated="7"/>
        </table:table-row>
        <table:table-row table:style-name="ro4">
          <table:table-cell table:formula="of:=[.A579]+[.A$4]" office:value-type="float" office:value="171.300000000001">
            <text:p>171.3</text:p>
          </table:table-cell>
          <table:table-cell table:formula="of:=[.A580]/([.$D$4]*2)" office:value-type="float" office:value="85.6500000000004">
            <text:p>85.65</text:p>
          </table:table-cell>
          <table:table-cell table:formula="of:=SQRT(ABS([.$D$2]^2-[.B580]^2))" office:value-type="float" office:value="141.028640708191">
            <text:p>141.0286407082</text:p>
          </table:table-cell>
          <table:table-cell table:formula="of:=([.$C$10]-[.C580])*[.$B$4]" office:value-type="float" office:value="30200.0517920971">
            <text:p>30200.0517920971</text:p>
          </table:table-cell>
          <table:table-cell table:formula="of:=ROUND([.D580])" office:value-type="float" office:value="30200">
            <text:p>30200</text:p>
          </table:table-cell>
          <table:table-cell table:formula="of:=([.$C$8]-([.E580]*[.$C$4]))" office:value-type="float" office:value="141.02875">
            <text:p>141.02875</text:p>
          </table:table-cell>
          <table:table-cell table:style-name="ce6" table:formula="of:=SQRT(ABS([.$D$2]^2-[.F580]^2))" office:value-type="float" office:value="85.6498200432289">
            <text:p>85.6498200432</text:p>
          </table:table-cell>
          <table:table-cell table:formula="of:=ABS([.B580]-[.G580])" office:value-type="float" office:value="0.000179956771475531">
            <text:p>0.0001799568</text:p>
          </table:table-cell>
          <table:table-cell table:number-columns-repeated="7"/>
        </table:table-row>
        <table:table-row table:style-name="ro4">
          <table:table-cell table:formula="of:=[.A580]+[.A$4]" office:value-type="float" office:value="171.600000000001">
            <text:p>171.6</text:p>
          </table:table-cell>
          <table:table-cell table:formula="of:=[.A581]/([.$D$4]*2)" office:value-type="float" office:value="85.8000000000004">
            <text:p>85.8</text:p>
          </table:table-cell>
          <table:table-cell table:formula="of:=SQRT(ABS([.$D$2]^2-[.B581]^2))" office:value-type="float" office:value="140.937432926813">
            <text:p>140.9374329268</text:p>
          </table:table-cell>
          <table:table-cell table:formula="of:=([.$C$10]-[.C581])*[.$B$4]" office:value-type="float" office:value="30314.9592332027">
            <text:p>30314.9592332027</text:p>
          </table:table-cell>
          <table:table-cell table:formula="of:=ROUND([.D581])" office:value-type="float" office:value="30315">
            <text:p>30315</text:p>
          </table:table-cell>
          <table:table-cell table:formula="of:=([.$C$8]-([.E581]*[.$C$4]))" office:value-type="float" office:value="140.93746875">
            <text:p>140.93746875</text:p>
          </table:table-cell>
          <table:table-cell table:style-name="ce6" table:formula="of:=SQRT(ABS([.$D$2]^2-[.F581]^2))" office:value-type="float" office:value="85.7999411558235">
            <text:p>85.7999411558</text:p>
          </table:table-cell>
          <table:table-cell table:formula="of:=ABS([.B581]-[.G581])" office:value-type="float" office:value="0.0000588441769053816">
            <text:p>5.88441769053816E-005</text:p>
          </table:table-cell>
          <table:table-cell table:number-columns-repeated="7"/>
        </table:table-row>
        <table:table-row table:style-name="ro4">
          <table:table-cell table:formula="of:=[.A581]+[.A$4]" office:value-type="float" office:value="171.900000000001">
            <text:p>171.9</text:p>
          </table:table-cell>
          <table:table-cell table:formula="of:=[.A582]/([.$D$4]*2)" office:value-type="float" office:value="85.9500000000004">
            <text:p>85.95</text:p>
          </table:table-cell>
          <table:table-cell table:formula="of:=SQRT(ABS([.$D$2]^2-[.B582]^2))" office:value-type="float" office:value="140.846006333158">
            <text:p>140.8460063332</text:p>
          </table:table-cell>
          <table:table-cell table:formula="of:=([.$C$10]-[.C582])*[.$B$4]" office:value-type="float" office:value="30430.1423433196">
            <text:p>30430.1423433196</text:p>
          </table:table-cell>
          <table:table-cell table:formula="of:=ROUND([.D582])" office:value-type="float" office:value="30430">
            <text:p>30430</text:p>
          </table:table-cell>
          <table:table-cell table:formula="of:=([.$C$8]-([.E582]*[.$C$4]))" office:value-type="float" office:value="140.8461875">
            <text:p>140.8461875</text:p>
          </table:table-cell>
          <table:table-cell table:style-name="ce6" table:formula="of:=SQRT(ABS([.$D$2]^2-[.F582]^2))" office:value-type="float" office:value="85.9497031217377">
            <text:p>85.9497031217</text:p>
          </table:table-cell>
          <table:table-cell table:formula="of:=ABS([.B582]-[.G582])" office:value-type="float" office:value="0.000296878262730615">
            <text:p>0.0002968783</text:p>
          </table:table-cell>
          <table:table-cell table:number-columns-repeated="7"/>
        </table:table-row>
        <table:table-row table:style-name="ro4">
          <table:table-cell table:formula="of:=[.A582]+[.A$4]" office:value-type="float" office:value="172.200000000001">
            <text:p>172.2</text:p>
          </table:table-cell>
          <table:table-cell table:formula="of:=[.A583]/([.$D$4]*2)" office:value-type="float" office:value="86.1000000000004">
            <text:p>86.1</text:p>
          </table:table-cell>
          <table:table-cell table:formula="of:=SQRT(ABS([.$D$2]^2-[.B583]^2))" office:value-type="float" office:value="140.754360500838">
            <text:p>140.7543605008</text:p>
          </table:table-cell>
          <table:table-cell table:formula="of:=([.$C$10]-[.C583])*[.$B$4]" office:value-type="float" office:value="30545.6016596277">
            <text:p>30545.6016596277</text:p>
          </table:table-cell>
          <table:table-cell table:formula="of:=ROUND([.D583])" office:value-type="float" office:value="30546">
            <text:p>30546</text:p>
          </table:table-cell>
          <table:table-cell table:formula="of:=([.$C$8]-([.E583]*[.$C$4]))" office:value-type="float" office:value="140.7541125">
            <text:p>140.7541125</text:p>
          </table:table-cell>
          <table:table-cell table:style-name="ce6" table:formula="of:=SQRT(ABS([.$D$2]^2-[.F583]^2))" office:value-type="float" office:value="86.1004054249302">
            <text:p>86.1004054249</text:p>
          </table:table-cell>
          <table:table-cell table:formula="of:=ABS([.B583]-[.G583])" office:value-type="float" office:value="0.000405424929780907">
            <text:p>0.0004054249</text:p>
          </table:table-cell>
          <table:table-cell table:number-columns-repeated="7"/>
        </table:table-row>
        <table:table-row table:style-name="ro4">
          <table:table-cell table:formula="of:=[.A583]+[.A$4]" office:value-type="float" office:value="172.500000000001">
            <text:p>172.5</text:p>
          </table:table-cell>
          <table:table-cell table:formula="of:=[.A584]/([.$D$4]*2)" office:value-type="float" office:value="86.2500000000004">
            <text:p>86.25</text:p>
          </table:table-cell>
          <table:table-cell table:formula="of:=SQRT(ABS([.$D$2]^2-[.B584]^2))" office:value-type="float" office:value="140.662495001333">
            <text:p>140.6624950013</text:p>
          </table:table-cell>
          <table:table-cell table:formula="of:=([.$C$10]-[.C584])*[.$B$4]" office:value-type="float" office:value="30661.337721997">
            <text:p>30661.337721997</text:p>
          </table:table-cell>
          <table:table-cell table:formula="of:=ROUND([.D584])" office:value-type="float" office:value="30661">
            <text:p>30661</text:p>
          </table:table-cell>
          <table:table-cell table:formula="of:=([.$C$8]-([.E584]*[.$C$4]))" office:value-type="float" office:value="140.66283125">
            <text:p>140.66283125</text:p>
          </table:table-cell>
          <table:table-cell table:style-name="ce6" table:formula="of:=SQRT(ABS([.$D$2]^2-[.F584]^2))" office:value-type="float" office:value="86.2494516199032">
            <text:p>86.2494516199</text:p>
          </table:table-cell>
          <table:table-cell table:formula="of:=ABS([.B584]-[.G584])" office:value-type="float" office:value="0.000548380097214363">
            <text:p>0.0005483801</text:p>
          </table:table-cell>
          <table:table-cell table:number-columns-repeated="7"/>
        </table:table-row>
        <table:table-row table:style-name="ro4">
          <table:table-cell table:formula="of:=[.A584]+[.A$4]" office:value-type="float" office:value="172.800000000001">
            <text:p>172.8</text:p>
          </table:table-cell>
          <table:table-cell table:formula="of:=[.A585]/([.$D$4]*2)" office:value-type="float" office:value="86.4000000000004">
            <text:p>86.4</text:p>
          </table:table-cell>
          <table:table-cell table:formula="of:=SQRT(ABS([.$D$2]^2-[.B585]^2))" office:value-type="float" office:value="140.570409403971">
            <text:p>140.570409404</text:p>
          </table:table-cell>
          <table:table-cell table:formula="of:=([.$C$10]-[.C585])*[.$B$4]" office:value-type="float" office:value="30777.3510730042">
            <text:p>30777.3510730042</text:p>
          </table:table-cell>
          <table:table-cell table:formula="of:=ROUND([.D585])" office:value-type="float" office:value="30777">
            <text:p>30777</text:p>
          </table:table-cell>
          <table:table-cell table:formula="of:=([.$C$8]-([.E585]*[.$C$4]))" office:value-type="float" office:value="140.57075625">
            <text:p>140.57075625</text:p>
          </table:table-cell>
          <table:table-cell table:style-name="ce6" table:formula="of:=SQRT(ABS([.$D$2]^2-[.F585]^2))" office:value-type="float" office:value="86.3994356885685">
            <text:p>86.3994356886</text:p>
          </table:table-cell>
          <table:table-cell table:formula="of:=ABS([.B585]-[.G585])" office:value-type="float" office:value="0.000564311431887177">
            <text:p>0.0005643114</text:p>
          </table:table-cell>
          <table:table-cell table:number-columns-repeated="7"/>
        </table:table-row>
        <table:table-row table:style-name="ro4">
          <table:table-cell table:formula="of:=[.A585]+[.A$4]" office:value-type="float" office:value="173.100000000001">
            <text:p>173.1</text:p>
          </table:table-cell>
          <table:table-cell table:formula="of:=[.A586]/([.$D$4]*2)" office:value-type="float" office:value="86.5500000000004">
            <text:p>86.55</text:p>
          </table:table-cell>
          <table:table-cell table:formula="of:=SQRT(ABS([.$D$2]^2-[.B586]^2))" office:value-type="float" office:value="140.47810327592">
            <text:p>140.4781032759</text:p>
          </table:table-cell>
          <table:table-cell table:formula="of:=([.$C$10]-[.C586])*[.$B$4]" office:value-type="float" office:value="30893.6422579504">
            <text:p>30893.6422579504</text:p>
          </table:table-cell>
          <table:table-cell table:formula="of:=ROUND([.D586])" office:value-type="float" office:value="30894">
            <text:p>30894</text:p>
          </table:table-cell>
          <table:table-cell table:formula="of:=([.$C$8]-([.E586]*[.$C$4]))" office:value-type="float" office:value="140.4778875">
            <text:p>140.4778875</text:p>
          </table:table-cell>
          <table:table-cell table:style-name="ce6" table:formula="of:=SQRT(ABS([.$D$2]^2-[.F586]^2))" office:value-type="float" office:value="86.5503502219219">
            <text:p>86.5503502219</text:p>
          </table:table-cell>
          <table:table-cell table:formula="of:=ABS([.B586]-[.G586])" office:value-type="float" office:value="0.000350221921507909">
            <text:p>0.0003502219</text:p>
          </table:table-cell>
          <table:table-cell table:number-columns-repeated="7"/>
        </table:table-row>
        <table:table-row table:style-name="ro4">
          <table:table-cell table:formula="of:=[.A586]+[.A$4]" office:value-type="float" office:value="173.400000000001">
            <text:p>173.4</text:p>
          </table:table-cell>
          <table:table-cell table:formula="of:=[.A587]/([.$D$4]*2)" office:value-type="float" office:value="86.7000000000004">
            <text:p>86.7</text:p>
          </table:table-cell>
          <table:table-cell table:formula="of:=SQRT(ABS([.$D$2]^2-[.B587]^2))" office:value-type="float" office:value="140.38557618217">
            <text:p>140.3855761822</text:p>
          </table:table-cell>
          <table:table-cell table:formula="of:=([.$C$10]-[.C587])*[.$B$4]" office:value-type="float" office:value="31010.2118248787">
            <text:p>31010.2118248787</text:p>
          </table:table-cell>
          <table:table-cell table:formula="of:=ROUND([.D587])" office:value-type="float" office:value="31010">
            <text:p>31010</text:p>
          </table:table-cell>
          <table:table-cell table:formula="of:=([.$C$8]-([.E587]*[.$C$4]))" office:value-type="float" office:value="140.3858125">
            <text:p>140.3858125</text:p>
          </table:table-cell>
          <table:table-cell table:style-name="ce6" table:formula="of:=SQRT(ABS([.$D$2]^2-[.F587]^2))" office:value-type="float" office:value="86.6996173504523">
            <text:p>86.6996173505</text:p>
          </table:table-cell>
          <table:table-cell table:formula="of:=ABS([.B587]-[.G587])" office:value-type="float" office:value="0.000382649548143377">
            <text:p>0.0003826495</text:p>
          </table:table-cell>
          <table:table-cell table:number-columns-repeated="7"/>
        </table:table-row>
        <table:table-row table:style-name="ro4">
          <table:table-cell table:formula="of:=[.A587]+[.A$4]" office:value-type="float" office:value="173.700000000001">
            <text:p>173.7</text:p>
          </table:table-cell>
          <table:table-cell table:formula="of:=[.A588]/([.$D$4]*2)" office:value-type="float" office:value="86.8500000000004">
            <text:p>86.85</text:p>
          </table:table-cell>
          <table:table-cell table:formula="of:=SQRT(ABS([.$D$2]^2-[.B588]^2))" office:value-type="float" office:value="140.292827685523">
            <text:p>140.2928276855</text:p>
          </table:table-cell>
          <table:table-cell table:formula="of:=([.$C$10]-[.C588])*[.$B$4]" office:value-type="float" office:value="31127.0603245915">
            <text:p>31127.0603245915</text:p>
          </table:table-cell>
          <table:table-cell table:formula="of:=ROUND([.D588])" office:value-type="float" office:value="31127">
            <text:p>31127</text:p>
          </table:table-cell>
          <table:table-cell table:formula="of:=([.$C$8]-([.E588]*[.$C$4]))" office:value-type="float" office:value="140.29294375">
            <text:p>140.29294375</text:p>
          </table:table-cell>
          <table:table-cell table:style-name="ce6" table:formula="of:=SQRT(ABS([.$D$2]^2-[.F588]^2))" office:value-type="float" office:value="86.8498125153954">
            <text:p>86.8498125154</text:p>
          </table:table-cell>
          <table:table-cell table:formula="of:=ABS([.B588]-[.G588])" office:value-type="float" office:value="0.000187484605021382">
            <text:p>0.0001874846</text:p>
          </table:table-cell>
          <table:table-cell table:number-columns-repeated="7"/>
        </table:table-row>
        <table:table-row table:style-name="ro4">
          <table:table-cell table:formula="of:=[.A588]+[.A$4]" office:value-type="float" office:value="174.000000000001">
            <text:p>174</text:p>
          </table:table-cell>
          <table:table-cell table:formula="of:=[.A589]/([.$D$4]*2)" office:value-type="float" office:value="87.0000000000004">
            <text:p>87</text:p>
          </table:table-cell>
          <table:table-cell table:formula="of:=SQRT(ABS([.$D$2]^2-[.B589]^2))" office:value-type="float" office:value="140.199857346575">
            <text:p>140.1998573466</text:p>
          </table:table-cell>
          <table:table-cell table:formula="of:=([.$C$10]-[.C589])*[.$B$4]" office:value-type="float" office:value="31244.1883106683">
            <text:p>31244.1883106683</text:p>
          </table:table-cell>
          <table:table-cell table:formula="of:=ROUND([.D589])" office:value-type="float" office:value="31244">
            <text:p>31244</text:p>
          </table:table-cell>
          <table:table-cell table:formula="of:=([.$C$8]-([.E589]*[.$C$4]))" office:value-type="float" office:value="140.200075">
            <text:p>140.200075</text:p>
          </table:table-cell>
          <table:table-cell table:style-name="ce6" table:formula="of:=SQRT(ABS([.$D$2]^2-[.F589]^2))" office:value-type="float" office:value="86.9996492521342">
            <text:p>86.9996492521</text:p>
          </table:table-cell>
          <table:table-cell table:formula="of:=ABS([.B589]-[.G589])" office:value-type="float" office:value="0.000350747866235679">
            <text:p>0.0003507479</text:p>
          </table:table-cell>
          <table:table-cell table:number-columns-repeated="7"/>
        </table:table-row>
        <table:table-row table:style-name="ro4">
          <table:table-cell table:formula="of:=[.A589]+[.A$4]" office:value-type="float" office:value="174.300000000001">
            <text:p>174.3</text:p>
          </table:table-cell>
          <table:table-cell table:formula="of:=[.A590]/([.$D$4]*2)" office:value-type="float" office:value="87.1500000000004">
            <text:p>87.15</text:p>
          </table:table-cell>
          <table:table-cell table:formula="of:=SQRT(ABS([.$D$2]^2-[.B590]^2))" office:value-type="float" office:value="140.106664723702">
            <text:p>140.1066647237</text:p>
          </table:table-cell>
          <table:table-cell table:formula="of:=([.$C$10]-[.C590])*[.$B$4]" office:value-type="float" office:value="31361.596339484">
            <text:p>31361.596339484</text:p>
          </table:table-cell>
          <table:table-cell table:formula="of:=ROUND([.D590])" office:value-type="float" office:value="31362">
            <text:p>31362</text:p>
          </table:table-cell>
          <table:table-cell table:formula="of:=([.$C$8]-([.E590]*[.$C$4]))" office:value-type="float" office:value="140.1064125">
            <text:p>140.1064125</text:p>
          </table:table-cell>
          <table:table-cell table:style-name="ce6" table:formula="of:=SQRT(ABS([.$D$2]^2-[.F590]^2))" office:value-type="float" office:value="87.1504054860323">
            <text:p>87.150405486</text:p>
          </table:table-cell>
          <table:table-cell table:formula="of:=ABS([.B590]-[.G590])" office:value-type="float" office:value="0.000405486031809232">
            <text:p>0.000405486</text:p>
          </table:table-cell>
          <table:table-cell table:number-columns-repeated="7"/>
        </table:table-row>
        <table:table-row table:style-name="ro4">
          <table:table-cell table:formula="of:=[.A590]+[.A$4]" office:value-type="float" office:value="174.600000000001">
            <text:p>174.6</text:p>
          </table:table-cell>
          <table:table-cell table:formula="of:=[.A591]/([.$D$4]*2)" office:value-type="float" office:value="87.3000000000005">
            <text:p>87.3</text:p>
          </table:table-cell>
          <table:table-cell table:formula="of:=SQRT(ABS([.$D$2]^2-[.B591]^2))" office:value-type="float" office:value="140.01324937305">
            <text:p>140.0132493731</text:p>
          </table:table-cell>
          <table:table-cell table:formula="of:=([.$C$10]-[.C591])*[.$B$4]" office:value-type="float" office:value="31479.2849702269">
            <text:p>31479.2849702269</text:p>
          </table:table-cell>
          <table:table-cell table:formula="of:=ROUND([.D591])" office:value-type="float" office:value="31479">
            <text:p>31479</text:p>
          </table:table-cell>
          <table:table-cell table:formula="of:=([.$C$8]-([.E591]*[.$C$4]))" office:value-type="float" office:value="140.01354375">
            <text:p>140.01354375</text:p>
          </table:table-cell>
          <table:table-cell table:style-name="ce6" table:formula="of:=SQRT(ABS([.$D$2]^2-[.F591]^2))" office:value-type="float" office:value="87.2995278713856">
            <text:p>87.2995278714</text:p>
          </table:table-cell>
          <table:table-cell table:formula="of:=ABS([.B591]-[.G591])" office:value-type="float" office:value="0.000472128614816825">
            <text:p>0.0004721286</text:p>
          </table:table-cell>
          <table:table-cell table:number-columns-repeated="7"/>
        </table:table-row>
        <table:table-row table:style-name="ro4">
          <table:table-cell table:formula="of:=[.A591]+[.A$4]" office:value-type="float" office:value="174.900000000001">
            <text:p>174.9</text:p>
          </table:table-cell>
          <table:table-cell table:formula="of:=[.A592]/([.$D$4]*2)" office:value-type="float" office:value="87.4500000000005">
            <text:p>87.45</text:p>
          </table:table-cell>
          <table:table-cell table:formula="of:=SQRT(ABS([.$D$2]^2-[.B592]^2))" office:value-type="float" office:value="139.919610848515">
            <text:p>139.9196108485</text:p>
          </table:table-cell>
          <table:table-cell table:formula="of:=([.$C$10]-[.C592])*[.$B$4]" office:value-type="float" office:value="31597.2547649166">
            <text:p>31597.2547649166</text:p>
          </table:table-cell>
          <table:table-cell table:formula="of:=ROUND([.D592])" office:value-type="float" office:value="31597">
            <text:p>31597</text:p>
          </table:table-cell>
          <table:table-cell table:formula="of:=([.$C$8]-([.E592]*[.$C$4]))" office:value-type="float" office:value="139.91988125">
            <text:p>139.91988125</text:p>
          </table:table-cell>
          <table:table-cell table:style-name="ce6" table:formula="of:=SQRT(ABS([.$D$2]^2-[.F592]^2))" office:value-type="float" office:value="87.4495673573397">
            <text:p>87.4495673573</text:p>
          </table:table-cell>
          <table:table-cell table:formula="of:=ABS([.B592]-[.G592])" office:value-type="float" office:value="0.000432642660740612">
            <text:p>0.0004326427</text:p>
          </table:table-cell>
          <table:table-cell table:number-columns-repeated="7"/>
        </table:table-row>
        <table:table-row table:style-name="ro4">
          <table:table-cell table:formula="of:=[.A592]+[.A$4]" office:value-type="float" office:value="175.200000000001">
            <text:p>175.2</text:p>
          </table:table-cell>
          <table:table-cell table:formula="of:=[.A593]/([.$D$4]*2)" office:value-type="float" office:value="87.6000000000005">
            <text:p>87.6</text:p>
          </table:table-cell>
          <table:table-cell table:formula="of:=SQRT(ABS([.$D$2]^2-[.B593]^2))" office:value-type="float" office:value="139.825748701732">
            <text:p>139.8257487017</text:p>
          </table:table-cell>
          <table:table-cell table:formula="of:=([.$C$10]-[.C593])*[.$B$4]" office:value-type="float" office:value="31715.5062884229">
            <text:p>31715.5062884229</text:p>
          </table:table-cell>
          <table:table-cell table:formula="of:=ROUND([.D593])" office:value-type="float" office:value="31716">
            <text:p>31716</text:p>
          </table:table-cell>
          <table:table-cell table:formula="of:=([.$C$8]-([.E593]*[.$C$4]))" office:value-type="float" office:value="139.825425">
            <text:p>139.825425</text:p>
          </table:table-cell>
          <table:table-cell table:style-name="ce6" table:formula="of:=SQRT(ABS([.$D$2]^2-[.F593]^2))" office:value-type="float" office:value="87.6005166855161">
            <text:p>87.6005166855</text:p>
          </table:table-cell>
          <table:table-cell table:formula="of:=ABS([.B593]-[.G593])" office:value-type="float" office:value="0.00051668551559203">
            <text:p>0.0005166855</text:p>
          </table:table-cell>
          <table:table-cell table:number-columns-repeated="7"/>
        </table:table-row>
        <table:table-row table:style-name="ro4">
          <table:table-cell table:formula="of:=[.A593]+[.A$4]" office:value-type="float" office:value="175.500000000001">
            <text:p>175.5</text:p>
          </table:table-cell>
          <table:table-cell table:formula="of:=[.A594]/([.$D$4]*2)" office:value-type="float" office:value="87.7500000000005">
            <text:p>87.75</text:p>
          </table:table-cell>
          <table:table-cell table:formula="of:=SQRT(ABS([.$D$2]^2-[.B594]^2))" office:value-type="float" office:value="139.731662482059">
            <text:p>139.7316624821</text:p>
          </table:table-cell>
          <table:table-cell table:formula="of:=([.$C$10]-[.C594])*[.$B$4]" office:value-type="float" office:value="31834.0401084841">
            <text:p>31834.0401084841</text:p>
          </table:table-cell>
          <table:table-cell table:formula="of:=ROUND([.D594])" office:value-type="float" office:value="31834">
            <text:p>31834</text:p>
          </table:table-cell>
          <table:table-cell table:formula="of:=([.$C$8]-([.E594]*[.$C$4]))" office:value-type="float" office:value="139.7317625">
            <text:p>139.7317625</text:p>
          </table:table-cell>
          <table:table-cell table:style-name="ce6" table:formula="of:=SQRT(ABS([.$D$2]^2-[.F594]^2))" office:value-type="float" office:value="87.7498407328674">
            <text:p>87.7498407329</text:p>
          </table:table-cell>
          <table:table-cell table:formula="of:=ABS([.B594]-[.G594])" office:value-type="float" office:value="0.000159267133071239">
            <text:p>0.0001592671</text:p>
          </table:table-cell>
          <table:table-cell table:number-columns-repeated="7"/>
        </table:table-row>
        <table:table-row table:style-name="ro4">
          <table:table-cell table:formula="of:=[.A594]+[.A$4]" office:value-type="float" office:value="175.800000000001">
            <text:p>175.8</text:p>
          </table:table-cell>
          <table:table-cell table:formula="of:=[.A595]/([.$D$4]*2)" office:value-type="float" office:value="87.9000000000005">
            <text:p>87.9</text:p>
          </table:table-cell>
          <table:table-cell table:formula="of:=SQRT(ABS([.$D$2]^2-[.B595]^2))" office:value-type="float" office:value="139.637351736561">
            <text:p>139.6373517366</text:p>
          </table:table-cell>
          <table:table-cell table:formula="of:=([.$C$10]-[.C595])*[.$B$4]" office:value-type="float" office:value="31952.8567957256">
            <text:p>31952.8567957256</text:p>
          </table:table-cell>
          <table:table-cell table:formula="of:=ROUND([.D595])" office:value-type="float" office:value="31953">
            <text:p>31953</text:p>
          </table:table-cell>
          <table:table-cell table:formula="of:=([.$C$8]-([.E595]*[.$C$4]))" office:value-type="float" office:value="139.63730625">
            <text:p>139.63730625</text:p>
          </table:table-cell>
          <table:table-cell table:style-name="ce6" table:formula="of:=SQRT(ABS([.$D$2]^2-[.F595]^2))" office:value-type="float" office:value="87.9000722596046">
            <text:p>87.9000722596</text:p>
          </table:table-cell>
          <table:table-cell table:formula="of:=ABS([.B595]-[.G595])" office:value-type="float" office:value="0.0000722596041384804">
            <text:p>7.22596041384804E-005</text:p>
          </table:table-cell>
          <table:table-cell table:number-columns-repeated="7"/>
        </table:table-row>
        <table:table-row table:style-name="ro4">
          <table:table-cell table:formula="of:=[.A595]+[.A$4]" office:value-type="float" office:value="176.100000000001">
            <text:p>176.1</text:p>
          </table:table-cell>
          <table:table-cell table:formula="of:=[.A596]/([.$D$4]*2)" office:value-type="float" office:value="88.0500000000005">
            <text:p>88.05</text:p>
          </table:table-cell>
          <table:table-cell table:formula="of:=SQRT(ABS([.$D$2]^2-[.B596]^2))" office:value-type="float" office:value="139.542816009997">
            <text:p>139.54281601</text:p>
          </table:table-cell>
          <table:table-cell table:formula="of:=([.$C$10]-[.C596])*[.$B$4]" office:value-type="float" office:value="32071.9569236795">
            <text:p>32071.9569236795</text:p>
          </table:table-cell>
          <table:table-cell table:formula="of:=ROUND([.D596])" office:value-type="float" office:value="32072">
            <text:p>32072</text:p>
          </table:table-cell>
          <table:table-cell table:formula="of:=([.$C$8]-([.E596]*[.$C$4]))" office:value-type="float" office:value="139.54285">
            <text:p>139.54285</text:p>
          </table:table-cell>
          <table:table-cell table:style-name="ce6" table:formula="of:=SQRT(ABS([.$D$2]^2-[.F596]^2))" office:value-type="float" office:value="88.049946132167">
            <text:p>88.0499461322</text:p>
          </table:table-cell>
          <table:table-cell table:formula="of:=ABS([.B596]-[.G596])" office:value-type="float" office:value="0.0000538678335146869">
            <text:p>5.38678335146869E-005</text:p>
          </table:table-cell>
          <table:table-cell table:number-columns-repeated="7"/>
        </table:table-row>
        <table:table-row table:style-name="ro4">
          <table:table-cell table:formula="of:=[.A596]+[.A$4]" office:value-type="float" office:value="176.400000000001">
            <text:p>176.4</text:p>
          </table:table-cell>
          <table:table-cell table:formula="of:=[.A597]/([.$D$4]*2)" office:value-type="float" office:value="88.2000000000005">
            <text:p>88.2</text:p>
          </table:table-cell>
          <table:table-cell table:formula="of:=SQRT(ABS([.$D$2]^2-[.B597]^2))" office:value-type="float" office:value="139.448054844806">
            <text:p>139.4480548448</text:p>
          </table:table-cell>
          <table:table-cell table:formula="of:=([.$C$10]-[.C597])*[.$B$4]" office:value-type="float" office:value="32191.3410688027">
            <text:p>32191.3410688027</text:p>
          </table:table-cell>
          <table:table-cell table:formula="of:=ROUND([.D597])" office:value-type="float" office:value="32191">
            <text:p>32191</text:p>
          </table:table-cell>
          <table:table-cell table:formula="of:=([.$C$8]-([.E597]*[.$C$4]))" office:value-type="float" office:value="139.44839375">
            <text:p>139.44839375</text:p>
          </table:table-cell>
          <table:table-cell table:style-name="ce6" table:formula="of:=SQRT(ABS([.$D$2]^2-[.F597]^2))" office:value-type="float" office:value="88.1994641737973">
            <text:p>88.1994641738</text:p>
          </table:table-cell>
          <table:table-cell table:formula="of:=ABS([.B597]-[.G597])" office:value-type="float" office:value="0.00053582620316206">
            <text:p>0.0005358262</text:p>
          </table:table-cell>
          <table:table-cell table:number-columns-repeated="7"/>
        </table:table-row>
        <table:table-row table:style-name="ro4">
          <table:table-cell table:formula="of:=[.A597]+[.A$4]" office:value-type="float" office:value="176.700000000001">
            <text:p>176.7</text:p>
          </table:table-cell>
          <table:table-cell table:formula="of:=[.A598]/([.$D$4]*2)" office:value-type="float" office:value="88.3500000000005">
            <text:p>88.35</text:p>
          </table:table-cell>
          <table:table-cell table:formula="of:=SQRT(ABS([.$D$2]^2-[.B598]^2))" office:value-type="float" office:value="139.353067781086">
            <text:p>139.3530677811</text:p>
          </table:table-cell>
          <table:table-cell table:formula="of:=([.$C$10]-[.C598])*[.$B$4]" office:value-type="float" office:value="32311.0098104968">
            <text:p>32311.0098104968</text:p>
          </table:table-cell>
          <table:table-cell table:formula="of:=ROUND([.D598])" office:value-type="float" office:value="32311">
            <text:p>32311</text:p>
          </table:table-cell>
          <table:table-cell table:formula="of:=([.$C$8]-([.E598]*[.$C$4]))" office:value-type="float" office:value="139.35314375">
            <text:p>139.35314375</text:p>
          </table:table-cell>
          <table:table-cell table:style-name="ce6" table:formula="of:=SQRT(ABS([.$D$2]^2-[.F598]^2))" office:value-type="float" office:value="88.3498801753111">
            <text:p>88.3498801753</text:p>
          </table:table-cell>
          <table:table-cell table:formula="of:=ABS([.B598]-[.G598])" office:value-type="float" office:value="0.000119824689377879">
            <text:p>0.0001198247</text:p>
          </table:table-cell>
          <table:table-cell table:number-columns-repeated="7"/>
        </table:table-row>
        <table:table-row table:style-name="ro4">
          <table:table-cell table:formula="of:=[.A598]+[.A$4]" office:value-type="float" office:value="177.000000000001">
            <text:p>177</text:p>
          </table:table-cell>
          <table:table-cell table:formula="of:=[.A599]/([.$D$4]*2)" office:value-type="float" office:value="88.5000000000005">
            <text:p>88.5</text:p>
          </table:table-cell>
          <table:table-cell table:formula="of:=SQRT(ABS([.$D$2]^2-[.B599]^2))" office:value-type="float" office:value="139.257854356585">
            <text:p>139.2578543566</text:p>
          </table:table-cell>
          <table:table-cell table:formula="of:=([.$C$10]-[.C599])*[.$B$4]" office:value-type="float" office:value="32430.9637311275">
            <text:p>32430.9637311275</text:p>
          </table:table-cell>
          <table:table-cell table:formula="of:=ROUND([.D599])" office:value-type="float" office:value="32431">
            <text:p>32431</text:p>
          </table:table-cell>
          <table:table-cell table:formula="of:=([.$C$8]-([.E599]*[.$C$4]))" office:value-type="float" office:value="139.25789375">
            <text:p>139.25789375</text:p>
          </table:table-cell>
          <table:table-cell table:style-name="ce6" table:formula="of:=SQRT(ABS([.$D$2]^2-[.F599]^2))" office:value-type="float" office:value="88.4999380130501">
            <text:p>88.4999380131</text:p>
          </table:table-cell>
          <table:table-cell table:formula="of:=ABS([.B599]-[.G599])" office:value-type="float" office:value="0.0000619869503708514">
            <text:p>0.000061987</text:p>
          </table:table-cell>
          <table:table-cell table:number-columns-repeated="7"/>
        </table:table-row>
        <table:table-row table:style-name="ro4">
          <table:table-cell table:formula="of:=[.A599]+[.A$4]" office:value-type="float" office:value="177.300000000001">
            <text:p>177.3</text:p>
          </table:table-cell>
          <table:table-cell table:formula="of:=[.A600]/([.$D$4]*2)" office:value-type="float" office:value="88.6500000000005">
            <text:p>88.65</text:p>
          </table:table-cell>
          <table:table-cell table:formula="of:=SQRT(ABS([.$D$2]^2-[.B600]^2))" office:value-type="float" office:value="139.162414106683">
            <text:p>139.1624141067</text:p>
          </table:table-cell>
          <table:table-cell table:formula="of:=([.$C$10]-[.C600])*[.$B$4]" office:value-type="float" office:value="32551.2034160438">
            <text:p>32551.2034160438</text:p>
          </table:table-cell>
          <table:table-cell table:formula="of:=ROUND([.D600])" office:value-type="float" office:value="32551">
            <text:p>32551</text:p>
          </table:table-cell>
          <table:table-cell table:formula="of:=([.$C$8]-([.E600]*[.$C$4]))" office:value-type="float" office:value="139.16264375">
            <text:p>139.16264375</text:p>
          </table:table-cell>
          <table:table-cell table:style-name="ce6" table:formula="of:=SQRT(ABS([.$D$2]^2-[.F600]^2))" office:value-type="float" office:value="88.6496395058129">
            <text:p>88.6496395058</text:p>
          </table:table-cell>
          <table:table-cell table:formula="of:=ABS([.B600]-[.G600])" office:value-type="float" office:value="0.000360494187589211">
            <text:p>0.0003604942</text:p>
          </table:table-cell>
          <table:table-cell table:number-columns-repeated="7"/>
        </table:table-row>
        <table:table-row table:style-name="ro4">
          <table:table-cell table:formula="of:=[.A600]+[.A$4]" office:value-type="float" office:value="177.600000000001">
            <text:p>177.6</text:p>
          </table:table-cell>
          <table:table-cell table:formula="of:=[.A601]/([.$D$4]*2)" office:value-type="float" office:value="88.8000000000005">
            <text:p>88.8</text:p>
          </table:table-cell>
          <table:table-cell table:formula="of:=SQRT(ABS([.$D$2]^2-[.B601]^2))" office:value-type="float" office:value="139.066746564374">
            <text:p>139.0667465644</text:p>
          </table:table-cell>
          <table:table-cell table:formula="of:=([.$C$10]-[.C601])*[.$B$4]" office:value-type="float" office:value="32671.7294535981">
            <text:p>32671.7294535981</text:p>
          </table:table-cell>
          <table:table-cell table:formula="of:=ROUND([.D601])" office:value-type="float" office:value="32672">
            <text:p>32672</text:p>
          </table:table-cell>
          <table:table-cell table:formula="of:=([.$C$8]-([.E601]*[.$C$4]))" office:value-type="float" office:value="139.0666">
            <text:p>139.0666</text:p>
          </table:table-cell>
          <table:table-cell table:style-name="ce6" table:formula="of:=SQRT(ABS([.$D$2]^2-[.F601]^2))" office:value-type="float" office:value="88.8002295292079">
            <text:p>88.8002295292</text:p>
          </table:table-cell>
          <table:table-cell table:formula="of:=ABS([.B601]-[.G601])" office:value-type="float" office:value="0.000229529207373957">
            <text:p>0.0002295292</text:p>
          </table:table-cell>
          <table:table-cell table:number-columns-repeated="7"/>
        </table:table-row>
        <table:table-row table:style-name="ro4">
          <table:table-cell table:formula="of:=[.A601]+[.A$4]" office:value-type="float" office:value="177.900000000001">
            <text:p>177.9</text:p>
          </table:table-cell>
          <table:table-cell table:formula="of:=[.A602]/([.$D$4]*2)" office:value-type="float" office:value="88.9500000000005">
            <text:p>88.95</text:p>
          </table:table-cell>
          <table:table-cell table:formula="of:=SQRT(ABS([.$D$2]^2-[.B602]^2))" office:value-type="float" office:value="138.970851260255">
            <text:p>138.9708512603</text:p>
          </table:table-cell>
          <table:table-cell table:formula="of:=([.$C$10]-[.C602])*[.$B$4]" office:value-type="float" office:value="32792.5424351657">
            <text:p>32792.5424351657</text:p>
          </table:table-cell>
          <table:table-cell table:formula="of:=ROUND([.D602])" office:value-type="float" office:value="32793">
            <text:p>32793</text:p>
          </table:table-cell>
          <table:table-cell table:formula="of:=([.$C$8]-([.E602]*[.$C$4]))" office:value-type="float" office:value="138.97055625">
            <text:p>138.97055625</text:p>
          </table:table-cell>
          <table:table-cell table:style-name="ce6" table:formula="of:=SQRT(ABS([.$D$2]^2-[.F602]^2))" office:value-type="float" office:value="88.9504609069879">
            <text:p>88.950460907</text:p>
          </table:table-cell>
          <table:table-cell table:formula="of:=ABS([.B602]-[.G602])" office:value-type="float" office:value="0.000460906987385101">
            <text:p>0.000460907</text:p>
          </table:table-cell>
          <table:table-cell table:number-columns-repeated="7"/>
        </table:table-row>
        <table:table-row table:style-name="ro4">
          <table:table-cell table:formula="of:=[.A602]+[.A$4]" office:value-type="float" office:value="178.200000000001">
            <text:p>178.2</text:p>
          </table:table-cell>
          <table:table-cell table:formula="of:=[.A603]/([.$D$4]*2)" office:value-type="float" office:value="89.1000000000005">
            <text:p>89.1</text:p>
          </table:table-cell>
          <table:table-cell table:formula="of:=SQRT(ABS([.$D$2]^2-[.B603]^2))" office:value-type="float" office:value="138.874727722505">
            <text:p>138.8747277225</text:p>
          </table:table-cell>
          <table:table-cell table:formula="of:=([.$C$10]-[.C603])*[.$B$4]" office:value-type="float" office:value="32913.6429551656">
            <text:p>32913.6429551656</text:p>
          </table:table-cell>
          <table:table-cell table:formula="of:=ROUND([.D603])" office:value-type="float" office:value="32914">
            <text:p>32914</text:p>
          </table:table-cell>
          <table:table-cell table:formula="of:=([.$C$8]-([.E603]*[.$C$4]))" office:value-type="float" office:value="138.8745125">
            <text:p>138.8745125</text:p>
          </table:table-cell>
          <table:table-cell table:style-name="ce6" table:formula="of:=SQRT(ABS([.$D$2]^2-[.F603]^2))" office:value-type="float" office:value="89.1003354532818">
            <text:p>89.1003354533</text:p>
          </table:table-cell>
          <table:table-cell table:formula="of:=ABS([.B603]-[.G603])" office:value-type="float" office:value="0.000335453281266496">
            <text:p>0.0003354533</text:p>
          </table:table-cell>
          <table:table-cell table:number-columns-repeated="7"/>
        </table:table-row>
        <table:table-row table:style-name="ro4">
          <table:table-cell table:formula="of:=[.A603]+[.A$4]" office:value-type="float" office:value="178.500000000001">
            <text:p>178.5</text:p>
          </table:table-cell>
          <table:table-cell table:formula="of:=[.A604]/([.$D$4]*2)" office:value-type="float" office:value="89.2500000000005">
            <text:p>89.25</text:p>
          </table:table-cell>
          <table:table-cell table:formula="of:=SQRT(ABS([.$D$2]^2-[.B604]^2))" office:value-type="float" office:value="138.778375476873">
            <text:p>138.7783754769</text:p>
          </table:table-cell>
          <table:table-cell table:formula="of:=([.$C$10]-[.C604])*[.$B$4]" office:value-type="float" office:value="33035.0316110801">
            <text:p>33035.0316110801</text:p>
          </table:table-cell>
          <table:table-cell table:formula="of:=ROUND([.D604])" office:value-type="float" office:value="33035">
            <text:p>33035</text:p>
          </table:table-cell>
          <table:table-cell table:formula="of:=([.$C$8]-([.E604]*[.$C$4]))" office:value-type="float" office:value="138.77846875">
            <text:p>138.77846875</text:p>
          </table:table-cell>
          <table:table-cell table:style-name="ce6" table:formula="of:=SQRT(ABS([.$D$2]^2-[.F604]^2))" office:value-type="float" office:value="89.249854965738">
            <text:p>89.2498549657</text:p>
          </table:table-cell>
          <table:table-cell table:formula="of:=ABS([.B604]-[.G604])" office:value-type="float" office:value="0.000145034262487798">
            <text:p>0.0001450343</text:p>
          </table:table-cell>
          <table:table-cell table:number-columns-repeated="7"/>
        </table:table-row>
        <table:table-row table:style-name="ro4">
          <table:table-cell table:formula="of:=[.A604]+[.A$4]" office:value-type="float" office:value="178.800000000001">
            <text:p>178.8</text:p>
          </table:table-cell>
          <table:table-cell table:formula="of:=[.A605]/([.$D$4]*2)" office:value-type="float" office:value="89.4000000000005">
            <text:p>89.4</text:p>
          </table:table-cell>
          <table:table-cell table:formula="of:=SQRT(ABS([.$D$2]^2-[.B605]^2))" office:value-type="float" office:value="138.681794046659">
            <text:p>138.6817940467</text:p>
          </table:table-cell>
          <table:table-cell table:formula="of:=([.$C$10]-[.C605])*[.$B$4]" office:value-type="float" office:value="33156.7090034757">
            <text:p>33156.7090034757</text:p>
          </table:table-cell>
          <table:table-cell table:formula="of:=ROUND([.D605])" office:value-type="float" office:value="33157">
            <text:p>33157</text:p>
          </table:table-cell>
          <table:table-cell table:formula="of:=([.$C$8]-([.E605]*[.$C$4]))" office:value-type="float" office:value="138.68163125">
            <text:p>138.68163125</text:p>
          </table:table-cell>
          <table:table-cell table:style-name="ce6" table:formula="of:=SQRT(ABS([.$D$2]^2-[.F605]^2))" office:value-type="float" office:value="89.4002525378929">
            <text:p>89.4002525379</text:p>
          </table:table-cell>
          <table:table-cell table:formula="of:=ABS([.B605]-[.G605])" office:value-type="float" office:value="0.000252537892336591">
            <text:p>0.0002525379</text:p>
          </table:table-cell>
          <table:table-cell table:number-columns-repeated="7"/>
        </table:table-row>
        <table:table-row table:style-name="ro4">
          <table:table-cell table:formula="of:=[.A605]+[.A$4]" office:value-type="float" office:value="179.100000000001">
            <text:p>179.1</text:p>
          </table:table-cell>
          <table:table-cell table:formula="of:=[.A606]/([.$D$4]*2)" office:value-type="float" office:value="89.5500000000005">
            <text:p>89.55</text:p>
          </table:table-cell>
          <table:table-cell table:formula="of:=SQRT(ABS([.$D$2]^2-[.B606]^2))" office:value-type="float" office:value="138.584982952699">
            <text:p>138.5849829527</text:p>
          </table:table-cell>
          <table:table-cell table:formula="of:=([.$C$10]-[.C606])*[.$B$4]" office:value-type="float" office:value="33278.6757360235">
            <text:p>33278.6757360235</text:p>
          </table:table-cell>
          <table:table-cell table:formula="of:=ROUND([.D606])" office:value-type="float" office:value="33279">
            <text:p>33279</text:p>
          </table:table-cell>
          <table:table-cell table:formula="of:=([.$C$8]-([.E606]*[.$C$4]))" office:value-type="float" office:value="138.58479375">
            <text:p>138.58479375</text:p>
          </table:table-cell>
          <table:table-cell table:style-name="ce6" table:formula="of:=SQRT(ABS([.$D$2]^2-[.F606]^2))" office:value-type="float" office:value="89.550292803932">
            <text:p>89.5502928039</text:p>
          </table:table-cell>
          <table:table-cell table:formula="of:=ABS([.B606]-[.G606])" office:value-type="float" office:value="0.000292803931500885">
            <text:p>0.0002928039</text:p>
          </table:table-cell>
          <table:table-cell table:number-columns-repeated="7"/>
        </table:table-row>
        <table:table-row table:style-name="ro4">
          <table:table-cell table:formula="of:=[.A606]+[.A$4]" office:value-type="float" office:value="179.400000000001">
            <text:p>179.4</text:p>
          </table:table-cell>
          <table:table-cell table:formula="of:=[.A607]/([.$D$4]*2)" office:value-type="float" office:value="89.7000000000005">
            <text:p>89.7</text:p>
          </table:table-cell>
          <table:table-cell table:formula="of:=SQRT(ABS([.$D$2]^2-[.B607]^2))" office:value-type="float" office:value="138.487941713349">
            <text:p>138.4879417133</text:p>
          </table:table-cell>
          <table:table-cell table:formula="of:=([.$C$10]-[.C607])*[.$B$4]" office:value-type="float" office:value="33400.9324155199">
            <text:p>33400.9324155199</text:p>
          </table:table-cell>
          <table:table-cell table:formula="of:=ROUND([.D607])" office:value-type="float" office:value="33401">
            <text:p>33401</text:p>
          </table:table-cell>
          <table:table-cell table:formula="of:=([.$C$8]-([.E607]*[.$C$4]))" office:value-type="float" office:value="138.48795625">
            <text:p>138.48795625</text:p>
          </table:table-cell>
          <table:table-cell table:style-name="ce6" table:formula="of:=SQRT(ABS([.$D$2]^2-[.F607]^2))" office:value-type="float" office:value="89.6999775568427">
            <text:p>89.6999775568</text:p>
          </table:table-cell>
          <table:table-cell table:formula="of:=ABS([.B607]-[.G607])" office:value-type="float" office:value="0.0000224431578317308">
            <text:p>2.24431578317308E-005</text:p>
          </table:table-cell>
          <table:table-cell table:number-columns-repeated="7"/>
        </table:table-row>
        <table:table-row table:style-name="ro4">
          <table:table-cell table:formula="of:=[.A607]+[.A$4]" office:value-type="float" office:value="179.700000000001">
            <text:p>179.7</text:p>
          </table:table-cell>
          <table:table-cell table:formula="of:=[.A608]/([.$D$4]*2)" office:value-type="float" office:value="89.8500000000005">
            <text:p>89.85</text:p>
          </table:table-cell>
          <table:table-cell table:formula="of:=SQRT(ABS([.$D$2]^2-[.B608]^2))" office:value-type="float" office:value="138.390669844466">
            <text:p>138.3906698445</text:p>
          </table:table-cell>
          <table:table-cell table:formula="of:=([.$C$10]-[.C608])*[.$B$4]" office:value-type="float" office:value="33523.4796519081">
            <text:p>33523.4796519081</text:p>
          </table:table-cell>
          <table:table-cell table:formula="of:=ROUND([.D608])" office:value-type="float" office:value="33523">
            <text:p>33523</text:p>
          </table:table-cell>
          <table:table-cell table:formula="of:=([.$C$8]-([.E608]*[.$C$4]))" office:value-type="float" office:value="138.39111875">
            <text:p>138.39111875</text:p>
          </table:table-cell>
          <table:table-cell table:style-name="ce6" table:formula="of:=SQRT(ABS([.$D$2]^2-[.F608]^2))" office:value-type="float" office:value="89.8493085734298">
            <text:p>89.8493085734</text:p>
          </table:table-cell>
          <table:table-cell table:formula="of:=ABS([.B608]-[.G608])" office:value-type="float" office:value="0.000691426570782028">
            <text:p>0.0006914266</text:p>
          </table:table-cell>
          <table:table-cell table:number-columns-repeated="7"/>
        </table:table-row>
        <table:table-row table:style-name="ro4">
          <table:table-cell table:formula="of:=[.A608]+[.A$4]" office:value-type="float" office:value="180.000000000001">
            <text:p>180</text:p>
          </table:table-cell>
          <table:table-cell table:formula="of:=[.A609]/([.$D$4]*2)" office:value-type="float" office:value="90.0000000000006">
            <text:p>90</text:p>
          </table:table-cell>
          <table:table-cell table:formula="of:=SQRT(ABS([.$D$2]^2-[.B609]^2))" office:value-type="float" office:value="138.293166859393">
            <text:p>138.2931668594</text:p>
          </table:table-cell>
          <table:table-cell table:formula="of:=([.$C$10]-[.C609])*[.$B$4]" office:value-type="float" office:value="33646.3180582989">
            <text:p>33646.3180582989</text:p>
          </table:table-cell>
          <table:table-cell table:formula="of:=ROUND([.D609])" office:value-type="float" office:value="33646">
            <text:p>33646</text:p>
          </table:table-cell>
          <table:table-cell table:formula="of:=([.$C$8]-([.E609]*[.$C$4]))" office:value-type="float" office:value="138.2934875">
            <text:p>138.2934875</text:p>
          </table:table-cell>
          <table:table-cell table:style-name="ce6" table:formula="of:=SQRT(ABS([.$D$2]^2-[.F609]^2))" office:value-type="float" office:value="89.9995073046922">
            <text:p>89.9995073047</text:p>
          </table:table-cell>
          <table:table-cell table:formula="of:=ABS([.B609]-[.G609])" office:value-type="float" office:value="0.000492695308352609">
            <text:p>0.0004926953</text:p>
          </table:table-cell>
          <table:table-cell table:number-columns-repeated="7"/>
        </table:table-row>
        <table:table-row table:style-name="ro4">
          <table:table-cell table:formula="of:=[.A609]+[.A$4]" office:value-type="float" office:value="180.300000000001">
            <text:p>180.3</text:p>
          </table:table-cell>
          <table:table-cell table:formula="of:=[.A610]/([.$D$4]*2)" office:value-type="float" office:value="90.1500000000006">
            <text:p>90.15</text:p>
          </table:table-cell>
          <table:table-cell table:formula="of:=SQRT(ABS([.$D$2]^2-[.B610]^2))" office:value-type="float" office:value="138.195432268943">
            <text:p>138.1954322689</text:p>
          </table:table-cell>
          <table:table-cell table:formula="of:=([.$C$10]-[.C610])*[.$B$4]" office:value-type="float" office:value="33769.4482509923">
            <text:p>33769.4482509923</text:p>
          </table:table-cell>
          <table:table-cell table:formula="of:=ROUND([.D610])" office:value-type="float" office:value="33769">
            <text:p>33769</text:p>
          </table:table-cell>
          <table:table-cell table:formula="of:=([.$C$8]-([.E610]*[.$C$4]))" office:value-type="float" office:value="138.19585625">
            <text:p>138.19585625</text:p>
          </table:table-cell>
          <table:table-cell table:style-name="ce6" table:formula="of:=SQRT(ABS([.$D$2]^2-[.F610]^2))" office:value-type="float" office:value="90.1493500549468">
            <text:p>90.1493500549</text:p>
          </table:table-cell>
          <table:table-cell table:formula="of:=ABS([.B610]-[.G610])" office:value-type="float" office:value="0.000649945053751821">
            <text:p>0.0006499451</text:p>
          </table:table-cell>
          <table:table-cell table:number-columns-repeated="7"/>
        </table:table-row>
        <table:table-row table:style-name="ro4">
          <table:table-cell table:formula="of:=[.A610]+[.A$4]" office:value-type="float" office:value="180.600000000001">
            <text:p>180.6</text:p>
          </table:table-cell>
          <table:table-cell table:formula="of:=[.A611]/([.$D$4]*2)" office:value-type="float" office:value="90.3000000000006">
            <text:p>90.3</text:p>
          </table:table-cell>
          <table:table-cell table:formula="of:=SQRT(ABS([.$D$2]^2-[.B611]^2))" office:value-type="float" office:value="138.097465581378">
            <text:p>138.0974655814</text:p>
          </table:table-cell>
          <table:table-cell table:formula="of:=([.$C$10]-[.C611])*[.$B$4]" office:value-type="float" office:value="33892.8708494988">
            <text:p>33892.8708494988</text:p>
          </table:table-cell>
          <table:table-cell table:formula="of:=ROUND([.D611])" office:value-type="float" office:value="33893">
            <text:p>33893</text:p>
          </table:table-cell>
          <table:table-cell table:formula="of:=([.$C$8]-([.E611]*[.$C$4]))" office:value-type="float" office:value="138.09743125">
            <text:p>138.09743125</text:p>
          </table:table-cell>
          <table:table-cell table:style-name="ce6" table:formula="of:=SQRT(ABS([.$D$2]^2-[.F611]^2))" office:value-type="float" office:value="90.3000525035923">
            <text:p>90.3000525036</text:p>
          </table:table-cell>
          <table:table-cell table:formula="of:=ABS([.B611]-[.G611])" office:value-type="float" office:value="0.0000525035917178229">
            <text:p>5.25035917178229E-005</text:p>
          </table:table-cell>
          <table:table-cell table:number-columns-repeated="7"/>
        </table:table-row>
        <table:table-row table:style-name="ro4">
          <table:table-cell table:formula="of:=[.A611]+[.A$4]" office:value-type="float" office:value="180.900000000001">
            <text:p>180.9</text:p>
          </table:table-cell>
          <table:table-cell table:formula="of:=[.A612]/([.$D$4]*2)" office:value-type="float" office:value="90.4500000000006">
            <text:p>90.45</text:p>
          </table:table-cell>
          <table:table-cell table:formula="of:=SQRT(ABS([.$D$2]^2-[.B612]^2))" office:value-type="float" office:value="137.999266302397">
            <text:p>137.9992663024</text:p>
          </table:table-cell>
          <table:table-cell table:formula="of:=([.$C$10]-[.C612])*[.$B$4]" office:value-type="float" office:value="34016.5864765615">
            <text:p>34016.5864765615</text:p>
          </table:table-cell>
          <table:table-cell table:formula="of:=ROUND([.D612])" office:value-type="float" office:value="34017">
            <text:p>34017</text:p>
          </table:table-cell>
          <table:table-cell table:formula="of:=([.$C$8]-([.E612]*[.$C$4]))" office:value-type="float" office:value="137.99900625">
            <text:p>137.99900625</text:p>
          </table:table-cell>
          <table:table-cell table:style-name="ce6" table:formula="of:=SQRT(ABS([.$D$2]^2-[.F612]^2))" office:value-type="float" office:value="90.4503967598399">
            <text:p>90.4503967598</text:p>
          </table:table-cell>
          <table:table-cell table:formula="of:=ABS([.B612]-[.G612])" office:value-type="float" office:value="0.000396759839347283">
            <text:p>0.0003967598</text:p>
          </table:table-cell>
          <table:table-cell table:number-columns-repeated="7"/>
        </table:table-row>
        <table:table-row table:style-name="ro4">
          <table:table-cell table:formula="of:=[.A612]+[.A$4]" office:value-type="float" office:value="181.200000000001">
            <text:p>181.2</text:p>
          </table:table-cell>
          <table:table-cell table:formula="of:=[.A613]/([.$D$4]*2)" office:value-type="float" office:value="90.6000000000006">
            <text:p>90.6</text:p>
          </table:table-cell>
          <table:table-cell table:formula="of:=SQRT(ABS([.$D$2]^2-[.B613]^2))" office:value-type="float" office:value="137.900833935114">
            <text:p>137.9008339351</text:p>
          </table:table-cell>
          <table:table-cell table:formula="of:=([.$C$10]-[.C613])*[.$B$4]" office:value-type="float" office:value="34140.5957581779">
            <text:p>34140.5957581779</text:p>
          </table:table-cell>
          <table:table-cell table:formula="of:=ROUND([.D613])" office:value-type="float" office:value="34141">
            <text:p>34141</text:p>
          </table:table-cell>
          <table:table-cell table:formula="of:=([.$C$8]-([.E613]*[.$C$4]))" office:value-type="float" office:value="137.90058125">
            <text:p>137.90058125</text:p>
          </table:table-cell>
          <table:table-cell table:style-name="ce6" table:formula="of:=SQRT(ABS([.$D$2]^2-[.F613]^2))" office:value-type="float" office:value="90.6003846068666">
            <text:p>90.6003846069</text:p>
          </table:table-cell>
          <table:table-cell table:formula="of:=ABS([.B613]-[.G613])" office:value-type="float" office:value="0.000384606865992509">
            <text:p>0.0003846069</text:p>
          </table:table-cell>
          <table:table-cell table:number-columns-repeated="7"/>
        </table:table-row>
        <table:table-row table:style-name="ro4">
          <table:table-cell table:formula="of:=[.A613]+[.A$4]" office:value-type="float" office:value="181.500000000001">
            <text:p>181.5</text:p>
          </table:table-cell>
          <table:table-cell table:formula="of:=[.A614]/([.$D$4]*2)" office:value-type="float" office:value="90.7500000000006">
            <text:p>90.75</text:p>
          </table:table-cell>
          <table:table-cell table:formula="of:=SQRT(ABS([.$D$2]^2-[.B614]^2))" office:value-type="float" office:value="137.802167980043">
            <text:p>137.80216798</text:p>
          </table:table-cell>
          <table:table-cell table:formula="of:=([.$C$10]-[.C614])*[.$B$4]" office:value-type="float" office:value="34264.8993236221">
            <text:p>34264.8993236221</text:p>
          </table:table-cell>
          <table:table-cell table:formula="of:=ROUND([.D614])" office:value-type="float" office:value="34265">
            <text:p>34265</text:p>
          </table:table-cell>
          <table:table-cell table:formula="of:=([.$C$8]-([.E614]*[.$C$4]))" office:value-type="float" office:value="137.80215625">
            <text:p>137.80215625</text:p>
          </table:table-cell>
          <table:table-cell table:style-name="ce6" table:formula="of:=SQRT(ABS([.$D$2]^2-[.F614]^2))" office:value-type="float" office:value="90.7500178118472">
            <text:p>90.7500178118</text:p>
          </table:table-cell>
          <table:table-cell table:formula="of:=ABS([.B614]-[.G614])" office:value-type="float" office:value="0.0000178118466322985">
            <text:p>1.78118466322985E-005</text:p>
          </table:table-cell>
          <table:table-cell table:number-columns-repeated="7"/>
        </table:table-row>
        <table:table-row table:style-name="ro4">
          <table:table-cell table:formula="of:=[.A614]+[.A$4]" office:value-type="float" office:value="181.800000000001">
            <text:p>181.8</text:p>
          </table:table-cell>
          <table:table-cell table:formula="of:=[.A615]/([.$D$4]*2)" office:value-type="float" office:value="90.9000000000006">
            <text:p>90.9</text:p>
          </table:table-cell>
          <table:table-cell table:formula="of:=SQRT(ABS([.$D$2]^2-[.B615]^2))" office:value-type="float" office:value="137.703267935078">
            <text:p>137.7032679351</text:p>
          </table:table-cell>
          <table:table-cell table:formula="of:=([.$C$10]-[.C615])*[.$B$4]" office:value-type="float" office:value="34389.4978054673">
            <text:p>34389.4978054673</text:p>
          </table:table-cell>
          <table:table-cell table:formula="of:=ROUND([.D615])" office:value-type="float" office:value="34389">
            <text:p>34389</text:p>
          </table:table-cell>
          <table:table-cell table:formula="of:=([.$C$8]-([.E615]*[.$C$4]))" office:value-type="float" office:value="137.70373125">
            <text:p>137.70373125</text:p>
          </table:table-cell>
          <table:table-cell table:style-name="ce6" table:formula="of:=SQRT(ABS([.$D$2]^2-[.F615]^2))" office:value-type="float" office:value="90.8992981261559">
            <text:p>90.8992981262</text:p>
          </table:table-cell>
          <table:table-cell table:formula="of:=ABS([.B615]-[.G615])" office:value-type="float" office:value="0.000701873844676015">
            <text:p>0.0007018738</text:p>
          </table:table-cell>
          <table:table-cell table:number-columns-repeated="7"/>
        </table:table-row>
        <table:table-row table:style-name="ro4">
          <table:table-cell table:formula="of:=[.A615]+[.A$4]" office:value-type="float" office:value="182.100000000001">
            <text:p>182.1</text:p>
          </table:table-cell>
          <table:table-cell table:formula="of:=[.A616]/([.$D$4]*2)" office:value-type="float" office:value="91.0500000000006">
            <text:p>91.05</text:p>
          </table:table-cell>
          <table:table-cell table:formula="of:=SQRT(ABS([.$D$2]^2-[.B616]^2))" office:value-type="float" office:value="137.604133295479">
            <text:p>137.6041332955</text:p>
          </table:table-cell>
          <table:table-cell table:formula="of:=([.$C$10]-[.C616])*[.$B$4]" office:value-type="float" office:value="34514.3918396082">
            <text:p>34514.3918396082</text:p>
          </table:table-cell>
          <table:table-cell table:formula="of:=ROUND([.D616])" office:value-type="float" office:value="34514">
            <text:p>34514</text:p>
          </table:table-cell>
          <table:table-cell table:formula="of:=([.$C$8]-([.E616]*[.$C$4]))" office:value-type="float" office:value="137.6045125">
            <text:p>137.6045125</text:p>
          </table:table-cell>
          <table:table-cell table:style-name="ce6" table:formula="of:=SQRT(ABS([.$D$2]^2-[.F616]^2))" office:value-type="float" office:value="91.049426904497">
            <text:p>91.0494269045</text:p>
          </table:table-cell>
          <table:table-cell table:formula="of:=ABS([.B616]-[.G616])" office:value-type="float" office:value="0.000573095503582977">
            <text:p>0.0005730955</text:p>
          </table:table-cell>
          <table:table-cell table:number-columns-repeated="7"/>
        </table:table-row>
        <table:table-row table:style-name="ro4">
          <table:table-cell table:formula="of:=[.A616]+[.A$4]" office:value-type="float" office:value="182.400000000001">
            <text:p>182.4</text:p>
          </table:table-cell>
          <table:table-cell table:formula="of:=[.A617]/([.$D$4]*2)" office:value-type="float" office:value="91.2000000000006">
            <text:p>91.2</text:p>
          </table:table-cell>
          <table:table-cell table:formula="of:=SQRT(ABS([.$D$2]^2-[.B617]^2))" office:value-type="float" office:value="137.504763553849">
            <text:p>137.5047635538</text:p>
          </table:table-cell>
          <table:table-cell table:formula="of:=([.$C$10]-[.C617])*[.$B$4]" office:value-type="float" office:value="34639.5820652836">
            <text:p>34639.5820652836</text:p>
          </table:table-cell>
          <table:table-cell table:formula="of:=ROUND([.D617])" office:value-type="float" office:value="34640">
            <text:p>34640</text:p>
          </table:table-cell>
          <table:table-cell table:formula="of:=([.$C$8]-([.E617]*[.$C$4]))" office:value-type="float" office:value="137.5045">
            <text:p>137.5045</text:p>
          </table:table-cell>
          <table:table-cell table:style-name="ce6" table:formula="of:=SQRT(ABS([.$D$2]^2-[.F617]^2))" office:value-type="float" office:value="91.2003973661848">
            <text:p>91.2003973662</text:p>
          </table:table-cell>
          <table:table-cell table:formula="of:=ABS([.B617]-[.G617])" office:value-type="float" office:value="0.000397366184159864">
            <text:p>0.0003973662</text:p>
          </table:table-cell>
          <table:table-cell table:number-columns-repeated="7"/>
        </table:table-row>
        <table:table-row table:style-name="ro4">
          <table:table-cell table:formula="of:=[.A617]+[.A$4]" office:value-type="float" office:value="182.700000000001">
            <text:p>182.7</text:p>
          </table:table-cell>
          <table:table-cell table:formula="of:=[.A618]/([.$D$4]*2)" office:value-type="float" office:value="91.3500000000006">
            <text:p>91.35</text:p>
          </table:table-cell>
          <table:table-cell table:formula="of:=SQRT(ABS([.$D$2]^2-[.B618]^2))" office:value-type="float" office:value="137.40515820012">
            <text:p>137.4051582001</text:p>
          </table:table-cell>
          <table:table-cell table:formula="of:=([.$C$10]-[.C618])*[.$B$4]" office:value-type="float" office:value="34765.0691251">
            <text:p>34765.0691251</text:p>
          </table:table-cell>
          <table:table-cell table:formula="of:=ROUND([.D618])" office:value-type="float" office:value="34765">
            <text:p>34765</text:p>
          </table:table-cell>
          <table:table-cell table:formula="of:=([.$C$8]-([.E618]*[.$C$4]))" office:value-type="float" office:value="137.40528125">
            <text:p>137.40528125</text:p>
          </table:table-cell>
          <table:table-cell table:style-name="ce6" table:formula="of:=SQRT(ABS([.$D$2]^2-[.F618]^2))" office:value-type="float" office:value="91.3498149128305">
            <text:p>91.3498149128</text:p>
          </table:table-cell>
          <table:table-cell table:formula="of:=ABS([.B618]-[.G618])" office:value-type="float" office:value="0.000185087170066822">
            <text:p>0.0001850872</text:p>
          </table:table-cell>
          <table:table-cell table:number-columns-repeated="7"/>
        </table:table-row>
        <table:table-row table:style-name="ro4">
          <table:table-cell table:formula="of:=[.A618]+[.A$4]" office:value-type="float" office:value="183.000000000001">
            <text:p>183</text:p>
          </table:table-cell>
          <table:table-cell table:formula="of:=[.A619]/([.$D$4]*2)" office:value-type="float" office:value="91.5000000000006">
            <text:p>91.5</text:p>
          </table:table-cell>
          <table:table-cell table:formula="of:=SQRT(ABS([.$D$2]^2-[.B619]^2))" office:value-type="float" office:value="137.305316721531">
            <text:p>137.3053167215</text:p>
          </table:table-cell>
          <table:table-cell table:formula="of:=([.$C$10]-[.C619])*[.$B$4]" office:value-type="float" office:value="34890.8536650544">
            <text:p>34890.8536650544</text:p>
          </table:table-cell>
          <table:table-cell table:formula="of:=ROUND([.D619])" office:value-type="float" office:value="34891">
            <text:p>34891</text:p>
          </table:table-cell>
          <table:table-cell table:formula="of:=([.$C$8]-([.E619]*[.$C$4]))" office:value-type="float" office:value="137.30526875">
            <text:p>137.30526875</text:p>
          </table:table-cell>
          <table:table-cell table:style-name="ce6" table:formula="of:=SQRT(ABS([.$D$2]^2-[.F619]^2))" office:value-type="float" office:value="91.5000719862573">
            <text:p>91.5000719863</text:p>
          </table:table-cell>
          <table:table-cell table:formula="of:=ABS([.B619]-[.G619])" office:value-type="float" office:value="0.0000719862567137852">
            <text:p>7.19862567137852E-005</text:p>
          </table:table-cell>
          <table:table-cell table:number-columns-repeated="7"/>
        </table:table-row>
        <table:table-row table:style-name="ro4">
          <table:table-cell table:formula="of:=[.A619]+[.A$4]" office:value-type="float" office:value="183.300000000001">
            <text:p>183.3</text:p>
          </table:table-cell>
          <table:table-cell table:formula="of:=[.A620]/([.$D$4]*2)" office:value-type="float" office:value="91.6500000000006">
            <text:p>91.65</text:p>
          </table:table-cell>
          <table:table-cell table:formula="of:=SQRT(ABS([.$D$2]^2-[.B620]^2))" office:value-type="float" office:value="137.205238602613">
            <text:p>137.2052386026</text:p>
          </table:table-cell>
          <table:table-cell table:formula="of:=([.$C$10]-[.C620])*[.$B$4]" office:value-type="float" office:value="35016.9363345575">
            <text:p>35016.9363345575</text:p>
          </table:table-cell>
          <table:table-cell table:formula="of:=ROUND([.D620])" office:value-type="float" office:value="35017">
            <text:p>35017</text:p>
          </table:table-cell>
          <table:table-cell table:formula="of:=([.$C$8]-([.E620]*[.$C$4]))" office:value-type="float" office:value="137.20525625">
            <text:p>137.20525625</text:p>
          </table:table-cell>
          <table:table-cell table:style-name="ce6" table:formula="of:=SQRT(ABS([.$D$2]^2-[.F620]^2))" office:value-type="float" office:value="91.6499735808573">
            <text:p>91.6499735809</text:p>
          </table:table-cell>
          <table:table-cell table:formula="of:=ABS([.B620]-[.G620])" office:value-type="float" office:value="0.0000264191433245742">
            <text:p>2.64191433245742E-005</text:p>
          </table:table-cell>
          <table:table-cell table:number-columns-repeated="7"/>
        </table:table-row>
        <table:table-row table:style-name="ro4">
          <table:table-cell table:formula="of:=[.A620]+[.A$4]" office:value-type="float" office:value="183.600000000001">
            <text:p>183.6</text:p>
          </table:table-cell>
          <table:table-cell table:formula="of:=[.A621]/([.$D$4]*2)" office:value-type="float" office:value="91.8000000000006">
            <text:p>91.8</text:p>
          </table:table-cell>
          <table:table-cell table:formula="of:=SQRT(ABS([.$D$2]^2-[.B621]^2))" office:value-type="float" office:value="137.104923325167">
            <text:p>137.1049233252</text:p>
          </table:table-cell>
          <table:table-cell table:formula="of:=([.$C$10]-[.C621])*[.$B$4]" office:value-type="float" office:value="35143.3177864578">
            <text:p>35143.3177864578</text:p>
          </table:table-cell>
          <table:table-cell table:formula="of:=ROUND([.D621])" office:value-type="float" office:value="35143">
            <text:p>35143</text:p>
          </table:table-cell>
          <table:table-cell table:formula="of:=([.$C$8]-([.E621]*[.$C$4]))" office:value-type="float" office:value="137.10524375">
            <text:p>137.10524375</text:p>
          </table:table-cell>
          <table:table-cell table:style-name="ce6" table:formula="of:=SQRT(ABS([.$D$2]^2-[.F621]^2))" office:value-type="float" office:value="91.7995214380396">
            <text:p>91.799521438</text:p>
          </table:table-cell>
          <table:table-cell table:formula="of:=ABS([.B621]-[.G621])" office:value-type="float" office:value="0.000478561961045898">
            <text:p>0.000478562</text:p>
          </table:table-cell>
          <table:table-cell table:number-columns-repeated="7"/>
        </table:table-row>
        <table:table-row table:style-name="ro4">
          <table:table-cell table:formula="of:=[.A621]+[.A$4]" office:value-type="float" office:value="183.900000000001">
            <text:p>183.9</text:p>
          </table:table-cell>
          <table:table-cell table:formula="of:=[.A622]/([.$D$4]*2)" office:value-type="float" office:value="91.9500000000006">
            <text:p>91.95</text:p>
          </table:table-cell>
          <table:table-cell table:formula="of:=SQRT(ABS([.$D$2]^2-[.B622]^2))" office:value-type="float" office:value="137.004370368247">
            <text:p>137.0043703682</text:p>
          </table:table-cell>
          <table:table-cell table:formula="of:=([.$C$10]-[.C622])*[.$B$4]" office:value-type="float" office:value="35269.9986770651">
            <text:p>35269.9986770651</text:p>
          </table:table-cell>
          <table:table-cell table:formula="of:=ROUND([.D622])" office:value-type="float" office:value="35270">
            <text:p>35270</text:p>
          </table:table-cell>
          <table:table-cell table:formula="of:=([.$C$8]-([.E622]*[.$C$4]))" office:value-type="float" office:value="137.0044375">
            <text:p>137.0044375</text:p>
          </table:table-cell>
          <table:table-cell table:style-name="ce6" table:formula="of:=SQRT(ABS([.$D$2]^2-[.F622]^2))" office:value-type="float" office:value="91.949899974435">
            <text:p>91.9498999744</text:p>
          </table:table-cell>
          <table:table-cell table:formula="of:=ABS([.B622]-[.G622])" office:value-type="float" office:value="0.000100025565672013">
            <text:p>0.0001000256</text:p>
          </table:table-cell>
          <table:table-cell table:number-columns-repeated="7"/>
        </table:table-row>
        <table:table-row table:style-name="ro4">
          <table:table-cell table:formula="of:=[.A622]+[.A$4]" office:value-type="float" office:value="184.200000000001">
            <text:p>184.2</text:p>
          </table:table-cell>
          <table:table-cell table:formula="of:=[.A623]/([.$D$4]*2)" office:value-type="float" office:value="92.1000000000006">
            <text:p>92.1</text:p>
          </table:table-cell>
          <table:table-cell table:formula="of:=SQRT(ABS([.$D$2]^2-[.B623]^2))" office:value-type="float" office:value="136.903579208142">
            <text:p>136.9035792081</text:p>
          </table:table-cell>
          <table:table-cell table:formula="of:=([.$C$10]-[.C623])*[.$B$4]" office:value-type="float" office:value="35396.9796661747">
            <text:p>35396.9796661747</text:p>
          </table:table-cell>
          <table:table-cell table:formula="of:=ROUND([.D623])" office:value-type="float" office:value="35397">
            <text:p>35397</text:p>
          </table:table-cell>
          <table:table-cell table:formula="of:=([.$C$8]-([.E623]*[.$C$4]))" office:value-type="float" office:value="136.90363125">
            <text:p>136.90363125</text:p>
          </table:table-cell>
          <table:table-cell table:style-name="ce6" table:formula="of:=SQRT(ABS([.$D$2]^2-[.F623]^2))" office:value-type="float" office:value="92.099922641466">
            <text:p>92.0999226415</text:p>
          </table:table-cell>
          <table:table-cell table:formula="of:=ABS([.B623]-[.G623])" office:value-type="float" office:value="0.000077358534610994">
            <text:p>7.7358534610994E-005</text:p>
          </table:table-cell>
          <table:table-cell table:number-columns-repeated="7"/>
        </table:table-row>
        <table:table-row table:style-name="ro4">
          <table:table-cell table:formula="of:=[.A623]+[.A$4]" office:value-type="float" office:value="184.500000000001">
            <text:p>184.5</text:p>
          </table:table-cell>
          <table:table-cell table:formula="of:=[.A624]/([.$D$4]*2)" office:value-type="float" office:value="92.2500000000006">
            <text:p>92.25</text:p>
          </table:table-cell>
          <table:table-cell table:formula="of:=SQRT(ABS([.$D$2]^2-[.B624]^2))" office:value-type="float" office:value="136.802549318351">
            <text:p>136.8025493184</text:p>
          </table:table-cell>
          <table:table-cell table:formula="of:=([.$C$10]-[.C624])*[.$B$4]" office:value-type="float" office:value="35524.2614170919">
            <text:p>35524.2614170919</text:p>
          </table:table-cell>
          <table:table-cell table:formula="of:=ROUND([.D624])" office:value-type="float" office:value="35524">
            <text:p>35524</text:p>
          </table:table-cell>
          <table:table-cell table:formula="of:=([.$C$8]-([.E624]*[.$C$4]))" office:value-type="float" office:value="136.802825">
            <text:p>136.802825</text:p>
          </table:table-cell>
          <table:table-cell table:style-name="ce6" table:formula="of:=SQRT(ABS([.$D$2]^2-[.F624]^2))" office:value-type="float" office:value="92.2495911753509">
            <text:p>92.2495911754</text:p>
          </table:table-cell>
          <table:table-cell table:formula="of:=ABS([.B624]-[.G624])" office:value-type="float" office:value="0.000408824649781536">
            <text:p>0.0004088246</text:p>
          </table:table-cell>
          <table:table-cell table:number-columns-repeated="7"/>
        </table:table-row>
        <table:table-row table:style-name="ro4">
          <table:table-cell table:formula="of:=[.A624]+[.A$4]" office:value-type="float" office:value="184.800000000001">
            <text:p>184.8</text:p>
          </table:table-cell>
          <table:table-cell table:formula="of:=[.A625]/([.$D$4]*2)" office:value-type="float" office:value="92.4000000000006">
            <text:p>92.4</text:p>
          </table:table-cell>
          <table:table-cell table:formula="of:=SQRT(ABS([.$D$2]^2-[.B625]^2))" office:value-type="float" office:value="136.701280169572">
            <text:p>136.7012801696</text:p>
          </table:table-cell>
          <table:table-cell table:formula="of:=([.$C$10]-[.C625])*[.$B$4]" office:value-type="float" office:value="35651.8445966557">
            <text:p>35651.8445966557</text:p>
          </table:table-cell>
          <table:table-cell table:formula="of:=ROUND([.D625])" office:value-type="float" office:value="35652">
            <text:p>35652</text:p>
          </table:table-cell>
          <table:table-cell table:formula="of:=([.$C$8]-([.E625]*[.$C$4]))" office:value-type="float" office:value="136.701225">
            <text:p>136.701225</text:p>
          </table:table-cell>
          <table:table-cell table:style-name="ce6" table:formula="of:=SQRT(ABS([.$D$2]^2-[.F625]^2))" office:value-type="float" office:value="92.4000816206316">
            <text:p>92.4000816206</text:p>
          </table:table-cell>
          <table:table-cell table:formula="of:=ABS([.B625]-[.G625])" office:value-type="float" office:value="0.0000816206309224299">
            <text:p>8.16206309224299E-005</text:p>
          </table:table-cell>
          <table:table-cell table:number-columns-repeated="7"/>
        </table:table-row>
        <table:table-row table:style-name="ro4">
          <table:table-cell table:formula="of:=[.A625]+[.A$4]" office:value-type="float" office:value="185.100000000001">
            <text:p>185.1</text:p>
          </table:table-cell>
          <table:table-cell table:formula="of:=[.A626]/([.$D$4]*2)" office:value-type="float" office:value="92.5500000000007">
            <text:p>92.55</text:p>
          </table:table-cell>
          <table:table-cell table:formula="of:=SQRT(ABS([.$D$2]^2-[.B626]^2))" office:value-type="float" office:value="136.599771229676">
            <text:p>136.5997712297</text:p>
          </table:table-cell>
          <table:table-cell table:formula="of:=([.$C$10]-[.C626])*[.$B$4]" office:value-type="float" office:value="35779.7298752649">
            <text:p>35779.7298752649</text:p>
          </table:table-cell>
          <table:table-cell table:formula="of:=ROUND([.D626])" office:value-type="float" office:value="35780">
            <text:p>35780</text:p>
          </table:table-cell>
          <table:table-cell table:formula="of:=([.$C$8]-([.E626]*[.$C$4]))" office:value-type="float" office:value="136.599625">
            <text:p>136.599625</text:p>
          </table:table-cell>
          <table:table-cell table:style-name="ce6" table:formula="of:=SQRT(ABS([.$D$2]^2-[.F626]^2))" office:value-type="float" office:value="92.5502158282701">
            <text:p>92.5502158283</text:p>
          </table:table-cell>
          <table:table-cell table:formula="of:=ABS([.B626]-[.G626])" office:value-type="float" office:value="0.00021582826943245">
            <text:p>0.0002158283</text:p>
          </table:table-cell>
          <table:table-cell table:number-columns-repeated="7"/>
        </table:table-row>
        <table:table-row table:style-name="ro4">
          <table:table-cell table:formula="of:=[.A626]+[.A$4]" office:value-type="float" office:value="185.400000000001">
            <text:p>185.4</text:p>
          </table:table-cell>
          <table:table-cell table:formula="of:=[.A627]/([.$D$4]*2)" office:value-type="float" office:value="92.7000000000007">
            <text:p>92.7</text:p>
          </table:table-cell>
          <table:table-cell table:formula="of:=SQRT(ABS([.$D$2]^2-[.B627]^2))" office:value-type="float" office:value="136.49802196369">
            <text:p>136.4980219637</text:p>
          </table:table-cell>
          <table:table-cell table:formula="of:=([.$C$10]-[.C627])*[.$B$4]" office:value-type="float" office:value="35907.9179269017">
            <text:p>35907.9179269017</text:p>
          </table:table-cell>
          <table:table-cell table:formula="of:=ROUND([.D627])" office:value-type="float" office:value="35908">
            <text:p>35908</text:p>
          </table:table-cell>
          <table:table-cell table:formula="of:=([.$C$8]-([.E627]*[.$C$4]))" office:value-type="float" office:value="136.498025">
            <text:p>136.498025</text:p>
          </table:table-cell>
          <table:table-cell table:style-name="ce6" table:formula="of:=SQRT(ABS([.$D$2]^2-[.F627]^2))" office:value-type="float" office:value="92.6999955291227">
            <text:p>92.6999955291</text:p>
          </table:table-cell>
          <table:table-cell table:formula="of:=ABS([.B627]-[.G627])" office:value-type="float" office:value="0.00000447087793986611">
            <text:p>4.47087793986611E-006</text:p>
          </table:table-cell>
          <table:table-cell table:number-columns-repeated="7"/>
        </table:table-row>
        <table:table-row table:style-name="ro4">
          <table:table-cell table:formula="of:=[.A627]+[.A$4]" office:value-type="float" office:value="185.700000000001">
            <text:p>185.7</text:p>
          </table:table-cell>
          <table:table-cell table:formula="of:=[.A628]/([.$D$4]*2)" office:value-type="float" office:value="92.8500000000007">
            <text:p>92.85</text:p>
          </table:table-cell>
          <table:table-cell table:formula="of:=SQRT(ABS([.$D$2]^2-[.B628]^2))" office:value-type="float" office:value="136.396031833774">
            <text:p>136.3960318338</text:p>
          </table:table-cell>
          <table:table-cell table:formula="of:=([.$C$10]-[.C628])*[.$B$4]" office:value-type="float" office:value="36036.4094291575">
            <text:p>36036.4094291575</text:p>
          </table:table-cell>
          <table:table-cell table:formula="of:=ROUND([.D628])" office:value-type="float" office:value="36036">
            <text:p>36036</text:p>
          </table:table-cell>
          <table:table-cell table:formula="of:=([.$C$8]-([.E628]*[.$C$4]))" office:value-type="float" office:value="136.396425">
            <text:p>136.396425</text:p>
          </table:table-cell>
          <table:table-cell table:style-name="ce6" table:formula="of:=SQRT(ABS([.$D$2]^2-[.F628]^2))" office:value-type="float" office:value="92.8494224388034">
            <text:p>92.8494224388</text:p>
          </table:table-cell>
          <table:table-cell table:formula="of:=ABS([.B628]-[.G628])" office:value-type="float" office:value="0.000577561197218301">
            <text:p>0.0005775612</text:p>
          </table:table-cell>
          <table:table-cell table:number-columns-repeated="7"/>
        </table:table-row>
        <table:table-row table:style-name="ro4">
          <table:table-cell table:formula="of:=[.A628]+[.A$4]" office:value-type="float" office:value="186.000000000001">
            <text:p>186</text:p>
          </table:table-cell>
          <table:table-cell table:formula="of:=[.A629]/([.$D$4]*2)" office:value-type="float" office:value="93.0000000000007">
            <text:p>93</text:p>
          </table:table-cell>
          <table:table-cell table:formula="of:=SQRT(ABS([.$D$2]^2-[.B629]^2))" office:value-type="float" office:value="136.293800299206">
            <text:p>136.2938002992</text:p>
          </table:table-cell>
          <table:table-cell table:formula="of:=([.$C$10]-[.C629])*[.$B$4]" office:value-type="float" office:value="36165.2050632587">
            <text:p>36165.2050632587</text:p>
          </table:table-cell>
          <table:table-cell table:formula="of:=ROUND([.D629])" office:value-type="float" office:value="36165">
            <text:p>36165</text:p>
          </table:table-cell>
          <table:table-cell table:formula="of:=([.$C$8]-([.E629]*[.$C$4]))" office:value-type="float" office:value="136.29403125">
            <text:p>136.29403125</text:p>
          </table:table-cell>
          <table:table-cell table:style-name="ce6" table:formula="of:=SQRT(ABS([.$D$2]^2-[.F629]^2))" office:value-type="float" office:value="92.9996615349971">
            <text:p>92.999661535</text:p>
          </table:table-cell>
          <table:table-cell table:formula="of:=ABS([.B629]-[.G629])" office:value-type="float" office:value="0.000338465003537181">
            <text:p>0.000338465</text:p>
          </table:table-cell>
          <table:table-cell table:number-columns-repeated="7"/>
        </table:table-row>
        <table:table-row table:style-name="ro4">
          <table:table-cell table:formula="of:=[.A629]+[.A$4]" office:value-type="float" office:value="186.300000000001">
            <text:p>186.3</text:p>
          </table:table-cell>
          <table:table-cell table:formula="of:=[.A630]/([.$D$4]*2)" office:value-type="float" office:value="93.1500000000007">
            <text:p>93.15</text:p>
          </table:table-cell>
          <table:table-cell table:formula="of:=SQRT(ABS([.$D$2]^2-[.B630]^2))" office:value-type="float" office:value="136.191326816357">
            <text:p>136.1913268164</text:p>
          </table:table-cell>
          <table:table-cell table:formula="of:=([.$C$10]-[.C630])*[.$B$4]" office:value-type="float" office:value="36294.3055140917">
            <text:p>36294.3055140917</text:p>
          </table:table-cell>
          <table:table-cell table:formula="of:=ROUND([.D630])" office:value-type="float" office:value="36294">
            <text:p>36294</text:p>
          </table:table-cell>
          <table:table-cell table:formula="of:=([.$C$8]-([.E630]*[.$C$4]))" office:value-type="float" office:value="136.1916375">
            <text:p>136.1916375</text:p>
          </table:table-cell>
          <table:table-cell table:style-name="ce6" table:formula="of:=SQRT(ABS([.$D$2]^2-[.F630]^2))" office:value-type="float" office:value="93.1495457587883">
            <text:p>93.1495457588</text:p>
          </table:table-cell>
          <table:table-cell table:formula="of:=ABS([.B630]-[.G630])" office:value-type="float" office:value="0.000454241212395345">
            <text:p>0.0004542412</text:p>
          </table:table-cell>
          <table:table-cell table:number-columns-repeated="7"/>
        </table:table-row>
        <table:table-row table:style-name="ro4">
          <table:table-cell table:formula="of:=[.A630]+[.A$4]" office:value-type="float" office:value="186.600000000001">
            <text:p>186.6</text:p>
          </table:table-cell>
          <table:table-cell table:formula="of:=[.A631]/([.$D$4]*2)" office:value-type="float" office:value="93.3000000000007">
            <text:p>93.3</text:p>
          </table:table-cell>
          <table:table-cell table:formula="of:=SQRT(ABS([.$D$2]^2-[.B631]^2))" office:value-type="float" office:value="136.088610838673">
            <text:p>136.0886108387</text:p>
          </table:table-cell>
          <table:table-cell table:formula="of:=([.$C$10]-[.C631])*[.$B$4]" office:value-type="float" office:value="36423.7114702292">
            <text:p>36423.7114702292</text:p>
          </table:table-cell>
          <table:table-cell table:formula="of:=ROUND([.D631])" office:value-type="float" office:value="36424">
            <text:p>36424</text:p>
          </table:table-cell>
          <table:table-cell table:formula="of:=([.$C$8]-([.E631]*[.$C$4]))" office:value-type="float" office:value="136.08845">
            <text:p>136.08845</text:p>
          </table:table-cell>
          <table:table-cell table:style-name="ce6" table:formula="of:=SQRT(ABS([.$D$2]^2-[.F631]^2))" office:value-type="float" office:value="93.3002346009778">
            <text:p>93.300234601</text:p>
          </table:table-cell>
          <table:table-cell table:formula="of:=ABS([.B631]-[.G631])" office:value-type="float" office:value="0.000234600977151445">
            <text:p>0.000234601</text:p>
          </table:table-cell>
          <table:table-cell table:number-columns-repeated="7"/>
        </table:table-row>
        <table:table-row table:style-name="ro4">
          <table:table-cell table:formula="of:=[.A631]+[.A$4]" office:value-type="float" office:value="186.900000000001">
            <text:p>186.9</text:p>
          </table:table-cell>
          <table:table-cell table:formula="of:=[.A632]/([.$D$4]*2)" office:value-type="float" office:value="93.4500000000007">
            <text:p>93.45</text:p>
          </table:table-cell>
          <table:table-cell table:formula="of:=SQRT(ABS([.$D$2]^2-[.B632]^2))" office:value-type="float" office:value="135.985651816653">
            <text:p>135.9856518167</text:p>
          </table:table-cell>
          <table:table-cell table:formula="of:=([.$C$10]-[.C632])*[.$B$4]" office:value-type="float" office:value="36553.4236239561">
            <text:p>36553.4236239561</text:p>
          </table:table-cell>
          <table:table-cell table:formula="of:=ROUND([.D632])" office:value-type="float" office:value="36553">
            <text:p>36553</text:p>
          </table:table-cell>
          <table:table-cell table:formula="of:=([.$C$8]-([.E632]*[.$C$4]))" office:value-type="float" office:value="135.98605625">
            <text:p>135.98605625</text:p>
          </table:table-cell>
          <table:table-cell table:style-name="ce6" table:formula="of:=SQRT(ABS([.$D$2]^2-[.F632]^2))" office:value-type="float" office:value="93.4494114779319">
            <text:p>93.4494114779</text:p>
          </table:table-cell>
          <table:table-cell table:formula="of:=ABS([.B632]-[.G632])" office:value-type="float" office:value="0.00058852206875315">
            <text:p>0.0005885221</text:p>
          </table:table-cell>
          <table:table-cell table:number-columns-repeated="7"/>
        </table:table-row>
        <table:table-row table:style-name="ro4">
          <table:table-cell table:formula="of:=[.A632]+[.A$4]" office:value-type="float" office:value="187.200000000001">
            <text:p>187.2</text:p>
          </table:table-cell>
          <table:table-cell table:formula="of:=[.A633]/([.$D$4]*2)" office:value-type="float" office:value="93.6000000000007">
            <text:p>93.6</text:p>
          </table:table-cell>
          <table:table-cell table:formula="of:=SQRT(ABS([.$D$2]^2-[.B633]^2))" office:value-type="float" office:value="135.882449197826">
            <text:p>135.8824491978</text:p>
          </table:table-cell>
          <table:table-cell table:formula="of:=([.$C$10]-[.C633])*[.$B$4]" office:value-type="float" office:value="36683.4426712962">
            <text:p>36683.4426712962</text:p>
          </table:table-cell>
          <table:table-cell table:formula="of:=ROUND([.D633])" office:value-type="float" office:value="36683">
            <text:p>36683</text:p>
          </table:table-cell>
          <table:table-cell table:formula="of:=([.$C$8]-([.E633]*[.$C$4]))" office:value-type="float" office:value="135.88286875">
            <text:p>135.88286875</text:p>
          </table:table-cell>
          <table:table-cell table:style-name="ce6" table:formula="of:=SQRT(ABS([.$D$2]^2-[.F633]^2))" office:value-type="float" office:value="93.5993909182655">
            <text:p>93.5993909183</text:p>
          </table:table-cell>
          <table:table-cell table:formula="of:=ABS([.B633]-[.G633])" office:value-type="float" office:value="0.00060908173523444">
            <text:p>0.0006090817</text:p>
          </table:table-cell>
          <table:table-cell table:number-columns-repeated="7"/>
        </table:table-row>
        <table:table-row table:style-name="ro4">
          <table:table-cell table:formula="of:=[.A633]+[.A$4]" office:value-type="float" office:value="187.500000000001">
            <text:p>187.5</text:p>
          </table:table-cell>
          <table:table-cell table:formula="of:=[.A634]/([.$D$4]*2)" office:value-type="float" office:value="93.7500000000007">
            <text:p>93.75</text:p>
          </table:table-cell>
          <table:table-cell table:formula="of:=SQRT(ABS([.$D$2]^2-[.B634]^2))" office:value-type="float" office:value="135.779002426737">
            <text:p>135.7790024267</text:p>
          </table:table-cell>
          <table:table-cell table:formula="of:=([.$C$10]-[.C634])*[.$B$4]" office:value-type="float" office:value="36813.7693120386">
            <text:p>36813.7693120386</text:p>
          </table:table-cell>
          <table:table-cell table:formula="of:=ROUND([.D634])" office:value-type="float" office:value="36814">
            <text:p>36814</text:p>
          </table:table-cell>
          <table:table-cell table:formula="of:=([.$C$8]-([.E634]*[.$C$4]))" office:value-type="float" office:value="135.7788875">
            <text:p>135.7788875</text:p>
          </table:table-cell>
          <table:table-cell table:style-name="ce6" table:formula="of:=SQRT(ABS([.$D$2]^2-[.F634]^2))" office:value-type="float" office:value="93.7501664492514">
            <text:p>93.7501664493</text:p>
          </table:table-cell>
          <table:table-cell table:formula="of:=ABS([.B634]-[.G634])" office:value-type="float" office:value="0.000166449250727396">
            <text:p>0.0001664493</text:p>
          </table:table-cell>
          <table:table-cell table:number-columns-repeated="7"/>
        </table:table-row>
        <table:table-row table:style-name="ro4">
          <table:table-cell table:formula="of:=[.A634]+[.A$4]" office:value-type="float" office:value="187.800000000001">
            <text:p>187.8</text:p>
          </table:table-cell>
          <table:table-cell table:formula="of:=[.A635]/([.$D$4]*2)" office:value-type="float" office:value="93.9000000000007">
            <text:p>93.9</text:p>
          </table:table-cell>
          <table:table-cell table:formula="of:=SQRT(ABS([.$D$2]^2-[.B635]^2))" office:value-type="float" office:value="135.675310944917">
            <text:p>135.6753109449</text:p>
          </table:table-cell>
          <table:table-cell table:formula="of:=([.$C$10]-[.C635])*[.$B$4]" office:value-type="float" office:value="36944.4042497649">
            <text:p>36944.4042497649</text:p>
          </table:table-cell>
          <table:table-cell table:formula="of:=ROUND([.D635])" office:value-type="float" office:value="36944">
            <text:p>36944</text:p>
          </table:table-cell>
          <table:table-cell table:formula="of:=([.$C$8]-([.E635]*[.$C$4]))" office:value-type="float" office:value="135.6757">
            <text:p>135.6757</text:p>
          </table:table-cell>
          <table:table-cell table:style-name="ce6" table:formula="of:=SQRT(ABS([.$D$2]^2-[.F635]^2))" office:value-type="float" office:value="93.8994378551331">
            <text:p>93.8994378551</text:p>
          </table:table-cell>
          <table:table-cell table:formula="of:=ABS([.B635]-[.G635])" office:value-type="float" office:value="0.000562144867615189">
            <text:p>0.0005621449</text:p>
          </table:table-cell>
          <table:table-cell table:number-columns-repeated="7"/>
        </table:table-row>
        <table:table-row table:style-name="ro4">
          <table:table-cell table:formula="of:=[.A635]+[.A$4]" office:value-type="float" office:value="188.100000000001">
            <text:p>188.1</text:p>
          </table:table-cell>
          <table:table-cell table:formula="of:=[.A636]/([.$D$4]*2)" office:value-type="float" office:value="94.0500000000007">
            <text:p>94.05</text:p>
          </table:table-cell>
          <table:table-cell table:formula="of:=SQRT(ABS([.$D$2]^2-[.B636]^2))" office:value-type="float" office:value="135.571374190866">
            <text:p>135.5713741909</text:p>
          </table:table-cell>
          <table:table-cell table:formula="of:=([.$C$10]-[.C636])*[.$B$4]" office:value-type="float" office:value="37075.3481918759">
            <text:p>37075.3481918759</text:p>
          </table:table-cell>
          <table:table-cell table:formula="of:=ROUND([.D636])" office:value-type="float" office:value="37075">
            <text:p>37075</text:p>
          </table:table-cell>
          <table:table-cell table:formula="of:=([.$C$8]-([.E636]*[.$C$4]))" office:value-type="float" office:value="135.57171875">
            <text:p>135.57171875</text:p>
          </table:table-cell>
          <table:table-cell table:style-name="ce6" table:formula="of:=SQRT(ABS([.$D$2]^2-[.F636]^2))" office:value-type="float" office:value="94.0495033222978">
            <text:p>94.0495033223</text:p>
          </table:table-cell>
          <table:table-cell table:formula="of:=ABS([.B636]-[.G636])" office:value-type="float" office:value="0.000496677702940929">
            <text:p>0.0004966777</text:p>
          </table:table-cell>
          <table:table-cell table:number-columns-repeated="7"/>
        </table:table-row>
        <table:table-row table:style-name="ro4">
          <table:table-cell table:formula="of:=[.A636]+[.A$4]" office:value-type="float" office:value="188.400000000001">
            <text:p>188.4</text:p>
          </table:table-cell>
          <table:table-cell table:formula="of:=[.A637]/([.$D$4]*2)" office:value-type="float" office:value="94.2000000000007">
            <text:p>94.2</text:p>
          </table:table-cell>
          <table:table-cell table:formula="of:=SQRT(ABS([.$D$2]^2-[.B637]^2))" office:value-type="float" office:value="135.467191600032">
            <text:p>135.4671916</text:p>
          </table:table-cell>
          <table:table-cell table:formula="of:=([.$C$10]-[.C637])*[.$B$4]" office:value-type="float" office:value="37206.6018496194">
            <text:p>37206.6018496194</text:p>
          </table:table-cell>
          <table:table-cell table:formula="of:=ROUND([.D637])" office:value-type="float" office:value="37207">
            <text:p>37207</text:p>
          </table:table-cell>
          <table:table-cell table:formula="of:=([.$C$8]-([.E637]*[.$C$4]))" office:value-type="float" office:value="135.46694375">
            <text:p>135.46694375</text:p>
          </table:table-cell>
          <table:table-cell table:style-name="ce6" table:formula="of:=SQRT(ABS([.$D$2]^2-[.F637]^2))" office:value-type="float" office:value="94.2003564273211">
            <text:p>94.2003564273</text:p>
          </table:table-cell>
          <table:table-cell table:formula="of:=ABS([.B637]-[.G637])" office:value-type="float" office:value="0.000356427320383546">
            <text:p>0.0003564273</text:p>
          </table:table-cell>
          <table:table-cell table:number-columns-repeated="7"/>
        </table:table-row>
        <table:table-row table:style-name="ro4">
          <table:table-cell table:formula="of:=[.A637]+[.A$4]" office:value-type="float" office:value="188.700000000001">
            <text:p>188.7</text:p>
          </table:table-cell>
          <table:table-cell table:formula="of:=[.A638]/([.$D$4]*2)" office:value-type="float" office:value="94.3500000000007">
            <text:p>94.35</text:p>
          </table:table-cell>
          <table:table-cell table:formula="of:=SQRT(ABS([.$D$2]^2-[.B638]^2))" office:value-type="float" office:value="135.362762604787">
            <text:p>135.3627626048</text:p>
          </table:table-cell>
          <table:table-cell table:formula="of:=([.$C$10]-[.C638])*[.$B$4]" office:value-type="float" office:value="37338.1659381177">
            <text:p>37338.1659381177</text:p>
          </table:table-cell>
          <table:table-cell table:formula="of:=ROUND([.D638])" office:value-type="float" office:value="37338">
            <text:p>37338</text:p>
          </table:table-cell>
          <table:table-cell table:formula="of:=([.$C$8]-([.E638]*[.$C$4]))" office:value-type="float" office:value="135.3629625">
            <text:p>135.3629625</text:p>
          </table:table-cell>
          <table:table-cell table:style-name="ce6" table:formula="of:=SQRT(ABS([.$D$2]^2-[.F638]^2))" office:value-type="float" office:value="94.3497132121958">
            <text:p>94.3497132122</text:p>
          </table:table-cell>
          <table:table-cell table:formula="of:=ABS([.B638]-[.G638])" office:value-type="float" office:value="0.000286787804938626">
            <text:p>0.0002867878</text:p>
          </table:table-cell>
          <table:table-cell table:number-columns-repeated="7"/>
        </table:table-row>
        <table:table-row table:style-name="ro4">
          <table:table-cell table:formula="of:=[.A638]+[.A$4]" office:value-type="float" office:value="189.000000000001">
            <text:p>189</text:p>
          </table:table-cell>
          <table:table-cell table:formula="of:=[.A639]/([.$D$4]*2)" office:value-type="float" office:value="94.5000000000007">
            <text:p>94.5</text:p>
          </table:table-cell>
          <table:table-cell table:formula="of:=SQRT(ABS([.$D$2]^2-[.B639]^2))" office:value-type="float" office:value="135.258086634404">
            <text:p>135.2580866344</text:p>
          </table:table-cell>
          <table:table-cell table:formula="of:=([.$C$10]-[.C639])*[.$B$4]" office:value-type="float" office:value="37470.0411763956">
            <text:p>37470.0411763956</text:p>
          </table:table-cell>
          <table:table-cell table:formula="of:=ROUND([.D639])" office:value-type="float" office:value="37470">
            <text:p>37470</text:p>
          </table:table-cell>
          <table:table-cell table:formula="of:=([.$C$8]-([.E639]*[.$C$4]))" office:value-type="float" office:value="135.2581875">
            <text:p>135.2581875</text:p>
          </table:table-cell>
          <table:table-cell table:style-name="ce6" table:formula="of:=SQRT(ABS([.$D$2]^2-[.F639]^2))" office:value-type="float" office:value="94.4998556306561">
            <text:p>94.4998556307</text:p>
          </table:table-cell>
          <table:table-cell table:formula="of:=ABS([.B639]-[.G639])" office:value-type="float" office:value="0.000144369344610595">
            <text:p>0.0001443693</text:p>
          </table:table-cell>
          <table:table-cell table:number-columns-repeated="7"/>
        </table:table-row>
        <table:table-row table:style-name="ro4">
          <table:table-cell table:formula="of:=[.A639]+[.A$4]" office:value-type="float" office:value="189.300000000001">
            <text:p>189.3</text:p>
          </table:table-cell>
          <table:table-cell table:formula="of:=[.A640]/([.$D$4]*2)" office:value-type="float" office:value="94.6500000000007">
            <text:p>94.65</text:p>
          </table:table-cell>
          <table:table-cell table:formula="of:=SQRT(ABS([.$D$2]^2-[.B640]^2))" office:value-type="float" office:value="135.153163115037">
            <text:p>135.153163115</text:p>
          </table:table-cell>
          <table:table-cell table:formula="of:=([.$C$10]-[.C640])*[.$B$4]" office:value-type="float" office:value="37602.2282874085">
            <text:p>37602.2282874085</text:p>
          </table:table-cell>
          <table:table-cell table:formula="of:=ROUND([.D640])" office:value-type="float" office:value="37602">
            <text:p>37602</text:p>
          </table:table-cell>
          <table:table-cell table:formula="of:=([.$C$8]-([.E640]*[.$C$4]))" office:value-type="float" office:value="135.1534125">
            <text:p>135.1534125</text:p>
          </table:table-cell>
          <table:table-cell table:style-name="ce6" table:formula="of:=SQRT(ABS([.$D$2]^2-[.F640]^2))" office:value-type="float" office:value="94.6496438958163">
            <text:p>94.6496438958</text:p>
          </table:table-cell>
          <table:table-cell table:formula="of:=ABS([.B640]-[.G640])" office:value-type="float" office:value="0.000356104184390915">
            <text:p>0.0003561042</text:p>
          </table:table-cell>
          <table:table-cell table:number-columns-repeated="7"/>
        </table:table-row>
        <table:table-row table:style-name="ro4">
          <table:table-cell table:formula="of:=[.A640]+[.A$4]" office:value-type="float" office:value="189.600000000001">
            <text:p>189.6</text:p>
          </table:table-cell>
          <table:table-cell table:formula="of:=[.A641]/([.$D$4]*2)" office:value-type="float" office:value="94.8000000000007">
            <text:p>94.8</text:p>
          </table:table-cell>
          <table:table-cell table:formula="of:=SQRT(ABS([.$D$2]^2-[.B641]^2))" office:value-type="float" office:value="135.047991469699">
            <text:p>135.0479914697</text:p>
          </table:table-cell>
          <table:table-cell table:formula="of:=([.$C$10]-[.C641])*[.$B$4]" office:value-type="float" office:value="37734.727998071">
            <text:p>37734.727998071</text:p>
          </table:table-cell>
          <table:table-cell table:formula="of:=ROUND([.D641])" office:value-type="float" office:value="37735">
            <text:p>37735</text:p>
          </table:table-cell>
          <table:table-cell table:formula="of:=([.$C$8]-([.E641]*[.$C$4]))" office:value-type="float" office:value="135.04784375">
            <text:p>135.04784375</text:p>
          </table:table-cell>
          <table:table-cell table:style-name="ce6" table:formula="of:=SQRT(ABS([.$D$2]^2-[.F641]^2))" office:value-type="float" office:value="94.8002104347643">
            <text:p>94.8002104348</text:p>
          </table:table-cell>
          <table:table-cell table:formula="of:=ABS([.B641]-[.G641])" office:value-type="float" office:value="0.000210434763516787">
            <text:p>0.0002104348</text:p>
          </table:table-cell>
          <table:table-cell table:number-columns-repeated="7"/>
        </table:table-row>
        <table:table-row table:style-name="ro4">
          <table:table-cell table:formula="of:=[.A641]+[.A$4]" office:value-type="float" office:value="189.900000000002">
            <text:p>189.9</text:p>
          </table:table-cell>
          <table:table-cell table:formula="of:=[.A642]/([.$D$4]*2)" office:value-type="float" office:value="94.9500000000007">
            <text:p>94.95</text:p>
          </table:table-cell>
          <table:table-cell table:formula="of:=SQRT(ABS([.$D$2]^2-[.B642]^2))" office:value-type="float" office:value="134.942571118235">
            <text:p>134.9425711182</text:p>
          </table:table-cell>
          <table:table-cell table:formula="of:=([.$C$10]-[.C642])*[.$B$4]" office:value-type="float" office:value="37867.5410392856">
            <text:p>37867.5410392856</text:p>
          </table:table-cell>
          <table:table-cell table:formula="of:=ROUND([.D642])" office:value-type="float" office:value="37868">
            <text:p>37868</text:p>
          </table:table-cell>
          <table:table-cell table:formula="of:=([.$C$8]-([.E642]*[.$C$4]))" office:value-type="float" office:value="134.942275">
            <text:p>134.942275</text:p>
          </table:table-cell>
          <table:table-cell table:style-name="ce6" table:formula="of:=SQRT(ABS([.$D$2]^2-[.F642]^2))" office:value-type="float" office:value="94.9504208406913">
            <text:p>94.9504208407</text:p>
          </table:table-cell>
          <table:table-cell table:formula="of:=ABS([.B642]-[.G642])" office:value-type="float" office:value="0.000420840690509294">
            <text:p>0.0004208407</text:p>
          </table:table-cell>
          <table:table-cell table:number-columns-repeated="7"/>
        </table:table-row>
        <table:table-row table:style-name="ro4">
          <table:table-cell table:formula="of:=[.A642]+[.A$4]" office:value-type="float" office:value="190.200000000002">
            <text:p>190.2</text:p>
          </table:table-cell>
          <table:table-cell table:formula="of:=[.A643]/([.$D$4]*2)" office:value-type="float" office:value="95.1000000000007">
            <text:p>95.1</text:p>
          </table:table-cell>
          <table:table-cell table:formula="of:=SQRT(ABS([.$D$2]^2-[.B643]^2))" office:value-type="float" office:value="134.836901477303">
            <text:p>134.8369014773</text:p>
          </table:table-cell>
          <table:table-cell table:formula="of:=([.$C$10]-[.C643])*[.$B$4]" office:value-type="float" office:value="38000.6681459716">
            <text:p>38000.6681459716</text:p>
          </table:table-cell>
          <table:table-cell table:formula="of:=ROUND([.D643])" office:value-type="float" office:value="38001">
            <text:p>38001</text:p>
          </table:table-cell>
          <table:table-cell table:formula="of:=([.$C$8]-([.E643]*[.$C$4]))" office:value-type="float" office:value="134.83670625">
            <text:p>134.83670625</text:p>
          </table:table-cell>
          <table:table-cell table:style-name="ce6" table:formula="of:=SQRT(ABS([.$D$2]^2-[.F643]^2))" office:value-type="float" office:value="95.1002768011282">
            <text:p>95.1002768011</text:p>
          </table:table-cell>
          <table:table-cell table:formula="of:=ABS([.B643]-[.G643])" office:value-type="float" office:value="0.000276801127498061">
            <text:p>0.0002768011</text:p>
          </table:table-cell>
          <table:table-cell table:number-columns-repeated="7"/>
        </table:table-row>
        <table:table-row table:style-name="ro4">
          <table:table-cell table:formula="of:=[.A643]+[.A$4]" office:value-type="float" office:value="190.500000000002">
            <text:p>190.5</text:p>
          </table:table-cell>
          <table:table-cell table:formula="of:=[.A644]/([.$D$4]*2)" office:value-type="float" office:value="95.2500000000008">
            <text:p>95.25</text:p>
          </table:table-cell>
          <table:table-cell table:formula="of:=SQRT(ABS([.$D$2]^2-[.B644]^2))" office:value-type="float" office:value="134.730981960349">
            <text:p>134.7309819603</text:p>
          </table:table-cell>
          <table:table-cell table:formula="of:=([.$C$10]-[.C644])*[.$B$4]" office:value-type="float" office:value="38134.1100570946">
            <text:p>38134.1100570946</text:p>
          </table:table-cell>
          <table:table-cell table:formula="of:=ROUND([.D644])" office:value-type="float" office:value="38134">
            <text:p>38134</text:p>
          </table:table-cell>
          <table:table-cell table:formula="of:=([.$C$8]-([.E644]*[.$C$4]))" office:value-type="float" office:value="134.7311375">
            <text:p>134.7311375</text:p>
          </table:table-cell>
          <table:table-cell table:style-name="ce6" table:formula="of:=SQRT(ABS([.$D$2]^2-[.F644]^2))" office:value-type="float" office:value="95.2497799890168">
            <text:p>95.249779989</text:p>
          </table:table-cell>
          <table:table-cell table:formula="of:=ABS([.B644]-[.G644])" office:value-type="float" office:value="0.000220010983994712">
            <text:p>0.000220011</text:p>
          </table:table-cell>
          <table:table-cell table:number-columns-repeated="7"/>
        </table:table-row>
        <table:table-row table:style-name="ro4">
          <table:table-cell table:formula="of:=[.A644]+[.A$4]" office:value-type="float" office:value="190.800000000002">
            <text:p>190.8</text:p>
          </table:table-cell>
          <table:table-cell table:formula="of:=[.A645]/([.$D$4]*2)" office:value-type="float" office:value="95.4000000000008">
            <text:p>95.4</text:p>
          </table:table-cell>
          <table:table-cell table:formula="of:=SQRT(ABS([.$D$2]^2-[.B645]^2))" office:value-type="float" office:value="134.624811977584">
            <text:p>134.6248119776</text:p>
          </table:table-cell>
          <table:table-cell table:formula="of:=([.$C$10]-[.C645])*[.$B$4]" office:value-type="float" office:value="38267.867515696">
            <text:p>38267.867515696</text:p>
          </table:table-cell>
          <table:table-cell table:formula="of:=ROUND([.D645])" office:value-type="float" office:value="38268">
            <text:p>38268</text:p>
          </table:table-cell>
          <table:table-cell table:formula="of:=([.$C$8]-([.E645]*[.$C$4]))" office:value-type="float" office:value="134.624775">
            <text:p>134.624775</text:p>
          </table:table-cell>
          <table:table-cell table:style-name="ce6" table:formula="of:=SQRT(ABS([.$D$2]^2-[.F645]^2))" office:value-type="float" office:value="95.4000521813242">
            <text:p>95.4000521813</text:p>
          </table:table-cell>
          <table:table-cell table:formula="of:=ABS([.B645]-[.G645])" office:value-type="float" office:value="0.0000521813234115598">
            <text:p>5.21813234115598E-005</text:p>
          </table:table-cell>
          <table:table-cell table:number-columns-repeated="7"/>
        </table:table-row>
        <table:table-row table:style-name="ro4">
          <table:table-cell table:formula="of:=[.A645]+[.A$4]" office:value-type="float" office:value="191.100000000002">
            <text:p>191.1</text:p>
          </table:table-cell>
          <table:table-cell table:formula="of:=[.A646]/([.$D$4]*2)" office:value-type="float" office:value="95.5500000000008">
            <text:p>95.55</text:p>
          </table:table-cell>
          <table:table-cell table:formula="of:=SQRT(ABS([.$D$2]^2-[.B646]^2))" office:value-type="float" office:value="134.51839093596">
            <text:p>134.518390936</text:p>
          </table:table-cell>
          <table:table-cell table:formula="of:=([.$C$10]-[.C646])*[.$B$4]" office:value-type="float" office:value="38401.9412689227">
            <text:p>38401.9412689227</text:p>
          </table:table-cell>
          <table:table-cell table:formula="of:=ROUND([.D646])" office:value-type="float" office:value="38402">
            <text:p>38402</text:p>
          </table:table-cell>
          <table:table-cell table:formula="of:=([.$C$8]-([.E646]*[.$C$4]))" office:value-type="float" office:value="134.5184125">
            <text:p>134.5184125</text:p>
          </table:table-cell>
          <table:table-cell table:style-name="ce6" table:formula="of:=SQRT(ABS([.$D$2]^2-[.F646]^2))" office:value-type="float" office:value="95.5499696414386">
            <text:p>95.5499696414</text:p>
          </table:table-cell>
          <table:table-cell table:formula="of:=ABS([.B646]-[.G646])" office:value-type="float" office:value="0.0000303585621566071">
            <text:p>3.03585621566071E-005</text:p>
          </table:table-cell>
          <table:table-cell table:number-columns-repeated="7"/>
        </table:table-row>
        <table:table-row table:style-name="ro4">
          <table:table-cell table:formula="of:=[.A646]+[.A$4]" office:value-type="float" office:value="191.400000000002">
            <text:p>191.4</text:p>
          </table:table-cell>
          <table:table-cell table:formula="of:=[.A647]/([.$D$4]*2)" office:value-type="float" office:value="95.7000000000008">
            <text:p>95.7</text:p>
          </table:table-cell>
          <table:table-cell table:formula="of:=SQRT(ABS([.$D$2]^2-[.B647]^2))" office:value-type="float" office:value="134.411718239147">
            <text:p>134.4117182391</text:p>
          </table:table-cell>
          <table:table-cell table:formula="of:=([.$C$10]-[.C647])*[.$B$4]" office:value-type="float" office:value="38536.3320680576">
            <text:p>38536.3320680576</text:p>
          </table:table-cell>
          <table:table-cell table:formula="of:=ROUND([.D647])" office:value-type="float" office:value="38536">
            <text:p>38536</text:p>
          </table:table-cell>
          <table:table-cell table:formula="of:=([.$C$8]-([.E647]*[.$C$4]))" office:value-type="float" office:value="134.41205">
            <text:p>134.41205</text:p>
          </table:table-cell>
          <table:table-cell table:style-name="ce6" table:formula="of:=SQRT(ABS([.$D$2]^2-[.F647]^2))" office:value-type="float" office:value="95.6995340364701">
            <text:p>95.6995340365</text:p>
          </table:table-cell>
          <table:table-cell table:formula="of:=ABS([.B647]-[.G647])" office:value-type="float" office:value="0.000465963530672298">
            <text:p>0.0004659635</text:p>
          </table:table-cell>
          <table:table-cell table:number-columns-repeated="7"/>
        </table:table-row>
        <table:table-row table:style-name="ro4">
          <table:table-cell table:formula="of:=[.A647]+[.A$4]" office:value-type="float" office:value="191.700000000002">
            <text:p>191.7</text:p>
          </table:table-cell>
          <table:table-cell table:formula="of:=[.A648]/([.$D$4]*2)" office:value-type="float" office:value="95.8500000000008">
            <text:p>95.85</text:p>
          </table:table-cell>
          <table:table-cell table:formula="of:=SQRT(ABS([.$D$2]^2-[.B648]^2))" office:value-type="float" office:value="134.304793287507">
            <text:p>134.3047932875</text:p>
          </table:table-cell>
          <table:table-cell table:formula="of:=([.$C$10]-[.C648])*[.$B$4]" office:value-type="float" office:value="38671.0406685496">
            <text:p>38671.0406685496</text:p>
          </table:table-cell>
          <table:table-cell table:formula="of:=ROUND([.D648])" office:value-type="float" office:value="38671">
            <text:p>38671</text:p>
          </table:table-cell>
          <table:table-cell table:formula="of:=([.$C$8]-([.E648]*[.$C$4]))" office:value-type="float" office:value="134.30489375">
            <text:p>134.30489375</text:p>
          </table:table-cell>
          <table:table-cell table:style-name="ce6" table:formula="of:=SQRT(ABS([.$D$2]^2-[.F648]^2))" office:value-type="float" office:value="95.8498592320365">
            <text:p>95.849859232</text:p>
          </table:table-cell>
          <table:table-cell table:formula="of:=ABS([.B648]-[.G648])" office:value-type="float" office:value="0.000140767964268207">
            <text:p>0.000140768</text:p>
          </table:table-cell>
          <table:table-cell table:number-columns-repeated="7"/>
        </table:table-row>
        <table:table-row table:style-name="ro4">
          <table:table-cell table:formula="of:=[.A648]+[.A$4]" office:value-type="float" office:value="192.000000000002">
            <text:p>192</text:p>
          </table:table-cell>
          <table:table-cell table:formula="of:=[.A649]/([.$D$4]*2)" office:value-type="float" office:value="96.0000000000008">
            <text:p>96</text:p>
          </table:table-cell>
          <table:table-cell table:formula="of:=SQRT(ABS([.$D$2]^2-[.B649]^2))" office:value-type="float" office:value="134.19761547807">
            <text:p>134.1976154781</text:p>
          </table:table-cell>
          <table:table-cell table:formula="of:=([.$C$10]-[.C649])*[.$B$4]" office:value-type="float" office:value="38806.0678300448">
            <text:p>38806.0678300448</text:p>
          </table:table-cell>
          <table:table-cell table:formula="of:=ROUND([.D649])" office:value-type="float" office:value="38806">
            <text:p>38806</text:p>
          </table:table-cell>
          <table:table-cell table:formula="of:=([.$C$8]-([.E649]*[.$C$4]))" office:value-type="float" office:value="134.1977375">
            <text:p>134.1977375</text:p>
          </table:table-cell>
          <table:table-cell table:style-name="ce6" table:formula="of:=SQRT(ABS([.$D$2]^2-[.F649]^2))" office:value-type="float" office:value="95.9998294263125">
            <text:p>95.9998294263</text:p>
          </table:table-cell>
          <table:table-cell table:formula="of:=ABS([.B649]-[.G649])" office:value-type="float" office:value="0.000170573688308195">
            <text:p>0.0001705737</text:p>
          </table:table-cell>
          <table:table-cell table:number-columns-repeated="7"/>
        </table:table-row>
        <table:table-row table:style-name="ro4">
          <table:table-cell table:formula="of:=[.A649]+[.A$4]" office:value-type="float" office:value="192.300000000002">
            <text:p>192.3</text:p>
          </table:table-cell>
          <table:table-cell table:formula="of:=[.A650]/([.$D$4]*2)" office:value-type="float" office:value="96.1500000000008">
            <text:p>96.15</text:p>
          </table:table-cell>
          <table:table-cell table:formula="of:=SQRT(ABS([.$D$2]^2-[.B650]^2))" office:value-type="float" office:value="134.090184204512">
            <text:p>134.0901842045</text:p>
          </table:table-cell>
          <table:table-cell table:formula="of:=([.$C$10]-[.C650])*[.$B$4]" office:value-type="float" office:value="38941.4143164172">
            <text:p>38941.4143164172</text:p>
          </table:table-cell>
          <table:table-cell table:formula="of:=ROUND([.D650])" office:value-type="float" office:value="38941">
            <text:p>38941</text:p>
          </table:table-cell>
          <table:table-cell table:formula="of:=([.$C$8]-([.E650]*[.$C$4]))" office:value-type="float" office:value="134.09058125">
            <text:p>134.09058125</text:p>
          </table:table-cell>
          <table:table-cell table:style-name="ce6" table:formula="of:=SQRT(ABS([.$D$2]^2-[.F650]^2))" office:value-type="float" office:value="96.14944628045">
            <text:p>96.1494462805</text:p>
          </table:table-cell>
          <table:table-cell table:formula="of:=ABS([.B650]-[.G650])" office:value-type="float" office:value="0.000553719550765663">
            <text:p>0.0005537196</text:p>
          </table:table-cell>
          <table:table-cell table:number-columns-repeated="7"/>
        </table:table-row>
        <table:table-row table:style-name="ro4">
          <table:table-cell table:formula="of:=[.A650]+[.A$4]" office:value-type="float" office:value="192.600000000002">
            <text:p>192.6</text:p>
          </table:table-cell>
          <table:table-cell table:formula="of:=[.A651]/([.$D$4]*2)" office:value-type="float" office:value="96.3000000000008">
            <text:p>96.3</text:p>
          </table:table-cell>
          <table:table-cell table:formula="of:=SQRT(ABS([.$D$2]^2-[.B651]^2))" office:value-type="float" office:value="133.982498857126">
            <text:p>133.9824988571</text:p>
          </table:table-cell>
          <table:table-cell table:formula="of:=([.$C$10]-[.C651])*[.$B$4]" office:value-type="float" office:value="39077.0808958003">
            <text:p>39077.0808958003</text:p>
          </table:table-cell>
          <table:table-cell table:formula="of:=ROUND([.D651])" office:value-type="float" office:value="39077">
            <text:p>39077</text:p>
          </table:table-cell>
          <table:table-cell table:formula="of:=([.$C$8]-([.E651]*[.$C$4]))" office:value-type="float" office:value="133.98263125">
            <text:p>133.98263125</text:p>
          </table:table-cell>
          <table:table-cell table:style-name="ce6" table:formula="of:=SQRT(ABS([.$D$2]^2-[.F651]^2))" office:value-type="float" office:value="96.2998158011038">
            <text:p>96.2998158011</text:p>
          </table:table-cell>
          <table:table-cell table:formula="of:=ABS([.B651]-[.G651])" office:value-type="float" office:value="0.000184198896974408">
            <text:p>0.0001841989</text:p>
          </table:table-cell>
          <table:table-cell table:number-columns-repeated="7"/>
        </table:table-row>
        <table:table-row table:style-name="ro4">
          <table:table-cell table:formula="of:=[.A651]+[.A$4]" office:value-type="float" office:value="192.900000000002">
            <text:p>192.9</text:p>
          </table:table-cell>
          <table:table-cell table:formula="of:=[.A652]/([.$D$4]*2)" office:value-type="float" office:value="96.4500000000008">
            <text:p>96.45</text:p>
          </table:table-cell>
          <table:table-cell table:formula="of:=SQRT(ABS([.$D$2]^2-[.B652]^2))" office:value-type="float" office:value="133.874558822802">
            <text:p>133.8745588228</text:p>
          </table:table-cell>
          <table:table-cell table:formula="of:=([.$C$10]-[.C652])*[.$B$4]" office:value-type="float" office:value="39213.0683406184">
            <text:p>39213.0683406184</text:p>
          </table:table-cell>
          <table:table-cell table:formula="of:=ROUND([.D652])" office:value-type="float" office:value="39213">
            <text:p>39213</text:p>
          </table:table-cell>
          <table:table-cell table:formula="of:=([.$C$8]-([.E652]*[.$C$4]))" office:value-type="float" office:value="133.87468125">
            <text:p>133.87468125</text:p>
          </table:table-cell>
          <table:table-cell table:style-name="ce6" table:formula="of:=SQRT(ABS([.$D$2]^2-[.F652]^2))" office:value-type="float" office:value="96.449830068336">
            <text:p>96.4498300683</text:p>
          </table:table-cell>
          <table:table-cell table:formula="of:=ABS([.B652]-[.G652])" office:value-type="float" office:value="0.000169931664771639">
            <text:p>0.0001699317</text:p>
          </table:table-cell>
          <table:table-cell table:number-columns-repeated="7"/>
        </table:table-row>
        <table:table-row table:style-name="ro4">
          <table:table-cell table:formula="of:=[.A652]+[.A$4]" office:value-type="float" office:value="193.200000000002">
            <text:p>193.2</text:p>
          </table:table-cell>
          <table:table-cell table:formula="of:=[.A653]/([.$D$4]*2)" office:value-type="float" office:value="96.6000000000008">
            <text:p>96.6</text:p>
          </table:table-cell>
          <table:table-cell table:formula="of:=SQRT(ABS([.$D$2]^2-[.B653]^2))" office:value-type="float" office:value="133.766363484995">
            <text:p>133.766363485</text:p>
          </table:table-cell>
          <table:table-cell table:formula="of:=([.$C$10]-[.C653])*[.$B$4]" office:value-type="float" office:value="39349.377427619">
            <text:p>39349.377427619</text:p>
          </table:table-cell>
          <table:table-cell table:formula="of:=ROUND([.D653])" office:value-type="float" office:value="39349">
            <text:p>39349</text:p>
          </table:table-cell>
          <table:table-cell table:formula="of:=([.$C$8]-([.E653]*[.$C$4]))" office:value-type="float" office:value="133.76673125">
            <text:p>133.76673125</text:p>
          </table:table-cell>
          <table:table-cell table:style-name="ce6" table:formula="of:=SQRT(ABS([.$D$2]^2-[.F653]^2))" office:value-type="float" office:value="96.5994907372201">
            <text:p>96.5994907372</text:p>
          </table:table-cell>
          <table:table-cell table:formula="of:=ABS([.B653]-[.G653])" office:value-type="float" office:value="0.000509262780681752">
            <text:p>0.0005092628</text:p>
          </table:table-cell>
          <table:table-cell table:number-columns-repeated="7"/>
        </table:table-row>
        <table:table-row table:style-name="ro4">
          <table:table-cell table:formula="of:=[.A653]+[.A$4]" office:value-type="float" office:value="193.500000000002">
            <text:p>193.5</text:p>
          </table:table-cell>
          <table:table-cell table:formula="of:=[.A654]/([.$D$4]*2)" office:value-type="float" office:value="96.7500000000008">
            <text:p>96.75</text:p>
          </table:table-cell>
          <table:table-cell table:formula="of:=SQRT(ABS([.$D$2]^2-[.B654]^2))" office:value-type="float" office:value="133.657912223706">
            <text:p>133.6579122237</text:p>
          </table:table-cell>
          <table:table-cell table:formula="of:=([.$C$10]-[.C654])*[.$B$4]" office:value-type="float" office:value="39486.0089379048">
            <text:p>39486.0089379048</text:p>
          </table:table-cell>
          <table:table-cell table:formula="of:=ROUND([.D654])" office:value-type="float" office:value="39486">
            <text:p>39486</text:p>
          </table:table-cell>
          <table:table-cell table:formula="of:=([.$C$8]-([.E654]*[.$C$4]))" office:value-type="float" office:value="133.6579875">
            <text:p>133.6579875</text:p>
          </table:table-cell>
          <table:table-cell table:style-name="ce6" table:formula="of:=SQRT(ABS([.$D$2]^2-[.F654]^2))" office:value-type="float" office:value="96.7498960074368">
            <text:p>96.7498960074</text:p>
          </table:table-cell>
          <table:table-cell table:formula="of:=ABS([.B654]-[.G654])" office:value-type="float" office:value="0.000103992563964539">
            <text:p>0.0001039926</text:p>
          </table:table-cell>
          <table:table-cell table:number-columns-repeated="7"/>
        </table:table-row>
        <table:table-row table:style-name="ro4">
          <table:table-cell table:formula="of:=[.A654]+[.A$4]" office:value-type="float" office:value="193.800000000002">
            <text:p>193.8</text:p>
          </table:table-cell>
          <table:table-cell table:formula="of:=[.A655]/([.$D$4]*2)" office:value-type="float" office:value="96.9000000000008">
            <text:p>96.9</text:p>
          </table:table-cell>
          <table:table-cell table:formula="of:=SQRT(ABS([.$D$2]^2-[.B655]^2))" office:value-type="float" office:value="133.549204415451">
            <text:p>133.5492044155</text:p>
          </table:table-cell>
          <table:table-cell table:formula="of:=([.$C$10]-[.C655])*[.$B$4]" office:value-type="float" office:value="39622.9636569663">
            <text:p>39622.9636569663</text:p>
          </table:table-cell>
          <table:table-cell table:formula="of:=ROUND([.D655])" office:value-type="float" office:value="39623">
            <text:p>39623</text:p>
          </table:table-cell>
          <table:table-cell table:formula="of:=([.$C$8]-([.E655]*[.$C$4]))" office:value-type="float" office:value="133.54924375">
            <text:p>133.54924375</text:p>
          </table:table-cell>
          <table:table-cell table:style-name="ce6" table:formula="of:=SQRT(ABS([.$D$2]^2-[.F655]^2))" office:value-type="float" office:value="96.8999457884424">
            <text:p>96.8999457884</text:p>
          </table:table-cell>
          <table:table-cell table:formula="of:=ABS([.B655]-[.G655])" office:value-type="float" office:value="0.0000542115583925806">
            <text:p>5.42115583925806E-005</text:p>
          </table:table-cell>
          <table:table-cell table:number-columns-repeated="7"/>
        </table:table-row>
        <table:table-row table:style-name="ro4">
          <table:table-cell table:formula="of:=[.A655]+[.A$4]" office:value-type="float" office:value="194.100000000002">
            <text:p>194.1</text:p>
          </table:table-cell>
          <table:table-cell table:formula="of:=[.A656]/([.$D$4]*2)" office:value-type="float" office:value="97.0500000000008">
            <text:p>97.05</text:p>
          </table:table-cell>
          <table:table-cell table:formula="of:=SQRT(ABS([.$D$2]^2-[.B656]^2))" office:value-type="float" office:value="133.440239433238">
            <text:p>133.4402394332</text:p>
          </table:table-cell>
          <table:table-cell table:formula="of:=([.$C$10]-[.C656])*[.$B$4]" office:value-type="float" office:value="39760.2423747149">
            <text:p>39760.2423747149</text:p>
          </table:table-cell>
          <table:table-cell table:formula="of:=ROUND([.D656])" office:value-type="float" office:value="39760">
            <text:p>39760</text:p>
          </table:table-cell>
          <table:table-cell table:formula="of:=([.$C$8]-([.E656]*[.$C$4]))" office:value-type="float" office:value="133.4405">
            <text:p>133.4405</text:p>
          </table:table-cell>
          <table:table-cell table:style-name="ce6" table:formula="of:=SQRT(ABS([.$D$2]^2-[.F656]^2))" office:value-type="float" office:value="97.0496417291172">
            <text:p>97.0496417291</text:p>
          </table:table-cell>
          <table:table-cell table:formula="of:=ABS([.B656]-[.G656])" office:value-type="float" office:value="0.000358270883637601">
            <text:p>0.0003582709</text:p>
          </table:table-cell>
          <table:table-cell table:number-columns-repeated="7"/>
        </table:table-row>
        <table:table-row table:style-name="ro4">
          <table:table-cell table:formula="of:=[.A656]+[.A$4]" office:value-type="float" office:value="194.400000000002">
            <text:p>194.4</text:p>
          </table:table-cell>
          <table:table-cell table:formula="of:=[.A657]/([.$D$4]*2)" office:value-type="float" office:value="97.2000000000008">
            <text:p>97.2</text:p>
          </table:table-cell>
          <table:table-cell table:formula="of:=SQRT(ABS([.$D$2]^2-[.B657]^2))" office:value-type="float" office:value="133.33101664654">
            <text:p>133.3310166465</text:p>
          </table:table-cell>
          <table:table-cell table:formula="of:=([.$C$10]-[.C657])*[.$B$4]" office:value-type="float" office:value="39897.8458855157">
            <text:p>39897.8458855157</text:p>
          </table:table-cell>
          <table:table-cell table:formula="of:=ROUND([.D657])" office:value-type="float" office:value="39898">
            <text:p>39898</text:p>
          </table:table-cell>
          <table:table-cell table:formula="of:=([.$C$8]-([.E657]*[.$C$4]))" office:value-type="float" office:value="133.3309625">
            <text:p>133.3309625</text:p>
          </table:table-cell>
          <table:table-cell table:style-name="ce6" table:formula="of:=SQRT(ABS([.$D$2]^2-[.F657]^2))" office:value-type="float" office:value="97.2000742737555">
            <text:p>97.2000742738</text:p>
          </table:table-cell>
          <table:table-cell table:formula="of:=ABS([.B657]-[.G657])" office:value-type="float" office:value="0.0000742737547057004">
            <text:p>7.42737547057004E-005</text:p>
          </table:table-cell>
          <table:table-cell table:number-columns-repeated="7"/>
        </table:table-row>
        <table:table-row table:style-name="ro4">
          <table:table-cell table:formula="of:=[.A657]+[.A$4]" office:value-type="float" office:value="194.700000000002">
            <text:p>194.7</text:p>
          </table:table-cell>
          <table:table-cell table:formula="of:=[.A658]/([.$D$4]*2)" office:value-type="float" office:value="97.3500000000008">
            <text:p>97.35</text:p>
          </table:table-cell>
          <table:table-cell table:formula="of:=SQRT(ABS([.$D$2]^2-[.B658]^2))" office:value-type="float" office:value="133.221535421267">
            <text:p>133.2215354213</text:p>
          </table:table-cell>
          <table:table-cell table:formula="of:=([.$C$10]-[.C658])*[.$B$4]" office:value-type="float" office:value="40035.7749882217">
            <text:p>40035.7749882217</text:p>
          </table:table-cell>
          <table:table-cell table:formula="of:=ROUND([.D658])" office:value-type="float" office:value="40036">
            <text:p>40036</text:p>
          </table:table-cell>
          <table:table-cell table:formula="of:=([.$C$8]-([.E658]*[.$C$4]))" office:value-type="float" office:value="133.221425">
            <text:p>133.221425</text:p>
          </table:table-cell>
          <table:table-cell table:style-name="ce6" table:formula="of:=SQRT(ABS([.$D$2]^2-[.F658]^2))" office:value-type="float" office:value="97.3501511091245">
            <text:p>97.3501511091</text:p>
          </table:table-cell>
          <table:table-cell table:formula="of:=ABS([.B658]-[.G658])" office:value-type="float" office:value="0.000151109123663673">
            <text:p>0.0001511091</text:p>
          </table:table-cell>
          <table:table-cell table:number-columns-repeated="7"/>
        </table:table-row>
        <table:table-row table:style-name="ro4">
          <table:table-cell table:formula="of:=[.A658]+[.A$4]" office:value-type="float" office:value="195.000000000002">
            <text:p>195</text:p>
          </table:table-cell>
          <table:table-cell table:formula="of:=[.A659]/([.$D$4]*2)" office:value-type="float" office:value="97.5000000000008">
            <text:p>97.5</text:p>
          </table:table-cell>
          <table:table-cell table:formula="of:=SQRT(ABS([.$D$2]^2-[.B659]^2))" office:value-type="float" office:value="133.111795119741">
            <text:p>133.1117951197</text:p>
          </table:table-cell>
          <table:table-cell table:formula="of:=([.$C$10]-[.C659])*[.$B$4]" office:value-type="float" office:value="40174.0304862072">
            <text:p>40174.0304862072</text:p>
          </table:table-cell>
          <table:table-cell table:formula="of:=ROUND([.D659])" office:value-type="float" office:value="40174">
            <text:p>40174</text:p>
          </table:table-cell>
          <table:table-cell table:formula="of:=([.$C$8]-([.E659]*[.$C$4]))" office:value-type="float" office:value="133.1118875">
            <text:p>133.1118875</text:p>
          </table:table-cell>
          <table:table-cell table:style-name="ce6" table:formula="of:=SQRT(ABS([.$D$2]^2-[.F659]^2))" office:value-type="float" office:value="97.4998738778023">
            <text:p>97.4998738778</text:p>
          </table:table-cell>
          <table:table-cell table:formula="of:=ABS([.B659]-[.G659])" office:value-type="float" office:value="0.000126122198579992">
            <text:p>0.0001261222</text:p>
          </table:table-cell>
          <table:table-cell table:number-columns-repeated="7"/>
        </table:table-row>
        <table:table-row table:style-name="ro4">
          <table:table-cell table:formula="of:=[.A659]+[.A$4]" office:value-type="float" office:value="195.300000000002">
            <text:p>195.3</text:p>
          </table:table-cell>
          <table:table-cell table:formula="of:=[.A660]/([.$D$4]*2)" office:value-type="float" office:value="97.6500000000008">
            <text:p>97.65</text:p>
          </table:table-cell>
          <table:table-cell table:formula="of:=SQRT(ABS([.$D$2]^2-[.B660]^2))" office:value-type="float" office:value="133.001795100667">
            <text:p>133.0017951007</text:p>
          </table:table-cell>
          <table:table-cell table:formula="of:=([.$C$10]-[.C660])*[.$B$4]" office:value-type="float" office:value="40312.6131874024">
            <text:p>40312.6131874024</text:p>
          </table:table-cell>
          <table:table-cell table:formula="of:=ROUND([.D660])" office:value-type="float" office:value="40313">
            <text:p>40313</text:p>
          </table:table-cell>
          <table:table-cell table:formula="of:=([.$C$8]-([.E660]*[.$C$4]))" office:value-type="float" office:value="133.00155625">
            <text:p>133.00155625</text:p>
          </table:table-cell>
          <table:table-cell table:style-name="ce6" table:formula="of:=SQRT(ABS([.$D$2]^2-[.F660]^2))" office:value-type="float" office:value="97.6503253198784">
            <text:p>97.6503253199</text:p>
          </table:table-cell>
          <table:table-cell table:formula="of:=ABS([.B660]-[.G660])" office:value-type="float" office:value="0.000325319877575225">
            <text:p>0.0003253199</text:p>
          </table:table-cell>
          <table:table-cell table:number-columns-repeated="7"/>
        </table:table-row>
        <table:table-row table:style-name="ro4">
          <table:table-cell table:formula="of:=[.A660]+[.A$4]" office:value-type="float" office:value="195.600000000002">
            <text:p>195.6</text:p>
          </table:table-cell>
          <table:table-cell table:formula="of:=[.A661]/([.$D$4]*2)" office:value-type="float" office:value="97.8000000000008">
            <text:p>97.8</text:p>
          </table:table-cell>
          <table:table-cell table:formula="of:=SQRT(ABS([.$D$2]^2-[.B661]^2))" office:value-type="float" office:value="132.891534719108">
            <text:p>132.8915347191</text:p>
          </table:table-cell>
          <table:table-cell table:formula="of:=([.$C$10]-[.C661])*[.$B$4]" office:value-type="float" office:value="40451.5239043275">
            <text:p>40451.5239043275</text:p>
          </table:table-cell>
          <table:table-cell table:formula="of:=ROUND([.D661])" office:value-type="float" office:value="40452">
            <text:p>40452</text:p>
          </table:table-cell>
          <table:table-cell table:formula="of:=([.$C$8]-([.E661]*[.$C$4]))" office:value-type="float" office:value="132.891225">
            <text:p>132.891225</text:p>
          </table:table-cell>
          <table:table-cell table:style-name="ce6" table:formula="of:=SQRT(ABS([.$D$2]^2-[.F661]^2))" office:value-type="float" office:value="97.8004208477621">
            <text:p>97.8004208478</text:p>
          </table:table-cell>
          <table:table-cell table:formula="of:=ABS([.B661]-[.G661])" office:value-type="float" office:value="0.000420847761247956">
            <text:p>0.0004208478</text:p>
          </table:table-cell>
          <table:table-cell table:number-columns-repeated="7"/>
        </table:table-row>
        <table:table-row table:style-name="ro4">
          <table:table-cell table:formula="of:=[.A661]+[.A$4]" office:value-type="float" office:value="195.900000000002">
            <text:p>195.9</text:p>
          </table:table-cell>
          <table:table-cell table:formula="of:=[.A662]/([.$D$4]*2)" office:value-type="float" office:value="97.9500000000009">
            <text:p>97.95</text:p>
          </table:table-cell>
          <table:table-cell table:formula="of:=SQRT(ABS([.$D$2]^2-[.B662]^2))" office:value-type="float" office:value="132.781013326454">
            <text:p>132.7810133265</text:p>
          </table:table-cell>
          <table:table-cell table:formula="of:=([.$C$10]-[.C662])*[.$B$4]" office:value-type="float" office:value="40590.7634541281">
            <text:p>40590.7634541281</text:p>
          </table:table-cell>
          <table:table-cell table:formula="of:=ROUND([.D662])" office:value-type="float" office:value="40591">
            <text:p>40591</text:p>
          </table:table-cell>
          <table:table-cell table:formula="of:=([.$C$8]-([.E662]*[.$C$4]))" office:value-type="float" office:value="132.78089375">
            <text:p>132.78089375</text:p>
          </table:table-cell>
          <table:table-cell table:style-name="ce6" table:formula="of:=SQRT(ABS([.$D$2]^2-[.F662]^2))" office:value-type="float" office:value="97.950162097626">
            <text:p>97.9501620976</text:p>
          </table:table-cell>
          <table:table-cell table:formula="of:=ABS([.B662]-[.G662])" office:value-type="float" office:value="0.000162097625135971">
            <text:p>0.0001620976</text:p>
          </table:table-cell>
          <table:table-cell table:number-columns-repeated="7"/>
        </table:table-row>
        <table:table-row table:style-name="ro4">
          <table:table-cell table:formula="of:=[.A662]+[.A$4]" office:value-type="float" office:value="196.200000000002">
            <text:p>196.2</text:p>
          </table:table-cell>
          <table:table-cell table:formula="of:=[.A663]/([.$D$4]*2)" office:value-type="float" office:value="98.1000000000009">
            <text:p>98.1</text:p>
          </table:table-cell>
          <table:table-cell table:formula="of:=SQRT(ABS([.$D$2]^2-[.B663]^2))" office:value-type="float" office:value="132.670230270396">
            <text:p>132.6702302704</text:p>
          </table:table-cell>
          <table:table-cell table:formula="of:=([.$C$10]-[.C663])*[.$B$4]" office:value-type="float" office:value="40730.3326586104">
            <text:p>40730.3326586104</text:p>
          </table:table-cell>
          <table:table-cell table:formula="of:=ROUND([.D663])" office:value-type="float" office:value="40730">
            <text:p>40730</text:p>
          </table:table-cell>
          <table:table-cell table:formula="of:=([.$C$8]-([.E663]*[.$C$4]))" office:value-type="float" office:value="132.6705625">
            <text:p>132.6705625</text:p>
          </table:table-cell>
          <table:table-cell table:style-name="ce6" table:formula="of:=SQRT(ABS([.$D$2]^2-[.F663]^2))" office:value-type="float" office:value="98.0995506918028">
            <text:p>98.0995506918</text:p>
          </table:table-cell>
          <table:table-cell table:formula="of:=ABS([.B663]-[.G663])" office:value-type="float" office:value="0.000449308198056997">
            <text:p>0.0004493082</text:p>
          </table:table-cell>
          <table:table-cell table:number-columns-repeated="7"/>
        </table:table-row>
        <table:table-row table:style-name="ro4">
          <table:table-cell table:formula="of:=[.A663]+[.A$4]" office:value-type="float" office:value="196.500000000002">
            <text:p>196.5</text:p>
          </table:table-cell>
          <table:table-cell table:formula="of:=[.A664]/([.$D$4]*2)" office:value-type="float" office:value="98.2500000000009">
            <text:p>98.25</text:p>
          </table:table-cell>
          <table:table-cell table:formula="of:=SQRT(ABS([.$D$2]^2-[.B664]^2))" office:value-type="float" office:value="132.559184894898">
            <text:p>132.5591848949</text:p>
          </table:table-cell>
          <table:table-cell table:formula="of:=([.$C$10]-[.C664])*[.$B$4]" office:value-type="float" office:value="40870.2323442765">
            <text:p>40870.2323442765</text:p>
          </table:table-cell>
          <table:table-cell table:formula="of:=ROUND([.D664])" office:value-type="float" office:value="40870">
            <text:p>40870</text:p>
          </table:table-cell>
          <table:table-cell table:formula="of:=([.$C$8]-([.E664]*[.$C$4]))" office:value-type="float" office:value="132.5594375">
            <text:p>132.5594375</text:p>
          </table:table-cell>
          <table:table-cell table:style-name="ce6" table:formula="of:=SQRT(ABS([.$D$2]^2-[.F664]^2))" office:value-type="float" office:value="98.2496591835493">
            <text:p>98.2496591835</text:p>
          </table:table-cell>
          <table:table-cell table:formula="of:=ABS([.B664]-[.G664])" office:value-type="float" office:value="0.000340816451569026">
            <text:p>0.0003408165</text:p>
          </table:table-cell>
          <table:table-cell table:number-columns-repeated="7"/>
        </table:table-row>
        <table:table-row table:style-name="ro4">
          <table:table-cell table:formula="of:=[.A664]+[.A$4]" office:value-type="float" office:value="196.800000000002">
            <text:p>196.8</text:p>
          </table:table-cell>
          <table:table-cell table:formula="of:=[.A665]/([.$D$4]*2)" office:value-type="float" office:value="98.4000000000009">
            <text:p>98.4</text:p>
          </table:table-cell>
          <table:table-cell table:formula="of:=SQRT(ABS([.$D$2]^2-[.B665]^2))" office:value-type="float" office:value="132.447876540169">
            <text:p>132.4478765402</text:p>
          </table:table-cell>
          <table:table-cell table:formula="of:=([.$C$10]-[.C665])*[.$B$4]" office:value-type="float" office:value="41010.4633423607">
            <text:p>41010.4633423607</text:p>
          </table:table-cell>
          <table:table-cell table:formula="of:=ROUND([.D665])" office:value-type="float" office:value="41010">
            <text:p>41010</text:p>
          </table:table-cell>
          <table:table-cell table:formula="of:=([.$C$8]-([.E665]*[.$C$4]))" office:value-type="float" office:value="132.4483125">
            <text:p>132.4483125</text:p>
          </table:table-cell>
          <table:table-cell table:style-name="ce6" table:formula="of:=SQRT(ABS([.$D$2]^2-[.F665]^2))" office:value-type="float" office:value="98.399413188811">
            <text:p>98.3994131888</text:p>
          </table:table-cell>
          <table:table-cell table:formula="of:=ABS([.B665]-[.G665])" office:value-type="float" office:value="0.000586811189890568">
            <text:p>0.0005868112</text:p>
          </table:table-cell>
          <table:table-cell table:number-columns-repeated="7"/>
        </table:table-row>
        <table:table-row table:style-name="ro4">
          <table:table-cell table:formula="of:=[.A665]+[.A$4]" office:value-type="float" office:value="197.100000000002">
            <text:p>197.1</text:p>
          </table:table-cell>
          <table:table-cell table:formula="of:=[.A666]/([.$D$4]*2)" office:value-type="float" office:value="98.5500000000009">
            <text:p>98.55</text:p>
          </table:table-cell>
          <table:table-cell table:formula="of:=SQRT(ABS([.$D$2]^2-[.B666]^2))" office:value-type="float" office:value="132.33630454263">
            <text:p>132.3363045426</text:p>
          </table:table-cell>
          <table:table-cell table:formula="of:=([.$C$10]-[.C666])*[.$B$4]" office:value-type="float" office:value="41151.0264888659">
            <text:p>41151.0264888659</text:p>
          </table:table-cell>
          <table:table-cell table:formula="of:=ROUND([.D666])" office:value-type="float" office:value="41151">
            <text:p>41151</text:p>
          </table:table-cell>
          <table:table-cell table:formula="of:=([.$C$8]-([.E666]*[.$C$4]))" office:value-type="float" office:value="132.33639375">
            <text:p>132.33639375</text:p>
          </table:table-cell>
          <table:table-cell table:style-name="ce6" table:formula="of:=SQRT(ABS([.$D$2]^2-[.F666]^2))" office:value-type="float" office:value="98.5498802091862">
            <text:p>98.5498802092</text:p>
          </table:table-cell>
          <table:table-cell table:formula="of:=ABS([.B666]-[.G666])" office:value-type="float" office:value="0.000119790814650855">
            <text:p>0.0001197908</text:p>
          </table:table-cell>
          <table:table-cell table:number-columns-repeated="7"/>
        </table:table-row>
        <table:table-row table:style-name="ro4">
          <table:table-cell table:formula="of:=[.A666]+[.A$4]" office:value-type="float" office:value="197.400000000002">
            <text:p>197.4</text:p>
          </table:table-cell>
          <table:table-cell table:formula="of:=[.A667]/([.$D$4]*2)" office:value-type="float" office:value="98.7000000000009">
            <text:p>98.7</text:p>
          </table:table-cell>
          <table:table-cell table:formula="of:=SQRT(ABS([.$D$2]^2-[.B667]^2))" office:value-type="float" office:value="132.224468234891">
            <text:p>132.2244682349</text:p>
          </table:table-cell>
          <table:table-cell table:formula="of:=([.$C$10]-[.C667])*[.$B$4]" office:value-type="float" office:value="41291.9226246">
            <text:p>41291.9226246</text:p>
          </table:table-cell>
          <table:table-cell table:formula="of:=ROUND([.D667])" office:value-type="float" office:value="41292">
            <text:p>41292</text:p>
          </table:table-cell>
          <table:table-cell table:formula="of:=([.$C$8]-([.E667]*[.$C$4]))" office:value-type="float" office:value="132.224475">
            <text:p>132.224475</text:p>
          </table:table-cell>
          <table:table-cell table:style-name="ce6" table:formula="of:=SQRT(ABS([.$D$2]^2-[.F667]^2))" office:value-type="float" office:value="98.6999909370532">
            <text:p>98.6999909371</text:p>
          </table:table-cell>
          <table:table-cell table:formula="of:=ABS([.B667]-[.G667])" office:value-type="float" office:value="0.00000906294771141347">
            <text:p>9.06294771141347E-006</text:p>
          </table:table-cell>
          <table:table-cell table:number-columns-repeated="7"/>
        </table:table-row>
        <table:table-row table:style-name="ro4">
          <table:table-cell table:formula="of:=[.A667]+[.A$4]" office:value-type="float" office:value="197.700000000002">
            <text:p>197.7</text:p>
          </table:table-cell>
          <table:table-cell table:formula="of:=[.A668]/([.$D$4]*2)" office:value-type="float" office:value="98.8500000000009">
            <text:p>98.85</text:p>
          </table:table-cell>
          <table:table-cell table:formula="of:=SQRT(ABS([.$D$2]^2-[.B668]^2))" office:value-type="float" office:value="132.112366945717">
            <text:p>132.1123669457</text:p>
          </table:table-cell>
          <table:table-cell table:formula="of:=([.$C$10]-[.C668])*[.$B$4]" office:value-type="float" office:value="41433.1525952133">
            <text:p>41433.1525952133</text:p>
          </table:table-cell>
          <table:table-cell table:formula="of:=ROUND([.D668])" office:value-type="float" office:value="41433">
            <text:p>41433</text:p>
          </table:table-cell>
          <table:table-cell table:formula="of:=([.$C$8]-([.E668]*[.$C$4]))" office:value-type="float" office:value="132.11255625">
            <text:p>132.11255625</text:p>
          </table:table-cell>
          <table:table-cell table:style-name="ce6" table:formula="of:=SQRT(ABS([.$D$2]^2-[.F668]^2))" office:value-type="float" office:value="98.8497469955821">
            <text:p>98.8497469956</text:p>
          </table:table-cell>
          <table:table-cell table:formula="of:=ABS([.B668]-[.G668])" office:value-type="float" office:value="0.000253004418837577">
            <text:p>0.0002530044</text:p>
          </table:table-cell>
          <table:table-cell table:number-columns-repeated="7"/>
        </table:table-row>
        <table:table-row table:style-name="ro4">
          <table:table-cell table:formula="of:=[.A668]+[.A$4]" office:value-type="float" office:value="198.000000000002">
            <text:p>198</text:p>
          </table:table-cell>
          <table:table-cell table:formula="of:=[.A669]/([.$D$4]*2)" office:value-type="float" office:value="99.0000000000009">
            <text:p>99</text:p>
          </table:table-cell>
          <table:table-cell table:formula="of:=SQRT(ABS([.$D$2]^2-[.B669]^2))" office:value-type="float" office:value="131.999999999999">
            <text:p>132</text:p>
          </table:table-cell>
          <table:table-cell table:formula="of:=([.$C$10]-[.C669])*[.$B$4]" office:value-type="float" office:value="41574.7172512358">
            <text:p>41574.7172512358</text:p>
          </table:table-cell>
          <table:table-cell table:formula="of:=ROUND([.D669])" office:value-type="float" office:value="41575">
            <text:p>41575</text:p>
          </table:table-cell>
          <table:table-cell table:formula="of:=([.$C$8]-([.E669]*[.$C$4]))" office:value-type="float" office:value="131.99984375">
            <text:p>131.99984375</text:p>
          </table:table-cell>
          <table:table-cell table:style-name="ce6" table:formula="of:=SQRT(ABS([.$D$2]^2-[.F669]^2))" office:value-type="float" office:value="99.0002083329908">
            <text:p>99.000208333</text:p>
          </table:table-cell>
          <table:table-cell table:formula="of:=ABS([.B669]-[.G669])" office:value-type="float" office:value="0.000208332989942051">
            <text:p>0.000208333</text:p>
          </table:table-cell>
          <table:table-cell table:number-columns-repeated="7"/>
        </table:table-row>
        <table:table-row table:style-name="ro4">
          <table:table-cell table:formula="of:=[.A669]+[.A$4]" office:value-type="float" office:value="198.300000000002">
            <text:p>198.3</text:p>
          </table:table-cell>
          <table:table-cell table:formula="of:=[.A670]/([.$D$4]*2)" office:value-type="float" office:value="99.1500000000009">
            <text:p>99.15</text:p>
          </table:table-cell>
          <table:table-cell table:formula="of:=SQRT(ABS([.$D$2]^2-[.B670]^2))" office:value-type="float" office:value="131.887366718726">
            <text:p>131.8873667187</text:p>
          </table:table-cell>
          <table:table-cell table:formula="of:=([.$C$10]-[.C670])*[.$B$4]" office:value-type="float" office:value="41716.6174481151">
            <text:p>41716.6174481151</text:p>
          </table:table-cell>
          <table:table-cell table:formula="of:=ROUND([.D670])" office:value-type="float" office:value="41717">
            <text:p>41717</text:p>
          </table:table-cell>
          <table:table-cell table:formula="of:=([.$C$8]-([.E670]*[.$C$4]))" office:value-type="float" office:value="131.88713125">
            <text:p>131.88713125</text:p>
          </table:table-cell>
          <table:table-cell table:style-name="ce6" table:formula="of:=SQRT(ABS([.$D$2]^2-[.F670]^2))" office:value-type="float" office:value="99.1503132150639">
            <text:p>99.1503132151</text:p>
          </table:table-cell>
          <table:table-cell table:formula="of:=ABS([.B670]-[.G670])" office:value-type="float" office:value="0.000313215062973882">
            <text:p>0.0003132151</text:p>
          </table:table-cell>
          <table:table-cell table:number-columns-repeated="7"/>
        </table:table-row>
        <table:table-row table:style-name="ro4">
          <table:table-cell table:formula="of:=[.A670]+[.A$4]" office:value-type="float" office:value="198.600000000002">
            <text:p>198.6</text:p>
          </table:table-cell>
          <table:table-cell table:formula="of:=[.A671]/([.$D$4]*2)" office:value-type="float" office:value="99.3000000000009">
            <text:p>99.3</text:p>
          </table:table-cell>
          <table:table-cell table:formula="of:=SQRT(ABS([.$D$2]^2-[.B671]^2))" office:value-type="float" office:value="131.774466418953">
            <text:p>131.774466419</text:p>
          </table:table-cell>
          <table:table-cell table:formula="of:=([.$C$10]-[.C671])*[.$B$4]" office:value-type="float" office:value="41858.8540462546">
            <text:p>41858.8540462546</text:p>
          </table:table-cell>
          <table:table-cell table:formula="of:=ROUND([.D671])" office:value-type="float" office:value="41859">
            <text:p>41859</text:p>
          </table:table-cell>
          <table:table-cell table:formula="of:=([.$C$8]-([.E671]*[.$C$4]))" office:value-type="float" office:value="131.77441875">
            <text:p>131.77441875</text:p>
          </table:table-cell>
          <table:table-cell table:style-name="ce6" table:formula="of:=SQRT(ABS([.$D$2]^2-[.F671]^2))" office:value-type="float" office:value="99.3000632582863">
            <text:p>99.3000632583</text:p>
          </table:table-cell>
          <table:table-cell table:formula="of:=ABS([.B671]-[.G671])" office:value-type="float" office:value="0.0000632582853370422">
            <text:p>6.32582853370422E-005</text:p>
          </table:table-cell>
          <table:table-cell table:number-columns-repeated="7"/>
        </table:table-row>
        <table:table-row table:style-name="ro4">
          <table:table-cell table:formula="of:=[.A671]+[.A$4]" office:value-type="float" office:value="198.900000000002">
            <text:p>198.9</text:p>
          </table:table-cell>
          <table:table-cell table:formula="of:=[.A672]/([.$D$4]*2)" office:value-type="float" office:value="99.4500000000009">
            <text:p>99.45</text:p>
          </table:table-cell>
          <table:table-cell table:formula="of:=SQRT(ABS([.$D$2]^2-[.B672]^2))" office:value-type="float" office:value="131.66129841377">
            <text:p>131.6612984138</text:p>
          </table:table-cell>
          <table:table-cell table:formula="of:=([.$C$10]-[.C672])*[.$B$4]" office:value-type="float" office:value="42001.4279110522">
            <text:p>42001.4279110522</text:p>
          </table:table-cell>
          <table:table-cell table:formula="of:=ROUND([.D672])" office:value-type="float" office:value="42001">
            <text:p>42001</text:p>
          </table:table-cell>
          <table:table-cell table:formula="of:=([.$C$8]-([.E672]*[.$C$4]))" office:value-type="float" office:value="131.66170625">
            <text:p>131.66170625</text:p>
          </table:table-cell>
          <table:table-cell table:style-name="ce6" table:formula="of:=SQRT(ABS([.$D$2]^2-[.F672]^2))" office:value-type="float" office:value="99.4494600655967">
            <text:p>99.4494600656</text:p>
          </table:table-cell>
          <table:table-cell table:formula="of:=ABS([.B672]-[.G672])" office:value-type="float" office:value="0.00053993440423028">
            <text:p>0.0005399344</text:p>
          </table:table-cell>
          <table:table-cell table:number-columns-repeated="7"/>
        </table:table-row>
        <table:table-row table:style-name="ro4">
          <table:table-cell table:formula="of:=[.A672]+[.A$4]" office:value-type="float" office:value="199.200000000002">
            <text:p>199.2</text:p>
          </table:table-cell>
          <table:table-cell table:formula="of:=[.A673]/([.$D$4]*2)" office:value-type="float" office:value="99.6000000000009">
            <text:p>99.6</text:p>
          </table:table-cell>
          <table:table-cell table:formula="of:=SQRT(ABS([.$D$2]^2-[.B673]^2))" office:value-type="float" office:value="131.547862012272">
            <text:p>131.5478620123</text:p>
          </table:table-cell>
          <table:table-cell table:formula="of:=([.$C$10]-[.C673])*[.$B$4]" office:value-type="float" office:value="42144.3399129392">
            <text:p>42144.3399129392</text:p>
          </table:table-cell>
          <table:table-cell table:formula="of:=ROUND([.D673])" office:value-type="float" office:value="42144">
            <text:p>42144</text:p>
          </table:table-cell>
          <table:table-cell table:formula="of:=([.$C$8]-([.E673]*[.$C$4]))" office:value-type="float" office:value="131.5482">
            <text:p>131.5482</text:p>
          </table:table-cell>
          <table:table-cell table:style-name="ce6" table:formula="of:=SQRT(ABS([.$D$2]^2-[.F673]^2))" office:value-type="float" office:value="99.5995535971924">
            <text:p>99.5995535972</text:p>
          </table:table-cell>
          <table:table-cell table:formula="of:=ABS([.B673]-[.G673])" office:value-type="float" office:value="0.00044640280853514">
            <text:p>0.0004464028</text:p>
          </table:table-cell>
          <table:table-cell table:number-columns-repeated="7"/>
        </table:table-row>
        <table:table-row table:style-name="ro4">
          <table:table-cell table:formula="of:=[.A673]+[.A$4]" office:value-type="float" office:value="199.500000000002">
            <text:p>199.5</text:p>
          </table:table-cell>
          <table:table-cell table:formula="of:=[.A674]/([.$D$4]*2)" office:value-type="float" office:value="99.7500000000009">
            <text:p>99.75</text:p>
          </table:table-cell>
          <table:table-cell table:formula="of:=SQRT(ABS([.$D$2]^2-[.B674]^2))" office:value-type="float" office:value="131.434156519528">
            <text:p>131.4341565195</text:p>
          </table:table-cell>
          <table:table-cell table:formula="of:=([.$C$10]-[.C674])*[.$B$4]" office:value-type="float" office:value="42287.59092742">
            <text:p>42287.59092742</text:p>
          </table:table-cell>
          <table:table-cell table:formula="of:=ROUND([.D674])" office:value-type="float" office:value="42288">
            <text:p>42288</text:p>
          </table:table-cell>
          <table:table-cell table:formula="of:=([.$C$8]-([.E674]*[.$C$4]))" office:value-type="float" office:value="131.4339">
            <text:p>131.4339</text:p>
          </table:table-cell>
          <table:table-cell table:style-name="ce6" table:formula="of:=SQRT(ABS([.$D$2]^2-[.F674]^2))" office:value-type="float" office:value="99.7503379983747">
            <text:p>99.7503379984</text:p>
          </table:table-cell>
          <table:table-cell table:formula="of:=ABS([.B674]-[.G674])" office:value-type="float" office:value="0.000337998373808546">
            <text:p>0.0003379984</text:p>
          </table:table-cell>
          <table:table-cell table:number-columns-repeated="7"/>
        </table:table-row>
        <table:table-row table:style-name="ro4">
          <table:table-cell table:formula="of:=[.A674]+[.A$4]" office:value-type="float" office:value="199.800000000002">
            <text:p>199.8</text:p>
          </table:table-cell>
          <table:table-cell table:formula="of:=[.A675]/([.$D$4]*2)" office:value-type="float" office:value="99.9000000000009">
            <text:p>99.9</text:p>
          </table:table-cell>
          <table:table-cell table:formula="of:=SQRT(ABS([.$D$2]^2-[.B675]^2))" office:value-type="float" office:value="131.320181236548">
            <text:p>131.3201812365</text:p>
          </table:table-cell>
          <table:table-cell table:formula="of:=([.$C$10]-[.C675])*[.$B$4]" office:value-type="float" office:value="42431.1818351115">
            <text:p>42431.1818351115</text:p>
          </table:table-cell>
          <table:table-cell table:formula="of:=ROUND([.D675])" office:value-type="float" office:value="42431">
            <text:p>42431</text:p>
          </table:table-cell>
          <table:table-cell table:formula="of:=([.$C$8]-([.E675]*[.$C$4]))" office:value-type="float" office:value="131.32039375">
            <text:p>131.32039375</text:p>
          </table:table-cell>
          <table:table-cell table:style-name="ce6" table:formula="of:=SQRT(ABS([.$D$2]^2-[.F675]^2))" office:value-type="float" office:value="99.8997206469816">
            <text:p>99.899720647</text:p>
          </table:table-cell>
          <table:table-cell table:formula="of:=ABS([.B675]-[.G675])" office:value-type="float" office:value="0.000279353019323025">
            <text:p>0.000279353</text:p>
          </table:table-cell>
          <table:table-cell table:number-columns-repeated="7"/>
        </table:table-row>
        <table:table-row table:style-name="ro4">
          <table:table-cell table:formula="of:=[.A675]+[.A$4]" office:value-type="float" office:value="200.100000000002">
            <text:p>200.1</text:p>
          </table:table-cell>
          <table:table-cell table:formula="of:=[.A676]/([.$D$4]*2)" office:value-type="float" office:value="100.050000000001">
            <text:p>100.05</text:p>
          </table:table-cell>
          <table:table-cell table:formula="of:=SQRT(ABS([.$D$2]^2-[.B676]^2))" office:value-type="float" office:value="131.205935460252">
            <text:p>131.2059354603</text:p>
          </table:table-cell>
          <table:table-cell table:formula="of:=([.$C$10]-[.C676])*[.$B$4]" office:value-type="float" office:value="42575.1135217836">
            <text:p>42575.1135217836</text:p>
          </table:table-cell>
          <table:table-cell table:formula="of:=ROUND([.D676])" office:value-type="float" office:value="42575">
            <text:p>42575</text:p>
          </table:table-cell>
          <table:table-cell table:formula="of:=([.$C$8]-([.E676]*[.$C$4]))" office:value-type="float" office:value="131.20609375">
            <text:p>131.20609375</text:p>
          </table:table-cell>
          <table:table-cell table:style-name="ce6" table:formula="of:=SQRT(ABS([.$D$2]^2-[.F676]^2))" office:value-type="float" office:value="100.049792417907">
            <text:p>100.0497924179</text:p>
          </table:table-cell>
          <table:table-cell table:formula="of:=ABS([.B676]-[.G676])" office:value-type="float" office:value="0.000207582094304826">
            <text:p>0.0002075821</text:p>
          </table:table-cell>
          <table:table-cell table:number-columns-repeated="7"/>
        </table:table-row>
        <table:table-row table:style-name="ro4">
          <table:table-cell table:formula="of:=[.A676]+[.A$4]" office:value-type="float" office:value="200.400000000002">
            <text:p>200.4</text:p>
          </table:table-cell>
          <table:table-cell table:formula="of:=[.A677]/([.$D$4]*2)" office:value-type="float" office:value="100.200000000001">
            <text:p>100.2</text:p>
          </table:table-cell>
          <table:table-cell table:formula="of:=SQRT(ABS([.$D$2]^2-[.B677]^2))" office:value-type="float" office:value="131.091418483438">
            <text:p>131.0914184834</text:p>
          </table:table-cell>
          <table:table-cell table:formula="of:=([.$C$10]-[.C677])*[.$B$4]" office:value-type="float" office:value="42719.3868784">
            <text:p>42719.3868784</text:p>
          </table:table-cell>
          <table:table-cell table:formula="of:=ROUND([.D677])" office:value-type="float" office:value="42719">
            <text:p>42719</text:p>
          </table:table-cell>
          <table:table-cell table:formula="of:=([.$C$8]-([.E677]*[.$C$4]))" office:value-type="float" office:value="131.09179375">
            <text:p>131.09179375</text:p>
          </table:table-cell>
          <table:table-cell table:style-name="ce6" table:formula="of:=SQRT(ABS([.$D$2]^2-[.F677]^2))" office:value-type="float" office:value="100.199509037757">
            <text:p>100.1995090378</text:p>
          </table:table-cell>
          <table:table-cell table:formula="of:=ABS([.B677]-[.G677])" office:value-type="float" office:value="0.000490962244356297">
            <text:p>0.0004909622</text:p>
          </table:table-cell>
          <table:table-cell table:number-columns-repeated="7"/>
        </table:table-row>
        <table:table-row table:style-name="ro4">
          <table:table-cell table:formula="of:=[.A677]+[.A$4]" office:value-type="float" office:value="200.700000000002">
            <text:p>200.7</text:p>
          </table:table-cell>
          <table:table-cell table:formula="of:=[.A678]/([.$D$4]*2)" office:value-type="float" office:value="100.350000000001">
            <text:p>100.35</text:p>
          </table:table-cell>
          <table:table-cell table:formula="of:=SQRT(ABS([.$D$2]^2-[.B678]^2))" office:value-type="float" office:value="130.976629594748">
            <text:p>130.9766295947</text:p>
          </table:table-cell>
          <table:table-cell table:formula="of:=([.$C$10]-[.C678])*[.$B$4]" office:value-type="float" office:value="42864.0028011588">
            <text:p>42864.0028011588</text:p>
          </table:table-cell>
          <table:table-cell table:formula="of:=ROUND([.D678])" office:value-type="float" office:value="42864">
            <text:p>42864</text:p>
          </table:table-cell>
          <table:table-cell table:formula="of:=([.$C$8]-([.E678]*[.$C$4]))" office:value-type="float" office:value="130.9767">
            <text:p>130.9767</text:p>
          </table:table-cell>
          <table:table-cell table:style-name="ce6" table:formula="of:=SQRT(ABS([.$D$2]^2-[.F678]^2))" office:value-type="float" office:value="100.349908107133">
            <text:p>100.3499081071</text:p>
          </table:table-cell>
          <table:table-cell table:formula="of:=ABS([.B678]-[.G678])" office:value-type="float" office:value="0.0000918928681272746">
            <text:p>9.18928681272746E-005</text:p>
          </table:table-cell>
          <table:table-cell table:number-columns-repeated="7"/>
        </table:table-row>
        <table:table-row table:style-name="ro4">
          <table:table-cell table:formula="of:=[.A678]+[.A$4]" office:value-type="float" office:value="201.000000000002">
            <text:p>201</text:p>
          </table:table-cell>
          <table:table-cell table:formula="of:=[.A679]/([.$D$4]*2)" office:value-type="float" office:value="100.500000000001">
            <text:p>100.5</text:p>
          </table:table-cell>
          <table:table-cell table:formula="of:=SQRT(ABS([.$D$2]^2-[.B679]^2))" office:value-type="float" office:value="130.861568078637">
            <text:p>130.8615680786</text:p>
          </table:table-cell>
          <table:table-cell table:formula="of:=([.$C$10]-[.C679])*[.$B$4]" office:value-type="float" office:value="43008.9621915345">
            <text:p>43008.9621915345</text:p>
          </table:table-cell>
          <table:table-cell table:formula="of:=ROUND([.D679])" office:value-type="float" office:value="43009">
            <text:p>43009</text:p>
          </table:table-cell>
          <table:table-cell table:formula="of:=([.$C$8]-([.E679]*[.$C$4]))" office:value-type="float" office:value="130.86160625">
            <text:p>130.86160625</text:p>
          </table:table-cell>
          <table:table-cell table:style-name="ce6" table:formula="of:=SQRT(ABS([.$D$2]^2-[.F679]^2))" office:value-type="float" office:value="100.499950296853">
            <text:p>100.4999502969</text:p>
          </table:table-cell>
          <table:table-cell table:formula="of:=ABS([.B679]-[.G679])" office:value-type="float" office:value="0.0000497031477522114">
            <text:p>4.97031477522114E-005</text:p>
          </table:table-cell>
          <table:table-cell table:number-columns-repeated="7"/>
        </table:table-row>
        <table:table-row table:style-name="ro4">
          <table:table-cell table:formula="of:=[.A679]+[.A$4]" office:value-type="float" office:value="201.300000000002">
            <text:p>201.3</text:p>
          </table:table-cell>
          <table:table-cell table:formula="of:=[.A680]/([.$D$4]*2)" office:value-type="float" office:value="100.650000000001">
            <text:p>100.65</text:p>
          </table:table-cell>
          <table:table-cell table:formula="of:=SQRT(ABS([.$D$2]^2-[.B680]^2))" office:value-type="float" office:value="130.746233215339">
            <text:p>130.7462332153</text:p>
          </table:table-cell>
          <table:table-cell table:formula="of:=([.$C$10]-[.C680])*[.$B$4]" office:value-type="float" office:value="43154.2659563197">
            <text:p>43154.2659563197</text:p>
          </table:table-cell>
          <table:table-cell table:formula="of:=ROUND([.D680])" office:value-type="float" office:value="43154">
            <text:p>43154</text:p>
          </table:table-cell>
          <table:table-cell table:formula="of:=([.$C$8]-([.E680]*[.$C$4]))" office:value-type="float" office:value="130.7465125">
            <text:p>130.7465125</text:p>
          </table:table-cell>
          <table:table-cell table:style-name="ce6" table:formula="of:=SQRT(ABS([.$D$2]^2-[.F680]^2))" office:value-type="float" office:value="100.649637202959">
            <text:p>100.649637203</text:p>
          </table:table-cell>
          <table:table-cell table:formula="of:=ABS([.B680]-[.G680])" office:value-type="float" office:value="0.000362797041574936">
            <text:p>0.000362797</text:p>
          </table:table-cell>
          <table:table-cell table:number-columns-repeated="7"/>
        </table:table-row>
        <table:table-row table:style-name="ro4">
          <table:table-cell table:formula="of:=[.A680]+[.A$4]" office:value-type="float" office:value="201.600000000002">
            <text:p>201.6</text:p>
          </table:table-cell>
          <table:table-cell table:formula="of:=[.A681]/([.$D$4]*2)" office:value-type="float" office:value="100.800000000001">
            <text:p>100.8</text:p>
          </table:table-cell>
          <table:table-cell table:formula="of:=SQRT(ABS([.$D$2]^2-[.B681]^2))" office:value-type="float" office:value="130.630624280832">
            <text:p>130.6306242808</text:p>
          </table:table-cell>
          <table:table-cell table:formula="of:=([.$C$10]-[.C681])*[.$B$4]" office:value-type="float" office:value="43299.9150076675">
            <text:p>43299.9150076675</text:p>
          </table:table-cell>
          <table:table-cell table:formula="of:=ROUND([.D681])" office:value-type="float" office:value="43300">
            <text:p>43300</text:p>
          </table:table-cell>
          <table:table-cell table:formula="of:=([.$C$8]-([.E681]*[.$C$4]))" office:value-type="float" office:value="130.630625">
            <text:p>130.630625</text:p>
          </table:table-cell>
          <table:table-cell table:style-name="ce6" table:formula="of:=SQRT(ABS([.$D$2]^2-[.F681]^2))" office:value-type="float" office:value="100.799999068003">
            <text:p>100.799999068</text:p>
          </table:table-cell>
          <table:table-cell table:formula="of:=ABS([.B681]-[.G681])" office:value-type="float" office:value="0.00000093199813022693">
            <text:p>0.000000932</text:p>
          </table:table-cell>
          <table:table-cell table:number-columns-repeated="7"/>
        </table:table-row>
        <table:table-row table:style-name="ro4">
          <table:table-cell table:formula="of:=[.A681]+[.A$4]" office:value-type="float" office:value="201.900000000002">
            <text:p>201.9</text:p>
          </table:table-cell>
          <table:table-cell table:formula="of:=[.A682]/([.$D$4]*2)" office:value-type="float" office:value="100.950000000001">
            <text:p>100.95</text:p>
          </table:table-cell>
          <table:table-cell table:formula="of:=SQRT(ABS([.$D$2]^2-[.B682]^2))" office:value-type="float" office:value="130.514740546805">
            <text:p>130.5147405468</text:p>
          </table:table-cell>
          <table:table-cell table:formula="of:=([.$C$10]-[.C682])*[.$B$4]" office:value-type="float" office:value="43445.9102631342">
            <text:p>43445.9102631342</text:p>
          </table:table-cell>
          <table:table-cell table:formula="of:=ROUND([.D682])" office:value-type="float" office:value="43446">
            <text:p>43446</text:p>
          </table:table-cell>
          <table:table-cell table:formula="of:=([.$C$8]-([.E682]*[.$C$4]))" office:value-type="float" office:value="130.5147375">
            <text:p>130.5147375</text:p>
          </table:table-cell>
          <table:table-cell table:style-name="ce6" table:formula="of:=SQRT(ABS([.$D$2]^2-[.F682]^2))" office:value-type="float" office:value="100.950003939109">
            <text:p>100.9500039391</text:p>
          </table:table-cell>
          <table:table-cell table:formula="of:=ABS([.B682]-[.G682])" office:value-type="float" office:value="0.0000039391078985318">
            <text:p>3.9391078985318E-006</text:p>
          </table:table-cell>
          <table:table-cell table:number-columns-repeated="7"/>
        </table:table-row>
        <table:table-row table:style-name="ro4">
          <table:table-cell table:formula="of:=[.A682]+[.A$4]" office:value-type="float" office:value="202.200000000002">
            <text:p>202.2</text:p>
          </table:table-cell>
          <table:table-cell table:formula="of:=[.A683]/([.$D$4]*2)" office:value-type="float" office:value="101.100000000001">
            <text:p>101.1</text:p>
          </table:table-cell>
          <table:table-cell table:formula="of:=SQRT(ABS([.$D$2]^2-[.B683]^2))" office:value-type="float" office:value="130.398581280625">
            <text:p>130.3985812806</text:p>
          </table:table-cell>
          <table:table-cell table:formula="of:=([.$C$10]-[.C683])*[.$B$4]" office:value-type="float" office:value="43592.2526457229">
            <text:p>43592.2526457229</text:p>
          </table:table-cell>
          <table:table-cell table:formula="of:=ROUND([.D683])" office:value-type="float" office:value="43592">
            <text:p>43592</text:p>
          </table:table-cell>
          <table:table-cell table:formula="of:=([.$C$8]-([.E683]*[.$C$4]))" office:value-type="float" office:value="130.39885">
            <text:p>130.39885</text:p>
          </table:table-cell>
          <table:table-cell table:style-name="ce6" table:formula="of:=SQRT(ABS([.$D$2]^2-[.F683]^2))" office:value-type="float" office:value="101.099653405328">
            <text:p>101.0996534053</text:p>
          </table:table-cell>
          <table:table-cell table:formula="of:=ABS([.B683]-[.G683])" office:value-type="float" office:value="0.000346594672734568">
            <text:p>0.0003465947</text:p>
          </table:table-cell>
          <table:table-cell table:number-columns-repeated="7"/>
        </table:table-row>
        <table:table-row table:style-name="ro4">
          <table:table-cell table:formula="of:=[.A683]+[.A$4]" office:value-type="float" office:value="202.500000000002">
            <text:p>202.5</text:p>
          </table:table-cell>
          <table:table-cell table:formula="of:=[.A684]/([.$D$4]*2)" office:value-type="float" office:value="101.250000000001">
            <text:p>101.25</text:p>
          </table:table-cell>
          <table:table-cell table:formula="of:=SQRT(ABS([.$D$2]^2-[.B684]^2))" office:value-type="float" office:value="130.282145745301">
            <text:p>130.2821457453</text:p>
          </table:table-cell>
          <table:table-cell table:formula="of:=([.$C$10]-[.C684])*[.$B$4]" office:value-type="float" office:value="43738.9430839268">
            <text:p>43738.9430839268</text:p>
          </table:table-cell>
          <table:table-cell table:formula="of:=ROUND([.D684])" office:value-type="float" office:value="43739">
            <text:p>43739</text:p>
          </table:table-cell>
          <table:table-cell table:formula="of:=([.$C$8]-([.E684]*[.$C$4]))" office:value-type="float" office:value="130.28216875">
            <text:p>130.28216875</text:p>
          </table:table-cell>
          <table:table-cell table:style-name="ce6" table:formula="of:=SQRT(ABS([.$D$2]^2-[.F684]^2))" office:value-type="float" office:value="101.249970398991">
            <text:p>101.249970399</text:p>
          </table:table-cell>
          <table:table-cell table:formula="of:=ABS([.B684]-[.G684])" office:value-type="float" office:value="0.0000296010101408228">
            <text:p>0.000029601</text:p>
          </table:table-cell>
          <table:table-cell table:number-columns-repeated="7"/>
        </table:table-row>
        <table:table-row table:style-name="ro4">
          <table:table-cell table:formula="of:=[.A684]+[.A$4]" office:value-type="float" office:value="202.800000000002">
            <text:p>202.8</text:p>
          </table:table-cell>
          <table:table-cell table:formula="of:=[.A685]/([.$D$4]*2)" office:value-type="float" office:value="101.400000000001">
            <text:p>101.4</text:p>
          </table:table-cell>
          <table:table-cell table:formula="of:=SQRT(ABS([.$D$2]^2-[.B685]^2))" office:value-type="float" office:value="130.165433199447">
            <text:p>130.1654331994</text:p>
          </table:table-cell>
          <table:table-cell table:formula="of:=([.$C$10]-[.C685])*[.$B$4]" office:value-type="float" office:value="43885.9825117737">
            <text:p>43885.9825117737</text:p>
          </table:table-cell>
          <table:table-cell table:formula="of:=ROUND([.D685])" office:value-type="float" office:value="43886">
            <text:p>43886</text:p>
          </table:table-cell>
          <table:table-cell table:formula="of:=([.$C$8]-([.E685]*[.$C$4]))" office:value-type="float" office:value="130.1654875">
            <text:p>130.1654875</text:p>
          </table:table-cell>
          <table:table-cell table:style-name="ce6" table:formula="of:=SQRT(ABS([.$D$2]^2-[.F685]^2))" office:value-type="float" office:value="101.399930295279">
            <text:p>101.3999302953</text:p>
          </table:table-cell>
          <table:table-cell table:formula="of:=ABS([.B685]-[.G685])" office:value-type="float" office:value="0.0000697047224775815">
            <text:p>6.97047224775815E-005</text:p>
          </table:table-cell>
          <table:table-cell table:number-columns-repeated="7"/>
        </table:table-row>
        <table:table-row table:style-name="ro4">
          <table:table-cell table:formula="of:=[.A685]+[.A$4]" office:value-type="float" office:value="203.100000000002">
            <text:p>203.1</text:p>
          </table:table-cell>
          <table:table-cell table:formula="of:=[.A686]/([.$D$4]*2)" office:value-type="float" office:value="101.550000000001">
            <text:p>101.55</text:p>
          </table:table-cell>
          <table:table-cell table:formula="of:=SQRT(ABS([.$D$2]^2-[.B686]^2))" office:value-type="float" office:value="130.048442897252">
            <text:p>130.0484428973</text:p>
          </table:table-cell>
          <table:table-cell table:formula="of:=([.$C$10]-[.C686])*[.$B$4]" office:value-type="float" office:value="44033.3718688703">
            <text:p>44033.3718688703</text:p>
          </table:table-cell>
          <table:table-cell table:formula="of:=ROUND([.D686])" office:value-type="float" office:value="44033">
            <text:p>44033</text:p>
          </table:table-cell>
          <table:table-cell table:formula="of:=([.$C$8]-([.E686]*[.$C$4]))" office:value-type="float" office:value="130.04880625">
            <text:p>130.04880625</text:p>
          </table:table-cell>
          <table:table-cell table:style-name="ce6" table:formula="of:=SQRT(ABS([.$D$2]^2-[.F686]^2))" office:value-type="float" office:value="101.549534676186">
            <text:p>101.5495346762</text:p>
          </table:table-cell>
          <table:table-cell table:formula="of:=ABS([.B686]-[.G686])" office:value-type="float" office:value="0.000465323814680119">
            <text:p>0.0004653238</text:p>
          </table:table-cell>
          <table:table-cell table:number-columns-repeated="7"/>
        </table:table-row>
        <table:table-row table:style-name="ro4">
          <table:table-cell table:formula="of:=[.A686]+[.A$4]" office:value-type="float" office:value="203.400000000002">
            <text:p>203.4</text:p>
          </table:table-cell>
          <table:table-cell table:formula="of:=[.A687]/([.$D$4]*2)" office:value-type="float" office:value="101.700000000001">
            <text:p>101.7</text:p>
          </table:table-cell>
          <table:table-cell table:formula="of:=SQRT(ABS([.$D$2]^2-[.B687]^2))" office:value-type="float" office:value="129.931174088437">
            <text:p>129.9311740884</text:p>
          </table:table-cell>
          <table:table-cell table:formula="of:=([.$C$10]-[.C687])*[.$B$4]" office:value-type="float" office:value="44181.1121004478">
            <text:p>44181.1121004478</text:p>
          </table:table-cell>
          <table:table-cell table:formula="of:=ROUND([.D687])" office:value-type="float" office:value="44181">
            <text:p>44181</text:p>
          </table:table-cell>
          <table:table-cell table:formula="of:=([.$C$8]-([.E687]*[.$C$4]))" office:value-type="float" office:value="129.93133125">
            <text:p>129.93133125</text:p>
          </table:table-cell>
          <table:table-cell table:style-name="ce6" table:formula="of:=SQRT(ABS([.$D$2]^2-[.F687]^2))" office:value-type="float" office:value="101.699799211222">
            <text:p>101.6997992112</text:p>
          </table:table-cell>
          <table:table-cell table:formula="of:=ABS([.B687]-[.G687])" office:value-type="float" office:value="0.000200788779466166">
            <text:p>0.0002007888</text:p>
          </table:table-cell>
          <table:table-cell table:number-columns-repeated="7"/>
        </table:table-row>
        <table:table-row table:style-name="ro4">
          <table:table-cell table:formula="of:=[.A687]+[.A$4]" office:value-type="float" office:value="203.700000000002">
            <text:p>203.7</text:p>
          </table:table-cell>
          <table:table-cell table:formula="of:=[.A688]/([.$D$4]*2)" office:value-type="float" office:value="101.850000000001">
            <text:p>101.85</text:p>
          </table:table-cell>
          <table:table-cell table:formula="of:=SQRT(ABS([.$D$2]^2-[.B688]^2))" office:value-type="float" office:value="129.813626018226">
            <text:p>129.8136260182</text:p>
          </table:table-cell>
          <table:table-cell table:formula="of:=([.$C$10]-[.C688])*[.$B$4]" office:value-type="float" office:value="44329.2041574071">
            <text:p>44329.2041574071</text:p>
          </table:table-cell>
          <table:table-cell table:formula="of:=ROUND([.D688])" office:value-type="float" office:value="44329">
            <text:p>44329</text:p>
          </table:table-cell>
          <table:table-cell table:formula="of:=([.$C$8]-([.E688]*[.$C$4]))" office:value-type="float" office:value="129.81385625">
            <text:p>129.81385625</text:p>
          </table:table-cell>
          <table:table-cell table:style-name="ce6" table:formula="of:=SQRT(ABS([.$D$2]^2-[.F688]^2))" office:value-type="float" office:value="101.849706555809">
            <text:p>101.8497065558</text:p>
          </table:table-cell>
          <table:table-cell table:formula="of:=ABS([.B688]-[.G688])" office:value-type="float" office:value="0.000293444192351444">
            <text:p>0.0002934442</text:p>
          </table:table-cell>
          <table:table-cell table:number-columns-repeated="7"/>
        </table:table-row>
        <table:table-row table:style-name="ro4">
          <table:table-cell table:formula="of:=[.A688]+[.A$4]" office:value-type="float" office:value="204.000000000002">
            <text:p>204</text:p>
          </table:table-cell>
          <table:table-cell table:formula="of:=[.A689]/([.$D$4]*2)" office:value-type="float" office:value="102.000000000001">
            <text:p>102</text:p>
          </table:table-cell>
          <table:table-cell table:formula="of:=SQRT(ABS([.$D$2]^2-[.B689]^2))" office:value-type="float" office:value="129.695797927303">
            <text:p>129.6957979273</text:p>
          </table:table-cell>
          <table:table-cell table:formula="of:=([.$C$10]-[.C689])*[.$B$4]" office:value-type="float" office:value="44477.6489963651">
            <text:p>44477.6489963651</text:p>
          </table:table-cell>
          <table:table-cell table:formula="of:=ROUND([.D689])" office:value-type="float" office:value="44478">
            <text:p>44478</text:p>
          </table:table-cell>
          <table:table-cell table:formula="of:=([.$C$8]-([.E689]*[.$C$4]))" office:value-type="float" office:value="129.6955875">
            <text:p>129.6955875</text:p>
          </table:table-cell>
          <table:table-cell table:style-name="ce6" table:formula="of:=SQRT(ABS([.$D$2]^2-[.F689]^2))" office:value-type="float" office:value="102.000267563521">
            <text:p>102.0002675635</text:p>
          </table:table-cell>
          <table:table-cell table:formula="of:=ABS([.B689]-[.G689])" office:value-type="float" office:value="0.000267563519855685">
            <text:p>0.0002675635</text:p>
          </table:table-cell>
          <table:table-cell table:number-columns-repeated="7"/>
        </table:table-row>
        <table:table-row table:style-name="ro4">
          <table:table-cell table:formula="of:=[.A689]+[.A$4]" office:value-type="float" office:value="204.300000000002">
            <text:p>204.3</text:p>
          </table:table-cell>
          <table:table-cell table:formula="of:=[.A690]/([.$D$4]*2)" office:value-type="float" office:value="102.150000000001">
            <text:p>102.15</text:p>
          </table:table-cell>
          <table:table-cell table:formula="of:=SQRT(ABS([.$D$2]^2-[.B690]^2))" office:value-type="float" office:value="129.57768905178">
            <text:p>129.5776890518</text:p>
          </table:table-cell>
          <table:table-cell table:formula="of:=([.$C$10]-[.C690])*[.$B$4]" office:value-type="float" office:value="44626.4475797011">
            <text:p>44626.4475797011</text:p>
          </table:table-cell>
          <table:table-cell table:formula="of:=ROUND([.D690])" office:value-type="float" office:value="44626">
            <text:p>44626</text:p>
          </table:table-cell>
          <table:table-cell table:formula="of:=([.$C$8]-([.E690]*[.$C$4]))" office:value-type="float" office:value="129.5781125">
            <text:p>129.5781125</text:p>
          </table:table-cell>
          <table:table-cell table:style-name="ce6" table:formula="of:=SQRT(ABS([.$D$2]^2-[.F690]^2))" office:value-type="float" office:value="102.149462851928">
            <text:p>102.1494628519</text:p>
          </table:table-cell>
          <table:table-cell table:formula="of:=ABS([.B690]-[.G690])" office:value-type="float" office:value="0.000537148073391336">
            <text:p>0.0005371481</text:p>
          </table:table-cell>
          <table:table-cell table:number-columns-repeated="7"/>
        </table:table-row>
        <table:table-row table:style-name="ro4">
          <table:table-cell table:formula="of:=[.A690]+[.A$4]" office:value-type="float" office:value="204.600000000002">
            <text:p>204.6</text:p>
          </table:table-cell>
          <table:table-cell table:formula="of:=[.A691]/([.$D$4]*2)" office:value-type="float" office:value="102.300000000001">
            <text:p>102.3</text:p>
          </table:table-cell>
          <table:table-cell table:formula="of:=SQRT(ABS([.$D$2]^2-[.B691]^2))" office:value-type="float" office:value="129.459298623157">
            <text:p>129.4592986232</text:p>
          </table:table-cell>
          <table:table-cell table:formula="of:=([.$C$10]-[.C691])*[.$B$4]" office:value-type="float" office:value="44775.6008756038">
            <text:p>44775.6008756038</text:p>
          </table:table-cell>
          <table:table-cell table:formula="of:=ROUND([.D691])" office:value-type="float" office:value="44776">
            <text:p>44776</text:p>
          </table:table-cell>
          <table:table-cell table:formula="of:=([.$C$8]-([.E691]*[.$C$4]))" office:value-type="float" office:value="129.45905">
            <text:p>129.45905</text:p>
          </table:table-cell>
          <table:table-cell table:style-name="ce6" table:formula="of:=SQRT(ABS([.$D$2]^2-[.F691]^2))" office:value-type="float" office:value="102.300314628536">
            <text:p>102.3003146285</text:p>
          </table:table-cell>
          <table:table-cell table:formula="of:=ABS([.B691]-[.G691])" office:value-type="float" office:value="0.000314628535207362">
            <text:p>0.0003146285</text:p>
          </table:table-cell>
          <table:table-cell table:number-columns-repeated="7"/>
        </table:table-row>
        <table:table-row table:style-name="ro4">
          <table:table-cell table:formula="of:=[.A691]+[.A$4]" office:value-type="float" office:value="204.900000000002">
            <text:p>204.9</text:p>
          </table:table-cell>
          <table:table-cell table:formula="of:=[.A692]/([.$D$4]*2)" office:value-type="float" office:value="102.450000000001">
            <text:p>102.45</text:p>
          </table:table-cell>
          <table:table-cell table:formula="of:=SQRT(ABS([.$D$2]^2-[.B692]^2))" office:value-type="float" office:value="129.340625868285">
            <text:p>129.3406258683</text:p>
          </table:table-cell>
          <table:table-cell table:formula="of:=([.$C$10]-[.C692])*[.$B$4]" office:value-type="float" office:value="44925.1098581194">
            <text:p>44925.1098581194</text:p>
          </table:table-cell>
          <table:table-cell table:formula="of:=ROUND([.D692])" office:value-type="float" office:value="44925">
            <text:p>44925</text:p>
          </table:table-cell>
          <table:table-cell table:formula="of:=([.$C$8]-([.E692]*[.$C$4]))" office:value-type="float" office:value="129.34078125">
            <text:p>129.34078125</text:p>
          </table:table-cell>
          <table:table-cell table:style-name="ce6" table:formula="of:=SQRT(ABS([.$D$2]^2-[.F692]^2))" office:value-type="float" office:value="102.449803834071">
            <text:p>102.4498038341</text:p>
          </table:table-cell>
          <table:table-cell table:formula="of:=ABS([.B692]-[.G692])" office:value-type="float" office:value="0.000196165929907011">
            <text:p>0.0001961659</text:p>
          </table:table-cell>
          <table:table-cell table:number-columns-repeated="7"/>
        </table:table-row>
        <table:table-row table:style-name="ro4">
          <table:table-cell table:formula="of:=[.A692]+[.A$4]" office:value-type="float" office:value="205.200000000002">
            <text:p>205.2</text:p>
          </table:table-cell>
          <table:table-cell table:formula="of:=[.A693]/([.$D$4]*2)" office:value-type="float" office:value="102.600000000001">
            <text:p>102.6</text:p>
          </table:table-cell>
          <table:table-cell table:formula="of:=SQRT(ABS([.$D$2]^2-[.B693]^2))" office:value-type="float" office:value="129.221670009329">
            <text:p>129.2216700093</text:p>
          </table:table-cell>
          <table:table-cell table:formula="of:=([.$C$10]-[.C693])*[.$B$4]" office:value-type="float" office:value="45074.975507199">
            <text:p>45074.975507199</text:p>
          </table:table-cell>
          <table:table-cell table:formula="of:=ROUND([.D693])" office:value-type="float" office:value="45075">
            <text:p>45075</text:p>
          </table:table-cell>
          <table:table-cell table:formula="of:=([.$C$8]-([.E693]*[.$C$4]))" office:value-type="float" office:value="129.22171875">
            <text:p>129.22171875</text:p>
          </table:table-cell>
          <table:table-cell table:style-name="ce6" table:formula="of:=SQRT(ABS([.$D$2]^2-[.F693]^2))" office:value-type="float" office:value="102.599938612535">
            <text:p>102.5999386125</text:p>
          </table:table-cell>
          <table:table-cell table:formula="of:=ABS([.B693]-[.G693])" office:value-type="float" office:value="0.0000613874662889202">
            <text:p>6.13874662889202E-005</text:p>
          </table:table-cell>
          <table:table-cell table:number-columns-repeated="7"/>
        </table:table-row>
        <table:table-row table:style-name="ro4">
          <table:table-cell table:formula="of:=[.A693]+[.A$4]" office:value-type="float" office:value="205.500000000002">
            <text:p>205.5</text:p>
          </table:table-cell>
          <table:table-cell table:formula="of:=[.A694]/([.$D$4]*2)" office:value-type="float" office:value="102.750000000001">
            <text:p>102.75</text:p>
          </table:table-cell>
          <table:table-cell table:formula="of:=SQRT(ABS([.$D$2]^2-[.B694]^2))" office:value-type="float" office:value="129.102430263724">
            <text:p>129.1024302637</text:p>
          </table:table-cell>
          <table:table-cell table:formula="of:=([.$C$10]-[.C694])*[.$B$4]" office:value-type="float" office:value="45225.1988087477">
            <text:p>45225.1988087477</text:p>
          </table:table-cell>
          <table:table-cell table:formula="of:=ROUND([.D694])" office:value-type="float" office:value="45225">
            <text:p>45225</text:p>
          </table:table-cell>
          <table:table-cell table:formula="of:=([.$C$8]-([.E694]*[.$C$4]))" office:value-type="float" office:value="129.10265625">
            <text:p>129.10265625</text:p>
          </table:table-cell>
          <table:table-cell table:style-name="ce6" table:formula="of:=SQRT(ABS([.$D$2]^2-[.F694]^2))" office:value-type="float" office:value="102.749716054081">
            <text:p>102.7497160541</text:p>
          </table:table-cell>
          <table:table-cell table:formula="of:=ABS([.B694]-[.G694])" office:value-type="float" office:value="0.000283945919719031">
            <text:p>0.0002839459</text:p>
          </table:table-cell>
          <table:table-cell table:number-columns-repeated="7"/>
        </table:table-row>
        <table:table-row table:style-name="ro4">
          <table:table-cell table:formula="of:=[.A694]+[.A$4]" office:value-type="float" office:value="205.800000000002">
            <text:p>205.8</text:p>
          </table:table-cell>
          <table:table-cell table:formula="of:=[.A695]/([.$D$4]*2)" office:value-type="float" office:value="102.900000000001">
            <text:p>102.9</text:p>
          </table:table-cell>
          <table:table-cell table:formula="of:=SQRT(ABS([.$D$2]^2-[.B695]^2))" office:value-type="float" office:value="128.982905844146">
            <text:p>128.9829058441</text:p>
          </table:table-cell>
          <table:table-cell table:formula="of:=([.$C$10]-[.C695])*[.$B$4]" office:value-type="float" office:value="45375.7807546733">
            <text:p>45375.7807546733</text:p>
          </table:table-cell>
          <table:table-cell table:formula="of:=ROUND([.D695])" office:value-type="float" office:value="45376">
            <text:p>45376</text:p>
          </table:table-cell>
          <table:table-cell table:formula="of:=([.$C$8]-([.E695]*[.$C$4]))" office:value-type="float" office:value="128.9828">
            <text:p>128.9828</text:p>
          </table:table-cell>
          <table:table-cell table:style-name="ce6" table:formula="of:=SQRT(ABS([.$D$2]^2-[.F695]^2))" office:value-type="float" office:value="102.90013267319">
            <text:p>102.9001326732</text:p>
          </table:table-cell>
          <table:table-cell table:formula="of:=ABS([.B695]-[.G695])" office:value-type="float" office:value="0.000132673188460331">
            <text:p>0.0001326732</text:p>
          </table:table-cell>
          <table:table-cell table:number-columns-repeated="7"/>
        </table:table-row>
        <table:table-row table:style-name="ro4">
          <table:table-cell table:formula="of:=[.A695]+[.A$4]" office:value-type="float" office:value="206.100000000002">
            <text:p>206.1</text:p>
          </table:table-cell>
          <table:table-cell table:formula="of:=[.A696]/([.$D$4]*2)" office:value-type="float" office:value="103.050000000001">
            <text:p>103.05</text:p>
          </table:table-cell>
          <table:table-cell table:formula="of:=SQRT(ABS([.$D$2]^2-[.B696]^2))" office:value-type="float" office:value="128.863095958462">
            <text:p>128.8630959585</text:p>
          </table:table-cell>
          <table:table-cell table:formula="of:=([.$C$10]-[.C696])*[.$B$4]" office:value-type="float" office:value="45526.7223429364">
            <text:p>45526.7223429364</text:p>
          </table:table-cell>
          <table:table-cell table:formula="of:=ROUND([.D696])" office:value-type="float" office:value="45527">
            <text:p>45527</text:p>
          </table:table-cell>
          <table:table-cell table:formula="of:=([.$C$8]-([.E696]*[.$C$4]))" office:value-type="float" office:value="128.86294375">
            <text:p>128.86294375</text:p>
          </table:table-cell>
          <table:table-cell table:style-name="ce6" table:formula="of:=SQRT(ABS([.$D$2]^2-[.F696]^2))" office:value-type="float" office:value="103.050190335022">
            <text:p>103.050190335</text:p>
          </table:table-cell>
          <table:table-cell table:formula="of:=ABS([.B696]-[.G696])" office:value-type="float" office:value="0.00019033502130128">
            <text:p>0.000190335</text:p>
          </table:table-cell>
          <table:table-cell table:number-columns-repeated="7"/>
        </table:table-row>
        <table:table-row table:style-name="ro4">
          <table:table-cell table:formula="of:=[.A696]+[.A$4]" office:value-type="float" office:value="206.400000000002">
            <text:p>206.4</text:p>
          </table:table-cell>
          <table:table-cell table:formula="of:=[.A697]/([.$D$4]*2)" office:value-type="float" office:value="103.200000000001">
            <text:p>103.2</text:p>
          </table:table-cell>
          <table:table-cell table:formula="of:=SQRT(ABS([.$D$2]^2-[.B697]^2))" office:value-type="float" office:value="128.742999809698">
            <text:p>128.7429998097</text:p>
          </table:table-cell>
          <table:table-cell table:formula="of:=([.$C$10]-[.C697])*[.$B$4]" office:value-type="float" office:value="45678.0245776002">
            <text:p>45678.0245776002</text:p>
          </table:table-cell>
          <table:table-cell table:formula="of:=ROUND([.D697])" office:value-type="float" office:value="45678">
            <text:p>45678</text:p>
          </table:table-cell>
          <table:table-cell table:formula="of:=([.$C$8]-([.E697]*[.$C$4]))" office:value-type="float" office:value="128.7430875">
            <text:p>128.7430875</text:p>
          </table:table-cell>
          <table:table-cell table:style-name="ce6" table:formula="of:=SQRT(ABS([.$D$2]^2-[.F697]^2))" office:value-type="float" office:value="103.199890605404">
            <text:p>103.1998906054</text:p>
          </table:table-cell>
          <table:table-cell table:formula="of:=ABS([.B697]-[.G697])" office:value-type="float" office:value="0.000109394597103574">
            <text:p>0.0001093946</text:p>
          </table:table-cell>
          <table:table-cell table:number-columns-repeated="7"/>
        </table:table-row>
        <table:table-row table:style-name="ro4">
          <table:table-cell table:formula="of:=[.A697]+[.A$4]" office:value-type="float" office:value="206.700000000002">
            <text:p>206.7</text:p>
          </table:table-cell>
          <table:table-cell table:formula="of:=[.A698]/([.$D$4]*2)" office:value-type="float" office:value="103.350000000001">
            <text:p>103.35</text:p>
          </table:table-cell>
          <table:table-cell table:formula="of:=SQRT(ABS([.$D$2]^2-[.B698]^2))" office:value-type="float" office:value="128.622616595993">
            <text:p>128.622616596</text:p>
          </table:table-cell>
          <table:table-cell table:formula="of:=([.$C$10]-[.C698])*[.$B$4]" office:value-type="float" office:value="45829.6884688817">
            <text:p>45829.6884688817</text:p>
          </table:table-cell>
          <table:table-cell table:formula="of:=ROUND([.D698])" office:value-type="float" office:value="45830">
            <text:p>45830</text:p>
          </table:table-cell>
          <table:table-cell table:formula="of:=([.$C$8]-([.E698]*[.$C$4]))" office:value-type="float" office:value="128.6224375">
            <text:p>128.6224375</text:p>
          </table:table-cell>
          <table:table-cell table:style-name="ce6" table:formula="of:=SQRT(ABS([.$D$2]^2-[.F698]^2))" office:value-type="float" office:value="103.350222890706">
            <text:p>103.3502228907</text:p>
          </table:table-cell>
          <table:table-cell table:formula="of:=ABS([.B698]-[.G698])" office:value-type="float" office:value="0.000222890704876022">
            <text:p>0.0002228907</text:p>
          </table:table-cell>
          <table:table-cell table:number-columns-repeated="7"/>
        </table:table-row>
        <table:table-row table:style-name="ro4">
          <table:table-cell table:formula="of:=[.A698]+[.A$4]" office:value-type="float" office:value="207.000000000002">
            <text:p>207</text:p>
          </table:table-cell>
          <table:table-cell table:formula="of:=[.A699]/([.$D$4]*2)" office:value-type="float" office:value="103.500000000001">
            <text:p>103.5</text:p>
          </table:table-cell>
          <table:table-cell table:formula="of:=SQRT(ABS([.$D$2]^2-[.B699]^2))" office:value-type="float" office:value="128.501945510563">
            <text:p>128.5019455106</text:p>
          </table:table-cell>
          <table:table-cell table:formula="of:=([.$C$10]-[.C699])*[.$B$4]" office:value-type="float" office:value="45981.7150332024">
            <text:p>45981.7150332024</text:p>
          </table:table-cell>
          <table:table-cell table:formula="of:=ROUND([.D699])" office:value-type="float" office:value="45982">
            <text:p>45982</text:p>
          </table:table-cell>
          <table:table-cell table:formula="of:=([.$C$8]-([.E699]*[.$C$4]))" office:value-type="float" office:value="128.5017875">
            <text:p>128.5017875</text:p>
          </table:table-cell>
          <table:table-cell table:style-name="ce6" table:formula="of:=SQRT(ABS([.$D$2]^2-[.F699]^2))" office:value-type="float" office:value="103.500196180031">
            <text:p>103.50019618</text:p>
          </table:table-cell>
          <table:table-cell table:formula="of:=ABS([.B699]-[.G699])" office:value-type="float" office:value="0.000196180029632842">
            <text:p>0.00019618</text:p>
          </table:table-cell>
          <table:table-cell table:number-columns-repeated="7"/>
        </table:table-row>
        <table:table-row table:style-name="ro4">
          <table:table-cell table:formula="of:=[.A699]+[.A$4]" office:value-type="float" office:value="207.300000000002">
            <text:p>207.3</text:p>
          </table:table-cell>
          <table:table-cell table:formula="of:=[.A700]/([.$D$4]*2)" office:value-type="float" office:value="103.650000000001">
            <text:p>103.65</text:p>
          </table:table-cell>
          <table:table-cell table:formula="of:=SQRT(ABS([.$D$2]^2-[.B700]^2))" office:value-type="float" office:value="128.380985741658">
            <text:p>128.3809857417</text:p>
          </table:table-cell>
          <table:table-cell table:formula="of:=([.$C$10]-[.C700])*[.$B$4]" office:value-type="float" office:value="46134.1052932407">
            <text:p>46134.1052932407</text:p>
          </table:table-cell>
          <table:table-cell table:formula="of:=ROUND([.D700])" office:value-type="float" office:value="46134">
            <text:p>46134</text:p>
          </table:table-cell>
          <table:table-cell table:formula="of:=([.$C$8]-([.E700]*[.$C$4]))" office:value-type="float" office:value="128.3811375">
            <text:p>128.3811375</text:p>
          </table:table-cell>
          <table:table-cell table:style-name="ce6" table:formula="of:=SQRT(ABS([.$D$2]^2-[.F700]^2))" office:value-type="float" office:value="103.649812031697">
            <text:p>103.6498120317</text:p>
          </table:table-cell>
          <table:table-cell table:formula="of:=ABS([.B700]-[.G700])" office:value-type="float" office:value="0.000187968304203423">
            <text:p>0.0001879683</text:p>
          </table:table-cell>
          <table:table-cell table:number-columns-repeated="7"/>
        </table:table-row>
        <table:table-row table:style-name="ro4">
          <table:table-cell table:formula="of:=[.A700]+[.A$4]" office:value-type="float" office:value="207.600000000002">
            <text:p>207.6</text:p>
          </table:table-cell>
          <table:table-cell table:formula="of:=[.A701]/([.$D$4]*2)" office:value-type="float" office:value="103.800000000001">
            <text:p>103.8</text:p>
          </table:table-cell>
          <table:table-cell table:formula="of:=SQRT(ABS([.$D$2]^2-[.B701]^2))" office:value-type="float" office:value="128.259736472518">
            <text:p>128.2597364725</text:p>
          </table:table-cell>
          <table:table-cell table:formula="of:=([.$C$10]-[.C701])*[.$B$4]" office:value-type="float" office:value="46286.8602779839">
            <text:p>46286.8602779839</text:p>
          </table:table-cell>
          <table:table-cell table:formula="of:=ROUND([.D701])" office:value-type="float" office:value="46287">
            <text:p>46287</text:p>
          </table:table-cell>
          <table:table-cell table:formula="of:=([.$C$8]-([.E701]*[.$C$4]))" office:value-type="float" office:value="128.25969375">
            <text:p>128.25969375</text:p>
          </table:table-cell>
          <table:table-cell table:style-name="ce6" table:formula="of:=SQRT(ABS([.$D$2]^2-[.F701]^2))" office:value-type="float" office:value="103.800052789756">
            <text:p>103.8000527898</text:p>
          </table:table-cell>
          <table:table-cell table:formula="of:=ABS([.B701]-[.G701])" office:value-type="float" office:value="0.0000527897553155299">
            <text:p>5.27897553155299E-005</text:p>
          </table:table-cell>
          <table:table-cell table:number-columns-repeated="7"/>
        </table:table-row>
        <table:table-row table:style-name="ro4">
          <table:table-cell table:formula="of:=[.A701]+[.A$4]" office:value-type="float" office:value="207.900000000002">
            <text:p>207.9</text:p>
          </table:table-cell>
          <table:table-cell table:formula="of:=[.A702]/([.$D$4]*2)" office:value-type="float" office:value="103.950000000001">
            <text:p>103.95</text:p>
          </table:table-cell>
          <table:table-cell table:formula="of:=SQRT(ABS([.$D$2]^2-[.B702]^2))" office:value-type="float" office:value="128.138196881335">
            <text:p>128.1381968813</text:p>
          </table:table-cell>
          <table:table-cell table:formula="of:=([.$C$10]-[.C702])*[.$B$4]" office:value-type="float" office:value="46439.9810227814">
            <text:p>46439.9810227814</text:p>
          </table:table-cell>
          <table:table-cell table:formula="of:=ROUND([.D702])" office:value-type="float" office:value="46440">
            <text:p>46440</text:p>
          </table:table-cell>
          <table:table-cell table:formula="of:=([.$C$8]-([.E702]*[.$C$4]))" office:value-type="float" office:value="128.13825">
            <text:p>128.13825</text:p>
          </table:table-cell>
          <table:table-cell table:style-name="ce6" table:formula="of:=SQRT(ABS([.$D$2]^2-[.F702]^2))" office:value-type="float" office:value="103.949934521083">
            <text:p>103.9499345211</text:p>
          </table:table-cell>
          <table:table-cell table:formula="of:=ABS([.B702]-[.G702])" office:value-type="float" office:value="0.0000654789178042847">
            <text:p>6.54789178042847E-005</text:p>
          </table:table-cell>
          <table:table-cell table:number-columns-repeated="7"/>
        </table:table-row>
        <table:table-row table:style-name="ro4">
          <table:table-cell table:formula="of:=[.A702]+[.A$4]" office:value-type="float" office:value="208.200000000002">
            <text:p>208.2</text:p>
          </table:table-cell>
          <table:table-cell table:formula="of:=[.A703]/([.$D$4]*2)" office:value-type="float" office:value="104.100000000001">
            <text:p>104.1</text:p>
          </table:table-cell>
          <table:table-cell table:formula="of:=SQRT(ABS([.$D$2]^2-[.B703]^2))" office:value-type="float" office:value="128.016366141208">
            <text:p>128.0163661412</text:p>
          </table:table-cell>
          <table:table-cell table:formula="of:=([.$C$10]-[.C703])*[.$B$4]" office:value-type="float" office:value="46593.4685693984">
            <text:p>46593.4685693984</text:p>
          </table:table-cell>
          <table:table-cell table:formula="of:=ROUND([.D703])" office:value-type="float" office:value="46593">
            <text:p>46593</text:p>
          </table:table-cell>
          <table:table-cell table:formula="of:=([.$C$8]-([.E703]*[.$C$4]))" office:value-type="float" office:value="128.01680625">
            <text:p>128.01680625</text:p>
          </table:table-cell>
          <table:table-cell table:style-name="ce6" table:formula="of:=SQRT(ABS([.$D$2]^2-[.F703]^2))" office:value-type="float" office:value="104.099458776451">
            <text:p>104.0994587765</text:p>
          </table:table-cell>
          <table:table-cell table:formula="of:=ABS([.B703]-[.G703])" office:value-type="float" office:value="0.000541223550385439">
            <text:p>0.0005412236</text:p>
          </table:table-cell>
          <table:table-cell table:number-columns-repeated="7"/>
        </table:table-row>
        <table:table-row table:style-name="ro4">
          <table:table-cell table:formula="of:=[.A703]+[.A$4]" office:value-type="float" office:value="208.500000000002">
            <text:p>208.5</text:p>
          </table:table-cell>
          <table:table-cell table:formula="of:=[.A704]/([.$D$4]*2)" office:value-type="float" office:value="104.250000000001">
            <text:p>104.25</text:p>
          </table:table-cell>
          <table:table-cell table:formula="of:=SQRT(ABS([.$D$2]^2-[.B704]^2))" office:value-type="float" office:value="127.8942434201">
            <text:p>127.8942434201</text:p>
          </table:table-cell>
          <table:table-cell table:formula="of:=([.$C$10]-[.C704])*[.$B$4]" office:value-type="float" office:value="46747.3239660697">
            <text:p>46747.3239660697</text:p>
          </table:table-cell>
          <table:table-cell table:formula="of:=ROUND([.D704])" office:value-type="float" office:value="46747">
            <text:p>46747</text:p>
          </table:table-cell>
          <table:table-cell table:formula="of:=([.$C$8]-([.E704]*[.$C$4]))" office:value-type="float" office:value="127.89456875">
            <text:p>127.89456875</text:p>
          </table:table-cell>
          <table:table-cell table:style-name="ce6" table:formula="of:=SQRT(ABS([.$D$2]^2-[.F704]^2))" office:value-type="float" office:value="104.249600882936">
            <text:p>104.2496008829</text:p>
          </table:table-cell>
          <table:table-cell table:formula="of:=ABS([.B704]-[.G704])" office:value-type="float" office:value="0.00039911706475948">
            <text:p>0.0003991171</text:p>
          </table:table-cell>
          <table:table-cell table:number-columns-repeated="7"/>
        </table:table-row>
        <table:table-row table:style-name="ro4">
          <table:table-cell table:formula="of:=[.A704]+[.A$4]" office:value-type="float" office:value="208.800000000002">
            <text:p>208.8</text:p>
          </table:table-cell>
          <table:table-cell table:formula="of:=[.A705]/([.$D$4]*2)" office:value-type="float" office:value="104.400000000001">
            <text:p>104.4</text:p>
          </table:table-cell>
          <table:table-cell table:formula="of:=SQRT(ABS([.$D$2]^2-[.B705]^2))" office:value-type="float" office:value="127.771827880796">
            <text:p>127.7718278808</text:p>
          </table:table-cell>
          <table:table-cell table:formula="of:=([.$C$10]-[.C705])*[.$B$4]" office:value-type="float" office:value="46901.5482675549">
            <text:p>46901.5482675549</text:p>
          </table:table-cell>
          <table:table-cell table:formula="of:=ROUND([.D705])" office:value-type="float" office:value="46902">
            <text:p>46902</text:p>
          </table:table-cell>
          <table:table-cell table:formula="of:=([.$C$8]-([.E705]*[.$C$4]))" office:value-type="float" office:value="127.7715375">
            <text:p>127.7715375</text:p>
          </table:table-cell>
          <table:table-cell table:style-name="ce6" table:formula="of:=SQRT(ABS([.$D$2]^2-[.F705]^2))" office:value-type="float" office:value="104.400355386781">
            <text:p>104.4003553868</text:p>
          </table:table-cell>
          <table:table-cell table:formula="of:=ABS([.B705]-[.G705])" office:value-type="float" office:value="0.000355386779531841">
            <text:p>0.0003553868</text:p>
          </table:table-cell>
          <table:table-cell table:number-columns-repeated="7"/>
        </table:table-row>
        <table:table-row table:style-name="ro4">
          <table:table-cell table:formula="of:=[.A705]+[.A$4]" office:value-type="float" office:value="209.100000000002">
            <text:p>209.1</text:p>
          </table:table-cell>
          <table:table-cell table:formula="of:=[.A706]/([.$D$4]*2)" office:value-type="float" office:value="104.550000000001">
            <text:p>104.55</text:p>
          </table:table-cell>
          <table:table-cell table:formula="of:=SQRT(ABS([.$D$2]^2-[.B706]^2))" office:value-type="float" office:value="127.649118680858">
            <text:p>127.6491186809</text:p>
          </table:table-cell>
          <table:table-cell table:formula="of:=([.$C$10]-[.C706])*[.$B$4]" office:value-type="float" office:value="47056.1425351934">
            <text:p>47056.1425351934</text:p>
          </table:table-cell>
          <table:table-cell table:formula="of:=ROUND([.D706])" office:value-type="float" office:value="47056">
            <text:p>47056</text:p>
          </table:table-cell>
          <table:table-cell table:formula="of:=([.$C$8]-([.E706]*[.$C$4]))" office:value-type="float" office:value="127.6493">
            <text:p>127.6493</text:p>
          </table:table-cell>
          <table:table-cell table:style-name="ce6" table:formula="of:=SQRT(ABS([.$D$2]^2-[.F706]^2))" office:value-type="float" office:value="104.549778620091">
            <text:p>104.5497786201</text:p>
          </table:table-cell>
          <table:table-cell table:formula="of:=ABS([.B706]-[.G706])" office:value-type="float" office:value="0.000221379910286146">
            <text:p>0.0002213799</text:p>
          </table:table-cell>
          <table:table-cell table:number-columns-repeated="7"/>
        </table:table-row>
        <table:table-row table:style-name="ro4">
          <table:table-cell table:formula="of:=[.A706]+[.A$4]" office:value-type="float" office:value="209.400000000002">
            <text:p>209.4</text:p>
          </table:table-cell>
          <table:table-cell table:formula="of:=[.A707]/([.$D$4]*2)" office:value-type="float" office:value="104.700000000001">
            <text:p>104.7</text:p>
          </table:table-cell>
          <table:table-cell table:formula="of:=SQRT(ABS([.$D$2]^2-[.B707]^2))" office:value-type="float" office:value="127.52611497258">
            <text:p>127.5261149726</text:p>
          </table:table-cell>
          <table:table-cell table:formula="of:=([.$C$10]-[.C707])*[.$B$4]" office:value-type="float" office:value="47211.1078369606">
            <text:p>47211.1078369606</text:p>
          </table:table-cell>
          <table:table-cell table:formula="of:=ROUND([.D707])" office:value-type="float" office:value="47211">
            <text:p>47211</text:p>
          </table:table-cell>
          <table:table-cell table:formula="of:=([.$C$8]-([.E707]*[.$C$4]))" office:value-type="float" office:value="127.52626875">
            <text:p>127.52626875</text:p>
          </table:table-cell>
          <table:table-cell table:style-name="ce6" table:formula="of:=SQRT(ABS([.$D$2]^2-[.F707]^2))" office:value-type="float" office:value="104.699812696598">
            <text:p>104.6998126966</text:p>
          </table:table-cell>
          <table:table-cell table:formula="of:=ABS([.B707]-[.G707])" office:value-type="float" office:value="0.000187303402782391">
            <text:p>0.0001873034</text:p>
          </table:table-cell>
          <table:table-cell table:number-columns-repeated="7"/>
        </table:table-row>
        <table:table-row table:style-name="ro4">
          <table:table-cell table:formula="of:=[.A707]+[.A$4]" office:value-type="float" office:value="209.700000000002">
            <text:p>209.7</text:p>
          </table:table-cell>
          <table:table-cell table:formula="of:=[.A708]/([.$D$4]*2)" office:value-type="float" office:value="104.850000000001">
            <text:p>104.85</text:p>
          </table:table-cell>
          <table:table-cell table:formula="of:=SQRT(ABS([.$D$2]^2-[.B708]^2))" office:value-type="float" office:value="127.402815902945">
            <text:p>127.4028159029</text:p>
          </table:table-cell>
          <table:table-cell table:formula="of:=([.$C$10]-[.C708])*[.$B$4]" office:value-type="float" office:value="47366.4452475244">
            <text:p>47366.4452475244</text:p>
          </table:table-cell>
          <table:table-cell table:formula="of:=ROUND([.D708])" office:value-type="float" office:value="47366">
            <text:p>47366</text:p>
          </table:table-cell>
          <table:table-cell table:formula="of:=([.$C$8]-([.E708]*[.$C$4]))" office:value-type="float" office:value="127.4032375">
            <text:p>127.4032375</text:p>
          </table:table-cell>
          <table:table-cell table:style-name="ce6" table:formula="of:=SQRT(ABS([.$D$2]^2-[.F708]^2))" office:value-type="float" office:value="104.849487717006">
            <text:p>104.849487717</text:p>
          </table:table-cell>
          <table:table-cell table:formula="of:=ABS([.B708]-[.G708])" office:value-type="float" office:value="0.00051228299511763">
            <text:p>0.000512283</text:p>
          </table:table-cell>
          <table:table-cell table:number-columns-repeated="7"/>
        </table:table-row>
        <table:table-row table:style-name="ro4">
          <table:table-cell table:formula="of:=[.A708]+[.A$4]" office:value-type="float" office:value="210.000000000002">
            <text:p>210</text:p>
          </table:table-cell>
          <table:table-cell table:formula="of:=[.A709]/([.$D$4]*2)" office:value-type="float" office:value="105.000000000001">
            <text:p>105</text:p>
          </table:table-cell>
          <table:table-cell table:formula="of:=SQRT(ABS([.$D$2]^2-[.B709]^2))" office:value-type="float" office:value="127.279220613578">
            <text:p>127.2792206136</text:p>
          </table:table-cell>
          <table:table-cell table:formula="of:=([.$C$10]-[.C709])*[.$B$4]" office:value-type="float" office:value="47522.1558483025">
            <text:p>47522.1558483025</text:p>
          </table:table-cell>
          <table:table-cell table:formula="of:=ROUND([.D709])" office:value-type="float" office:value="47522">
            <text:p>47522</text:p>
          </table:table-cell>
          <table:table-cell table:formula="of:=([.$C$8]-([.E709]*[.$C$4]))" office:value-type="float" office:value="127.2794125">
            <text:p>127.2794125</text:p>
          </table:table-cell>
          <table:table-cell table:style-name="ce6" table:formula="of:=SQRT(ABS([.$D$2]^2-[.F709]^2))" office:value-type="float" office:value="104.999767398099">
            <text:p>104.9997673981</text:p>
          </table:table-cell>
          <table:table-cell table:formula="of:=ABS([.B709]-[.G709])" office:value-type="float" office:value="0.000232601902368401">
            <text:p>0.0002326019</text:p>
          </table:table-cell>
          <table:table-cell table:number-columns-repeated="7"/>
        </table:table-row>
        <table:table-row table:style-name="ro4">
          <table:table-cell table:formula="of:=[.A709]+[.A$4]" office:value-type="float" office:value="210.300000000002">
            <text:p>210.3</text:p>
          </table:table-cell>
          <table:table-cell table:formula="of:=[.A710]/([.$D$4]*2)" office:value-type="float" office:value="105.150000000001">
            <text:p>105.15</text:p>
          </table:table-cell>
          <table:table-cell table:formula="of:=SQRT(ABS([.$D$2]^2-[.B710]^2))" office:value-type="float" office:value="127.155328240698">
            <text:p>127.1553282407</text:p>
          </table:table-cell>
          <table:table-cell table:formula="of:=([.$C$10]-[.C710])*[.$B$4]" office:value-type="float" office:value="47678.2407275204">
            <text:p>47678.2407275204</text:p>
          </table:table-cell>
          <table:table-cell table:formula="of:=ROUND([.D710])" office:value-type="float" office:value="47678">
            <text:p>47678</text:p>
          </table:table-cell>
          <table:table-cell table:formula="of:=([.$C$8]-([.E710]*[.$C$4]))" office:value-type="float" office:value="127.1555875">
            <text:p>127.1555875</text:p>
          </table:table-cell>
          <table:table-cell table:style-name="ce6" table:formula="of:=SQRT(ABS([.$D$2]^2-[.F710]^2))" office:value-type="float" office:value="105.149686483269">
            <text:p>105.1496864833</text:p>
          </table:table-cell>
          <table:table-cell table:formula="of:=ABS([.B710]-[.G710])" office:value-type="float" office:value="0.00031351673173674">
            <text:p>0.0003135167</text:p>
          </table:table-cell>
          <table:table-cell table:number-columns-repeated="7"/>
        </table:table-row>
        <table:table-row table:style-name="ro4">
          <table:table-cell table:formula="of:=[.A710]+[.A$4]" office:value-type="float" office:value="210.600000000002">
            <text:p>210.6</text:p>
          </table:table-cell>
          <table:table-cell table:formula="of:=[.A711]/([.$D$4]*2)" office:value-type="float" office:value="105.300000000001">
            <text:p>105.3</text:p>
          </table:table-cell>
          <table:table-cell table:formula="of:=SQRT(ABS([.$D$2]^2-[.B711]^2))" office:value-type="float" office:value="127.031137915079">
            <text:p>127.0311379151</text:p>
          </table:table-cell>
          <table:table-cell table:formula="of:=([.$C$10]-[.C711])*[.$B$4]" office:value-type="float" office:value="47834.7009802696">
            <text:p>47834.7009802696</text:p>
          </table:table-cell>
          <table:table-cell table:formula="of:=ROUND([.D711])" office:value-type="float" office:value="47835">
            <text:p>47835</text:p>
          </table:table-cell>
          <table:table-cell table:formula="of:=([.$C$8]-([.E711]*[.$C$4]))" office:value-type="float" office:value="127.03096875">
            <text:p>127.03096875</text:p>
          </table:table-cell>
          <table:table-cell table:style-name="ce6" table:formula="of:=SQRT(ABS([.$D$2]^2-[.F711]^2))" office:value-type="float" office:value="105.300204075949">
            <text:p>105.3002040759</text:p>
          </table:table-cell>
          <table:table-cell table:formula="of:=ABS([.B711]-[.G711])" office:value-type="float" office:value="0.000204075947948468">
            <text:p>0.0002040759</text:p>
          </table:table-cell>
          <table:table-cell table:number-columns-repeated="7"/>
        </table:table-row>
        <table:table-row table:style-name="ro4">
          <table:table-cell table:formula="of:=[.A711]+[.A$4]" office:value-type="float" office:value="210.900000000002">
            <text:p>210.9</text:p>
          </table:table-cell>
          <table:table-cell table:formula="of:=[.A712]/([.$D$4]*2)" office:value-type="float" office:value="105.450000000001">
            <text:p>105.45</text:p>
          </table:table-cell>
          <table:table-cell table:formula="of:=SQRT(ABS([.$D$2]^2-[.B712]^2))" office:value-type="float" office:value="126.906648761993">
            <text:p>126.906648762</text:p>
          </table:table-cell>
          <table:table-cell table:formula="of:=([.$C$10]-[.C712])*[.$B$4]" office:value-type="float" office:value="47991.5377085671">
            <text:p>47991.5377085671</text:p>
          </table:table-cell>
          <table:table-cell table:formula="of:=ROUND([.D712])" office:value-type="float" office:value="47992">
            <text:p>47992</text:p>
          </table:table-cell>
          <table:table-cell table:formula="of:=([.$C$8]-([.E712]*[.$C$4]))" office:value-type="float" office:value="126.90635">
            <text:p>126.90635</text:p>
          </table:table-cell>
          <table:table-cell table:style-name="ce6" table:formula="of:=SQRT(ABS([.$D$2]^2-[.F712]^2))" office:value-type="float" office:value="105.450359552149">
            <text:p>105.4503595521</text:p>
          </table:table-cell>
          <table:table-cell table:formula="of:=ABS([.B712]-[.G712])" office:value-type="float" office:value="0.000359552147855879">
            <text:p>0.0003595521</text:p>
          </table:table-cell>
          <table:table-cell table:number-columns-repeated="7"/>
        </table:table-row>
        <table:table-row table:style-name="ro4">
          <table:table-cell table:formula="of:=[.A712]+[.A$4]" office:value-type="float" office:value="211.200000000002">
            <text:p>211.2</text:p>
          </table:table-cell>
          <table:table-cell table:formula="of:=[.A713]/([.$D$4]*2)" office:value-type="float" office:value="105.600000000001">
            <text:p>105.6</text:p>
          </table:table-cell>
          <table:table-cell table:formula="of:=SQRT(ABS([.$D$2]^2-[.B713]^2))" office:value-type="float" office:value="126.781859901169">
            <text:p>126.7818599012</text:p>
          </table:table-cell>
          <table:table-cell table:formula="of:=([.$C$10]-[.C713])*[.$B$4]" office:value-type="float" office:value="48148.7520214152">
            <text:p>48148.7520214152</text:p>
          </table:table-cell>
          <table:table-cell table:formula="of:=ROUND([.D713])" office:value-type="float" office:value="48149">
            <text:p>48149</text:p>
          </table:table-cell>
          <table:table-cell table:formula="of:=([.$C$8]-([.E713]*[.$C$4]))" office:value-type="float" office:value="126.78173125">
            <text:p>126.78173125</text:p>
          </table:table-cell>
          <table:table-cell table:style-name="ce6" table:formula="of:=SQRT(ABS([.$D$2]^2-[.F713]^2))" office:value-type="float" office:value="105.600154456576">
            <text:p>105.6001544566</text:p>
          </table:table-cell>
          <table:table-cell table:formula="of:=ABS([.B713]-[.G713])" office:value-type="float" office:value="0.000154456575160111">
            <text:p>0.0001544566</text:p>
          </table:table-cell>
          <table:table-cell table:number-columns-repeated="7"/>
        </table:table-row>
        <table:table-row table:style-name="ro4">
          <table:table-cell table:formula="of:=[.A713]+[.A$4]" office:value-type="float" office:value="211.500000000002">
            <text:p>211.5</text:p>
          </table:table-cell>
          <table:table-cell table:formula="of:=[.A714]/([.$D$4]*2)" office:value-type="float" office:value="105.750000000001">
            <text:p>105.75</text:p>
          </table:table-cell>
          <table:table-cell table:formula="of:=SQRT(ABS([.$D$2]^2-[.B714]^2))" office:value-type="float" office:value="126.656770446746">
            <text:p>126.6567704467</text:p>
          </table:table-cell>
          <table:table-cell table:formula="of:=([.$C$10]-[.C714])*[.$B$4]" office:value-type="float" office:value="48306.3450348618">
            <text:p>48306.3450348618</text:p>
          </table:table-cell>
          <table:table-cell table:formula="of:=ROUND([.D714])" office:value-type="float" office:value="48306">
            <text:p>48306</text:p>
          </table:table-cell>
          <table:table-cell table:formula="of:=([.$C$8]-([.E714]*[.$C$4]))" office:value-type="float" office:value="126.6571125">
            <text:p>126.6571125</text:p>
          </table:table-cell>
          <table:table-cell table:style-name="ce6" table:formula="of:=SQRT(ABS([.$D$2]^2-[.F714]^2))" office:value-type="float" office:value="105.749590321487">
            <text:p>105.7495903215</text:p>
          </table:table-cell>
          <table:table-cell table:formula="of:=ABS([.B714]-[.G714])" office:value-type="float" office:value="0.000409678514131429">
            <text:p>0.0004096785</text:p>
          </table:table-cell>
          <table:table-cell table:number-columns-repeated="7"/>
        </table:table-row>
        <table:table-row table:style-name="ro4">
          <table:table-cell table:formula="of:=[.A714]+[.A$4]" office:value-type="float" office:value="211.800000000002">
            <text:p>211.8</text:p>
          </table:table-cell>
          <table:table-cell table:formula="of:=[.A715]/([.$D$4]*2)" office:value-type="float" office:value="105.900000000001">
            <text:p>105.9</text:p>
          </table:table-cell>
          <table:table-cell table:formula="of:=SQRT(ABS([.$D$2]^2-[.B715]^2))" office:value-type="float" office:value="126.531379507219">
            <text:p>126.5313795072</text:p>
          </table:table-cell>
          <table:table-cell table:formula="of:=([.$C$10]-[.C715])*[.$B$4]" office:value-type="float" office:value="48464.317872062">
            <text:p>48464.317872062</text:p>
          </table:table-cell>
          <table:table-cell table:formula="of:=ROUND([.D715])" office:value-type="float" office:value="48464">
            <text:p>48464</text:p>
          </table:table-cell>
          <table:table-cell table:formula="of:=([.$C$8]-([.E715]*[.$C$4]))" office:value-type="float" office:value="126.5317">
            <text:p>126.5317</text:p>
          </table:table-cell>
          <table:table-cell table:style-name="ce6" table:formula="of:=SQRT(ABS([.$D$2]^2-[.F715]^2))" office:value-type="float" office:value="105.899617067816">
            <text:p>105.8996170678</text:p>
          </table:table-cell>
          <table:table-cell table:formula="of:=ABS([.B715]-[.G715])" office:value-type="float" office:value="0.000382932185473805">
            <text:p>0.0003829322</text:p>
          </table:table-cell>
          <table:table-cell table:number-columns-repeated="7"/>
        </table:table-row>
        <table:table-row table:style-name="ro4">
          <table:table-cell table:formula="of:=[.A715]+[.A$4]" office:value-type="float" office:value="212.100000000002">
            <text:p>212.1</text:p>
          </table:table-cell>
          <table:table-cell table:formula="of:=[.A716]/([.$D$4]*2)" office:value-type="float" office:value="106.050000000001">
            <text:p>106.05</text:p>
          </table:table-cell>
          <table:table-cell table:formula="of:=SQRT(ABS([.$D$2]^2-[.B716]^2))" office:value-type="float" office:value="126.405686185392">
            <text:p>126.4056861854</text:p>
          </table:table-cell>
          <table:table-cell table:formula="of:=([.$C$10]-[.C716])*[.$B$4]" office:value-type="float" office:value="48622.6716633397">
            <text:p>48622.6716633397</text:p>
          </table:table-cell>
          <table:table-cell table:formula="of:=ROUND([.D716])" office:value-type="float" office:value="48623">
            <text:p>48623</text:p>
          </table:table-cell>
          <table:table-cell table:formula="of:=([.$C$8]-([.E716]*[.$C$4]))" office:value-type="float" office:value="126.40549375">
            <text:p>126.40549375</text:p>
          </table:table-cell>
          <table:table-cell table:style-name="ce6" table:formula="of:=SQRT(ABS([.$D$2]^2-[.F716]^2))" office:value-type="float" office:value="106.050229371835">
            <text:p>106.0502293718</text:p>
          </table:table-cell>
          <table:table-cell table:formula="of:=ABS([.B716]-[.G716])" office:value-type="float" office:value="0.000229371833341929">
            <text:p>0.0002293718</text:p>
          </table:table-cell>
          <table:table-cell table:number-columns-repeated="7"/>
        </table:table-row>
        <table:table-row table:style-name="ro4">
          <table:table-cell table:formula="of:=[.A716]+[.A$4]" office:value-type="float" office:value="212.400000000002">
            <text:p>212.4</text:p>
          </table:table-cell>
          <table:table-cell table:formula="of:=[.A717]/([.$D$4]*2)" office:value-type="float" office:value="106.200000000001">
            <text:p>106.2</text:p>
          </table:table-cell>
          <table:table-cell table:formula="of:=SQRT(ABS([.$D$2]^2-[.B717]^2))" office:value-type="float" office:value="126.279689578331">
            <text:p>126.2796895783</text:p>
          </table:table-cell>
          <table:table-cell table:formula="of:=([.$C$10]-[.C717])*[.$B$4]" office:value-type="float" office:value="48781.4075462505">
            <text:p>48781.4075462505</text:p>
          </table:table-cell>
          <table:table-cell table:formula="of:=ROUND([.D717])" office:value-type="float" office:value="48781">
            <text:p>48781</text:p>
          </table:table-cell>
          <table:table-cell table:formula="of:=([.$C$8]-([.E717]*[.$C$4]))" office:value-type="float" office:value="126.28008125">
            <text:p>126.28008125</text:p>
          </table:table-cell>
          <table:table-cell table:style-name="ce6" table:formula="of:=SQRT(ABS([.$D$2]^2-[.F717]^2))" office:value-type="float" office:value="106.199534271547">
            <text:p>106.1995342715</text:p>
          </table:table-cell>
          <table:table-cell table:formula="of:=ABS([.B717]-[.G717])" office:value-type="float" office:value="0.00046572845457149">
            <text:p>0.0004657285</text:p>
          </table:table-cell>
          <table:table-cell table:number-columns-repeated="7"/>
        </table:table-row>
        <table:table-row table:style-name="ro4">
          <table:table-cell table:formula="of:=[.A717]+[.A$4]" office:value-type="float" office:value="212.700000000002">
            <text:p>212.7</text:p>
          </table:table-cell>
          <table:table-cell table:formula="of:=[.A718]/([.$D$4]*2)" office:value-type="float" office:value="106.350000000001">
            <text:p>106.35</text:p>
          </table:table-cell>
          <table:table-cell table:formula="of:=SQRT(ABS([.$D$2]^2-[.B718]^2))" office:value-type="float" office:value="126.153388777312">
            <text:p>126.1533887773</text:p>
          </table:table-cell>
          <table:table-cell table:formula="of:=([.$C$10]-[.C718])*[.$B$4]" office:value-type="float" office:value="48940.5266656444">
            <text:p>48940.5266656444</text:p>
          </table:table-cell>
          <table:table-cell table:formula="of:=ROUND([.D718])" office:value-type="float" office:value="48941">
            <text:p>48941</text:p>
          </table:table-cell>
          <table:table-cell table:formula="of:=([.$C$8]-([.E718]*[.$C$4]))" office:value-type="float" office:value="126.15308125">
            <text:p>126.15308125</text:p>
          </table:table-cell>
          <table:table-cell table:style-name="ce6" table:formula="of:=SQRT(ABS([.$D$2]^2-[.F718]^2))" office:value-type="float" office:value="106.350364790775">
            <text:p>106.3503647908</text:p>
          </table:table-cell>
          <table:table-cell table:formula="of:=ABS([.B718]-[.G718])" office:value-type="float" office:value="0.000364790773744517">
            <text:p>0.0003647908</text:p>
          </table:table-cell>
          <table:table-cell table:number-columns-repeated="7"/>
        </table:table-row>
        <table:table-row table:style-name="ro4">
          <table:table-cell table:formula="of:=[.A718]+[.A$4]" office:value-type="float" office:value="213.000000000002">
            <text:p>213</text:p>
          </table:table-cell>
          <table:table-cell table:formula="of:=[.A719]/([.$D$4]*2)" office:value-type="float" office:value="106.500000000001">
            <text:p>106.5</text:p>
          </table:table-cell>
          <table:table-cell table:formula="of:=SQRT(ABS([.$D$2]^2-[.B719]^2))" office:value-type="float" office:value="126.026782867769">
            <text:p>126.0267828678</text:p>
          </table:table-cell>
          <table:table-cell table:formula="of:=([.$C$10]-[.C719])*[.$B$4]" office:value-type="float" office:value="49100.0301737309">
            <text:p>49100.0301737309</text:p>
          </table:table-cell>
          <table:table-cell table:formula="of:=ROUND([.D719])" office:value-type="float" office:value="49100">
            <text:p>49100</text:p>
          </table:table-cell>
          <table:table-cell table:formula="of:=([.$C$8]-([.E719]*[.$C$4]))" office:value-type="float" office:value="126.026875">
            <text:p>126.026875</text:p>
          </table:table-cell>
          <table:table-cell table:style-name="ce6" table:formula="of:=SQRT(ABS([.$D$2]^2-[.F719]^2))" office:value-type="float" office:value="106.499890975223">
            <text:p>106.4998909752</text:p>
          </table:table-cell>
          <table:table-cell table:formula="of:=ABS([.B719]-[.G719])" office:value-type="float" office:value="0.000109024778240041">
            <text:p>0.0001090248</text:p>
          </table:table-cell>
          <table:table-cell table:number-columns-repeated="7"/>
        </table:table-row>
        <table:table-row table:style-name="ro4">
          <table:table-cell table:formula="of:=[.A719]+[.A$4]" office:value-type="float" office:value="213.300000000002">
            <text:p>213.3</text:p>
          </table:table-cell>
          <table:table-cell table:formula="of:=[.A720]/([.$D$4]*2)" office:value-type="float" office:value="106.650000000001">
            <text:p>106.65</text:p>
          </table:table-cell>
          <table:table-cell table:formula="of:=SQRT(ABS([.$D$2]^2-[.B720]^2))" office:value-type="float" office:value="125.899870929242">
            <text:p>125.8998709292</text:p>
          </table:table-cell>
          <table:table-cell table:formula="of:=([.$C$10]-[.C720])*[.$B$4]" office:value-type="float" office:value="49259.9192301429">
            <text:p>49259.9192301429</text:p>
          </table:table-cell>
          <table:table-cell table:formula="of:=ROUND([.D720])" office:value-type="float" office:value="49260">
            <text:p>49260</text:p>
          </table:table-cell>
          <table:table-cell table:formula="of:=([.$C$8]-([.E720]*[.$C$4]))" office:value-type="float" office:value="125.899875">
            <text:p>125.899875</text:p>
          </table:table-cell>
          <table:table-cell table:style-name="ce6" table:formula="of:=SQRT(ABS([.$D$2]^2-[.F720]^2))" office:value-type="float" office:value="106.649995194488">
            <text:p>106.6499951945</text:p>
          </table:table-cell>
          <table:table-cell table:formula="of:=ABS([.B720]-[.G720])" office:value-type="float" office:value="0.00000480551290138465">
            <text:p>4.80551290138465E-006</text:p>
          </table:table-cell>
          <table:table-cell table:number-columns-repeated="7"/>
        </table:table-row>
        <table:table-row table:style-name="ro4">
          <table:table-cell table:formula="of:=[.A720]+[.A$4]" office:value-type="float" office:value="213.600000000002">
            <text:p>213.6</text:p>
          </table:table-cell>
          <table:table-cell table:formula="of:=[.A721]/([.$D$4]*2)" office:value-type="float" office:value="106.800000000001">
            <text:p>106.8</text:p>
          </table:table-cell>
          <table:table-cell table:formula="of:=SQRT(ABS([.$D$2]^2-[.B721]^2))" office:value-type="float" office:value="125.772652035328">
            <text:p>125.7726520353</text:p>
          </table:table-cell>
          <table:table-cell table:formula="of:=([.$C$10]-[.C721])*[.$B$4]" office:value-type="float" office:value="49420.1950020026">
            <text:p>49420.1950020026</text:p>
          </table:table-cell>
          <table:table-cell table:formula="of:=ROUND([.D721])" office:value-type="float" office:value="49420">
            <text:p>49420</text:p>
          </table:table-cell>
          <table:table-cell table:formula="of:=([.$C$8]-([.E721]*[.$C$4]))" office:value-type="float" office:value="125.772875">
            <text:p>125.772875</text:p>
          </table:table-cell>
          <table:table-cell table:style-name="ce6" table:formula="of:=SQRT(ABS([.$D$2]^2-[.F721]^2))" office:value-type="float" office:value="106.799737425868">
            <text:p>106.7997374259</text:p>
          </table:table-cell>
          <table:table-cell table:formula="of:=ABS([.B721]-[.G721])" office:value-type="float" office:value="0.000262574133074622">
            <text:p>0.0002625741</text:p>
          </table:table-cell>
          <table:table-cell table:number-columns-repeated="7"/>
        </table:table-row>
        <table:table-row table:style-name="ro4">
          <table:table-cell table:formula="of:=[.A721]+[.A$4]" office:value-type="float" office:value="213.900000000002">
            <text:p>213.9</text:p>
          </table:table-cell>
          <table:table-cell table:formula="of:=[.A722]/([.$D$4]*2)" office:value-type="float" office:value="106.950000000001">
            <text:p>106.95</text:p>
          </table:table-cell>
          <table:table-cell table:formula="of:=SQRT(ABS([.$D$2]^2-[.B722]^2))" office:value-type="float" office:value="125.645125253628">
            <text:p>125.6451252536</text:p>
          </table:table-cell>
          <table:table-cell table:formula="of:=([.$C$10]-[.C722])*[.$B$4]" office:value-type="float" office:value="49580.8586639877">
            <text:p>49580.8586639877</text:p>
          </table:table-cell>
          <table:table-cell table:formula="of:=ROUND([.D722])" office:value-type="float" office:value="49581">
            <text:p>49581</text:p>
          </table:table-cell>
          <table:table-cell table:formula="of:=([.$C$8]-([.E722]*[.$C$4]))" office:value-type="float" office:value="125.64508125">
            <text:p>125.64508125</text:p>
          </table:table-cell>
          <table:table-cell table:style-name="ce6" table:formula="of:=SQRT(ABS([.$D$2]^2-[.F722]^2))" office:value-type="float" office:value="106.95005169555">
            <text:p>106.9500516956</text:p>
          </table:table-cell>
          <table:table-cell table:formula="of:=ABS([.B722]-[.G722])" office:value-type="float" office:value="0.000051695549174724">
            <text:p>5.1695549174724E-005</text:p>
          </table:table-cell>
          <table:table-cell table:number-columns-repeated="7"/>
        </table:table-row>
        <table:table-row table:style-name="ro4">
          <table:table-cell table:formula="of:=[.A722]+[.A$4]" office:value-type="float" office:value="214.200000000002">
            <text:p>214.2</text:p>
          </table:table-cell>
          <table:table-cell table:formula="of:=[.A723]/([.$D$4]*2)" office:value-type="float" office:value="107.100000000001">
            <text:p>107.1</text:p>
          </table:table-cell>
          <table:table-cell table:formula="of:=SQRT(ABS([.$D$2]^2-[.B723]^2))" office:value-type="float" office:value="125.517289645689">
            <text:p>125.5172896457</text:p>
          </table:table-cell>
          <table:table-cell table:formula="of:=([.$C$10]-[.C723])*[.$B$4]" office:value-type="float" office:value="49741.9113983986">
            <text:p>49741.9113983986</text:p>
          </table:table-cell>
          <table:table-cell table:formula="of:=ROUND([.D723])" office:value-type="float" office:value="49742">
            <text:p>49742</text:p>
          </table:table-cell>
          <table:table-cell table:formula="of:=([.$C$8]-([.E723]*[.$C$4]))" office:value-type="float" office:value="125.5172875">
            <text:p>125.5172875</text:p>
          </table:table-cell>
          <table:table-cell table:style-name="ce6" table:formula="of:=SQRT(ABS([.$D$2]^2-[.F723]^2))" office:value-type="float" office:value="107.10000251467">
            <text:p>107.1000025147</text:p>
          </table:table-cell>
          <table:table-cell table:formula="of:=ABS([.B723]-[.G723])" office:value-type="float" office:value="0.00000251466889267249">
            <text:p>2.51466889267249E-006</text:p>
          </table:table-cell>
          <table:table-cell table:number-columns-repeated="7"/>
        </table:table-row>
        <table:table-row table:style-name="ro4">
          <table:table-cell table:formula="of:=[.A723]+[.A$4]" office:value-type="float" office:value="214.500000000002">
            <text:p>214.5</text:p>
          </table:table-cell>
          <table:table-cell table:formula="of:=[.A724]/([.$D$4]*2)" office:value-type="float" office:value="107.250000000001">
            <text:p>107.25</text:p>
          </table:table-cell>
          <table:table-cell table:formula="of:=SQRT(ABS([.$D$2]^2-[.B724]^2))" office:value-type="float" office:value="125.389144266957">
            <text:p>125.389144267</text:p>
          </table:table-cell>
          <table:table-cell table:formula="of:=([.$C$10]-[.C724])*[.$B$4]" office:value-type="float" office:value="49903.3543952262">
            <text:p>49903.3543952262</text:p>
          </table:table-cell>
          <table:table-cell table:formula="of:=ROUND([.D724])" office:value-type="float" office:value="49903">
            <text:p>49903</text:p>
          </table:table-cell>
          <table:table-cell table:formula="of:=([.$C$8]-([.E724]*[.$C$4]))" office:value-type="float" office:value="125.38949375">
            <text:p>125.38949375</text:p>
          </table:table-cell>
          <table:table-cell table:style-name="ce6" table:formula="of:=SQRT(ABS([.$D$2]^2-[.F724]^2))" office:value-type="float" office:value="107.249591407701">
            <text:p>107.2495914077</text:p>
          </table:table-cell>
          <table:table-cell table:formula="of:=ABS([.B724]-[.G724])" office:value-type="float" office:value="0.000408592300686905">
            <text:p>0.0004085923</text:p>
          </table:table-cell>
          <table:table-cell table:number-columns-repeated="7"/>
        </table:table-row>
        <table:table-row table:style-name="ro4">
          <table:table-cell table:formula="of:=[.A724]+[.A$4]" office:value-type="float" office:value="214.800000000002">
            <text:p>214.8</text:p>
          </table:table-cell>
          <table:table-cell table:formula="of:=[.A725]/([.$D$4]*2)" office:value-type="float" office:value="107.400000000001">
            <text:p>107.4</text:p>
          </table:table-cell>
          <table:table-cell table:formula="of:=SQRT(ABS([.$D$2]^2-[.B725]^2))" office:value-type="float" office:value="125.260688166718">
            <text:p>125.2606881667</text:p>
          </table:table-cell>
          <table:table-cell table:formula="of:=([.$C$10]-[.C725])*[.$B$4]" office:value-type="float" office:value="50065.1888522203">
            <text:p>50065.1888522203</text:p>
          </table:table-cell>
          <table:table-cell table:formula="of:=ROUND([.D725])" office:value-type="float" office:value="50065">
            <text:p>50065</text:p>
          </table:table-cell>
          <table:table-cell table:formula="of:=([.$C$8]-([.E725]*[.$C$4]))" office:value-type="float" office:value="125.26090625">
            <text:p>125.26090625</text:p>
          </table:table-cell>
          <table:table-cell table:style-name="ce6" table:formula="of:=SQRT(ABS([.$D$2]^2-[.F725]^2))" office:value-type="float" office:value="107.399745648808">
            <text:p>107.3997456488</text:p>
          </table:table-cell>
          <table:table-cell table:formula="of:=ABS([.B725]-[.G725])" office:value-type="float" office:value="0.000254351192950253">
            <text:p>0.0002543512</text:p>
          </table:table-cell>
          <table:table-cell table:number-columns-repeated="7"/>
        </table:table-row>
        <table:table-row table:style-name="ro4">
          <table:table-cell table:formula="of:=[.A725]+[.A$4]" office:value-type="float" office:value="215.100000000002">
            <text:p>215.1</text:p>
          </table:table-cell>
          <table:table-cell table:formula="of:=[.A726]/([.$D$4]*2)" office:value-type="float" office:value="107.550000000001">
            <text:p>107.55</text:p>
          </table:table-cell>
          <table:table-cell table:formula="of:=SQRT(ABS([.$D$2]^2-[.B726]^2))" office:value-type="float" office:value="125.131920388044">
            <text:p>125.131920388</text:p>
          </table:table-cell>
          <table:table-cell table:formula="of:=([.$C$10]-[.C726])*[.$B$4]" office:value-type="float" office:value="50227.4159749593">
            <text:p>50227.4159749593</text:p>
          </table:table-cell>
          <table:table-cell table:formula="of:=ROUND([.D726])" office:value-type="float" office:value="50227">
            <text:p>50227</text:p>
          </table:table-cell>
          <table:table-cell table:formula="of:=([.$C$8]-([.E726]*[.$C$4]))" office:value-type="float" office:value="125.13231875">
            <text:p>125.13231875</text:p>
          </table:table-cell>
          <table:table-cell table:style-name="ce6" table:formula="of:=SQRT(ABS([.$D$2]^2-[.F726]^2))" office:value-type="float" office:value="107.549536513406">
            <text:p>107.5495365134</text:p>
          </table:table-cell>
          <table:table-cell table:formula="of:=ABS([.B726]-[.G726])" office:value-type="float" office:value="0.000463486595464246">
            <text:p>0.0004634866</text:p>
          </table:table-cell>
          <table:table-cell table:number-columns-repeated="7"/>
        </table:table-row>
        <table:table-row table:style-name="ro4">
          <table:table-cell table:formula="of:=[.A726]+[.A$4]" office:value-type="float" office:value="215.400000000002">
            <text:p>215.4</text:p>
          </table:table-cell>
          <table:table-cell table:formula="of:=[.A727]/([.$D$4]*2)" office:value-type="float" office:value="107.700000000001">
            <text:p>107.7</text:p>
          </table:table-cell>
          <table:table-cell table:formula="of:=SQRT(ABS([.$D$2]^2-[.B727]^2))" office:value-type="float" office:value="125.002839967737">
            <text:p>125.0028399677</text:p>
          </table:table-cell>
          <table:table-cell table:formula="of:=([.$C$10]-[.C727])*[.$B$4]" office:value-type="float" office:value="50390.0369769203">
            <text:p>50390.0369769203</text:p>
          </table:table-cell>
          <table:table-cell table:formula="of:=ROUND([.D727])" office:value-type="float" office:value="50390">
            <text:p>50390</text:p>
          </table:table-cell>
          <table:table-cell table:formula="of:=([.$C$8]-([.E727]*[.$C$4]))" office:value-type="float" office:value="125.0029375">
            <text:p>125.0029375</text:p>
          </table:table-cell>
          <table:table-cell table:style-name="ce6" table:formula="of:=SQRT(ABS([.$D$2]^2-[.F727]^2))" office:value-type="float" office:value="107.699886798321">
            <text:p>107.6998867983</text:p>
          </table:table-cell>
          <table:table-cell table:formula="of:=ABS([.B727]-[.G727])" office:value-type="float" office:value="0.000113201680534303">
            <text:p>0.0001132017</text:p>
          </table:table-cell>
          <table:table-cell table:number-columns-repeated="7"/>
        </table:table-row>
        <table:table-row table:style-name="ro4">
          <table:table-cell table:formula="of:=[.A727]+[.A$4]" office:value-type="float" office:value="215.700000000002">
            <text:p>215.7</text:p>
          </table:table-cell>
          <table:table-cell table:formula="of:=[.A728]/([.$D$4]*2)" office:value-type="float" office:value="107.850000000001">
            <text:p>107.85</text:p>
          </table:table-cell>
          <table:table-cell table:formula="of:=SQRT(ABS([.$D$2]^2-[.B728]^2))" office:value-type="float" office:value="124.873445936275">
            <text:p>124.8734459363</text:p>
          </table:table-cell>
          <table:table-cell table:formula="of:=([.$C$10]-[.C728])*[.$B$4]" office:value-type="float" office:value="50553.0530795502">
            <text:p>50553.0530795502</text:p>
          </table:table-cell>
          <table:table-cell table:formula="of:=ROUND([.D728])" office:value-type="float" office:value="50553">
            <text:p>50553</text:p>
          </table:table-cell>
          <table:table-cell table:formula="of:=([.$C$8]-([.E728]*[.$C$4]))" office:value-type="float" office:value="124.87355625">
            <text:p>124.87355625</text:p>
          </table:table-cell>
          <table:table-cell table:style-name="ce6" table:formula="of:=SQRT(ABS([.$D$2]^2-[.F728]^2))" office:value-type="float" office:value="107.849872273814">
            <text:p>107.8498722738</text:p>
          </table:table-cell>
          <table:table-cell table:formula="of:=ABS([.B728]-[.G728])" office:value-type="float" office:value="0.000127726186818222">
            <text:p>0.0001277262</text:p>
          </table:table-cell>
          <table:table-cell table:number-columns-repeated="7"/>
        </table:table-row>
        <table:table-row table:style-name="ro4">
          <table:table-cell table:formula="of:=[.A728]+[.A$4]" office:value-type="float" office:value="216.000000000002">
            <text:p>216</text:p>
          </table:table-cell>
          <table:table-cell table:formula="of:=[.A729]/([.$D$4]*2)" office:value-type="float" office:value="108.000000000001">
            <text:p>108</text:p>
          </table:table-cell>
          <table:table-cell table:formula="of:=SQRT(ABS([.$D$2]^2-[.B729]^2))" office:value-type="float" office:value="124.74373731775">
            <text:p>124.7437373178</text:p>
          </table:table-cell>
          <table:table-cell table:formula="of:=([.$C$10]-[.C729])*[.$B$4]" office:value-type="float" office:value="50716.4655123377">
            <text:p>50716.4655123377</text:p>
          </table:table-cell>
          <table:table-cell table:formula="of:=ROUND([.D729])" office:value-type="float" office:value="50716">
            <text:p>50716</text:p>
          </table:table-cell>
          <table:table-cell table:formula="of:=([.$C$8]-([.E729]*[.$C$4]))" office:value-type="float" office:value="124.744175">
            <text:p>124.744175</text:p>
          </table:table-cell>
          <table:table-cell table:style-name="ce6" table:formula="of:=SQRT(ABS([.$D$2]^2-[.F729]^2))" office:value-type="float" office:value="107.999494459786">
            <text:p>107.9994944598</text:p>
          </table:table-cell>
          <table:table-cell table:formula="of:=ABS([.B729]-[.G729])" office:value-type="float" office:value="0.000505540215101519">
            <text:p>0.0005055402</text:p>
          </table:table-cell>
          <table:table-cell table:number-columns-repeated="7"/>
        </table:table-row>
        <table:table-row table:style-name="ro4">
          <table:table-cell table:formula="of:=[.A729]+[.A$4]" office:value-type="float" office:value="216.300000000002">
            <text:p>216.3</text:p>
          </table:table-cell>
          <table:table-cell table:formula="of:=[.A730]/([.$D$4]*2)" office:value-type="float" office:value="108.150000000001">
            <text:p>108.15</text:p>
          </table:table-cell>
          <table:table-cell table:formula="of:=SQRT(ABS([.$D$2]^2-[.B730]^2))" office:value-type="float" office:value="124.613713129815">
            <text:p>124.6137131298</text:p>
          </table:table-cell>
          <table:table-cell table:formula="of:=([.$C$10]-[.C730])*[.$B$4]" office:value-type="float" office:value="50880.2755128858">
            <text:p>50880.2755128858</text:p>
          </table:table-cell>
          <table:table-cell table:formula="of:=ROUND([.D730])" office:value-type="float" office:value="50880">
            <text:p>50880</text:p>
          </table:table-cell>
          <table:table-cell table:formula="of:=([.$C$8]-([.E730]*[.$C$4]))" office:value-type="float" office:value="124.614">
            <text:p>124.614</text:p>
          </table:table-cell>
          <table:table-cell table:style-name="ce6" table:formula="of:=SQRT(ABS([.$D$2]^2-[.F730]^2))" office:value-type="float" office:value="108.14966945858">
            <text:p>108.1496694586</text:p>
          </table:table-cell>
          <table:table-cell table:formula="of:=ABS([.B730]-[.G730])" office:value-type="float" office:value="0.000330541421760699">
            <text:p>0.0003305414</text:p>
          </table:table-cell>
          <table:table-cell table:number-columns-repeated="7"/>
        </table:table-row>
        <table:table-row table:style-name="ro4">
          <table:table-cell table:formula="of:=[.A730]+[.A$4]" office:value-type="float" office:value="216.600000000002">
            <text:p>216.6</text:p>
          </table:table-cell>
          <table:table-cell table:formula="of:=[.A731]/([.$D$4]*2)" office:value-type="float" office:value="108.300000000001">
            <text:p>108.3</text:p>
          </table:table-cell>
          <table:table-cell table:formula="of:=SQRT(ABS([.$D$2]^2-[.B731]^2))" office:value-type="float" office:value="124.483372383623">
            <text:p>124.4833723836</text:p>
          </table:table-cell>
          <table:table-cell table:formula="of:=([.$C$10]-[.C731])*[.$B$4]" office:value-type="float" office:value="51044.4843269856">
            <text:p>51044.4843269856</text:p>
          </table:table-cell>
          <table:table-cell table:formula="of:=ROUND([.D731])" office:value-type="float" office:value="51044">
            <text:p>51044</text:p>
          </table:table-cell>
          <table:table-cell table:formula="of:=([.$C$8]-([.E731]*[.$C$4]))" office:value-type="float" office:value="124.483825">
            <text:p>124.483825</text:p>
          </table:table-cell>
          <table:table-cell table:style-name="ce6" table:formula="of:=SQRT(ABS([.$D$2]^2-[.F731]^2))" office:value-type="float" office:value="108.299479746531">
            <text:p>108.2994797465</text:p>
          </table:table-cell>
          <table:table-cell table:formula="of:=ABS([.B731]-[.G731])" office:value-type="float" office:value="0.000520253469801446">
            <text:p>0.0005202535</text:p>
          </table:table-cell>
          <table:table-cell table:number-columns-repeated="7"/>
        </table:table-row>
        <table:table-row table:style-name="ro4">
          <table:table-cell table:formula="of:=[.A731]+[.A$4]" office:value-type="float" office:value="216.900000000002">
            <text:p>216.9</text:p>
          </table:table-cell>
          <table:table-cell table:formula="of:=[.A732]/([.$D$4]*2)" office:value-type="float" office:value="108.450000000001">
            <text:p>108.45</text:p>
          </table:table-cell>
          <table:table-cell table:formula="of:=SQRT(ABS([.$D$2]^2-[.B732]^2))" office:value-type="float" office:value="124.35271408377">
            <text:p>124.3527140838</text:p>
          </table:table-cell>
          <table:table-cell table:formula="of:=([.$C$10]-[.C732])*[.$B$4]" office:value-type="float" office:value="51209.0932086907">
            <text:p>51209.0932086907</text:p>
          </table:table-cell>
          <table:table-cell table:formula="of:=ROUND([.D732])" office:value-type="float" office:value="51209">
            <text:p>51209</text:p>
          </table:table-cell>
          <table:table-cell table:formula="of:=([.$C$8]-([.E732]*[.$C$4]))" office:value-type="float" office:value="124.35285625">
            <text:p>124.35285625</text:p>
          </table:table-cell>
          <table:table-cell table:style-name="ce6" table:formula="of:=SQRT(ABS([.$D$2]^2-[.F732]^2))" office:value-type="float" office:value="108.449836986815">
            <text:p>108.4498369868</text:p>
          </table:table-cell>
          <table:table-cell table:formula="of:=ABS([.B732]-[.G732])" office:value-type="float" office:value="0.000163013185840555">
            <text:p>0.0001630132</text:p>
          </table:table-cell>
          <table:table-cell table:number-columns-repeated="7"/>
        </table:table-row>
        <table:table-row table:style-name="ro4">
          <table:table-cell table:formula="of:=[.A732]+[.A$4]" office:value-type="float" office:value="217.200000000002">
            <text:p>217.2</text:p>
          </table:table-cell>
          <table:table-cell table:formula="of:=[.A733]/([.$D$4]*2)" office:value-type="float" office:value="108.600000000001">
            <text:p>108.6</text:p>
          </table:table-cell>
          <table:table-cell table:formula="of:=SQRT(ABS([.$D$2]^2-[.B733]^2))" office:value-type="float" office:value="124.221737228231">
            <text:p>124.2217372282</text:p>
          </table:table-cell>
          <table:table-cell table:formula="of:=([.$C$10]-[.C733])*[.$B$4]" office:value-type="float" office:value="51374.1034203925">
            <text:p>51374.1034203925</text:p>
          </table:table-cell>
          <table:table-cell table:formula="of:=ROUND([.D733])" office:value-type="float" office:value="51374">
            <text:p>51374</text:p>
          </table:table-cell>
          <table:table-cell table:formula="of:=([.$C$8]-([.E733]*[.$C$4]))" office:value-type="float" office:value="124.2218875">
            <text:p>124.2218875</text:p>
          </table:table-cell>
          <table:table-cell table:style-name="ce6" table:formula="of:=SQRT(ABS([.$D$2]^2-[.F733]^2))" office:value-type="float" office:value="108.599828111914">
            <text:p>108.5998281119</text:p>
          </table:table-cell>
          <table:table-cell table:formula="of:=ABS([.B733]-[.G733])" office:value-type="float" office:value="0.000171888086910599">
            <text:p>0.0001718881</text:p>
          </table:table-cell>
          <table:table-cell table:number-columns-repeated="7"/>
        </table:table-row>
        <table:table-row table:style-name="ro4">
          <table:table-cell table:formula="of:=[.A733]+[.A$4]" office:value-type="float" office:value="217.500000000003">
            <text:p>217.5</text:p>
          </table:table-cell>
          <table:table-cell table:formula="of:=[.A734]/([.$D$4]*2)" office:value-type="float" office:value="108.750000000001">
            <text:p>108.75</text:p>
          </table:table-cell>
          <table:table-cell table:formula="of:=SQRT(ABS([.$D$2]^2-[.B734]^2))" office:value-type="float" office:value="124.090440808306">
            <text:p>124.0904408083</text:p>
          </table:table-cell>
          <table:table-cell table:formula="of:=([.$C$10]-[.C734])*[.$B$4]" office:value-type="float" office:value="51539.5162328965">
            <text:p>51539.5162328965</text:p>
          </table:table-cell>
          <table:table-cell table:formula="of:=ROUND([.D734])" office:value-type="float" office:value="51540">
            <text:p>51540</text:p>
          </table:table-cell>
          <table:table-cell table:formula="of:=([.$C$8]-([.E734]*[.$C$4]))" office:value-type="float" office:value="124.090125">
            <text:p>124.090125</text:p>
          </table:table-cell>
          <table:table-cell table:style-name="ce6" table:formula="of:=SQRT(ABS([.$D$2]^2-[.F734]^2))" office:value-type="float" office:value="108.750360355653">
            <text:p>108.7503603557</text:p>
          </table:table-cell>
          <table:table-cell table:formula="of:=ABS([.B734]-[.G734])" office:value-type="float" office:value="0.000360355651693567">
            <text:p>0.0003603557</text:p>
          </table:table-cell>
          <table:table-cell table:number-columns-repeated="7"/>
        </table:table-row>
        <table:table-row table:style-name="ro4">
          <table:table-cell table:formula="of:=[.A734]+[.A$4]" office:value-type="float" office:value="217.800000000003">
            <text:p>217.8</text:p>
          </table:table-cell>
          <table:table-cell table:formula="of:=[.A735]/([.$D$4]*2)" office:value-type="float" office:value="108.900000000001">
            <text:p>108.9</text:p>
          </table:table-cell>
          <table:table-cell table:formula="of:=SQRT(ABS([.$D$2]^2-[.B735]^2))" office:value-type="float" office:value="123.958823808552">
            <text:p>123.9588238086</text:p>
          </table:table-cell>
          <table:table-cell table:formula="of:=([.$C$10]-[.C735])*[.$B$4]" office:value-type="float" office:value="51705.3329254997">
            <text:p>51705.3329254997</text:p>
          </table:table-cell>
          <table:table-cell table:formula="of:=ROUND([.D735])" office:value-type="float" office:value="51705">
            <text:p>51705</text:p>
          </table:table-cell>
          <table:table-cell table:formula="of:=([.$C$8]-([.E735]*[.$C$4]))" office:value-type="float" office:value="123.95915625">
            <text:p>123.95915625</text:p>
          </table:table-cell>
          <table:table-cell table:style-name="ce6" table:formula="of:=SQRT(ABS([.$D$2]^2-[.F735]^2))" office:value-type="float" office:value="108.899621586983">
            <text:p>108.899621587</text:p>
          </table:table-cell>
          <table:table-cell table:formula="of:=ABS([.B735]-[.G735])" office:value-type="float" office:value="0.000378413018310653">
            <text:p>0.000378413</text:p>
          </table:table-cell>
          <table:table-cell table:number-columns-repeated="7"/>
        </table:table-row>
        <table:table-row table:style-name="ro4">
          <table:table-cell table:formula="of:=[.A735]+[.A$4]" office:value-type="float" office:value="218.100000000003">
            <text:p>218.1</text:p>
          </table:table-cell>
          <table:table-cell table:formula="of:=[.A736]/([.$D$4]*2)" office:value-type="float" office:value="109.050000000001">
            <text:p>109.05</text:p>
          </table:table-cell>
          <table:table-cell table:formula="of:=SQRT(ABS([.$D$2]^2-[.B736]^2))" office:value-type="float" office:value="123.826885206726">
            <text:p>123.8268852067</text:p>
          </table:table-cell>
          <table:table-cell table:formula="of:=([.$C$10]-[.C736])*[.$B$4]" office:value-type="float" office:value="51871.5547860682">
            <text:p>51871.5547860682</text:p>
          </table:table-cell>
          <table:table-cell table:formula="of:=ROUND([.D736])" office:value-type="float" office:value="51872">
            <text:p>51872</text:p>
          </table:table-cell>
          <table:table-cell table:formula="of:=([.$C$8]-([.E736]*[.$C$4]))" office:value-type="float" office:value="123.8266">
            <text:p>123.8266</text:p>
          </table:table-cell>
          <table:table-cell table:style-name="ce6" table:formula="of:=SQRT(ABS([.$D$2]^2-[.F736]^2))" office:value-type="float" office:value="109.050323852981">
            <text:p>109.050323853</text:p>
          </table:table-cell>
          <table:table-cell table:formula="of:=ABS([.B736]-[.G736])" office:value-type="float" office:value="0.000323852979548178">
            <text:p>0.000323853</text:p>
          </table:table-cell>
          <table:table-cell table:number-columns-repeated="7"/>
        </table:table-row>
        <table:table-row table:style-name="ro4">
          <table:table-cell table:formula="of:=[.A736]+[.A$4]" office:value-type="float" office:value="218.400000000003">
            <text:p>218.4</text:p>
          </table:table-cell>
          <table:table-cell table:formula="of:=[.A737]/([.$D$4]*2)" office:value-type="float" office:value="109.200000000001">
            <text:p>109.2</text:p>
          </table:table-cell>
          <table:table-cell table:formula="of:=SQRT(ABS([.$D$2]^2-[.B737]^2))" office:value-type="float" office:value="123.694623973719">
            <text:p>123.6946239737</text:p>
          </table:table-cell>
          <table:table-cell table:formula="of:=([.$C$10]-[.C737])*[.$B$4]" office:value-type="float" office:value="52038.1831111166">
            <text:p>52038.1831111166</text:p>
          </table:table-cell>
          <table:table-cell table:formula="of:=ROUND([.D737])" office:value-type="float" office:value="52038">
            <text:p>52038</text:p>
          </table:table-cell>
          <table:table-cell table:formula="of:=([.$C$8]-([.E737]*[.$C$4]))" office:value-type="float" office:value="123.6948375">
            <text:p>123.6948375</text:p>
          </table:table-cell>
          <table:table-cell table:style-name="ce6" table:formula="of:=SQRT(ABS([.$D$2]^2-[.F737]^2))" office:value-type="float" office:value="109.199758130907">
            <text:p>109.1997581309</text:p>
          </table:table-cell>
          <table:table-cell table:formula="of:=ABS([.B737]-[.G737])" office:value-type="float" office:value="0.000241869094267599">
            <text:p>0.0002418691</text:p>
          </table:table-cell>
          <table:table-cell table:number-columns-repeated="7"/>
        </table:table-row>
        <table:table-row table:style-name="ro4">
          <table:table-cell table:formula="of:=[.A737]+[.A$4]" office:value-type="float" office:value="218.700000000003">
            <text:p>218.7</text:p>
          </table:table-cell>
          <table:table-cell table:formula="of:=[.A738]/([.$D$4]*2)" office:value-type="float" office:value="109.350000000001">
            <text:p>109.35</text:p>
          </table:table-cell>
          <table:table-cell table:formula="of:=SQRT(ABS([.$D$2]^2-[.B738]^2))" office:value-type="float" office:value="123.562039073494">
            <text:p>123.5620390735</text:p>
          </table:table-cell>
          <table:table-cell table:formula="of:=([.$C$10]-[.C738])*[.$B$4]" office:value-type="float" office:value="52205.2192058879">
            <text:p>52205.2192058879</text:p>
          </table:table-cell>
          <table:table-cell table:formula="of:=ROUND([.D738])" office:value-type="float" office:value="52205">
            <text:p>52205</text:p>
          </table:table-cell>
          <table:table-cell table:formula="of:=([.$C$8]-([.E738]*[.$C$4]))" office:value-type="float" office:value="123.56228125">
            <text:p>123.56228125</text:p>
          </table:table-cell>
          <table:table-cell table:style-name="ce6" table:formula="of:=SQRT(ABS([.$D$2]^2-[.F738]^2))" office:value-type="float" office:value="109.349726347604">
            <text:p>109.3497263476</text:p>
          </table:table-cell>
          <table:table-cell table:formula="of:=ABS([.B738]-[.G738])" office:value-type="float" office:value="0.000273652397225987">
            <text:p>0.0002736524</text:p>
          </table:table-cell>
          <table:table-cell table:number-columns-repeated="7"/>
        </table:table-row>
        <table:table-row table:style-name="ro4">
          <table:table-cell table:formula="of:=[.A738]+[.A$4]" office:value-type="float" office:value="219.000000000003">
            <text:p>219</text:p>
          </table:table-cell>
          <table:table-cell table:formula="of:=[.A739]/([.$D$4]*2)" office:value-type="float" office:value="109.500000000001">
            <text:p>109.5</text:p>
          </table:table-cell>
          <table:table-cell table:formula="of:=SQRT(ABS([.$D$2]^2-[.B739]^2))" office:value-type="float" office:value="123.429129463023">
            <text:p>123.429129463</text:p>
          </table:table-cell>
          <table:table-cell table:formula="of:=([.$C$10]-[.C739])*[.$B$4]" office:value-type="float" office:value="52372.6643844342">
            <text:p>52372.6643844342</text:p>
          </table:table-cell>
          <table:table-cell table:formula="of:=ROUND([.D739])" office:value-type="float" office:value="52373">
            <text:p>52373</text:p>
          </table:table-cell>
          <table:table-cell table:formula="of:=([.$C$8]-([.E739]*[.$C$4]))" office:value-type="float" office:value="123.42893125">
            <text:p>123.42893125</text:p>
          </table:table-cell>
          <table:table-cell table:style-name="ce6" table:formula="of:=SQRT(ABS([.$D$2]^2-[.F739]^2))" office:value-type="float" office:value="109.500223426634">
            <text:p>109.5002234266</text:p>
          </table:table-cell>
          <table:table-cell table:formula="of:=ABS([.B739]-[.G739])" office:value-type="float" office:value="0.000223426632729229">
            <text:p>0.0002234266</text:p>
          </table:table-cell>
          <table:table-cell table:number-columns-repeated="7"/>
        </table:table-row>
        <table:table-row table:style-name="ro4">
          <table:table-cell table:formula="of:=[.A739]+[.A$4]" office:value-type="float" office:value="219.300000000003">
            <text:p>219.3</text:p>
          </table:table-cell>
          <table:table-cell table:formula="of:=[.A740]/([.$D$4]*2)" office:value-type="float" office:value="109.650000000001">
            <text:p>109.65</text:p>
          </table:table-cell>
          <table:table-cell table:formula="of:=SQRT(ABS([.$D$2]^2-[.B740]^2))" office:value-type="float" office:value="123.295894092219">
            <text:p>123.2958940922</text:p>
          </table:table-cell>
          <table:table-cell table:formula="of:=([.$C$10]-[.C740])*[.$B$4]" office:value-type="float" office:value="52540.519969699">
            <text:p>52540.519969699</text:p>
          </table:table-cell>
          <table:table-cell table:formula="of:=ROUND([.D740])" office:value-type="float" office:value="52541">
            <text:p>52541</text:p>
          </table:table-cell>
          <table:table-cell table:formula="of:=([.$C$8]-([.E740]*[.$C$4]))" office:value-type="float" office:value="123.29558125">
            <text:p>123.29558125</text:p>
          </table:table-cell>
          <table:table-cell table:style-name="ce6" table:formula="of:=SQRT(ABS([.$D$2]^2-[.F740]^2))" office:value-type="float" office:value="109.650351774286">
            <text:p>109.6503517743</text:p>
          </table:table-cell>
          <table:table-cell table:formula="of:=ABS([.B740]-[.G740])" office:value-type="float" office:value="0.000351774284624184">
            <text:p>0.0003517743</text:p>
          </table:table-cell>
          <table:table-cell table:number-columns-repeated="7"/>
        </table:table-row>
        <table:table-row table:style-name="ro4">
          <table:table-cell table:formula="of:=[.A740]+[.A$4]" office:value-type="float" office:value="219.600000000003">
            <text:p>219.6</text:p>
          </table:table-cell>
          <table:table-cell table:formula="of:=[.A741]/([.$D$4]*2)" office:value-type="float" office:value="109.800000000001">
            <text:p>109.8</text:p>
          </table:table-cell>
          <table:table-cell table:formula="of:=SQRT(ABS([.$D$2]^2-[.B741]^2))" office:value-type="float" office:value="123.162331903873">
            <text:p>123.1623319039</text:p>
          </table:table-cell>
          <table:table-cell table:formula="of:=([.$C$10]-[.C741])*[.$B$4]" office:value-type="float" office:value="52708.7872936">
            <text:p>52708.7872936</text:p>
          </table:table-cell>
          <table:table-cell table:formula="of:=ROUND([.D741])" office:value-type="float" office:value="52709">
            <text:p>52709</text:p>
          </table:table-cell>
          <table:table-cell table:formula="of:=([.$C$8]-([.E741]*[.$C$4]))" office:value-type="float" office:value="123.16223125">
            <text:p>123.16223125</text:p>
          </table:table-cell>
          <table:table-cell table:style-name="ce6" table:formula="of:=SQRT(ABS([.$D$2]^2-[.F741]^2))" office:value-type="float" office:value="109.800112903045">
            <text:p>109.800112903</text:p>
          </table:table-cell>
          <table:table-cell table:formula="of:=ABS([.B741]-[.G741])" office:value-type="float" office:value="0.000112903044112045">
            <text:p>0.000112903</text:p>
          </table:table-cell>
          <table:table-cell table:number-columns-repeated="7"/>
        </table:table-row>
        <table:table-row table:style-name="ro4">
          <table:table-cell table:formula="of:=[.A741]+[.A$4]" office:value-type="float" office:value="219.900000000003">
            <text:p>219.9</text:p>
          </table:table-cell>
          <table:table-cell table:formula="of:=[.A742]/([.$D$4]*2)" office:value-type="float" office:value="109.950000000001">
            <text:p>109.95</text:p>
          </table:table-cell>
          <table:table-cell table:formula="of:=SQRT(ABS([.$D$2]^2-[.B742]^2))" office:value-type="float" office:value="123.028441833585">
            <text:p>123.0284418336</text:p>
          </table:table-cell>
          <table:table-cell table:formula="of:=([.$C$10]-[.C742])*[.$B$4]" office:value-type="float" office:value="52877.4676971126">
            <text:p>52877.4676971126</text:p>
          </table:table-cell>
          <table:table-cell table:formula="of:=ROUND([.D742])" office:value-type="float" office:value="52877">
            <text:p>52877</text:p>
          </table:table-cell>
          <table:table-cell table:formula="of:=([.$C$8]-([.E742]*[.$C$4]))" office:value-type="float" office:value="123.02888125">
            <text:p>123.02888125</text:p>
          </table:table-cell>
          <table:table-cell table:style-name="ce6" table:formula="of:=SQRT(ABS([.$D$2]^2-[.F742]^2))" office:value-type="float" office:value="109.949508313468">
            <text:p>109.9495083135</text:p>
          </table:table-cell>
          <table:table-cell table:formula="of:=ABS([.B742]-[.G742])" office:value-type="float" office:value="0.000491686533194979">
            <text:p>0.0004916865</text:p>
          </table:table-cell>
          <table:table-cell table:number-columns-repeated="7"/>
        </table:table-row>
        <table:table-row table:style-name="ro4">
          <table:table-cell table:formula="of:=[.A742]+[.A$4]" office:value-type="float" office:value="220.200000000003">
            <text:p>220.2</text:p>
          </table:table-cell>
          <table:table-cell table:formula="of:=[.A743]/([.$D$4]*2)" office:value-type="float" office:value="110.100000000001">
            <text:p>110.1</text:p>
          </table:table-cell>
          <table:table-cell table:formula="of:=SQRT(ABS([.$D$2]^2-[.B743]^2))" office:value-type="float" office:value="122.894222809698">
            <text:p>122.8942228097</text:p>
          </table:table-cell>
          <table:table-cell table:formula="of:=([.$C$10]-[.C743])*[.$B$4]" office:value-type="float" office:value="53046.5625303555">
            <text:p>53046.5625303555</text:p>
          </table:table-cell>
          <table:table-cell table:formula="of:=ROUND([.D743])" office:value-type="float" office:value="53047">
            <text:p>53047</text:p>
          </table:table-cell>
          <table:table-cell table:formula="of:=([.$C$8]-([.E743]*[.$C$4]))" office:value-type="float" office:value="122.89394375">
            <text:p>122.89394375</text:p>
          </table:table-cell>
          <table:table-cell table:style-name="ce6" table:formula="of:=SQRT(ABS([.$D$2]^2-[.F743]^2))" office:value-type="float" office:value="110.10031148717">
            <text:p>110.1003114872</text:p>
          </table:table-cell>
          <table:table-cell table:formula="of:=ABS([.B743]-[.G743])" office:value-type="float" office:value="0.000311487168573876">
            <text:p>0.0003114872</text:p>
          </table:table-cell>
          <table:table-cell table:number-columns-repeated="7"/>
        </table:table-row>
        <table:table-row table:style-name="ro4">
          <table:table-cell table:formula="of:=[.A743]+[.A$4]" office:value-type="float" office:value="220.500000000003">
            <text:p>220.5</text:p>
          </table:table-cell>
          <table:table-cell table:formula="of:=[.A744]/([.$D$4]*2)" office:value-type="float" office:value="110.250000000001">
            <text:p>110.25</text:p>
          </table:table-cell>
          <table:table-cell table:formula="of:=SQRT(ABS([.$D$2]^2-[.B744]^2))" office:value-type="float" office:value="122.759673753231">
            <text:p>122.7596737532</text:p>
          </table:table-cell>
          <table:table-cell table:formula="of:=([.$C$10]-[.C744])*[.$B$4]" office:value-type="float" office:value="53216.0731526762">
            <text:p>53216.0731526762</text:p>
          </table:table-cell>
          <table:table-cell table:formula="of:=ROUND([.D744])" office:value-type="float" office:value="53216">
            <text:p>53216</text:p>
          </table:table-cell>
          <table:table-cell table:formula="of:=([.$C$8]-([.E744]*[.$C$4]))" office:value-type="float" office:value="122.7598">
            <text:p>122.7598</text:p>
          </table:table-cell>
          <table:table-cell table:style-name="ce6" table:formula="of:=SQRT(ABS([.$D$2]^2-[.F744]^2))" office:value-type="float" office:value="110.2498594283">
            <text:p>110.2498594283</text:p>
          </table:table-cell>
          <table:table-cell table:formula="of:=ABS([.B744]-[.G744])" office:value-type="float" office:value="0.000140571700910641">
            <text:p>0.0001405717</text:p>
          </table:table-cell>
          <table:table-cell table:number-columns-repeated="7"/>
        </table:table-row>
        <table:table-row table:style-name="ro4">
          <table:table-cell table:formula="of:=[.A744]+[.A$4]" office:value-type="float" office:value="220.800000000003">
            <text:p>220.8</text:p>
          </table:table-cell>
          <table:table-cell table:formula="of:=[.A745]/([.$D$4]*2)" office:value-type="float" office:value="110.400000000001">
            <text:p>110.4</text:p>
          </table:table-cell>
          <table:table-cell table:formula="of:=SQRT(ABS([.$D$2]^2-[.B745]^2))" office:value-type="float" office:value="122.624793577807">
            <text:p>122.6247935778</text:p>
          </table:table-cell>
          <table:table-cell table:formula="of:=([.$C$10]-[.C745])*[.$B$4]" office:value-type="float" office:value="53386.0009327383">
            <text:p>53386.0009327383</text:p>
          </table:table-cell>
          <table:table-cell table:formula="of:=ROUND([.D745])" office:value-type="float" office:value="53386">
            <text:p>53386</text:p>
          </table:table-cell>
          <table:table-cell table:formula="of:=([.$C$8]-([.E745]*[.$C$4]))" office:value-type="float" office:value="122.6248625">
            <text:p>122.6248625</text:p>
          </table:table-cell>
          <table:table-cell table:style-name="ce6" table:formula="of:=SQRT(ABS([.$D$2]^2-[.F745]^2))" office:value-type="float" office:value="110.39992344588">
            <text:p>110.3999234459</text:p>
          </table:table-cell>
          <table:table-cell table:formula="of:=ABS([.B745]-[.G745])" office:value-type="float" office:value="0.0000765541216480869">
            <text:p>7.65541216480869E-005</text:p>
          </table:table-cell>
          <table:table-cell table:number-columns-repeated="7"/>
        </table:table-row>
        <table:table-row table:style-name="ro4">
          <table:table-cell table:formula="of:=[.A745]+[.A$4]" office:value-type="float" office:value="221.100000000003">
            <text:p>221.1</text:p>
          </table:table-cell>
          <table:table-cell table:formula="of:=[.A746]/([.$D$4]*2)" office:value-type="float" office:value="110.550000000001">
            <text:p>110.55</text:p>
          </table:table-cell>
          <table:table-cell table:formula="of:=SQRT(ABS([.$D$2]^2-[.B746]^2))" office:value-type="float" office:value="122.489581189584">
            <text:p>122.4895811896</text:p>
          </table:table-cell>
          <table:table-cell table:formula="of:=([.$C$10]-[.C746])*[.$B$4]" office:value-type="float" office:value="53556.3472486094">
            <text:p>53556.3472486094</text:p>
          </table:table-cell>
          <table:table-cell table:formula="of:=ROUND([.D746])" office:value-type="float" office:value="53556">
            <text:p>53556</text:p>
          </table:table-cell>
          <table:table-cell table:formula="of:=([.$C$8]-([.E746]*[.$C$4]))" office:value-type="float" office:value="122.489925">
            <text:p>122.489925</text:p>
          </table:table-cell>
          <table:table-cell table:style-name="ce6" table:formula="of:=SQRT(ABS([.$D$2]^2-[.F746]^2))" office:value-type="float" office:value="110.549619056306">
            <text:p>110.5496190563</text:p>
          </table:table-cell>
          <table:table-cell table:formula="of:=ABS([.B746]-[.G746])" office:value-type="float" office:value="0.000380943695333258">
            <text:p>0.0003809437</text:p>
          </table:table-cell>
          <table:table-cell table:number-columns-repeated="7"/>
        </table:table-row>
        <table:table-row table:style-name="ro4">
          <table:table-cell table:formula="of:=[.A746]+[.A$4]" office:value-type="float" office:value="221.400000000003">
            <text:p>221.4</text:p>
          </table:table-cell>
          <table:table-cell table:formula="of:=[.A747]/([.$D$4]*2)" office:value-type="float" office:value="110.700000000001">
            <text:p>110.7</text:p>
          </table:table-cell>
          <table:table-cell table:formula="of:=SQRT(ABS([.$D$2]^2-[.B747]^2))" office:value-type="float" office:value="122.354035487187">
            <text:p>122.3540354872</text:p>
          </table:table-cell>
          <table:table-cell table:formula="of:=([.$C$10]-[.C747])*[.$B$4]" office:value-type="float" office:value="53727.1134878503">
            <text:p>53727.1134878503</text:p>
          </table:table-cell>
          <table:table-cell table:formula="of:=ROUND([.D747])" office:value-type="float" office:value="53727">
            <text:p>53727</text:p>
          </table:table-cell>
          <table:table-cell table:formula="of:=([.$C$8]-([.E747]*[.$C$4]))" office:value-type="float" office:value="122.35419375">
            <text:p>122.35419375</text:p>
          </table:table-cell>
          <table:table-cell table:style-name="ce6" table:formula="of:=SQRT(ABS([.$D$2]^2-[.F747]^2))" office:value-type="float" office:value="110.699825075686">
            <text:p>110.6998250757</text:p>
          </table:table-cell>
          <table:table-cell table:formula="of:=ABS([.B747]-[.G747])" office:value-type="float" office:value="0.000174924315430758">
            <text:p>0.0001749243</text:p>
          </table:table-cell>
          <table:table-cell table:number-columns-repeated="7"/>
        </table:table-row>
        <table:table-row table:style-name="ro4">
          <table:table-cell table:formula="of:=[.A747]+[.A$4]" office:value-type="float" office:value="221.700000000003">
            <text:p>221.7</text:p>
          </table:table-cell>
          <table:table-cell table:formula="of:=[.A748]/([.$D$4]*2)" office:value-type="float" office:value="110.850000000001">
            <text:p>110.85</text:p>
          </table:table-cell>
          <table:table-cell table:formula="of:=SQRT(ABS([.$D$2]^2-[.B748]^2))" office:value-type="float" office:value="122.218155361631">
            <text:p>122.2181553616</text:p>
          </table:table-cell>
          <table:table-cell table:formula="of:=([.$C$10]-[.C748])*[.$B$4]" office:value-type="float" office:value="53898.3010476057">
            <text:p>53898.3010476057</text:p>
          </table:table-cell>
          <table:table-cell table:formula="of:=ROUND([.D748])" office:value-type="float" office:value="53898">
            <text:p>53898</text:p>
          </table:table-cell>
          <table:table-cell table:formula="of:=([.$C$8]-([.E748]*[.$C$4]))" office:value-type="float" office:value="122.2184625">
            <text:p>122.2184625</text:p>
          </table:table-cell>
          <table:table-cell table:style-name="ce6" table:formula="of:=SQRT(ABS([.$D$2]^2-[.F748]^2))" office:value-type="float" office:value="110.849661362298">
            <text:p>110.8496613623</text:p>
          </table:table-cell>
          <table:table-cell table:formula="of:=ABS([.B748]-[.G748])" office:value-type="float" office:value="0.000338637703563904">
            <text:p>0.0003386377</text:p>
          </table:table-cell>
          <table:table-cell table:number-columns-repeated="7"/>
        </table:table-row>
        <table:table-row table:style-name="ro4">
          <table:table-cell table:formula="of:=[.A748]+[.A$4]" office:value-type="float" office:value="222.000000000003">
            <text:p>222</text:p>
          </table:table-cell>
          <table:table-cell table:formula="of:=[.A749]/([.$D$4]*2)" office:value-type="float" office:value="111.000000000001">
            <text:p>111</text:p>
          </table:table-cell>
          <table:table-cell table:formula="of:=SQRT(ABS([.$D$2]^2-[.B749]^2))" office:value-type="float" office:value="122.081939696254">
            <text:p>122.0819396963</text:p>
          </table:table-cell>
          <table:table-cell table:formula="of:=([.$C$10]-[.C749])*[.$B$4]" office:value-type="float" office:value="54069.911334695">
            <text:p>54069.911334695</text:p>
          </table:table-cell>
          <table:table-cell table:formula="of:=ROUND([.D749])" office:value-type="float" office:value="54070">
            <text:p>54070</text:p>
          </table:table-cell>
          <table:table-cell table:formula="of:=([.$C$8]-([.E749]*[.$C$4]))" office:value-type="float" office:value="122.0819375">
            <text:p>122.0819375</text:p>
          </table:table-cell>
          <table:table-cell table:style-name="ce6" table:formula="of:=SQRT(ABS([.$D$2]^2-[.F749]^2))" office:value-type="float" office:value="111.000002415523">
            <text:p>111.0000024155</text:p>
          </table:table-cell>
          <table:table-cell table:formula="of:=ABS([.B749]-[.G749])" office:value-type="float" office:value="0.00000241552154989222">
            <text:p>2.41552154989222E-006</text:p>
          </table:table-cell>
          <table:table-cell table:number-columns-repeated="7"/>
        </table:table-row>
        <table:table-row table:style-name="ro4">
          <table:table-cell table:formula="of:=[.A749]+[.A$4]" office:value-type="float" office:value="222.300000000003">
            <text:p>222.3</text:p>
          </table:table-cell>
          <table:table-cell table:formula="of:=[.A750]/([.$D$4]*2)" office:value-type="float" office:value="111.150000000001">
            <text:p>111.15</text:p>
          </table:table-cell>
          <table:table-cell table:formula="of:=SQRT(ABS([.$D$2]^2-[.B750]^2))" office:value-type="float" office:value="121.945387366639">
            <text:p>121.9453873666</text:p>
          </table:table-cell>
          <table:table-cell table:formula="of:=([.$C$10]-[.C750])*[.$B$4]" office:value-type="float" office:value="54241.9457657052">
            <text:p>54241.9457657052</text:p>
          </table:table-cell>
          <table:table-cell table:formula="of:=ROUND([.D750])" office:value-type="float" office:value="54242">
            <text:p>54242</text:p>
          </table:table-cell>
          <table:table-cell table:formula="of:=([.$C$8]-([.E750]*[.$C$4]))" office:value-type="float" office:value="121.9454125">
            <text:p>121.9454125</text:p>
          </table:table-cell>
          <table:table-cell table:style-name="ce6" table:formula="of:=SQRT(ABS([.$D$2]^2-[.F750]^2))" office:value-type="float" office:value="111.149972425569">
            <text:p>111.1499724256</text:p>
          </table:table-cell>
          <table:table-cell table:formula="of:=ABS([.B750]-[.G750])" office:value-type="float" office:value="0.0000275744319395699">
            <text:p>2.75744319395699E-005</text:p>
          </table:table-cell>
          <table:table-cell table:number-columns-repeated="7"/>
        </table:table-row>
        <table:table-row table:style-name="ro4">
          <table:table-cell table:formula="of:=[.A750]+[.A$4]" office:value-type="float" office:value="222.600000000003">
            <text:p>222.6</text:p>
          </table:table-cell>
          <table:table-cell table:formula="of:=[.A751]/([.$D$4]*2)" office:value-type="float" office:value="111.300000000001">
            <text:p>111.3</text:p>
          </table:table-cell>
          <table:table-cell table:formula="of:=SQRT(ABS([.$D$2]^2-[.B751]^2))" office:value-type="float" office:value="121.808497240544">
            <text:p>121.8084972405</text:p>
          </table:table-cell>
          <table:table-cell table:formula="of:=([.$C$10]-[.C751])*[.$B$4]" office:value-type="float" office:value="54414.4057670846">
            <text:p>54414.4057670846</text:p>
          </table:table-cell>
          <table:table-cell table:formula="of:=ROUND([.D751])" office:value-type="float" office:value="54414">
            <text:p>54414</text:p>
          </table:table-cell>
          <table:table-cell table:formula="of:=([.$C$8]-([.E751]*[.$C$4]))" office:value-type="float" office:value="121.8088875">
            <text:p>121.8088875</text:p>
          </table:table-cell>
          <table:table-cell table:style-name="ce6" table:formula="of:=SQRT(ABS([.$D$2]^2-[.F751]^2))" office:value-type="float" office:value="111.299572892318">
            <text:p>111.2995728923</text:p>
          </table:table-cell>
          <table:table-cell table:formula="of:=ABS([.B751]-[.G751])" office:value-type="float" office:value="0.000427107683648842">
            <text:p>0.0004271077</text:p>
          </table:table-cell>
          <table:table-cell table:number-columns-repeated="7"/>
        </table:table-row>
        <table:table-row table:style-name="ro4">
          <table:table-cell table:formula="of:=[.A751]+[.A$4]" office:value-type="float" office:value="222.900000000003">
            <text:p>222.9</text:p>
          </table:table-cell>
          <table:table-cell table:formula="of:=[.A752]/([.$D$4]*2)" office:value-type="float" office:value="111.450000000001">
            <text:p>111.45</text:p>
          </table:table-cell>
          <table:table-cell table:formula="of:=SQRT(ABS([.$D$2]^2-[.B752]^2))" office:value-type="float" office:value="121.671268177823">
            <text:p>121.6712681778</text:p>
          </table:table-cell>
          <table:table-cell table:formula="of:=([.$C$10]-[.C752])*[.$B$4]" office:value-type="float" office:value="54587.2927752376">
            <text:p>54587.2927752376</text:p>
          </table:table-cell>
          <table:table-cell table:formula="of:=ROUND([.D752])" office:value-type="float" office:value="54587">
            <text:p>54587</text:p>
          </table:table-cell>
          <table:table-cell table:formula="of:=([.$C$8]-([.E752]*[.$C$4]))" office:value-type="float" office:value="121.67156875">
            <text:p>121.67156875</text:p>
          </table:table-cell>
          <table:table-cell table:style-name="ce6" table:formula="of:=SQRT(ABS([.$D$2]^2-[.F752]^2))" office:value-type="float" office:value="111.449671860953">
            <text:p>111.449671861</text:p>
          </table:table-cell>
          <table:table-cell table:formula="of:=ABS([.B752]-[.G752])" office:value-type="float" office:value="0.000328139048718867">
            <text:p>0.000328139</text:p>
          </table:table-cell>
          <table:table-cell table:number-columns-repeated="7"/>
        </table:table-row>
        <table:table-row table:style-name="ro4">
          <table:table-cell table:formula="of:=[.A752]+[.A$4]" office:value-type="float" office:value="223.200000000003">
            <text:p>223.2</text:p>
          </table:table-cell>
          <table:table-cell table:formula="of:=[.A753]/([.$D$4]*2)" office:value-type="float" office:value="111.600000000001">
            <text:p>111.6</text:p>
          </table:table-cell>
          <table:table-cell table:formula="of:=SQRT(ABS([.$D$2]^2-[.B753]^2))" office:value-type="float" office:value="121.53369903035">
            <text:p>121.5336990304</text:p>
          </table:table-cell>
          <table:table-cell table:formula="of:=([.$C$10]-[.C753])*[.$B$4]" office:value-type="float" office:value="54760.6082366208">
            <text:p>54760.6082366208</text:p>
          </table:table-cell>
          <table:table-cell table:formula="of:=ROUND([.D753])" office:value-type="float" office:value="54761">
            <text:p>54761</text:p>
          </table:table-cell>
          <table:table-cell table:formula="of:=([.$C$8]-([.E753]*[.$C$4]))" office:value-type="float" office:value="121.53345625">
            <text:p>121.53345625</text:p>
          </table:table-cell>
          <table:table-cell table:style-name="ce6" table:formula="of:=SQRT(ABS([.$D$2]^2-[.F753]^2))" office:value-type="float" office:value="111.600264390051">
            <text:p>111.6002643901</text:p>
          </table:table-cell>
          <table:table-cell table:formula="of:=ABS([.B753]-[.G753])" office:value-type="float" office:value="0.000264390049849794">
            <text:p>0.00026439</text:p>
          </table:table-cell>
          <table:table-cell table:number-columns-repeated="7"/>
        </table:table-row>
        <table:table-row table:style-name="ro4">
          <table:table-cell table:formula="of:=[.A753]+[.A$4]" office:value-type="float" office:value="223.500000000003">
            <text:p>223.5</text:p>
          </table:table-cell>
          <table:table-cell table:formula="of:=[.A754]/([.$D$4]*2)" office:value-type="float" office:value="111.750000000001">
            <text:p>111.75</text:p>
          </table:table-cell>
          <table:table-cell table:formula="of:=SQRT(ABS([.$D$2]^2-[.B754]^2))" office:value-type="float" office:value="121.395788641945">
            <text:p>121.3957886419</text:p>
          </table:table-cell>
          <table:table-cell table:formula="of:=([.$C$10]-[.C754])*[.$B$4]" office:value-type="float" office:value="54934.3536078401">
            <text:p>54934.3536078401</text:p>
          </table:table-cell>
          <table:table-cell table:formula="of:=ROUND([.D754])" office:value-type="float" office:value="54934">
            <text:p>54934</text:p>
          </table:table-cell>
          <table:table-cell table:formula="of:=([.$C$8]-([.E754]*[.$C$4]))" office:value-type="float" office:value="121.3961375">
            <text:p>121.3961375</text:p>
          </table:table-cell>
          <table:table-cell table:style-name="ce6" table:formula="of:=SQRT(ABS([.$D$2]^2-[.F754]^2))" office:value-type="float" office:value="111.749621028803">
            <text:p>111.7496210288</text:p>
          </table:table-cell>
          <table:table-cell table:formula="of:=ABS([.B754]-[.G754])" office:value-type="float" office:value="0.000378971198372824">
            <text:p>0.0003789712</text:p>
          </table:table-cell>
          <table:table-cell table:number-columns-repeated="7"/>
        </table:table-row>
        <table:table-row table:style-name="ro4">
          <table:table-cell table:formula="of:=[.A754]+[.A$4]" office:value-type="float" office:value="223.800000000003">
            <text:p>223.8</text:p>
          </table:table-cell>
          <table:table-cell table:formula="of:=[.A755]/([.$D$4]*2)" office:value-type="float" office:value="111.900000000001">
            <text:p>111.9</text:p>
          </table:table-cell>
          <table:table-cell table:formula="of:=SQRT(ABS([.$D$2]^2-[.B755]^2))" office:value-type="float" office:value="121.257535848291">
            <text:p>121.2575358483</text:p>
          </table:table-cell>
          <table:table-cell table:formula="of:=([.$C$10]-[.C755])*[.$B$4]" office:value-type="float" office:value="55108.5303557496">
            <text:p>55108.5303557496</text:p>
          </table:table-cell>
          <table:table-cell table:formula="of:=ROUND([.D755])" office:value-type="float" office:value="55109">
            <text:p>55109</text:p>
          </table:table-cell>
          <table:table-cell table:formula="of:=([.$C$8]-([.E755]*[.$C$4]))" office:value-type="float" office:value="121.25723125">
            <text:p>121.25723125</text:p>
          </table:table-cell>
          <table:table-cell table:style-name="ce6" table:formula="of:=SQRT(ABS([.$D$2]^2-[.F755]^2))" office:value-type="float" office:value="111.900330069147">
            <text:p>111.9003300691</text:p>
          </table:table-cell>
          <table:table-cell table:formula="of:=ABS([.B755]-[.G755])" office:value-type="float" office:value="0.000330069145519474">
            <text:p>0.0003300691</text:p>
          </table:table-cell>
          <table:table-cell table:number-columns-repeated="7"/>
        </table:table-row>
        <table:table-row table:style-name="ro4">
          <table:table-cell table:formula="of:=[.A755]+[.A$4]" office:value-type="float" office:value="224.100000000003">
            <text:p>224.1</text:p>
          </table:table-cell>
          <table:table-cell table:formula="of:=[.A756]/([.$D$4]*2)" office:value-type="float" office:value="112.050000000001">
            <text:p>112.05</text:p>
          </table:table-cell>
          <table:table-cell table:formula="of:=SQRT(ABS([.$D$2]^2-[.B756]^2))" office:value-type="float" office:value="121.118939476862">
            <text:p>121.1189394769</text:p>
          </table:table-cell>
          <table:table-cell table:formula="of:=([.$C$10]-[.C756])*[.$B$4]" office:value-type="float" office:value="55283.1399575509">
            <text:p>55283.1399575509</text:p>
          </table:table-cell>
          <table:table-cell table:formula="of:=ROUND([.D756])" office:value-type="float" office:value="55283">
            <text:p>55283</text:p>
          </table:table-cell>
          <table:table-cell table:formula="of:=([.$C$8]-([.E756]*[.$C$4]))" office:value-type="float" office:value="121.11911875">
            <text:p>121.11911875</text:p>
          </table:table-cell>
          <table:table-cell table:style-name="ce6" table:formula="of:=SQRT(ABS([.$D$2]^2-[.F756]^2))" office:value-type="float" office:value="112.049806216804">
            <text:p>112.0498062168</text:p>
          </table:table-cell>
          <table:table-cell table:formula="of:=ABS([.B756]-[.G756])" office:value-type="float" office:value="0.000193783197076414">
            <text:p>0.0001937832</text:p>
          </table:table-cell>
          <table:table-cell table:number-columns-repeated="7"/>
        </table:table-row>
        <table:table-row table:style-name="ro4">
          <table:table-cell table:formula="of:=[.A756]+[.A$4]" office:value-type="float" office:value="224.400000000003">
            <text:p>224.4</text:p>
          </table:table-cell>
          <table:table-cell table:formula="of:=[.A757]/([.$D$4]*2)" office:value-type="float" office:value="112.200000000001">
            <text:p>112.2</text:p>
          </table:table-cell>
          <table:table-cell table:formula="of:=SQRT(ABS([.$D$2]^2-[.B757]^2))" office:value-type="float" office:value="120.979998346833">
            <text:p>120.9799983468</text:p>
          </table:table-cell>
          <table:table-cell table:formula="of:=([.$C$10]-[.C757])*[.$B$4]" office:value-type="float" office:value="55458.1839008943">
            <text:p>55458.1839008943</text:p>
          </table:table-cell>
          <table:table-cell table:formula="of:=ROUND([.D757])" office:value-type="float" office:value="55458">
            <text:p>55458</text:p>
          </table:table-cell>
          <table:table-cell table:formula="of:=([.$C$8]-([.E757]*[.$C$4]))" office:value-type="float" office:value="120.9802125">
            <text:p>120.9802125</text:p>
          </table:table-cell>
          <table:table-cell table:style-name="ce6" table:formula="of:=SQRT(ABS([.$D$2]^2-[.F757]^2))" office:value-type="float" office:value="112.199769088242">
            <text:p>112.1997690882</text:p>
          </table:table-cell>
          <table:table-cell table:formula="of:=ABS([.B757]-[.G757])" office:value-type="float" office:value="0.000230911759302899">
            <text:p>0.0002309118</text:p>
          </table:table-cell>
          <table:table-cell table:number-columns-repeated="7"/>
        </table:table-row>
        <table:table-row table:style-name="ro4">
          <table:table-cell table:formula="of:=[.A757]+[.A$4]" office:value-type="float" office:value="224.700000000003">
            <text:p>224.7</text:p>
          </table:table-cell>
          <table:table-cell table:formula="of:=[.A758]/([.$D$4]*2)" office:value-type="float" office:value="112.350000000001">
            <text:p>112.35</text:p>
          </table:table-cell>
          <table:table-cell table:formula="of:=SQRT(ABS([.$D$2]^2-[.B758]^2))" office:value-type="float" office:value="120.840711269008">
            <text:p>120.840711269</text:p>
          </table:table-cell>
          <table:table-cell table:formula="of:=([.$C$10]-[.C758])*[.$B$4]" office:value-type="float" office:value="55633.6636839812">
            <text:p>55633.6636839812</text:p>
          </table:table-cell>
          <table:table-cell table:formula="of:=ROUND([.D758])" office:value-type="float" office:value="55634">
            <text:p>55634</text:p>
          </table:table-cell>
          <table:table-cell table:formula="of:=([.$C$8]-([.E758]*[.$C$4]))" office:value-type="float" office:value="120.8405125">
            <text:p>120.8405125</text:p>
          </table:table-cell>
          <table:table-cell table:style-name="ce6" table:formula="of:=SQRT(ABS([.$D$2]^2-[.F758]^2))" office:value-type="float" office:value="112.35021379035">
            <text:p>112.3502137904</text:p>
          </table:table-cell>
          <table:table-cell table:formula="of:=ABS([.B758]-[.G758])" office:value-type="float" office:value="0.0002137903485675">
            <text:p>0.0002137903</text:p>
          </table:table-cell>
          <table:table-cell table:number-columns-repeated="7"/>
        </table:table-row>
        <table:table-row table:style-name="ro4">
          <table:table-cell table:formula="of:=[.A758]+[.A$4]" office:value-type="float" office:value="225.000000000003">
            <text:p>225</text:p>
          </table:table-cell>
          <table:table-cell table:formula="of:=[.A759]/([.$D$4]*2)" office:value-type="float" office:value="112.500000000001">
            <text:p>112.5</text:p>
          </table:table-cell>
          <table:table-cell table:formula="of:=SQRT(ABS([.$D$2]^2-[.B759]^2))" office:value-type="float" office:value="120.701077045732">
            <text:p>120.7010770457</text:p>
          </table:table-cell>
          <table:table-cell table:formula="of:=([.$C$10]-[.C759])*[.$B$4]" office:value-type="float" office:value="55809.5808156673">
            <text:p>55809.5808156673</text:p>
          </table:table-cell>
          <table:table-cell table:formula="of:=ROUND([.D759])" office:value-type="float" office:value="55810">
            <text:p>55810</text:p>
          </table:table-cell>
          <table:table-cell table:formula="of:=([.$C$8]-([.E759]*[.$C$4]))" office:value-type="float" office:value="120.7008125">
            <text:p>120.7008125</text:p>
          </table:table-cell>
          <table:table-cell table:style-name="ce6" table:formula="of:=SQRT(ABS([.$D$2]^2-[.F759]^2))" office:value-type="float" office:value="112.500283830041">
            <text:p>112.50028383</text:p>
          </table:table-cell>
          <table:table-cell table:formula="of:=ABS([.B759]-[.G759])" office:value-type="float" office:value="0.000283830039847999">
            <text:p>0.00028383</text:p>
          </table:table-cell>
          <table:table-cell table:number-columns-repeated="7"/>
        </table:table-row>
        <table:table-row table:style-name="ro4">
          <table:table-cell table:formula="of:=[.A759]+[.A$4]" office:value-type="float" office:value="225.300000000003">
            <text:p>225.3</text:p>
          </table:table-cell>
          <table:table-cell table:formula="of:=[.A760]/([.$D$4]*2)" office:value-type="float" office:value="112.650000000001">
            <text:p>112.65</text:p>
          </table:table-cell>
          <table:table-cell table:formula="of:=SQRT(ABS([.$D$2]^2-[.B760]^2))" office:value-type="float" office:value="120.56109447081">
            <text:p>120.5610944708</text:p>
          </table:table-cell>
          <table:table-cell table:formula="of:=([.$C$10]-[.C760])*[.$B$4]" office:value-type="float" office:value="55985.9368155682">
            <text:p>55985.9368155682</text:p>
          </table:table-cell>
          <table:table-cell table:formula="of:=ROUND([.D760])" office:value-type="float" office:value="55986">
            <text:p>55986</text:p>
          </table:table-cell>
          <table:table-cell table:formula="of:=([.$C$8]-([.E760]*[.$C$4]))" office:value-type="float" office:value="120.5611125">
            <text:p>120.5611125</text:p>
          </table:table-cell>
          <table:table-cell table:style-name="ce6" table:formula="of:=SQRT(ABS([.$D$2]^2-[.F760]^2))" office:value-type="float" office:value="112.649980704669">
            <text:p>112.6499807047</text:p>
          </table:table-cell>
          <table:table-cell table:formula="of:=ABS([.B760]-[.G760])" office:value-type="float" office:value="0.0000192953322084577">
            <text:p>1.92953322084577E-005</text:p>
          </table:table-cell>
          <table:table-cell table:number-columns-repeated="7"/>
        </table:table-row>
        <table:table-row table:style-name="ro4">
          <table:table-cell table:formula="of:=[.A760]+[.A$4]" office:value-type="float" office:value="225.600000000003">
            <text:p>225.6</text:p>
          </table:table-cell>
          <table:table-cell table:formula="of:=[.A761]/([.$D$4]*2)" office:value-type="float" office:value="112.800000000001">
            <text:p>112.8</text:p>
          </table:table-cell>
          <table:table-cell table:formula="of:=SQRT(ABS([.$D$2]^2-[.B761]^2))" office:value-type="float" office:value="120.420762329424">
            <text:p>120.4207623294</text:p>
          </table:table-cell>
          <table:table-cell table:formula="of:=([.$C$10]-[.C761])*[.$B$4]" office:value-type="float" office:value="56162.733214165">
            <text:p>56162.733214165</text:p>
          </table:table-cell>
          <table:table-cell table:formula="of:=ROUND([.D761])" office:value-type="float" office:value="56163">
            <text:p>56163</text:p>
          </table:table-cell>
          <table:table-cell table:formula="of:=([.$C$8]-([.E761]*[.$C$4]))" office:value-type="float" office:value="120.42061875">
            <text:p>120.42061875</text:p>
          </table:table-cell>
          <table:table-cell table:style-name="ce6" table:formula="of:=SQRT(ABS([.$D$2]^2-[.F761]^2))" office:value-type="float" office:value="112.800153279449">
            <text:p>112.8001532794</text:p>
          </table:table-cell>
          <table:table-cell table:formula="of:=ABS([.B761]-[.G761])" office:value-type="float" office:value="0.000153279447403065">
            <text:p>0.0001532794</text:p>
          </table:table-cell>
          <table:table-cell table:number-columns-repeated="7"/>
        </table:table-row>
        <table:table-row table:style-name="ro4">
          <table:table-cell table:formula="of:=[.A761]+[.A$4]" office:value-type="float" office:value="225.900000000003">
            <text:p>225.9</text:p>
          </table:table-cell>
          <table:table-cell table:formula="of:=[.A762]/([.$D$4]*2)" office:value-type="float" office:value="112.950000000001">
            <text:p>112.95</text:p>
          </table:table-cell>
          <table:table-cell table:formula="of:=SQRT(ABS([.$D$2]^2-[.B762]^2))" office:value-type="float" office:value="120.280079398044">
            <text:p>120.280079398</text:p>
          </table:table-cell>
          <table:table-cell table:formula="of:=([.$C$10]-[.C762])*[.$B$4]" office:value-type="float" office:value="56339.9715529123">
            <text:p>56339.9715529123</text:p>
          </table:table-cell>
          <table:table-cell table:formula="of:=ROUND([.D762])" office:value-type="float" office:value="56340">
            <text:p>56340</text:p>
          </table:table-cell>
          <table:table-cell table:formula="of:=([.$C$8]-([.E762]*[.$C$4]))" office:value-type="float" office:value="120.280125">
            <text:p>120.280125</text:p>
          </table:table-cell>
          <table:table-cell table:style-name="ce6" table:formula="of:=SQRT(ABS([.$D$2]^2-[.F762]^2))" office:value-type="float" office:value="112.94995143861">
            <text:p>112.9499514386</text:p>
          </table:table-cell>
          <table:table-cell table:formula="of:=ABS([.B762]-[.G762])" office:value-type="float" office:value="0.0000485613913383531">
            <text:p>4.85613913383531E-005</text:p>
          </table:table-cell>
          <table:table-cell table:number-columns-repeated="7"/>
        </table:table-row>
        <table:table-row table:style-name="ro4">
          <table:table-cell table:formula="of:=[.A762]+[.A$4]" office:value-type="float" office:value="226.200000000003">
            <text:p>226.2</text:p>
          </table:table-cell>
          <table:table-cell table:formula="of:=[.A763]/([.$D$4]*2)" office:value-type="float" office:value="113.100000000001">
            <text:p>113.1</text:p>
          </table:table-cell>
          <table:table-cell table:formula="of:=SQRT(ABS([.$D$2]^2-[.B763]^2))" office:value-type="float" office:value="120.139044444342">
            <text:p>120.1390444443</text:p>
          </table:table-cell>
          <table:table-cell table:formula="of:=([.$C$10]-[.C763])*[.$B$4]" office:value-type="float" office:value="56517.6533843469">
            <text:p>56517.6533843469</text:p>
          </table:table-cell>
          <table:table-cell table:formula="of:=ROUND([.D763])" office:value-type="float" office:value="56518">
            <text:p>56518</text:p>
          </table:table-cell>
          <table:table-cell table:formula="of:=([.$C$8]-([.E763]*[.$C$4]))" office:value-type="float" office:value="120.1388375">
            <text:p>120.1388375</text:p>
          </table:table-cell>
          <table:table-cell table:style-name="ce6" table:formula="of:=SQRT(ABS([.$D$2]^2-[.F763]^2))" office:value-type="float" office:value="113.100219823609">
            <text:p>113.1002198236</text:p>
          </table:table-cell>
          <table:table-cell table:formula="of:=ABS([.B763]-[.G763])" office:value-type="float" office:value="0.000219823607210401">
            <text:p>0.0002198236</text:p>
          </table:table-cell>
          <table:table-cell table:number-columns-repeated="7"/>
        </table:table-row>
        <table:table-row table:style-name="ro4">
          <table:table-cell table:formula="of:=[.A763]+[.A$4]" office:value-type="float" office:value="226.500000000003">
            <text:p>226.5</text:p>
          </table:table-cell>
          <table:table-cell table:formula="of:=[.A764]/([.$D$4]*2)" office:value-type="float" office:value="113.250000000001">
            <text:p>113.25</text:p>
          </table:table-cell>
          <table:table-cell table:formula="of:=SQRT(ABS([.$D$2]^2-[.B764]^2))" office:value-type="float" office:value="119.99765622711">
            <text:p>119.9976562271</text:p>
          </table:table-cell>
          <table:table-cell table:formula="of:=([.$C$10]-[.C764])*[.$B$4]" office:value-type="float" office:value="56695.7802721987">
            <text:p>56695.7802721987</text:p>
          </table:table-cell>
          <table:table-cell table:formula="of:=ROUND([.D764])" office:value-type="float" office:value="56696">
            <text:p>56696</text:p>
          </table:table-cell>
          <table:table-cell table:formula="of:=([.$C$8]-([.E764]*[.$C$4]))" office:value-type="float" office:value="119.99755">
            <text:p>119.99755</text:p>
          </table:table-cell>
          <table:table-cell table:style-name="ce6" table:formula="of:=SQRT(ABS([.$D$2]^2-[.F764]^2))" office:value-type="float" office:value="113.250112556224">
            <text:p>113.2501125562</text:p>
          </table:table-cell>
          <table:table-cell table:formula="of:=ABS([.B764]-[.G764])" office:value-type="float" office:value="0.000112556222973126">
            <text:p>0.0001125562</text:p>
          </table:table-cell>
          <table:table-cell table:number-columns-repeated="7"/>
        </table:table-row>
        <table:table-row table:style-name="ro4">
          <table:table-cell table:formula="of:=[.A764]+[.A$4]" office:value-type="float" office:value="226.800000000003">
            <text:p>226.8</text:p>
          </table:table-cell>
          <table:table-cell table:formula="of:=[.A765]/([.$D$4]*2)" office:value-type="float" office:value="113.400000000001">
            <text:p>113.4</text:p>
          </table:table-cell>
          <table:table-cell table:formula="of:=SQRT(ABS([.$D$2]^2-[.B765]^2))" office:value-type="float" office:value="119.855913496163">
            <text:p>119.8559134962</text:p>
          </table:table-cell>
          <table:table-cell table:formula="of:=([.$C$10]-[.C765])*[.$B$4]" office:value-type="float" office:value="56874.3537915022">
            <text:p>56874.3537915022</text:p>
          </table:table-cell>
          <table:table-cell table:formula="of:=ROUND([.D765])" office:value-type="float" office:value="56874">
            <text:p>56874</text:p>
          </table:table-cell>
          <table:table-cell table:formula="of:=([.$C$8]-([.E765]*[.$C$4]))" office:value-type="float" office:value="119.8562625">
            <text:p>119.8562625</text:p>
          </table:table-cell>
          <table:table-cell table:style-name="ce6" table:formula="of:=SQRT(ABS([.$D$2]^2-[.F765]^2))" office:value-type="float" office:value="113.39963112608">
            <text:p>113.3996311261</text:p>
          </table:table-cell>
          <table:table-cell table:formula="of:=ABS([.B765]-[.G765])" office:value-type="float" office:value="0.000368873921075874">
            <text:p>0.0003688739</text:p>
          </table:table-cell>
          <table:table-cell table:number-columns-repeated="7"/>
        </table:table-row>
        <table:table-row table:style-name="ro4">
          <table:table-cell table:formula="of:=[.A765]+[.A$4]" office:value-type="float" office:value="227.100000000003">
            <text:p>227.1</text:p>
          </table:table-cell>
          <table:table-cell table:formula="of:=[.A766]/([.$D$4]*2)" office:value-type="float" office:value="113.550000000001">
            <text:p>113.55</text:p>
          </table:table-cell>
          <table:table-cell table:formula="of:=SQRT(ABS([.$D$2]^2-[.B766]^2))" office:value-type="float" office:value="119.713814992254">
            <text:p>119.7138149923</text:p>
          </table:table-cell>
          <table:table-cell table:formula="of:=([.$C$10]-[.C766])*[.$B$4]" office:value-type="float" office:value="57053.3755287099">
            <text:p>57053.3755287099</text:p>
          </table:table-cell>
          <table:table-cell table:formula="of:=ROUND([.D766])" office:value-type="float" office:value="57053">
            <text:p>57053</text:p>
          </table:table-cell>
          <table:table-cell table:formula="of:=([.$C$8]-([.E766]*[.$C$4]))" office:value-type="float" office:value="119.71418125">
            <text:p>119.71418125</text:p>
          </table:table-cell>
          <table:table-cell table:style-name="ce6" table:formula="of:=SQRT(ABS([.$D$2]^2-[.F766]^2))" office:value-type="float" office:value="113.549613859503">
            <text:p>113.5496138595</text:p>
          </table:table-cell>
          <table:table-cell table:formula="of:=ABS([.B766]-[.G766])" office:value-type="float" office:value="0.000386140498818577">
            <text:p>0.0003861405</text:p>
          </table:table-cell>
          <table:table-cell table:number-columns-repeated="7"/>
        </table:table-row>
        <table:table-row table:style-name="ro4">
          <table:table-cell table:formula="of:=[.A766]+[.A$4]" office:value-type="float" office:value="227.400000000003">
            <text:p>227.4</text:p>
          </table:table-cell>
          <table:table-cell table:formula="of:=[.A767]/([.$D$4]*2)" office:value-type="float" office:value="113.700000000001">
            <text:p>113.7</text:p>
          </table:table-cell>
          <table:table-cell table:formula="of:=SQRT(ABS([.$D$2]^2-[.B767]^2))" office:value-type="float" office:value="119.571359446983">
            <text:p>119.571359447</text:p>
          </table:table-cell>
          <table:table-cell table:formula="of:=([.$C$10]-[.C767])*[.$B$4]" office:value-type="float" office:value="57232.8470818072">
            <text:p>57232.8470818072</text:p>
          </table:table-cell>
          <table:table-cell table:formula="of:=ROUND([.D767])" office:value-type="float" office:value="57233">
            <text:p>57233</text:p>
          </table:table-cell>
          <table:table-cell table:formula="of:=([.$C$8]-([.E767]*[.$C$4]))" office:value-type="float" office:value="119.57130625">
            <text:p>119.57130625</text:p>
          </table:table-cell>
          <table:table-cell table:style-name="ce6" table:formula="of:=SQRT(ABS([.$D$2]^2-[.F767]^2))" office:value-type="float" office:value="113.700055944">
            <text:p>113.700055944</text:p>
          </table:table-cell>
          <table:table-cell table:formula="of:=ABS([.B767]-[.G767])" office:value-type="float" office:value="0.0000559439984755272">
            <text:p>0.000055944</text:p>
          </table:table-cell>
          <table:table-cell table:number-columns-repeated="7"/>
        </table:table-row>
        <table:table-row table:style-name="ro4">
          <table:table-cell table:formula="of:=[.A767]+[.A$4]" office:value-type="float" office:value="227.700000000003">
            <text:p>227.7</text:p>
          </table:table-cell>
          <table:table-cell table:formula="of:=[.A768]/([.$D$4]*2)" office:value-type="float" office:value="113.850000000001">
            <text:p>113.85</text:p>
          </table:table-cell>
          <table:table-cell table:formula="of:=SQRT(ABS([.$D$2]^2-[.B768]^2))" office:value-type="float" office:value="119.428545582703">
            <text:p>119.4285455827</text:p>
          </table:table-cell>
          <table:table-cell table:formula="of:=([.$C$10]-[.C768])*[.$B$4]" office:value-type="float" office:value="57412.7700604285">
            <text:p>57412.7700604285</text:p>
          </table:table-cell>
          <table:table-cell table:formula="of:=ROUND([.D768])" office:value-type="float" office:value="57413">
            <text:p>57413</text:p>
          </table:table-cell>
          <table:table-cell table:formula="of:=([.$C$8]-([.E768]*[.$C$4]))" office:value-type="float" office:value="119.42843125">
            <text:p>119.42843125</text:p>
          </table:table-cell>
          <table:table-cell table:style-name="ce6" table:formula="of:=SQRT(ABS([.$D$2]^2-[.F768]^2))" office:value-type="float" office:value="113.850119934781">
            <text:p>113.8501199348</text:p>
          </table:table-cell>
          <table:table-cell table:formula="of:=ABS([.B768]-[.G768])" office:value-type="float" office:value="0.000119934779561959">
            <text:p>0.0001199348</text:p>
          </table:table-cell>
          <table:table-cell table:number-columns-repeated="7"/>
        </table:table-row>
        <table:table-row table:style-name="ro4">
          <table:table-cell table:formula="of:=[.A768]+[.A$4]" office:value-type="float" office:value="228.000000000003">
            <text:p>228</text:p>
          </table:table-cell>
          <table:table-cell table:formula="of:=[.A769]/([.$D$4]*2)" office:value-type="float" office:value="114.000000000001">
            <text:p>114</text:p>
          </table:table-cell>
          <table:table-cell table:formula="of:=SQRT(ABS([.$D$2]^2-[.B769]^2))" office:value-type="float" office:value="119.285372112425">
            <text:p>119.2853721124</text:p>
          </table:table-cell>
          <table:table-cell table:formula="of:=([.$C$10]-[.C769])*[.$B$4]" office:value-type="float" office:value="57593.1460859753">
            <text:p>57593.1460859753</text:p>
          </table:table-cell>
          <table:table-cell table:formula="of:=ROUND([.D769])" office:value-type="float" office:value="57593">
            <text:p>57593</text:p>
          </table:table-cell>
          <table:table-cell table:formula="of:=([.$C$8]-([.E769]*[.$C$4]))" office:value-type="float" office:value="119.28555625">
            <text:p>119.28555625</text:p>
          </table:table-cell>
          <table:table-cell table:style-name="ce6" table:formula="of:=SQRT(ABS([.$D$2]^2-[.F769]^2))" office:value-type="float" office:value="113.99980732496">
            <text:p>113.999807325</text:p>
          </table:table-cell>
          <table:table-cell table:formula="of:=ABS([.B769]-[.G769])" office:value-type="float" office:value="0.000192675041105872">
            <text:p>0.000192675</text:p>
          </table:table-cell>
          <table:table-cell table:number-columns-repeated="7"/>
        </table:table-row>
        <table:table-row table:style-name="ro4">
          <table:table-cell table:formula="of:=[.A769]+[.A$4]" office:value-type="float" office:value="228.300000000003">
            <text:p>228.3</text:p>
          </table:table-cell>
          <table:table-cell table:formula="of:=[.A770]/([.$D$4]*2)" office:value-type="float" office:value="114.150000000001">
            <text:p>114.15</text:p>
          </table:table-cell>
          <table:table-cell table:formula="of:=SQRT(ABS([.$D$2]^2-[.B770]^2))" office:value-type="float" office:value="119.141837739728">
            <text:p>119.1418377397</text:p>
          </table:table-cell>
          <table:table-cell table:formula="of:=([.$C$10]-[.C770])*[.$B$4]" office:value-type="float" office:value="57773.9767917352">
            <text:p>57773.9767917352</text:p>
          </table:table-cell>
          <table:table-cell table:formula="of:=ROUND([.D770])" office:value-type="float" office:value="57774">
            <text:p>57774</text:p>
          </table:table-cell>
          <table:table-cell table:formula="of:=([.$C$8]-([.E770]*[.$C$4]))" office:value-type="float" office:value="119.1418875">
            <text:p>119.1418875</text:p>
          </table:table-cell>
          <table:table-cell table:style-name="ce6" table:formula="of:=SQRT(ABS([.$D$2]^2-[.F770]^2))" office:value-type="float" office:value="114.149948063665">
            <text:p>114.1499480637</text:p>
          </table:table-cell>
          <table:table-cell table:formula="of:=ABS([.B770]-[.G770])" office:value-type="float" office:value="0.0000519363367885717">
            <text:p>5.19363367885717E-005</text:p>
          </table:table-cell>
          <table:table-cell table:number-columns-repeated="7"/>
        </table:table-row>
        <table:table-row table:style-name="ro4">
          <table:table-cell table:formula="of:=[.A770]+[.A$4]" office:value-type="float" office:value="228.600000000003">
            <text:p>228.6</text:p>
          </table:table-cell>
          <table:table-cell table:formula="of:=[.A771]/([.$D$4]*2)" office:value-type="float" office:value="114.300000000001">
            <text:p>114.3</text:p>
          </table:table-cell>
          <table:table-cell table:formula="of:=SQRT(ABS([.$D$2]^2-[.B771]^2))" office:value-type="float" office:value="118.997941158659">
            <text:p>118.9979411587</text:p>
          </table:table-cell>
          <table:table-cell table:formula="of:=([.$C$10]-[.C771])*[.$B$4]" office:value-type="float" office:value="57955.2638230032">
            <text:p>57955.2638230032</text:p>
          </table:table-cell>
          <table:table-cell table:formula="of:=ROUND([.D771])" office:value-type="float" office:value="57955">
            <text:p>57955</text:p>
          </table:table-cell>
          <table:table-cell table:formula="of:=([.$C$8]-([.E771]*[.$C$4]))" office:value-type="float" office:value="118.99821875">
            <text:p>118.99821875</text:p>
          </table:table-cell>
          <table:table-cell table:style-name="ce6" table:formula="of:=SQRT(ABS([.$D$2]^2-[.F771]^2))" office:value-type="float" office:value="114.299710998441">
            <text:p>114.2997109984</text:p>
          </table:table-cell>
          <table:table-cell table:formula="of:=ABS([.B771]-[.G771])" office:value-type="float" office:value="0.000289001560418001">
            <text:p>0.0002890016</text:p>
          </table:table-cell>
          <table:table-cell table:number-columns-repeated="7"/>
        </table:table-row>
        <table:table-row table:style-name="ro4">
          <table:table-cell table:formula="of:=[.A771]+[.A$4]" office:value-type="float" office:value="228.900000000003">
            <text:p>228.9</text:p>
          </table:table-cell>
          <table:table-cell table:formula="of:=[.A772]/([.$D$4]*2)" office:value-type="float" office:value="114.450000000001">
            <text:p>114.45</text:p>
          </table:table-cell>
          <table:table-cell table:formula="of:=SQRT(ABS([.$D$2]^2-[.B772]^2))" office:value-type="float" office:value="118.853681053637">
            <text:p>118.8536810536</text:p>
          </table:table-cell>
          <table:table-cell table:formula="of:=([.$C$10]-[.C772])*[.$B$4]" office:value-type="float" office:value="58137.0088372041">
            <text:p>58137.0088372041</text:p>
          </table:table-cell>
          <table:table-cell table:formula="of:=ROUND([.D772])" office:value-type="float" office:value="58137">
            <text:p>58137</text:p>
          </table:table-cell>
          <table:table-cell table:formula="of:=([.$C$8]-([.E772]*[.$C$4]))" office:value-type="float" office:value="118.85375625">
            <text:p>118.85375625</text:p>
          </table:table-cell>
          <table:table-cell table:style-name="ce6" table:formula="of:=SQRT(ABS([.$D$2]^2-[.F772]^2))" office:value-type="float" office:value="114.449921910264">
            <text:p>114.4499219103</text:p>
          </table:table-cell>
          <table:table-cell table:formula="of:=ABS([.B772]-[.G772])" office:value-type="float" office:value="0.0000780897372294476">
            <text:p>7.80897372294476E-005</text:p>
          </table:table-cell>
          <table:table-cell table:number-columns-repeated="7"/>
        </table:table-row>
        <table:table-row table:style-name="ro4">
          <table:table-cell table:formula="of:=[.A772]+[.A$4]" office:value-type="float" office:value="229.200000000003">
            <text:p>229.2</text:p>
          </table:table-cell>
          <table:table-cell table:formula="of:=[.A773]/([.$D$4]*2)" office:value-type="float" office:value="114.600000000001">
            <text:p>114.6</text:p>
          </table:table-cell>
          <table:table-cell table:formula="of:=SQRT(ABS([.$D$2]^2-[.B773]^2))" office:value-type="float" office:value="118.709056099354">
            <text:p>118.7090560994</text:p>
          </table:table-cell>
          <table:table-cell table:formula="of:=([.$C$10]-[.C773])*[.$B$4]" office:value-type="float" office:value="58319.2135040169">
            <text:p>58319.2135040169</text:p>
          </table:table-cell>
          <table:table-cell table:formula="of:=ROUND([.D773])" office:value-type="float" office:value="58319">
            <text:p>58319</text:p>
          </table:table-cell>
          <table:table-cell table:formula="of:=([.$C$8]-([.E773]*[.$C$4]))" office:value-type="float" office:value="118.70929375">
            <text:p>118.70929375</text:p>
          </table:table-cell>
          <table:table-cell table:style-name="ce6" table:formula="of:=SQRT(ABS([.$D$2]^2-[.F773]^2))" office:value-type="float" office:value="114.59975382773">
            <text:p>114.5997538277</text:p>
          </table:table-cell>
          <table:table-cell table:formula="of:=ABS([.B773]-[.G773])" office:value-type="float" office:value="0.000246172271943124">
            <text:p>0.0002461723</text:p>
          </table:table-cell>
          <table:table-cell table:number-columns-repeated="7"/>
        </table:table-row>
        <table:table-row table:style-name="ro4">
          <table:table-cell table:formula="of:=[.A773]+[.A$4]" office:value-type="float" office:value="229.500000000003">
            <text:p>229.5</text:p>
          </table:table-cell>
          <table:table-cell table:formula="of:=[.A774]/([.$D$4]*2)" office:value-type="float" office:value="114.750000000001">
            <text:p>114.75</text:p>
          </table:table-cell>
          <table:table-cell table:formula="of:=SQRT(ABS([.$D$2]^2-[.B774]^2))" office:value-type="float" office:value="118.564064960677">
            <text:p>118.5640649607</text:p>
          </table:table-cell>
          <table:table-cell table:formula="of:=([.$C$10]-[.C774])*[.$B$4]" office:value-type="float" office:value="58501.8795055">
            <text:p>58501.8795055</text:p>
          </table:table-cell>
          <table:table-cell table:formula="of:=ROUND([.D774])" office:value-type="float" office:value="58502">
            <text:p>58502</text:p>
          </table:table-cell>
          <table:table-cell table:formula="of:=([.$C$8]-([.E774]*[.$C$4]))" office:value-type="float" office:value="118.5640375">
            <text:p>118.5640375</text:p>
          </table:table-cell>
          <table:table-cell table:style-name="ce6" table:formula="of:=SQRT(ABS([.$D$2]^2-[.F774]^2))" office:value-type="float" office:value="114.750028373411">
            <text:p>114.7500283734</text:p>
          </table:table-cell>
          <table:table-cell table:formula="of:=ABS([.B774]-[.G774])" office:value-type="float" office:value="0.0000283734093358134">
            <text:p>2.83734093358134E-005</text:p>
          </table:table-cell>
          <table:table-cell table:number-columns-repeated="7"/>
        </table:table-row>
        <table:table-row table:style-name="ro4">
          <table:table-cell table:formula="of:=[.A774]+[.A$4]" office:value-type="float" office:value="229.800000000003">
            <text:p>229.8</text:p>
          </table:table-cell>
          <table:table-cell table:formula="of:=[.A775]/([.$D$4]*2)" office:value-type="float" office:value="114.900000000002">
            <text:p>114.9</text:p>
          </table:table-cell>
          <table:table-cell table:formula="of:=SQRT(ABS([.$D$2]^2-[.B775]^2))" office:value-type="float" office:value="118.418706292543">
            <text:p>118.4187062925</text:p>
          </table:table-cell>
          <table:table-cell table:formula="of:=([.$C$10]-[.C775])*[.$B$4]" office:value-type="float" office:value="58685.0085362197">
            <text:p>58685.0085362197</text:p>
          </table:table-cell>
          <table:table-cell table:formula="of:=ROUND([.D775])" office:value-type="float" office:value="58685">
            <text:p>58685</text:p>
          </table:table-cell>
          <table:table-cell table:formula="of:=([.$C$8]-([.E775]*[.$C$4]))" office:value-type="float" office:value="118.41878125">
            <text:p>118.41878125</text:p>
          </table:table-cell>
          <table:table-cell table:style-name="ce6" table:formula="of:=SQRT(ABS([.$D$2]^2-[.F775]^2))" office:value-type="float" office:value="114.899922746992">
            <text:p>114.899922747</text:p>
          </table:table-cell>
          <table:table-cell table:formula="of:=ABS([.B775]-[.G775])" office:value-type="float" office:value="0.0000772530098487323">
            <text:p>0.000077253</text:p>
          </table:table-cell>
          <table:table-cell table:number-columns-repeated="7"/>
        </table:table-row>
        <table:table-row table:style-name="ro4">
          <table:table-cell table:formula="of:=[.A775]+[.A$4]" office:value-type="float" office:value="230.100000000003">
            <text:p>230.1</text:p>
          </table:table-cell>
          <table:table-cell table:formula="of:=[.A776]/([.$D$4]*2)" office:value-type="float" office:value="115.050000000002">
            <text:p>115.05</text:p>
          </table:table-cell>
          <table:table-cell table:formula="of:=SQRT(ABS([.$D$2]^2-[.B776]^2))" office:value-type="float" office:value="118.272978739861">
            <text:p>118.2729787399</text:p>
          </table:table-cell>
          <table:table-cell table:formula="of:=([.$C$10]-[.C776])*[.$B$4]" office:value-type="float" office:value="58868.6023033783">
            <text:p>58868.6023033783</text:p>
          </table:table-cell>
          <table:table-cell table:formula="of:=ROUND([.D776])" office:value-type="float" office:value="58869">
            <text:p>58869</text:p>
          </table:table-cell>
          <table:table-cell table:formula="of:=([.$C$8]-([.E776]*[.$C$4]))" office:value-type="float" office:value="118.27273125">
            <text:p>118.27273125</text:p>
          </table:table-cell>
          <table:table-cell table:style-name="ce6" table:formula="of:=SQRT(ABS([.$D$2]^2-[.F776]^2))" office:value-type="float" office:value="115.050254422427">
            <text:p>115.0502544224</text:p>
          </table:table-cell>
          <table:table-cell table:formula="of:=ABS([.B776]-[.G776])" office:value-type="float" office:value="0.000254422425896905">
            <text:p>0.0002544224</text:p>
          </table:table-cell>
          <table:table-cell table:number-columns-repeated="7"/>
        </table:table-row>
        <table:table-row table:style-name="ro4">
          <table:table-cell table:formula="of:=[.A776]+[.A$4]" office:value-type="float" office:value="230.400000000003">
            <text:p>230.4</text:p>
          </table:table-cell>
          <table:table-cell table:formula="of:=[.A777]/([.$D$4]*2)" office:value-type="float" office:value="115.200000000002">
            <text:p>115.2</text:p>
          </table:table-cell>
          <table:table-cell table:formula="of:=SQRT(ABS([.$D$2]^2-[.B777]^2))" office:value-type="float" office:value="118.126880937404">
            <text:p>118.1268809374</text:p>
          </table:table-cell>
          <table:table-cell table:formula="of:=([.$C$10]-[.C777])*[.$B$4]" office:value-type="float" office:value="59052.6625269463">
            <text:p>59052.6625269463</text:p>
          </table:table-cell>
          <table:table-cell table:formula="of:=ROUND([.D777])" office:value-type="float" office:value="59053">
            <text:p>59053</text:p>
          </table:table-cell>
          <table:table-cell table:formula="of:=([.$C$8]-([.E777]*[.$C$4]))" office:value-type="float" office:value="118.12668125">
            <text:p>118.12668125</text:p>
          </table:table-cell>
          <table:table-cell table:style-name="ce6" table:formula="of:=SQRT(ABS([.$D$2]^2-[.F777]^2))" office:value-type="float" office:value="115.200204760499">
            <text:p>115.2002047605</text:p>
          </table:table-cell>
          <table:table-cell table:formula="of:=ABS([.B777]-[.G777])" office:value-type="float" office:value="0.000204760497496181">
            <text:p>0.0002047605</text:p>
          </table:table-cell>
          <table:table-cell table:number-columns-repeated="7"/>
        </table:table-row>
        <table:table-row table:style-name="ro4">
          <table:table-cell table:formula="of:=[.A777]+[.A$4]" office:value-type="float" office:value="230.700000000003">
            <text:p>230.7</text:p>
          </table:table-cell>
          <table:table-cell table:formula="of:=[.A778]/([.$D$4]*2)" office:value-type="float" office:value="115.350000000002">
            <text:p>115.35</text:p>
          </table:table-cell>
          <table:table-cell table:formula="of:=SQRT(ABS([.$D$2]^2-[.B778]^2))" office:value-type="float" office:value="117.980411509706">
            <text:p>117.9804115097</text:p>
          </table:table-cell>
          <table:table-cell table:formula="of:=([.$C$10]-[.C778])*[.$B$4]" office:value-type="float" office:value="59237.1909397939">
            <text:p>59237.1909397939</text:p>
          </table:table-cell>
          <table:table-cell table:formula="of:=ROUND([.D778])" office:value-type="float" office:value="59237">
            <text:p>59237</text:p>
          </table:table-cell>
          <table:table-cell table:formula="of:=([.$C$8]-([.E778]*[.$C$4]))" office:value-type="float" office:value="117.98063125">
            <text:p>117.98063125</text:p>
          </table:table-cell>
          <table:table-cell table:style-name="ce6" table:formula="of:=SQRT(ABS([.$D$2]^2-[.F778]^2))" office:value-type="float" office:value="115.349775248379">
            <text:p>115.3497752484</text:p>
          </table:table-cell>
          <table:table-cell table:formula="of:=ABS([.B778]-[.G778])" office:value-type="float" office:value="0.000224751622624808">
            <text:p>0.0002247516</text:p>
          </table:table-cell>
          <table:table-cell table:number-columns-repeated="7"/>
        </table:table-row>
        <table:table-row table:style-name="ro4">
          <table:table-cell table:formula="of:=[.A778]+[.A$4]" office:value-type="float" office:value="231.000000000003">
            <text:p>231</text:p>
          </table:table-cell>
          <table:table-cell table:formula="of:=[.A779]/([.$D$4]*2)" office:value-type="float" office:value="115.500000000002">
            <text:p>115.5</text:p>
          </table:table-cell>
          <table:table-cell table:formula="of:=SQRT(ABS([.$D$2]^2-[.B779]^2))" office:value-type="float" office:value="117.833569070956">
            <text:p>117.833569071</text:p>
          </table:table-cell>
          <table:table-cell table:formula="of:=([.$C$10]-[.C779])*[.$B$4]" office:value-type="float" office:value="59422.1892878264">
            <text:p>59422.1892878264</text:p>
          </table:table-cell>
          <table:table-cell table:formula="of:=ROUND([.D779])" office:value-type="float" office:value="59422">
            <text:p>59422</text:p>
          </table:table-cell>
          <table:table-cell table:formula="of:=([.$C$8]-([.E779]*[.$C$4]))" office:value-type="float" office:value="117.8337875">
            <text:p>117.8337875</text:p>
          </table:table-cell>
          <table:table-cell table:style-name="ce6" table:formula="of:=SQRT(ABS([.$D$2]^2-[.F779]^2))" office:value-type="float" office:value="115.499777157382">
            <text:p>115.4997771574</text:p>
          </table:table-cell>
          <table:table-cell table:formula="of:=ABS([.B779]-[.G779])" office:value-type="float" office:value="0.000222842619763242">
            <text:p>0.0002228426</text:p>
          </table:table-cell>
          <table:table-cell table:number-columns-repeated="7"/>
        </table:table-row>
        <table:table-row table:style-name="ro4">
          <table:table-cell table:formula="of:=[.A779]+[.A$4]" office:value-type="float" office:value="231.300000000003">
            <text:p>231.3</text:p>
          </table:table-cell>
          <table:table-cell table:formula="of:=[.A780]/([.$D$4]*2)" office:value-type="float" office:value="115.650000000002">
            <text:p>115.65</text:p>
          </table:table-cell>
          <table:table-cell table:formula="of:=SQRT(ABS([.$D$2]^2-[.B780]^2))" office:value-type="float" office:value="117.686352224885">
            <text:p>117.6863522249</text:p>
          </table:table-cell>
          <table:table-cell table:formula="of:=([.$C$10]-[.C780])*[.$B$4]" office:value-type="float" office:value="59607.6593301202">
            <text:p>59607.6593301202</text:p>
          </table:table-cell>
          <table:table-cell table:formula="of:=ROUND([.D780])" office:value-type="float" office:value="59608">
            <text:p>59608</text:p>
          </table:table-cell>
          <table:table-cell table:formula="of:=([.$C$8]-([.E780]*[.$C$4]))" office:value-type="float" office:value="117.68615">
            <text:p>117.68615</text:p>
          </table:table-cell>
          <table:table-cell table:style-name="ce6" table:formula="of:=SQRT(ABS([.$D$2]^2-[.F780]^2))" office:value-type="float" office:value="115.65020578528">
            <text:p>115.6502057853</text:p>
          </table:table-cell>
          <table:table-cell table:formula="of:=ABS([.B780]-[.G780])" office:value-type="float" office:value="0.000205785277998416">
            <text:p>0.0002057853</text:p>
          </table:table-cell>
          <table:table-cell table:number-columns-repeated="7"/>
        </table:table-row>
        <table:table-row table:style-name="ro4">
          <table:table-cell table:formula="of:=[.A780]+[.A$4]" office:value-type="float" office:value="231.600000000003">
            <text:p>231.6</text:p>
          </table:table-cell>
          <table:table-cell table:formula="of:=[.A781]/([.$D$4]*2)" office:value-type="float" office:value="115.800000000002">
            <text:p>115.8</text:p>
          </table:table-cell>
          <table:table-cell table:formula="of:=SQRT(ABS([.$D$2]^2-[.B781]^2))" office:value-type="float" office:value="117.538759564663">
            <text:p>117.5387595647</text:p>
          </table:table-cell>
          <table:table-cell table:formula="of:=([.$C$10]-[.C781])*[.$B$4]" office:value-type="float" office:value="59793.6028390611">
            <text:p>59793.6028390611</text:p>
          </table:table-cell>
          <table:table-cell table:formula="of:=ROUND([.D781])" office:value-type="float" office:value="59794">
            <text:p>59794</text:p>
          </table:table-cell>
          <table:table-cell table:formula="of:=([.$C$8]-([.E781]*[.$C$4]))" office:value-type="float" office:value="117.5385125">
            <text:p>117.5385125</text:p>
          </table:table-cell>
          <table:table-cell table:style-name="ce6" table:formula="of:=SQRT(ABS([.$D$2]^2-[.F781]^2))" office:value-type="float" office:value="115.800250773853">
            <text:p>115.8002507739</text:p>
          </table:table-cell>
          <table:table-cell table:formula="of:=ABS([.B781]-[.G781])" office:value-type="float" office:value="0.000250773851917074">
            <text:p>0.0002507739</text:p>
          </table:table-cell>
          <table:table-cell table:number-columns-repeated="7"/>
        </table:table-row>
        <table:table-row table:style-name="ro4">
          <table:table-cell table:formula="of:=[.A781]+[.A$4]" office:value-type="float" office:value="231.900000000003">
            <text:p>231.9</text:p>
          </table:table-cell>
          <table:table-cell table:formula="of:=[.A782]/([.$D$4]*2)" office:value-type="float" office:value="115.950000000002">
            <text:p>115.95</text:p>
          </table:table-cell>
          <table:table-cell table:formula="of:=SQRT(ABS([.$D$2]^2-[.B782]^2))" office:value-type="float" office:value="117.390789672783">
            <text:p>117.3907896728</text:p>
          </table:table-cell>
          <table:table-cell table:formula="of:=([.$C$10]-[.C782])*[.$B$4]" office:value-type="float" office:value="59980.0216004844">
            <text:p>59980.0216004844</text:p>
          </table:table-cell>
          <table:table-cell table:formula="of:=ROUND([.D782])" office:value-type="float" office:value="59980">
            <text:p>59980</text:p>
          </table:table-cell>
          <table:table-cell table:formula="of:=([.$C$8]-([.E782]*[.$C$4]))" office:value-type="float" office:value="117.390875">
            <text:p>117.390875</text:p>
          </table:table-cell>
          <table:table-cell table:style-name="ce6" table:formula="of:=SQRT(ABS([.$D$2]^2-[.F782]^2))" office:value-type="float" office:value="115.949913612449">
            <text:p>115.9499136124</text:p>
          </table:table-cell>
          <table:table-cell table:formula="of:=ABS([.B782]-[.G782])" office:value-type="float" office:value="0.0000863875525851654">
            <text:p>8.63875525851654E-005</text:p>
          </table:table-cell>
          <table:table-cell table:number-columns-repeated="7"/>
        </table:table-row>
        <table:table-row table:style-name="ro4">
          <table:table-cell table:formula="of:=[.A782]+[.A$4]" office:value-type="float" office:value="232.200000000003">
            <text:p>232.2</text:p>
          </table:table-cell>
          <table:table-cell table:formula="of:=[.A783]/([.$D$4]*2)" office:value-type="float" office:value="116.100000000002">
            <text:p>116.1</text:p>
          </table:table-cell>
          <table:table-cell table:formula="of:=SQRT(ABS([.$D$2]^2-[.B783]^2))" office:value-type="float" office:value="117.242441120951">
            <text:p>117.242441121</text:p>
          </table:table-cell>
          <table:table-cell table:formula="of:=([.$C$10]-[.C783])*[.$B$4]" office:value-type="float" office:value="60166.9174138165">
            <text:p>60166.9174138165</text:p>
          </table:table-cell>
          <table:table-cell table:formula="of:=ROUND([.D783])" office:value-type="float" office:value="60167">
            <text:p>60167</text:p>
          </table:table-cell>
          <table:table-cell table:formula="of:=([.$C$8]-([.E783]*[.$C$4]))" office:value-type="float" office:value="117.24244375">
            <text:p>117.24244375</text:p>
          </table:table-cell>
          <table:table-cell table:style-name="ce6" table:formula="of:=SQRT(ABS([.$D$2]^2-[.F783]^2))" office:value-type="float" office:value="116.099997345082">
            <text:p>116.0999973451</text:p>
          </table:table-cell>
          <table:table-cell table:formula="of:=ABS([.B783]-[.G783])" office:value-type="float" office:value="0.00000265491938478135">
            <text:p>2.65491938478135E-006</text:p>
          </table:table-cell>
          <table:table-cell table:number-columns-repeated="7"/>
        </table:table-row>
        <table:table-row table:style-name="ro4">
          <table:table-cell table:formula="of:=[.A783]+[.A$4]" office:value-type="float" office:value="232.500000000003">
            <text:p>232.5</text:p>
          </table:table-cell>
          <table:table-cell table:formula="of:=[.A784]/([.$D$4]*2)" office:value-type="float" office:value="116.250000000002">
            <text:p>116.25</text:p>
          </table:table-cell>
          <table:table-cell table:formula="of:=SQRT(ABS([.$D$2]^2-[.B784]^2))" office:value-type="float" office:value="117.093712469968">
            <text:p>117.09371247</text:p>
          </table:table-cell>
          <table:table-cell table:formula="of:=([.$C$10]-[.C784])*[.$B$4]" office:value-type="float" office:value="60354.2920922196">
            <text:p>60354.2920922196</text:p>
          </table:table-cell>
          <table:table-cell table:formula="of:=ROUND([.D784])" office:value-type="float" office:value="60354">
            <text:p>60354</text:p>
          </table:table-cell>
          <table:table-cell table:formula="of:=([.$C$8]-([.E784]*[.$C$4]))" office:value-type="float" office:value="117.0940125">
            <text:p>117.0940125</text:p>
          </table:table-cell>
          <table:table-cell table:style-name="ce6" table:formula="of:=SQRT(ABS([.$D$2]^2-[.F784]^2))" office:value-type="float" office:value="116.24969779165">
            <text:p>116.2496977917</text:p>
          </table:table-cell>
          <table:table-cell table:formula="of:=ABS([.B784]-[.G784])" office:value-type="float" office:value="0.000302208352024991">
            <text:p>0.0003022084</text:p>
          </table:table-cell>
          <table:table-cell table:number-columns-repeated="7"/>
        </table:table-row>
        <table:table-row table:style-name="ro4">
          <table:table-cell table:formula="of:=[.A784]+[.A$4]" office:value-type="float" office:value="232.800000000003">
            <text:p>232.8</text:p>
          </table:table-cell>
          <table:table-cell table:formula="of:=[.A785]/([.$D$4]*2)" office:value-type="float" office:value="116.400000000002">
            <text:p>116.4</text:p>
          </table:table-cell>
          <table:table-cell table:formula="of:=SQRT(ABS([.$D$2]^2-[.B785]^2))" office:value-type="float" office:value="116.94460226962">
            <text:p>116.9446022696</text:p>
          </table:table-cell>
          <table:table-cell table:formula="of:=([.$C$10]-[.C785])*[.$B$4]" office:value-type="float" office:value="60542.1474627372">
            <text:p>60542.1474627372</text:p>
          </table:table-cell>
          <table:table-cell table:formula="of:=ROUND([.D785])" office:value-type="float" office:value="60542">
            <text:p>60542</text:p>
          </table:table-cell>
          <table:table-cell table:formula="of:=([.$C$8]-([.E785]*[.$C$4]))" office:value-type="float" office:value="116.9447875">
            <text:p>116.9447875</text:p>
          </table:table-cell>
          <table:table-cell table:style-name="ce6" table:formula="of:=SQRT(ABS([.$D$2]^2-[.F785]^2))" office:value-type="float" office:value="116.399813902686">
            <text:p>116.3998139027</text:p>
          </table:table-cell>
          <table:table-cell table:formula="of:=ABS([.B785]-[.G785])" office:value-type="float" office:value="0.000186097315932443">
            <text:p>0.0001860973</text:p>
          </table:table-cell>
          <table:table-cell table:number-columns-repeated="7"/>
        </table:table-row>
        <table:table-row table:style-name="ro4">
          <table:table-cell table:formula="of:=[.A785]+[.A$4]" office:value-type="float" office:value="233.100000000003">
            <text:p>233.1</text:p>
          </table:table-cell>
          <table:table-cell table:formula="of:=[.A786]/([.$D$4]*2)" office:value-type="float" office:value="116.550000000002">
            <text:p>116.55</text:p>
          </table:table-cell>
          <table:table-cell table:formula="of:=SQRT(ABS([.$D$2]^2-[.B786]^2))" office:value-type="float" office:value="116.795109058554">
            <text:p>116.7951090586</text:p>
          </table:table-cell>
          <table:table-cell table:formula="of:=([.$C$10]-[.C786])*[.$B$4]" office:value-type="float" office:value="60730.4853664419">
            <text:p>60730.4853664419</text:p>
          </table:table-cell>
          <table:table-cell table:formula="of:=ROUND([.D786])" office:value-type="float" office:value="60730">
            <text:p>60730</text:p>
          </table:table-cell>
          <table:table-cell table:formula="of:=([.$C$8]-([.E786]*[.$C$4]))" office:value-type="float" office:value="116.7955625">
            <text:p>116.7955625</text:p>
          </table:table-cell>
          <table:table-cell table:style-name="ce6" table:formula="of:=SQRT(ABS([.$D$2]^2-[.F786]^2))" office:value-type="float" office:value="116.549545603184">
            <text:p>116.5495456032</text:p>
          </table:table-cell>
          <table:table-cell table:formula="of:=ABS([.B786]-[.G786])" office:value-type="float" office:value="0.000454396817872294">
            <text:p>0.0004543968</text:p>
          </table:table-cell>
          <table:table-cell table:number-columns-repeated="7"/>
        </table:table-row>
        <table:table-row table:style-name="ro4">
          <table:table-cell table:formula="of:=[.A786]+[.A$4]" office:value-type="float" office:value="233.400000000003">
            <text:p>233.4</text:p>
          </table:table-cell>
          <table:table-cell table:formula="of:=[.A787]/([.$D$4]*2)" office:value-type="float" office:value="116.700000000002">
            <text:p>116.7</text:p>
          </table:table-cell>
          <table:table-cell table:formula="of:=SQRT(ABS([.$D$2]^2-[.B787]^2))" office:value-type="float" office:value="116.645231364165">
            <text:p>116.6452313642</text:p>
          </table:table-cell>
          <table:table-cell table:formula="of:=([.$C$10]-[.C787])*[.$B$4]" office:value-type="float" office:value="60919.3076585858">
            <text:p>60919.3076585858</text:p>
          </table:table-cell>
          <table:table-cell table:formula="of:=ROUND([.D787])" office:value-type="float" office:value="60919">
            <text:p>60919</text:p>
          </table:table-cell>
          <table:table-cell table:formula="of:=([.$C$8]-([.E787]*[.$C$4]))" office:value-type="float" office:value="116.64554375">
            <text:p>116.64554375</text:p>
          </table:table-cell>
          <table:table-cell table:style-name="ce6" table:formula="of:=SQRT(ABS([.$D$2]^2-[.F787]^2))" office:value-type="float" office:value="116.699687759937">
            <text:p>116.6996877599</text:p>
          </table:table-cell>
          <table:table-cell table:formula="of:=ABS([.B787]-[.G787])" office:value-type="float" office:value="0.000312240064374691">
            <text:p>0.0003122401</text:p>
          </table:table-cell>
          <table:table-cell table:number-columns-repeated="7"/>
        </table:table-row>
        <table:table-row table:style-name="ro4">
          <table:table-cell table:formula="of:=[.A787]+[.A$4]" office:value-type="float" office:value="233.700000000003">
            <text:p>233.7</text:p>
          </table:table-cell>
          <table:table-cell table:formula="of:=[.A788]/([.$D$4]*2)" office:value-type="float" office:value="116.850000000002">
            <text:p>116.85</text:p>
          </table:table-cell>
          <table:table-cell table:formula="of:=SQRT(ABS([.$D$2]^2-[.B788]^2))" office:value-type="float" office:value="116.49496770247">
            <text:p>116.4949677025</text:p>
          </table:table-cell>
          <table:table-cell table:formula="of:=([.$C$10]-[.C788])*[.$B$4]" office:value-type="float" office:value="61108.6162087525">
            <text:p>61108.6162087525</text:p>
          </table:table-cell>
          <table:table-cell table:formula="of:=ROUND([.D788])" office:value-type="float" office:value="61109">
            <text:p>61109</text:p>
          </table:table-cell>
          <table:table-cell table:formula="of:=([.$C$8]-([.E788]*[.$C$4]))" office:value-type="float" office:value="116.49473125">
            <text:p>116.49473125</text:p>
          </table:table-cell>
          <table:table-cell table:style-name="ce6" table:formula="of:=SQRT(ABS([.$D$2]^2-[.F788]^2))" office:value-type="float" office:value="116.850235733567">
            <text:p>116.8502357336</text:p>
          </table:table-cell>
          <table:table-cell table:formula="of:=ABS([.B788]-[.G788])" office:value-type="float" office:value="0.000235733565830287">
            <text:p>0.0002357336</text:p>
          </table:table-cell>
          <table:table-cell table:number-columns-repeated="7"/>
        </table:table-row>
        <table:table-row table:style-name="ro4">
          <table:table-cell table:formula="of:=[.A788]+[.A$4]" office:value-type="float" office:value="234.000000000003">
            <text:p>234</text:p>
          </table:table-cell>
          <table:table-cell table:formula="of:=[.A789]/([.$D$4]*2)" office:value-type="float" office:value="117.000000000002">
            <text:p>117</text:p>
          </table:table-cell>
          <table:table-cell table:formula="of:=SQRT(ABS([.$D$2]^2-[.B789]^2))" office:value-type="float" office:value="116.34431657799">
            <text:p>116.344316578</text:p>
          </table:table-cell>
          <table:table-cell table:formula="of:=([.$C$10]-[.C789])*[.$B$4]" office:value-type="float" office:value="61298.4129010109">
            <text:p>61298.4129010109</text:p>
          </table:table-cell>
          <table:table-cell table:formula="of:=ROUND([.D789])" office:value-type="float" office:value="61298">
            <text:p>61298</text:p>
          </table:table-cell>
          <table:table-cell table:formula="of:=([.$C$8]-([.E789]*[.$C$4]))" office:value-type="float" office:value="116.3447125">
            <text:p>116.3447125</text:p>
          </table:table-cell>
          <table:table-cell table:style-name="ce6" table:formula="of:=SQRT(ABS([.$D$2]^2-[.F789]^2))" office:value-type="float" office:value="116.999606295459">
            <text:p>116.9996062955</text:p>
          </table:table-cell>
          <table:table-cell table:formula="of:=ABS([.B789]-[.G789])" office:value-type="float" office:value="0.000393704542858586">
            <text:p>0.0003937045</text:p>
          </table:table-cell>
          <table:table-cell table:number-columns-repeated="7"/>
        </table:table-row>
        <table:table-row table:style-name="ro4">
          <table:table-cell table:formula="of:=[.A789]+[.A$4]" office:value-type="float" office:value="234.300000000003">
            <text:p>234.3</text:p>
          </table:table-cell>
          <table:table-cell table:formula="of:=[.A790]/([.$D$4]*2)" office:value-type="float" office:value="117.150000000002">
            <text:p>117.15</text:p>
          </table:table-cell>
          <table:table-cell table:formula="of:=SQRT(ABS([.$D$2]^2-[.B790]^2))" office:value-type="float" office:value="116.193276483623">
            <text:p>116.1932764836</text:p>
          </table:table-cell>
          <table:table-cell table:formula="of:=([.$C$10]-[.C790])*[.$B$4]" office:value-type="float" office:value="61488.6996340723">
            <text:p>61488.6996340723</text:p>
          </table:table-cell>
          <table:table-cell table:formula="of:=ROUND([.D790])" office:value-type="float" office:value="61489">
            <text:p>61489</text:p>
          </table:table-cell>
          <table:table-cell table:formula="of:=([.$C$8]-([.E790]*[.$C$4]))" office:value-type="float" office:value="116.19310625">
            <text:p>116.19310625</text:p>
          </table:table-cell>
          <table:table-cell table:style-name="ce6" table:formula="of:=SQRT(ABS([.$D$2]^2-[.F790]^2))" office:value-type="float" office:value="117.15016884314">
            <text:p>117.1501688431</text:p>
          </table:table-cell>
          <table:table-cell table:formula="of:=ABS([.B790]-[.G790])" office:value-type="float" office:value="0.000168843138425245">
            <text:p>0.0001688431</text:p>
          </table:table-cell>
          <table:table-cell table:number-columns-repeated="7"/>
        </table:table-row>
        <table:table-row table:style-name="ro4">
          <table:table-cell table:formula="of:=[.A790]+[.A$4]" office:value-type="float" office:value="234.600000000003">
            <text:p>234.6</text:p>
          </table:table-cell>
          <table:table-cell table:formula="of:=[.A791]/([.$D$4]*2)" office:value-type="float" office:value="117.300000000002">
            <text:p>117.3</text:p>
          </table:table-cell>
          <table:table-cell table:formula="of:=SQRT(ABS([.$D$2]^2-[.B791]^2))" office:value-type="float" office:value="116.041845900518">
            <text:p>116.0418459005</text:p>
          </table:table-cell>
          <table:table-cell table:formula="of:=([.$C$10]-[.C791])*[.$B$4]" office:value-type="float" office:value="61679.4783214482">
            <text:p>61679.4783214482</text:p>
          </table:table-cell>
          <table:table-cell table:formula="of:=ROUND([.D791])" office:value-type="float" office:value="61679">
            <text:p>61679</text:p>
          </table:table-cell>
          <table:table-cell table:formula="of:=([.$C$8]-([.E791]*[.$C$4]))" office:value-type="float" office:value="116.04229375">
            <text:p>116.04229375</text:p>
          </table:table-cell>
          <table:table-cell table:style-name="ce6" table:formula="of:=SQRT(ABS([.$D$2]^2-[.F791]^2))" office:value-type="float" office:value="117.29955695244">
            <text:p>117.2995569524</text:p>
          </table:table-cell>
          <table:table-cell table:formula="of:=ABS([.B791]-[.G791])" office:value-type="float" office:value="0.000443047561603294">
            <text:p>0.0004430476</text:p>
          </table:table-cell>
          <table:table-cell table:number-columns-repeated="7"/>
        </table:table-row>
        <table:table-row table:style-name="ro4">
          <table:table-cell table:formula="of:=[.A791]+[.A$4]" office:value-type="float" office:value="234.900000000003">
            <text:p>234.9</text:p>
          </table:table-cell>
          <table:table-cell table:formula="of:=[.A792]/([.$D$4]*2)" office:value-type="float" office:value="117.450000000002">
            <text:p>117.45</text:p>
          </table:table-cell>
          <table:table-cell table:formula="of:=SQRT(ABS([.$D$2]^2-[.B792]^2))" office:value-type="float" office:value="115.890023297951">
            <text:p>115.890023298</text:p>
          </table:table-cell>
          <table:table-cell table:formula="of:=([.$C$10]-[.C792])*[.$B$4]" office:value-type="float" office:value="61870.7508916116">
            <text:p>61870.7508916116</text:p>
          </table:table-cell>
          <table:table-cell table:formula="of:=ROUND([.D792])" office:value-type="float" office:value="61871">
            <text:p>61871</text:p>
          </table:table-cell>
          <table:table-cell table:formula="of:=([.$C$8]-([.E792]*[.$C$4]))" office:value-type="float" office:value="115.88989375">
            <text:p>115.88989375</text:p>
          </table:table-cell>
          <table:table-cell table:style-name="ce6" table:formula="of:=SQRT(ABS([.$D$2]^2-[.F792]^2))" office:value-type="float" office:value="117.450127827149">
            <text:p>117.4501278272</text:p>
          </table:table-cell>
          <table:table-cell table:formula="of:=ABS([.B792]-[.G792])" office:value-type="float" office:value="0.000127827147707649">
            <text:p>0.0001278271</text:p>
          </table:table-cell>
          <table:table-cell table:number-columns-repeated="7"/>
        </table:table-row>
        <table:table-row table:style-name="ro4">
          <table:table-cell table:formula="of:=[.A792]+[.A$4]" office:value-type="float" office:value="235.200000000003">
            <text:p>235.2</text:p>
          </table:table-cell>
          <table:table-cell table:formula="of:=[.A793]/([.$D$4]*2)" office:value-type="float" office:value="117.600000000002">
            <text:p>117.6</text:p>
          </table:table-cell>
          <table:table-cell table:formula="of:=SQRT(ABS([.$D$2]^2-[.B793]^2))" office:value-type="float" office:value="115.737807133191">
            <text:p>115.7378071332</text:p>
          </table:table-cell>
          <table:table-cell table:formula="of:=([.$C$10]-[.C793])*[.$B$4]" office:value-type="float" office:value="62062.5192881602">
            <text:p>62062.5192881602</text:p>
          </table:table-cell>
          <table:table-cell table:formula="of:=ROUND([.D793])" office:value-type="float" office:value="62063">
            <text:p>62063</text:p>
          </table:table-cell>
          <table:table-cell table:formula="of:=([.$C$8]-([.E793]*[.$C$4]))" office:value-type="float" office:value="115.73749375">
            <text:p>115.73749375</text:p>
          </table:table-cell>
          <table:table-cell table:style-name="ce6" table:formula="of:=SQRT(ABS([.$D$2]^2-[.F793]^2))" office:value-type="float" office:value="117.600308419956">
            <text:p>117.60030842</text:p>
          </table:table-cell>
          <table:table-cell table:formula="of:=ABS([.B793]-[.G793])" office:value-type="float" office:value="0.000308419954137662">
            <text:p>0.00030842</text:p>
          </table:table-cell>
          <table:table-cell table:number-columns-repeated="7"/>
        </table:table-row>
        <table:table-row table:style-name="ro4">
          <table:table-cell table:formula="of:=[.A793]+[.A$4]" office:value-type="float" office:value="235.500000000003">
            <text:p>235.5</text:p>
          </table:table-cell>
          <table:table-cell table:formula="of:=[.A794]/([.$D$4]*2)" office:value-type="float" office:value="117.750000000002">
            <text:p>117.75</text:p>
          </table:table-cell>
          <table:table-cell table:formula="of:=SQRT(ABS([.$D$2]^2-[.B794]^2))" office:value-type="float" office:value="115.58519585137">
            <text:p>115.5851958514</text:p>
          </table:table-cell>
          <table:table-cell table:formula="of:=([.$C$10]-[.C794])*[.$B$4]" office:value-type="float" office:value="62254.7854699811">
            <text:p>62254.7854699811</text:p>
          </table:table-cell>
          <table:table-cell table:formula="of:=ROUND([.D794])" office:value-type="float" office:value="62255">
            <text:p>62255</text:p>
          </table:table-cell>
          <table:table-cell table:formula="of:=([.$C$8]-([.E794]*[.$C$4]))" office:value-type="float" office:value="115.58509375">
            <text:p>115.58509375</text:p>
          </table:table-cell>
          <table:table-cell table:style-name="ce6" table:formula="of:=SQRT(ABS([.$D$2]^2-[.F794]^2))" office:value-type="float" office:value="117.750100224177">
            <text:p>117.7501002242</text:p>
          </table:table-cell>
          <table:table-cell table:formula="of:=ABS([.B794]-[.G794])" office:value-type="float" office:value="0.000100224175312746">
            <text:p>0.0001002242</text:p>
          </table:table-cell>
          <table:table-cell table:number-columns-repeated="7"/>
        </table:table-row>
        <table:table-row table:style-name="ro4">
          <table:table-cell table:formula="of:=[.A794]+[.A$4]" office:value-type="float" office:value="235.800000000003">
            <text:p>235.8</text:p>
          </table:table-cell>
          <table:table-cell table:formula="of:=[.A795]/([.$D$4]*2)" office:value-type="float" office:value="117.900000000002">
            <text:p>117.9</text:p>
          </table:table-cell>
          <table:table-cell table:formula="of:=SQRT(ABS([.$D$2]^2-[.B795]^2))" office:value-type="float" office:value="115.432187885354">
            <text:p>115.4321878854</text:p>
          </table:table-cell>
          <table:table-cell table:formula="of:=([.$C$10]-[.C795])*[.$B$4]" office:value-type="float" office:value="62447.5514114191">
            <text:p>62447.5514114191</text:p>
          </table:table-cell>
          <table:table-cell table:formula="of:=ROUND([.D795])" office:value-type="float" office:value="62448">
            <text:p>62448</text:p>
          </table:table-cell>
          <table:table-cell table:formula="of:=([.$C$8]-([.E795]*[.$C$4]))" office:value-type="float" office:value="115.4319">
            <text:p>115.4319</text:p>
          </table:table-cell>
          <table:table-cell table:style-name="ce6" table:formula="of:=SQRT(ABS([.$D$2]^2-[.F795]^2))" office:value-type="float" office:value="117.900281858823">
            <text:p>117.9002818588</text:p>
          </table:table-cell>
          <table:table-cell table:formula="of:=ABS([.B795]-[.G795])" office:value-type="float" office:value="0.000281858821779224">
            <text:p>0.0002818588</text:p>
          </table:table-cell>
          <table:table-cell table:number-columns-repeated="7"/>
        </table:table-row>
        <table:table-row table:style-name="ro4">
          <table:table-cell table:formula="of:=[.A795]+[.A$4]" office:value-type="float" office:value="236.100000000003">
            <text:p>236.1</text:p>
          </table:table-cell>
          <table:table-cell table:formula="of:=[.A796]/([.$D$4]*2)" office:value-type="float" office:value="118.050000000002">
            <text:p>118.05</text:p>
          </table:table-cell>
          <table:table-cell table:formula="of:=SQRT(ABS([.$D$2]^2-[.B796]^2))" office:value-type="float" office:value="115.278781655601">
            <text:p>115.2787816556</text:p>
          </table:table-cell>
          <table:table-cell table:formula="of:=([.$C$10]-[.C796])*[.$B$4]" office:value-type="float" office:value="62640.8191024469">
            <text:p>62640.8191024469</text:p>
          </table:table-cell>
          <table:table-cell table:formula="of:=ROUND([.D796])" office:value-type="float" office:value="62641">
            <text:p>62641</text:p>
          </table:table-cell>
          <table:table-cell table:formula="of:=([.$C$8]-([.E796]*[.$C$4]))" office:value-type="float" office:value="115.27870625">
            <text:p>115.27870625</text:p>
          </table:table-cell>
          <table:table-cell table:style-name="ce6" table:formula="of:=SQRT(ABS([.$D$2]^2-[.F796]^2))" office:value-type="float" office:value="118.050073635412">
            <text:p>118.0500736354</text:p>
          </table:table-cell>
          <table:table-cell table:formula="of:=ABS([.B796]-[.G796])" office:value-type="float" office:value="0.0000736354104446946">
            <text:p>7.36354104446946E-005</text:p>
          </table:table-cell>
          <table:table-cell table:number-columns-repeated="7"/>
        </table:table-row>
        <table:table-row table:style-name="ro4">
          <table:table-cell table:formula="of:=[.A796]+[.A$4]" office:value-type="float" office:value="236.400000000003">
            <text:p>236.4</text:p>
          </table:table-cell>
          <table:table-cell table:formula="of:=[.A797]/([.$D$4]*2)" office:value-type="float" office:value="118.200000000002">
            <text:p>118.2</text:p>
          </table:table-cell>
          <table:table-cell table:formula="of:=SQRT(ABS([.$D$2]^2-[.B797]^2))" office:value-type="float" office:value="115.124975570028">
            <text:p>115.12497557</text:p>
          </table:table-cell>
          <table:table-cell table:formula="of:=([.$C$10]-[.C797])*[.$B$4]" office:value-type="float" office:value="62834.5905488371">
            <text:p>62834.5905488371</text:p>
          </table:table-cell>
          <table:table-cell table:formula="of:=ROUND([.D797])" office:value-type="float" office:value="62835">
            <text:p>62835</text:p>
          </table:table-cell>
          <table:table-cell table:formula="of:=([.$C$8]-([.E797]*[.$C$4]))" office:value-type="float" office:value="115.12471875">
            <text:p>115.12471875</text:p>
          </table:table-cell>
          <table:table-cell table:style-name="ce6" table:formula="of:=SQRT(ABS([.$D$2]^2-[.F797]^2))" office:value-type="float" office:value="118.200250138201">
            <text:p>118.2002501382</text:p>
          </table:table-cell>
          <table:table-cell table:formula="of:=ABS([.B797]-[.G797])" office:value-type="float" office:value="0.000250138199859862">
            <text:p>0.0002501382</text:p>
          </table:table-cell>
          <table:table-cell table:number-columns-repeated="7"/>
        </table:table-row>
        <table:table-row table:style-name="ro4">
          <table:table-cell table:formula="of:=[.A797]+[.A$4]" office:value-type="float" office:value="236.700000000003">
            <text:p>236.7</text:p>
          </table:table-cell>
          <table:table-cell table:formula="of:=[.A798]/([.$D$4]*2)" office:value-type="float" office:value="118.350000000002">
            <text:p>118.35</text:p>
          </table:table-cell>
          <table:table-cell table:formula="of:=SQRT(ABS([.$D$2]^2-[.B798]^2))" office:value-type="float" office:value="114.970768023875">
            <text:p>114.9707680239</text:p>
          </table:table-cell>
          <table:table-cell table:formula="of:=([.$C$10]-[.C798])*[.$B$4]" office:value-type="float" office:value="63028.8677723377">
            <text:p>63028.8677723377</text:p>
          </table:table-cell>
          <table:table-cell table:formula="of:=ROUND([.D798])" office:value-type="float" office:value="63029">
            <text:p>63029</text:p>
          </table:table-cell>
          <table:table-cell table:formula="of:=([.$C$8]-([.E798]*[.$C$4]))" office:value-type="float" office:value="114.97073125">
            <text:p>114.97073125</text:p>
          </table:table-cell>
          <table:table-cell table:style-name="ce6" table:formula="of:=SQRT(ABS([.$D$2]^2-[.F798]^2))" office:value-type="float" office:value="118.350035723866">
            <text:p>118.3500357239</text:p>
          </table:table-cell>
          <table:table-cell table:formula="of:=ABS([.B798]-[.G798])" office:value-type="float" office:value="0.0000357238640162905">
            <text:p>3.57238640162905E-005</text:p>
          </table:table-cell>
          <table:table-cell table:number-columns-repeated="7"/>
        </table:table-row>
        <table:table-row table:style-name="ro4">
          <table:table-cell table:formula="of:=[.A798]+[.A$4]" office:value-type="float" office:value="237.000000000003">
            <text:p>237</text:p>
          </table:table-cell>
          <table:table-cell table:formula="of:=[.A799]/([.$D$4]*2)" office:value-type="float" office:value="118.500000000002">
            <text:p>118.5</text:p>
          </table:table-cell>
          <table:table-cell table:formula="of:=SQRT(ABS([.$D$2]^2-[.B799]^2))" office:value-type="float" office:value="114.816157399556">
            <text:p>114.8161573996</text:p>
          </table:table-cell>
          <table:table-cell table:formula="of:=([.$C$10]-[.C799])*[.$B$4]" office:value-type="float" office:value="63223.6528108495">
            <text:p>63223.6528108495</text:p>
          </table:table-cell>
          <table:table-cell table:formula="of:=ROUND([.D799])" office:value-type="float" office:value="63224">
            <text:p>63224</text:p>
          </table:table-cell>
          <table:table-cell table:formula="of:=([.$C$8]-([.E799]*[.$C$4]))" office:value-type="float" office:value="114.81595">
            <text:p>114.81595</text:p>
          </table:table-cell>
          <table:table-cell table:style-name="ce6" table:formula="of:=SQRT(ABS([.$D$2]^2-[.F799]^2))" office:value-type="float" office:value="118.500200951718">
            <text:p>118.5002009517</text:p>
          </table:table-cell>
          <table:table-cell table:formula="of:=ABS([.B799]-[.G799])" office:value-type="float" office:value="0.000200951716166742">
            <text:p>0.0002009517</text:p>
          </table:table-cell>
          <table:table-cell table:number-columns-repeated="7"/>
        </table:table-row>
        <table:table-row table:style-name="ro4">
          <table:table-cell table:formula="of:=[.A799]+[.A$4]" office:value-type="float" office:value="237.300000000003">
            <text:p>237.3</text:p>
          </table:table-cell>
          <table:table-cell table:formula="of:=[.A800]/([.$D$4]*2)" office:value-type="float" office:value="118.650000000002">
            <text:p>118.65</text:p>
          </table:table-cell>
          <table:table-cell table:formula="of:=SQRT(ABS([.$D$2]^2-[.B800]^2))" office:value-type="float" office:value="114.661142066524">
            <text:p>114.6611420665</text:p>
          </table:table-cell>
          <table:table-cell table:formula="of:=([.$C$10]-[.C800])*[.$B$4]" office:value-type="float" office:value="63418.9477186062">
            <text:p>63418.9477186062</text:p>
          </table:table-cell>
          <table:table-cell table:formula="of:=ROUND([.D800])" office:value-type="float" office:value="63419">
            <text:p>63419</text:p>
          </table:table-cell>
          <table:table-cell table:formula="of:=([.$C$8]-([.E800]*[.$C$4]))" office:value-type="float" office:value="114.66116875">
            <text:p>114.66116875</text:p>
          </table:table-cell>
          <table:table-cell table:style-name="ce6" table:formula="of:=SQRT(ABS([.$D$2]^2-[.F800]^2))" office:value-type="float" office:value="118.649974213583">
            <text:p>118.6499742136</text:p>
          </table:table-cell>
          <table:table-cell table:formula="of:=ABS([.B800]-[.G800])" office:value-type="float" office:value="0.0000257864181634204">
            <text:p>2.57864181634204E-005</text:p>
          </table:table-cell>
          <table:table-cell table:number-columns-repeated="7"/>
        </table:table-row>
        <table:table-row table:style-name="ro4">
          <table:table-cell table:formula="of:=[.A800]+[.A$4]" office:value-type="float" office:value="237.600000000003">
            <text:p>237.6</text:p>
          </table:table-cell>
          <table:table-cell table:formula="of:=[.A801]/([.$D$4]*2)" office:value-type="float" office:value="118.800000000002">
            <text:p>118.8</text:p>
          </table:table-cell>
          <table:table-cell table:formula="of:=SQRT(ABS([.$D$2]^2-[.B801]^2))" office:value-type="float" office:value="114.505720381122">
            <text:p>114.5057203811</text:p>
          </table:table-cell>
          <table:table-cell table:formula="of:=([.$C$10]-[.C801])*[.$B$4]" office:value-type="float" office:value="63614.7545663573">
            <text:p>63614.7545663573</text:p>
          </table:table-cell>
          <table:table-cell table:formula="of:=ROUND([.D801])" office:value-type="float" office:value="63615">
            <text:p>63615</text:p>
          </table:table-cell>
          <table:table-cell table:formula="of:=([.$C$8]-([.E801]*[.$C$4]))" office:value-type="float" office:value="114.50559375">
            <text:p>114.50559375</text:p>
          </table:table-cell>
          <table:table-cell table:style-name="ce6" table:formula="of:=SQRT(ABS([.$D$2]^2-[.F801]^2))" office:value-type="float" office:value="118.800122053641">
            <text:p>118.8001220536</text:p>
          </table:table-cell>
          <table:table-cell table:formula="of:=ABS([.B801]-[.G801])" office:value-type="float" office:value="0.00012205363918838">
            <text:p>0.0001220536</text:p>
          </table:table-cell>
          <table:table-cell table:number-columns-repeated="7"/>
        </table:table-row>
        <table:table-row table:style-name="ro4">
          <table:table-cell table:formula="of:=[.A801]+[.A$4]" office:value-type="float" office:value="237.900000000003">
            <text:p>237.9</text:p>
          </table:table-cell>
          <table:table-cell table:formula="of:=[.A802]/([.$D$4]*2)" office:value-type="float" office:value="118.950000000002">
            <text:p>118.95</text:p>
          </table:table-cell>
          <table:table-cell table:formula="of:=SQRT(ABS([.$D$2]^2-[.B802]^2))" office:value-type="float" office:value="114.349890686435">
            <text:p>114.3498906864</text:p>
          </table:table-cell>
          <table:table-cell table:formula="of:=([.$C$10]-[.C802])*[.$B$4]" office:value-type="float" office:value="63811.0754415532">
            <text:p>63811.0754415532</text:p>
          </table:table-cell>
          <table:table-cell table:formula="of:=ROUND([.D802])" office:value-type="float" office:value="63811">
            <text:p>63811</text:p>
          </table:table-cell>
          <table:table-cell table:formula="of:=([.$C$8]-([.E802]*[.$C$4]))" office:value-type="float" office:value="114.35001875">
            <text:p>114.35001875</text:p>
          </table:table-cell>
          <table:table-cell table:style-name="ce6" table:formula="of:=SQRT(ABS([.$D$2]^2-[.F802]^2))" office:value-type="float" office:value="118.949876888859">
            <text:p>118.9498768889</text:p>
          </table:table-cell>
          <table:table-cell table:formula="of:=ABS([.B802]-[.G802])" office:value-type="float" office:value="0.000123111142926291">
            <text:p>0.0001231111</text:p>
          </table:table-cell>
          <table:table-cell table:number-columns-repeated="7"/>
        </table:table-row>
        <table:table-row table:style-name="ro4">
          <table:table-cell table:formula="of:=[.A802]+[.A$4]" office:value-type="float" office:value="238.200000000003">
            <text:p>238.2</text:p>
          </table:table-cell>
          <table:table-cell table:formula="of:=[.A803]/([.$D$4]*2)" office:value-type="float" office:value="119.100000000002">
            <text:p>119.1</text:p>
          </table:table-cell>
          <table:table-cell table:formula="of:=SQRT(ABS([.$D$2]^2-[.B803]^2))" office:value-type="float" office:value="114.193651312144">
            <text:p>114.1936513121</text:p>
          </table:table-cell>
          <table:table-cell table:formula="of:=([.$C$10]-[.C803])*[.$B$4]" office:value-type="float" office:value="64007.9124485334">
            <text:p>64007.9124485334</text:p>
          </table:table-cell>
          <table:table-cell table:formula="of:=ROUND([.D803])" office:value-type="float" office:value="64008">
            <text:p>64008</text:p>
          </table:table-cell>
          <table:table-cell table:formula="of:=([.$C$8]-([.E803]*[.$C$4]))" office:value-type="float" office:value="114.19365">
            <text:p>114.19365</text:p>
          </table:table-cell>
          <table:table-cell table:style-name="ce6" table:formula="of:=SQRT(ABS([.$D$2]^2-[.F803]^2))" office:value-type="float" office:value="119.100001258092">
            <text:p>119.1000012581</text:p>
          </table:table-cell>
          <table:table-cell table:formula="of:=ABS([.B803]-[.G803])" office:value-type="float" office:value="0.00000125809027906598">
            <text:p>1.25809027906598E-006</text:p>
          </table:table-cell>
          <table:table-cell table:number-columns-repeated="7"/>
        </table:table-row>
        <table:table-row table:style-name="ro4">
          <table:table-cell table:formula="of:=[.A803]+[.A$4]" office:value-type="float" office:value="238.500000000003">
            <text:p>238.5</text:p>
          </table:table-cell>
          <table:table-cell table:formula="of:=[.A804]/([.$D$4]*2)" office:value-type="float" office:value="119.250000000002">
            <text:p>119.25</text:p>
          </table:table-cell>
          <table:table-cell table:formula="of:=SQRT(ABS([.$D$2]^2-[.B804]^2))" office:value-type="float" office:value="114.037000574373">
            <text:p>114.0370005744</text:p>
          </table:table-cell>
          <table:table-cell table:formula="of:=([.$C$10]-[.C804])*[.$B$4]" office:value-type="float" office:value="64205.2677087175">
            <text:p>64205.2677087175</text:p>
          </table:table-cell>
          <table:table-cell table:formula="of:=ROUND([.D804])" office:value-type="float" office:value="64205">
            <text:p>64205</text:p>
          </table:table-cell>
          <table:table-cell table:formula="of:=([.$C$8]-([.E804]*[.$C$4]))" office:value-type="float" office:value="114.03728125">
            <text:p>114.03728125</text:p>
          </table:table-cell>
          <table:table-cell table:style-name="ce6" table:formula="of:=SQRT(ABS([.$D$2]^2-[.F804]^2))" office:value-type="float" office:value="119.249731593444">
            <text:p>119.2497315934</text:p>
          </table:table-cell>
          <table:table-cell table:formula="of:=ABS([.B804]-[.G804])" office:value-type="float" office:value="0.000268406557822232">
            <text:p>0.0002684066</text:p>
          </table:table-cell>
          <table:table-cell table:number-columns-repeated="7"/>
        </table:table-row>
        <table:table-row table:style-name="ro4">
          <table:table-cell table:formula="of:=[.A804]+[.A$4]" office:value-type="float" office:value="238.800000000003">
            <text:p>238.8</text:p>
          </table:table-cell>
          <table:table-cell table:formula="of:=[.A805]/([.$D$4]*2)" office:value-type="float" office:value="119.400000000002">
            <text:p>119.4</text:p>
          </table:table-cell>
          <table:table-cell table:formula="of:=SQRT(ABS([.$D$2]^2-[.B805]^2))" office:value-type="float" office:value="113.879936775534">
            <text:p>113.8799367755</text:p>
          </table:table-cell>
          <table:table-cell table:formula="of:=([.$C$10]-[.C805])*[.$B$4]" office:value-type="float" office:value="64403.1433607985">
            <text:p>64403.1433607985</text:p>
          </table:table-cell>
          <table:table-cell table:formula="of:=ROUND([.D805])" office:value-type="float" office:value="64403">
            <text:p>64403</text:p>
          </table:table-cell>
          <table:table-cell table:formula="of:=([.$C$8]-([.E805]*[.$C$4]))" office:value-type="float" office:value="113.88011875">
            <text:p>113.88011875</text:p>
          </table:table-cell>
          <table:table-cell table:style-name="ce6" table:formula="of:=SQRT(ABS([.$D$2]^2-[.F805]^2))" office:value-type="float" office:value="119.399826438257">
            <text:p>119.3998264383</text:p>
          </table:table-cell>
          <table:table-cell table:formula="of:=ABS([.B805]-[.G805])" office:value-type="float" office:value="0.000173561744659878">
            <text:p>0.0001735617</text:p>
          </table:table-cell>
          <table:table-cell table:number-columns-repeated="7"/>
        </table:table-row>
        <table:table-row table:style-name="ro4">
          <table:table-cell table:formula="of:=[.A805]+[.A$4]" office:value-type="float" office:value="239.100000000003">
            <text:p>239.1</text:p>
          </table:table-cell>
          <table:table-cell table:formula="of:=[.A806]/([.$D$4]*2)" office:value-type="float" office:value="119.550000000002">
            <text:p>119.55</text:p>
          </table:table-cell>
          <table:table-cell table:formula="of:=SQRT(ABS([.$D$2]^2-[.B806]^2))" office:value-type="float" office:value="113.722458204172">
            <text:p>113.7224582042</text:p>
          </table:table-cell>
          <table:table-cell table:formula="of:=([.$C$10]-[.C806])*[.$B$4]" office:value-type="float" office:value="64601.5415609398">
            <text:p>64601.5415609398</text:p>
          </table:table-cell>
          <table:table-cell table:formula="of:=ROUND([.D806])" office:value-type="float" office:value="64602">
            <text:p>64602</text:p>
          </table:table-cell>
          <table:table-cell table:formula="of:=([.$C$8]-([.E806]*[.$C$4]))" office:value-type="float" office:value="113.7221625">
            <text:p>113.7221625</text:p>
          </table:table-cell>
          <table:table-cell table:style-name="ce6" table:formula="of:=SQRT(ABS([.$D$2]^2-[.F806]^2))" office:value-type="float" office:value="119.550281289186">
            <text:p>119.5502812892</text:p>
          </table:table-cell>
          <table:table-cell table:formula="of:=ABS([.B806]-[.G806])" office:value-type="float" office:value="0.00028128918474124">
            <text:p>0.0002812892</text:p>
          </table:table-cell>
          <table:table-cell table:number-columns-repeated="7"/>
        </table:table-row>
        <table:table-row table:style-name="ro4">
          <table:table-cell table:formula="of:=[.A806]+[.A$4]" office:value-type="float" office:value="239.400000000003">
            <text:p>239.4</text:p>
          </table:table-cell>
          <table:table-cell table:formula="of:=[.A807]/([.$D$4]*2)" office:value-type="float" office:value="119.700000000002">
            <text:p>119.7</text:p>
          </table:table-cell>
          <table:table-cell table:formula="of:=SQRT(ABS([.$D$2]^2-[.B807]^2))" office:value-type="float" office:value="113.564563134807">
            <text:p>113.5645631348</text:p>
          </table:table-cell>
          <table:table-cell table:formula="of:=([.$C$10]-[.C807])*[.$B$4]" office:value-type="float" office:value="64800.464482974">
            <text:p>64800.464482974</text:p>
          </table:table-cell>
          <table:table-cell table:formula="of:=ROUND([.D807])" office:value-type="float" office:value="64800">
            <text:p>64800</text:p>
          </table:table-cell>
          <table:table-cell table:formula="of:=([.$C$8]-([.E807]*[.$C$4]))" office:value-type="float" office:value="113.565">
            <text:p>113.565</text:p>
          </table:table-cell>
          <table:table-cell table:style-name="ce6" table:formula="of:=SQRT(ABS([.$D$2]^2-[.F807]^2))" office:value-type="float" office:value="119.699585525598">
            <text:p>119.6995855256</text:p>
          </table:table-cell>
          <table:table-cell table:formula="of:=ABS([.B807]-[.G807])" office:value-type="float" office:value="0.000414474403470422">
            <text:p>0.0004144744</text:p>
          </table:table-cell>
          <table:table-cell table:number-columns-repeated="7"/>
        </table:table-row>
        <table:table-row table:style-name="ro4">
          <table:table-cell table:formula="of:=[.A807]+[.A$4]" office:value-type="float" office:value="239.700000000003">
            <text:p>239.7</text:p>
          </table:table-cell>
          <table:table-cell table:formula="of:=[.A808]/([.$D$4]*2)" office:value-type="float" office:value="119.850000000002">
            <text:p>119.85</text:p>
          </table:table-cell>
          <table:table-cell table:formula="of:=SQRT(ABS([.$D$2]^2-[.B808]^2))" office:value-type="float" office:value="113.406249827774">
            <text:p>113.4062498278</text:p>
          </table:table-cell>
          <table:table-cell table:formula="of:=([.$C$10]-[.C808])*[.$B$4]" office:value-type="float" office:value="64999.9143186057">
            <text:p>64999.9143186057</text:p>
          </table:table-cell>
          <table:table-cell table:formula="of:=ROUND([.D808])" office:value-type="float" office:value="65000">
            <text:p>65000</text:p>
          </table:table-cell>
          <table:table-cell table:formula="of:=([.$C$8]-([.E808]*[.$C$4]))" office:value-type="float" office:value="113.40625">
            <text:p>113.40625</text:p>
          </table:table-cell>
          <table:table-cell table:style-name="ce6" table:formula="of:=SQRT(ABS([.$D$2]^2-[.F808]^2))" office:value-type="float" office:value="119.849999837036">
            <text:p>119.849999837</text:p>
          </table:table-cell>
          <table:table-cell table:formula="of:=ABS([.B808]-[.G808])" office:value-type="float" office:value="0.000000162965804406667">
            <text:p>0.000000163</text:p>
          </table:table-cell>
          <table:table-cell table:number-columns-repeated="7"/>
        </table:table-row>
        <table:table-row table:style-name="ro4">
          <table:table-cell table:formula="of:=[.A808]+[.A$4]" office:value-type="float" office:value="240.000000000003">
            <text:p>240</text:p>
          </table:table-cell>
          <table:table-cell table:formula="of:=[.A809]/([.$D$4]*2)" office:value-type="float" office:value="120.000000000002">
            <text:p>120</text:p>
          </table:table-cell>
          <table:table-cell table:formula="of:=SQRT(ABS([.$D$2]^2-[.B809]^2))" office:value-type="float" office:value="113.247516529059">
            <text:p>113.2475165291</text:p>
          </table:table-cell>
          <table:table-cell table:formula="of:=([.$C$10]-[.C809])*[.$B$4]" office:value-type="float" office:value="65199.8932776167">
            <text:p>65199.8932776167</text:p>
          </table:table-cell>
          <table:table-cell table:formula="of:=ROUND([.D809])" office:value-type="float" office:value="65200">
            <text:p>65200</text:p>
          </table:table-cell>
          <table:table-cell table:formula="of:=([.$C$8]-([.E809]*[.$C$4]))" office:value-type="float" office:value="113.2475">
            <text:p>113.2475</text:p>
          </table:table-cell>
          <table:table-cell table:style-name="ce6" table:formula="of:=SQRT(ABS([.$D$2]^2-[.F809]^2))" office:value-type="float" office:value="120.000015598957">
            <text:p>120.000015599</text:p>
          </table:table-cell>
          <table:table-cell table:formula="of:=ABS([.B809]-[.G809])" office:value-type="float" office:value="0.0000155989556276381">
            <text:p>0.000015599</text:p>
          </table:table-cell>
          <table:table-cell table:number-columns-repeated="7"/>
        </table:table-row>
        <table:table-row table:style-name="ro4">
          <table:table-cell table:formula="of:=[.A809]+[.A$4]" office:value-type="float" office:value="240.300000000003">
            <text:p>240.3</text:p>
          </table:table-cell>
          <table:table-cell table:formula="of:=[.A810]/([.$D$4]*2)" office:value-type="float" office:value="120.150000000002">
            <text:p>120.15</text:p>
          </table:table-cell>
          <table:table-cell table:formula="of:=SQRT(ABS([.$D$2]^2-[.B810]^2))" office:value-type="float" office:value="113.088361470134">
            <text:p>113.0883614701</text:p>
          </table:table-cell>
          <table:table-cell table:formula="of:=([.$C$10]-[.C810])*[.$B$4]" office:value-type="float" office:value="65400.4035880745">
            <text:p>65400.4035880745</text:p>
          </table:table-cell>
          <table:table-cell table:formula="of:=ROUND([.D810])" office:value-type="float" office:value="65400">
            <text:p>65400</text:p>
          </table:table-cell>
          <table:table-cell table:formula="of:=([.$C$8]-([.E810]*[.$C$4]))" office:value-type="float" office:value="113.08875">
            <text:p>113.08875</text:p>
          </table:table-cell>
          <table:table-cell table:style-name="ce6" table:formula="of:=SQRT(ABS([.$D$2]^2-[.F810]^2))" office:value-type="float" office:value="120.149634304219">
            <text:p>120.1496343042</text:p>
          </table:table-cell>
          <table:table-cell table:formula="of:=ABS([.B810]-[.G810])" office:value-type="float" office:value="0.000365695782946318">
            <text:p>0.0003656958</text:p>
          </table:table-cell>
          <table:table-cell table:number-columns-repeated="7"/>
        </table:table-row>
        <table:table-row table:style-name="ro4">
          <table:table-cell table:formula="of:=[.A810]+[.A$4]" office:value-type="float" office:value="240.600000000003">
            <text:p>240.6</text:p>
          </table:table-cell>
          <table:table-cell table:formula="of:=[.A811]/([.$D$4]*2)" office:value-type="float" office:value="120.300000000002">
            <text:p>120.3</text:p>
          </table:table-cell>
          <table:table-cell table:formula="of:=SQRT(ABS([.$D$2]^2-[.B811]^2))" office:value-type="float" office:value="112.928782867786">
            <text:p>112.9287828678</text:p>
          </table:table-cell>
          <table:table-cell table:formula="of:=([.$C$10]-[.C811])*[.$B$4]" office:value-type="float" office:value="65601.4474965437">
            <text:p>65601.4474965437</text:p>
          </table:table-cell>
          <table:table-cell table:formula="of:=ROUND([.D811])" office:value-type="float" office:value="65601">
            <text:p>65601</text:p>
          </table:table-cell>
          <table:table-cell table:formula="of:=([.$C$8]-([.E811]*[.$C$4]))" office:value-type="float" office:value="112.92920625">
            <text:p>112.92920625</text:p>
          </table:table-cell>
          <table:table-cell table:style-name="ce6" table:formula="of:=SQRT(ABS([.$D$2]^2-[.F811]^2))" office:value-type="float" office:value="120.299602558549">
            <text:p>120.2996025586</text:p>
          </table:table-cell>
          <table:table-cell table:formula="of:=ABS([.B811]-[.G811])" office:value-type="float" office:value="0.00039744145223608">
            <text:p>0.0003974415</text:p>
          </table:table-cell>
          <table:table-cell table:number-columns-repeated="7"/>
        </table:table-row>
        <table:table-row table:style-name="ro4">
          <table:table-cell table:formula="of:=[.A811]+[.A$4]" office:value-type="float" office:value="240.900000000003">
            <text:p>240.9</text:p>
          </table:table-cell>
          <table:table-cell table:formula="of:=[.A812]/([.$D$4]*2)" office:value-type="float" office:value="120.450000000002">
            <text:p>120.45</text:p>
          </table:table-cell>
          <table:table-cell table:formula="of:=SQRT(ABS([.$D$2]^2-[.B812]^2))" office:value-type="float" office:value="112.768778923954">
            <text:p>112.768778924</text:p>
          </table:table-cell>
          <table:table-cell table:formula="of:=([.$C$10]-[.C812])*[.$B$4]" office:value-type="float" office:value="65803.0272683009">
            <text:p>65803.0272683009</text:p>
          </table:table-cell>
          <table:table-cell table:formula="of:=ROUND([.D812])" office:value-type="float" office:value="65803">
            <text:p>65803</text:p>
          </table:table-cell>
          <table:table-cell table:formula="of:=([.$C$8]-([.E812]*[.$C$4]))" office:value-type="float" office:value="112.76886875">
            <text:p>112.76886875</text:p>
          </table:table-cell>
          <table:table-cell table:style-name="ce6" table:formula="of:=SQRT(ABS([.$D$2]^2-[.F812]^2))" office:value-type="float" office:value="120.449915902193">
            <text:p>120.4499159022</text:p>
          </table:table-cell>
          <table:table-cell table:formula="of:=ABS([.B812]-[.G812])" office:value-type="float" office:value="0.0000840978090934641">
            <text:p>8.40978090934641E-005</text:p>
          </table:table-cell>
          <table:table-cell table:number-columns-repeated="7"/>
        </table:table-row>
        <table:table-row table:style-name="ro4">
          <table:table-cell table:formula="of:=[.A812]+[.A$4]" office:value-type="float" office:value="241.200000000003">
            <text:p>241.2</text:p>
          </table:table-cell>
          <table:table-cell table:formula="of:=[.A813]/([.$D$4]*2)" office:value-type="float" office:value="120.600000000002">
            <text:p>120.6</text:p>
          </table:table-cell>
          <table:table-cell table:formula="of:=SQRT(ABS([.$D$2]^2-[.B813]^2))" office:value-type="float" office:value="112.608347825548">
            <text:p>112.6083478255</text:p>
          </table:table-cell>
          <table:table-cell table:formula="of:=([.$C$10]-[.C813])*[.$B$4]" office:value-type="float" office:value="66005.1451875525">
            <text:p>66005.1451875525</text:p>
          </table:table-cell>
          <table:table-cell table:formula="of:=ROUND([.D813])" office:value-type="float" office:value="66005">
            <text:p>66005</text:p>
          </table:table-cell>
          <table:table-cell table:formula="of:=([.$C$8]-([.E813]*[.$C$4]))" office:value-type="float" office:value="112.60853125">
            <text:p>112.60853125</text:p>
          </table:table-cell>
          <table:table-cell table:style-name="ce6" table:formula="of:=SQRT(ABS([.$D$2]^2-[.F813]^2))" office:value-type="float" office:value="120.599828730052">
            <text:p>120.5998287301</text:p>
          </table:table-cell>
          <table:table-cell table:formula="of:=ABS([.B813]-[.G813])" office:value-type="float" office:value="0.000171269950143937">
            <text:p>0.00017127</text:p>
          </table:table-cell>
          <table:table-cell table:number-columns-repeated="7"/>
        </table:table-row>
        <table:table-row table:style-name="ro4">
          <table:table-cell table:formula="of:=[.A813]+[.A$4]" office:value-type="float" office:value="241.500000000003">
            <text:p>241.5</text:p>
          </table:table-cell>
          <table:table-cell table:formula="of:=[.A814]/([.$D$4]*2)" office:value-type="float" office:value="120.750000000002">
            <text:p>120.75</text:p>
          </table:table-cell>
          <table:table-cell table:formula="of:=SQRT(ABS([.$D$2]^2-[.B814]^2))" office:value-type="float" office:value="112.447487744278">
            <text:p>112.4474877443</text:p>
          </table:table-cell>
          <table:table-cell table:formula="of:=([.$C$10]-[.C814])*[.$B$4]" office:value-type="float" office:value="66207.8035576562">
            <text:p>66207.8035576562</text:p>
          </table:table-cell>
          <table:table-cell table:formula="of:=ROUND([.D814])" office:value-type="float" office:value="66208">
            <text:p>66208</text:p>
          </table:table-cell>
          <table:table-cell table:formula="of:=([.$C$8]-([.E814]*[.$C$4]))" office:value-type="float" office:value="112.4474">
            <text:p>112.4474</text:p>
          </table:table-cell>
          <table:table-cell table:style-name="ce6" table:formula="of:=SQRT(ABS([.$D$2]^2-[.F814]^2))" office:value-type="float" office:value="120.750081711111">
            <text:p>120.7500817111</text:p>
          </table:table-cell>
          <table:table-cell table:formula="of:=ABS([.B814]-[.G814])" office:value-type="float" office:value="0.0000817111093454059">
            <text:p>8.17111093454059E-005</text:p>
          </table:table-cell>
          <table:table-cell table:number-columns-repeated="7"/>
        </table:table-row>
        <table:table-row table:style-name="ro4">
          <table:table-cell table:formula="of:=[.A814]+[.A$4]" office:value-type="float" office:value="241.800000000003">
            <text:p>241.8</text:p>
          </table:table-cell>
          <table:table-cell table:formula="of:=[.A815]/([.$D$4]*2)" office:value-type="float" office:value="120.900000000002">
            <text:p>120.9</text:p>
          </table:table-cell>
          <table:table-cell table:formula="of:=SQRT(ABS([.$D$2]^2-[.B815]^2))" office:value-type="float" office:value="112.286196836475">
            <text:p>112.2861968365</text:p>
          </table:table-cell>
          <table:table-cell table:formula="of:=([.$C$10]-[.C815])*[.$B$4]" office:value-type="float" office:value="66411.0047013453">
            <text:p>66411.0047013453</text:p>
          </table:table-cell>
          <table:table-cell table:formula="of:=ROUND([.D815])" office:value-type="float" office:value="66411">
            <text:p>66411</text:p>
          </table:table-cell>
          <table:table-cell table:formula="of:=([.$C$8]-([.E815]*[.$C$4]))" office:value-type="float" office:value="112.28626875">
            <text:p>112.28626875</text:p>
          </table:table-cell>
          <table:table-cell table:style-name="ce6" table:formula="of:=SQRT(ABS([.$D$2]^2-[.F815]^2))" office:value-type="float" office:value="120.899933210084">
            <text:p>120.8999332101</text:p>
          </table:table-cell>
          <table:table-cell table:formula="of:=ABS([.B815]-[.G815])" office:value-type="float" office:value="0.0000667899177244635">
            <text:p>6.67899177244635E-005</text:p>
          </table:table-cell>
          <table:table-cell table:number-columns-repeated="7"/>
        </table:table-row>
        <table:table-row table:style-name="ro4">
          <table:table-cell table:formula="of:=[.A815]+[.A$4]" office:value-type="float" office:value="242.100000000003">
            <text:p>242.1</text:p>
          </table:table-cell>
          <table:table-cell table:formula="of:=[.A816]/([.$D$4]*2)" office:value-type="float" office:value="121.050000000002">
            <text:p>121.05</text:p>
          </table:table-cell>
          <table:table-cell table:formula="of:=SQRT(ABS([.$D$2]^2-[.B816]^2))" office:value-type="float" office:value="112.124473242908">
            <text:p>112.1244732429</text:p>
          </table:table-cell>
          <table:table-cell table:formula="of:=([.$C$10]-[.C816])*[.$B$4]" office:value-type="float" office:value="66614.7509609572">
            <text:p>66614.7509609572</text:p>
          </table:table-cell>
          <table:table-cell table:formula="of:=ROUND([.D816])" office:value-type="float" office:value="66615">
            <text:p>66615</text:p>
          </table:table-cell>
          <table:table-cell table:formula="of:=([.$C$8]-([.E816]*[.$C$4]))" office:value-type="float" office:value="112.12434375">
            <text:p>112.12434375</text:p>
          </table:table-cell>
          <table:table-cell table:style-name="ce6" table:formula="of:=SQRT(ABS([.$D$2]^2-[.F816]^2))" office:value-type="float" office:value="121.050119944723">
            <text:p>121.0501199447</text:p>
          </table:table-cell>
          <table:table-cell table:formula="of:=ABS([.B816]-[.G816])" office:value-type="float" office:value="0.000119944721305387">
            <text:p>0.0001199447</text:p>
          </table:table-cell>
          <table:table-cell table:number-columns-repeated="7"/>
        </table:table-row>
        <table:table-row table:style-name="ro4">
          <table:table-cell table:formula="of:=[.A816]+[.A$4]" office:value-type="float" office:value="242.400000000003">
            <text:p>242.4</text:p>
          </table:table-cell>
          <table:table-cell table:formula="of:=[.A817]/([.$D$4]*2)" office:value-type="float" office:value="121.200000000002">
            <text:p>121.2</text:p>
          </table:table-cell>
          <table:table-cell table:formula="of:=SQRT(ABS([.$D$2]^2-[.B817]^2))" office:value-type="float" office:value="111.962315088603">
            <text:p>111.9623150886</text:p>
          </table:table-cell>
          <table:table-cell table:formula="of:=([.$C$10]-[.C817])*[.$B$4]" office:value-type="float" office:value="66819.0446986645">
            <text:p>66819.0446986645</text:p>
          </table:table-cell>
          <table:table-cell table:formula="of:=ROUND([.D817])" office:value-type="float" office:value="66819">
            <text:p>66819</text:p>
          </table:table-cell>
          <table:table-cell table:formula="of:=([.$C$8]-([.E817]*[.$C$4]))" office:value-type="float" office:value="111.96241875">
            <text:p>111.96241875</text:p>
          </table:table-cell>
          <table:table-cell table:style-name="ce6" table:formula="of:=SQRT(ABS([.$D$2]^2-[.F817]^2))" office:value-type="float" office:value="121.199904239441">
            <text:p>121.1999042394</text:p>
          </table:table-cell>
          <table:table-cell table:formula="of:=ABS([.B817]-[.G817])" office:value-type="float" office:value="0.0000957605608391532">
            <text:p>9.57605608391532E-005</text:p>
          </table:table-cell>
          <table:table-cell table:number-columns-repeated="7"/>
        </table:table-row>
        <table:table-row table:style-name="ro4">
          <table:table-cell table:formula="of:=[.A817]+[.A$4]" office:value-type="float" office:value="242.700000000003">
            <text:p>242.7</text:p>
          </table:table-cell>
          <table:table-cell table:formula="of:=[.A818]/([.$D$4]*2)" office:value-type="float" office:value="121.350000000002">
            <text:p>121.35</text:p>
          </table:table-cell>
          <table:table-cell table:formula="of:=SQRT(ABS([.$D$2]^2-[.B818]^2))" office:value-type="float" office:value="111.799720482654">
            <text:p>111.7997204827</text:p>
          </table:table-cell>
          <table:table-cell table:formula="of:=([.$C$10]-[.C818])*[.$B$4]" office:value-type="float" office:value="67023.8882967101">
            <text:p>67023.8882967101</text:p>
          </table:table-cell>
          <table:table-cell table:formula="of:=ROUND([.D818])" office:value-type="float" office:value="67024">
            <text:p>67024</text:p>
          </table:table-cell>
          <table:table-cell table:formula="of:=([.$C$8]-([.E818]*[.$C$4]))" office:value-type="float" office:value="111.7997">
            <text:p>111.7997</text:p>
          </table:table-cell>
          <table:table-cell table:style-name="ce6" table:formula="of:=SQRT(ABS([.$D$2]^2-[.F818]^2))" office:value-type="float" office:value="121.350018870662">
            <text:p>121.3500188707</text:p>
          </table:table-cell>
          <table:table-cell table:formula="of:=ABS([.B818]-[.G818])" office:value-type="float" office:value="0.0000188706601562671">
            <text:p>1.88706601562671E-005</text:p>
          </table:table-cell>
          <table:table-cell table:number-columns-repeated="7"/>
        </table:table-row>
        <table:table-row table:style-name="ro4">
          <table:table-cell table:formula="of:=[.A818]+[.A$4]" office:value-type="float" office:value="243.000000000003">
            <text:p>243</text:p>
          </table:table-cell>
          <table:table-cell table:formula="of:=[.A819]/([.$D$4]*2)" office:value-type="float" office:value="121.500000000002">
            <text:p>121.5</text:p>
          </table:table-cell>
          <table:table-cell table:formula="of:=SQRT(ABS([.$D$2]^2-[.B819]^2))" office:value-type="float" office:value="111.636687518036">
            <text:p>111.636687518</text:p>
          </table:table-cell>
          <table:table-cell table:formula="of:=([.$C$10]-[.C819])*[.$B$4]" office:value-type="float" office:value="67229.2841576465">
            <text:p>67229.2841576465</text:p>
          </table:table-cell>
          <table:table-cell table:formula="of:=ROUND([.D819])" office:value-type="float" office:value="67229">
            <text:p>67229</text:p>
          </table:table-cell>
          <table:table-cell table:formula="of:=([.$C$8]-([.E819]*[.$C$4]))" office:value-type="float" office:value="111.63698125">
            <text:p>111.63698125</text:p>
          </table:table-cell>
          <table:table-cell table:style-name="ce6" table:formula="of:=SQRT(ABS([.$D$2]^2-[.F819]^2))" office:value-type="float" office:value="121.499730112405">
            <text:p>121.4997301124</text:p>
          </table:table-cell>
          <table:table-cell table:formula="of:=ABS([.B819]-[.G819])" office:value-type="float" office:value="0.000269887597184493">
            <text:p>0.0002698876</text:p>
          </table:table-cell>
          <table:table-cell table:number-columns-repeated="7"/>
        </table:table-row>
        <table:table-row table:style-name="ro4">
          <table:table-cell table:formula="of:=[.A819]+[.A$4]" office:value-type="float" office:value="243.300000000003">
            <text:p>243.3</text:p>
          </table:table-cell>
          <table:table-cell table:formula="of:=[.A820]/([.$D$4]*2)" office:value-type="float" office:value="121.650000000002">
            <text:p>121.65</text:p>
          </table:table-cell>
          <table:table-cell table:formula="of:=SQRT(ABS([.$D$2]^2-[.B820]^2))" office:value-type="float" office:value="111.473214271409">
            <text:p>111.4732142714</text:p>
          </table:table-cell>
          <table:table-cell table:formula="of:=([.$C$10]-[.C820])*[.$B$4]" office:value-type="float" office:value="67435.2347045773">
            <text:p>67435.2347045773</text:p>
          </table:table-cell>
          <table:table-cell table:formula="of:=ROUND([.D820])" office:value-type="float" office:value="67435">
            <text:p>67435</text:p>
          </table:table-cell>
          <table:table-cell table:formula="of:=([.$C$8]-([.E820]*[.$C$4]))" office:value-type="float" office:value="111.47346875">
            <text:p>111.47346875</text:p>
          </table:table-cell>
          <table:table-cell table:style-name="ce6" table:formula="of:=SQRT(ABS([.$D$2]^2-[.F820]^2))" office:value-type="float" office:value="121.649766809652">
            <text:p>121.6497668097</text:p>
          </table:table-cell>
          <table:table-cell table:formula="of:=ABS([.B820]-[.G820])" office:value-type="float" office:value="0.000233190349476331">
            <text:p>0.0002331903</text:p>
          </table:table-cell>
          <table:table-cell table:number-columns-repeated="7"/>
        </table:table-row>
        <table:table-row table:style-name="ro4">
          <table:table-cell table:formula="of:=[.A820]+[.A$4]" office:value-type="float" office:value="243.600000000003">
            <text:p>243.6</text:p>
          </table:table-cell>
          <table:table-cell table:formula="of:=[.A821]/([.$D$4]*2)" office:value-type="float" office:value="121.800000000002">
            <text:p>121.8</text:p>
          </table:table-cell>
          <table:table-cell table:formula="of:=SQRT(ABS([.$D$2]^2-[.B821]^2))" office:value-type="float" office:value="111.309298802928">
            <text:p>111.3092988029</text:p>
          </table:table-cell>
          <table:table-cell table:formula="of:=([.$C$10]-[.C821])*[.$B$4]" office:value-type="float" office:value="67641.742381404">
            <text:p>67641.742381404</text:p>
          </table:table-cell>
          <table:table-cell table:formula="of:=ROUND([.D821])" office:value-type="float" office:value="67642">
            <text:p>67642</text:p>
          </table:table-cell>
          <table:table-cell table:formula="of:=([.$C$8]-([.E821]*[.$C$4]))" office:value-type="float" office:value="111.3091625">
            <text:p>111.3091625</text:p>
          </table:table-cell>
          <table:table-cell table:style-name="ce6" table:formula="of:=SQRT(ABS([.$D$2]^2-[.F821]^2))" office:value-type="float" office:value="121.800124562944">
            <text:p>121.8001245629</text:p>
          </table:table-cell>
          <table:table-cell table:formula="of:=ABS([.B821]-[.G821])" office:value-type="float" office:value="0.000124562941920203">
            <text:p>0.0001245629</text:p>
          </table:table-cell>
          <table:table-cell table:number-columns-repeated="7"/>
        </table:table-row>
        <table:table-row table:style-name="ro4">
          <table:table-cell table:formula="of:=[.A821]+[.A$4]" office:value-type="float" office:value="243.900000000004">
            <text:p>243.9</text:p>
          </table:table-cell>
          <table:table-cell table:formula="of:=[.A822]/([.$D$4]*2)" office:value-type="float" office:value="121.950000000002">
            <text:p>121.95</text:p>
          </table:table-cell>
          <table:table-cell table:formula="of:=SQRT(ABS([.$D$2]^2-[.B822]^2))" office:value-type="float" office:value="111.144939156039">
            <text:p>111.144939156</text:p>
          </table:table-cell>
          <table:table-cell table:formula="of:=([.$C$10]-[.C822])*[.$B$4]" office:value-type="float" office:value="67848.8096530758">
            <text:p>67848.8096530758</text:p>
          </table:table-cell>
          <table:table-cell table:formula="of:=ROUND([.D822])" office:value-type="float" office:value="67849">
            <text:p>67849</text:p>
          </table:table-cell>
          <table:table-cell table:formula="of:=([.$C$8]-([.E822]*[.$C$4]))" office:value-type="float" office:value="111.14485625">
            <text:p>111.14485625</text:p>
          </table:table-cell>
          <table:table-cell table:style-name="ce6" table:formula="of:=SQRT(ABS([.$D$2]^2-[.F822]^2))" office:value-type="float" office:value="121.950075560316">
            <text:p>121.9500755603</text:p>
          </table:table-cell>
          <table:table-cell table:formula="of:=ABS([.B822]-[.G822])" office:value-type="float" office:value="0.0000755603144568795">
            <text:p>7.55603144568795E-005</text:p>
          </table:table-cell>
          <table:table-cell table:number-columns-repeated="7"/>
        </table:table-row>
        <table:table-row table:style-name="ro4">
          <table:table-cell table:formula="of:=[.A822]+[.A$4]" office:value-type="float" office:value="244.200000000004">
            <text:p>244.2</text:p>
          </table:table-cell>
          <table:table-cell table:formula="of:=[.A823]/([.$D$4]*2)" office:value-type="float" office:value="122.100000000002">
            <text:p>122.1</text:p>
          </table:table-cell>
          <table:table-cell table:formula="of:=SQRT(ABS([.$D$2]^2-[.B823]^2))" office:value-type="float" office:value="110.98013335728">
            <text:p>110.9801333573</text:p>
          </table:table-cell>
          <table:table-cell table:formula="of:=([.$C$10]-[.C823])*[.$B$4]" office:value-type="float" office:value="68056.4390058433">
            <text:p>68056.4390058433</text:p>
          </table:table-cell>
          <table:table-cell table:formula="of:=ROUND([.D823])" office:value-type="float" office:value="68056">
            <text:p>68056</text:p>
          </table:table-cell>
          <table:table-cell table:formula="of:=([.$C$8]-([.E823]*[.$C$4]))" office:value-type="float" office:value="110.98055">
            <text:p>110.98055</text:p>
          </table:table-cell>
          <table:table-cell table:style-name="ce6" table:formula="of:=SQRT(ABS([.$D$2]^2-[.F823]^2))" office:value-type="float" office:value="122.099621300385">
            <text:p>122.0996213004</text:p>
          </table:table-cell>
          <table:table-cell table:formula="of:=ABS([.B823]-[.G823])" office:value-type="float" office:value="0.000378699616476297">
            <text:p>0.0003786996</text:p>
          </table:table-cell>
          <table:table-cell table:number-columns-repeated="7"/>
        </table:table-row>
        <table:table-row table:style-name="ro4">
          <table:table-cell table:formula="of:=[.A823]+[.A$4]" office:value-type="float" office:value="244.500000000004">
            <text:p>244.5</text:p>
          </table:table-cell>
          <table:table-cell table:formula="of:=[.A824]/([.$D$4]*2)" office:value-type="float" office:value="122.250000000002">
            <text:p>122.25</text:p>
          </table:table-cell>
          <table:table-cell table:formula="of:=SQRT(ABS([.$D$2]^2-[.B824]^2))" office:value-type="float" office:value="110.814879416076">
            <text:p>110.8148794161</text:p>
          </table:table-cell>
          <table:table-cell table:formula="of:=([.$C$10]-[.C824])*[.$B$4]" office:value-type="float" office:value="68264.6329475166">
            <text:p>68264.6329475166</text:p>
          </table:table-cell>
          <table:table-cell table:formula="of:=ROUND([.D824])" office:value-type="float" office:value="68265">
            <text:p>68265</text:p>
          </table:table-cell>
          <table:table-cell table:formula="of:=([.$C$8]-([.E824]*[.$C$4]))" office:value-type="float" office:value="110.81465625">
            <text:p>110.81465625</text:p>
          </table:table-cell>
          <table:table-cell table:style-name="ce6" table:formula="of:=SQRT(ABS([.$D$2]^2-[.F824]^2))" office:value-type="float" office:value="122.250202291016">
            <text:p>122.250202291</text:p>
          </table:table-cell>
          <table:table-cell table:formula="of:=ABS([.B824]-[.G824])" office:value-type="float" office:value="0.000202291014232969">
            <text:p>0.000202291</text:p>
          </table:table-cell>
          <table:table-cell table:number-columns-repeated="7"/>
        </table:table-row>
        <table:table-row table:style-name="ro4">
          <table:table-cell table:formula="of:=[.A824]+[.A$4]" office:value-type="float" office:value="244.800000000004">
            <text:p>244.8</text:p>
          </table:table-cell>
          <table:table-cell table:formula="of:=[.A825]/([.$D$4]*2)" office:value-type="float" office:value="122.400000000002">
            <text:p>122.4</text:p>
          </table:table-cell>
          <table:table-cell table:formula="of:=SQRT(ABS([.$D$2]^2-[.B825]^2))" office:value-type="float" office:value="110.649175324534">
            <text:p>110.6491753245</text:p>
          </table:table-cell>
          <table:table-cell table:formula="of:=([.$C$10]-[.C825])*[.$B$4]" office:value-type="float" office:value="68473.394007727">
            <text:p>68473.394007727</text:p>
          </table:table-cell>
          <table:table-cell table:formula="of:=ROUND([.D825])" office:value-type="float" office:value="68473">
            <text:p>68473</text:p>
          </table:table-cell>
          <table:table-cell table:formula="of:=([.$C$8]-([.E825]*[.$C$4]))" office:value-type="float" office:value="110.64955625">
            <text:p>110.64955625</text:p>
          </table:table-cell>
          <table:table-cell table:style-name="ce6" table:formula="of:=SQRT(ABS([.$D$2]^2-[.F825]^2))" office:value-type="float" office:value="122.399655643625">
            <text:p>122.3996556436</text:p>
          </table:table-cell>
          <table:table-cell table:formula="of:=ABS([.B825]-[.G825])" office:value-type="float" office:value="0.000344356376359656">
            <text:p>0.0003443564</text:p>
          </table:table-cell>
          <table:table-cell table:number-columns-repeated="7"/>
        </table:table-row>
        <table:table-row table:style-name="ro4">
          <table:table-cell table:formula="of:=[.A825]+[.A$4]" office:value-type="float" office:value="245.100000000004">
            <text:p>245.1</text:p>
          </table:table-cell>
          <table:table-cell table:formula="of:=[.A826]/([.$D$4]*2)" office:value-type="float" office:value="122.550000000002">
            <text:p>122.55</text:p>
          </table:table-cell>
          <table:table-cell table:formula="of:=SQRT(ABS([.$D$2]^2-[.B826]^2))" office:value-type="float" office:value="110.483019057227">
            <text:p>110.4830190572</text:p>
          </table:table-cell>
          <table:table-cell table:formula="of:=([.$C$10]-[.C826])*[.$B$4]" office:value-type="float" office:value="68682.7247381932">
            <text:p>68682.7247381932</text:p>
          </table:table-cell>
          <table:table-cell table:formula="of:=ROUND([.D826])" office:value-type="float" office:value="68683">
            <text:p>68683</text:p>
          </table:table-cell>
          <table:table-cell table:formula="of:=([.$C$8]-([.E826]*[.$C$4]))" office:value-type="float" office:value="110.48286875">
            <text:p>110.48286875</text:p>
          </table:table-cell>
          <table:table-cell table:style-name="ce6" table:formula="of:=SQRT(ABS([.$D$2]^2-[.F826]^2))" office:value-type="float" office:value="122.550135506944">
            <text:p>122.5501355069</text:p>
          </table:table-cell>
          <table:table-cell table:formula="of:=ABS([.B826]-[.G826])" office:value-type="float" office:value="0.000135506941958852">
            <text:p>0.0001355069</text:p>
          </table:table-cell>
          <table:table-cell table:number-columns-repeated="7"/>
        </table:table-row>
        <table:table-row table:style-name="ro4">
          <table:table-cell table:formula="of:=[.A826]+[.A$4]" office:value-type="float" office:value="245.400000000004">
            <text:p>245.4</text:p>
          </table:table-cell>
          <table:table-cell table:formula="of:=[.A827]/([.$D$4]*2)" office:value-type="float" office:value="122.700000000002">
            <text:p>122.7</text:p>
          </table:table-cell>
          <table:table-cell table:formula="of:=SQRT(ABS([.$D$2]^2-[.B827]^2))" office:value-type="float" office:value="110.316408570981">
            <text:p>110.316408571</text:p>
          </table:table-cell>
          <table:table-cell table:formula="of:=([.$C$10]-[.C827])*[.$B$4]" office:value-type="float" office:value="68892.6277129915">
            <text:p>68892.6277129915</text:p>
          </table:table-cell>
          <table:table-cell table:formula="of:=ROUND([.D827])" office:value-type="float" office:value="68893">
            <text:p>68893</text:p>
          </table:table-cell>
          <table:table-cell table:formula="of:=([.$C$8]-([.E827]*[.$C$4]))" office:value-type="float" office:value="110.31618125">
            <text:p>110.31618125</text:p>
          </table:table-cell>
          <table:table-cell table:style-name="ce6" table:formula="of:=SQRT(ABS([.$D$2]^2-[.F827]^2))" office:value-type="float" office:value="122.700204378058">
            <text:p>122.7002043781</text:p>
          </table:table-cell>
          <table:table-cell table:formula="of:=ABS([.B827]-[.G827])" office:value-type="float" office:value="0.000204378055983057">
            <text:p>0.0002043781</text:p>
          </table:table-cell>
          <table:table-cell table:number-columns-repeated="7"/>
        </table:table-row>
        <table:table-row table:style-name="ro4">
          <table:table-cell table:formula="of:=[.A827]+[.A$4]" office:value-type="float" office:value="245.700000000004">
            <text:p>245.7</text:p>
          </table:table-cell>
          <table:table-cell table:formula="of:=[.A828]/([.$D$4]*2)" office:value-type="float" office:value="122.850000000002">
            <text:p>122.85</text:p>
          </table:table-cell>
          <table:table-cell table:formula="of:=SQRT(ABS([.$D$2]^2-[.B828]^2))" office:value-type="float" office:value="110.149341804659">
            <text:p>110.1493418047</text:p>
          </table:table-cell>
          <table:table-cell table:formula="of:=([.$C$10]-[.C828])*[.$B$4]" office:value-type="float" office:value="69103.1055288301">
            <text:p>69103.1055288301</text:p>
          </table:table-cell>
          <table:table-cell table:formula="of:=ROUND([.D828])" office:value-type="float" office:value="69103">
            <text:p>69103</text:p>
          </table:table-cell>
          <table:table-cell table:formula="of:=([.$C$8]-([.E828]*[.$C$4]))" office:value-type="float" office:value="110.14949375">
            <text:p>110.14949375</text:p>
          </table:table-cell>
          <table:table-cell table:style-name="ce6" table:formula="of:=SQRT(ABS([.$D$2]^2-[.F828]^2))" office:value-type="float" office:value="122.849863763126">
            <text:p>122.8498637631</text:p>
          </table:table-cell>
          <table:table-cell table:formula="of:=ABS([.B828]-[.G828])" office:value-type="float" office:value="0.000136236875420082">
            <text:p>0.0001362369</text:p>
          </table:table-cell>
          <table:table-cell table:number-columns-repeated="7"/>
        </table:table-row>
        <table:table-row table:style-name="ro4">
          <table:table-cell table:formula="of:=[.A828]+[.A$4]" office:value-type="float" office:value="246.000000000004">
            <text:p>246</text:p>
          </table:table-cell>
          <table:table-cell table:formula="of:=[.A829]/([.$D$4]*2)" office:value-type="float" office:value="123.000000000002">
            <text:p>123</text:p>
          </table:table-cell>
          <table:table-cell table:formula="of:=SQRT(ABS([.$D$2]^2-[.B829]^2))" office:value-type="float" office:value="109.981816678938">
            <text:p>109.9818166789</text:p>
          </table:table-cell>
          <table:table-cell table:formula="of:=([.$C$10]-[.C829])*[.$B$4]" office:value-type="float" office:value="69314.1608053286">
            <text:p>69314.1608053286</text:p>
          </table:table-cell>
          <table:table-cell table:formula="of:=ROUND([.D829])" office:value-type="float" office:value="69314">
            <text:p>69314</text:p>
          </table:table-cell>
          <table:table-cell table:formula="of:=([.$C$8]-([.E829]*[.$C$4]))" office:value-type="float" office:value="109.9820125">
            <text:p>109.9820125</text:p>
          </table:table-cell>
          <table:table-cell table:style-name="ce6" table:formula="of:=SQRT(ABS([.$D$2]^2-[.F829]^2))" office:value-type="float" office:value="122.999824904143">
            <text:p>122.9998249041</text:p>
          </table:table-cell>
          <table:table-cell table:formula="of:=ABS([.B829]-[.G829])" office:value-type="float" office:value="0.000175095858779173">
            <text:p>0.0001750959</text:p>
          </table:table-cell>
          <table:table-cell table:number-columns-repeated="7"/>
        </table:table-row>
        <table:table-row table:style-name="ro4">
          <table:table-cell table:formula="of:=[.A829]+[.A$4]" office:value-type="float" office:value="246.300000000004">
            <text:p>246.3</text:p>
          </table:table-cell>
          <table:table-cell table:formula="of:=[.A830]/([.$D$4]*2)" office:value-type="float" office:value="123.150000000002">
            <text:p>123.15</text:p>
          </table:table-cell>
          <table:table-cell table:formula="of:=SQRT(ABS([.$D$2]^2-[.B830]^2))" office:value-type="float" office:value="109.813831096085">
            <text:p>109.8138310961</text:p>
          </table:table-cell>
          <table:table-cell table:formula="of:=([.$C$10]-[.C830])*[.$B$4]" office:value-type="float" office:value="69525.7961853007">
            <text:p>69525.7961853007</text:p>
          </table:table-cell>
          <table:table-cell table:formula="of:=ROUND([.D830])" office:value-type="float" office:value="69526">
            <text:p>69526</text:p>
          </table:table-cell>
          <table:table-cell table:formula="of:=([.$C$8]-([.E830]*[.$C$4]))" office:value-type="float" office:value="109.8137375">
            <text:p>109.8137375</text:p>
          </table:table-cell>
          <table:table-cell table:style-name="ce6" table:formula="of:=SQRT(ABS([.$D$2]^2-[.F830]^2))" office:value-type="float" office:value="123.150083460309">
            <text:p>123.1500834603</text:p>
          </table:table-cell>
          <table:table-cell table:formula="of:=ABS([.B830]-[.G830])" office:value-type="float" office:value="0.0000834603072803475">
            <text:p>8.34603072803475E-005</text:p>
          </table:table-cell>
          <table:table-cell table:number-columns-repeated="7"/>
        </table:table-row>
        <table:table-row table:style-name="ro4">
          <table:table-cell table:formula="of:=[.A830]+[.A$4]" office:value-type="float" office:value="246.600000000004">
            <text:p>246.6</text:p>
          </table:table-cell>
          <table:table-cell table:formula="of:=[.A831]/([.$D$4]*2)" office:value-type="float" office:value="123.300000000002">
            <text:p>123.3</text:p>
          </table:table-cell>
          <table:table-cell table:formula="of:=SQRT(ABS([.$D$2]^2-[.B831]^2))" office:value-type="float" office:value="109.645382939728">
            <text:p>109.6453829397</text:p>
          </table:table-cell>
          <table:table-cell table:formula="of:=([.$C$10]-[.C831])*[.$B$4]" office:value-type="float" office:value="69738.0143350425">
            <text:p>69738.0143350425</text:p>
          </table:table-cell>
          <table:table-cell table:formula="of:=ROUND([.D831])" office:value-type="float" office:value="69738">
            <text:p>69738</text:p>
          </table:table-cell>
          <table:table-cell table:formula="of:=([.$C$8]-([.E831]*[.$C$4]))" office:value-type="float" office:value="109.6454625">
            <text:p>109.6454625</text:p>
          </table:table-cell>
          <table:table-cell table:style-name="ce6" table:formula="of:=SQRT(ABS([.$D$2]^2-[.F831]^2))" office:value-type="float" office:value="123.29992925043">
            <text:p>123.2999292504</text:p>
          </table:table-cell>
          <table:table-cell table:formula="of:=ABS([.B831]-[.G831])" office:value-type="float" office:value="0.0000707495716198991">
            <text:p>7.07495716198991E-005</text:p>
          </table:table-cell>
          <table:table-cell table:number-columns-repeated="7"/>
        </table:table-row>
        <table:table-row table:style-name="ro4">
          <table:table-cell table:formula="of:=[.A831]+[.A$4]" office:value-type="float" office:value="246.900000000004">
            <text:p>246.9</text:p>
          </table:table-cell>
          <table:table-cell table:formula="of:=[.A832]/([.$D$4]*2)" office:value-type="float" office:value="123.450000000002">
            <text:p>123.45</text:p>
          </table:table-cell>
          <table:table-cell table:formula="of:=SQRT(ABS([.$D$2]^2-[.B832]^2))" office:value-type="float" office:value="109.476470074622">
            <text:p>109.4764700746</text:p>
          </table:table-cell>
          <table:table-cell table:formula="of:=([.$C$10]-[.C832])*[.$B$4]" office:value-type="float" office:value="69950.8179446249">
            <text:p>69950.8179446249</text:p>
          </table:table-cell>
          <table:table-cell table:formula="of:=ROUND([.D832])" office:value-type="float" office:value="69951">
            <text:p>69951</text:p>
          </table:table-cell>
          <table:table-cell table:formula="of:=([.$C$8]-([.E832]*[.$C$4]))" office:value-type="float" office:value="109.47639375">
            <text:p>109.47639375</text:p>
          </table:table-cell>
          <table:table-cell table:style-name="ce6" table:formula="of:=SQRT(ABS([.$D$2]^2-[.F832]^2))" office:value-type="float" office:value="123.450067685259">
            <text:p>123.4500676853</text:p>
          </table:table-cell>
          <table:table-cell table:formula="of:=ABS([.B832]-[.G832])" office:value-type="float" office:value="0.0000676852569085895">
            <text:p>6.76852569085895E-005</text:p>
          </table:table-cell>
          <table:table-cell table:number-columns-repeated="7"/>
        </table:table-row>
        <table:table-row table:style-name="ro4">
          <table:table-cell table:formula="of:=[.A832]+[.A$4]" office:value-type="float" office:value="247.200000000004">
            <text:p>247.2</text:p>
          </table:table-cell>
          <table:table-cell table:formula="of:=[.A833]/([.$D$4]*2)" office:value-type="float" office:value="123.600000000002">
            <text:p>123.6</text:p>
          </table:table-cell>
          <table:table-cell table:formula="of:=SQRT(ABS([.$D$2]^2-[.B833]^2))" office:value-type="float" office:value="109.307090346416">
            <text:p>109.3070903464</text:p>
          </table:table-cell>
          <table:table-cell table:formula="of:=([.$C$10]-[.C833])*[.$B$4]" office:value-type="float" office:value="70164.2097281912">
            <text:p>70164.2097281912</text:p>
          </table:table-cell>
          <table:table-cell table:formula="of:=ROUND([.D833])" office:value-type="float" office:value="70164">
            <text:p>70164</text:p>
          </table:table-cell>
          <table:table-cell table:formula="of:=([.$C$8]-([.E833]*[.$C$4]))" office:value-type="float" office:value="109.307325">
            <text:p>109.307325</text:p>
          </table:table-cell>
          <table:table-cell table:style-name="ce6" table:formula="of:=SQRT(ABS([.$D$2]^2-[.F833]^2))" office:value-type="float" office:value="123.599792480992">
            <text:p>123.599792481</text:p>
          </table:table-cell>
          <table:table-cell table:formula="of:=ABS([.B833]-[.G833])" office:value-type="float" office:value="0.000207519009464363">
            <text:p>0.000207519</text:p>
          </table:table-cell>
          <table:table-cell table:number-columns-repeated="7"/>
        </table:table-row>
        <table:table-row table:style-name="ro4">
          <table:table-cell table:formula="of:=[.A833]+[.A$4]" office:value-type="float" office:value="247.500000000004">
            <text:p>247.5</text:p>
          </table:table-cell>
          <table:table-cell table:formula="of:=[.A834]/([.$D$4]*2)" office:value-type="float" office:value="123.750000000002">
            <text:p>123.75</text:p>
          </table:table-cell>
          <table:table-cell table:formula="of:=SQRT(ABS([.$D$2]^2-[.B834]^2))" office:value-type="float" office:value="109.137241581412">
            <text:p>109.1372415814</text:p>
          </table:table-cell>
          <table:table-cell table:formula="of:=([.$C$10]-[.C834])*[.$B$4]" office:value-type="float" office:value="70378.1924242588">
            <text:p>70378.1924242588</text:p>
          </table:table-cell>
          <table:table-cell table:formula="of:=ROUND([.D834])" office:value-type="float" office:value="70378">
            <text:p>70378</text:p>
          </table:table-cell>
          <table:table-cell table:formula="of:=([.$C$8]-([.E834]*[.$C$4]))" office:value-type="float" office:value="109.1374625">
            <text:p>109.1374625</text:p>
          </table:table-cell>
          <table:table-cell table:style-name="ce6" table:formula="of:=SQRT(ABS([.$D$2]^2-[.F834]^2))" office:value-type="float" office:value="123.74980516777">
            <text:p>123.7498051678</text:p>
          </table:table-cell>
          <table:table-cell table:formula="of:=ABS([.B834]-[.G834])" office:value-type="float" office:value="0.000194832231599662">
            <text:p>0.0001948322</text:p>
          </table:table-cell>
          <table:table-cell table:number-columns-repeated="7"/>
        </table:table-row>
        <table:table-row table:style-name="ro4">
          <table:table-cell table:formula="of:=[.A834]+[.A$4]" office:value-type="float" office:value="247.800000000004">
            <text:p>247.8</text:p>
          </table:table-cell>
          <table:table-cell table:formula="of:=[.A835]/([.$D$4]*2)" office:value-type="float" office:value="123.900000000002">
            <text:p>123.9</text:p>
          </table:table-cell>
          <table:table-cell table:formula="of:=SQRT(ABS([.$D$2]^2-[.B835]^2))" office:value-type="float" office:value="108.966921586322">
            <text:p>108.9669215863</text:p>
          </table:table-cell>
          <table:table-cell table:formula="of:=([.$C$10]-[.C835])*[.$B$4]" office:value-type="float" office:value="70592.7687960267">
            <text:p>70592.7687960267</text:p>
          </table:table-cell>
          <table:table-cell table:formula="of:=ROUND([.D835])" office:value-type="float" office:value="70593">
            <text:p>70593</text:p>
          </table:table-cell>
          <table:table-cell table:formula="of:=([.$C$8]-([.E835]*[.$C$4]))" office:value-type="float" office:value="108.96680625">
            <text:p>108.96680625</text:p>
          </table:table-cell>
          <table:table-cell table:style-name="ce6" table:formula="of:=SQRT(ABS([.$D$2]^2-[.F835]^2))" office:value-type="float" office:value="123.900101435289">
            <text:p>123.9001014353</text:p>
          </table:table-cell>
          <table:table-cell table:formula="of:=ABS([.B835]-[.G835])" office:value-type="float" office:value="0.000101435287390927">
            <text:p>0.0001014353</text:p>
          </table:table-cell>
          <table:table-cell table:number-columns-repeated="7"/>
        </table:table-row>
        <table:table-row table:style-name="ro4">
          <table:table-cell table:formula="of:=[.A835]+[.A$4]" office:value-type="float" office:value="248.100000000004">
            <text:p>248.1</text:p>
          </table:table-cell>
          <table:table-cell table:formula="of:=[.A836]/([.$D$4]*2)" office:value-type="float" office:value="124.050000000002">
            <text:p>124.05</text:p>
          </table:table-cell>
          <table:table-cell table:formula="of:=SQRT(ABS([.$D$2]^2-[.B836]^2))" office:value-type="float" office:value="108.796128148016">
            <text:p>108.796128148</text:p>
          </table:table-cell>
          <table:table-cell table:formula="of:=([.$C$10]-[.C836])*[.$B$4]" office:value-type="float" office:value="70807.9416316871">
            <text:p>70807.9416316871</text:p>
          </table:table-cell>
          <table:table-cell table:formula="of:=ROUND([.D836])" office:value-type="float" office:value="70808">
            <text:p>70808</text:p>
          </table:table-cell>
          <table:table-cell table:formula="of:=([.$C$8]-([.E836]*[.$C$4]))" office:value-type="float" office:value="108.79615">
            <text:p>108.79615</text:p>
          </table:table-cell>
          <table:table-cell table:style-name="ce6" table:formula="of:=SQRT(ABS([.$D$2]^2-[.F836]^2))" office:value-type="float" office:value="124.049980835055">
            <text:p>124.0499808351</text:p>
          </table:table-cell>
          <table:table-cell table:formula="of:=ABS([.B836]-[.G836])" office:value-type="float" office:value="0.000019164946905903">
            <text:p>1.9164946905903E-005</text:p>
          </table:table-cell>
          <table:table-cell table:number-columns-repeated="7"/>
        </table:table-row>
        <table:table-row table:style-name="ro4">
          <table:table-cell table:formula="of:=[.A836]+[.A$4]" office:value-type="float" office:value="248.400000000004">
            <text:p>248.4</text:p>
          </table:table-cell>
          <table:table-cell table:formula="of:=[.A837]/([.$D$4]*2)" office:value-type="float" office:value="124.200000000002">
            <text:p>124.2</text:p>
          </table:table-cell>
          <table:table-cell table:formula="of:=SQRT(ABS([.$D$2]^2-[.B837]^2))" office:value-type="float" office:value="108.624859033278">
            <text:p>108.6248590333</text:p>
          </table:table-cell>
          <table:table-cell table:formula="of:=([.$C$10]-[.C837])*[.$B$4]" office:value-type="float" office:value="71023.7137447428">
            <text:p>71023.7137447428</text:p>
          </table:table-cell>
          <table:table-cell table:formula="of:=ROUND([.D837])" office:value-type="float" office:value="71024">
            <text:p>71024</text:p>
          </table:table-cell>
          <table:table-cell table:formula="of:=([.$C$8]-([.E837]*[.$C$4]))" office:value-type="float" office:value="108.6247">
            <text:p>108.6247</text:p>
          </table:table-cell>
          <table:table-cell table:style-name="ce6" table:formula="of:=SQRT(ABS([.$D$2]^2-[.F837]^2))" office:value-type="float" office:value="124.200139089737">
            <text:p>124.2001390897</text:p>
          </table:table-cell>
          <table:table-cell table:formula="of:=ABS([.B837]-[.G837])" office:value-type="float" office:value="0.000139089735085918">
            <text:p>0.0001390897</text:p>
          </table:table-cell>
          <table:table-cell table:number-columns-repeated="7"/>
        </table:table-row>
        <table:table-row table:style-name="ro4">
          <table:table-cell table:formula="of:=[.A837]+[.A$4]" office:value-type="float" office:value="248.700000000004">
            <text:p>248.7</text:p>
          </table:table-cell>
          <table:table-cell table:formula="of:=[.A838]/([.$D$4]*2)" office:value-type="float" office:value="124.350000000002">
            <text:p>124.35</text:p>
          </table:table-cell>
          <table:table-cell table:formula="of:=SQRT(ABS([.$D$2]^2-[.B838]^2))" office:value-type="float" office:value="108.453111988543">
            <text:p>108.4531119885</text:p>
          </table:table-cell>
          <table:table-cell table:formula="of:=([.$C$10]-[.C838])*[.$B$4]" office:value-type="float" office:value="71240.0879743299">
            <text:p>71240.0879743299</text:p>
          </table:table-cell>
          <table:table-cell table:formula="of:=ROUND([.D838])" office:value-type="float" office:value="71240">
            <text:p>71240</text:p>
          </table:table-cell>
          <table:table-cell table:formula="of:=([.$C$8]-([.E838]*[.$C$4]))" office:value-type="float" office:value="108.45325">
            <text:p>108.45325</text:p>
          </table:table-cell>
          <table:table-cell table:style-name="ce6" table:formula="of:=SQRT(ABS([.$D$2]^2-[.F838]^2))" office:value-type="float" office:value="124.349879631777">
            <text:p>124.3498796318</text:p>
          </table:table-cell>
          <table:table-cell table:formula="of:=ABS([.B838]-[.G838])" office:value-type="float" office:value="0.00012036822455741">
            <text:p>0.0001203682</text:p>
          </table:table-cell>
          <table:table-cell table:number-columns-repeated="7"/>
        </table:table-row>
        <table:table-row table:style-name="ro4">
          <table:table-cell table:formula="of:=[.A838]+[.A$4]" office:value-type="float" office:value="249.000000000004">
            <text:p>249</text:p>
          </table:table-cell>
          <table:table-cell table:formula="of:=[.A839]/([.$D$4]*2)" office:value-type="float" office:value="124.500000000002">
            <text:p>124.5</text:p>
          </table:table-cell>
          <table:table-cell table:formula="of:=SQRT(ABS([.$D$2]^2-[.B839]^2))" office:value-type="float" office:value="108.280884739642">
            <text:p>108.2808847396</text:p>
          </table:table-cell>
          <table:table-cell table:formula="of:=([.$C$10]-[.C839])*[.$B$4]" office:value-type="float" office:value="71457.0671855448">
            <text:p>71457.0671855448</text:p>
          </table:table-cell>
          <table:table-cell table:formula="of:=ROUND([.D839])" office:value-type="float" office:value="71457">
            <text:p>71457</text:p>
          </table:table-cell>
          <table:table-cell table:formula="of:=([.$C$8]-([.E839]*[.$C$4]))" office:value-type="float" office:value="108.28100625">
            <text:p>108.28100625</text:p>
          </table:table-cell>
          <table:table-cell table:style-name="ce6" table:formula="of:=SQRT(ABS([.$D$2]^2-[.F839]^2))" office:value-type="float" office:value="124.499894319182">
            <text:p>124.4998943192</text:p>
          </table:table-cell>
          <table:table-cell table:formula="of:=ABS([.B839]-[.G839])" office:value-type="float" office:value="0.000105680819970644">
            <text:p>0.0001056808</text:p>
          </table:table-cell>
          <table:table-cell table:number-columns-repeated="7"/>
        </table:table-row>
        <table:table-row table:style-name="ro4">
          <table:table-cell table:formula="of:=[.A839]+[.A$4]" office:value-type="float" office:value="249.300000000004">
            <text:p>249.3</text:p>
          </table:table-cell>
          <table:table-cell table:formula="of:=[.A840]/([.$D$4]*2)" office:value-type="float" office:value="124.650000000002">
            <text:p>124.65</text:p>
          </table:table-cell>
          <table:table-cell table:formula="of:=SQRT(ABS([.$D$2]^2-[.B840]^2))" office:value-type="float" office:value="108.108174991531">
            <text:p>108.1081749915</text:p>
          </table:table-cell>
          <table:table-cell table:formula="of:=([.$C$10]-[.C840])*[.$B$4]" office:value-type="float" office:value="71674.6542697783">
            <text:p>71674.6542697783</text:p>
          </table:table-cell>
          <table:table-cell table:formula="of:=ROUND([.D840])" office:value-type="float" office:value="71675">
            <text:p>71675</text:p>
          </table:table-cell>
          <table:table-cell table:formula="of:=([.$C$8]-([.E840]*[.$C$4]))" office:value-type="float" office:value="108.10796875">
            <text:p>108.10796875</text:p>
          </table:table-cell>
          <table:table-cell table:style-name="ce6" table:formula="of:=SQRT(ABS([.$D$2]^2-[.F840]^2))" office:value-type="float" office:value="124.650178871709">
            <text:p>124.6501788717</text:p>
          </table:table-cell>
          <table:table-cell table:formula="of:=ABS([.B840]-[.G840])" office:value-type="float" office:value="0.000178871707035455">
            <text:p>0.0001788717</text:p>
          </table:table-cell>
          <table:table-cell table:number-columns-repeated="7"/>
        </table:table-row>
        <table:table-row table:style-name="ro4">
          <table:table-cell table:formula="of:=[.A840]+[.A$4]" office:value-type="float" office:value="249.600000000004">
            <text:p>249.6</text:p>
          </table:table-cell>
          <table:table-cell table:formula="of:=[.A841]/([.$D$4]*2)" office:value-type="float" office:value="124.800000000002">
            <text:p>124.8</text:p>
          </table:table-cell>
          <table:table-cell table:formula="of:=SQRT(ABS([.$D$2]^2-[.B841]^2))" office:value-type="float" office:value="107.934980428031">
            <text:p>107.934980428</text:p>
          </table:table-cell>
          <table:table-cell table:formula="of:=([.$C$10]-[.C841])*[.$B$4]" office:value-type="float" office:value="71892.8521450536">
            <text:p>71892.8521450536</text:p>
          </table:table-cell>
          <table:table-cell table:formula="of:=ROUND([.D841])" office:value-type="float" office:value="71893">
            <text:p>71893</text:p>
          </table:table-cell>
          <table:table-cell table:formula="of:=([.$C$8]-([.E841]*[.$C$4]))" office:value-type="float" office:value="107.93493125">
            <text:p>107.93493125</text:p>
          </table:table-cell>
          <table:table-cell table:style-name="ce6" table:formula="of:=SQRT(ABS([.$D$2]^2-[.F841]^2))" office:value-type="float" office:value="124.800042532276">
            <text:p>124.8000425323</text:p>
          </table:table-cell>
          <table:table-cell table:formula="of:=ABS([.B841]-[.G841])" office:value-type="float" office:value="0.000042532273624829">
            <text:p>4.2532273624829E-005</text:p>
          </table:table-cell>
          <table:table-cell table:number-columns-repeated="7"/>
        </table:table-row>
        <table:table-row table:style-name="ro4">
          <table:table-cell table:formula="of:=[.A841]+[.A$4]" office:value-type="float" office:value="249.900000000004">
            <text:p>249.9</text:p>
          </table:table-cell>
          <table:table-cell table:formula="of:=[.A842]/([.$D$4]*2)" office:value-type="float" office:value="124.950000000002">
            <text:p>124.95</text:p>
          </table:table-cell>
          <table:table-cell table:formula="of:=SQRT(ABS([.$D$2]^2-[.B842]^2))" office:value-type="float" office:value="107.761298711548">
            <text:p>107.7612987115</text:p>
          </table:table-cell>
          <table:table-cell table:formula="of:=([.$C$10]-[.C842])*[.$B$4]" office:value-type="float" office:value="72111.663756371">
            <text:p>72111.663756371</text:p>
          </table:table-cell>
          <table:table-cell table:formula="of:=ROUND([.D842])" office:value-type="float" office:value="72112">
            <text:p>72112</text:p>
          </table:table-cell>
          <table:table-cell table:formula="of:=([.$C$8]-([.E842]*[.$C$4]))" office:value-type="float" office:value="107.7611">
            <text:p>107.7611</text:p>
          </table:table-cell>
          <table:table-cell table:style-name="ce6" table:formula="of:=SQRT(ABS([.$D$2]^2-[.F842]^2))" office:value-type="float" office:value="124.950171375593">
            <text:p>124.9501713756</text:p>
          </table:table-cell>
          <table:table-cell table:formula="of:=ABS([.B842]-[.G842])" office:value-type="float" office:value="0.000171375590880984">
            <text:p>0.0001713756</text:p>
          </table:table-cell>
          <table:table-cell table:number-columns-repeated="7"/>
        </table:table-row>
        <table:table-row table:style-name="ro4">
          <table:table-cell table:formula="of:=[.A842]+[.A$4]" office:value-type="float" office:value="250.200000000004">
            <text:p>250.2</text:p>
          </table:table-cell>
          <table:table-cell table:formula="of:=[.A843]/([.$D$4]*2)" office:value-type="float" office:value="125.100000000002">
            <text:p>125.1</text:p>
          </table:table-cell>
          <table:table-cell table:formula="of:=SQRT(ABS([.$D$2]^2-[.B843]^2))" office:value-type="float" office:value="107.587127482797">
            <text:p>107.5871274828</text:p>
          </table:table-cell>
          <table:table-cell table:formula="of:=([.$C$10]-[.C843])*[.$B$4]" office:value-type="float" office:value="72331.0920760581">
            <text:p>72331.0920760581</text:p>
          </table:table-cell>
          <table:table-cell table:formula="of:=ROUND([.D843])" office:value-type="float" office:value="72331">
            <text:p>72331</text:p>
          </table:table-cell>
          <table:table-cell table:formula="of:=([.$C$8]-([.E843]*[.$C$4]))" office:value-type="float" office:value="107.58726875">
            <text:p>107.58726875</text:p>
          </table:table-cell>
          <table:table-cell table:style-name="ce6" table:formula="of:=SQRT(ABS([.$D$2]^2-[.F843]^2))" office:value-type="float" office:value="125.099878508795">
            <text:p>125.0998785088</text:p>
          </table:table-cell>
          <table:table-cell table:formula="of:=ABS([.B843]-[.G843])" office:value-type="float" office:value="0.000121491206854785">
            <text:p>0.0001214912</text:p>
          </table:table-cell>
          <table:table-cell table:number-columns-repeated="7"/>
        </table:table-row>
        <table:table-row table:style-name="ro4">
          <table:table-cell table:formula="of:=[.A843]+[.A$4]" office:value-type="float" office:value="250.500000000004">
            <text:p>250.5</text:p>
          </table:table-cell>
          <table:table-cell table:formula="of:=[.A844]/([.$D$4]*2)" office:value-type="float" office:value="125.250000000002">
            <text:p>125.25</text:p>
          </table:table-cell>
          <table:table-cell table:formula="of:=SQRT(ABS([.$D$2]^2-[.B844]^2))" office:value-type="float" office:value="107.412464360518">
            <text:p>107.4124643605</text:p>
          </table:table-cell>
          <table:table-cell table:formula="of:=([.$C$10]-[.C844])*[.$B$4]" office:value-type="float" office:value="72551.1401041258">
            <text:p>72551.1401041258</text:p>
          </table:table-cell>
          <table:table-cell table:formula="of:=ROUND([.D844])" office:value-type="float" office:value="72551">
            <text:p>72551</text:p>
          </table:table-cell>
          <table:table-cell table:formula="of:=([.$C$8]-([.E844]*[.$C$4]))" office:value-type="float" office:value="107.41264375">
            <text:p>107.41264375</text:p>
          </table:table-cell>
          <table:table-cell table:style-name="ce6" table:formula="of:=SQRT(ABS([.$D$2]^2-[.F844]^2))" office:value-type="float" office:value="125.249846158131">
            <text:p>125.2498461581</text:p>
          </table:table-cell>
          <table:table-cell table:formula="of:=ABS([.B844]-[.G844])" office:value-type="float" office:value="0.000153841870485394">
            <text:p>0.0001538419</text:p>
          </table:table-cell>
          <table:table-cell table:number-columns-repeated="7"/>
        </table:table-row>
        <table:table-row table:style-name="ro4">
          <table:table-cell table:formula="of:=[.A844]+[.A$4]" office:value-type="float" office:value="250.800000000004">
            <text:p>250.8</text:p>
          </table:table-cell>
          <table:table-cell table:formula="of:=[.A845]/([.$D$4]*2)" office:value-type="float" office:value="125.400000000002">
            <text:p>125.4</text:p>
          </table:table-cell>
          <table:table-cell table:formula="of:=SQRT(ABS([.$D$2]^2-[.B845]^2))" office:value-type="float" office:value="107.237306941192">
            <text:p>107.2373069412</text:p>
          </table:table-cell>
          <table:table-cell table:formula="of:=([.$C$10]-[.C845])*[.$B$4]" office:value-type="float" office:value="72771.8108686303">
            <text:p>72771.8108686303</text:p>
          </table:table-cell>
          <table:table-cell table:formula="of:=ROUND([.D845])" office:value-type="float" office:value="72772">
            <text:p>72772</text:p>
          </table:table-cell>
          <table:table-cell table:formula="of:=([.$C$8]-([.E845]*[.$C$4]))" office:value-type="float" office:value="107.237225">
            <text:p>107.237225</text:p>
          </table:table-cell>
          <table:table-cell table:style-name="ce6" table:formula="of:=SQRT(ABS([.$D$2]^2-[.F845]^2))" office:value-type="float" office:value="125.400070072944">
            <text:p>125.4000700729</text:p>
          </table:table-cell>
          <table:table-cell table:formula="of:=ABS([.B845]-[.G845])" office:value-type="float" office:value="0.0000700729425489044">
            <text:p>7.00729425489044E-005</text:p>
          </table:table-cell>
          <table:table-cell table:number-columns-repeated="7"/>
        </table:table-row>
        <table:table-row table:style-name="ro4">
          <table:table-cell table:formula="of:=[.A845]+[.A$4]" office:value-type="float" office:value="251.100000000004">
            <text:p>251.1</text:p>
          </table:table-cell>
          <table:table-cell table:formula="of:=[.A846]/([.$D$4]*2)" office:value-type="float" office:value="125.550000000002">
            <text:p>125.55</text:p>
          </table:table-cell>
          <table:table-cell table:formula="of:=SQRT(ABS([.$D$2]^2-[.B846]^2))" office:value-type="float" office:value="107.061652798747">
            <text:p>107.0616527987</text:p>
          </table:table-cell>
          <table:table-cell table:formula="of:=([.$C$10]-[.C846])*[.$B$4]" office:value-type="float" office:value="72993.1074260415">
            <text:p>72993.1074260415</text:p>
          </table:table-cell>
          <table:table-cell table:formula="of:=ROUND([.D846])" office:value-type="float" office:value="72993">
            <text:p>72993</text:p>
          </table:table-cell>
          <table:table-cell table:formula="of:=([.$C$8]-([.E846]*[.$C$4]))" office:value-type="float" office:value="107.06180625">
            <text:p>107.06180625</text:p>
          </table:table-cell>
          <table:table-cell table:style-name="ce6" table:formula="of:=SQRT(ABS([.$D$2]^2-[.F846]^2))" office:value-type="float" office:value="125.549869145641">
            <text:p>125.5498691456</text:p>
          </table:table-cell>
          <table:table-cell table:formula="of:=ABS([.B846]-[.G846])" office:value-type="float" office:value="0.000130854361373167">
            <text:p>0.0001308544</text:p>
          </table:table-cell>
          <table:table-cell table:number-columns-repeated="7"/>
        </table:table-row>
        <table:table-row table:style-name="ro4">
          <table:table-cell table:formula="of:=[.A846]+[.A$4]" office:value-type="float" office:value="251.400000000004">
            <text:p>251.4</text:p>
          </table:table-cell>
          <table:table-cell table:formula="of:=[.A847]/([.$D$4]*2)" office:value-type="float" office:value="125.700000000002">
            <text:p>125.7</text:p>
          </table:table-cell>
          <table:table-cell table:formula="of:=SQRT(ABS([.$D$2]^2-[.B847]^2))" office:value-type="float" office:value="106.885499484259">
            <text:p>106.8854994843</text:p>
          </table:table-cell>
          <table:table-cell table:formula="of:=([.$C$10]-[.C847])*[.$B$4]" office:value-type="float" office:value="73215.0328616174">
            <text:p>73215.0328616174</text:p>
          </table:table-cell>
          <table:table-cell table:formula="of:=ROUND([.D847])" office:value-type="float" office:value="73215">
            <text:p>73215</text:p>
          </table:table-cell>
          <table:table-cell table:formula="of:=([.$C$8]-([.E847]*[.$C$4]))" office:value-type="float" office:value="106.88559375">
            <text:p>106.88559375</text:p>
          </table:table-cell>
          <table:table-cell table:style-name="ce6" table:formula="of:=SQRT(ABS([.$D$2]^2-[.F847]^2))" office:value-type="float" office:value="125.69991984369">
            <text:p>125.6999198437</text:p>
          </table:table-cell>
          <table:table-cell table:formula="of:=ABS([.B847]-[.G847])" office:value-type="float" office:value="0.0000801563124213089">
            <text:p>8.01563124213089E-005</text:p>
          </table:table-cell>
          <table:table-cell table:number-columns-repeated="7"/>
        </table:table-row>
        <table:table-row table:style-name="ro4">
          <table:table-cell table:formula="of:=[.A847]+[.A$4]" office:value-type="float" office:value="251.700000000004">
            <text:p>251.7</text:p>
          </table:table-cell>
          <table:table-cell table:formula="of:=[.A848]/([.$D$4]*2)" office:value-type="float" office:value="125.850000000002">
            <text:p>125.85</text:p>
          </table:table-cell>
          <table:table-cell table:formula="of:=SQRT(ABS([.$D$2]^2-[.B848]^2))" office:value-type="float" office:value="106.708844525651">
            <text:p>106.7088445257</text:p>
          </table:table-cell>
          <table:table-cell table:formula="of:=([.$C$10]-[.C848])*[.$B$4]" office:value-type="float" office:value="73437.5902897851">
            <text:p>73437.5902897851</text:p>
          </table:table-cell>
          <table:table-cell table:formula="of:=ROUND([.D848])" office:value-type="float" office:value="73438">
            <text:p>73438</text:p>
          </table:table-cell>
          <table:table-cell table:formula="of:=([.$C$8]-([.E848]*[.$C$4]))" office:value-type="float" office:value="106.7085875">
            <text:p>106.7085875</text:p>
          </table:table-cell>
          <table:table-cell table:style-name="ce6" table:formula="of:=SQRT(ABS([.$D$2]^2-[.F848]^2))" office:value-type="float" office:value="125.850217932886">
            <text:p>125.8502179329</text:p>
          </table:table-cell>
          <table:table-cell table:formula="of:=ABS([.B848]-[.G848])" office:value-type="float" office:value="0.000217932883870731">
            <text:p>0.0002179329</text:p>
          </table:table-cell>
          <table:table-cell table:number-columns-repeated="7"/>
        </table:table-row>
        <table:table-row table:style-name="ro4">
          <table:table-cell table:formula="of:=[.A848]+[.A$4]" office:value-type="float" office:value="252.000000000004">
            <text:p>252</text:p>
          </table:table-cell>
          <table:table-cell table:formula="of:=[.A849]/([.$D$4]*2)" office:value-type="float" office:value="126.000000000002">
            <text:p>126</text:p>
          </table:table-cell>
          <table:table-cell table:formula="of:=SQRT(ABS([.$D$2]^2-[.B849]^2))" office:value-type="float" office:value="106.531685427386">
            <text:p>106.5316854274</text:p>
          </table:table-cell>
          <table:table-cell table:formula="of:=([.$C$10]-[.C849])*[.$B$4]" office:value-type="float" office:value="73660.7828545282">
            <text:p>73660.7828545282</text:p>
          </table:table-cell>
          <table:table-cell table:formula="of:=ROUND([.D849])" office:value-type="float" office:value="73661">
            <text:p>73661</text:p>
          </table:table-cell>
          <table:table-cell table:formula="of:=([.$C$8]-([.E849]*[.$C$4]))" office:value-type="float" office:value="106.53158125">
            <text:p>106.53158125</text:p>
          </table:table-cell>
          <table:table-cell table:style-name="ce6" table:formula="of:=SQRT(ABS([.$D$2]^2-[.F849]^2))" office:value-type="float" office:value="126.000088080821">
            <text:p>126.0000880808</text:p>
          </table:table-cell>
          <table:table-cell table:formula="of:=ABS([.B849]-[.G849])" office:value-type="float" office:value="0.0000880808190686366">
            <text:p>8.80808190686366E-005</text:p>
          </table:table-cell>
          <table:table-cell table:number-columns-repeated="7"/>
        </table:table-row>
        <table:table-row table:style-name="ro4">
          <table:table-cell table:formula="of:=[.A849]+[.A$4]" office:value-type="float" office:value="252.300000000004">
            <text:p>252.3</text:p>
          </table:table-cell>
          <table:table-cell table:formula="of:=[.A850]/([.$D$4]*2)" office:value-type="float" office:value="126.150000000002">
            <text:p>126.15</text:p>
          </table:table-cell>
          <table:table-cell table:formula="of:=SQRT(ABS([.$D$2]^2-[.B850]^2))" office:value-type="float" office:value="106.354019670154">
            <text:p>106.3540196702</text:p>
          </table:table-cell>
          <table:table-cell table:formula="of:=([.$C$10]-[.C850])*[.$B$4]" office:value-type="float" office:value="73884.613729781">
            <text:p>73884.613729781</text:p>
          </table:table-cell>
          <table:table-cell table:formula="of:=ROUND([.D850])" office:value-type="float" office:value="73885">
            <text:p>73885</text:p>
          </table:table-cell>
          <table:table-cell table:formula="of:=([.$C$8]-([.E850]*[.$C$4]))" office:value-type="float" office:value="106.35378125">
            <text:p>106.35378125</text:p>
          </table:table-cell>
          <table:table-cell table:style-name="ce6" table:formula="of:=SQRT(ABS([.$D$2]^2-[.F850]^2))" office:value-type="float" office:value="126.150201005893">
            <text:p>126.1502010059</text:p>
          </table:table-cell>
          <table:table-cell table:formula="of:=ABS([.B850]-[.G850])" office:value-type="float" office:value="0.00020100589084393">
            <text:p>0.0002010059</text:p>
          </table:table-cell>
          <table:table-cell table:number-columns-repeated="7"/>
        </table:table-row>
        <table:table-row table:style-name="ro4">
          <table:table-cell table:formula="of:=[.A850]+[.A$4]" office:value-type="float" office:value="252.600000000004">
            <text:p>252.6</text:p>
          </table:table-cell>
          <table:table-cell table:formula="of:=[.A851]/([.$D$4]*2)" office:value-type="float" office:value="126.300000000002">
            <text:p>126.3</text:p>
          </table:table-cell>
          <table:table-cell table:formula="of:=SQRT(ABS([.$D$2]^2-[.B851]^2))" office:value-type="float" office:value="106.175844710553">
            <text:p>106.1758447106</text:p>
          </table:table-cell>
          <table:table-cell table:formula="of:=([.$C$10]-[.C851])*[.$B$4]" office:value-type="float" office:value="74109.0861198293">
            <text:p>74109.0861198293</text:p>
          </table:table-cell>
          <table:table-cell table:formula="of:=ROUND([.D851])" office:value-type="float" office:value="74109">
            <text:p>74109</text:p>
          </table:table-cell>
          <table:table-cell table:formula="of:=([.$C$8]-([.E851]*[.$C$4]))" office:value-type="float" office:value="106.17598125">
            <text:p>106.17598125</text:p>
          </table:table-cell>
          <table:table-cell table:style-name="ce6" table:formula="of:=SQRT(ABS([.$D$2]^2-[.F851]^2))" office:value-type="float" office:value="126.299885216098">
            <text:p>126.2998852161</text:p>
          </table:table-cell>
          <table:table-cell table:formula="of:=ABS([.B851]-[.G851])" office:value-type="float" office:value="0.000114783903470084">
            <text:p>0.0001147839</text:p>
          </table:table-cell>
          <table:table-cell table:number-columns-repeated="7"/>
        </table:table-row>
        <table:table-row table:style-name="ro4">
          <table:table-cell table:formula="of:=[.A851]+[.A$4]" office:value-type="float" office:value="252.900000000004">
            <text:p>252.9</text:p>
          </table:table-cell>
          <table:table-cell table:formula="of:=[.A852]/([.$D$4]*2)" office:value-type="float" office:value="126.450000000002">
            <text:p>126.45</text:p>
          </table:table-cell>
          <table:table-cell table:formula="of:=SQRT(ABS([.$D$2]^2-[.B852]^2))" office:value-type="float" office:value="105.997157980766">
            <text:p>105.9971579808</text:p>
          </table:table-cell>
          <table:table-cell table:formula="of:=([.$C$10]-[.C852])*[.$B$4]" office:value-type="float" office:value="74334.2032597185">
            <text:p>74334.2032597185</text:p>
          </table:table-cell>
          <table:table-cell table:formula="of:=ROUND([.D852])" office:value-type="float" office:value="74334">
            <text:p>74334</text:p>
          </table:table-cell>
          <table:table-cell table:formula="of:=([.$C$8]-([.E852]*[.$C$4]))" office:value-type="float" office:value="105.9973875">
            <text:p>105.9973875</text:p>
          </table:table-cell>
          <table:table-cell table:style-name="ce6" table:formula="of:=SQRT(ABS([.$D$2]^2-[.F852]^2))" office:value-type="float" office:value="126.449807604341">
            <text:p>126.4498076043</text:p>
          </table:table-cell>
          <table:table-cell table:formula="of:=ABS([.B852]-[.G852])" office:value-type="float" office:value="0.000192395660988609">
            <text:p>0.0001923957</text:p>
          </table:table-cell>
          <table:table-cell table:number-columns-repeated="7"/>
        </table:table-row>
        <table:table-row table:style-name="ro4">
          <table:table-cell table:formula="of:=[.A852]+[.A$4]" office:value-type="float" office:value="253.200000000004">
            <text:p>253.2</text:p>
          </table:table-cell>
          <table:table-cell table:formula="of:=[.A853]/([.$D$4]*2)" office:value-type="float" office:value="126.600000000002">
            <text:p>126.6</text:p>
          </table:table-cell>
          <table:table-cell table:formula="of:=SQRT(ABS([.$D$2]^2-[.B853]^2))" office:value-type="float" office:value="105.817956888231">
            <text:p>105.8179568882</text:p>
          </table:table-cell>
          <table:table-cell table:formula="of:=([.$C$10]-[.C853])*[.$B$4]" office:value-type="float" office:value="74559.9684156684">
            <text:p>74559.9684156684</text:p>
          </table:table-cell>
          <table:table-cell table:formula="of:=ROUND([.D853])" office:value-type="float" office:value="74560">
            <text:p>74560</text:p>
          </table:table-cell>
          <table:table-cell table:formula="of:=([.$C$8]-([.E853]*[.$C$4]))" office:value-type="float" office:value="105.818">
            <text:p>105.818</text:p>
          </table:table-cell>
          <table:table-cell table:style-name="ce6" table:formula="of:=SQRT(ABS([.$D$2]^2-[.F853]^2))" office:value-type="float" office:value="126.59996396524">
            <text:p>126.5999639652</text:p>
          </table:table-cell>
          <table:table-cell table:formula="of:=ABS([.B853]-[.G853])" office:value-type="float" office:value="0.000036034762217696">
            <text:p>3.6034762217696E-005</text:p>
          </table:table-cell>
          <table:table-cell table:number-columns-repeated="7"/>
        </table:table-row>
        <table:table-row table:style-name="ro4">
          <table:table-cell table:formula="of:=[.A853]+[.A$4]" office:value-type="float" office:value="253.500000000004">
            <text:p>253.5</text:p>
          </table:table-cell>
          <table:table-cell table:formula="of:=[.A854]/([.$D$4]*2)" office:value-type="float" office:value="126.750000000002">
            <text:p>126.75</text:p>
          </table:table-cell>
          <table:table-cell table:formula="of:=SQRT(ABS([.$D$2]^2-[.B854]^2))" office:value-type="float" office:value="105.638238815305">
            <text:p>105.6382388153</text:p>
          </table:table-cell>
          <table:table-cell table:formula="of:=([.$C$10]-[.C854])*[.$B$4]" office:value-type="float" office:value="74786.3848854958">
            <text:p>74786.3848854958</text:p>
          </table:table-cell>
          <table:table-cell table:formula="of:=ROUND([.D854])" office:value-type="float" office:value="74786">
            <text:p>74786</text:p>
          </table:table-cell>
          <table:table-cell table:formula="of:=([.$C$8]-([.E854]*[.$C$4]))" office:value-type="float" office:value="105.6386125">
            <text:p>105.6386125</text:p>
          </table:table-cell>
          <table:table-cell table:style-name="ce6" table:formula="of:=SQRT(ABS([.$D$2]^2-[.F854]^2))" office:value-type="float" office:value="126.749688556126">
            <text:p>126.7496885561</text:p>
          </table:table-cell>
          <table:table-cell table:formula="of:=ABS([.B854]-[.G854])" office:value-type="float" office:value="0.000311443876313433">
            <text:p>0.0003114439</text:p>
          </table:table-cell>
          <table:table-cell table:number-columns-repeated="7"/>
        </table:table-row>
        <table:table-row table:style-name="ro4">
          <table:table-cell table:formula="of:=[.A854]+[.A$4]" office:value-type="float" office:value="253.800000000004">
            <text:p>253.8</text:p>
          </table:table-cell>
          <table:table-cell table:formula="of:=[.A855]/([.$D$4]*2)" office:value-type="float" office:value="126.900000000002">
            <text:p>126.9</text:p>
          </table:table-cell>
          <table:table-cell table:formula="of:=SQRT(ABS([.$D$2]^2-[.B855]^2))" office:value-type="float" office:value="105.458001118927">
            <text:p>105.4580011189</text:p>
          </table:table-cell>
          <table:table-cell table:formula="of:=([.$C$10]-[.C855])*[.$B$4]" office:value-type="float" office:value="75013.4559990441">
            <text:p>75013.4559990441</text:p>
          </table:table-cell>
          <table:table-cell table:formula="of:=ROUND([.D855])" office:value-type="float" office:value="75013">
            <text:p>75013</text:p>
          </table:table-cell>
          <table:table-cell table:formula="of:=([.$C$8]-([.E855]*[.$C$4]))" office:value-type="float" office:value="105.45843125">
            <text:p>105.45843125</text:p>
          </table:table-cell>
          <table:table-cell table:style-name="ce6" table:formula="of:=SQRT(ABS([.$D$2]^2-[.F855]^2))" office:value-type="float" office:value="126.899642545947">
            <text:p>126.8996425459</text:p>
          </table:table-cell>
          <table:table-cell table:formula="of:=ABS([.B855]-[.G855])" office:value-type="float" office:value="0.000357454055347262">
            <text:p>0.0003574541</text:p>
          </table:table-cell>
          <table:table-cell table:number-columns-repeated="7"/>
        </table:table-row>
        <table:table-row table:style-name="ro4">
          <table:table-cell table:formula="of:=[.A855]+[.A$4]" office:value-type="float" office:value="254.100000000004">
            <text:p>254.1</text:p>
          </table:table-cell>
          <table:table-cell table:formula="of:=[.A856]/([.$D$4]*2)" office:value-type="float" office:value="127.050000000002">
            <text:p>127.05</text:p>
          </table:table-cell>
          <table:table-cell table:formula="of:=SQRT(ABS([.$D$2]^2-[.B856]^2))" office:value-type="float" office:value="105.277241130263">
            <text:p>105.2772411303</text:p>
          </table:table-cell>
          <table:table-cell table:formula="of:=([.$C$10]-[.C856])*[.$B$4]" office:value-type="float" office:value="75241.1851186204">
            <text:p>75241.1851186204</text:p>
          </table:table-cell>
          <table:table-cell table:formula="of:=ROUND([.D856])" office:value-type="float" office:value="75241">
            <text:p>75241</text:p>
          </table:table-cell>
          <table:table-cell table:formula="of:=([.$C$8]-([.E856]*[.$C$4]))" office:value-type="float" office:value="105.27745625">
            <text:p>105.27745625</text:p>
          </table:table-cell>
          <table:table-cell table:style-name="ce6" table:formula="of:=SQRT(ABS([.$D$2]^2-[.F856]^2))" office:value-type="float" office:value="127.049821745366">
            <text:p>127.0498217454</text:p>
          </table:table-cell>
          <table:table-cell table:formula="of:=ABS([.B856]-[.G856])" office:value-type="float" office:value="0.000178254635713415">
            <text:p>0.0001782546</text:p>
          </table:table-cell>
          <table:table-cell table:number-columns-repeated="7"/>
        </table:table-row>
        <table:table-row table:style-name="ro4">
          <table:table-cell table:formula="of:=[.A856]+[.A$4]" office:value-type="float" office:value="254.400000000004">
            <text:p>254.4</text:p>
          </table:table-cell>
          <table:table-cell table:formula="of:=[.A857]/([.$D$4]*2)" office:value-type="float" office:value="127.200000000002">
            <text:p>127.2</text:p>
          </table:table-cell>
          <table:table-cell table:formula="of:=SQRT(ABS([.$D$2]^2-[.B857]^2))" office:value-type="float" office:value="105.095956154362">
            <text:p>105.0959561544</text:p>
          </table:table-cell>
          <table:table-cell table:formula="of:=([.$C$10]-[.C857])*[.$B$4]" office:value-type="float" office:value="75469.5756394408">
            <text:p>75469.5756394408</text:p>
          </table:table-cell>
          <table:table-cell table:formula="of:=ROUND([.D857])" office:value-type="float" office:value="75470">
            <text:p>75470</text:p>
          </table:table-cell>
          <table:table-cell table:formula="of:=([.$C$8]-([.E857]*[.$C$4]))" office:value-type="float" office:value="105.0956875">
            <text:p>105.0956875</text:p>
          </table:table-cell>
          <table:table-cell table:style-name="ce6" table:formula="of:=SQRT(ABS([.$D$2]^2-[.F857]^2))" office:value-type="float" office:value="127.200221968762">
            <text:p>127.2002219688</text:p>
          </table:table-cell>
          <table:table-cell table:formula="of:=ABS([.B857]-[.G857])" office:value-type="float" office:value="0.000221968760129698">
            <text:p>0.0002219688</text:p>
          </table:table-cell>
          <table:table-cell table:number-columns-repeated="7"/>
        </table:table-row>
        <table:table-row table:style-name="ro4">
          <table:table-cell table:formula="of:=[.A857]+[.A$4]" office:value-type="float" office:value="254.700000000004">
            <text:p>254.7</text:p>
          </table:table-cell>
          <table:table-cell table:formula="of:=[.A858]/([.$D$4]*2)" office:value-type="float" office:value="127.350000000002">
            <text:p>127.35</text:p>
          </table:table-cell>
          <table:table-cell table:formula="of:=SQRT(ABS([.$D$2]^2-[.B858]^2))" office:value-type="float" office:value="104.914143469789">
            <text:p>104.9141434698</text:p>
          </table:table-cell>
          <table:table-cell table:formula="of:=([.$C$10]-[.C858])*[.$B$4]" office:value-type="float" office:value="75698.6309900833">
            <text:p>75698.6309900833</text:p>
          </table:table-cell>
          <table:table-cell table:formula="of:=ROUND([.D858])" office:value-type="float" office:value="75699">
            <text:p>75699</text:p>
          </table:table-cell>
          <table:table-cell table:formula="of:=([.$C$8]-([.E858]*[.$C$4]))" office:value-type="float" office:value="104.91391875">
            <text:p>104.91391875</text:p>
          </table:table-cell>
          <table:table-cell table:style-name="ce6" table:formula="of:=SQRT(ABS([.$D$2]^2-[.F858]^2))" office:value-type="float" office:value="127.350185129502">
            <text:p>127.3501851295</text:p>
          </table:table-cell>
          <table:table-cell table:formula="of:=ABS([.B858]-[.G858])" office:value-type="float" office:value="0.00018512949989713">
            <text:p>0.0001851295</text:p>
          </table:table-cell>
          <table:table-cell table:number-columns-repeated="7"/>
        </table:table-row>
        <table:table-row table:style-name="ro4">
          <table:table-cell table:formula="of:=[.A858]+[.A$4]" office:value-type="float" office:value="255.000000000004">
            <text:p>255</text:p>
          </table:table-cell>
          <table:table-cell table:formula="of:=[.A859]/([.$D$4]*2)" office:value-type="float" office:value="127.500000000002">
            <text:p>127.5</text:p>
          </table:table-cell>
          <table:table-cell table:formula="of:=SQRT(ABS([.$D$2]^2-[.B859]^2))" office:value-type="float" office:value="104.731800328265">
            <text:p>104.7318003283</text:p>
          </table:table-cell>
          <table:table-cell table:formula="of:=([.$C$10]-[.C859])*[.$B$4]" office:value-type="float" office:value="75928.3546329488">
            <text:p>75928.3546329488</text:p>
          </table:table-cell>
          <table:table-cell table:formula="of:=ROUND([.D859])" office:value-type="float" office:value="75928">
            <text:p>75928</text:p>
          </table:table-cell>
          <table:table-cell table:formula="of:=([.$C$8]-([.E859]*[.$C$4]))" office:value-type="float" office:value="104.73215">
            <text:p>104.73215</text:p>
          </table:table-cell>
          <table:table-cell table:style-name="ce6" table:formula="of:=SQRT(ABS([.$D$2]^2-[.F859]^2))" office:value-type="float" office:value="127.499712769784">
            <text:p>127.4997127698</text:p>
          </table:table-cell>
          <table:table-cell table:formula="of:=ABS([.B859]-[.G859])" office:value-type="float" office:value="0.000287230217665524">
            <text:p>0.0002872302</text:p>
          </table:table-cell>
          <table:table-cell table:number-columns-repeated="7"/>
        </table:table-row>
        <table:table-row table:style-name="ro4">
          <table:table-cell table:formula="of:=[.A859]+[.A$4]" office:value-type="float" office:value="255.300000000004">
            <text:p>255.3</text:p>
          </table:table-cell>
          <table:table-cell table:formula="of:=[.A860]/([.$D$4]*2)" office:value-type="float" office:value="127.650000000002">
            <text:p>127.65</text:p>
          </table:table-cell>
          <table:table-cell table:formula="of:=SQRT(ABS([.$D$2]^2-[.B860]^2))" office:value-type="float" office:value="104.548923954288">
            <text:p>104.5489239543</text:p>
          </table:table-cell>
          <table:table-cell table:formula="of:=([.$C$10]-[.C860])*[.$B$4]" office:value-type="float" office:value="76158.7500647304">
            <text:p>76158.7500647304</text:p>
          </table:table-cell>
          <table:table-cell table:formula="of:=ROUND([.D860])" office:value-type="float" office:value="76159">
            <text:p>76159</text:p>
          </table:table-cell>
          <table:table-cell table:formula="of:=([.$C$8]-([.E860]*[.$C$4]))" office:value-type="float" office:value="104.54879375">
            <text:p>104.54879375</text:p>
          </table:table-cell>
          <table:table-cell table:style-name="ce6" table:formula="of:=SQRT(ABS([.$D$2]^2-[.F860]^2))" office:value-type="float" office:value="127.650106640848">
            <text:p>127.6501066408</text:p>
          </table:table-cell>
          <table:table-cell table:formula="of:=ABS([.B860]-[.G860])" office:value-type="float" office:value="0.000106640846382788">
            <text:p>0.0001066408</text:p>
          </table:table-cell>
          <table:table-cell table:number-columns-repeated="7"/>
        </table:table-row>
        <table:table-row table:style-name="ro4">
          <table:table-cell table:formula="of:=[.A860]+[.A$4]" office:value-type="float" office:value="255.600000000004">
            <text:p>255.6</text:p>
          </table:table-cell>
          <table:table-cell table:formula="of:=[.A861]/([.$D$4]*2)" office:value-type="float" office:value="127.800000000002">
            <text:p>127.8</text:p>
          </table:table-cell>
          <table:table-cell table:formula="of:=SQRT(ABS([.$D$2]^2-[.B861]^2))" office:value-type="float" office:value="104.36551154476">
            <text:p>104.3655115448</text:p>
          </table:table-cell>
          <table:table-cell table:formula="of:=([.$C$10]-[.C861])*[.$B$4]" office:value-type="float" office:value="76389.8208168913">
            <text:p>76389.8208168913</text:p>
          </table:table-cell>
          <table:table-cell table:formula="of:=ROUND([.D861])" office:value-type="float" office:value="76390">
            <text:p>76390</text:p>
          </table:table-cell>
          <table:table-cell table:formula="of:=([.$C$8]-([.E861]*[.$C$4]))" office:value-type="float" office:value="104.3654375">
            <text:p>104.3654375</text:p>
          </table:table-cell>
          <table:table-cell table:style-name="ce6" table:formula="of:=SQRT(ABS([.$D$2]^2-[.F861]^2))" office:value-type="float" office:value="127.800060467253">
            <text:p>127.8000604673</text:p>
          </table:table-cell>
          <table:table-cell table:formula="of:=ABS([.B861]-[.G861])" office:value-type="float" office:value="0.0000604672512878324">
            <text:p>6.04672512878324E-005</text:p>
          </table:table-cell>
          <table:table-cell table:number-columns-repeated="7"/>
        </table:table-row>
        <table:table-row table:style-name="ro4">
          <table:table-cell table:formula="of:=[.A861]+[.A$4]" office:value-type="float" office:value="255.900000000004">
            <text:p>255.9</text:p>
          </table:table-cell>
          <table:table-cell table:formula="of:=[.A862]/([.$D$4]*2)" office:value-type="float" office:value="127.950000000002">
            <text:p>127.95</text:p>
          </table:table-cell>
          <table:table-cell table:formula="of:=SQRT(ABS([.$D$2]^2-[.B862]^2))" office:value-type="float" office:value="104.181560268598">
            <text:p>104.1815602686</text:p>
          </table:table-cell>
          <table:table-cell table:formula="of:=([.$C$10]-[.C862])*[.$B$4]" office:value-type="float" office:value="76621.570456151">
            <text:p>76621.570456151</text:p>
          </table:table-cell>
          <table:table-cell table:formula="of:=ROUND([.D862])" office:value-type="float" office:value="76622">
            <text:p>76622</text:p>
          </table:table-cell>
          <table:table-cell table:formula="of:=([.$C$8]-([.E862]*[.$C$4]))" office:value-type="float" office:value="104.1812875">
            <text:p>104.1812875</text:p>
          </table:table-cell>
          <table:table-cell table:style-name="ce6" table:formula="of:=SQRT(ABS([.$D$2]^2-[.F862]^2))" office:value-type="float" office:value="127.950222097667">
            <text:p>127.9502220977</text:p>
          </table:table-cell>
          <table:table-cell table:formula="of:=ABS([.B862]-[.G862])" office:value-type="float" office:value="0.00022209766513015">
            <text:p>0.0002220977</text:p>
          </table:table-cell>
          <table:table-cell table:number-columns-repeated="7"/>
        </table:table-row>
        <table:table-row table:style-name="ro4">
          <table:table-cell table:formula="of:=[.A862]+[.A$4]" office:value-type="float" office:value="256.200000000004">
            <text:p>256.2</text:p>
          </table:table-cell>
          <table:table-cell table:formula="of:=[.A863]/([.$D$4]*2)" office:value-type="float" office:value="128.100000000002">
            <text:p>128.1</text:p>
          </table:table-cell>
          <table:table-cell table:formula="of:=SQRT(ABS([.$D$2]^2-[.B863]^2))" office:value-type="float" office:value="103.997067266339">
            <text:p>103.9970672663</text:p>
          </table:table-cell>
          <table:table-cell table:formula="of:=([.$C$10]-[.C863])*[.$B$4]" office:value-type="float" office:value="76854.0025849808">
            <text:p>76854.0025849808</text:p>
          </table:table-cell>
          <table:table-cell table:formula="of:=ROUND([.D863])" office:value-type="float" office:value="76854">
            <text:p>76854</text:p>
          </table:table-cell>
          <table:table-cell table:formula="of:=([.$C$8]-([.E863]*[.$C$4]))" office:value-type="float" office:value="103.9971375">
            <text:p>103.9971375</text:p>
          </table:table-cell>
          <table:table-cell table:style-name="ce6" table:formula="of:=SQRT(ABS([.$D$2]^2-[.F863]^2))" office:value-type="float" office:value="128.099942981276">
            <text:p>128.0999429813</text:p>
          </table:table-cell>
          <table:table-cell table:formula="of:=ABS([.B863]-[.G863])" office:value-type="float" office:value="0.0000570187262667332">
            <text:p>5.70187262667332E-005</text:p>
          </table:table-cell>
          <table:table-cell table:number-columns-repeated="7"/>
        </table:table-row>
        <table:table-row table:style-name="ro4">
          <table:table-cell table:formula="of:=[.A863]+[.A$4]" office:value-type="float" office:value="256.500000000004">
            <text:p>256.5</text:p>
          </table:table-cell>
          <table:table-cell table:formula="of:=[.A864]/([.$D$4]*2)" office:value-type="float" office:value="128.250000000002">
            <text:p>128.25</text:p>
          </table:table-cell>
          <table:table-cell table:formula="of:=SQRT(ABS([.$D$2]^2-[.B864]^2))" office:value-type="float" office:value="103.812029649745">
            <text:p>103.8120296497</text:p>
          </table:table-cell>
          <table:table-cell table:formula="of:=([.$C$10]-[.C864])*[.$B$4]" office:value-type="float" office:value="77087.1208421077">
            <text:p>77087.1208421077</text:p>
          </table:table-cell>
          <table:table-cell table:formula="of:=ROUND([.D864])" office:value-type="float" office:value="77087">
            <text:p>77087</text:p>
          </table:table-cell>
          <table:table-cell table:formula="of:=([.$C$8]-([.E864]*[.$C$4]))" office:value-type="float" office:value="103.81219375">
            <text:p>103.81219375</text:p>
          </table:table-cell>
          <table:table-cell table:style-name="ce6" table:formula="of:=SQRT(ABS([.$D$2]^2-[.F864]^2))" office:value-type="float" office:value="128.249867168791">
            <text:p>128.2498671688</text:p>
          </table:table-cell>
          <table:table-cell table:formula="of:=ABS([.B864]-[.G864])" office:value-type="float" office:value="0.000132831211288931">
            <text:p>0.0001328312</text:p>
          </table:table-cell>
          <table:table-cell table:number-columns-repeated="7"/>
        </table:table-row>
        <table:table-row table:style-name="ro4">
          <table:table-cell table:formula="of:=[.A864]+[.A$4]" office:value-type="float" office:value="256.800000000004">
            <text:p>256.8</text:p>
          </table:table-cell>
          <table:table-cell table:formula="of:=[.A865]/([.$D$4]*2)" office:value-type="float" office:value="128.400000000002">
            <text:p>128.4</text:p>
          </table:table-cell>
          <table:table-cell table:formula="of:=SQRT(ABS([.$D$2]^2-[.B865]^2))" office:value-type="float" office:value="103.626444501389">
            <text:p>103.6264445014</text:p>
          </table:table-cell>
          <table:table-cell table:formula="of:=([.$C$10]-[.C865])*[.$B$4]" office:value-type="float" office:value="77320.9289030281">
            <text:p>77320.9289030281</text:p>
          </table:table-cell>
          <table:table-cell table:formula="of:=ROUND([.D865])" office:value-type="float" office:value="77321">
            <text:p>77321</text:p>
          </table:table-cell>
          <table:table-cell table:formula="of:=([.$C$8]-([.E865]*[.$C$4]))" office:value-type="float" office:value="103.62645625">
            <text:p>103.62645625</text:p>
          </table:table-cell>
          <table:table-cell table:style-name="ce6" table:formula="of:=SQRT(ABS([.$D$2]^2-[.F865]^2))" office:value-type="float" office:value="128.399990518173">
            <text:p>128.3999905182</text:p>
          </table:table-cell>
          <table:table-cell table:formula="of:=ABS([.B865]-[.G865])" office:value-type="float" office:value="0.00000948182932347663">
            <text:p>9.48182932347663E-006</text:p>
          </table:table-cell>
          <table:table-cell table:number-columns-repeated="7"/>
        </table:table-row>
        <table:table-row table:style-name="ro4">
          <table:table-cell table:formula="of:=[.A865]+[.A$4]" office:value-type="float" office:value="257.100000000004">
            <text:p>257.1</text:p>
          </table:table-cell>
          <table:table-cell table:formula="of:=[.A866]/([.$D$4]*2)" office:value-type="float" office:value="128.550000000002">
            <text:p>128.55</text:p>
          </table:table-cell>
          <table:table-cell table:formula="of:=SQRT(ABS([.$D$2]^2-[.B866]^2))" office:value-type="float" office:value="103.440308874246">
            <text:p>103.4403088742</text:p>
          </table:table-cell>
          <table:table-cell table:formula="of:=([.$C$10]-[.C866])*[.$B$4]" office:value-type="float" office:value="77555.4304805309">
            <text:p>77555.4304805309</text:p>
          </table:table-cell>
          <table:table-cell table:formula="of:=ROUND([.D866])" office:value-type="float" office:value="77555">
            <text:p>77555</text:p>
          </table:table-cell>
          <table:table-cell table:formula="of:=([.$C$8]-([.E866]*[.$C$4]))" office:value-type="float" office:value="103.44071875">
            <text:p>103.44071875</text:p>
          </table:table-cell>
          <table:table-cell table:style-name="ce6" table:formula="of:=SQRT(ABS([.$D$2]^2-[.F866]^2))" office:value-type="float" office:value="128.549670184265">
            <text:p>128.5496701843</text:p>
          </table:table-cell>
          <table:table-cell table:formula="of:=ABS([.B866]-[.G866])" office:value-type="float" office:value="0.000329815736648698">
            <text:p>0.0003298157</text:p>
          </table:table-cell>
          <table:table-cell table:number-columns-repeated="7"/>
        </table:table-row>
        <table:table-row table:style-name="ro4">
          <table:table-cell table:formula="of:=[.A866]+[.A$4]" office:value-type="float" office:value="257.400000000004">
            <text:p>257.4</text:p>
          </table:table-cell>
          <table:table-cell table:formula="of:=[.A867]/([.$D$4]*2)" office:value-type="float" office:value="128.700000000002">
            <text:p>128.7</text:p>
          </table:table-cell>
          <table:table-cell table:formula="of:=SQRT(ABS([.$D$2]^2-[.B867]^2))" office:value-type="float" office:value="103.253619791267">
            <text:p>103.2536197913</text:p>
          </table:table-cell>
          <table:table-cell table:formula="of:=([.$C$10]-[.C867])*[.$B$4]" office:value-type="float" office:value="77790.6293252295">
            <text:p>77790.6293252295</text:p>
          </table:table-cell>
          <table:table-cell table:formula="of:=ROUND([.D867])" office:value-type="float" office:value="77791">
            <text:p>77791</text:p>
          </table:table-cell>
          <table:table-cell table:formula="of:=([.$C$8]-([.E867]*[.$C$4]))" office:value-type="float" office:value="103.25339375">
            <text:p>103.25339375</text:p>
          </table:table-cell>
          <table:table-cell table:style-name="ce6" table:formula="of:=SQRT(ABS([.$D$2]^2-[.F867]^2))" office:value-type="float" office:value="128.700181348386">
            <text:p>128.7001813484</text:p>
          </table:table-cell>
          <table:table-cell table:formula="of:=ABS([.B867]-[.G867])" office:value-type="float" office:value="0.000181348384046487">
            <text:p>0.0001813484</text:p>
          </table:table-cell>
          <table:table-cell table:number-columns-repeated="7"/>
        </table:table-row>
        <table:table-row table:style-name="ro4">
          <table:table-cell table:formula="of:=[.A867]+[.A$4]" office:value-type="float" office:value="257.700000000004">
            <text:p>257.7</text:p>
          </table:table-cell>
          <table:table-cell table:formula="of:=[.A868]/([.$D$4]*2)" office:value-type="float" office:value="128.850000000002">
            <text:p>128.85</text:p>
          </table:table-cell>
          <table:table-cell table:formula="of:=SQRT(ABS([.$D$2]^2-[.B868]^2))" office:value-type="float" office:value="103.066374244947">
            <text:p>103.0663742449</text:p>
          </table:table-cell>
          <table:table-cell table:formula="of:=([.$C$10]-[.C868])*[.$B$4]" office:value-type="float" office:value="78026.5292261048">
            <text:p>78026.5292261048</text:p>
          </table:table-cell>
          <table:table-cell table:formula="of:=ROUND([.D868])" office:value-type="float" office:value="78027">
            <text:p>78027</text:p>
          </table:table-cell>
          <table:table-cell table:formula="of:=([.$C$8]-([.E868]*[.$C$4]))" office:value-type="float" office:value="103.06606875">
            <text:p>103.06606875</text:p>
          </table:table-cell>
          <table:table-cell table:style-name="ce6" table:formula="of:=SQRT(ABS([.$D$2]^2-[.F868]^2))" office:value-type="float" office:value="128.85024436306">
            <text:p>128.8502443631</text:p>
          </table:table-cell>
          <table:table-cell table:formula="of:=ABS([.B868]-[.G868])" office:value-type="float" office:value="0.000244363057987584">
            <text:p>0.0002443631</text:p>
          </table:table-cell>
          <table:table-cell table:number-columns-repeated="7"/>
        </table:table-row>
        <table:table-row table:style-name="ro4">
          <table:table-cell table:formula="of:=[.A868]+[.A$4]" office:value-type="float" office:value="258.000000000004">
            <text:p>258</text:p>
          </table:table-cell>
          <table:table-cell table:formula="of:=[.A869]/([.$D$4]*2)" office:value-type="float" office:value="129.000000000002">
            <text:p>129</text:p>
          </table:table-cell>
          <table:table-cell table:formula="of:=SQRT(ABS([.$D$2]^2-[.B869]^2))" office:value-type="float" office:value="102.878569196891">
            <text:p>102.8785691969</text:p>
          </table:table-cell>
          <table:table-cell table:formula="of:=([.$C$10]-[.C869])*[.$B$4]" office:value-type="float" office:value="78263.1340110574">
            <text:p>78263.1340110574</text:p>
          </table:table-cell>
          <table:table-cell table:formula="of:=ROUND([.D869])" office:value-type="float" office:value="78263">
            <text:p>78263</text:p>
          </table:table-cell>
          <table:table-cell table:formula="of:=([.$C$8]-([.E869]*[.$C$4]))" office:value-type="float" office:value="102.87874375">
            <text:p>102.87874375</text:p>
          </table:table-cell>
          <table:table-cell table:style-name="ce6" table:formula="of:=SQRT(ABS([.$D$2]^2-[.F869]^2))" office:value-type="float" office:value="128.999860792258">
            <text:p>128.9998607923</text:p>
          </table:table-cell>
          <table:table-cell table:formula="of:=ABS([.B869]-[.G869])" office:value-type="float" office:value="0.000139207744439318">
            <text:p>0.0001392077</text:p>
          </table:table-cell>
          <table:table-cell table:number-columns-repeated="7"/>
        </table:table-row>
        <table:table-row table:style-name="ro4">
          <table:table-cell table:formula="of:=[.A869]+[.A$4]" office:value-type="float" office:value="258.300000000004">
            <text:p>258.3</text:p>
          </table:table-cell>
          <table:table-cell table:formula="of:=[.A870]/([.$D$4]*2)" office:value-type="float" office:value="129.150000000002">
            <text:p>129.15</text:p>
          </table:table-cell>
          <table:table-cell table:formula="of:=SQRT(ABS([.$D$2]^2-[.B870]^2))" office:value-type="float" office:value="102.690201577363">
            <text:p>102.6902015774</text:p>
          </table:table-cell>
          <table:table-cell table:formula="of:=([.$C$10]-[.C870])*[.$B$4]" office:value-type="float" office:value="78500.4475474704">
            <text:p>78500.4475474704</text:p>
          </table:table-cell>
          <table:table-cell table:formula="of:=ROUND([.D870])" office:value-type="float" office:value="78500">
            <text:p>78500</text:p>
          </table:table-cell>
          <table:table-cell table:formula="of:=([.$C$8]-([.E870]*[.$C$4]))" office:value-type="float" office:value="102.690625">
            <text:p>102.690625</text:p>
          </table:table-cell>
          <table:table-cell table:style-name="ce6" table:formula="of:=SQRT(ABS([.$D$2]^2-[.F870]^2))" office:value-type="float" office:value="129.149663325575">
            <text:p>129.1496633256</text:p>
          </table:table-cell>
          <table:table-cell table:formula="of:=ABS([.B870]-[.G870])" office:value-type="float" office:value="0.000336674427018124">
            <text:p>0.0003366744</text:p>
          </table:table-cell>
          <table:table-cell table:number-columns-repeated="7"/>
        </table:table-row>
        <table:table-row table:style-name="ro4">
          <table:table-cell table:formula="of:=[.A870]+[.A$4]" office:value-type="float" office:value="258.600000000004">
            <text:p>258.6</text:p>
          </table:table-cell>
          <table:table-cell table:formula="of:=[.A871]/([.$D$4]*2)" office:value-type="float" office:value="129.300000000002">
            <text:p>129.3</text:p>
          </table:table-cell>
          <table:table-cell table:formula="of:=SQRT(ABS([.$D$2]^2-[.B871]^2))" office:value-type="float" office:value="102.501268284834">
            <text:p>102.5012682848</text:p>
          </table:table-cell>
          <table:table-cell table:formula="of:=([.$C$10]-[.C871])*[.$B$4]" office:value-type="float" office:value="78738.4737427829">
            <text:p>78738.4737427829</text:p>
          </table:table-cell>
          <table:table-cell table:formula="of:=ROUND([.D871])" office:value-type="float" office:value="78738">
            <text:p>78738</text:p>
          </table:table-cell>
          <table:table-cell table:formula="of:=([.$C$8]-([.E871]*[.$C$4]))" office:value-type="float" office:value="102.5017125">
            <text:p>102.5017125</text:p>
          </table:table-cell>
          <table:table-cell table:style-name="ce6" table:formula="of:=SQRT(ABS([.$D$2]^2-[.F871]^2))" office:value-type="float" office:value="129.299647851676">
            <text:p>129.2996478517</text:p>
          </table:table-cell>
          <table:table-cell table:formula="of:=ABS([.B871]-[.G871])" office:value-type="float" office:value="0.000352148326328461">
            <text:p>0.0003521483</text:p>
          </table:table-cell>
          <table:table-cell table:number-columns-repeated="7"/>
        </table:table-row>
        <table:table-row table:style-name="ro4">
          <table:table-cell table:formula="of:=[.A871]+[.A$4]" office:value-type="float" office:value="258.900000000004">
            <text:p>258.9</text:p>
          </table:table-cell>
          <table:table-cell table:formula="of:=[.A872]/([.$D$4]*2)" office:value-type="float" office:value="129.450000000002">
            <text:p>129.45</text:p>
          </table:table-cell>
          <table:table-cell table:formula="of:=SQRT(ABS([.$D$2]^2-[.B872]^2))" office:value-type="float" office:value="102.311766185515">
            <text:p>102.3117661855</text:p>
          </table:table-cell>
          <table:table-cell table:formula="of:=([.$C$10]-[.C872])*[.$B$4]" office:value-type="float" office:value="78977.2165450744">
            <text:p>78977.2165450744</text:p>
          </table:table-cell>
          <table:table-cell table:formula="of:=ROUND([.D872])" office:value-type="float" office:value="78977">
            <text:p>78977</text:p>
          </table:table-cell>
          <table:table-cell table:formula="of:=([.$C$8]-([.E872]*[.$C$4]))" office:value-type="float" office:value="102.31200625">
            <text:p>102.31200625</text:p>
          </table:table-cell>
          <table:table-cell table:style-name="ce6" table:formula="of:=SQRT(ABS([.$D$2]^2-[.F872]^2))" office:value-type="float" office:value="129.449810262897">
            <text:p>129.4498102629</text:p>
          </table:table-cell>
          <table:table-cell table:formula="of:=ABS([.B872]-[.G872])" office:value-type="float" office:value="0.000189737105301901">
            <text:p>0.0001897371</text:p>
          </table:table-cell>
          <table:table-cell table:number-columns-repeated="7"/>
        </table:table-row>
        <table:table-row table:style-name="ro4">
          <table:table-cell table:formula="of:=[.A872]+[.A$4]" office:value-type="float" office:value="259.200000000004">
            <text:p>259.2</text:p>
          </table:table-cell>
          <table:table-cell table:formula="of:=[.A873]/([.$D$4]*2)" office:value-type="float" office:value="129.600000000002">
            <text:p>129.6</text:p>
          </table:table-cell>
          <table:table-cell table:formula="of:=SQRT(ABS([.$D$2]^2-[.B873]^2))" office:value-type="float" office:value="102.121692112888">
            <text:p>102.1216921129</text:p>
          </table:table-cell>
          <table:table-cell table:formula="of:=([.$C$10]-[.C873])*[.$B$4]" office:value-type="float" office:value="79216.6799436596">
            <text:p>79216.6799436596</text:p>
          </table:table-cell>
          <table:table-cell table:formula="of:=ROUND([.D873])" office:value-type="float" office:value="79217">
            <text:p>79217</text:p>
          </table:table-cell>
          <table:table-cell table:formula="of:=([.$C$8]-([.E873]*[.$C$4]))" office:value-type="float" office:value="102.12150625">
            <text:p>102.12150625</text:p>
          </table:table-cell>
          <table:table-cell table:style-name="ce6" table:formula="of:=SQRT(ABS([.$D$2]^2-[.F873]^2))" office:value-type="float" office:value="129.600146455285">
            <text:p>129.6001464553</text:p>
          </table:table-cell>
          <table:table-cell table:formula="of:=ABS([.B873]-[.G873])" office:value-type="float" office:value="0.000146455282532543">
            <text:p>0.0001464553</text:p>
          </table:table-cell>
          <table:table-cell table:number-columns-repeated="7"/>
        </table:table-row>
        <table:table-row table:style-name="ro4">
          <table:table-cell table:formula="of:=[.A873]+[.A$4]" office:value-type="float" office:value="259.500000000004">
            <text:p>259.5</text:p>
          </table:table-cell>
          <table:table-cell table:formula="of:=[.A874]/([.$D$4]*2)" office:value-type="float" office:value="129.750000000002">
            <text:p>129.75</text:p>
          </table:table-cell>
          <table:table-cell table:formula="of:=SQRT(ABS([.$D$2]^2-[.B874]^2))" office:value-type="float" office:value="101.931042867222">
            <text:p>101.9310428672</text:p>
          </table:table-cell>
          <table:table-cell table:formula="of:=([.$C$10]-[.C874])*[.$B$4]" office:value-type="float" office:value="79456.8679696953">
            <text:p>79456.8679696953</text:p>
          </table:table-cell>
          <table:table-cell table:formula="of:=ROUND([.D874])" office:value-type="float" office:value="79457">
            <text:p>79457</text:p>
          </table:table-cell>
          <table:table-cell table:formula="of:=([.$C$8]-([.E874]*[.$C$4]))" office:value-type="float" office:value="101.93100625">
            <text:p>101.93100625</text:p>
          </table:table-cell>
          <table:table-cell table:style-name="ce6" table:formula="of:=SQRT(ABS([.$D$2]^2-[.F874]^2))" office:value-type="float" office:value="129.750028766326">
            <text:p>129.7500287663</text:p>
          </table:table-cell>
          <table:table-cell table:formula="of:=ABS([.B874]-[.G874])" office:value-type="float" office:value="0.0000287663241067548">
            <text:p>2.87663241067548E-005</text:p>
          </table:table-cell>
          <table:table-cell table:number-columns-repeated="7"/>
        </table:table-row>
        <table:table-row table:style-name="ro4">
          <table:table-cell table:formula="of:=[.A874]+[.A$4]" office:value-type="float" office:value="259.800000000004">
            <text:p>259.8</text:p>
          </table:table-cell>
          <table:table-cell table:formula="of:=[.A875]/([.$D$4]*2)" office:value-type="float" office:value="129.900000000002">
            <text:p>129.9</text:p>
          </table:table-cell>
          <table:table-cell table:formula="of:=SQRT(ABS([.$D$2]^2-[.B875]^2))" office:value-type="float" office:value="101.739815215084">
            <text:p>101.7398152151</text:p>
          </table:table-cell>
          <table:table-cell table:formula="of:=([.$C$10]-[.C875])*[.$B$4]" office:value-type="float" office:value="79697.7846967982">
            <text:p>79697.7846967982</text:p>
          </table:table-cell>
          <table:table-cell table:formula="of:=ROUND([.D875])" office:value-type="float" office:value="79698">
            <text:p>79698</text:p>
          </table:table-cell>
          <table:table-cell table:formula="of:=([.$C$8]-([.E875]*[.$C$4]))" office:value-type="float" office:value="101.7397125">
            <text:p>101.7397125</text:p>
          </table:table-cell>
          <table:table-cell table:style-name="ce6" table:formula="of:=SQRT(ABS([.$D$2]^2-[.F875]^2))" office:value-type="float" office:value="129.900080448079">
            <text:p>129.9000804481</text:p>
          </table:table-cell>
          <table:table-cell table:formula="of:=ABS([.B875]-[.G875])" office:value-type="float" office:value="0.0000804480767442328">
            <text:p>8.04480767442328E-005</text:p>
          </table:table-cell>
          <table:table-cell table:number-columns-repeated="7"/>
        </table:table-row>
        <table:table-row table:style-name="ro4">
          <table:table-cell table:formula="of:=[.A875]+[.A$4]" office:value-type="float" office:value="260.100000000004">
            <text:p>260.1</text:p>
          </table:table-cell>
          <table:table-cell table:formula="of:=[.A876]/([.$D$4]*2)" office:value-type="float" office:value="130.050000000002">
            <text:p>130.05</text:p>
          </table:table-cell>
          <table:table-cell table:formula="of:=SQRT(ABS([.$D$2]^2-[.B876]^2))" office:value-type="float" office:value="101.548005888838">
            <text:p>101.5480058888</text:p>
          </table:table-cell>
          <table:table-cell table:formula="of:=([.$C$10]-[.C876])*[.$B$4]" office:value-type="float" office:value="79939.4342416753">
            <text:p>79939.4342416753</text:p>
          </table:table-cell>
          <table:table-cell table:formula="of:=ROUND([.D876])" office:value-type="float" office:value="79939">
            <text:p>79939</text:p>
          </table:table-cell>
          <table:table-cell table:formula="of:=([.$C$8]-([.E876]*[.$C$4]))" office:value-type="float" office:value="101.54841875">
            <text:p>101.54841875</text:p>
          </table:table-cell>
          <table:table-cell table:style-name="ce6" table:formula="of:=SQRT(ABS([.$D$2]^2-[.F876]^2))" office:value-type="float" office:value="130.049677621187">
            <text:p>130.0496776212</text:p>
          </table:table-cell>
          <table:table-cell table:formula="of:=ABS([.B876]-[.G876])" office:value-type="float" office:value="0.000322378815127422">
            <text:p>0.0003223788</text:p>
          </table:table-cell>
          <table:table-cell table:number-columns-repeated="7"/>
        </table:table-row>
        <table:table-row table:style-name="ro4">
          <table:table-cell table:formula="of:=[.A876]+[.A$4]" office:value-type="float" office:value="260.400000000004">
            <text:p>260.4</text:p>
          </table:table-cell>
          <table:table-cell table:formula="of:=[.A877]/([.$D$4]*2)" office:value-type="float" office:value="130.200000000002">
            <text:p>130.2</text:p>
          </table:table-cell>
          <table:table-cell table:formula="of:=SQRT(ABS([.$D$2]^2-[.B877]^2))" office:value-type="float" office:value="101.355611586135">
            <text:p>101.3556115861</text:p>
          </table:table-cell>
          <table:table-cell table:formula="of:=([.$C$10]-[.C877])*[.$B$4]" office:value-type="float" office:value="80181.8207647657">
            <text:p>80181.8207647657</text:p>
          </table:table-cell>
          <table:table-cell table:formula="of:=ROUND([.D877])" office:value-type="float" office:value="80182">
            <text:p>80182</text:p>
          </table:table-cell>
          <table:table-cell table:formula="of:=([.$C$8]-([.E877]*[.$C$4]))" office:value-type="float" office:value="101.3555375">
            <text:p>101.3555375</text:p>
          </table:table-cell>
          <table:table-cell table:style-name="ce6" table:formula="of:=SQRT(ABS([.$D$2]^2-[.F877]^2))" office:value-type="float" office:value="130.200057673129">
            <text:p>130.2000576731</text:p>
          </table:table-cell>
          <table:table-cell table:formula="of:=ABS([.B877]-[.G877])" office:value-type="float" office:value="0.000057673126860891">
            <text:p>5.7673126860891E-005</text:p>
          </table:table-cell>
          <table:table-cell table:number-columns-repeated="7"/>
        </table:table-row>
        <table:table-row table:style-name="ro4">
          <table:table-cell table:formula="of:=[.A877]+[.A$4]" office:value-type="float" office:value="260.700000000004">
            <text:p>260.7</text:p>
          </table:table-cell>
          <table:table-cell table:formula="of:=[.A878]/([.$D$4]*2)" office:value-type="float" office:value="130.350000000002">
            <text:p>130.35</text:p>
          </table:table-cell>
          <table:table-cell table:formula="of:=SQRT(ABS([.$D$2]^2-[.B878]^2))" office:value-type="float" office:value="101.162628969395">
            <text:p>101.1626289694</text:p>
          </table:table-cell>
          <table:table-cell table:formula="of:=([.$C$10]-[.C878])*[.$B$4]" office:value-type="float" office:value="80424.9484708949">
            <text:p>80424.9484708949</text:p>
          </table:table-cell>
          <table:table-cell table:formula="of:=ROUND([.D878])" office:value-type="float" office:value="80425">
            <text:p>80425</text:p>
          </table:table-cell>
          <table:table-cell table:formula="of:=([.$C$8]-([.E878]*[.$C$4]))" office:value-type="float" office:value="101.16265625">
            <text:p>101.16265625</text:p>
          </table:table-cell>
          <table:table-cell table:style-name="ce6" table:formula="of:=SQRT(ABS([.$D$2]^2-[.F878]^2))" office:value-type="float" office:value="130.34997882794">
            <text:p>130.3499788279</text:p>
          </table:table-cell>
          <table:table-cell table:formula="of:=ABS([.B878]-[.G878])" office:value-type="float" office:value="0.0000211720623326528">
            <text:p>2.11720623326528E-005</text:p>
          </table:table-cell>
          <table:table-cell table:number-columns-repeated="7"/>
        </table:table-row>
        <table:table-row table:style-name="ro4">
          <table:table-cell table:formula="of:=[.A878]+[.A$4]" office:value-type="float" office:value="261.000000000004">
            <text:p>261</text:p>
          </table:table-cell>
          <table:table-cell table:formula="of:=[.A879]/([.$D$4]*2)" office:value-type="float" office:value="130.500000000002">
            <text:p>130.5</text:p>
          </table:table-cell>
          <table:table-cell table:formula="of:=SQRT(ABS([.$D$2]^2-[.B879]^2))" office:value-type="float" office:value="100.969054665276">
            <text:p>100.9690546653</text:p>
          </table:table-cell>
          <table:table-cell table:formula="of:=([.$C$10]-[.C879])*[.$B$4]" office:value-type="float" office:value="80668.8216099426">
            <text:p>80668.8216099426</text:p>
          </table:table-cell>
          <table:table-cell table:formula="of:=ROUND([.D879])" office:value-type="float" office:value="80669">
            <text:p>80669</text:p>
          </table:table-cell>
          <table:table-cell table:formula="of:=([.$C$8]-([.E879]*[.$C$4]))" office:value-type="float" office:value="100.96898125">
            <text:p>100.96898125</text:p>
          </table:table-cell>
          <table:table-cell table:style-name="ce6" table:formula="of:=SQRT(ABS([.$D$2]^2-[.F879]^2))" office:value-type="float" office:value="130.500056802046">
            <text:p>130.500056802</text:p>
          </table:table-cell>
          <table:table-cell table:formula="of:=ABS([.B879]-[.G879])" office:value-type="float" office:value="0.0000568020435878225">
            <text:p>0.000056802</text:p>
          </table:table-cell>
          <table:table-cell table:number-columns-repeated="7"/>
        </table:table-row>
        <table:table-row table:style-name="ro4">
          <table:table-cell table:formula="of:=[.A879]+[.A$4]" office:value-type="float" office:value="261.300000000004">
            <text:p>261.3</text:p>
          </table:table-cell>
          <table:table-cell table:formula="of:=[.A880]/([.$D$4]*2)" office:value-type="float" office:value="130.650000000002">
            <text:p>130.65</text:p>
          </table:table-cell>
          <table:table-cell table:formula="of:=SQRT(ABS([.$D$2]^2-[.B880]^2))" office:value-type="float" office:value="100.774885264134">
            <text:p>100.7748852641</text:p>
          </table:table-cell>
          <table:table-cell table:formula="of:=([.$C$10]-[.C880])*[.$B$4]" office:value-type="float" office:value="80913.4444775223">
            <text:p>80913.4444775223</text:p>
          </table:table-cell>
          <table:table-cell table:formula="of:=ROUND([.D880])" office:value-type="float" office:value="80913">
            <text:p>80913</text:p>
          </table:table-cell>
          <table:table-cell table:formula="of:=([.$C$8]-([.E880]*[.$C$4]))" office:value-type="float" office:value="100.77530625">
            <text:p>100.77530625</text:p>
          </table:table-cell>
          <table:table-cell table:style-name="ce6" table:formula="of:=SQRT(ABS([.$D$2]^2-[.F880]^2))" office:value-type="float" office:value="130.649675277892">
            <text:p>130.6496752779</text:p>
          </table:table-cell>
          <table:table-cell table:formula="of:=ABS([.B880]-[.G880])" office:value-type="float" office:value="0.000324722109752429">
            <text:p>0.0003247221</text:p>
          </table:table-cell>
          <table:table-cell table:number-columns-repeated="7"/>
        </table:table-row>
        <table:table-row table:style-name="ro4">
          <table:table-cell table:formula="of:=[.A880]+[.A$4]" office:value-type="float" office:value="261.600000000004">
            <text:p>261.6</text:p>
          </table:table-cell>
          <table:table-cell table:formula="of:=[.A881]/([.$D$4]*2)" office:value-type="float" office:value="130.800000000002">
            <text:p>130.8</text:p>
          </table:table-cell>
          <table:table-cell table:formula="of:=SQRT(ABS([.$D$2]^2-[.B881]^2))" office:value-type="float" office:value="100.580117319476">
            <text:p>100.5801173195</text:p>
          </table:table-cell>
          <table:table-cell table:formula="of:=([.$C$10]-[.C881])*[.$B$4]" office:value-type="float" office:value="81158.8214156753">
            <text:p>81158.8214156753</text:p>
          </table:table-cell>
          <table:table-cell table:formula="of:=ROUND([.D881])" office:value-type="float" office:value="81159">
            <text:p>81159</text:p>
          </table:table-cell>
          <table:table-cell table:formula="of:=([.$C$8]-([.E881]*[.$C$4]))" office:value-type="float" office:value="100.58004375">
            <text:p>100.58004375</text:p>
          </table:table-cell>
          <table:table-cell table:style-name="ce6" table:formula="of:=SQRT(ABS([.$D$2]^2-[.F881]^2))" office:value-type="float" office:value="130.800056572037">
            <text:p>130.800056572</text:p>
          </table:table-cell>
          <table:table-cell table:formula="of:=ABS([.B881]-[.G881])" office:value-type="float" office:value="0.000056572034935698">
            <text:p>0.000056572</text:p>
          </table:table-cell>
          <table:table-cell table:number-columns-repeated="7"/>
        </table:table-row>
        <table:table-row table:style-name="ro4">
          <table:table-cell table:formula="of:=[.A881]+[.A$4]" office:value-type="float" office:value="261.900000000004">
            <text:p>261.9</text:p>
          </table:table-cell>
          <table:table-cell table:formula="of:=[.A882]/([.$D$4]*2)" office:value-type="float" office:value="130.950000000002">
            <text:p>130.95</text:p>
          </table:table-cell>
          <table:table-cell table:formula="of:=SQRT(ABS([.$D$2]^2-[.B882]^2))" office:value-type="float" office:value="100.384747347391">
            <text:p>100.3847473474</text:p>
          </table:table-cell>
          <table:table-cell table:formula="of:=([.$C$10]-[.C882])*[.$B$4]" office:value-type="float" office:value="81404.9568135775">
            <text:p>81404.9568135775</text:p>
          </table:table-cell>
          <table:table-cell table:formula="of:=ROUND([.D882])" office:value-type="float" office:value="81405">
            <text:p>81405</text:p>
          </table:table-cell>
          <table:table-cell table:formula="of:=([.$C$8]-([.E882]*[.$C$4]))" office:value-type="float" office:value="100.38478125">
            <text:p>100.38478125</text:p>
          </table:table-cell>
          <table:table-cell table:style-name="ce6" table:formula="of:=SQRT(ABS([.$D$2]^2-[.F882]^2))" office:value-type="float" office:value="130.949974010649">
            <text:p>130.9499740106</text:p>
          </table:table-cell>
          <table:table-cell table:formula="of:=ABS([.B882]-[.G882])" office:value-type="float" office:value="0.0000259893531051603">
            <text:p>2.59893531051603E-005</text:p>
          </table:table-cell>
          <table:table-cell table:number-columns-repeated="7"/>
        </table:table-row>
        <table:table-row table:style-name="ro4">
          <table:table-cell table:formula="of:=[.A882]+[.A$4]" office:value-type="float" office:value="262.200000000004">
            <text:p>262.2</text:p>
          </table:table-cell>
          <table:table-cell table:formula="of:=[.A883]/([.$D$4]*2)" office:value-type="float" office:value="131.100000000002">
            <text:p>131.1</text:p>
          </table:table-cell>
          <table:table-cell table:formula="of:=SQRT(ABS([.$D$2]^2-[.B883]^2))" office:value-type="float" office:value="100.188771825986">
            <text:p>100.188771826</text:p>
          </table:table-cell>
          <table:table-cell table:formula="of:=([.$C$10]-[.C883])*[.$B$4]" office:value-type="float" office:value="81651.8551082607">
            <text:p>81651.8551082607</text:p>
          </table:table-cell>
          <table:table-cell table:formula="of:=ROUND([.D883])" office:value-type="float" office:value="81652">
            <text:p>81652</text:p>
          </table:table-cell>
          <table:table-cell table:formula="of:=([.$C$8]-([.E883]*[.$C$4]))" office:value-type="float" office:value="100.188725">
            <text:p>100.188725</text:p>
          </table:table-cell>
          <table:table-cell table:style-name="ce6" table:formula="of:=SQRT(ABS([.$D$2]^2-[.F883]^2))" office:value-type="float" office:value="131.100035785176">
            <text:p>131.1000357852</text:p>
          </table:table-cell>
          <table:table-cell table:formula="of:=ABS([.B883]-[.G883])" office:value-type="float" office:value="0.0000357851737078363">
            <text:p>3.57851737078363E-005</text:p>
          </table:table-cell>
          <table:table-cell table:number-columns-repeated="7"/>
        </table:table-row>
        <table:table-row table:style-name="ro4">
          <table:table-cell table:formula="of:=[.A883]+[.A$4]" office:value-type="float" office:value="262.500000000004">
            <text:p>262.5</text:p>
          </table:table-cell>
          <table:table-cell table:formula="of:=[.A884]/([.$D$4]*2)" office:value-type="float" office:value="131.250000000002">
            <text:p>131.25</text:p>
          </table:table-cell>
          <table:table-cell table:formula="of:=SQRT(ABS([.$D$2]^2-[.B884]^2))" office:value-type="float" office:value="99.9921871947976">
            <text:p>99.9921871948</text:p>
          </table:table-cell>
          <table:table-cell table:formula="of:=([.$C$10]-[.C884])*[.$B$4]" office:value-type="float" office:value="81899.5207853482">
            <text:p>81899.5207853482</text:p>
          </table:table-cell>
          <table:table-cell table:formula="of:=ROUND([.D884])" office:value-type="float" office:value="81900">
            <text:p>81900</text:p>
          </table:table-cell>
          <table:table-cell table:formula="of:=([.$C$8]-([.E884]*[.$C$4]))" office:value-type="float" office:value="99.991875">
            <text:p>99.991875</text:p>
          </table:table-cell>
          <table:table-cell table:style-name="ce6" table:formula="of:=SQRT(ABS([.$D$2]^2-[.F884]^2))" office:value-type="float" office:value="131.250237843535">
            <text:p>131.2502378435</text:p>
          </table:table-cell>
          <table:table-cell table:formula="of:=ABS([.B884]-[.G884])" office:value-type="float" office:value="0.000237843532403303">
            <text:p>0.0002378435</text:p>
          </table:table-cell>
          <table:table-cell table:number-columns-repeated="7"/>
        </table:table-row>
        <table:table-row table:style-name="ro4">
          <table:table-cell table:formula="of:=[.A884]+[.A$4]" office:value-type="float" office:value="262.800000000004">
            <text:p>262.8</text:p>
          </table:table-cell>
          <table:table-cell table:formula="of:=[.A885]/([.$D$4]*2)" office:value-type="float" office:value="131.400000000002">
            <text:p>131.4</text:p>
          </table:table-cell>
          <table:table-cell table:formula="of:=SQRT(ABS([.$D$2]^2-[.B885]^2))" office:value-type="float" office:value="99.7949898541978">
            <text:p>99.7949898542</text:p>
          </table:table-cell>
          <table:table-cell table:formula="of:=([.$C$10]-[.C885])*[.$B$4]" office:value-type="float" office:value="82147.9583798046">
            <text:p>82147.9583798046</text:p>
          </table:table-cell>
          <table:table-cell table:formula="of:=ROUND([.D885])" office:value-type="float" office:value="82148">
            <text:p>82148</text:p>
          </table:table-cell>
          <table:table-cell table:formula="of:=([.$C$8]-([.E885]*[.$C$4]))" office:value-type="float" office:value="99.795025">
            <text:p>99.795025</text:p>
          </table:table-cell>
          <table:table-cell table:style-name="ce6" table:formula="of:=SQRT(ABS([.$D$2]^2-[.F885]^2))" office:value-type="float" office:value="131.399973307643">
            <text:p>131.3999733076</text:p>
          </table:table-cell>
          <table:table-cell table:formula="of:=ABS([.B885]-[.G885])" office:value-type="float" office:value="0.0000266923588014834">
            <text:p>2.66923588014834E-005</text:p>
          </table:table-cell>
          <table:table-cell table:number-columns-repeated="7"/>
        </table:table-row>
        <table:table-row table:style-name="ro4">
          <table:table-cell table:formula="of:=[.A885]+[.A$4]" office:value-type="float" office:value="263.100000000004">
            <text:p>263.1</text:p>
          </table:table-cell>
          <table:table-cell table:formula="of:=[.A886]/([.$D$4]*2)" office:value-type="float" office:value="131.550000000002">
            <text:p>131.55</text:p>
          </table:table-cell>
          <table:table-cell table:formula="of:=SQRT(ABS([.$D$2]^2-[.B886]^2))" office:value-type="float" office:value="99.5971761647861">
            <text:p>99.5971761648</text:p>
          </table:table-cell>
          <table:table-cell table:formula="of:=([.$C$10]-[.C886])*[.$B$4]" office:value-type="float" office:value="82397.1724767012">
            <text:p>82397.1724767012</text:p>
          </table:table-cell>
          <table:table-cell table:formula="of:=ROUND([.D886])" office:value-type="float" office:value="82397">
            <text:p>82397</text:p>
          </table:table-cell>
          <table:table-cell table:formula="of:=([.$C$8]-([.E886]*[.$C$4]))" office:value-type="float" office:value="99.59738125">
            <text:p>99.59738125</text:p>
          </table:table-cell>
          <table:table-cell table:style-name="ce6" table:formula="of:=SQRT(ABS([.$D$2]^2-[.F886]^2))" office:value-type="float" office:value="131.549844728689">
            <text:p>131.5498447287</text:p>
          </table:table-cell>
          <table:table-cell table:formula="of:=ABS([.B886]-[.G886])" office:value-type="float" office:value="0.000155271313246885">
            <text:p>0.0001552713</text:p>
          </table:table-cell>
          <table:table-cell table:number-columns-repeated="7"/>
        </table:table-row>
        <table:table-row table:style-name="ro4">
          <table:table-cell table:formula="of:=[.A886]+[.A$4]" office:value-type="float" office:value="263.400000000004">
            <text:p>263.4</text:p>
          </table:table-cell>
          <table:table-cell table:formula="of:=[.A887]/([.$D$4]*2)" office:value-type="float" office:value="131.700000000002">
            <text:p>131.7</text:p>
          </table:table-cell>
          <table:table-cell table:formula="of:=SQRT(ABS([.$D$2]^2-[.B887]^2))" office:value-type="float" office:value="99.3987424467706">
            <text:p>99.3987424468</text:p>
          </table:table-cell>
          <table:table-cell table:formula="of:=([.$C$10]-[.C887])*[.$B$4]" office:value-type="float" office:value="82647.1677119964">
            <text:p>82647.1677119964</text:p>
          </table:table-cell>
          <table:table-cell table:formula="of:=ROUND([.D887])" office:value-type="float" office:value="82647">
            <text:p>82647</text:p>
          </table:table-cell>
          <table:table-cell table:formula="of:=([.$C$8]-([.E887]*[.$C$4]))" office:value-type="float" office:value="99.39894375">
            <text:p>99.39894375</text:p>
          </table:table-cell>
          <table:table-cell table:style-name="ce6" table:formula="of:=SQRT(ABS([.$D$2]^2-[.F887]^2))" office:value-type="float" office:value="131.699848068949">
            <text:p>131.699848069</text:p>
          </table:table-cell>
          <table:table-cell table:formula="of:=ABS([.B887]-[.G887])" office:value-type="float" office:value="0.000151931052783993">
            <text:p>0.0001519311</text:p>
          </table:table-cell>
          <table:table-cell table:number-columns-repeated="7"/>
        </table:table-row>
        <table:table-row table:style-name="ro4">
          <table:table-cell table:formula="of:=[.A887]+[.A$4]" office:value-type="float" office:value="263.700000000004">
            <text:p>263.7</text:p>
          </table:table-cell>
          <table:table-cell table:formula="of:=[.A888]/([.$D$4]*2)" office:value-type="float" office:value="131.850000000002">
            <text:p>131.85</text:p>
          </table:table-cell>
          <table:table-cell table:formula="of:=SQRT(ABS([.$D$2]^2-[.B888]^2))" office:value-type="float" office:value="99.1996849793357">
            <text:p>99.1996849793</text:p>
          </table:table-cell>
          <table:table-cell table:formula="of:=([.$C$10]-[.C888])*[.$B$4]" office:value-type="float" office:value="82897.9487733317">
            <text:p>82897.9487733317</text:p>
          </table:table-cell>
          <table:table-cell table:formula="of:=ROUND([.D888])" office:value-type="float" office:value="82898">
            <text:p>82898</text:p>
          </table:table-cell>
          <table:table-cell table:formula="of:=([.$C$8]-([.E888]*[.$C$4]))" office:value-type="float" office:value="99.1997125">
            <text:p>99.1997125</text:p>
          </table:table-cell>
          <table:table-cell table:style-name="ce6" table:formula="of:=SQRT(ABS([.$D$2]^2-[.F888]^2))" office:value-type="float" office:value="131.849979294338">
            <text:p>131.8499792943</text:p>
          </table:table-cell>
          <table:table-cell table:formula="of:=ABS([.B888]-[.G888])" office:value-type="float" office:value="0.0000207056641841064">
            <text:p>2.07056641841064E-005</text:p>
          </table:table-cell>
          <table:table-cell table:number-columns-repeated="7"/>
        </table:table-row>
        <table:table-row table:style-name="ro4">
          <table:table-cell table:formula="of:=[.A888]+[.A$4]" office:value-type="float" office:value="264.000000000004">
            <text:p>264</text:p>
          </table:table-cell>
          <table:table-cell table:formula="of:=[.A889]/([.$D$4]*2)" office:value-type="float" office:value="132.000000000002">
            <text:p>132</text:p>
          </table:table-cell>
          <table:table-cell table:formula="of:=SQRT(ABS([.$D$2]^2-[.B889]^2))" office:value-type="float" office:value="98.9999999999972">
            <text:p>99</text:p>
          </table:table-cell>
          <table:table-cell table:formula="of:=([.$C$10]-[.C889])*[.$B$4]" office:value-type="float" office:value="83149.5204008448">
            <text:p>83149.5204008448</text:p>
          </table:table-cell>
          <table:table-cell table:formula="of:=ROUND([.D889])" office:value-type="float" office:value="83150">
            <text:p>83150</text:p>
          </table:table-cell>
          <table:table-cell table:formula="of:=([.$C$8]-([.E889]*[.$C$4]))" office:value-type="float" office:value="98.9996875">
            <text:p>98.9996875</text:p>
          </table:table-cell>
          <table:table-cell table:style-name="ce6" table:formula="of:=SQRT(ABS([.$D$2]^2-[.F889]^2))" office:value-type="float" office:value="132.000234374422">
            <text:p>132.0002343744</text:p>
          </table:table-cell>
          <table:table-cell table:formula="of:=ABS([.B889]-[.G889])" office:value-type="float" office:value="0.000234374419875394">
            <text:p>0.0002343744</text:p>
          </table:table-cell>
          <table:table-cell table:number-columns-repeated="7"/>
        </table:table-row>
        <table:table-row table:style-name="ro4">
          <table:table-cell table:formula="of:=[.A889]+[.A$4]" office:value-type="float" office:value="264.300000000004">
            <text:p>264.3</text:p>
          </table:table-cell>
          <table:table-cell table:formula="of:=[.A890]/([.$D$4]*2)" office:value-type="float" office:value="132.150000000002">
            <text:p>132.15</text:p>
          </table:table-cell>
          <table:table-cell table:formula="of:=SQRT(ABS([.$D$2]^2-[.B890]^2))" office:value-type="float" office:value="98.7996837039443">
            <text:p>98.7996837039</text:p>
          </table:table-cell>
          <table:table-cell table:formula="of:=([.$C$10]-[.C890])*[.$B$4]" office:value-type="float" office:value="83401.887387998">
            <text:p>83401.887387998</text:p>
          </table:table-cell>
          <table:table-cell table:formula="of:=ROUND([.D890])" office:value-type="float" office:value="83402">
            <text:p>83402</text:p>
          </table:table-cell>
          <table:table-cell table:formula="of:=([.$C$8]-([.E890]*[.$C$4]))" office:value-type="float" office:value="98.7996625">
            <text:p>98.7996625</text:p>
          </table:table-cell>
          <table:table-cell table:style-name="ce6" table:formula="of:=SQRT(ABS([.$D$2]^2-[.F890]^2))" office:value-type="float" office:value="132.150015852765">
            <text:p>132.1500158528</text:p>
          </table:table-cell>
          <table:table-cell table:formula="of:=ABS([.B890]-[.G890])" office:value-type="float" office:value="0.0000158527630560457">
            <text:p>1.58527630560457E-005</text:p>
          </table:table-cell>
          <table:table-cell table:number-columns-repeated="7"/>
        </table:table-row>
        <table:table-row table:style-name="ro4">
          <table:table-cell table:formula="of:=[.A890]+[.A$4]" office:value-type="float" office:value="264.600000000004">
            <text:p>264.6</text:p>
          </table:table-cell>
          <table:table-cell table:formula="of:=[.A891]/([.$D$4]*2)" office:value-type="float" office:value="132.300000000002">
            <text:p>132.3</text:p>
          </table:table-cell>
          <table:table-cell table:formula="of:=SQRT(ABS([.$D$2]^2-[.B891]^2))" office:value-type="float" office:value="98.5987322433683">
            <text:p>98.5987322434</text:p>
          </table:table-cell>
          <table:table-cell table:formula="of:=([.$C$10]-[.C891])*[.$B$4]" office:value-type="float" office:value="83655.0545824245">
            <text:p>83655.0545824245</text:p>
          </table:table-cell>
          <table:table-cell table:formula="of:=ROUND([.D891])" office:value-type="float" office:value="83655">
            <text:p>83655</text:p>
          </table:table-cell>
          <table:table-cell table:formula="of:=([.$C$8]-([.E891]*[.$C$4]))" office:value-type="float" office:value="98.59884375">
            <text:p>98.59884375</text:p>
          </table:table-cell>
          <table:table-cell table:style-name="ce6" table:formula="of:=SQRT(ABS([.$D$2]^2-[.F891]^2))" office:value-type="float" office:value="132.299916897794">
            <text:p>132.2999168978</text:p>
          </table:table-cell>
          <table:table-cell table:formula="of:=ABS([.B891]-[.G891])" office:value-type="float" office:value="0.0000831022085776567">
            <text:p>8.31022085776567E-005</text:p>
          </table:table-cell>
          <table:table-cell table:number-columns-repeated="7"/>
        </table:table-row>
        <table:table-row table:style-name="ro4">
          <table:table-cell table:formula="of:=[.A891]+[.A$4]" office:value-type="float" office:value="264.900000000004">
            <text:p>264.9</text:p>
          </table:table-cell>
          <table:table-cell table:formula="of:=[.A892]/([.$D$4]*2)" office:value-type="float" office:value="132.450000000002">
            <text:p>132.45</text:p>
          </table:table-cell>
          <table:table-cell table:formula="of:=SQRT(ABS([.$D$2]^2-[.B892]^2))" office:value-type="float" office:value="98.397141726777">
            <text:p>98.3971417268</text:p>
          </table:table-cell>
          <table:table-cell table:formula="of:=([.$C$10]-[.C892])*[.$B$4]" office:value-type="float" office:value="83909.0268867916">
            <text:p>83909.0268867916</text:p>
          </table:table-cell>
          <table:table-cell table:formula="of:=ROUND([.D892])" office:value-type="float" office:value="83909">
            <text:p>83909</text:p>
          </table:table-cell>
          <table:table-cell table:formula="of:=([.$C$8]-([.E892]*[.$C$4]))" office:value-type="float" office:value="98.39723125">
            <text:p>98.39723125</text:p>
          </table:table-cell>
          <table:table-cell table:style-name="ce6" table:formula="of:=SQRT(ABS([.$D$2]^2-[.F892]^2))" office:value-type="float" office:value="132.449933493128">
            <text:p>132.4499334931</text:p>
          </table:table-cell>
          <table:table-cell table:formula="of:=ABS([.B892]-[.G892])" office:value-type="float" office:value="0.0000665068741909636">
            <text:p>6.65068741909636E-005</text:p>
          </table:table-cell>
          <table:table-cell table:number-columns-repeated="7"/>
        </table:table-row>
        <table:table-row table:style-name="ro4">
          <table:table-cell table:formula="of:=[.A892]+[.A$4]" office:value-type="float" office:value="265.200000000004">
            <text:p>265.2</text:p>
          </table:table-cell>
          <table:table-cell table:formula="of:=[.A893]/([.$D$4]*2)" office:value-type="float" office:value="132.600000000002">
            <text:p>132.6</text:p>
          </table:table-cell>
          <table:table-cell table:formula="of:=SQRT(ABS([.$D$2]^2-[.B893]^2))" office:value-type="float" office:value="98.1949082182953">
            <text:p>98.1949082183</text:p>
          </table:table-cell>
          <table:table-cell table:formula="of:=([.$C$10]-[.C893])*[.$B$4]" office:value-type="float" office:value="84163.8092596819">
            <text:p>84163.8092596819</text:p>
          </table:table-cell>
          <table:table-cell table:formula="of:=ROUND([.D893])" office:value-type="float" office:value="84164">
            <text:p>84164</text:p>
          </table:table-cell>
          <table:table-cell table:formula="of:=([.$C$8]-([.E893]*[.$C$4]))" office:value-type="float" office:value="98.194825">
            <text:p>98.194825</text:p>
          </table:table-cell>
          <table:table-cell table:style-name="ce6" table:formula="of:=SQRT(ABS([.$D$2]^2-[.F893]^2))" office:value-type="float" office:value="132.600061626001">
            <text:p>132.600061626</text:p>
          </table:table-cell>
          <table:table-cell table:formula="of:=ABS([.B893]-[.G893])" office:value-type="float" office:value="0.0000616259992796131">
            <text:p>0.000061626</text:p>
          </table:table-cell>
          <table:table-cell table:number-columns-repeated="7"/>
        </table:table-row>
        <table:table-row table:style-name="ro4">
          <table:table-cell table:formula="of:=[.A893]+[.A$4]" office:value-type="float" office:value="265.500000000004">
            <text:p>265.5</text:p>
          </table:table-cell>
          <table:table-cell table:formula="of:=[.A894]/([.$D$4]*2)" office:value-type="float" office:value="132.750000000002">
            <text:p>132.75</text:p>
          </table:table-cell>
          <table:table-cell table:formula="of:=SQRT(ABS([.$D$2]^2-[.B894]^2))" office:value-type="float" office:value="97.9920277369513">
            <text:p>97.992027737</text:p>
          </table:table-cell>
          <table:table-cell table:formula="of:=([.$C$10]-[.C894])*[.$B$4]" office:value-type="float" office:value="84419.4067164932">
            <text:p>84419.4067164932</text:p>
          </table:table-cell>
          <table:table-cell table:formula="of:=ROUND([.D894])" office:value-type="float" office:value="84419">
            <text:p>84419</text:p>
          </table:table-cell>
          <table:table-cell table:formula="of:=([.$C$8]-([.E894]*[.$C$4]))" office:value-type="float" office:value="97.99241875">
            <text:p>97.99241875</text:p>
          </table:table-cell>
          <table:table-cell table:style-name="ce6" table:formula="of:=SQRT(ABS([.$D$2]^2-[.F894]^2))" office:value-type="float" office:value="132.749711365127">
            <text:p>132.7497113651</text:p>
          </table:table-cell>
          <table:table-cell table:formula="of:=ABS([.B894]-[.G894])" office:value-type="float" office:value="0.000288634874692661">
            <text:p>0.0002886349</text:p>
          </table:table-cell>
          <table:table-cell table:number-columns-repeated="7"/>
        </table:table-row>
        <table:table-row table:style-name="ro4">
          <table:table-cell table:formula="of:=[.A894]+[.A$4]" office:value-type="float" office:value="265.800000000004">
            <text:p>265.8</text:p>
          </table:table-cell>
          <table:table-cell table:formula="of:=[.A895]/([.$D$4]*2)" office:value-type="float" office:value="132.900000000002">
            <text:p>132.9</text:p>
          </table:table-cell>
          <table:table-cell table:formula="of:=SQRT(ABS([.$D$2]^2-[.B895]^2))" office:value-type="float" office:value="97.7884962559473">
            <text:p>97.7884962559</text:p>
          </table:table-cell>
          <table:table-cell table:formula="of:=([.$C$10]-[.C895])*[.$B$4]" office:value-type="float" office:value="84675.8243303564">
            <text:p>84675.8243303564</text:p>
          </table:table-cell>
          <table:table-cell table:formula="of:=ROUND([.D895])" office:value-type="float" office:value="84676">
            <text:p>84676</text:p>
          </table:table-cell>
          <table:table-cell table:formula="of:=([.$C$8]-([.E895]*[.$C$4]))" office:value-type="float" office:value="97.788425">
            <text:p>97.788425</text:p>
          </table:table-cell>
          <table:table-cell table:style-name="ce6" table:formula="of:=SQRT(ABS([.$D$2]^2-[.F895]^2))" office:value-type="float" office:value="132.900052430461">
            <text:p>132.9000524305</text:p>
          </table:table-cell>
          <table:table-cell table:formula="of:=ABS([.B895]-[.G895])" office:value-type="float" office:value="0.00005243045919201">
            <text:p>5.243045919201E-005</text:p>
          </table:table-cell>
          <table:table-cell table:number-columns-repeated="7"/>
        </table:table-row>
        <table:table-row table:style-name="ro4">
          <table:table-cell table:formula="of:=[.A895]+[.A$4]" office:value-type="float" office:value="266.100000000004">
            <text:p>266.1</text:p>
          </table:table-cell>
          <table:table-cell table:formula="of:=[.A896]/([.$D$4]*2)" office:value-type="float" office:value="133.050000000002">
            <text:p>133.05</text:p>
          </table:table-cell>
          <table:table-cell table:formula="of:=SQRT(ABS([.$D$2]^2-[.B896]^2))" office:value-type="float" office:value="97.5843097019158">
            <text:p>97.5843097019</text:p>
          </table:table-cell>
          <table:table-cell table:formula="of:=([.$C$10]-[.C896])*[.$B$4]" office:value-type="float" office:value="84933.0672330733">
            <text:p>84933.0672330733</text:p>
          </table:table-cell>
          <table:table-cell table:formula="of:=ROUND([.D896])" office:value-type="float" office:value="84933">
            <text:p>84933</text:p>
          </table:table-cell>
          <table:table-cell table:formula="of:=([.$C$8]-([.E896]*[.$C$4]))" office:value-type="float" office:value="97.58443125">
            <text:p>97.58443125</text:p>
          </table:table-cell>
          <table:table-cell table:style-name="ce6" table:formula="of:=SQRT(ABS([.$D$2]^2-[.F896]^2))" office:value-type="float" office:value="133.049910851582">
            <text:p>133.0499108516</text:p>
          </table:table-cell>
          <table:table-cell table:formula="of:=ABS([.B896]-[.G896])" office:value-type="float" office:value="0.0000891484197893533">
            <text:p>8.91484197893533E-005</text:p>
          </table:table-cell>
          <table:table-cell table:number-columns-repeated="7"/>
        </table:table-row>
        <table:table-row table:style-name="ro4">
          <table:table-cell table:formula="of:=[.A896]+[.A$4]" office:value-type="float" office:value="266.400000000004">
            <text:p>266.4</text:p>
          </table:table-cell>
          <table:table-cell table:formula="of:=[.A897]/([.$D$4]*2)" office:value-type="float" office:value="133.200000000002">
            <text:p>133.2</text:p>
          </table:table-cell>
          <table:table-cell table:formula="of:=SQRT(ABS([.$D$2]^2-[.B897]^2))" office:value-type="float" office:value="97.3794639541594">
            <text:p>97.3794639542</text:p>
          </table:table-cell>
          <table:table-cell table:formula="of:=([.$C$10]-[.C897])*[.$B$4]" office:value-type="float" office:value="85191.1406160736">
            <text:p>85191.1406160736</text:p>
          </table:table-cell>
          <table:table-cell table:formula="of:=ROUND([.D897])" office:value-type="float" office:value="85191">
            <text:p>85191</text:p>
          </table:table-cell>
          <table:table-cell table:formula="of:=([.$C$8]-([.E897]*[.$C$4]))" office:value-type="float" office:value="97.37964375">
            <text:p>97.37964375</text:p>
          </table:table-cell>
          <table:table-cell table:style-name="ce6" table:formula="of:=SQRT(ABS([.$D$2]^2-[.F897]^2))" office:value-type="float" office:value="133.199868555202">
            <text:p>133.1998685552</text:p>
          </table:table-cell>
          <table:table-cell table:formula="of:=ABS([.B897]-[.G897])" office:value-type="float" office:value="0.00013144480021765">
            <text:p>0.0001314448</text:p>
          </table:table-cell>
          <table:table-cell table:number-columns-repeated="7"/>
        </table:table-row>
        <table:table-row table:style-name="ro4">
          <table:table-cell table:formula="of:=[.A897]+[.A$4]" office:value-type="float" office:value="266.700000000004">
            <text:p>266.7</text:p>
          </table:table-cell>
          <table:table-cell table:formula="of:=[.A898]/([.$D$4]*2)" office:value-type="float" office:value="133.350000000002">
            <text:p>133.35</text:p>
          </table:table-cell>
          <table:table-cell table:formula="of:=SQRT(ABS([.$D$2]^2-[.B898]^2))" office:value-type="float" office:value="97.1739548438748">
            <text:p>97.1739548439</text:p>
          </table:table-cell>
          <table:table-cell table:formula="of:=([.$C$10]-[.C898])*[.$B$4]" office:value-type="float" office:value="85450.0497313927">
            <text:p>85450.0497313927</text:p>
          </table:table-cell>
          <table:table-cell table:formula="of:=ROUND([.D898])" office:value-type="float" office:value="85450">
            <text:p>85450</text:p>
          </table:table-cell>
          <table:table-cell table:formula="of:=([.$C$8]-([.E898]*[.$C$4]))" office:value-type="float" office:value="97.1740625">
            <text:p>97.1740625</text:p>
          </table:table-cell>
          <table:table-cell table:style-name="ce6" table:formula="of:=SQRT(ABS([.$D$2]^2-[.F898]^2))" office:value-type="float" office:value="133.349921549456">
            <text:p>133.3499215495</text:p>
          </table:table-cell>
          <table:table-cell table:formula="of:=ABS([.B898]-[.G898])" office:value-type="float" office:value="0.0000784505460842411">
            <text:p>7.84505460842411E-005</text:p>
          </table:table-cell>
          <table:table-cell table:number-columns-repeated="7"/>
        </table:table-row>
        <table:table-row table:style-name="ro4">
          <table:table-cell table:formula="of:=[.A898]+[.A$4]" office:value-type="float" office:value="267.000000000004">
            <text:p>267</text:p>
          </table:table-cell>
          <table:table-cell table:formula="of:=[.A899]/([.$D$4]*2)" office:value-type="float" office:value="133.500000000002">
            <text:p>133.5</text:p>
          </table:table-cell>
          <table:table-cell table:formula="of:=SQRT(ABS([.$D$2]^2-[.B899]^2))" office:value-type="float" office:value="96.9677781533609">
            <text:p>96.9677781534</text:p>
          </table:table-cell>
          <table:table-cell table:formula="of:=([.$C$10]-[.C899])*[.$B$4]" office:value-type="float" office:value="85709.79989267">
            <text:p>85709.79989267</text:p>
          </table:table-cell>
          <table:table-cell table:formula="of:=ROUND([.D899])" office:value-type="float" office:value="85710">
            <text:p>85710</text:p>
          </table:table-cell>
          <table:table-cell table:formula="of:=([.$C$8]-([.E899]*[.$C$4]))" office:value-type="float" office:value="96.9676875">
            <text:p>96.9676875</text:p>
          </table:table-cell>
          <table:table-cell table:style-name="ce6" table:formula="of:=SQRT(ABS([.$D$2]^2-[.F899]^2))" office:value-type="float" office:value="133.50006584606">
            <text:p>133.5000658461</text:p>
          </table:table-cell>
          <table:table-cell table:formula="of:=ABS([.B899]-[.G899])" office:value-type="float" office:value="0.0000658460577653841">
            <text:p>6.58460577653841E-005</text:p>
          </table:table-cell>
          <table:table-cell table:number-columns-repeated="7"/>
        </table:table-row>
        <table:table-row table:style-name="ro4">
          <table:table-cell table:formula="of:=[.A899]+[.A$4]" office:value-type="float" office:value="267.300000000004">
            <text:p>267.3</text:p>
          </table:table-cell>
          <table:table-cell table:formula="of:=[.A900]/([.$D$4]*2)" office:value-type="float" office:value="133.650000000002">
            <text:p>133.65</text:p>
          </table:table-cell>
          <table:table-cell table:formula="of:=SQRT(ABS([.$D$2]^2-[.B900]^2))" office:value-type="float" office:value="96.7609296152089">
            <text:p>96.7609296152</text:p>
          </table:table-cell>
          <table:table-cell table:formula="of:=([.$C$10]-[.C900])*[.$B$4]" office:value-type="float" office:value="85970.3964761686">
            <text:p>85970.3964761686</text:p>
          </table:table-cell>
          <table:table-cell table:formula="of:=ROUND([.D900])" office:value-type="float" office:value="85970">
            <text:p>85970</text:p>
          </table:table-cell>
          <table:table-cell table:formula="of:=([.$C$8]-([.E900]*[.$C$4]))" office:value-type="float" office:value="96.7613125">
            <text:p>96.7613125</text:p>
          </table:table-cell>
          <table:table-cell table:style-name="ce6" table:formula="of:=SQRT(ABS([.$D$2]^2-[.F900]^2))" office:value-type="float" office:value="133.649722795363">
            <text:p>133.6497227954</text:p>
          </table:table-cell>
          <table:table-cell table:formula="of:=ABS([.B900]-[.G900])" office:value-type="float" office:value="0.000277204639303363">
            <text:p>0.0002772046</text:p>
          </table:table-cell>
          <table:table-cell table:number-columns-repeated="7"/>
        </table:table-row>
        <table:table-row table:style-name="ro4">
          <table:table-cell table:formula="of:=[.A900]+[.A$4]" office:value-type="float" office:value="267.600000000004">
            <text:p>267.6</text:p>
          </table:table-cell>
          <table:table-cell table:formula="of:=[.A901]/([.$D$4]*2)" office:value-type="float" office:value="133.800000000002">
            <text:p>133.8</text:p>
          </table:table-cell>
          <table:table-cell table:formula="of:=SQRT(ABS([.$D$2]^2-[.B901]^2))" office:value-type="float" office:value="96.5534049114759">
            <text:p>96.5534049115</text:p>
          </table:table-cell>
          <table:table-cell table:formula="of:=([.$C$10]-[.C901])*[.$B$4]" office:value-type="float" office:value="86231.8449218165">
            <text:p>86231.8449218165</text:p>
          </table:table-cell>
          <table:table-cell table:formula="of:=ROUND([.D901])" office:value-type="float" office:value="86232">
            <text:p>86232</text:p>
          </table:table-cell>
          <table:table-cell table:formula="of:=([.$C$8]-([.E901]*[.$C$4]))" office:value-type="float" office:value="96.55335">
            <text:p>96.55335</text:p>
          </table:table-cell>
          <table:table-cell table:style-name="ce6" table:formula="of:=SQRT(ABS([.$D$2]^2-[.F901]^2))" office:value-type="float" office:value="133.800039625471">
            <text:p>133.8000396255</text:p>
          </table:table-cell>
          <table:table-cell table:formula="of:=ABS([.B901]-[.G901])" office:value-type="float" office:value="0.0000396254683892039">
            <text:p>3.96254683892039E-005</text:p>
          </table:table-cell>
          <table:table-cell table:number-columns-repeated="7"/>
        </table:table-row>
        <table:table-row table:style-name="ro4">
          <table:table-cell table:formula="of:=[.A901]+[.A$4]" office:value-type="float" office:value="267.900000000004">
            <text:p>267.9</text:p>
          </table:table-cell>
          <table:table-cell table:formula="of:=[.A902]/([.$D$4]*2)" office:value-type="float" office:value="133.950000000002">
            <text:p>133.95</text:p>
          </table:table-cell>
          <table:table-cell table:formula="of:=SQRT(ABS([.$D$2]^2-[.B902]^2))" office:value-type="float" office:value="96.34519967284">
            <text:p>96.3451996728</text:p>
          </table:table-cell>
          <table:table-cell table:formula="of:=([.$C$10]-[.C902])*[.$B$4]" office:value-type="float" office:value="86494.1507342712">
            <text:p>86494.1507342712</text:p>
          </table:table-cell>
          <table:table-cell table:formula="of:=ROUND([.D902])" office:value-type="float" office:value="86494">
            <text:p>86494</text:p>
          </table:table-cell>
          <table:table-cell table:formula="of:=([.$C$8]-([.E902]*[.$C$4]))" office:value-type="float" office:value="96.3453875">
            <text:p>96.3453875</text:p>
          </table:table-cell>
          <table:table-cell table:style-name="ce6" table:formula="of:=SQRT(ABS([.$D$2]^2-[.F902]^2))" office:value-type="float" office:value="133.949864902787">
            <text:p>133.9498649028</text:p>
          </table:table-cell>
          <table:table-cell table:formula="of:=ABS([.B902]-[.G902])" office:value-type="float" office:value="0.0001350972153773">
            <text:p>0.0001350972</text:p>
          </table:table-cell>
          <table:table-cell table:number-columns-repeated="7"/>
        </table:table-row>
        <table:table-row table:style-name="ro4">
          <table:table-cell table:formula="of:=[.A902]+[.A$4]" office:value-type="float" office:value="268.200000000004">
            <text:p>268.2</text:p>
          </table:table-cell>
          <table:table-cell table:formula="of:=[.A903]/([.$D$4]*2)" office:value-type="float" office:value="134.100000000002">
            <text:p>134.1</text:p>
          </table:table-cell>
          <table:table-cell table:formula="of:=SQRT(ABS([.$D$2]^2-[.B903]^2))" office:value-type="float" office:value="96.1363094777379">
            <text:p>96.1363094777</text:p>
          </table:table-cell>
          <table:table-cell table:formula="of:=([.$C$10]-[.C903])*[.$B$4]" office:value-type="float" office:value="86757.3194840061">
            <text:p>86757.3194840061</text:p>
          </table:table-cell>
          <table:table-cell table:formula="of:=ROUND([.D903])" office:value-type="float" office:value="86757">
            <text:p>86757</text:p>
          </table:table-cell>
          <table:table-cell table:formula="of:=([.$C$8]-([.E903]*[.$C$4]))" office:value-type="float" office:value="96.13663125">
            <text:p>96.13663125</text:p>
          </table:table-cell>
          <table:table-cell table:style-name="ce6" table:formula="of:=SQRT(ABS([.$D$2]^2-[.F903]^2))" office:value-type="float" office:value="134.099769320836">
            <text:p>134.0997693208</text:p>
          </table:table-cell>
          <table:table-cell table:formula="of:=ABS([.B903]-[.G903])" office:value-type="float" office:value="0.000230679165866832">
            <text:p>0.0002306792</text:p>
          </table:table-cell>
          <table:table-cell table:number-columns-repeated="7"/>
        </table:table-row>
        <table:table-row table:style-name="ro4">
          <table:table-cell table:formula="of:=[.A903]+[.A$4]" office:value-type="float" office:value="268.500000000004">
            <text:p>268.5</text:p>
          </table:table-cell>
          <table:table-cell table:formula="of:=[.A904]/([.$D$4]*2)" office:value-type="float" office:value="134.250000000002">
            <text:p>134.25</text:p>
          </table:table-cell>
          <table:table-cell table:formula="of:=SQRT(ABS([.$D$2]^2-[.B904]^2))" office:value-type="float" office:value="95.926729851483">
            <text:p>95.9267298515</text:p>
          </table:table-cell>
          <table:table-cell table:formula="of:=([.$C$10]-[.C904])*[.$B$4]" office:value-type="float" office:value="87021.3568084217">
            <text:p>87021.3568084217</text:p>
          </table:table-cell>
          <table:table-cell table:formula="of:=ROUND([.D904])" office:value-type="float" office:value="87021">
            <text:p>87021</text:p>
          </table:table-cell>
          <table:table-cell table:formula="of:=([.$C$8]-([.E904]*[.$C$4]))" office:value-type="float" office:value="95.92708125">
            <text:p>95.92708125</text:p>
          </table:table-cell>
          <table:table-cell table:style-name="ce6" table:formula="of:=SQRT(ABS([.$D$2]^2-[.F904]^2))" office:value-type="float" office:value="134.249748911705">
            <text:p>134.2497489117</text:p>
          </table:table-cell>
          <table:table-cell table:formula="of:=ABS([.B904]-[.G904])" office:value-type="float" office:value="0.000251088297005708">
            <text:p>0.0002510883</text:p>
          </table:table-cell>
          <table:table-cell table:number-columns-repeated="7"/>
        </table:table-row>
        <table:table-row table:style-name="ro4">
          <table:table-cell table:formula="of:=[.A904]+[.A$4]" office:value-type="float" office:value="268.800000000004">
            <text:p>268.8</text:p>
          </table:table-cell>
          <table:table-cell table:formula="of:=[.A905]/([.$D$4]*2)" office:value-type="float" office:value="134.400000000002">
            <text:p>134.4</text:p>
          </table:table-cell>
          <table:table-cell table:formula="of:=SQRT(ABS([.$D$2]^2-[.B905]^2))" office:value-type="float" office:value="95.7164562653643">
            <text:p>95.7164562654</text:p>
          </table:table-cell>
          <table:table-cell table:formula="of:=([.$C$10]-[.C905])*[.$B$4]" office:value-type="float" office:value="87286.2684129807">
            <text:p>87286.2684129807</text:p>
          </table:table-cell>
          <table:table-cell table:formula="of:=ROUND([.D905])" office:value-type="float" office:value="87286">
            <text:p>87286</text:p>
          </table:table-cell>
          <table:table-cell table:formula="of:=([.$C$8]-([.E905]*[.$C$4]))" office:value-type="float" office:value="95.7167375">
            <text:p>95.7167375</text:p>
          </table:table-cell>
          <table:table-cell table:style-name="ce6" table:formula="of:=SQRT(ABS([.$D$2]^2-[.F905]^2))" office:value-type="float" office:value="134.399799710997">
            <text:p>134.399799711</text:p>
          </table:table-cell>
          <table:table-cell table:formula="of:=ABS([.B905]-[.G905])" office:value-type="float" office:value="0.000200289005277909">
            <text:p>0.000200289</text:p>
          </table:table-cell>
          <table:table-cell table:number-columns-repeated="7"/>
        </table:table-row>
        <table:table-row table:style-name="ro4">
          <table:table-cell table:formula="of:=[.A905]+[.A$4]" office:value-type="float" office:value="269.100000000004">
            <text:p>269.1</text:p>
          </table:table-cell>
          <table:table-cell table:formula="of:=[.A906]/([.$D$4]*2)" office:value-type="float" office:value="134.550000000002">
            <text:p>134.55</text:p>
          </table:table-cell>
          <table:table-cell table:formula="of:=SQRT(ABS([.$D$2]^2-[.B906]^2))" office:value-type="float" office:value="95.505484135726">
            <text:p>95.5054841357</text:p>
          </table:table-cell>
          <table:table-cell table:formula="of:=([.$C$10]-[.C906])*[.$B$4]" office:value-type="float" office:value="87552.0600723676">
            <text:p>87552.0600723676</text:p>
          </table:table-cell>
          <table:table-cell table:formula="of:=ROUND([.D906])" office:value-type="float" office:value="87552">
            <text:p>87552</text:p>
          </table:table-cell>
          <table:table-cell table:formula="of:=([.$C$8]-([.E906]*[.$C$4]))" office:value-type="float" office:value="95.5056">
            <text:p>95.5056</text:p>
          </table:table-cell>
          <table:table-cell table:style-name="ce6" table:formula="of:=SQRT(ABS([.$D$2]^2-[.F906]^2))" office:value-type="float" office:value="134.549917757834">
            <text:p>134.5499177578</text:p>
          </table:table-cell>
          <table:table-cell table:formula="of:=ABS([.B906]-[.G906])" office:value-type="float" office:value="0.0000822421678208229">
            <text:p>8.22421678208229E-005</text:p>
          </table:table-cell>
          <table:table-cell table:number-columns-repeated="7"/>
        </table:table-row>
        <table:table-row table:style-name="ro4">
          <table:table-cell table:formula="of:=[.A906]+[.A$4]" office:value-type="float" office:value="269.400000000004">
            <text:p>269.4</text:p>
          </table:table-cell>
          <table:table-cell table:formula="of:=[.A907]/([.$D$4]*2)" office:value-type="float" office:value="134.700000000002">
            <text:p>134.7</text:p>
          </table:table-cell>
          <table:table-cell table:formula="of:=SQRT(ABS([.$D$2]^2-[.B907]^2))" office:value-type="float" office:value="95.2938088230259">
            <text:p>95.293808823</text:p>
          </table:table-cell>
          <table:table-cell table:formula="of:=([.$C$10]-[.C907])*[.$B$4]" office:value-type="float" office:value="87818.7376316748">
            <text:p>87818.7376316748</text:p>
          </table:table-cell>
          <table:table-cell table:formula="of:=ROUND([.D907])" office:value-type="float" office:value="87819">
            <text:p>87819</text:p>
          </table:table-cell>
          <table:table-cell table:formula="of:=([.$C$8]-([.E907]*[.$C$4]))" office:value-type="float" office:value="95.29366875">
            <text:p>95.29366875</text:p>
          </table:table-cell>
          <table:table-cell table:style-name="ce6" table:formula="of:=SQRT(ABS([.$D$2]^2-[.F907]^2))" office:value-type="float" office:value="134.700099094861">
            <text:p>134.7000990949</text:p>
          </table:table-cell>
          <table:table-cell table:formula="of:=ABS([.B907]-[.G907])" office:value-type="float" office:value="0.0000990948583989848">
            <text:p>9.90948583989848E-005</text:p>
          </table:table-cell>
          <table:table-cell table:number-columns-repeated="7"/>
        </table:table-row>
        <table:table-row table:style-name="ro4">
          <table:table-cell table:formula="of:=[.A907]+[.A$4]" office:value-type="float" office:value="269.700000000004">
            <text:p>269.7</text:p>
          </table:table-cell>
          <table:table-cell table:formula="of:=[.A908]/([.$D$4]*2)" office:value-type="float" office:value="134.850000000002">
            <text:p>134.85</text:p>
          </table:table-cell>
          <table:table-cell table:formula="of:=SQRT(ABS([.$D$2]^2-[.B908]^2))" office:value-type="float" office:value="95.0814256308739">
            <text:p>95.0814256309</text:p>
          </table:table-cell>
          <table:table-cell table:formula="of:=([.$C$10]-[.C908])*[.$B$4]" office:value-type="float" office:value="88086.3070076143">
            <text:p>88086.3070076143</text:p>
          </table:table-cell>
          <table:table-cell table:formula="of:=ROUND([.D908])" office:value-type="float" office:value="88086">
            <text:p>88086</text:p>
          </table:table-cell>
          <table:table-cell table:formula="of:=([.$C$8]-([.E908]*[.$C$4]))" office:value-type="float" office:value="95.0817375">
            <text:p>95.0817375</text:p>
          </table:table-cell>
          <table:table-cell table:style-name="ce6" table:formula="of:=SQRT(ABS([.$D$2]^2-[.F908]^2))" office:value-type="float" office:value="134.84978010357">
            <text:p>134.8497801036</text:p>
          </table:table-cell>
          <table:table-cell table:formula="of:=ABS([.B908]-[.G908])" office:value-type="float" office:value="0.0002198964325828">
            <text:p>0.0002198964</text:p>
          </table:table-cell>
          <table:table-cell table:number-columns-repeated="7"/>
        </table:table-row>
        <table:table-row table:style-name="ro4">
          <table:table-cell table:formula="of:=[.A908]+[.A$4]" office:value-type="float" office:value="270.000000000004">
            <text:p>270</text:p>
          </table:table-cell>
          <table:table-cell table:formula="of:=[.A909]/([.$D$4]*2)" office:value-type="float" office:value="135.000000000002">
            <text:p>135</text:p>
          </table:table-cell>
          <table:table-cell table:formula="of:=SQRT(ABS([.$D$2]^2-[.B909]^2))" office:value-type="float" office:value="94.8683298050482">
            <text:p>94.868329805</text:p>
          </table:table-cell>
          <table:table-cell table:formula="of:=([.$C$10]-[.C909])*[.$B$4]" office:value-type="float" office:value="88354.7741897569">
            <text:p>88354.7741897569</text:p>
          </table:table-cell>
          <table:table-cell table:formula="of:=ROUND([.D909])" office:value-type="float" office:value="88355">
            <text:p>88355</text:p>
          </table:table-cell>
          <table:table-cell table:formula="of:=([.$C$8]-([.E909]*[.$C$4]))" office:value-type="float" office:value="94.86821875">
            <text:p>94.86821875</text:p>
          </table:table-cell>
          <table:table-cell table:style-name="ce6" table:formula="of:=SQRT(ABS([.$D$2]^2-[.F909]^2))" office:value-type="float" office:value="135.000078041467">
            <text:p>135.0000780415</text:p>
          </table:table-cell>
          <table:table-cell table:formula="of:=ABS([.B909]-[.G909])" office:value-type="float" office:value="0.0000780414646328609">
            <text:p>7.80414646328609E-005</text:p>
          </table:table-cell>
          <table:table-cell table:number-columns-repeated="7"/>
        </table:table-row>
        <table:table-row table:style-name="ro4">
          <table:table-cell table:formula="of:=[.A909]+[.A$4]" office:value-type="float" office:value="270.300000000005">
            <text:p>270.3</text:p>
          </table:table-cell>
          <table:table-cell table:formula="of:=[.A910]/([.$D$4]*2)" office:value-type="float" office:value="135.150000000002">
            <text:p>135.15</text:p>
          </table:table-cell>
          <table:table-cell table:formula="of:=SQRT(ABS([.$D$2]^2-[.B910]^2))" office:value-type="float" office:value="94.6545165324899">
            <text:p>94.6545165325</text:p>
          </table:table-cell>
          <table:table-cell table:formula="of:=([.$C$10]-[.C910])*[.$B$4]" office:value-type="float" office:value="88624.1452417989">
            <text:p>88624.1452417989</text:p>
          </table:table-cell>
          <table:table-cell table:formula="of:=ROUND([.D910])" office:value-type="float" office:value="88624">
            <text:p>88624</text:p>
          </table:table-cell>
          <table:table-cell table:formula="of:=([.$C$8]-([.E910]*[.$C$4]))" office:value-type="float" office:value="94.6547">
            <text:p>94.6547</text:p>
          </table:table-cell>
          <table:table-cell table:style-name="ce6" table:formula="of:=SQRT(ABS([.$D$2]^2-[.F910]^2))" office:value-type="float" office:value="135.14987150534">
            <text:p>135.1498715053</text:p>
          </table:table-cell>
          <table:table-cell table:formula="of:=ABS([.B910]-[.G910])" office:value-type="float" office:value="0.000128494661936429">
            <text:p>0.0001284947</text:p>
          </table:table-cell>
          <table:table-cell table:number-columns-repeated="7"/>
        </table:table-row>
        <table:table-row table:style-name="ro4">
          <table:table-cell table:formula="of:=[.A910]+[.A$4]" office:value-type="float" office:value="270.600000000005">
            <text:p>270.6</text:p>
          </table:table-cell>
          <table:table-cell table:formula="of:=[.A911]/([.$D$4]*2)" office:value-type="float" office:value="135.300000000002">
            <text:p>135.3</text:p>
          </table:table-cell>
          <table:table-cell table:formula="of:=SQRT(ABS([.$D$2]^2-[.B911]^2))" office:value-type="float" office:value="94.4399809402744">
            <text:p>94.4399809403</text:p>
          </table:table-cell>
          <table:table-cell table:formula="of:=([.$C$10]-[.C911])*[.$B$4]" office:value-type="float" office:value="88894.4263028578">
            <text:p>88894.4263028578</text:p>
          </table:table-cell>
          <table:table-cell table:formula="of:=ROUND([.D911])" office:value-type="float" office:value="88894">
            <text:p>88894</text:p>
          </table:table-cell>
          <table:table-cell table:formula="of:=([.$C$8]-([.E911]*[.$C$4]))" office:value-type="float" office:value="94.4403875">
            <text:p>94.4403875</text:p>
          </table:table-cell>
          <table:table-cell table:style-name="ce6" table:formula="of:=SQRT(ABS([.$D$2]^2-[.F911]^2))" office:value-type="float" office:value="135.29971621866">
            <text:p>135.2997162187</text:p>
          </table:table-cell>
          <table:table-cell table:formula="of:=ABS([.B911]-[.G911])" office:value-type="float" office:value="0.00028378134257423">
            <text:p>0.0002837813</text:p>
          </table:table-cell>
          <table:table-cell table:number-columns-repeated="7"/>
        </table:table-row>
        <table:table-row table:style-name="ro4">
          <table:table-cell table:formula="of:=[.A911]+[.A$4]" office:value-type="float" office:value="270.900000000005">
            <text:p>270.9</text:p>
          </table:table-cell>
          <table:table-cell table:formula="of:=[.A912]/([.$D$4]*2)" office:value-type="float" office:value="135.450000000002">
            <text:p>135.45</text:p>
          </table:table-cell>
          <table:table-cell table:formula="of:=SQRT(ABS([.$D$2]^2-[.B912]^2))" office:value-type="float" office:value="94.2247180945605">
            <text:p>94.2247180946</text:p>
          </table:table-cell>
          <table:table-cell table:formula="of:=([.$C$10]-[.C912])*[.$B$4]" office:value-type="float" office:value="89165.6235887966">
            <text:p>89165.6235887966</text:p>
          </table:table-cell>
          <table:table-cell table:formula="of:=ROUND([.D912])" office:value-type="float" office:value="89166">
            <text:p>89166</text:p>
          </table:table-cell>
          <table:table-cell table:formula="of:=([.$C$8]-([.E912]*[.$C$4]))" office:value-type="float" office:value="94.2244875">
            <text:p>94.2244875</text:p>
          </table:table-cell>
          <table:table-cell table:style-name="ce6" table:formula="of:=SQRT(ABS([.$D$2]^2-[.F912]^2))" office:value-type="float" office:value="135.450160410988">
            <text:p>135.450160411</text:p>
          </table:table-cell>
          <table:table-cell table:formula="of:=ABS([.B912]-[.G912])" office:value-type="float" office:value="0.000160410985586168">
            <text:p>0.000160411</text:p>
          </table:table-cell>
          <table:table-cell table:number-columns-repeated="7"/>
        </table:table-row>
        <table:table-row table:style-name="ro4">
          <table:table-cell table:formula="of:=[.A912]+[.A$4]" office:value-type="float" office:value="271.200000000005">
            <text:p>271.2</text:p>
          </table:table-cell>
          <table:table-cell table:formula="of:=[.A913]/([.$D$4]*2)" office:value-type="float" office:value="135.600000000002">
            <text:p>135.6</text:p>
          </table:table-cell>
          <table:table-cell table:formula="of:=SQRT(ABS([.$D$2]^2-[.B913]^2))" office:value-type="float" office:value="94.0087229995142">
            <text:p>94.0087229995</text:p>
          </table:table-cell>
          <table:table-cell table:formula="of:=([.$C$10]-[.C913])*[.$B$4]" office:value-type="float" office:value="89437.7433935793">
            <text:p>89437.7433935793</text:p>
          </table:table-cell>
          <table:table-cell table:formula="of:=ROUND([.D913])" office:value-type="float" office:value="89438">
            <text:p>89438</text:p>
          </table:table-cell>
          <table:table-cell table:formula="of:=([.$C$8]-([.E913]*[.$C$4]))" office:value-type="float" office:value="94.0085875">
            <text:p>94.0085875</text:p>
          </table:table-cell>
          <table:table-cell table:style-name="ce6" table:formula="of:=SQRT(ABS([.$D$2]^2-[.F913]^2))" office:value-type="float" office:value="135.60009393896">
            <text:p>135.600093939</text:p>
          </table:table-cell>
          <table:table-cell table:formula="of:=ABS([.B913]-[.G913])" office:value-type="float" office:value="0.0000939389579741601">
            <text:p>0.000093939</text:p>
          </table:table-cell>
          <table:table-cell table:number-columns-repeated="7"/>
        </table:table-row>
        <table:table-row table:style-name="ro4">
          <table:table-cell table:formula="of:=[.A913]+[.A$4]" office:value-type="float" office:value="271.500000000005">
            <text:p>271.5</text:p>
          </table:table-cell>
          <table:table-cell table:formula="of:=[.A914]/([.$D$4]*2)" office:value-type="float" office:value="135.750000000002">
            <text:p>135.75</text:p>
          </table:table-cell>
          <table:table-cell table:formula="of:=SQRT(ABS([.$D$2]^2-[.B914]^2))" office:value-type="float" office:value="93.7919905962091">
            <text:p>93.7919905962</text:p>
          </table:table-cell>
          <table:table-cell table:formula="of:=([.$C$10]-[.C914])*[.$B$4]" office:value-type="float" office:value="89710.7920906565">
            <text:p>89710.7920906565</text:p>
          </table:table-cell>
          <table:table-cell table:formula="of:=ROUND([.D914])" office:value-type="float" office:value="89711">
            <text:p>89711</text:p>
          </table:table-cell>
          <table:table-cell table:formula="of:=([.$C$8]-([.E914]*[.$C$4]))" office:value-type="float" office:value="93.79189375">
            <text:p>93.79189375</text:p>
          </table:table-cell>
          <table:table-cell table:style-name="ce6" table:formula="of:=SQRT(ABS([.$D$2]^2-[.F914]^2))" office:value-type="float" office:value="135.750066912649">
            <text:p>135.7500669127</text:p>
          </table:table-cell>
          <table:table-cell table:formula="of:=ABS([.B914]-[.G914])" office:value-type="float" office:value="0.0000669126468437753">
            <text:p>6.69126468437753E-005</text:p>
          </table:table-cell>
          <table:table-cell table:number-columns-repeated="7"/>
        </table:table-row>
        <table:table-row table:style-name="ro4">
          <table:table-cell table:formula="of:=[.A914]+[.A$4]" office:value-type="float" office:value="271.800000000005">
            <text:p>271.8</text:p>
          </table:table-cell>
          <table:table-cell table:formula="of:=[.A915]/([.$D$4]*2)" office:value-type="float" office:value="135.900000000002">
            <text:p>135.9</text:p>
          </table:table-cell>
          <table:table-cell table:formula="of:=SQRT(ABS([.$D$2]^2-[.B915]^2))" office:value-type="float" office:value="93.5745157615009">
            <text:p>93.5745157615</text:p>
          </table:table-cell>
          <table:table-cell table:formula="of:=([.$C$10]-[.C915])*[.$B$4]" office:value-type="float" office:value="89984.7761343834">
            <text:p>89984.7761343834</text:p>
          </table:table-cell>
          <table:table-cell table:formula="of:=ROUND([.D915])" office:value-type="float" office:value="89985">
            <text:p>89985</text:p>
          </table:table-cell>
          <table:table-cell table:formula="of:=([.$C$8]-([.E915]*[.$C$4]))" office:value-type="float" office:value="93.57440625">
            <text:p>93.57440625</text:p>
          </table:table-cell>
          <table:table-cell table:style-name="ce6" table:formula="of:=SQRT(ABS([.$D$2]^2-[.F915]^2))" office:value-type="float" office:value="135.900075404541">
            <text:p>135.9000754045</text:p>
          </table:table-cell>
          <table:table-cell table:formula="of:=ABS([.B915]-[.G915])" office:value-type="float" office:value="0.0000754045388191571">
            <text:p>7.54045388191571E-005</text:p>
          </table:table-cell>
          <table:table-cell table:number-columns-repeated="7"/>
        </table:table-row>
        <table:table-row table:style-name="ro4">
          <table:table-cell table:formula="of:=[.A915]+[.A$4]" office:value-type="float" office:value="272.100000000005">
            <text:p>272.1</text:p>
          </table:table-cell>
          <table:table-cell table:formula="of:=[.A916]/([.$D$4]*2)" office:value-type="float" office:value="136.050000000002">
            <text:p>136.05</text:p>
          </table:table-cell>
          <table:table-cell table:formula="of:=SQRT(ABS([.$D$2]^2-[.B916]^2))" office:value-type="float" office:value="93.3562933068756">
            <text:p>93.3562933069</text:p>
          </table:table-cell>
          <table:table-cell table:formula="of:=([.$C$10]-[.C916])*[.$B$4]" office:value-type="float" office:value="90259.7020614705">
            <text:p>90259.7020614705</text:p>
          </table:table-cell>
          <table:table-cell table:formula="of:=ROUND([.D916])" office:value-type="float" office:value="90260">
            <text:p>90260</text:p>
          </table:table-cell>
          <table:table-cell table:formula="of:=([.$C$8]-([.E916]*[.$C$4]))" office:value-type="float" office:value="93.356125">
            <text:p>93.356125</text:p>
          </table:table-cell>
          <table:table-cell table:style-name="ce6" table:formula="of:=SQRT(ABS([.$D$2]^2-[.F916]^2))" office:value-type="float" office:value="136.050115490522">
            <text:p>136.0501154905</text:p>
          </table:table-cell>
          <table:table-cell table:formula="of:=ABS([.B916]-[.G916])" office:value-type="float" office:value="0.000115490519704053">
            <text:p>0.0001154905</text:p>
          </table:table-cell>
          <table:table-cell table:number-columns-repeated="7"/>
        </table:table-row>
        <table:table-row table:style-name="ro4">
          <table:table-cell table:formula="of:=[.A916]+[.A$4]" office:value-type="float" office:value="272.400000000005">
            <text:p>272.4</text:p>
          </table:table-cell>
          <table:table-cell table:formula="of:=[.A917]/([.$D$4]*2)" office:value-type="float" office:value="136.200000000002">
            <text:p>136.2</text:p>
          </table:table-cell>
          <table:table-cell table:formula="of:=SQRT(ABS([.$D$2]^2-[.B917]^2))" office:value-type="float" office:value="93.1373179772715">
            <text:p>93.1373179773</text:p>
          </table:table-cell>
          <table:table-cell table:formula="of:=([.$C$10]-[.C917])*[.$B$4]" office:value-type="float" office:value="90535.5764924678">
            <text:p>90535.5764924678</text:p>
          </table:table-cell>
          <table:table-cell table:formula="of:=ROUND([.D917])" office:value-type="float" office:value="90536">
            <text:p>90536</text:p>
          </table:table-cell>
          <table:table-cell table:formula="of:=([.$C$8]-([.E917]*[.$C$4]))" office:value-type="float" office:value="93.13705">
            <text:p>93.13705</text:p>
          </table:table-cell>
          <table:table-cell table:style-name="ce6" table:formula="of:=SQRT(ABS([.$D$2]^2-[.F917]^2))" office:value-type="float" office:value="136.200183249868">
            <text:p>136.2001832499</text:p>
          </table:table-cell>
          <table:table-cell table:formula="of:=ABS([.B917]-[.G917])" office:value-type="float" office:value="0.000183249865244761">
            <text:p>0.0001832499</text:p>
          </table:table-cell>
          <table:table-cell table:number-columns-repeated="7"/>
        </table:table-row>
        <table:table-row table:style-name="ro4">
          <table:table-cell table:formula="of:=[.A917]+[.A$4]" office:value-type="float" office:value="272.700000000005">
            <text:p>272.7</text:p>
          </table:table-cell>
          <table:table-cell table:formula="of:=[.A918]/([.$D$4]*2)" office:value-type="float" office:value="136.350000000002">
            <text:p>136.35</text:p>
          </table:table-cell>
          <table:table-cell table:formula="of:=SQRT(ABS([.$D$2]^2-[.B918]^2))" office:value-type="float" office:value="92.9175844498735">
            <text:p>92.9175844499</text:p>
          </table:table-cell>
          <table:table-cell table:formula="of:=([.$C$10]-[.C918])*[.$B$4]" office:value-type="float" office:value="90812.4061332841">
            <text:p>90812.4061332841</text:p>
          </table:table-cell>
          <table:table-cell table:formula="of:=ROUND([.D918])" office:value-type="float" office:value="90812">
            <text:p>90812</text:p>
          </table:table-cell>
          <table:table-cell table:formula="of:=([.$C$8]-([.E918]*[.$C$4]))" office:value-type="float" office:value="92.917975">
            <text:p>92.917975</text:p>
          </table:table-cell>
          <table:table-cell table:style-name="ce6" table:formula="of:=SQRT(ABS([.$D$2]^2-[.F918]^2))" office:value-type="float" office:value="136.349733853423">
            <text:p>136.3497338534</text:p>
          </table:table-cell>
          <table:table-cell table:formula="of:=ABS([.B918]-[.G918])" office:value-type="float" office:value="0.000266146578979942">
            <text:p>0.0002661466</text:p>
          </table:table-cell>
          <table:table-cell table:number-columns-repeated="7"/>
        </table:table-row>
        <table:table-row table:style-name="ro4">
          <table:table-cell table:formula="of:=[.A918]+[.A$4]" office:value-type="float" office:value="273.000000000005">
            <text:p>273</text:p>
          </table:table-cell>
          <table:table-cell table:formula="of:=[.A919]/([.$D$4]*2)" office:value-type="float" office:value="136.500000000002">
            <text:p>136.5</text:p>
          </table:table-cell>
          <table:table-cell table:formula="of:=SQRT(ABS([.$D$2]^2-[.B919]^2))" office:value-type="float" office:value="92.6970873328789">
            <text:p>92.6970873329</text:p>
          </table:table-cell>
          <table:table-cell table:formula="of:=([.$C$10]-[.C919])*[.$B$4]" office:value-type="float" office:value="91090.1977767419">
            <text:p>91090.1977767419</text:p>
          </table:table-cell>
          <table:table-cell table:formula="of:=ROUND([.D919])" office:value-type="float" office:value="91090">
            <text:p>91090</text:p>
          </table:table-cell>
          <table:table-cell table:formula="of:=([.$C$8]-([.E919]*[.$C$4]))" office:value-type="float" office:value="92.6973125">
            <text:p>92.6973125</text:p>
          </table:table-cell>
          <table:table-cell table:style-name="ce6" table:formula="of:=SQRT(ABS([.$D$2]^2-[.F919]^2))" office:value-type="float" office:value="136.499847088842">
            <text:p>136.4998470888</text:p>
          </table:table-cell>
          <table:table-cell table:formula="of:=ABS([.B919]-[.G919])" office:value-type="float" office:value="0.000152911159943869">
            <text:p>0.0001529112</text:p>
          </table:table-cell>
          <table:table-cell table:number-columns-repeated="7"/>
        </table:table-row>
        <table:table-row table:style-name="ro4">
          <table:table-cell table:formula="of:=[.A919]+[.A$4]" office:value-type="float" office:value="273.300000000005">
            <text:p>273.3</text:p>
          </table:table-cell>
          <table:table-cell table:formula="of:=[.A920]/([.$D$4]*2)" office:value-type="float" office:value="136.650000000002">
            <text:p>136.65</text:p>
          </table:table-cell>
          <table:table-cell table:formula="of:=SQRT(ABS([.$D$2]^2-[.B920]^2))" office:value-type="float" office:value="92.4758211642339">
            <text:p>92.4758211642</text:p>
          </table:table-cell>
          <table:table-cell table:formula="of:=([.$C$10]-[.C920])*[.$B$4]" office:value-type="float" office:value="91368.9583041686">
            <text:p>91368.9583041686</text:p>
          </table:table-cell>
          <table:table-cell table:formula="of:=ROUND([.D920])" office:value-type="float" office:value="91369">
            <text:p>91369</text:p>
          </table:table-cell>
          <table:table-cell table:formula="of:=([.$C$8]-([.E920]*[.$C$4]))" office:value-type="float" office:value="92.47585625">
            <text:p>92.47585625</text:p>
          </table:table-cell>
          <table:table-cell table:style-name="ce6" table:formula="of:=SQRT(ABS([.$D$2]^2-[.F920]^2))" office:value-type="float" office:value="136.649976256234">
            <text:p>136.6499762562</text:p>
          </table:table-cell>
          <table:table-cell table:formula="of:=ABS([.B920]-[.G920])" office:value-type="float" office:value="0.000023743768224449">
            <text:p>2.3743768224449E-005</text:p>
          </table:table-cell>
          <table:table-cell table:number-columns-repeated="7"/>
        </table:table-row>
        <table:table-row table:style-name="ro4">
          <table:table-cell table:formula="of:=[.A920]+[.A$4]" office:value-type="float" office:value="273.600000000005">
            <text:p>273.6</text:p>
          </table:table-cell>
          <table:table-cell table:formula="of:=[.A921]/([.$D$4]*2)" office:value-type="float" office:value="136.800000000002">
            <text:p>136.8</text:p>
          </table:table-cell>
          <table:table-cell table:formula="of:=SQRT(ABS([.$D$2]^2-[.B921]^2))" office:value-type="float" office:value="92.2537804103407">
            <text:p>92.2537804103</text:p>
          </table:table-cell>
          <table:table-cell table:formula="of:=([.$C$10]-[.C921])*[.$B$4]" office:value-type="float" office:value="91648.6946870262">
            <text:p>91648.6946870262</text:p>
          </table:table-cell>
          <table:table-cell table:formula="of:=ROUND([.D921])" office:value-type="float" office:value="91649">
            <text:p>91649</text:p>
          </table:table-cell>
          <table:table-cell table:formula="of:=([.$C$8]-([.E921]*[.$C$4]))" office:value-type="float" office:value="92.25360625">
            <text:p>92.25360625</text:p>
          </table:table-cell>
          <table:table-cell table:style-name="ce6" table:formula="of:=SQRT(ABS([.$D$2]^2-[.F921]^2))" office:value-type="float" office:value="136.800117448305">
            <text:p>136.8001174483</text:p>
          </table:table-cell>
          <table:table-cell table:formula="of:=ABS([.B921]-[.G921])" office:value-type="float" office:value="0.000117448302376033">
            <text:p>0.0001174483</text:p>
          </table:table-cell>
          <table:table-cell table:number-columns-repeated="7"/>
        </table:table-row>
        <table:table-row table:style-name="ro4">
          <table:table-cell table:formula="of:=[.A921]+[.A$4]" office:value-type="float" office:value="273.900000000005">
            <text:p>273.9</text:p>
          </table:table-cell>
          <table:table-cell table:formula="of:=[.A922]/([.$D$4]*2)" office:value-type="float" office:value="136.950000000002">
            <text:p>136.95</text:p>
          </table:table-cell>
          <table:table-cell table:formula="of:=SQRT(ABS([.$D$2]^2-[.B922]^2))" office:value-type="float" office:value="92.0309594647332">
            <text:p>92.0309594647</text:p>
          </table:table-cell>
          <table:table-cell table:formula="of:=([.$C$10]-[.C922])*[.$B$4]" office:value-type="float" office:value="91929.413988579">
            <text:p>91929.413988579</text:p>
          </table:table-cell>
          <table:table-cell table:formula="of:=ROUND([.D922])" office:value-type="float" office:value="91929">
            <text:p>91929</text:p>
          </table:table-cell>
          <table:table-cell table:formula="of:=([.$C$8]-([.E922]*[.$C$4]))" office:value-type="float" office:value="92.03135625">
            <text:p>92.03135625</text:p>
          </table:table-cell>
          <table:table-cell table:style-name="ce6" table:formula="of:=SQRT(ABS([.$D$2]^2-[.F922]^2))" office:value-type="float" office:value="136.949733357848">
            <text:p>136.9497333578</text:p>
          </table:table-cell>
          <table:table-cell table:formula="of:=ABS([.B922]-[.G922])" office:value-type="float" office:value="0.000266642154599594">
            <text:p>0.0002666422</text:p>
          </table:table-cell>
          <table:table-cell table:number-columns-repeated="7"/>
        </table:table-row>
        <table:table-row table:style-name="ro4">
          <table:table-cell table:formula="of:=[.A922]+[.A$4]" office:value-type="float" office:value="274.200000000005">
            <text:p>274.2</text:p>
          </table:table-cell>
          <table:table-cell table:formula="of:=[.A923]/([.$D$4]*2)" office:value-type="float" office:value="137.100000000002">
            <text:p>137.1</text:p>
          </table:table-cell>
          <table:table-cell table:formula="of:=SQRT(ABS([.$D$2]^2-[.B923]^2))" office:value-type="float" office:value="91.8073526467209">
            <text:p>91.8073526467</text:p>
          </table:table-cell>
          <table:table-cell table:formula="of:=([.$C$10]-[.C923])*[.$B$4]" office:value-type="float" office:value="92211.1233656024">
            <text:p>92211.1233656024</text:p>
          </table:table-cell>
          <table:table-cell table:formula="of:=ROUND([.D923])" office:value-type="float" office:value="92211">
            <text:p>92211</text:p>
          </table:table-cell>
          <table:table-cell table:formula="of:=([.$C$8]-([.E923]*[.$C$4]))" office:value-type="float" office:value="91.80751875">
            <text:p>91.80751875</text:p>
          </table:table-cell>
          <table:table-cell table:style-name="ce6" table:formula="of:=SQRT(ABS([.$D$2]^2-[.F923]^2))" office:value-type="float" office:value="137.09988877081">
            <text:p>137.0998887708</text:p>
          </table:table-cell>
          <table:table-cell table:formula="of:=ABS([.B923]-[.G923])" office:value-type="float" office:value="0.000111229192611972">
            <text:p>0.0001112292</text:p>
          </table:table-cell>
          <table:table-cell table:number-columns-repeated="7"/>
        </table:table-row>
        <table:table-row table:style-name="ro4">
          <table:table-cell table:formula="of:=[.A923]+[.A$4]" office:value-type="float" office:value="274.500000000005">
            <text:p>274.5</text:p>
          </table:table-cell>
          <table:table-cell table:formula="of:=[.A924]/([.$D$4]*2)" office:value-type="float" office:value="137.250000000002">
            <text:p>137.25</text:p>
          </table:table-cell>
          <table:table-cell table:formula="of:=SQRT(ABS([.$D$2]^2-[.B924]^2))" office:value-type="float" office:value="91.5829542000003">
            <text:p>91.5829542</text:p>
          </table:table-cell>
          <table:table-cell table:formula="of:=([.$C$10]-[.C924])*[.$B$4]" office:value-type="float" office:value="92493.8300701322">
            <text:p>92493.8300701322</text:p>
          </table:table-cell>
          <table:table-cell table:formula="of:=ROUND([.D924])" office:value-type="float" office:value="92494">
            <text:p>92494</text:p>
          </table:table-cell>
          <table:table-cell table:formula="of:=([.$C$8]-([.E924]*[.$C$4]))" office:value-type="float" office:value="91.5828875">
            <text:p>91.5828875</text:p>
          </table:table-cell>
          <table:table-cell table:style-name="ce6" table:formula="of:=SQRT(ABS([.$D$2]^2-[.F924]^2))" office:value-type="float" office:value="137.250044506959">
            <text:p>137.250044507</text:p>
          </table:table-cell>
          <table:table-cell table:formula="of:=ABS([.B924]-[.G924])" office:value-type="float" office:value="0.0000445069570957912">
            <text:p>0.000044507</text:p>
          </table:table-cell>
          <table:table-cell table:number-columns-repeated="7"/>
        </table:table-row>
        <table:table-row table:style-name="ro4">
          <table:table-cell table:formula="of:=[.A924]+[.A$4]" office:value-type="float" office:value="274.800000000005">
            <text:p>274.8</text:p>
          </table:table-cell>
          <table:table-cell table:formula="of:=[.A925]/([.$D$4]*2)" office:value-type="float" office:value="137.400000000002">
            <text:p>137.4</text:p>
          </table:table-cell>
          <table:table-cell table:formula="of:=SQRT(ABS([.$D$2]^2-[.B925]^2))" office:value-type="float" office:value="91.357758291233">
            <text:p>91.3577582912</text:p>
          </table:table-cell>
          <table:table-cell table:formula="of:=([.$C$10]-[.C925])*[.$B$4]" office:value-type="float" office:value="92777.5414512563">
            <text:p>92777.5414512563</text:p>
          </table:table-cell>
          <table:table-cell table:formula="of:=ROUND([.D925])" office:value-type="float" office:value="92778">
            <text:p>92778</text:p>
          </table:table-cell>
          <table:table-cell table:formula="of:=([.$C$8]-([.E925]*[.$C$4]))" office:value-type="float" office:value="91.3574625">
            <text:p>91.3574625</text:p>
          </table:table-cell>
          <table:table-cell table:style-name="ce6" table:formula="of:=SQRT(ABS([.$D$2]^2-[.F925]^2))" office:value-type="float" office:value="137.400196672207">
            <text:p>137.4001966722</text:p>
          </table:table-cell>
          <table:table-cell table:formula="of:=ABS([.B925]-[.G925])" office:value-type="float" office:value="0.000196672204396009">
            <text:p>0.0001966722</text:p>
          </table:table-cell>
          <table:table-cell table:number-columns-repeated="7"/>
        </table:table-row>
        <table:table-row table:style-name="ro4">
          <table:table-cell table:formula="of:=[.A925]+[.A$4]" office:value-type="float" office:value="275.100000000005">
            <text:p>275.1</text:p>
          </table:table-cell>
          <table:table-cell table:formula="of:=[.A926]/([.$D$4]*2)" office:value-type="float" office:value="137.550000000002">
            <text:p>137.55</text:p>
          </table:table-cell>
          <table:table-cell table:formula="of:=SQRT(ABS([.$D$2]^2-[.B926]^2))" office:value-type="float" office:value="91.131759008588">
            <text:p>91.1317590086</text:p>
          </table:table-cell>
          <table:table-cell table:formula="of:=([.$C$10]-[.C926])*[.$B$4]" office:value-type="float" office:value="93062.2649569509">
            <text:p>93062.2649569509</text:p>
          </table:table-cell>
          <table:table-cell table:formula="of:=ROUND([.D926])" office:value-type="float" office:value="93062">
            <text:p>93062</text:p>
          </table:table-cell>
          <table:table-cell table:formula="of:=([.$C$8]-([.E926]*[.$C$4]))" office:value-type="float" office:value="91.1320375">
            <text:p>91.1320375</text:p>
          </table:table-cell>
          <table:table-cell table:style-name="ce6" table:formula="of:=SQRT(ABS([.$D$2]^2-[.F926]^2))" office:value-type="float" office:value="137.549815489148">
            <text:p>137.5498154891</text:p>
          </table:table-cell>
          <table:table-cell table:formula="of:=ABS([.B926]-[.G926])" office:value-type="float" office:value="0.000184510854580822">
            <text:p>0.0001845109</text:p>
          </table:table-cell>
          <table:table-cell table:number-columns-repeated="7"/>
        </table:table-row>
        <table:table-row table:style-name="ro4">
          <table:table-cell table:formula="of:=[.A926]+[.A$4]" office:value-type="float" office:value="275.400000000005">
            <text:p>275.4</text:p>
          </table:table-cell>
          <table:table-cell table:formula="of:=[.A927]/([.$D$4]*2)" office:value-type="float" office:value="137.700000000002">
            <text:p>137.7</text:p>
          </table:table-cell>
          <table:table-cell table:formula="of:=SQRT(ABS([.$D$2]^2-[.B927]^2))" office:value-type="float" office:value="90.9049503602491">
            <text:p>90.9049503602</text:p>
          </table:table-cell>
          <table:table-cell table:formula="of:=([.$C$10]-[.C927])*[.$B$4]" office:value-type="float" office:value="93348.0081359605">
            <text:p>93348.0081359605</text:p>
          </table:table-cell>
          <table:table-cell table:formula="of:=ROUND([.D927])" office:value-type="float" office:value="93348">
            <text:p>93348</text:p>
          </table:table-cell>
          <table:table-cell table:formula="of:=([.$C$8]-([.E927]*[.$C$4]))" office:value-type="float" office:value="90.905025">
            <text:p>90.905025</text:p>
          </table:table-cell>
          <table:table-cell table:style-name="ce6" table:formula="of:=SQRT(ABS([.$D$2]^2-[.F927]^2))" office:value-type="float" office:value="137.699950725298">
            <text:p>137.6999507253</text:p>
          </table:table-cell>
          <table:table-cell table:formula="of:=ABS([.B927]-[.G927])" office:value-type="float" office:value="0.0000492747047928788">
            <text:p>4.92747047928788E-005</text:p>
          </table:table-cell>
          <table:table-cell table:number-columns-repeated="7"/>
        </table:table-row>
        <table:table-row table:style-name="ro4">
          <table:table-cell table:formula="of:=[.A927]+[.A$4]" office:value-type="float" office:value="275.700000000005">
            <text:p>275.7</text:p>
          </table:table-cell>
          <table:table-cell table:formula="of:=[.A928]/([.$D$4]*2)" office:value-type="float" office:value="137.850000000002">
            <text:p>137.85</text:p>
          </table:table-cell>
          <table:table-cell table:formula="of:=SQRT(ABS([.$D$2]^2-[.B928]^2))" office:value-type="float" office:value="90.6773262728856">
            <text:p>90.6773262729</text:p>
          </table:table-cell>
          <table:table-cell table:formula="of:=([.$C$10]-[.C928])*[.$B$4]" office:value-type="float" office:value="93634.7786397255">
            <text:p>93634.7786397255</text:p>
          </table:table-cell>
          <table:table-cell table:formula="of:=ROUND([.D928])" office:value-type="float" office:value="93635">
            <text:p>93635</text:p>
          </table:table-cell>
          <table:table-cell table:formula="of:=([.$C$8]-([.E928]*[.$C$4]))" office:value-type="float" office:value="90.67721875">
            <text:p>90.67721875</text:p>
          </table:table-cell>
          <table:table-cell table:style-name="ce6" table:formula="of:=SQRT(ABS([.$D$2]^2-[.F928]^2))" office:value-type="float" office:value="137.850070728182">
            <text:p>137.8500707282</text:p>
          </table:table-cell>
          <table:table-cell table:formula="of:=ABS([.B928]-[.G928])" office:value-type="float" office:value="0.0000707281791676451">
            <text:p>7.07281791676451E-005</text:p>
          </table:table-cell>
          <table:table-cell table:number-columns-repeated="7"/>
        </table:table-row>
        <table:table-row table:style-name="ro4">
          <table:table-cell table:formula="of:=[.A928]+[.A$4]" office:value-type="float" office:value="276.000000000005">
            <text:p>276</text:p>
          </table:table-cell>
          <table:table-cell table:formula="of:=[.A929]/([.$D$4]*2)" office:value-type="float" office:value="138.000000000002">
            <text:p>138</text:p>
          </table:table-cell>
          <table:table-cell table:formula="of:=SQRT(ABS([.$D$2]^2-[.B929]^2))" office:value-type="float" office:value="90.4488805900844">
            <text:p>90.4488805901</text:p>
          </table:table-cell>
          <table:table-cell table:formula="of:=([.$C$10]-[.C929])*[.$B$4]" office:value-type="float" office:value="93922.584224357">
            <text:p>93922.584224357</text:p>
          </table:table-cell>
          <table:table-cell table:formula="of:=ROUND([.D929])" office:value-type="float" office:value="93923">
            <text:p>93923</text:p>
          </table:table-cell>
          <table:table-cell table:formula="of:=([.$C$8]-([.E929]*[.$C$4]))" office:value-type="float" office:value="90.44861875">
            <text:p>90.44861875</text:p>
          </table:table-cell>
          <table:table-cell table:style-name="ce6" table:formula="of:=SQRT(ABS([.$D$2]^2-[.F929]^2))" office:value-type="float" office:value="138.000171616622">
            <text:p>138.0001716166</text:p>
          </table:table-cell>
          <table:table-cell table:formula="of:=ABS([.B929]-[.G929])" office:value-type="float" office:value="0.000171616619724091">
            <text:p>0.0001716166</text:p>
          </table:table-cell>
          <table:table-cell table:number-columns-repeated="7"/>
        </table:table-row>
        <table:table-row table:style-name="ro4">
          <table:table-cell table:formula="of:=[.A929]+[.A$4]" office:value-type="float" office:value="276.300000000005">
            <text:p>276.3</text:p>
          </table:table-cell>
          <table:table-cell table:formula="of:=[.A930]/([.$D$4]*2)" office:value-type="float" office:value="138.150000000002">
            <text:p>138.15</text:p>
          </table:table-cell>
          <table:table-cell table:formula="of:=SQRT(ABS([.$D$2]^2-[.B930]^2))" office:value-type="float" office:value="90.2196070707435">
            <text:p>90.2196070707</text:p>
          </table:table-cell>
          <table:table-cell table:formula="of:=([.$C$10]-[.C930])*[.$B$4]" office:value-type="float" office:value="94211.4327526605">
            <text:p>94211.4327526605</text:p>
          </table:table-cell>
          <table:table-cell table:formula="of:=ROUND([.D930])" office:value-type="float" office:value="94211">
            <text:p>94211</text:p>
          </table:table-cell>
          <table:table-cell table:formula="of:=([.$C$8]-([.E930]*[.$C$4]))" office:value-type="float" office:value="90.22001875">
            <text:p>90.22001875</text:p>
          </table:table-cell>
          <table:table-cell table:style-name="ce6" table:formula="of:=SQRT(ABS([.$D$2]^2-[.F930]^2))" office:value-type="float" office:value="138.149731149755">
            <text:p>138.1497311498</text:p>
          </table:table-cell>
          <table:table-cell table:formula="of:=ABS([.B930]-[.G930])" office:value-type="float" office:value="0.000268850247152841">
            <text:p>0.0002688502</text:p>
          </table:table-cell>
          <table:table-cell table:number-columns-repeated="7"/>
        </table:table-row>
        <table:table-row table:style-name="ro4">
          <table:table-cell table:formula="of:=[.A930]+[.A$4]" office:value-type="float" office:value="276.600000000005">
            <text:p>276.6</text:p>
          </table:table-cell>
          <table:table-cell table:formula="of:=[.A931]/([.$D$4]*2)" office:value-type="float" office:value="138.300000000002">
            <text:p>138.3</text:p>
          </table:table-cell>
          <table:table-cell table:formula="of:=SQRT(ABS([.$D$2]^2-[.B931]^2))" office:value-type="float" office:value="89.9894993874249">
            <text:p>89.9894993874</text:p>
          </table:table-cell>
          <table:table-cell table:formula="of:=([.$C$10]-[.C931])*[.$B$4]" office:value-type="float" office:value="94501.3321962115">
            <text:p>94501.3321962115</text:p>
          </table:table-cell>
          <table:table-cell table:formula="of:=ROUND([.D931])" office:value-type="float" office:value="94501">
            <text:p>94501</text:p>
          </table:table-cell>
          <table:table-cell table:formula="of:=([.$C$8]-([.E931]*[.$C$4]))" office:value-type="float" office:value="89.98983125">
            <text:p>89.98983125</text:p>
          </table:table-cell>
          <table:table-cell table:style-name="ce6" table:formula="of:=SQRT(ABS([.$D$2]^2-[.F931]^2))" office:value-type="float" office:value="138.299784062003">
            <text:p>138.299784062</text:p>
          </table:table-cell>
          <table:table-cell table:formula="of:=ABS([.B931]-[.G931])" office:value-type="float" office:value="0.000215937999854532">
            <text:p>0.000215938</text:p>
          </table:table-cell>
          <table:table-cell table:number-columns-repeated="7"/>
        </table:table-row>
        <table:table-row table:style-name="ro4">
          <table:table-cell table:formula="of:=[.A931]+[.A$4]" office:value-type="float" office:value="276.900000000005">
            <text:p>276.9</text:p>
          </table:table-cell>
          <table:table-cell table:formula="of:=[.A932]/([.$D$4]*2)" office:value-type="float" office:value="138.450000000002">
            <text:p>138.45</text:p>
          </table:table-cell>
          <table:table-cell table:formula="of:=SQRT(ABS([.$D$2]^2-[.B932]^2))" office:value-type="float" office:value="89.7585511246663">
            <text:p>89.7585511247</text:p>
          </table:table-cell>
          <table:table-cell table:formula="of:=([.$C$10]-[.C932])*[.$B$4]" office:value-type="float" office:value="94792.2906374821">
            <text:p>94792.2906374821</text:p>
          </table:table-cell>
          <table:table-cell table:formula="of:=ROUND([.D932])" office:value-type="float" office:value="94792">
            <text:p>94792</text:p>
          </table:table-cell>
          <table:table-cell table:formula="of:=([.$C$8]-([.E932]*[.$C$4]))" office:value-type="float" office:value="89.75885">
            <text:p>89.75885</text:p>
          </table:table-cell>
          <table:table-cell table:style-name="ce6" table:formula="of:=SQRT(ABS([.$D$2]^2-[.F932]^2))" office:value-type="float" office:value="138.449806235608">
            <text:p>138.4498062356</text:p>
          </table:table-cell>
          <table:table-cell table:formula="of:=ABS([.B932]-[.G932])" office:value-type="float" office:value="0.00019376439402663">
            <text:p>0.0001937644</text:p>
          </table:table-cell>
          <table:table-cell table:number-columns-repeated="7"/>
        </table:table-row>
        <table:table-row table:style-name="ro4">
          <table:table-cell table:formula="of:=[.A932]+[.A$4]" office:value-type="float" office:value="277.200000000005">
            <text:p>277.2</text:p>
          </table:table-cell>
          <table:table-cell table:formula="of:=[.A933]/([.$D$4]*2)" office:value-type="float" office:value="138.600000000002">
            <text:p>138.6</text:p>
          </table:table-cell>
          <table:table-cell table:formula="of:=SQRT(ABS([.$D$2]^2-[.B933]^2))" office:value-type="float" office:value="89.5267557772499">
            <text:p>89.5267557772</text:p>
          </table:table-cell>
          <table:table-cell table:formula="of:=([.$C$10]-[.C933])*[.$B$4]" office:value-type="float" office:value="95084.3162720225">
            <text:p>95084.3162720225</text:p>
          </table:table-cell>
          <table:table-cell table:formula="of:=ROUND([.D933])" office:value-type="float" office:value="95084">
            <text:p>95084</text:p>
          </table:table-cell>
          <table:table-cell table:formula="of:=([.$C$8]-([.E933]*[.$C$4]))" office:value-type="float" office:value="89.527075">
            <text:p>89.527075</text:p>
          </table:table-cell>
          <table:table-cell table:style-name="ce6" table:formula="of:=SQRT(ABS([.$D$2]^2-[.F933]^2))" office:value-type="float" office:value="138.599793801955">
            <text:p>138.599793802</text:p>
          </table:table-cell>
          <table:table-cell table:formula="of:=ABS([.B933]-[.G933])" office:value-type="float" office:value="0.000206198047635553">
            <text:p>0.000206198</text:p>
          </table:table-cell>
          <table:table-cell table:number-columns-repeated="7"/>
        </table:table-row>
        <table:table-row table:style-name="ro4">
          <table:table-cell table:formula="of:=[.A933]+[.A$4]" office:value-type="float" office:value="277.500000000005">
            <text:p>277.5</text:p>
          </table:table-cell>
          <table:table-cell table:formula="of:=[.A934]/([.$D$4]*2)" office:value-type="float" office:value="138.750000000002">
            <text:p>138.75</text:p>
          </table:table-cell>
          <table:table-cell table:formula="of:=SQRT(ABS([.$D$2]^2-[.B934]^2))" office:value-type="float" office:value="89.2941067484262">
            <text:p>89.2941067484</text:p>
          </table:table-cell>
          <table:table-cell table:formula="of:=([.$C$10]-[.C934])*[.$B$4]" office:value-type="float" office:value="95377.417410698">
            <text:p>95377.417410698</text:p>
          </table:table-cell>
          <table:table-cell table:formula="of:=ROUND([.D934])" office:value-type="float" office:value="95377">
            <text:p>95377</text:p>
          </table:table-cell>
          <table:table-cell table:formula="of:=([.$C$8]-([.E934]*[.$C$4]))" office:value-type="float" office:value="89.29450625">
            <text:p>89.29450625</text:p>
          </table:table-cell>
          <table:table-cell table:style-name="ce6" table:formula="of:=SQRT(ABS([.$D$2]^2-[.F934]^2))" office:value-type="float" office:value="138.749742895505">
            <text:p>138.7497428955</text:p>
          </table:table-cell>
          <table:table-cell table:formula="of:=ABS([.B934]-[.G934])" office:value-type="float" office:value="0.000257104497478622">
            <text:p>0.0002571045</text:p>
          </table:table-cell>
          <table:table-cell table:number-columns-repeated="7"/>
        </table:table-row>
        <table:table-row table:style-name="ro4">
          <table:table-cell table:formula="of:=[.A934]+[.A$4]" office:value-type="float" office:value="277.800000000005">
            <text:p>277.8</text:p>
          </table:table-cell>
          <table:table-cell table:formula="of:=[.A935]/([.$D$4]*2)" office:value-type="float" office:value="138.900000000002">
            <text:p>138.9</text:p>
          </table:table-cell>
          <table:table-cell table:formula="of:=SQRT(ABS([.$D$2]^2-[.B935]^2))" office:value-type="float" office:value="89.060597348094">
            <text:p>89.0605973481</text:p>
          </table:table-cell>
          <table:table-cell table:formula="of:=([.$C$10]-[.C935])*[.$B$4]" office:value-type="float" office:value="95671.6024819826">
            <text:p>95671.6024819826</text:p>
          </table:table-cell>
          <table:table-cell table:formula="of:=ROUND([.D935])" office:value-type="float" office:value="95672">
            <text:p>95672</text:p>
          </table:table-cell>
          <table:table-cell table:formula="of:=([.$C$8]-([.E935]*[.$C$4]))" office:value-type="float" office:value="89.06035">
            <text:p>89.06035</text:p>
          </table:table-cell>
          <table:table-cell table:style-name="ce6" table:formula="of:=SQRT(ABS([.$D$2]^2-[.F935]^2))" office:value-type="float" office:value="138.900158595581">
            <text:p>138.9001585956</text:p>
          </table:table-cell>
          <table:table-cell table:formula="of:=ABS([.B935]-[.G935])" office:value-type="float" office:value="0.000158595578426457">
            <text:p>0.0001585956</text:p>
          </table:table-cell>
          <table:table-cell table:number-columns-repeated="7"/>
        </table:table-row>
        <table:table-row table:style-name="ro4">
          <table:table-cell table:formula="of:=[.A935]+[.A$4]" office:value-type="float" office:value="278.100000000005">
            <text:p>278.1</text:p>
          </table:table-cell>
          <table:table-cell table:formula="of:=[.A936]/([.$D$4]*2)" office:value-type="float" office:value="139.050000000002">
            <text:p>139.05</text:p>
          </table:table-cell>
          <table:table-cell table:formula="of:=SQRT(ABS([.$D$2]^2-[.B936]^2))" office:value-type="float" office:value="88.8262207909316">
            <text:p>88.8262207909</text:p>
          </table:table-cell>
          <table:table-cell table:formula="of:=([.$C$10]-[.C936])*[.$B$4]" office:value-type="float" office:value="95966.8800343132">
            <text:p>95966.8800343132</text:p>
          </table:table-cell>
          <table:table-cell table:formula="of:=ROUND([.D936])" office:value-type="float" office:value="95967">
            <text:p>95967</text:p>
          </table:table-cell>
          <table:table-cell table:formula="of:=([.$C$8]-([.E936]*[.$C$4]))" office:value-type="float" office:value="88.82619375">
            <text:p>88.82619375</text:p>
          </table:table-cell>
          <table:table-cell table:style-name="ce6" table:formula="of:=SQRT(ABS([.$D$2]^2-[.F936]^2))" office:value-type="float" office:value="139.050017273956">
            <text:p>139.050017274</text:p>
          </table:table-cell>
          <table:table-cell table:formula="of:=ABS([.B936]-[.G936])" office:value-type="float" office:value="0.0000172739536026256">
            <text:p>0.000017274</text:p>
          </table:table-cell>
          <table:table-cell table:number-columns-repeated="7"/>
        </table:table-row>
        <table:table-row table:style-name="ro4">
          <table:table-cell table:formula="of:=[.A936]+[.A$4]" office:value-type="float" office:value="278.400000000005">
            <text:p>278.4</text:p>
          </table:table-cell>
          <table:table-cell table:formula="of:=[.A937]/([.$D$4]*2)" office:value-type="float" office:value="139.200000000002">
            <text:p>139.2</text:p>
          </table:table-cell>
          <table:table-cell table:formula="of:=SQRT(ABS([.$D$2]^2-[.B937]^2))" office:value-type="float" office:value="88.5909701944805">
            <text:p>88.5909701945</text:p>
          </table:table-cell>
          <table:table-cell table:formula="of:=([.$C$10]-[.C937])*[.$B$4]" office:value-type="float" office:value="96263.2587385036">
            <text:p>96263.2587385036</text:p>
          </table:table-cell>
          <table:table-cell table:formula="of:=ROUND([.D937])" office:value-type="float" office:value="96263">
            <text:p>96263</text:p>
          </table:table-cell>
          <table:table-cell table:formula="of:=([.$C$8]-([.E937]*[.$C$4]))" office:value-type="float" office:value="88.59124375">
            <text:p>88.59124375</text:p>
          </table:table-cell>
          <table:table-cell table:style-name="ce6" table:formula="of:=SQRT(ABS([.$D$2]^2-[.F937]^2))" office:value-type="float" office:value="139.199825900854">
            <text:p>139.1998259009</text:p>
          </table:table-cell>
          <table:table-cell table:formula="of:=ABS([.B937]-[.G937])" office:value-type="float" office:value="0.000174099148324558">
            <text:p>0.0001740991</text:p>
          </table:table-cell>
          <table:table-cell table:number-columns-repeated="7"/>
        </table:table-row>
        <table:table-row table:style-name="ro4">
          <table:table-cell table:formula="of:=[.A937]+[.A$4]" office:value-type="float" office:value="278.700000000005">
            <text:p>278.7</text:p>
          </table:table-cell>
          <table:table-cell table:formula="of:=[.A938]/([.$D$4]*2)" office:value-type="float" office:value="139.350000000002">
            <text:p>139.35</text:p>
          </table:table-cell>
          <table:table-cell table:formula="of:=SQRT(ABS([.$D$2]^2-[.B938]^2))" office:value-type="float" office:value="88.3548385771788">
            <text:p>88.3548385772</text:p>
          </table:table-cell>
          <table:table-cell table:formula="of:=([.$C$10]-[.C938])*[.$B$4]" office:value-type="float" office:value="96560.7473902222">
            <text:p>96560.7473902222</text:p>
          </table:table-cell>
          <table:table-cell table:formula="of:=ROUND([.D938])" office:value-type="float" office:value="96561">
            <text:p>96561</text:p>
          </table:table-cell>
          <table:table-cell table:formula="of:=([.$C$8]-([.E938]*[.$C$4]))" office:value-type="float" office:value="88.35470625">
            <text:p>88.35470625</text:p>
          </table:table-cell>
          <table:table-cell table:style-name="ce6" table:formula="of:=SQRT(ABS([.$D$2]^2-[.F938]^2))" office:value-type="float" office:value="139.350083901935">
            <text:p>139.3500839019</text:p>
          </table:table-cell>
          <table:table-cell table:formula="of:=ABS([.B938]-[.G938])" office:value-type="float" office:value="0.0000839019321858814">
            <text:p>8.39019321858814E-005</text:p>
          </table:table-cell>
          <table:table-cell table:number-columns-repeated="7"/>
        </table:table-row>
        <table:table-row table:style-name="ro4">
          <table:table-cell table:formula="of:=[.A938]+[.A$4]" office:value-type="float" office:value="279.000000000005">
            <text:p>279</text:p>
          </table:table-cell>
          <table:table-cell table:formula="of:=[.A939]/([.$D$4]*2)" office:value-type="float" office:value="139.500000000002">
            <text:p>139.5</text:p>
          </table:table-cell>
          <table:table-cell table:formula="of:=SQRT(ABS([.$D$2]^2-[.B939]^2))" office:value-type="float" office:value="88.1178188563433">
            <text:p>88.1178188563</text:p>
          </table:table-cell>
          <table:table-cell table:formula="of:=([.$C$10]-[.C939])*[.$B$4]" office:value-type="float" office:value="96859.3549125348">
            <text:p>96859.3549125348</text:p>
          </table:table-cell>
          <table:table-cell table:formula="of:=ROUND([.D939])" office:value-type="float" office:value="96859">
            <text:p>96859</text:p>
          </table:table-cell>
          <table:table-cell table:formula="of:=([.$C$8]-([.E939]*[.$C$4]))" office:value-type="float" office:value="88.11816875">
            <text:p>88.11816875</text:p>
          </table:table-cell>
          <table:table-cell table:style-name="ce6" table:formula="of:=SQRT(ABS([.$D$2]^2-[.F939]^2))" office:value-type="float" office:value="139.499778982429">
            <text:p>139.4997789824</text:p>
          </table:table-cell>
          <table:table-cell table:formula="of:=ABS([.B939]-[.G939])" office:value-type="float" office:value="0.000221017573466042">
            <text:p>0.0002210176</text:p>
          </table:table-cell>
          <table:table-cell table:number-columns-repeated="7"/>
        </table:table-row>
        <table:table-row table:style-name="ro4">
          <table:table-cell table:formula="of:=[.A939]+[.A$4]" office:value-type="float" office:value="279.300000000005">
            <text:p>279.3</text:p>
          </table:table-cell>
          <table:table-cell table:formula="of:=[.A940]/([.$D$4]*2)" office:value-type="float" office:value="139.650000000002">
            <text:p>139.65</text:p>
          </table:table-cell>
          <table:table-cell table:formula="of:=SQRT(ABS([.$D$2]^2-[.B940]^2))" office:value-type="float" office:value="87.8799038460974">
            <text:p>87.8799038461</text:p>
          </table:table-cell>
          <table:table-cell table:formula="of:=([.$C$10]-[.C940])*[.$B$4]" office:value-type="float" office:value="97159.0903585138">
            <text:p>97159.0903585138</text:p>
          </table:table-cell>
          <table:table-cell table:formula="of:=ROUND([.D940])" office:value-type="float" office:value="97159">
            <text:p>97159</text:p>
          </table:table-cell>
          <table:table-cell table:formula="of:=([.$C$8]-([.E940]*[.$C$4]))" office:value-type="float" office:value="87.88004375">
            <text:p>87.88004375</text:p>
          </table:table-cell>
          <table:table-cell table:style-name="ce6" table:formula="of:=SQRT(ABS([.$D$2]^2-[.F940]^2))" office:value-type="float" office:value="139.649911960223">
            <text:p>139.6499119602</text:p>
          </table:table-cell>
          <table:table-cell table:formula="of:=ABS([.B940]-[.G940])" office:value-type="float" office:value="0.0000880397792286658">
            <text:p>8.80397792286658E-005</text:p>
          </table:table-cell>
          <table:table-cell table:number-columns-repeated="7"/>
        </table:table-row>
        <table:table-row table:style-name="ro4">
          <table:table-cell table:formula="of:=[.A940]+[.A$4]" office:value-type="float" office:value="279.600000000005">
            <text:p>279.6</text:p>
          </table:table-cell>
          <table:table-cell table:formula="of:=[.A941]/([.$D$4]*2)" office:value-type="float" office:value="139.800000000002">
            <text:p>139.8</text:p>
          </table:table-cell>
          <table:table-cell table:formula="of:=SQRT(ABS([.$D$2]^2-[.B941]^2))" office:value-type="float" office:value="87.6410862552452">
            <text:p>87.6410862552</text:p>
          </table:table-cell>
          <table:table-cell table:formula="of:=([.$C$10]-[.C941])*[.$B$4]" office:value-type="float" office:value="97459.9629139182">
            <text:p>97459.9629139182</text:p>
          </table:table-cell>
          <table:table-cell table:formula="of:=ROUND([.D941])" office:value-type="float" office:value="97460">
            <text:p>97460</text:p>
          </table:table-cell>
          <table:table-cell table:formula="of:=([.$C$8]-([.E941]*[.$C$4]))" office:value-type="float" office:value="87.641125">
            <text:p>87.641125</text:p>
          </table:table-cell>
          <table:table-cell table:style-name="ce6" table:formula="of:=SQRT(ABS([.$D$2]^2-[.F941]^2))" office:value-type="float" office:value="139.799975710779">
            <text:p>139.7999757108</text:p>
          </table:table-cell>
          <table:table-cell table:formula="of:=ABS([.B941]-[.G941])" office:value-type="float" office:value="0.000024289223517826">
            <text:p>2.4289223517826E-005</text:p>
          </table:table-cell>
          <table:table-cell table:number-columns-repeated="7"/>
        </table:table-row>
        <table:table-row table:style-name="ro4">
          <table:table-cell table:formula="of:=[.A941]+[.A$4]" office:value-type="float" office:value="279.900000000005">
            <text:p>279.9</text:p>
          </table:table-cell>
          <table:table-cell table:formula="of:=[.A942]/([.$D$4]*2)" office:value-type="float" office:value="139.950000000002">
            <text:p>139.95</text:p>
          </table:table-cell>
          <table:table-cell table:formula="of:=SQRT(ABS([.$D$2]^2-[.B942]^2))" office:value-type="float" office:value="87.4013586850875">
            <text:p>87.4013586851</text:p>
          </table:table-cell>
          <table:table-cell table:formula="of:=([.$C$10]-[.C942])*[.$B$4]" office:value-type="float" office:value="97761.9818999436">
            <text:p>97761.9818999436</text:p>
          </table:table-cell>
          <table:table-cell table:formula="of:=ROUND([.D942])" office:value-type="float" office:value="97762">
            <text:p>97762</text:p>
          </table:table-cell>
          <table:table-cell table:formula="of:=([.$C$8]-([.E942]*[.$C$4]))" office:value-type="float" office:value="87.4014125">
            <text:p>87.4014125</text:p>
          </table:table-cell>
          <table:table-cell table:style-name="ce6" table:formula="of:=SQRT(ABS([.$D$2]^2-[.F942]^2))" office:value-type="float" office:value="139.949966391582">
            <text:p>139.9499663916</text:p>
          </table:table-cell>
          <table:table-cell table:formula="of:=ABS([.B942]-[.G942])" office:value-type="float" office:value="0.0000336084207503973">
            <text:p>3.36084207503973E-005</text:p>
          </table:table-cell>
          <table:table-cell table:number-columns-repeated="7"/>
        </table:table-row>
        <table:table-row table:style-name="ro4">
          <table:table-cell table:formula="of:=[.A942]+[.A$4]" office:value-type="float" office:value="280.200000000005">
            <text:p>280.2</text:p>
          </table:table-cell>
          <table:table-cell table:formula="of:=[.A943]/([.$D$4]*2)" office:value-type="float" office:value="140.100000000002">
            <text:p>140.1</text:p>
          </table:table-cell>
          <table:table-cell table:formula="of:=SQRT(ABS([.$D$2]^2-[.B943]^2))" office:value-type="float" office:value="87.1607136271802">
            <text:p>87.1607136272</text:p>
          </table:table-cell>
          <table:table-cell table:formula="of:=([.$C$10]-[.C943])*[.$B$4]" office:value-type="float" office:value="98065.1567760473">
            <text:p>98065.1567760473</text:p>
          </table:table-cell>
          <table:table-cell table:formula="of:=ROUND([.D943])" office:value-type="float" office:value="98065">
            <text:p>98065</text:p>
          </table:table-cell>
          <table:table-cell table:formula="of:=([.$C$8]-([.E943]*[.$C$4]))" office:value-type="float" office:value="87.16090625">
            <text:p>87.16090625</text:p>
          </table:table-cell>
          <table:table-cell table:style-name="ce6" table:formula="of:=SQRT(ABS([.$D$2]^2-[.F943]^2))" office:value-type="float" office:value="140.099880162971">
            <text:p>140.099880163</text:p>
          </table:table-cell>
          <table:table-cell table:formula="of:=ABS([.B943]-[.G943])" office:value-type="float" office:value="0.000119837031888892">
            <text:p>0.000119837</text:p>
          </table:table-cell>
          <table:table-cell table:number-columns-repeated="7"/>
        </table:table-row>
        <table:table-row table:style-name="ro4">
          <table:table-cell table:formula="of:=[.A943]+[.A$4]" office:value-type="float" office:value="280.500000000005">
            <text:p>280.5</text:p>
          </table:table-cell>
          <table:table-cell table:formula="of:=[.A944]/([.$D$4]*2)" office:value-type="float" office:value="140.250000000002">
            <text:p>140.25</text:p>
          </table:table-cell>
          <table:table-cell table:formula="of:=SQRT(ABS([.$D$2]^2-[.B944]^2))" office:value-type="float" office:value="86.9191434610312">
            <text:p>86.919143461</text:p>
          </table:table-cell>
          <table:table-cell table:formula="of:=([.$C$10]-[.C944])*[.$B$4]" office:value-type="float" office:value="98369.4971428493">
            <text:p>98369.4971428493</text:p>
          </table:table-cell>
          <table:table-cell table:formula="of:=ROUND([.D944])" office:value-type="float" office:value="98369">
            <text:p>98369</text:p>
          </table:table-cell>
          <table:table-cell table:formula="of:=([.$C$8]-([.E944]*[.$C$4]))" office:value-type="float" office:value="86.91960625">
            <text:p>86.91960625</text:p>
          </table:table-cell>
          <table:table-cell table:style-name="ce6" table:formula="of:=SQRT(ABS([.$D$2]^2-[.F944]^2))" office:value-type="float" office:value="140.249713188102">
            <text:p>140.2497131881</text:p>
          </table:table-cell>
          <table:table-cell table:formula="of:=ABS([.B944]-[.G944])" office:value-type="float" office:value="0.000286811900139128">
            <text:p>0.0002868119</text:p>
          </table:table-cell>
          <table:table-cell table:number-columns-repeated="7"/>
        </table:table-row>
        <table:table-row table:style-name="ro4">
          <table:table-cell table:formula="of:=[.A944]+[.A$4]" office:value-type="float" office:value="280.800000000005">
            <text:p>280.8</text:p>
          </table:table-cell>
          <table:table-cell table:formula="of:=[.A945]/([.$D$4]*2)" office:value-type="float" office:value="140.400000000002">
            <text:p>140.4</text:p>
          </table:table-cell>
          <table:table-cell table:formula="of:=SQRT(ABS([.$D$2]^2-[.B945]^2))" office:value-type="float" office:value="86.6766404517348">
            <text:p>86.6766404517</text:p>
          </table:table-cell>
          <table:table-cell table:formula="of:=([.$C$10]-[.C945])*[.$B$4]" office:value-type="float" office:value="98675.0127451124">
            <text:p>98675.0127451124</text:p>
          </table:table-cell>
          <table:table-cell table:formula="of:=ROUND([.D945])" office:value-type="float" office:value="98675">
            <text:p>98675</text:p>
          </table:table-cell>
          <table:table-cell table:formula="of:=([.$C$8]-([.E945]*[.$C$4]))" office:value-type="float" office:value="86.67671875">
            <text:p>86.67671875</text:p>
          </table:table-cell>
          <table:table-cell table:style-name="ce6" table:formula="of:=SQRT(ABS([.$D$2]^2-[.F945]^2))" office:value-type="float" office:value="140.399951662148">
            <text:p>140.3999516621</text:p>
          </table:table-cell>
          <table:table-cell table:formula="of:=ABS([.B945]-[.G945])" office:value-type="float" office:value="0.000048337854792635">
            <text:p>4.8337854792635E-005</text:p>
          </table:table-cell>
          <table:table-cell table:number-columns-repeated="7"/>
        </table:table-row>
        <table:table-row table:style-name="ro4">
          <table:table-cell table:formula="of:=[.A945]+[.A$4]" office:value-type="float" office:value="281.100000000005">
            <text:p>281.1</text:p>
          </table:table-cell>
          <table:table-cell table:formula="of:=[.A946]/([.$D$4]*2)" office:value-type="float" office:value="140.550000000002">
            <text:p>140.55</text:p>
          </table:table-cell>
          <table:table-cell table:formula="of:=SQRT(ABS([.$D$2]^2-[.B946]^2))" office:value-type="float" office:value="86.433196747542">
            <text:p>86.4331967475</text:p>
          </table:table-cell>
          <table:table-cell table:formula="of:=([.$C$10]-[.C946])*[.$B$4]" office:value-type="float" office:value="98981.7134748041">
            <text:p>98981.7134748041</text:p>
          </table:table-cell>
          <table:table-cell table:formula="of:=ROUND([.D946])" office:value-type="float" office:value="98982">
            <text:p>98982</text:p>
          </table:table-cell>
          <table:table-cell table:formula="of:=([.$C$8]-([.E946]*[.$C$4]))" office:value-type="float" office:value="86.4330375">
            <text:p>86.4330375</text:p>
          </table:table-cell>
          <table:table-cell table:style-name="ce6" table:formula="of:=SQRT(ABS([.$D$2]^2-[.F946]^2))" office:value-type="float" office:value="140.550097931391">
            <text:p>140.5500979314</text:p>
          </table:table-cell>
          <table:table-cell table:formula="of:=ABS([.B946]-[.G946])" office:value-type="float" office:value="0.0000979313885238753">
            <text:p>9.79313885238753E-005</text:p>
          </table:table-cell>
          <table:table-cell table:number-columns-repeated="7"/>
        </table:table-row>
        <table:table-row table:style-name="ro4">
          <table:table-cell table:formula="of:=[.A946]+[.A$4]" office:value-type="float" office:value="281.400000000005">
            <text:p>281.4</text:p>
          </table:table-cell>
          <table:table-cell table:formula="of:=[.A947]/([.$D$4]*2)" office:value-type="float" office:value="140.700000000002">
            <text:p>140.7</text:p>
          </table:table-cell>
          <table:table-cell table:formula="of:=SQRT(ABS([.$D$2]^2-[.B947]^2))" office:value-type="float" office:value="86.1888043773628">
            <text:p>86.1888043774</text:p>
          </table:table-cell>
          <table:table-cell table:formula="of:=([.$C$10]-[.C947])*[.$B$4]" office:value-type="float" office:value="99289.6093742425">
            <text:p>99289.6093742425</text:p>
          </table:table-cell>
          <table:table-cell table:formula="of:=ROUND([.D947])" office:value-type="float" office:value="99290">
            <text:p>99290</text:p>
          </table:table-cell>
          <table:table-cell table:formula="of:=([.$C$8]-([.E947]*[.$C$4]))" office:value-type="float" office:value="86.1885625">
            <text:p>86.1885625</text:p>
          </table:table-cell>
          <table:table-cell table:style-name="ce6" table:formula="of:=SQRT(ABS([.$D$2]^2-[.F947]^2))" office:value-type="float" office:value="140.700148166886">
            <text:p>140.7001481669</text:p>
          </table:table-cell>
          <table:table-cell table:formula="of:=ABS([.B947]-[.G947])" office:value-type="float" office:value="0.00014816688323549">
            <text:p>0.0001481669</text:p>
          </table:table-cell>
          <table:table-cell table:number-columns-repeated="7"/>
        </table:table-row>
        <table:table-row table:style-name="ro4">
          <table:table-cell table:formula="of:=[.A947]+[.A$4]" office:value-type="float" office:value="281.700000000005">
            <text:p>281.7</text:p>
          </table:table-cell>
          <table:table-cell table:formula="of:=[.A948]/([.$D$4]*2)" office:value-type="float" office:value="140.850000000002">
            <text:p>140.85</text:p>
          </table:table-cell>
          <table:table-cell table:formula="of:=SQRT(ABS([.$D$2]^2-[.B948]^2))" office:value-type="float" office:value="85.9434552481997">
            <text:p>85.9434552482</text:p>
          </table:table-cell>
          <table:table-cell table:formula="of:=([.$C$10]-[.C948])*[.$B$4]" office:value-type="float" office:value="99598.7106393298">
            <text:p>99598.7106393298</text:p>
          </table:table-cell>
          <table:table-cell table:formula="of:=ROUND([.D948])" office:value-type="float" office:value="99599">
            <text:p>99599</text:p>
          </table:table-cell>
          <table:table-cell table:formula="of:=([.$C$8]-([.E948]*[.$C$4]))" office:value-type="float" office:value="85.94329375">
            <text:p>85.94329375</text:p>
          </table:table-cell>
          <table:table-cell table:style-name="ce6" table:formula="of:=SQRT(ABS([.$D$2]^2-[.F948]^2))" office:value-type="float" office:value="140.850098542391">
            <text:p>140.8500985424</text:p>
          </table:table-cell>
          <table:table-cell table:formula="of:=ABS([.B948]-[.G948])" office:value-type="float" office:value="0.000098542388371925">
            <text:p>9.8542388371925E-005</text:p>
          </table:table-cell>
          <table:table-cell table:number-columns-repeated="7"/>
        </table:table-row>
        <table:table-row table:style-name="ro4">
          <table:table-cell table:formula="of:=[.A948]+[.A$4]" office:value-type="float" office:value="282.000000000005">
            <text:p>282</text:p>
          </table:table-cell>
          <table:table-cell table:formula="of:=[.A949]/([.$D$4]*2)" office:value-type="float" office:value="141.000000000002">
            <text:p>141</text:p>
          </table:table-cell>
          <table:table-cell table:formula="of:=SQRT(ABS([.$D$2]^2-[.B949]^2))" office:value-type="float" office:value="85.6971411425101">
            <text:p>85.6971411425</text:p>
          </table:table-cell>
          <table:table-cell table:formula="of:=([.$C$10]-[.C949])*[.$B$4]" office:value-type="float" office:value="99909.0276228757">
            <text:p>99909.0276228757</text:p>
          </table:table-cell>
          <table:table-cell table:formula="of:=ROUND([.D949])" office:value-type="float" office:value="99909">
            <text:p>99909</text:p>
          </table:table-cell>
          <table:table-cell table:formula="of:=([.$C$8]-([.E949]*[.$C$4]))" office:value-type="float" office:value="85.69723125">
            <text:p>85.69723125</text:p>
          </table:table-cell>
          <table:table-cell table:style-name="ce6" table:formula="of:=SQRT(ABS([.$D$2]^2-[.F949]^2))" office:value-type="float" office:value="140.99994523433">
            <text:p>140.9999452343</text:p>
          </table:table-cell>
          <table:table-cell table:formula="of:=ABS([.B949]-[.G949])" office:value-type="float" office:value="0.000054765672615531">
            <text:p>5.4765672615531E-005</text:p>
          </table:table-cell>
          <table:table-cell table:number-columns-repeated="7"/>
        </table:table-row>
        <table:table-row table:style-name="ro4">
          <table:table-cell table:formula="of:=[.A949]+[.A$4]" office:value-type="float" office:value="282.300000000005">
            <text:p>282.3</text:p>
          </table:table-cell>
          <table:table-cell table:formula="of:=[.A950]/([.$D$4]*2)" office:value-type="float" office:value="141.150000000002">
            <text:p>141.15</text:p>
          </table:table-cell>
          <table:table-cell table:formula="of:=SQRT(ABS([.$D$2]^2-[.B950]^2))" office:value-type="float" office:value="85.4498537154939">
            <text:p>85.4498537155</text:p>
          </table:table-cell>
          <table:table-cell table:formula="of:=([.$C$10]-[.C950])*[.$B$4]" office:value-type="float" office:value="100220.570838014">
            <text:p>100220.570838014</text:p>
          </table:table-cell>
          <table:table-cell table:formula="of:=ROUND([.D950])" office:value-type="float" office:value="100221">
            <text:p>100221</text:p>
          </table:table-cell>
          <table:table-cell table:formula="of:=([.$C$8]-([.E950]*[.$C$4]))" office:value-type="float" office:value="85.44958125">
            <text:p>85.44958125</text:p>
          </table:table-cell>
          <table:table-cell table:style-name="ce6" table:formula="of:=SQRT(ABS([.$D$2]^2-[.F950]^2))" office:value-type="float" office:value="141.150164945705">
            <text:p>141.1501649457</text:p>
          </table:table-cell>
          <table:table-cell table:formula="of:=ABS([.B950]-[.G950])" office:value-type="float" office:value="0.000164945702238128">
            <text:p>0.0001649457</text:p>
          </table:table-cell>
          <table:table-cell table:number-columns-repeated="7"/>
        </table:table-row>
        <table:table-row table:style-name="ro4">
          <table:table-cell table:formula="of:=[.A950]+[.A$4]" office:value-type="float" office:value="282.600000000005">
            <text:p>282.6</text:p>
          </table:table-cell>
          <table:table-cell table:formula="of:=[.A951]/([.$D$4]*2)" office:value-type="float" office:value="141.300000000003">
            <text:p>141.3</text:p>
          </table:table-cell>
          <table:table-cell table:formula="of:=SQRT(ABS([.$D$2]^2-[.B951]^2))" office:value-type="float" office:value="85.2015844923045">
            <text:p>85.2015844923</text:p>
          </table:table-cell>
          <table:table-cell table:formula="of:=([.$C$10]-[.C951])*[.$B$4]" office:value-type="float" office:value="100533.350961718">
            <text:p>100533.350961718</text:p>
          </table:table-cell>
          <table:table-cell table:formula="of:=ROUND([.D951])" office:value-type="float" office:value="100533">
            <text:p>100533</text:p>
          </table:table-cell>
          <table:table-cell table:formula="of:=([.$C$8]-([.E951]*[.$C$4]))" office:value-type="float" office:value="85.20193125">
            <text:p>85.20193125</text:p>
          </table:table-cell>
          <table:table-cell table:style-name="ce6" table:formula="of:=SQRT(ABS([.$D$2]^2-[.F951]^2))" office:value-type="float" office:value="141.299790910214">
            <text:p>141.2997909102</text:p>
          </table:table-cell>
          <table:table-cell table:formula="of:=ABS([.B951]-[.G951])" office:value-type="float" office:value="0.00020908978819989">
            <text:p>0.0002090898</text:p>
          </table:table-cell>
          <table:table-cell table:number-columns-repeated="7"/>
        </table:table-row>
        <table:table-row table:style-name="ro4">
          <table:table-cell table:formula="of:=[.A951]+[.A$4]" office:value-type="float" office:value="282.900000000005">
            <text:p>282.9</text:p>
          </table:table-cell>
          <table:table-cell table:formula="of:=[.A952]/([.$D$4]*2)" office:value-type="float" office:value="141.450000000003">
            <text:p>141.45</text:p>
          </table:table-cell>
          <table:table-cell table:formula="of:=SQRT(ABS([.$D$2]^2-[.B952]^2))" office:value-type="float" office:value="84.9523248651813">
            <text:p>84.9523248652</text:p>
          </table:table-cell>
          <table:table-cell table:formula="of:=([.$C$10]-[.C952])*[.$B$4]" office:value-type="float" office:value="100847.378838408">
            <text:p>100847.378838408</text:p>
          </table:table-cell>
          <table:table-cell table:formula="of:=ROUND([.D952])" office:value-type="float" office:value="100847">
            <text:p>100847</text:p>
          </table:table-cell>
          <table:table-cell table:formula="of:=([.$C$8]-([.E952]*[.$C$4]))" office:value-type="float" office:value="84.95269375">
            <text:p>84.95269375</text:p>
          </table:table-cell>
          <table:table-cell table:style-name="ce6" table:formula="of:=SQRT(ABS([.$D$2]^2-[.F952]^2))" office:value-type="float" office:value="141.449778453763">
            <text:p>141.4497784538</text:p>
          </table:table-cell>
          <table:table-cell table:formula="of:=ABS([.B952]-[.G952])" office:value-type="float" office:value="0.000221546239231429">
            <text:p>0.0002215462</text:p>
          </table:table-cell>
          <table:table-cell table:number-columns-repeated="7"/>
        </table:table-row>
        <table:table-row table:style-name="ro4">
          <table:table-cell table:formula="of:=[.A952]+[.A$4]" office:value-type="float" office:value="283.200000000005">
            <text:p>283.2</text:p>
          </table:table-cell>
          <table:table-cell table:formula="of:=[.A953]/([.$D$4]*2)" office:value-type="float" office:value="141.600000000003">
            <text:p>141.6</text:p>
          </table:table-cell>
          <table:table-cell table:formula="of:=SQRT(ABS([.$D$2]^2-[.B953]^2))" office:value-type="float" office:value="84.7020660904992">
            <text:p>84.7020660905</text:p>
          </table:table-cell>
          <table:table-cell table:formula="of:=([.$C$10]-[.C953])*[.$B$4]" office:value-type="float" office:value="101162.665483677">
            <text:p>101162.665483677</text:p>
          </table:table-cell>
          <table:table-cell table:formula="of:=ROUND([.D953])" office:value-type="float" office:value="101163">
            <text:p>101163</text:p>
          </table:table-cell>
          <table:table-cell table:formula="of:=([.$C$8]-([.E953]*[.$C$4]))" office:value-type="float" office:value="84.70186875">
            <text:p>84.70186875</text:p>
          </table:table-cell>
          <table:table-cell table:style-name="ce6" table:formula="of:=SQRT(ABS([.$D$2]^2-[.F953]^2))" office:value-type="float" office:value="141.600118044646">
            <text:p>141.6001180446</text:p>
          </table:table-cell>
          <table:table-cell table:formula="of:=ABS([.B953]-[.G953])" office:value-type="float" office:value="0.000118044643841131">
            <text:p>0.0001180446</text:p>
          </table:table-cell>
          <table:table-cell table:number-columns-repeated="7"/>
        </table:table-row>
        <table:table-row table:style-name="ro4">
          <table:table-cell table:formula="of:=[.A953]+[.A$4]" office:value-type="float" office:value="283.500000000005">
            <text:p>283.5</text:p>
          </table:table-cell>
          <table:table-cell table:formula="of:=[.A954]/([.$D$4]*2)" office:value-type="float" office:value="141.750000000003">
            <text:p>141.75</text:p>
          </table:table-cell>
          <table:table-cell table:formula="of:=SQRT(ABS([.$D$2]^2-[.B954]^2))" office:value-type="float" office:value="84.4507992857338">
            <text:p>84.4507992857</text:p>
          </table:table-cell>
          <table:table-cell table:formula="of:=([.$C$10]-[.C954])*[.$B$4]" office:value-type="float" office:value="101479.222088106">
            <text:p>101479.222088106</text:p>
          </table:table-cell>
          <table:table-cell table:formula="of:=ROUND([.D954])" office:value-type="float" office:value="101479">
            <text:p>101479</text:p>
          </table:table-cell>
          <table:table-cell table:formula="of:=([.$C$8]-([.E954]*[.$C$4]))" office:value-type="float" office:value="84.45104375">
            <text:p>84.45104375</text:p>
          </table:table-cell>
          <table:table-cell table:style-name="ce6" table:formula="of:=SQRT(ABS([.$D$2]^2-[.F954]^2))" office:value-type="float" office:value="141.749854354548">
            <text:p>141.7498543545</text:p>
          </table:table-cell>
          <table:table-cell table:formula="of:=ABS([.B954]-[.G954])" office:value-type="float" office:value="0.000145645454438181">
            <text:p>0.0001456455</text:p>
          </table:table-cell>
          <table:table-cell table:number-columns-repeated="7"/>
        </table:table-row>
        <table:table-row table:style-name="ro4">
          <table:table-cell table:formula="of:=[.A954]+[.A$4]" office:value-type="float" office:value="283.800000000005">
            <text:p>283.8</text:p>
          </table:table-cell>
          <table:table-cell table:formula="of:=[.A955]/([.$D$4]*2)" office:value-type="float" office:value="141.900000000003">
            <text:p>141.9</text:p>
          </table:table-cell>
          <table:table-cell table:formula="of:=SQRT(ABS([.$D$2]^2-[.B955]^2))" office:value-type="float" office:value="84.1985154263381">
            <text:p>84.1985154263</text:p>
          </table:table-cell>
          <table:table-cell table:formula="of:=([.$C$10]-[.C955])*[.$B$4]" office:value-type="float" office:value="101797.060021203">
            <text:p>101797.060021203</text:p>
          </table:table-cell>
          <table:table-cell table:formula="of:=ROUND([.D955])" office:value-type="float" office:value="101797">
            <text:p>101797</text:p>
          </table:table-cell>
          <table:table-cell table:formula="of:=([.$C$8]-([.E955]*[.$C$4]))" office:value-type="float" office:value="84.19863125">
            <text:p>84.19863125</text:p>
          </table:table-cell>
          <table:table-cell table:style-name="ce6" table:formula="of:=SQRT(ABS([.$D$2]^2-[.F955]^2))" office:value-type="float" office:value="141.899931274214">
            <text:p>141.8999312742</text:p>
          </table:table-cell>
          <table:table-cell table:formula="of:=ABS([.B955]-[.G955])" office:value-type="float" office:value="0.0000687257889921966">
            <text:p>6.87257889921966E-005</text:p>
          </table:table-cell>
          <table:table-cell table:number-columns-repeated="7"/>
        </table:table-row>
        <table:table-row table:style-name="ro4">
          <table:table-cell table:formula="of:=[.A955]+[.A$4]" office:value-type="float" office:value="284.100000000005">
            <text:p>284.1</text:p>
          </table:table-cell>
          <table:table-cell table:formula="of:=[.A956]/([.$D$4]*2)" office:value-type="float" office:value="142.050000000003">
            <text:p>142.05</text:p>
          </table:table-cell>
          <table:table-cell table:formula="of:=SQRT(ABS([.$D$2]^2-[.B956]^2))" office:value-type="float" office:value="83.9452053425286">
            <text:p>83.9452053425</text:p>
          </table:table-cell>
          <table:table-cell table:formula="of:=([.$C$10]-[.C956])*[.$B$4]" office:value-type="float" office:value="102116.190835451">
            <text:p>102116.190835451</text:p>
          </table:table-cell>
          <table:table-cell table:formula="of:=ROUND([.D956])" office:value-type="float" office:value="102116">
            <text:p>102116</text:p>
          </table:table-cell>
          <table:table-cell table:formula="of:=([.$C$8]-([.E956]*[.$C$4]))" office:value-type="float" office:value="83.945425">
            <text:p>83.945425</text:p>
          </table:table-cell>
          <table:table-cell table:style-name="ce6" table:formula="of:=SQRT(ABS([.$D$2]^2-[.F956]^2))" office:value-type="float" office:value="142.049870192019">
            <text:p>142.049870192</text:p>
          </table:table-cell>
          <table:table-cell table:formula="of:=ABS([.B956]-[.G956])" office:value-type="float" office:value="0.00012980798376816">
            <text:p>0.000129808</text:p>
          </table:table-cell>
          <table:table-cell table:number-columns-repeated="7"/>
        </table:table-row>
        <table:table-row table:style-name="ro4">
          <table:table-cell table:formula="of:=[.A956]+[.A$4]" office:value-type="float" office:value="284.400000000005">
            <text:p>284.4</text:p>
          </table:table-cell>
          <table:table-cell table:formula="of:=[.A957]/([.$D$4]*2)" office:value-type="float" office:value="142.200000000003">
            <text:p>142.2</text:p>
          </table:table-cell>
          <table:table-cell table:formula="of:=SQRT(ABS([.$D$2]^2-[.B957]^2))" office:value-type="float" office:value="83.6908597159766">
            <text:p>83.690859716</text:p>
          </table:table-cell>
          <table:table-cell table:formula="of:=([.$C$10]-[.C957])*[.$B$4]" office:value-type="float" office:value="102436.626270477">
            <text:p>102436.626270477</text:p>
          </table:table-cell>
          <table:table-cell table:formula="of:=ROUND([.D957])" office:value-type="float" office:value="102437">
            <text:p>102437</text:p>
          </table:table-cell>
          <table:table-cell table:formula="of:=([.$C$8]-([.E957]*[.$C$4]))" office:value-type="float" office:value="83.69063125">
            <text:p>83.69063125</text:p>
          </table:table-cell>
          <table:table-cell table:style-name="ce6" table:formula="of:=SQRT(ABS([.$D$2]^2-[.F957]^2))" office:value-type="float" office:value="142.200134461879">
            <text:p>142.2001344619</text:p>
          </table:table-cell>
          <table:table-cell table:formula="of:=ABS([.B957]-[.G957])" office:value-type="float" office:value="0.000134461876683645">
            <text:p>0.0001344619</text:p>
          </table:table-cell>
          <table:table-cell table:number-columns-repeated="7"/>
        </table:table-row>
        <table:table-row table:style-name="ro4">
          <table:table-cell table:formula="of:=[.A957]+[.A$4]" office:value-type="float" office:value="284.700000000005">
            <text:p>284.7</text:p>
          </table:table-cell>
          <table:table-cell table:formula="of:=[.A958]/([.$D$4]*2)" office:value-type="float" office:value="142.350000000003">
            <text:p>142.35</text:p>
          </table:table-cell>
          <table:table-cell table:formula="of:=SQRT(ABS([.$D$2]^2-[.B958]^2))" office:value-type="float" office:value="83.4354690764023">
            <text:p>83.4354690764</text:p>
          </table:table-cell>
          <table:table-cell table:formula="of:=([.$C$10]-[.C958])*[.$B$4]" office:value-type="float" office:value="102758.378257342">
            <text:p>102758.378257342</text:p>
          </table:table-cell>
          <table:table-cell table:formula="of:=ROUND([.D958])" office:value-type="float" office:value="102758">
            <text:p>102758</text:p>
          </table:table-cell>
          <table:table-cell table:formula="of:=([.$C$8]-([.E958]*[.$C$4]))" office:value-type="float" office:value="83.4358375">
            <text:p>83.4358375</text:p>
          </table:table-cell>
          <table:table-cell table:style-name="ce6" table:formula="of:=SQRT(ABS([.$D$2]^2-[.F958]^2))" office:value-type="float" office:value="142.349784055592">
            <text:p>142.3497840556</text:p>
          </table:table-cell>
          <table:table-cell table:formula="of:=ABS([.B958]-[.G958])" office:value-type="float" office:value="0.000215944410825841">
            <text:p>0.0002159444</text:p>
          </table:table-cell>
          <table:table-cell table:number-columns-repeated="7"/>
        </table:table-row>
        <table:table-row table:style-name="ro4">
          <table:table-cell table:formula="of:=[.A958]+[.A$4]" office:value-type="float" office:value="285.000000000005">
            <text:p>285</text:p>
          </table:table-cell>
          <table:table-cell table:formula="of:=[.A959]/([.$D$4]*2)" office:value-type="float" office:value="142.500000000003">
            <text:p>142.5</text:p>
          </table:table-cell>
          <table:table-cell table:formula="of:=SQRT(ABS([.$D$2]^2-[.B959]^2))" office:value-type="float" office:value="83.1790237980663">
            <text:p>83.1790237981</text:p>
          </table:table-cell>
          <table:table-cell table:formula="of:=([.$C$10]-[.C959])*[.$B$4]" office:value-type="float" office:value="103081.458922962">
            <text:p>103081.458922962</text:p>
          </table:table-cell>
          <table:table-cell table:formula="of:=ROUND([.D959])" office:value-type="float" office:value="103081">
            <text:p>103081</text:p>
          </table:table-cell>
          <table:table-cell table:formula="of:=([.$C$8]-([.E959]*[.$C$4]))" office:value-type="float" office:value="83.17945625">
            <text:p>83.17945625</text:p>
          </table:table-cell>
          <table:table-cell table:style-name="ce6" table:formula="of:=SQRT(ABS([.$D$2]^2-[.F959]^2))" office:value-type="float" office:value="142.499747571546">
            <text:p>142.4997475715</text:p>
          </table:table-cell>
          <table:table-cell table:formula="of:=ABS([.B959]-[.G959])" office:value-type="float" office:value="0.000252428456519738">
            <text:p>0.0002524285</text:p>
          </table:table-cell>
          <table:table-cell table:number-columns-repeated="7"/>
        </table:table-row>
        <table:table-row table:style-name="ro4">
          <table:table-cell table:formula="of:=[.A959]+[.A$4]" office:value-type="float" office:value="285.300000000005">
            <text:p>285.3</text:p>
          </table:table-cell>
          <table:table-cell table:formula="of:=[.A960]/([.$D$4]*2)" office:value-type="float" office:value="142.650000000003">
            <text:p>142.65</text:p>
          </table:table-cell>
          <table:table-cell table:formula="of:=SQRT(ABS([.$D$2]^2-[.B960]^2))" office:value-type="float" office:value="82.9215140961577">
            <text:p>82.9215140962</text:p>
          </table:table-cell>
          <table:table-cell table:formula="of:=([.$C$10]-[.C960])*[.$B$4]" office:value-type="float" office:value="103405.880594658">
            <text:p>103405.880594658</text:p>
          </table:table-cell>
          <table:table-cell table:formula="of:=ROUND([.D960])" office:value-type="float" office:value="103406">
            <text:p>103406</text:p>
          </table:table-cell>
          <table:table-cell table:formula="of:=([.$C$8]-([.E960]*[.$C$4]))" office:value-type="float" office:value="82.9214875">
            <text:p>82.9214875</text:p>
          </table:table-cell>
          <table:table-cell table:style-name="ce6" table:formula="of:=SQRT(ABS([.$D$2]^2-[.F960]^2))" office:value-type="float" office:value="142.650015460172">
            <text:p>142.6500154602</text:p>
          </table:table-cell>
          <table:table-cell table:formula="of:=ABS([.B960]-[.G960])" office:value-type="float" office:value="0.0000154601695783185">
            <text:p>1.54601695783185E-005</text:p>
          </table:table-cell>
          <table:table-cell table:number-columns-repeated="7"/>
        </table:table-row>
        <table:table-row table:style-name="ro4">
          <table:table-cell table:formula="of:=[.A960]+[.A$4]" office:value-type="float" office:value="285.600000000005">
            <text:p>285.6</text:p>
          </table:table-cell>
          <table:table-cell table:formula="of:=[.A961]/([.$D$4]*2)" office:value-type="float" office:value="142.800000000003">
            <text:p>142.8</text:p>
          </table:table-cell>
          <table:table-cell table:formula="of:=SQRT(ABS([.$D$2]^2-[.B961]^2))" office:value-type="float" office:value="82.6629300230719">
            <text:p>82.6629300231</text:p>
          </table:table-cell>
          <table:table-cell table:formula="of:=([.$C$10]-[.C961])*[.$B$4]" office:value-type="float" office:value="103731.655804845">
            <text:p>103731.655804845</text:p>
          </table:table-cell>
          <table:table-cell table:formula="of:=ROUND([.D961])" office:value-type="float" office:value="103732">
            <text:p>103732</text:p>
          </table:table-cell>
          <table:table-cell table:formula="of:=([.$C$8]-([.E961]*[.$C$4]))" office:value-type="float" office:value="82.662725">
            <text:p>82.662725</text:p>
          </table:table-cell>
          <table:table-cell table:style-name="ce6" table:formula="of:=SQRT(ABS([.$D$2]^2-[.F961]^2))" office:value-type="float" office:value="142.800118681934">
            <text:p>142.8001186819</text:p>
          </table:table-cell>
          <table:table-cell table:formula="of:=ABS([.B961]-[.G961])" office:value-type="float" office:value="0.000118681931240872">
            <text:p>0.0001186819</text:p>
          </table:table-cell>
          <table:table-cell table:number-columns-repeated="7"/>
        </table:table-row>
        <table:table-row table:style-name="ro4">
          <table:table-cell table:formula="of:=[.A961]+[.A$4]" office:value-type="float" office:value="285.900000000005">
            <text:p>285.9</text:p>
          </table:table-cell>
          <table:table-cell table:formula="of:=[.A962]/([.$D$4]*2)" office:value-type="float" office:value="142.950000000003">
            <text:p>142.95</text:p>
          </table:table-cell>
          <table:table-cell table:formula="of:=SQRT(ABS([.$D$2]^2-[.B962]^2))" office:value-type="float" office:value="82.403261464576">
            <text:p>82.4032614646</text:p>
          </table:table-cell>
          <table:table-cell table:formula="of:=([.$C$10]-[.C962])*[.$B$4]" office:value-type="float" office:value="104058.797295864">
            <text:p>104058.797295864</text:p>
          </table:table-cell>
          <table:table-cell table:formula="of:=ROUND([.D962])" office:value-type="float" office:value="104059">
            <text:p>104059</text:p>
          </table:table-cell>
          <table:table-cell table:formula="of:=([.$C$8]-([.E962]*[.$C$4]))" office:value-type="float" office:value="82.40316875">
            <text:p>82.40316875</text:p>
          </table:table-cell>
          <table:table-cell table:style-name="ce6" table:formula="of:=SQRT(ABS([.$D$2]^2-[.F962]^2))" office:value-type="float" office:value="142.950053445107">
            <text:p>142.9500534451</text:p>
          </table:table-cell>
          <table:table-cell table:formula="of:=ABS([.B962]-[.G962])" office:value-type="float" office:value="0.0000534451046974027">
            <text:p>5.34451046974027E-005</text:p>
          </table:table-cell>
          <table:table-cell table:number-columns-repeated="7"/>
        </table:table-row>
        <table:table-row table:style-name="ro4">
          <table:table-cell table:formula="of:=[.A962]+[.A$4]" office:value-type="float" office:value="286.200000000005">
            <text:p>286.2</text:p>
          </table:table-cell>
          <table:table-cell table:formula="of:=[.A963]/([.$D$4]*2)" office:value-type="float" office:value="143.100000000003">
            <text:p>143.1</text:p>
          </table:table-cell>
          <table:table-cell table:formula="of:=SQRT(ABS([.$D$2]^2-[.B963]^2))" office:value-type="float" office:value="82.142498135857">
            <text:p>82.1424981359</text:p>
          </table:table-cell>
          <table:table-cell table:formula="of:=([.$C$10]-[.C963])*[.$B$4]" office:value-type="float" office:value="104387.318024958">
            <text:p>104387.318024958</text:p>
          </table:table-cell>
          <table:table-cell table:formula="of:=ROUND([.D963])" office:value-type="float" office:value="104387">
            <text:p>104387</text:p>
          </table:table-cell>
          <table:table-cell table:formula="of:=([.$C$8]-([.E963]*[.$C$4]))" office:value-type="float" office:value="82.14281875">
            <text:p>82.14281875</text:p>
          </table:table-cell>
          <table:table-cell table:style-name="ce6" table:formula="of:=SQRT(ABS([.$D$2]^2-[.F963]^2))" office:value-type="float" office:value="143.099815960066">
            <text:p>143.0998159601</text:p>
          </table:table-cell>
          <table:table-cell table:formula="of:=ABS([.B963]-[.G963])" office:value-type="float" office:value="0.00018403993695415">
            <text:p>0.0001840399</text:p>
          </table:table-cell>
          <table:table-cell table:number-columns-repeated="7"/>
        </table:table-row>
        <table:table-row table:style-name="ro4">
          <table:table-cell table:formula="of:=[.A963]+[.A$4]" office:value-type="float" office:value="286.500000000005">
            <text:p>286.5</text:p>
          </table:table-cell>
          <table:table-cell table:formula="of:=[.A964]/([.$D$4]*2)" office:value-type="float" office:value="143.250000000003">
            <text:p>143.25</text:p>
          </table:table-cell>
          <table:table-cell table:formula="of:=SQRT(ABS([.$D$2]^2-[.B964]^2))" office:value-type="float" office:value="81.8806295774481">
            <text:p>81.8806295774</text:p>
          </table:table-cell>
          <table:table-cell table:formula="of:=([.$C$10]-[.C964])*[.$B$4]" office:value-type="float" office:value="104717.231169411">
            <text:p>104717.231169411</text:p>
          </table:table-cell>
          <table:table-cell table:formula="of:=ROUND([.D964])" office:value-type="float" office:value="104717">
            <text:p>104717</text:p>
          </table:table-cell>
          <table:table-cell table:formula="of:=([.$C$8]-([.E964]*[.$C$4]))" office:value-type="float" office:value="81.88088125">
            <text:p>81.88088125</text:p>
          </table:table-cell>
          <table:table-cell table:style-name="ce6" table:formula="of:=SQRT(ABS([.$D$2]^2-[.F964]^2))" office:value-type="float" office:value="143.249856145559">
            <text:p>143.2498561456</text:p>
          </table:table-cell>
          <table:table-cell table:formula="of:=ABS([.B964]-[.G964])" office:value-type="float" office:value="0.000143854443365399">
            <text:p>0.0001438544</text:p>
          </table:table-cell>
          <table:table-cell table:number-columns-repeated="7"/>
        </table:table-row>
        <table:table-row table:style-name="ro4">
          <table:table-cell table:formula="of:=[.A964]+[.A$4]" office:value-type="float" office:value="286.800000000005">
            <text:p>286.8</text:p>
          </table:table-cell>
          <table:table-cell table:formula="of:=[.A965]/([.$D$4]*2)" office:value-type="float" office:value="143.400000000003">
            <text:p>143.4</text:p>
          </table:table-cell>
          <table:table-cell table:formula="of:=SQRT(ABS([.$D$2]^2-[.B965]^2))" office:value-type="float" office:value="81.6176451510288">
            <text:p>81.617645151</text:p>
          </table:table-cell>
          <table:table-cell table:formula="of:=([.$C$10]-[.C965])*[.$B$4]" office:value-type="float" office:value="105048.550131829">
            <text:p>105048.550131829</text:p>
          </table:table-cell>
          <table:table-cell table:formula="of:=ROUND([.D965])" office:value-type="float" office:value="105049">
            <text:p>105049</text:p>
          </table:table-cell>
          <table:table-cell table:formula="of:=([.$C$8]-([.E965]*[.$C$4]))" office:value-type="float" office:value="81.61735625">
            <text:p>81.61735625</text:p>
          </table:table-cell>
          <table:table-cell table:style-name="ce6" table:formula="of:=SQRT(ABS([.$D$2]^2-[.F965]^2))" office:value-type="float" office:value="143.400164430731">
            <text:p>143.4001644307</text:p>
          </table:table-cell>
          <table:table-cell table:formula="of:=ABS([.B965]-[.G965])" office:value-type="float" office:value="0.000164430728062825">
            <text:p>0.0001644307</text:p>
          </table:table-cell>
          <table:table-cell table:number-columns-repeated="7"/>
        </table:table-row>
        <table:table-row table:style-name="ro4">
          <table:table-cell table:formula="of:=[.A965]+[.A$4]" office:value-type="float" office:value="287.100000000005">
            <text:p>287.1</text:p>
          </table:table-cell>
          <table:table-cell table:formula="of:=[.A966]/([.$D$4]*2)" office:value-type="float" office:value="143.550000000003">
            <text:p>143.55</text:p>
          </table:table-cell>
          <table:table-cell table:formula="of:=SQRT(ABS([.$D$2]^2-[.B966]^2))" office:value-type="float" office:value="81.3535340350944">
            <text:p>81.3535340351</text:p>
          </table:table-cell>
          <table:table-cell table:formula="of:=([.$C$10]-[.C966])*[.$B$4]" office:value-type="float" office:value="105381.288545604">
            <text:p>105381.288545604</text:p>
          </table:table-cell>
          <table:table-cell table:formula="of:=ROUND([.D966])" office:value-type="float" office:value="105381">
            <text:p>105381</text:p>
          </table:table-cell>
          <table:table-cell table:formula="of:=([.$C$8]-([.E966]*[.$C$4]))" office:value-type="float" office:value="81.35383125">
            <text:p>81.35383125</text:p>
          </table:table-cell>
          <table:table-cell table:style-name="ce6" table:formula="of:=SQRT(ABS([.$D$2]^2-[.F966]^2))" office:value-type="float" office:value="143.549831560147">
            <text:p>143.5498315601</text:p>
          </table:table-cell>
          <table:table-cell table:formula="of:=ABS([.B966]-[.G966])" office:value-type="float" office:value="0.000168439855741553">
            <text:p>0.0001684399</text:p>
          </table:table-cell>
          <table:table-cell table:number-columns-repeated="7"/>
        </table:table-row>
        <table:table-row table:style-name="ro4">
          <table:table-cell table:formula="of:=[.A966]+[.A$4]" office:value-type="float" office:value="287.400000000005">
            <text:p>287.4</text:p>
          </table:table-cell>
          <table:table-cell table:formula="of:=[.A967]/([.$D$4]*2)" office:value-type="float" office:value="143.700000000003">
            <text:p>143.7</text:p>
          </table:table-cell>
          <table:table-cell table:formula="of:=SQRT(ABS([.$D$2]^2-[.B967]^2))" office:value-type="float" office:value="81.0882852204883">
            <text:p>81.0882852205</text:p>
          </table:table-cell>
          <table:table-cell table:formula="of:=([.$C$10]-[.C967])*[.$B$4]" office:value-type="float" office:value="105715.460280541">
            <text:p>105715.460280541</text:p>
          </table:table-cell>
          <table:table-cell table:formula="of:=ROUND([.D967])" office:value-type="float" office:value="105715">
            <text:p>105715</text:p>
          </table:table-cell>
          <table:table-cell table:formula="of:=([.$C$8]-([.E967]*[.$C$4]))" office:value-type="float" office:value="81.08871875">
            <text:p>81.08871875</text:p>
          </table:table-cell>
          <table:table-cell table:style-name="ce6" table:formula="of:=SQRT(ABS([.$D$2]^2-[.F967]^2))" office:value-type="float" office:value="143.699755363339">
            <text:p>143.6997553633</text:p>
          </table:table-cell>
          <table:table-cell table:formula="of:=ABS([.B967]-[.G967])" office:value-type="float" office:value="0.000244636663836673">
            <text:p>0.0002446367</text:p>
          </table:table-cell>
          <table:table-cell table:number-columns-repeated="7"/>
        </table:table-row>
        <table:table-row table:style-name="ro4">
          <table:table-cell table:formula="of:=[.A967]+[.A$4]" office:value-type="float" office:value="287.700000000005">
            <text:p>287.7</text:p>
          </table:table-cell>
          <table:table-cell table:formula="of:=[.A968]/([.$D$4]*2)" office:value-type="float" office:value="143.850000000003">
            <text:p>143.85</text:p>
          </table:table-cell>
          <table:table-cell table:formula="of:=SQRT(ABS([.$D$2]^2-[.B968]^2))" office:value-type="float" office:value="80.8218875057942">
            <text:p>80.8218875058</text:p>
          </table:table-cell>
          <table:table-cell table:formula="of:=([.$C$10]-[.C968])*[.$B$4]" office:value-type="float" office:value="106051.07944866">
            <text:p>106051.07944866</text:p>
          </table:table-cell>
          <table:table-cell table:formula="of:=ROUND([.D968])" office:value-type="float" office:value="106051">
            <text:p>106051</text:p>
          </table:table-cell>
          <table:table-cell table:formula="of:=([.$C$8]-([.E968]*[.$C$4]))" office:value-type="float" office:value="80.82201875">
            <text:p>80.82201875</text:p>
          </table:table-cell>
          <table:table-cell table:style-name="ce6" table:formula="of:=SQRT(ABS([.$D$2]^2-[.F968]^2))" office:value-type="float" office:value="143.849926260581">
            <text:p>143.8499262606</text:p>
          </table:table-cell>
          <table:table-cell table:formula="of:=ABS([.B968]-[.G968])" office:value-type="float" office:value="0.000073739421367236">
            <text:p>7.3739421367236E-005</text:p>
          </table:table-cell>
          <table:table-cell table:number-columns-repeated="7"/>
        </table:table-row>
        <table:table-row table:style-name="ro4">
          <table:table-cell table:formula="of:=[.A968]+[.A$4]" office:value-type="float" office:value="288.000000000005">
            <text:p>288</text:p>
          </table:table-cell>
          <table:table-cell table:formula="of:=[.A969]/([.$D$4]*2)" office:value-type="float" office:value="144.000000000003">
            <text:p>144</text:p>
          </table:table-cell>
          <table:table-cell table:formula="of:=SQRT(ABS([.$D$2]^2-[.B969]^2))" office:value-type="float" office:value="80.5543294925807">
            <text:p>80.5543294926</text:p>
          </table:table-cell>
          <table:table-cell table:formula="of:=([.$C$10]-[.C969])*[.$B$4]" office:value-type="float" office:value="106388.160410188">
            <text:p>106388.160410188</text:p>
          </table:table-cell>
          <table:table-cell table:formula="of:=ROUND([.D969])" office:value-type="float" office:value="106388">
            <text:p>106388</text:p>
          </table:table-cell>
          <table:table-cell table:formula="of:=([.$C$8]-([.E969]*[.$C$4]))" office:value-type="float" office:value="80.554525">
            <text:p>80.554525</text:p>
          </table:table-cell>
          <table:table-cell table:style-name="ce6" table:formula="of:=SQRT(ABS([.$D$2]^2-[.F969]^2))" office:value-type="float" office:value="143.999890631988">
            <text:p>143.999890632</text:p>
          </table:table-cell>
          <table:table-cell table:formula="of:=ABS([.B969]-[.G969])" office:value-type="float" office:value="0.00010936801504613">
            <text:p>0.000109368</text:p>
          </table:table-cell>
          <table:table-cell table:number-columns-repeated="7"/>
        </table:table-row>
        <table:table-row table:style-name="ro4">
          <table:table-cell table:formula="of:=[.A969]+[.A$4]" office:value-type="float" office:value="288.300000000005">
            <text:p>288.3</text:p>
          </table:table-cell>
          <table:table-cell table:formula="of:=[.A970]/([.$D$4]*2)" office:value-type="float" office:value="144.150000000003">
            <text:p>144.15</text:p>
          </table:table-cell>
          <table:table-cell table:formula="of:=SQRT(ABS([.$D$2]^2-[.B970]^2))" office:value-type="float" office:value="80.285599580493">
            <text:p>80.2855995805</text:p>
          </table:table-cell>
          <table:table-cell table:formula="of:=([.$C$10]-[.C970])*[.$B$4]" office:value-type="float" office:value="106726.717779748">
            <text:p>106726.717779748</text:p>
          </table:table-cell>
          <table:table-cell table:formula="of:=ROUND([.D970])" office:value-type="float" office:value="106727">
            <text:p>106727</text:p>
          </table:table-cell>
          <table:table-cell table:formula="of:=([.$C$8]-([.E970]*[.$C$4]))" office:value-type="float" office:value="80.28544375">
            <text:p>80.28544375</text:p>
          </table:table-cell>
          <table:table-cell table:style-name="ce6" table:formula="of:=SQRT(ABS([.$D$2]^2-[.F970]^2))" office:value-type="float" office:value="144.150086791044">
            <text:p>144.150086791</text:p>
          </table:table-cell>
          <table:table-cell table:formula="of:=ABS([.B970]-[.G970])" office:value-type="float" office:value="0.0000867910416388895">
            <text:p>0.000086791</text:p>
          </table:table-cell>
          <table:table-cell table:number-columns-repeated="7"/>
        </table:table-row>
        <table:table-row table:style-name="ro4">
          <table:table-cell table:formula="of:=[.A970]+[.A$4]" office:value-type="float" office:value="288.600000000005">
            <text:p>288.6</text:p>
          </table:table-cell>
          <table:table-cell table:formula="of:=[.A971]/([.$D$4]*2)" office:value-type="float" office:value="144.300000000003">
            <text:p>144.3</text:p>
          </table:table-cell>
          <table:table-cell table:formula="of:=SQRT(ABS([.$D$2]^2-[.B971]^2))" office:value-type="float" office:value="80.0156859621865">
            <text:p>80.0156859622</text:p>
          </table:table-cell>
          <table:table-cell table:formula="of:=([.$C$10]-[.C971])*[.$B$4]" office:value-type="float" office:value="107066.766432732">
            <text:p>107066.766432732</text:p>
          </table:table-cell>
          <table:table-cell table:formula="of:=ROUND([.D971])" office:value-type="float" office:value="107067">
            <text:p>107067</text:p>
          </table:table-cell>
          <table:table-cell table:formula="of:=([.$C$8]-([.E971]*[.$C$4]))" office:value-type="float" office:value="80.01556875">
            <text:p>80.01556875</text:p>
          </table:table-cell>
          <table:table-cell table:style-name="ce6" table:formula="of:=SQRT(ABS([.$D$2]^2-[.F971]^2))" office:value-type="float" office:value="144.300064995183">
            <text:p>144.3000649952</text:p>
          </table:table-cell>
          <table:table-cell table:formula="of:=ABS([.B971]-[.G971])" office:value-type="float" office:value="0.0000649951803382009">
            <text:p>6.49951803382009E-005</text:p>
          </table:table-cell>
          <table:table-cell table:number-columns-repeated="7"/>
        </table:table-row>
        <table:table-row table:style-name="ro4">
          <table:table-cell table:formula="of:=[.A971]+[.A$4]" office:value-type="float" office:value="288.900000000005">
            <text:p>288.9</text:p>
          </table:table-cell>
          <table:table-cell table:formula="of:=[.A972]/([.$D$4]*2)" office:value-type="float" office:value="144.450000000003">
            <text:p>144.45</text:p>
          </table:table-cell>
          <table:table-cell table:formula="of:=SQRT(ABS([.$D$2]^2-[.B972]^2))" office:value-type="float" office:value="79.7445766180952">
            <text:p>79.7445766181</text:p>
          </table:table-cell>
          <table:table-cell table:formula="of:=([.$C$10]-[.C972])*[.$B$4]" office:value-type="float" office:value="107408.321511902">
            <text:p>107408.321511902</text:p>
          </table:table-cell>
          <table:table-cell table:formula="of:=ROUND([.D972])" office:value-type="float" office:value="107408">
            <text:p>107408</text:p>
          </table:table-cell>
          <table:table-cell table:formula="of:=([.$C$8]-([.E972]*[.$C$4]))" office:value-type="float" office:value="79.7449">
            <text:p>79.7449</text:p>
          </table:table-cell>
          <table:table-cell table:style-name="ce6" table:formula="of:=SQRT(ABS([.$D$2]^2-[.F972]^2))" office:value-type="float" office:value="144.449821474414">
            <text:p>144.4498214744</text:p>
          </table:table-cell>
          <table:table-cell table:formula="of:=ABS([.B972]-[.G972])" office:value-type="float" office:value="0.000178525588864886">
            <text:p>0.0001785256</text:p>
          </table:table-cell>
          <table:table-cell table:number-columns-repeated="7"/>
        </table:table-row>
        <table:table-row table:style-name="ro4">
          <table:table-cell table:formula="of:=[.A972]+[.A$4]" office:value-type="float" office:value="289.200000000005">
            <text:p>289.2</text:p>
          </table:table-cell>
          <table:table-cell table:formula="of:=[.A973]/([.$D$4]*2)" office:value-type="float" office:value="144.600000000003">
            <text:p>144.6</text:p>
          </table:table-cell>
          <table:table-cell table:formula="of:=SQRT(ABS([.$D$2]^2-[.B973]^2))" office:value-type="float" office:value="79.4722593110278">
            <text:p>79.472259311</text:p>
          </table:table-cell>
          <table:table-cell table:formula="of:=([.$C$10]-[.C973])*[.$B$4]" office:value-type="float" office:value="107751.398434192">
            <text:p>107751.398434192</text:p>
          </table:table-cell>
          <table:table-cell table:formula="of:=ROUND([.D973])" office:value-type="float" office:value="107751">
            <text:p>107751</text:p>
          </table:table-cell>
          <table:table-cell table:formula="of:=([.$C$8]-([.E973]*[.$C$4]))" office:value-type="float" office:value="79.47264375">
            <text:p>79.47264375</text:p>
          </table:table-cell>
          <table:table-cell table:style-name="ce6" table:formula="of:=SQRT(ABS([.$D$2]^2-[.F973]^2))" office:value-type="float" office:value="144.599788711414">
            <text:p>144.5997887114</text:p>
          </table:table-cell>
          <table:table-cell table:formula="of:=ABS([.B973]-[.G973])" office:value-type="float" office:value="0.000211288588559455">
            <text:p>0.0002112886</text:p>
          </table:table-cell>
          <table:table-cell table:number-columns-repeated="7"/>
        </table:table-row>
        <table:table-row table:style-name="ro4">
          <table:table-cell table:formula="of:=[.A973]+[.A$4]" office:value-type="float" office:value="289.500000000005">
            <text:p>289.5</text:p>
          </table:table-cell>
          <table:table-cell table:formula="of:=[.A974]/([.$D$4]*2)" office:value-type="float" office:value="144.750000000003">
            <text:p>144.75</text:p>
          </table:table-cell>
          <table:table-cell table:formula="of:=SQRT(ABS([.$D$2]^2-[.B974]^2))" office:value-type="float" office:value="79.1987215805864">
            <text:p>79.1987215806</text:p>
          </table:table-cell>
          <table:table-cell table:formula="of:=([.$C$10]-[.C974])*[.$B$4]" office:value-type="float" office:value="108096.01289774">
            <text:p>108096.01289774</text:p>
          </table:table-cell>
          <table:table-cell table:formula="of:=ROUND([.D974])" office:value-type="float" office:value="108096">
            <text:p>108096</text:p>
          </table:table-cell>
          <table:table-cell table:formula="of:=([.$C$8]-([.E974]*[.$C$4]))" office:value-type="float" office:value="79.1988">
            <text:p>79.1988</text:p>
          </table:table-cell>
          <table:table-cell table:style-name="ce6" table:formula="of:=SQRT(ABS([.$D$2]^2-[.F974]^2))" office:value-type="float" office:value="144.749957093465">
            <text:p>144.7499570935</text:p>
          </table:table-cell>
          <table:table-cell table:formula="of:=ABS([.B974]-[.G974])" office:value-type="float" office:value="0.0000429065374873971">
            <text:p>4.29065374873971E-005</text:p>
          </table:table-cell>
          <table:table-cell table:number-columns-repeated="7"/>
        </table:table-row>
        <table:table-row table:style-name="ro4">
          <table:table-cell table:formula="of:=[.A974]+[.A$4]" office:value-type="float" office:value="289.800000000005">
            <text:p>289.8</text:p>
          </table:table-cell>
          <table:table-cell table:formula="of:=[.A975]/([.$D$4]*2)" office:value-type="float" office:value="144.900000000003">
            <text:p>144.9</text:p>
          </table:table-cell>
          <table:table-cell table:formula="of:=SQRT(ABS([.$D$2]^2-[.B975]^2))" office:value-type="float" office:value="78.9239507373981">
            <text:p>78.9239507374</text:p>
          </table:table-cell>
          <table:table-cell table:formula="of:=([.$C$10]-[.C975])*[.$B$4]" office:value-type="float" office:value="108442.180889159">
            <text:p>108442.180889159</text:p>
          </table:table-cell>
          <table:table-cell table:formula="of:=ROUND([.D975])" office:value-type="float" office:value="108442">
            <text:p>108442</text:p>
          </table:table-cell>
          <table:table-cell table:formula="of:=([.$C$8]-([.E975]*[.$C$4]))" office:value-type="float" office:value="78.9241625">
            <text:p>78.9241625</text:p>
          </table:table-cell>
          <table:table-cell table:style-name="ce6" table:formula="of:=SQRT(ABS([.$D$2]^2-[.F975]^2))" office:value-type="float" office:value="144.899884657213">
            <text:p>144.8998846572</text:p>
          </table:table-cell>
          <table:table-cell table:formula="of:=ABS([.B975]-[.G975])" office:value-type="float" office:value="0.00011534278974068">
            <text:p>0.0001153428</text:p>
          </table:table-cell>
          <table:table-cell table:number-columns-repeated="7"/>
        </table:table-row>
        <table:table-row table:style-name="ro4">
          <table:table-cell table:formula="of:=[.A975]+[.A$4]" office:value-type="float" office:value="290.100000000005">
            <text:p>290.1</text:p>
          </table:table-cell>
          <table:table-cell table:formula="of:=[.A976]/([.$D$4]*2)" office:value-type="float" office:value="145.050000000003">
            <text:p>145.05</text:p>
          </table:table-cell>
          <table:table-cell table:formula="of:=SQRT(ABS([.$D$2]^2-[.B976]^2))" office:value-type="float" office:value="78.6479338571538">
            <text:p>78.6479338572</text:p>
          </table:table-cell>
          <table:table-cell table:formula="of:=([.$C$10]-[.C976])*[.$B$4]" office:value-type="float" office:value="108789.918691041">
            <text:p>108789.918691041</text:p>
          </table:table-cell>
          <table:table-cell table:formula="of:=ROUND([.D976])" office:value-type="float" office:value="108790">
            <text:p>108790</text:p>
          </table:table-cell>
          <table:table-cell table:formula="of:=([.$C$8]-([.E976]*[.$C$4]))" office:value-type="float" office:value="78.6479375">
            <text:p>78.6479375</text:p>
          </table:table-cell>
          <table:table-cell table:style-name="ce6" table:formula="of:=SQRT(ABS([.$D$2]^2-[.F976]^2))" office:value-type="float" office:value="145.049998024806">
            <text:p>145.0499980248</text:p>
          </table:table-cell>
          <table:table-cell table:formula="of:=ABS([.B976]-[.G976])" office:value-type="float" office:value="0.00000197519707967331">
            <text:p>1.97519707967331E-006</text:p>
          </table:table-cell>
          <table:table-cell table:number-columns-repeated="7"/>
        </table:table-row>
        <table:table-row table:style-name="ro4">
          <table:table-cell table:formula="of:=[.A976]+[.A$4]" office:value-type="float" office:value="290.400000000005">
            <text:p>290.4</text:p>
          </table:table-cell>
          <table:table-cell table:formula="of:=[.A977]/([.$D$4]*2)" office:value-type="float" office:value="145.200000000003">
            <text:p>145.2</text:p>
          </table:table-cell>
          <table:table-cell table:formula="of:=SQRT(ABS([.$D$2]^2-[.B977]^2))" office:value-type="float" office:value="78.3706577744454">
            <text:p>78.3706577744</text:p>
          </table:table-cell>
          <table:table-cell table:formula="of:=([.$C$10]-[.C977])*[.$B$4]" office:value-type="float" office:value="109139.242889729">
            <text:p>109139.242889729</text:p>
          </table:table-cell>
          <table:table-cell table:formula="of:=ROUND([.D977])" office:value-type="float" office:value="109139">
            <text:p>109139</text:p>
          </table:table-cell>
          <table:table-cell table:formula="of:=([.$C$8]-([.E977]*[.$C$4]))" office:value-type="float" office:value="78.37091875">
            <text:p>78.37091875</text:p>
          </table:table-cell>
          <table:table-cell table:style-name="ce6" table:formula="of:=SQRT(ABS([.$D$2]^2-[.F977]^2))" office:value-type="float" office:value="145.199859140017">
            <text:p>145.19985914</text:p>
          </table:table-cell>
          <table:table-cell table:formula="of:=ABS([.B977]-[.G977])" office:value-type="float" office:value="0.000140859985208408">
            <text:p>0.00014086</text:p>
          </table:table-cell>
          <table:table-cell table:number-columns-repeated="7"/>
        </table:table-row>
        <table:table-row table:style-name="ro4">
          <table:table-cell table:formula="of:=[.A977]+[.A$4]" office:value-type="float" office:value="290.700000000005">
            <text:p>290.7</text:p>
          </table:table-cell>
          <table:table-cell table:formula="of:=[.A978]/([.$D$4]*2)" office:value-type="float" office:value="145.350000000003">
            <text:p>145.35</text:p>
          </table:table-cell>
          <table:table-cell table:formula="of:=SQRT(ABS([.$D$2]^2-[.B978]^2))" office:value-type="float" office:value="78.0921090763928">
            <text:p>78.0921090764</text:p>
          </table:table-cell>
          <table:table-cell table:formula="of:=([.$C$10]-[.C978])*[.$B$4]" office:value-type="float" office:value="109490.170383338">
            <text:p>109490.170383338</text:p>
          </table:table-cell>
          <table:table-cell table:formula="of:=ROUND([.D978])" office:value-type="float" office:value="109490">
            <text:p>109490</text:p>
          </table:table-cell>
          <table:table-cell table:formula="of:=([.$C$8]-([.E978]*[.$C$4]))" office:value-type="float" office:value="78.0923125">
            <text:p>78.0923125</text:p>
          </table:table-cell>
          <table:table-cell table:style-name="ce6" table:formula="of:=SQRT(ABS([.$D$2]^2-[.F978]^2))" office:value-type="float" office:value="145.349890706537">
            <text:p>145.3498907065</text:p>
          </table:table-cell>
          <table:table-cell table:formula="of:=ABS([.B978]-[.G978])" office:value-type="float" office:value="0.000109293465328619">
            <text:p>0.0001092935</text:p>
          </table:table-cell>
          <table:table-cell table:number-columns-repeated="7"/>
        </table:table-row>
        <table:table-row table:style-name="ro4">
          <table:table-cell table:formula="of:=[.A978]+[.A$4]" office:value-type="float" office:value="291.000000000005">
            <text:p>291</text:p>
          </table:table-cell>
          <table:table-cell table:formula="of:=[.A979]/([.$D$4]*2)" office:value-type="float" office:value="145.500000000003">
            <text:p>145.5</text:p>
          </table:table-cell>
          <table:table-cell table:formula="of:=SQRT(ABS([.$D$2]^2-[.B979]^2))" office:value-type="float" office:value="77.8122740960527">
            <text:p>77.8122740961</text:p>
          </table:table-cell>
          <table:table-cell table:formula="of:=([.$C$10]-[.C979])*[.$B$4]" office:value-type="float" office:value="109842.718390066">
            <text:p>109842.718390066</text:p>
          </table:table-cell>
          <table:table-cell table:formula="of:=ROUND([.D979])" office:value-type="float" office:value="109843">
            <text:p>109843</text:p>
          </table:table-cell>
          <table:table-cell table:formula="of:=([.$C$8]-([.E979]*[.$C$4]))" office:value-type="float" office:value="77.81211875">
            <text:p>77.81211875</text:p>
          </table:table-cell>
          <table:table-cell table:style-name="ce6" table:formula="of:=SQRT(ABS([.$D$2]^2-[.F979]^2))" office:value-type="float" office:value="145.500083077763">
            <text:p>145.5000830778</text:p>
          </table:table-cell>
          <table:table-cell table:formula="of:=ABS([.B979]-[.G979])" office:value-type="float" office:value="0.0000830777602232047">
            <text:p>8.30777602232047E-005</text:p>
          </table:table-cell>
          <table:table-cell table:number-columns-repeated="7"/>
        </table:table-row>
        <table:table-row table:style-name="ro4">
          <table:table-cell table:formula="of:=[.A979]+[.A$4]" office:value-type="float" office:value="291.300000000005">
            <text:p>291.3</text:p>
          </table:table-cell>
          <table:table-cell table:formula="of:=[.A980]/([.$D$4]*2)" office:value-type="float" office:value="145.650000000003">
            <text:p>145.65</text:p>
          </table:table-cell>
          <table:table-cell table:formula="of:=SQRT(ABS([.$D$2]^2-[.B980]^2))" office:value-type="float" office:value="77.5311389055986">
            <text:p>77.5311389056</text:p>
          </table:table-cell>
          <table:table-cell table:formula="of:=([.$C$10]-[.C980])*[.$B$4]" office:value-type="float" office:value="110196.90445678">
            <text:p>110196.90445678</text:p>
          </table:table-cell>
          <table:table-cell table:formula="of:=ROUND([.D980])" office:value-type="float" office:value="110197">
            <text:p>110197</text:p>
          </table:table-cell>
          <table:table-cell table:formula="of:=([.$C$8]-([.E980]*[.$C$4]))" office:value-type="float" office:value="77.53113125">
            <text:p>77.53113125</text:p>
          </table:table-cell>
          <table:table-cell table:style-name="ce6" table:formula="of:=SQRT(ABS([.$D$2]^2-[.F980]^2))" office:value-type="float" office:value="145.650004075164">
            <text:p>145.6500040752</text:p>
          </table:table-cell>
          <table:table-cell table:formula="of:=ABS([.B980]-[.G980])" office:value-type="float" office:value="0.0000040751612857548">
            <text:p>4.0751612857548E-006</text:p>
          </table:table-cell>
          <table:table-cell table:number-columns-repeated="7"/>
        </table:table-row>
        <table:table-row table:style-name="ro4">
          <table:table-cell table:formula="of:=[.A980]+[.A$4]" office:value-type="float" office:value="291.600000000005">
            <text:p>291.6</text:p>
          </table:table-cell>
          <table:table-cell table:formula="of:=[.A981]/([.$D$4]*2)" office:value-type="float" office:value="145.800000000003">
            <text:p>145.8</text:p>
          </table:table-cell>
          <table:table-cell table:formula="of:=SQRT(ABS([.$D$2]^2-[.B981]^2))" office:value-type="float" office:value="77.2486893092642">
            <text:p>77.2486893093</text:p>
          </table:table-cell>
          <table:table-cell table:formula="of:=([.$C$10]-[.C981])*[.$B$4]" office:value-type="float" office:value="110552.74646791">
            <text:p>110552.74646791</text:p>
          </table:table-cell>
          <table:table-cell table:formula="of:=ROUND([.D981])" office:value-type="float" office:value="110553">
            <text:p>110553</text:p>
          </table:table-cell>
          <table:table-cell table:formula="of:=([.$C$8]-([.E981]*[.$C$4]))" office:value-type="float" office:value="77.24855625">
            <text:p>77.24855625</text:p>
          </table:table-cell>
          <table:table-cell table:style-name="ce6" table:formula="of:=SQRT(ABS([.$D$2]^2-[.F981]^2))" office:value-type="float" office:value="145.800070498236">
            <text:p>145.8000704982</text:p>
          </table:table-cell>
          <table:table-cell table:formula="of:=ABS([.B981]-[.G981])" office:value-type="float" office:value="0.0000704982333274984">
            <text:p>7.04982333274984E-005</text:p>
          </table:table-cell>
          <table:table-cell table:number-columns-repeated="7"/>
        </table:table-row>
        <table:table-row table:style-name="ro4">
          <table:table-cell table:formula="of:=[.A981]+[.A$4]" office:value-type="float" office:value="291.900000000005">
            <text:p>291.9</text:p>
          </table:table-cell>
          <table:table-cell table:formula="of:=[.A982]/([.$D$4]*2)" office:value-type="float" office:value="145.950000000003">
            <text:p>145.95</text:p>
          </table:table-cell>
          <table:table-cell table:formula="of:=SQRT(ABS([.$D$2]^2-[.B982]^2))" office:value-type="float" office:value="76.9649108360377">
            <text:p>76.964910836</text:p>
          </table:table-cell>
          <table:table-cell table:formula="of:=([.$C$10]-[.C982])*[.$B$4]" office:value-type="float" office:value="110910.262654652">
            <text:p>110910.262654652</text:p>
          </table:table-cell>
          <table:table-cell table:formula="of:=ROUND([.D982])" office:value-type="float" office:value="110910">
            <text:p>110910</text:p>
          </table:table-cell>
          <table:table-cell table:formula="of:=([.$C$8]-([.E982]*[.$C$4]))" office:value-type="float" office:value="76.9651875">
            <text:p>76.9651875</text:p>
          </table:table-cell>
          <table:table-cell table:style-name="ce6" table:formula="of:=SQRT(ABS([.$D$2]^2-[.F982]^2))" office:value-type="float" office:value="145.94985410438">
            <text:p>145.9498541044</text:p>
          </table:table-cell>
          <table:table-cell table:formula="of:=ABS([.B982]-[.G982])" office:value-type="float" office:value="0.00014589562252354">
            <text:p>0.0001458956</text:p>
          </table:table-cell>
          <table:table-cell table:number-columns-repeated="7"/>
        </table:table-row>
        <table:table-row table:style-name="ro4">
          <table:table-cell table:formula="of:=[.A982]+[.A$4]" office:value-type="float" office:value="292.200000000005">
            <text:p>292.2</text:p>
          </table:table-cell>
          <table:table-cell table:formula="of:=[.A983]/([.$D$4]*2)" office:value-type="float" office:value="146.100000000003">
            <text:p>146.1</text:p>
          </table:table-cell>
          <table:table-cell table:formula="of:=SQRT(ABS([.$D$2]^2-[.B983]^2))" office:value-type="float" office:value="76.6797887320983">
            <text:p>76.6797887321</text:p>
          </table:table-cell>
          <table:table-cell table:formula="of:=([.$C$10]-[.C983])*[.$B$4]" office:value-type="float" office:value="111269.471604497">
            <text:p>111269.471604497</text:p>
          </table:table-cell>
          <table:table-cell table:formula="of:=ROUND([.D983])" office:value-type="float" office:value="111269">
            <text:p>111269</text:p>
          </table:table-cell>
          <table:table-cell table:formula="of:=([.$C$8]-([.E983]*[.$C$4]))" office:value-type="float" office:value="76.68023125">
            <text:p>76.68023125</text:p>
          </table:table-cell>
          <table:table-cell table:style-name="ce6" table:formula="of:=SQRT(ABS([.$D$2]^2-[.F983]^2))" office:value-type="float" office:value="146.099767746039">
            <text:p>146.099767746</text:p>
          </table:table-cell>
          <table:table-cell table:formula="of:=ABS([.B983]-[.G983])" office:value-type="float" office:value="0.000232253963702078">
            <text:p>0.000232254</text:p>
          </table:table-cell>
          <table:table-cell table:number-columns-repeated="7"/>
        </table:table-row>
        <table:table-row table:style-name="ro4">
          <table:table-cell table:formula="of:=[.A983]+[.A$4]" office:value-type="float" office:value="292.500000000005">
            <text:p>292.5</text:p>
          </table:table-cell>
          <table:table-cell table:formula="of:=[.A984]/([.$D$4]*2)" office:value-type="float" office:value="146.250000000003">
            <text:p>146.25</text:p>
          </table:table-cell>
          <table:table-cell table:formula="of:=SQRT(ABS([.$D$2]^2-[.B984]^2))" office:value-type="float" office:value="76.3933079529825">
            <text:p>76.393307953</text:p>
          </table:table-cell>
          <table:table-cell table:formula="of:=([.$C$10]-[.C984])*[.$B$4]" office:value-type="float" office:value="111630.3922711">
            <text:p>111630.3922711</text:p>
          </table:table-cell>
          <table:table-cell table:formula="of:=ROUND([.D984])" office:value-type="float" office:value="111630">
            <text:p>111630</text:p>
          </table:table-cell>
          <table:table-cell table:formula="of:=([.$C$8]-([.E984]*[.$C$4]))" office:value-type="float" office:value="76.3936875">
            <text:p>76.3936875</text:p>
          </table:table-cell>
          <table:table-cell table:style-name="ce6" table:formula="of:=SQRT(ABS([.$D$2]^2-[.F984]^2))" office:value-type="float" office:value="146.249801743976">
            <text:p>146.249801744</text:p>
          </table:table-cell>
          <table:table-cell table:formula="of:=ABS([.B984]-[.G984])" office:value-type="float" office:value="0.00019825602646506">
            <text:p>0.000198256</text:p>
          </table:table-cell>
          <table:table-cell table:number-columns-repeated="7"/>
        </table:table-row>
        <table:table-row table:style-name="ro4">
          <table:table-cell table:formula="of:=[.A984]+[.A$4]" office:value-type="float" office:value="292.800000000005">
            <text:p>292.8</text:p>
          </table:table-cell>
          <table:table-cell table:formula="of:=[.A985]/([.$D$4]*2)" office:value-type="float" office:value="146.400000000003">
            <text:p>146.4</text:p>
          </table:table-cell>
          <table:table-cell table:formula="of:=SQRT(ABS([.$D$2]^2-[.B985]^2))" office:value-type="float" office:value="76.1054531554685">
            <text:p>76.1054531555</text:p>
          </table:table-cell>
          <table:table-cell table:formula="of:=([.$C$10]-[.C985])*[.$B$4]" office:value-type="float" office:value="111993.043984503">
            <text:p>111993.043984503</text:p>
          </table:table-cell>
          <table:table-cell table:formula="of:=ROUND([.D985])" office:value-type="float" office:value="111993">
            <text:p>111993</text:p>
          </table:table-cell>
          <table:table-cell table:formula="of:=([.$C$8]-([.E985]*[.$C$4]))" office:value-type="float" office:value="76.10555625">
            <text:p>76.10555625</text:p>
          </table:table-cell>
          <table:table-cell table:style-name="ce6" table:formula="of:=SQRT(ABS([.$D$2]^2-[.F985]^2))" office:value-type="float" office:value="146.399946406678">
            <text:p>146.3999464067</text:p>
          </table:table-cell>
          <table:table-cell table:formula="of:=ABS([.B985]-[.G985])" office:value-type="float" office:value="0.0000535933250489506">
            <text:p>5.35933250489506E-005</text:p>
          </table:table-cell>
          <table:table-cell table:number-columns-repeated="7"/>
        </table:table-row>
        <table:table-row table:style-name="ro4">
          <table:table-cell table:formula="of:=[.A985]+[.A$4]" office:value-type="float" office:value="293.100000000005">
            <text:p>293.1</text:p>
          </table:table-cell>
          <table:table-cell table:formula="of:=[.A986]/([.$D$4]*2)" office:value-type="float" office:value="146.550000000003">
            <text:p>146.55</text:p>
          </table:table-cell>
          <table:table-cell table:formula="of:=SQRT(ABS([.$D$2]^2-[.B986]^2))" office:value-type="float" office:value="75.8162086891663">
            <text:p>75.8162086892</text:p>
          </table:table-cell>
          <table:table-cell table:formula="of:=([.$C$10]-[.C986])*[.$B$4]" office:value-type="float" office:value="112357.446461734">
            <text:p>112357.446461734</text:p>
          </table:table-cell>
          <table:table-cell table:formula="of:=ROUND([.D986])" office:value-type="float" office:value="112357">
            <text:p>112357</text:p>
          </table:table-cell>
          <table:table-cell table:formula="of:=([.$C$8]-([.E986]*[.$C$4]))" office:value-type="float" office:value="75.81663125">
            <text:p>75.81663125</text:p>
          </table:table-cell>
          <table:table-cell table:style-name="ce6" table:formula="of:=SQRT(ABS([.$D$2]^2-[.F986]^2))" office:value-type="float" office:value="146.549781391517">
            <text:p>146.5497813915</text:p>
          </table:table-cell>
          <table:table-cell table:formula="of:=ABS([.B986]-[.G986])" office:value-type="float" office:value="0.00021860848534061">
            <text:p>0.0002186085</text:p>
          </table:table-cell>
          <table:table-cell table:number-columns-repeated="7"/>
        </table:table-row>
        <table:table-row table:style-name="ro4">
          <table:table-cell table:formula="of:=[.A986]+[.A$4]" office:value-type="float" office:value="293.400000000005">
            <text:p>293.4</text:p>
          </table:table-cell>
          <table:table-cell table:formula="of:=[.A987]/([.$D$4]*2)" office:value-type="float" office:value="146.700000000003">
            <text:p>146.7</text:p>
          </table:table-cell>
          <table:table-cell table:formula="of:=SQRT(ABS([.$D$2]^2-[.B987]^2))" office:value-type="float" office:value="75.5255585878">
            <text:p>75.5255585878</text:p>
          </table:table-cell>
          <table:table-cell table:formula="of:=([.$C$10]-[.C987])*[.$B$4]" office:value-type="float" office:value="112723.619817786">
            <text:p>112723.619817786</text:p>
          </table:table-cell>
          <table:table-cell table:formula="of:=ROUND([.D987])" office:value-type="float" office:value="112724">
            <text:p>112724</text:p>
          </table:table-cell>
          <table:table-cell table:formula="of:=([.$C$8]-([.E987]*[.$C$4]))" office:value-type="float" office:value="75.525325">
            <text:p>75.525325</text:p>
          </table:table-cell>
          <table:table-cell table:style-name="ce6" table:formula="of:=SQRT(ABS([.$D$2]^2-[.F987]^2))" office:value-type="float" office:value="146.700120257771">
            <text:p>146.7001202578</text:p>
          </table:table-cell>
          <table:table-cell table:formula="of:=ABS([.B987]-[.G987])" office:value-type="float" office:value="0.000120257767974863">
            <text:p>0.0001202578</text:p>
          </table:table-cell>
          <table:table-cell table:number-columns-repeated="7"/>
        </table:table-row>
        <table:table-row table:style-name="ro4">
          <table:table-cell table:formula="of:=[.A987]+[.A$4]" office:value-type="float" office:value="293.700000000005">
            <text:p>293.7</text:p>
          </table:table-cell>
          <table:table-cell table:formula="of:=[.A988]/([.$D$4]*2)" office:value-type="float" office:value="146.850000000003">
            <text:p>146.85</text:p>
          </table:table-cell>
          <table:table-cell table:formula="of:=SQRT(ABS([.$D$2]^2-[.B988]^2))" office:value-type="float" office:value="75.2334865601695">
            <text:p>75.2334865602</text:p>
          </table:table-cell>
          <table:table-cell table:formula="of:=([.$C$10]-[.C988])*[.$B$4]" office:value-type="float" office:value="113091.584577006">
            <text:p>113091.584577006</text:p>
          </table:table-cell>
          <table:table-cell table:formula="of:=ROUND([.D988])" office:value-type="float" office:value="113092">
            <text:p>113092</text:p>
          </table:table-cell>
          <table:table-cell table:formula="of:=([.$C$8]-([.E988]*[.$C$4]))" office:value-type="float" office:value="75.233225">
            <text:p>75.233225</text:p>
          </table:table-cell>
          <table:table-cell table:style-name="ce6" table:formula="of:=SQRT(ABS([.$D$2]^2-[.F988]^2))" office:value-type="float" office:value="146.850134000958">
            <text:p>146.850134001</text:p>
          </table:table-cell>
          <table:table-cell table:formula="of:=ABS([.B988]-[.G988])" office:value-type="float" office:value="0.000134000955483771">
            <text:p>0.000134001</text:p>
          </table:table-cell>
          <table:table-cell table:number-columns-repeated="7"/>
        </table:table-row>
        <table:table-row table:style-name="ro4">
          <table:table-cell table:formula="of:=[.A988]+[.A$4]" office:value-type="float" office:value="294.000000000005">
            <text:p>294</text:p>
          </table:table-cell>
          <table:table-cell table:formula="of:=[.A989]/([.$D$4]*2)" office:value-type="float" office:value="147.000000000003">
            <text:p>147</text:p>
          </table:table-cell>
          <table:table-cell table:formula="of:=SQRT(ABS([.$D$2]^2-[.B989]^2))" office:value-type="float" office:value="74.9399759807755">
            <text:p>74.9399759808</text:p>
          </table:table-cell>
          <table:table-cell table:formula="of:=([.$C$10]-[.C989])*[.$B$4]" office:value-type="float" office:value="113461.361684904">
            <text:p>113461.361684904</text:p>
          </table:table-cell>
          <table:table-cell table:formula="of:=ROUND([.D989])" office:value-type="float" office:value="113461">
            <text:p>113461</text:p>
          </table:table-cell>
          <table:table-cell table:formula="of:=([.$C$8]-([.E989]*[.$C$4]))" office:value-type="float" office:value="74.94033125">
            <text:p>74.94033125</text:p>
          </table:table-cell>
          <table:table-cell table:style-name="ce6" table:formula="of:=SQRT(ABS([.$D$2]^2-[.F989]^2))" office:value-type="float" office:value="146.999818884719">
            <text:p>146.9998188847</text:p>
          </table:table-cell>
          <table:table-cell table:formula="of:=ABS([.B989]-[.G989])" office:value-type="float" office:value="0.000181115283425015">
            <text:p>0.0001811153</text:p>
          </table:table-cell>
          <table:table-cell table:number-columns-repeated="7"/>
        </table:table-row>
        <table:table-row table:style-name="ro4">
          <table:table-cell table:formula="of:=[.A989]+[.A$4]" office:value-type="float" office:value="294.300000000005">
            <text:p>294.3</text:p>
          </table:table-cell>
          <table:table-cell table:formula="of:=[.A990]/([.$D$4]*2)" office:value-type="float" office:value="147.150000000003">
            <text:p>147.15</text:p>
          </table:table-cell>
          <table:table-cell table:formula="of:=SQRT(ABS([.$D$2]^2-[.B990]^2))" office:value-type="float" office:value="74.6450098800931">
            <text:p>74.6450098801</text:p>
          </table:table-cell>
          <table:table-cell table:formula="of:=([.$C$10]-[.C990])*[.$B$4]" office:value-type="float" office:value="113832.972520409">
            <text:p>113832.972520409</text:p>
          </table:table-cell>
          <table:table-cell table:formula="of:=ROUND([.D990])" office:value-type="float" office:value="113833">
            <text:p>113833</text:p>
          </table:table-cell>
          <table:table-cell table:formula="of:=([.$C$8]-([.E990]*[.$C$4]))" office:value-type="float" office:value="74.64505625">
            <text:p>74.64505625</text:p>
          </table:table-cell>
          <table:table-cell table:style-name="ce6" table:formula="of:=SQRT(ABS([.$D$2]^2-[.F990]^2))" office:value-type="float" office:value="147.149976477859">
            <text:p>147.1499764779</text:p>
          </table:table-cell>
          <table:table-cell table:formula="of:=ABS([.B990]-[.G990])" office:value-type="float" office:value="0.000023522144118715">
            <text:p>2.3522144118715E-005</text:p>
          </table:table-cell>
          <table:table-cell table:number-columns-repeated="7"/>
        </table:table-row>
        <table:table-row table:style-name="ro4">
          <table:table-cell table:formula="of:=[.A990]+[.A$4]" office:value-type="float" office:value="294.600000000005">
            <text:p>294.6</text:p>
          </table:table-cell>
          <table:table-cell table:formula="of:=[.A991]/([.$D$4]*2)" office:value-type="float" office:value="147.300000000003">
            <text:p>147.3</text:p>
          </table:table-cell>
          <table:table-cell table:formula="of:=SQRT(ABS([.$D$2]^2-[.B991]^2))" office:value-type="float" office:value="74.3485709344786">
            <text:p>74.3485709345</text:p>
          </table:table-cell>
          <table:table-cell table:formula="of:=([.$C$10]-[.C991])*[.$B$4]" office:value-type="float" office:value="114206.438908585">
            <text:p>114206.438908585</text:p>
          </table:table-cell>
          <table:table-cell table:formula="of:=ROUND([.D991])" office:value-type="float" office:value="114206">
            <text:p>114206</text:p>
          </table:table-cell>
          <table:table-cell table:formula="of:=([.$C$8]-([.E991]*[.$C$4]))" office:value-type="float" office:value="74.3489875">
            <text:p>74.3489875</text:p>
          </table:table-cell>
          <table:table-cell table:style-name="ce6" table:formula="of:=SQRT(ABS([.$D$2]^2-[.F991]^2))" office:value-type="float" office:value="147.299789740939">
            <text:p>147.2997897409</text:p>
          </table:table-cell>
          <table:table-cell table:formula="of:=ABS([.B991]-[.G991])" office:value-type="float" office:value="0.00021025906369232">
            <text:p>0.0002102591</text:p>
          </table:table-cell>
          <table:table-cell table:number-columns-repeated="7"/>
        </table:table-row>
        <table:table-row table:style-name="ro4">
          <table:table-cell table:formula="of:=[.A991]+[.A$4]" office:value-type="float" office:value="294.900000000005">
            <text:p>294.9</text:p>
          </table:table-cell>
          <table:table-cell table:formula="of:=[.A992]/([.$D$4]*2)" office:value-type="float" office:value="147.450000000003">
            <text:p>147.45</text:p>
          </table:table-cell>
          <table:table-cell table:formula="of:=SQRT(ABS([.$D$2]^2-[.B992]^2))" office:value-type="float" office:value="74.0506414556903">
            <text:p>74.0506414557</text:p>
          </table:table-cell>
          <table:table-cell table:formula="of:=([.$C$10]-[.C992])*[.$B$4]" office:value-type="float" office:value="114581.78313383">
            <text:p>114581.78313383</text:p>
          </table:table-cell>
          <table:table-cell table:formula="of:=ROUND([.D992])" office:value-type="float" office:value="114582">
            <text:p>114582</text:p>
          </table:table-cell>
          <table:table-cell table:formula="of:=([.$C$8]-([.E992]*[.$C$4]))" office:value-type="float" office:value="74.0505375">
            <text:p>74.0505375</text:p>
          </table:table-cell>
          <table:table-cell table:style-name="ce6" table:formula="of:=SQRT(ABS([.$D$2]^2-[.F992]^2))" office:value-type="float" office:value="147.450052207387">
            <text:p>147.4500522074</text:p>
          </table:table-cell>
          <table:table-cell table:formula="of:=ABS([.B992]-[.G992])" office:value-type="float" office:value="0.0000522073840727444">
            <text:p>5.22073840727444E-005</text:p>
          </table:table-cell>
          <table:table-cell table:number-columns-repeated="7"/>
        </table:table-row>
        <table:table-row table:style-name="ro4">
          <table:table-cell table:formula="of:=[.A992]+[.A$4]" office:value-type="float" office:value="295.200000000005">
            <text:p>295.2</text:p>
          </table:table-cell>
          <table:table-cell table:formula="of:=[.A993]/([.$D$4]*2)" office:value-type="float" office:value="147.600000000003">
            <text:p>147.6</text:p>
          </table:table-cell>
          <table:table-cell table:formula="of:=SQRT(ABS([.$D$2]^2-[.B993]^2))" office:value-type="float" office:value="73.7512033800073">
            <text:p>73.75120338</text:p>
          </table:table-cell>
          <table:table-cell table:formula="of:=([.$C$10]-[.C993])*[.$B$4]" office:value-type="float" office:value="114959.027953588">
            <text:p>114959.027953588</text:p>
          </table:table-cell>
          <table:table-cell table:formula="of:=ROUND([.D993])" office:value-type="float" office:value="114959">
            <text:p>114959</text:p>
          </table:table-cell>
          <table:table-cell table:formula="of:=([.$C$8]-([.E993]*[.$C$4]))" office:value-type="float" office:value="73.75129375">
            <text:p>73.75129375</text:p>
          </table:table-cell>
          <table:table-cell table:style-name="ce6" table:formula="of:=SQRT(ABS([.$D$2]^2-[.F993]^2))" office:value-type="float" office:value="147.599954844848">
            <text:p>147.5999548448</text:p>
          </table:table-cell>
          <table:table-cell table:formula="of:=ABS([.B993]-[.G993])" office:value-type="float" office:value="0.0000451551545950224">
            <text:p>4.51551545950224E-005</text:p>
          </table:table-cell>
          <table:table-cell table:number-columns-repeated="7"/>
        </table:table-row>
        <table:table-row table:style-name="ro4">
          <table:table-cell table:formula="of:=[.A993]+[.A$4]" office:value-type="float" office:value="295.500000000005">
            <text:p>295.5</text:p>
          </table:table-cell>
          <table:table-cell table:formula="of:=[.A994]/([.$D$4]*2)" office:value-type="float" office:value="147.750000000003">
            <text:p>147.75</text:p>
          </table:table-cell>
          <table:table-cell table:formula="of:=SQRT(ABS([.$D$2]^2-[.B994]^2))" office:value-type="float" office:value="73.450238256926">
            <text:p>73.4502382569</text:p>
          </table:table-cell>
          <table:table-cell table:formula="of:=([.$C$10]-[.C994])*[.$B$4]" office:value-type="float" office:value="115338.196612588">
            <text:p>115338.196612588</text:p>
          </table:table-cell>
          <table:table-cell table:formula="of:=ROUND([.D994])" office:value-type="float" office:value="115338">
            <text:p>115338</text:p>
          </table:table-cell>
          <table:table-cell table:formula="of:=([.$C$8]-([.E994]*[.$C$4]))" office:value-type="float" office:value="73.4504625">
            <text:p>73.4504625</text:p>
          </table:table-cell>
          <table:table-cell table:style-name="ce6" table:formula="of:=SQRT(ABS([.$D$2]^2-[.F994]^2))" office:value-type="float" office:value="147.749888522923">
            <text:p>147.7498885229</text:p>
          </table:table-cell>
          <table:table-cell table:formula="of:=ABS([.B994]-[.G994])" office:value-type="float" office:value="0.000111477079997258">
            <text:p>0.0001114771</text:p>
          </table:table-cell>
          <table:table-cell table:number-columns-repeated="7"/>
        </table:table-row>
        <table:table-row table:style-name="ro4">
          <table:table-cell table:formula="of:=[.A994]+[.A$4]" office:value-type="float" office:value="295.800000000005">
            <text:p>295.8</text:p>
          </table:table-cell>
          <table:table-cell table:formula="of:=[.A995]/([.$D$4]*2)" office:value-type="float" office:value="147.900000000003">
            <text:p>147.9</text:p>
          </table:table-cell>
          <table:table-cell table:formula="of:=SQRT(ABS([.$D$2]^2-[.B995]^2))" office:value-type="float" office:value="73.1477272374145">
            <text:p>73.1477272374</text:p>
          </table:table-cell>
          <table:table-cell table:formula="of:=([.$C$10]-[.C995])*[.$B$4]" office:value-type="float" office:value="115719.312857642">
            <text:p>115719.312857642</text:p>
          </table:table-cell>
          <table:table-cell table:formula="of:=ROUND([.D995])" office:value-type="float" office:value="115719">
            <text:p>115719</text:p>
          </table:table-cell>
          <table:table-cell table:formula="of:=([.$C$8]-([.E995]*[.$C$4]))" office:value-type="float" office:value="73.14804375">
            <text:p>73.14804375</text:p>
          </table:table-cell>
          <table:table-cell table:style-name="ce6" table:formula="of:=SQRT(ABS([.$D$2]^2-[.F995]^2))" office:value-type="float" office:value="147.899843460188">
            <text:p>147.8998434602</text:p>
          </table:table-cell>
          <table:table-cell table:formula="of:=ABS([.B995]-[.G995])" office:value-type="float" office:value="0.000156539814838652">
            <text:p>0.0001565398</text:p>
          </table:table-cell>
          <table:table-cell table:number-columns-repeated="7"/>
        </table:table-row>
        <table:table-row table:style-name="ro4">
          <table:table-cell table:formula="of:=[.A995]+[.A$4]" office:value-type="float" office:value="296.100000000005">
            <text:p>296.1</text:p>
          </table:table-cell>
          <table:table-cell table:formula="of:=[.A996]/([.$D$4]*2)" office:value-type="float" office:value="148.050000000003">
            <text:p>148.05</text:p>
          </table:table-cell>
          <table:table-cell table:formula="of:=SQRT(ABS([.$D$2]^2-[.B996]^2))" office:value-type="float" office:value="72.8436510617033">
            <text:p>72.8436510617</text:p>
          </table:table-cell>
          <table:table-cell table:formula="of:=([.$C$10]-[.C996])*[.$B$4]" office:value-type="float" office:value="116102.400953026">
            <text:p>116102.400953026</text:p>
          </table:table-cell>
          <table:table-cell table:formula="of:=ROUND([.D996])" office:value-type="float" office:value="116102">
            <text:p>116102</text:p>
          </table:table-cell>
          <table:table-cell table:formula="of:=([.$C$8]-([.E996]*[.$C$4]))" office:value-type="float" office:value="72.8440375">
            <text:p>72.8440375</text:p>
          </table:table-cell>
          <table:table-cell table:style-name="ce6" table:formula="of:=SQRT(ABS([.$D$2]^2-[.F996]^2))" office:value-type="float" office:value="148.049809863771">
            <text:p>148.0498098638</text:p>
          </table:table-cell>
          <table:table-cell table:formula="of:=ABS([.B996]-[.G996])" office:value-type="float" office:value="0.000190136232248506">
            <text:p>0.0001901362</text:p>
          </table:table-cell>
          <table:table-cell table:number-columns-repeated="7"/>
        </table:table-row>
        <table:table-row table:style-name="ro4">
          <table:table-cell table:formula="of:=[.A996]+[.A$4]" office:value-type="float" office:value="296.400000000005">
            <text:p>296.4</text:p>
          </table:table-cell>
          <table:table-cell table:formula="of:=[.A997]/([.$D$4]*2)" office:value-type="float" office:value="148.200000000003">
            <text:p>148.2</text:p>
          </table:table-cell>
          <table:table-cell table:formula="of:=SQRT(ABS([.$D$2]^2-[.B997]^2))" office:value-type="float" office:value="72.53799004659">
            <text:p>72.5379900466</text:p>
          </table:table-cell>
          <table:table-cell table:formula="of:=([.$C$10]-[.C997])*[.$B$4]" office:value-type="float" office:value="116487.485696476">
            <text:p>116487.485696476</text:p>
          </table:table-cell>
          <table:table-cell table:formula="of:=ROUND([.D997])" office:value-type="float" office:value="116487">
            <text:p>116487</text:p>
          </table:table-cell>
          <table:table-cell table:formula="of:=([.$C$8]-([.E997]*[.$C$4]))" office:value-type="float" office:value="72.53844375">
            <text:p>72.53844375</text:p>
          </table:table-cell>
          <table:table-cell table:style-name="ce6" table:formula="of:=SQRT(ABS([.$D$2]^2-[.F997]^2))" office:value-type="float" office:value="148.199777929416">
            <text:p>148.1997779294</text:p>
          </table:table-cell>
          <table:table-cell table:formula="of:=ABS([.B997]-[.G997])" office:value-type="float" office:value="0.000222070587199141">
            <text:p>0.0002220706</text:p>
          </table:table-cell>
          <table:table-cell table:number-columns-repeated="7"/>
        </table:table-row>
        <table:table-row table:style-name="ro4">
          <table:table-cell table:formula="of:=[.A997]+[.A$4]" office:value-type="float" office:value="296.700000000006">
            <text:p>296.7</text:p>
          </table:table-cell>
          <table:table-cell table:formula="of:=[.A998]/([.$D$4]*2)" office:value-type="float" office:value="148.350000000003">
            <text:p>148.35</text:p>
          </table:table-cell>
          <table:table-cell table:formula="of:=SQRT(ABS([.$D$2]^2-[.B998]^2))" office:value-type="float" office:value="72.2307240722339">
            <text:p>72.2307240722</text:p>
          </table:table-cell>
          <table:table-cell table:formula="of:=([.$C$10]-[.C998])*[.$B$4]" office:value-type="float" office:value="116874.592435822">
            <text:p>116874.592435822</text:p>
          </table:table-cell>
          <table:table-cell table:formula="of:=ROUND([.D998])" office:value-type="float" office:value="116875">
            <text:p>116875</text:p>
          </table:table-cell>
          <table:table-cell table:formula="of:=([.$C$8]-([.E998]*[.$C$4]))" office:value-type="float" office:value="72.23046875">
            <text:p>72.23046875</text:p>
          </table:table-cell>
          <table:table-cell table:style-name="ce6" table:formula="of:=SQRT(ABS([.$D$2]^2-[.F998]^2))" office:value-type="float" office:value="148.350124314593">
            <text:p>148.3501243146</text:p>
          </table:table-cell>
          <table:table-cell table:formula="of:=ABS([.B998]-[.G998])" office:value-type="float" office:value="0.000124314590493668">
            <text:p>0.0001243146</text:p>
          </table:table-cell>
          <table:table-cell table:number-columns-repeated="7"/>
        </table:table-row>
        <table:table-row table:style-name="ro4">
          <table:table-cell table:formula="of:=[.A998]+[.A$4]" office:value-type="float" office:value="297.000000000006">
            <text:p>297</text:p>
          </table:table-cell>
          <table:table-cell table:formula="of:=[.A999]/([.$D$4]*2)" office:value-type="float" office:value="148.500000000003">
            <text:p>148.5</text:p>
          </table:table-cell>
          <table:table-cell table:formula="of:=SQRT(ABS([.$D$2]^2-[.B999]^2))" office:value-type="float" office:value="71.9218325684154">
            <text:p>71.9218325684</text:p>
          </table:table-cell>
          <table:table-cell table:formula="of:=([.$C$10]-[.C999])*[.$B$4]" office:value-type="float" office:value="117263.747086302">
            <text:p>117263.747086302</text:p>
          </table:table-cell>
          <table:table-cell table:formula="of:=ROUND([.D999])" office:value-type="float" office:value="117264">
            <text:p>117264</text:p>
          </table:table-cell>
          <table:table-cell table:formula="of:=([.$C$8]-([.E999]*[.$C$4]))" office:value-type="float" office:value="71.9217">
            <text:p>71.9217</text:p>
          </table:table-cell>
          <table:table-cell table:style-name="ce6" table:formula="of:=SQRT(ABS([.$D$2]^2-[.F999]^2))" office:value-type="float" office:value="148.500064205744">
            <text:p>148.5000642057</text:p>
          </table:table-cell>
          <table:table-cell table:formula="of:=ABS([.B999]-[.G999])" office:value-type="float" office:value="0.0000642057409265817">
            <text:p>6.42057409265817E-005</text:p>
          </table:table-cell>
          <table:table-cell table:number-columns-repeated="7"/>
        </table:table-row>
        <table:table-row table:style-name="ro4">
          <table:table-cell table:formula="of:=[.A999]+[.A$4]" office:value-type="float" office:value="297.300000000006">
            <text:p>297.3</text:p>
          </table:table-cell>
          <table:table-cell table:formula="of:=[.A1000]/([.$D$4]*2)" office:value-type="float" office:value="148.650000000003">
            <text:p>148.65</text:p>
          </table:table-cell>
          <table:table-cell table:formula="of:=SQRT(ABS([.$D$2]^2-[.B1000]^2))" office:value-type="float" office:value="71.6112945002335">
            <text:p>71.6112945002</text:p>
          </table:table-cell>
          <table:table-cell table:formula="of:=([.$C$10]-[.C1000])*[.$B$4]" office:value-type="float" office:value="117654.976148579">
            <text:p>117654.976148579</text:p>
          </table:table-cell>
          <table:table-cell table:formula="of:=ROUND([.D1000])" office:value-type="float" office:value="117655">
            <text:p>117655</text:p>
          </table:table-cell>
          <table:table-cell table:formula="of:=([.$C$8]-([.E1000]*[.$C$4]))" office:value-type="float" office:value="71.61134375">
            <text:p>71.61134375</text:p>
          </table:table-cell>
          <table:table-cell table:style-name="ce6" table:formula="of:=SQRT(ABS([.$D$2]^2-[.F1000]^2))" office:value-type="float" office:value="148.649976274197">
            <text:p>148.6499762742</text:p>
          </table:table-cell>
          <table:table-cell table:formula="of:=ABS([.B1000]-[.G1000])" office:value-type="float" office:value="0.0000237258057609324">
            <text:p>2.37258057609324E-005</text:p>
          </table:table-cell>
          <table:table-cell table:number-columns-repeated="7"/>
        </table:table-row>
        <table:table-row table:style-name="ro4">
          <table:table-cell table:formula="of:=[.A1000]+[.A$4]" office:value-type="float" office:value="297.600000000006">
            <text:p>297.6</text:p>
          </table:table-cell>
          <table:table-cell table:formula="of:=[.A1001]/([.$D$4]*2)" office:value-type="float" office:value="148.800000000003">
            <text:p>148.8</text:p>
          </table:table-cell>
          <table:table-cell table:formula="of:=SQRT(ABS([.$D$2]^2-[.B1001]^2))" office:value-type="float" office:value="71.2990883532123">
            <text:p>71.2990883532</text:p>
          </table:table-cell>
          <table:table-cell table:formula="of:=([.$C$10]-[.C1001])*[.$B$4]" office:value-type="float" office:value="118048.306727503">
            <text:p>118048.306727503</text:p>
          </table:table-cell>
          <table:table-cell table:formula="of:=ROUND([.D1001])" office:value-type="float" office:value="118048">
            <text:p>118048</text:p>
          </table:table-cell>
          <table:table-cell table:formula="of:=([.$C$8]-([.E1001]*[.$C$4]))" office:value-type="float" office:value="71.2994">
            <text:p>71.2994</text:p>
          </table:table-cell>
          <table:table-cell table:style-name="ce6" table:formula="of:=SQRT(ABS([.$D$2]^2-[.F1001]^2))" office:value-type="float" office:value="148.799850670758">
            <text:p>148.7998506708</text:p>
          </table:table-cell>
          <table:table-cell table:formula="of:=ABS([.B1001]-[.G1001])" office:value-type="float" office:value="0.000149329244379715">
            <text:p>0.0001493292</text:p>
          </table:table-cell>
          <table:table-cell table:number-columns-repeated="7"/>
        </table:table-row>
        <table:table-row table:style-name="ro4">
          <table:table-cell table:formula="of:=[.A1001]+[.A$4]" office:value-type="float" office:value="297.900000000006">
            <text:p>297.9</text:p>
          </table:table-cell>
          <table:table-cell table:formula="of:=[.A1002]/([.$D$4]*2)" office:value-type="float" office:value="148.950000000003">
            <text:p>148.95</text:p>
          </table:table-cell>
          <table:table-cell table:formula="of:=SQRT(ABS([.$D$2]^2-[.B1002]^2))" office:value-type="float" office:value="70.9851921177873">
            <text:p>70.9851921178</text:p>
          </table:table-cell>
          <table:table-cell table:formula="of:=([.$C$10]-[.C1002])*[.$B$4]" office:value-type="float" office:value="118443.76655166">
            <text:p>118443.76655166</text:p>
          </table:table-cell>
          <table:table-cell table:formula="of:=ROUND([.D1002])" office:value-type="float" office:value="118444">
            <text:p>118444</text:p>
          </table:table-cell>
          <table:table-cell table:formula="of:=([.$C$8]-([.E1002]*[.$C$4]))" office:value-type="float" office:value="70.985075">
            <text:p>70.985075</text:p>
          </table:table-cell>
          <table:table-cell table:style-name="ce6" table:formula="of:=SQRT(ABS([.$D$2]^2-[.F1002]^2))" office:value-type="float" office:value="148.950055814841">
            <text:p>148.9500558148</text:p>
          </table:table-cell>
          <table:table-cell table:formula="of:=ABS([.B1002]-[.G1002])" office:value-type="float" office:value="0.0000558148386460289">
            <text:p>5.58148386460289E-005</text:p>
          </table:table-cell>
          <table:table-cell table:number-columns-repeated="7"/>
        </table:table-row>
        <table:table-row table:style-name="ro4">
          <table:table-cell table:formula="of:=[.A1002]+[.A$4]" office:value-type="float" office:value="298.200000000006">
            <text:p>298.2</text:p>
          </table:table-cell>
          <table:table-cell table:formula="of:=[.A1003]/([.$D$4]*2)" office:value-type="float" office:value="149.100000000003">
            <text:p>149.1</text:p>
          </table:table-cell>
          <table:table-cell table:formula="of:=SQRT(ABS([.$D$2]^2-[.B1003]^2))" office:value-type="float" office:value="70.6695832731393">
            <text:p>70.6695832731</text:p>
          </table:table-cell>
          <table:table-cell table:formula="of:=([.$C$10]-[.C1003])*[.$B$4]" office:value-type="float" office:value="118841.383993737">
            <text:p>118841.383993737</text:p>
          </table:table-cell>
          <table:table-cell table:formula="of:=ROUND([.D1003])" office:value-type="float" office:value="118841">
            <text:p>118841</text:p>
          </table:table-cell>
          <table:table-cell table:formula="of:=([.$C$8]-([.E1003]*[.$C$4]))" office:value-type="float" office:value="70.66995625">
            <text:p>70.66995625</text:p>
          </table:table-cell>
          <table:table-cell table:style-name="ce6" table:formula="of:=SQRT(ABS([.$D$2]^2-[.F1003]^2))" office:value-type="float" office:value="149.099823217947">
            <text:p>149.0998232179</text:p>
          </table:table-cell>
          <table:table-cell table:formula="of:=ABS([.B1003]-[.G1003])" office:value-type="float" office:value="0.000176782055660851">
            <text:p>0.0001767821</text:p>
          </table:table-cell>
          <table:table-cell table:number-columns-repeated="7"/>
        </table:table-row>
        <table:table-row table:style-name="ro4">
          <table:table-cell table:formula="of:=[.A1003]+[.A$4]" office:value-type="float" office:value="298.500000000006">
            <text:p>298.5</text:p>
          </table:table-cell>
          <table:table-cell table:formula="of:=[.A1004]/([.$D$4]*2)" office:value-type="float" office:value="149.250000000003">
            <text:p>149.25</text:p>
          </table:table-cell>
          <table:table-cell table:formula="of:=SQRT(ABS([.$D$2]^2-[.B1004]^2))" office:value-type="float" office:value="70.3522387703417">
            <text:p>70.3522387703</text:p>
          </table:table-cell>
          <table:table-cell table:formula="of:=([.$C$10]-[.C1004])*[.$B$4]" office:value-type="float" office:value="119241.188091749">
            <text:p>119241.188091749</text:p>
          </table:table-cell>
          <table:table-cell table:formula="of:=ROUND([.D1004])" office:value-type="float" office:value="119241">
            <text:p>119241</text:p>
          </table:table-cell>
          <table:table-cell table:formula="of:=([.$C$8]-([.E1004]*[.$C$4]))" office:value-type="float" office:value="70.35245625">
            <text:p>70.35245625</text:p>
          </table:table-cell>
          <table:table-cell table:style-name="ce6" table:formula="of:=SQRT(ABS([.$D$2]^2-[.F1004]^2))" office:value-type="float" office:value="149.249897486035">
            <text:p>149.249897486</text:p>
          </table:table-cell>
          <table:table-cell table:formula="of:=ABS([.B1004]-[.G1004])" office:value-type="float" office:value="0.000102513968187168">
            <text:p>0.000102514</text:p>
          </table:table-cell>
          <table:table-cell table:number-columns-repeated="7"/>
        </table:table-row>
        <table:table-row table:style-name="ro4">
          <table:table-cell table:formula="of:=[.A1004]+[.A$4]" office:value-type="float" office:value="298.800000000006">
            <text:p>298.8</text:p>
          </table:table-cell>
          <table:table-cell table:formula="of:=[.A1005]/([.$D$4]*2)" office:value-type="float" office:value="149.400000000003">
            <text:p>149.4</text:p>
          </table:table-cell>
          <table:table-cell table:formula="of:=SQRT(ABS([.$D$2]^2-[.B1005]^2))" office:value-type="float" office:value="70.0331350147854">
            <text:p>70.0331350148</text:p>
          </table:table-cell>
          <table:table-cell table:formula="of:=([.$C$10]-[.C1005])*[.$B$4]" office:value-type="float" office:value="119643.20857119">
            <text:p>119643.20857119</text:p>
          </table:table-cell>
          <table:table-cell table:formula="of:=ROUND([.D1005])" office:value-type="float" office:value="119643">
            <text:p>119643</text:p>
          </table:table-cell>
          <table:table-cell table:formula="of:=([.$C$8]-([.E1005]*[.$C$4]))" office:value-type="float" office:value="70.03336875">
            <text:p>70.03336875</text:p>
          </table:table-cell>
          <table:table-cell table:style-name="ce6" table:formula="of:=SQRT(ABS([.$D$2]^2-[.F1005]^2))" office:value-type="float" office:value="149.399890433449">
            <text:p>149.3998904334</text:p>
          </table:table-cell>
          <table:table-cell table:formula="of:=ABS([.B1005]-[.G1005])" office:value-type="float" office:value="0.000109566553931018">
            <text:p>0.0001095666</text:p>
          </table:table-cell>
          <table:table-cell table:number-columns-repeated="7"/>
        </table:table-row>
        <table:table-row table:style-name="ro4">
          <table:table-cell table:formula="of:=[.A1005]+[.A$4]" office:value-type="float" office:value="299.100000000006">
            <text:p>299.1</text:p>
          </table:table-cell>
          <table:table-cell table:formula="of:=[.A1006]/([.$D$4]*2)" office:value-type="float" office:value="149.550000000003">
            <text:p>149.55</text:p>
          </table:table-cell>
          <table:table-cell table:formula="of:=SQRT(ABS([.$D$2]^2-[.B1006]^2))" office:value-type="float" office:value="69.7122478478435">
            <text:p>69.7122478478</text:p>
          </table:table-cell>
          <table:table-cell table:formula="of:=([.$C$10]-[.C1006])*[.$B$4]" office:value-type="float" office:value="120047.475868125">
            <text:p>120047.475868125</text:p>
          </table:table-cell>
          <table:table-cell table:formula="of:=ROUND([.D1006])" office:value-type="float" office:value="120047">
            <text:p>120047</text:p>
          </table:table-cell>
          <table:table-cell table:formula="of:=([.$C$8]-([.E1006]*[.$C$4]))" office:value-type="float" office:value="69.71269375">
            <text:p>69.71269375</text:p>
          </table:table-cell>
          <table:table-cell table:style-name="ce6" table:formula="of:=SQRT(ABS([.$D$2]^2-[.F1006]^2))" office:value-type="float" office:value="149.549792143348">
            <text:p>149.5497921433</text:p>
          </table:table-cell>
          <table:table-cell table:formula="of:=ABS([.B1006]-[.G1006])" office:value-type="float" office:value="0.000207856654412808">
            <text:p>0.0002078567</text:p>
          </table:table-cell>
          <table:table-cell table:number-columns-repeated="7"/>
        </table:table-row>
        <table:table-row table:style-name="ro4">
          <table:table-cell table:formula="of:=[.A1006]+[.A$4]" office:value-type="float" office:value="299.400000000006">
            <text:p>299.4</text:p>
          </table:table-cell>
          <table:table-cell table:formula="of:=[.A1007]/([.$D$4]*2)" office:value-type="float" office:value="149.700000000003">
            <text:p>149.7</text:p>
          </table:table-cell>
          <table:table-cell table:formula="of:=SQRT(ABS([.$D$2]^2-[.B1007]^2))" office:value-type="float" office:value="69.389552527734">
            <text:p>69.3895525277</text:p>
          </table:table-cell>
          <table:table-cell table:formula="of:=([.$C$10]-[.C1007])*[.$B$4]" office:value-type="float" office:value="120454.021153302">
            <text:p>120454.021153302</text:p>
          </table:table-cell>
          <table:table-cell table:formula="of:=ROUND([.D1007])" office:value-type="float" office:value="120454">
            <text:p>120454</text:p>
          </table:table-cell>
          <table:table-cell table:formula="of:=([.$C$8]-([.E1007]*[.$C$4]))" office:value-type="float" office:value="69.3896375">
            <text:p>69.3896375</text:p>
          </table:table-cell>
          <table:table-cell table:style-name="ce6" table:formula="of:=SQRT(ABS([.$D$2]^2-[.F1007]^2))" office:value-type="float" office:value="149.699960613283">
            <text:p>149.6999606133</text:p>
          </table:table-cell>
          <table:table-cell table:formula="of:=ABS([.B1007]-[.G1007])" office:value-type="float" office:value="0.0000393867194361519">
            <text:p>3.93867194361519E-005</text:p>
          </table:table-cell>
          <table:table-cell table:number-columns-repeated="7"/>
        </table:table-row>
        <table:table-row table:style-name="ro4">
          <table:table-cell table:formula="of:=[.A1007]+[.A$4]" office:value-type="float" office:value="299.700000000006">
            <text:p>299.7</text:p>
          </table:table-cell>
          <table:table-cell table:formula="of:=[.A1008]/([.$D$4]*2)" office:value-type="float" office:value="149.850000000003">
            <text:p>149.85</text:p>
          </table:table-cell>
          <table:table-cell table:formula="of:=SQRT(ABS([.$D$2]^2-[.B1008]^2))" office:value-type="float" office:value="69.0650237095388">
            <text:p>69.0650237095</text:p>
          </table:table-cell>
          <table:table-cell table:formula="of:=([.$C$10]-[.C1008])*[.$B$4]" office:value-type="float" office:value="120862.876357328">
            <text:p>120862.876357328</text:p>
          </table:table-cell>
          <table:table-cell table:formula="of:=ROUND([.D1008])" office:value-type="float" office:value="120863">
            <text:p>120863</text:p>
          </table:table-cell>
          <table:table-cell table:formula="of:=([.$C$8]-([.E1008]*[.$C$4]))" office:value-type="float" office:value="69.06499375">
            <text:p>69.06499375</text:p>
          </table:table-cell>
          <table:table-cell table:style-name="ce6" table:formula="of:=SQRT(ABS([.$D$2]^2-[.F1008]^2))" office:value-type="float" office:value="149.850013808182">
            <text:p>149.8500138082</text:p>
          </table:table-cell>
          <table:table-cell table:formula="of:=ABS([.B1008]-[.G1008])" office:value-type="float" office:value="0.0000138081796023926">
            <text:p>1.38081796023926E-005</text:p>
          </table:table-cell>
          <table:table-cell table:number-columns-repeated="7"/>
        </table:table-row>
        <table:table-row table:style-name="ro4">
          <table:table-cell table:formula="of:=[.A1008]+[.A$4]" office:value-type="float" office:value="300.000000000006">
            <text:p>300</text:p>
          </table:table-cell>
          <table:table-cell table:formula="of:=[.A1009]/([.$D$4]*2)" office:value-type="float" office:value="150.000000000003">
            <text:p>150</text:p>
          </table:table-cell>
          <table:table-cell table:formula="of:=SQRT(ABS([.$D$2]^2-[.B1009]^2))" office:value-type="float" office:value="68.7386354243315">
            <text:p>68.7386354243</text:p>
          </table:table-cell>
          <table:table-cell table:formula="of:=([.$C$10]-[.C1009])*[.$B$4]" office:value-type="float" office:value="121274.074196959">
            <text:p>121274.074196959</text:p>
          </table:table-cell>
          <table:table-cell table:formula="of:=ROUND([.D1009])" office:value-type="float" office:value="121274">
            <text:p>121274</text:p>
          </table:table-cell>
          <table:table-cell table:formula="of:=([.$C$8]-([.E1009]*[.$C$4]))" office:value-type="float" office:value="68.7387625">
            <text:p>68.7387625</text:p>
          </table:table-cell>
          <table:table-cell table:style-name="ce6" table:formula="of:=SQRT(ABS([.$D$2]^2-[.F1009]^2))" office:value-type="float" office:value="149.999941766551">
            <text:p>149.9999417666</text:p>
          </table:table-cell>
          <table:table-cell table:formula="of:=ABS([.B1009]-[.G1009])" office:value-type="float" office:value="0.0000582334521368466">
            <text:p>5.82334521368466E-005</text:p>
          </table:table-cell>
          <table:table-cell table:number-columns-repeated="7"/>
        </table:table-row>
        <table:table-row table:style-name="ro4">
          <table:table-cell table:formula="of:=[.A1009]+[.A$4]" office:value-type="float" office:value="300.300000000006">
            <text:p>300.3</text:p>
          </table:table-cell>
          <table:table-cell table:formula="of:=[.A1010]/([.$D$4]*2)" office:value-type="float" office:value="150.150000000003">
            <text:p>150.15</text:p>
          </table:table-cell>
          <table:table-cell table:formula="of:=SQRT(ABS([.$D$2]^2-[.B1010]^2))" office:value-type="float" office:value="68.4103610573658">
            <text:p>68.4103610574</text:p>
          </table:table-cell>
          <table:table-cell table:formula="of:=([.$C$10]-[.C1010])*[.$B$4]" office:value-type="float" office:value="121687.648202585">
            <text:p>121687.648202585</text:p>
          </table:table-cell>
          <table:table-cell table:formula="of:=ROUND([.D1010])" office:value-type="float" office:value="121688">
            <text:p>121688</text:p>
          </table:table-cell>
          <table:table-cell table:formula="of:=([.$C$8]-([.E1010]*[.$C$4]))" office:value-type="float" office:value="68.41015">
            <text:p>68.41015</text:p>
          </table:table-cell>
          <table:table-cell table:style-name="ce6" table:formula="of:=SQRT(ABS([.$D$2]^2-[.F1010]^2))" office:value-type="float" office:value="150.1500961604">
            <text:p>150.1500961604</text:p>
          </table:table-cell>
          <table:table-cell table:formula="of:=ABS([.B1010]-[.G1010])" office:value-type="float" office:value="0.0000961603976179504">
            <text:p>9.61603976179504E-005</text:p>
          </table:table-cell>
          <table:table-cell table:number-columns-repeated="7"/>
        </table:table-row>
        <table:table-row table:style-name="ro4">
          <table:table-cell table:formula="of:=[.A1010]+[.A$4]" office:value-type="float" office:value="300.600000000006">
            <text:p>300.6</text:p>
          </table:table-cell>
          <table:table-cell table:formula="of:=[.A1011]/([.$D$4]*2)" office:value-type="float" office:value="150.300000000003">
            <text:p>150.3</text:p>
          </table:table-cell>
          <table:table-cell table:formula="of:=SQRT(ABS([.$D$2]^2-[.B1011]^2))" office:value-type="float" office:value="68.0801733252726">
            <text:p>68.0801733253</text:p>
          </table:table-cell>
          <table:table-cell table:formula="of:=([.$C$10]-[.C1011])*[.$B$4]" office:value-type="float" office:value="122103.632746955">
            <text:p>122103.632746955</text:p>
          </table:table-cell>
          <table:table-cell table:formula="of:=ROUND([.D1011])" office:value-type="float" office:value="122104">
            <text:p>122104</text:p>
          </table:table-cell>
          <table:table-cell table:formula="of:=([.$C$8]-([.E1011]*[.$C$4]))" office:value-type="float" office:value="68.07995">
            <text:p>68.07995</text:p>
          </table:table-cell>
          <table:table-cell table:style-name="ce6" table:formula="of:=SQRT(ABS([.$D$2]^2-[.F1011]^2))" office:value-type="float" office:value="150.300101157642">
            <text:p>150.3001011576</text:p>
          </table:table-cell>
          <table:table-cell table:formula="of:=ABS([.B1011]-[.G1011])" office:value-type="float" office:value="0.000101157639448957">
            <text:p>0.0001011576</text:p>
          </table:table-cell>
          <table:table-cell table:number-columns-repeated="7"/>
        </table:table-row>
        <table:table-row table:style-name="ro4">
          <table:table-cell table:formula="of:=[.A1011]+[.A$4]" office:value-type="float" office:value="300.900000000006">
            <text:p>300.9</text:p>
          </table:table-cell>
          <table:table-cell table:formula="of:=[.A1012]/([.$D$4]*2)" office:value-type="float" office:value="150.450000000003">
            <text:p>150.45</text:p>
          </table:table-cell>
          <table:table-cell table:formula="of:=SQRT(ABS([.$D$2]^2-[.B1012]^2))" office:value-type="float" office:value="67.7480442522081">
            <text:p>67.7480442522</text:p>
          </table:table-cell>
          <table:table-cell table:formula="of:=([.$C$10]-[.C1012])*[.$B$4]" office:value-type="float" office:value="122522.063075225">
            <text:p>122522.063075225</text:p>
          </table:table-cell>
          <table:table-cell table:formula="of:=ROUND([.D1012])" office:value-type="float" office:value="122522">
            <text:p>122522</text:p>
          </table:table-cell>
          <table:table-cell table:formula="of:=([.$C$8]-([.E1012]*[.$C$4]))" office:value-type="float" office:value="67.7481625">
            <text:p>67.7481625</text:p>
          </table:table-cell>
          <table:table-cell table:style-name="ce6" table:formula="of:=SQRT(ABS([.$D$2]^2-[.F1012]^2))" office:value-type="float" office:value="150.449946752645">
            <text:p>150.4499467526</text:p>
          </table:table-cell>
          <table:table-cell table:formula="of:=ABS([.B1012]-[.G1012])" office:value-type="float" office:value="0.0000532473582381954">
            <text:p>5.32473582381954E-005</text:p>
          </table:table-cell>
          <table:table-cell table:number-columns-repeated="7"/>
        </table:table-row>
        <table:table-row table:style-name="ro4">
          <table:table-cell table:formula="of:=[.A1012]+[.A$4]" office:value-type="float" office:value="301.200000000006">
            <text:p>301.2</text:p>
          </table:table-cell>
          <table:table-cell table:formula="of:=[.A1013]/([.$D$4]*2)" office:value-type="float" office:value="150.600000000003">
            <text:p>150.6</text:p>
          </table:table-cell>
          <table:table-cell table:formula="of:=SQRT(ABS([.$D$2]^2-[.B1013]^2))" office:value-type="float" office:value="67.4139451448967">
            <text:p>67.4139451449</text:p>
          </table:table-cell>
          <table:table-cell table:formula="of:=([.$C$10]-[.C1013])*[.$B$4]" office:value-type="float" office:value="122942.975336404">
            <text:p>122942.975336404</text:p>
          </table:table-cell>
          <table:table-cell table:formula="of:=ROUND([.D1013])" office:value-type="float" office:value="122943">
            <text:p>122943</text:p>
          </table:table-cell>
          <table:table-cell table:formula="of:=([.$C$8]-([.E1013]*[.$C$4]))" office:value-type="float" office:value="67.41399375">
            <text:p>67.41399375</text:p>
          </table:table-cell>
          <table:table-cell table:style-name="ce6" table:formula="of:=SQRT(ABS([.$D$2]^2-[.F1013]^2))" office:value-type="float" office:value="150.599978242611">
            <text:p>150.5999782426</text:p>
          </table:table-cell>
          <table:table-cell table:formula="of:=ABS([.B1013]-[.G1013])" office:value-type="float" office:value="0.0000217573916643232">
            <text:p>2.17573916643232E-005</text:p>
          </table:table-cell>
          <table:table-cell table:number-columns-repeated="7"/>
        </table:table-row>
        <table:table-row table:style-name="ro4">
          <table:table-cell table:formula="of:=[.A1013]+[.A$4]" office:value-type="float" office:value="301.500000000006">
            <text:p>301.5</text:p>
          </table:table-cell>
          <table:table-cell table:formula="of:=[.A1014]/([.$D$4]*2)" office:value-type="float" office:value="150.750000000003">
            <text:p>150.75</text:p>
          </table:table-cell>
          <table:table-cell table:formula="of:=SQRT(ABS([.$D$2]^2-[.B1014]^2))" office:value-type="float" office:value="67.0778465665017">
            <text:p>67.0778465665</text:p>
          </table:table-cell>
          <table:table-cell table:formula="of:=([.$C$10]-[.C1014])*[.$B$4]" office:value-type="float" office:value="123366.406616272">
            <text:p>123366.406616272</text:p>
          </table:table-cell>
          <table:table-cell table:formula="of:=ROUND([.D1014])" office:value-type="float" office:value="123366">
            <text:p>123366</text:p>
          </table:table-cell>
          <table:table-cell table:formula="of:=([.$C$8]-([.E1014]*[.$C$4]))" office:value-type="float" office:value="67.0782375">
            <text:p>67.0782375</text:p>
          </table:table-cell>
          <table:table-cell table:style-name="ce6" table:formula="of:=SQRT(ABS([.$D$2]^2-[.F1014]^2))" office:value-type="float" office:value="150.749826049298">
            <text:p>150.7498260493</text:p>
          </table:table-cell>
          <table:table-cell table:formula="of:=ABS([.B1014]-[.G1014])" office:value-type="float" office:value="0.000173950704891013">
            <text:p>0.0001739507</text:p>
          </table:table-cell>
          <table:table-cell table:number-columns-repeated="7"/>
        </table:table-row>
        <table:table-row table:style-name="ro4">
          <table:table-cell table:formula="of:=[.A1014]+[.A$4]" office:value-type="float" office:value="301.800000000006">
            <text:p>301.8</text:p>
          </table:table-cell>
          <table:table-cell table:formula="of:=[.A1015]/([.$D$4]*2)" office:value-type="float" office:value="150.900000000003">
            <text:p>150.9</text:p>
          </table:table-cell>
          <table:table-cell table:formula="of:=SQRT(ABS([.$D$2]^2-[.B1015]^2))" office:value-type="float" office:value="66.7397183092583">
            <text:p>66.7397183093</text:p>
          </table:table-cell>
          <table:table-cell table:formula="of:=([.$C$10]-[.C1015])*[.$B$4]" office:value-type="float" office:value="123792.394971854">
            <text:p>123792.394971854</text:p>
          </table:table-cell>
          <table:table-cell table:formula="of:=ROUND([.D1015])" office:value-type="float" office:value="123792">
            <text:p>123792</text:p>
          </table:table-cell>
          <table:table-cell table:formula="of:=([.$C$8]-([.E1015]*[.$C$4]))" office:value-type="float" office:value="66.7401">
            <text:p>66.7401</text:p>
          </table:table-cell>
          <table:table-cell table:style-name="ce6" table:formula="of:=SQRT(ABS([.$D$2]^2-[.F1015]^2))" office:value-type="float" office:value="150.899831186088">
            <text:p>150.8998311861</text:p>
          </table:table-cell>
          <table:table-cell table:formula="of:=ABS([.B1015]-[.G1015])" office:value-type="float" office:value="0.000168813914370958">
            <text:p>0.0001688139</text:p>
          </table:table-cell>
          <table:table-cell table:number-columns-repeated="7"/>
        </table:table-row>
        <table:table-row table:style-name="ro4">
          <table:table-cell table:formula="of:=[.A1015]+[.A$4]" office:value-type="float" office:value="302.100000000006">
            <text:p>302.1</text:p>
          </table:table-cell>
          <table:table-cell table:formula="of:=[.A1016]/([.$D$4]*2)" office:value-type="float" office:value="151.050000000003">
            <text:p>151.05</text:p>
          </table:table-cell>
          <table:table-cell table:formula="of:=SQRT(ABS([.$D$2]^2-[.B1016]^2))" office:value-type="float" office:value="66.3995293657955">
            <text:p>66.3995293658</text:p>
          </table:table-cell>
          <table:table-cell table:formula="of:=([.$C$10]-[.C1016])*[.$B$4]" office:value-type="float" office:value="124220.979467556">
            <text:p>124220.979467556</text:p>
          </table:table-cell>
          <table:table-cell table:formula="of:=ROUND([.D1016])" office:value-type="float" office:value="124221">
            <text:p>124221</text:p>
          </table:table-cell>
          <table:table-cell table:formula="of:=([.$C$8]-([.E1016]*[.$C$4]))" office:value-type="float" office:value="66.39958125">
            <text:p>66.39958125</text:p>
          </table:table-cell>
          <table:table-cell table:style-name="ce6" table:formula="of:=SQRT(ABS([.$D$2]^2-[.F1016]^2))" office:value-type="float" office:value="151.0499771924">
            <text:p>151.0499771924</text:p>
          </table:table-cell>
          <table:table-cell table:formula="of:=ABS([.B1016]-[.G1016])" office:value-type="float" office:value="0.0000228076025621249">
            <text:p>2.28076025621249E-005</text:p>
          </table:table-cell>
          <table:table-cell table:number-columns-repeated="7"/>
        </table:table-row>
        <table:table-row table:style-name="ro4">
          <table:table-cell table:formula="of:=[.A1016]+[.A$4]" office:value-type="float" office:value="302.400000000006">
            <text:p>302.4</text:p>
          </table:table-cell>
          <table:table-cell table:formula="of:=[.A1017]/([.$D$4]*2)" office:value-type="float" office:value="151.200000000003">
            <text:p>151.2</text:p>
          </table:table-cell>
          <table:table-cell table:formula="of:=SQRT(ABS([.$D$2]^2-[.B1017]^2))" office:value-type="float" office:value="66.0572478990696">
            <text:p>66.0572478991</text:p>
          </table:table-cell>
          <table:table-cell table:formula="of:=([.$C$10]-[.C1017])*[.$B$4]" office:value-type="float" office:value="124652.200213037">
            <text:p>124652.200213037</text:p>
          </table:table-cell>
          <table:table-cell table:formula="of:=ROUND([.D1017])" office:value-type="float" office:value="124652">
            <text:p>124652</text:p>
          </table:table-cell>
          <table:table-cell table:formula="of:=([.$C$8]-([.E1017]*[.$C$4]))" office:value-type="float" office:value="66.057475">
            <text:p>66.057475</text:p>
          </table:table-cell>
          <table:table-cell table:style-name="ce6" table:formula="of:=SQRT(ABS([.$D$2]^2-[.F1017]^2))" office:value-type="float" office:value="151.199900782455">
            <text:p>151.1999007825</text:p>
          </table:table-cell>
          <table:table-cell table:formula="of:=ABS([.B1017]-[.G1017])" office:value-type="float" office:value="0.0000992175474152646">
            <text:p>9.92175474152646E-005</text:p>
          </table:table-cell>
          <table:table-cell table:number-columns-repeated="7"/>
        </table:table-row>
        <table:table-row table:style-name="ro4">
          <table:table-cell table:formula="of:=[.A1017]+[.A$4]" office:value-type="float" office:value="302.700000000006">
            <text:p>302.7</text:p>
          </table:table-cell>
          <table:table-cell table:formula="of:=[.A1018]/([.$D$4]*2)" office:value-type="float" office:value="151.350000000003">
            <text:p>151.35</text:p>
          </table:table-cell>
          <table:table-cell table:formula="of:=SQRT(ABS([.$D$2]^2-[.B1018]^2))" office:value-type="float" office:value="65.7128412108253">
            <text:p>65.7128412108</text:p>
          </table:table-cell>
          <table:table-cell table:formula="of:=([.$C$10]-[.C1018])*[.$B$4]" office:value-type="float" office:value="125086.098402951">
            <text:p>125086.098402951</text:p>
          </table:table-cell>
          <table:table-cell table:formula="of:=ROUND([.D1018])" office:value-type="float" office:value="125086">
            <text:p>125086</text:p>
          </table:table-cell>
          <table:table-cell table:formula="of:=([.$C$8]-([.E1018]*[.$C$4]))" office:value-type="float" office:value="65.7129875">
            <text:p>65.7129875</text:p>
          </table:table-cell>
          <table:table-cell table:style-name="ce6" table:formula="of:=SQRT(ABS([.$D$2]^2-[.F1018]^2))" office:value-type="float" office:value="151.349936484377">
            <text:p>151.3499364844</text:p>
          </table:table-cell>
          <table:table-cell table:formula="of:=ABS([.B1018]-[.G1018])" office:value-type="float" office:value="0.0000635156262092096">
            <text:p>6.35156262092096E-005</text:p>
          </table:table-cell>
          <table:table-cell table:number-columns-repeated="7"/>
        </table:table-row>
        <table:table-row table:style-name="ro4">
          <table:table-cell table:formula="of:=[.A1018]+[.A$4]" office:value-type="float" office:value="303.000000000006">
            <text:p>303</text:p>
          </table:table-cell>
          <table:table-cell table:formula="of:=[.A1019]/([.$D$4]*2)" office:value-type="float" office:value="151.500000000003">
            <text:p>151.5</text:p>
          </table:table-cell>
          <table:table-cell table:formula="of:=SQRT(ABS([.$D$2]^2-[.B1019]^2))" office:value-type="float" office:value="65.3662757084961">
            <text:p>65.3662757085</text:p>
          </table:table-cell>
          <table:table-cell table:formula="of:=([.$C$10]-[.C1019])*[.$B$4]" office:value-type="float" office:value="125522.716358641">
            <text:p>125522.716358641</text:p>
          </table:table-cell>
          <table:table-cell table:formula="of:=ROUND([.D1019])" office:value-type="float" office:value="125523">
            <text:p>125523</text:p>
          </table:table-cell>
          <table:table-cell table:formula="of:=([.$C$8]-([.E1019]*[.$C$4]))" office:value-type="float" office:value="65.36611875">
            <text:p>65.36611875</text:p>
          </table:table-cell>
          <table:table-cell table:style-name="ce6" table:formula="of:=SQRT(ABS([.$D$2]^2-[.F1019]^2))" office:value-type="float" office:value="151.500067721308">
            <text:p>151.5000677213</text:p>
          </table:table-cell>
          <table:table-cell table:formula="of:=ABS([.B1019]-[.G1019])" office:value-type="float" office:value="0.0000677213051005765">
            <text:p>6.77213051005765E-005</text:p>
          </table:table-cell>
          <table:table-cell table:number-columns-repeated="7"/>
        </table:table-row>
        <table:table-row table:style-name="ro4">
          <table:table-cell table:formula="of:=[.A1019]+[.A$4]" office:value-type="float" office:value="303.300000000006">
            <text:p>303.3</text:p>
          </table:table-cell>
          <table:table-cell table:formula="of:=[.A1020]/([.$D$4]*2)" office:value-type="float" office:value="151.650000000003">
            <text:p>151.65</text:p>
          </table:table-cell>
          <table:table-cell table:formula="of:=SQRT(ABS([.$D$2]^2-[.B1020]^2))" office:value-type="float" office:value="65.0175168704491">
            <text:p>65.0175168704</text:p>
          </table:table-cell>
          <table:table-cell table:formula="of:=([.$C$10]-[.C1020])*[.$B$4]" office:value-type="float" office:value="125962.097571929">
            <text:p>125962.097571929</text:p>
          </table:table-cell>
          <table:table-cell table:formula="of:=ROUND([.D1020])" office:value-type="float" office:value="125962">
            <text:p>125962</text:p>
          </table:table-cell>
          <table:table-cell table:formula="of:=([.$C$8]-([.E1020]*[.$C$4]))" office:value-type="float" office:value="65.0176625">
            <text:p>65.0176625</text:p>
          </table:table-cell>
          <table:table-cell table:style-name="ce6" table:formula="of:=SQRT(ABS([.$D$2]^2-[.F1020]^2))" office:value-type="float" office:value="151.649937563575">
            <text:p>151.6499375636</text:p>
          </table:table-cell>
          <table:table-cell table:formula="of:=ABS([.B1020]-[.G1020])" office:value-type="float" office:value="0.0000624364282089118">
            <text:p>6.24364282089118E-005</text:p>
          </table:table-cell>
          <table:table-cell table:number-columns-repeated="7"/>
        </table:table-row>
        <table:table-row table:style-name="ro4">
          <table:table-cell table:formula="of:=[.A1020]+[.A$4]" office:value-type="float" office:value="303.600000000006">
            <text:p>303.6</text:p>
          </table:table-cell>
          <table:table-cell table:formula="of:=[.A1021]/([.$D$4]*2)" office:value-type="float" office:value="151.800000000003">
            <text:p>151.8</text:p>
          </table:table-cell>
          <table:table-cell table:formula="of:=SQRT(ABS([.$D$2]^2-[.B1021]^2))" office:value-type="float" office:value="64.6665292094691">
            <text:p>64.6665292095</text:p>
          </table:table-cell>
          <table:table-cell table:formula="of:=([.$C$10]-[.C1021])*[.$B$4]" office:value-type="float" office:value="126404.286751116">
            <text:p>126404.286751116</text:p>
          </table:table-cell>
          <table:table-cell table:formula="of:=ROUND([.D1021])" office:value-type="float" office:value="126404">
            <text:p>126404</text:p>
          </table:table-cell>
          <table:table-cell table:formula="of:=([.$C$8]-([.E1021]*[.$C$4]))" office:value-type="float" office:value="64.666825">
            <text:p>64.666825</text:p>
          </table:table-cell>
          <table:table-cell table:style-name="ce6" table:formula="of:=SQRT(ABS([.$D$2]^2-[.F1021]^2))" office:value-type="float" office:value="151.799873993424">
            <text:p>151.7998739934</text:p>
          </table:table-cell>
          <table:table-cell table:formula="of:=ABS([.B1021]-[.G1021])" office:value-type="float" office:value="0.000126006578994975">
            <text:p>0.0001260066</text:p>
          </table:table-cell>
          <table:table-cell table:number-columns-repeated="7"/>
        </table:table-row>
        <table:table-row table:style-name="ro4">
          <table:table-cell table:formula="of:=[.A1021]+[.A$4]" office:value-type="float" office:value="303.900000000006">
            <text:p>303.9</text:p>
          </table:table-cell>
          <table:table-cell table:formula="of:=[.A1022]/([.$D$4]*2)" office:value-type="float" office:value="151.950000000003">
            <text:p>151.95</text:p>
          </table:table-cell>
          <table:table-cell table:formula="of:=SQRT(ABS([.$D$2]^2-[.B1022]^2))" office:value-type="float" office:value="64.3132762343758">
            <text:p>64.3132762344</text:p>
          </table:table-cell>
          <table:table-cell table:formula="of:=([.$C$10]-[.C1022])*[.$B$4]" office:value-type="float" office:value="126849.329869344">
            <text:p>126849.329869344</text:p>
          </table:table-cell>
          <table:table-cell table:formula="of:=ROUND([.D1022])" office:value-type="float" office:value="126849">
            <text:p>126849</text:p>
          </table:table-cell>
          <table:table-cell table:formula="of:=([.$C$8]-([.E1022]*[.$C$4]))" office:value-type="float" office:value="64.31360625">
            <text:p>64.31360625</text:p>
          </table:table-cell>
          <table:table-cell table:style-name="ce6" table:formula="of:=SQRT(ABS([.$D$2]^2-[.F1022]^2))" office:value-type="float" office:value="151.949860319514">
            <text:p>151.9498603195</text:p>
          </table:table-cell>
          <table:table-cell table:formula="of:=ABS([.B1022]-[.G1022])" office:value-type="float" office:value="0.000139680488416616">
            <text:p>0.0001396805</text:p>
          </table:table-cell>
          <table:table-cell table:number-columns-repeated="7"/>
        </table:table-row>
        <table:table-row table:style-name="ro4">
          <table:table-cell table:formula="of:=[.A1022]+[.A$4]" office:value-type="float" office:value="304.200000000006">
            <text:p>304.2</text:p>
          </table:table-cell>
          <table:table-cell table:formula="of:=[.A1023]/([.$D$4]*2)" office:value-type="float" office:value="152.100000000003">
            <text:p>152.1</text:p>
          </table:table-cell>
          <table:table-cell table:formula="of:=SQRT(ABS([.$D$2]^2-[.B1023]^2))" office:value-type="float" office:value="63.9577204096512">
            <text:p>63.9577204097</text:p>
          </table:table-cell>
          <table:table-cell table:formula="of:=([.$C$10]-[.C1023])*[.$B$4]" office:value-type="float" office:value="127297.274215454">
            <text:p>127297.274215454</text:p>
          </table:table-cell>
          <table:table-cell table:formula="of:=ROUND([.D1023])" office:value-type="float" office:value="127297">
            <text:p>127297</text:p>
          </table:table-cell>
          <table:table-cell table:formula="of:=([.$C$8]-([.E1023]*[.$C$4]))" office:value-type="float" office:value="63.95800625">
            <text:p>63.95800625</text:p>
          </table:table-cell>
          <table:table-cell table:style-name="ce6" table:formula="of:=SQRT(ABS([.$D$2]^2-[.F1023]^2))" office:value-type="float" office:value="152.09987980444">
            <text:p>152.0998798044</text:p>
          </table:table-cell>
          <table:table-cell table:formula="of:=ABS([.B1023]-[.G1023])" office:value-type="float" office:value="0.000120195563340531">
            <text:p>0.0001201956</text:p>
          </table:table-cell>
          <table:table-cell table:number-columns-repeated="7"/>
        </table:table-row>
        <table:table-row table:style-name="ro4">
          <table:table-cell table:formula="of:=[.A1023]+[.A$4]" office:value-type="float" office:value="304.500000000006">
            <text:p>304.5</text:p>
          </table:table-cell>
          <table:table-cell table:formula="of:=[.A1024]/([.$D$4]*2)" office:value-type="float" office:value="152.250000000003">
            <text:p>152.25</text:p>
          </table:table-cell>
          <table:table-cell table:formula="of:=SQRT(ABS([.$D$2]^2-[.B1024]^2))" office:value-type="float" office:value="63.5998231129546">
            <text:p>63.599823113</text:p>
          </table:table-cell>
          <table:table-cell table:formula="of:=([.$C$10]-[.C1024])*[.$B$4]" office:value-type="float" office:value="127748.168447513">
            <text:p>127748.168447513</text:p>
          </table:table-cell>
          <table:table-cell table:formula="of:=ROUND([.D1024])" office:value-type="float" office:value="127748">
            <text:p>127748</text:p>
          </table:table-cell>
          <table:table-cell table:formula="of:=([.$C$8]-([.E1024]*[.$C$4]))" office:value-type="float" office:value="63.600025">
            <text:p>63.600025</text:p>
          </table:table-cell>
          <table:table-cell table:style-name="ce6" table:formula="of:=SQRT(ABS([.$D$2]^2-[.F1024]^2))" office:value-type="float" office:value="152.249915664999">
            <text:p>152.249915665</text:p>
          </table:table-cell>
          <table:table-cell table:formula="of:=ABS([.B1024]-[.G1024])" office:value-type="float" office:value="0.0000843350036632273">
            <text:p>0.000084335</text:p>
          </table:table-cell>
          <table:table-cell table:number-columns-repeated="7"/>
        </table:table-row>
        <table:table-row table:style-name="ro4">
          <table:table-cell table:formula="of:=[.A1024]+[.A$4]" office:value-type="float" office:value="304.800000000006">
            <text:p>304.8</text:p>
          </table:table-cell>
          <table:table-cell table:formula="of:=[.A1025]/([.$D$4]*2)" office:value-type="float" office:value="152.400000000003">
            <text:p>152.4</text:p>
          </table:table-cell>
          <table:table-cell table:formula="of:=SQRT(ABS([.$D$2]^2-[.B1025]^2))" office:value-type="float" office:value="63.2395445903836">
            <text:p>63.2395445904</text:p>
          </table:table-cell>
          <table:table-cell table:formula="of:=([.$C$10]-[.C1025])*[.$B$4]" office:value-type="float" office:value="128202.062649177">
            <text:p>128202.062649177</text:p>
          </table:table-cell>
          <table:table-cell table:formula="of:=ROUND([.D1025])" office:value-type="float" office:value="128202">
            <text:p>128202</text:p>
          </table:table-cell>
          <table:table-cell table:formula="of:=([.$C$8]-([.E1025]*[.$C$4]))" office:value-type="float" office:value="63.2396625">
            <text:p>63.2396625</text:p>
          </table:table-cell>
          <table:table-cell table:style-name="ce6" table:formula="of:=SQRT(ABS([.$D$2]^2-[.F1025]^2))" office:value-type="float" office:value="152.399951072453">
            <text:p>152.3999510725</text:p>
          </table:table-cell>
          <table:table-cell table:formula="of:=ABS([.B1025]-[.G1025])" office:value-type="float" office:value="0.0000489275498125608">
            <text:p>4.89275498125608E-005</text:p>
          </table:table-cell>
          <table:table-cell table:number-columns-repeated="7"/>
        </table:table-row>
        <table:table-row table:style-name="ro4">
          <table:table-cell table:formula="of:=[.A1025]+[.A$4]" office:value-type="float" office:value="305.100000000006">
            <text:p>305.1</text:p>
          </table:table-cell>
          <table:table-cell table:formula="of:=[.A1026]/([.$D$4]*2)" office:value-type="float" office:value="152.550000000003">
            <text:p>152.55</text:p>
          </table:table-cell>
          <table:table-cell table:formula="of:=SQRT(ABS([.$D$2]^2-[.B1026]^2))" office:value-type="float" office:value="62.8768439093369">
            <text:p>62.8768439093</text:p>
          </table:table-cell>
          <table:table-cell table:formula="of:=([.$C$10]-[.C1026])*[.$B$4]" office:value-type="float" office:value="128659.008389078">
            <text:p>128659.008389078</text:p>
          </table:table-cell>
          <table:table-cell table:formula="of:=ROUND([.D1026])" office:value-type="float" office:value="128659">
            <text:p>128659</text:p>
          </table:table-cell>
          <table:table-cell table:formula="of:=([.$C$8]-([.E1026]*[.$C$4]))" office:value-type="float" office:value="62.87691875">
            <text:p>62.87691875</text:p>
          </table:table-cell>
          <table:table-cell table:style-name="ce6" table:formula="of:=SQRT(ABS([.$D$2]^2-[.F1026]^2))" office:value-type="float" office:value="152.549969152753">
            <text:p>152.5499691528</text:p>
          </table:table-cell>
          <table:table-cell table:formula="of:=ABS([.B1026]-[.G1026])" office:value-type="float" office:value="0.0000308472498886658">
            <text:p>3.08472498886658E-005</text:p>
          </table:table-cell>
          <table:table-cell table:number-columns-repeated="7"/>
        </table:table-row>
        <table:table-row table:style-name="ro4">
          <table:table-cell table:formula="of:=[.A1026]+[.A$4]" office:value-type="float" office:value="305.400000000006">
            <text:p>305.4</text:p>
          </table:table-cell>
          <table:table-cell table:formula="of:=[.A1027]/([.$D$4]*2)" office:value-type="float" office:value="152.700000000003">
            <text:p>152.7</text:p>
          </table:table-cell>
          <table:table-cell table:formula="of:=SQRT(ABS([.$D$2]^2-[.B1027]^2))" office:value-type="float" office:value="62.5116789088176">
            <text:p>62.5116789088</text:p>
          </table:table-cell>
          <table:table-cell table:formula="of:=([.$C$10]-[.C1027])*[.$B$4]" office:value-type="float" office:value="129119.058783433">
            <text:p>129119.058783433</text:p>
          </table:table-cell>
          <table:table-cell table:formula="of:=ROUND([.D1027])" office:value-type="float" office:value="129119">
            <text:p>129119</text:p>
          </table:table-cell>
          <table:table-cell table:formula="of:=([.$C$8]-([.E1027]*[.$C$4]))" office:value-type="float" office:value="62.51179375">
            <text:p>62.51179375</text:p>
          </table:table-cell>
          <table:table-cell table:style-name="ce6" table:formula="of:=SQRT(ABS([.$D$2]^2-[.F1027]^2))" office:value-type="float" office:value="152.699952986756">
            <text:p>152.6999529868</text:p>
          </table:table-cell>
          <table:table-cell table:formula="of:=ABS([.B1027]-[.G1027])" office:value-type="float" office:value="0.0000470132470127282">
            <text:p>4.70132470127282E-005</text:p>
          </table:table-cell>
          <table:table-cell table:number-columns-repeated="7"/>
        </table:table-row>
        <table:table-row table:style-name="ro4">
          <table:table-cell table:formula="of:=[.A1027]+[.A$4]" office:value-type="float" office:value="305.700000000006">
            <text:p>305.7</text:p>
          </table:table-cell>
          <table:table-cell table:formula="of:=[.A1028]/([.$D$4]*2)" office:value-type="float" office:value="152.850000000003">
            <text:p>152.85</text:p>
          </table:table-cell>
          <table:table-cell table:formula="of:=SQRT(ABS([.$D$2]^2-[.B1028]^2))" office:value-type="float" office:value="62.1440061470059">
            <text:p>62.144006147</text:p>
          </table:table-cell>
          <table:table-cell table:formula="of:=([.$C$10]-[.C1028])*[.$B$4]" office:value-type="float" office:value="129582.268562094">
            <text:p>129582.268562094</text:p>
          </table:table-cell>
          <table:table-cell table:formula="of:=ROUND([.D1028])" office:value-type="float" office:value="129582">
            <text:p>129582</text:p>
          </table:table-cell>
          <table:table-cell table:formula="of:=([.$C$8]-([.E1028]*[.$C$4]))" office:value-type="float" office:value="62.1442875">
            <text:p>62.1442875</text:p>
          </table:table-cell>
          <table:table-cell table:style-name="ce6" table:formula="of:=SQRT(ABS([.$D$2]^2-[.F1028]^2))" office:value-type="float" office:value="152.849885610416">
            <text:p>152.8498856104</text:p>
          </table:table-cell>
          <table:table-cell table:formula="of:=ABS([.B1028]-[.G1028])" office:value-type="float" office:value="0.000114389586627794">
            <text:p>0.0001143896</text:p>
          </table:table-cell>
          <table:table-cell table:number-columns-repeated="7"/>
        </table:table-row>
        <table:table-row table:style-name="ro4">
          <table:table-cell table:formula="of:=[.A1028]+[.A$4]" office:value-type="float" office:value="306.000000000006">
            <text:p>306</text:p>
          </table:table-cell>
          <table:table-cell table:formula="of:=[.A1029]/([.$D$4]*2)" office:value-type="float" office:value="153.000000000003">
            <text:p>153</text:p>
          </table:table-cell>
          <table:table-cell table:formula="of:=SQRT(ABS([.$D$2]^2-[.B1029]^2))" office:value-type="float" office:value="61.7737808459148">
            <text:p>61.7737808459</text:p>
          </table:table-cell>
          <table:table-cell table:formula="of:=([.$C$10]-[.C1029])*[.$B$4]" office:value-type="float" office:value="130048.694138271">
            <text:p>130048.694138271</text:p>
          </table:table-cell>
          <table:table-cell table:formula="of:=ROUND([.D1029])" office:value-type="float" office:value="130049">
            <text:p>130049</text:p>
          </table:table-cell>
          <table:table-cell table:formula="of:=([.$C$8]-([.E1029]*[.$C$4]))" office:value-type="float" office:value="61.77360625">
            <text:p>61.77360625</text:p>
          </table:table-cell>
          <table:table-cell table:style-name="ce6" table:formula="of:=SQRT(ABS([.$D$2]^2-[.F1029]^2))" office:value-type="float" office:value="153.000070493023">
            <text:p>153.000070493</text:p>
          </table:table-cell>
          <table:table-cell table:formula="of:=ABS([.B1029]-[.G1029])" office:value-type="float" office:value="0.0000704930199333376">
            <text:p>0.000070493</text:p>
          </table:table-cell>
          <table:table-cell table:number-columns-repeated="7"/>
        </table:table-row>
        <table:table-row table:style-name="ro4">
          <table:table-cell table:formula="of:=[.A1029]+[.A$4]" office:value-type="float" office:value="306.300000000006">
            <text:p>306.3</text:p>
          </table:table-cell>
          <table:table-cell table:formula="of:=[.A1030]/([.$D$4]*2)" office:value-type="float" office:value="153.150000000003">
            <text:p>153.15</text:p>
          </table:table-cell>
          <table:table-cell table:formula="of:=SQRT(ABS([.$D$2]^2-[.B1030]^2))" office:value-type="float" office:value="61.4009568329281">
            <text:p>61.4009568329</text:p>
          </table:table-cell>
          <table:table-cell table:formula="of:=([.$C$10]-[.C1030])*[.$B$4]" office:value-type="float" office:value="130518.393682192">
            <text:p>130518.393682192</text:p>
          </table:table-cell>
          <table:table-cell table:formula="of:=ROUND([.D1030])" office:value-type="float" office:value="130518">
            <text:p>130518</text:p>
          </table:table-cell>
          <table:table-cell table:formula="of:=([.$C$8]-([.E1030]*[.$C$4]))" office:value-type="float" office:value="61.4013375">
            <text:p>61.4013375</text:p>
          </table:table-cell>
          <table:table-cell table:style-name="ce6" table:formula="of:=SQRT(ABS([.$D$2]^2-[.F1030]^2))" office:value-type="float" office:value="153.149847382265">
            <text:p>153.1498473823</text:p>
          </table:table-cell>
          <table:table-cell table:formula="of:=ABS([.B1030]-[.G1030])" office:value-type="float" office:value="0.000152617737825267">
            <text:p>0.0001526177</text:p>
          </table:table-cell>
          <table:table-cell table:number-columns-repeated="7"/>
        </table:table-row>
        <table:table-row table:style-name="ro4">
          <table:table-cell table:formula="of:=[.A1030]+[.A$4]" office:value-type="float" office:value="306.600000000006">
            <text:p>306.6</text:p>
          </table:table-cell>
          <table:table-cell table:formula="of:=[.A1031]/([.$D$4]*2)" office:value-type="float" office:value="153.300000000003">
            <text:p>153.3</text:p>
          </table:table-cell>
          <table:table-cell table:formula="of:=SQRT(ABS([.$D$2]^2-[.B1031]^2))" office:value-type="float" office:value="61.025486479004">
            <text:p>61.025486479</text:p>
          </table:table-cell>
          <table:table-cell table:formula="of:=([.$C$10]-[.C1031])*[.$B$4]" office:value-type="float" office:value="130991.427198946">
            <text:p>130991.427198946</text:p>
          </table:table-cell>
          <table:table-cell table:formula="of:=ROUND([.D1031])" office:value-type="float" office:value="130991">
            <text:p>130991</text:p>
          </table:table-cell>
          <table:table-cell table:formula="of:=([.$C$8]-([.E1031]*[.$C$4]))" office:value-type="float" office:value="61.02589375">
            <text:p>61.02589375</text:p>
          </table:table-cell>
          <table:table-cell table:style-name="ce6" table:formula="of:=SQRT(ABS([.$D$2]^2-[.F1031]^2))" office:value-type="float" office:value="153.29983787341">
            <text:p>153.2998378734</text:p>
          </table:table-cell>
          <table:table-cell table:formula="of:=ABS([.B1031]-[.G1031])" office:value-type="float" office:value="0.000162126593210132">
            <text:p>0.0001621266</text:p>
          </table:table-cell>
          <table:table-cell table:number-columns-repeated="7"/>
        </table:table-row>
        <table:table-row table:style-name="ro4">
          <table:table-cell table:formula="of:=[.A1031]+[.A$4]" office:value-type="float" office:value="306.900000000006">
            <text:p>306.9</text:p>
          </table:table-cell>
          <table:table-cell table:formula="of:=[.A1032]/([.$D$4]*2)" office:value-type="float" office:value="153.450000000003">
            <text:p>153.45</text:p>
          </table:table-cell>
          <table:table-cell table:formula="of:=SQRT(ABS([.$D$2]^2-[.B1032]^2))" office:value-type="float" office:value="60.6473206333066">
            <text:p>60.6473206333</text:p>
          </table:table-cell>
          <table:table-cell table:formula="of:=([.$C$10]-[.C1032])*[.$B$4]" office:value-type="float" office:value="131467.856610849">
            <text:p>131467.856610849</text:p>
          </table:table-cell>
          <table:table-cell table:formula="of:=ROUND([.D1032])" office:value-type="float" office:value="131468">
            <text:p>131468</text:p>
          </table:table-cell>
          <table:table-cell table:formula="of:=([.$C$8]-([.E1032]*[.$C$4]))" office:value-type="float" office:value="60.647275">
            <text:p>60.647275</text:p>
          </table:table-cell>
          <table:table-cell table:style-name="ce6" table:formula="of:=SQRT(ABS([.$D$2]^2-[.F1032]^2))" office:value-type="float" office:value="153.450018035432">
            <text:p>153.4500180354</text:p>
          </table:table-cell>
          <table:table-cell table:formula="of:=ABS([.B1032]-[.G1032])" office:value-type="float" office:value="0.0000180354289511797">
            <text:p>1.80354289511797E-005</text:p>
          </table:table-cell>
          <table:table-cell table:number-columns-repeated="7"/>
        </table:table-row>
        <table:table-row table:style-name="ro4">
          <table:table-cell table:formula="of:=[.A1032]+[.A$4]" office:value-type="float" office:value="307.200000000006">
            <text:p>307.2</text:p>
          </table:table-cell>
          <table:table-cell table:formula="of:=[.A1033]/([.$D$4]*2)" office:value-type="float" office:value="153.600000000003">
            <text:p>153.6</text:p>
          </table:table-cell>
          <table:table-cell table:formula="of:=SQRT(ABS([.$D$2]^2-[.B1033]^2))" office:value-type="float" office:value="60.266408554012">
            <text:p>60.266408554</text:p>
          </table:table-cell>
          <table:table-cell table:formula="of:=([.$C$10]-[.C1033])*[.$B$4]" office:value-type="float" office:value="131947.745844606">
            <text:p>131947.745844606</text:p>
          </table:table-cell>
          <table:table-cell table:formula="of:=ROUND([.D1033])" office:value-type="float" office:value="131948">
            <text:p>131948</text:p>
          </table:table-cell>
          <table:table-cell table:formula="of:=([.$C$8]-([.E1033]*[.$C$4]))" office:value-type="float" office:value="60.266275">
            <text:p>60.266275</text:p>
          </table:table-cell>
          <table:table-cell table:style-name="ce6" table:formula="of:=SQRT(ABS([.$D$2]^2-[.F1033]^2))" office:value-type="float" office:value="153.600052401112">
            <text:p>153.6000524011</text:p>
          </table:table-cell>
          <table:table-cell table:formula="of:=ABS([.B1033]-[.G1033])" office:value-type="float" office:value="0.0000524011091158627">
            <text:p>5.24011091158627E-005</text:p>
          </table:table-cell>
          <table:table-cell table:number-columns-repeated="7"/>
        </table:table-row>
        <table:table-row table:style-name="ro4">
          <table:table-cell table:formula="of:=[.A1033]+[.A$4]" office:value-type="float" office:value="307.500000000006">
            <text:p>307.5</text:p>
          </table:table-cell>
          <table:table-cell table:formula="of:=[.A1034]/([.$D$4]*2)" office:value-type="float" office:value="153.750000000003">
            <text:p>153.75</text:p>
          </table:table-cell>
          <table:table-cell table:formula="of:=SQRT(ABS([.$D$2]^2-[.B1034]^2))" office:value-type="float" office:value="59.8826978350098">
            <text:p>59.882697835</text:p>
          </table:table-cell>
          <table:table-cell table:formula="of:=([.$C$10]-[.C1034])*[.$B$4]" office:value-type="float" office:value="132431.160923664">
            <text:p>132431.160923664</text:p>
          </table:table-cell>
          <table:table-cell table:formula="of:=ROUND([.D1034])" office:value-type="float" office:value="132431">
            <text:p>132431</text:p>
          </table:table-cell>
          <table:table-cell table:formula="of:=([.$C$8]-([.E1034]*[.$C$4]))" office:value-type="float" office:value="59.88289375">
            <text:p>59.88289375</text:p>
          </table:table-cell>
          <table:table-cell table:style-name="ce6" table:formula="of:=SQRT(ABS([.$D$2]^2-[.F1034]^2))" office:value-type="float" office:value="153.7499236947">
            <text:p>153.7499236947</text:p>
          </table:table-cell>
          <table:table-cell table:formula="of:=ABS([.B1034]-[.G1034])" office:value-type="float" office:value="0.0000763053025139015">
            <text:p>7.63053025139015E-005</text:p>
          </table:table-cell>
          <table:table-cell table:number-columns-repeated="7"/>
        </table:table-row>
        <table:table-row table:style-name="ro4">
          <table:table-cell table:formula="of:=[.A1034]+[.A$4]" office:value-type="float" office:value="307.800000000006">
            <text:p>307.8</text:p>
          </table:table-cell>
          <table:table-cell table:formula="of:=[.A1035]/([.$D$4]*2)" office:value-type="float" office:value="153.900000000003">
            <text:p>153.9</text:p>
          </table:table-cell>
          <table:table-cell table:formula="of:=SQRT(ABS([.$D$2]^2-[.B1035]^2))" office:value-type="float" office:value="59.4961343281989">
            <text:p>59.4961343282</text:p>
          </table:table-cell>
          <table:table-cell table:formula="of:=([.$C$10]-[.C1035])*[.$B$4]" office:value-type="float" office:value="132918.170066102">
            <text:p>132918.170066102</text:p>
          </table:table-cell>
          <table:table-cell table:formula="of:=ROUND([.D1035])" office:value-type="float" office:value="132918">
            <text:p>132918</text:p>
          </table:table-cell>
          <table:table-cell table:formula="of:=([.$C$8]-([.E1035]*[.$C$4]))" office:value-type="float" office:value="59.4963375">
            <text:p>59.4963375</text:p>
          </table:table-cell>
          <table:table-cell table:style-name="ce6" table:formula="of:=SQRT(ABS([.$D$2]^2-[.F1035]^2))" office:value-type="float" office:value="153.89992145575">
            <text:p>153.8999214558</text:p>
          </table:table-cell>
          <table:table-cell table:formula="of:=ABS([.B1035]-[.G1035])" office:value-type="float" office:value="0.0000785442527160285">
            <text:p>7.85442527160285E-005</text:p>
          </table:table-cell>
          <table:table-cell table:number-columns-repeated="7"/>
        </table:table-row>
        <table:table-row table:style-name="ro4">
          <table:table-cell table:formula="of:=[.A1035]+[.A$4]" office:value-type="float" office:value="308.100000000006">
            <text:p>308.1</text:p>
          </table:table-cell>
          <table:table-cell table:formula="of:=[.A1036]/([.$D$4]*2)" office:value-type="float" office:value="154.050000000003">
            <text:p>154.05</text:p>
          </table:table-cell>
          <table:table-cell table:formula="of:=SQRT(ABS([.$D$2]^2-[.B1036]^2))" office:value-type="float" office:value="59.1066620610493">
            <text:p>59.106662061</text:p>
          </table:table-cell>
          <table:table-cell table:formula="of:=([.$C$10]-[.C1036])*[.$B$4]" office:value-type="float" office:value="133408.843788496">
            <text:p>133408.843788496</text:p>
          </table:table-cell>
          <table:table-cell table:formula="of:=ROUND([.D1036])" office:value-type="float" office:value="133409">
            <text:p>133409</text:p>
          </table:table-cell>
          <table:table-cell table:formula="of:=([.$C$8]-([.E1036]*[.$C$4]))" office:value-type="float" office:value="59.10660625">
            <text:p>59.10660625</text:p>
          </table:table-cell>
          <table:table-cell table:style-name="ce6" table:formula="of:=SQRT(ABS([.$D$2]^2-[.F1036]^2))" office:value-type="float" office:value="154.050021413849">
            <text:p>154.0500214139</text:p>
          </table:table-cell>
          <table:table-cell table:formula="of:=ABS([.B1036]-[.G1036])" office:value-type="float" office:value="0.0000214138464400548">
            <text:p>2.14138464400548E-005</text:p>
          </table:table-cell>
          <table:table-cell table:number-columns-repeated="7"/>
        </table:table-row>
        <table:table-row table:style-name="ro4">
          <table:table-cell table:formula="of:=[.A1036]+[.A$4]" office:value-type="float" office:value="308.400000000006">
            <text:p>308.4</text:p>
          </table:table-cell>
          <table:table-cell table:formula="of:=[.A1037]/([.$D$4]*2)" office:value-type="float" office:value="154.200000000003">
            <text:p>154.2</text:p>
          </table:table-cell>
          <table:table-cell table:formula="of:=SQRT(ABS([.$D$2]^2-[.B1037]^2))" office:value-type="float" office:value="58.7142231490725">
            <text:p>58.7142231491</text:p>
          </table:table-cell>
          <table:table-cell table:formula="of:=([.$C$10]-[.C1037])*[.$B$4]" office:value-type="float" office:value="133903.255016183">
            <text:p>133903.255016183</text:p>
          </table:table-cell>
          <table:table-cell table:formula="of:=ROUND([.D1037])" office:value-type="float" office:value="133903">
            <text:p>133903</text:p>
          </table:table-cell>
          <table:table-cell table:formula="of:=([.$C$8]-([.E1037]*[.$C$4]))" office:value-type="float" office:value="58.71449375">
            <text:p>58.71449375</text:p>
          </table:table-cell>
          <table:table-cell table:style-name="ce6" table:formula="of:=SQRT(ABS([.$D$2]^2-[.F1037]^2))" office:value-type="float" office:value="154.199896963912">
            <text:p>154.1998969639</text:p>
          </table:table-cell>
          <table:table-cell table:formula="of:=ABS([.B1037]-[.G1037])" office:value-type="float" office:value="0.000103036090536079">
            <text:p>0.0001030361</text:p>
          </table:table-cell>
          <table:table-cell table:number-columns-repeated="7"/>
        </table:table-row>
        <table:table-row table:style-name="ro4">
          <table:table-cell table:formula="of:=[.A1037]+[.A$4]" office:value-type="float" office:value="308.700000000006">
            <text:p>308.7</text:p>
          </table:table-cell>
          <table:table-cell table:formula="of:=[.A1038]/([.$D$4]*2)" office:value-type="float" office:value="154.350000000003">
            <text:p>154.35</text:p>
          </table:table-cell>
          <table:table-cell table:formula="of:=SQRT(ABS([.$D$2]^2-[.B1038]^2))" office:value-type="float" office:value="58.3187577028102">
            <text:p>58.3187577028</text:p>
          </table:table-cell>
          <table:table-cell table:formula="of:=([.$C$10]-[.C1038])*[.$B$4]" office:value-type="float" office:value="134401.479200451">
            <text:p>134401.479200451</text:p>
          </table:table-cell>
          <table:table-cell table:formula="of:=ROUND([.D1038])" office:value-type="float" office:value="134401">
            <text:p>134401</text:p>
          </table:table-cell>
          <table:table-cell table:formula="of:=([.$C$8]-([.E1038]*[.$C$4]))" office:value-type="float" office:value="58.31920625">
            <text:p>58.31920625</text:p>
          </table:table-cell>
          <table:table-cell table:style-name="ce6" table:formula="of:=SQRT(ABS([.$D$2]^2-[.F1038]^2))" office:value-type="float" office:value="154.349830522647">
            <text:p>154.3498305226</text:p>
          </table:table-cell>
          <table:table-cell table:formula="of:=ABS([.B1038]-[.G1038])" office:value-type="float" office:value="0.000169477355626668">
            <text:p>0.0001694774</text:p>
          </table:table-cell>
          <table:table-cell table:number-columns-repeated="7"/>
        </table:table-row>
        <table:table-row table:style-name="ro4">
          <table:table-cell table:formula="of:=[.A1038]+[.A$4]" office:value-type="float" office:value="309.000000000006">
            <text:p>309</text:p>
          </table:table-cell>
          <table:table-cell table:formula="of:=[.A1039]/([.$D$4]*2)" office:value-type="float" office:value="154.500000000003">
            <text:p>154.5</text:p>
          </table:table-cell>
          <table:table-cell table:formula="of:=SQRT(ABS([.$D$2]^2-[.B1039]^2))" office:value-type="float" office:value="57.9202037289155">
            <text:p>57.9202037289</text:p>
          </table:table-cell>
          <table:table-cell table:formula="of:=([.$C$10]-[.C1039])*[.$B$4]" office:value-type="float" office:value="134903.594443152">
            <text:p>134903.594443152</text:p>
          </table:table-cell>
          <table:table-cell table:formula="of:=ROUND([.D1039])" office:value-type="float" office:value="134904">
            <text:p>134904</text:p>
          </table:table-cell>
          <table:table-cell table:formula="of:=([.$C$8]-([.E1039]*[.$C$4]))" office:value-type="float" office:value="57.91995">
            <text:p>57.91995</text:p>
          </table:table-cell>
          <table:table-cell table:style-name="ce6" table:formula="of:=SQRT(ABS([.$D$2]^2-[.F1039]^2))" office:value-type="float" office:value="154.500095119704">
            <text:p>154.5000951197</text:p>
          </table:table-cell>
          <table:table-cell table:formula="of:=ABS([.B1039]-[.G1039])" office:value-type="float" office:value="0.000095119700745272">
            <text:p>9.5119700745272E-005</text:p>
          </table:table-cell>
          <table:table-cell table:number-columns-repeated="7"/>
        </table:table-row>
        <table:table-row table:style-name="ro4">
          <table:table-cell table:formula="of:=[.A1039]+[.A$4]" office:value-type="float" office:value="309.300000000006">
            <text:p>309.3</text:p>
          </table:table-cell>
          <table:table-cell table:formula="of:=[.A1040]/([.$D$4]*2)" office:value-type="float" office:value="154.650000000003">
            <text:p>154.65</text:p>
          </table:table-cell>
          <table:table-cell table:formula="of:=SQRT(ABS([.$D$2]^2-[.B1040]^2))" office:value-type="float" office:value="57.5184970248621">
            <text:p>57.5184970249</text:p>
          </table:table-cell>
          <table:table-cell table:formula="of:=([.$C$10]-[.C1040])*[.$B$4]" office:value-type="float" office:value="135409.681629361">
            <text:p>135409.681629361</text:p>
          </table:table-cell>
          <table:table-cell table:formula="of:=ROUND([.D1040])" office:value-type="float" office:value="135410">
            <text:p>135410</text:p>
          </table:table-cell>
          <table:table-cell table:formula="of:=([.$C$8]-([.E1040]*[.$C$4]))" office:value-type="float" office:value="57.5183125">
            <text:p>57.5183125</text:p>
          </table:table-cell>
          <table:table-cell table:style-name="ce6" table:formula="of:=SQRT(ABS([.$D$2]^2-[.F1040]^2))" office:value-type="float" office:value="154.65006862964">
            <text:p>154.6500686296</text:p>
          </table:table-cell>
          <table:table-cell table:formula="of:=ABS([.B1040]-[.G1040])" office:value-type="float" office:value="0.0000686296369565298">
            <text:p>6.86296369565298E-005</text:p>
          </table:table-cell>
          <table:table-cell table:number-columns-repeated="7"/>
        </table:table-row>
        <table:table-row table:style-name="ro4">
          <table:table-cell table:formula="of:=[.A1040]+[.A$4]" office:value-type="float" office:value="309.600000000006">
            <text:p>309.6</text:p>
          </table:table-cell>
          <table:table-cell table:formula="of:=[.A1041]/([.$D$4]*2)" office:value-type="float" office:value="154.800000000003">
            <text:p>154.8</text:p>
          </table:table-cell>
          <table:table-cell table:formula="of:=SQRT(ABS([.$D$2]^2-[.B1041]^2))" office:value-type="float" office:value="57.1135710667707">
            <text:p>57.1135710668</text:p>
          </table:table-cell>
          <table:table-cell table:formula="of:=([.$C$10]-[.C1041])*[.$B$4]" office:value-type="float" office:value="135919.824568689">
            <text:p>135919.824568689</text:p>
          </table:table-cell>
          <table:table-cell table:formula="of:=ROUND([.D1041])" office:value-type="float" office:value="135920">
            <text:p>135920</text:p>
          </table:table-cell>
          <table:table-cell table:formula="of:=([.$C$8]-([.E1041]*[.$C$4]))" office:value-type="float" office:value="57.1135">
            <text:p>57.1135</text:p>
          </table:table-cell>
          <table:table-cell table:style-name="ce6" table:formula="of:=SQRT(ABS([.$D$2]^2-[.F1041]^2))" office:value-type="float" office:value="154.800026220121">
            <text:p>154.8000262201</text:p>
          </table:table-cell>
          <table:table-cell table:formula="of:=ABS([.B1041]-[.G1041])" office:value-type="float" office:value="0.0000262201175189602">
            <text:p>2.62201175189602E-005</text:p>
          </table:table-cell>
          <table:table-cell table:number-columns-repeated="7"/>
        </table:table-row>
        <table:table-row table:style-name="ro4">
          <table:table-cell table:formula="of:=[.A1041]+[.A$4]" office:value-type="float" office:value="309.900000000006">
            <text:p>309.9</text:p>
          </table:table-cell>
          <table:table-cell table:formula="of:=[.A1042]/([.$D$4]*2)" office:value-type="float" office:value="154.950000000003">
            <text:p>154.95</text:p>
          </table:table-cell>
          <table:table-cell table:formula="of:=SQRT(ABS([.$D$2]^2-[.B1042]^2))" office:value-type="float" office:value="56.7053568897954">
            <text:p>56.7053568898</text:p>
          </table:table-cell>
          <table:table-cell table:formula="of:=([.$C$10]-[.C1042])*[.$B$4]" office:value-type="float" office:value="136434.110145981">
            <text:p>136434.110145981</text:p>
          </table:table-cell>
          <table:table-cell table:formula="of:=ROUND([.D1042])" office:value-type="float" office:value="136434">
            <text:p>136434</text:p>
          </table:table-cell>
          <table:table-cell table:formula="of:=([.$C$8]-([.E1042]*[.$C$4]))" office:value-type="float" office:value="56.7055125">
            <text:p>56.7055125</text:p>
          </table:table-cell>
          <table:table-cell table:style-name="ce6" table:formula="of:=SQRT(ABS([.$D$2]^2-[.F1042]^2))" office:value-type="float" office:value="154.94994305295">
            <text:p>154.949943053</text:p>
          </table:table-cell>
          <table:table-cell table:formula="of:=ABS([.B1042]-[.G1042])" office:value-type="float" office:value="0.000056947053337808">
            <text:p>5.6947053337808E-005</text:p>
          </table:table-cell>
          <table:table-cell table:number-columns-repeated="7"/>
        </table:table-row>
        <table:table-row table:style-name="ro4">
          <table:table-cell table:formula="of:=[.A1042]+[.A$4]" office:value-type="float" office:value="310.200000000006">
            <text:p>310.2</text:p>
          </table:table-cell>
          <table:table-cell table:formula="of:=[.A1043]/([.$D$4]*2)" office:value-type="float" office:value="155.100000000003">
            <text:p>155.1</text:p>
          </table:table-cell>
          <table:table-cell table:formula="of:=SQRT(ABS([.$D$2]^2-[.B1043]^2))" office:value-type="float" office:value="56.2937829604573">
            <text:p>56.2937829605</text:p>
          </table:table-cell>
          <table:table-cell table:formula="of:=([.$C$10]-[.C1043])*[.$B$4]" office:value-type="float" office:value="136952.628482155">
            <text:p>136952.628482155</text:p>
          </table:table-cell>
          <table:table-cell table:formula="of:=ROUND([.D1043])" office:value-type="float" office:value="136953">
            <text:p>136953</text:p>
          </table:table-cell>
          <table:table-cell table:formula="of:=([.$C$8]-([.E1043]*[.$C$4]))" office:value-type="float" office:value="56.29355625">
            <text:p>56.29355625</text:p>
          </table:table-cell>
          <table:table-cell table:style-name="ce6" table:formula="of:=SQRT(ABS([.$D$2]^2-[.F1043]^2))" office:value-type="float" office:value="155.100082284724">
            <text:p>155.1000822847</text:p>
          </table:table-cell>
          <table:table-cell table:formula="of:=ABS([.B1043]-[.G1043])" office:value-type="float" office:value="0.0000822847207757604">
            <text:p>8.22847207757604E-005</text:p>
          </table:table-cell>
          <table:table-cell table:number-columns-repeated="7"/>
        </table:table-row>
        <table:table-row table:style-name="ro4">
          <table:table-cell table:formula="of:=[.A1043]+[.A$4]" office:value-type="float" office:value="310.500000000006">
            <text:p>310.5</text:p>
          </table:table-cell>
          <table:table-cell table:formula="of:=[.A1044]/([.$D$4]*2)" office:value-type="float" office:value="155.250000000003">
            <text:p>155.25</text:p>
          </table:table-cell>
          <table:table-cell table:formula="of:=SQRT(ABS([.$D$2]^2-[.B1044]^2))" office:value-type="float" office:value="55.8787750402518">
            <text:p>55.8787750403</text:p>
          </table:table-cell>
          <table:table-cell table:formula="of:=([.$C$10]-[.C1044])*[.$B$4]" office:value-type="float" office:value="137475.473106036">
            <text:p>137475.473106036</text:p>
          </table:table-cell>
          <table:table-cell table:formula="of:=ROUND([.D1044])" office:value-type="float" office:value="137475">
            <text:p>137475</text:p>
          </table:table-cell>
          <table:table-cell table:formula="of:=([.$C$8]-([.E1044]*[.$C$4]))" office:value-type="float" office:value="55.87921875">
            <text:p>55.87921875</text:p>
          </table:table-cell>
          <table:table-cell table:style-name="ce6" table:formula="of:=SQRT(ABS([.$D$2]^2-[.F1044]^2))" office:value-type="float" office:value="155.249840295859">
            <text:p>155.2498402959</text:p>
          </table:table-cell>
          <table:table-cell table:formula="of:=ABS([.B1044]-[.G1044])" office:value-type="float" office:value="0.00015970414426647">
            <text:p>0.0001597041</text:p>
          </table:table-cell>
          <table:table-cell table:number-columns-repeated="7"/>
        </table:table-row>
        <table:table-row table:style-name="ro4">
          <table:table-cell table:formula="of:=[.A1044]+[.A$4]" office:value-type="float" office:value="310.800000000006">
            <text:p>310.8</text:p>
          </table:table-cell>
          <table:table-cell table:formula="of:=[.A1045]/([.$D$4]*2)" office:value-type="float" office:value="155.400000000003">
            <text:p>155.4</text:p>
          </table:table-cell>
          <table:table-cell table:formula="of:=SQRT(ABS([.$D$2]^2-[.B1045]^2))" office:value-type="float" office:value="55.46025603979">
            <text:p>55.4602560398</text:p>
          </table:table-cell>
          <table:table-cell table:formula="of:=([.$C$10]-[.C1045])*[.$B$4]" office:value-type="float" office:value="138002.741138114">
            <text:p>138002.741138114</text:p>
          </table:table-cell>
          <table:table-cell table:formula="of:=ROUND([.D1045])" office:value-type="float" office:value="138003">
            <text:p>138003</text:p>
          </table:table-cell>
          <table:table-cell table:formula="of:=([.$C$8]-([.E1045]*[.$C$4]))" office:value-type="float" office:value="55.46011875">
            <text:p>55.46011875</text:p>
          </table:table-cell>
          <table:table-cell table:style-name="ce6" table:formula="of:=SQRT(ABS([.$D$2]^2-[.F1045]^2))" office:value-type="float" office:value="155.40004899689">
            <text:p>155.4000489969</text:p>
          </table:table-cell>
          <table:table-cell table:formula="of:=ABS([.B1045]-[.G1045])" office:value-type="float" office:value="0.0000489968872443569">
            <text:p>4.89968872443569E-005</text:p>
          </table:table-cell>
          <table:table-cell table:number-columns-repeated="7"/>
        </table:table-row>
        <table:table-row table:style-name="ro4">
          <table:table-cell table:formula="of:=[.A1045]+[.A$4]" office:value-type="float" office:value="311.100000000006">
            <text:p>311.1</text:p>
          </table:table-cell>
          <table:table-cell table:formula="of:=[.A1046]/([.$D$4]*2)" office:value-type="float" office:value="155.550000000003">
            <text:p>155.55</text:p>
          </table:table-cell>
          <table:table-cell table:formula="of:=SQRT(ABS([.$D$2]^2-[.B1046]^2))" office:value-type="float" office:value="55.0381458626566">
            <text:p>55.0381458627</text:p>
          </table:table-cell>
          <table:table-cell table:formula="of:=([.$C$10]-[.C1046])*[.$B$4]" office:value-type="float" office:value="138534.533487258">
            <text:p>138534.533487258</text:p>
          </table:table-cell>
          <table:table-cell table:formula="of:=ROUND([.D1046])" office:value-type="float" office:value="138535">
            <text:p>138535</text:p>
          </table:table-cell>
          <table:table-cell table:formula="of:=([.$C$8]-([.E1046]*[.$C$4]))" office:value-type="float" office:value="55.03784375">
            <text:p>55.03784375</text:p>
          </table:table-cell>
          <table:table-cell table:style-name="ce6" table:formula="of:=SQRT(ABS([.$D$2]^2-[.F1046]^2))" office:value-type="float" office:value="155.550106895979">
            <text:p>155.550106896</text:p>
          </table:table-cell>
          <table:table-cell table:formula="of:=ABS([.B1046]-[.G1046])" office:value-type="float" office:value="0.000106895976273336">
            <text:p>0.000106896</text:p>
          </table:table-cell>
          <table:table-cell table:number-columns-repeated="7"/>
        </table:table-row>
        <table:table-row table:style-name="ro4">
          <table:table-cell table:formula="of:=[.A1046]+[.A$4]" office:value-type="float" office:value="311.400000000006">
            <text:p>311.4</text:p>
          </table:table-cell>
          <table:table-cell table:formula="of:=[.A1047]/([.$D$4]*2)" office:value-type="float" office:value="155.700000000003">
            <text:p>155.7</text:p>
          </table:table-cell>
          <table:table-cell table:formula="of:=SQRT(ABS([.$D$2]^2-[.B1047]^2))" office:value-type="float" office:value="54.6123612380847">
            <text:p>54.6123612381</text:p>
          </table:table-cell>
          <table:table-cell table:formula="of:=([.$C$10]-[.C1047])*[.$B$4]" office:value-type="float" office:value="139070.955061522">
            <text:p>139070.955061522</text:p>
          </table:table-cell>
          <table:table-cell table:formula="of:=ROUND([.D1047])" office:value-type="float" office:value="139071">
            <text:p>139071</text:p>
          </table:table-cell>
          <table:table-cell table:formula="of:=([.$C$8]-([.E1047]*[.$C$4]))" office:value-type="float" office:value="54.61239375">
            <text:p>54.61239375</text:p>
          </table:table-cell>
          <table:table-cell table:style-name="ce6" table:formula="of:=SQRT(ABS([.$D$2]^2-[.F1047]^2))" office:value-type="float" office:value="155.699988596323">
            <text:p>155.6999885963</text:p>
          </table:table-cell>
          <table:table-cell table:formula="of:=ABS([.B1047]-[.G1047])" office:value-type="float" office:value="0.0000114036805030082">
            <text:p>1.14036805030082E-005</text:p>
          </table:table-cell>
          <table:table-cell table:number-columns-repeated="7"/>
        </table:table-row>
        <table:table-row table:style-name="ro4">
          <table:table-cell table:formula="of:=[.A1047]+[.A$4]" office:value-type="float" office:value="311.700000000006">
            <text:p>311.7</text:p>
          </table:table-cell>
          <table:table-cell table:formula="of:=[.A1048]/([.$D$4]*2)" office:value-type="float" office:value="155.850000000003">
            <text:p>155.85</text:p>
          </table:table-cell>
          <table:table-cell table:formula="of:=SQRT(ABS([.$D$2]^2-[.B1048]^2))" office:value-type="float" office:value="54.1828155414524">
            <text:p>54.1828155415</text:p>
          </table:table-cell>
          <table:table-cell table:formula="of:=([.$C$10]-[.C1048])*[.$B$4]" office:value-type="float" office:value="139612.114994287">
            <text:p>139612.114994287</text:p>
          </table:table-cell>
          <table:table-cell table:formula="of:=ROUND([.D1048])" office:value-type="float" office:value="139612">
            <text:p>139612</text:p>
          </table:table-cell>
          <table:table-cell table:formula="of:=([.$C$8]-([.E1048]*[.$C$4]))" office:value-type="float" office:value="54.182975">
            <text:p>54.182975</text:p>
          </table:table-cell>
          <table:table-cell table:style-name="ce6" table:formula="of:=SQRT(ABS([.$D$2]^2-[.F1048]^2))" office:value-type="float" office:value="155.849944562548">
            <text:p>155.8499445625</text:p>
          </table:table-cell>
          <table:table-cell table:formula="of:=ABS([.B1048]-[.G1048])" office:value-type="float" office:value="0.0000554374547334646">
            <text:p>5.54374547334646E-005</text:p>
          </table:table-cell>
          <table:table-cell table:number-columns-repeated="7"/>
        </table:table-row>
        <table:table-row table:style-name="ro4">
          <table:table-cell table:formula="of:=[.A1048]+[.A$4]" office:value-type="float" office:value="312.000000000006">
            <text:p>312</text:p>
          </table:table-cell>
          <table:table-cell table:formula="of:=[.A1049]/([.$D$4]*2)" office:value-type="float" office:value="156.000000000003">
            <text:p>156</text:p>
          </table:table-cell>
          <table:table-cell table:formula="of:=SQRT(ABS([.$D$2]^2-[.B1049]^2))" office:value-type="float" office:value="53.7494186014979">
            <text:p>53.7494186015</text:p>
          </table:table-cell>
          <table:table-cell table:formula="of:=([.$C$10]-[.C1049])*[.$B$4]" office:value-type="float" office:value="140158.126887143">
            <text:p>140158.126887143</text:p>
          </table:table-cell>
          <table:table-cell table:formula="of:=ROUND([.D1049])" office:value-type="float" office:value="140158">
            <text:p>140158</text:p>
          </table:table-cell>
          <table:table-cell table:formula="of:=([.$C$8]-([.E1049]*[.$C$4]))" office:value-type="float" office:value="53.7495875">
            <text:p>53.7495875</text:p>
          </table:table-cell>
          <table:table-cell table:style-name="ce6" table:formula="of:=SQRT(ABS([.$D$2]^2-[.F1049]^2))" office:value-type="float" office:value="155.999941806335">
            <text:p>155.9999418063</text:p>
          </table:table-cell>
          <table:table-cell table:formula="of:=ABS([.B1049]-[.G1049])" office:value-type="float" office:value="0.0000581936682522155">
            <text:p>5.81936682522155E-005</text:p>
          </table:table-cell>
          <table:table-cell table:number-columns-repeated="7"/>
        </table:table-row>
        <table:table-row table:style-name="ro4">
          <table:table-cell table:formula="of:=[.A1049]+[.A$4]" office:value-type="float" office:value="312.300000000006">
            <text:p>312.3</text:p>
          </table:table-cell>
          <table:table-cell table:formula="of:=[.A1050]/([.$D$4]*2)" office:value-type="float" office:value="156.150000000003">
            <text:p>156.15</text:p>
          </table:table-cell>
          <table:table-cell table:formula="of:=SQRT(ABS([.$D$2]^2-[.B1050]^2))" office:value-type="float" office:value="53.3120764930334">
            <text:p>53.312076493</text:p>
          </table:table-cell>
          <table:table-cell table:formula="of:=([.$C$10]-[.C1050])*[.$B$4]" office:value-type="float" office:value="140709.109071035">
            <text:p>140709.109071035</text:p>
          </table:table-cell>
          <table:table-cell table:formula="of:=ROUND([.D1050])" office:value-type="float" office:value="140709">
            <text:p>140709</text:p>
          </table:table-cell>
          <table:table-cell table:formula="of:=([.$C$8]-([.E1050]*[.$C$4]))" office:value-type="float" office:value="53.31223125">
            <text:p>53.31223125</text:p>
          </table:table-cell>
          <table:table-cell table:style-name="ce6" table:formula="of:=SQRT(ABS([.$D$2]^2-[.F1050]^2))" office:value-type="float" office:value="156.149947163445">
            <text:p>156.1499471634</text:p>
          </table:table-cell>
          <table:table-cell table:formula="of:=ABS([.B1050]-[.G1050])" office:value-type="float" office:value="0.0000528365584955282">
            <text:p>5.28365584955282E-005</text:p>
          </table:table-cell>
          <table:table-cell table:number-columns-repeated="7"/>
        </table:table-row>
        <table:table-row table:style-name="ro4">
          <table:table-cell table:formula="of:=[.A1050]+[.A$4]" office:value-type="float" office:value="312.600000000006">
            <text:p>312.6</text:p>
          </table:table-cell>
          <table:table-cell table:formula="of:=[.A1051]/([.$D$4]*2)" office:value-type="float" office:value="156.300000000003">
            <text:p>156.3</text:p>
          </table:table-cell>
          <table:table-cell table:formula="of:=SQRT(ABS([.$D$2]^2-[.B1051]^2))" office:value-type="float" office:value="52.8706913137992">
            <text:p>52.8706913138</text:p>
          </table:table-cell>
          <table:table-cell table:formula="of:=([.$C$10]-[.C1051])*[.$B$4]" office:value-type="float" office:value="141265.184887393">
            <text:p>141265.184887393</text:p>
          </table:table-cell>
          <table:table-cell table:formula="of:=ROUND([.D1051])" office:value-type="float" office:value="141265">
            <text:p>141265</text:p>
          </table:table-cell>
          <table:table-cell table:formula="of:=([.$C$8]-([.E1051]*[.$C$4]))" office:value-type="float" office:value="52.87090625">
            <text:p>52.87090625</text:p>
          </table:table-cell>
          <table:table-cell table:style-name="ce6" table:formula="of:=SQRT(ABS([.$D$2]^2-[.F1051]^2))" office:value-type="float" office:value="156.299927294621">
            <text:p>156.2999272946</text:p>
          </table:table-cell>
          <table:table-cell table:formula="of:=ABS([.B1051]-[.G1051])" office:value-type="float" office:value="0.0000727053823652568">
            <text:p>7.27053823652568E-005</text:p>
          </table:table-cell>
          <table:table-cell table:number-columns-repeated="7"/>
        </table:table-row>
        <table:table-row table:style-name="ro4">
          <table:table-cell table:formula="of:=[.A1051]+[.A$4]" office:value-type="float" office:value="312.900000000006">
            <text:p>312.9</text:p>
          </table:table-cell>
          <table:table-cell table:formula="of:=[.A1052]/([.$D$4]*2)" office:value-type="float" office:value="156.450000000003">
            <text:p>156.45</text:p>
          </table:table-cell>
          <table:table-cell table:formula="of:=SQRT(ABS([.$D$2]^2-[.B1052]^2))" office:value-type="float" office:value="52.4251609439498">
            <text:p>52.4251609439</text:p>
          </table:table-cell>
          <table:table-cell table:formula="of:=([.$C$10]-[.C1052])*[.$B$4]" office:value-type="float" office:value="141826.482991141">
            <text:p>141826.482991141</text:p>
          </table:table-cell>
          <table:table-cell table:formula="of:=ROUND([.D1052])" office:value-type="float" office:value="141826">
            <text:p>141826</text:p>
          </table:table-cell>
          <table:table-cell table:formula="of:=([.$C$8]-([.E1052]*[.$C$4]))" office:value-type="float" office:value="52.4256125">
            <text:p>52.4256125</text:p>
          </table:table-cell>
          <table:table-cell table:style-name="ce6" table:formula="of:=SQRT(ABS([.$D$2]^2-[.F1052]^2))" office:value-type="float" office:value="156.449848686408">
            <text:p>156.4498486864</text:p>
          </table:table-cell>
          <table:table-cell table:formula="of:=ABS([.B1052]-[.G1052])" office:value-type="float" office:value="0.000151313595409874">
            <text:p>0.0001513136</text:p>
          </table:table-cell>
          <table:table-cell table:number-columns-repeated="7"/>
        </table:table-row>
        <table:table-row table:style-name="ro4">
          <table:table-cell table:formula="of:=[.A1052]+[.A$4]" office:value-type="float" office:value="313.200000000006">
            <text:p>313.2</text:p>
          </table:table-cell>
          <table:table-cell table:formula="of:=[.A1053]/([.$D$4]*2)" office:value-type="float" office:value="156.600000000003">
            <text:p>156.6</text:p>
          </table:table-cell>
          <table:table-cell table:formula="of:=SQRT(ABS([.$D$2]^2-[.B1053]^2))" office:value-type="float" office:value="51.9753787864893">
            <text:p>51.9753787865</text:p>
          </table:table-cell>
          <table:table-cell table:formula="of:=([.$C$10]-[.C1053])*[.$B$4]" office:value-type="float" office:value="142393.137677705">
            <text:p>142393.137677705</text:p>
          </table:table-cell>
          <table:table-cell table:formula="of:=ROUND([.D1053])" office:value-type="float" office:value="142393">
            <text:p>142393</text:p>
          </table:table-cell>
          <table:table-cell table:formula="of:=([.$C$8]-([.E1053]*[.$C$4]))" office:value-type="float" office:value="51.97555625">
            <text:p>51.97555625</text:p>
          </table:table-cell>
          <table:table-cell table:style-name="ce6" table:formula="of:=SQRT(ABS([.$D$2]^2-[.F1053]^2))" office:value-type="float" office:value="156.599941099935">
            <text:p>156.5999410999</text:p>
          </table:table-cell>
          <table:table-cell table:formula="of:=ABS([.B1053]-[.G1053])" office:value-type="float" office:value="0.0000589000681543439">
            <text:p>5.89000681543439E-005</text:p>
          </table:table-cell>
          <table:table-cell table:number-columns-repeated="7"/>
        </table:table-row>
        <table:table-row table:style-name="ro4">
          <table:table-cell table:formula="of:=[.A1053]+[.A$4]" office:value-type="float" office:value="313.500000000006">
            <text:p>313.5</text:p>
          </table:table-cell>
          <table:table-cell table:formula="of:=[.A1054]/([.$D$4]*2)" office:value-type="float" office:value="156.750000000003">
            <text:p>156.75</text:p>
          </table:table-cell>
          <table:table-cell table:formula="of:=SQRT(ABS([.$D$2]^2-[.B1054]^2))" office:value-type="float" office:value="51.5212334867774">
            <text:p>51.5212334868</text:p>
          </table:table-cell>
          <table:table-cell table:formula="of:=([.$C$10]-[.C1054])*[.$B$4]" office:value-type="float" office:value="142965.289236397">
            <text:p>142965.289236397</text:p>
          </table:table-cell>
          <table:table-cell table:formula="of:=ROUND([.D1054])" office:value-type="float" office:value="142965">
            <text:p>142965</text:p>
          </table:table-cell>
          <table:table-cell table:formula="of:=([.$C$8]-([.E1054]*[.$C$4]))" office:value-type="float" office:value="51.52153125">
            <text:p>51.52153125</text:p>
          </table:table-cell>
          <table:table-cell table:style-name="ce6" table:formula="of:=SQRT(ABS([.$D$2]^2-[.F1054]^2))" office:value-type="float" office:value="156.749902129651">
            <text:p>156.7499021297</text:p>
          </table:table-cell>
          <table:table-cell table:formula="of:=ABS([.B1054]-[.G1054])" office:value-type="float" office:value="0.0000978703517375834">
            <text:p>9.78703517375834E-005</text:p>
          </table:table-cell>
          <table:table-cell table:number-columns-repeated="7"/>
        </table:table-row>
        <table:table-row table:style-name="ro4">
          <table:table-cell table:formula="of:=[.A1054]+[.A$4]" office:value-type="float" office:value="313.800000000006">
            <text:p>313.8</text:p>
          </table:table-cell>
          <table:table-cell table:formula="of:=[.A1055]/([.$D$4]*2)" office:value-type="float" office:value="156.900000000003">
            <text:p>156.9</text:p>
          </table:table-cell>
          <table:table-cell table:formula="of:=SQRT(ABS([.$D$2]^2-[.B1055]^2))" office:value-type="float" office:value="51.062608629006">
            <text:p>51.062608629</text:p>
          </table:table-cell>
          <table:table-cell table:formula="of:=([.$C$10]-[.C1055])*[.$B$4]" office:value-type="float" office:value="143543.084332802">
            <text:p>143543.084332802</text:p>
          </table:table-cell>
          <table:table-cell table:formula="of:=ROUND([.D1055])" office:value-type="float" office:value="143543">
            <text:p>143543</text:p>
          </table:table-cell>
          <table:table-cell table:formula="of:=([.$C$8]-([.E1055]*[.$C$4]))" office:value-type="float" office:value="51.06274375">
            <text:p>51.06274375</text:p>
          </table:table-cell>
          <table:table-cell table:style-name="ce6" table:formula="of:=SQRT(ABS([.$D$2]^2-[.F1055]^2))" office:value-type="float" office:value="156.899956025239">
            <text:p>156.8999560252</text:p>
          </table:table-cell>
          <table:table-cell table:formula="of:=ABS([.B1055]-[.G1055])" office:value-type="float" office:value="0.000043974764395216">
            <text:p>4.3974764395216E-005</text:p>
          </table:table-cell>
          <table:table-cell table:number-columns-repeated="7"/>
        </table:table-row>
        <table:table-row table:style-name="ro4">
          <table:table-cell table:formula="of:=[.A1055]+[.A$4]" office:value-type="float" office:value="314.100000000006">
            <text:p>314.1</text:p>
          </table:table-cell>
          <table:table-cell table:formula="of:=[.A1056]/([.$D$4]*2)" office:value-type="float" office:value="157.050000000003">
            <text:p>157.05</text:p>
          </table:table-cell>
          <table:table-cell table:formula="of:=SQRT(ABS([.$D$2]^2-[.B1056]^2))" office:value-type="float" office:value="50.5993824072887">
            <text:p>50.5993824073</text:p>
          </table:table-cell>
          <table:table-cell table:formula="of:=([.$C$10]-[.C1056])*[.$B$4]" office:value-type="float" office:value="144126.676423155">
            <text:p>144126.676423155</text:p>
          </table:table-cell>
          <table:table-cell table:formula="of:=ROUND([.D1056])" office:value-type="float" office:value="144127">
            <text:p>144127</text:p>
          </table:table-cell>
          <table:table-cell table:formula="of:=([.$C$8]-([.E1056]*[.$C$4]))" office:value-type="float" office:value="50.59919375">
            <text:p>50.59919375</text:p>
          </table:table-cell>
          <table:table-cell table:style-name="ce6" table:formula="of:=SQRT(ABS([.$D$2]^2-[.F1056]^2))" office:value-type="float" office:value="157.050060782701">
            <text:p>157.0500607827</text:p>
          </table:table-cell>
          <table:table-cell table:formula="of:=ABS([.B1056]-[.G1056])" office:value-type="float" office:value="0.0000607826975453918">
            <text:p>6.07826975453918E-005</text:p>
          </table:table-cell>
          <table:table-cell table:number-columns-repeated="7"/>
        </table:table-row>
        <table:table-row table:style-name="ro4">
          <table:table-cell table:formula="of:=[.A1056]+[.A$4]" office:value-type="float" office:value="314.400000000006">
            <text:p>314.4</text:p>
          </table:table-cell>
          <table:table-cell table:formula="of:=[.A1057]/([.$D$4]*2)" office:value-type="float" office:value="157.200000000003">
            <text:p>157.2</text:p>
          </table:table-cell>
          <table:table-cell table:formula="of:=SQRT(ABS([.$D$2]^2-[.B1057]^2))" office:value-type="float" office:value="50.1314272687207">
            <text:p>50.1314272687</text:p>
          </table:table-cell>
          <table:table-cell table:formula="of:=([.$C$10]-[.C1057])*[.$B$4]" office:value-type="float" office:value="144716.226204028">
            <text:p>144716.226204028</text:p>
          </table:table-cell>
          <table:table-cell table:formula="of:=ROUND([.D1057])" office:value-type="float" office:value="144716">
            <text:p>144716</text:p>
          </table:table-cell>
          <table:table-cell table:formula="of:=([.$C$8]-([.E1057]*[.$C$4]))" office:value-type="float" office:value="50.131675">
            <text:p>50.131675</text:p>
          </table:table-cell>
          <table:table-cell table:style-name="ce6" table:formula="of:=SQRT(ABS([.$D$2]^2-[.F1057]^2))" office:value-type="float" office:value="157.199920997736">
            <text:p>157.1999209977</text:p>
          </table:table-cell>
          <table:table-cell table:formula="of:=ABS([.B1057]-[.G1057])" office:value-type="float" office:value="0.0000790022672845225">
            <text:p>7.90022672845225E-005</text:p>
          </table:table-cell>
          <table:table-cell table:number-columns-repeated="7"/>
        </table:table-row>
        <table:table-row table:style-name="ro4">
          <table:table-cell table:formula="of:=[.A1057]+[.A$4]" office:value-type="float" office:value="314.700000000006">
            <text:p>314.7</text:p>
          </table:table-cell>
          <table:table-cell table:formula="of:=[.A1058]/([.$D$4]*2)" office:value-type="float" office:value="157.350000000003">
            <text:p>157.35</text:p>
          </table:table-cell>
          <table:table-cell table:formula="of:=SQRT(ABS([.$D$2]^2-[.B1058]^2))" office:value-type="float" office:value="49.658609525429">
            <text:p>49.6586095254</text:p>
          </table:table-cell>
          <table:table-cell table:formula="of:=([.$C$10]-[.C1058])*[.$B$4]" office:value-type="float" office:value="145311.902101088">
            <text:p>145311.902101088</text:p>
          </table:table-cell>
          <table:table-cell table:formula="of:=ROUND([.D1058])" office:value-type="float" office:value="145312">
            <text:p>145312</text:p>
          </table:table-cell>
          <table:table-cell table:formula="of:=([.$C$8]-([.E1058]*[.$C$4]))" office:value-type="float" office:value="49.6586">
            <text:p>49.6586</text:p>
          </table:table-cell>
          <table:table-cell table:style-name="ce6" table:formula="of:=SQRT(ABS([.$D$2]^2-[.F1058]^2))" office:value-type="float" office:value="157.350003006165">
            <text:p>157.3500030062</text:p>
          </table:table-cell>
          <table:table-cell table:formula="of:=ABS([.B1058]-[.G1058])" office:value-type="float" office:value="0.00000300616147796973">
            <text:p>3.00616147796973E-006</text:p>
          </table:table-cell>
          <table:table-cell table:number-columns-repeated="7"/>
        </table:table-row>
        <table:table-row table:style-name="ro4">
          <table:table-cell table:formula="of:=[.A1058]+[.A$4]" office:value-type="float" office:value="315.000000000006">
            <text:p>315</text:p>
          </table:table-cell>
          <table:table-cell table:formula="of:=[.A1059]/([.$D$4]*2)" office:value-type="float" office:value="157.500000000003">
            <text:p>157.5</text:p>
          </table:table-cell>
          <table:table-cell table:formula="of:=SQRT(ABS([.$D$2]^2-[.B1059]^2))" office:value-type="float" office:value="49.1807889322551">
            <text:p>49.1807889323</text:p>
          </table:table-cell>
          <table:table-cell table:formula="of:=([.$C$10]-[.C1059])*[.$B$4]" office:value-type="float" office:value="145913.88080115">
            <text:p>145913.88080115</text:p>
          </table:table-cell>
          <table:table-cell table:formula="of:=ROUND([.D1059])" office:value-type="float" office:value="145914">
            <text:p>145914</text:p>
          </table:table-cell>
          <table:table-cell table:formula="of:=([.$C$8]-([.E1059]*[.$C$4]))" office:value-type="float" office:value="49.1807625">
            <text:p>49.1807625</text:p>
          </table:table-cell>
          <table:table-cell table:style-name="ce6" table:formula="of:=SQRT(ABS([.$D$2]^2-[.F1059]^2))" office:value-type="float" office:value="157.50000825371">
            <text:p>157.5000082537</text:p>
          </table:table-cell>
          <table:table-cell table:formula="of:=ABS([.B1059]-[.G1059])" office:value-type="float" office:value="0.00000825370651114099">
            <text:p>8.25370651114099E-006</text:p>
          </table:table-cell>
          <table:table-cell table:number-columns-repeated="7"/>
        </table:table-row>
        <table:table-row table:style-name="ro4">
          <table:table-cell table:formula="of:=[.A1059]+[.A$4]" office:value-type="float" office:value="315.300000000006">
            <text:p>315.3</text:p>
          </table:table-cell>
          <table:table-cell table:formula="of:=[.A1060]/([.$D$4]*2)" office:value-type="float" office:value="157.650000000003">
            <text:p>157.65</text:p>
          </table:table-cell>
          <table:table-cell table:formula="of:=SQRT(ABS([.$D$2]^2-[.B1060]^2))" office:value-type="float" office:value="48.6978182262719">
            <text:p>48.6978182263</text:p>
          </table:table-cell>
          <table:table-cell table:formula="of:=([.$C$10]-[.C1060])*[.$B$4]" office:value-type="float" office:value="146522.34783231">
            <text:p>146522.34783231</text:p>
          </table:table-cell>
          <table:table-cell table:formula="of:=ROUND([.D1060])" office:value-type="float" office:value="146522">
            <text:p>146522</text:p>
          </table:table-cell>
          <table:table-cell table:formula="of:=([.$C$8]-([.E1060]*[.$C$4]))" office:value-type="float" office:value="48.6981625">
            <text:p>48.6981625</text:p>
          </table:table-cell>
          <table:table-cell table:style-name="ce6" table:formula="of:=SQRT(ABS([.$D$2]^2-[.F1060]^2))" office:value-type="float" office:value="157.649893654019">
            <text:p>157.649893654</text:p>
          </table:table-cell>
          <table:table-cell table:formula="of:=ABS([.B1060]-[.G1060])" office:value-type="float" office:value="0.000106345983795109">
            <text:p>0.000106346</text:p>
          </table:table-cell>
          <table:table-cell table:number-columns-repeated="7"/>
        </table:table-row>
        <table:table-row table:style-name="ro4">
          <table:table-cell table:formula="of:=[.A1060]+[.A$4]" office:value-type="float" office:value="315.600000000006">
            <text:p>315.6</text:p>
          </table:table-cell>
          <table:table-cell table:formula="of:=[.A1061]/([.$D$4]*2)" office:value-type="float" office:value="157.800000000003">
            <text:p>157.8</text:p>
          </table:table-cell>
          <table:table-cell table:formula="of:=SQRT(ABS([.$D$2]^2-[.B1061]^2))" office:value-type="float" office:value="48.2095426238314">
            <text:p>48.2095426238</text:p>
          </table:table-cell>
          <table:table-cell table:formula="of:=([.$C$10]-[.C1061])*[.$B$4]" office:value-type="float" office:value="147137.498197589">
            <text:p>147137.498197589</text:p>
          </table:table-cell>
          <table:table-cell table:formula="of:=ROUND([.D1061])" office:value-type="float" office:value="147137">
            <text:p>147137</text:p>
          </table:table-cell>
          <table:table-cell table:formula="of:=([.$C$8]-([.E1061]*[.$C$4]))" office:value-type="float" office:value="48.21000625">
            <text:p>48.21000625</text:p>
          </table:table-cell>
          <table:table-cell table:style-name="ce6" table:formula="of:=SQRT(ABS([.$D$2]^2-[.F1061]^2))" office:value-type="float" office:value="157.799858356638">
            <text:p>157.7998583566</text:p>
          </table:table-cell>
          <table:table-cell table:formula="of:=ABS([.B1061]-[.G1061])" office:value-type="float" office:value="0.000141643365282107">
            <text:p>0.0001416434</text:p>
          </table:table-cell>
          <table:table-cell table:number-columns-repeated="7"/>
        </table:table-row>
        <table:table-row table:style-name="ro4">
          <table:table-cell table:formula="of:=[.A1061]+[.A$4]" office:value-type="float" office:value="315.900000000006">
            <text:p>315.9</text:p>
          </table:table-cell>
          <table:table-cell table:formula="of:=[.A1062]/([.$D$4]*2)" office:value-type="float" office:value="157.950000000003">
            <text:p>157.95</text:p>
          </table:table-cell>
          <table:table-cell table:formula="of:=SQRT(ABS([.$D$2]^2-[.B1062]^2))" office:value-type="float" office:value="47.7157992702523">
            <text:p>47.7157992703</text:p>
          </table:table-cell>
          <table:table-cell table:formula="of:=([.$C$10]-[.C1062])*[.$B$4]" office:value-type="float" office:value="147759.53706824">
            <text:p>147759.53706824</text:p>
          </table:table-cell>
          <table:table-cell table:formula="of:=ROUND([.D1062])" office:value-type="float" office:value="147760">
            <text:p>147760</text:p>
          </table:table-cell>
          <table:table-cell table:formula="of:=([.$C$8]-([.E1062]*[.$C$4]))" office:value-type="float" office:value="47.7155">
            <text:p>47.7155</text:p>
          </table:table-cell>
          <table:table-cell table:style-name="ce6" table:formula="of:=SQRT(ABS([.$D$2]^2-[.F1062]^2))" office:value-type="float" office:value="157.95009040754">
            <text:p>157.9500904075</text:p>
          </table:table-cell>
          <table:table-cell table:formula="of:=ABS([.B1062]-[.G1062])" office:value-type="float" office:value="0.0000904075367031965">
            <text:p>9.04075367031965E-005</text:p>
          </table:table-cell>
          <table:table-cell table:number-columns-repeated="7"/>
        </table:table-row>
        <table:table-row table:style-name="ro4">
          <table:table-cell table:formula="of:=[.A1062]+[.A$4]" office:value-type="float" office:value="316.200000000006">
            <text:p>316.2</text:p>
          </table:table-cell>
          <table:table-cell table:formula="of:=[.A1063]/([.$D$4]*2)" office:value-type="float" office:value="158.100000000003">
            <text:p>158.1</text:p>
          </table:table-cell>
          <table:table-cell table:formula="of:=SQRT(ABS([.$D$2]^2-[.B1063]^2))" office:value-type="float" office:value="47.216416636579">
            <text:p>47.2164166366</text:p>
          </table:table-cell>
          <table:table-cell table:formula="of:=([.$C$10]-[.C1063])*[.$B$4]" office:value-type="float" office:value="148388.680543734">
            <text:p>148388.680543734</text:p>
          </table:table-cell>
          <table:table-cell table:formula="of:=ROUND([.D1063])" office:value-type="float" office:value="148389">
            <text:p>148389</text:p>
          </table:table-cell>
          <table:table-cell table:formula="of:=([.$C$8]-([.E1063]*[.$C$4]))" office:value-type="float" office:value="47.21623125">
            <text:p>47.21623125</text:p>
          </table:table-cell>
          <table:table-cell table:style-name="ce6" table:formula="of:=SQRT(ABS([.$D$2]^2-[.F1063]^2))" office:value-type="float" office:value="158.100055365413">
            <text:p>158.1000553654</text:p>
          </table:table-cell>
          <table:table-cell table:formula="of:=ABS([.B1063]-[.G1063])" office:value-type="float" office:value="0.0000553654094517242">
            <text:p>5.53654094517242E-005</text:p>
          </table:table-cell>
          <table:table-cell table:number-columns-repeated="7"/>
        </table:table-row>
        <table:table-row table:style-name="ro4">
          <table:table-cell table:formula="of:=[.A1063]+[.A$4]" office:value-type="float" office:value="316.500000000006">
            <text:p>316.5</text:p>
          </table:table-cell>
          <table:table-cell table:formula="of:=[.A1064]/([.$D$4]*2)" office:value-type="float" office:value="158.250000000003">
            <text:p>158.25</text:p>
          </table:table-cell>
          <table:table-cell table:formula="of:=SQRT(ABS([.$D$2]^2-[.B1064]^2))" office:value-type="float" office:value="46.7112138570495">
            <text:p>46.711213857</text:p>
          </table:table-cell>
          <table:table-cell table:formula="of:=([.$C$10]-[.C1064])*[.$B$4]" office:value-type="float" office:value="149025.156486448">
            <text:p>149025.156486448</text:p>
          </table:table-cell>
          <table:table-cell table:formula="of:=ROUND([.D1064])" office:value-type="float" office:value="149025">
            <text:p>149025</text:p>
          </table:table-cell>
          <table:table-cell table:formula="of:=([.$C$8]-([.E1064]*[.$C$4]))" office:value-type="float" office:value="46.71140625">
            <text:p>46.71140625</text:p>
          </table:table-cell>
          <table:table-cell table:style-name="ce6" table:formula="of:=SQRT(ABS([.$D$2]^2-[.F1064]^2))" office:value-type="float" office:value="158.249943210566">
            <text:p>158.2499432106</text:p>
          </table:table-cell>
          <table:table-cell table:formula="of:=ABS([.B1064]-[.G1064])" office:value-type="float" office:value="0.0000567894368259658">
            <text:p>5.67894368259658E-005</text:p>
          </table:table-cell>
          <table:table-cell table:number-columns-repeated="7"/>
        </table:table-row>
        <table:table-row table:style-name="ro4">
          <table:table-cell table:formula="of:=[.A1064]+[.A$4]" office:value-type="float" office:value="316.800000000006">
            <text:p>316.8</text:p>
          </table:table-cell>
          <table:table-cell table:formula="of:=[.A1065]/([.$D$4]*2)" office:value-type="float" office:value="158.400000000003">
            <text:p>158.4</text:p>
          </table:table-cell>
          <table:table-cell table:formula="of:=SQRT(ABS([.$D$2]^2-[.B1065]^2))" office:value-type="float" office:value="46.1999999999893">
            <text:p>46.2</text:p>
          </table:table-cell>
          <table:table-cell table:formula="of:=([.$C$10]-[.C1065])*[.$B$4]" office:value-type="float" office:value="149669.205440225">
            <text:p>149669.205440225</text:p>
          </table:table-cell>
          <table:table-cell table:formula="of:=ROUND([.D1065])" office:value-type="float" office:value="149669">
            <text:p>149669</text:p>
          </table:table-cell>
          <table:table-cell table:formula="of:=([.$C$8]-([.E1065]*[.$C$4]))" office:value-type="float" office:value="46.20023125">
            <text:p>46.20023125</text:p>
          </table:table-cell>
          <table:table-cell table:style-name="ce6" table:formula="of:=SQRT(ABS([.$D$2]^2-[.F1065]^2))" office:value-type="float" office:value="158.3999325519">
            <text:p>158.3999325519</text:p>
          </table:table-cell>
          <table:table-cell table:formula="of:=ABS([.B1065]-[.G1065])" office:value-type="float" office:value="0.000067448102953449">
            <text:p>6.7448102953449E-005</text:p>
          </table:table-cell>
          <table:table-cell table:number-columns-repeated="7"/>
        </table:table-row>
        <table:table-row table:style-name="ro4">
          <table:table-cell table:formula="of:=[.A1065]+[.A$4]" office:value-type="float" office:value="317.100000000006">
            <text:p>317.1</text:p>
          </table:table-cell>
          <table:table-cell table:formula="of:=[.A1066]/([.$D$4]*2)" office:value-type="float" office:value="158.550000000003">
            <text:p>158.55</text:p>
          </table:table-cell>
          <table:table-cell table:formula="of:=SQRT(ABS([.$D$2]^2-[.B1066]^2))" office:value-type="float" office:value="45.6825732637623">
            <text:p>45.6825732638</text:p>
          </table:table-cell>
          <table:table-cell table:formula="of:=([.$C$10]-[.C1066])*[.$B$4]" office:value-type="float" office:value="150321.081643345">
            <text:p>150321.081643345</text:p>
          </table:table-cell>
          <table:table-cell table:formula="of:=ROUND([.D1066])" office:value-type="float" office:value="150321">
            <text:p>150321</text:p>
          </table:table-cell>
          <table:table-cell table:formula="of:=([.$C$8]-([.E1066]*[.$C$4]))" office:value-type="float" office:value="45.68270625">
            <text:p>45.68270625</text:p>
          </table:table-cell>
          <table:table-cell table:style-name="ce6" table:formula="of:=SQRT(ABS([.$D$2]^2-[.F1066]^2))" office:value-type="float" office:value="158.549961682986">
            <text:p>158.549961683</text:p>
          </table:table-cell>
          <table:table-cell table:formula="of:=ABS([.B1066]-[.G1066])" office:value-type="float" office:value="0.0000383170174984571">
            <text:p>0.000038317</text:p>
          </table:table-cell>
          <table:table-cell table:number-columns-repeated="7"/>
        </table:table-row>
        <table:table-row table:style-name="ro4">
          <table:table-cell table:formula="of:=[.A1066]+[.A$4]" office:value-type="float" office:value="317.400000000006">
            <text:p>317.4</text:p>
          </table:table-cell>
          <table:table-cell table:formula="of:=[.A1067]/([.$D$4]*2)" office:value-type="float" office:value="158.700000000003">
            <text:p>158.7</text:p>
          </table:table-cell>
          <table:table-cell table:formula="of:=SQRT(ABS([.$D$2]^2-[.B1067]^2))" office:value-type="float" office:value="45.1587200881402">
            <text:p>45.1587200881</text:p>
          </table:table-cell>
          <table:table-cell table:formula="of:=([.$C$10]-[.C1067])*[.$B$4]" office:value-type="float" office:value="150981.054148066">
            <text:p>150981.054148066</text:p>
          </table:table-cell>
          <table:table-cell table:formula="of:=ROUND([.D1067])" office:value-type="float" office:value="150981">
            <text:p>150981</text:p>
          </table:table-cell>
          <table:table-cell table:formula="of:=([.$C$8]-([.E1067]*[.$C$4]))" office:value-type="float" office:value="45.15883125">
            <text:p>45.15883125</text:p>
          </table:table-cell>
          <table:table-cell table:style-name="ce6" table:formula="of:=SQRT(ABS([.$D$2]^2-[.F1067]^2))" office:value-type="float" office:value="158.699968368409">
            <text:p>158.6999683684</text:p>
          </table:table-cell>
          <table:table-cell table:formula="of:=ABS([.B1067]-[.G1067])" office:value-type="float" office:value="0.0000316315941120138">
            <text:p>3.16315941120138E-005</text:p>
          </table:table-cell>
          <table:table-cell table:number-columns-repeated="7"/>
        </table:table-row>
        <table:table-row table:style-name="ro4">
          <table:table-cell table:formula="of:=[.A1067]+[.A$4]" office:value-type="float" office:value="317.700000000006">
            <text:p>317.7</text:p>
          </table:table-cell>
          <table:table-cell table:formula="of:=[.A1068]/([.$D$4]*2)" office:value-type="float" office:value="158.850000000003">
            <text:p>158.85</text:p>
          </table:table-cell>
          <table:table-cell table:formula="of:=SQRT(ABS([.$D$2]^2-[.B1068]^2))" office:value-type="float" office:value="44.6282141699508">
            <text:p>44.62821417</text:p>
          </table:table-cell>
          <table:table-cell table:formula="of:=([.$C$10]-[.C1068])*[.$B$4]" office:value-type="float" office:value="151649.408060746">
            <text:p>151649.408060746</text:p>
          </table:table-cell>
          <table:table-cell table:formula="of:=ROUND([.D1068])" office:value-type="float" office:value="151649">
            <text:p>151649</text:p>
          </table:table-cell>
          <table:table-cell table:formula="of:=([.$C$8]-([.E1068]*[.$C$4]))" office:value-type="float" office:value="44.62860625">
            <text:p>44.62860625</text:p>
          </table:table-cell>
          <table:table-cell table:style-name="ce6" table:formula="of:=SQRT(ABS([.$D$2]^2-[.F1068]^2))" office:value-type="float" office:value="158.849889846303">
            <text:p>158.8498898463</text:p>
          </table:table-cell>
          <table:table-cell table:formula="of:=ABS([.B1068]-[.G1068])" office:value-type="float" office:value="0.000110153700575211">
            <text:p>0.0001101537</text:p>
          </table:table-cell>
          <table:table-cell table:number-columns-repeated="7"/>
        </table:table-row>
        <table:table-row table:style-name="ro4">
          <table:table-cell table:formula="of:=[.A1068]+[.A$4]" office:value-type="float" office:value="318.000000000006">
            <text:p>318</text:p>
          </table:table-cell>
          <table:table-cell table:formula="of:=[.A1069]/([.$D$4]*2)" office:value-type="float" office:value="159.000000000003">
            <text:p>159</text:p>
          </table:table-cell>
          <table:table-cell table:formula="of:=SQRT(ABS([.$D$2]^2-[.B1069]^2))" office:value-type="float" office:value="44.0908153700858">
            <text:p>44.0908153701</text:p>
          </table:table-cell>
          <table:table-cell table:formula="of:=([.$C$10]-[.C1069])*[.$B$4]" office:value-type="float" office:value="152326.445918843">
            <text:p>152326.445918843</text:p>
          </table:table-cell>
          <table:table-cell table:formula="of:=ROUND([.D1069])" office:value-type="float" office:value="152326">
            <text:p>152326</text:p>
          </table:table-cell>
          <table:table-cell table:formula="of:=([.$C$8]-([.E1069]*[.$C$4]))" office:value-type="float" office:value="44.0912375">
            <text:p>44.0912375</text:p>
          </table:table-cell>
          <table:table-cell table:style-name="ce6" table:formula="of:=SQRT(ABS([.$D$2]^2-[.F1069]^2))" office:value-type="float" office:value="158.999882942468">
            <text:p>158.9998829425</text:p>
          </table:table-cell>
          <table:table-cell table:formula="of:=ABS([.B1069]-[.G1069])" office:value-type="float" office:value="0.000117057534936293">
            <text:p>0.0001170575</text:p>
          </table:table-cell>
          <table:table-cell table:number-columns-repeated="7"/>
        </table:table-row>
        <table:table-row table:style-name="ro4">
          <table:table-cell table:formula="of:=[.A1069]+[.A$4]" office:value-type="float" office:value="318.300000000006">
            <text:p>318.3</text:p>
          </table:table-cell>
          <table:table-cell table:formula="of:=[.A1070]/([.$D$4]*2)" office:value-type="float" office:value="159.150000000003">
            <text:p>159.15</text:p>
          </table:table-cell>
          <table:table-cell table:formula="of:=SQRT(ABS([.$D$2]^2-[.B1070]^2))" office:value-type="float" office:value="43.5462684968413">
            <text:p>43.5462684968</text:p>
          </table:table-cell>
          <table:table-cell table:formula="of:=([.$C$10]-[.C1070])*[.$B$4]" office:value-type="float" office:value="153012.489223718">
            <text:p>153012.489223718</text:p>
          </table:table-cell>
          <table:table-cell table:formula="of:=ROUND([.D1070])" office:value-type="float" office:value="153012">
            <text:p>153012</text:p>
          </table:table-cell>
          <table:table-cell table:formula="of:=([.$C$8]-([.E1070]*[.$C$4]))" office:value-type="float" office:value="43.546725">
            <text:p>43.546725</text:p>
          </table:table-cell>
          <table:table-cell table:style-name="ce6" table:formula="of:=SQRT(ABS([.$D$2]^2-[.F1070]^2))" office:value-type="float" office:value="159.149875091922">
            <text:p>159.1498750919</text:p>
          </table:table-cell>
          <table:table-cell table:formula="of:=ABS([.B1070]-[.G1070])" office:value-type="float" office:value="0.000124908081176045">
            <text:p>0.0001249081</text:p>
          </table:table-cell>
          <table:table-cell table:number-columns-repeated="7"/>
        </table:table-row>
        <table:table-row table:style-name="ro4">
          <table:table-cell table:formula="of:=[.A1070]+[.A$4]" office:value-type="float" office:value="318.600000000006">
            <text:p>318.6</text:p>
          </table:table-cell>
          <table:table-cell table:formula="of:=[.A1071]/([.$D$4]*2)" office:value-type="float" office:value="159.300000000003">
            <text:p>159.3</text:p>
          </table:table-cell>
          <table:table-cell table:formula="of:=SQRT(ABS([.$D$2]^2-[.B1071]^2))" office:value-type="float" office:value="42.9943019480371">
            <text:p>42.994301948</text:p>
          </table:table-cell>
          <table:table-cell table:formula="of:=([.$C$10]-[.C1071])*[.$B$4]" office:value-type="float" office:value="153707.880151346">
            <text:p>153707.880151346</text:p>
          </table:table-cell>
          <table:table-cell table:formula="of:=ROUND([.D1071])" office:value-type="float" office:value="153708">
            <text:p>153708</text:p>
          </table:table-cell>
          <table:table-cell table:formula="of:=([.$C$8]-([.E1071]*[.$C$4]))" office:value-type="float" office:value="42.994275">
            <text:p>42.994275</text:p>
          </table:table-cell>
          <table:table-cell table:style-name="ce6" table:formula="of:=SQRT(ABS([.$D$2]^2-[.F1071]^2))" office:value-type="float" office:value="159.300007273146">
            <text:p>159.3000072731</text:p>
          </table:table-cell>
          <table:table-cell table:formula="of:=ABS([.B1071]-[.G1071])" office:value-type="float" office:value="0.00000727314287018999">
            <text:p>7.27314287018999E-006</text:p>
          </table:table-cell>
          <table:table-cell table:number-columns-repeated="7"/>
        </table:table-row>
        <table:table-row table:style-name="ro4">
          <table:table-cell table:formula="of:=[.A1071]+[.A$4]" office:value-type="float" office:value="318.900000000006">
            <text:p>318.9</text:p>
          </table:table-cell>
          <table:table-cell table:formula="of:=[.A1072]/([.$D$4]*2)" office:value-type="float" office:value="159.450000000003">
            <text:p>159.45</text:p>
          </table:table-cell>
          <table:table-cell table:formula="of:=SQRT(ABS([.$D$2]^2-[.B1072]^2))" office:value-type="float" office:value="42.4346261913427">
            <text:p>42.4346261913</text:p>
          </table:table-cell>
          <table:table-cell table:formula="of:=([.$C$10]-[.C1072])*[.$B$4]" office:value-type="float" office:value="154412.983466866">
            <text:p>154412.983466866</text:p>
          </table:table-cell>
          <table:table-cell table:formula="of:=ROUND([.D1072])" office:value-type="float" office:value="154413">
            <text:p>154413</text:p>
          </table:table-cell>
          <table:table-cell table:formula="of:=([.$C$8]-([.E1072]*[.$C$4]))" office:value-type="float" office:value="42.43468125">
            <text:p>42.43468125</text:p>
          </table:table-cell>
          <table:table-cell table:style-name="ce6" table:formula="of:=SQRT(ABS([.$D$2]^2-[.F1072]^2))" office:value-type="float" office:value="159.449985347164">
            <text:p>159.4499853472</text:p>
          </table:table-cell>
          <table:table-cell table:formula="of:=ABS([.B1072]-[.G1072])" office:value-type="float" office:value="0.0000146528389279865">
            <text:p>1.46528389279865E-005</text:p>
          </table:table-cell>
          <table:table-cell table:number-columns-repeated="7"/>
        </table:table-row>
        <table:table-row table:style-name="ro4">
          <table:table-cell table:formula="of:=[.A1072]+[.A$4]" office:value-type="float" office:value="319.200000000006">
            <text:p>319.2</text:p>
          </table:table-cell>
          <table:table-cell table:formula="of:=[.A1073]/([.$D$4]*2)" office:value-type="float" office:value="159.600000000003">
            <text:p>159.6</text:p>
          </table:table-cell>
          <table:table-cell table:formula="of:=SQRT(ABS([.$D$2]^2-[.B1073]^2))" office:value-type="float" office:value="41.8669320585947">
            <text:p>41.8669320586</text:p>
          </table:table-cell>
          <table:table-cell table:formula="of:=([.$C$10]-[.C1073])*[.$B$4]" office:value-type="float" office:value="155128.188673478">
            <text:p>155128.188673478</text:p>
          </table:table-cell>
          <table:table-cell table:formula="of:=ROUND([.D1073])" office:value-type="float" office:value="155128">
            <text:p>155128</text:p>
          </table:table-cell>
          <table:table-cell table:formula="of:=([.$C$8]-([.E1073]*[.$C$4]))" office:value-type="float" office:value="41.86715">
            <text:p>41.86715</text:p>
          </table:table-cell>
          <table:table-cell table:style-name="ce6" table:formula="of:=SQRT(ABS([.$D$2]^2-[.F1073]^2))" office:value-type="float" office:value="159.599942828553">
            <text:p>159.5999428286</text:p>
          </table:table-cell>
          <table:table-cell table:formula="of:=ABS([.B1073]-[.G1073])" office:value-type="float" office:value="0.0000571714498391884">
            <text:p>5.71714498391884E-005</text:p>
          </table:table-cell>
          <table:table-cell table:number-columns-repeated="7"/>
        </table:table-row>
        <table:table-row table:style-name="ro4">
          <table:table-cell table:formula="of:=[.A1073]+[.A$4]" office:value-type="float" office:value="319.500000000006">
            <text:p>319.5</text:p>
          </table:table-cell>
          <table:table-cell table:formula="of:=[.A1074]/([.$D$4]*2)" office:value-type="float" office:value="159.750000000003">
            <text:p>159.75</text:p>
          </table:table-cell>
          <table:table-cell table:formula="of:=SQRT(ABS([.$D$2]^2-[.B1074]^2))" office:value-type="float" office:value="41.2908888254901">
            <text:p>41.2908888255</text:p>
          </table:table-cell>
          <table:table-cell table:formula="of:=([.$C$10]-[.C1074])*[.$B$4]" office:value-type="float" office:value="155853.91243172">
            <text:p>155853.91243172</text:p>
          </table:table-cell>
          <table:table-cell table:formula="of:=ROUND([.D1074])" office:value-type="float" office:value="155854">
            <text:p>155854</text:p>
          </table:table-cell>
          <table:table-cell table:formula="of:=([.$C$8]-([.E1074]*[.$C$4]))" office:value-type="float" office:value="41.2908875">
            <text:p>41.2908875</text:p>
          </table:table-cell>
          <table:table-cell table:style-name="ce6" table:formula="of:=SQRT(ABS([.$D$2]^2-[.F1074]^2))" office:value-type="float" office:value="159.750000342605">
            <text:p>159.7500003426</text:p>
          </table:table-cell>
          <table:table-cell table:formula="of:=ABS([.B1074]-[.G1074])" office:value-type="float" office:value="0.000000342601964575806">
            <text:p>3.42601964575806E-007</text:p>
          </table:table-cell>
          <table:table-cell table:number-columns-repeated="7"/>
        </table:table-row>
        <table:table-row table:style-name="ro4">
          <table:table-cell table:formula="of:=[.A1074]+[.A$4]" office:value-type="float" office:value="319.800000000006">
            <text:p>319.8</text:p>
          </table:table-cell>
          <table:table-cell table:formula="of:=[.A1075]/([.$D$4]*2)" office:value-type="float" office:value="159.900000000003">
            <text:p>159.9</text:p>
          </table:table-cell>
          <table:table-cell table:formula="of:=SQRT(ABS([.$D$2]^2-[.B1075]^2))" office:value-type="float" office:value="40.7061420426817">
            <text:p>40.7061420427</text:p>
          </table:table-cell>
          <table:table-cell table:formula="of:=([.$C$10]-[.C1075])*[.$B$4]" office:value-type="float" office:value="156590.601291951">
            <text:p>156590.601291951</text:p>
          </table:table-cell>
          <table:table-cell table:formula="of:=ROUND([.D1075])" office:value-type="float" office:value="156591">
            <text:p>156591</text:p>
          </table:table-cell>
          <table:table-cell table:formula="of:=([.$C$8]-([.E1075]*[.$C$4]))" office:value-type="float" office:value="40.70589375">
            <text:p>40.70589375</text:p>
          </table:table-cell>
          <table:table-cell table:style-name="ce6" table:formula="of:=SQRT(ABS([.$D$2]^2-[.F1075]^2))" office:value-type="float" office:value="159.900063208286">
            <text:p>159.9000632083</text:p>
          </table:table-cell>
          <table:table-cell table:formula="of:=ABS([.B1075]-[.G1075])" office:value-type="float" office:value="0.0000632082823415203">
            <text:p>6.32082823415203E-005</text:p>
          </table:table-cell>
          <table:table-cell table:number-columns-repeated="7"/>
        </table:table-row>
        <table:table-row table:style-name="ro4">
          <table:table-cell table:formula="of:=[.A1075]+[.A$4]" office:value-type="float" office:value="320.100000000006">
            <text:p>320.1</text:p>
          </table:table-cell>
          <table:table-cell table:formula="of:=[.A1076]/([.$D$4]*2)" office:value-type="float" office:value="160.050000000003">
            <text:p>160.05</text:p>
          </table:table-cell>
          <table:table-cell table:formula="of:=SQRT(ABS([.$D$2]^2-[.B1076]^2))" office:value-type="float" office:value="40.1123110777599">
            <text:p>40.1123110778</text:p>
          </table:table-cell>
          <table:table-cell table:formula="of:=([.$C$10]-[.C1076])*[.$B$4]" office:value-type="float" office:value="157338.734791065">
            <text:p>157338.734791065</text:p>
          </table:table-cell>
          <table:table-cell table:formula="of:=ROUND([.D1076])" office:value-type="float" office:value="157339">
            <text:p>157339</text:p>
          </table:table-cell>
          <table:table-cell table:formula="of:=([.$C$8]-([.E1076]*[.$C$4]))" office:value-type="float" office:value="40.11216875">
            <text:p>40.11216875</text:p>
          </table:table-cell>
          <table:table-cell table:style-name="ce6" table:formula="of:=SQRT(ABS([.$D$2]^2-[.F1076]^2))" office:value-type="float" office:value="160.050035670635">
            <text:p>160.0500356706</text:p>
          </table:table-cell>
          <table:table-cell table:formula="of:=ABS([.B1076]-[.G1076])" office:value-type="float" office:value="0.0000356706317745647">
            <text:p>3.56706317745647E-005</text:p>
          </table:table-cell>
          <table:table-cell table:number-columns-repeated="7"/>
        </table:table-row>
        <table:table-row table:style-name="ro4">
          <table:table-cell table:formula="of:=[.A1076]+[.A$4]" office:value-type="float" office:value="320.400000000006">
            <text:p>320.4</text:p>
          </table:table-cell>
          <table:table-cell table:formula="of:=[.A1077]/([.$D$4]*2)" office:value-type="float" office:value="160.200000000003">
            <text:p>160.2</text:p>
          </table:table-cell>
          <table:table-cell table:formula="of:=SQRT(ABS([.$D$2]^2-[.B1077]^2))" office:value-type="float" office:value="39.5089863195574">
            <text:p>39.5089863196</text:p>
          </table:table-cell>
          <table:table-cell table:formula="of:=([.$C$10]-[.C1077])*[.$B$4]" office:value-type="float" office:value="158098.828974627">
            <text:p>158098.828974627</text:p>
          </table:table-cell>
          <table:table-cell table:formula="of:=ROUND([.D1077])" office:value-type="float" office:value="158099">
            <text:p>158099</text:p>
          </table:table-cell>
          <table:table-cell table:formula="of:=([.$C$8]-([.E1077]*[.$C$4]))" office:value-type="float" office:value="39.50891875">
            <text:p>39.50891875</text:p>
          </table:table-cell>
          <table:table-cell table:style-name="ce6" table:formula="of:=SQRT(ABS([.$D$2]^2-[.F1077]^2))" office:value-type="float" office:value="160.200016664187">
            <text:p>160.2000166642</text:p>
          </table:table-cell>
          <table:table-cell table:formula="of:=ABS([.B1077]-[.G1077])" office:value-type="float" office:value="0.0000166641841303772">
            <text:p>1.66641841303772E-005</text:p>
          </table:table-cell>
          <table:table-cell table:number-columns-repeated="7"/>
        </table:table-row>
        <table:table-row table:style-name="ro4">
          <table:table-cell table:formula="of:=[.A1077]+[.A$4]" office:value-type="float" office:value="320.700000000006">
            <text:p>320.7</text:p>
          </table:table-cell>
          <table:table-cell table:formula="of:=[.A1078]/([.$D$4]*2)" office:value-type="float" office:value="160.350000000003">
            <text:p>160.35</text:p>
          </table:table-cell>
          <table:table-cell table:formula="of:=SQRT(ABS([.$D$2]^2-[.B1078]^2))" office:value-type="float" office:value="38.8957259862697">
            <text:p>38.8957259863</text:p>
          </table:table-cell>
          <table:table-cell table:formula="of:=([.$C$10]-[.C1078])*[.$B$4]" office:value-type="float" office:value="158871.440418139">
            <text:p>158871.440418139</text:p>
          </table:table-cell>
          <table:table-cell table:formula="of:=ROUND([.D1078])" office:value-type="float" office:value="158871">
            <text:p>158871</text:p>
          </table:table-cell>
          <table:table-cell table:formula="of:=([.$C$8]-([.E1078]*[.$C$4]))" office:value-type="float" office:value="38.89614375">
            <text:p>38.89614375</text:p>
          </table:table-cell>
          <table:table-cell table:style-name="ce6" table:formula="of:=SQRT(ABS([.$D$2]^2-[.F1078]^2))" office:value-type="float" office:value="160.349898663452">
            <text:p>160.3498986635</text:p>
          </table:table-cell>
          <table:table-cell table:formula="of:=ABS([.B1078]-[.G1078])" office:value-type="float" office:value="0.000101336551182385">
            <text:p>0.0001013366</text:p>
          </table:table-cell>
          <table:table-cell table:number-columns-repeated="7"/>
        </table:table-row>
        <table:table-row table:style-name="ro4">
          <table:table-cell table:formula="of:=[.A1078]+[.A$4]" office:value-type="float" office:value="321.000000000006">
            <text:p>321</text:p>
          </table:table-cell>
          <table:table-cell table:formula="of:=[.A1079]/([.$D$4]*2)" office:value-type="float" office:value="160.500000000003">
            <text:p>160.5</text:p>
          </table:table-cell>
          <table:table-cell table:formula="of:=SQRT(ABS([.$D$2]^2-[.B1079]^2))" office:value-type="float" office:value="38.2720524665058">
            <text:p>38.2720524665</text:p>
          </table:table-cell>
          <table:table-cell table:formula="of:=([.$C$10]-[.C1079])*[.$B$4]" office:value-type="float" office:value="159657.17083674">
            <text:p>159657.17083674</text:p>
          </table:table-cell>
          <table:table-cell table:formula="of:=ROUND([.D1079])" office:value-type="float" office:value="159657">
            <text:p>159657</text:p>
          </table:table-cell>
          <table:table-cell table:formula="of:=([.$C$8]-([.E1079]*[.$C$4]))" office:value-type="float" office:value="38.27225625">
            <text:p>38.27225625</text:p>
          </table:table-cell>
          <table:table-cell table:style-name="ce6" table:formula="of:=SQRT(ABS([.$D$2]^2-[.F1079]^2))" office:value-type="float" office:value="160.499951406642">
            <text:p>160.4999514066</text:p>
          </table:table-cell>
          <table:table-cell table:formula="of:=ABS([.B1079]-[.G1079])" office:value-type="float" office:value="0.0000485933615550493">
            <text:p>4.85933615550493E-005</text:p>
          </table:table-cell>
          <table:table-cell table:number-columns-repeated="7"/>
        </table:table-row>
        <table:table-row table:style-name="ro4">
          <table:table-cell table:formula="of:=[.A1079]+[.A$4]" office:value-type="float" office:value="321.300000000006">
            <text:p>321.3</text:p>
          </table:table-cell>
          <table:table-cell table:formula="of:=[.A1080]/([.$D$4]*2)" office:value-type="float" office:value="160.650000000003">
            <text:p>160.65</text:p>
          </table:table-cell>
          <table:table-cell table:formula="of:=SQRT(ABS([.$D$2]^2-[.B1080]^2))" office:value-type="float" office:value="37.6374481068917">
            <text:p>37.6374481069</text:p>
          </table:table-cell>
          <table:table-cell table:formula="of:=([.$C$10]-[.C1080])*[.$B$4]" office:value-type="float" office:value="160456.672392159">
            <text:p>160456.672392159</text:p>
          </table:table-cell>
          <table:table-cell table:formula="of:=ROUND([.D1080])" office:value-type="float" office:value="160457">
            <text:p>160457</text:p>
          </table:table-cell>
          <table:table-cell table:formula="of:=([.$C$8]-([.E1080]*[.$C$4]))" office:value-type="float" office:value="37.63725625">
            <text:p>37.63725625</text:p>
          </table:table-cell>
          <table:table-cell table:style-name="ce6" table:formula="of:=SQRT(ABS([.$D$2]^2-[.F1080]^2))" office:value-type="float" office:value="160.650044948552">
            <text:p>160.6500449486</text:p>
          </table:table-cell>
          <table:table-cell table:formula="of:=ABS([.B1080]-[.G1080])" office:value-type="float" office:value="0.0000449485489468771">
            <text:p>4.49485489468771E-005</text:p>
          </table:table-cell>
          <table:table-cell table:number-columns-repeated="7"/>
        </table:table-row>
        <table:table-row table:style-name="ro4">
          <table:table-cell table:formula="of:=[.A1080]+[.A$4]" office:value-type="float" office:value="321.600000000006">
            <text:p>321.6</text:p>
          </table:table-cell>
          <table:table-cell table:formula="of:=[.A1081]/([.$D$4]*2)" office:value-type="float" office:value="160.800000000003">
            <text:p>160.8</text:p>
          </table:table-cell>
          <table:table-cell table:formula="of:=SQRT(ABS([.$D$2]^2-[.B1081]^2))" office:value-type="float" office:value="36.991350340302">
            <text:p>36.9913503403</text:p>
          </table:table-cell>
          <table:table-cell table:formula="of:=([.$C$10]-[.C1081])*[.$B$4]" office:value-type="float" office:value="161270.653830382">
            <text:p>161270.653830382</text:p>
          </table:table-cell>
          <table:table-cell table:formula="of:=ROUND([.D1081])" office:value-type="float" office:value="161271">
            <text:p>161271</text:p>
          </table:table-cell>
          <table:table-cell table:formula="of:=([.$C$8]-([.E1081]*[.$C$4]))" office:value-type="float" office:value="36.99114375">
            <text:p>36.99114375</text:p>
          </table:table-cell>
          <table:table-cell table:style-name="ce6" table:formula="of:=SQRT(ABS([.$D$2]^2-[.F1081]^2))" office:value-type="float" office:value="160.800047525076">
            <text:p>160.8000475251</text:p>
          </table:table-cell>
          <table:table-cell table:formula="of:=ABS([.B1081]-[.G1081])" office:value-type="float" office:value="0.0000475250731994947">
            <text:p>4.75250731994947E-005</text:p>
          </table:table-cell>
          <table:table-cell table:number-columns-repeated="7"/>
        </table:table-row>
        <table:table-row table:style-name="ro4">
          <table:table-cell table:formula="of:=[.A1081]+[.A$4]" office:value-type="float" office:value="321.900000000006">
            <text:p>321.9</text:p>
          </table:table-cell>
          <table:table-cell table:formula="of:=[.A1082]/([.$D$4]*2)" office:value-type="float" office:value="160.950000000003">
            <text:p>160.95</text:p>
          </table:table-cell>
          <table:table-cell table:formula="of:=SQRT(ABS([.$D$2]^2-[.B1082]^2))" office:value-type="float" office:value="36.3331460239677">
            <text:p>36.333146024</text:p>
          </table:table-cell>
          <table:table-cell table:formula="of:=([.$C$10]-[.C1082])*[.$B$4]" office:value-type="float" office:value="162099.88761474">
            <text:p>162099.88761474</text:p>
          </table:table-cell>
          <table:table-cell table:formula="of:=ROUND([.D1082])" office:value-type="float" office:value="162100">
            <text:p>162100</text:p>
          </table:table-cell>
          <table:table-cell table:formula="of:=([.$C$8]-([.E1082]*[.$C$4]))" office:value-type="float" office:value="36.333125">
            <text:p>36.333125</text:p>
          </table:table-cell>
          <table:table-cell table:style-name="ce6" table:formula="of:=SQRT(ABS([.$D$2]^2-[.F1082]^2))" office:value-type="float" office:value="160.950004745991">
            <text:p>160.950004746</text:p>
          </table:table-cell>
          <table:table-cell table:formula="of:=ABS([.B1082]-[.G1082])" office:value-type="float" office:value="0.00000474598729738318">
            <text:p>0.000004746</text:p>
          </table:table-cell>
          <table:table-cell table:number-columns-repeated="7"/>
        </table:table-row>
        <table:table-row table:style-name="ro4">
          <table:table-cell table:formula="of:=[.A1082]+[.A$4]" office:value-type="float" office:value="322.200000000006">
            <text:p>322.2</text:p>
          </table:table-cell>
          <table:table-cell table:formula="of:=[.A1083]/([.$D$4]*2)" office:value-type="float" office:value="161.100000000003">
            <text:p>161.1</text:p>
          </table:table-cell>
          <table:table-cell table:formula="of:=SQRT(ABS([.$D$2]^2-[.B1083]^2))" office:value-type="float" office:value="35.6621648249087">
            <text:p>35.6621648249</text:p>
          </table:table-cell>
          <table:table-cell table:formula="of:=([.$C$10]-[.C1083])*[.$B$4]" office:value-type="float" office:value="162945.218259224">
            <text:p>162945.218259224</text:p>
          </table:table-cell>
          <table:table-cell table:formula="of:=ROUND([.D1083])" office:value-type="float" office:value="162945">
            <text:p>162945</text:p>
          </table:table-cell>
          <table:table-cell table:formula="of:=([.$C$8]-([.E1083]*[.$C$4]))" office:value-type="float" office:value="35.66240625">
            <text:p>35.66240625</text:p>
          </table:table-cell>
          <table:table-cell table:style-name="ce6" table:formula="of:=SQRT(ABS([.$D$2]^2-[.F1083]^2))" office:value-type="float" office:value="161.099946556354">
            <text:p>161.0999465564</text:p>
          </table:table-cell>
          <table:table-cell table:formula="of:=ABS([.B1083]-[.G1083])" office:value-type="float" office:value="0.0000534436497048318">
            <text:p>5.34436497048318E-005</text:p>
          </table:table-cell>
          <table:table-cell table:number-columns-repeated="7"/>
        </table:table-row>
        <table:table-row table:style-name="ro4">
          <table:table-cell table:formula="of:=[.A1083]+[.A$4]" office:value-type="float" office:value="322.500000000006">
            <text:p>322.5</text:p>
          </table:table-cell>
          <table:table-cell table:formula="of:=[.A1084]/([.$D$4]*2)" office:value-type="float" office:value="161.250000000003">
            <text:p>161.25</text:p>
          </table:table-cell>
          <table:table-cell table:formula="of:=SQRT(ABS([.$D$2]^2-[.B1084]^2))" office:value-type="float" office:value="34.9776714490681">
            <text:p>34.9776714491</text:p>
          </table:table-cell>
          <table:table-cell table:formula="of:=([.$C$10]-[.C1084])*[.$B$4]" office:value-type="float" office:value="163807.572118551">
            <text:p>163807.572118551</text:p>
          </table:table-cell>
          <table:table-cell table:formula="of:=ROUND([.D1084])" office:value-type="float" office:value="163808">
            <text:p>163808</text:p>
          </table:table-cell>
          <table:table-cell table:formula="of:=([.$C$8]-([.E1084]*[.$C$4]))" office:value-type="float" office:value="34.9774">
            <text:p>34.9774</text:p>
          </table:table-cell>
          <table:table-cell table:style-name="ce6" table:formula="of:=SQRT(ABS([.$D$2]^2-[.F1084]^2))" office:value-type="float" office:value="161.250058881354">
            <text:p>161.2500588814</text:p>
          </table:table-cell>
          <table:table-cell table:formula="of:=ABS([.B1084]-[.G1084])" office:value-type="float" office:value="0.0000588813503554775">
            <text:p>5.88813503554775E-005</text:p>
          </table:table-cell>
          <table:table-cell table:number-columns-repeated="7"/>
        </table:table-row>
        <table:table-row table:style-name="ro4">
          <table:table-cell table:formula="of:=[.A1084]+[.A$4]" office:value-type="float" office:value="322.800000000006">
            <text:p>322.8</text:p>
          </table:table-cell>
          <table:table-cell table:formula="of:=[.A1085]/([.$D$4]*2)" office:value-type="float" office:value="161.400000000003">
            <text:p>161.4</text:p>
          </table:table-cell>
          <table:table-cell table:formula="of:=SQRT(ABS([.$D$2]^2-[.B1085]^2))" office:value-type="float" office:value="34.2788564569904">
            <text:p>34.278856457</text:p>
          </table:table-cell>
          <table:table-cell table:formula="of:=([.$C$10]-[.C1085])*[.$B$4]" office:value-type="float" office:value="164687.968958964">
            <text:p>164687.968958964</text:p>
          </table:table-cell>
          <table:table-cell table:formula="of:=ROUND([.D1085])" office:value-type="float" office:value="164688">
            <text:p>164688</text:p>
          </table:table-cell>
          <table:table-cell table:formula="of:=([.$C$8]-([.E1085]*[.$C$4]))" office:value-type="float" office:value="34.2789">
            <text:p>34.2789</text:p>
          </table:table-cell>
          <table:table-cell table:style-name="ce6" table:formula="of:=SQRT(ABS([.$D$2]^2-[.F1085]^2))" office:value-type="float" office:value="161.399990752137">
            <text:p>161.3999907521</text:p>
          </table:table-cell>
          <table:table-cell table:formula="of:=ABS([.B1085]-[.G1085])" office:value-type="float" office:value="0.00000924786596101512">
            <text:p>9.24786596101512E-006</text:p>
          </table:table-cell>
          <table:table-cell table:number-columns-repeated="7"/>
        </table:table-row>
        <table:table-row table:style-name="ro4">
          <table:table-cell table:formula="of:=[.A1085]+[.A$4]" office:value-type="float" office:value="323.100000000007">
            <text:p>323.1</text:p>
          </table:table-cell>
          <table:table-cell table:formula="of:=[.A1086]/([.$D$4]*2)" office:value-type="float" office:value="161.550000000003">
            <text:p>161.55</text:p>
          </table:table-cell>
          <table:table-cell table:formula="of:=SQRT(ABS([.$D$2]^2-[.B1086]^2))" office:value-type="float" office:value="33.5648253384246">
            <text:p>33.5648253384</text:p>
          </table:table-cell>
          <table:table-cell table:formula="of:=([.$C$10]-[.C1086])*[.$B$4]" office:value-type="float" office:value="165587.535722511">
            <text:p>165587.535722511</text:p>
          </table:table-cell>
          <table:table-cell table:formula="of:=ROUND([.D1086])" office:value-type="float" office:value="165588">
            <text:p>165588</text:p>
          </table:table-cell>
          <table:table-cell table:formula="of:=([.$C$8]-([.E1086]*[.$C$4]))" office:value-type="float" office:value="33.564525">
            <text:p>33.564525</text:p>
          </table:table-cell>
          <table:table-cell table:style-name="ce6" table:formula="of:=SQRT(ABS([.$D$2]^2-[.F1086]^2))" office:value-type="float" office:value="161.550062400249">
            <text:p>161.5500624002</text:p>
          </table:table-cell>
          <table:table-cell table:formula="of:=ABS([.B1086]-[.G1086])" office:value-type="float" office:value="0.0000624002458380346">
            <text:p>6.24002458380346E-005</text:p>
          </table:table-cell>
          <table:table-cell table:number-columns-repeated="7"/>
        </table:table-row>
        <table:table-row table:style-name="ro4">
          <table:table-cell table:formula="of:=[.A1086]+[.A$4]" office:value-type="float" office:value="323.400000000007">
            <text:p>323.4</text:p>
          </table:table-cell>
          <table:table-cell table:formula="of:=[.A1087]/([.$D$4]*2)" office:value-type="float" office:value="161.700000000003">
            <text:p>161.7</text:p>
          </table:table-cell>
          <table:table-cell table:formula="of:=SQRT(ABS([.$D$2]^2-[.B1087]^2))" office:value-type="float" office:value="32.8345854245024">
            <text:p>32.8345854245</text:p>
          </table:table-cell>
          <table:table-cell table:formula="of:=([.$C$10]-[.C1087])*[.$B$4]" office:value-type="float" office:value="166507.523015641">
            <text:p>166507.523015641</text:p>
          </table:table-cell>
          <table:table-cell table:formula="of:=ROUND([.D1087])" office:value-type="float" office:value="166508">
            <text:p>166508</text:p>
          </table:table-cell>
          <table:table-cell table:formula="of:=([.$C$8]-([.E1087]*[.$C$4]))" office:value-type="float" office:value="32.834275">
            <text:p>32.834275</text:p>
          </table:table-cell>
          <table:table-cell table:style-name="ce6" table:formula="of:=SQRT(ABS([.$D$2]^2-[.F1087]^2))" office:value-type="float" office:value="161.700063034077">
            <text:p>161.7000630341</text:p>
          </table:table-cell>
          <table:table-cell table:formula="of:=ABS([.B1087]-[.G1087])" office:value-type="float" office:value="0.0000630340734346646">
            <text:p>6.30340734346646E-005</text:p>
          </table:table-cell>
          <table:table-cell table:number-columns-repeated="7"/>
        </table:table-row>
        <table:table-row table:style-name="ro4">
          <table:table-cell table:formula="of:=[.A1087]+[.A$4]" office:value-type="float" office:value="323.700000000007">
            <text:p>323.7</text:p>
          </table:table-cell>
          <table:table-cell table:formula="of:=[.A1088]/([.$D$4]*2)" office:value-type="float" office:value="161.850000000003">
            <text:p>161.85</text:p>
          </table:table-cell>
          <table:table-cell table:formula="of:=SQRT(ABS([.$D$2]^2-[.B1088]^2))" office:value-type="float" office:value="32.0870300900371">
            <text:p>32.08703009</text:p>
          </table:table-cell>
          <table:table-cell table:formula="of:=([.$C$10]-[.C1088])*[.$B$4]" office:value-type="float" office:value="167449.325011818">
            <text:p>167449.325011818</text:p>
          </table:table-cell>
          <table:table-cell table:formula="of:=ROUND([.D1088])" office:value-type="float" office:value="167449">
            <text:p>167449</text:p>
          </table:table-cell>
          <table:table-cell table:formula="of:=([.$C$8]-([.E1088]*[.$C$4]))" office:value-type="float" office:value="32.08735625">
            <text:p>32.08735625</text:p>
          </table:table-cell>
          <table:table-cell table:style-name="ce6" table:formula="of:=SQRT(ABS([.$D$2]^2-[.F1088]^2))" office:value-type="float" office:value="161.84993533791">
            <text:p>161.8499353379</text:p>
          </table:table-cell>
          <table:table-cell table:formula="of:=ABS([.B1088]-[.G1088])" office:value-type="float" office:value="0.0000646620934503517">
            <text:p>6.46620934503517E-005</text:p>
          </table:table-cell>
          <table:table-cell table:number-columns-repeated="7"/>
        </table:table-row>
        <table:table-row table:style-name="ro4">
          <table:table-cell table:formula="of:=[.A1088]+[.A$4]" office:value-type="float" office:value="324.000000000007">
            <text:p>324</text:p>
          </table:table-cell>
          <table:table-cell table:formula="of:=[.A1089]/([.$D$4]*2)" office:value-type="float" office:value="162.000000000003">
            <text:p>162</text:p>
          </table:table-cell>
          <table:table-cell table:formula="of:=SQRT(ABS([.$D$2]^2-[.B1089]^2))" office:value-type="float" office:value="31.3209195267147">
            <text:p>31.3209195267</text:p>
          </table:table-cell>
          <table:table-cell table:formula="of:=([.$C$10]-[.C1089])*[.$B$4]" office:value-type="float" office:value="168414.503674271">
            <text:p>168414.503674271</text:p>
          </table:table-cell>
          <table:table-cell table:formula="of:=ROUND([.D1089])" office:value-type="float" office:value="168415">
            <text:p>168415</text:p>
          </table:table-cell>
          <table:table-cell table:formula="of:=([.$C$8]-([.E1089]*[.$C$4]))" office:value-type="float" office:value="31.32059375">
            <text:p>31.32059375</text:p>
          </table:table-cell>
          <table:table-cell table:style-name="ce6" table:formula="of:=SQRT(ABS([.$D$2]^2-[.F1089]^2))" office:value-type="float" office:value="162.000062985011">
            <text:p>162.000062985</text:p>
          </table:table-cell>
          <table:table-cell table:formula="of:=ABS([.B1089]-[.G1089])" office:value-type="float" office:value="0.0000629850075313243">
            <text:p>0.000062985</text:p>
          </table:table-cell>
          <table:table-cell table:number-columns-repeated="7"/>
        </table:table-row>
        <table:table-row table:style-name="ro4">
          <table:table-cell table:formula="of:=[.A1089]+[.A$4]" office:value-type="float" office:value="324.300000000007">
            <text:p>324.3</text:p>
          </table:table-cell>
          <table:table-cell table:formula="of:=[.A1090]/([.$D$4]*2)" office:value-type="float" office:value="162.150000000003">
            <text:p>162.15</text:p>
          </table:table-cell>
          <table:table-cell table:formula="of:=SQRT(ABS([.$D$2]^2-[.B1090]^2))" office:value-type="float" office:value="30.5348571308093">
            <text:p>30.5348571308</text:p>
          </table:table-cell>
          <table:table-cell table:formula="of:=([.$C$10]-[.C1090])*[.$B$4]" office:value-type="float" office:value="169404.818503759">
            <text:p>169404.818503759</text:p>
          </table:table-cell>
          <table:table-cell table:formula="of:=ROUND([.D1090])" office:value-type="float" office:value="169405">
            <text:p>169405</text:p>
          </table:table-cell>
          <table:table-cell table:formula="of:=([.$C$8]-([.E1090]*[.$C$4]))" office:value-type="float" office:value="30.53478125">
            <text:p>30.53478125</text:p>
          </table:table-cell>
          <table:table-cell table:style-name="ce6" table:formula="of:=SQRT(ABS([.$D$2]^2-[.F1090]^2))" office:value-type="float" office:value="162.150014289283">
            <text:p>162.1500142893</text:p>
          </table:table-cell>
          <table:table-cell table:formula="of:=ABS([.B1090]-[.G1090])" office:value-type="float" office:value="0.0000142892796191063">
            <text:p>1.42892796191063E-005</text:p>
          </table:table-cell>
          <table:table-cell table:number-columns-repeated="7"/>
        </table:table-row>
        <table:table-row table:style-name="ro4">
          <table:table-cell table:formula="of:=[.A1090]+[.A$4]" office:value-type="float" office:value="324.600000000007">
            <text:p>324.6</text:p>
          </table:table-cell>
          <table:table-cell table:formula="of:=[.A1091]/([.$D$4]*2)" office:value-type="float" office:value="162.300000000003">
            <text:p>162.3</text:p>
          </table:table-cell>
          <table:table-cell table:formula="of:=SQRT(ABS([.$D$2]^2-[.B1091]^2))" office:value-type="float" office:value="29.7272602168269">
            <text:p>29.7272602168</text:p>
          </table:table-cell>
          <table:table-cell table:formula="of:=([.$C$10]-[.C1091])*[.$B$4]" office:value-type="float" office:value="170422.26343476">
            <text:p>170422.26343476</text:p>
          </table:table-cell>
          <table:table-cell table:formula="of:=ROUND([.D1091])" office:value-type="float" office:value="170422">
            <text:p>170422</text:p>
          </table:table-cell>
          <table:table-cell table:formula="of:=([.$C$8]-([.E1091]*[.$C$4]))" office:value-type="float" office:value="29.7275375">
            <text:p>29.7275375</text:p>
          </table:table-cell>
          <table:table-cell table:style-name="ce6" table:formula="of:=SQRT(ABS([.$D$2]^2-[.F1091]^2))" office:value-type="float" office:value="162.299949211902">
            <text:p>162.2999492119</text:p>
          </table:table-cell>
          <table:table-cell table:formula="of:=ABS([.B1091]-[.G1091])" office:value-type="float" office:value="0.0000507881009070843">
            <text:p>5.07881009070843E-005</text:p>
          </table:table-cell>
          <table:table-cell table:number-columns-repeated="7"/>
        </table:table-row>
        <table:table-row table:style-name="ro4">
          <table:table-cell table:formula="of:=[.A1091]+[.A$4]" office:value-type="float" office:value="324.900000000007">
            <text:p>324.9</text:p>
          </table:table-cell>
          <table:table-cell table:formula="of:=[.A1092]/([.$D$4]*2)" office:value-type="float" office:value="162.450000000003">
            <text:p>162.45</text:p>
          </table:table-cell>
          <table:table-cell table:formula="of:=SQRT(ABS([.$D$2]^2-[.B1092]^2))" office:value-type="float" office:value="28.8963232955152">
            <text:p>28.8963232955</text:p>
          </table:table-cell>
          <table:table-cell table:formula="of:=([.$C$10]-[.C1092])*[.$B$4]" office:value-type="float" office:value="171469.113099405">
            <text:p>171469.113099405</text:p>
          </table:table-cell>
          <table:table-cell table:formula="of:=ROUND([.D1092])" office:value-type="float" office:value="171469">
            <text:p>171469</text:p>
          </table:table-cell>
          <table:table-cell table:formula="of:=([.$C$8]-([.E1092]*[.$C$4]))" office:value-type="float" office:value="28.89648125">
            <text:p>28.89648125</text:p>
          </table:table-cell>
          <table:table-cell table:style-name="ce6" table:formula="of:=SQRT(ABS([.$D$2]^2-[.F1092]^2))" office:value-type="float" office:value="162.449971903255">
            <text:p>162.4499719033</text:p>
          </table:table-cell>
          <table:table-cell table:formula="of:=ABS([.B1092]-[.G1092])" office:value-type="float" office:value="0.0000280967481103289">
            <text:p>2.80967481103289E-005</text:p>
          </table:table-cell>
          <table:table-cell table:number-columns-repeated="7"/>
        </table:table-row>
        <table:table-row table:style-name="ro4">
          <table:table-cell table:formula="of:=[.A1092]+[.A$4]" office:value-type="float" office:value="325.200000000007">
            <text:p>325.2</text:p>
          </table:table-cell>
          <table:table-cell table:formula="of:=[.A1093]/([.$D$4]*2)" office:value-type="float" office:value="162.600000000003">
            <text:p>162.6</text:p>
          </table:table-cell>
          <table:table-cell table:formula="of:=SQRT(ABS([.$D$2]^2-[.B1093]^2))" office:value-type="float" office:value="28.0399714692959">
            <text:p>28.0399714693</text:p>
          </table:table-cell>
          <table:table-cell table:formula="of:=([.$C$10]-[.C1093])*[.$B$4]" office:value-type="float" office:value="172547.981541886">
            <text:p>172547.981541886</text:p>
          </table:table-cell>
          <table:table-cell table:formula="of:=ROUND([.D1093])" office:value-type="float" office:value="172548">
            <text:p>172548</text:p>
          </table:table-cell>
          <table:table-cell table:formula="of:=([.$C$8]-([.E1093]*[.$C$4]))" office:value-type="float" office:value="28.040025">
            <text:p>28.040025</text:p>
          </table:table-cell>
          <table:table-cell table:style-name="ce6" table:formula="of:=SQRT(ABS([.$D$2]^2-[.F1093]^2))" office:value-type="float" office:value="162.599990768756">
            <text:p>162.5999907688</text:p>
          </table:table-cell>
          <table:table-cell table:formula="of:=ABS([.B1093]-[.G1093])" office:value-type="float" office:value="0.00000923124778751117">
            <text:p>9.23124778751117E-006</text:p>
          </table:table-cell>
          <table:table-cell table:number-columns-repeated="7"/>
        </table:table-row>
        <table:table-row table:style-name="ro4">
          <table:table-cell table:formula="of:=[.A1093]+[.A$4]" office:value-type="float" office:value="325.500000000007">
            <text:p>325.5</text:p>
          </table:table-cell>
          <table:table-cell table:formula="of:=[.A1094]/([.$D$4]*2)" office:value-type="float" office:value="162.750000000003">
            <text:p>162.75</text:p>
          </table:table-cell>
          <table:table-cell table:formula="of:=SQRT(ABS([.$D$2]^2-[.B1094]^2))" office:value-type="float" office:value="27.1558004853277">
            <text:p>27.1558004853</text:p>
          </table:table-cell>
          <table:table-cell table:formula="of:=([.$C$10]-[.C1094])*[.$B$4]" office:value-type="float" office:value="173661.897742161">
            <text:p>173661.897742161</text:p>
          </table:table-cell>
          <table:table-cell table:formula="of:=ROUND([.D1094])" office:value-type="float" office:value="173662">
            <text:p>173662</text:p>
          </table:table-cell>
          <table:table-cell table:formula="of:=([.$C$8]-([.E1094]*[.$C$4]))" office:value-type="float" office:value="27.1557875">
            <text:p>27.1557875</text:p>
          </table:table-cell>
          <table:table-cell table:style-name="ce6" table:formula="of:=SQRT(ABS([.$D$2]^2-[.F1094]^2))" office:value-type="float" office:value="162.750002166682">
            <text:p>162.7500021667</text:p>
          </table:table-cell>
          <table:table-cell table:formula="of:=ABS([.B1094]-[.G1094])" office:value-type="float" office:value="0.0000021666782288321">
            <text:p>2.1666782288321E-006</text:p>
          </table:table-cell>
          <table:table-cell table:number-columns-repeated="7"/>
        </table:table-row>
        <table:table-row table:style-name="ro4">
          <table:table-cell table:formula="of:=[.A1094]+[.A$4]" office:value-type="float" office:value="325.800000000007">
            <text:p>325.8</text:p>
          </table:table-cell>
          <table:table-cell table:formula="of:=[.A1095]/([.$D$4]*2)" office:value-type="float" office:value="162.900000000003">
            <text:p>162.9</text:p>
          </table:table-cell>
          <table:table-cell table:formula="of:=SQRT(ABS([.$D$2]^2-[.B1095]^2))" office:value-type="float" office:value="26.2409984565931">
            <text:p>26.2409984566</text:p>
          </table:table-cell>
          <table:table-cell table:formula="of:=([.$C$10]-[.C1095])*[.$B$4]" office:value-type="float" office:value="174814.404235055">
            <text:p>174814.404235055</text:p>
          </table:table-cell>
          <table:table-cell table:formula="of:=ROUND([.D1095])" office:value-type="float" office:value="174814">
            <text:p>174814</text:p>
          </table:table-cell>
          <table:table-cell table:formula="of:=([.$C$8]-([.E1095]*[.$C$4]))" office:value-type="float" office:value="26.2413875">
            <text:p>26.2413875</text:p>
          </table:table-cell>
          <table:table-cell table:style-name="ce6" table:formula="of:=SQRT(ABS([.$D$2]^2-[.F1095]^2))" office:value-type="float" office:value="162.899937329868">
            <text:p>162.8999373299</text:p>
          </table:table-cell>
          <table:table-cell table:formula="of:=ABS([.B1095]-[.G1095])" office:value-type="float" office:value="0.0000626701355486148">
            <text:p>6.26701355486148E-005</text:p>
          </table:table-cell>
          <table:table-cell table:number-columns-repeated="7"/>
        </table:table-row>
        <table:table-row table:style-name="ro4">
          <table:table-cell table:formula="of:=[.A1095]+[.A$4]" office:value-type="float" office:value="326.100000000007">
            <text:p>326.1</text:p>
          </table:table-cell>
          <table:table-cell table:formula="of:=[.A1096]/([.$D$4]*2)" office:value-type="float" office:value="163.050000000003">
            <text:p>163.05</text:p>
          </table:table-cell>
          <table:table-cell table:formula="of:=SQRT(ABS([.$D$2]^2-[.B1096]^2))" office:value-type="float" office:value="25.2922418934922">
            <text:p>25.2922418935</text:p>
          </table:table-cell>
          <table:table-cell table:formula="of:=([.$C$10]-[.C1096])*[.$B$4]" office:value-type="float" office:value="176009.688094079">
            <text:p>176009.688094079</text:p>
          </table:table-cell>
          <table:table-cell table:formula="of:=ROUND([.D1096])" office:value-type="float" office:value="176010">
            <text:p>176010</text:p>
          </table:table-cell>
          <table:table-cell table:formula="of:=([.$C$8]-([.E1096]*[.$C$4]))" office:value-type="float" office:value="25.2920625">
            <text:p>25.2920625</text:p>
          </table:table-cell>
          <table:table-cell table:style-name="ce6" table:formula="of:=SQRT(ABS([.$D$2]^2-[.F1096]^2))" office:value-type="float" office:value="163.050027827339">
            <text:p>163.0500278273</text:p>
          </table:table-cell>
          <table:table-cell table:formula="of:=ABS([.B1096]-[.G1096])" office:value-type="float" office:value="0.0000278273359128889">
            <text:p>2.78273359128889E-005</text:p>
          </table:table-cell>
          <table:table-cell table:number-columns-repeated="7"/>
        </table:table-row>
        <table:table-row table:style-name="ro4">
          <table:table-cell table:formula="of:=[.A1096]+[.A$4]" office:value-type="float" office:value="326.400000000007">
            <text:p>326.4</text:p>
          </table:table-cell>
          <table:table-cell table:formula="of:=[.A1097]/([.$D$4]*2)" office:value-type="float" office:value="163.200000000003">
            <text:p>163.2</text:p>
          </table:table-cell>
          <table:table-cell table:formula="of:=SQRT(ABS([.$D$2]^2-[.B1097]^2))" office:value-type="float" office:value="24.3055549206127">
            <text:p>24.3055549206</text:p>
          </table:table-cell>
          <table:table-cell table:formula="of:=([.$C$10]-[.C1097])*[.$B$4]" office:value-type="float" office:value="177252.758296132">
            <text:p>177252.758296132</text:p>
          </table:table-cell>
          <table:table-cell table:formula="of:=ROUND([.D1097])" office:value-type="float" office:value="177253">
            <text:p>177253</text:p>
          </table:table-cell>
          <table:table-cell table:formula="of:=([.$C$8]-([.E1097]*[.$C$4]))" office:value-type="float" office:value="24.30543125">
            <text:p>24.30543125</text:p>
          </table:table-cell>
          <table:table-cell table:style-name="ce6" table:formula="of:=SQRT(ABS([.$D$2]^2-[.F1097]^2))" office:value-type="float" office:value="163.200018418355">
            <text:p>163.2000184184</text:p>
          </table:table-cell>
          <table:table-cell table:formula="of:=ABS([.B1097]-[.G1097])" office:value-type="float" office:value="0.0000184183520275383">
            <text:p>1.84183520275383E-005</text:p>
          </table:table-cell>
          <table:table-cell table:number-columns-repeated="7"/>
        </table:table-row>
        <table:table-row table:style-name="ro4">
          <table:table-cell table:formula="of:=[.A1097]+[.A$4]" office:value-type="float" office:value="326.700000000007">
            <text:p>326.7</text:p>
          </table:table-cell>
          <table:table-cell table:formula="of:=[.A1098]/([.$D$4]*2)" office:value-type="float" office:value="163.350000000003">
            <text:p>163.35</text:p>
          </table:table-cell>
          <table:table-cell table:formula="of:=SQRT(ABS([.$D$2]^2-[.B1098]^2))" office:value-type="float" office:value="23.2761143664254">
            <text:p>23.2761143664</text:p>
          </table:table-cell>
          <table:table-cell table:formula="of:=([.$C$10]-[.C1098])*[.$B$4]" office:value-type="float" office:value="178549.691277786">
            <text:p>178549.691277786</text:p>
          </table:table-cell>
          <table:table-cell table:formula="of:=ROUND([.D1098])" office:value-type="float" office:value="178550">
            <text:p>178550</text:p>
          </table:table-cell>
          <table:table-cell table:formula="of:=([.$C$8]-([.E1098]*[.$C$4]))" office:value-type="float" office:value="23.2759375">
            <text:p>23.2759375</text:p>
          </table:table-cell>
          <table:table-cell table:style-name="ce6" table:formula="of:=SQRT(ABS([.$D$2]^2-[.F1098]^2))" office:value-type="float" office:value="163.350025202006">
            <text:p>163.350025202</text:p>
          </table:table-cell>
          <table:table-cell table:formula="of:=ABS([.B1098]-[.G1098])" office:value-type="float" office:value="0.0000252020029734012">
            <text:p>0.000025202</text:p>
          </table:table-cell>
          <table:table-cell table:number-columns-repeated="7"/>
        </table:table-row>
        <table:table-row table:style-name="ro4">
          <table:table-cell table:formula="of:=[.A1098]+[.A$4]" office:value-type="float" office:value="327.000000000007">
            <text:p>327</text:p>
          </table:table-cell>
          <table:table-cell table:formula="of:=[.A1099]/([.$D$4]*2)" office:value-type="float" office:value="163.500000000003">
            <text:p>163.5</text:p>
          </table:table-cell>
          <table:table-cell table:formula="of:=SQRT(ABS([.$D$2]^2-[.B1099]^2))" office:value-type="float" office:value="22.1979728803986">
            <text:p>22.1979728804</text:p>
          </table:table-cell>
          <table:table-cell table:formula="of:=([.$C$10]-[.C1099])*[.$B$4]" office:value-type="float" office:value="179907.979764119">
            <text:p>179907.979764119</text:p>
          </table:table-cell>
          <table:table-cell table:formula="of:=ROUND([.D1099])" office:value-type="float" office:value="179908">
            <text:p>179908</text:p>
          </table:table-cell>
          <table:table-cell table:formula="of:=([.$C$8]-([.E1099]*[.$C$4]))" office:value-type="float" office:value="22.198025">
            <text:p>22.198025</text:p>
          </table:table-cell>
          <table:table-cell table:style-name="ce6" table:formula="of:=SQRT(ABS([.$D$2]^2-[.F1099]^2))" office:value-type="float" office:value="163.499992923851">
            <text:p>163.4999929239</text:p>
          </table:table-cell>
          <table:table-cell table:formula="of:=ABS([.B1099]-[.G1099])" office:value-type="float" office:value="0.00000707615217265811">
            <text:p>7.07615217265811E-006</text:p>
          </table:table-cell>
          <table:table-cell table:number-columns-repeated="7"/>
        </table:table-row>
        <table:table-row table:style-name="ro4">
          <table:table-cell table:formula="of:=[.A1099]+[.A$4]" office:value-type="float" office:value="327.300000000007">
            <text:p>327.3</text:p>
          </table:table-cell>
          <table:table-cell table:formula="of:=[.A1100]/([.$D$4]*2)" office:value-type="float" office:value="163.650000000003">
            <text:p>163.65</text:p>
          </table:table-cell>
          <table:table-cell table:formula="of:=SQRT(ABS([.$D$2]^2-[.B1100]^2))" office:value-type="float" office:value="21.0636535292173">
            <text:p>21.0636535292</text:p>
          </table:table-cell>
          <table:table-cell table:formula="of:=([.$C$10]-[.C1100])*[.$B$4]" office:value-type="float" office:value="181337.043513638">
            <text:p>181337.043513638</text:p>
          </table:table-cell>
          <table:table-cell table:formula="of:=ROUND([.D1100])" office:value-type="float" office:value="181337">
            <text:p>181337</text:p>
          </table:table-cell>
          <table:table-cell table:formula="of:=([.$C$8]-([.E1100]*[.$C$4]))" office:value-type="float" office:value="21.06375625">
            <text:p>21.06375625</text:p>
          </table:table-cell>
          <table:table-cell table:style-name="ce6" table:formula="of:=SQRT(ABS([.$D$2]^2-[.F1100]^2))" office:value-type="float" office:value="163.649986778614">
            <text:p>163.6499867786</text:p>
          </table:table-cell>
          <table:table-cell table:formula="of:=ABS([.B1100]-[.G1100])" office:value-type="float" office:value="0.0000132213891959054">
            <text:p>1.32213891959054E-005</text:p>
          </table:table-cell>
          <table:table-cell table:number-columns-repeated="7"/>
        </table:table-row>
        <table:table-row table:style-name="ro4">
          <table:table-cell table:formula="of:=[.A1100]+[.A$4]" office:value-type="float" office:value="327.600000000007">
            <text:p>327.6</text:p>
          </table:table-cell>
          <table:table-cell table:formula="of:=[.A1101]/([.$D$4]*2)" office:value-type="float" office:value="163.800000000003">
            <text:p>163.8</text:p>
          </table:table-cell>
          <table:table-cell table:formula="of:=SQRT(ABS([.$D$2]^2-[.B1101]^2))" office:value-type="float" office:value="19.8635344286687">
            <text:p>19.8635344287</text:p>
          </table:table-cell>
          <table:table-cell table:formula="of:=([.$C$10]-[.C1101])*[.$B$4]" office:value-type="float" office:value="182849.004585196">
            <text:p>182849.004585196</text:p>
          </table:table-cell>
          <table:table-cell table:formula="of:=ROUND([.D1101])" office:value-type="float" office:value="182849">
            <text:p>182849</text:p>
          </table:table-cell>
          <table:table-cell table:formula="of:=([.$C$8]-([.E1101]*[.$C$4]))" office:value-type="float" office:value="19.86360625">
            <text:p>19.86360625</text:p>
          </table:table-cell>
          <table:table-cell table:style-name="ce6" table:formula="of:=SQRT(ABS([.$D$2]^2-[.F1101]^2))" office:value-type="float" office:value="163.79999129043">
            <text:p>163.7999912904</text:p>
          </table:table-cell>
          <table:table-cell table:formula="of:=ABS([.B1101]-[.G1101])" office:value-type="float" office:value="0.00000870957327947508">
            <text:p>8.70957327947508E-006</text:p>
          </table:table-cell>
          <table:table-cell table:number-columns-repeated="7"/>
        </table:table-row>
        <table:table-row table:style-name="ro4">
          <table:table-cell table:formula="of:=[.A1101]+[.A$4]" office:value-type="float" office:value="327.900000000007">
            <text:p>327.9</text:p>
          </table:table-cell>
          <table:table-cell table:formula="of:=[.A1102]/([.$D$4]*2)" office:value-type="float" office:value="163.950000000003">
            <text:p>163.95</text:p>
          </table:table-cell>
          <table:table-cell table:formula="of:=SQRT(ABS([.$D$2]^2-[.B1102]^2))" office:value-type="float" office:value="18.5848728808917">
            <text:p>18.5848728809</text:p>
          </table:table-cell>
          <table:table-cell table:formula="of:=([.$C$10]-[.C1102])*[.$B$4]" office:value-type="float" office:value="184459.916771371">
            <text:p>184459.916771371</text:p>
          </table:table-cell>
          <table:table-cell table:formula="of:=ROUND([.D1102])" office:value-type="float" office:value="184460">
            <text:p>184460</text:p>
          </table:table-cell>
          <table:table-cell table:formula="of:=([.$C$8]-([.E1102]*[.$C$4]))" office:value-type="float" office:value="18.584875">
            <text:p>18.584875</text:p>
          </table:table-cell>
          <table:table-cell table:style-name="ce6" table:formula="of:=SQRT(ABS([.$D$2]^2-[.F1102]^2))" office:value-type="float" office:value="163.949999759788">
            <text:p>163.9499997598</text:p>
          </table:table-cell>
          <table:table-cell table:formula="of:=ABS([.B1102]-[.G1102])" office:value-type="float" office:value="0.000000240215683788847">
            <text:p>2.40215683788847E-007</text:p>
          </table:table-cell>
          <table:table-cell table:number-columns-repeated="7"/>
        </table:table-row>
        <table:table-row table:style-name="ro4">
          <table:table-cell table:formula="of:=[.A1102]+[.A$4]" office:value-type="float" office:value="328.200000000007">
            <text:p>328.2</text:p>
          </table:table-cell>
          <table:table-cell table:formula="of:=[.A1103]/([.$D$4]*2)" office:value-type="float" office:value="164.100000000003">
            <text:p>164.1</text:p>
          </table:table-cell>
          <table:table-cell table:formula="of:=SQRT(ABS([.$D$2]^2-[.B1103]^2))" office:value-type="float" office:value="17.2101714110842">
            <text:p>17.2101714111</text:p>
          </table:table-cell>
          <table:table-cell table:formula="of:=([.$C$10]-[.C1103])*[.$B$4]" office:value-type="float" office:value="186191.824134908">
            <text:p>186191.824134908</text:p>
          </table:table-cell>
          <table:table-cell table:formula="of:=ROUND([.D1103])" office:value-type="float" office:value="186192">
            <text:p>186192</text:p>
          </table:table-cell>
          <table:table-cell table:formula="of:=([.$C$8]-([.E1103]*[.$C$4]))" office:value-type="float" office:value="17.2101">
            <text:p>17.2101</text:p>
          </table:table-cell>
          <table:table-cell table:style-name="ce6" table:formula="of:=SQRT(ABS([.$D$2]^2-[.F1103]^2))" office:value-type="float" office:value="164.100007489305">
            <text:p>164.1000074893</text:p>
          </table:table-cell>
          <table:table-cell table:formula="of:=ABS([.B1103]-[.G1103])" office:value-type="float" office:value="0.00000748930179383933">
            <text:p>7.48930179383933E-006</text:p>
          </table:table-cell>
          <table:table-cell table:number-columns-repeated="7"/>
        </table:table-row>
        <table:table-row table:style-name="ro4">
          <table:table-cell table:formula="of:=[.A1103]+[.A$4]" office:value-type="float" office:value="328.500000000007">
            <text:p>328.5</text:p>
          </table:table-cell>
          <table:table-cell table:formula="of:=[.A1104]/([.$D$4]*2)" office:value-type="float" office:value="164.250000000003">
            <text:p>164.25</text:p>
          </table:table-cell>
          <table:table-cell table:formula="of:=SQRT(ABS([.$D$2]^2-[.B1104]^2))" office:value-type="float" office:value="15.7142451297827">
            <text:p>15.7142451298</text:p>
          </table:table-cell>
          <table:table-cell table:formula="of:=([.$C$10]-[.C1104])*[.$B$4]" office:value-type="float" office:value="188076.455670406">
            <text:p>188076.455670406</text:p>
          </table:table-cell>
          <table:table-cell table:formula="of:=ROUND([.D1104])" office:value-type="float" office:value="188076">
            <text:p>188076</text:p>
          </table:table-cell>
          <table:table-cell table:formula="of:=([.$C$8]-([.E1104]*[.$C$4]))" office:value-type="float" office:value="15.714675">
            <text:p>15.714675</text:p>
          </table:table-cell>
          <table:table-cell table:style-name="ce6" table:formula="of:=SQRT(ABS([.$D$2]^2-[.F1104]^2))" office:value-type="float" office:value="164.24995887258">
            <text:p>164.2499588726</text:p>
          </table:table-cell>
          <table:table-cell table:formula="of:=ABS([.B1104]-[.G1104])" office:value-type="float" office:value="0.0000411274228895309">
            <text:p>4.11274228895309E-005</text:p>
          </table:table-cell>
          <table:table-cell table:number-columns-repeated="7"/>
        </table:table-row>
        <table:table-row table:style-name="ro4">
          <table:table-cell table:formula="of:=[.A1104]+[.A$4]" office:value-type="float" office:value="328.800000000007">
            <text:p>328.8</text:p>
          </table:table-cell>
          <table:table-cell table:formula="of:=[.A1105]/([.$D$4]*2)" office:value-type="float" office:value="164.400000000003">
            <text:p>164.4</text:p>
          </table:table-cell>
          <table:table-cell table:formula="of:=SQRT(ABS([.$D$2]^2-[.B1105]^2))" office:value-type="float" office:value="14.0584494165928">
            <text:p>14.0584494166</text:p>
          </table:table-cell>
          <table:table-cell table:formula="of:=([.$C$10]-[.C1105])*[.$B$4]" office:value-type="float" office:value="190162.497513795">
            <text:p>190162.497513795</text:p>
          </table:table-cell>
          <table:table-cell table:formula="of:=ROUND([.D1105])" office:value-type="float" office:value="190162">
            <text:p>190162</text:p>
          </table:table-cell>
          <table:table-cell table:formula="of:=([.$C$8]-([.E1105]*[.$C$4]))" office:value-type="float" office:value="14.0589125">
            <text:p>14.0589125</text:p>
          </table:table-cell>
          <table:table-cell table:style-name="ce6" table:formula="of:=SQRT(ABS([.$D$2]^2-[.F1105]^2))" office:value-type="float" office:value="164.399960399379">
            <text:p>164.3999603994</text:p>
          </table:table-cell>
          <table:table-cell table:formula="of:=ABS([.B1105]-[.G1105])" office:value-type="float" office:value="0.0000396006244898217">
            <text:p>3.96006244898217E-005</text:p>
          </table:table-cell>
          <table:table-cell table:number-columns-repeated="7"/>
        </table:table-row>
        <table:table-row table:style-name="ro4">
          <table:table-cell table:formula="of:=[.A1105]+[.A$4]" office:value-type="float" office:value="329.100000000007">
            <text:p>329.1</text:p>
          </table:table-cell>
          <table:table-cell table:formula="of:=[.A1106]/([.$D$4]*2)" office:value-type="float" office:value="164.550000000003">
            <text:p>164.55</text:p>
          </table:table-cell>
          <table:table-cell table:formula="of:=SQRT(ABS([.$D$2]^2-[.B1106]^2))" office:value-type="float" office:value="12.1777460968313">
            <text:p>12.1777460968</text:p>
          </table:table-cell>
          <table:table-cell table:formula="of:=([.$C$10]-[.C1106])*[.$B$4]" office:value-type="float" office:value="192531.887522944">
            <text:p>192531.887522944</text:p>
          </table:table-cell>
          <table:table-cell table:formula="of:=ROUND([.D1106])" office:value-type="float" office:value="192532">
            <text:p>192532</text:p>
          </table:table-cell>
          <table:table-cell table:formula="of:=([.$C$8]-([.E1106]*[.$C$4]))" office:value-type="float" office:value="12.177725">
            <text:p>12.177725</text:p>
          </table:table-cell>
          <table:table-cell table:style-name="ce6" table:formula="of:=SQRT(ABS([.$D$2]^2-[.F1106]^2))" office:value-type="float" office:value="164.550001561302">
            <text:p>164.5500015613</text:p>
          </table:table-cell>
          <table:table-cell table:formula="of:=ABS([.B1106]-[.G1106])" office:value-type="float" office:value="0.00000156129829065321">
            <text:p>1.56129829065321E-006</text:p>
          </table:table-cell>
          <table:table-cell table:number-columns-repeated="7"/>
        </table:table-row>
        <table:table-row table:style-name="ro4">
          <table:table-cell table:formula="of:=[.A1106]+[.A$4]" office:value-type="float" office:value="329.400000000007">
            <text:p>329.4</text:p>
          </table:table-cell>
          <table:table-cell table:formula="of:=[.A1107]/([.$D$4]*2)" office:value-type="float" office:value="164.700000000003">
            <text:p>164.7</text:p>
          </table:table-cell>
          <table:table-cell table:formula="of:=SQRT(ABS([.$D$2]^2-[.B1107]^2))" office:value-type="float" office:value="9.94535067249467">
            <text:p>9.9453506725</text:p>
          </table:table-cell>
          <table:table-cell table:formula="of:=([.$C$10]-[.C1107])*[.$B$4]" office:value-type="float" office:value="195344.354199273">
            <text:p>195344.354199273</text:p>
          </table:table-cell>
          <table:table-cell table:formula="of:=ROUND([.D1107])" office:value-type="float" office:value="195344">
            <text:p>195344</text:p>
          </table:table-cell>
          <table:table-cell table:formula="of:=([.$C$8]-([.E1107]*[.$C$4]))" office:value-type="float" office:value="9.94570000000002">
            <text:p>9.9457</text:p>
          </table:table-cell>
          <table:table-cell table:style-name="ce6" table:formula="of:=SQRT(ABS([.$D$2]^2-[.F1107]^2))" office:value-type="float" office:value="164.699978905615">
            <text:p>164.6999789056</text:p>
          </table:table-cell>
          <table:table-cell table:formula="of:=ABS([.B1107]-[.G1107])" office:value-type="float" office:value="0.0000210943884439985">
            <text:p>2.10943884439985E-005</text:p>
          </table:table-cell>
          <table:table-cell table:number-columns-repeated="7"/>
        </table:table-row>
        <table:table-row table:style-name="ro4">
          <table:table-cell table:formula="of:=[.A1107]+[.A$4]" office:value-type="float" office:value="329.700000000007">
            <text:p>329.7</text:p>
          </table:table-cell>
          <table:table-cell table:formula="of:=[.A1108]/([.$D$4]*2)" office:value-type="float" office:value="164.850000000003">
            <text:p>164.85</text:p>
          </table:table-cell>
          <table:table-cell table:formula="of:=SQRT(ABS([.$D$2]^2-[.B1108]^2))" office:value-type="float" office:value="7.03402445253694">
            <text:p>7.0340244525</text:p>
          </table:table-cell>
          <table:table-cell table:formula="of:=([.$C$10]-[.C1108])*[.$B$4]" office:value-type="float" office:value="199012.16675985">
            <text:p>199012.16675985</text:p>
          </table:table-cell>
          <table:table-cell table:formula="of:=ROUND([.D1108])" office:value-type="float" office:value="199012">
            <text:p>199012</text:p>
          </table:table-cell>
          <table:table-cell table:formula="of:=([.$C$8]-([.E1108]*[.$C$4]))" office:value-type="float" office:value="7.03422500000002">
            <text:p>7.034225</text:p>
          </table:table-cell>
          <table:table-cell table:style-name="ce6" table:formula="of:=SQRT(ABS([.$D$2]^2-[.F1108]^2))" office:value-type="float" office:value="164.849991442673">
            <text:p>164.8499914427</text:p>
          </table:table-cell>
          <table:table-cell table:formula="of:=ABS([.B1108]-[.G1108])" office:value-type="float" office:value="0.00000855733031812633">
            <text:p>8.55733031812633E-006</text:p>
          </table:table-cell>
          <table:table-cell table:number-columns-repeated="7"/>
        </table:table-row>
        <table:table-row table:style-name="ro4">
          <table:table-cell table:formula="of:=[.A1108]+[.A$4]" office:value-type="float" office:value="330.000000000007">
            <text:p>330</text:p>
          </table:table-cell>
          <table:table-cell table:formula="of:=[.A1109]/([.$D$4]*2)" office:value-type="float" office:value="165.000000000003">
            <text:p>165</text:p>
          </table:table-cell>
          <table:table-cell table:formula="of:=SQRT(ABS([.$D$2]^2-[.B1109]^2))" office:value-type="float" office:value="0.000033419447837706">
            <text:p>3.3419447837706E-005</text:p>
          </table:table-cell>
          <table:table-cell table:formula="of:=([.$C$10]-[.C1109])*[.$B$4]" office:value-type="float" office:value="207873.887746419">
            <text:p>207873.887746419</text:p>
          </table:table-cell>
          <table:table-cell table:formula="of:=ROUND([.D1109])" office:value-type="float" office:value="207874">
            <text:p>207874</text:p>
          </table:table-cell>
          <table:table-cell table:formula="of:=([.$C$8]-([.E1109]*[.$C$4]))" office:value-type="float" office:value="0.0000124999999968622">
            <text:p>0.0000125</text:p>
          </table:table-cell>
          <table:table-cell table:style-name="ce6" table:formula="of:=SQRT(ABS([.$D$2]^2-[.F1109]^2))" office:value-type="float" office:value="165">
            <text:p>165</text:p>
          </table:table-cell>
          <table:table-cell table:formula="of:=ABS([.B1109]-[.G1109])" office:value-type="float" office:value="0.00000000000386535248253494">
            <text:p>3.86535248253494E-012</text:p>
          </table:table-cell>
          <table:table-cell table:number-columns-repeated="7"/>
        </table:table-row>
        <table:table-row table:style-name="ro4">
          <table:table-cell table:formula="of:=[.A1109]+[.A$4]" office:value-type="float" office:value="330.300000000007">
            <text:p>330.3</text:p>
          </table:table-cell>
          <table:table-cell table:formula="of:=[.A1110]/([.$D$4]*2)" office:value-type="float" office:value="165.150000000003">
            <text:p>165.15</text:p>
          </table:table-cell>
          <table:table-cell table:formula="of:=SQRT(ABS([.$D$2]^2-[.B1110]^2))" office:value-type="float" office:value="7.03722246352349">
            <text:p>7.0372224635</text:p>
          </table:table-cell>
          <table:table-cell table:formula="of:=([.$C$10]-[.C1110])*[.$B$4]" office:value-type="float" office:value="199008.137769631">
            <text:p>199008.137769631</text:p>
          </table:table-cell>
          <table:table-cell table:formula="of:=ROUND([.D1110])" office:value-type="float" office:value="199008">
            <text:p>199008</text:p>
          </table:table-cell>
          <table:table-cell table:formula="of:=([.$C$8]-([.E1110]*[.$C$4]))" office:value-type="float" office:value="7.03740000000002">
            <text:p>7.0374</text:p>
          </table:table-cell>
          <table:table-cell table:style-name="ce6" table:formula="of:=SQRT(ABS([.$D$2]^2-[.F1110]^2))" office:value-type="float" office:value="164.849855933331">
            <text:p>164.8498559333</text:p>
          </table:table-cell>
          <table:table-cell table:formula="of:=ABS([.B1110]-[.G1110])" office:value-type="float" office:value="0.300144066672345">
            <text:p>0.3001440667</text:p>
          </table:table-cell>
          <table:table-cell table:number-columns-repeated="7"/>
        </table:table-row>
        <table:table-row table:style-name="ro4">
          <table:table-cell table:formula="of:=[.A1110]+[.A$4]" office:value-type="float" office:value="330.600000000007">
            <text:p>330.6</text:p>
          </table:table-cell>
          <table:table-cell table:formula="of:=[.A1111]/([.$D$4]*2)" office:value-type="float" office:value="165.300000000003">
            <text:p>165.3</text:p>
          </table:table-cell>
          <table:table-cell table:formula="of:=SQRT(ABS([.$D$2]^2-[.B1111]^2))" office:value-type="float" office:value="9.95439601387852">
            <text:p>9.9543960139</text:p>
          </table:table-cell>
          <table:table-cell table:formula="of:=([.$C$10]-[.C1111])*[.$B$4]" office:value-type="float" office:value="195332.958493593">
            <text:p>195332.958493593</text:p>
          </table:table-cell>
          <table:table-cell table:formula="of:=ROUND([.D1111])" office:value-type="float" office:value="195333">
            <text:p>195333</text:p>
          </table:table-cell>
          <table:table-cell table:formula="of:=([.$C$8]-([.E1111]*[.$C$4]))" office:value-type="float" office:value="9.95443125">
            <text:p>9.95443125</text:p>
          </table:table-cell>
          <table:table-cell table:style-name="ce6" table:formula="of:=SQRT(ABS([.$D$2]^2-[.F1111]^2))" office:value-type="float" office:value="164.699451421336">
            <text:p>164.6994514213</text:p>
          </table:table-cell>
          <table:table-cell table:formula="of:=ABS([.B1111]-[.G1111])" office:value-type="float" office:value="0.600548578667372">
            <text:p>0.6005485787</text:p>
          </table:table-cell>
          <table:table-cell table:number-columns-repeated="7"/>
        </table:table-row>
        <table:table-row table:style-name="ro4">
          <table:table-cell table:formula="of:=[.A1111]+[.A$4]" office:value-type="float" office:value="330.900000000007">
            <text:p>330.9</text:p>
          </table:table-cell>
          <table:table-cell table:formula="of:=[.A1112]/([.$D$4]*2)" office:value-type="float" office:value="165.450000000003">
            <text:p>165.45</text:p>
          </table:table-cell>
          <table:table-cell table:formula="of:=SQRT(ABS([.$D$2]^2-[.B1112]^2))" office:value-type="float" office:value="12.1943634520677">
            <text:p>12.1943634521</text:p>
          </table:table-cell>
          <table:table-cell table:formula="of:=([.$C$10]-[.C1112])*[.$B$4]" office:value-type="float" office:value="192510.952272252">
            <text:p>192510.952272252</text:p>
          </table:table-cell>
          <table:table-cell table:formula="of:=ROUND([.D1112])" office:value-type="float" office:value="192511">
            <text:p>192511</text:p>
          </table:table-cell>
          <table:table-cell table:formula="of:=([.$C$8]-([.E1112]*[.$C$4]))" office:value-type="float" office:value="12.19439375">
            <text:p>12.19439375</text:p>
          </table:table-cell>
          <table:table-cell table:style-name="ce6" table:formula="of:=SQRT(ABS([.$D$2]^2-[.F1112]^2))" office:value-type="float" office:value="164.548767121088">
            <text:p>164.5487671211</text:p>
          </table:table-cell>
          <table:table-cell table:formula="of:=ABS([.B1112]-[.G1112])" office:value-type="float" office:value="0.901232878915664">
            <text:p>0.9012328789</text:p>
          </table:table-cell>
          <table:table-cell table:number-columns-repeated="7"/>
        </table:table-row>
        <table:table-row table:style-name="ro4">
          <table:table-cell table:formula="of:=[.A1112]+[.A$4]" office:value-type="float" office:value="331.200000000007">
            <text:p>331.2</text:p>
          </table:table-cell>
          <table:table-cell table:formula="of:=[.A1113]/([.$D$4]*2)" office:value-type="float" office:value="165.600000000003">
            <text:p>165.6</text:p>
          </table:table-cell>
          <table:table-cell table:formula="of:=SQRT(ABS([.$D$2]^2-[.B1113]^2))" office:value-type="float" office:value="14.0840335132067">
            <text:p>14.0840335132</text:p>
          </table:table-cell>
          <table:table-cell table:formula="of:=([.$C$10]-[.C1113])*[.$B$4]" office:value-type="float" office:value="190130.265581053">
            <text:p>190130.265581053</text:p>
          </table:table-cell>
          <table:table-cell table:formula="of:=ROUND([.D1113])" office:value-type="float" office:value="190130">
            <text:p>190130</text:p>
          </table:table-cell>
          <table:table-cell table:formula="of:=([.$C$8]-([.E1113]*[.$C$4]))" office:value-type="float" office:value="14.0843125">
            <text:p>14.0843125</text:p>
          </table:table-cell>
          <table:table-cell table:style-name="ce6" table:formula="of:=SQRT(ABS([.$D$2]^2-[.F1113]^2))" office:value-type="float" office:value="164.39778630323">
            <text:p>164.3977863032</text:p>
          </table:table-cell>
          <table:table-cell table:formula="of:=ABS([.B1113]-[.G1113])" office:value-type="float" office:value="1.20221369677381">
            <text:p>1.2022136968</text:p>
          </table:table-cell>
          <table:table-cell table:number-columns-repeated="7"/>
        </table:table-row>
        <table:table-row table:style-name="ro4">
          <table:table-cell table:formula="of:=[.A1113]+[.A$4]" office:value-type="float" office:value="331.500000000007">
            <text:p>331.5</text:p>
          </table:table-cell>
          <table:table-cell table:formula="of:=[.A1114]/([.$D$4]*2)" office:value-type="float" office:value="165.750000000003">
            <text:p>165.75</text:p>
          </table:table-cell>
          <table:table-cell table:formula="of:=SQRT(ABS([.$D$2]^2-[.B1114]^2))" office:value-type="float" office:value="15.7500000000359">
            <text:p>15.75</text:p>
          </table:table-cell>
          <table:table-cell table:formula="of:=([.$C$10]-[.C1114])*[.$B$4]" office:value-type="float" office:value="188031.410164576">
            <text:p>188031.410164576</text:p>
          </table:table-cell>
          <table:table-cell table:formula="of:=ROUND([.D1114])" office:value-type="float" office:value="188031">
            <text:p>188031</text:p>
          </table:table-cell>
          <table:table-cell table:formula="of:=([.$C$8]-([.E1114]*[.$C$4]))" office:value-type="float" office:value="15.75039375">
            <text:p>15.75039375</text:p>
          </table:table-cell>
          <table:table-cell table:style-name="ce6" table:formula="of:=SQRT(ABS([.$D$2]^2-[.F1114]^2))" office:value-type="float" office:value="164.24653754865">
            <text:p>164.2465375487</text:p>
          </table:table-cell>
          <table:table-cell table:formula="of:=ABS([.B1114]-[.G1114])" office:value-type="float" office:value="1.50346245135381">
            <text:p>1.5034624514</text:p>
          </table:table-cell>
          <table:table-cell table:number-columns-repeated="7"/>
        </table:table-row>
        <table:table-row table:style-name="ro4">
          <table:table-cell table:formula="of:=[.A1114]+[.A$4]" office:value-type="float" office:value="331.800000000007">
            <text:p>331.8</text:p>
          </table:table-cell>
          <table:table-cell table:formula="of:=[.A1115]/([.$D$4]*2)" office:value-type="float" office:value="165.900000000003">
            <text:p>165.9</text:p>
          </table:table-cell>
          <table:table-cell table:formula="of:=SQRT(ABS([.$D$2]^2-[.B1115]^2))" office:value-type="float" office:value="17.2571724219564">
            <text:p>17.257172422</text:p>
          </table:table-cell>
          <table:table-cell table:formula="of:=([.$C$10]-[.C1115])*[.$B$4]" office:value-type="float" office:value="186132.610262943">
            <text:p>186132.610262943</text:p>
          </table:table-cell>
          <table:table-cell table:formula="of:=ROUND([.D1115])" office:value-type="float" office:value="186133">
            <text:p>186133</text:p>
          </table:table-cell>
          <table:table-cell table:formula="of:=([.$C$8]-([.E1115]*[.$C$4]))" office:value-type="float" office:value="17.25693125">
            <text:p>17.25693125</text:p>
          </table:table-cell>
          <table:table-cell table:style-name="ce6" table:formula="of:=SQRT(ABS([.$D$2]^2-[.F1115]^2))" office:value-type="float" office:value="164.095089273972">
            <text:p>164.095089274</text:p>
          </table:table-cell>
          <table:table-cell table:formula="of:=ABS([.B1115]-[.G1115])" office:value-type="float" office:value="1.80491072603161">
            <text:p>1.804910726</text:p>
          </table:table-cell>
          <table:table-cell table:number-columns-repeated="7"/>
        </table:table-row>
        <table:table-row table:style-name="ro4">
          <table:table-cell table:formula="of:=[.A1115]+[.A$4]" office:value-type="float" office:value="332.100000000007">
            <text:p>332.1</text:p>
          </table:table-cell>
          <table:table-cell table:formula="of:=[.A1116]/([.$D$4]*2)" office:value-type="float" office:value="166.050000000003">
            <text:p>166.05</text:p>
          </table:table-cell>
          <table:table-cell table:formula="of:=SQRT(ABS([.$D$2]^2-[.B1116]^2))" office:value-type="float" office:value="18.6441009437606">
            <text:p>18.6441009438</text:p>
          </table:table-cell>
          <table:table-cell table:formula="of:=([.$C$10]-[.C1116])*[.$B$4]" office:value-type="float" office:value="184385.298739411">
            <text:p>184385.298739411</text:p>
          </table:table-cell>
          <table:table-cell table:formula="of:=ROUND([.D1116])" office:value-type="float" office:value="184385">
            <text:p>184385</text:p>
          </table:table-cell>
          <table:table-cell table:formula="of:=([.$C$8]-([.E1116]*[.$C$4]))" office:value-type="float" office:value="18.64440625">
            <text:p>18.64440625</text:p>
          </table:table-cell>
          <table:table-cell table:style-name="ce6" table:formula="of:=SQRT(ABS([.$D$2]^2-[.F1116]^2))" office:value-type="float" office:value="163.943240530328">
            <text:p>163.9432405303</text:p>
          </table:table-cell>
          <table:table-cell table:formula="of:=ABS([.B1116]-[.G1116])" office:value-type="float" office:value="2.1067594696755">
            <text:p>2.1067594697</text:p>
          </table:table-cell>
          <table:table-cell table:number-columns-repeated="7"/>
        </table:table-row>
        <table:table-row table:style-name="ro4">
          <table:table-cell table:formula="of:=[.A1116]+[.A$4]" office:value-type="float" office:value="332.400000000007">
            <text:p>332.4</text:p>
          </table:table-cell>
          <table:table-cell table:formula="of:=[.A1117]/([.$D$4]*2)" office:value-type="float" office:value="166.200000000003">
            <text:p>166.2</text:p>
          </table:table-cell>
          <table:table-cell table:formula="of:=SQRT(ABS([.$D$2]^2-[.B1117]^2))" office:value-type="float" office:value="19.935897271032">
            <text:p>19.935897271</text:p>
          </table:table-cell>
          <table:table-cell table:formula="of:=([.$C$10]-[.C1117])*[.$B$4]" office:value-type="float" office:value="182757.838799541">
            <text:p>182757.838799541</text:p>
          </table:table-cell>
          <table:table-cell table:formula="of:=ROUND([.D1117])" office:value-type="float" office:value="182758">
            <text:p>182758</text:p>
          </table:table-cell>
          <table:table-cell table:formula="of:=([.$C$8]-([.E1117]*[.$C$4]))" office:value-type="float" office:value="19.9358375">
            <text:p>19.9358375</text:p>
          </table:table-cell>
          <table:table-cell table:style-name="ce6" table:formula="of:=SQRT(ABS([.$D$2]^2-[.F1117]^2))" office:value-type="float" office:value="163.791215830317">
            <text:p>163.7912158303</text:p>
          </table:table-cell>
          <table:table-cell table:formula="of:=ABS([.B1117]-[.G1117])" office:value-type="float" office:value="2.4087841696861">
            <text:p>2.4087841697</text:p>
          </table:table-cell>
          <table:table-cell table:number-columns-repeated="7"/>
        </table:table-row>
        <table:table-row table:style-name="ro4">
          <table:table-cell table:formula="of:=[.A1117]+[.A$4]" office:value-type="float" office:value="332.700000000007">
            <text:p>332.7</text:p>
          </table:table-cell>
          <table:table-cell table:formula="of:=[.A1118]/([.$D$4]*2)" office:value-type="float" office:value="166.350000000003">
            <text:p>166.35</text:p>
          </table:table-cell>
          <table:table-cell table:formula="of:=SQRT(ABS([.$D$2]^2-[.B1118]^2))" office:value-type="float" office:value="21.150000000027">
            <text:p>21.15</text:p>
          </table:table-cell>
          <table:table-cell table:formula="of:=([.$C$10]-[.C1118])*[.$B$4]" office:value-type="float" office:value="181228.260558288">
            <text:p>181228.260558288</text:p>
          </table:table-cell>
          <table:table-cell table:formula="of:=ROUND([.D1118])" office:value-type="float" office:value="181228">
            <text:p>181228</text:p>
          </table:table-cell>
          <table:table-cell table:formula="of:=([.$C$8]-([.E1118]*[.$C$4]))" office:value-type="float" office:value="21.150275">
            <text:p>21.150275</text:p>
          </table:table-cell>
          <table:table-cell table:style-name="ce6" table:formula="of:=SQRT(ABS([.$D$2]^2-[.F1118]^2))" office:value-type="float" office:value="163.638827505652">
            <text:p>163.6388275057</text:p>
          </table:table-cell>
          <table:table-cell table:formula="of:=ABS([.B1118]-[.G1118])" office:value-type="float" office:value="2.7111724943519">
            <text:p>2.7111724944</text:p>
          </table:table-cell>
          <table:table-cell table:number-columns-repeated="7"/>
        </table:table-row>
        <table:table-row table:style-name="ro4">
          <table:table-cell table:formula="of:=[.A1118]+[.A$4]" office:value-type="float" office:value="333.000000000007">
            <text:p>333</text:p>
          </table:table-cell>
          <table:table-cell table:formula="of:=[.A1119]/([.$D$4]*2)" office:value-type="float" office:value="166.500000000003">
            <text:p>166.5</text:p>
          </table:table-cell>
          <table:table-cell table:formula="of:=SQRT(ABS([.$D$2]^2-[.B1119]^2))" office:value-type="float" office:value="22.2991031210035">
            <text:p>22.299103121</text:p>
          </table:table-cell>
          <table:table-cell table:formula="of:=([.$C$10]-[.C1119])*[.$B$4]" office:value-type="float" office:value="179780.571586979">
            <text:p>179780.571586979</text:p>
          </table:table-cell>
          <table:table-cell table:formula="of:=ROUND([.D1119])" office:value-type="float" office:value="179781">
            <text:p>179781</text:p>
          </table:table-cell>
          <table:table-cell table:formula="of:=([.$C$8]-([.E1119]*[.$C$4]))" office:value-type="float" office:value="22.29883125">
            <text:p>22.29883125</text:p>
          </table:table-cell>
          <table:table-cell table:style-name="ce6" table:formula="of:=SQRT(ABS([.$D$2]^2-[.F1119]^2))" office:value-type="float" office:value="163.486275035197">
            <text:p>163.4862750352</text:p>
          </table:table-cell>
          <table:table-cell table:formula="of:=ABS([.B1119]-[.G1119])" office:value-type="float" office:value="3.01372496480661">
            <text:p>3.0137249648</text:p>
          </table:table-cell>
          <table:table-cell table:number-columns-repeated="7"/>
        </table:table-row>
        <table:table-row table:style-name="ro4">
          <table:table-cell table:formula="of:=[.A1119]+[.A$4]" office:value-type="float" office:value="333.300000000007">
            <text:p>333.3</text:p>
          </table:table-cell>
          <table:table-cell table:formula="of:=[.A1120]/([.$D$4]*2)" office:value-type="float" office:value="166.650000000003">
            <text:p>166.65</text:p>
          </table:table-cell>
          <table:table-cell table:formula="of:=SQRT(ABS([.$D$2]^2-[.B1120]^2))" office:value-type="float" office:value="23.392787349975">
            <text:p>23.39278735</text:p>
          </table:table-cell>
          <table:table-cell table:formula="of:=([.$C$10]-[.C1120])*[.$B$4]" office:value-type="float" office:value="178402.701692211">
            <text:p>178402.701692211</text:p>
          </table:table-cell>
          <table:table-cell table:formula="of:=ROUND([.D1120])" office:value-type="float" office:value="178403">
            <text:p>178403</text:p>
          </table:table-cell>
          <table:table-cell table:formula="of:=([.$C$8]-([.E1120]*[.$C$4]))" office:value-type="float" office:value="23.39261875">
            <text:p>23.39261875</text:p>
          </table:table-cell>
          <table:table-cell table:style-name="ce6" table:formula="of:=SQRT(ABS([.$D$2]^2-[.F1120]^2))" office:value-type="float" office:value="163.333356629983">
            <text:p>163.33335663</text:p>
          </table:table-cell>
          <table:table-cell table:formula="of:=ABS([.B1120]-[.G1120])" office:value-type="float" office:value="3.31664337002064">
            <text:p>3.31664337</text:p>
          </table:table-cell>
          <table:table-cell table:number-columns-repeated="7"/>
        </table:table-row>
        <table:table-row table:style-name="ro4">
          <table:table-cell table:formula="of:=[.A1120]+[.A$4]" office:value-type="float" office:value="333.600000000007">
            <text:p>333.6</text:p>
          </table:table-cell>
          <table:table-cell table:formula="of:=[.A1121]/([.$D$4]*2)" office:value-type="float" office:value="166.800000000003">
            <text:p>166.8</text:p>
          </table:table-cell>
          <table:table-cell table:formula="of:=SQRT(ABS([.$D$2]^2-[.B1121]^2))" office:value-type="float" office:value="24.4384942253231">
            <text:p>24.4384942253</text:p>
          </table:table-cell>
          <table:table-cell table:formula="of:=([.$C$10]-[.C1121])*[.$B$4]" office:value-type="float" office:value="177085.275707521">
            <text:p>177085.275707521</text:p>
          </table:table-cell>
          <table:table-cell table:formula="of:=ROUND([.D1121])" office:value-type="float" office:value="177085">
            <text:p>177085</text:p>
          </table:table-cell>
          <table:table-cell table:formula="of:=([.$C$8]-([.E1121]*[.$C$4]))" office:value-type="float" office:value="24.43878125">
            <text:p>24.43878125</text:p>
          </table:table-cell>
          <table:table-cell table:style-name="ce6" table:formula="of:=SQRT(ABS([.$D$2]^2-[.F1121]^2))" office:value-type="float" office:value="163.180102864947">
            <text:p>163.1801028649</text:p>
          </table:table-cell>
          <table:table-cell table:formula="of:=ABS([.B1121]-[.G1121])" office:value-type="float" office:value="3.61989713505656">
            <text:p>3.6198971351</text:p>
          </table:table-cell>
          <table:table-cell table:number-columns-repeated="7"/>
        </table:table-row>
        <table:table-row table:style-name="ro4">
          <table:table-cell table:formula="of:=[.A1121]+[.A$4]" office:value-type="float" office:value="333.900000000007">
            <text:p>333.9</text:p>
          </table:table-cell>
          <table:table-cell table:formula="of:=[.A1122]/([.$D$4]*2)" office:value-type="float" office:value="166.950000000003">
            <text:p>166.95</text:p>
          </table:table-cell>
          <table:table-cell table:formula="of:=SQRT(ABS([.$D$2]^2-[.B1122]^2))" office:value-type="float" office:value="25.4421402401833">
            <text:p>25.4421402402</text:p>
          </table:table-cell>
          <table:table-cell table:formula="of:=([.$C$10]-[.C1122])*[.$B$4]" office:value-type="float" office:value="175820.839783288">
            <text:p>175820.839783288</text:p>
          </table:table-cell>
          <table:table-cell table:formula="of:=ROUND([.D1122])" office:value-type="float" office:value="175821">
            <text:p>175821</text:p>
          </table:table-cell>
          <table:table-cell table:formula="of:=([.$C$8]-([.E1122]*[.$C$4]))" office:value-type="float" office:value="25.44208125">
            <text:p>25.44208125</text:p>
          </table:table-cell>
          <table:table-cell table:style-name="ce6" table:formula="of:=SQRT(ABS([.$D$2]^2-[.F1122]^2))" office:value-type="float" office:value="163.026686470861">
            <text:p>163.0266864709</text:p>
          </table:table-cell>
          <table:table-cell table:formula="of:=ABS([.B1122]-[.G1122])" office:value-type="float" office:value="3.92331352914249">
            <text:p>3.9233135291</text:p>
          </table:table-cell>
          <table:table-cell table:number-columns-repeated="7"/>
        </table:table-row>
        <table:table-row table:style-name="ro4">
          <table:table-cell table:formula="of:=[.A1122]+[.A$4]" office:value-type="float" office:value="334.200000000007">
            <text:p>334.2</text:p>
          </table:table-cell>
          <table:table-cell table:formula="of:=[.A1123]/([.$D$4]*2)" office:value-type="float" office:value="167.100000000003">
            <text:p>167.1</text:p>
          </table:table-cell>
          <table:table-cell table:formula="of:=SQRT(ABS([.$D$2]^2-[.B1123]^2))" office:value-type="float" office:value="26.4085213520401">
            <text:p>26.408521352</text:p>
          </table:table-cell>
          <table:table-cell table:formula="of:=([.$C$10]-[.C1123])*[.$B$4]" office:value-type="float" office:value="174603.35176835">
            <text:p>174603.35176835</text:p>
          </table:table-cell>
          <table:table-cell table:formula="of:=ROUND([.D1123])" office:value-type="float" office:value="174603">
            <text:p>174603</text:p>
          </table:table-cell>
          <table:table-cell table:formula="of:=([.$C$8]-([.E1123]*[.$C$4]))" office:value-type="float" office:value="26.40886875">
            <text:p>26.40886875</text:p>
          </table:table-cell>
          <table:table-cell table:style-name="ce6" table:formula="of:=SQRT(ABS([.$D$2]^2-[.F1123]^2))" office:value-type="float" office:value="162.872869598793">
            <text:p>162.8728695988</text:p>
          </table:table-cell>
          <table:table-cell table:formula="of:=ABS([.B1123]-[.G1123])" office:value-type="float" office:value="4.22713040121096">
            <text:p>4.2271304012</text:p>
          </table:table-cell>
          <table:table-cell table:number-columns-repeated="7"/>
        </table:table-row>
        <table:table-row table:style-name="ro4">
          <table:table-cell table:formula="of:=[.A1123]+[.A$4]" office:value-type="float" office:value="334.500000000007">
            <text:p>334.5</text:p>
          </table:table-cell>
          <table:table-cell table:formula="of:=[.A1124]/([.$D$4]*2)" office:value-type="float" office:value="167.250000000003">
            <text:p>167.25</text:p>
          </table:table-cell>
          <table:table-cell table:formula="of:=SQRT(ABS([.$D$2]^2-[.B1124]^2))" office:value-type="float" office:value="27.3415892003585">
            <text:p>27.3415892004</text:p>
          </table:table-cell>
          <table:table-cell table:formula="of:=([.$C$10]-[.C1124])*[.$B$4]" office:value-type="float" office:value="173427.833219287">
            <text:p>173427.833219287</text:p>
          </table:table-cell>
          <table:table-cell table:formula="of:=ROUND([.D1124])" office:value-type="float" office:value="173428">
            <text:p>173428</text:p>
          </table:table-cell>
          <table:table-cell table:formula="of:=([.$C$8]-([.E1124]*[.$C$4]))" office:value-type="float" office:value="27.341525">
            <text:p>27.341525</text:p>
          </table:table-cell>
          <table:table-cell table:style-name="ce6" table:formula="of:=SQRT(ABS([.$D$2]^2-[.F1124]^2))" office:value-type="float" office:value="162.718901823588">
            <text:p>162.7189018236</text:p>
          </table:table-cell>
          <table:table-cell table:formula="of:=ABS([.B1124]-[.G1124])" office:value-type="float" office:value="4.53109817641575">
            <text:p>4.5310981764</text:p>
          </table:table-cell>
          <table:table-cell table:number-columns-repeated="7"/>
        </table:table-row>
        <table:table-row table:style-name="ro4">
          <table:table-cell table:formula="of:=[.A1124]+[.A$4]" office:value-type="float" office:value="334.800000000007">
            <text:p>334.8</text:p>
          </table:table-cell>
          <table:table-cell table:formula="of:=[.A1125]/([.$D$4]*2)" office:value-type="float" office:value="167.400000000003">
            <text:p>167.4</text:p>
          </table:table-cell>
          <table:table-cell table:formula="of:=SQRT(ABS([.$D$2]^2-[.B1125]^2))" office:value-type="float" office:value="28.2446455102761">
            <text:p>28.2446455103</text:p>
          </table:table-cell>
          <table:table-cell table:formula="of:=([.$C$10]-[.C1125])*[.$B$4]" office:value-type="float" office:value="172290.124482383">
            <text:p>172290.124482383</text:p>
          </table:table-cell>
          <table:table-cell table:formula="of:=ROUND([.D1125])" office:value-type="float" office:value="172290">
            <text:p>172290</text:p>
          </table:table-cell>
          <table:table-cell table:formula="of:=([.$C$8]-([.E1125]*[.$C$4]))" office:value-type="float" office:value="28.2448125">
            <text:p>28.2448125</text:p>
          </table:table-cell>
          <table:table-cell table:style-name="ce6" table:formula="of:=SQRT(ABS([.$D$2]^2-[.F1125]^2))" office:value-type="float" office:value="162.564542772524">
            <text:p>162.5645427725</text:p>
          </table:table-cell>
          <table:table-cell table:formula="of:=ABS([.B1125]-[.G1125])" office:value-type="float" office:value="4.83545722747928">
            <text:p>4.8354572275</text:p>
          </table:table-cell>
          <table:table-cell table:number-columns-repeated="7"/>
        </table:table-row>
        <table:table-row table:style-name="ro4">
          <table:table-cell table:formula="of:=[.A1125]+[.A$4]" office:value-type="float" office:value="335.100000000007">
            <text:p>335.1</text:p>
          </table:table-cell>
          <table:table-cell table:formula="of:=[.A1126]/([.$D$4]*2)" office:value-type="float" office:value="167.550000000003">
            <text:p>167.55</text:p>
          </table:table-cell>
          <table:table-cell table:formula="of:=SQRT(ABS([.$D$2]^2-[.B1126]^2))" office:value-type="float" office:value="29.1204824822867">
            <text:p>29.1204824823</text:p>
          </table:table-cell>
          <table:table-cell table:formula="of:=([.$C$10]-[.C1126])*[.$B$4]" office:value-type="float" office:value="171186.707824732">
            <text:p>171186.707824732</text:p>
          </table:table-cell>
          <table:table-cell table:formula="of:=ROUND([.D1126])" office:value-type="float" office:value="171187">
            <text:p>171187</text:p>
          </table:table-cell>
          <table:table-cell table:formula="of:=([.$C$8]-([.E1126]*[.$C$4]))" office:value-type="float" office:value="29.12031875">
            <text:p>29.12031875</text:p>
          </table:table-cell>
          <table:table-cell table:style-name="ce6" table:formula="of:=SQRT(ABS([.$D$2]^2-[.F1126]^2))" office:value-type="float" office:value="162.409996724027">
            <text:p>162.409996724</text:p>
          </table:table-cell>
          <table:table-cell table:formula="of:=ABS([.B1126]-[.G1126])" office:value-type="float" office:value="5.14000327597668">
            <text:p>5.140003276</text:p>
          </table:table-cell>
          <table:table-cell table:number-columns-repeated="7"/>
        </table:table-row>
        <table:table-row table:style-name="ro4">
          <table:table-cell table:formula="of:=[.A1126]+[.A$4]" office:value-type="float" office:value="335.400000000007">
            <text:p>335.4</text:p>
          </table:table-cell>
          <table:table-cell table:formula="of:=[.A1127]/([.$D$4]*2)" office:value-type="float" office:value="167.700000000004">
            <text:p>167.7</text:p>
          </table:table-cell>
          <table:table-cell table:formula="of:=SQRT(ABS([.$D$2]^2-[.B1127]^2))" office:value-type="float" office:value="29.9714864496436">
            <text:p>29.9714864496</text:p>
          </table:table-cell>
          <table:table-cell table:formula="of:=([.$C$10]-[.C1127])*[.$B$4]" office:value-type="float" office:value="170114.576842235">
            <text:p>170114.576842235</text:p>
          </table:table-cell>
          <table:table-cell table:formula="of:=ROUND([.D1127])" office:value-type="float" office:value="170115">
            <text:p>170115</text:p>
          </table:table-cell>
          <table:table-cell table:formula="of:=([.$C$8]-([.E1127]*[.$C$4]))" office:value-type="float" office:value="29.97121875">
            <text:p>29.97121875</text:p>
          </table:table-cell>
          <table:table-cell table:style-name="ce6" table:formula="of:=SQRT(ABS([.$D$2]^2-[.F1127]^2))" office:value-type="float" office:value="162.255126410969">
            <text:p>162.255126411</text:p>
          </table:table-cell>
          <table:table-cell table:formula="of:=ABS([.B1127]-[.G1127])" office:value-type="float" office:value="5.44487358903413">
            <text:p>5.444873589</text:p>
          </table:table-cell>
          <table:table-cell table:number-columns-repeated="7"/>
        </table:table-row>
        <table:table-row table:style-name="ro4">
          <table:table-cell table:formula="of:=[.A1127]+[.A$4]" office:value-type="float" office:value="335.700000000007">
            <text:p>335.7</text:p>
          </table:table-cell>
          <table:table-cell table:formula="of:=[.A1128]/([.$D$4]*2)" office:value-type="float" office:value="167.850000000004">
            <text:p>167.85</text:p>
          </table:table-cell>
          <table:table-cell table:formula="of:=SQRT(ABS([.$D$2]^2-[.B1128]^2))" office:value-type="float" office:value="30.7997159077997">
            <text:p>30.7997159078</text:p>
          </table:table-cell>
          <table:table-cell table:formula="of:=([.$C$10]-[.C1128])*[.$B$4]" office:value-type="float" office:value="169071.138154794">
            <text:p>169071.138154794</text:p>
          </table:table-cell>
          <table:table-cell table:formula="of:=ROUND([.D1128])" office:value-type="float" office:value="169071">
            <text:p>169071</text:p>
          </table:table-cell>
          <table:table-cell table:formula="of:=([.$C$8]-([.E1128]*[.$C$4]))" office:value-type="float" office:value="30.79989375">
            <text:p>30.79989375</text:p>
          </table:table-cell>
          <table:table-cell table:style-name="ce6" table:formula="of:=SQRT(ABS([.$D$2]^2-[.F1128]^2))" office:value-type="float" office:value="162.099865962279">
            <text:p>162.0998659623</text:p>
          </table:table-cell>
          <table:table-cell table:formula="of:=ABS([.B1128]-[.G1128])" office:value-type="float" office:value="5.75013403772482">
            <text:p>5.7501340377</text:p>
          </table:table-cell>
          <table:table-cell table:number-columns-repeated="7"/>
        </table:table-row>
        <table:table-row table:style-name="ro4">
          <table:table-cell table:formula="of:=[.A1128]+[.A$4]" office:value-type="float" office:value="336.000000000007">
            <text:p>336</text:p>
          </table:table-cell>
          <table:table-cell table:formula="of:=[.A1129]/([.$D$4]*2)" office:value-type="float" office:value="168.000000000004">
            <text:p>168</text:p>
          </table:table-cell>
          <table:table-cell table:formula="of:=SQRT(ABS([.$D$2]^2-[.B1129]^2))" office:value-type="float" office:value="31.6069612585768">
            <text:p>31.6069612586</text:p>
          </table:table-cell>
          <table:table-cell table:formula="of:=([.$C$10]-[.C1129])*[.$B$4]" office:value-type="float" office:value="168054.136138067">
            <text:p>168054.136138067</text:p>
          </table:table-cell>
          <table:table-cell table:formula="of:=ROUND([.D1129])" office:value-type="float" office:value="168054">
            <text:p>168054</text:p>
          </table:table-cell>
          <table:table-cell table:formula="of:=([.$C$8]-([.E1129]*[.$C$4]))" office:value-type="float" office:value="31.6071375">
            <text:p>31.6071375</text:p>
          </table:table-cell>
          <table:table-cell table:style-name="ce6" table:formula="of:=SQRT(ABS([.$D$2]^2-[.F1129]^2))" office:value-type="float" office:value="161.944400517758">
            <text:p>161.9444005178</text:p>
          </table:table-cell>
          <table:table-cell table:formula="of:=ABS([.B1129]-[.G1129])" office:value-type="float" office:value="6.05559948224527">
            <text:p>6.0555994822</text:p>
          </table:table-cell>
          <table:table-cell table:number-columns-repeated="7"/>
        </table:table-row>
        <table:table-row table:style-name="ro4">
          <table:table-cell table:formula="of:=[.A1129]+[.A$4]" office:value-type="float" office:value="336.300000000007">
            <text:p>336.3</text:p>
          </table:table-cell>
          <table:table-cell table:formula="of:=[.A1130]/([.$D$4]*2)" office:value-type="float" office:value="168.150000000004">
            <text:p>168.15</text:p>
          </table:table-cell>
          <table:table-cell table:formula="of:=SQRT(ABS([.$D$2]^2-[.B1130]^2))" office:value-type="float" office:value="32.3947912479951">
            <text:p>32.394791248</text:p>
          </table:table-cell>
          <table:table-cell table:formula="of:=([.$C$10]-[.C1130])*[.$B$4]" office:value-type="float" office:value="167061.594419115">
            <text:p>167061.594419115</text:p>
          </table:table-cell>
          <table:table-cell table:formula="of:=ROUND([.D1130])" office:value-type="float" office:value="167062">
            <text:p>167062</text:p>
          </table:table-cell>
          <table:table-cell table:formula="of:=([.$C$8]-([.E1130]*[.$C$4]))" office:value-type="float" office:value="32.3945375">
            <text:p>32.3945375</text:p>
          </table:table-cell>
          <table:table-cell table:style-name="ce6" table:formula="of:=SQRT(ABS([.$D$2]^2-[.F1130]^2))" office:value-type="float" office:value="161.788732426461">
            <text:p>161.7887324265</text:p>
          </table:table-cell>
          <table:table-cell table:formula="of:=ABS([.B1130]-[.G1130])" office:value-type="float" office:value="6.36126757354219">
            <text:p>6.3612675735</text:p>
          </table:table-cell>
          <table:table-cell table:number-columns-repeated="7"/>
        </table:table-row>
        <table:table-row table:style-name="ro4">
          <table:table-cell table:formula="of:=[.A1130]+[.A$4]" office:value-type="float" office:value="336.600000000007">
            <text:p>336.6</text:p>
          </table:table-cell>
          <table:table-cell table:formula="of:=[.A1131]/([.$D$4]*2)" office:value-type="float" office:value="168.300000000004">
            <text:p>168.3</text:p>
          </table:table-cell>
          <table:table-cell table:formula="of:=SQRT(ABS([.$D$2]^2-[.B1131]^2))" office:value-type="float" office:value="33.1645895497167">
            <text:p>33.1645895497</text:p>
          </table:table-cell>
          <table:table-cell table:formula="of:=([.$C$10]-[.C1131])*[.$B$4]" office:value-type="float" office:value="166091.769787025">
            <text:p>166091.769787025</text:p>
          </table:table-cell>
          <table:table-cell table:formula="of:=ROUND([.D1131])" office:value-type="float" office:value="166092">
            <text:p>166092</text:p>
          </table:table-cell>
          <table:table-cell table:formula="of:=([.$C$8]-([.E1131]*[.$C$4]))" office:value-type="float" office:value="33.164475">
            <text:p>33.164475</text:p>
          </table:table-cell>
          <table:table-cell table:style-name="ce6" table:formula="of:=SQRT(ABS([.$D$2]^2-[.F1131]^2))" office:value-type="float" office:value="161.632662534447">
            <text:p>161.6326625344</text:p>
          </table:table-cell>
          <table:table-cell table:formula="of:=ABS([.B1131]-[.G1131])" office:value-type="float" office:value="6.66733746555667">
            <text:p>6.6673374656</text:p>
          </table:table-cell>
          <table:table-cell table:number-columns-repeated="7"/>
        </table:table-row>
        <table:table-row table:style-name="ro4">
          <table:table-cell table:formula="of:=[.A1131]+[.A$4]" office:value-type="float" office:value="336.900000000007">
            <text:p>336.9</text:p>
          </table:table-cell>
          <table:table-cell table:formula="of:=[.A1132]/([.$D$4]*2)" office:value-type="float" office:value="168.450000000004">
            <text:p>168.45</text:p>
          </table:table-cell>
          <table:table-cell table:formula="of:=SQRT(ABS([.$D$2]^2-[.B1132]^2))" office:value-type="float" office:value="33.9175839351977">
            <text:p>33.9175839352</text:p>
          </table:table-cell>
          <table:table-cell table:formula="of:=([.$C$10]-[.C1132])*[.$B$4]" office:value-type="float" office:value="165143.115443112">
            <text:p>165143.115443112</text:p>
          </table:table-cell>
          <table:table-cell table:formula="of:=ROUND([.D1132])" office:value-type="float" office:value="165143">
            <text:p>165143</text:p>
          </table:table-cell>
          <table:table-cell table:formula="of:=([.$C$8]-([.E1132]*[.$C$4]))" office:value-type="float" office:value="33.91774375">
            <text:p>33.91774375</text:p>
          </table:table-cell>
          <table:table-cell table:style-name="ce6" table:formula="of:=SQRT(ABS([.$D$2]^2-[.F1132]^2))" office:value-type="float" office:value="161.476272742807">
            <text:p>161.4762727428</text:p>
          </table:table-cell>
          <table:table-cell table:formula="of:=ABS([.B1132]-[.G1132])" office:value-type="float" office:value="6.97372725719669">
            <text:p>6.9737272572</text:p>
          </table:table-cell>
          <table:table-cell table:number-columns-repeated="7"/>
        </table:table-row>
        <table:table-row table:style-name="ro4">
          <table:table-cell table:formula="of:=[.A1132]+[.A$4]" office:value-type="float" office:value="337.200000000007">
            <text:p>337.2</text:p>
          </table:table-cell>
          <table:table-cell table:formula="of:=[.A1133]/([.$D$4]*2)" office:value-type="float" office:value="168.600000000004">
            <text:p>168.6</text:p>
          </table:table-cell>
          <table:table-cell table:formula="of:=SQRT(ABS([.$D$2]^2-[.B1133]^2))" office:value-type="float" office:value="34.6548697876819">
            <text:p>34.6548697877</text:p>
          </table:table-cell>
          <table:table-cell table:formula="of:=([.$C$10]-[.C1133])*[.$B$4]" office:value-type="float" office:value="164214.25137699">
            <text:p>164214.25137699</text:p>
          </table:table-cell>
          <table:table-cell table:formula="of:=ROUND([.D1133])" office:value-type="float" office:value="164214">
            <text:p>164214</text:p>
          </table:table-cell>
          <table:table-cell table:formula="of:=([.$C$8]-([.E1133]*[.$C$4]))" office:value-type="float" office:value="34.6551375">
            <text:p>34.6551375</text:p>
          </table:table-cell>
          <table:table-cell table:style-name="ce6" table:formula="of:=SQRT(ABS([.$D$2]^2-[.F1133]^2))" office:value-type="float" office:value="161.319625107598">
            <text:p>161.3196251076</text:p>
          </table:table-cell>
          <table:table-cell table:formula="of:=ABS([.B1133]-[.G1133])" office:value-type="float" office:value="7.28037489240512">
            <text:p>7.2803748924</text:p>
          </table:table-cell>
          <table:table-cell table:number-columns-repeated="7"/>
        </table:table-row>
        <table:table-row table:style-name="ro4">
          <table:table-cell table:formula="of:=[.A1133]+[.A$4]" office:value-type="float" office:value="337.500000000007">
            <text:p>337.5</text:p>
          </table:table-cell>
          <table:table-cell table:formula="of:=[.A1134]/([.$D$4]*2)" office:value-type="float" office:value="168.750000000004">
            <text:p>168.75</text:p>
          </table:table-cell>
          <table:table-cell table:formula="of:=SQRT(ABS([.$D$2]^2-[.B1134]^2))" office:value-type="float" office:value="35.3774292452291">
            <text:p>35.3774292452</text:p>
          </table:table-cell>
          <table:table-cell table:formula="of:=([.$C$10]-[.C1134])*[.$B$4]" office:value-type="float" office:value="163303.940249372">
            <text:p>163303.940249372</text:p>
          </table:table-cell>
          <table:table-cell table:formula="of:=ROUND([.D1134])" office:value-type="float" office:value="163304">
            <text:p>163304</text:p>
          </table:table-cell>
          <table:table-cell table:formula="of:=([.$C$8]-([.E1134]*[.$C$4]))" office:value-type="float" office:value="35.37745">
            <text:p>35.37745</text:p>
          </table:table-cell>
          <table:table-cell table:style-name="ce6" table:formula="of:=SQRT(ABS([.$D$2]^2-[.F1134]^2))" office:value-type="float" office:value="161.162762546121">
            <text:p>161.1627625461</text:p>
          </table:table-cell>
          <table:table-cell table:formula="of:=ABS([.B1134]-[.G1134])" office:value-type="float" office:value="7.58723745388215">
            <text:p>7.5872374539</text:p>
          </table:table-cell>
          <table:table-cell table:number-columns-repeated="7"/>
        </table:table-row>
        <table:table-row table:style-name="ro4">
          <table:table-cell table:formula="of:=[.A1134]+[.A$4]" office:value-type="float" office:value="337.800000000007">
            <text:p>337.8</text:p>
          </table:table-cell>
          <table:table-cell table:formula="of:=[.A1135]/([.$D$4]*2)" office:value-type="float" office:value="168.900000000004">
            <text:p>168.9</text:p>
          </table:table-cell>
          <table:table-cell table:formula="of:=SQRT(ABS([.$D$2]^2-[.B1135]^2))" office:value-type="float" office:value="36.0861469265034">
            <text:p>36.0861469265</text:p>
          </table:table-cell>
          <table:table-cell table:formula="of:=([.$C$10]-[.C1135])*[.$B$4]" office:value-type="float" office:value="162411.06758005">
            <text:p>162411.06758005</text:p>
          </table:table-cell>
          <table:table-cell table:formula="of:=ROUND([.D1135])" office:value-type="float" office:value="162411">
            <text:p>162411</text:p>
          </table:table-cell>
          <table:table-cell table:formula="of:=([.$C$8]-([.E1135]*[.$C$4]))" office:value-type="float" office:value="36.08626875">
            <text:p>36.08626875</text:p>
          </table:table-cell>
          <table:table-cell table:style-name="ce6" table:formula="of:=SQRT(ABS([.$D$2]^2-[.F1135]^2))" office:value-type="float" office:value="161.005531605913">
            <text:p>161.0055316059</text:p>
          </table:table-cell>
          <table:table-cell table:formula="of:=ABS([.B1135]-[.G1135])" office:value-type="float" office:value="7.89446839409015">
            <text:p>7.8944683941</text:p>
          </table:table-cell>
          <table:table-cell table:number-columns-repeated="7"/>
        </table:table-row>
        <table:table-row table:style-name="ro4">
          <table:table-cell table:formula="of:=[.A1135]+[.A$4]" office:value-type="float" office:value="338.100000000007">
            <text:p>338.1</text:p>
          </table:table-cell>
          <table:table-cell table:formula="of:=[.A1136]/([.$D$4]*2)" office:value-type="float" office:value="169.050000000004">
            <text:p>169.05</text:p>
          </table:table-cell>
          <table:table-cell table:formula="of:=SQRT(ABS([.$D$2]^2-[.B1136]^2))" office:value-type="float" office:value="36.7818229564713">
            <text:p>36.7818229565</text:p>
          </table:table-cell>
          <table:table-cell table:formula="of:=([.$C$10]-[.C1136])*[.$B$4]" office:value-type="float" office:value="161534.62533757">
            <text:p>161534.62533757</text:p>
          </table:table-cell>
          <table:table-cell table:formula="of:=ROUND([.D1136])" office:value-type="float" office:value="161535">
            <text:p>161535</text:p>
          </table:table-cell>
          <table:table-cell table:formula="of:=([.$C$8]-([.E1136]*[.$C$4]))" office:value-type="float" office:value="36.78159375">
            <text:p>36.78159375</text:p>
          </table:table-cell>
          <table:table-cell table:style-name="ce6" table:formula="of:=SQRT(ABS([.$D$2]^2-[.F1136]^2))" office:value-type="float" office:value="160.848109597875">
            <text:p>160.8481095979</text:p>
          </table:table-cell>
          <table:table-cell table:formula="of:=ABS([.B1136]-[.G1136])" office:value-type="float" office:value="8.2018904021287">
            <text:p>8.2018904021</text:p>
          </table:table-cell>
          <table:table-cell table:number-columns-repeated="7"/>
        </table:table-row>
        <table:table-row table:style-name="ro4">
          <table:table-cell table:formula="of:=[.A1136]+[.A$4]" office:value-type="float" office:value="338.400000000007">
            <text:p>338.4</text:p>
          </table:table-cell>
          <table:table-cell table:formula="of:=[.A1137]/([.$D$4]*2)" office:value-type="float" office:value="169.200000000004">
            <text:p>169.2</text:p>
          </table:table-cell>
          <table:table-cell table:formula="of:=SQRT(ABS([.$D$2]^2-[.B1137]^2))" office:value-type="float" office:value="37.465183837814">
            <text:p>37.4651838378</text:p>
          </table:table-cell>
          <table:table-cell table:formula="of:=([.$C$10]-[.C1137])*[.$B$4]" office:value-type="float" office:value="160673.698242965">
            <text:p>160673.698242965</text:p>
          </table:table-cell>
          <table:table-cell table:formula="of:=ROUND([.D1137])" office:value-type="float" office:value="160674">
            <text:p>160674</text:p>
          </table:table-cell>
          <table:table-cell table:formula="of:=([.$C$8]-([.E1137]*[.$C$4]))" office:value-type="float" office:value="37.4650125">
            <text:p>37.4650125</text:p>
          </table:table-cell>
          <table:table-cell table:style-name="ce6" table:formula="of:=SQRT(ABS([.$D$2]^2-[.F1137]^2))" office:value-type="float" office:value="160.690301009037">
            <text:p>160.690301009</text:p>
          </table:table-cell>
          <table:table-cell table:formula="of:=ABS([.B1137]-[.G1137])" office:value-type="float" office:value="8.50969899096677">
            <text:p>8.509698991</text:p>
          </table:table-cell>
          <table:table-cell table:number-columns-repeated="7"/>
        </table:table-row>
        <table:table-row table:style-name="ro4">
          <table:table-cell table:formula="of:=[.A1137]+[.A$4]" office:value-type="float" office:value="338.700000000007">
            <text:p>338.7</text:p>
          </table:table-cell>
          <table:table-cell table:formula="of:=[.A1138]/([.$D$4]*2)" office:value-type="float" office:value="169.350000000004">
            <text:p>169.35</text:p>
          </table:table-cell>
          <table:table-cell table:formula="of:=SQRT(ABS([.$D$2]^2-[.B1138]^2))" office:value-type="float" office:value="38.1368915880831">
            <text:p>38.1368915881</text:p>
          </table:table-cell>
          <table:table-cell table:formula="of:=([.$C$10]-[.C1138])*[.$B$4]" office:value-type="float" office:value="159827.452258374">
            <text:p>159827.452258374</text:p>
          </table:table-cell>
          <table:table-cell table:formula="of:=ROUND([.D1138])" office:value-type="float" office:value="159827">
            <text:p>159827</text:p>
          </table:table-cell>
          <table:table-cell table:formula="of:=([.$C$8]-([.E1138]*[.$C$4]))" office:value-type="float" office:value="38.13731875">
            <text:p>38.13731875</text:p>
          </table:table-cell>
          <table:table-cell table:style-name="ce6" table:formula="of:=SQRT(ABS([.$D$2]^2-[.F1138]^2))" office:value-type="float" office:value="160.532068193744">
            <text:p>160.5320681937</text:p>
          </table:table-cell>
          <table:table-cell table:formula="of:=ABS([.B1138]-[.G1138])" office:value-type="float" office:value="8.81793180625948">
            <text:p>8.8179318063</text:p>
          </table:table-cell>
          <table:table-cell table:number-columns-repeated="7"/>
        </table:table-row>
        <table:table-row table:style-name="ro4">
          <table:table-cell table:formula="of:=[.A1138]+[.A$4]" office:value-type="float" office:value="339.000000000007">
            <text:p>339</text:p>
          </table:table-cell>
          <table:table-cell table:formula="of:=[.A1139]/([.$D$4]*2)" office:value-type="float" office:value="169.500000000004">
            <text:p>169.5</text:p>
          </table:table-cell>
          <table:table-cell table:formula="of:=SQRT(ABS([.$D$2]^2-[.B1139]^2))" office:value-type="float" office:value="38.7975514691482">
            <text:p>38.7975514691</text:p>
          </table:table-cell>
          <table:table-cell table:formula="of:=([.$C$10]-[.C1139])*[.$B$4]" office:value-type="float" office:value="158995.124849158">
            <text:p>158995.124849158</text:p>
          </table:table-cell>
          <table:table-cell table:formula="of:=ROUND([.D1139])" office:value-type="float" office:value="158995">
            <text:p>158995</text:p>
          </table:table-cell>
          <table:table-cell table:formula="of:=([.$C$8]-([.E1139]*[.$C$4]))" office:value-type="float" office:value="38.79771875">
            <text:p>38.79771875</text:p>
          </table:table-cell>
          <table:table-cell table:style-name="ce6" table:formula="of:=SQRT(ABS([.$D$2]^2-[.F1139]^2))" office:value-type="float" office:value="160.373741677981">
            <text:p>160.373741678</text:p>
          </table:table-cell>
          <table:table-cell table:formula="of:=ABS([.B1139]-[.G1139])" office:value-type="float" office:value="9.12625832202218">
            <text:p>9.126258322</text:p>
          </table:table-cell>
          <table:table-cell table:number-columns-repeated="7"/>
        </table:table-row>
        <table:table-row table:style-name="ro4">
          <table:table-cell table:formula="of:=[.A1139]+[.A$4]" office:value-type="float" office:value="339.300000000007">
            <text:p>339.3</text:p>
          </table:table-cell>
          <table:table-cell table:formula="of:=[.A1140]/([.$D$4]*2)" office:value-type="float" office:value="169.650000000004">
            <text:p>169.65</text:p>
          </table:table-cell>
          <table:table-cell table:formula="of:=SQRT(ABS([.$D$2]^2-[.B1140]^2))" office:value-type="float" office:value="39.4477185652252">
            <text:p>39.4477185652</text:p>
          </table:table-cell>
          <table:table-cell table:formula="of:=([.$C$10]-[.C1140])*[.$B$4]" office:value-type="float" office:value="158176.016696621">
            <text:p>158176.016696621</text:p>
          </table:table-cell>
          <table:table-cell table:formula="of:=ROUND([.D1140])" office:value-type="float" office:value="158176">
            <text:p>158176</text:p>
          </table:table-cell>
          <table:table-cell table:formula="of:=([.$C$8]-([.E1140]*[.$C$4]))" office:value-type="float" office:value="39.4478">
            <text:p>39.4478</text:p>
          </table:table-cell>
          <table:table-cell table:style-name="ce6" table:formula="of:=SQRT(ABS([.$D$2]^2-[.F1140]^2))" office:value-type="float" office:value="160.21507755252">
            <text:p>160.2150775525</text:p>
          </table:table-cell>
          <table:table-cell table:formula="of:=ABS([.B1140]-[.G1140])" office:value-type="float" office:value="9.43492244748356">
            <text:p>9.4349224475</text:p>
          </table:table-cell>
          <table:table-cell table:number-columns-repeated="7"/>
        </table:table-row>
        <table:table-row table:style-name="ro4">
          <table:table-cell table:formula="of:=[.A1140]+[.A$4]" office:value-type="float" office:value="339.600000000007">
            <text:p>339.6</text:p>
          </table:table-cell>
          <table:table-cell table:formula="of:=[.A1141]/([.$D$4]*2)" office:value-type="float" office:value="169.800000000004">
            <text:p>169.8</text:p>
          </table:table-cell>
          <table:table-cell table:formula="of:=SQRT(ABS([.$D$2]^2-[.B1141]^2))" office:value-type="float" office:value="40.0879034123912">
            <text:p>40.0879034124</text:p>
          </table:table-cell>
          <table:table-cell table:formula="of:=([.$C$10]-[.C1141])*[.$B$4]" office:value-type="float" office:value="157369.484605703">
            <text:p>157369.484605703</text:p>
          </table:table-cell>
          <table:table-cell table:formula="of:=ROUND([.D1141])" office:value-type="float" office:value="157369">
            <text:p>157369</text:p>
          </table:table-cell>
          <table:table-cell table:formula="of:=([.$C$8]-([.E1141]*[.$C$4]))" office:value-type="float" office:value="40.08835625">
            <text:p>40.08835625</text:p>
          </table:table-cell>
          <table:table-cell table:style-name="ce6" table:formula="of:=SQRT(ABS([.$D$2]^2-[.F1141]^2))" office:value-type="float" office:value="160.056001740557">
            <text:p>160.0560017406</text:p>
          </table:table-cell>
          <table:table-cell table:formula="of:=ABS([.B1141]-[.G1141])" office:value-type="float" office:value="9.74399825944687">
            <text:p>9.7439982594</text:p>
          </table:table-cell>
          <table:table-cell table:number-columns-repeated="7"/>
        </table:table-row>
        <table:table-row table:style-name="ro4">
          <table:table-cell table:formula="of:=[.A1141]+[.A$4]" office:value-type="float" office:value="339.900000000007">
            <text:p>339.9</text:p>
          </table:table-cell>
          <table:table-cell table:formula="of:=[.A1142]/([.$D$4]*2)" office:value-type="float" office:value="169.950000000004">
            <text:p>169.95</text:p>
          </table:table-cell>
          <table:table-cell table:formula="of:=SQRT(ABS([.$D$2]^2-[.B1142]^2))" office:value-type="float" office:value="40.71857684155">
            <text:p>40.7185768416</text:p>
          </table:table-cell>
          <table:table-cell table:formula="of:=([.$C$10]-[.C1142])*[.$B$4]" office:value-type="float" office:value="156574.935403613">
            <text:p>156574.935403613</text:p>
          </table:table-cell>
          <table:table-cell table:formula="of:=ROUND([.D1142])" office:value-type="float" office:value="156575">
            <text:p>156575</text:p>
          </table:table-cell>
          <table:table-cell table:formula="of:=([.$C$8]-([.E1142]*[.$C$4]))" office:value-type="float" office:value="40.71859375">
            <text:p>40.71859375</text:p>
          </table:table-cell>
          <table:table-cell table:style-name="ce6" table:formula="of:=SQRT(ABS([.$D$2]^2-[.F1142]^2))" office:value-type="float" office:value="159.896829621548">
            <text:p>159.8968296215</text:p>
          </table:table-cell>
          <table:table-cell table:formula="of:=ABS([.B1142]-[.G1142])" office:value-type="float" office:value="10.0531703784552">
            <text:p>10.0531703785</text:p>
          </table:table-cell>
          <table:table-cell table:number-columns-repeated="7"/>
        </table:table-row>
        <table:table-row table:style-name="ro4">
          <table:table-cell table:formula="of:=[.A1142]+[.A$4]" office:value-type="float" office:value="340.200000000007">
            <text:p>340.2</text:p>
          </table:table-cell>
          <table:table-cell table:formula="of:=[.A1143]/([.$D$4]*2)" office:value-type="float" office:value="170.100000000004">
            <text:p>170.1</text:p>
          </table:table-cell>
          <table:table-cell table:formula="of:=SQRT(ABS([.$D$2]^2-[.B1143]^2))" office:value-type="float" office:value="41.340174165105">
            <text:p>41.3401741651</text:p>
          </table:table-cell>
          <table:table-cell table:formula="of:=([.$C$10]-[.C1143])*[.$B$4]" office:value-type="float" office:value="155791.820665276">
            <text:p>155791.820665276</text:p>
          </table:table-cell>
          <table:table-cell table:formula="of:=ROUND([.D1143])" office:value-type="float" office:value="155792">
            <text:p>155792</text:p>
          </table:table-cell>
          <table:table-cell table:formula="of:=([.$C$8]-([.E1143]*[.$C$4]))" office:value-type="float" office:value="41.3401">
            <text:p>41.3401</text:p>
          </table:table-cell>
          <table:table-cell table:style-name="ce6" table:formula="of:=SQRT(ABS([.$D$2]^2-[.F1143]^2))" office:value-type="float" office:value="159.737272206552">
            <text:p>159.7372722066</text:p>
          </table:table-cell>
          <table:table-cell table:formula="of:=ABS([.B1143]-[.G1143])" office:value-type="float" office:value="10.3627277934519">
            <text:p>10.3627277935</text:p>
          </table:table-cell>
          <table:table-cell table:number-columns-repeated="7"/>
        </table:table-row>
        <table:table-row table:style-name="ro4">
          <table:table-cell table:formula="of:=[.A1143]+[.A$4]" office:value-type="float" office:value="340.500000000007">
            <text:p>340.5</text:p>
          </table:table-cell>
          <table:table-cell table:formula="of:=[.A1144]/([.$D$4]*2)" office:value-type="float" office:value="170.250000000004">
            <text:p>170.25</text:p>
          </table:table-cell>
          <table:table-cell table:formula="of:=SQRT(ABS([.$D$2]^2-[.B1144]^2))" office:value-type="float" office:value="41.9530988128555">
            <text:p>41.9530988129</text:p>
          </table:table-cell>
          <table:table-cell table:formula="of:=([.$C$10]-[.C1144])*[.$B$4]" office:value-type="float" office:value="155019.632132677">
            <text:p>155019.632132677</text:p>
          </table:table-cell>
          <table:table-cell table:formula="of:=ROUND([.D1144])" office:value-type="float" office:value="155020">
            <text:p>155020</text:p>
          </table:table-cell>
          <table:table-cell table:formula="of:=([.$C$8]-([.E1144]*[.$C$4]))" office:value-type="float" office:value="41.952875">
            <text:p>41.952875</text:p>
          </table:table-cell>
          <table:table-cell table:style-name="ce6" table:formula="of:=SQRT(ABS([.$D$2]^2-[.F1144]^2))" office:value-type="float" office:value="159.577430356659">
            <text:p>159.5774303567</text:p>
          </table:table-cell>
          <table:table-cell table:formula="of:=ABS([.B1144]-[.G1144])" office:value-type="float" office:value="10.6725696433445">
            <text:p>10.6725696433</text:p>
          </table:table-cell>
          <table:table-cell table:number-columns-repeated="7"/>
        </table:table-row>
        <table:table-row table:style-name="ro4">
          <table:table-cell table:formula="of:=[.A1144]+[.A$4]" office:value-type="float" office:value="340.800000000007">
            <text:p>340.8</text:p>
          </table:table-cell>
          <table:table-cell table:formula="of:=[.A1145]/([.$D$4]*2)" office:value-type="float" office:value="170.400000000004">
            <text:p>170.4</text:p>
          </table:table-cell>
          <table:table-cell table:formula="of:=SQRT(ABS([.$D$2]^2-[.B1145]^2))" office:value-type="float" office:value="42.5577255031472">
            <text:p>42.5577255031</text:p>
          </table:table-cell>
          <table:table-cell table:formula="of:=([.$C$10]-[.C1145])*[.$B$4]" office:value-type="float" office:value="154257.897719711">
            <text:p>154257.897719711</text:p>
          </table:table-cell>
          <table:table-cell table:formula="of:=ROUND([.D1145])" office:value-type="float" office:value="154258">
            <text:p>154258</text:p>
          </table:table-cell>
          <table:table-cell table:formula="of:=([.$C$8]-([.E1145]*[.$C$4]))" office:value-type="float" office:value="42.5577125">
            <text:p>42.5577125</text:p>
          </table:table-cell>
          <table:table-cell table:style-name="ce6" table:formula="of:=SQRT(ABS([.$D$2]^2-[.F1145]^2))" office:value-type="float" office:value="159.417192005026">
            <text:p>159.417192005</text:p>
          </table:table-cell>
          <table:table-cell table:formula="of:=ABS([.B1145]-[.G1145])" office:value-type="float" office:value="10.9828079949775">
            <text:p>10.982807995</text:p>
          </table:table-cell>
          <table:table-cell table:number-columns-repeated="7"/>
        </table:table-row>
        <table:table-row table:style-name="ro4">
          <table:table-cell table:formula="of:=[.A1145]+[.A$4]" office:value-type="float" office:value="341.100000000007">
            <text:p>341.1</text:p>
          </table:table-cell>
          <table:table-cell table:formula="of:=[.A1146]/([.$D$4]*2)" office:value-type="float" office:value="170.550000000004">
            <text:p>170.55</text:p>
          </table:table-cell>
          <table:table-cell table:formula="of:=SQRT(ABS([.$D$2]^2-[.B1146]^2))" office:value-type="float" office:value="43.1544030198684">
            <text:p>43.1544030199</text:p>
          </table:table-cell>
          <table:table-cell table:formula="of:=([.$C$10]-[.C1146])*[.$B$4]" office:value-type="float" office:value="153506.178013606">
            <text:p>153506.178013606</text:p>
          </table:table-cell>
          <table:table-cell table:formula="of:=ROUND([.D1146])" office:value-type="float" office:value="153506">
            <text:p>153506</text:p>
          </table:table-cell>
          <table:table-cell table:formula="of:=([.$C$8]-([.E1146]*[.$C$4]))" office:value-type="float" office:value="43.1546125">
            <text:p>43.1546125</text:p>
          </table:table-cell>
          <table:table-cell table:style-name="ce6" table:formula="of:=SQRT(ABS([.$D$2]^2-[.F1146]^2))" office:value-type="float" office:value="159.256646391838">
            <text:p>159.2566463918</text:p>
          </table:table-cell>
          <table:table-cell table:formula="of:=ABS([.B1146]-[.G1146])" office:value-type="float" office:value="11.2933536081659">
            <text:p>11.2933536082</text:p>
          </table:table-cell>
          <table:table-cell table:number-columns-repeated="7"/>
        </table:table-row>
        <table:table-row table:style-name="ro4">
          <table:table-cell table:formula="of:=[.A1146]+[.A$4]" office:value-type="float" office:value="341.400000000007">
            <text:p>341.4</text:p>
          </table:table-cell>
          <table:table-cell table:formula="of:=[.A1147]/([.$D$4]*2)" office:value-type="float" office:value="170.700000000004">
            <text:p>170.7</text:p>
          </table:table-cell>
          <table:table-cell table:formula="of:=SQRT(ABS([.$D$2]^2-[.B1147]^2))" office:value-type="float" office:value="43.7434566535525">
            <text:p>43.7434566536</text:p>
          </table:table-cell>
          <table:table-cell table:formula="of:=([.$C$10]-[.C1147])*[.$B$4]" office:value-type="float" office:value="152764.063199515">
            <text:p>152764.063199515</text:p>
          </table:table-cell>
          <table:table-cell table:formula="of:=ROUND([.D1147])" office:value-type="float" office:value="152764">
            <text:p>152764</text:p>
          </table:table-cell>
          <table:table-cell table:formula="of:=([.$C$8]-([.E1147]*[.$C$4]))" office:value-type="float" office:value="43.743575">
            <text:p>43.743575</text:p>
          </table:table-cell>
          <table:table-cell table:style-name="ce6" table:formula="of:=SQRT(ABS([.$D$2]^2-[.F1147]^2))" office:value-type="float" office:value="159.095881927281">
            <text:p>159.0958819273</text:p>
          </table:table-cell>
          <table:table-cell table:formula="of:=ABS([.B1147]-[.G1147])" office:value-type="float" office:value="11.6041180727225">
            <text:p>11.6041180727</text:p>
          </table:table-cell>
          <table:table-cell table:number-columns-repeated="7"/>
        </table:table-row>
        <table:table-row table:style-name="ro4">
          <table:table-cell table:formula="of:=[.A1147]+[.A$4]" office:value-type="float" office:value="341.700000000007">
            <text:p>341.7</text:p>
          </table:table-cell>
          <table:table-cell table:formula="of:=[.A1148]/([.$D$4]*2)" office:value-type="float" office:value="170.850000000004">
            <text:p>170.85</text:p>
          </table:table-cell>
          <table:table-cell table:formula="of:=SQRT(ABS([.$D$2]^2-[.B1148]^2))" office:value-type="float" office:value="44.3251903549351">
            <text:p>44.3251903549</text:p>
          </table:table-cell>
          <table:table-cell table:formula="of:=([.$C$10]-[.C1148])*[.$B$4]" office:value-type="float" office:value="152031.17034738">
            <text:p>152031.17034738</text:p>
          </table:table-cell>
          <table:table-cell table:formula="of:=ROUND([.D1148])" office:value-type="float" office:value="152031">
            <text:p>152031</text:p>
          </table:table-cell>
          <table:table-cell table:formula="of:=([.$C$8]-([.E1148]*[.$C$4]))" office:value-type="float" office:value="44.32539375">
            <text:p>44.32539375</text:p>
          </table:table-cell>
          <table:table-cell table:style-name="ce6" table:formula="of:=SQRT(ABS([.$D$2]^2-[.F1148]^2))" office:value-type="float" office:value="158.934764821632">
            <text:p>158.9347648216</text:p>
          </table:table-cell>
          <table:table-cell table:formula="of:=ABS([.B1148]-[.G1148])" office:value-type="float" office:value="11.9152351783716">
            <text:p>11.9152351784</text:p>
          </table:table-cell>
          <table:table-cell table:number-columns-repeated="7"/>
        </table:table-row>
        <table:table-row table:style-name="ro4">
          <table:table-cell table:formula="of:=[.A1148]+[.A$4]" office:value-type="float" office:value="342.000000000007">
            <text:p>342</text:p>
          </table:table-cell>
          <table:table-cell table:formula="of:=[.A1149]/([.$D$4]*2)" office:value-type="float" office:value="171.000000000004">
            <text:p>171</text:p>
          </table:table-cell>
          <table:table-cell table:formula="of:=SQRT(ABS([.$D$2]^2-[.B1149]^2))" office:value-type="float" office:value="44.899888641301">
            <text:p>44.8998886413</text:p>
          </table:table-cell>
          <table:table-cell table:formula="of:=([.$C$10]-[.C1149])*[.$B$4]" office:value-type="float" office:value="151307.141010226">
            <text:p>151307.141010226</text:p>
          </table:table-cell>
          <table:table-cell table:formula="of:=ROUND([.D1149])" office:value-type="float" office:value="151307">
            <text:p>151307</text:p>
          </table:table-cell>
          <table:table-cell table:formula="of:=([.$C$8]-([.E1149]*[.$C$4]))" office:value-type="float" office:value="44.90006875">
            <text:p>44.90006875</text:p>
          </table:table-cell>
          <table:table-cell table:style-name="ce6" table:formula="of:=SQRT(ABS([.$D$2]^2-[.F1149]^2))" office:value-type="float" office:value="158.773372535338">
            <text:p>158.7733725353</text:p>
          </table:table-cell>
          <table:table-cell table:formula="of:=ABS([.B1149]-[.G1149])" office:value-type="float" office:value="12.2266274646655">
            <text:p>12.2266274647</text:p>
          </table:table-cell>
          <table:table-cell table:number-columns-repeated="7"/>
        </table:table-row>
        <table:table-row table:style-name="ro4">
          <table:table-cell table:formula="of:=[.A1149]+[.A$4]" office:value-type="float" office:value="342.300000000007">
            <text:p>342.3</text:p>
          </table:table-cell>
          <table:table-cell table:formula="of:=[.A1150]/([.$D$4]*2)" office:value-type="float" office:value="171.150000000004">
            <text:p>171.15</text:p>
          </table:table-cell>
          <table:table-cell table:formula="of:=SQRT(ABS([.$D$2]^2-[.B1150]^2))" office:value-type="float" office:value="45.4678182894368">
            <text:p>45.4678182894</text:p>
          </table:table-cell>
          <table:table-cell table:formula="of:=([.$C$10]-[.C1150])*[.$B$4]" office:value-type="float" office:value="150591.639091315">
            <text:p>150591.639091315</text:p>
          </table:table-cell>
          <table:table-cell table:formula="of:=ROUND([.D1150])" office:value-type="float" office:value="150592">
            <text:p>150592</text:p>
          </table:table-cell>
          <table:table-cell table:formula="of:=([.$C$8]-([.E1150]*[.$C$4]))" office:value-type="float" office:value="45.4676">
            <text:p>45.4676</text:p>
          </table:table-cell>
          <table:table-cell table:style-name="ce6" table:formula="of:=SQRT(ABS([.$D$2]^2-[.F1150]^2))" office:value-type="float" office:value="158.611781877135">
            <text:p>158.6117818771</text:p>
          </table:table-cell>
          <table:table-cell table:formula="of:=ABS([.B1150]-[.G1150])" office:value-type="float" office:value="12.5382181228682">
            <text:p>12.5382181229</text:p>
          </table:table-cell>
          <table:table-cell table:number-columns-repeated="7"/>
        </table:table-row>
        <table:table-row table:style-name="ro4">
          <table:table-cell table:formula="of:=[.A1150]+[.A$4]" office:value-type="float" office:value="342.600000000007">
            <text:p>342.6</text:p>
          </table:table-cell>
          <table:table-cell table:formula="of:=[.A1151]/([.$D$4]*2)" office:value-type="float" office:value="171.300000000004">
            <text:p>171.3</text:p>
          </table:table-cell>
          <table:table-cell table:formula="of:=SQRT(ABS([.$D$2]^2-[.B1151]^2))" office:value-type="float" office:value="46.0292298436682">
            <text:p>46.0292298437</text:p>
          </table:table-cell>
          <table:table-cell table:formula="of:=([.$C$10]-[.C1151])*[.$B$4]" office:value-type="float" office:value="149884.348944251">
            <text:p>149884.348944251</text:p>
          </table:table-cell>
          <table:table-cell table:formula="of:=ROUND([.D1151])" office:value-type="float" office:value="149884">
            <text:p>149884</text:p>
          </table:table-cell>
          <table:table-cell table:formula="of:=([.$C$8]-([.E1151]*[.$C$4]))" office:value-type="float" office:value="46.029575">
            <text:p>46.029575</text:p>
          </table:table-cell>
          <table:table-cell table:style-name="ce6" table:formula="of:=SQRT(ABS([.$D$2]^2-[.F1151]^2))" office:value-type="float" office:value="158.449607842113">
            <text:p>158.4496078421</text:p>
          </table:table-cell>
          <table:table-cell table:formula="of:=ABS([.B1151]-[.G1151])" office:value-type="float" office:value="12.8503921578907">
            <text:p>12.8503921579</text:p>
          </table:table-cell>
          <table:table-cell table:number-columns-repeated="7"/>
        </table:table-row>
        <table:table-row table:style-name="ro4">
          <table:table-cell table:formula="of:=[.A1151]+[.A$4]" office:value-type="float" office:value="342.900000000007">
            <text:p>342.9</text:p>
          </table:table-cell>
          <table:table-cell table:formula="of:=[.A1152]/([.$D$4]*2)" office:value-type="float" office:value="171.450000000004">
            <text:p>171.45</text:p>
          </table:table-cell>
          <table:table-cell table:formula="of:=SQRT(ABS([.$D$2]^2-[.B1152]^2))" office:value-type="float" office:value="46.5843589630816">
            <text:p>46.5843589631</text:p>
          </table:table-cell>
          <table:table-cell table:formula="of:=([.$C$10]-[.C1152])*[.$B$4]" office:value-type="float" office:value="149184.973675699">
            <text:p>149184.973675699</text:p>
          </table:table-cell>
          <table:table-cell table:formula="of:=ROUND([.D1152])" office:value-type="float" office:value="149185">
            <text:p>149185</text:p>
          </table:table-cell>
          <table:table-cell table:formula="of:=([.$C$8]-([.E1152]*[.$C$4]))" office:value-type="float" office:value="46.58440625">
            <text:p>46.58440625</text:p>
          </table:table-cell>
          <table:table-cell table:style-name="ce6" table:formula="of:=SQRT(ABS([.$D$2]^2-[.F1152]^2))" office:value-type="float" office:value="158.287375031412">
            <text:p>158.2873750314</text:p>
          </table:table-cell>
          <table:table-cell table:formula="of:=ABS([.B1152]-[.G1152])" office:value-type="float" office:value="13.1626249685913">
            <text:p>13.1626249686</text:p>
          </table:table-cell>
          <table:table-cell table:number-columns-repeated="7"/>
        </table:table-row>
        <table:table-row table:style-name="ro4">
          <table:table-cell table:formula="of:=[.A1152]+[.A$4]" office:value-type="float" office:value="343.200000000007">
            <text:p>343.2</text:p>
          </table:table-cell>
          <table:table-cell table:formula="of:=[.A1153]/([.$D$4]*2)" office:value-type="float" office:value="171.600000000004">
            <text:p>171.6</text:p>
          </table:table-cell>
          <table:table-cell table:formula="of:=SQRT(ABS([.$D$2]^2-[.B1153]^2))" office:value-type="float" office:value="47.133427628396">
            <text:p>47.1334276284</text:p>
          </table:table-cell>
          <table:table-cell table:formula="of:=([.$C$10]-[.C1153])*[.$B$4]" office:value-type="float" office:value="148493.233624909">
            <text:p>148493.233624909</text:p>
          </table:table-cell>
          <table:table-cell table:formula="of:=ROUND([.D1153])" office:value-type="float" office:value="148493">
            <text:p>148493</text:p>
          </table:table-cell>
          <table:table-cell table:formula="of:=([.$C$8]-([.E1153]*[.$C$4]))" office:value-type="float" office:value="47.13368125">
            <text:p>47.13368125</text:p>
          </table:table-cell>
          <table:table-cell table:style-name="ce6" table:formula="of:=SQRT(ABS([.$D$2]^2-[.F1153]^2))" office:value-type="float" office:value="158.124685270275">
            <text:p>158.1246852703</text:p>
          </table:table-cell>
          <table:table-cell table:formula="of:=ABS([.B1153]-[.G1153])" office:value-type="float" office:value="13.475314729729">
            <text:p>13.4753147297</text:p>
          </table:table-cell>
          <table:table-cell table:number-columns-repeated="7"/>
        </table:table-row>
        <table:table-row table:style-name="ro4">
          <table:table-cell table:formula="of:=[.A1153]+[.A$4]" office:value-type="float" office:value="343.500000000007">
            <text:p>343.5</text:p>
          </table:table-cell>
          <table:table-cell table:formula="of:=[.A1154]/([.$D$4]*2)" office:value-type="float" office:value="171.750000000004">
            <text:p>171.75</text:p>
          </table:table-cell>
          <table:table-cell table:formula="of:=SQRT(ABS([.$D$2]^2-[.B1154]^2))" office:value-type="float" office:value="47.6766452259516">
            <text:p>47.676645226</text:p>
          </table:table-cell>
          <table:table-cell table:formula="of:=([.$C$10]-[.C1154])*[.$B$4]" office:value-type="float" office:value="147808.864998068">
            <text:p>147808.864998068</text:p>
          </table:table-cell>
          <table:table-cell table:formula="of:=ROUND([.D1154])" office:value-type="float" office:value="147809">
            <text:p>147809</text:p>
          </table:table-cell>
          <table:table-cell table:formula="of:=([.$C$8]-([.E1154]*[.$C$4]))" office:value-type="float" office:value="47.67660625">
            <text:p>47.67660625</text:p>
          </table:table-cell>
          <table:table-cell table:style-name="ce6" table:formula="of:=SQRT(ABS([.$D$2]^2-[.F1154]^2))" office:value-type="float" office:value="157.9618346832">
            <text:p>157.9618346832</text:p>
          </table:table-cell>
          <table:table-cell table:formula="of:=ABS([.B1154]-[.G1154])" office:value-type="float" office:value="13.7881653168041">
            <text:p>13.7881653168</text:p>
          </table:table-cell>
          <table:table-cell table:number-columns-repeated="7"/>
        </table:table-row>
        <table:table-row table:style-name="ro4">
          <table:table-cell table:formula="of:=[.A1154]+[.A$4]" office:value-type="float" office:value="343.800000000007">
            <text:p>343.8</text:p>
          </table:table-cell>
          <table:table-cell table:formula="of:=[.A1155]/([.$D$4]*2)" office:value-type="float" office:value="171.900000000004">
            <text:p>171.9</text:p>
          </table:table-cell>
          <table:table-cell table:formula="of:=SQRT(ABS([.$D$2]^2-[.B1155]^2))" office:value-type="float" office:value="48.2142095237623">
            <text:p>48.2142095238</text:p>
          </table:table-cell>
          <table:table-cell table:formula="of:=([.$C$10]-[.C1155])*[.$B$4]" office:value-type="float" office:value="147131.618638621">
            <text:p>147131.618638621</text:p>
          </table:table-cell>
          <table:table-cell table:formula="of:=ROUND([.D1155])" office:value-type="float" office:value="147132">
            <text:p>147132</text:p>
          </table:table-cell>
          <table:table-cell table:formula="of:=([.$C$8]-([.E1155]*[.$C$4]))" office:value-type="float" office:value="48.213975">
            <text:p>48.213975</text:p>
          </table:table-cell>
          <table:table-cell table:style-name="ce6" table:formula="of:=SQRT(ABS([.$D$2]^2-[.F1155]^2))" office:value-type="float" office:value="157.798645794884">
            <text:p>157.7986457949</text:p>
          </table:table-cell>
          <table:table-cell table:formula="of:=ABS([.B1155]-[.G1155])" office:value-type="float" office:value="14.1013542051193">
            <text:p>14.1013542051</text:p>
          </table:table-cell>
          <table:table-cell table:number-columns-repeated="7"/>
        </table:table-row>
        <table:table-row table:style-name="ro4">
          <table:table-cell table:formula="of:=[.A1155]+[.A$4]" office:value-type="float" office:value="344.100000000007">
            <text:p>344.1</text:p>
          </table:table-cell>
          <table:table-cell table:formula="of:=[.A1156]/([.$D$4]*2)" office:value-type="float" office:value="172.050000000004">
            <text:p>172.05</text:p>
          </table:table-cell>
          <table:table-cell table:formula="of:=SQRT(ABS([.$D$2]^2-[.B1156]^2))" office:value-type="float" office:value="48.7463075524829">
            <text:p>48.7463075525</text:p>
          </table:table-cell>
          <table:table-cell table:formula="of:=([.$C$10]-[.C1156])*[.$B$4]" office:value-type="float" office:value="146461.258917398">
            <text:p>146461.258917398</text:p>
          </table:table-cell>
          <table:table-cell table:formula="of:=ROUND([.D1156])" office:value-type="float" office:value="146461">
            <text:p>146461</text:p>
          </table:table-cell>
          <table:table-cell table:formula="of:=([.$C$8]-([.E1156]*[.$C$4]))" office:value-type="float" office:value="48.74658125">
            <text:p>48.74658125</text:p>
          </table:table-cell>
          <table:table-cell table:style-name="ce6" table:formula="of:=SQRT(ABS([.$D$2]^2-[.F1156]^2))" office:value-type="float" office:value="157.634928922613">
            <text:p>157.6349289226</text:p>
          </table:table-cell>
          <table:table-cell table:formula="of:=ABS([.B1156]-[.G1156])" office:value-type="float" office:value="14.415071077391">
            <text:p>14.4150710774</text:p>
          </table:table-cell>
          <table:table-cell table:number-columns-repeated="7"/>
        </table:table-row>
        <table:table-row table:style-name="ro4">
          <table:table-cell table:formula="of:=[.A1156]+[.A$4]" office:value-type="float" office:value="344.400000000007">
            <text:p>344.4</text:p>
          </table:table-cell>
          <table:table-cell table:formula="of:=[.A1157]/([.$D$4]*2)" office:value-type="float" office:value="172.200000000004">
            <text:p>172.2</text:p>
          </table:table-cell>
          <table:table-cell table:formula="of:=SQRT(ABS([.$D$2]^2-[.B1157]^2))" office:value-type="float" office:value="49.2731164023675">
            <text:p>49.2731164024</text:p>
          </table:table-cell>
          <table:table-cell table:formula="of:=([.$C$10]-[.C1157])*[.$B$4]" office:value-type="float" office:value="145797.562728567">
            <text:p>145797.562728567</text:p>
          </table:table-cell>
          <table:table-cell table:formula="of:=ROUND([.D1157])" office:value-type="float" office:value="145798">
            <text:p>145798</text:p>
          </table:table-cell>
          <table:table-cell table:formula="of:=([.$C$8]-([.E1157]*[.$C$4]))" office:value-type="float" office:value="49.2728375">
            <text:p>49.2728375</text:p>
          </table:table-cell>
          <table:table-cell table:style-name="ce6" table:formula="of:=SQRT(ABS([.$D$2]^2-[.F1157]^2))" office:value-type="float" office:value="157.471227482034">
            <text:p>157.471227482</text:p>
          </table:table-cell>
          <table:table-cell table:formula="of:=ABS([.B1157]-[.G1157])" office:value-type="float" office:value="14.7287725179694">
            <text:p>14.728772518</text:p>
          </table:table-cell>
          <table:table-cell table:number-columns-repeated="7"/>
        </table:table-row>
        <table:table-row table:style-name="ro4">
          <table:table-cell table:formula="of:=[.A1157]+[.A$4]" office:value-type="float" office:value="344.700000000007">
            <text:p>344.7</text:p>
          </table:table-cell>
          <table:table-cell table:formula="of:=[.A1158]/([.$D$4]*2)" office:value-type="float" office:value="172.350000000004">
            <text:p>172.35</text:p>
          </table:table-cell>
          <table:table-cell table:formula="of:=SQRT(ABS([.$D$2]^2-[.B1158]^2))" office:value-type="float" office:value="49.794803945806">
            <text:p>49.7948039458</text:p>
          </table:table-cell>
          <table:table-cell table:formula="of:=([.$C$10]-[.C1158])*[.$B$4]" office:value-type="float" office:value="145140.318579353">
            <text:p>145140.318579353</text:p>
          </table:table-cell>
          <table:table-cell table:formula="of:=ROUND([.D1158])" office:value-type="float" office:value="145140">
            <text:p>145140</text:p>
          </table:table-cell>
          <table:table-cell table:formula="of:=([.$C$8]-([.E1158]*[.$C$4]))" office:value-type="float" office:value="49.795125">
            <text:p>49.795125</text:p>
          </table:table-cell>
          <table:table-cell table:style-name="ce6" table:formula="of:=SQRT(ABS([.$D$2]^2-[.F1158]^2))" office:value-type="float" office:value="157.306851491708">
            <text:p>157.3068514917</text:p>
          </table:table-cell>
          <table:table-cell table:formula="of:=ABS([.B1158]-[.G1158])" office:value-type="float" office:value="15.0431485082953">
            <text:p>15.0431485083</text:p>
          </table:table-cell>
          <table:table-cell table:number-columns-repeated="7"/>
        </table:table-row>
        <table:table-row table:style-name="ro4">
          <table:table-cell table:formula="of:=[.A1158]+[.A$4]" office:value-type="float" office:value="345.000000000007">
            <text:p>345</text:p>
          </table:table-cell>
          <table:table-cell table:formula="of:=[.A1159]/([.$D$4]*2)" office:value-type="float" office:value="172.500000000004">
            <text:p>172.5</text:p>
          </table:table-cell>
          <table:table-cell table:formula="of:=SQRT(ABS([.$D$2]^2-[.B1159]^2))" office:value-type="float" office:value="50.3115294937579">
            <text:p>50.3115294938</text:p>
          </table:table-cell>
          <table:table-cell table:formula="of:=([.$C$10]-[.C1159])*[.$B$4]" office:value-type="float" office:value="144489.325763036">
            <text:p>144489.325763036</text:p>
          </table:table-cell>
          <table:table-cell table:formula="of:=ROUND([.D1159])" office:value-type="float" office:value="144489">
            <text:p>144489</text:p>
          </table:table-cell>
          <table:table-cell table:formula="of:=([.$C$8]-([.E1159]*[.$C$4]))" office:value-type="float" office:value="50.31185625">
            <text:p>50.31185625</text:p>
          </table:table-cell>
          <table:table-cell table:style-name="ce6" table:formula="of:=SQRT(ABS([.$D$2]^2-[.F1159]^2))" office:value-type="float" office:value="157.142346681852">
            <text:p>157.1423466819</text:p>
          </table:table-cell>
          <table:table-cell table:formula="of:=ABS([.B1159]-[.G1159])" office:value-type="float" office:value="15.3576533181518">
            <text:p>15.3576533182</text:p>
          </table:table-cell>
          <table:table-cell table:number-columns-repeated="7"/>
        </table:table-row>
        <table:table-row table:style-name="ro4">
          <table:table-cell table:formula="of:=[.A1159]+[.A$4]" office:value-type="float" office:value="345.300000000007">
            <text:p>345.3</text:p>
          </table:table-cell>
          <table:table-cell table:formula="of:=[.A1160]/([.$D$4]*2)" office:value-type="float" office:value="172.650000000004">
            <text:p>172.65</text:p>
          </table:table-cell>
          <table:table-cell table:formula="of:=SQRT(ABS([.$D$2]^2-[.B1160]^2))" office:value-type="float" office:value="50.8234443933237">
            <text:p>50.8234443933</text:p>
          </table:table-cell>
          <table:table-cell table:formula="of:=([.$C$10]-[.C1160])*[.$B$4]" office:value-type="float" office:value="143844.393606103">
            <text:p>143844.393606103</text:p>
          </table:table-cell>
          <table:table-cell table:formula="of:=ROUND([.D1160])" office:value-type="float" office:value="143844">
            <text:p>143844</text:p>
          </table:table-cell>
          <table:table-cell table:formula="of:=([.$C$8]-([.E1160]*[.$C$4]))" office:value-type="float" office:value="50.823825">
            <text:p>50.823825</text:p>
          </table:table-cell>
          <table:table-cell table:style-name="ce6" table:formula="of:=SQRT(ABS([.$D$2]^2-[.F1160]^2))" office:value-type="float" office:value="156.977510530551">
            <text:p>156.9775105306</text:p>
          </table:table-cell>
          <table:table-cell table:formula="of:=ABS([.B1160]-[.G1160])" office:value-type="float" office:value="15.6724894694523">
            <text:p>15.6724894695</text:p>
          </table:table-cell>
          <table:table-cell table:number-columns-repeated="7"/>
        </table:table-row>
        <table:table-row table:style-name="ro4">
          <table:table-cell table:formula="of:=[.A1160]+[.A$4]" office:value-type="float" office:value="345.600000000007">
            <text:p>345.6</text:p>
          </table:table-cell>
          <table:table-cell table:formula="of:=[.A1161]/([.$D$4]*2)" office:value-type="float" office:value="172.800000000004">
            <text:p>172.8</text:p>
          </table:table-cell>
          <table:table-cell table:formula="of:=SQRT(ABS([.$D$2]^2-[.B1161]^2))" office:value-type="float" office:value="51.3306925727802">
            <text:p>51.3306925728</text:p>
          </table:table-cell>
          <table:table-cell table:formula="of:=([.$C$10]-[.C1161])*[.$B$4]" office:value-type="float" office:value="143205.340781591">
            <text:p>143205.340781591</text:p>
          </table:table-cell>
          <table:table-cell table:formula="of:=ROUND([.D1161])" office:value-type="float" office:value="143205">
            <text:p>143205</text:p>
          </table:table-cell>
          <table:table-cell table:formula="of:=([.$C$8]-([.E1161]*[.$C$4]))" office:value-type="float" office:value="51.33103125">
            <text:p>51.33103125</text:p>
          </table:table-cell>
          <table:table-cell table:style-name="ce6" table:formula="of:=SQRT(ABS([.$D$2]^2-[.F1161]^2))" office:value-type="float" office:value="156.812388639455">
            <text:p>156.8123886395</text:p>
          </table:table-cell>
          <table:table-cell table:formula="of:=ABS([.B1161]-[.G1161])" office:value-type="float" office:value="15.9876113605485">
            <text:p>15.9876113605</text:p>
          </table:table-cell>
          <table:table-cell table:number-columns-repeated="7"/>
        </table:table-row>
        <table:table-row table:style-name="ro4">
          <table:table-cell table:formula="of:=[.A1161]+[.A$4]" office:value-type="float" office:value="345.900000000007">
            <text:p>345.9</text:p>
          </table:table-cell>
          <table:table-cell table:formula="of:=[.A1162]/([.$D$4]*2)" office:value-type="float" office:value="172.950000000004">
            <text:p>172.95</text:p>
          </table:table-cell>
          <table:table-cell table:formula="of:=SQRT(ABS([.$D$2]^2-[.B1162]^2))" office:value-type="float" office:value="51.8334110396111">
            <text:p>51.8334110396</text:p>
          </table:table-cell>
          <table:table-cell table:formula="of:=([.$C$10]-[.C1162])*[.$B$4]" office:value-type="float" office:value="142571.994681646">
            <text:p>142571.994681646</text:p>
          </table:table-cell>
          <table:table-cell table:formula="of:=ROUND([.D1162])" office:value-type="float" office:value="142572">
            <text:p>142572</text:p>
          </table:table-cell>
          <table:table-cell table:formula="of:=([.$C$8]-([.E1162]*[.$C$4]))" office:value-type="float" office:value="51.833475">
            <text:p>51.833475</text:p>
          </table:table-cell>
          <table:table-cell table:style-name="ce6" table:formula="of:=SQRT(ABS([.$D$2]^2-[.F1162]^2))" office:value-type="float" office:value="156.647026366364">
            <text:p>156.6470263664</text:p>
          </table:table-cell>
          <table:table-cell table:formula="of:=ABS([.B1162]-[.G1162])" office:value-type="float" office:value="16.3029736336396">
            <text:p>16.3029736336</text:p>
          </table:table-cell>
          <table:table-cell table:number-columns-repeated="7"/>
        </table:table-row>
        <table:table-row table:style-name="ro4">
          <table:table-cell table:formula="of:=[.A1162]+[.A$4]" office:value-type="float" office:value="346.200000000007">
            <text:p>346.2</text:p>
          </table:table-cell>
          <table:table-cell table:formula="of:=[.A1163]/([.$D$4]*2)" office:value-type="float" office:value="173.100000000004">
            <text:p>173.1</text:p>
          </table:table-cell>
          <table:table-cell table:formula="of:=SQRT(ABS([.$D$2]^2-[.B1163]^2))" office:value-type="float" office:value="52.3317303363961">
            <text:p>52.3317303364</text:p>
          </table:table-cell>
          <table:table-cell table:formula="of:=([.$C$10]-[.C1163])*[.$B$4]" office:value-type="float" office:value="141944.190843177">
            <text:p>141944.190843177</text:p>
          </table:table-cell>
          <table:table-cell table:formula="of:=ROUND([.D1163])" office:value-type="float" office:value="141944">
            <text:p>141944</text:p>
          </table:table-cell>
          <table:table-cell table:formula="of:=([.$C$8]-([.E1163]*[.$C$4]))" office:value-type="float" office:value="52.33195">
            <text:p>52.33195</text:p>
          </table:table-cell>
          <table:table-cell table:style-name="ce6" table:formula="of:=SQRT(ABS([.$D$2]^2-[.F1163]^2))" office:value-type="float" office:value="156.481203373432">
            <text:p>156.4812033734</text:p>
          </table:table-cell>
          <table:table-cell table:formula="of:=ABS([.B1163]-[.G1163])" office:value-type="float" office:value="16.6187966265713">
            <text:p>16.6187966266</text:p>
          </table:table-cell>
          <table:table-cell table:number-columns-repeated="7"/>
        </table:table-row>
        <table:table-row table:style-name="ro4">
          <table:table-cell table:formula="of:=[.A1163]+[.A$4]" office:value-type="float" office:value="346.500000000007">
            <text:p>346.5</text:p>
          </table:table-cell>
          <table:table-cell table:formula="of:=[.A1164]/([.$D$4]*2)" office:value-type="float" office:value="173.250000000004">
            <text:p>173.25</text:p>
          </table:table-cell>
          <table:table-cell table:formula="of:=SQRT(ABS([.$D$2]^2-[.B1164]^2))" office:value-type="float" office:value="52.8257749588331">
            <text:p>52.8257749588</text:p>
          </table:table-cell>
          <table:table-cell table:formula="of:=([.$C$10]-[.C1164])*[.$B$4]" office:value-type="float" office:value="141321.772421209">
            <text:p>141321.772421209</text:p>
          </table:table-cell>
          <table:table-cell table:formula="of:=ROUND([.D1164])" office:value-type="float" office:value="141322">
            <text:p>141322</text:p>
          </table:table-cell>
          <table:table-cell table:formula="of:=([.$C$8]-([.E1164]*[.$C$4]))" office:value-type="float" office:value="52.8256625">
            <text:p>52.8256625</text:p>
          </table:table-cell>
          <table:table-cell table:style-name="ce6" table:formula="of:=SQRT(ABS([.$D$2]^2-[.F1164]^2))" office:value-type="float" office:value="156.315224407081">
            <text:p>156.3152244071</text:p>
          </table:table-cell>
          <table:table-cell table:formula="of:=ABS([.B1164]-[.G1164])" office:value-type="float" office:value="16.9347755929227">
            <text:p>16.9347755929</text:p>
          </table:table-cell>
          <table:table-cell table:number-columns-repeated="7"/>
        </table:table-row>
        <table:table-row table:style-name="ro4">
          <table:table-cell table:formula="of:=[.A1164]+[.A$4]" office:value-type="float" office:value="346.800000000007">
            <text:p>346.8</text:p>
          </table:table-cell>
          <table:table-cell table:formula="of:=[.A1165]/([.$D$4]*2)" office:value-type="float" office:value="173.400000000004">
            <text:p>173.4</text:p>
          </table:table-cell>
          <table:table-cell table:formula="of:=SQRT(ABS([.$D$2]^2-[.B1165]^2))" office:value-type="float" office:value="53.3156637396674">
            <text:p>53.3156637397</text:p>
          </table:table-cell>
          <table:table-cell table:formula="of:=([.$C$10]-[.C1165])*[.$B$4]" office:value-type="float" office:value="140704.589705197">
            <text:p>140704.589705197</text:p>
          </table:table-cell>
          <table:table-cell table:formula="of:=ROUND([.D1165])" office:value-type="float" office:value="140705">
            <text:p>140705</text:p>
          </table:table-cell>
          <table:table-cell table:formula="of:=([.$C$8]-([.E1165]*[.$C$4]))" office:value-type="float" office:value="53.31540625">
            <text:p>53.31540625</text:p>
          </table:table-cell>
          <table:table-cell table:style-name="ce6" table:formula="of:=SQRT(ABS([.$D$2]^2-[.F1165]^2))" office:value-type="float" office:value="156.148863128738">
            <text:p>156.1488631287</text:p>
          </table:table-cell>
          <table:table-cell table:formula="of:=ABS([.B1165]-[.G1165])" office:value-type="float" office:value="17.2511368712654">
            <text:p>17.2511368713</text:p>
          </table:table-cell>
          <table:table-cell table:number-columns-repeated="7"/>
        </table:table-row>
        <table:table-row table:style-name="ro4">
          <table:table-cell table:formula="of:=[.A1165]+[.A$4]" office:value-type="float" office:value="347.100000000007">
            <text:p>347.1</text:p>
          </table:table-cell>
          <table:table-cell table:formula="of:=[.A1166]/([.$D$4]*2)" office:value-type="float" office:value="173.550000000004">
            <text:p>173.55</text:p>
          </table:table-cell>
          <table:table-cell table:formula="of:=SQRT(ABS([.$D$2]^2-[.B1166]^2))" office:value-type="float" office:value="53.8015102018641">
            <text:p>53.8015102019</text:p>
          </table:table-cell>
          <table:table-cell table:formula="of:=([.$C$10]-[.C1166])*[.$B$4]" office:value-type="float" office:value="140092.499674083">
            <text:p>140092.499674083</text:p>
          </table:table-cell>
          <table:table-cell table:formula="of:=ROUND([.D1166])" office:value-type="float" office:value="140092">
            <text:p>140092</text:p>
          </table:table-cell>
          <table:table-cell table:formula="of:=([.$C$8]-([.E1166]*[.$C$4]))" office:value-type="float" office:value="53.801975">
            <text:p>53.801975</text:p>
          </table:table-cell>
          <table:table-cell table:style-name="ce6" table:formula="of:=SQRT(ABS([.$D$2]^2-[.F1166]^2))" office:value-type="float" office:value="155.981881916136">
            <text:p>155.9818819161</text:p>
          </table:table-cell>
          <table:table-cell table:formula="of:=ABS([.B1166]-[.G1166])" office:value-type="float" office:value="17.5681180838678">
            <text:p>17.5681180839</text:p>
          </table:table-cell>
          <table:table-cell table:number-columns-repeated="7"/>
        </table:table-row>
        <table:table-row table:style-name="ro4">
          <table:table-cell table:formula="of:=[.A1166]+[.A$4]" office:value-type="float" office:value="347.400000000007">
            <text:p>347.4</text:p>
          </table:table-cell>
          <table:table-cell table:formula="of:=[.A1167]/([.$D$4]*2)" office:value-type="float" office:value="173.700000000004">
            <text:p>173.7</text:p>
          </table:table-cell>
          <table:table-cell table:formula="of:=SQRT(ABS([.$D$2]^2-[.B1167]^2))" office:value-type="float" office:value="54.2834228839826">
            <text:p>54.283422884</text:p>
          </table:table-cell>
          <table:table-cell table:formula="of:=([.$C$10]-[.C1167])*[.$B$4]" office:value-type="float" office:value="139485.365586375">
            <text:p>139485.365586375</text:p>
          </table:table-cell>
          <table:table-cell table:formula="of:=ROUND([.D1167])" office:value-type="float" office:value="139485">
            <text:p>139485</text:p>
          </table:table-cell>
          <table:table-cell table:formula="of:=([.$C$8]-([.E1167]*[.$C$4]))" office:value-type="float" office:value="54.28378125">
            <text:p>54.28378125</text:p>
          </table:table-cell>
          <table:table-cell table:style-name="ce6" table:formula="of:=SQRT(ABS([.$D$2]^2-[.F1167]^2))" office:value-type="float" office:value="155.81486159286">
            <text:p>155.8148615929</text:p>
          </table:table-cell>
          <table:table-cell table:formula="of:=ABS([.B1167]-[.G1167])" office:value-type="float" office:value="17.8851384071436">
            <text:p>17.8851384071</text:p>
          </table:table-cell>
          <table:table-cell table:number-columns-repeated="7"/>
        </table:table-row>
        <table:table-row table:style-name="ro4">
          <table:table-cell table:formula="of:=[.A1167]+[.A$4]" office:value-type="float" office:value="347.700000000007">
            <text:p>347.7</text:p>
          </table:table-cell>
          <table:table-cell table:formula="of:=[.A1168]/([.$D$4]*2)" office:value-type="float" office:value="173.850000000004">
            <text:p>173.85</text:p>
          </table:table-cell>
          <table:table-cell table:formula="of:=SQRT(ABS([.$D$2]^2-[.B1168]^2))" office:value-type="float" office:value="54.7615056403793">
            <text:p>54.7615056404</text:p>
          </table:table-cell>
          <table:table-cell table:formula="of:=([.$C$10]-[.C1168])*[.$B$4]" office:value-type="float" office:value="138883.056601938">
            <text:p>138883.056601938</text:p>
          </table:table-cell>
          <table:table-cell table:formula="of:=ROUND([.D1168])" office:value-type="float" office:value="138883">
            <text:p>138883</text:p>
          </table:table-cell>
          <table:table-cell table:formula="of:=([.$C$8]-([.E1168]*[.$C$4]))" office:value-type="float" office:value="54.76161875">
            <text:p>54.76161875</text:p>
          </table:table-cell>
          <table:table-cell table:style-name="ce6" table:formula="of:=SQRT(ABS([.$D$2]^2-[.F1168]^2))" office:value-type="float" office:value="155.647566996338">
            <text:p>155.6475669963</text:p>
          </table:table-cell>
          <table:table-cell table:formula="of:=ABS([.B1168]-[.G1168])" office:value-type="float" office:value="18.2024330036653">
            <text:p>18.2024330037</text:p>
          </table:table-cell>
          <table:table-cell table:number-columns-repeated="7"/>
        </table:table-row>
        <table:table-row table:style-name="ro4">
          <table:table-cell table:formula="of:=[.A1168]+[.A$4]" office:value-type="float" office:value="348.000000000007">
            <text:p>348</text:p>
          </table:table-cell>
          <table:table-cell table:formula="of:=[.A1169]/([.$D$4]*2)" office:value-type="float" office:value="174.000000000004">
            <text:p>174</text:p>
          </table:table-cell>
          <table:table-cell table:formula="of:=SQRT(ABS([.$D$2]^2-[.B1169]^2))" office:value-type="float" office:value="55.2358579185776">
            <text:p>55.2358579186</text:p>
          </table:table-cell>
          <table:table-cell table:formula="of:=([.$C$10]-[.C1169])*[.$B$4]" office:value-type="float" office:value="138285.447432554">
            <text:p>138285.447432554</text:p>
          </table:table-cell>
          <table:table-cell table:formula="of:=ROUND([.D1169])" office:value-type="float" office:value="138285">
            <text:p>138285</text:p>
          </table:table-cell>
          <table:table-cell table:formula="of:=([.$C$8]-([.E1169]*[.$C$4]))" office:value-type="float" office:value="55.23628125">
            <text:p>55.23628125</text:p>
          </table:table-cell>
          <table:table-cell table:style-name="ce6" table:formula="of:=SQRT(ABS([.$D$2]^2-[.F1169]^2))" office:value-type="float" office:value="155.47975184464">
            <text:p>155.4797518446</text:p>
          </table:table-cell>
          <table:table-cell table:formula="of:=ABS([.B1169]-[.G1169])" office:value-type="float" office:value="18.5202481553635">
            <text:p>18.5202481554</text:p>
          </table:table-cell>
          <table:table-cell table:number-columns-repeated="7"/>
        </table:table-row>
        <table:table-row table:style-name="ro4">
          <table:table-cell table:formula="of:=[.A1169]+[.A$4]" office:value-type="float" office:value="348.300000000007">
            <text:p>348.3</text:p>
          </table:table-cell>
          <table:table-cell table:formula="of:=[.A1170]/([.$D$4]*2)" office:value-type="float" office:value="174.150000000004">
            <text:p>174.15</text:p>
          </table:table-cell>
          <table:table-cell table:formula="of:=SQRT(ABS([.$D$2]^2-[.B1170]^2))" office:value-type="float" office:value="55.7065750158929">
            <text:p>55.7065750159</text:p>
          </table:table-cell>
          <table:table-cell table:formula="of:=([.$C$10]-[.C1170])*[.$B$4]" office:value-type="float" office:value="137692.418018614">
            <text:p>137692.418018614</text:p>
          </table:table-cell>
          <table:table-cell table:formula="of:=ROUND([.D1170])" office:value-type="float" office:value="137692">
            <text:p>137692</text:p>
          </table:table-cell>
          <table:table-cell table:formula="of:=([.$C$8]-([.E1170]*[.$C$4]))" office:value-type="float" office:value="55.706975">
            <text:p>55.706975</text:p>
          </table:table-cell>
          <table:table-cell table:style-name="ce6" table:formula="of:=SQRT(ABS([.$D$2]^2-[.F1170]^2))" office:value-type="float" office:value="155.311728263996">
            <text:p>155.311728264</text:p>
          </table:table-cell>
          <table:table-cell table:formula="of:=ABS([.B1170]-[.G1170])" office:value-type="float" office:value="18.8382717360076">
            <text:p>18.838271736</text:p>
          </table:table-cell>
          <table:table-cell table:number-columns-repeated="7"/>
        </table:table-row>
        <table:table-row table:style-name="ro4">
          <table:table-cell table:formula="of:=[.A1170]+[.A$4]" office:value-type="float" office:value="348.600000000007">
            <text:p>348.6</text:p>
          </table:table-cell>
          <table:table-cell table:formula="of:=[.A1171]/([.$D$4]*2)" office:value-type="float" office:value="174.300000000004">
            <text:p>174.3</text:p>
          </table:table-cell>
          <table:table-cell table:formula="of:=SQRT(ABS([.$D$2]^2-[.B1171]^2))" office:value-type="float" office:value="56.1737483171748">
            <text:p>56.1737483172</text:p>
          </table:table-cell>
          <table:table-cell table:formula="of:=([.$C$10]-[.C1171])*[.$B$4]" office:value-type="float" office:value="137103.853229597">
            <text:p>137103.853229597</text:p>
          </table:table-cell>
          <table:table-cell table:formula="of:=ROUND([.D1171])" office:value-type="float" office:value="137104">
            <text:p>137104</text:p>
          </table:table-cell>
          <table:table-cell table:formula="of:=([.$C$8]-([.E1171]*[.$C$4]))" office:value-type="float" office:value="56.1737">
            <text:p>56.1737</text:p>
          </table:table-cell>
          <table:table-cell table:style-name="ce6" table:formula="of:=SQRT(ABS([.$D$2]^2-[.F1171]^2))" office:value-type="float" office:value="155.143531699875">
            <text:p>155.1435316999</text:p>
          </table:table-cell>
          <table:table-cell table:formula="of:=ABS([.B1171]-[.G1171])" office:value-type="float" office:value="19.1564683001291">
            <text:p>19.1564683001</text:p>
          </table:table-cell>
          <table:table-cell table:number-columns-repeated="7"/>
        </table:table-row>
        <table:table-row table:style-name="ro4">
          <table:table-cell table:formula="of:=[.A1171]+[.A$4]" office:value-type="float" office:value="348.900000000007">
            <text:p>348.9</text:p>
          </table:table-cell>
          <table:table-cell table:formula="of:=[.A1172]/([.$D$4]*2)" office:value-type="float" office:value="174.450000000004">
            <text:p>174.45</text:p>
          </table:table-cell>
          <table:table-cell table:formula="of:=SQRT(ABS([.$D$2]^2-[.B1172]^2))" office:value-type="float" office:value="56.6374655153398">
            <text:p>56.6374655153</text:p>
          </table:table-cell>
          <table:table-cell table:formula="of:=([.$C$10]-[.C1172])*[.$B$4]" office:value-type="float" office:value="136519.64258624">
            <text:p>136519.64258624</text:p>
          </table:table-cell>
          <table:table-cell table:formula="of:=ROUND([.D1172])" office:value-type="float" office:value="136520">
            <text:p>136520</text:p>
          </table:table-cell>
          <table:table-cell table:formula="of:=([.$C$8]-([.E1172]*[.$C$4]))" office:value-type="float" office:value="56.63725">
            <text:p>56.63725</text:p>
          </table:table-cell>
          <table:table-cell table:style-name="ce6" table:formula="of:=SQRT(ABS([.$D$2]^2-[.F1172]^2))" office:value-type="float" office:value="154.974907363862">
            <text:p>154.9749073639</text:p>
          </table:table-cell>
          <table:table-cell table:formula="of:=ABS([.B1172]-[.G1172])" office:value-type="float" office:value="19.4750926361421">
            <text:p>19.4750926361</text:p>
          </table:table-cell>
          <table:table-cell table:number-columns-repeated="7"/>
        </table:table-row>
        <table:table-row table:style-name="ro4">
          <table:table-cell table:formula="of:=[.A1172]+[.A$4]" office:value-type="float" office:value="349.200000000007">
            <text:p>349.2</text:p>
          </table:table-cell>
          <table:table-cell table:formula="of:=[.A1173]/([.$D$4]*2)" office:value-type="float" office:value="174.600000000004">
            <text:p>174.6</text:p>
          </table:table-cell>
          <table:table-cell table:formula="of:=SQRT(ABS([.$D$2]^2-[.B1173]^2))" office:value-type="float" office:value="57.097810816189">
            <text:p>57.0978108162</text:p>
          </table:table-cell>
          <table:table-cell table:formula="of:=([.$C$10]-[.C1173])*[.$B$4]" office:value-type="float" office:value="135939.680002493">
            <text:p>135939.680002493</text:p>
          </table:table-cell>
          <table:table-cell table:formula="of:=ROUND([.D1173])" office:value-type="float" office:value="135940">
            <text:p>135940</text:p>
          </table:table-cell>
          <table:table-cell table:formula="of:=([.$C$8]-([.E1173]*[.$C$4]))" office:value-type="float" office:value="57.097625">
            <text:p>57.097625</text:p>
          </table:table-cell>
          <table:table-cell table:style-name="ce6" table:formula="of:=SQRT(ABS([.$D$2]^2-[.F1173]^2))" office:value-type="float" office:value="154.805882379706">
            <text:p>154.8058823797</text:p>
          </table:table-cell>
          <table:table-cell table:formula="of:=ABS([.B1173]-[.G1173])" office:value-type="float" office:value="19.7941176202977">
            <text:p>19.7941176203</text:p>
          </table:table-cell>
          <table:table-cell table:number-columns-repeated="7"/>
        </table:table-row>
        <table:table-row table:style-name="ro4">
          <table:table-cell table:formula="of:=[.A1173]+[.A$4]" office:value-type="float" office:value="349.500000000008">
            <text:p>349.5</text:p>
          </table:table-cell>
          <table:table-cell table:formula="of:=[.A1174]/([.$D$4]*2)" office:value-type="float" office:value="174.750000000004">
            <text:p>174.75</text:p>
          </table:table-cell>
          <table:table-cell table:formula="of:=SQRT(ABS([.$D$2]^2-[.B1174]^2))" office:value-type="float" office:value="57.5548651288604">
            <text:p>57.5548651289</text:p>
          </table:table-cell>
          <table:table-cell table:formula="of:=([.$C$10]-[.C1174])*[.$B$4]" office:value-type="float" office:value="135363.863545584">
            <text:p>135363.863545584</text:p>
          </table:table-cell>
          <table:table-cell table:formula="of:=ROUND([.D1174])" office:value-type="float" office:value="135364">
            <text:p>135364</text:p>
          </table:table-cell>
          <table:table-cell table:formula="of:=([.$C$8]-([.E1174]*[.$C$4]))" office:value-type="float" office:value="57.554825">
            <text:p>57.554825</text:p>
          </table:table-cell>
          <table:table-cell table:style-name="ce6" table:formula="of:=SQRT(ABS([.$D$2]^2-[.F1174]^2))" office:value-type="float" office:value="154.63648379092">
            <text:p>154.6364837909</text:p>
          </table:table-cell>
          <table:table-cell table:formula="of:=ABS([.B1174]-[.G1174])" office:value-type="float" office:value="20.1135162090841">
            <text:p>20.1135162091</text:p>
          </table:table-cell>
          <table:table-cell table:number-columns-repeated="7"/>
        </table:table-row>
        <table:table-row table:style-name="ro4">
          <table:table-cell table:formula="of:=[.A1174]+[.A$4]" office:value-type="float" office:value="349.800000000008">
            <text:p>349.8</text:p>
          </table:table-cell>
          <table:table-cell table:formula="of:=[.A1175]/([.$D$4]*2)" office:value-type="float" office:value="174.900000000004">
            <text:p>174.9</text:p>
          </table:table-cell>
          <table:table-cell table:formula="of:=SQRT(ABS([.$D$2]^2-[.B1175]^2))" office:value-type="float" office:value="58.0087062431263">
            <text:p>58.0087062431</text:p>
          </table:table-cell>
          <table:table-cell table:formula="of:=([.$C$10]-[.C1175])*[.$B$4]" office:value-type="float" office:value="134792.095212651">
            <text:p>134792.095212651</text:p>
          </table:table-cell>
          <table:table-cell table:formula="of:=ROUND([.D1175])" office:value-type="float" office:value="134792">
            <text:p>134792</text:p>
          </table:table-cell>
          <table:table-cell table:formula="of:=([.$C$8]-([.E1175]*[.$C$4]))" office:value-type="float" office:value="58.00885">
            <text:p>58.00885</text:p>
          </table:table-cell>
          <table:table-cell table:style-name="ce6" table:formula="of:=SQRT(ABS([.$D$2]^2-[.F1175]^2))" office:value-type="float" office:value="154.466738561017">
            <text:p>154.466738561</text:p>
          </table:table-cell>
          <table:table-cell table:formula="of:=ABS([.B1175]-[.G1175])" office:value-type="float" office:value="20.433261438987">
            <text:p>20.433261439</text:p>
          </table:table-cell>
          <table:table-cell table:number-columns-repeated="7"/>
        </table:table-row>
        <table:table-row table:style-name="ro4">
          <table:table-cell table:formula="of:=[.A1175]+[.A$4]" office:value-type="float" office:value="350.100000000008">
            <text:p>350.1</text:p>
          </table:table-cell>
          <table:table-cell table:formula="of:=[.A1176]/([.$D$4]*2)" office:value-type="float" office:value="175.050000000004">
            <text:p>175.05</text:p>
          </table:table-cell>
          <table:table-cell table:formula="of:=SQRT(ABS([.$D$2]^2-[.B1176]^2))" office:value-type="float" office:value="58.4594089946291">
            <text:p>58.4594089946</text:p>
          </table:table-cell>
          <table:table-cell table:formula="of:=([.$C$10]-[.C1176])*[.$B$4]" office:value-type="float" office:value="134224.280722568">
            <text:p>134224.280722568</text:p>
          </table:table-cell>
          <table:table-cell table:formula="of:=ROUND([.D1176])" office:value-type="float" office:value="134224">
            <text:p>134224</text:p>
          </table:table-cell>
          <table:table-cell table:formula="of:=([.$C$8]-([.E1176]*[.$C$4]))" office:value-type="float" office:value="58.4597">
            <text:p>58.4597</text:p>
          </table:table-cell>
          <table:table-cell table:style-name="ce6" table:formula="of:=SQRT(ABS([.$D$2]^2-[.F1176]^2))" office:value-type="float" office:value="154.296673573703">
            <text:p>154.2966735737</text:p>
          </table:table-cell>
          <table:table-cell table:formula="of:=ABS([.B1176]-[.G1176])" office:value-type="float" office:value="20.7533264263003">
            <text:p>20.7533264263</text:p>
          </table:table-cell>
          <table:table-cell table:number-columns-repeated="7"/>
        </table:table-row>
        <table:table-row table:style-name="ro4">
          <table:table-cell table:formula="of:=[.A1176]+[.A$4]" office:value-type="float" office:value="350.400000000008">
            <text:p>350.4</text:p>
          </table:table-cell>
          <table:table-cell table:formula="of:=[.A1177]/([.$D$4]*2)" office:value-type="float" office:value="175.200000000004">
            <text:p>175.2</text:p>
          </table:table-cell>
          <table:table-cell table:formula="of:=SQRT(ABS([.$D$2]^2-[.B1177]^2))" office:value-type="float" office:value="58.9070454190441">
            <text:p>58.907045419</text:p>
          </table:table-cell>
          <table:table-cell table:formula="of:=([.$C$10]-[.C1177])*[.$B$4]" office:value-type="float" office:value="133660.329321731">
            <text:p>133660.329321731</text:p>
          </table:table-cell>
          <table:table-cell table:formula="of:=ROUND([.D1177])" office:value-type="float" office:value="133660">
            <text:p>133660</text:p>
          </table:table-cell>
          <table:table-cell table:formula="of:=([.$C$8]-([.E1177]*[.$C$4]))" office:value-type="float" office:value="58.907375">
            <text:p>58.907375</text:p>
          </table:table-cell>
          <table:table-cell table:style-name="ce6" table:formula="of:=SQRT(ABS([.$D$2]^2-[.F1177]^2))" office:value-type="float" office:value="154.12631563302">
            <text:p>154.126315633</text:p>
          </table:table-cell>
          <table:table-cell table:formula="of:=ABS([.B1177]-[.G1177])" office:value-type="float" office:value="21.0736843669835">
            <text:p>21.073684367</text:p>
          </table:table-cell>
          <table:table-cell table:number-columns-repeated="7"/>
        </table:table-row>
        <table:table-row table:style-name="ro4">
          <table:table-cell table:formula="of:=[.A1177]+[.A$4]" office:value-type="float" office:value="350.700000000008">
            <text:p>350.7</text:p>
          </table:table-cell>
          <table:table-cell table:formula="of:=[.A1178]/([.$D$4]*2)" office:value-type="float" office:value="175.350000000004">
            <text:p>175.35</text:p>
          </table:table-cell>
          <table:table-cell table:formula="of:=SQRT(ABS([.$D$2]^2-[.B1178]^2))" office:value-type="float" office:value="59.3516848960611">
            <text:p>59.3516848961</text:p>
          </table:table-cell>
          <table:table-cell table:formula="of:=([.$C$10]-[.C1178])*[.$B$4]" office:value-type="float" office:value="133100.153602654">
            <text:p>133100.153602654</text:p>
          </table:table-cell>
          <table:table-cell table:formula="of:=ROUND([.D1178])" office:value-type="float" office:value="133100">
            <text:p>133100</text:p>
          </table:table-cell>
          <table:table-cell table:formula="of:=([.$C$8]-([.E1178]*[.$C$4]))" office:value-type="float" office:value="59.351875">
            <text:p>59.351875</text:p>
          </table:table-cell>
          <table:table-cell table:style-name="ce6" table:formula="of:=SQRT(ABS([.$D$2]^2-[.F1178]^2))" office:value-type="float" office:value="153.955691463435">
            <text:p>153.9556914634</text:p>
          </table:table-cell>
          <table:table-cell table:formula="of:=ABS([.B1178]-[.G1178])" office:value-type="float" office:value="21.3943085365688">
            <text:p>21.3943085366</text:p>
          </table:table-cell>
          <table:table-cell table:number-columns-repeated="7"/>
        </table:table-row>
        <table:table-row table:style-name="ro4">
          <table:table-cell table:formula="of:=[.A1178]+[.A$4]" office:value-type="float" office:value="351.000000000008">
            <text:p>351</text:p>
          </table:table-cell>
          <table:table-cell table:formula="of:=[.A1179]/([.$D$4]*2)" office:value-type="float" office:value="175.500000000004">
            <text:p>175.5</text:p>
          </table:table-cell>
          <table:table-cell table:formula="of:=SQRT(ABS([.$D$2]^2-[.B1179]^2))" office:value-type="float" office:value="59.7933942839954">
            <text:p>59.793394284</text:p>
          </table:table-cell>
          <table:table-cell table:formula="of:=([.$C$10]-[.C1179])*[.$B$4]" office:value-type="float" office:value="132543.66933439">
            <text:p>132543.66933439</text:p>
          </table:table-cell>
          <table:table-cell table:formula="of:=ROUND([.D1179])" office:value-type="float" office:value="132544">
            <text:p>132544</text:p>
          </table:table-cell>
          <table:table-cell table:formula="of:=([.$C$8]-([.E1179]*[.$C$4]))" office:value-type="float" office:value="59.7932">
            <text:p>59.7932</text:p>
          </table:table-cell>
          <table:table-cell table:style-name="ce6" table:formula="of:=SQRT(ABS([.$D$2]^2-[.F1179]^2))" office:value-type="float" office:value="153.784827709888">
            <text:p>153.7848277099</text:p>
          </table:table-cell>
          <table:table-cell table:formula="of:=ABS([.B1179]-[.G1179])" office:value-type="float" office:value="21.7151722901156">
            <text:p>21.7151722901</text:p>
          </table:table-cell>
          <table:table-cell table:number-columns-repeated="7"/>
        </table:table-row>
        <table:table-row table:style-name="ro4">
          <table:table-cell table:formula="of:=[.A1179]+[.A$4]" office:value-type="float" office:value="351.300000000008">
            <text:p>351.3</text:p>
          </table:table-cell>
          <table:table-cell table:formula="of:=[.A1180]/([.$D$4]*2)" office:value-type="float" office:value="175.650000000004">
            <text:p>175.65</text:p>
          </table:table-cell>
          <table:table-cell table:formula="of:=SQRT(ABS([.$D$2]^2-[.B1180]^2))" office:value-type="float" office:value="60.2322380457619">
            <text:p>60.2322380458</text:p>
          </table:table-cell>
          <table:table-cell table:formula="of:=([.$C$10]-[.C1180])*[.$B$4]" office:value-type="float" office:value="131990.795303818">
            <text:p>131990.795303818</text:p>
          </table:table-cell>
          <table:table-cell table:formula="of:=ROUND([.D1180])" office:value-type="float" office:value="131991">
            <text:p>131991</text:p>
          </table:table-cell>
          <table:table-cell table:formula="of:=([.$C$8]-([.E1180]*[.$C$4]))" office:value-type="float" office:value="60.23214375">
            <text:p>60.23214375</text:p>
          </table:table-cell>
          <table:table-cell table:style-name="ce6" table:formula="of:=SQRT(ABS([.$D$2]^2-[.F1180]^2))" office:value-type="float" office:value="153.613439709159">
            <text:p>153.6134397092</text:p>
          </table:table-cell>
          <table:table-cell table:formula="of:=ABS([.B1180]-[.G1180])" office:value-type="float" office:value="22.0365602908451">
            <text:p>22.0365602908</text:p>
          </table:table-cell>
          <table:table-cell table:number-columns-repeated="7"/>
        </table:table-row>
        <table:table-row table:style-name="ro4">
          <table:table-cell table:formula="of:=[.A1180]+[.A$4]" office:value-type="float" office:value="351.600000000008">
            <text:p>351.6</text:p>
          </table:table-cell>
          <table:table-cell table:formula="of:=[.A1181]/([.$D$4]*2)" office:value-type="float" office:value="175.800000000004">
            <text:p>175.8</text:p>
          </table:table-cell>
          <table:table-cell table:formula="of:=SQRT(ABS([.$D$2]^2-[.B1181]^2))" office:value-type="float" office:value="60.6682783668808">
            <text:p>60.6682783669</text:p>
          </table:table-cell>
          <table:table-cell table:formula="of:=([.$C$10]-[.C1181])*[.$B$4]" office:value-type="float" office:value="131441.453166976">
            <text:p>131441.453166976</text:p>
          </table:table-cell>
          <table:table-cell table:formula="of:=ROUND([.D1181])" office:value-type="float" office:value="131441">
            <text:p>131441</text:p>
          </table:table-cell>
          <table:table-cell table:formula="of:=([.$C$8]-([.E1181]*[.$C$4]))" office:value-type="float" office:value="60.66870625">
            <text:p>60.66870625</text:p>
          </table:table-cell>
          <table:table-cell table:style-name="ce6" table:formula="of:=SQRT(ABS([.$D$2]^2-[.F1181]^2))" office:value-type="float" office:value="153.441546140383">
            <text:p>153.4415461404</text:p>
          </table:table-cell>
          <table:table-cell table:formula="of:=ABS([.B1181]-[.G1181])" office:value-type="float" office:value="22.358453859621">
            <text:p>22.3584538596</text:p>
          </table:table-cell>
          <table:table-cell table:number-columns-repeated="7"/>
        </table:table-row>
        <table:table-row table:style-name="ro4">
          <table:table-cell table:formula="of:=[.A1181]+[.A$4]" office:value-type="float" office:value="351.900000000008">
            <text:p>351.9</text:p>
          </table:table-cell>
          <table:table-cell table:formula="of:=[.A1182]/([.$D$4]*2)" office:value-type="float" office:value="175.950000000004">
            <text:p>175.95</text:p>
          </table:table-cell>
          <table:table-cell table:formula="of:=SQRT(ABS([.$D$2]^2-[.B1182]^2))" office:value-type="float" office:value="61.1015752661201">
            <text:p>61.1015752661</text:p>
          </table:table-cell>
          <table:table-cell table:formula="of:=([.$C$10]-[.C1182])*[.$B$4]" office:value-type="float" office:value="130895.567309666">
            <text:p>130895.567309666</text:p>
          </table:table-cell>
          <table:table-cell table:formula="of:=ROUND([.D1182])" office:value-type="float" office:value="130896">
            <text:p>130896</text:p>
          </table:table-cell>
          <table:table-cell table:formula="of:=([.$C$8]-([.E1182]*[.$C$4]))" office:value-type="float" office:value="61.1013">
            <text:p>61.1013</text:p>
          </table:table-cell>
          <table:table-cell table:style-name="ce6" table:formula="of:=SQRT(ABS([.$D$2]^2-[.F1182]^2))" office:value-type="float" office:value="153.269798519832">
            <text:p>153.2697985198</text:p>
          </table:table-cell>
          <table:table-cell table:formula="of:=ABS([.B1182]-[.G1182])" office:value-type="float" office:value="22.6802014801715">
            <text:p>22.6802014802</text:p>
          </table:table-cell>
          <table:table-cell table:number-columns-repeated="7"/>
        </table:table-row>
        <table:table-row table:style-name="ro4">
          <table:table-cell table:formula="of:=[.A1182]+[.A$4]" office:value-type="float" office:value="352.200000000008">
            <text:p>352.2</text:p>
          </table:table-cell>
          <table:table-cell table:formula="of:=[.A1183]/([.$D$4]*2)" office:value-type="float" office:value="176.100000000004">
            <text:p>176.1</text:p>
          </table:table-cell>
          <table:table-cell table:formula="of:=SQRT(ABS([.$D$2]^2-[.B1183]^2))" office:value-type="float" office:value="61.5321866993311">
            <text:p>61.5321866993</text:p>
          </table:table-cell>
          <table:table-cell table:formula="of:=([.$C$10]-[.C1183])*[.$B$4]" office:value-type="float" office:value="130353.064716645">
            <text:p>130353.064716645</text:p>
          </table:table-cell>
          <table:table-cell table:formula="of:=ROUND([.D1183])" office:value-type="float" office:value="130353">
            <text:p>130353</text:p>
          </table:table-cell>
          <table:table-cell table:formula="of:=([.$C$8]-([.E1183]*[.$C$4]))" office:value-type="float" office:value="61.53230625">
            <text:p>61.53230625</text:p>
          </table:table-cell>
          <table:table-cell table:style-name="ce6" table:formula="of:=SQRT(ABS([.$D$2]^2-[.F1183]^2))" office:value-type="float" office:value="153.09727393901">
            <text:p>153.097273939</text:p>
          </table:table-cell>
          <table:table-cell table:formula="of:=ABS([.B1183]-[.G1183])" office:value-type="float" office:value="23.002726060994">
            <text:p>23.002726061</text:p>
          </table:table-cell>
          <table:table-cell table:number-columns-repeated="7"/>
        </table:table-row>
        <table:table-row table:style-name="ro4">
          <table:table-cell table:formula="of:=[.A1183]+[.A$4]" office:value-type="float" office:value="352.500000000008">
            <text:p>352.5</text:p>
          </table:table-cell>
          <table:table-cell table:formula="of:=[.A1184]/([.$D$4]*2)" office:value-type="float" office:value="176.250000000004">
            <text:p>176.25</text:p>
          </table:table-cell>
          <table:table-cell table:formula="of:=SQRT(ABS([.$D$2]^2-[.B1184]^2))" office:value-type="float" office:value="61.9601686569795">
            <text:p>61.960168657</text:p>
          </table:table-cell>
          <table:table-cell table:formula="of:=([.$C$10]-[.C1184])*[.$B$4]" office:value-type="float" office:value="129813.874848741">
            <text:p>129813.874848741</text:p>
          </table:table-cell>
          <table:table-cell table:formula="of:=ROUND([.D1184])" office:value-type="float" office:value="129814">
            <text:p>129814</text:p>
          </table:table-cell>
          <table:table-cell table:formula="of:=([.$C$8]-([.E1184]*[.$C$4]))" office:value-type="float" office:value="61.9601375">
            <text:p>61.9601375</text:p>
          </table:table-cell>
          <table:table-cell table:style-name="ce6" table:formula="of:=SQRT(ABS([.$D$2]^2-[.F1184]^2))" office:value-type="float" office:value="152.924626404582">
            <text:p>152.9246264046</text:p>
          </table:table-cell>
          <table:table-cell table:formula="of:=ABS([.B1184]-[.G1184])" office:value-type="float" office:value="23.3253735954214">
            <text:p>23.3253735954</text:p>
          </table:table-cell>
          <table:table-cell table:number-columns-repeated="7"/>
        </table:table-row>
        <table:table-row table:style-name="ro4">
          <table:table-cell table:formula="of:=[.A1184]+[.A$4]" office:value-type="float" office:value="352.800000000008">
            <text:p>352.8</text:p>
          </table:table-cell>
          <table:table-cell table:formula="of:=[.A1185]/([.$D$4]*2)" office:value-type="float" office:value="176.400000000004">
            <text:p>176.4</text:p>
          </table:table-cell>
          <table:table-cell table:formula="of:=SQRT(ABS([.$D$2]^2-[.B1185]^2))" office:value-type="float" office:value="62.3855752558341">
            <text:p>62.3855752558</text:p>
          </table:table-cell>
          <table:table-cell table:formula="of:=([.$C$10]-[.C1185])*[.$B$4]" office:value-type="float" office:value="129277.929527349">
            <text:p>129277.929527349</text:p>
          </table:table-cell>
          <table:table-cell table:formula="of:=ROUND([.D1185])" office:value-type="float" office:value="129278">
            <text:p>129278</text:p>
          </table:table-cell>
          <table:table-cell table:formula="of:=([.$C$8]-([.E1185]*[.$C$4]))" office:value-type="float" office:value="62.3855875">
            <text:p>62.3855875</text:p>
          </table:table-cell>
          <table:table-cell table:style-name="ce6" table:formula="of:=SQRT(ABS([.$D$2]^2-[.F1185]^2))" office:value-type="float" office:value="152.75155800279">
            <text:p>152.7515580028</text:p>
          </table:table-cell>
          <table:table-cell table:formula="of:=ABS([.B1185]-[.G1185])" office:value-type="float" office:value="23.6484419972134">
            <text:p>23.6484419972</text:p>
          </table:table-cell>
          <table:table-cell table:number-columns-repeated="7"/>
        </table:table-row>
        <table:table-row table:style-name="ro4">
          <table:table-cell table:formula="of:=[.A1185]+[.A$4]" office:value-type="float" office:value="353.100000000008">
            <text:p>353.1</text:p>
          </table:table-cell>
          <table:table-cell table:formula="of:=[.A1186]/([.$D$4]*2)" office:value-type="float" office:value="176.550000000004">
            <text:p>176.55</text:p>
          </table:table-cell>
          <table:table-cell table:formula="of:=SQRT(ABS([.$D$2]^2-[.B1186]^2))" office:value-type="float" office:value="62.8084588252359">
            <text:p>62.8084588252</text:p>
          </table:table-cell>
          <table:table-cell table:formula="of:=([.$C$10]-[.C1186])*[.$B$4]" office:value-type="float" office:value="128745.162825741">
            <text:p>128745.162825741</text:p>
          </table:table-cell>
          <table:table-cell table:formula="of:=ROUND([.D1186])" office:value-type="float" office:value="128745">
            <text:p>128745</text:p>
          </table:table-cell>
          <table:table-cell table:formula="of:=([.$C$8]-([.E1186]*[.$C$4]))" office:value-type="float" office:value="62.80865625">
            <text:p>62.80865625</text:p>
          </table:table-cell>
          <table:table-cell table:style-name="ce6" table:formula="of:=SQRT(ABS([.$D$2]^2-[.F1186]^2))" office:value-type="float" office:value="152.578087221165">
            <text:p>152.5780872212</text:p>
          </table:table-cell>
          <table:table-cell table:formula="of:=ABS([.B1186]-[.G1186])" office:value-type="float" office:value="23.9719127788391">
            <text:p>23.9719127788</text:p>
          </table:table-cell>
          <table:table-cell table:number-columns-repeated="7"/>
        </table:table-row>
        <table:table-row table:style-name="ro4">
          <table:table-cell table:formula="of:=[.A1186]+[.A$4]" office:value-type="float" office:value="353.400000000008">
            <text:p>353.4</text:p>
          </table:table-cell>
          <table:table-cell table:formula="of:=[.A1187]/([.$D$4]*2)" office:value-type="float" office:value="176.700000000004">
            <text:p>176.7</text:p>
          </table:table-cell>
          <table:table-cell table:formula="of:=SQRT(ABS([.$D$2]^2-[.B1187]^2))" office:value-type="float" office:value="63.2288699883317">
            <text:p>63.2288699883</text:p>
          </table:table-cell>
          <table:table-cell table:formula="of:=([.$C$10]-[.C1187])*[.$B$4]" office:value-type="float" office:value="128215.510966723">
            <text:p>128215.510966723</text:p>
          </table:table-cell>
          <table:table-cell table:formula="of:=ROUND([.D1187])" office:value-type="float" office:value="128216">
            <text:p>128216</text:p>
          </table:table-cell>
          <table:table-cell table:formula="of:=([.$C$8]-([.E1187]*[.$C$4]))" office:value-type="float" office:value="63.22855">
            <text:p>63.22855</text:p>
          </table:table-cell>
          <table:table-cell table:style-name="ce6" table:formula="of:=SQRT(ABS([.$D$2]^2-[.F1187]^2))" office:value-type="float" office:value="152.404561824433">
            <text:p>152.4045618244</text:p>
          </table:table-cell>
          <table:table-cell table:formula="of:=ABS([.B1187]-[.G1187])" office:value-type="float" office:value="24.2954381755706">
            <text:p>24.2954381756</text:p>
          </table:table-cell>
          <table:table-cell table:number-columns-repeated="7"/>
        </table:table-row>
        <table:table-row table:style-name="ro4">
          <table:table-cell table:formula="of:=[.A1187]+[.A$4]" office:value-type="float" office:value="353.700000000008">
            <text:p>353.7</text:p>
          </table:table-cell>
          <table:table-cell table:formula="of:=[.A1188]/([.$D$4]*2)" office:value-type="float" office:value="176.850000000004">
            <text:p>176.85</text:p>
          </table:table-cell>
          <table:table-cell table:formula="of:=SQRT(ABS([.$D$2]^2-[.B1188]^2))" office:value-type="float" office:value="63.6468577386296">
            <text:p>63.6468577386</text:p>
          </table:table-cell>
          <table:table-cell table:formula="of:=([.$C$10]-[.C1188])*[.$B$4]" office:value-type="float" office:value="127688.91222619">
            <text:p>127688.91222619</text:p>
          </table:table-cell>
          <table:table-cell table:formula="of:=ROUND([.D1188])" office:value-type="float" office:value="127689">
            <text:p>127689</text:p>
          </table:table-cell>
          <table:table-cell table:formula="of:=([.$C$8]-([.E1188]*[.$C$4]))" office:value-type="float" office:value="63.64685625">
            <text:p>63.64685625</text:p>
          </table:table-cell>
          <table:table-cell table:style-name="ce6" table:formula="of:=SQRT(ABS([.$D$2]^2-[.F1188]^2))" office:value-type="float" office:value="152.230344181086">
            <text:p>152.2303441811</text:p>
          </table:table-cell>
          <table:table-cell table:formula="of:=ABS([.B1188]-[.G1188])" office:value-type="float" office:value="24.6196558189181">
            <text:p>24.6196558189</text:p>
          </table:table-cell>
          <table:table-cell table:number-columns-repeated="7"/>
        </table:table-row>
        <table:table-row table:style-name="ro4">
          <table:table-cell table:formula="of:=[.A1188]+[.A$4]" office:value-type="float" office:value="354.000000000008">
            <text:p>354</text:p>
          </table:table-cell>
          <table:table-cell table:formula="of:=[.A1189]/([.$D$4]*2)" office:value-type="float" office:value="177.000000000004">
            <text:p>177</text:p>
          </table:table-cell>
          <table:table-cell table:formula="of:=SQRT(ABS([.$D$2]^2-[.B1189]^2))" office:value-type="float" office:value="64.0624695121985">
            <text:p>64.0624695122</text:p>
          </table:table-cell>
          <table:table-cell table:formula="of:=([.$C$10]-[.C1189])*[.$B$4]" office:value-type="float" office:value="127165.306842166">
            <text:p>127165.306842166</text:p>
          </table:table-cell>
          <table:table-cell table:formula="of:=ROUND([.D1189])" office:value-type="float" office:value="127165">
            <text:p>127165</text:p>
          </table:table-cell>
          <table:table-cell table:formula="of:=([.$C$8]-([.E1189]*[.$C$4]))" office:value-type="float" office:value="64.06278125">
            <text:p>64.06278125</text:p>
          </table:table-cell>
          <table:table-cell table:style-name="ce6" table:formula="of:=SQRT(ABS([.$D$2]^2-[.F1189]^2))" office:value-type="float" office:value="152.055779431479">
            <text:p>152.0557794315</text:p>
          </table:table-cell>
          <table:table-cell table:formula="of:=ABS([.B1189]-[.G1189])" office:value-type="float" office:value="24.9442205685247">
            <text:p>24.9442205685</text:p>
          </table:table-cell>
          <table:table-cell table:number-columns-repeated="7"/>
        </table:table-row>
        <table:table-row table:style-name="ro4">
          <table:table-cell table:formula="of:=[.A1189]+[.A$4]" office:value-type="float" office:value="354.300000000008">
            <text:p>354.3</text:p>
          </table:table-cell>
          <table:table-cell table:formula="of:=[.A1190]/([.$D$4]*2)" office:value-type="float" office:value="177.150000000004">
            <text:p>177.15</text:p>
          </table:table-cell>
          <table:table-cell table:formula="of:=SQRT(ABS([.$D$2]^2-[.B1190]^2))" office:value-type="float" office:value="64.4757512558121">
            <text:p>64.4757512558</text:p>
          </table:table-cell>
          <table:table-cell table:formula="of:=([.$C$10]-[.C1190])*[.$B$4]" office:value-type="float" office:value="126644.636928952">
            <text:p>126644.636928952</text:p>
          </table:table-cell>
          <table:table-cell table:formula="of:=ROUND([.D1190])" office:value-type="float" office:value="126645">
            <text:p>126645</text:p>
          </table:table-cell>
          <table:table-cell table:formula="of:=([.$C$8]-([.E1190]*[.$C$4]))" office:value-type="float" office:value="64.47553125">
            <text:p>64.47553125</text:p>
          </table:table-cell>
          <table:table-cell table:style-name="ce6" table:formula="of:=SQRT(ABS([.$D$2]^2-[.F1190]^2))" office:value-type="float" office:value="151.881222901418">
            <text:p>151.8812229014</text:p>
          </table:table-cell>
          <table:table-cell table:formula="of:=ABS([.B1190]-[.G1190])" office:value-type="float" office:value="25.2687770985857">
            <text:p>25.2687770986</text:p>
          </table:table-cell>
          <table:table-cell table:number-columns-repeated="7"/>
        </table:table-row>
        <table:table-row table:style-name="ro4">
          <table:table-cell table:formula="of:=[.A1190]+[.A$4]" office:value-type="float" office:value="354.600000000008">
            <text:p>354.6</text:p>
          </table:table-cell>
          <table:table-cell table:formula="of:=[.A1191]/([.$D$4]*2)" office:value-type="float" office:value="177.300000000004">
            <text:p>177.3</text:p>
          </table:table-cell>
          <table:table-cell table:formula="of:=SQRT(ABS([.$D$2]^2-[.B1191]^2))" office:value-type="float" office:value="64.8867474913126">
            <text:p>64.8867474913</text:p>
          </table:table-cell>
          <table:table-cell table:formula="of:=([.$C$10]-[.C1191])*[.$B$4]" office:value-type="float" office:value="126126.846396038">
            <text:p>126126.846396038</text:p>
          </table:table-cell>
          <table:table-cell table:formula="of:=ROUND([.D1191])" office:value-type="float" office:value="126127">
            <text:p>126127</text:p>
          </table:table-cell>
          <table:table-cell table:formula="of:=([.$C$8]-([.E1191]*[.$C$4]))" office:value-type="float" office:value="64.88669375">
            <text:p>64.88669375</text:p>
          </table:table-cell>
          <table:table-cell table:style-name="ce6" table:formula="of:=SQRT(ABS([.$D$2]^2-[.F1191]^2))" office:value-type="float" office:value="151.706021548895">
            <text:p>151.7060215489</text:p>
          </table:table-cell>
          <table:table-cell table:formula="of:=ABS([.B1191]-[.G1191])" office:value-type="float" office:value="25.5939784511091">
            <text:p>25.5939784511</text:p>
          </table:table-cell>
          <table:table-cell table:number-columns-repeated="7"/>
        </table:table-row>
        <table:table-row table:style-name="ro4">
          <table:table-cell table:formula="of:=[.A1191]+[.A$4]" office:value-type="float" office:value="354.900000000008">
            <text:p>354.9</text:p>
          </table:table-cell>
          <table:table-cell table:formula="of:=[.A1192]/([.$D$4]*2)" office:value-type="float" office:value="177.450000000004">
            <text:p>177.45</text:p>
          </table:table-cell>
          <table:table-cell table:formula="of:=SQRT(ABS([.$D$2]^2-[.B1192]^2))" office:value-type="float" office:value="65.2955013764453">
            <text:p>65.2955013764</text:p>
          </table:table-cell>
          <table:table-cell table:formula="of:=([.$C$10]-[.C1192])*[.$B$4]" office:value-type="float" office:value="125611.880871461">
            <text:p>125611.880871461</text:p>
          </table:table-cell>
          <table:table-cell table:formula="of:=ROUND([.D1192])" office:value-type="float" office:value="125612">
            <text:p>125612</text:p>
          </table:table-cell>
          <table:table-cell table:formula="of:=([.$C$8]-([.E1192]*[.$C$4]))" office:value-type="float" office:value="65.295475">
            <text:p>65.295475</text:p>
          </table:table-cell>
          <table:table-cell table:style-name="ce6" table:formula="of:=SQRT(ABS([.$D$2]^2-[.F1192]^2))" office:value-type="float" office:value="151.530528094257">
            <text:p>151.5305280943</text:p>
          </table:table-cell>
          <table:table-cell table:formula="of:=ABS([.B1192]-[.G1192])" office:value-type="float" office:value="25.919471905747">
            <text:p>25.9194719057</text:p>
          </table:table-cell>
          <table:table-cell table:number-columns-repeated="7"/>
        </table:table-row>
        <table:table-row table:style-name="ro4">
          <table:table-cell table:formula="of:=[.A1192]+[.A$4]" office:value-type="float" office:value="355.200000000008">
            <text:p>355.2</text:p>
          </table:table-cell>
          <table:table-cell table:formula="of:=[.A1193]/([.$D$4]*2)" office:value-type="float" office:value="177.600000000004">
            <text:p>177.6</text:p>
          </table:table-cell>
          <table:table-cell table:formula="of:=SQRT(ABS([.$D$2]^2-[.B1193]^2))" office:value-type="float" office:value="65.7020547623997">
            <text:p>65.7020547624</text:p>
          </table:table-cell>
          <table:table-cell table:formula="of:=([.$C$10]-[.C1193])*[.$B$4]" office:value-type="float" office:value="125099.687629314">
            <text:p>125099.687629314</text:p>
          </table:table-cell>
          <table:table-cell table:formula="of:=ROUND([.D1193])" office:value-type="float" office:value="125100">
            <text:p>125100</text:p>
          </table:table-cell>
          <table:table-cell table:formula="of:=([.$C$8]-([.E1193]*[.$C$4]))" office:value-type="float" office:value="65.701875">
            <text:p>65.701875</text:p>
          </table:table-cell>
          <table:table-cell table:style-name="ce6" table:formula="of:=SQRT(ABS([.$D$2]^2-[.F1193]^2))" office:value-type="float" office:value="151.354760815392">
            <text:p>151.3547608154</text:p>
          </table:table-cell>
          <table:table-cell table:formula="of:=ABS([.B1193]-[.G1193])" office:value-type="float" office:value="26.2452391846124">
            <text:p>26.2452391846</text:p>
          </table:table-cell>
          <table:table-cell table:number-columns-repeated="7"/>
        </table:table-row>
        <table:table-row table:style-name="ro4">
          <table:table-cell table:formula="of:=[.A1193]+[.A$4]" office:value-type="float" office:value="355.500000000008">
            <text:p>355.5</text:p>
          </table:table-cell>
          <table:table-cell table:formula="of:=[.A1194]/([.$D$4]*2)" office:value-type="float" office:value="177.750000000004">
            <text:p>177.75</text:p>
          </table:table-cell>
          <table:table-cell table:formula="of:=SQRT(ABS([.$D$2]^2-[.B1194]^2))" office:value-type="float" office:value="66.1064482482713">
            <text:p>66.1064482483</text:p>
          </table:table-cell>
          <table:table-cell table:formula="of:=([.$C$10]-[.C1194])*[.$B$4]" office:value-type="float" office:value="124590.215521129">
            <text:p>124590.215521129</text:p>
          </table:table-cell>
          <table:table-cell table:formula="of:=ROUND([.D1194])" office:value-type="float" office:value="124590">
            <text:p>124590</text:p>
          </table:table-cell>
          <table:table-cell table:formula="of:=([.$C$8]-([.E1194]*[.$C$4]))" office:value-type="float" office:value="66.1066875">
            <text:p>66.1066875</text:p>
          </table:table-cell>
          <table:table-cell table:style-name="ce6" table:formula="of:=SQRT(ABS([.$D$2]^2-[.F1194]^2))" office:value-type="float" office:value="151.178390875738">
            <text:p>151.1783908757</text:p>
          </table:table-cell>
          <table:table-cell table:formula="of:=ABS([.B1194]-[.G1194])" office:value-type="float" office:value="26.5716091242661">
            <text:p>26.5716091243</text:p>
          </table:table-cell>
          <table:table-cell table:number-columns-repeated="7"/>
        </table:table-row>
        <table:table-row table:style-name="ro4">
          <table:table-cell table:formula="of:=[.A1194]+[.A$4]" office:value-type="float" office:value="355.800000000008">
            <text:p>355.8</text:p>
          </table:table-cell>
          <table:table-cell table:formula="of:=[.A1195]/([.$D$4]*2)" office:value-type="float" office:value="177.900000000004">
            <text:p>177.9</text:p>
          </table:table-cell>
          <table:table-cell table:formula="of:=SQRT(ABS([.$D$2]^2-[.B1195]^2))" office:value-type="float" office:value="66.5087212326427">
            <text:p>66.5087212326</text:p>
          </table:table-cell>
          <table:table-cell table:formula="of:=([.$C$10]-[.C1195])*[.$B$4]" office:value-type="float" office:value="124083.414910898">
            <text:p>124083.414910898</text:p>
          </table:table-cell>
          <table:table-cell table:formula="of:=ROUND([.D1195])" office:value-type="float" office:value="124083">
            <text:p>124083</text:p>
          </table:table-cell>
          <table:table-cell table:formula="of:=([.$C$8]-([.E1195]*[.$C$4]))" office:value-type="float" office:value="66.50911875">
            <text:p>66.50911875</text:p>
          </table:table-cell>
          <table:table-cell table:style-name="ce6" table:formula="of:=SQRT(ABS([.$D$2]^2-[.F1195]^2))" office:value-type="float" office:value="151.001778542832">
            <text:p>151.0017785428</text:p>
          </table:table-cell>
          <table:table-cell table:formula="of:=ABS([.B1195]-[.G1195])" office:value-type="float" office:value="26.8982214571721">
            <text:p>26.8982214572</text:p>
          </table:table-cell>
          <table:table-cell table:number-columns-repeated="7"/>
        </table:table-row>
        <table:table-row table:style-name="ro4">
          <table:table-cell table:formula="of:=[.A1195]+[.A$4]" office:value-type="float" office:value="356.100000000008">
            <text:p>356.1</text:p>
          </table:table-cell>
          <table:table-cell table:formula="of:=[.A1196]/([.$D$4]*2)" office:value-type="float" office:value="178.050000000004">
            <text:p>178.05</text:p>
          </table:table-cell>
          <table:table-cell table:formula="of:=SQRT(ABS([.$D$2]^2-[.B1196]^2))" office:value-type="float" office:value="66.9089119624687">
            <text:p>66.9089119625</text:p>
          </table:table-cell>
          <table:table-cell table:formula="of:=([.$C$10]-[.C1196])*[.$B$4]" office:value-type="float" office:value="123579.237613479">
            <text:p>123579.237613479</text:p>
          </table:table-cell>
          <table:table-cell table:formula="of:=ROUND([.D1196])" office:value-type="float" office:value="123579">
            <text:p>123579</text:p>
          </table:table-cell>
          <table:table-cell table:formula="of:=([.$C$8]-([.E1196]*[.$C$4]))" office:value-type="float" office:value="66.90916875">
            <text:p>66.90916875</text:p>
          </table:table-cell>
          <table:table-cell table:style-name="ce6" table:formula="of:=SQRT(ABS([.$D$2]^2-[.F1196]^2))" office:value-type="float" office:value="150.824942026125">
            <text:p>150.8249420261</text:p>
          </table:table-cell>
          <table:table-cell table:formula="of:=ABS([.B1196]-[.G1196])" office:value-type="float" office:value="27.2250579738787">
            <text:p>27.2250579739</text:p>
          </table:table-cell>
          <table:table-cell table:number-columns-repeated="7"/>
        </table:table-row>
        <table:table-row table:style-name="ro4">
          <table:table-cell table:formula="of:=[.A1196]+[.A$4]" office:value-type="float" office:value="356.400000000008">
            <text:p>356.4</text:p>
          </table:table-cell>
          <table:table-cell table:formula="of:=[.A1197]/([.$D$4]*2)" office:value-type="float" office:value="178.200000000004">
            <text:p>178.2</text:p>
          </table:table-cell>
          <table:table-cell table:formula="of:=SQRT(ABS([.$D$2]^2-[.B1197]^2))" office:value-type="float" office:value="67.307057579435">
            <text:p>67.3070575794</text:p>
          </table:table-cell>
          <table:table-cell table:formula="of:=([.$C$10]-[.C1197])*[.$B$4]" office:value-type="float" office:value="123077.636836199">
            <text:p>123077.636836199</text:p>
          </table:table-cell>
          <table:table-cell table:formula="of:=ROUND([.D1197])" office:value-type="float" office:value="123078">
            <text:p>123078</text:p>
          </table:table-cell>
          <table:table-cell table:formula="of:=([.$C$8]-([.E1197]*[.$C$4]))" office:value-type="float" office:value="67.3068375">
            <text:p>67.3068375</text:p>
          </table:table-cell>
          <table:table-cell table:style-name="ce6" table:formula="of:=SQRT(ABS([.$D$2]^2-[.F1197]^2))" office:value-type="float" office:value="150.647899506593">
            <text:p>150.6478995066</text:p>
          </table:table-cell>
          <table:table-cell table:formula="of:=ABS([.B1197]-[.G1197])" office:value-type="float" office:value="27.5521004934107">
            <text:p>27.5521004934</text:p>
          </table:table-cell>
          <table:table-cell table:number-columns-repeated="7"/>
        </table:table-row>
        <table:table-row table:style-name="ro4">
          <table:table-cell table:formula="of:=[.A1197]+[.A$4]" office:value-type="float" office:value="356.700000000008">
            <text:p>356.7</text:p>
          </table:table-cell>
          <table:table-cell table:formula="of:=[.A1198]/([.$D$4]*2)" office:value-type="float" office:value="178.350000000004">
            <text:p>178.35</text:p>
          </table:table-cell>
          <table:table-cell table:formula="of:=SQRT(ABS([.$D$2]^2-[.B1198]^2))" office:value-type="float" office:value="67.7031941639491">
            <text:p>67.7031941639</text:p>
          </table:table-cell>
          <table:table-cell table:formula="of:=([.$C$10]-[.C1198])*[.$B$4]" office:value-type="float" office:value="122578.567123425">
            <text:p>122578.567123425</text:p>
          </table:table-cell>
          <table:table-cell table:formula="of:=ROUND([.D1198])" office:value-type="float" office:value="122579">
            <text:p>122579</text:p>
          </table:table-cell>
          <table:table-cell table:formula="of:=([.$C$8]-([.E1198]*[.$C$4]))" office:value-type="float" office:value="67.70291875">
            <text:p>67.70291875</text:p>
          </table:table-cell>
          <table:table-cell table:style-name="ce6" table:formula="of:=SQRT(ABS([.$D$2]^2-[.F1198]^2))" office:value-type="float" office:value="150.470311997852">
            <text:p>150.4703119979</text:p>
          </table:table-cell>
          <table:table-cell table:formula="of:=ABS([.B1198]-[.G1198])" office:value-type="float" office:value="27.879688002152">
            <text:p>27.8796880022</text:p>
          </table:table-cell>
          <table:table-cell table:number-columns-repeated="7"/>
        </table:table-row>
        <table:table-row table:style-name="ro4">
          <table:table-cell table:formula="of:=[.A1198]+[.A$4]" office:value-type="float" office:value="357.000000000008">
            <text:p>357</text:p>
          </table:table-cell>
          <table:table-cell table:formula="of:=[.A1199]/([.$D$4]*2)" office:value-type="float" office:value="178.500000000004">
            <text:p>178.5</text:p>
          </table:table-cell>
          <table:table-cell table:formula="of:=SQRT(ABS([.$D$2]^2-[.B1199]^2))" office:value-type="float" office:value="68.0973567769072">
            <text:p>68.0973567769</text:p>
          </table:table-cell>
          <table:table-cell table:formula="of:=([.$C$10]-[.C1199])*[.$B$4]" office:value-type="float" office:value="122081.98430395">
            <text:p>122081.98430395</text:p>
          </table:table-cell>
          <table:table-cell table:formula="of:=ROUND([.D1199])" office:value-type="float" office:value="122082">
            <text:p>122082</text:p>
          </table:table-cell>
          <table:table-cell table:formula="of:=([.$C$8]-([.E1199]*[.$C$4]))" office:value-type="float" office:value="68.0974125">
            <text:p>68.0974125</text:p>
          </table:table-cell>
          <table:table-cell table:style-name="ce6" table:formula="of:=SQRT(ABS([.$D$2]^2-[.F1199]^2))" office:value-type="float" office:value="150.29219011913">
            <text:p>150.2921901191</text:p>
          </table:table-cell>
          <table:table-cell table:formula="of:=ABS([.B1199]-[.G1199])" office:value-type="float" office:value="28.2078098808735">
            <text:p>28.2078098809</text:p>
          </table:table-cell>
          <table:table-cell table:number-columns-repeated="7"/>
        </table:table-row>
        <table:table-row table:style-name="ro4">
          <table:table-cell table:formula="of:=[.A1199]+[.A$4]" office:value-type="float" office:value="357.300000000008">
            <text:p>357.3</text:p>
          </table:table-cell>
          <table:table-cell table:formula="of:=[.A1200]/([.$D$4]*2)" office:value-type="float" office:value="178.650000000004">
            <text:p>178.65</text:p>
          </table:table-cell>
          <table:table-cell table:formula="of:=SQRT(ABS([.$D$2]^2-[.B1200]^2))" office:value-type="float" office:value="68.4895794993763">
            <text:p>68.4895794994</text:p>
          </table:table-cell>
          <table:table-cell table:formula="of:=([.$C$10]-[.C1200])*[.$B$4]" office:value-type="float" office:value="121587.845440997">
            <text:p>121587.845440997</text:p>
          </table:table-cell>
          <table:table-cell table:formula="of:=ROUND([.D1200])" office:value-type="float" office:value="121588">
            <text:p>121588</text:p>
          </table:table-cell>
          <table:table-cell table:formula="of:=([.$C$8]-([.E1200]*[.$C$4]))" office:value-type="float" office:value="68.489525">
            <text:p>68.489525</text:p>
          </table:table-cell>
          <table:table-cell table:style-name="ce6" table:formula="of:=SQRT(ABS([.$D$2]^2-[.F1200]^2))" office:value-type="float" office:value="150.113906635176">
            <text:p>150.1139066352</text:p>
          </table:table-cell>
          <table:table-cell table:formula="of:=ABS([.B1200]-[.G1200])" office:value-type="float" office:value="28.5360933648278">
            <text:p>28.5360933648</text:p>
          </table:table-cell>
          <table:table-cell table:number-columns-repeated="7"/>
        </table:table-row>
        <table:table-row table:style-name="ro4">
          <table:table-cell table:formula="of:=[.A1200]+[.A$4]" office:value-type="float" office:value="357.600000000008">
            <text:p>357.6</text:p>
          </table:table-cell>
          <table:table-cell table:formula="of:=[.A1201]/([.$D$4]*2)" office:value-type="float" office:value="178.800000000004">
            <text:p>178.8</text:p>
          </table:table-cell>
          <table:table-cell table:formula="of:=SQRT(ABS([.$D$2]^2-[.B1201]^2))" office:value-type="float" office:value="68.8798954703141">
            <text:p>68.8798954703</text:p>
          </table:table-cell>
          <table:table-cell table:formula="of:=([.$C$10]-[.C1201])*[.$B$4]" office:value-type="float" office:value="121096.108784698">
            <text:p>121096.108784698</text:p>
          </table:table-cell>
          <table:table-cell table:formula="of:=ROUND([.D1201])" office:value-type="float" office:value="121096">
            <text:p>121096</text:p>
          </table:table-cell>
          <table:table-cell table:formula="of:=([.$C$8]-([.E1201]*[.$C$4]))" office:value-type="float" office:value="68.88005">
            <text:p>68.88005</text:p>
          </table:table-cell>
          <table:table-cell table:style-name="ce6" table:formula="of:=SQRT(ABS([.$D$2]^2-[.F1201]^2))" office:value-type="float" office:value="149.93511500645">
            <text:p>149.9351150065</text:p>
          </table:table-cell>
          <table:table-cell table:formula="of:=ABS([.B1201]-[.G1201])" office:value-type="float" office:value="28.8648849935535">
            <text:p>28.8648849936</text:p>
          </table:table-cell>
          <table:table-cell table:number-columns-repeated="7"/>
        </table:table-row>
        <table:table-row table:style-name="ro4">
          <table:table-cell table:formula="of:=[.A1201]+[.A$4]" office:value-type="float" office:value="357.900000000008">
            <text:p>357.9</text:p>
          </table:table-cell>
          <table:table-cell table:formula="of:=[.A1202]/([.$D$4]*2)" office:value-type="float" office:value="178.950000000004">
            <text:p>178.95</text:p>
          </table:table-cell>
          <table:table-cell table:formula="of:=SQRT(ABS([.$D$2]^2-[.B1202]^2))" office:value-type="float" office:value="69.2683369224453">
            <text:p>69.2683369224</text:p>
          </table:table-cell>
          <table:table-cell table:formula="of:=([.$C$10]-[.C1202])*[.$B$4]" office:value-type="float" office:value="120606.733726894">
            <text:p>120606.733726894</text:p>
          </table:table-cell>
          <table:table-cell table:formula="of:=ROUND([.D1202])" office:value-type="float" office:value="120607">
            <text:p>120607</text:p>
          </table:table-cell>
          <table:table-cell table:formula="of:=([.$C$8]-([.E1202]*[.$C$4]))" office:value-type="float" office:value="69.26819375">
            <text:p>69.26819375</text:p>
          </table:table-cell>
          <table:table-cell table:style-name="ce6" table:formula="of:=SQRT(ABS([.$D$2]^2-[.F1202]^2))" office:value-type="float" office:value="149.756192975825">
            <text:p>149.7561929758</text:p>
          </table:table-cell>
          <table:table-cell table:formula="of:=ABS([.B1202]-[.G1202])" office:value-type="float" office:value="29.1938070241792">
            <text:p>29.1938070242</text:p>
          </table:table-cell>
          <table:table-cell table:number-columns-repeated="7"/>
        </table:table-row>
        <table:table-row table:style-name="ro4">
          <table:table-cell table:formula="of:=[.A1202]+[.A$4]" office:value-type="float" office:value="358.200000000008">
            <text:p>358.2</text:p>
          </table:table-cell>
          <table:table-cell table:formula="of:=[.A1203]/([.$D$4]*2)" office:value-type="float" office:value="179.100000000004">
            <text:p>179.1</text:p>
          </table:table-cell>
          <table:table-cell table:formula="of:=SQRT(ABS([.$D$2]^2-[.B1203]^2))" office:value-type="float" office:value="69.6549352164037">
            <text:p>69.6549352164</text:p>
          </table:table-cell>
          <table:table-cell table:formula="of:=([.$C$10]-[.C1203])*[.$B$4]" office:value-type="float" office:value="120119.680758128">
            <text:p>120119.680758128</text:p>
          </table:table-cell>
          <table:table-cell table:formula="of:=ROUND([.D1203])" office:value-type="float" office:value="120120">
            <text:p>120120</text:p>
          </table:table-cell>
          <table:table-cell table:formula="of:=([.$C$8]-([.E1203]*[.$C$4]))" office:value-type="float" office:value="69.65475">
            <text:p>69.65475</text:p>
          </table:table-cell>
          <table:table-cell table:style-name="ce6" table:formula="of:=SQRT(ABS([.$D$2]^2-[.F1203]^2))" office:value-type="float" office:value="149.576788982908">
            <text:p>149.5767889829</text:p>
          </table:table-cell>
          <table:table-cell table:formula="of:=ABS([.B1203]-[.G1203])" office:value-type="float" office:value="29.5232110170955">
            <text:p>29.5232110171</text:p>
          </table:table-cell>
          <table:table-cell table:number-columns-repeated="7"/>
        </table:table-row>
        <table:table-row table:style-name="ro4">
          <table:table-cell table:formula="of:=[.A1203]+[.A$4]" office:value-type="float" office:value="358.500000000008">
            <text:p>358.5</text:p>
          </table:table-cell>
          <table:table-cell table:formula="of:=[.A1204]/([.$D$4]*2)" office:value-type="float" office:value="179.250000000004">
            <text:p>179.25</text:p>
          </table:table-cell>
          <table:table-cell table:formula="of:=SQRT(ABS([.$D$2]^2-[.B1204]^2))" office:value-type="float" office:value="70.0397208732403">
            <text:p>70.0397208732</text:p>
          </table:table-cell>
          <table:table-cell table:formula="of:=([.$C$10]-[.C1204])*[.$B$4]" office:value-type="float" office:value="119634.91142668">
            <text:p>119634.91142668</text:p>
          </table:table-cell>
          <table:table-cell table:formula="of:=ROUND([.D1204])" office:value-type="float" office:value="119635">
            <text:p>119635</text:p>
          </table:table-cell>
          <table:table-cell table:formula="of:=([.$C$8]-([.E1204]*[.$C$4]))" office:value-type="float" office:value="70.03971875">
            <text:p>70.03971875</text:p>
          </table:table-cell>
          <table:table-cell table:style-name="ce6" table:formula="of:=SQRT(ABS([.$D$2]^2-[.F1204]^2))" office:value-type="float" office:value="149.396913614107">
            <text:p>149.3969136141</text:p>
          </table:table-cell>
          <table:table-cell table:formula="of:=ABS([.B1204]-[.G1204])" office:value-type="float" office:value="29.8530863858971">
            <text:p>29.8530863859</text:p>
          </table:table-cell>
          <table:table-cell table:number-columns-repeated="7"/>
        </table:table-row>
        <table:table-row table:style-name="ro4">
          <table:table-cell table:formula="of:=[.A1204]+[.A$4]" office:value-type="float" office:value="358.800000000008">
            <text:p>358.8</text:p>
          </table:table-cell>
          <table:table-cell table:formula="of:=[.A1205]/([.$D$4]*2)" office:value-type="float" office:value="179.400000000004">
            <text:p>179.4</text:p>
          </table:table-cell>
          <table:table-cell table:formula="of:=SQRT(ABS([.$D$2]^2-[.B1205]^2))" office:value-type="float" office:value="70.4227236053918">
            <text:p>70.4227236054</text:p>
          </table:table-cell>
          <table:table-cell table:formula="of:=([.$C$10]-[.C1205])*[.$B$4]" office:value-type="float" office:value="119152.38829956">
            <text:p>119152.38829956</text:p>
          </table:table-cell>
          <table:table-cell table:formula="of:=ROUND([.D1205])" office:value-type="float" office:value="119152">
            <text:p>119152</text:p>
          </table:table-cell>
          <table:table-cell table:formula="of:=([.$C$8]-([.E1205]*[.$C$4]))" office:value-type="float" office:value="70.4231">
            <text:p>70.4231</text:p>
          </table:table-cell>
          <table:table-cell table:style-name="ce6" table:formula="of:=SQRT(ABS([.$D$2]^2-[.F1205]^2))" office:value-type="float" office:value="149.216577451669">
            <text:p>149.2165774517</text:p>
          </table:table-cell>
          <table:table-cell table:formula="of:=ABS([.B1205]-[.G1205])" office:value-type="float" office:value="30.1834225483347">
            <text:p>30.1834225483</text:p>
          </table:table-cell>
          <table:table-cell table:number-columns-repeated="7"/>
        </table:table-row>
        <table:table-row table:style-name="ro4">
          <table:table-cell table:formula="of:=[.A1205]+[.A$4]" office:value-type="float" office:value="359.100000000008">
            <text:p>359.1</text:p>
          </table:table-cell>
          <table:table-cell table:formula="of:=[.A1206]/([.$D$4]*2)" office:value-type="float" office:value="179.550000000004">
            <text:p>179.55</text:p>
          </table:table-cell>
          <table:table-cell table:formula="of:=SQRT(ABS([.$D$2]^2-[.B1206]^2))" office:value-type="float" office:value="70.8039723461997">
            <text:p>70.8039723462</text:p>
          </table:table-cell>
          <table:table-cell table:formula="of:=([.$C$10]-[.C1206])*[.$B$4]" office:value-type="float" office:value="118672.074925314">
            <text:p>118672.074925314</text:p>
          </table:table-cell>
          <table:table-cell table:formula="of:=ROUND([.D1206])" office:value-type="float" office:value="118672">
            <text:p>118672</text:p>
          </table:table-cell>
          <table:table-cell table:formula="of:=([.$C$8]-([.E1206]*[.$C$4]))" office:value-type="float" office:value="70.8041">
            <text:p>70.8041</text:p>
          </table:table-cell>
          <table:table-cell table:style-name="ce6" table:formula="of:=SQRT(ABS([.$D$2]^2-[.F1206]^2))" office:value-type="float" office:value="149.03616817132">
            <text:p>149.0361681713</text:p>
          </table:table-cell>
          <table:table-cell table:formula="of:=ABS([.B1206]-[.G1206])" office:value-type="float" office:value="30.5138318286839">
            <text:p>30.5138318287</text:p>
          </table:table-cell>
          <table:table-cell table:number-columns-repeated="7"/>
        </table:table-row>
        <table:table-row table:style-name="ro4">
          <table:table-cell table:formula="of:=[.A1206]+[.A$4]" office:value-type="float" office:value="359.400000000008">
            <text:p>359.4</text:p>
          </table:table-cell>
          <table:table-cell table:formula="of:=[.A1207]/([.$D$4]*2)" office:value-type="float" office:value="179.700000000004">
            <text:p>179.7</text:p>
          </table:table-cell>
          <table:table-cell table:formula="of:=SQRT(ABS([.$D$2]^2-[.B1207]^2))" office:value-type="float" office:value="71.1834952780588">
            <text:p>71.1834952781</text:p>
          </table:table-cell>
          <table:table-cell table:formula="of:=([.$C$10]-[.C1207])*[.$B$4]" office:value-type="float" office:value="118193.935798562">
            <text:p>118193.935798562</text:p>
          </table:table-cell>
          <table:table-cell table:formula="of:=ROUND([.D1207])" office:value-type="float" office:value="118194">
            <text:p>118194</text:p>
          </table:table-cell>
          <table:table-cell table:formula="of:=([.$C$8]-([.E1207]*[.$C$4]))" office:value-type="float" office:value="71.1835125">
            <text:p>71.1835125</text:p>
          </table:table-cell>
          <table:table-cell table:style-name="ce6" table:formula="of:=SQRT(ABS([.$D$2]^2-[.F1207]^2))" office:value-type="float" office:value="148.855324218391">
            <text:p>148.8553242184</text:p>
          </table:table-cell>
          <table:table-cell table:formula="of:=ABS([.B1207]-[.G1207])" office:value-type="float" office:value="30.8446757816128">
            <text:p>30.8446757816</text:p>
          </table:table-cell>
          <table:table-cell table:number-columns-repeated="7"/>
        </table:table-row>
        <table:table-row table:style-name="ro4">
          <table:table-cell table:formula="of:=[.A1207]+[.A$4]" office:value-type="float" office:value="359.700000000008">
            <text:p>359.7</text:p>
          </table:table-cell>
          <table:table-cell table:formula="of:=[.A1208]/([.$D$4]*2)" office:value-type="float" office:value="179.850000000004">
            <text:p>179.85</text:p>
          </table:table-cell>
          <table:table-cell table:formula="of:=SQRT(ABS([.$D$2]^2-[.B1208]^2))" office:value-type="float" office:value="71.5613198592747">
            <text:p>71.5613198593</text:p>
          </table:table-cell>
          <table:table-cell table:formula="of:=([.$C$10]-[.C1208])*[.$B$4]" office:value-type="float" office:value="117717.936326165">
            <text:p>117717.936326165</text:p>
          </table:table-cell>
          <table:table-cell table:formula="of:=ROUND([.D1208])" office:value-type="float" office:value="117718">
            <text:p>117718</text:p>
          </table:table-cell>
          <table:table-cell table:formula="of:=([.$C$8]-([.E1208]*[.$C$4]))" office:value-type="float" office:value="71.5613375">
            <text:p>71.5613375</text:p>
          </table:table-cell>
          <table:table-cell table:style-name="ce6" table:formula="of:=SQRT(ABS([.$D$2]^2-[.F1208]^2))" office:value-type="float" office:value="148.674056160485">
            <text:p>148.6740561605</text:p>
          </table:table-cell>
          <table:table-cell table:formula="of:=ABS([.B1208]-[.G1208])" office:value-type="float" office:value="31.1759438395188">
            <text:p>31.1759438395</text:p>
          </table:table-cell>
          <table:table-cell table:number-columns-repeated="7"/>
        </table:table-row>
        <table:table-row table:style-name="ro4">
          <table:table-cell table:formula="of:=[.A1208]+[.A$4]" office:value-type="float" office:value="360.000000000008">
            <text:p>360</text:p>
          </table:table-cell>
          <table:table-cell table:formula="of:=[.A1209]/([.$D$4]*2)" office:value-type="float" office:value="180.000000000004">
            <text:p>180</text:p>
          </table:table-cell>
          <table:table-cell table:formula="of:=SQRT(ABS([.$D$2]^2-[.B1209]^2))" office:value-type="float" office:value="71.9374728497007">
            <text:p>71.9374728497</text:p>
          </table:table-cell>
          <table:table-cell table:formula="of:=([.$C$10]-[.C1209])*[.$B$4]" office:value-type="float" office:value="117244.042794919">
            <text:p>117244.042794919</text:p>
          </table:table-cell>
          <table:table-cell table:formula="of:=ROUND([.D1209])" office:value-type="float" office:value="117244">
            <text:p>117244</text:p>
          </table:table-cell>
          <table:table-cell table:formula="of:=([.$C$8]-([.E1209]*[.$C$4]))" office:value-type="float" office:value="71.937575">
            <text:p>71.937575</text:p>
          </table:table-cell>
          <table:table-cell table:style-name="ce6" table:formula="of:=SQRT(ABS([.$D$2]^2-[.F1209]^2))" office:value-type="float" office:value="148.492374562196">
            <text:p>148.4923745622</text:p>
          </table:table-cell>
          <table:table-cell table:formula="of:=ABS([.B1209]-[.G1209])" office:value-type="float" office:value="31.5076254378084">
            <text:p>31.5076254378</text:p>
          </table:table-cell>
          <table:table-cell table:number-columns-repeated="7"/>
        </table:table-row>
        <table:table-row table:style-name="ro4">
          <table:table-cell table:formula="of:=[.A1209]+[.A$4]" office:value-type="float" office:value="360.300000000008">
            <text:p>360.3</text:p>
          </table:table-cell>
          <table:table-cell table:formula="of:=[.A1210]/([.$D$4]*2)" office:value-type="float" office:value="180.150000000004">
            <text:p>180.15</text:p>
          </table:table-cell>
          <table:table-cell table:formula="of:=SQRT(ABS([.$D$2]^2-[.B1210]^2))" office:value-type="float" office:value="72.3119803352212">
            <text:p>72.3119803352</text:p>
          </table:table-cell>
          <table:table-cell table:formula="of:=([.$C$10]-[.C1210])*[.$B$4]" office:value-type="float" office:value="116772.22234072">
            <text:p>116772.22234072</text:p>
          </table:table-cell>
          <table:table-cell table:formula="of:=ROUND([.D1210])" office:value-type="float" office:value="116772">
            <text:p>116772</text:p>
          </table:table-cell>
          <table:table-cell table:formula="of:=([.$C$8]-([.E1210]*[.$C$4]))" office:value-type="float" office:value="72.312225">
            <text:p>72.312225</text:p>
          </table:table-cell>
          <table:table-cell table:style-name="ce6" table:formula="of:=SQRT(ABS([.$D$2]^2-[.F1210]^2))" office:value-type="float" office:value="148.310289985386">
            <text:p>148.3102899854</text:p>
          </table:table-cell>
          <table:table-cell table:formula="of:=ABS([.B1210]-[.G1210])" office:value-type="float" office:value="31.8397100146176">
            <text:p>31.8397100146</text:p>
          </table:table-cell>
          <table:table-cell table:number-columns-repeated="7"/>
        </table:table-row>
        <table:table-row table:style-name="ro4">
          <table:table-cell table:formula="of:=[.A1210]+[.A$4]" office:value-type="float" office:value="360.600000000008">
            <text:p>360.6</text:p>
          </table:table-cell>
          <table:table-cell table:formula="of:=[.A1211]/([.$D$4]*2)" office:value-type="float" office:value="180.300000000004">
            <text:p>180.3</text:p>
          </table:table-cell>
          <table:table-cell table:formula="of:=SQRT(ABS([.$D$2]^2-[.B1211]^2))" office:value-type="float" office:value="72.6848677511449">
            <text:p>72.6848677511</text:p>
          </table:table-cell>
          <table:table-cell table:formula="of:=([.$C$10]-[.C1211])*[.$B$4]" office:value-type="float" office:value="116302.442919084">
            <text:p>116302.442919084</text:p>
          </table:table-cell>
          <table:table-cell table:formula="of:=ROUND([.D1211])" office:value-type="float" office:value="116302">
            <text:p>116302</text:p>
          </table:table-cell>
          <table:table-cell table:formula="of:=([.$C$8]-([.E1211]*[.$C$4]))" office:value-type="float" office:value="72.6852875">
            <text:p>72.6852875</text:p>
          </table:table-cell>
          <table:table-cell table:style-name="ce6" table:formula="of:=SQRT(ABS([.$D$2]^2-[.F1211]^2))" office:value-type="float" office:value="148.127812989466">
            <text:p>148.1278129895</text:p>
          </table:table-cell>
          <table:table-cell table:formula="of:=ABS([.B1211]-[.G1211])" office:value-type="float" office:value="32.1721870105375">
            <text:p>32.1721870105</text:p>
          </table:table-cell>
          <table:table-cell table:number-columns-repeated="7"/>
        </table:table-row>
        <table:table-row table:style-name="ro4">
          <table:table-cell table:formula="of:=[.A1211]+[.A$4]" office:value-type="float" office:value="360.900000000008">
            <text:p>360.9</text:p>
          </table:table-cell>
          <table:table-cell table:formula="of:=[.A1212]/([.$D$4]*2)" office:value-type="float" office:value="180.450000000004">
            <text:p>180.45</text:p>
          </table:table-cell>
          <table:table-cell table:formula="of:=SQRT(ABS([.$D$2]^2-[.B1212]^2))" office:value-type="float" office:value="73.0561599045654">
            <text:p>73.0561599046</text:p>
          </table:table-cell>
          <table:table-cell table:formula="of:=([.$C$10]-[.C1212])*[.$B$4]" office:value-type="float" office:value="115834.673276979">
            <text:p>115834.673276979</text:p>
          </table:table-cell>
          <table:table-cell table:formula="of:=ROUND([.D1212])" office:value-type="float" office:value="115835">
            <text:p>115835</text:p>
          </table:table-cell>
          <table:table-cell table:formula="of:=([.$C$8]-([.E1212]*[.$C$4]))" office:value-type="float" office:value="73.05596875">
            <text:p>73.05596875</text:p>
          </table:table-cell>
          <table:table-cell table:style-name="ce6" table:formula="of:=SQRT(ABS([.$D$2]^2-[.F1212]^2))" office:value-type="float" office:value="147.945346091045">
            <text:p>147.945346091</text:p>
          </table:table-cell>
          <table:table-cell table:formula="of:=ABS([.B1212]-[.G1212])" office:value-type="float" office:value="32.5046539089592">
            <text:p>32.504653909</text:p>
          </table:table-cell>
          <table:table-cell table:number-columns-repeated="7"/>
        </table:table-row>
        <table:table-row table:style-name="ro4">
          <table:table-cell table:formula="of:=[.A1212]+[.A$4]" office:value-type="float" office:value="361.200000000008">
            <text:p>361.2</text:p>
          </table:table-cell>
          <table:table-cell table:formula="of:=[.A1213]/([.$D$4]*2)" office:value-type="float" office:value="180.600000000004">
            <text:p>180.6</text:p>
          </table:table-cell>
          <table:table-cell table:formula="of:=SQRT(ABS([.$D$2]^2-[.B1213]^2))" office:value-type="float" office:value="73.4258809957459">
            <text:p>73.4258809957</text:p>
          </table:table-cell>
          <table:table-cell table:formula="of:=([.$C$10]-[.C1213])*[.$B$4]" office:value-type="float" office:value="115368.882925886">
            <text:p>115368.882925886</text:p>
          </table:table-cell>
          <table:table-cell table:formula="of:=ROUND([.D1213])" office:value-type="float" office:value="115369">
            <text:p>115369</text:p>
          </table:table-cell>
          <table:table-cell table:formula="of:=([.$C$8]-([.E1213]*[.$C$4]))" office:value-type="float" office:value="73.42585625">
            <text:p>73.42585625</text:p>
          </table:table-cell>
          <table:table-cell table:style-name="ce6" table:formula="of:=SQRT(ABS([.$D$2]^2-[.F1213]^2))" office:value-type="float" office:value="147.762118399657">
            <text:p>147.7621183997</text:p>
          </table:table-cell>
          <table:table-cell table:formula="of:=ABS([.B1213]-[.G1213])" office:value-type="float" office:value="32.8378816003467">
            <text:p>32.8378816003</text:p>
          </table:table-cell>
          <table:table-cell table:number-columns-repeated="7"/>
        </table:table-row>
        <table:table-row table:style-name="ro4">
          <table:table-cell table:formula="of:=[.A1213]+[.A$4]" office:value-type="float" office:value="361.500000000008">
            <text:p>361.5</text:p>
          </table:table-cell>
          <table:table-cell table:formula="of:=[.A1214]/([.$D$4]*2)" office:value-type="float" office:value="180.750000000004">
            <text:p>180.75</text:p>
          </table:table-cell>
          <table:table-cell table:formula="of:=SQRT(ABS([.$D$2]^2-[.B1214]^2))" office:value-type="float" office:value="73.794054638578">
            <text:p>73.7940546386</text:p>
          </table:table-cell>
          <table:table-cell table:formula="of:=([.$C$10]-[.C1214])*[.$B$4]" office:value-type="float" office:value="114905.042116019">
            <text:p>114905.042116019</text:p>
          </table:table-cell>
          <table:table-cell table:formula="of:=ROUND([.D1214])" office:value-type="float" office:value="114905">
            <text:p>114905</text:p>
          </table:table-cell>
          <table:table-cell table:formula="of:=([.$C$8]-([.E1214]*[.$C$4]))" office:value-type="float" office:value="73.79415625">
            <text:p>73.79415625</text:p>
          </table:table-cell>
          <table:table-cell table:style-name="ce6" table:formula="of:=SQRT(ABS([.$D$2]^2-[.F1214]^2))" office:value-type="float" office:value="147.578529953888">
            <text:p>147.5785299539</text:p>
          </table:table-cell>
          <table:table-cell table:formula="of:=ABS([.B1214]-[.G1214])" office:value-type="float" office:value="33.1714700461161">
            <text:p>33.1714700461</text:p>
          </table:table-cell>
          <table:table-cell table:number-columns-repeated="7"/>
        </table:table-row>
        <table:table-row table:style-name="ro4">
          <table:table-cell table:formula="of:=[.A1214]+[.A$4]" office:value-type="float" office:value="361.800000000008">
            <text:p>361.8</text:p>
          </table:table-cell>
          <table:table-cell table:formula="of:=[.A1215]/([.$D$4]*2)" office:value-type="float" office:value="180.900000000004">
            <text:p>180.9</text:p>
          </table:table-cell>
          <table:table-cell table:formula="of:=SQRT(ABS([.$D$2]^2-[.B1215]^2))" office:value-type="float" office:value="74.1607038801645">
            <text:p>74.1607038802</text:p>
          </table:table-cell>
          <table:table-cell table:formula="of:=([.$C$10]-[.C1215])*[.$B$4]" office:value-type="float" office:value="114443.121811658">
            <text:p>114443.121811658</text:p>
          </table:table-cell>
          <table:table-cell table:formula="of:=ROUND([.D1215])" office:value-type="float" office:value="114443">
            <text:p>114443</text:p>
          </table:table-cell>
          <table:table-cell table:formula="of:=([.$C$8]-([.E1215]*[.$C$4]))" office:value-type="float" office:value="74.16086875">
            <text:p>74.16086875</text:p>
          </table:table-cell>
          <table:table-cell table:style-name="ce6" table:formula="of:=SQRT(ABS([.$D$2]^2-[.F1215]^2))" office:value-type="float" office:value="147.394591305941">
            <text:p>147.3945913059</text:p>
          </table:table-cell>
          <table:table-cell table:formula="of:=ABS([.B1215]-[.G1215])" office:value-type="float" office:value="33.5054086940633">
            <text:p>33.5054086941</text:p>
          </table:table-cell>
          <table:table-cell table:number-columns-repeated="7"/>
        </table:table-row>
        <table:table-row table:style-name="ro4">
          <table:table-cell table:formula="of:=[.A1215]+[.A$4]" office:value-type="float" office:value="362.100000000008">
            <text:p>362.1</text:p>
          </table:table-cell>
          <table:table-cell table:formula="of:=[.A1216]/([.$D$4]*2)" office:value-type="float" office:value="181.050000000004">
            <text:p>181.05</text:p>
          </table:table-cell>
          <table:table-cell table:formula="of:=SQRT(ABS([.$D$2]^2-[.B1216]^2))" office:value-type="float" office:value="74.5258512195697">
            <text:p>74.5258512196</text:p>
          </table:table-cell>
          <table:table-cell table:formula="of:=([.$C$10]-[.C1216])*[.$B$4]" office:value-type="float" office:value="113983.093667525">
            <text:p>113983.093667525</text:p>
          </table:table-cell>
          <table:table-cell table:formula="of:=ROUND([.D1216])" office:value-type="float" office:value="113983">
            <text:p>113983</text:p>
          </table:table-cell>
          <table:table-cell table:formula="of:=([.$C$8]-([.E1216]*[.$C$4]))" office:value-type="float" office:value="74.52599375">
            <text:p>74.52599375</text:p>
          </table:table-cell>
          <table:table-cell table:style-name="ce6" table:formula="of:=SQRT(ABS([.$D$2]^2-[.F1216]^2))" office:value-type="float" office:value="147.210313006851">
            <text:p>147.2103130069</text:p>
          </table:table-cell>
          <table:table-cell table:formula="of:=ABS([.B1216]-[.G1216])" office:value-type="float" office:value="33.8396869931533">
            <text:p>33.8396869932</text:p>
          </table:table-cell>
          <table:table-cell table:number-columns-repeated="7"/>
        </table:table-row>
        <table:table-row table:style-name="ro4">
          <table:table-cell table:formula="of:=[.A1216]+[.A$4]" office:value-type="float" office:value="362.400000000008">
            <text:p>362.4</text:p>
          </table:table-cell>
          <table:table-cell table:formula="of:=[.A1217]/([.$D$4]*2)" office:value-type="float" office:value="181.200000000004">
            <text:p>181.2</text:p>
          </table:table-cell>
          <table:table-cell table:formula="of:=SQRT(ABS([.$D$2]^2-[.B1217]^2))" office:value-type="float" office:value="74.8895186257827">
            <text:p>74.8895186258</text:p>
          </table:table-cell>
          <table:table-cell table:formula="of:=([.$C$10]-[.C1217])*[.$B$4]" office:value-type="float" office:value="113524.930006154">
            <text:p>113524.930006154</text:p>
          </table:table-cell>
          <table:table-cell table:formula="of:=ROUND([.D1217])" office:value-type="float" office:value="113525">
            <text:p>113525</text:p>
          </table:table-cell>
          <table:table-cell table:formula="of:=([.$C$8]-([.E1217]*[.$C$4]))" office:value-type="float" office:value="74.88953125">
            <text:p>74.88953125</text:p>
          </table:table-cell>
          <table:table-cell table:style-name="ce6" table:formula="of:=SQRT(ABS([.$D$2]^2-[.F1217]^2))" office:value-type="float" office:value="147.025705606725">
            <text:p>147.0257056067</text:p>
          </table:table-cell>
          <table:table-cell table:formula="of:=ABS([.B1217]-[.G1217])" office:value-type="float" office:value="34.1742943932793">
            <text:p>34.1742943933</text:p>
          </table:table-cell>
          <table:table-cell table:number-columns-repeated="7"/>
        </table:table-row>
        <table:table-row table:style-name="ro4">
          <table:table-cell table:formula="of:=[.A1217]+[.A$4]" office:value-type="float" office:value="362.700000000008">
            <text:p>362.7</text:p>
          </table:table-cell>
          <table:table-cell table:formula="of:=[.A1218]/([.$D$4]*2)" office:value-type="float" office:value="181.350000000004">
            <text:p>181.35</text:p>
          </table:table-cell>
          <table:table-cell table:formula="of:=SQRT(ABS([.$D$2]^2-[.B1218]^2))" office:value-type="float" office:value="75.2517275549303">
            <text:p>75.2517275549</text:p>
          </table:table-cell>
          <table:table-cell table:formula="of:=([.$C$10]-[.C1218])*[.$B$4]" office:value-type="float" office:value="113068.603796205">
            <text:p>113068.603796205</text:p>
          </table:table-cell>
          <table:table-cell table:formula="of:=ROUND([.D1218])" office:value-type="float" office:value="113069">
            <text:p>113069</text:p>
          </table:table-cell>
          <table:table-cell table:formula="of:=([.$C$8]-([.E1218]*[.$C$4]))" office:value-type="float" office:value="75.25148125">
            <text:p>75.25148125</text:p>
          </table:table-cell>
          <table:table-cell table:style-name="ce6" table:formula="of:=SQRT(ABS([.$D$2]^2-[.F1218]^2))" office:value-type="float" office:value="146.840779654975">
            <text:p>146.840779655</text:p>
          </table:table-cell>
          <table:table-cell table:formula="of:=ABS([.B1218]-[.G1218])" office:value-type="float" office:value="34.5092203450291">
            <text:p>34.509220345</text:p>
          </table:table-cell>
          <table:table-cell table:number-columns-repeated="7"/>
        </table:table-row>
        <table:table-row table:style-name="ro4">
          <table:table-cell table:formula="of:=[.A1218]+[.A$4]" office:value-type="float" office:value="363.000000000008">
            <text:p>363</text:p>
          </table:table-cell>
          <table:table-cell table:formula="of:=[.A1219]/([.$D$4]*2)" office:value-type="float" office:value="181.500000000004">
            <text:p>181.5</text:p>
          </table:table-cell>
          <table:table-cell table:formula="of:=SQRT(ABS([.$D$2]^2-[.B1219]^2))" office:value-type="float" office:value="75.612498966781">
            <text:p>75.6124989668</text:p>
          </table:table-cell>
          <table:table-cell table:formula="of:=([.$C$10]-[.C1219])*[.$B$4]" office:value-type="float" office:value="112614.088631668">
            <text:p>112614.088631668</text:p>
          </table:table-cell>
          <table:table-cell table:formula="of:=ROUND([.D1219])" office:value-type="float" office:value="112614">
            <text:p>112614</text:p>
          </table:table-cell>
          <table:table-cell table:formula="of:=([.$C$8]-([.E1219]*[.$C$4]))" office:value-type="float" office:value="75.6126375">
            <text:p>75.6126375</text:p>
          </table:table-cell>
          <table:table-cell table:style-name="ce6" table:formula="of:=SQRT(ABS([.$D$2]^2-[.F1219]^2))" office:value-type="float" office:value="146.655136460656">
            <text:p>146.6551364607</text:p>
          </table:table-cell>
          <table:table-cell table:formula="of:=ABS([.B1219]-[.G1219])" office:value-type="float" office:value="34.8448635393482">
            <text:p>34.8448635393</text:p>
          </table:table-cell>
          <table:table-cell table:number-columns-repeated="7"/>
        </table:table-row>
        <table:table-row table:style-name="ro4">
          <table:table-cell table:formula="of:=[.A1219]+[.A$4]" office:value-type="float" office:value="363.300000000008">
            <text:p>363.3</text:p>
          </table:table-cell>
          <table:table-cell table:formula="of:=[.A1220]/([.$D$4]*2)" office:value-type="float" office:value="181.650000000004">
            <text:p>181.65</text:p>
          </table:table-cell>
          <table:table-cell table:formula="of:=SQRT(ABS([.$D$2]^2-[.B1220]^2))" office:value-type="float" office:value="75.9718533405725">
            <text:p>75.9718533406</text:p>
          </table:table-cell>
          <table:table-cell table:formula="of:=([.$C$10]-[.C1220])*[.$B$4]" office:value-type="float" office:value="112161.358711931">
            <text:p>112161.358711931</text:p>
          </table:table-cell>
          <table:table-cell table:formula="of:=ROUND([.D1220])" office:value-type="float" office:value="112161">
            <text:p>112161</text:p>
          </table:table-cell>
          <table:table-cell table:formula="of:=([.$C$8]-([.E1220]*[.$C$4]))" office:value-type="float" office:value="75.97220625">
            <text:p>75.97220625</text:p>
          </table:table-cell>
          <table:table-cell table:style-name="ce6" table:formula="of:=SQRT(ABS([.$D$2]^2-[.F1220]^2))" office:value-type="float" office:value="146.469190881589">
            <text:p>146.4691908816</text:p>
          </table:table-cell>
          <table:table-cell table:formula="of:=ABS([.B1220]-[.G1220])" office:value-type="float" office:value="35.1808091184147">
            <text:p>35.1808091184</text:p>
          </table:table-cell>
          <table:table-cell table:number-columns-repeated="7"/>
        </table:table-row>
        <table:table-row table:style-name="ro4">
          <table:table-cell table:formula="of:=[.A1220]+[.A$4]" office:value-type="float" office:value="363.600000000008">
            <text:p>363.6</text:p>
          </table:table-cell>
          <table:table-cell table:formula="of:=[.A1221]/([.$D$4]*2)" office:value-type="float" office:value="181.800000000004">
            <text:p>181.8</text:p>
          </table:table-cell>
          <table:table-cell table:formula="of:=SQRT(ABS([.$D$2]^2-[.B1221]^2))" office:value-type="float" office:value="76.329810690198">
            <text:p>76.3298106902</text:p>
          </table:table-cell>
          <table:table-cell table:formula="of:=([.$C$10]-[.C1221])*[.$B$4]" office:value-type="float" office:value="111710.388822639">
            <text:p>111710.388822639</text:p>
          </table:table-cell>
          <table:table-cell table:formula="of:=ROUND([.D1221])" office:value-type="float" office:value="111710">
            <text:p>111710</text:p>
          </table:table-cell>
          <table:table-cell table:formula="of:=([.$C$8]-([.E1221]*[.$C$4]))" office:value-type="float" office:value="76.3301875">
            <text:p>76.3301875</text:p>
          </table:table-cell>
          <table:table-cell table:style-name="ce6" table:formula="of:=SQRT(ABS([.$D$2]^2-[.F1221]^2))" office:value-type="float" office:value="146.282953471055">
            <text:p>146.2829534711</text:p>
          </table:table-cell>
          <table:table-cell table:formula="of:=ABS([.B1221]-[.G1221])" office:value-type="float" office:value="35.517046528949">
            <text:p>35.5170465289</text:p>
          </table:table-cell>
          <table:table-cell table:number-columns-repeated="7"/>
        </table:table-row>
        <table:table-row table:style-name="ro4">
          <table:table-cell table:formula="of:=[.A1221]+[.A$4]" office:value-type="float" office:value="363.900000000008">
            <text:p>363.9</text:p>
          </table:table-cell>
          <table:table-cell table:formula="of:=[.A1222]/([.$D$4]*2)" office:value-type="float" office:value="181.950000000004">
            <text:p>181.95</text:p>
          </table:table-cell>
          <table:table-cell table:formula="of:=SQRT(ABS([.$D$2]^2-[.B1222]^2))" office:value-type="float" office:value="76.6863905787818">
            <text:p>76.6863905788</text:p>
          </table:table-cell>
          <table:table-cell table:formula="of:=([.$C$10]-[.C1222])*[.$B$4]" office:value-type="float" office:value="111261.154317337">
            <text:p>111261.154317337</text:p>
          </table:table-cell>
          <table:table-cell table:formula="of:=ROUND([.D1222])" office:value-type="float" office:value="111261">
            <text:p>111261</text:p>
          </table:table-cell>
          <table:table-cell table:formula="of:=([.$C$8]-([.E1222]*[.$C$4]))" office:value-type="float" office:value="76.68658125">
            <text:p>76.68658125</text:p>
          </table:table-cell>
          <table:table-cell table:style-name="ce6" table:formula="of:=SQRT(ABS([.$D$2]^2-[.F1222]^2))" office:value-type="float" office:value="146.096434782602">
            <text:p>146.0964347826</text:p>
          </table:table-cell>
          <table:table-cell table:formula="of:=ABS([.B1222]-[.G1222])" office:value-type="float" office:value="35.8535652174018">
            <text:p>35.8535652174</text:p>
          </table:table-cell>
          <table:table-cell table:number-columns-repeated="7"/>
        </table:table-row>
        <table:table-row table:style-name="ro4">
          <table:table-cell table:formula="of:=[.A1222]+[.A$4]" office:value-type="float" office:value="364.200000000008">
            <text:p>364.2</text:p>
          </table:table-cell>
          <table:table-cell table:formula="of:=[.A1223]/([.$D$4]*2)" office:value-type="float" office:value="182.100000000004">
            <text:p>182.1</text:p>
          </table:table-cell>
          <table:table-cell table:formula="of:=SQRT(ABS([.$D$2]^2-[.B1223]^2))" office:value-type="float" office:value="77.0416121326745">
            <text:p>77.0416121327</text:p>
          </table:table-cell>
          <table:table-cell table:formula="of:=([.$C$10]-[.C1223])*[.$B$4]" office:value-type="float" office:value="110813.631099834">
            <text:p>110813.631099834</text:p>
          </table:table-cell>
          <table:table-cell table:formula="of:=ROUND([.D1223])" office:value-type="float" office:value="110814">
            <text:p>110814</text:p>
          </table:table-cell>
          <table:table-cell table:formula="of:=([.$C$8]-([.E1223]*[.$C$4]))" office:value-type="float" office:value="77.0413875">
            <text:p>77.0413875</text:p>
          </table:table-cell>
          <table:table-cell table:style-name="ce6" table:formula="of:=SQRT(ABS([.$D$2]^2-[.F1223]^2))" office:value-type="float" office:value="145.909645370259">
            <text:p>145.9096453703</text:p>
          </table:table-cell>
          <table:table-cell table:formula="of:=ABS([.B1223]-[.G1223])" office:value-type="float" office:value="36.1903546297447">
            <text:p>36.1903546297</text:p>
          </table:table-cell>
          <table:table-cell table:number-columns-repeated="7"/>
        </table:table-row>
        <table:table-row table:style-name="ro4">
          <table:table-cell table:formula="of:=[.A1223]+[.A$4]" office:value-type="float" office:value="364.500000000008">
            <text:p>364.5</text:p>
          </table:table-cell>
          <table:table-cell table:formula="of:=[.A1224]/([.$D$4]*2)" office:value-type="float" office:value="182.250000000004">
            <text:p>182.25</text:p>
          </table:table-cell>
          <table:table-cell table:formula="of:=SQRT(ABS([.$D$2]^2-[.B1224]^2))" office:value-type="float" office:value="77.3954940548962">
            <text:p>77.3954940549</text:p>
          </table:table-cell>
          <table:table-cell table:formula="of:=([.$C$10]-[.C1224])*[.$B$4]" office:value-type="float" office:value="110367.795607271">
            <text:p>110367.795607271</text:p>
          </table:table-cell>
          <table:table-cell table:formula="of:=ROUND([.D1224])" office:value-type="float" office:value="110368">
            <text:p>110368</text:p>
          </table:table-cell>
          <table:table-cell table:formula="of:=([.$C$8]-([.E1224]*[.$C$4]))" office:value-type="float" office:value="77.3954">
            <text:p>77.3954</text:p>
          </table:table-cell>
          <table:table-cell table:style-name="ce6" table:formula="of:=SQRT(ABS([.$D$2]^2-[.F1224]^2))" office:value-type="float" office:value="145.722174218065">
            <text:p>145.7221742181</text:p>
          </table:table-cell>
          <table:table-cell table:formula="of:=ABS([.B1224]-[.G1224])" office:value-type="float" office:value="36.5278257819394">
            <text:p>36.5278257819</text:p>
          </table:table-cell>
          <table:table-cell table:number-columns-repeated="7"/>
        </table:table-row>
        <table:table-row table:style-name="ro4">
          <table:table-cell table:formula="of:=[.A1224]+[.A$4]" office:value-type="float" office:value="364.800000000008">
            <text:p>364.8</text:p>
          </table:table-cell>
          <table:table-cell table:formula="of:=[.A1225]/([.$D$4]*2)" office:value-type="float" office:value="182.400000000004">
            <text:p>182.4</text:p>
          </table:table-cell>
          <table:table-cell table:formula="of:=SQRT(ABS([.$D$2]^2-[.B1225]^2))" office:value-type="float" office:value="77.7480546380517">
            <text:p>77.7480546381</text:p>
          </table:table-cell>
          <table:table-cell table:formula="of:=([.$C$10]-[.C1225])*[.$B$4]" office:value-type="float" office:value="109923.624793847">
            <text:p>109923.624793847</text:p>
          </table:table-cell>
          <table:table-cell table:formula="of:=ROUND([.D1225])" office:value-type="float" office:value="109924">
            <text:p>109924</text:p>
          </table:table-cell>
          <table:table-cell table:formula="of:=([.$C$8]-([.E1225]*[.$C$4]))" office:value-type="float" office:value="77.747825">
            <text:p>77.747825</text:p>
          </table:table-cell>
          <table:table-cell table:style-name="ce6" table:formula="of:=SQRT(ABS([.$D$2]^2-[.F1225]^2))" office:value-type="float" office:value="145.534448526008">
            <text:p>145.534448526</text:p>
          </table:table-cell>
          <table:table-cell table:formula="of:=ABS([.B1225]-[.G1225])" office:value-type="float" office:value="36.8655514739957">
            <text:p>36.865551474</text:p>
          </table:table-cell>
          <table:table-cell table:number-columns-repeated="7"/>
        </table:table-row>
        <table:table-row table:style-name="ro4">
          <table:table-cell table:formula="of:=[.A1225]+[.A$4]" office:value-type="float" office:value="365.100000000008">
            <text:p>365.1</text:p>
          </table:table-cell>
          <table:table-cell table:formula="of:=[.A1226]/([.$D$4]*2)" office:value-type="float" office:value="182.550000000004">
            <text:p>182.55</text:p>
          </table:table-cell>
          <table:table-cell table:formula="of:=SQRT(ABS([.$D$2]^2-[.B1226]^2))" office:value-type="float" office:value="78.0993117767467">
            <text:p>78.0993117767</text:p>
          </table:table-cell>
          <table:table-cell table:formula="of:=([.$C$10]-[.C1226])*[.$B$4]" office:value-type="float" office:value="109481.096115176">
            <text:p>109481.096115176</text:p>
          </table:table-cell>
          <table:table-cell table:formula="of:=ROUND([.D1226])" office:value-type="float" office:value="109481">
            <text:p>109481</text:p>
          </table:table-cell>
          <table:table-cell table:formula="of:=([.$C$8]-([.E1226]*[.$C$4]))" office:value-type="float" office:value="78.09945625">
            <text:p>78.09945625</text:p>
          </table:table-cell>
          <table:table-cell table:style-name="ce6" table:formula="of:=SQRT(ABS([.$D$2]^2-[.F1226]^2))" office:value-type="float" office:value="145.346052349055">
            <text:p>145.3460523491</text:p>
          </table:table-cell>
          <table:table-cell table:formula="of:=ABS([.B1226]-[.G1226])" office:value-type="float" office:value="37.2039476509487">
            <text:p>37.2039476509</text:p>
          </table:table-cell>
          <table:table-cell table:number-columns-repeated="7"/>
        </table:table-row>
        <table:table-row table:style-name="ro4">
          <table:table-cell table:formula="of:=[.A1226]+[.A$4]" office:value-type="float" office:value="365.400000000008">
            <text:p>365.4</text:p>
          </table:table-cell>
          <table:table-cell table:formula="of:=[.A1227]/([.$D$4]*2)" office:value-type="float" office:value="182.700000000004">
            <text:p>182.7</text:p>
          </table:table-cell>
          <table:table-cell table:formula="of:=SQRT(ABS([.$D$2]^2-[.B1227]^2))" office:value-type="float" office:value="78.4492829795243">
            <text:p>78.4492829795</text:p>
          </table:table-cell>
          <table:table-cell table:formula="of:=([.$C$10]-[.C1227])*[.$B$4]" office:value-type="float" office:value="109040.187513252">
            <text:p>109040.187513252</text:p>
          </table:table-cell>
          <table:table-cell table:formula="of:=ROUND([.D1227])" office:value-type="float" office:value="109040">
            <text:p>109040</text:p>
          </table:table-cell>
          <table:table-cell table:formula="of:=([.$C$8]-([.E1227]*[.$C$4]))" office:value-type="float" office:value="78.4495">
            <text:p>78.4495</text:p>
          </table:table-cell>
          <table:table-cell table:style-name="ce6" table:formula="of:=SQRT(ABS([.$D$2]^2-[.F1227]^2))" office:value-type="float" office:value="145.157417825442">
            <text:p>145.1574178254</text:p>
          </table:table-cell>
          <table:table-cell table:formula="of:=ABS([.B1227]-[.G1227])" office:value-type="float" office:value="37.5425821745619">
            <text:p>37.5425821746</text:p>
          </table:table-cell>
          <table:table-cell table:number-columns-repeated="7"/>
        </table:table-row>
        <table:table-row table:style-name="ro4">
          <table:table-cell table:formula="of:=[.A1227]+[.A$4]" office:value-type="float" office:value="365.700000000008">
            <text:p>365.7</text:p>
          </table:table-cell>
          <table:table-cell table:formula="of:=[.A1228]/([.$D$4]*2)" office:value-type="float" office:value="182.850000000004">
            <text:p>182.85</text:p>
          </table:table-cell>
          <table:table-cell table:formula="of:=SQRT(ABS([.$D$2]^2-[.B1228]^2))" office:value-type="float" office:value="78.7979853803477">
            <text:p>78.7979853803</text:p>
          </table:table-cell>
          <table:table-cell table:formula="of:=([.$C$10]-[.C1228])*[.$B$4]" office:value-type="float" office:value="108600.877401978">
            <text:p>108600.877401978</text:p>
          </table:table-cell>
          <table:table-cell table:formula="of:=ROUND([.D1228])" office:value-type="float" office:value="108601">
            <text:p>108601</text:p>
          </table:table-cell>
          <table:table-cell table:formula="of:=([.$C$8]-([.E1228]*[.$C$4]))" office:value-type="float" office:value="78.79795625">
            <text:p>78.79795625</text:p>
          </table:table-cell>
          <table:table-cell table:style-name="ce6" table:formula="of:=SQRT(ABS([.$D$2]^2-[.F1228]^2))" office:value-type="float" office:value="144.968555524373">
            <text:p>144.9685555244</text:p>
          </table:table-cell>
          <table:table-cell table:formula="of:=ABS([.B1228]-[.G1228])" office:value-type="float" office:value="37.8814444756315">
            <text:p>37.8814444756</text:p>
          </table:table-cell>
          <table:table-cell table:number-columns-repeated="7"/>
        </table:table-row>
        <table:table-row table:style-name="ro4">
          <table:table-cell table:formula="of:=[.A1228]+[.A$4]" office:value-type="float" office:value="366.000000000008">
            <text:p>366</text:p>
          </table:table-cell>
          <table:table-cell table:formula="of:=[.A1229]/([.$D$4]*2)" office:value-type="float" office:value="183.000000000004">
            <text:p>183</text:p>
          </table:table-cell>
          <table:table-cell table:formula="of:=SQRT(ABS([.$D$2]^2-[.B1229]^2))" office:value-type="float" office:value="79.1454357496469">
            <text:p>79.1454357496</text:p>
          </table:table-cell>
          <table:table-cell table:formula="of:=([.$C$10]-[.C1229])*[.$B$4]" office:value-type="float" office:value="108163.144653255">
            <text:p>108163.144653255</text:p>
          </table:table-cell>
          <table:table-cell table:formula="of:=ROUND([.D1229])" office:value-type="float" office:value="108163">
            <text:p>108163</text:p>
          </table:table-cell>
          <table:table-cell table:formula="of:=([.$C$8]-([.E1229]*[.$C$4]))" office:value-type="float" office:value="79.14561875">
            <text:p>79.14561875</text:p>
          </table:table-cell>
          <table:table-cell table:style-name="ce6" table:formula="of:=SQRT(ABS([.$D$2]^2-[.F1229]^2))" office:value-type="float" office:value="144.779042104442">
            <text:p>144.7790421044</text:p>
          </table:table-cell>
          <table:table-cell table:formula="of:=ABS([.B1229]-[.G1229])" office:value-type="float" office:value="38.2209578955625">
            <text:p>38.2209578956</text:p>
          </table:table-cell>
          <table:table-cell table:number-columns-repeated="7"/>
        </table:table-row>
        <table:table-row table:style-name="ro4">
          <table:table-cell table:formula="of:=[.A1229]+[.A$4]" office:value-type="float" office:value="366.300000000008">
            <text:p>366.3</text:p>
          </table:table-cell>
          <table:table-cell table:formula="of:=[.A1230]/([.$D$4]*2)" office:value-type="float" office:value="183.150000000004">
            <text:p>183.15</text:p>
          </table:table-cell>
          <table:table-cell table:formula="of:=SQRT(ABS([.$D$2]^2-[.B1230]^2))" office:value-type="float" office:value="79.4916505049524">
            <text:p>79.491650505</text:p>
          </table:table-cell>
          <table:table-cell table:formula="of:=([.$C$10]-[.C1230])*[.$B$4]" office:value-type="float" office:value="107726.968583578">
            <text:p>107726.968583578</text:p>
          </table:table-cell>
          <table:table-cell table:formula="of:=ROUND([.D1230])" office:value-type="float" office:value="107727">
            <text:p>107727</text:p>
          </table:table-cell>
          <table:table-cell table:formula="of:=([.$C$8]-([.E1230]*[.$C$4]))" office:value-type="float" office:value="79.49169375">
            <text:p>79.49169375</text:p>
          </table:table-cell>
          <table:table-cell table:style-name="ce6" table:formula="of:=SQRT(ABS([.$D$2]^2-[.F1230]^2))" office:value-type="float" office:value="144.589317118369">
            <text:p>144.5893171184</text:p>
          </table:table-cell>
          <table:table-cell table:formula="of:=ABS([.B1230]-[.G1230])" office:value-type="float" office:value="38.5606828816353">
            <text:p>38.5606828816</text:p>
          </table:table-cell>
          <table:table-cell table:number-columns-repeated="7"/>
        </table:table-row>
        <table:table-row table:style-name="ro4">
          <table:table-cell table:formula="of:=[.A1230]+[.A$4]" office:value-type="float" office:value="366.600000000008">
            <text:p>366.6</text:p>
          </table:table-cell>
          <table:table-cell table:formula="of:=[.A1231]/([.$D$4]*2)" office:value-type="float" office:value="183.300000000004">
            <text:p>183.3</text:p>
          </table:table-cell>
          <table:table-cell table:formula="of:=SQRT(ABS([.$D$2]^2-[.B1231]^2))" office:value-type="float" office:value="79.8366457211317">
            <text:p>79.8366457211</text:p>
          </table:table-cell>
          <table:table-cell table:formula="of:=([.$C$10]-[.C1231])*[.$B$4]" office:value-type="float" office:value="107292.328941148">
            <text:p>107292.328941148</text:p>
          </table:table-cell>
          <table:table-cell table:formula="of:=ROUND([.D1231])" office:value-type="float" office:value="107292">
            <text:p>107292</text:p>
          </table:table-cell>
          <table:table-cell table:formula="of:=([.$C$8]-([.E1231]*[.$C$4]))" office:value-type="float" office:value="79.836975">
            <text:p>79.836975</text:p>
          </table:table-cell>
          <table:table-cell table:style-name="ce6" table:formula="of:=SQRT(ABS([.$D$2]^2-[.F1231]^2))" office:value-type="float" office:value="144.398952291384">
            <text:p>144.3989522914</text:p>
          </table:table-cell>
          <table:table-cell table:formula="of:=ABS([.B1231]-[.G1231])" office:value-type="float" office:value="38.9010477086202">
            <text:p>38.9010477086</text:p>
          </table:table-cell>
          <table:table-cell table:number-columns-repeated="7"/>
        </table:table-row>
        <table:table-row table:style-name="ro4">
          <table:table-cell table:formula="of:=[.A1231]+[.A$4]" office:value-type="float" office:value="366.900000000008">
            <text:p>366.9</text:p>
          </table:table-cell>
          <table:table-cell table:formula="of:=[.A1232]/([.$D$4]*2)" office:value-type="float" office:value="183.450000000004">
            <text:p>183.45</text:p>
          </table:table-cell>
          <table:table-cell table:formula="of:=SQRT(ABS([.$D$2]^2-[.B1232]^2))" office:value-type="float" office:value="80.1804371402495">
            <text:p>80.1804371402</text:p>
          </table:table-cell>
          <table:table-cell table:formula="of:=([.$C$10]-[.C1232])*[.$B$4]" office:value-type="float" office:value="106859.20589344">
            <text:p>106859.20589344</text:p>
          </table:table-cell>
          <table:table-cell table:formula="of:=ROUND([.D1232])" office:value-type="float" office:value="106859">
            <text:p>106859</text:p>
          </table:table-cell>
          <table:table-cell table:formula="of:=([.$C$8]-([.E1232]*[.$C$4]))" office:value-type="float" office:value="80.18066875">
            <text:p>80.18066875</text:p>
          </table:table-cell>
          <table:table-cell table:style-name="ce6" table:formula="of:=SQRT(ABS([.$D$2]^2-[.F1232]^2))" office:value-type="float" office:value="144.208392123353">
            <text:p>144.2083921234</text:p>
          </table:table-cell>
          <table:table-cell table:formula="of:=ABS([.B1232]-[.G1232])" office:value-type="float" office:value="39.241607876651">
            <text:p>39.2416078767</text:p>
          </table:table-cell>
          <table:table-cell table:number-columns-repeated="7"/>
        </table:table-row>
        <table:table-row table:style-name="ro4">
          <table:table-cell table:formula="of:=[.A1232]+[.A$4]" office:value-type="float" office:value="367.200000000008">
            <text:p>367.2</text:p>
          </table:table-cell>
          <table:table-cell table:formula="of:=[.A1233]/([.$D$4]*2)" office:value-type="float" office:value="183.600000000004">
            <text:p>183.6</text:p>
          </table:table-cell>
          <table:table-cell table:formula="of:=SQRT(ABS([.$D$2]^2-[.B1233]^2))" office:value-type="float" office:value="80.5230401810656">
            <text:p>80.5230401811</text:p>
          </table:table-cell>
          <table:table-cell table:formula="of:=([.$C$10]-[.C1233])*[.$B$4]" office:value-type="float" office:value="106427.580015247">
            <text:p>106427.580015247</text:p>
          </table:table-cell>
          <table:table-cell table:formula="of:=ROUND([.D1233])" office:value-type="float" office:value="106428">
            <text:p>106428</text:p>
          </table:table-cell>
          <table:table-cell table:formula="of:=([.$C$8]-([.E1233]*[.$C$4]))" office:value-type="float" office:value="80.522775">
            <text:p>80.522775</text:p>
          </table:table-cell>
          <table:table-cell table:style-name="ce6" table:formula="of:=SQRT(ABS([.$D$2]^2-[.F1233]^2))" office:value-type="float" office:value="144.017647204429">
            <text:p>144.0176472044</text:p>
          </table:table-cell>
          <table:table-cell table:formula="of:=ABS([.B1233]-[.G1233])" office:value-type="float" office:value="39.5823527955751">
            <text:p>39.5823527956</text:p>
          </table:table-cell>
          <table:table-cell table:number-columns-repeated="7"/>
        </table:table-row>
        <table:table-row table:style-name="ro4">
          <table:table-cell table:formula="of:=[.A1233]+[.A$4]" office:value-type="float" office:value="367.500000000008">
            <text:p>367.5</text:p>
          </table:table-cell>
          <table:table-cell table:formula="of:=[.A1234]/([.$D$4]*2)" office:value-type="float" office:value="183.750000000004">
            <text:p>183.75</text:p>
          </table:table-cell>
          <table:table-cell table:formula="of:=SQRT(ABS([.$D$2]^2-[.B1234]^2))" office:value-type="float" office:value="80.8644699481887">
            <text:p>80.8644699482</text:p>
          </table:table-cell>
          <table:table-cell table:formula="of:=([.$C$10]-[.C1234])*[.$B$4]" office:value-type="float" office:value="105997.432277139">
            <text:p>105997.432277139</text:p>
          </table:table-cell>
          <table:table-cell table:formula="of:=ROUND([.D1234])" office:value-type="float" office:value="105997">
            <text:p>105997</text:p>
          </table:table-cell>
          <table:table-cell table:formula="of:=([.$C$8]-([.E1234]*[.$C$4]))" office:value-type="float" office:value="80.86488125">
            <text:p>80.86488125</text:p>
          </table:table-cell>
          <table:table-cell table:style-name="ce6" table:formula="of:=SQRT(ABS([.$D$2]^2-[.F1234]^2))" office:value-type="float" office:value="143.82583558048">
            <text:p>143.8258355805</text:p>
          </table:table-cell>
          <table:table-cell table:formula="of:=ABS([.B1234]-[.G1234])" office:value-type="float" office:value="39.9241644195236">
            <text:p>39.9241644195</text:p>
          </table:table-cell>
          <table:table-cell table:number-columns-repeated="7"/>
        </table:table-row>
        <table:table-row table:style-name="ro4">
          <table:table-cell table:formula="of:=[.A1234]+[.A$4]" office:value-type="float" office:value="367.800000000008">
            <text:p>367.8</text:p>
          </table:table-cell>
          <table:table-cell table:formula="of:=[.A1235]/([.$D$4]*2)" office:value-type="float" office:value="183.900000000004">
            <text:p>183.9</text:p>
          </table:table-cell>
          <table:table-cell table:formula="of:=SQRT(ABS([.$D$2]^2-[.B1235]^2))" office:value-type="float" office:value="81.2047412408999">
            <text:p>81.2047412409</text:p>
          </table:table-cell>
          <table:table-cell table:formula="of:=([.$C$10]-[.C1235])*[.$B$4]" office:value-type="float" office:value="105568.744034353">
            <text:p>105568.744034353</text:p>
          </table:table-cell>
          <table:table-cell table:formula="of:=ROUND([.D1235])" office:value-type="float" office:value="105569">
            <text:p>105569</text:p>
          </table:table-cell>
          <table:table-cell table:formula="of:=([.$C$8]-([.E1235]*[.$C$4]))" office:value-type="float" office:value="81.20460625">
            <text:p>81.20460625</text:p>
          </table:table-cell>
          <table:table-cell table:style-name="ce6" table:formula="of:=SQRT(ABS([.$D$2]^2-[.F1235]^2))" office:value-type="float" office:value="143.634299259552">
            <text:p>143.6342992596</text:p>
          </table:table-cell>
          <table:table-cell table:formula="of:=ABS([.B1235]-[.G1235])" office:value-type="float" office:value="40.2657007404524">
            <text:p>40.2657007405</text:p>
          </table:table-cell>
          <table:table-cell table:number-columns-repeated="7"/>
        </table:table-row>
        <table:table-row table:style-name="ro4">
          <table:table-cell table:formula="of:=[.A1235]+[.A$4]" office:value-type="float" office:value="368.100000000008">
            <text:p>368.1</text:p>
          </table:table-cell>
          <table:table-cell table:formula="of:=[.A1236]/([.$D$4]*2)" office:value-type="float" office:value="184.050000000004">
            <text:p>184.05</text:p>
          </table:table-cell>
          <table:table-cell table:formula="of:=SQRT(ABS([.$D$2]^2-[.B1236]^2))" office:value-type="float" office:value="81.5438685616614">
            <text:p>81.5438685617</text:p>
          </table:table-cell>
          <table:table-cell table:formula="of:=([.$C$10]-[.C1236])*[.$B$4]" office:value-type="float" office:value="105141.497016071">
            <text:p>105141.497016071</text:p>
          </table:table-cell>
          <table:table-cell table:formula="of:=ROUND([.D1236])" office:value-type="float" office:value="105141">
            <text:p>105141</text:p>
          </table:table-cell>
          <table:table-cell table:formula="of:=([.$C$8]-([.E1236]*[.$C$4]))" office:value-type="float" office:value="81.54433125">
            <text:p>81.54433125</text:p>
          </table:table-cell>
          <table:table-cell table:style-name="ce6" table:formula="of:=SQRT(ABS([.$D$2]^2-[.F1236]^2))" office:value-type="float" office:value="143.441702586766">
            <text:p>143.4417025868</text:p>
          </table:table-cell>
          <table:table-cell table:formula="of:=ABS([.B1236]-[.G1236])" office:value-type="float" office:value="40.608297413238">
            <text:p>40.6082974132</text:p>
          </table:table-cell>
          <table:table-cell table:number-columns-repeated="7"/>
        </table:table-row>
        <table:table-row table:style-name="ro4">
          <table:table-cell table:formula="of:=[.A1236]+[.A$4]" office:value-type="float" office:value="368.400000000008">
            <text:p>368.4</text:p>
          </table:table-cell>
          <table:table-cell table:formula="of:=[.A1237]/([.$D$4]*2)" office:value-type="float" office:value="184.200000000004">
            <text:p>184.2</text:p>
          </table:table-cell>
          <table:table-cell table:formula="of:=SQRT(ABS([.$D$2]^2-[.B1237]^2))" office:value-type="float" office:value="81.8818661243227">
            <text:p>81.8818661243</text:p>
          </table:table-cell>
          <table:table-cell table:formula="of:=([.$C$10]-[.C1237])*[.$B$4]" office:value-type="float" office:value="104715.67331508">
            <text:p>104715.67331508</text:p>
          </table:table-cell>
          <table:table-cell table:formula="of:=ROUND([.D1237])" office:value-type="float" office:value="104716">
            <text:p>104716</text:p>
          </table:table-cell>
          <table:table-cell table:formula="of:=([.$C$8]-([.E1237]*[.$C$4]))" office:value-type="float" office:value="81.881675">
            <text:p>81.881675</text:p>
          </table:table-cell>
          <table:table-cell table:style-name="ce6" table:formula="of:=SQRT(ABS([.$D$2]^2-[.F1237]^2))" office:value-type="float" office:value="143.249402439223">
            <text:p>143.2494024392</text:p>
          </table:table-cell>
          <table:table-cell table:formula="of:=ABS([.B1237]-[.G1237])" office:value-type="float" office:value="40.9505975607814">
            <text:p>40.9505975608</text:p>
          </table:table-cell>
          <table:table-cell table:number-columns-repeated="7"/>
        </table:table-row>
        <table:table-row table:style-name="ro4">
          <table:table-cell table:formula="of:=[.A1237]+[.A$4]" office:value-type="float" office:value="368.700000000008">
            <text:p>368.7</text:p>
          </table:table-cell>
          <table:table-cell table:formula="of:=[.A1238]/([.$D$4]*2)" office:value-type="float" office:value="184.350000000004">
            <text:p>184.35</text:p>
          </table:table-cell>
          <table:table-cell table:formula="of:=SQRT(ABS([.$D$2]^2-[.B1238]^2))" office:value-type="float" office:value="82.2187478620388">
            <text:p>82.218747862</text:p>
          </table:table-cell>
          <table:table-cell table:formula="of:=([.$C$10]-[.C1238])*[.$B$4]" office:value-type="float" office:value="104291.2553778">
            <text:p>104291.2553778</text:p>
          </table:table-cell>
          <table:table-cell table:formula="of:=ROUND([.D1238])" office:value-type="float" office:value="104291">
            <text:p>104291</text:p>
          </table:table-cell>
          <table:table-cell table:formula="of:=([.$C$8]-([.E1238]*[.$C$4]))" office:value-type="float" office:value="82.21901875">
            <text:p>82.21901875</text:p>
          </table:table-cell>
          <table:table-cell table:style-name="ce6" table:formula="of:=SQRT(ABS([.$D$2]^2-[.F1238]^2))" office:value-type="float" office:value="143.05604830201">
            <text:p>143.056048302</text:p>
          </table:table-cell>
          <table:table-cell table:formula="of:=ABS([.B1238]-[.G1238])" office:value-type="float" office:value="41.2939516979937">
            <text:p>41.293951698</text:p>
          </table:table-cell>
          <table:table-cell table:number-columns-repeated="7"/>
        </table:table-row>
        <table:table-row table:style-name="ro4">
          <table:table-cell table:formula="of:=[.A1238]+[.A$4]" office:value-type="float" office:value="369.000000000008">
            <text:p>369</text:p>
          </table:table-cell>
          <table:table-cell table:formula="of:=[.A1239]/([.$D$4]*2)" office:value-type="float" office:value="184.500000000004">
            <text:p>184.5</text:p>
          </table:table-cell>
          <table:table-cell table:formula="of:=SQRT(ABS([.$D$2]^2-[.B1239]^2))" office:value-type="float" office:value="82.5545274349113">
            <text:p>82.5545274349</text:p>
          </table:table-cell>
          <table:table-cell table:formula="of:=([.$C$10]-[.C1239])*[.$B$4]" office:value-type="float" office:value="103868.225994654">
            <text:p>103868.225994654</text:p>
          </table:table-cell>
          <table:table-cell table:formula="of:=ROUND([.D1239])" office:value-type="float" office:value="103868">
            <text:p>103868</text:p>
          </table:table-cell>
          <table:table-cell table:formula="of:=([.$C$8]-([.E1239]*[.$C$4]))" office:value-type="float" office:value="82.554775">
            <text:p>82.554775</text:p>
          </table:table-cell>
          <table:table-cell table:style-name="ce6" table:formula="of:=SQRT(ABS([.$D$2]^2-[.F1239]^2))" office:value-type="float" office:value="142.862553262566">
            <text:p>142.8625532626</text:p>
          </table:table-cell>
          <table:table-cell table:formula="of:=ABS([.B1239]-[.G1239])" office:value-type="float" office:value="41.6374467374386">
            <text:p>41.6374467374</text:p>
          </table:table-cell>
          <table:table-cell table:number-columns-repeated="7"/>
        </table:table-row>
        <table:table-row table:style-name="ro4">
          <table:table-cell table:formula="of:=[.A1239]+[.A$4]" office:value-type="float" office:value="369.300000000008">
            <text:p>369.3</text:p>
          </table:table-cell>
          <table:table-cell table:formula="of:=[.A1240]/([.$D$4]*2)" office:value-type="float" office:value="184.650000000004">
            <text:p>184.65</text:p>
          </table:table-cell>
          <table:table-cell table:formula="of:=SQRT(ABS([.$D$2]^2-[.B1240]^2))" office:value-type="float" office:value="82.889218237365">
            <text:p>82.8892182374</text:p>
          </table:table-cell>
          <table:table-cell table:formula="of:=([.$C$10]-[.C1240])*[.$B$4]" office:value-type="float" office:value="103446.568290775">
            <text:p>103446.568290775</text:p>
          </table:table-cell>
          <table:table-cell table:formula="of:=ROUND([.D1240])" office:value-type="float" office:value="103447">
            <text:p>103447</text:p>
          </table:table-cell>
          <table:table-cell table:formula="of:=([.$C$8]-([.E1240]*[.$C$4]))" office:value-type="float" office:value="82.88894375">
            <text:p>82.88894375</text:p>
          </table:table-cell>
          <table:table-cell table:style-name="ce6" table:formula="of:=SQRT(ABS([.$D$2]^2-[.F1240]^2))" office:value-type="float" office:value="142.668927955632">
            <text:p>142.6689279556</text:p>
          </table:table-cell>
          <table:table-cell table:formula="of:=ABS([.B1240]-[.G1240])" office:value-type="float" office:value="41.981072044372">
            <text:p>41.9810720444</text:p>
          </table:table-cell>
          <table:table-cell table:number-columns-repeated="7"/>
        </table:table-row>
        <table:table-row table:style-name="ro4">
          <table:table-cell table:formula="of:=[.A1240]+[.A$4]" office:value-type="float" office:value="369.600000000008">
            <text:p>369.6</text:p>
          </table:table-cell>
          <table:table-cell table:formula="of:=[.A1241]/([.$D$4]*2)" office:value-type="float" office:value="184.800000000004">
            <text:p>184.8</text:p>
          </table:table-cell>
          <table:table-cell table:formula="of:=SQRT(ABS([.$D$2]^2-[.B1241]^2))" office:value-type="float" office:value="83.2228334052712">
            <text:p>83.2228334053</text:p>
          </table:table-cell>
          <table:table-cell table:formula="of:=([.$C$10]-[.C1241])*[.$B$4]" office:value-type="float" office:value="103026.265717035">
            <text:p>103026.265717035</text:p>
          </table:table-cell>
          <table:table-cell table:formula="of:=ROUND([.D1241])" office:value-type="float" office:value="103026">
            <text:p>103026</text:p>
          </table:table-cell>
          <table:table-cell table:formula="of:=([.$C$8]-([.E1241]*[.$C$4]))" office:value-type="float" office:value="83.2231125">
            <text:p>83.2231125</text:p>
          </table:table-cell>
          <table:table-cell table:style-name="ce6" table:formula="of:=SQRT(ABS([.$D$2]^2-[.F1241]^2))" office:value-type="float" office:value="142.474255729982">
            <text:p>142.47425573</text:p>
          </table:table-cell>
          <table:table-cell table:formula="of:=ABS([.B1241]-[.G1241])" office:value-type="float" office:value="42.325744270022">
            <text:p>42.32574427</text:p>
          </table:table-cell>
          <table:table-cell table:number-columns-repeated="7"/>
        </table:table-row>
        <table:table-row table:style-name="ro4">
          <table:table-cell table:formula="of:=[.A1241]+[.A$4]" office:value-type="float" office:value="369.900000000008">
            <text:p>369.9</text:p>
          </table:table-cell>
          <table:table-cell table:formula="of:=[.A1242]/([.$D$4]*2)" office:value-type="float" office:value="184.950000000004">
            <text:p>184.95</text:p>
          </table:table-cell>
          <table:table-cell table:formula="of:=SQRT(ABS([.$D$2]^2-[.B1242]^2))" office:value-type="float" office:value="83.5553858228273">
            <text:p>83.5553858228</text:p>
          </table:table-cell>
          <table:table-cell table:formula="of:=([.$C$10]-[.C1242])*[.$B$4]" office:value-type="float" office:value="102607.302041374">
            <text:p>102607.302041374</text:p>
          </table:table-cell>
          <table:table-cell table:formula="of:=ROUND([.D1242])" office:value-type="float" office:value="102607">
            <text:p>102607</text:p>
          </table:table-cell>
          <table:table-cell table:formula="of:=([.$C$8]-([.E1242]*[.$C$4]))" office:value-type="float" office:value="83.55569375">
            <text:p>83.55569375</text:p>
          </table:table-cell>
          <table:table-cell table:style-name="ce6" table:formula="of:=SQRT(ABS([.$D$2]^2-[.F1242]^2))" office:value-type="float" office:value="142.279464582758">
            <text:p>142.2794645828</text:p>
          </table:table-cell>
          <table:table-cell table:formula="of:=ABS([.B1242]-[.G1242])" office:value-type="float" office:value="42.6705354172464">
            <text:p>42.6705354172</text:p>
          </table:table-cell>
          <table:table-cell table:number-columns-repeated="7"/>
        </table:table-row>
        <table:table-row table:style-name="ro4">
          <table:table-cell table:formula="of:=[.A1242]+[.A$4]" office:value-type="float" office:value="370.200000000008">
            <text:p>370.2</text:p>
          </table:table-cell>
          <table:table-cell table:formula="of:=[.A1243]/([.$D$4]*2)" office:value-type="float" office:value="185.100000000004">
            <text:p>185.1</text:p>
          </table:table-cell>
          <table:table-cell table:formula="of:=SQRT(ABS([.$D$2]^2-[.B1243]^2))" office:value-type="float" office:value="83.8868881292037">
            <text:p>83.8868881292</text:p>
          </table:table-cell>
          <table:table-cell table:formula="of:=([.$C$10]-[.C1243])*[.$B$4]" office:value-type="float" office:value="102189.661340427">
            <text:p>102189.661340427</text:p>
          </table:table-cell>
          <table:table-cell table:formula="of:=ROUND([.D1243])" office:value-type="float" office:value="102190">
            <text:p>102190</text:p>
          </table:table-cell>
          <table:table-cell table:formula="of:=([.$C$8]-([.E1243]*[.$C$4]))" office:value-type="float" office:value="83.8866875">
            <text:p>83.8866875</text:p>
          </table:table-cell>
          <table:table-cell table:style-name="ce6" table:formula="of:=SQRT(ABS([.$D$2]^2-[.F1243]^2))" office:value-type="float" office:value="142.084565172567">
            <text:p>142.0845651726</text:p>
          </table:table-cell>
          <table:table-cell table:formula="of:=ABS([.B1243]-[.G1243])" office:value-type="float" office:value="43.0154348274375">
            <text:p>43.0154348274</text:p>
          </table:table-cell>
          <table:table-cell table:number-columns-repeated="7"/>
        </table:table-row>
        <table:table-row table:style-name="ro4">
          <table:table-cell table:formula="of:=[.A1243]+[.A$4]" office:value-type="float" office:value="370.500000000008">
            <text:p>370.5</text:p>
          </table:table-cell>
          <table:table-cell table:formula="of:=[.A1244]/([.$D$4]*2)" office:value-type="float" office:value="185.250000000004">
            <text:p>185.25</text:p>
          </table:table-cell>
          <table:table-cell table:formula="of:=SQRT(ABS([.$D$2]^2-[.B1244]^2))" office:value-type="float" office:value="84.2173527249672">
            <text:p>84.217352725</text:p>
          </table:table-cell>
          <table:table-cell table:formula="of:=([.$C$10]-[.C1244])*[.$B$4]" office:value-type="float" office:value="101773.327991434">
            <text:p>101773.327991434</text:p>
          </table:table-cell>
          <table:table-cell table:formula="of:=ROUND([.D1244])" office:value-type="float" office:value="101773">
            <text:p>101773</text:p>
          </table:table-cell>
          <table:table-cell table:formula="of:=([.$C$8]-([.E1244]*[.$C$4]))" office:value-type="float" office:value="84.21768125">
            <text:p>84.21768125</text:p>
          </table:table-cell>
          <table:table-cell table:style-name="ce6" table:formula="of:=SQRT(ABS([.$D$2]^2-[.F1244]^2))" office:value-type="float" office:value="141.888625917913">
            <text:p>141.8886259179</text:p>
          </table:table-cell>
          <table:table-cell table:formula="of:=ABS([.B1244]-[.G1244])" office:value-type="float" office:value="43.3613740820914">
            <text:p>43.3613740821</text:p>
          </table:table-cell>
          <table:table-cell table:number-columns-repeated="7"/>
        </table:table-row>
        <table:table-row table:style-name="ro4">
          <table:table-cell table:formula="of:=[.A1244]+[.A$4]" office:value-type="float" office:value="370.800000000008">
            <text:p>370.8</text:p>
          </table:table-cell>
          <table:table-cell table:formula="of:=[.A1245]/([.$D$4]*2)" office:value-type="float" office:value="185.400000000004">
            <text:p>185.4</text:p>
          </table:table-cell>
          <table:table-cell table:formula="of:=SQRT(ABS([.$D$2]^2-[.B1245]^2))" office:value-type="float" office:value="84.5467917782901">
            <text:p>84.5467917783</text:p>
          </table:table-cell>
          <table:table-cell table:formula="of:=([.$C$10]-[.C1245])*[.$B$4]" office:value-type="float" office:value="101358.286664413">
            <text:p>101358.286664413</text:p>
          </table:table-cell>
          <table:table-cell table:formula="of:=ROUND([.D1245])" office:value-type="float" office:value="101358">
            <text:p>101358</text:p>
          </table:table-cell>
          <table:table-cell table:formula="of:=([.$C$8]-([.E1245]*[.$C$4]))" office:value-type="float" office:value="84.5470875">
            <text:p>84.5470875</text:p>
          </table:table-cell>
          <table:table-cell table:style-name="ce6" table:formula="of:=SQRT(ABS([.$D$2]^2-[.F1245]^2))" office:value-type="float" office:value="141.692589768369">
            <text:p>141.6925897684</text:p>
          </table:table-cell>
          <table:table-cell table:formula="of:=ABS([.B1245]-[.G1245])" office:value-type="float" office:value="43.707410231635">
            <text:p>43.7074102316</text:p>
          </table:table-cell>
          <table:table-cell table:number-columns-repeated="7"/>
        </table:table-row>
        <table:table-row table:style-name="ro4">
          <table:table-cell table:formula="of:=[.A1245]+[.A$4]" office:value-type="float" office:value="371.100000000008">
            <text:p>371.1</text:p>
          </table:table-cell>
          <table:table-cell table:formula="of:=[.A1246]/([.$D$4]*2)" office:value-type="float" office:value="185.550000000004">
            <text:p>185.55</text:p>
          </table:table-cell>
          <table:table-cell table:formula="of:=SQRT(ABS([.$D$2]^2-[.B1246]^2))" office:value-type="float" office:value="84.8752172309535">
            <text:p>84.875217231</text:p>
          </table:table-cell>
          <table:table-cell table:formula="of:=([.$C$10]-[.C1246])*[.$B$4]" office:value-type="float" office:value="100944.522314601">
            <text:p>100944.522314601</text:p>
          </table:table-cell>
          <table:table-cell table:formula="of:=ROUND([.D1246])" office:value-type="float" office:value="100945">
            <text:p>100945</text:p>
          </table:table-cell>
          <table:table-cell table:formula="of:=([.$C$8]-([.E1246]*[.$C$4]))" office:value-type="float" office:value="84.87490625">
            <text:p>84.87490625</text:p>
          </table:table-cell>
          <table:table-cell table:style-name="ce6" table:formula="of:=SQRT(ABS([.$D$2]^2-[.F1246]^2))" office:value-type="float" office:value="141.49646740839">
            <text:p>141.4964674084</text:p>
          </table:table-cell>
          <table:table-cell table:formula="of:=ABS([.B1246]-[.G1246])" office:value-type="float" office:value="44.0535325916137">
            <text:p>44.0535325916</text:p>
          </table:table-cell>
          <table:table-cell table:number-columns-repeated="7"/>
        </table:table-row>
        <table:table-row table:style-name="ro4">
          <table:table-cell table:formula="of:=[.A1246]+[.A$4]" office:value-type="float" office:value="371.400000000008">
            <text:p>371.4</text:p>
          </table:table-cell>
          <table:table-cell table:formula="of:=[.A1247]/([.$D$4]*2)" office:value-type="float" office:value="185.700000000004">
            <text:p>185.7</text:p>
          </table:table-cell>
          <table:table-cell table:formula="of:=SQRT(ABS([.$D$2]^2-[.B1247]^2))" office:value-type="float" office:value="85.2026408041532">
            <text:p>85.2026408042</text:p>
          </table:table-cell>
          <table:table-cell table:formula="of:=([.$C$10]-[.C1247])*[.$B$4]" office:value-type="float" office:value="100532.020175136">
            <text:p>100532.020175136</text:p>
          </table:table-cell>
          <table:table-cell table:formula="of:=ROUND([.D1247])" office:value-type="float" office:value="100532">
            <text:p>100532</text:p>
          </table:table-cell>
          <table:table-cell table:formula="of:=([.$C$8]-([.E1247]*[.$C$4]))" office:value-type="float" office:value="85.202725">
            <text:p>85.202725</text:p>
          </table:table-cell>
          <table:table-cell table:style-name="ce6" table:formula="of:=SQRT(ABS([.$D$2]^2-[.F1247]^2))" office:value-type="float" office:value="141.299312286275">
            <text:p>141.2993122863</text:p>
          </table:table-cell>
          <table:table-cell table:formula="of:=ABS([.B1247]-[.G1247])" office:value-type="float" office:value="44.4006877137288">
            <text:p>44.4006877137</text:p>
          </table:table-cell>
          <table:table-cell table:number-columns-repeated="7"/>
        </table:table-row>
        <table:table-row table:style-name="ro4">
          <table:table-cell table:formula="of:=[.A1247]+[.A$4]" office:value-type="float" office:value="371.700000000008">
            <text:p>371.7</text:p>
          </table:table-cell>
          <table:table-cell table:formula="of:=[.A1248]/([.$D$4]*2)" office:value-type="float" office:value="185.850000000004">
            <text:p>185.85</text:p>
          </table:table-cell>
          <table:table-cell table:formula="of:=SQRT(ABS([.$D$2]^2-[.B1248]^2))" office:value-type="float" office:value="85.529074004116">
            <text:p>85.5290740041</text:p>
          </table:table-cell>
          <table:table-cell table:formula="of:=([.$C$10]-[.C1248])*[.$B$4]" office:value-type="float" office:value="100120.765749986">
            <text:p>100120.765749986</text:p>
          </table:table-cell>
          <table:table-cell table:formula="of:=ROUND([.D1248])" office:value-type="float" office:value="100121">
            <text:p>100121</text:p>
          </table:table-cell>
          <table:table-cell table:formula="of:=([.$C$8]-([.E1248]*[.$C$4]))" office:value-type="float" office:value="85.52895625">
            <text:p>85.52895625</text:p>
          </table:table-cell>
          <table:table-cell table:style-name="ce6" table:formula="of:=SQRT(ABS([.$D$2]^2-[.F1248]^2))" office:value-type="float" office:value="141.102082347447">
            <text:p>141.1020823474</text:p>
          </table:table-cell>
          <table:table-cell table:formula="of:=ABS([.B1248]-[.G1248])" office:value-type="float" office:value="44.7479176525576">
            <text:p>44.7479176526</text:p>
          </table:table-cell>
          <table:table-cell table:number-columns-repeated="7"/>
        </table:table-row>
        <table:table-row table:style-name="ro4">
          <table:table-cell table:formula="of:=[.A1248]+[.A$4]" office:value-type="float" office:value="372.000000000008">
            <text:p>372</text:p>
          </table:table-cell>
          <table:table-cell table:formula="of:=[.A1249]/([.$D$4]*2)" office:value-type="float" office:value="186.000000000004">
            <text:p>186</text:p>
          </table:table-cell>
          <table:table-cell table:formula="of:=SQRT(ABS([.$D$2]^2-[.B1249]^2))" office:value-type="float" office:value="85.8545281275342">
            <text:p>85.8545281275</text:p>
          </table:table-cell>
          <table:table-cell table:formula="of:=([.$C$10]-[.C1249])*[.$B$4]" office:value-type="float" office:value="99710.7448070974">
            <text:p>99710.7448070974</text:p>
          </table:table-cell>
          <table:table-cell table:formula="of:=ROUND([.D1249])" office:value-type="float" office:value="99711">
            <text:p>99711</text:p>
          </table:table-cell>
          <table:table-cell table:formula="of:=([.$C$8]-([.E1249]*[.$C$4]))" office:value-type="float" office:value="85.85439375">
            <text:p>85.85439375</text:p>
          </table:table-cell>
          <table:table-cell table:style-name="ce6" table:formula="of:=SQRT(ABS([.$D$2]^2-[.F1249]^2))" office:value-type="float" office:value="140.904304667459">
            <text:p>140.9043046675</text:p>
          </table:table-cell>
          <table:table-cell table:formula="of:=ABS([.B1249]-[.G1249])" office:value-type="float" office:value="45.0956953325457">
            <text:p>45.0956953325</text:p>
          </table:table-cell>
          <table:table-cell table:number-columns-repeated="7"/>
        </table:table-row>
        <table:table-row table:style-name="ro4">
          <table:table-cell table:formula="of:=[.A1249]+[.A$4]" office:value-type="float" office:value="372.300000000008">
            <text:p>372.3</text:p>
          </table:table-cell>
          <table:table-cell table:formula="of:=[.A1250]/([.$D$4]*2)" office:value-type="float" office:value="186.150000000004">
            <text:p>186.15</text:p>
          </table:table-cell>
          <table:table-cell table:formula="of:=SQRT(ABS([.$D$2]^2-[.B1250]^2))" office:value-type="float" office:value="86.1790142668246">
            <text:p>86.1790142668</text:p>
          </table:table-cell>
          <table:table-cell table:formula="of:=([.$C$10]-[.C1250])*[.$B$4]" office:value-type="float" office:value="99301.9433717709">
            <text:p>99301.9433717709</text:p>
          </table:table-cell>
          <table:table-cell table:formula="of:=ROUND([.D1250])" office:value-type="float" office:value="99302">
            <text:p>99302</text:p>
          </table:table-cell>
          <table:table-cell table:formula="of:=([.$C$8]-([.E1250]*[.$C$4]))" office:value-type="float" office:value="86.1790375">
            <text:p>86.1790375</text:p>
          </table:table-cell>
          <table:table-cell table:style-name="ce6" table:formula="of:=SQRT(ABS([.$D$2]^2-[.F1250]^2))" office:value-type="float" office:value="140.705982444151">
            <text:p>140.7059824442</text:p>
          </table:table-cell>
          <table:table-cell table:formula="of:=ABS([.B1250]-[.G1250])" office:value-type="float" office:value="45.4440175558537">
            <text:p>45.4440175559</text:p>
          </table:table-cell>
          <table:table-cell table:number-columns-repeated="7"/>
        </table:table-row>
        <table:table-row table:style-name="ro4">
          <table:table-cell table:formula="of:=[.A1250]+[.A$4]" office:value-type="float" office:value="372.600000000008">
            <text:p>372.6</text:p>
          </table:table-cell>
          <table:table-cell table:formula="of:=[.A1251]/([.$D$4]*2)" office:value-type="float" office:value="186.300000000004">
            <text:p>186.3</text:p>
          </table:table-cell>
          <table:table-cell table:formula="of:=SQRT(ABS([.$D$2]^2-[.B1251]^2))" office:value-type="float" office:value="86.5025433152203">
            <text:p>86.5025433152</text:p>
          </table:table-cell>
          <table:table-cell table:formula="of:=([.$C$10]-[.C1251])*[.$B$4]" office:value-type="float" office:value="98894.3477202488">
            <text:p>98894.3477202488</text:p>
          </table:table-cell>
          <table:table-cell table:formula="of:=ROUND([.D1251])" office:value-type="float" office:value="98894">
            <text:p>98894</text:p>
          </table:table-cell>
          <table:table-cell table:formula="of:=([.$C$8]-([.E1251]*[.$C$4]))" office:value-type="float" office:value="86.5028875">
            <text:p>86.5028875</text:p>
          </table:table-cell>
          <table:table-cell table:style-name="ce6" table:formula="of:=SQRT(ABS([.$D$2]^2-[.F1251]^2))" office:value-type="float" office:value="140.507118873608">
            <text:p>140.5071188736</text:p>
          </table:table-cell>
          <table:table-cell table:formula="of:=ABS([.B1251]-[.G1251])" office:value-type="float" office:value="45.7928811263957">
            <text:p>45.7928811264</text:p>
          </table:table-cell>
          <table:table-cell table:number-columns-repeated="7"/>
        </table:table-row>
        <table:table-row table:style-name="ro4">
          <table:table-cell table:formula="of:=[.A1251]+[.A$4]" office:value-type="float" office:value="372.900000000008">
            <text:p>372.9</text:p>
          </table:table-cell>
          <table:table-cell table:formula="of:=[.A1252]/([.$D$4]*2)" office:value-type="float" office:value="186.450000000004">
            <text:p>186.45</text:p>
          </table:table-cell>
          <table:table-cell table:formula="of:=SQRT(ABS([.$D$2]^2-[.B1252]^2))" office:value-type="float" office:value="86.8251259716999">
            <text:p>86.8251259717</text:p>
          </table:table-cell>
          <table:table-cell table:formula="of:=([.$C$10]-[.C1252])*[.$B$4]" office:value-type="float" office:value="98487.9443735027">
            <text:p>98487.9443735027</text:p>
          </table:table-cell>
          <table:table-cell table:formula="of:=ROUND([.D1252])" office:value-type="float" office:value="98488">
            <text:p>98488</text:p>
          </table:table-cell>
          <table:table-cell table:formula="of:=([.$C$8]-([.E1252]*[.$C$4]))" office:value-type="float" office:value="86.82515">
            <text:p>86.82515</text:p>
          </table:table-cell>
          <table:table-cell table:style-name="ce6" table:formula="of:=SQRT(ABS([.$D$2]^2-[.F1252]^2))" office:value-type="float" office:value="140.308208339632">
            <text:p>140.3082083396</text:p>
          </table:table-cell>
          <table:table-cell table:formula="of:=ABS([.B1252]-[.G1252])" office:value-type="float" office:value="46.1417916603725">
            <text:p>46.1417916604</text:p>
          </table:table-cell>
          <table:table-cell table:number-columns-repeated="7"/>
        </table:table-row>
        <table:table-row table:style-name="ro4">
          <table:table-cell table:formula="of:=[.A1252]+[.A$4]" office:value-type="float" office:value="373.200000000008">
            <text:p>373.2</text:p>
          </table:table-cell>
          <table:table-cell table:formula="of:=[.A1253]/([.$D$4]*2)" office:value-type="float" office:value="186.600000000004">
            <text:p>186.6</text:p>
          </table:table-cell>
          <table:table-cell table:formula="of:=SQRT(ABS([.$D$2]^2-[.B1253]^2))" office:value-type="float" office:value="87.1467727457625">
            <text:p>87.1467727458</text:p>
          </table:table-cell>
          <table:table-cell table:formula="of:=([.$C$10]-[.C1253])*[.$B$4]" office:value-type="float" office:value="98082.7200912192">
            <text:p>98082.7200912192</text:p>
          </table:table-cell>
          <table:table-cell table:formula="of:=ROUND([.D1253])" office:value-type="float" office:value="98083">
            <text:p>98083</text:p>
          </table:table-cell>
          <table:table-cell table:formula="of:=([.$C$8]-([.E1253]*[.$C$4]))" office:value-type="float" office:value="87.14661875">
            <text:p>87.14661875</text:p>
          </table:table-cell>
          <table:table-cell table:style-name="ce6" table:formula="of:=SQRT(ABS([.$D$2]^2-[.F1253]^2))" office:value-type="float" office:value="140.108767892813">
            <text:p>140.1087678928</text:p>
          </table:table-cell>
          <table:table-cell table:formula="of:=ABS([.B1253]-[.G1253])" office:value-type="float" office:value="46.4912321071912">
            <text:p>46.4912321072</text:p>
          </table:table-cell>
          <table:table-cell table:number-columns-repeated="7"/>
        </table:table-row>
        <table:table-row table:style-name="ro4">
          <table:table-cell table:formula="of:=[.A1253]+[.A$4]" office:value-type="float" office:value="373.500000000008">
            <text:p>373.5</text:p>
          </table:table-cell>
          <table:table-cell table:formula="of:=[.A1254]/([.$D$4]*2)" office:value-type="float" office:value="186.750000000004">
            <text:p>186.75</text:p>
          </table:table-cell>
          <table:table-cell table:formula="of:=SQRT(ABS([.$D$2]^2-[.B1254]^2))" office:value-type="float" office:value="87.4674939620518">
            <text:p>87.4674939621</text:p>
          </table:table-cell>
          <table:table-cell table:formula="of:=([.$C$10]-[.C1254])*[.$B$4]" office:value-type="float" office:value="97678.6618659728">
            <text:p>97678.6618659728</text:p>
          </table:table-cell>
          <table:table-cell table:formula="of:=ROUND([.D1254])" office:value-type="float" office:value="97679">
            <text:p>97679</text:p>
          </table:table-cell>
          <table:table-cell table:formula="of:=([.$C$8]-([.E1254]*[.$C$4]))" office:value-type="float" office:value="87.46729375">
            <text:p>87.46729375</text:p>
          </table:table-cell>
          <table:table-cell table:style-name="ce6" table:formula="of:=SQRT(ABS([.$D$2]^2-[.F1254]^2))" office:value-type="float" office:value="139.908800738378">
            <text:p>139.9088007384</text:p>
          </table:table-cell>
          <table:table-cell table:formula="of:=ABS([.B1254]-[.G1254])" office:value-type="float" office:value="46.841199261626">
            <text:p>46.8411992616</text:p>
          </table:table-cell>
          <table:table-cell table:number-columns-repeated="7"/>
        </table:table-row>
        <table:table-row table:style-name="ro4">
          <table:table-cell table:formula="of:=[.A1254]+[.A$4]" office:value-type="float" office:value="373.800000000008">
            <text:p>373.8</text:p>
          </table:table-cell>
          <table:table-cell table:formula="of:=[.A1255]/([.$D$4]*2)" office:value-type="float" office:value="186.900000000004">
            <text:p>186.9</text:p>
          </table:table-cell>
          <table:table-cell table:formula="of:=SQRT(ABS([.$D$2]^2-[.B1255]^2))" office:value-type="float" office:value="87.7872997648383">
            <text:p>87.7872997648</text:p>
          </table:table-cell>
          <table:table-cell table:formula="of:=([.$C$10]-[.C1255])*[.$B$4]" office:value-type="float" office:value="97275.7569175804">
            <text:p>97275.7569175804</text:p>
          </table:table-cell>
          <table:table-cell table:formula="of:=ROUND([.D1255])" office:value-type="float" office:value="97276">
            <text:p>97276</text:p>
          </table:table-cell>
          <table:table-cell table:formula="of:=([.$C$8]-([.E1255]*[.$C$4]))" office:value-type="float" office:value="87.787175">
            <text:p>87.787175</text:p>
          </table:table-cell>
          <table:table-cell table:style-name="ce6" table:formula="of:=SQRT(ABS([.$D$2]^2-[.F1255]^2))" office:value-type="float" office:value="139.708310080393">
            <text:p>139.7083100804</text:p>
          </table:table-cell>
          <table:table-cell table:formula="of:=ABS([.B1255]-[.G1255])" office:value-type="float" office:value="47.1916899196107">
            <text:p>47.1916899196</text:p>
          </table:table-cell>
          <table:table-cell table:number-columns-repeated="7"/>
        </table:table-row>
        <table:table-row table:style-name="ro4">
          <table:table-cell table:formula="of:=[.A1255]+[.A$4]" office:value-type="float" office:value="374.100000000008">
            <text:p>374.1</text:p>
          </table:table-cell>
          <table:table-cell table:formula="of:=[.A1256]/([.$D$4]*2)" office:value-type="float" office:value="187.050000000004">
            <text:p>187.05</text:p>
          </table:table-cell>
          <table:table-cell table:formula="of:=SQRT(ABS([.$D$2]^2-[.B1256]^2))" office:value-type="float" office:value="88.1062001223613">
            <text:p>88.1062001224</text:p>
          </table:table-cell>
          <table:table-cell table:formula="of:=([.$C$10]-[.C1256])*[.$B$4]" office:value-type="float" office:value="96873.9926876302">
            <text:p>96873.9926876302</text:p>
          </table:table-cell>
          <table:table-cell table:formula="of:=ROUND([.D1256])" office:value-type="float" office:value="96874">
            <text:p>96874</text:p>
          </table:table-cell>
          <table:table-cell table:formula="of:=([.$C$8]-([.E1256]*[.$C$4]))" office:value-type="float" office:value="88.1062625">
            <text:p>88.1062625</text:p>
          </table:table-cell>
          <table:table-cell table:style-name="ce6" table:formula="of:=SQRT(ABS([.$D$2]^2-[.F1256]^2))" office:value-type="float" office:value="139.507299121878">
            <text:p>139.5072991219</text:p>
          </table:table-cell>
          <table:table-cell table:formula="of:=ABS([.B1256]-[.G1256])" office:value-type="float" office:value="47.5427008781264">
            <text:p>47.5427008781</text:p>
          </table:table-cell>
          <table:table-cell table:number-columns-repeated="7"/>
        </table:table-row>
        <table:table-row table:style-name="ro4">
          <table:table-cell table:formula="of:=[.A1256]+[.A$4]" office:value-type="float" office:value="374.400000000008">
            <text:p>374.4</text:p>
          </table:table-cell>
          <table:table-cell table:formula="of:=[.A1257]/([.$D$4]*2)" office:value-type="float" office:value="187.200000000004">
            <text:p>187.2</text:p>
          </table:table-cell>
          <table:table-cell table:formula="of:=SQRT(ABS([.$D$2]^2-[.B1257]^2))" office:value-type="float" office:value="88.4242048310392">
            <text:p>88.424204831</text:p>
          </table:table-cell>
          <table:table-cell table:formula="of:=([.$C$10]-[.C1257])*[.$B$4]" office:value-type="float" office:value="96473.3568341776">
            <text:p>96473.3568341776</text:p>
          </table:table-cell>
          <table:table-cell table:formula="of:=ROUND([.D1257])" office:value-type="float" office:value="96473">
            <text:p>96473</text:p>
          </table:table-cell>
          <table:table-cell table:formula="of:=([.$C$8]-([.E1257]*[.$C$4]))" office:value-type="float" office:value="88.42455625">
            <text:p>88.42455625</text:p>
          </table:table-cell>
          <table:table-cell table:style-name="ce6" table:formula="of:=SQRT(ABS([.$D$2]^2-[.F1257]^2))" office:value-type="float" office:value="139.305771064915">
            <text:p>139.3057710649</text:p>
          </table:table-cell>
          <table:table-cell table:formula="of:=ABS([.B1257]-[.G1257])" office:value-type="float" office:value="47.894228935089">
            <text:p>47.8942289351</text:p>
          </table:table-cell>
          <table:table-cell table:number-columns-repeated="7"/>
        </table:table-row>
        <table:table-row table:style-name="ro4">
          <table:table-cell table:formula="of:=[.A1257]+[.A$4]" office:value-type="float" office:value="374.700000000008">
            <text:p>374.7</text:p>
          </table:table-cell>
          <table:table-cell table:formula="of:=[.A1258]/([.$D$4]*2)" office:value-type="float" office:value="187.350000000004">
            <text:p>187.35</text:p>
          </table:table-cell>
          <table:table-cell table:formula="of:=SQRT(ABS([.$D$2]^2-[.B1258]^2))" office:value-type="float" office:value="88.7413235195508">
            <text:p>88.7413235196</text:p>
          </table:table-cell>
          <table:table-cell table:formula="of:=([.$C$10]-[.C1258])*[.$B$4]" office:value-type="float" office:value="96073.837226604">
            <text:p>96073.837226604</text:p>
          </table:table-cell>
          <table:table-cell table:formula="of:=ROUND([.D1258])" office:value-type="float" office:value="96074">
            <text:p>96074</text:p>
          </table:table-cell>
          <table:table-cell table:formula="of:=([.$C$8]-([.E1258]*[.$C$4]))" office:value-type="float" office:value="88.7412625">
            <text:p>88.7412625</text:p>
          </table:table-cell>
          <table:table-cell table:style-name="ce6" table:formula="of:=SQRT(ABS([.$D$2]^2-[.F1258]^2))" office:value-type="float" office:value="139.104235485143">
            <text:p>139.1042354851</text:p>
          </table:table-cell>
          <table:table-cell table:formula="of:=ABS([.B1258]-[.G1258])" office:value-type="float" office:value="48.2457645148613">
            <text:p>48.2457645149</text:p>
          </table:table-cell>
          <table:table-cell table:number-columns-repeated="7"/>
        </table:table-row>
        <table:table-row table:style-name="ro4">
          <table:table-cell table:formula="of:=[.A1258]+[.A$4]" office:value-type="float" office:value="375.000000000008">
            <text:p>375</text:p>
          </table:table-cell>
          <table:table-cell table:formula="of:=[.A1259]/([.$D$4]*2)" office:value-type="float" office:value="187.500000000004">
            <text:p>187.5</text:p>
          </table:table-cell>
          <table:table-cell table:formula="of:=SQRT(ABS([.$D$2]^2-[.B1259]^2))" office:value-type="float" office:value="89.0575656527933">
            <text:p>89.0575656528</text:p>
          </table:table-cell>
          <table:table-cell table:formula="of:=([.$C$10]-[.C1259])*[.$B$4]" office:value-type="float" office:value="95675.4219406292">
            <text:p>95675.4219406292</text:p>
          </table:table-cell>
          <table:table-cell table:formula="of:=ROUND([.D1259])" office:value-type="float" office:value="95675">
            <text:p>95675</text:p>
          </table:table-cell>
          <table:table-cell table:formula="of:=([.$C$8]-([.E1259]*[.$C$4]))" office:value-type="float" office:value="89.05796875">
            <text:p>89.05796875</text:p>
          </table:table-cell>
          <table:table-cell table:style-name="ce6" table:formula="of:=SQRT(ABS([.$D$2]^2-[.F1259]^2))" office:value-type="float" office:value="138.90168538259">
            <text:p>138.9016853826</text:p>
          </table:table-cell>
          <table:table-cell table:formula="of:=ABS([.B1259]-[.G1259])" office:value-type="float" office:value="48.5983146174142">
            <text:p>48.5983146174</text:p>
          </table:table-cell>
          <table:table-cell table:number-columns-repeated="7"/>
        </table:table-row>
        <table:table-row table:style-name="ro4">
          <table:table-cell table:formula="of:=[.A1259]+[.A$4]" office:value-type="float" office:value="375.300000000008">
            <text:p>375.3</text:p>
          </table:table-cell>
          <table:table-cell table:formula="of:=[.A1260]/([.$D$4]*2)" office:value-type="float" office:value="187.650000000004">
            <text:p>187.65</text:p>
          </table:table-cell>
          <table:table-cell table:formula="of:=SQRT(ABS([.$D$2]^2-[.B1260]^2))" office:value-type="float" office:value="89.3729405357214">
            <text:p>89.3729405357</text:p>
          </table:table-cell>
          <table:table-cell table:formula="of:=([.$C$10]-[.C1260])*[.$B$4]" office:value-type="float" office:value="95278.0992534757">
            <text:p>95278.0992534757</text:p>
          </table:table-cell>
          <table:table-cell table:formula="of:=ROUND([.D1260])" office:value-type="float" office:value="95278">
            <text:p>95278</text:p>
          </table:table-cell>
          <table:table-cell table:formula="of:=([.$C$8]-([.E1260]*[.$C$4]))" office:value-type="float" office:value="89.3730875">
            <text:p>89.3730875</text:p>
          </table:table-cell>
          <table:table-cell table:style-name="ce6" table:formula="of:=SQRT(ABS([.$D$2]^2-[.F1260]^2))" office:value-type="float" office:value="138.699139257305">
            <text:p>138.6991392573</text:p>
          </table:table-cell>
          <table:table-cell table:formula="of:=ABS([.B1260]-[.G1260])" office:value-type="float" office:value="48.950860742699">
            <text:p>48.9508607427</text:p>
          </table:table-cell>
          <table:table-cell table:number-columns-repeated="7"/>
        </table:table-row>
        <table:table-row table:style-name="ro4">
          <table:table-cell table:formula="of:=[.A1260]+[.A$4]" office:value-type="float" office:value="375.600000000008">
            <text:p>375.6</text:p>
          </table:table-cell>
          <table:table-cell table:formula="of:=[.A1261]/([.$D$4]*2)" office:value-type="float" office:value="187.800000000004">
            <text:p>187.8</text:p>
          </table:table-cell>
          <table:table-cell table:formula="of:=SQRT(ABS([.$D$2]^2-[.B1261]^2))" office:value-type="float" office:value="89.6874573170719">
            <text:p>89.6874573171</text:p>
          </table:table-cell>
          <table:table-cell table:formula="of:=([.$C$10]-[.C1261])*[.$B$4]" office:value-type="float" office:value="94881.8576391759">
            <text:p>94881.8576391759</text:p>
          </table:table-cell>
          <table:table-cell table:formula="of:=ROUND([.D1261])" office:value-type="float" office:value="94882">
            <text:p>94882</text:p>
          </table:table-cell>
          <table:table-cell table:formula="of:=([.$C$8]-([.E1261]*[.$C$4]))" office:value-type="float" office:value="89.6874125">
            <text:p>89.6874125</text:p>
          </table:table-cell>
          <table:table-cell table:style-name="ce6" table:formula="of:=SQRT(ABS([.$D$2]^2-[.F1261]^2))" office:value-type="float" office:value="138.496093948728">
            <text:p>138.4960939487</text:p>
          </table:table-cell>
          <table:table-cell table:formula="of:=ABS([.B1261]-[.G1261])" office:value-type="float" office:value="49.3039060512764">
            <text:p>49.3039060513</text:p>
          </table:table-cell>
          <table:table-cell table:number-columns-repeated="7"/>
        </table:table-row>
        <table:table-row table:style-name="ro4">
          <table:table-cell table:formula="of:=[.A1261]+[.A$4]" office:value-type="float" office:value="375.900000000009">
            <text:p>375.9</text:p>
          </table:table-cell>
          <table:table-cell table:formula="of:=[.A1262]/([.$D$4]*2)" office:value-type="float" office:value="187.950000000004">
            <text:p>187.95</text:p>
          </table:table-cell>
          <table:table-cell table:formula="of:=SQRT(ABS([.$D$2]^2-[.B1262]^2))" office:value-type="float" office:value="90.0011249929777">
            <text:p>90.001124993</text:p>
          </table:table-cell>
          <table:table-cell table:formula="of:=([.$C$10]-[.C1262])*[.$B$4]" office:value-type="float" office:value="94486.6857640189">
            <text:p>94486.6857640189</text:p>
          </table:table-cell>
          <table:table-cell table:formula="of:=ROUND([.D1262])" office:value-type="float" office:value="94487">
            <text:p>94487</text:p>
          </table:table-cell>
          <table:table-cell table:formula="of:=([.$C$8]-([.E1262]*[.$C$4]))" office:value-type="float" office:value="90.00094375">
            <text:p>90.00094375</text:p>
          </table:table-cell>
          <table:table-cell table:style-name="ce6" table:formula="of:=SQRT(ABS([.$D$2]^2-[.F1262]^2))" office:value-type="float" office:value="138.292552670451">
            <text:p>138.2925526705</text:p>
          </table:table-cell>
          <table:table-cell table:formula="of:=ABS([.B1262]-[.G1262])" office:value-type="float" office:value="49.6574473295537">
            <text:p>49.6574473296</text:p>
          </table:table-cell>
          <table:table-cell table:number-columns-repeated="7"/>
        </table:table-row>
        <table:table-row table:style-name="ro4">
          <table:table-cell table:formula="of:=[.A1262]+[.A$4]" office:value-type="float" office:value="376.200000000009">
            <text:p>376.2</text:p>
          </table:table-cell>
          <table:table-cell table:formula="of:=[.A1263]/([.$D$4]*2)" office:value-type="float" office:value="188.100000000004">
            <text:p>188.1</text:p>
          </table:table-cell>
          <table:table-cell table:formula="of:=SQRT(ABS([.$D$2]^2-[.B1263]^2))" office:value-type="float" office:value="90.3139524104753">
            <text:p>90.3139524105</text:p>
          </table:table-cell>
          <table:table-cell table:formula="of:=([.$C$10]-[.C1263])*[.$B$4]" office:value-type="float" office:value="94092.5724821322">
            <text:p>94092.5724821322</text:p>
          </table:table-cell>
          <table:table-cell table:formula="of:=ROUND([.D1263])" office:value-type="float" office:value="94093">
            <text:p>94093</text:p>
          </table:table-cell>
          <table:table-cell table:formula="of:=([.$C$8]-([.E1263]*[.$C$4]))" office:value-type="float" office:value="90.31368125">
            <text:p>90.31368125</text:p>
          </table:table-cell>
          <table:table-cell table:style-name="ce6" table:formula="of:=SQRT(ABS([.$D$2]^2-[.F1263]^2))" office:value-type="float" office:value="138.088518635958">
            <text:p>138.088518636</text:p>
          </table:table-cell>
          <table:table-cell table:formula="of:=ABS([.B1263]-[.G1263])" office:value-type="float" office:value="50.011481364046">
            <text:p>50.011481364</text:p>
          </table:table-cell>
          <table:table-cell table:number-columns-repeated="7"/>
        </table:table-row>
        <table:table-row table:style-name="ro4">
          <table:table-cell table:formula="of:=[.A1263]+[.A$4]" office:value-type="float" office:value="376.500000000009">
            <text:p>376.5</text:p>
          </table:table-cell>
          <table:table-cell table:formula="of:=[.A1264]/([.$D$4]*2)" office:value-type="float" office:value="188.250000000004">
            <text:p>188.25</text:p>
          </table:table-cell>
          <table:table-cell table:formula="of:=SQRT(ABS([.$D$2]^2-[.B1264]^2))" office:value-type="float" office:value="90.6259482709097">
            <text:p>90.6259482709</text:p>
          </table:table-cell>
          <table:table-cell table:formula="of:=([.$C$10]-[.C1264])*[.$B$4]" office:value-type="float" office:value="93699.5068311912">
            <text:p>93699.5068311912</text:p>
          </table:table-cell>
          <table:table-cell table:formula="of:=ROUND([.D1264])" office:value-type="float" office:value="93700">
            <text:p>93700</text:p>
          </table:table-cell>
          <table:table-cell table:formula="of:=([.$C$8]-([.E1264]*[.$C$4]))" office:value-type="float" office:value="90.625625">
            <text:p>90.625625</text:p>
          </table:table-cell>
          <table:table-cell table:style-name="ce6" table:formula="of:=SQRT(ABS([.$D$2]^2-[.F1264]^2))" office:value-type="float" office:value="137.883995058743">
            <text:p>137.8839950587</text:p>
          </table:table-cell>
          <table:table-cell table:formula="of:=ABS([.B1264]-[.G1264])" office:value-type="float" office:value="50.3660049412616">
            <text:p>50.3660049413</text:p>
          </table:table-cell>
          <table:table-cell table:number-columns-repeated="7"/>
        </table:table-row>
        <table:table-row table:style-name="ro4">
          <table:table-cell table:formula="of:=[.A1264]+[.A$4]" office:value-type="float" office:value="376.800000000009">
            <text:p>376.8</text:p>
          </table:table-cell>
          <table:table-cell table:formula="of:=[.A1265]/([.$D$4]*2)" office:value-type="float" office:value="188.400000000004">
            <text:p>188.4</text:p>
          </table:table-cell>
          <table:table-cell table:formula="of:=SQRT(ABS([.$D$2]^2-[.B1265]^2))" office:value-type="float" office:value="90.9371211332402">
            <text:p>90.9371211332</text:p>
          </table:table-cell>
          <table:table-cell table:formula="of:=([.$C$10]-[.C1265])*[.$B$4]" office:value-type="float" office:value="93307.4780282551">
            <text:p>93307.4780282551</text:p>
          </table:table-cell>
          <table:table-cell table:formula="of:=ROUND([.D1265])" office:value-type="float" office:value="93307">
            <text:p>93307</text:p>
          </table:table-cell>
          <table:table-cell table:formula="of:=([.$C$8]-([.E1265]*[.$C$4]))" office:value-type="float" office:value="90.93756875">
            <text:p>90.93756875</text:p>
          </table:table-cell>
          <table:table-cell table:style-name="ce6" table:formula="of:=SQRT(ABS([.$D$2]^2-[.F1265]^2))" office:value-type="float" office:value="137.678460878378">
            <text:p>137.6784608784</text:p>
          </table:table-cell>
          <table:table-cell table:formula="of:=ABS([.B1265]-[.G1265])" office:value-type="float" office:value="50.7215391216264">
            <text:p>50.7215391216</text:p>
          </table:table-cell>
          <table:table-cell table:number-columns-repeated="7"/>
        </table:table-row>
        <table:table-row table:style-name="ro4">
          <table:table-cell table:formula="of:=[.A1265]+[.A$4]" office:value-type="float" office:value="377.100000000009">
            <text:p>377.1</text:p>
          </table:table-cell>
          <table:table-cell table:formula="of:=[.A1266]/([.$D$4]*2)" office:value-type="float" office:value="188.550000000004">
            <text:p>188.55</text:p>
          </table:table-cell>
          <table:table-cell table:formula="of:=SQRT(ABS([.$D$2]^2-[.B1266]^2))" office:value-type="float" office:value="91.2474794172508">
            <text:p>91.2474794173</text:p>
          </table:table-cell>
          <table:table-cell table:formula="of:=([.$C$10]-[.C1266])*[.$B$4]" office:value-type="float" office:value="92916.4754657221">
            <text:p>92916.4754657221</text:p>
          </table:table-cell>
          <table:table-cell table:formula="of:=ROUND([.D1266])" office:value-type="float" office:value="92916">
            <text:p>92916</text:p>
          </table:table-cell>
          <table:table-cell table:formula="of:=([.$C$8]-([.E1266]*[.$C$4]))" office:value-type="float" office:value="91.247925">
            <text:p>91.247925</text:p>
          </table:table-cell>
          <table:table-cell table:style-name="ce6" table:formula="of:=SQRT(ABS([.$D$2]^2-[.F1266]^2))" office:value-type="float" office:value="137.472965281158">
            <text:p>137.4729652812</text:p>
          </table:table-cell>
          <table:table-cell table:formula="of:=ABS([.B1266]-[.G1266])" office:value-type="float" office:value="51.0770347188466">
            <text:p>51.0770347188</text:p>
          </table:table-cell>
          <table:table-cell table:number-columns-repeated="7"/>
        </table:table-row>
        <table:table-row table:style-name="ro4">
          <table:table-cell table:formula="of:=[.A1266]+[.A$4]" office:value-type="float" office:value="377.400000000009">
            <text:p>377.4</text:p>
          </table:table-cell>
          <table:table-cell table:formula="of:=[.A1267]/([.$D$4]*2)" office:value-type="float" office:value="188.700000000004">
            <text:p>188.7</text:p>
          </table:table-cell>
          <table:table-cell table:formula="of:=SQRT(ABS([.$D$2]^2-[.B1267]^2))" office:value-type="float" office:value="91.5570314066681">
            <text:p>91.5570314067</text:p>
          </table:table-cell>
          <table:table-cell table:formula="of:=([.$C$10]-[.C1267])*[.$B$4]" office:value-type="float" office:value="92526.4887074011">
            <text:p>92526.4887074011</text:p>
          </table:table-cell>
          <table:table-cell table:formula="of:=ROUND([.D1267])" office:value-type="float" office:value="92526">
            <text:p>92526</text:p>
          </table:table-cell>
          <table:table-cell table:formula="of:=([.$C$8]-([.E1267]*[.$C$4]))" office:value-type="float" office:value="91.5574875">
            <text:p>91.5574875</text:p>
          </table:table-cell>
          <table:table-cell table:style-name="ce6" table:formula="of:=SQRT(ABS([.$D$2]^2-[.F1267]^2))" office:value-type="float" office:value="137.266989777905">
            <text:p>137.2669897779</text:p>
          </table:table-cell>
          <table:table-cell table:formula="of:=ABS([.B1267]-[.G1267])" office:value-type="float" office:value="51.4330102220998">
            <text:p>51.4330102221</text:p>
          </table:table-cell>
          <table:table-cell table:number-columns-repeated="7"/>
        </table:table-row>
        <table:table-row table:style-name="ro4">
          <table:table-cell table:formula="of:=[.A1267]+[.A$4]" office:value-type="float" office:value="377.700000000009">
            <text:p>377.7</text:p>
          </table:table-cell>
          <table:table-cell table:formula="of:=[.A1268]/([.$D$4]*2)" office:value-type="float" office:value="188.850000000004">
            <text:p>188.85</text:p>
          </table:table-cell>
          <table:table-cell table:formula="of:=SQRT(ABS([.$D$2]^2-[.B1268]^2))" office:value-type="float" office:value="91.8657852521907">
            <text:p>91.8657852522</text:p>
          </table:table-cell>
          <table:table-cell table:formula="of:=([.$C$10]-[.C1268])*[.$B$4]" office:value-type="float" office:value="92137.5074846955">
            <text:p>92137.5074846955</text:p>
          </table:table-cell>
          <table:table-cell table:formula="of:=ROUND([.D1268])" office:value-type="float" office:value="92138">
            <text:p>92138</text:p>
          </table:table-cell>
          <table:table-cell table:formula="of:=([.$C$8]-([.E1268]*[.$C$4]))" office:value-type="float" office:value="91.8654625">
            <text:p>91.8654625</text:p>
          </table:table-cell>
          <table:table-cell table:style-name="ce6" table:formula="of:=SQRT(ABS([.$D$2]^2-[.F1268]^2))" office:value-type="float" office:value="137.061069599143">
            <text:p>137.0610695991</text:p>
          </table:table-cell>
          <table:table-cell table:formula="of:=ABS([.B1268]-[.G1268])" office:value-type="float" office:value="51.7889304008614">
            <text:p>51.7889304009</text:p>
          </table:table-cell>
          <table:table-cell table:number-columns-repeated="7"/>
        </table:table-row>
        <table:table-row table:style-name="ro4">
          <table:table-cell table:formula="of:=[.A1268]+[.A$4]" office:value-type="float" office:value="378.000000000009">
            <text:p>378</text:p>
          </table:table-cell>
          <table:table-cell table:formula="of:=[.A1269]/([.$D$4]*2)" office:value-type="float" office:value="189.000000000004">
            <text:p>189</text:p>
          </table:table-cell>
          <table:table-cell table:formula="of:=SQRT(ABS([.$D$2]^2-[.B1269]^2))" office:value-type="float" office:value="92.1737489744321">
            <text:p>92.1737489744</text:p>
          </table:table-cell>
          <table:table-cell table:formula="of:=([.$C$10]-[.C1269])*[.$B$4]" office:value-type="float" office:value="91749.5216928953">
            <text:p>91749.5216928953</text:p>
          </table:table-cell>
          <table:table-cell table:formula="of:=ROUND([.D1269])" office:value-type="float" office:value="91750">
            <text:p>91750</text:p>
          </table:table-cell>
          <table:table-cell table:formula="of:=([.$C$8]-([.E1269]*[.$C$4]))" office:value-type="float" office:value="92.1734375">
            <text:p>92.1734375</text:p>
          </table:table-cell>
          <table:table-cell table:style-name="ce6" table:formula="of:=SQRT(ABS([.$D$2]^2-[.F1269]^2))" office:value-type="float" office:value="136.854146518962">
            <text:p>136.854146519</text:p>
          </table:table-cell>
          <table:table-cell table:formula="of:=ABS([.B1269]-[.G1269])" office:value-type="float" office:value="52.145853481042">
            <text:p>52.145853481</text:p>
          </table:table-cell>
          <table:table-cell table:number-columns-repeated="7"/>
        </table:table-row>
        <table:table-row table:style-name="ro4">
          <table:table-cell table:formula="of:=[.A1269]+[.A$4]" office:value-type="float" office:value="378.300000000009">
            <text:p>378.3</text:p>
          </table:table-cell>
          <table:table-cell table:formula="of:=[.A1270]/([.$D$4]*2)" office:value-type="float" office:value="189.150000000004">
            <text:p>189.15</text:p>
          </table:table-cell>
          <table:table-cell table:formula="of:=SQRT(ABS([.$D$2]^2-[.B1270]^2))" office:value-type="float" office:value="92.4809304667812">
            <text:p>92.4809304668</text:p>
          </table:table-cell>
          <table:table-cell table:formula="of:=([.$C$10]-[.C1270])*[.$B$4]" office:value-type="float" office:value="91362.5213875736">
            <text:p>91362.5213875736</text:p>
          </table:table-cell>
          <table:table-cell table:formula="of:=ROUND([.D1270])" office:value-type="float" office:value="91363">
            <text:p>91363</text:p>
          </table:table-cell>
          <table:table-cell table:formula="of:=([.$C$8]-([.E1270]*[.$C$4]))" office:value-type="float" office:value="92.48061875">
            <text:p>92.48061875</text:p>
          </table:table-cell>
          <table:table-cell table:style-name="ce6" table:formula="of:=SQRT(ABS([.$D$2]^2-[.F1270]^2))" office:value-type="float" office:value="136.646753183591">
            <text:p>136.6467531836</text:p>
          </table:table-cell>
          <table:table-cell table:formula="of:=ABS([.B1270]-[.G1270])" office:value-type="float" office:value="52.5032468164136">
            <text:p>52.5032468164</text:p>
          </table:table-cell>
          <table:table-cell table:number-columns-repeated="7"/>
        </table:table-row>
        <table:table-row table:style-name="ro4">
          <table:table-cell table:formula="of:=[.A1270]+[.A$4]" office:value-type="float" office:value="378.600000000009">
            <text:p>378.6</text:p>
          </table:table-cell>
          <table:table-cell table:formula="of:=[.A1271]/([.$D$4]*2)" office:value-type="float" office:value="189.300000000004">
            <text:p>189.3</text:p>
          </table:table-cell>
          <table:table-cell table:formula="of:=SQRT(ABS([.$D$2]^2-[.B1271]^2))" office:value-type="float" office:value="92.7873374981825">
            <text:p>92.7873374982</text:p>
          </table:table-cell>
          <table:table-cell table:formula="of:=([.$C$10]-[.C1271])*[.$B$4]" office:value-type="float" office:value="90976.4967810837">
            <text:p>90976.4967810837</text:p>
          </table:table-cell>
          <table:table-cell table:formula="of:=ROUND([.D1271])" office:value-type="float" office:value="90976">
            <text:p>90976</text:p>
          </table:table-cell>
          <table:table-cell table:formula="of:=([.$C$8]-([.E1271]*[.$C$4]))" office:value-type="float" office:value="92.7878">
            <text:p>92.7878</text:p>
          </table:table-cell>
          <table:table-cell table:style-name="ce6" table:formula="of:=SQRT(ABS([.$D$2]^2-[.F1271]^2))" office:value-type="float" office:value="136.438353006623">
            <text:p>136.4383530066</text:p>
          </table:table-cell>
          <table:table-cell table:formula="of:=ABS([.B1271]-[.G1271])" office:value-type="float" office:value="52.8616469933808">
            <text:p>52.8616469934</text:p>
          </table:table-cell>
          <table:table-cell table:number-columns-repeated="7"/>
        </table:table-row>
        <table:table-row table:style-name="ro4">
          <table:table-cell table:formula="of:=[.A1271]+[.A$4]" office:value-type="float" office:value="378.900000000009">
            <text:p>378.9</text:p>
          </table:table-cell>
          <table:table-cell table:formula="of:=[.A1272]/([.$D$4]*2)" office:value-type="float" office:value="189.450000000004">
            <text:p>189.45</text:p>
          </table:table-cell>
          <table:table-cell table:formula="of:=SQRT(ABS([.$D$2]^2-[.B1272]^2))" office:value-type="float" office:value="93.0929777158387">
            <text:p>93.0929777158</text:p>
          </table:table-cell>
          <table:table-cell table:formula="of:=([.$C$10]-[.C1272])*[.$B$4]" office:value-type="float" office:value="90591.4382391547">
            <text:p>90591.4382391547</text:p>
          </table:table-cell>
          <table:table-cell table:formula="of:=ROUND([.D1272])" office:value-type="float" office:value="90591">
            <text:p>90591</text:p>
          </table:table-cell>
          <table:table-cell table:formula="of:=([.$C$8]-([.E1272]*[.$C$4]))" office:value-type="float" office:value="93.09339375">
            <text:p>93.09339375</text:p>
          </table:table-cell>
          <table:table-cell table:style-name="ce6" table:formula="of:=SQRT(ABS([.$D$2]^2-[.F1272]^2))" office:value-type="float" office:value="136.230026206073">
            <text:p>136.2300262061</text:p>
          </table:table-cell>
          <table:table-cell table:formula="of:=ABS([.B1272]-[.G1272])" office:value-type="float" office:value="53.2199737939308">
            <text:p>53.2199737939</text:p>
          </table:table-cell>
          <table:table-cell table:number-columns-repeated="7"/>
        </table:table-row>
        <table:table-row table:style-name="ro4">
          <table:table-cell table:formula="of:=[.A1272]+[.A$4]" office:value-type="float" office:value="379.200000000009">
            <text:p>379.2</text:p>
          </table:table-cell>
          <table:table-cell table:formula="of:=[.A1273]/([.$D$4]*2)" office:value-type="float" office:value="189.600000000004">
            <text:p>189.6</text:p>
          </table:table-cell>
          <table:table-cell table:formula="of:=SQRT(ABS([.$D$2]^2-[.B1273]^2))" office:value-type="float" office:value="93.3978586478386">
            <text:p>93.3978586478</text:p>
          </table:table-cell>
          <table:table-cell table:formula="of:=([.$C$10]-[.C1273])*[.$B$4]" office:value-type="float" office:value="90207.3362775801">
            <text:p>90207.3362775801</text:p>
          </table:table-cell>
          <table:table-cell table:formula="of:=ROUND([.D1273])" office:value-type="float" office:value="90207">
            <text:p>90207</text:p>
          </table:table-cell>
          <table:table-cell table:formula="of:=([.$C$8]-([.E1273]*[.$C$4]))" office:value-type="float" office:value="93.39819375">
            <text:p>93.39819375</text:p>
          </table:table-cell>
          <table:table-cell table:style-name="ce6" table:formula="of:=SQRT(ABS([.$D$2]^2-[.F1273]^2))" office:value-type="float" office:value="136.021238798349">
            <text:p>136.0212387983</text:p>
          </table:table-cell>
          <table:table-cell table:formula="of:=ABS([.B1273]-[.G1273])" office:value-type="float" office:value="53.5787612016554">
            <text:p>53.5787612017</text:p>
          </table:table-cell>
          <table:table-cell table:number-columns-repeated="7"/>
        </table:table-row>
        <table:table-row table:style-name="ro4">
          <table:table-cell table:formula="of:=[.A1273]+[.A$4]" office:value-type="float" office:value="379.500000000009">
            <text:p>379.5</text:p>
          </table:table-cell>
          <table:table-cell table:formula="of:=[.A1274]/([.$D$4]*2)" office:value-type="float" office:value="189.750000000004">
            <text:p>189.75</text:p>
          </table:table-cell>
          <table:table-cell table:formula="of:=SQRT(ABS([.$D$2]^2-[.B1274]^2))" office:value-type="float" office:value="93.7019877057132">
            <text:p>93.7019877057</text:p>
          </table:table-cell>
          <table:table-cell table:formula="of:=([.$C$10]-[.C1274])*[.$B$4]" office:value-type="float" office:value="89824.1815589978">
            <text:p>89824.1815589978</text:p>
          </table:table-cell>
          <table:table-cell table:formula="of:=ROUND([.D1274])" office:value-type="float" office:value="89824">
            <text:p>89824</text:p>
          </table:table-cell>
          <table:table-cell table:formula="of:=([.$C$8]-([.E1274]*[.$C$4]))" office:value-type="float" office:value="93.7022">
            <text:p>93.7022</text:p>
          </table:table-cell>
          <table:table-cell table:style-name="ce6" table:formula="of:=SQRT(ABS([.$D$2]^2-[.F1274]^2))" office:value-type="float" office:value="135.811994003328">
            <text:p>135.8119940033</text:p>
          </table:table-cell>
          <table:table-cell table:formula="of:=ABS([.B1274]-[.G1274])" office:value-type="float" office:value="53.9380059966763">
            <text:p>53.9380059967</text:p>
          </table:table-cell>
          <table:table-cell table:number-columns-repeated="7"/>
        </table:table-row>
        <table:table-row table:style-name="ro4">
          <table:table-cell table:formula="of:=[.A1274]+[.A$4]" office:value-type="float" office:value="379.800000000009">
            <text:p>379.8</text:p>
          </table:table-cell>
          <table:table-cell table:formula="of:=[.A1275]/([.$D$4]*2)" office:value-type="float" office:value="189.900000000004">
            <text:p>189.9</text:p>
          </table:table-cell>
          <table:table-cell table:formula="of:=SQRT(ABS([.$D$2]^2-[.B1275]^2))" office:value-type="float" office:value="94.0053721869216">
            <text:p>94.0053721869</text:p>
          </table:table-cell>
          <table:table-cell table:formula="of:=([.$C$10]-[.C1275])*[.$B$4]" office:value-type="float" office:value="89441.964889759">
            <text:p>89441.964889759</text:p>
          </table:table-cell>
          <table:table-cell table:formula="of:=ROUND([.D1275])" office:value-type="float" office:value="89442">
            <text:p>89442</text:p>
          </table:table-cell>
          <table:table-cell table:formula="of:=([.$C$8]-([.E1275]*[.$C$4]))" office:value-type="float" office:value="94.0054125">
            <text:p>94.0054125</text:p>
          </table:table-cell>
          <table:table-cell table:style-name="ce6" table:formula="of:=SQRT(ABS([.$D$2]^2-[.F1275]^2))" office:value-type="float" office:value="135.602295042174">
            <text:p>135.6022950422</text:p>
          </table:table-cell>
          <table:table-cell table:formula="of:=ABS([.B1275]-[.G1275])" office:value-type="float" office:value="54.2977049578302">
            <text:p>54.2977049578</text:p>
          </table:table-cell>
          <table:table-cell table:number-columns-repeated="7"/>
        </table:table-row>
        <table:table-row table:style-name="ro4">
          <table:table-cell table:formula="of:=[.A1275]+[.A$4]" office:value-type="float" office:value="380.100000000009">
            <text:p>380.1</text:p>
          </table:table-cell>
          <table:table-cell table:formula="of:=[.A1276]/([.$D$4]*2)" office:value-type="float" office:value="190.050000000004">
            <text:p>190.05</text:p>
          </table:table-cell>
          <table:table-cell table:formula="of:=SQRT(ABS([.$D$2]^2-[.B1276]^2))" office:value-type="float" office:value="94.3080192772685">
            <text:p>94.3080192773</text:p>
          </table:table-cell>
          <table:table-cell table:formula="of:=([.$C$10]-[.C1276])*[.$B$4]" office:value-type="float" office:value="89060.6772168809">
            <text:p>89060.6772168809</text:p>
          </table:table-cell>
          <table:table-cell table:formula="of:=ROUND([.D1276])" office:value-type="float" office:value="89061">
            <text:p>89061</text:p>
          </table:table-cell>
          <table:table-cell table:formula="of:=([.$C$8]-([.E1276]*[.$C$4]))" office:value-type="float" office:value="94.30783125">
            <text:p>94.30783125</text:p>
          </table:table-cell>
          <table:table-cell table:style-name="ce6" table:formula="of:=SQRT(ABS([.$D$2]^2-[.F1276]^2))" office:value-type="float" office:value="135.392145137454">
            <text:p>135.3921451375</text:p>
          </table:table-cell>
          <table:table-cell table:formula="of:=ABS([.B1276]-[.G1276])" office:value-type="float" office:value="54.6578548625499">
            <text:p>54.6578548626</text:p>
          </table:table-cell>
          <table:table-cell table:number-columns-repeated="7"/>
        </table:table-row>
        <table:table-row table:style-name="ro4">
          <table:table-cell table:formula="of:=[.A1276]+[.A$4]" office:value-type="float" office:value="380.400000000009">
            <text:p>380.4</text:p>
          </table:table-cell>
          <table:table-cell table:formula="of:=[.A1277]/([.$D$4]*2)" office:value-type="float" office:value="190.200000000004">
            <text:p>190.2</text:p>
          </table:table-cell>
          <table:table-cell table:formula="of:=SQRT(ABS([.$D$2]^2-[.B1277]^2))" office:value-type="float" office:value="94.6099360532585">
            <text:p>94.6099360533</text:p>
          </table:table-cell>
          <table:table-cell table:formula="of:=([.$C$10]-[.C1277])*[.$B$4]" office:value-type="float" office:value="88680.3096250826">
            <text:p>88680.3096250826</text:p>
          </table:table-cell>
          <table:table-cell table:formula="of:=ROUND([.D1277])" office:value-type="float" office:value="88680">
            <text:p>88680</text:p>
          </table:table-cell>
          <table:table-cell table:formula="of:=([.$C$8]-([.E1277]*[.$C$4]))" office:value-type="float" office:value="94.61025">
            <text:p>94.61025</text:p>
          </table:table-cell>
          <table:table-cell table:style-name="ce6" table:formula="of:=SQRT(ABS([.$D$2]^2-[.F1277]^2))" office:value-type="float" office:value="135.180991988288">
            <text:p>135.1809919883</text:p>
          </table:table-cell>
          <table:table-cell table:formula="of:=ABS([.B1277]-[.G1277])" office:value-type="float" office:value="55.0190080117167">
            <text:p>55.0190080117</text:p>
          </table:table-cell>
          <table:table-cell table:number-columns-repeated="7"/>
        </table:table-row>
        <table:table-row table:style-name="ro4">
          <table:table-cell table:formula="of:=[.A1277]+[.A$4]" office:value-type="float" office:value="380.700000000009">
            <text:p>380.7</text:p>
          </table:table-cell>
          <table:table-cell table:formula="of:=[.A1278]/([.$D$4]*2)" office:value-type="float" office:value="190.350000000004">
            <text:p>190.35</text:p>
          </table:table-cell>
          <table:table-cell table:formula="of:=SQRT(ABS([.$D$2]^2-[.B1278]^2))" office:value-type="float" office:value="94.9111294843848">
            <text:p>94.9111294844</text:p>
          </table:table-cell>
          <table:table-cell table:formula="of:=([.$C$10]-[.C1278])*[.$B$4]" office:value-type="float" office:value="88300.8533338998">
            <text:p>88300.8533338998</text:p>
          </table:table-cell>
          <table:table-cell table:formula="of:=ROUND([.D1278])" office:value-type="float" office:value="88301">
            <text:p>88301</text:p>
          </table:table-cell>
          <table:table-cell table:formula="of:=([.$C$8]-([.E1278]*[.$C$4]))" office:value-type="float" office:value="94.91108125">
            <text:p>94.91108125</text:p>
          </table:table-cell>
          <table:table-cell table:style-name="ce6" table:formula="of:=SQRT(ABS([.$D$2]^2-[.F1278]^2))" office:value-type="float" office:value="134.969947232545">
            <text:p>134.9699472325</text:p>
          </table:table-cell>
          <table:table-cell table:formula="of:=ABS([.B1278]-[.G1278])" office:value-type="float" office:value="55.3800527674597">
            <text:p>55.3800527675</text:p>
          </table:table-cell>
          <table:table-cell table:number-columns-repeated="7"/>
        </table:table-row>
        <table:table-row table:style-name="ro4">
          <table:table-cell table:formula="of:=[.A1278]+[.A$4]" office:value-type="float" office:value="381.000000000009">
            <text:p>381</text:p>
          </table:table-cell>
          <table:table-cell table:formula="of:=[.A1279]/([.$D$4]*2)" office:value-type="float" office:value="190.500000000004">
            <text:p>190.5</text:p>
          </table:table-cell>
          <table:table-cell table:formula="of:=SQRT(ABS([.$D$2]^2-[.B1279]^2))" office:value-type="float" office:value="95.2116064353588">
            <text:p>95.2116064354</text:p>
          </table:table-cell>
          <table:table-cell table:formula="of:=([.$C$10]-[.C1279])*[.$B$4]" office:value-type="float" office:value="87922.2996948774">
            <text:p>87922.2996948774</text:p>
          </table:table-cell>
          <table:table-cell table:formula="of:=ROUND([.D1279])" office:value-type="float" office:value="87922">
            <text:p>87922</text:p>
          </table:table-cell>
          <table:table-cell table:formula="of:=([.$C$8]-([.E1279]*[.$C$4]))" office:value-type="float" office:value="95.2119125">
            <text:p>95.2119125</text:p>
          </table:table-cell>
          <table:table-cell table:style-name="ce6" table:formula="of:=SQRT(ABS([.$D$2]^2-[.F1279]^2))" office:value-type="float" office:value="134.757900392119">
            <text:p>134.7579003921</text:p>
          </table:table-cell>
          <table:table-cell table:formula="of:=ABS([.B1279]-[.G1279])" office:value-type="float" office:value="55.7420996078851">
            <text:p>55.7420996079</text:p>
          </table:table-cell>
          <table:table-cell table:number-columns-repeated="7"/>
        </table:table-row>
        <table:table-row table:style-name="ro4">
          <table:table-cell table:formula="of:=[.A1279]+[.A$4]" office:value-type="float" office:value="381.300000000009">
            <text:p>381.3</text:p>
          </table:table-cell>
          <table:table-cell table:formula="of:=[.A1280]/([.$D$4]*2)" office:value-type="float" office:value="190.650000000004">
            <text:p>190.65</text:p>
          </table:table-cell>
          <table:table-cell table:formula="of:=SQRT(ABS([.$D$2]^2-[.B1280]^2))" office:value-type="float" office:value="95.5113736682792">
            <text:p>95.5113736683</text:p>
          </table:table-cell>
          <table:table-cell table:formula="of:=([.$C$10]-[.C1280])*[.$B$4]" office:value-type="float" office:value="87544.640188836">
            <text:p>87544.640188836</text:p>
          </table:table-cell>
          <table:table-cell table:formula="of:=ROUND([.D1280])" office:value-type="float" office:value="87545">
            <text:p>87545</text:p>
          </table:table-cell>
          <table:table-cell table:formula="of:=([.$C$8]-([.E1280]*[.$C$4]))" office:value-type="float" office:value="95.51115625">
            <text:p>95.51115625</text:p>
          </table:table-cell>
          <table:table-cell table:style-name="ce6" table:formula="of:=SQRT(ABS([.$D$2]^2-[.F1280]^2))" office:value-type="float" office:value="134.545973673641">
            <text:p>134.5459736736</text:p>
          </table:table-cell>
          <table:table-cell table:formula="of:=ABS([.B1280]-[.G1280])" office:value-type="float" office:value="56.1040263263634">
            <text:p>56.1040263264</text:p>
          </table:table-cell>
          <table:table-cell table:number-columns-repeated="7"/>
        </table:table-row>
        <table:table-row table:style-name="ro4">
          <table:table-cell table:formula="of:=[.A1280]+[.A$4]" office:value-type="float" office:value="381.600000000009">
            <text:p>381.6</text:p>
          </table:table-cell>
          <table:table-cell table:formula="of:=[.A1281]/([.$D$4]*2)" office:value-type="float" office:value="190.800000000004">
            <text:p>190.8</text:p>
          </table:table-cell>
          <table:table-cell table:formula="of:=SQRT(ABS([.$D$2]^2-[.B1281]^2))" office:value-type="float" office:value="95.8104378447446">
            <text:p>95.8104378447</text:p>
          </table:table-cell>
          <table:table-cell table:formula="of:=([.$C$10]-[.C1281])*[.$B$4]" office:value-type="float" office:value="87167.8664232103">
            <text:p>87167.8664232103</text:p>
          </table:table-cell>
          <table:table-cell table:formula="of:=ROUND([.D1281])" office:value-type="float" office:value="87168">
            <text:p>87168</text:p>
          </table:table-cell>
          <table:table-cell table:formula="of:=([.$C$8]-([.E1281]*[.$C$4]))" office:value-type="float" office:value="95.8104">
            <text:p>95.8104</text:p>
          </table:table-cell>
          <table:table-cell table:style-name="ce6" table:formula="of:=SQRT(ABS([.$D$2]^2-[.F1281]^2))" office:value-type="float" office:value="134.33304601564">
            <text:p>134.3330460156</text:p>
          </table:table-cell>
          <table:table-cell table:formula="of:=ABS([.B1281]-[.G1281])" office:value-type="float" office:value="56.4669539843646">
            <text:p>56.4669539844</text:p>
          </table:table-cell>
          <table:table-cell table:number-columns-repeated="7"/>
        </table:table-row>
        <table:table-row table:style-name="ro4">
          <table:table-cell table:formula="of:=[.A1281]+[.A$4]" office:value-type="float" office:value="381.900000000009">
            <text:p>381.9</text:p>
          </table:table-cell>
          <table:table-cell table:formula="of:=[.A1282]/([.$D$4]*2)" office:value-type="float" office:value="190.950000000004">
            <text:p>190.95</text:p>
          </table:table-cell>
          <table:table-cell table:formula="of:=SQRT(ABS([.$D$2]^2-[.B1282]^2))" office:value-type="float" office:value="96.1088055279102">
            <text:p>96.1088055279</text:p>
          </table:table-cell>
          <table:table-cell table:formula="of:=([.$C$10]-[.C1282])*[.$B$4]" office:value-type="float" office:value="86791.9701294583">
            <text:p>86791.9701294583</text:p>
          </table:table-cell>
          <table:table-cell table:formula="of:=ROUND([.D1282])" office:value-type="float" office:value="86792">
            <text:p>86792</text:p>
          </table:table-cell>
          <table:table-cell table:formula="of:=([.$C$8]-([.E1282]*[.$C$4]))" office:value-type="float" office:value="96.10885">
            <text:p>96.10885</text:p>
          </table:table-cell>
          <table:table-cell table:style-name="ce6" table:formula="of:=SQRT(ABS([.$D$2]^2-[.F1282]^2))" office:value-type="float" office:value="134.119681447868">
            <text:p>134.1196814479</text:p>
          </table:table-cell>
          <table:table-cell table:formula="of:=ABS([.B1282]-[.G1282])" office:value-type="float" office:value="56.8303185521367">
            <text:p>56.8303185521</text:p>
          </table:table-cell>
          <table:table-cell table:number-columns-repeated="7"/>
        </table:table-row>
        <table:table-row table:style-name="ro4">
          <table:table-cell table:formula="of:=[.A1282]+[.A$4]" office:value-type="float" office:value="382.200000000009">
            <text:p>382.2</text:p>
          </table:table-cell>
          <table:table-cell table:formula="of:=[.A1283]/([.$D$4]*2)" office:value-type="float" office:value="191.100000000004">
            <text:p>191.1</text:p>
          </table:table-cell>
          <table:table-cell table:formula="of:=SQRT(ABS([.$D$2]^2-[.B1283]^2))" office:value-type="float" office:value="96.4064831844917">
            <text:p>96.4064831845</text:p>
          </table:table-cell>
          <table:table-cell table:formula="of:=([.$C$10]-[.C1283])*[.$B$4]" office:value-type="float" office:value="86416.9431605368">
            <text:p>86416.9431605368</text:p>
          </table:table-cell>
          <table:table-cell table:formula="of:=ROUND([.D1283])" office:value-type="float" office:value="86417">
            <text:p>86417</text:p>
          </table:table-cell>
          <table:table-cell table:formula="of:=([.$C$8]-([.E1283]*[.$C$4]))" office:value-type="float" office:value="96.40650625">
            <text:p>96.40650625</text:p>
          </table:table-cell>
          <table:table-cell table:style-name="ce6" table:formula="of:=SQRT(ABS([.$D$2]^2-[.F1283]^2))" office:value-type="float" office:value="133.905883189159">
            <text:p>133.9058831892</text:p>
          </table:table-cell>
          <table:table-cell table:formula="of:=ABS([.B1283]-[.G1283])" office:value-type="float" office:value="57.1941168108453">
            <text:p>57.1941168108</text:p>
          </table:table-cell>
          <table:table-cell table:number-columns-repeated="7"/>
        </table:table-row>
        <table:table-row table:style-name="ro4">
          <table:table-cell table:formula="of:=[.A1283]+[.A$4]" office:value-type="float" office:value="382.500000000009">
            <text:p>382.5</text:p>
          </table:table-cell>
          <table:table-cell table:formula="of:=[.A1284]/([.$D$4]*2)" office:value-type="float" office:value="191.250000000004">
            <text:p>191.25</text:p>
          </table:table-cell>
          <table:table-cell table:formula="of:=SQRT(ABS([.$D$2]^2-[.B1284]^2))" office:value-type="float" office:value="96.7034771867159">
            <text:p>96.7034771867</text:p>
          </table:table-cell>
          <table:table-cell table:formula="of:=([.$C$10]-[.C1284])*[.$B$4]" office:value-type="float" office:value="86042.7774884433">
            <text:p>86042.7774884433</text:p>
          </table:table-cell>
          <table:table-cell table:formula="of:=ROUND([.D1284])" office:value-type="float" office:value="86043">
            <text:p>86043</text:p>
          </table:table-cell>
          <table:table-cell table:formula="of:=([.$C$8]-([.E1284]*[.$C$4]))" office:value-type="float" office:value="96.70336875">
            <text:p>96.70336875</text:p>
          </table:table-cell>
          <table:table-cell table:style-name="ce6" table:formula="of:=SQRT(ABS([.$D$2]^2-[.F1284]^2))" office:value-type="float" office:value="133.691654460559">
            <text:p>133.6916544606</text:p>
          </table:table-cell>
          <table:table-cell table:formula="of:=ABS([.B1284]-[.G1284])" office:value-type="float" office:value="57.5583455394453">
            <text:p>57.5583455394</text:p>
          </table:table-cell>
          <table:table-cell table:number-columns-repeated="7"/>
        </table:table-row>
        <table:table-row table:style-name="ro4">
          <table:table-cell table:formula="of:=[.A1284]+[.A$4]" office:value-type="float" office:value="382.800000000009">
            <text:p>382.8</text:p>
          </table:table-cell>
          <table:table-cell table:formula="of:=[.A1285]/([.$D$4]*2)" office:value-type="float" office:value="191.400000000004">
            <text:p>191.4</text:p>
          </table:table-cell>
          <table:table-cell table:formula="of:=SQRT(ABS([.$D$2]^2-[.B1285]^2))" office:value-type="float" office:value="96.9997938142225">
            <text:p>96.9997938142</text:p>
          </table:table-cell>
          <table:table-cell table:formula="of:=([.$C$10]-[.C1285])*[.$B$4]" office:value-type="float" office:value="85669.4652018208">
            <text:p>85669.4652018208</text:p>
          </table:table-cell>
          <table:table-cell table:formula="of:=ROUND([.D1285])" office:value-type="float" office:value="85669">
            <text:p>85669</text:p>
          </table:table-cell>
          <table:table-cell table:formula="of:=([.$C$8]-([.E1285]*[.$C$4]))" office:value-type="float" office:value="97.00023125">
            <text:p>97.00023125</text:p>
          </table:table-cell>
          <table:table-cell table:style-name="ce6" table:formula="of:=SQRT(ABS([.$D$2]^2-[.F1285]^2))" office:value-type="float" office:value="133.476421653588">
            <text:p>133.4764216536</text:p>
          </table:table-cell>
          <table:table-cell table:formula="of:=ABS([.B1285]-[.G1285])" office:value-type="float" office:value="57.923578346416">
            <text:p>57.9235783464</text:p>
          </table:table-cell>
          <table:table-cell table:number-columns-repeated="7"/>
        </table:table-row>
        <table:table-row table:style-name="ro4">
          <table:table-cell table:formula="of:=[.A1285]+[.A$4]" office:value-type="float" office:value="383.100000000009">
            <text:p>383.1</text:p>
          </table:table-cell>
          <table:table-cell table:formula="of:=[.A1286]/([.$D$4]*2)" office:value-type="float" office:value="191.550000000004">
            <text:p>191.55</text:p>
          </table:table-cell>
          <table:table-cell table:formula="of:=SQRT(ABS([.$D$2]^2-[.B1286]^2))" office:value-type="float" office:value="97.2954392559162">
            <text:p>97.2954392559</text:p>
          </table:table-cell>
          <table:table-cell table:formula="of:=([.$C$10]-[.C1286])*[.$B$4]" office:value-type="float" office:value="85296.998503624">
            <text:p>85296.998503624</text:p>
          </table:table-cell>
          <table:table-cell table:formula="of:=ROUND([.D1286])" office:value-type="float" office:value="85297">
            <text:p>85297</text:p>
          </table:table-cell>
          <table:table-cell table:formula="of:=([.$C$8]-([.E1286]*[.$C$4]))" office:value-type="float" office:value="97.29550625">
            <text:p>97.29550625</text:p>
          </table:table-cell>
          <table:table-cell table:style-name="ce6" table:formula="of:=SQRT(ABS([.$D$2]^2-[.F1286]^2))" office:value-type="float" office:value="133.261338968045">
            <text:p>133.261338968</text:p>
          </table:table-cell>
          <table:table-cell table:formula="of:=ABS([.B1286]-[.G1286])" office:value-type="float" office:value="58.2886610319593">
            <text:p>58.288661032</text:p>
          </table:table-cell>
          <table:table-cell table:number-columns-repeated="7"/>
        </table:table-row>
        <table:table-row table:style-name="ro4">
          <table:table-cell table:formula="of:=[.A1286]+[.A$4]" office:value-type="float" office:value="383.400000000009">
            <text:p>383.4</text:p>
          </table:table-cell>
          <table:table-cell table:formula="of:=[.A1287]/([.$D$4]*2)" office:value-type="float" office:value="191.700000000004">
            <text:p>191.7</text:p>
          </table:table-cell>
          <table:table-cell table:formula="of:=SQRT(ABS([.$D$2]^2-[.B1287]^2))" office:value-type="float" office:value="97.5904196117718">
            <text:p>97.5904196118</text:p>
          </table:table-cell>
          <table:table-cell table:formula="of:=([.$C$10]-[.C1287])*[.$B$4]" office:value-type="float" office:value="84925.3697088453">
            <text:p>84925.3697088453</text:p>
          </table:table-cell>
          <table:table-cell table:formula="of:=ROUND([.D1287])" office:value-type="float" office:value="84925">
            <text:p>84925</text:p>
          </table:table-cell>
          <table:table-cell table:formula="of:=([.$C$8]-([.E1287]*[.$C$4]))" office:value-type="float" office:value="97.59078125">
            <text:p>97.59078125</text:p>
          </table:table-cell>
          <table:table-cell table:style-name="ce6" table:formula="of:=SQRT(ABS([.$D$2]^2-[.F1287]^2))" office:value-type="float" office:value="133.045253259989">
            <text:p>133.04525326</text:p>
          </table:table-cell>
          <table:table-cell table:formula="of:=ABS([.B1287]-[.G1287])" office:value-type="float" office:value="58.6547467400153">
            <text:p>58.65474674</text:p>
          </table:table-cell>
          <table:table-cell table:number-columns-repeated="7"/>
        </table:table-row>
        <table:table-row table:style-name="ro4">
          <table:table-cell table:formula="of:=[.A1287]+[.A$4]" office:value-type="float" office:value="383.700000000009">
            <text:p>383.7</text:p>
          </table:table-cell>
          <table:table-cell table:formula="of:=[.A1288]/([.$D$4]*2)" office:value-type="float" office:value="191.850000000004">
            <text:p>191.85</text:p>
          </table:table-cell>
          <table:table-cell table:formula="of:=SQRT(ABS([.$D$2]^2-[.B1288]^2))" office:value-type="float" office:value="97.8847408945934">
            <text:p>97.8847408946</text:p>
          </table:table-cell>
          <table:table-cell table:formula="of:=([.$C$10]-[.C1288])*[.$B$4]" office:value-type="float" office:value="84554.5712422983">
            <text:p>84554.5712422983</text:p>
          </table:table-cell>
          <table:table-cell table:formula="of:=ROUND([.D1288])" office:value-type="float" office:value="84555">
            <text:p>84555</text:p>
          </table:table-cell>
          <table:table-cell table:formula="of:=([.$C$8]-([.E1288]*[.$C$4]))" office:value-type="float" office:value="97.88446875">
            <text:p>97.88446875</text:p>
          </table:table-cell>
          <table:table-cell table:style-name="ce6" table:formula="of:=SQRT(ABS([.$D$2]^2-[.F1288]^2))" office:value-type="float" office:value="132.829329507945">
            <text:p>132.8293295079</text:p>
          </table:table-cell>
          <table:table-cell table:formula="of:=ABS([.B1288]-[.G1288])" office:value-type="float" office:value="59.0206704920592">
            <text:p>59.0206704921</text:p>
          </table:table-cell>
          <table:table-cell table:number-columns-repeated="7"/>
        </table:table-row>
        <table:table-row table:style-name="ro4">
          <table:table-cell table:formula="of:=[.A1288]+[.A$4]" office:value-type="float" office:value="384.000000000009">
            <text:p>384</text:p>
          </table:table-cell>
          <table:table-cell table:formula="of:=[.A1289]/([.$D$4]*2)" office:value-type="float" office:value="192.000000000004">
            <text:p>192</text:p>
          </table:table-cell>
          <table:table-cell table:formula="of:=SQRT(ABS([.$D$2]^2-[.B1289]^2))" office:value-type="float" office:value="98.17840903173">
            <text:p>98.1784090317</text:p>
          </table:table-cell>
          <table:table-cell table:formula="of:=([.$C$10]-[.C1289])*[.$B$4]" office:value-type="float" office:value="84184.595636457">
            <text:p>84184.595636457</text:p>
          </table:table-cell>
          <table:table-cell table:formula="of:=ROUND([.D1289])" office:value-type="float" office:value="84185">
            <text:p>84185</text:p>
          </table:table-cell>
          <table:table-cell table:formula="of:=([.$C$8]-([.E1289]*[.$C$4]))" office:value-type="float" office:value="98.17815625">
            <text:p>98.17815625</text:p>
          </table:table-cell>
          <table:table-cell table:style-name="ce6" table:formula="of:=SQRT(ABS([.$D$2]^2-[.F1289]^2))" office:value-type="float" office:value="132.612403776384">
            <text:p>132.6124037764</text:p>
          </table:table-cell>
          <table:table-cell table:formula="of:=ABS([.B1289]-[.G1289])" office:value-type="float" office:value="59.3875962236208">
            <text:p>59.3875962236</text:p>
          </table:table-cell>
          <table:table-cell table:number-columns-repeated="7"/>
        </table:table-row>
        <table:table-row table:style-name="ro4">
          <table:table-cell table:formula="of:=[.A1289]+[.A$4]" office:value-type="float" office:value="384.300000000009">
            <text:p>384.3</text:p>
          </table:table-cell>
          <table:table-cell table:formula="of:=[.A1290]/([.$D$4]*2)" office:value-type="float" office:value="192.150000000004">
            <text:p>192.15</text:p>
          </table:table-cell>
          <table:table-cell table:formula="of:=SQRT(ABS([.$D$2]^2-[.B1290]^2))" office:value-type="float" office:value="98.4714298667471">
            <text:p>98.4714298667</text:p>
          </table:table-cell>
          <table:table-cell table:formula="of:=([.$C$10]-[.C1290])*[.$B$4]" office:value-type="float" office:value="83815.4355293488">
            <text:p>83815.4355293488</text:p>
          </table:table-cell>
          <table:table-cell table:formula="of:=ROUND([.D1290])" office:value-type="float" office:value="83815">
            <text:p>83815</text:p>
          </table:table-cell>
          <table:table-cell table:formula="of:=([.$C$8]-([.E1290]*[.$C$4]))" office:value-type="float" office:value="98.47184375">
            <text:p>98.47184375</text:p>
          </table:table-cell>
          <table:table-cell table:style-name="ce6" table:formula="of:=SQRT(ABS([.$D$2]^2-[.F1290]^2))" office:value-type="float" office:value="132.394471140133">
            <text:p>132.3944711401</text:p>
          </table:table-cell>
          <table:table-cell table:formula="of:=ABS([.B1290]-[.G1290])" office:value-type="float" office:value="59.7555288598711">
            <text:p>59.7555288599</text:p>
          </table:table-cell>
          <table:table-cell table:number-columns-repeated="7"/>
        </table:table-row>
        <table:table-row table:style-name="ro4">
          <table:table-cell table:formula="of:=[.A1290]+[.A$4]" office:value-type="float" office:value="384.600000000009">
            <text:p>384.6</text:p>
          </table:table-cell>
          <table:table-cell table:formula="of:=[.A1291]/([.$D$4]*2)" office:value-type="float" office:value="192.300000000004">
            <text:p>192.3</text:p>
          </table:table-cell>
          <table:table-cell table:formula="of:=SQRT(ABS([.$D$2]^2-[.B1291]^2))" office:value-type="float" office:value="98.7638091610571">
            <text:p>98.7638091611</text:p>
          </table:table-cell>
          <table:table-cell table:formula="of:=([.$C$10]-[.C1291])*[.$B$4]" office:value-type="float" office:value="83447.0836625017">
            <text:p>83447.0836625017</text:p>
          </table:table-cell>
          <table:table-cell table:formula="of:=ROUND([.D1291])" office:value-type="float" office:value="83447">
            <text:p>83447</text:p>
          </table:table-cell>
          <table:table-cell table:formula="of:=([.$C$8]-([.E1291]*[.$C$4]))" office:value-type="float" office:value="98.76394375">
            <text:p>98.76394375</text:p>
          </table:table-cell>
          <table:table-cell table:style-name="ce6" table:formula="of:=SQRT(ABS([.$D$2]^2-[.F1291]^2))" office:value-type="float" office:value="132.176712831523">
            <text:p>132.1767128315</text:p>
          </table:table-cell>
          <table:table-cell table:formula="of:=ABS([.B1291]-[.G1291])" office:value-type="float" office:value="60.1232871684817">
            <text:p>60.1232871685</text:p>
          </table:table-cell>
          <table:table-cell table:number-columns-repeated="7"/>
        </table:table-row>
        <table:table-row table:style-name="ro4">
          <table:table-cell table:formula="of:=[.A1291]+[.A$4]" office:value-type="float" office:value="384.900000000009">
            <text:p>384.9</text:p>
          </table:table-cell>
          <table:table-cell table:formula="of:=[.A1292]/([.$D$4]*2)" office:value-type="float" office:value="192.450000000004">
            <text:p>192.45</text:p>
          </table:table-cell>
          <table:table-cell table:formula="of:=SQRT(ABS([.$D$2]^2-[.B1292]^2))" office:value-type="float" office:value="99.0555525955093">
            <text:p>99.0555525955</text:p>
          </table:table-cell>
          <table:table-cell table:formula="of:=([.$C$10]-[.C1292])*[.$B$4]" office:value-type="float" office:value="83079.5328789398">
            <text:p>83079.5328789398</text:p>
          </table:table-cell>
          <table:table-cell table:formula="of:=ROUND([.D1292])" office:value-type="float" office:value="83080">
            <text:p>83080</text:p>
          </table:table-cell>
          <table:table-cell table:formula="of:=([.$C$8]-([.E1292]*[.$C$4]))" office:value-type="float" office:value="99.05525">
            <text:p>99.05525</text:p>
          </table:table-cell>
          <table:table-cell table:style-name="ce6" table:formula="of:=SQRT(ABS([.$D$2]^2-[.F1292]^2))" office:value-type="float" office:value="131.958544427549">
            <text:p>131.9585444276</text:p>
          </table:table-cell>
          <table:table-cell table:formula="of:=ABS([.B1292]-[.G1292])" office:value-type="float" office:value="60.4914555724551">
            <text:p>60.4914555725</text:p>
          </table:table-cell>
          <table:table-cell table:number-columns-repeated="7"/>
        </table:table-row>
        <table:table-row table:style-name="ro4">
          <table:table-cell table:formula="of:=[.A1292]+[.A$4]" office:value-type="float" office:value="385.200000000009">
            <text:p>385.2</text:p>
          </table:table-cell>
          <table:table-cell table:formula="of:=[.A1293]/([.$D$4]*2)" office:value-type="float" office:value="192.600000000004">
            <text:p>192.6</text:p>
          </table:table-cell>
          <table:table-cell table:formula="of:=SQRT(ABS([.$D$2]^2-[.B1293]^2))" office:value-type="float" office:value="99.3466657719408">
            <text:p>99.3466657719</text:p>
          </table:table-cell>
          <table:table-cell table:formula="of:=([.$C$10]-[.C1293])*[.$B$4]" office:value-type="float" office:value="82712.7761212309">
            <text:p>82712.7761212309</text:p>
          </table:table-cell>
          <table:table-cell table:formula="of:=ROUND([.D1293])" office:value-type="float" office:value="82713">
            <text:p>82713</text:p>
          </table:table-cell>
          <table:table-cell table:formula="of:=([.$C$8]-([.E1293]*[.$C$4]))" office:value-type="float" office:value="99.34655625">
            <text:p>99.34655625</text:p>
          </table:table-cell>
          <table:table-cell table:style-name="ce6" table:formula="of:=SQRT(ABS([.$D$2]^2-[.F1293]^2))" office:value-type="float" office:value="131.739370581712">
            <text:p>131.7393705817</text:p>
          </table:table-cell>
          <table:table-cell table:formula="of:=ABS([.B1293]-[.G1293])" office:value-type="float" office:value="60.8606294182927">
            <text:p>60.8606294183</text:p>
          </table:table-cell>
          <table:table-cell table:number-columns-repeated="7"/>
        </table:table-row>
        <table:table-row table:style-name="ro4">
          <table:table-cell table:formula="of:=[.A1293]+[.A$4]" office:value-type="float" office:value="385.500000000009">
            <text:p>385.5</text:p>
          </table:table-cell>
          <table:table-cell table:formula="of:=[.A1294]/([.$D$4]*2)" office:value-type="float" office:value="192.750000000004">
            <text:p>192.75</text:p>
          </table:table-cell>
          <table:table-cell table:formula="of:=SQRT(ABS([.$D$2]^2-[.B1294]^2))" office:value-type="float" office:value="99.637154214689">
            <text:p>99.6371542147</text:p>
          </table:table-cell>
          <table:table-cell table:formula="of:=([.$C$10]-[.C1294])*[.$B$4]" office:value-type="float" office:value="82346.8064295796">
            <text:p>82346.8064295796</text:p>
          </table:table-cell>
          <table:table-cell table:formula="of:=ROUND([.D1294])" office:value-type="float" office:value="82347">
            <text:p>82347</text:p>
          </table:table-cell>
          <table:table-cell table:formula="of:=([.$C$8]-([.E1294]*[.$C$4]))" office:value-type="float" office:value="99.63706875">
            <text:p>99.63706875</text:p>
          </table:table-cell>
          <table:table-cell table:style-name="ce6" table:formula="of:=SQRT(ABS([.$D$2]^2-[.F1294]^2))" office:value-type="float" office:value="131.519787602124">
            <text:p>131.5197876021</text:p>
          </table:table-cell>
          <table:table-cell table:formula="of:=ABS([.B1294]-[.G1294])" office:value-type="float" office:value="61.2302123978806">
            <text:p>61.2302123979</text:p>
          </table:table-cell>
          <table:table-cell table:number-columns-repeated="7"/>
        </table:table-row>
        <table:table-row table:style-name="ro4">
          <table:table-cell table:formula="of:=[.A1294]+[.A$4]" office:value-type="float" office:value="385.800000000009">
            <text:p>385.8</text:p>
          </table:table-cell>
          <table:table-cell table:formula="of:=[.A1295]/([.$D$4]*2)" office:value-type="float" office:value="192.900000000004">
            <text:p>192.9</text:p>
          </table:table-cell>
          <table:table-cell table:formula="of:=SQRT(ABS([.$D$2]^2-[.B1295]^2))" office:value-type="float" office:value="99.9270233720674">
            <text:p>99.9270233721</text:p>
          </table:table-cell>
          <table:table-cell table:formula="of:=([.$C$10]-[.C1295])*[.$B$4]" office:value-type="float" office:value="81981.6169399689">
            <text:p>81981.6169399689</text:p>
          </table:table-cell>
          <table:table-cell table:formula="of:=ROUND([.D1295])" office:value-type="float" office:value="81982">
            <text:p>81982</text:p>
          </table:table-cell>
          <table:table-cell table:formula="of:=([.$C$8]-([.E1295]*[.$C$4]))" office:value-type="float" office:value="99.9267875">
            <text:p>99.9267875</text:p>
          </table:table-cell>
          <table:table-cell table:style-name="ce6" table:formula="of:=SQRT(ABS([.$D$2]^2-[.F1295]^2))" office:value-type="float" office:value="131.299798704834">
            <text:p>131.2997987048</text:p>
          </table:table-cell>
          <table:table-cell table:formula="of:=ABS([.B1295]-[.G1295])" office:value-type="float" office:value="61.6002012951708">
            <text:p>61.6002012952</text:p>
          </table:table-cell>
          <table:table-cell table:number-columns-repeated="7"/>
        </table:table-row>
        <table:table-row table:style-name="ro4">
          <table:table-cell table:formula="of:=[.A1295]+[.A$4]" office:value-type="float" office:value="386.100000000009">
            <text:p>386.1</text:p>
          </table:table-cell>
          <table:table-cell table:formula="of:=[.A1296]/([.$D$4]*2)" office:value-type="float" office:value="193.050000000004">
            <text:p>193.05</text:p>
          </table:table-cell>
          <table:table-cell table:formula="of:=SQRT(ABS([.$D$2]^2-[.B1296]^2))" office:value-type="float" office:value="100.216278617806">
            <text:p>100.2162786178</text:p>
          </table:table-cell>
          <table:table-cell table:formula="of:=([.$C$10]-[.C1296])*[.$B$4]" office:value-type="float" office:value="81617.2008823455">
            <text:p>81617.2008823455</text:p>
          </table:table-cell>
          <table:table-cell table:formula="of:=ROUND([.D1296])" office:value-type="float" office:value="81617">
            <text:p>81617</text:p>
          </table:table-cell>
          <table:table-cell table:formula="of:=([.$C$8]-([.E1296]*[.$C$4]))" office:value-type="float" office:value="100.21650625">
            <text:p>100.21650625</text:p>
          </table:table-cell>
          <table:table-cell table:style-name="ce6" table:formula="of:=SQRT(ABS([.$D$2]^2-[.F1296]^2))" office:value-type="float" office:value="131.078800250245">
            <text:p>131.0788002502</text:p>
          </table:table-cell>
          <table:table-cell table:formula="of:=ABS([.B1296]-[.G1296])" office:value-type="float" office:value="61.9711997497591">
            <text:p>61.9711997498</text:p>
          </table:table-cell>
          <table:table-cell table:number-columns-repeated="7"/>
        </table:table-row>
        <table:table-row table:style-name="ro4">
          <table:table-cell table:formula="of:=[.A1296]+[.A$4]" office:value-type="float" office:value="386.400000000009">
            <text:p>386.4</text:p>
          </table:table-cell>
          <table:table-cell table:formula="of:=[.A1297]/([.$D$4]*2)" office:value-type="float" office:value="193.200000000004">
            <text:p>193.2</text:p>
          </table:table-cell>
          <table:table-cell table:formula="of:=SQRT(ABS([.$D$2]^2-[.B1297]^2))" office:value-type="float" office:value="100.504925252456">
            <text:p>100.5049252525</text:p>
          </table:table-cell>
          <table:table-cell table:formula="of:=([.$C$10]-[.C1297])*[.$B$4]" office:value-type="float" office:value="81253.5515788497">
            <text:p>81253.5515788497</text:p>
          </table:table-cell>
          <table:table-cell table:formula="of:=ROUND([.D1297])" office:value-type="float" office:value="81254">
            <text:p>81254</text:p>
          </table:table-cell>
          <table:table-cell table:formula="of:=([.$C$8]-([.E1297]*[.$C$4]))" office:value-type="float" office:value="100.5046375">
            <text:p>100.5046375</text:p>
          </table:table-cell>
          <table:table-cell table:style-name="ce6" table:formula="of:=SQRT(ABS([.$D$2]^2-[.F1297]^2))" office:value-type="float" office:value="130.858006407684">
            <text:p>130.8580064077</text:p>
          </table:table-cell>
          <table:table-cell table:formula="of:=ABS([.B1297]-[.G1297])" office:value-type="float" office:value="62.34199359232">
            <text:p>62.3419935923</text:p>
          </table:table-cell>
          <table:table-cell table:number-columns-repeated="7"/>
        </table:table-row>
        <table:table-row table:style-name="ro4">
          <table:table-cell table:formula="of:=[.A1297]+[.A$4]" office:value-type="float" office:value="386.700000000009">
            <text:p>386.7</text:p>
          </table:table-cell>
          <table:table-cell table:formula="of:=[.A1298]/([.$D$4]*2)" office:value-type="float" office:value="193.350000000004">
            <text:p>193.35</text:p>
          </table:table-cell>
          <table:table-cell table:formula="of:=SQRT(ABS([.$D$2]^2-[.B1298]^2))" office:value-type="float" office:value="100.792968504761">
            <text:p>100.7929685048</text:p>
          </table:table-cell>
          <table:table-cell table:formula="of:=([.$C$10]-[.C1298])*[.$B$4]" office:value-type="float" office:value="80890.6624420874">
            <text:p>80890.6624420874</text:p>
          </table:table-cell>
          <table:table-cell table:formula="of:=ROUND([.D1298])" office:value-type="float" office:value="80891">
            <text:p>80891</text:p>
          </table:table-cell>
          <table:table-cell table:formula="of:=([.$C$8]-([.E1298]*[.$C$4]))" office:value-type="float" office:value="100.79276875">
            <text:p>100.79276875</text:p>
          </table:table-cell>
          <table:table-cell table:style-name="ce6" table:formula="of:=SQRT(ABS([.$D$2]^2-[.F1298]^2))" office:value-type="float" office:value="130.636203893519">
            <text:p>130.6362038935</text:p>
          </table:table-cell>
          <table:table-cell table:formula="of:=ABS([.B1298]-[.G1298])" office:value-type="float" office:value="62.7137961064856">
            <text:p>62.7137961065</text:p>
          </table:table-cell>
          <table:table-cell table:number-columns-repeated="7"/>
        </table:table-row>
        <table:table-row table:style-name="ro4">
          <table:table-cell table:formula="of:=[.A1298]+[.A$4]" office:value-type="float" office:value="387.000000000009">
            <text:p>387</text:p>
          </table:table-cell>
          <table:table-cell table:formula="of:=[.A1299]/([.$D$4]*2)" office:value-type="float" office:value="193.500000000004">
            <text:p>193.5</text:p>
          </table:table-cell>
          <table:table-cell table:formula="of:=SQRT(ABS([.$D$2]^2-[.B1299]^2))" office:value-type="float" office:value="101.080413532997">
            <text:p>101.080413533</text:p>
          </table:table-cell>
          <table:table-cell table:formula="of:=([.$C$10]-[.C1299])*[.$B$4]" office:value-type="float" office:value="80528.5269734432">
            <text:p>80528.5269734432</text:p>
          </table:table-cell>
          <table:table-cell table:formula="of:=ROUND([.D1299])" office:value-type="float" office:value="80529">
            <text:p>80529</text:p>
          </table:table-cell>
          <table:table-cell table:formula="of:=([.$C$8]-([.E1299]*[.$C$4]))" office:value-type="float" office:value="101.08010625">
            <text:p>101.08010625</text:p>
          </table:table-cell>
          <table:table-cell table:style-name="ce6" table:formula="of:=SQRT(ABS([.$D$2]^2-[.F1299]^2))" office:value-type="float" office:value="130.414002777649">
            <text:p>130.4140027777</text:p>
          </table:table-cell>
          <table:table-cell table:formula="of:=ABS([.B1299]-[.G1299])" office:value-type="float" office:value="63.0859972223552">
            <text:p>63.0859972224</text:p>
          </table:table-cell>
          <table:table-cell table:number-columns-repeated="7"/>
        </table:table-row>
        <table:table-row table:style-name="ro4">
          <table:table-cell table:formula="of:=[.A1299]+[.A$4]" office:value-type="float" office:value="387.300000000009">
            <text:p>387.3</text:p>
          </table:table-cell>
          <table:table-cell table:formula="of:=[.A1300]/([.$D$4]*2)" office:value-type="float" office:value="193.650000000004">
            <text:p>193.65</text:p>
          </table:table-cell>
          <table:table-cell table:formula="of:=SQRT(ABS([.$D$2]^2-[.B1300]^2))" office:value-type="float" office:value="101.367265426279">
            <text:p>101.3672654263</text:p>
          </table:table-cell>
          <table:table-cell table:formula="of:=([.$C$10]-[.C1300])*[.$B$4]" office:value-type="float" office:value="80167.1387614344">
            <text:p>80167.1387614344</text:p>
          </table:table-cell>
          <table:table-cell table:formula="of:=ROUND([.D1300])" office:value-type="float" office:value="80167">
            <text:p>80167</text:p>
          </table:table-cell>
          <table:table-cell table:formula="of:=([.$C$8]-([.E1300]*[.$C$4]))" office:value-type="float" office:value="101.36744375">
            <text:p>101.36744375</text:p>
          </table:table-cell>
          <table:table-cell table:style-name="ce6" table:formula="of:=SQRT(ABS([.$D$2]^2-[.F1300]^2))" office:value-type="float" office:value="130.190788259349">
            <text:p>130.1907882593</text:p>
          </table:table-cell>
          <table:table-cell table:formula="of:=ABS([.B1300]-[.G1300])" office:value-type="float" office:value="63.4592117406557">
            <text:p>63.4592117407</text:p>
          </table:table-cell>
          <table:table-cell table:number-columns-repeated="7"/>
        </table:table-row>
        <table:table-row table:style-name="ro4">
          <table:table-cell table:formula="of:=[.A1300]+[.A$4]" office:value-type="float" office:value="387.600000000009">
            <text:p>387.6</text:p>
          </table:table-cell>
          <table:table-cell table:formula="of:=[.A1301]/([.$D$4]*2)" office:value-type="float" office:value="193.800000000004">
            <text:p>193.8</text:p>
          </table:table-cell>
          <table:table-cell table:formula="of:=SQRT(ABS([.$D$2]^2-[.B1301]^2))" office:value-type="float" office:value="101.653529205836">
            <text:p>101.6535292058</text:p>
          </table:table-cell>
          <table:table-cell table:formula="of:=([.$C$10]-[.C1301])*[.$B$4]" office:value-type="float" office:value="79806.4914801031">
            <text:p>79806.4914801031</text:p>
          </table:table-cell>
          <table:table-cell table:formula="of:=ROUND([.D1301])" office:value-type="float" office:value="79806">
            <text:p>79806</text:p>
          </table:table-cell>
          <table:table-cell table:formula="of:=([.$C$8]-([.E1301]*[.$C$4]))" office:value-type="float" office:value="101.6539875">
            <text:p>101.6539875</text:p>
          </table:table-cell>
          <table:table-cell table:style-name="ce6" table:formula="of:=SQRT(ABS([.$D$2]^2-[.F1301]^2))" office:value-type="float" office:value="129.967175953584">
            <text:p>129.9671759536</text:p>
          </table:table-cell>
          <table:table-cell table:formula="of:=ABS([.B1301]-[.G1301])" office:value-type="float" office:value="63.8328240464205">
            <text:p>63.8328240464</text:p>
          </table:table-cell>
          <table:table-cell table:number-columns-repeated="7"/>
        </table:table-row>
        <table:table-row table:style-name="ro4">
          <table:table-cell table:formula="of:=[.A1301]+[.A$4]" office:value-type="float" office:value="387.900000000009">
            <text:p>387.9</text:p>
          </table:table-cell>
          <table:table-cell table:formula="of:=[.A1302]/([.$D$4]*2)" office:value-type="float" office:value="193.950000000005">
            <text:p>193.95</text:p>
          </table:table-cell>
          <table:table-cell table:formula="of:=SQRT(ABS([.$D$2]^2-[.B1302]^2))" office:value-type="float" office:value="101.939209826257">
            <text:p>101.9392098263</text:p>
          </table:table-cell>
          <table:table-cell table:formula="of:=([.$C$10]-[.C1302])*[.$B$4]" office:value-type="float" office:value="79446.578887446">
            <text:p>79446.578887446</text:p>
          </table:table-cell>
          <table:table-cell table:formula="of:=ROUND([.D1302])" office:value-type="float" office:value="79447">
            <text:p>79447</text:p>
          </table:table-cell>
          <table:table-cell table:formula="of:=([.$C$8]-([.E1302]*[.$C$4]))" office:value-type="float" office:value="101.93894375">
            <text:p>101.93894375</text:p>
          </table:table-cell>
          <table:table-cell table:style-name="ce6" table:formula="of:=SQRT(ABS([.$D$2]^2-[.F1302]^2))" office:value-type="float" office:value="129.743792711383">
            <text:p>129.7437927114</text:p>
          </table:table-cell>
          <table:table-cell table:formula="of:=ABS([.B1302]-[.G1302])" office:value-type="float" office:value="64.2062072886214">
            <text:p>64.2062072886</text:p>
          </table:table-cell>
          <table:table-cell table:number-columns-repeated="7"/>
        </table:table-row>
        <table:table-row table:style-name="ro4">
          <table:table-cell table:formula="of:=[.A1302]+[.A$4]" office:value-type="float" office:value="388.200000000009">
            <text:p>388.2</text:p>
          </table:table-cell>
          <table:table-cell table:formula="of:=[.A1303]/([.$D$4]*2)" office:value-type="float" office:value="194.100000000005">
            <text:p>194.1</text:p>
          </table:table-cell>
          <table:table-cell table:formula="of:=SQRT(ABS([.$D$2]^2-[.B1303]^2))" office:value-type="float" office:value="102.224312176711">
            <text:p>102.2243121767</text:p>
          </table:table-cell>
          <table:table-cell table:formula="of:=([.$C$10]-[.C1303])*[.$B$4]" office:value-type="float" office:value="79087.394823882">
            <text:p>79087.394823882</text:p>
          </table:table-cell>
          <table:table-cell table:formula="of:=ROUND([.D1303])" office:value-type="float" office:value="79087">
            <text:p>79087</text:p>
          </table:table-cell>
          <table:table-cell table:formula="of:=([.$C$8]-([.E1303]*[.$C$4]))" office:value-type="float" office:value="102.22469375">
            <text:p>102.22469375</text:p>
          </table:table-cell>
          <table:table-cell table:style-name="ce6" table:formula="of:=SQRT(ABS([.$D$2]^2-[.F1303]^2))" office:value-type="float" office:value="129.518770792958">
            <text:p>129.518770793</text:p>
          </table:table-cell>
          <table:table-cell table:formula="of:=ABS([.B1303]-[.G1303])" office:value-type="float" office:value="64.5812292070468">
            <text:p>64.581229207</text:p>
          </table:table-cell>
          <table:table-cell table:number-columns-repeated="7"/>
        </table:table-row>
        <table:table-row table:style-name="ro4">
          <table:table-cell table:formula="of:=[.A1303]+[.A$4]" office:value-type="float" office:value="388.500000000009">
            <text:p>388.5</text:p>
          </table:table-cell>
          <table:table-cell table:formula="of:=[.A1304]/([.$D$4]*2)" office:value-type="float" office:value="194.250000000005">
            <text:p>194.25</text:p>
          </table:table-cell>
          <table:table-cell table:formula="of:=SQRT(ABS([.$D$2]^2-[.B1304]^2))" office:value-type="float" office:value="102.508841082132">
            <text:p>102.5088410821</text:p>
          </table:table-cell>
          <table:table-cell table:formula="of:=([.$C$10]-[.C1304])*[.$B$4]" office:value-type="float" office:value="78728.933210754">
            <text:p>78728.933210754</text:p>
          </table:table-cell>
          <table:table-cell table:formula="of:=ROUND([.D1304])" office:value-type="float" office:value="78729">
            <text:p>78729</text:p>
          </table:table-cell>
          <table:table-cell table:formula="of:=([.$C$8]-([.E1304]*[.$C$4]))" office:value-type="float" office:value="102.50885625">
            <text:p>102.50885625</text:p>
          </table:table-cell>
          <table:table-cell table:style-name="ce6" table:formula="of:=SQRT(ABS([.$D$2]^2-[.F1304]^2))" office:value-type="float" office:value="129.293984354713">
            <text:p>129.2939843547</text:p>
          </table:table-cell>
          <table:table-cell table:formula="of:=ABS([.B1304]-[.G1304])" office:value-type="float" office:value="64.9560156452912">
            <text:p>64.9560156453</text:p>
          </table:table-cell>
          <table:table-cell table:number-columns-repeated="7"/>
        </table:table-row>
        <table:table-row table:style-name="ro4">
          <table:table-cell table:formula="of:=[.A1304]+[.A$4]" office:value-type="float" office:value="388.800000000009">
            <text:p>388.8</text:p>
          </table:table-cell>
          <table:table-cell table:formula="of:=[.A1305]/([.$D$4]*2)" office:value-type="float" office:value="194.400000000005">
            <text:p>194.4</text:p>
          </table:table-cell>
          <table:table-cell table:formula="of:=SQRT(ABS([.$D$2]^2-[.B1305]^2))" office:value-type="float" office:value="102.79280130438">
            <text:p>102.7928013044</text:p>
          </table:table-cell>
          <table:table-cell table:formula="of:=([.$C$10]-[.C1305])*[.$B$4]" office:value-type="float" office:value="78371.1880488664">
            <text:p>78371.1880488664</text:p>
          </table:table-cell>
          <table:table-cell table:formula="of:=ROUND([.D1305])" office:value-type="float" office:value="78371">
            <text:p>78371</text:p>
          </table:table-cell>
          <table:table-cell table:formula="of:=([.$C$8]-([.E1305]*[.$C$4]))" office:value-type="float" office:value="102.79301875">
            <text:p>102.79301875</text:p>
          </table:table-cell>
          <table:table-cell table:style-name="ce6" table:formula="of:=SQRT(ABS([.$D$2]^2-[.F1305]^2))" office:value-type="float" office:value="129.068180804806">
            <text:p>129.0681808048</text:p>
          </table:table-cell>
          <table:table-cell table:formula="of:=ABS([.B1305]-[.G1305])" office:value-type="float" office:value="65.3318191951983">
            <text:p>65.3318191952</text:p>
          </table:table-cell>
          <table:table-cell table:number-columns-repeated="7"/>
        </table:table-row>
        <table:table-row table:style-name="ro4">
          <table:table-cell table:formula="of:=[.A1305]+[.A$4]" office:value-type="float" office:value="389.100000000009">
            <text:p>389.1</text:p>
          </table:table-cell>
          <table:table-cell table:formula="of:=[.A1306]/([.$D$4]*2)" office:value-type="float" office:value="194.550000000005">
            <text:p>194.55</text:p>
          </table:table-cell>
          <table:table-cell table:formula="of:=SQRT(ABS([.$D$2]^2-[.B1306]^2))" office:value-type="float" office:value="103.076197543379">
            <text:p>103.0761975434</text:p>
          </table:table-cell>
          <table:table-cell table:formula="of:=([.$C$10]-[.C1306])*[.$B$4]" office:value-type="float" office:value="78014.1534170563">
            <text:p>78014.1534170563</text:p>
          </table:table-cell>
          <table:table-cell table:formula="of:=ROUND([.D1306])" office:value-type="float" office:value="78014">
            <text:p>78014</text:p>
          </table:table-cell>
          <table:table-cell table:formula="of:=([.$C$8]-([.E1306]*[.$C$4]))" office:value-type="float" office:value="103.0763875">
            <text:p>103.0763875</text:p>
          </table:table-cell>
          <table:table-cell table:style-name="ce6" table:formula="of:=SQRT(ABS([.$D$2]^2-[.F1306]^2))" office:value-type="float" office:value="128.84198981679">
            <text:p>128.8419898168</text:p>
          </table:table-cell>
          <table:table-cell table:formula="of:=ABS([.B1306]-[.G1306])" office:value-type="float" office:value="65.7080101832144">
            <text:p>65.7080101832</text:p>
          </table:table-cell>
          <table:table-cell table:number-columns-repeated="7"/>
        </table:table-row>
        <table:table-row table:style-name="ro4">
          <table:table-cell table:formula="of:=[.A1306]+[.A$4]" office:value-type="float" office:value="389.400000000009">
            <text:p>389.4</text:p>
          </table:table-cell>
          <table:table-cell table:formula="of:=[.A1307]/([.$D$4]*2)" office:value-type="float" office:value="194.700000000005">
            <text:p>194.7</text:p>
          </table:table-cell>
          <table:table-cell table:formula="of:=SQRT(ABS([.$D$2]^2-[.B1307]^2))" office:value-type="float" office:value="103.359034438223">
            <text:p>103.3590344382</text:p>
          </table:table-cell>
          <table:table-cell table:formula="of:=([.$C$10]-[.C1307])*[.$B$4]" office:value-type="float" office:value="77657.8234707966">
            <text:p>77657.8234707966</text:p>
          </table:table-cell>
          <table:table-cell table:formula="of:=ROUND([.D1307])" office:value-type="float" office:value="77658">
            <text:p>77658</text:p>
          </table:table-cell>
          <table:table-cell table:formula="of:=([.$C$8]-([.E1307]*[.$C$4]))" office:value-type="float" office:value="103.3589625">
            <text:p>103.3589625</text:p>
          </table:table-cell>
          <table:table-cell table:style-name="ce6" table:formula="of:=SQRT(ABS([.$D$2]^2-[.F1307]^2))" office:value-type="float" office:value="128.615414592978">
            <text:p>128.615414593</text:p>
          </table:table-cell>
          <table:table-cell table:formula="of:=ABS([.B1307]-[.G1307])" office:value-type="float" office:value="66.0845854070266">
            <text:p>66.084585407</text:p>
          </table:table-cell>
          <table:table-cell table:number-columns-repeated="7"/>
        </table:table-row>
        <table:table-row table:style-name="ro4">
          <table:table-cell table:formula="of:=[.A1307]+[.A$4]" office:value-type="float" office:value="389.700000000009">
            <text:p>389.7</text:p>
          </table:table-cell>
          <table:table-cell table:formula="of:=[.A1308]/([.$D$4]*2)" office:value-type="float" office:value="194.850000000005">
            <text:p>194.85</text:p>
          </table:table-cell>
          <table:table-cell table:formula="of:=SQRT(ABS([.$D$2]^2-[.B1308]^2))" office:value-type="float" office:value="103.641316568257">
            <text:p>103.6413165683</text:p>
          </table:table-cell>
          <table:table-cell table:formula="of:=([.$C$10]-[.C1308])*[.$B$4]" office:value-type="float" office:value="77302.1924408319">
            <text:p>77302.1924408319</text:p>
          </table:table-cell>
          <table:table-cell table:formula="of:=ROUND([.D1308])" office:value-type="float" office:value="77302">
            <text:p>77302</text:p>
          </table:table-cell>
          <table:table-cell table:formula="of:=([.$C$8]-([.E1308]*[.$C$4]))" office:value-type="float" office:value="103.6415375">
            <text:p>103.6415375</text:p>
          </table:table-cell>
          <table:table-cell table:style-name="ce6" table:formula="of:=SQRT(ABS([.$D$2]^2-[.F1308]^2))" office:value-type="float" office:value="128.387817586546">
            <text:p>128.3878175865</text:p>
          </table:table-cell>
          <table:table-cell table:formula="of:=ABS([.B1308]-[.G1308])" office:value-type="float" office:value="66.4621824134589">
            <text:p>66.4621824135</text:p>
          </table:table-cell>
          <table:table-cell table:number-columns-repeated="7"/>
        </table:table-row>
        <table:table-row table:style-name="ro4">
          <table:table-cell table:formula="of:=[.A1308]+[.A$4]" office:value-type="float" office:value="390.000000000009">
            <text:p>390</text:p>
          </table:table-cell>
          <table:table-cell table:formula="of:=[.A1309]/([.$D$4]*2)" office:value-type="float" office:value="195.000000000005">
            <text:p>195</text:p>
          </table:table-cell>
          <table:table-cell table:formula="of:=SQRT(ABS([.$D$2]^2-[.B1309]^2))" office:value-type="float" office:value="103.923048454141">
            <text:p>103.9230484541</text:p>
          </table:table-cell>
          <table:table-cell table:formula="of:=([.$C$10]-[.C1309])*[.$B$4]" office:value-type="float" office:value="76947.2546318446">
            <text:p>76947.2546318446</text:p>
          </table:table-cell>
          <table:table-cell table:formula="of:=ROUND([.D1309])" office:value-type="float" office:value="76947">
            <text:p>76947</text:p>
          </table:table-cell>
          <table:table-cell table:formula="of:=([.$C$8]-([.E1309]*[.$C$4]))" office:value-type="float" office:value="103.92331875">
            <text:p>103.92331875</text:p>
          </table:table-cell>
          <table:table-cell table:style-name="ce6" table:formula="of:=SQRT(ABS([.$D$2]^2-[.F1309]^2))" office:value-type="float" office:value="128.159837000466">
            <text:p>128.1598370005</text:p>
          </table:table-cell>
          <table:table-cell table:formula="of:=ABS([.B1309]-[.G1309])" office:value-type="float" office:value="66.840162999539">
            <text:p>66.8401629995</text:p>
          </table:table-cell>
          <table:table-cell table:number-columns-repeated="7"/>
        </table:table-row>
        <table:table-row table:style-name="ro4">
          <table:table-cell table:formula="of:=[.A1309]+[.A$4]" office:value-type="float" office:value="390.300000000009">
            <text:p>390.3</text:p>
          </table:table-cell>
          <table:table-cell table:formula="of:=[.A1310]/([.$D$4]*2)" office:value-type="float" office:value="195.150000000005">
            <text:p>195.15</text:p>
          </table:table-cell>
          <table:table-cell table:formula="of:=SQRT(ABS([.$D$2]^2-[.B1310]^2))" office:value-type="float" office:value="104.204234558879">
            <text:p>104.2042345589</text:p>
          </table:table-cell>
          <table:table-cell table:formula="of:=([.$C$10]-[.C1310])*[.$B$4]" office:value-type="float" office:value="76593.0044211518">
            <text:p>76593.0044211518</text:p>
          </table:table-cell>
          <table:table-cell table:formula="of:=ROUND([.D1310])" office:value-type="float" office:value="76593">
            <text:p>76593</text:p>
          </table:table-cell>
          <table:table-cell table:formula="of:=([.$C$8]-([.E1310]*[.$C$4]))" office:value-type="float" office:value="104.20430625">
            <text:p>104.20430625</text:p>
          </table:table-cell>
          <table:table-cell table:style-name="ce6" table:formula="of:=SQRT(ABS([.$D$2]^2-[.F1310]^2))" office:value-type="float" office:value="127.931476028991">
            <text:p>127.931476029</text:p>
          </table:table-cell>
          <table:table-cell table:formula="of:=ABS([.B1310]-[.G1310])" office:value-type="float" office:value="67.2185239710139">
            <text:p>67.218523971</text:p>
          </table:table-cell>
          <table:table-cell table:number-columns-repeated="7"/>
        </table:table-row>
        <table:table-row table:style-name="ro4">
          <table:table-cell table:formula="of:=[.A1310]+[.A$4]" office:value-type="float" office:value="390.600000000009">
            <text:p>390.6</text:p>
          </table:table-cell>
          <table:table-cell table:formula="of:=[.A1311]/([.$D$4]*2)" office:value-type="float" office:value="195.300000000005">
            <text:p>195.3</text:p>
          </table:table-cell>
          <table:table-cell table:formula="of:=SQRT(ABS([.$D$2]^2-[.B1311]^2))" office:value-type="float" office:value="104.484879288832">
            <text:p>104.4848792888</text:p>
          </table:table-cell>
          <table:table-cell table:formula="of:=([.$C$10]-[.C1311])*[.$B$4]" office:value-type="float" office:value="76239.436257431">
            <text:p>76239.436257431</text:p>
          </table:table-cell>
          <table:table-cell table:formula="of:=ROUND([.D1311])" office:value-type="float" office:value="76239">
            <text:p>76239</text:p>
          </table:table-cell>
          <table:table-cell table:formula="of:=([.$C$8]-([.E1311]*[.$C$4]))" office:value-type="float" office:value="104.48529375">
            <text:p>104.48529375</text:p>
          </table:table-cell>
          <table:table-cell table:style-name="ce6" table:formula="of:=SQRT(ABS([.$D$2]^2-[.F1311]^2))" office:value-type="float" office:value="127.702088432321">
            <text:p>127.7020884323</text:p>
          </table:table-cell>
          <table:table-cell table:formula="of:=ABS([.B1311]-[.G1311])" office:value-type="float" office:value="67.597911567684">
            <text:p>67.5979115677</text:p>
          </table:table-cell>
          <table:table-cell table:number-columns-repeated="7"/>
        </table:table-row>
        <table:table-row table:style-name="ro4">
          <table:table-cell table:formula="of:=[.A1311]+[.A$4]" office:value-type="float" office:value="390.900000000009">
            <text:p>390.9</text:p>
          </table:table-cell>
          <table:table-cell table:formula="of:=[.A1312]/([.$D$4]*2)" office:value-type="float" office:value="195.450000000005">
            <text:p>195.45</text:p>
          </table:table-cell>
          <table:table-cell table:formula="of:=SQRT(ABS([.$D$2]^2-[.B1312]^2))" office:value-type="float" office:value="104.76498699471">
            <text:p>104.7649869947</text:p>
          </table:table-cell>
          <table:table-cell table:formula="of:=([.$C$10]-[.C1312])*[.$B$4]" office:value-type="float" office:value="75886.5446594742">
            <text:p>75886.5446594742</text:p>
          </table:table-cell>
          <table:table-cell table:formula="of:=ROUND([.D1312])" office:value-type="float" office:value="75887">
            <text:p>75887</text:p>
          </table:table-cell>
          <table:table-cell table:formula="of:=([.$C$8]-([.E1312]*[.$C$4]))" office:value-type="float" office:value="104.76469375">
            <text:p>104.76469375</text:p>
          </table:table-cell>
          <table:table-cell table:style-name="ce6" table:formula="of:=SQRT(ABS([.$D$2]^2-[.F1312]^2))" office:value-type="float" office:value="127.472973384434">
            <text:p>127.4729733844</text:p>
          </table:table-cell>
          <table:table-cell table:formula="of:=ABS([.B1312]-[.G1312])" office:value-type="float" office:value="67.9770266155702">
            <text:p>67.9770266156</text:p>
          </table:table-cell>
          <table:table-cell table:number-columns-repeated="7"/>
        </table:table-row>
        <table:table-row table:style-name="ro4">
          <table:table-cell table:formula="of:=[.A1312]+[.A$4]" office:value-type="float" office:value="391.200000000009">
            <text:p>391.2</text:p>
          </table:table-cell>
          <table:table-cell table:formula="of:=[.A1313]/([.$D$4]*2)" office:value-type="float" office:value="195.600000000005">
            <text:p>195.6</text:p>
          </table:table-cell>
          <table:table-cell table:formula="of:=SQRT(ABS([.$D$2]^2-[.B1313]^2))" office:value-type="float" office:value="105.044561972535">
            <text:p>105.0445619725</text:p>
          </table:table-cell>
          <table:table-cell table:formula="of:=([.$C$10]-[.C1313])*[.$B$4]" office:value-type="float" office:value="75534.3242149702">
            <text:p>75534.3242149702</text:p>
          </table:table-cell>
          <table:table-cell table:formula="of:=ROUND([.D1313])" office:value-type="float" office:value="75534">
            <text:p>75534</text:p>
          </table:table-cell>
          <table:table-cell table:formula="of:=([.$C$8]-([.E1313]*[.$C$4]))" office:value-type="float" office:value="105.0448875">
            <text:p>105.0448875</text:p>
          </table:table-cell>
          <table:table-cell table:style-name="ce6" table:formula="of:=SQRT(ABS([.$D$2]^2-[.F1313]^2))" office:value-type="float" office:value="127.242177009482">
            <text:p>127.2421770095</text:p>
          </table:table-cell>
          <table:table-cell table:formula="of:=ABS([.B1313]-[.G1313])" office:value-type="float" office:value="68.3578229905226">
            <text:p>68.3578229905</text:p>
          </table:table-cell>
          <table:table-cell table:number-columns-repeated="7"/>
        </table:table-row>
        <table:table-row table:style-name="ro4">
          <table:table-cell table:formula="of:=[.A1313]+[.A$4]" office:value-type="float" office:value="391.500000000009">
            <text:p>391.5</text:p>
          </table:table-cell>
          <table:table-cell table:formula="of:=[.A1314]/([.$D$4]*2)" office:value-type="float" office:value="195.750000000005">
            <text:p>195.75</text:p>
          </table:table-cell>
          <table:table-cell table:formula="of:=SQRT(ABS([.$D$2]^2-[.B1314]^2))" office:value-type="float" office:value="105.323608464588">
            <text:p>105.3236084646</text:p>
          </table:table-cell>
          <table:table-cell table:formula="of:=([.$C$10]-[.C1314])*[.$B$4]" office:value-type="float" office:value="75182.7695793134">
            <text:p>75182.7695793134</text:p>
          </table:table-cell>
          <table:table-cell table:formula="of:=ROUND([.D1314])" office:value-type="float" office:value="75183">
            <text:p>75183</text:p>
          </table:table-cell>
          <table:table-cell table:formula="of:=([.$C$8]-([.E1314]*[.$C$4]))" office:value-type="float" office:value="105.32349375">
            <text:p>105.32349375</text:p>
          </table:table-cell>
          <table:table-cell table:style-name="ce6" table:formula="of:=SQRT(ABS([.$D$2]^2-[.F1314]^2))" office:value-type="float" office:value="127.011659560427">
            <text:p>127.0116595604</text:p>
          </table:table-cell>
          <table:table-cell table:formula="of:=ABS([.B1314]-[.G1314])" office:value-type="float" office:value="68.7383404395779">
            <text:p>68.7383404396</text:p>
          </table:table-cell>
          <table:table-cell table:number-columns-repeated="7"/>
        </table:table-row>
        <table:table-row table:style-name="ro4">
          <table:table-cell table:formula="of:=[.A1314]+[.A$4]" office:value-type="float" office:value="391.800000000009">
            <text:p>391.8</text:p>
          </table:table-cell>
          <table:table-cell table:formula="of:=[.A1315]/([.$D$4]*2)" office:value-type="float" office:value="195.900000000005">
            <text:p>195.9</text:p>
          </table:table-cell>
          <table:table-cell table:formula="of:=SQRT(ABS([.$D$2]^2-[.B1315]^2))" office:value-type="float" office:value="105.602130660332">
            <text:p>105.6021306603</text:p>
          </table:table-cell>
          <table:table-cell table:formula="of:=([.$C$10]-[.C1315])*[.$B$4]" office:value-type="float" office:value="74831.875474439">
            <text:p>74831.875474439</text:p>
          </table:table-cell>
          <table:table-cell table:formula="of:=ROUND([.D1315])" office:value-type="float" office:value="74832">
            <text:p>74832</text:p>
          </table:table-cell>
          <table:table-cell table:formula="of:=([.$C$8]-([.E1315]*[.$C$4]))" office:value-type="float" office:value="105.6021">
            <text:p>105.6021</text:p>
          </table:table-cell>
          <table:table-cell table:style-name="ce6" table:formula="of:=SQRT(ABS([.$D$2]^2-[.F1315]^2))" office:value-type="float" office:value="126.780110725579">
            <text:p>126.7801107256</text:p>
          </table:table-cell>
          <table:table-cell table:formula="of:=ABS([.B1315]-[.G1315])" office:value-type="float" office:value="69.1198892744258">
            <text:p>69.1198892744</text:p>
          </table:table-cell>
          <table:table-cell table:number-columns-repeated="7"/>
        </table:table-row>
        <table:table-row table:style-name="ro4">
          <table:table-cell table:formula="of:=[.A1315]+[.A$4]" office:value-type="float" office:value="392.100000000009">
            <text:p>392.1</text:p>
          </table:table-cell>
          <table:table-cell table:formula="of:=[.A1316]/([.$D$4]*2)" office:value-type="float" office:value="196.050000000005">
            <text:p>196.05</text:p>
          </table:table-cell>
          <table:table-cell table:formula="of:=SQRT(ABS([.$D$2]^2-[.B1316]^2))" office:value-type="float" office:value="105.880132697319">
            <text:p>105.8801326973</text:p>
          </table:table-cell>
          <table:table-cell table:formula="of:=([.$C$10]-[.C1316])*[.$B$4]" office:value-type="float" office:value="74481.636687684">
            <text:p>74481.636687684</text:p>
          </table:table-cell>
          <table:table-cell table:formula="of:=ROUND([.D1316])" office:value-type="float" office:value="74482">
            <text:p>74482</text:p>
          </table:table-cell>
          <table:table-cell table:formula="of:=([.$C$8]-([.E1316]*[.$C$4]))" office:value-type="float" office:value="105.8799125">
            <text:p>105.8799125</text:p>
          </table:table-cell>
          <table:table-cell table:style-name="ce6" table:formula="of:=SQRT(ABS([.$D$2]^2-[.F1316]^2))" office:value-type="float" office:value="126.548188959749">
            <text:p>126.5481889597</text:p>
          </table:table-cell>
          <table:table-cell table:formula="of:=ABS([.B1316]-[.G1316])" office:value-type="float" office:value="69.5018110402556">
            <text:p>69.5018110403</text:p>
          </table:table-cell>
          <table:table-cell table:number-columns-repeated="7"/>
        </table:table-row>
        <table:table-row table:style-name="ro4">
          <table:table-cell table:formula="of:=[.A1316]+[.A$4]" office:value-type="float" office:value="392.400000000009">
            <text:p>392.4</text:p>
          </table:table-cell>
          <table:table-cell table:formula="of:=[.A1317]/([.$D$4]*2)" office:value-type="float" office:value="196.200000000005">
            <text:p>196.2</text:p>
          </table:table-cell>
          <table:table-cell table:formula="of:=SQRT(ABS([.$D$2]^2-[.B1317]^2))" office:value-type="float" office:value="106.157618662072">
            <text:p>106.1576186621</text:p>
          </table:table-cell>
          <table:table-cell table:formula="of:=([.$C$10]-[.C1317])*[.$B$4]" office:value-type="float" office:value="74132.0480706724">
            <text:p>74132.0480706724</text:p>
          </table:table-cell>
          <table:table-cell table:formula="of:=ROUND([.D1317])" office:value-type="float" office:value="74132">
            <text:p>74132</text:p>
          </table:table-cell>
          <table:table-cell table:formula="of:=([.$C$8]-([.E1317]*[.$C$4]))" office:value-type="float" office:value="106.157725">
            <text:p>106.157725</text:p>
          </table:table-cell>
          <table:table-cell table:style-name="ce6" table:formula="of:=SQRT(ABS([.$D$2]^2-[.F1317]^2))" office:value-type="float" office:value="126.315230367618">
            <text:p>126.3152303676</text:p>
          </table:table-cell>
          <table:table-cell table:formula="of:=ABS([.B1317]-[.G1317])" office:value-type="float" office:value="69.8847696323867">
            <text:p>69.8847696324</text:p>
          </table:table-cell>
          <table:table-cell table:number-columns-repeated="7"/>
        </table:table-row>
        <table:table-row table:style-name="ro4">
          <table:table-cell table:formula="of:=[.A1317]+[.A$4]" office:value-type="float" office:value="392.700000000009">
            <text:p>392.7</text:p>
          </table:table-cell>
          <table:table-cell table:formula="of:=[.A1318]/([.$D$4]*2)" office:value-type="float" office:value="196.350000000005">
            <text:p>196.35</text:p>
          </table:table-cell>
          <table:table-cell table:formula="of:=SQRT(ABS([.$D$2]^2-[.B1318]^2))" office:value-type="float" office:value="106.434592590951">
            <text:p>106.434592591</text:p>
          </table:table-cell>
          <table:table-cell table:formula="of:=([.$C$10]-[.C1318])*[.$B$4]" office:value-type="float" office:value="73783.1045382254">
            <text:p>73783.1045382254</text:p>
          </table:table-cell>
          <table:table-cell table:formula="of:=ROUND([.D1318])" office:value-type="float" office:value="73783">
            <text:p>73783</text:p>
          </table:table-cell>
          <table:table-cell table:formula="of:=([.$C$8]-([.E1318]*[.$C$4]))" office:value-type="float" office:value="106.43474375">
            <text:p>106.43474375</text:p>
          </table:table-cell>
          <table:table-cell table:style-name="ce6" table:formula="of:=SQRT(ABS([.$D$2]^2-[.F1318]^2))" office:value-type="float" office:value="126.081899267388">
            <text:p>126.0818992674</text:p>
          </table:table-cell>
          <table:table-cell table:formula="of:=ABS([.B1318]-[.G1318])" office:value-type="float" office:value="70.2681007326163">
            <text:p>70.2681007326</text:p>
          </table:table-cell>
          <table:table-cell table:number-columns-repeated="7"/>
        </table:table-row>
        <table:table-row table:style-name="ro4">
          <table:table-cell table:formula="of:=[.A1318]+[.A$4]" office:value-type="float" office:value="393.000000000009">
            <text:p>393</text:p>
          </table:table-cell>
          <table:table-cell table:formula="of:=[.A1319]/([.$D$4]*2)" office:value-type="float" office:value="196.500000000005">
            <text:p>196.5</text:p>
          </table:table-cell>
          <table:table-cell table:formula="of:=SQRT(ABS([.$D$2]^2-[.B1319]^2))" office:value-type="float" office:value="106.711058471003">
            <text:p>106.711058471</text:p>
          </table:table-cell>
          <table:table-cell table:formula="of:=([.$C$10]-[.C1319])*[.$B$4]" office:value-type="float" office:value="73434.8010672943">
            <text:p>73434.8010672943</text:p>
          </table:table-cell>
          <table:table-cell table:formula="of:=ROUND([.D1319])" office:value-type="float" office:value="73435">
            <text:p>73435</text:p>
          </table:table-cell>
          <table:table-cell table:formula="of:=([.$C$8]-([.E1319]*[.$C$4]))" office:value-type="float" office:value="106.71096875">
            <text:p>106.71096875</text:p>
          </table:table-cell>
          <table:table-cell table:style-name="ce6" table:formula="of:=SQRT(ABS([.$D$2]^2-[.F1319]^2))" office:value-type="float" office:value="125.848198828734">
            <text:p>125.8481988287</text:p>
          </table:table-cell>
          <table:table-cell table:formula="of:=ABS([.B1319]-[.G1319])" office:value-type="float" office:value="70.6518011712708">
            <text:p>70.6518011713</text:p>
          </table:table-cell>
          <table:table-cell table:number-columns-repeated="7"/>
        </table:table-row>
        <table:table-row table:style-name="ro4">
          <table:table-cell table:formula="of:=[.A1319]+[.A$4]" office:value-type="float" office:value="393.300000000009">
            <text:p>393.3</text:p>
          </table:table-cell>
          <table:table-cell table:formula="of:=[.A1320]/([.$D$4]*2)" office:value-type="float" office:value="196.650000000005">
            <text:p>196.65</text:p>
          </table:table-cell>
          <table:table-cell table:formula="of:=SQRT(ABS([.$D$2]^2-[.B1320]^2))" office:value-type="float" office:value="106.987020240783">
            <text:p>106.9870202408</text:p>
          </table:table-cell>
          <table:table-cell table:formula="of:=([.$C$10]-[.C1320])*[.$B$4]" office:value-type="float" office:value="73087.1326959172">
            <text:p>73087.1326959172</text:p>
          </table:table-cell>
          <table:table-cell table:formula="of:=ROUND([.D1320])" office:value-type="float" office:value="73087">
            <text:p>73087</text:p>
          </table:table-cell>
          <table:table-cell table:formula="of:=([.$C$8]-([.E1320]*[.$C$4]))" office:value-type="float" office:value="106.98719375">
            <text:p>106.98719375</text:p>
          </table:table-cell>
          <table:table-cell table:style-name="ce6" table:formula="of:=SQRT(ABS([.$D$2]^2-[.F1320]^2))" office:value-type="float" office:value="125.61345618006">
            <text:p>125.6134561801</text:p>
          </table:table-cell>
          <table:table-cell table:formula="of:=ABS([.B1320]-[.G1320])" office:value-type="float" office:value="71.0365438199442">
            <text:p>71.0365438199</text:p>
          </table:table-cell>
          <table:table-cell table:number-columns-repeated="7"/>
        </table:table-row>
        <table:table-row table:style-name="ro4">
          <table:table-cell table:formula="of:=[.A1320]+[.A$4]" office:value-type="float" office:value="393.600000000009">
            <text:p>393.6</text:p>
          </table:table-cell>
          <table:table-cell table:formula="of:=[.A1321]/([.$D$4]*2)" office:value-type="float" office:value="196.800000000005">
            <text:p>196.8</text:p>
          </table:table-cell>
          <table:table-cell table:formula="of:=SQRT(ABS([.$D$2]^2-[.B1321]^2))" office:value-type="float" office:value="107.262481791173">
            <text:p>107.2624817912</text:p>
          </table:table-cell>
          <table:table-cell table:formula="of:=([.$C$10]-[.C1321])*[.$B$4]" office:value-type="float" office:value="72740.0945221976">
            <text:p>72740.0945221976</text:p>
          </table:table-cell>
          <table:table-cell table:formula="of:=ROUND([.D1321])" office:value-type="float" office:value="72740">
            <text:p>72740</text:p>
          </table:table-cell>
          <table:table-cell table:formula="of:=([.$C$8]-([.E1321]*[.$C$4]))" office:value-type="float" office:value="107.262625">
            <text:p>107.262625</text:p>
          </table:table-cell>
          <table:table-cell table:style-name="ce6" table:formula="of:=SQRT(ABS([.$D$2]^2-[.F1321]^2))" office:value-type="float" office:value="125.378344534092">
            <text:p>125.3783445341</text:p>
          </table:table-cell>
          <table:table-cell table:formula="of:=ABS([.B1321]-[.G1321])" office:value-type="float" office:value="71.421655465913">
            <text:p>71.4216554659</text:p>
          </table:table-cell>
          <table:table-cell table:number-columns-repeated="7"/>
        </table:table-row>
        <table:table-row table:style-name="ro4">
          <table:table-cell table:formula="of:=[.A1321]+[.A$4]" office:value-type="float" office:value="393.900000000009">
            <text:p>393.9</text:p>
          </table:table-cell>
          <table:table-cell table:formula="of:=[.A1322]/([.$D$4]*2)" office:value-type="float" office:value="196.950000000005">
            <text:p>196.95</text:p>
          </table:table-cell>
          <table:table-cell table:formula="of:=SQRT(ABS([.$D$2]^2-[.B1322]^2))" office:value-type="float" office:value="107.53744696617">
            <text:p>107.5374469662</text:p>
          </table:table-cell>
          <table:table-cell table:formula="of:=([.$C$10]-[.C1322])*[.$B$4]" office:value-type="float" office:value="72393.6817033043">
            <text:p>72393.6817033043</text:p>
          </table:table-cell>
          <table:table-cell table:formula="of:=ROUND([.D1322])" office:value-type="float" office:value="72394">
            <text:p>72394</text:p>
          </table:table-cell>
          <table:table-cell table:formula="of:=([.$C$8]-([.E1322]*[.$C$4]))" office:value-type="float" office:value="107.5372625">
            <text:p>107.5372625</text:p>
          </table:table-cell>
          <table:table-cell table:style-name="ce6" table:formula="of:=SQRT(ABS([.$D$2]^2-[.F1322]^2))" office:value-type="float" office:value="125.142867052046">
            <text:p>125.142867052</text:p>
          </table:table-cell>
          <table:table-cell table:formula="of:=ABS([.B1322]-[.G1322])" office:value-type="float" office:value="71.8071329479585">
            <text:p>71.807132948</text:p>
          </table:table-cell>
          <table:table-cell table:number-columns-repeated="7"/>
        </table:table-row>
        <table:table-row table:style-name="ro4">
          <table:table-cell table:formula="of:=[.A1322]+[.A$4]" office:value-type="float" office:value="394.200000000009">
            <text:p>394.2</text:p>
          </table:table-cell>
          <table:table-cell table:formula="of:=[.A1323]/([.$D$4]*2)" office:value-type="float" office:value="197.100000000005">
            <text:p>197.1</text:p>
          </table:table-cell>
          <table:table-cell table:formula="of:=SQRT(ABS([.$D$2]^2-[.B1323]^2))" office:value-type="float" office:value="107.811919563663">
            <text:p>107.8119195637</text:p>
          </table:table-cell>
          <table:table-cell table:formula="of:=([.$C$10]-[.C1323])*[.$B$4]" office:value-type="float" office:value="72047.8894544937">
            <text:p>72047.8894544937</text:p>
          </table:table-cell>
          <table:table-cell table:formula="of:=ROUND([.D1323])" office:value-type="float" office:value="72048">
            <text:p>72048</text:p>
          </table:table-cell>
          <table:table-cell table:formula="of:=([.$C$8]-([.E1323]*[.$C$4]))" office:value-type="float" office:value="107.8119">
            <text:p>107.8119</text:p>
          </table:table-cell>
          <table:table-cell table:style-name="ce6" table:formula="of:=SQRT(ABS([.$D$2]^2-[.F1323]^2))" office:value-type="float" office:value="124.906341786116">
            <text:p>124.9063417861</text:p>
          </table:table-cell>
          <table:table-cell table:formula="of:=ABS([.B1323]-[.G1323])" office:value-type="float" office:value="72.1936582138887">
            <text:p>72.1936582139</text:p>
          </table:table-cell>
          <table:table-cell table:number-columns-repeated="7"/>
        </table:table-row>
        <table:table-row table:style-name="ro4">
          <table:table-cell table:formula="of:=[.A1323]+[.A$4]" office:value-type="float" office:value="394.500000000009">
            <text:p>394.5</text:p>
          </table:table-cell>
          <table:table-cell table:formula="of:=[.A1324]/([.$D$4]*2)" office:value-type="float" office:value="197.250000000005">
            <text:p>197.25</text:p>
          </table:table-cell>
          <table:table-cell table:formula="of:=SQRT(ABS([.$D$2]^2-[.B1324]^2))" office:value-type="float" office:value="108.085903336197">
            <text:p>108.0859033362</text:p>
          </table:table-cell>
          <table:table-cell table:formula="of:=([.$C$10]-[.C1324])*[.$B$4]" office:value-type="float" office:value="71702.7130481516">
            <text:p>71702.7130481516</text:p>
          </table:table-cell>
          <table:table-cell table:formula="of:=ROUND([.D1324])" office:value-type="float" office:value="71703">
            <text:p>71703</text:p>
          </table:table-cell>
          <table:table-cell table:formula="of:=([.$C$8]-([.E1324]*[.$C$4]))" office:value-type="float" office:value="108.08574375">
            <text:p>108.08574375</text:p>
          </table:table-cell>
          <table:table-cell table:style-name="ce6" table:formula="of:=SQRT(ABS([.$D$2]^2-[.F1324]^2))" office:value-type="float" office:value="124.669450941317">
            <text:p>124.6694509413</text:p>
          </table:table-cell>
          <table:table-cell table:formula="of:=ABS([.B1324]-[.G1324])" office:value-type="float" office:value="72.5805490586881">
            <text:p>72.5805490587</text:p>
          </table:table-cell>
          <table:table-cell table:number-columns-repeated="7"/>
        </table:table-row>
        <table:table-row table:style-name="ro4">
          <table:table-cell table:formula="of:=[.A1324]+[.A$4]" office:value-type="float" office:value="394.800000000009">
            <text:p>394.8</text:p>
          </table:table-cell>
          <table:table-cell table:formula="of:=[.A1325]/([.$D$4]*2)" office:value-type="float" office:value="197.400000000005">
            <text:p>197.4</text:p>
          </table:table-cell>
          <table:table-cell table:formula="of:=SQRT(ABS([.$D$2]^2-[.B1325]^2))" office:value-type="float" office:value="108.359401991714">
            <text:p>108.3594019917</text:p>
          </table:table-cell>
          <table:table-cell table:formula="of:=([.$C$10]-[.C1325])*[.$B$4]" office:value-type="float" office:value="71358.1478128554">
            <text:p>71358.1478128554</text:p>
          </table:table-cell>
          <table:table-cell table:formula="of:=ROUND([.D1325])" office:value-type="float" office:value="71358">
            <text:p>71358</text:p>
          </table:table-cell>
          <table:table-cell table:formula="of:=([.$C$8]-([.E1325]*[.$C$4]))" office:value-type="float" office:value="108.3595875">
            <text:p>108.3595875</text:p>
          </table:table-cell>
          <table:table-cell table:style-name="ce6" table:formula="of:=SQRT(ABS([.$D$2]^2-[.F1325]^2))" office:value-type="float" office:value="124.431506447643">
            <text:p>124.4315064476</text:p>
          </table:table-cell>
          <table:table-cell table:formula="of:=ABS([.B1325]-[.G1325])" office:value-type="float" office:value="72.9684935523615">
            <text:p>72.9684935524</text:p>
          </table:table-cell>
          <table:table-cell table:number-columns-repeated="7"/>
        </table:table-row>
        <table:table-row table:style-name="ro4">
          <table:table-cell table:formula="of:=[.A1325]+[.A$4]" office:value-type="float" office:value="395.100000000009">
            <text:p>395.1</text:p>
          </table:table-cell>
          <table:table-cell table:formula="of:=[.A1326]/([.$D$4]*2)" office:value-type="float" office:value="197.550000000005">
            <text:p>197.55</text:p>
          </table:table-cell>
          <table:table-cell table:formula="of:=SQRT(ABS([.$D$2]^2-[.B1326]^2))" office:value-type="float" office:value="108.63241919428">
            <text:p>108.6324191943</text:p>
          </table:table-cell>
          <table:table-cell table:formula="of:=([.$C$10]-[.C1326])*[.$B$4]" office:value-type="float" office:value="71014.1891324567">
            <text:p>71014.1891324567</text:p>
          </table:table-cell>
          <table:table-cell table:formula="of:=ROUND([.D1326])" office:value-type="float" office:value="71014">
            <text:p>71014</text:p>
          </table:table-cell>
          <table:table-cell table:formula="of:=([.$C$8]-([.E1326]*[.$C$4]))" office:value-type="float" office:value="108.6326375">
            <text:p>108.6326375</text:p>
          </table:table-cell>
          <table:table-cell table:style-name="ce6" table:formula="of:=SQRT(ABS([.$D$2]^2-[.F1326]^2))" office:value-type="float" office:value="124.193196551959">
            <text:p>124.193196552</text:p>
          </table:table-cell>
          <table:table-cell table:formula="of:=ABS([.B1326]-[.G1326])" office:value-type="float" office:value="73.3568034480453">
            <text:p>73.356803448</text:p>
          </table:table-cell>
          <table:table-cell table:number-columns-repeated="7"/>
        </table:table-row>
        <table:table-row table:style-name="ro4">
          <table:table-cell table:formula="of:=[.A1326]+[.A$4]" office:value-type="float" office:value="395.400000000009">
            <text:p>395.4</text:p>
          </table:table-cell>
          <table:table-cell table:formula="of:=[.A1327]/([.$D$4]*2)" office:value-type="float" office:value="197.700000000005">
            <text:p>197.7</text:p>
          </table:table-cell>
          <table:table-cell table:formula="of:=SQRT(ABS([.$D$2]^2-[.B1327]^2))" office:value-type="float" office:value="108.904958564805">
            <text:p>108.9049585648</text:p>
          </table:table-cell>
          <table:table-cell table:formula="of:=([.$C$10]-[.C1327])*[.$B$4]" office:value-type="float" office:value="70670.8324451818">
            <text:p>70670.8324451818</text:p>
          </table:table-cell>
          <table:table-cell table:formula="of:=ROUND([.D1327])" office:value-type="float" office:value="70671">
            <text:p>70671</text:p>
          </table:table-cell>
          <table:table-cell table:formula="of:=([.$C$8]-([.E1327]*[.$C$4]))" office:value-type="float" office:value="108.90489375">
            <text:p>108.90489375</text:p>
          </table:table-cell>
          <table:table-cell table:style-name="ce6" table:formula="of:=SQRT(ABS([.$D$2]^2-[.F1327]^2))" office:value-type="float" office:value="123.954524392219">
            <text:p>123.9545243922</text:p>
          </table:table-cell>
          <table:table-cell table:formula="of:=ABS([.B1327]-[.G1327])" office:value-type="float" office:value="73.7454756077856">
            <text:p>73.7454756078</text:p>
          </table:table-cell>
          <table:table-cell table:number-columns-repeated="7"/>
        </table:table-row>
        <table:table-row table:style-name="ro4">
          <table:table-cell table:formula="of:=[.A1327]+[.A$4]" office:value-type="float" office:value="395.700000000009">
            <text:p>395.7</text:p>
          </table:table-cell>
          <table:table-cell table:formula="of:=[.A1328]/([.$D$4]*2)" office:value-type="float" office:value="197.850000000005">
            <text:p>197.85</text:p>
          </table:table-cell>
          <table:table-cell table:formula="of:=SQRT(ABS([.$D$2]^2-[.B1328]^2))" office:value-type="float" office:value="109.177023681734">
            <text:p>109.1770236817</text:p>
          </table:table-cell>
          <table:table-cell table:formula="of:=([.$C$10]-[.C1328])*[.$B$4]" office:value-type="float" office:value="70328.0732427516">
            <text:p>70328.0732427516</text:p>
          </table:table-cell>
          <table:table-cell table:formula="of:=ROUND([.D1328])" office:value-type="float" office:value="70328">
            <text:p>70328</text:p>
          </table:table-cell>
          <table:table-cell table:formula="of:=([.$C$8]-([.E1328]*[.$C$4]))" office:value-type="float" office:value="109.17715">
            <text:p>109.17715</text:p>
          </table:table-cell>
          <table:table-cell table:style-name="ce6" table:formula="of:=SQRT(ABS([.$D$2]^2-[.F1328]^2))" office:value-type="float" office:value="123.714792639674">
            <text:p>123.7147926397</text:p>
          </table:table-cell>
          <table:table-cell table:formula="of:=ABS([.B1328]-[.G1328])" office:value-type="float" office:value="74.1352073603308">
            <text:p>74.1352073603</text:p>
          </table:table-cell>
          <table:table-cell table:number-columns-repeated="7"/>
        </table:table-row>
        <table:table-row table:style-name="ro4">
          <table:table-cell table:formula="of:=[.A1328]+[.A$4]" office:value-type="float" office:value="396.000000000009">
            <text:p>396</text:p>
          </table:table-cell>
          <table:table-cell table:formula="of:=[.A1329]/([.$D$4]*2)" office:value-type="float" office:value="198.000000000005">
            <text:p>198</text:p>
          </table:table-cell>
          <table:table-cell table:formula="of:=SQRT(ABS([.$D$2]^2-[.B1329]^2))" office:value-type="float" office:value="109.448618081737">
            <text:p>109.4486180817</text:p>
          </table:table-cell>
          <table:table-cell table:formula="of:=([.$C$10]-[.C1329])*[.$B$4]" office:value-type="float" office:value="69985.9070695196">
            <text:p>69985.9070695196</text:p>
          </table:table-cell>
          <table:table-cell table:formula="of:=ROUND([.D1329])" office:value-type="float" office:value="69986">
            <text:p>69986</text:p>
          </table:table-cell>
          <table:table-cell table:formula="of:=([.$C$8]-([.E1329]*[.$C$4]))" office:value-type="float" office:value="109.4486125">
            <text:p>109.4486125</text:p>
          </table:table-cell>
          <table:table-cell table:style-name="ce6" table:formula="of:=SQRT(ABS([.$D$2]^2-[.F1329]^2))" office:value-type="float" office:value="123.474698711213">
            <text:p>123.4746987112</text:p>
          </table:table-cell>
          <table:table-cell table:formula="of:=ABS([.B1329]-[.G1329])" office:value-type="float" office:value="74.5253012887916">
            <text:p>74.5253012888</text:p>
          </table:table-cell>
          <table:table-cell table:number-columns-repeated="7"/>
        </table:table-row>
        <table:table-row table:style-name="ro4">
          <table:table-cell table:formula="of:=[.A1329]+[.A$4]" office:value-type="float" office:value="396.300000000009">
            <text:p>396.3</text:p>
          </table:table-cell>
          <table:table-cell table:formula="of:=[.A1330]/([.$D$4]*2)" office:value-type="float" office:value="198.150000000005">
            <text:p>198.15</text:p>
          </table:table-cell>
          <table:table-cell table:formula="of:=SQRT(ABS([.$D$2]^2-[.B1330]^2))" office:value-type="float" office:value="109.719745260376">
            <text:p>109.7197452604</text:p>
          </table:table-cell>
          <table:table-cell table:formula="of:=([.$C$10]-[.C1330])*[.$B$4]" office:value-type="float" office:value="69644.3295216272">
            <text:p>69644.3295216272</text:p>
          </table:table-cell>
          <table:table-cell table:formula="of:=ROUND([.D1330])" office:value-type="float" office:value="69644">
            <text:p>69644</text:p>
          </table:table-cell>
          <table:table-cell table:formula="of:=([.$C$8]-([.E1330]*[.$C$4]))" office:value-type="float" office:value="109.720075">
            <text:p>109.720075</text:p>
          </table:table-cell>
          <table:table-cell table:style-name="ce6" table:formula="of:=SQRT(ABS([.$D$2]^2-[.F1330]^2))" office:value-type="float" office:value="123.233539030551">
            <text:p>123.2335390306</text:p>
          </table:table-cell>
          <table:table-cell table:formula="of:=ABS([.B1330]-[.G1330])" office:value-type="float" office:value="74.9164609694535">
            <text:p>74.9164609695</text:p>
          </table:table-cell>
          <table:table-cell table:number-columns-repeated="7"/>
        </table:table-row>
        <table:table-row table:style-name="ro4">
          <table:table-cell table:formula="of:=[.A1330]+[.A$4]" office:value-type="float" office:value="396.600000000009">
            <text:p>396.6</text:p>
          </table:table-cell>
          <table:table-cell table:formula="of:=[.A1331]/([.$D$4]*2)" office:value-type="float" office:value="198.300000000005">
            <text:p>198.3</text:p>
          </table:table-cell>
          <table:table-cell table:formula="of:=SQRT(ABS([.$D$2]^2-[.B1331]^2))" office:value-type="float" office:value="109.990408672765">
            <text:p>109.9904086728</text:p>
          </table:table-cell>
          <table:table-cell table:formula="of:=([.$C$10]-[.C1331])*[.$B$4]" office:value-type="float" office:value="69303.3362461768">
            <text:p>69303.3362461768</text:p>
          </table:table-cell>
          <table:table-cell table:formula="of:=ROUND([.D1331])" office:value-type="float" office:value="69303">
            <text:p>69303</text:p>
          </table:table-cell>
          <table:table-cell table:formula="of:=([.$C$8]-([.E1331]*[.$C$4]))" office:value-type="float" office:value="109.99074375">
            <text:p>109.99074375</text:p>
          </table:table-cell>
          <table:table-cell table:style-name="ce6" table:formula="of:=SQRT(ABS([.$D$2]^2-[.F1331]^2))" office:value-type="float" office:value="122.992017177221">
            <text:p>122.9920171772</text:p>
          </table:table-cell>
          <table:table-cell table:formula="of:=ABS([.B1331]-[.G1331])" office:value-type="float" office:value="75.3079828227836">
            <text:p>75.3079828228</text:p>
          </table:table-cell>
          <table:table-cell table:number-columns-repeated="7"/>
        </table:table-row>
        <table:table-row table:style-name="ro4">
          <table:table-cell table:formula="of:=[.A1331]+[.A$4]" office:value-type="float" office:value="396.900000000009">
            <text:p>396.9</text:p>
          </table:table-cell>
          <table:table-cell table:formula="of:=[.A1332]/([.$D$4]*2)" office:value-type="float" office:value="198.450000000005">
            <text:p>198.45</text:p>
          </table:table-cell>
          <table:table-cell table:formula="of:=SQRT(ABS([.$D$2]^2-[.B1332]^2))" office:value-type="float" office:value="110.260611734208">
            <text:p>110.2606117342</text:p>
          </table:table-cell>
          <table:table-cell table:formula="of:=([.$C$10]-[.C1332])*[.$B$4]" office:value-type="float" office:value="68962.9229404213">
            <text:p>68962.9229404213</text:p>
          </table:table-cell>
          <table:table-cell table:formula="of:=ROUND([.D1332])" office:value-type="float" office:value="68963">
            <text:p>68963</text:p>
          </table:table-cell>
          <table:table-cell table:formula="of:=([.$C$8]-([.E1332]*[.$C$4]))" office:value-type="float" office:value="110.26061875">
            <text:p>110.26061875</text:p>
          </table:table-cell>
          <table:table-cell table:style-name="ce6" table:formula="of:=SQRT(ABS([.$D$2]^2-[.F1332]^2))" office:value-type="float" office:value="122.750136264149">
            <text:p>122.7501362641</text:p>
          </table:table-cell>
          <table:table-cell table:formula="of:=ABS([.B1332]-[.G1332])" office:value-type="float" office:value="75.6998637358556">
            <text:p>75.6998637359</text:p>
          </table:table-cell>
          <table:table-cell table:number-columns-repeated="7"/>
        </table:table-row>
        <table:table-row table:style-name="ro4">
          <table:table-cell table:formula="of:=[.A1332]+[.A$4]" office:value-type="float" office:value="397.200000000009">
            <text:p>397.2</text:p>
          </table:table-cell>
          <table:table-cell table:formula="of:=[.A1333]/([.$D$4]*2)" office:value-type="float" office:value="198.600000000005">
            <text:p>198.6</text:p>
          </table:table-cell>
          <table:table-cell table:formula="of:=SQRT(ABS([.$D$2]^2-[.B1333]^2))" office:value-type="float" office:value="110.530357820835">
            <text:p>110.5303578208</text:p>
          </table:table-cell>
          <table:table-cell table:formula="of:=([.$C$10]-[.C1333])*[.$B$4]" office:value-type="float" office:value="68623.0853509702">
            <text:p>68623.0853509702</text:p>
          </table:table-cell>
          <table:table-cell table:formula="of:=ROUND([.D1333])" office:value-type="float" office:value="68623">
            <text:p>68623</text:p>
          </table:table-cell>
          <table:table-cell table:formula="of:=([.$C$8]-([.E1333]*[.$C$4]))" office:value-type="float" office:value="110.53049375">
            <text:p>110.53049375</text:p>
          </table:table-cell>
          <table:table-cell table:style-name="ce6" table:formula="of:=SQRT(ABS([.$D$2]^2-[.F1333]^2))" office:value-type="float" office:value="122.507183264416">
            <text:p>122.5071832644</text:p>
          </table:table-cell>
          <table:table-cell table:formula="of:=ABS([.B1333]-[.G1333])" office:value-type="float" office:value="76.0928167355887">
            <text:p>76.0928167356</text:p>
          </table:table-cell>
          <table:table-cell table:number-columns-repeated="7"/>
        </table:table-row>
        <table:table-row table:style-name="ro4">
          <table:table-cell table:formula="of:=[.A1333]+[.A$4]" office:value-type="float" office:value="397.500000000009">
            <text:p>397.5</text:p>
          </table:table-cell>
          <table:table-cell table:formula="of:=[.A1334]/([.$D$4]*2)" office:value-type="float" office:value="198.750000000005">
            <text:p>198.75</text:p>
          </table:table-cell>
          <table:table-cell table:formula="of:=SQRT(ABS([.$D$2]^2-[.B1334]^2))" office:value-type="float" office:value="110.799650270215">
            <text:p>110.7996502702</text:p>
          </table:table-cell>
          <table:table-cell table:formula="of:=([.$C$10]-[.C1334])*[.$B$4]" office:value-type="float" office:value="68283.8192730119">
            <text:p>68283.8192730119</text:p>
          </table:table-cell>
          <table:table-cell table:formula="of:=ROUND([.D1334])" office:value-type="float" office:value="68284">
            <text:p>68284</text:p>
          </table:table-cell>
          <table:table-cell table:formula="of:=([.$C$8]-([.E1334]*[.$C$4]))" office:value-type="float" office:value="110.799575">
            <text:p>110.799575</text:p>
          </table:table-cell>
          <table:table-cell table:style-name="ce6" table:formula="of:=SQRT(ABS([.$D$2]^2-[.F1334]^2))" office:value-type="float" office:value="122.263871114158">
            <text:p>122.2638711142</text:p>
          </table:table-cell>
          <table:table-cell table:formula="of:=ABS([.B1334]-[.G1334])" office:value-type="float" office:value="76.4861288858469">
            <text:p>76.4861288858</text:p>
          </table:table-cell>
          <table:table-cell table:number-columns-repeated="7"/>
        </table:table-row>
        <table:table-row table:style-name="ro4">
          <table:table-cell table:formula="of:=[.A1334]+[.A$4]" office:value-type="float" office:value="397.800000000009">
            <text:p>397.8</text:p>
          </table:table-cell>
          <table:table-cell table:formula="of:=[.A1335]/([.$D$4]*2)" office:value-type="float" office:value="198.900000000005">
            <text:p>198.9</text:p>
          </table:table-cell>
          <table:table-cell table:formula="of:=SQRT(ABS([.$D$2]^2-[.B1335]^2))" office:value-type="float" office:value="111.068492381962">
            <text:p>111.068492382</text:p>
          </table:table-cell>
          <table:table-cell table:formula="of:=([.$C$10]-[.C1335])*[.$B$4]" office:value-type="float" office:value="67945.1205495511">
            <text:p>67945.1205495511</text:p>
          </table:table-cell>
          <table:table-cell table:formula="of:=ROUND([.D1335])" office:value-type="float" office:value="67945">
            <text:p>67945</text:p>
          </table:table-cell>
          <table:table-cell table:formula="of:=([.$C$8]-([.E1335]*[.$C$4]))" office:value-type="float" office:value="111.06865625">
            <text:p>111.06865625</text:p>
          </table:table-cell>
          <table:table-cell table:style-name="ce6" table:formula="of:=SQRT(ABS([.$D$2]^2-[.F1335]^2))" office:value-type="float" office:value="122.019480407103">
            <text:p>122.0194804071</text:p>
          </table:table-cell>
          <table:table-cell table:formula="of:=ABS([.B1335]-[.G1335])" office:value-type="float" office:value="76.8805195929019">
            <text:p>76.8805195929</text:p>
          </table:table-cell>
          <table:table-cell table:number-columns-repeated="7"/>
        </table:table-row>
        <table:table-row table:style-name="ro4">
          <table:table-cell table:formula="of:=[.A1335]+[.A$4]" office:value-type="float" office:value="398.100000000009">
            <text:p>398.1</text:p>
          </table:table-cell>
          <table:table-cell table:formula="of:=[.A1336]/([.$D$4]*2)" office:value-type="float" office:value="199.050000000005">
            <text:p>199.05</text:p>
          </table:table-cell>
          <table:table-cell table:formula="of:=SQRT(ABS([.$D$2]^2-[.B1336]^2))" office:value-type="float" office:value="111.33688741833">
            <text:p>111.3368874183</text:p>
          </table:table-cell>
          <table:table-cell table:formula="of:=([.$C$10]-[.C1336])*[.$B$4]" office:value-type="float" office:value="67606.9850706619">
            <text:p>67606.9850706619</text:p>
          </table:table-cell>
          <table:table-cell table:formula="of:=ROUND([.D1336])" office:value-type="float" office:value="67607">
            <text:p>67607</text:p>
          </table:table-cell>
          <table:table-cell table:formula="of:=([.$C$8]-([.E1336]*[.$C$4]))" office:value-type="float" office:value="111.33694375">
            <text:p>111.33694375</text:p>
          </table:table-cell>
          <table:table-cell table:style-name="ce6" table:formula="of:=SQRT(ABS([.$D$2]^2-[.F1336]^2))" office:value-type="float" office:value="121.774730368863">
            <text:p>121.7747303689</text:p>
          </table:table-cell>
          <table:table-cell table:formula="of:=ABS([.B1336]-[.G1336])" office:value-type="float" office:value="77.2752696311415">
            <text:p>77.2752696311</text:p>
          </table:table-cell>
          <table:table-cell table:number-columns-repeated="7"/>
        </table:table-row>
        <table:table-row table:style-name="ro4">
          <table:table-cell table:formula="of:=[.A1336]+[.A$4]" office:value-type="float" office:value="398.400000000009">
            <text:p>398.4</text:p>
          </table:table-cell>
          <table:table-cell table:formula="of:=[.A1337]/([.$D$4]*2)" office:value-type="float" office:value="199.200000000005">
            <text:p>199.2</text:p>
          </table:table-cell>
          <table:table-cell table:formula="of:=SQRT(ABS([.$D$2]^2-[.B1337]^2))" office:value-type="float" office:value="111.604838604793">
            <text:p>111.6048386048</text:p>
          </table:table-cell>
          <table:table-cell table:formula="of:=([.$C$10]-[.C1337])*[.$B$4]" office:value-type="float" office:value="67269.4087727558">
            <text:p>67269.4087727558</text:p>
          </table:table-cell>
          <table:table-cell table:formula="of:=ROUND([.D1337])" office:value-type="float" office:value="67269">
            <text:p>67269</text:p>
          </table:table-cell>
          <table:table-cell table:formula="of:=([.$C$8]-([.E1337]*[.$C$4]))" office:value-type="float" office:value="111.60523125">
            <text:p>111.60523125</text:p>
          </table:table-cell>
          <table:table-cell table:style-name="ce6" table:formula="of:=SQRT(ABS([.$D$2]^2-[.F1337]^2))" office:value-type="float" office:value="121.528895155161">
            <text:p>121.5288951552</text:p>
          </table:table-cell>
          <table:table-cell table:formula="of:=ABS([.B1337]-[.G1337])" office:value-type="float" office:value="77.6711048448441">
            <text:p>77.6711048448</text:p>
          </table:table-cell>
          <table:table-cell table:number-columns-repeated="7"/>
        </table:table-row>
        <table:table-row table:style-name="ro4">
          <table:table-cell table:formula="of:=[.A1337]+[.A$4]" office:value-type="float" office:value="398.700000000009">
            <text:p>398.7</text:p>
          </table:table-cell>
          <table:table-cell table:formula="of:=[.A1338]/([.$D$4]*2)" office:value-type="float" office:value="199.350000000005">
            <text:p>199.35</text:p>
          </table:table-cell>
          <table:table-cell table:formula="of:=SQRT(ABS([.$D$2]^2-[.B1338]^2))" office:value-type="float" office:value="111.872349130613">
            <text:p>111.8723491306</text:p>
          </table:table-cell>
          <table:table-cell table:formula="of:=([.$C$10]-[.C1338])*[.$B$4]" office:value-type="float" office:value="66932.3876378637">
            <text:p>66932.3876378637</text:p>
          </table:table-cell>
          <table:table-cell table:formula="of:=ROUND([.D1338])" office:value-type="float" office:value="66932">
            <text:p>66932</text:p>
          </table:table-cell>
          <table:table-cell table:formula="of:=([.$C$8]-([.E1338]*[.$C$4]))" office:value-type="float" office:value="111.872725">
            <text:p>111.872725</text:p>
          </table:table-cell>
          <table:table-cell table:style-name="ce6" table:formula="of:=SQRT(ABS([.$D$2]^2-[.F1338]^2))" office:value-type="float" office:value="121.282700337164">
            <text:p>121.2827003372</text:p>
          </table:table-cell>
          <table:table-cell table:formula="of:=ABS([.B1338]-[.G1338])" office:value-type="float" office:value="78.0672996628405">
            <text:p>78.0672996628</text:p>
          </table:table-cell>
          <table:table-cell table:number-columns-repeated="7"/>
        </table:table-row>
        <table:table-row table:style-name="ro4">
          <table:table-cell table:formula="of:=[.A1338]+[.A$4]" office:value-type="float" office:value="399.000000000009">
            <text:p>399</text:p>
          </table:table-cell>
          <table:table-cell table:formula="of:=[.A1339]/([.$D$4]*2)" office:value-type="float" office:value="199.500000000005">
            <text:p>199.5</text:p>
          </table:table-cell>
          <table:table-cell table:formula="of:=SQRT(ABS([.$D$2]^2-[.B1339]^2))" office:value-type="float" office:value="112.139422149402">
            <text:p>112.1394221494</text:p>
          </table:table-cell>
          <table:table-cell table:formula="of:=([.$C$10]-[.C1339])*[.$B$4]" office:value-type="float" office:value="66595.9176929328">
            <text:p>66595.9176929328</text:p>
          </table:table-cell>
          <table:table-cell table:formula="of:=ROUND([.D1339])" office:value-type="float" office:value="66596">
            <text:p>66596</text:p>
          </table:table-cell>
          <table:table-cell table:formula="of:=([.$C$8]-([.E1339]*[.$C$4]))" office:value-type="float" office:value="112.139425">
            <text:p>112.139425</text:p>
          </table:table-cell>
          <table:table-cell table:style-name="ce6" table:formula="of:=SQRT(ABS([.$D$2]^2-[.F1339]^2))" office:value-type="float" office:value="121.036148983142">
            <text:p>121.0361489831</text:p>
          </table:table-cell>
          <table:table-cell table:formula="of:=ABS([.B1339]-[.G1339])" office:value-type="float" office:value="78.4638510168626">
            <text:p>78.4638510169</text:p>
          </table:table-cell>
          <table:table-cell table:number-columns-repeated="7"/>
        </table:table-row>
        <table:table-row table:style-name="ro4">
          <table:table-cell table:formula="of:=[.A1339]+[.A$4]" office:value-type="float" office:value="399.300000000009">
            <text:p>399.3</text:p>
          </table:table-cell>
          <table:table-cell table:formula="of:=[.A1340]/([.$D$4]*2)" office:value-type="float" office:value="199.650000000005">
            <text:p>199.65</text:p>
          </table:table-cell>
          <table:table-cell table:formula="of:=SQRT(ABS([.$D$2]^2-[.B1340]^2))" office:value-type="float" office:value="112.406060779666">
            <text:p>112.4060607797</text:p>
          </table:table-cell>
          <table:table-cell table:formula="of:=([.$C$10]-[.C1340])*[.$B$4]" office:value-type="float" office:value="66259.9950091366">
            <text:p>66259.9950091366</text:p>
          </table:table-cell>
          <table:table-cell table:formula="of:=ROUND([.D1340])" office:value-type="float" office:value="66260">
            <text:p>66260</text:p>
          </table:table-cell>
          <table:table-cell table:formula="of:=([.$C$8]-([.E1340]*[.$C$4]))" office:value-type="float" office:value="112.406125">
            <text:p>112.406125</text:p>
          </table:table-cell>
          <table:table-cell table:style-name="ce6" table:formula="of:=SQRT(ABS([.$D$2]^2-[.F1340]^2))" office:value-type="float" office:value="120.788505506461">
            <text:p>120.7885055065</text:p>
          </table:table-cell>
          <table:table-cell table:formula="of:=ABS([.B1340]-[.G1340])" office:value-type="float" office:value="78.8614944935436">
            <text:p>78.8614944935</text:p>
          </table:table-cell>
          <table:table-cell table:number-columns-repeated="7"/>
        </table:table-row>
        <table:table-row table:style-name="ro4">
          <table:table-cell table:formula="of:=[.A1340]+[.A$4]" office:value-type="float" office:value="399.600000000009">
            <text:p>399.6</text:p>
          </table:table-cell>
          <table:table-cell table:formula="of:=[.A1341]/([.$D$4]*2)" office:value-type="float" office:value="199.800000000005">
            <text:p>199.8</text:p>
          </table:table-cell>
          <table:table-cell table:formula="of:=SQRT(ABS([.$D$2]^2-[.B1341]^2))" office:value-type="float" office:value="112.672268105341">
            <text:p>112.6722681053</text:p>
          </table:table-cell>
          <table:table-cell table:formula="of:=([.$C$10]-[.C1341])*[.$B$4]" office:value-type="float" office:value="65924.6157011988">
            <text:p>65924.6157011988</text:p>
          </table:table-cell>
          <table:table-cell table:formula="of:=ROUND([.D1341])" office:value-type="float" office:value="65925">
            <text:p>65925</text:p>
          </table:table-cell>
          <table:table-cell table:formula="of:=([.$C$8]-([.E1341]*[.$C$4]))" office:value-type="float" office:value="112.67203125">
            <text:p>112.67203125</text:p>
          </table:table-cell>
          <table:table-cell table:style-name="ce6" table:formula="of:=SQRT(ABS([.$D$2]^2-[.F1341]^2))" office:value-type="float" office:value="120.54050511757">
            <text:p>120.5405051176</text:p>
          </table:table-cell>
          <table:table-cell table:formula="of:=ABS([.B1341]-[.G1341])" office:value-type="float" office:value="79.2594948824343">
            <text:p>79.2594948824</text:p>
          </table:table-cell>
          <table:table-cell table:number-columns-repeated="7"/>
        </table:table-row>
        <table:table-row table:style-name="ro4">
          <table:table-cell table:formula="of:=[.A1341]+[.A$4]" office:value-type="float" office:value="399.900000000009">
            <text:p>399.9</text:p>
          </table:table-cell>
          <table:table-cell table:formula="of:=[.A1342]/([.$D$4]*2)" office:value-type="float" office:value="199.950000000005">
            <text:p>199.95</text:p>
          </table:table-cell>
          <table:table-cell table:formula="of:=SQRT(ABS([.$D$2]^2-[.B1342]^2))" office:value-type="float" office:value="112.938047176325">
            <text:p>112.9380471763</text:p>
          </table:table-cell>
          <table:table-cell table:formula="of:=([.$C$10]-[.C1342])*[.$B$4]" office:value-type="float" office:value="65589.7759267306">
            <text:p>65589.7759267306</text:p>
          </table:table-cell>
          <table:table-cell table:formula="of:=ROUND([.D1342])" office:value-type="float" office:value="65590">
            <text:p>65590</text:p>
          </table:table-cell>
          <table:table-cell table:formula="of:=([.$C$8]-([.E1342]*[.$C$4]))" office:value-type="float" office:value="112.9379375">
            <text:p>112.9379375</text:p>
          </table:table-cell>
          <table:table-cell table:style-name="ce6" table:formula="of:=SQRT(ABS([.$D$2]^2-[.F1342]^2))" office:value-type="float" office:value="120.291405649972">
            <text:p>120.29140565</text:p>
          </table:table-cell>
          <table:table-cell table:formula="of:=ABS([.B1342]-[.G1342])" office:value-type="float" office:value="79.6585943500328">
            <text:p>79.65859435</text:p>
          </table:table-cell>
          <table:table-cell table:number-columns-repeated="7"/>
        </table:table-row>
        <table:table-row table:style-name="ro4">
          <table:table-cell table:formula="of:=[.A1342]+[.A$4]" office:value-type="float" office:value="400.200000000009">
            <text:p>400.2</text:p>
          </table:table-cell>
          <table:table-cell table:formula="of:=[.A1343]/([.$D$4]*2)" office:value-type="float" office:value="200.100000000005">
            <text:p>200.1</text:p>
          </table:table-cell>
          <table:table-cell table:formula="of:=SQRT(ABS([.$D$2]^2-[.B1343]^2))" office:value-type="float" office:value="113.203401008989">
            <text:p>113.203401009</text:p>
          </table:table-cell>
          <table:table-cell table:formula="of:=([.$C$10]-[.C1343])*[.$B$4]" office:value-type="float" office:value="65255.47188558">
            <text:p>65255.47188558</text:p>
          </table:table-cell>
          <table:table-cell table:formula="of:=ROUND([.D1343])" office:value-type="float" office:value="65255">
            <text:p>65255</text:p>
          </table:table-cell>
          <table:table-cell table:formula="of:=([.$C$8]-([.E1343]*[.$C$4]))" office:value-type="float" office:value="113.20384375">
            <text:p>113.20384375</text:p>
          </table:table-cell>
          <table:table-cell table:style-name="ce6" table:formula="of:=SQRT(ABS([.$D$2]^2-[.F1343]^2))" office:value-type="float" office:value="120.041200261517">
            <text:p>120.0412002615</text:p>
          </table:table-cell>
          <table:table-cell table:formula="of:=ABS([.B1343]-[.G1343])" office:value-type="float" office:value="80.0587997384879">
            <text:p>80.0587997385</text:p>
          </table:table-cell>
          <table:table-cell table:number-columns-repeated="7"/>
        </table:table-row>
        <table:table-row table:style-name="ro4">
          <table:table-cell table:formula="of:=[.A1343]+[.A$4]" office:value-type="float" office:value="400.500000000009">
            <text:p>400.5</text:p>
          </table:table-cell>
          <table:table-cell table:formula="of:=[.A1344]/([.$D$4]*2)" office:value-type="float" office:value="200.250000000005">
            <text:p>200.25</text:p>
          </table:table-cell>
          <table:table-cell table:formula="of:=SQRT(ABS([.$D$2]^2-[.B1344]^2))" office:value-type="float" office:value="113.468332586682">
            <text:p>113.4683325867</text:p>
          </table:table-cell>
          <table:table-cell table:formula="of:=([.$C$10]-[.C1344])*[.$B$4]" office:value-type="float" office:value="64921.6998191946">
            <text:p>64921.6998191946</text:p>
          </table:table-cell>
          <table:table-cell table:formula="of:=ROUND([.D1344])" office:value-type="float" office:value="64922">
            <text:p>64922</text:p>
          </table:table-cell>
          <table:table-cell table:formula="of:=([.$C$8]-([.E1344]*[.$C$4]))" office:value-type="float" office:value="113.4681625">
            <text:p>113.4681625</text:p>
          </table:table-cell>
          <table:table-cell table:style-name="ce6" table:formula="of:=SQRT(ABS([.$D$2]^2-[.F1344]^2))" office:value-type="float" office:value="119.791385745694">
            <text:p>119.7913857457</text:p>
          </table:table-cell>
          <table:table-cell table:formula="of:=ABS([.B1344]-[.G1344])" office:value-type="float" office:value="80.458614254311">
            <text:p>80.4586142543</text:p>
          </table:table-cell>
          <table:table-cell table:number-columns-repeated="7"/>
        </table:table-row>
        <table:table-row table:style-name="ro4">
          <table:table-cell table:formula="of:=[.A1344]+[.A$4]" office:value-type="float" office:value="400.800000000009">
            <text:p>400.8</text:p>
          </table:table-cell>
          <table:table-cell table:formula="of:=[.A1345]/([.$D$4]*2)" office:value-type="float" office:value="200.400000000005">
            <text:p>200.4</text:p>
          </table:table-cell>
          <table:table-cell table:formula="of:=SQRT(ABS([.$D$2]^2-[.B1345]^2))" office:value-type="float" office:value="113.732844860233">
            <text:p>113.7328448602</text:p>
          </table:table-cell>
          <table:table-cell table:formula="of:=([.$C$10]-[.C1345])*[.$B$4]" office:value-type="float" office:value="64588.4560099962">
            <text:p>64588.4560099962</text:p>
          </table:table-cell>
          <table:table-cell table:formula="of:=ROUND([.D1345])" office:value-type="float" office:value="64588">
            <text:p>64588</text:p>
          </table:table-cell>
          <table:table-cell table:formula="of:=([.$C$8]-([.E1345]*[.$C$4]))" office:value-type="float" office:value="113.733275">
            <text:p>113.733275</text:p>
          </table:table-cell>
          <table:table-cell table:style-name="ce6" table:formula="of:=SQRT(ABS([.$D$2]^2-[.F1345]^2))" office:value-type="float" office:value="119.539709543626">
            <text:p>119.5397095436</text:p>
          </table:table-cell>
          <table:table-cell table:formula="of:=ABS([.B1345]-[.G1345])" office:value-type="float" office:value="80.8602904563791">
            <text:p>80.8602904564</text:p>
          </table:table-cell>
          <table:table-cell table:number-columns-repeated="7"/>
        </table:table-row>
        <table:table-row table:style-name="ro4">
          <table:table-cell table:formula="of:=[.A1345]+[.A$4]" office:value-type="float" office:value="401.100000000009">
            <text:p>401.1</text:p>
          </table:table-cell>
          <table:table-cell table:formula="of:=[.A1346]/([.$D$4]*2)" office:value-type="float" office:value="200.550000000005">
            <text:p>200.55</text:p>
          </table:table-cell>
          <table:table-cell table:formula="of:=SQRT(ABS([.$D$2]^2-[.B1346]^2))" office:value-type="float" office:value="113.996940748434">
            <text:p>113.9969407484</text:p>
          </table:table-cell>
          <table:table-cell table:formula="of:=([.$C$10]-[.C1346])*[.$B$4]" office:value-type="float" office:value="64255.7367807673">
            <text:p>64255.7367807673</text:p>
          </table:table-cell>
          <table:table-cell table:formula="of:=ROUND([.D1346])" office:value-type="float" office:value="64256">
            <text:p>64256</text:p>
          </table:table-cell>
          <table:table-cell table:formula="of:=([.$C$8]-([.E1346]*[.$C$4]))" office:value-type="float" office:value="113.9968">
            <text:p>113.9968</text:p>
          </table:table-cell>
          <table:table-cell table:style-name="ce6" table:formula="of:=SQRT(ABS([.$D$2]^2-[.F1346]^2))" office:value-type="float" office:value="119.288430242669">
            <text:p>119.2884302427</text:p>
          </table:table-cell>
          <table:table-cell table:formula="of:=ABS([.B1346]-[.G1346])" office:value-type="float" office:value="81.2615697573362">
            <text:p>81.2615697573</text:p>
          </table:table-cell>
          <table:table-cell table:number-columns-repeated="7"/>
        </table:table-row>
        <table:table-row table:style-name="ro4">
          <table:table-cell table:formula="of:=[.A1346]+[.A$4]" office:value-type="float" office:value="401.400000000009">
            <text:p>401.4</text:p>
          </table:table-cell>
          <table:table-cell table:formula="of:=[.A1347]/([.$D$4]*2)" office:value-type="float" office:value="200.700000000005">
            <text:p>200.7</text:p>
          </table:table-cell>
          <table:table-cell table:formula="of:=SQRT(ABS([.$D$2]^2-[.B1347]^2))" office:value-type="float" office:value="114.260623138516">
            <text:p>114.2606231385</text:p>
          </table:table-cell>
          <table:table-cell table:formula="of:=([.$C$10]-[.C1347])*[.$B$4]" office:value-type="float" office:value="63923.5384940498">
            <text:p>63923.5384940498</text:p>
          </table:table-cell>
          <table:table-cell table:formula="of:=ROUND([.D1347])" office:value-type="float" office:value="63924">
            <text:p>63924</text:p>
          </table:table-cell>
          <table:table-cell table:formula="of:=([.$C$8]-([.E1347]*[.$C$4]))" office:value-type="float" office:value="114.260325">
            <text:p>114.260325</text:p>
          </table:table-cell>
          <table:table-cell table:style-name="ce6" table:formula="of:=SQRT(ABS([.$D$2]^2-[.F1347]^2))" office:value-type="float" office:value="119.036037110173">
            <text:p>119.0360371102</text:p>
          </table:table-cell>
          <table:table-cell table:formula="of:=ABS([.B1347]-[.G1347])" office:value-type="float" office:value="81.6639628898322">
            <text:p>81.6639628898</text:p>
          </table:table-cell>
          <table:table-cell table:number-columns-repeated="7"/>
        </table:table-row>
        <table:table-row table:style-name="ro4">
          <table:table-cell table:formula="of:=[.A1347]+[.A$4]" office:value-type="float" office:value="401.700000000009">
            <text:p>401.7</text:p>
          </table:table-cell>
          <table:table-cell table:formula="of:=[.A1348]/([.$D$4]*2)" office:value-type="float" office:value="200.850000000005">
            <text:p>200.85</text:p>
          </table:table-cell>
          <table:table-cell table:formula="of:=SQRT(ABS([.$D$2]^2-[.B1348]^2))" office:value-type="float" office:value="114.523894886621">
            <text:p>114.5238948866</text:p>
          </table:table-cell>
          <table:table-cell table:formula="of:=([.$C$10]-[.C1348])*[.$B$4]" office:value-type="float" office:value="63591.8575515545">
            <text:p>63591.8575515545</text:p>
          </table:table-cell>
          <table:table-cell table:formula="of:=ROUND([.D1348])" office:value-type="float" office:value="63592">
            <text:p>63592</text:p>
          </table:table-cell>
          <table:table-cell table:formula="of:=([.$C$8]-([.E1348]*[.$C$4]))" office:value-type="float" office:value="114.52385">
            <text:p>114.52385</text:p>
          </table:table-cell>
          <table:table-cell table:style-name="ce6" table:formula="of:=SQRT(ABS([.$D$2]^2-[.F1348]^2))" office:value-type="float" office:value="118.782523046017">
            <text:p>118.782523046</text:p>
          </table:table-cell>
          <table:table-cell table:formula="of:=ABS([.B1348]-[.G1348])" office:value-type="float" office:value="82.067476953988">
            <text:p>82.067476954</text:p>
          </table:table-cell>
          <table:table-cell table:number-columns-repeated="7"/>
        </table:table-row>
        <table:table-row table:style-name="ro4">
          <table:table-cell table:formula="of:=[.A1348]+[.A$4]" office:value-type="float" office:value="402.000000000009">
            <text:p>402</text:p>
          </table:table-cell>
          <table:table-cell table:formula="of:=[.A1349]/([.$D$4]*2)" office:value-type="float" office:value="201.000000000005">
            <text:p>201</text:p>
          </table:table-cell>
          <table:table-cell table:formula="of:=SQRT(ABS([.$D$2]^2-[.B1349]^2))" office:value-type="float" office:value="114.786758818262">
            <text:p>114.7867588183</text:p>
          </table:table-cell>
          <table:table-cell table:formula="of:=([.$C$10]-[.C1349])*[.$B$4]" office:value-type="float" office:value="63260.6903935817">
            <text:p>63260.6903935817</text:p>
          </table:table-cell>
          <table:table-cell table:formula="of:=ROUND([.D1349])" office:value-type="float" office:value="63261">
            <text:p>63261</text:p>
          </table:table-cell>
          <table:table-cell table:formula="of:=([.$C$8]-([.E1349]*[.$C$4]))" office:value-type="float" office:value="114.78658125">
            <text:p>114.78658125</text:p>
          </table:table-cell>
          <table:table-cell table:style-name="ce6" table:formula="of:=SQRT(ABS([.$D$2]^2-[.F1349]^2))" office:value-type="float" office:value="118.528649553334">
            <text:p>118.5286495533</text:p>
          </table:table-cell>
          <table:table-cell table:formula="of:=ABS([.B1349]-[.G1349])" office:value-type="float" office:value="82.4713504466704">
            <text:p>82.4713504467</text:p>
          </table:table-cell>
          <table:table-cell table:number-columns-repeated="7"/>
        </table:table-row>
        <table:table-row table:style-name="ro4">
          <table:table-cell table:formula="of:=[.A1349]+[.A$4]" office:value-type="float" office:value="402.30000000001">
            <text:p>402.3</text:p>
          </table:table-cell>
          <table:table-cell table:formula="of:=[.A1350]/([.$D$4]*2)" office:value-type="float" office:value="201.150000000005">
            <text:p>201.15</text:p>
          </table:table-cell>
          <table:table-cell table:formula="of:=SQRT(ABS([.$D$2]^2-[.B1350]^2))" office:value-type="float" office:value="115.04921772877">
            <text:p>115.0492177288</text:p>
          </table:table-cell>
          <table:table-cell table:formula="of:=([.$C$10]-[.C1350])*[.$B$4]" office:value-type="float" office:value="62930.0334984539">
            <text:p>62930.0334984539</text:p>
          </table:table-cell>
          <table:table-cell table:formula="of:=ROUND([.D1350])" office:value-type="float" office:value="62930">
            <text:p>62930</text:p>
          </table:table-cell>
          <table:table-cell table:formula="of:=([.$C$8]-([.E1350]*[.$C$4]))" office:value-type="float" office:value="115.0493125">
            <text:p>115.0493125</text:p>
          </table:table-cell>
          <table:table-cell table:style-name="ce6" table:formula="of:=SQRT(ABS([.$D$2]^2-[.F1350]^2))" office:value-type="float" office:value="118.273647501366">
            <text:p>118.2736475014</text:p>
          </table:table-cell>
          <table:table-cell table:formula="of:=ABS([.B1350]-[.G1350])" office:value-type="float" office:value="82.8763524986389">
            <text:p>82.8763524986</text:p>
          </table:table-cell>
          <table:table-cell table:number-columns-repeated="7"/>
        </table:table-row>
        <table:table-row table:style-name="ro4">
          <table:table-cell table:formula="of:=[.A1350]+[.A$4]" office:value-type="float" office:value="402.60000000001">
            <text:p>402.6</text:p>
          </table:table-cell>
          <table:table-cell table:formula="of:=[.A1351]/([.$D$4]*2)" office:value-type="float" office:value="201.300000000005">
            <text:p>201.3</text:p>
          </table:table-cell>
          <table:table-cell table:formula="of:=SQRT(ABS([.$D$2]^2-[.B1351]^2))" office:value-type="float" office:value="115.311274383739">
            <text:p>115.3112743837</text:p>
          </table:table-cell>
          <table:table-cell table:formula="of:=([.$C$10]-[.C1351])*[.$B$4]" office:value-type="float" office:value="62599.8833819576">
            <text:p>62599.8833819576</text:p>
          </table:table-cell>
          <table:table-cell table:formula="of:=ROUND([.D1351])" office:value-type="float" office:value="62600">
            <text:p>62600</text:p>
          </table:table-cell>
          <table:table-cell table:formula="of:=([.$C$8]-([.E1351]*[.$C$4]))" office:value-type="float" office:value="115.31125">
            <text:p>115.31125</text:p>
          </table:table-cell>
          <table:table-cell table:style-name="ce6" table:formula="of:=SQRT(ABS([.$D$2]^2-[.F1351]^2))" office:value-type="float" office:value="118.01828512327">
            <text:p>118.0182851233</text:p>
          </table:table-cell>
          <table:table-cell table:formula="of:=ABS([.B1351]-[.G1351])" office:value-type="float" office:value="83.2817148767346">
            <text:p>83.2817148767</text:p>
          </table:table-cell>
          <table:table-cell table:number-columns-repeated="7"/>
        </table:table-row>
        <table:table-row table:style-name="ro4">
          <table:table-cell table:formula="of:=[.A1351]+[.A$4]" office:value-type="float" office:value="402.90000000001">
            <text:p>402.9</text:p>
          </table:table-cell>
          <table:table-cell table:formula="of:=[.A1352]/([.$D$4]*2)" office:value-type="float" office:value="201.450000000005">
            <text:p>201.45</text:p>
          </table:table-cell>
          <table:table-cell table:formula="of:=SQRT(ABS([.$D$2]^2-[.B1352]^2))" office:value-type="float" office:value="115.572931519461">
            <text:p>115.5729315195</text:p>
          </table:table-cell>
          <table:table-cell table:formula="of:=([.$C$10]-[.C1352])*[.$B$4]" office:value-type="float" office:value="62270.2365967964">
            <text:p>62270.2365967964</text:p>
          </table:table-cell>
          <table:table-cell table:formula="of:=ROUND([.D1352])" office:value-type="float" office:value="62270">
            <text:p>62270</text:p>
          </table:table-cell>
          <table:table-cell table:formula="of:=([.$C$8]-([.E1352]*[.$C$4]))" office:value-type="float" office:value="115.5731875">
            <text:p>115.5731875</text:p>
          </table:table-cell>
          <table:table-cell table:style-name="ce6" table:formula="of:=SQRT(ABS([.$D$2]^2-[.F1352]^2))" office:value-type="float" office:value="117.761786378646">
            <text:p>117.7617863786</text:p>
          </table:table-cell>
          <table:table-cell table:formula="of:=ABS([.B1352]-[.G1352])" office:value-type="float" office:value="83.6882136213588">
            <text:p>83.6882136214</text:p>
          </table:table-cell>
          <table:table-cell table:number-columns-repeated="7"/>
        </table:table-row>
        <table:table-row table:style-name="ro4">
          <table:table-cell table:formula="of:=[.A1352]+[.A$4]" office:value-type="float" office:value="403.20000000001">
            <text:p>403.2</text:p>
          </table:table-cell>
          <table:table-cell table:formula="of:=[.A1353]/([.$D$4]*2)" office:value-type="float" office:value="201.600000000005">
            <text:p>201.6</text:p>
          </table:table-cell>
          <table:table-cell table:formula="of:=SQRT(ABS([.$D$2]^2-[.B1353]^2))" office:value-type="float" office:value="115.83419184335">
            <text:p>115.8341918434</text:p>
          </table:table-cell>
          <table:table-cell table:formula="of:=([.$C$10]-[.C1353])*[.$B$4]" office:value-type="float" office:value="61941.0897320543">
            <text:p>61941.0897320543</text:p>
          </table:table-cell>
          <table:table-cell table:formula="of:=ROUND([.D1353])" office:value-type="float" office:value="61941">
            <text:p>61941</text:p>
          </table:table-cell>
          <table:table-cell table:formula="of:=([.$C$8]-([.E1353]*[.$C$4]))" office:value-type="float" office:value="115.83433125">
            <text:p>115.83433125</text:p>
          </table:table-cell>
          <table:table-cell table:style-name="ce6" table:formula="of:=SQRT(ABS([.$D$2]^2-[.F1353]^2))" office:value-type="float" office:value="117.504926296157">
            <text:p>117.5049262962</text:p>
          </table:table-cell>
          <table:table-cell table:formula="of:=ABS([.B1353]-[.G1353])" office:value-type="float" office:value="84.0950737038478">
            <text:p>84.0950737038</text:p>
          </table:table-cell>
          <table:table-cell table:number-columns-repeated="7"/>
        </table:table-row>
        <table:table-row table:style-name="ro4">
          <table:table-cell table:formula="of:=[.A1353]+[.A$4]" office:value-type="float" office:value="403.50000000001">
            <text:p>403.5</text:p>
          </table:table-cell>
          <table:table-cell table:formula="of:=[.A1354]/([.$D$4]*2)" office:value-type="float" office:value="201.750000000005">
            <text:p>201.75</text:p>
          </table:table-cell>
          <table:table-cell table:formula="of:=SQRT(ABS([.$D$2]^2-[.B1354]^2))" office:value-type="float" office:value="116.095058034362">
            <text:p>116.0950580344</text:p>
          </table:table-cell>
          <table:table-cell table:formula="of:=([.$C$10]-[.C1354])*[.$B$4]" office:value-type="float" office:value="61612.4394126684">
            <text:p>61612.4394126684</text:p>
          </table:table-cell>
          <table:table-cell table:formula="of:=ROUND([.D1354])" office:value-type="float" office:value="61612">
            <text:p>61612</text:p>
          </table:table-cell>
          <table:table-cell table:formula="of:=([.$C$8]-([.E1354]*[.$C$4]))" office:value-type="float" office:value="116.095475">
            <text:p>116.095475</text:p>
          </table:table-cell>
          <table:table-cell table:style-name="ce6" table:formula="of:=SQRT(ABS([.$D$2]^2-[.F1354]^2))" office:value-type="float" office:value="117.246921855221">
            <text:p>117.2469218552</text:p>
          </table:table-cell>
          <table:table-cell table:formula="of:=ABS([.B1354]-[.G1354])" office:value-type="float" office:value="84.5030781447835">
            <text:p>84.5030781448</text:p>
          </table:table-cell>
          <table:table-cell table:number-columns-repeated="7"/>
        </table:table-row>
        <table:table-row table:style-name="ro4">
          <table:table-cell table:formula="of:=[.A1354]+[.A$4]" office:value-type="float" office:value="403.80000000001">
            <text:p>403.8</text:p>
          </table:table-cell>
          <table:table-cell table:formula="of:=[.A1355]/([.$D$4]*2)" office:value-type="float" office:value="201.900000000005">
            <text:p>201.9</text:p>
          </table:table-cell>
          <table:table-cell table:formula="of:=SQRT(ABS([.$D$2]^2-[.B1355]^2))" office:value-type="float" office:value="116.355532743406">
            <text:p>116.3555327434</text:p>
          </table:table-cell>
          <table:table-cell table:formula="of:=([.$C$10]-[.C1355])*[.$B$4]" office:value-type="float" office:value="61284.2822989119">
            <text:p>61284.2822989119</text:p>
          </table:table-cell>
          <table:table-cell table:formula="of:=ROUND([.D1355])" office:value-type="float" office:value="61284">
            <text:p>61284</text:p>
          </table:table-cell>
          <table:table-cell table:formula="of:=([.$C$8]-([.E1355]*[.$C$4]))" office:value-type="float" office:value="116.355825">
            <text:p>116.355825</text:p>
          </table:table-cell>
          <table:table-cell table:style-name="ce6" table:formula="of:=SQRT(ABS([.$D$2]^2-[.F1355]^2))" office:value-type="float" office:value="116.988554946924">
            <text:p>116.9885549469</text:p>
          </table:table-cell>
          <table:table-cell table:formula="of:=ABS([.B1355]-[.G1355])" office:value-type="float" office:value="84.9114450530811">
            <text:p>84.9114450531</text:p>
          </table:table-cell>
          <table:table-cell table:number-columns-repeated="7"/>
        </table:table-row>
        <table:table-row table:style-name="ro4">
          <table:table-cell table:formula="of:=[.A1355]+[.A$4]" office:value-type="float" office:value="404.10000000001">
            <text:p>404.1</text:p>
          </table:table-cell>
          <table:table-cell table:formula="of:=[.A1356]/([.$D$4]*2)" office:value-type="float" office:value="202.050000000005">
            <text:p>202.05</text:p>
          </table:table-cell>
          <table:table-cell table:formula="of:=SQRT(ABS([.$D$2]^2-[.B1356]^2))" office:value-type="float" office:value="116.615618593746">
            <text:p>116.6156185937</text:p>
          </table:table-cell>
          <table:table-cell table:formula="of:=([.$C$10]-[.C1356])*[.$B$4]" office:value-type="float" office:value="60956.6150858862">
            <text:p>60956.6150858862</text:p>
          </table:table-cell>
          <table:table-cell table:formula="of:=ROUND([.D1356])" office:value-type="float" office:value="60957">
            <text:p>60957</text:p>
          </table:table-cell>
          <table:table-cell table:formula="of:=([.$C$8]-([.E1356]*[.$C$4]))" office:value-type="float" office:value="116.61538125">
            <text:p>116.61538125</text:p>
          </table:table-cell>
          <table:table-cell table:style-name="ce6" table:formula="of:=SQRT(ABS([.$D$2]^2-[.F1356]^2))" office:value-type="float" office:value="116.729828475489">
            <text:p>116.7298284755</text:p>
          </table:table-cell>
          <table:table-cell table:formula="of:=ABS([.B1356]-[.G1356])" office:value-type="float" office:value="85.3201715245155">
            <text:p>85.3201715245</text:p>
          </table:table-cell>
          <table:table-cell table:number-columns-repeated="7"/>
        </table:table-row>
        <table:table-row table:style-name="ro4">
          <table:table-cell table:formula="of:=[.A1356]+[.A$4]" office:value-type="float" office:value="404.40000000001">
            <text:p>404.4</text:p>
          </table:table-cell>
          <table:table-cell table:formula="of:=[.A1357]/([.$D$4]*2)" office:value-type="float" office:value="202.200000000005">
            <text:p>202.2</text:p>
          </table:table-cell>
          <table:table-cell table:formula="of:=SQRT(ABS([.$D$2]^2-[.B1357]^2))" office:value-type="float" office:value="116.875318181393">
            <text:p>116.8753181814</text:p>
          </table:table-cell>
          <table:table-cell table:formula="of:=([.$C$10]-[.C1357])*[.$B$4]" office:value-type="float" office:value="60629.4345030228">
            <text:p>60629.4345030228</text:p>
          </table:table-cell>
          <table:table-cell table:formula="of:=ROUND([.D1357])" office:value-type="float" office:value="60629">
            <text:p>60629</text:p>
          </table:table-cell>
          <table:table-cell table:formula="of:=([.$C$8]-([.E1357]*[.$C$4]))" office:value-type="float" office:value="116.87573125">
            <text:p>116.87573125</text:p>
          </table:table-cell>
          <table:table-cell table:style-name="ce6" table:formula="of:=SQRT(ABS([.$D$2]^2-[.F1357]^2))" office:value-type="float" office:value="116.469152331327">
            <text:p>116.4691523313</text:p>
          </table:table-cell>
          <table:table-cell table:formula="of:=ABS([.B1357]-[.G1357])" office:value-type="float" office:value="85.7308476686781">
            <text:p>85.7308476687</text:p>
          </table:table-cell>
          <table:table-cell table:number-columns-repeated="7"/>
        </table:table-row>
        <table:table-row table:style-name="ro4">
          <table:table-cell table:formula="of:=[.A1357]+[.A$4]" office:value-type="float" office:value="404.70000000001">
            <text:p>404.7</text:p>
          </table:table-cell>
          <table:table-cell table:formula="of:=[.A1358]/([.$D$4]*2)" office:value-type="float" office:value="202.350000000005">
            <text:p>202.35</text:p>
          </table:table-cell>
          <table:table-cell table:formula="of:=SQRT(ABS([.$D$2]^2-[.B1358]^2))" office:value-type="float" office:value="117.134634075503">
            <text:p>117.1346340755</text:p>
          </table:table-cell>
          <table:table-cell table:formula="of:=([.$C$10]-[.C1358])*[.$B$4]" office:value-type="float" office:value="60302.7373135936">
            <text:p>60302.7373135936</text:p>
          </table:table-cell>
          <table:table-cell table:formula="of:=ROUND([.D1358])" office:value-type="float" office:value="60303">
            <text:p>60303</text:p>
          </table:table-cell>
          <table:table-cell table:formula="of:=([.$C$8]-([.E1358]*[.$C$4]))" office:value-type="float" office:value="117.13449375">
            <text:p>117.13449375</text:p>
          </table:table-cell>
          <table:table-cell table:style-name="ce6" table:formula="of:=SQRT(ABS([.$D$2]^2-[.F1358]^2))" office:value-type="float" office:value="116.208908324324">
            <text:p>116.2089083243</text:p>
          </table:table-cell>
          <table:table-cell table:formula="of:=ABS([.B1358]-[.G1358])" office:value-type="float" office:value="86.1410916756805">
            <text:p>86.1410916757</text:p>
          </table:table-cell>
          <table:table-cell table:number-columns-repeated="7"/>
        </table:table-row>
        <table:table-row table:style-name="ro4">
          <table:table-cell table:formula="of:=[.A1358]+[.A$4]" office:value-type="float" office:value="405.00000000001">
            <text:p>405</text:p>
          </table:table-cell>
          <table:table-cell table:formula="of:=[.A1359]/([.$D$4]*2)" office:value-type="float" office:value="202.500000000005">
            <text:p>202.5</text:p>
          </table:table-cell>
          <table:table-cell table:formula="of:=SQRT(ABS([.$D$2]^2-[.B1359]^2))" office:value-type="float" office:value="117.393568818747">
            <text:p>117.3935688187</text:p>
          </table:table-cell>
          <table:table-cell table:formula="of:=([.$C$10]-[.C1359])*[.$B$4]" office:value-type="float" office:value="59976.5203142306">
            <text:p>59976.5203142306</text:p>
          </table:table-cell>
          <table:table-cell table:formula="of:=ROUND([.D1359])" office:value-type="float" office:value="59977">
            <text:p>59977</text:p>
          </table:table-cell>
          <table:table-cell table:formula="of:=([.$C$8]-([.E1359]*[.$C$4]))" office:value-type="float" office:value="117.39325625">
            <text:p>117.39325625</text:p>
          </table:table-cell>
          <table:table-cell table:style-name="ce6" table:formula="of:=SQRT(ABS([.$D$2]^2-[.F1359]^2))" office:value-type="float" office:value="115.947502720075">
            <text:p>115.9475027201</text:p>
          </table:table-cell>
          <table:table-cell table:formula="of:=ABS([.B1359]-[.G1359])" office:value-type="float" office:value="86.5524972799297">
            <text:p>86.5524972799</text:p>
          </table:table-cell>
          <table:table-cell table:number-columns-repeated="7"/>
        </table:table-row>
        <table:table-row table:style-name="ro4">
          <table:table-cell table:formula="of:=[.A1359]+[.A$4]" office:value-type="float" office:value="405.30000000001">
            <text:p>405.3</text:p>
          </table:table-cell>
          <table:table-cell table:formula="of:=[.A1360]/([.$D$4]*2)" office:value-type="float" office:value="202.650000000005">
            <text:p>202.65</text:p>
          </table:table-cell>
          <table:table-cell table:formula="of:=SQRT(ABS([.$D$2]^2-[.B1360]^2))" office:value-type="float" office:value="117.652124927695">
            <text:p>117.6521249277</text:p>
          </table:table-cell>
          <table:table-cell table:formula="of:=([.$C$10]-[.C1360])*[.$B$4]" office:value-type="float" office:value="59650.7803344539">
            <text:p>59650.7803344539</text:p>
          </table:table-cell>
          <table:table-cell table:formula="of:=ROUND([.D1360])" office:value-type="float" office:value="59651">
            <text:p>59651</text:p>
          </table:table-cell>
          <table:table-cell table:formula="of:=([.$C$8]-([.E1360]*[.$C$4]))" office:value-type="float" office:value="117.65201875">
            <text:p>117.65201875</text:p>
          </table:table-cell>
          <table:table-cell table:style-name="ce6" table:formula="of:=SQRT(ABS([.$D$2]^2-[.F1360]^2))" office:value-type="float" office:value="115.684927644225">
            <text:p>115.6849276442</text:p>
          </table:table-cell>
          <table:table-cell table:formula="of:=ABS([.B1360]-[.G1360])" office:value-type="float" office:value="86.9650723557795">
            <text:p>86.9650723558</text:p>
          </table:table-cell>
          <table:table-cell table:number-columns-repeated="7"/>
        </table:table-row>
        <table:table-row table:style-name="ro4">
          <table:table-cell table:formula="of:=[.A1360]+[.A$4]" office:value-type="float" office:value="405.60000000001">
            <text:p>405.6</text:p>
          </table:table-cell>
          <table:table-cell table:formula="of:=[.A1361]/([.$D$4]*2)" office:value-type="float" office:value="202.800000000005">
            <text:p>202.8</text:p>
          </table:table-cell>
          <table:table-cell table:formula="of:=SQRT(ABS([.$D$2]^2-[.B1361]^2))" office:value-type="float" office:value="117.910304893177">
            <text:p>117.9103048932</text:p>
          </table:table-cell>
          <table:table-cell table:formula="of:=([.$C$10]-[.C1361])*[.$B$4]" office:value-type="float" office:value="59325.5142362088">
            <text:p>59325.5142362088</text:p>
          </table:table-cell>
          <table:table-cell table:formula="of:=ROUND([.D1361])" office:value-type="float" office:value="59326">
            <text:p>59326</text:p>
          </table:table-cell>
          <table:table-cell table:formula="of:=([.$C$8]-([.E1361]*[.$C$4]))" office:value-type="float" office:value="117.9099875">
            <text:p>117.9099875</text:p>
          </table:table-cell>
          <table:table-cell table:style-name="ce6" table:formula="of:=SQRT(ABS([.$D$2]^2-[.F1361]^2))" office:value-type="float" office:value="115.421985980791">
            <text:p>115.4219859808</text:p>
          </table:table-cell>
          <table:table-cell table:formula="of:=ABS([.B1361]-[.G1361])" office:value-type="float" office:value="87.3780140192141">
            <text:p>87.3780140192</text:p>
          </table:table-cell>
          <table:table-cell table:number-columns-repeated="7"/>
        </table:table-row>
        <table:table-row table:style-name="ro4">
          <table:table-cell table:formula="of:=[.A1361]+[.A$4]" office:value-type="float" office:value="405.90000000001">
            <text:p>405.9</text:p>
          </table:table-cell>
          <table:table-cell table:formula="of:=[.A1362]/([.$D$4]*2)" office:value-type="float" office:value="202.950000000005">
            <text:p>202.95</text:p>
          </table:table-cell>
          <table:table-cell table:formula="of:=SQRT(ABS([.$D$2]^2-[.B1362]^2))" office:value-type="float" office:value="118.168111180648">
            <text:p>118.1681111806</text:p>
          </table:table-cell>
          <table:table-cell table:formula="of:=([.$C$10]-[.C1362])*[.$B$4]" office:value-type="float" office:value="59000.7189134109">
            <text:p>59000.7189134109</text:p>
          </table:table-cell>
          <table:table-cell table:formula="of:=ROUND([.D1362])" office:value-type="float" office:value="59001">
            <text:p>59001</text:p>
          </table:table-cell>
          <table:table-cell table:formula="of:=([.$C$8]-([.E1362]*[.$C$4]))" office:value-type="float" office:value="118.16795625">
            <text:p>118.16795625</text:p>
          </table:table-cell>
          <table:table-cell table:style-name="ce6" table:formula="of:=SQRT(ABS([.$D$2]^2-[.F1362]^2))" office:value-type="float" office:value="115.157866060891">
            <text:p>115.1578660609</text:p>
          </table:table-cell>
          <table:table-cell table:formula="of:=ABS([.B1362]-[.G1362])" office:value-type="float" office:value="87.7921339391139">
            <text:p>87.7921339391</text:p>
          </table:table-cell>
          <table:table-cell table:number-columns-repeated="7"/>
        </table:table-row>
        <table:table-row table:style-name="ro4">
          <table:table-cell table:formula="of:=[.A1362]+[.A$4]" office:value-type="float" office:value="406.20000000001">
            <text:p>406.2</text:p>
          </table:table-cell>
          <table:table-cell table:formula="of:=[.A1363]/([.$D$4]*2)" office:value-type="float" office:value="203.100000000005">
            <text:p>203.1</text:p>
          </table:table-cell>
          <table:table-cell table:formula="of:=SQRT(ABS([.$D$2]^2-[.B1363]^2))" office:value-type="float" office:value="118.425546230541">
            <text:p>118.4255462305</text:p>
          </table:table-cell>
          <table:table-cell table:formula="of:=([.$C$10]-[.C1363])*[.$B$4]" office:value-type="float" office:value="58676.3912914985">
            <text:p>58676.3912914985</text:p>
          </table:table-cell>
          <table:table-cell table:formula="of:=ROUND([.D1363])" office:value-type="float" office:value="58676">
            <text:p>58676</text:p>
          </table:table-cell>
          <table:table-cell table:formula="of:=([.$C$8]-([.E1363]*[.$C$4]))" office:value-type="float" office:value="118.425925">
            <text:p>118.425925</text:p>
          </table:table-cell>
          <table:table-cell table:style-name="ce6" table:formula="of:=SQRT(ABS([.$D$2]^2-[.F1363]^2))" office:value-type="float" office:value="114.892559758647">
            <text:p>114.8925597586</text:p>
          </table:table-cell>
          <table:table-cell table:formula="of:=ABS([.B1363]-[.G1363])" office:value-type="float" office:value="88.2074402413574">
            <text:p>88.2074402414</text:p>
          </table:table-cell>
          <table:table-cell table:number-columns-repeated="7"/>
        </table:table-row>
        <table:table-row table:style-name="ro4">
          <table:table-cell table:formula="of:=[.A1363]+[.A$4]" office:value-type="float" office:value="406.50000000001">
            <text:p>406.5</text:p>
          </table:table-cell>
          <table:table-cell table:formula="of:=[.A1364]/([.$D$4]*2)" office:value-type="float" office:value="203.250000000005">
            <text:p>203.25</text:p>
          </table:table-cell>
          <table:table-cell table:formula="of:=SQRT(ABS([.$D$2]^2-[.B1364]^2))" office:value-type="float" office:value="118.682612458616">
            <text:p>118.6826124586</text:p>
          </table:table-cell>
          <table:table-cell table:formula="of:=([.$C$10]-[.C1364])*[.$B$4]" office:value-type="float" office:value="58352.5283269947">
            <text:p>58352.5283269947</text:p>
          </table:table-cell>
          <table:table-cell table:formula="of:=ROUND([.D1364])" office:value-type="float" office:value="58353">
            <text:p>58353</text:p>
          </table:table-cell>
          <table:table-cell table:formula="of:=([.$C$8]-([.E1364]*[.$C$4]))" office:value-type="float" office:value="118.68230625">
            <text:p>118.68230625</text:p>
          </table:table-cell>
          <table:table-cell table:style-name="ce6" table:formula="of:=SQRT(ABS([.$D$2]^2-[.F1364]^2))" office:value-type="float" office:value="114.627702512007">
            <text:p>114.627702512</text:p>
          </table:table-cell>
          <table:table-cell table:formula="of:=ABS([.B1364]-[.G1364])" office:value-type="float" office:value="88.6222974879977">
            <text:p>88.622297488</text:p>
          </table:table-cell>
          <table:table-cell table:number-columns-repeated="7"/>
        </table:table-row>
        <table:table-row table:style-name="ro4">
          <table:table-cell table:formula="of:=[.A1364]+[.A$4]" office:value-type="float" office:value="406.80000000001">
            <text:p>406.8</text:p>
          </table:table-cell>
          <table:table-cell table:formula="of:=[.A1365]/([.$D$4]*2)" office:value-type="float" office:value="203.400000000005">
            <text:p>203.4</text:p>
          </table:table-cell>
          <table:table-cell table:formula="of:=SQRT(ABS([.$D$2]^2-[.B1365]^2))" office:value-type="float" office:value="118.939312256301">
            <text:p>118.9393122563</text:p>
          </table:table-cell>
          <table:table-cell table:formula="of:=([.$C$10]-[.C1365])*[.$B$4]" office:value-type="float" office:value="58029.1270070757">
            <text:p>58029.1270070757</text:p>
          </table:table-cell>
          <table:table-cell table:formula="of:=ROUND([.D1365])" office:value-type="float" office:value="58029">
            <text:p>58029</text:p>
          </table:table-cell>
          <table:table-cell table:formula="of:=([.$C$8]-([.E1365]*[.$C$4]))" office:value-type="float" office:value="118.93948125">
            <text:p>118.93948125</text:p>
          </table:table-cell>
          <table:table-cell table:style-name="ce6" table:formula="of:=SQRT(ABS([.$D$2]^2-[.F1365]^2))" office:value-type="float" office:value="114.360831581363">
            <text:p>114.3608315814</text:p>
          </table:table-cell>
          <table:table-cell table:formula="of:=ABS([.B1365]-[.G1365])" office:value-type="float" office:value="89.0391684186417">
            <text:p>89.0391684186</text:p>
          </table:table-cell>
          <table:table-cell table:number-columns-repeated="7"/>
        </table:table-row>
        <table:table-row table:style-name="ro4">
          <table:table-cell table:formula="of:=[.A1365]+[.A$4]" office:value-type="float" office:value="407.10000000001">
            <text:p>407.1</text:p>
          </table:table-cell>
          <table:table-cell table:formula="of:=[.A1366]/([.$D$4]*2)" office:value-type="float" office:value="203.550000000005">
            <text:p>203.55</text:p>
          </table:table-cell>
          <table:table-cell table:formula="of:=SQRT(ABS([.$D$2]^2-[.B1366]^2))" office:value-type="float" office:value="119.195647991032">
            <text:p>119.195647991</text:p>
          </table:table-cell>
          <table:table-cell table:formula="of:=([.$C$10]-[.C1366])*[.$B$4]" office:value-type="float" office:value="57706.1843491476">
            <text:p>57706.1843491476</text:p>
          </table:table-cell>
          <table:table-cell table:formula="of:=ROUND([.D1366])" office:value-type="float" office:value="57706">
            <text:p>57706</text:p>
          </table:table-cell>
          <table:table-cell table:formula="of:=([.$C$8]-([.E1366]*[.$C$4]))" office:value-type="float" office:value="119.1958625">
            <text:p>119.1958625</text:p>
          </table:table-cell>
          <table:table-cell table:style-name="ce6" table:formula="of:=SQRT(ABS([.$D$2]^2-[.F1366]^2))" office:value-type="float" office:value="114.093585984844">
            <text:p>114.0935859848</text:p>
          </table:table-cell>
          <table:table-cell table:formula="of:=ABS([.B1366]-[.G1366])" office:value-type="float" office:value="89.4564140151604">
            <text:p>89.4564140152</text:p>
          </table:table-cell>
          <table:table-cell table:number-columns-repeated="7"/>
        </table:table-row>
        <table:table-row table:style-name="ro4">
          <table:table-cell table:formula="of:=[.A1366]+[.A$4]" office:value-type="float" office:value="407.40000000001">
            <text:p>407.4</text:p>
          </table:table-cell>
          <table:table-cell table:formula="of:=[.A1367]/([.$D$4]*2)" office:value-type="float" office:value="203.700000000005">
            <text:p>203.7</text:p>
          </table:table-cell>
          <table:table-cell table:formula="of:=SQRT(ABS([.$D$2]^2-[.B1367]^2))" office:value-type="float" office:value="119.451622006576">
            <text:p>119.4516220066</text:p>
          </table:table-cell>
          <table:table-cell table:formula="of:=([.$C$10]-[.C1367])*[.$B$4]" office:value-type="float" office:value="57383.6974004302">
            <text:p>57383.6974004302</text:p>
          </table:table-cell>
          <table:table-cell table:formula="of:=ROUND([.D1367])" office:value-type="float" office:value="57384">
            <text:p>57384</text:p>
          </table:table-cell>
          <table:table-cell table:formula="of:=([.$C$8]-([.E1367]*[.$C$4]))" office:value-type="float" office:value="119.45145">
            <text:p>119.45145</text:p>
          </table:table-cell>
          <table:table-cell table:style-name="ce6" table:formula="of:=SQRT(ABS([.$D$2]^2-[.F1367]^2))" office:value-type="float" office:value="113.825968447">
            <text:p>113.825968447</text:p>
          </table:table-cell>
          <table:table-cell table:formula="of:=ABS([.B1367]-[.G1367])" office:value-type="float" office:value="89.8740315530046">
            <text:p>89.874031553</text:p>
          </table:table-cell>
          <table:table-cell table:number-columns-repeated="7"/>
        </table:table-row>
        <table:table-row table:style-name="ro4">
          <table:table-cell table:formula="of:=[.A1367]+[.A$4]" office:value-type="float" office:value="407.70000000001">
            <text:p>407.7</text:p>
          </table:table-cell>
          <table:table-cell table:formula="of:=[.A1368]/([.$D$4]*2)" office:value-type="float" office:value="203.850000000005">
            <text:p>203.85</text:p>
          </table:table-cell>
          <table:table-cell table:formula="of:=SQRT(ABS([.$D$2]^2-[.B1368]^2))" office:value-type="float" office:value="119.707236623364">
            <text:p>119.7072366234</text:p>
          </table:table-cell>
          <table:table-cell table:formula="of:=([.$C$10]-[.C1368])*[.$B$4]" office:value-type="float" office:value="57061.6632375484">
            <text:p>57061.6632375484</text:p>
          </table:table-cell>
          <table:table-cell table:formula="of:=ROUND([.D1368])" office:value-type="float" office:value="57062">
            <text:p>57062</text:p>
          </table:table-cell>
          <table:table-cell table:formula="of:=([.$C$8]-([.E1368]*[.$C$4]))" office:value-type="float" office:value="119.7070375">
            <text:p>119.7070375</text:p>
          </table:table-cell>
          <table:table-cell table:style-name="ce6" table:formula="of:=SQRT(ABS([.$D$2]^2-[.F1368]^2))" office:value-type="float" office:value="113.557144966636">
            <text:p>113.5571449666</text:p>
          </table:table-cell>
          <table:table-cell table:formula="of:=ABS([.B1368]-[.G1368])" office:value-type="float" office:value="90.2928550333688">
            <text:p>90.2928550334</text:p>
          </table:table-cell>
          <table:table-cell table:number-columns-repeated="7"/>
        </table:table-row>
        <table:table-row table:style-name="ro4">
          <table:table-cell table:formula="of:=[.A1368]+[.A$4]" office:value-type="float" office:value="408.00000000001">
            <text:p>408</text:p>
          </table:table-cell>
          <table:table-cell table:formula="of:=[.A1369]/([.$D$4]*2)" office:value-type="float" office:value="204.000000000005">
            <text:p>204</text:p>
          </table:table-cell>
          <table:table-cell table:formula="of:=SQRT(ABS([.$D$2]^2-[.B1369]^2))" office:value-type="float" office:value="119.962494138802">
            <text:p>119.9624941388</text:p>
          </table:table-cell>
          <table:table-cell table:formula="of:=([.$C$10]-[.C1369])*[.$B$4]" office:value-type="float" office:value="56740.0789661307">
            <text:p>56740.0789661307</text:p>
          </table:table-cell>
          <table:table-cell table:formula="of:=ROUND([.D1369])" office:value-type="float" office:value="56740">
            <text:p>56740</text:p>
          </table:table-cell>
          <table:table-cell table:formula="of:=([.$C$8]-([.E1369]*[.$C$4]))" office:value-type="float" office:value="119.962625">
            <text:p>119.962625</text:p>
          </table:table-cell>
          <table:table-cell table:style-name="ce6" table:formula="of:=SQRT(ABS([.$D$2]^2-[.F1369]^2))" office:value-type="float" office:value="113.287106958865">
            <text:p>113.2871069589</text:p>
          </table:table-cell>
          <table:table-cell table:formula="of:=ABS([.B1369]-[.G1369])" office:value-type="float" office:value="90.7128930411396">
            <text:p>90.7128930411</text:p>
          </table:table-cell>
          <table:table-cell table:number-columns-repeated="7"/>
        </table:table-row>
        <table:table-row table:style-name="ro4">
          <table:table-cell table:formula="of:=[.A1369]+[.A$4]" office:value-type="float" office:value="408.30000000001">
            <text:p>408.3</text:p>
          </table:table-cell>
          <table:table-cell table:formula="of:=[.A1370]/([.$D$4]*2)" office:value-type="float" office:value="204.150000000005">
            <text:p>204.15</text:p>
          </table:table-cell>
          <table:table-cell table:formula="of:=SQRT(ABS([.$D$2]^2-[.B1370]^2))" office:value-type="float" office:value="120.217396827589">
            <text:p>120.2173968276</text:p>
          </table:table-cell>
          <table:table-cell table:formula="of:=([.$C$10]-[.C1370])*[.$B$4]" office:value-type="float" office:value="56418.9417204143">
            <text:p>56418.9417204143</text:p>
          </table:table-cell>
          <table:table-cell table:formula="of:=ROUND([.D1370])" office:value-type="float" office:value="56419">
            <text:p>56419</text:p>
          </table:table-cell>
          <table:table-cell table:formula="of:=([.$C$8]-([.E1370]*[.$C$4]))" office:value-type="float" office:value="120.21741875">
            <text:p>120.21741875</text:p>
          </table:table-cell>
          <table:table-cell table:style-name="ce6" table:formula="of:=SQRT(ABS([.$D$2]^2-[.F1370]^2))" office:value-type="float" office:value="113.016690046591">
            <text:p>113.0166900466</text:p>
          </table:table-cell>
          <table:table-cell table:formula="of:=ABS([.B1370]-[.G1370])" office:value-type="float" office:value="91.1333099534142">
            <text:p>91.1333099534</text:p>
          </table:table-cell>
          <table:table-cell table:number-columns-repeated="7"/>
        </table:table-row>
        <table:table-row table:style-name="ro4">
          <table:table-cell table:formula="of:=[.A1370]+[.A$4]" office:value-type="float" office:value="408.60000000001">
            <text:p>408.6</text:p>
          </table:table-cell>
          <table:table-cell table:formula="of:=[.A1371]/([.$D$4]*2)" office:value-type="float" office:value="204.300000000005">
            <text:p>204.3</text:p>
          </table:table-cell>
          <table:table-cell table:formula="of:=SQRT(ABS([.$D$2]^2-[.B1371]^2))" office:value-type="float" office:value="120.471946942025">
            <text:p>120.471946942</text:p>
          </table:table-cell>
          <table:table-cell table:formula="of:=([.$C$10]-[.C1371])*[.$B$4]" office:value-type="float" office:value="56098.2486628575">
            <text:p>56098.2486628575</text:p>
          </table:table-cell>
          <table:table-cell table:formula="of:=ROUND([.D1371])" office:value-type="float" office:value="56098">
            <text:p>56098</text:p>
          </table:table-cell>
          <table:table-cell table:formula="of:=([.$C$8]-([.E1371]*[.$C$4]))" office:value-type="float" office:value="120.4722125">
            <text:p>120.4722125</text:p>
          </table:table-cell>
          <table:table-cell table:style-name="ce6" table:formula="of:=SQRT(ABS([.$D$2]^2-[.F1371]^2))" office:value-type="float" office:value="112.745048739866">
            <text:p>112.7450487399</text:p>
          </table:table-cell>
          <table:table-cell table:formula="of:=ABS([.B1371]-[.G1371])" office:value-type="float" office:value="91.5549512601385">
            <text:p>91.5549512601</text:p>
          </table:table-cell>
          <table:table-cell table:number-columns-repeated="7"/>
        </table:table-row>
        <table:table-row table:style-name="ro4">
          <table:table-cell table:formula="of:=[.A1371]+[.A$4]" office:value-type="float" office:value="408.90000000001">
            <text:p>408.9</text:p>
          </table:table-cell>
          <table:table-cell table:formula="of:=[.A1372]/([.$D$4]*2)" office:value-type="float" office:value="204.450000000005">
            <text:p>204.45</text:p>
          </table:table-cell>
          <table:table-cell table:formula="of:=SQRT(ABS([.$D$2]^2-[.B1372]^2))" office:value-type="float" office:value="120.726146712309">
            <text:p>120.7261467123</text:p>
          </table:table-cell>
          <table:table-cell table:formula="of:=([.$C$10]-[.C1372])*[.$B$4]" office:value-type="float" office:value="55777.9969837589">
            <text:p>55777.9969837589</text:p>
          </table:table-cell>
          <table:table-cell table:formula="of:=ROUND([.D1372])" office:value-type="float" office:value="55778">
            <text:p>55778</text:p>
          </table:table-cell>
          <table:table-cell table:formula="of:=([.$C$8]-([.E1372]*[.$C$4]))" office:value-type="float" office:value="120.7262125">
            <text:p>120.7262125</text:p>
          </table:table-cell>
          <table:table-cell table:style-name="ce6" table:formula="of:=SQRT(ABS([.$D$2]^2-[.F1372]^2))" office:value-type="float" office:value="112.473026168077">
            <text:p>112.4730261681</text:p>
          </table:table-cell>
          <table:table-cell table:formula="of:=ABS([.B1372]-[.G1372])" office:value-type="float" office:value="91.9769738319283">
            <text:p>91.9769738319</text:p>
          </table:table-cell>
          <table:table-cell table:number-columns-repeated="7"/>
        </table:table-row>
        <table:table-row table:style-name="ro4">
          <table:table-cell table:formula="of:=[.A1372]+[.A$4]" office:value-type="float" office:value="409.20000000001">
            <text:p>409.2</text:p>
          </table:table-cell>
          <table:table-cell table:formula="of:=[.A1373]/([.$D$4]*2)" office:value-type="float" office:value="204.600000000005">
            <text:p>204.6</text:p>
          </table:table-cell>
          <table:table-cell table:formula="of:=SQRT(ABS([.$D$2]^2-[.B1373]^2))" office:value-type="float" office:value="120.979998346842">
            <text:p>120.9799983468</text:p>
          </table:table-cell>
          <table:table-cell table:formula="of:=([.$C$10]-[.C1373])*[.$B$4]" office:value-type="float" office:value="55458.1839008823">
            <text:p>55458.1839008823</text:p>
          </table:table-cell>
          <table:table-cell table:formula="of:=ROUND([.D1373])" office:value-type="float" office:value="55458">
            <text:p>55458</text:p>
          </table:table-cell>
          <table:table-cell table:formula="of:=([.$C$8]-([.E1373]*[.$C$4]))" office:value-type="float" office:value="120.9802125">
            <text:p>120.9802125</text:p>
          </table:table-cell>
          <table:table-cell table:style-name="ce6" table:formula="of:=SQRT(ABS([.$D$2]^2-[.F1373]^2))" office:value-type="float" office:value="112.199769088242">
            <text:p>112.1997690882</text:p>
          </table:table-cell>
          <table:table-cell table:formula="of:=ABS([.B1373]-[.G1373])" office:value-type="float" office:value="92.4002309117628">
            <text:p>92.4002309118</text:p>
          </table:table-cell>
          <table:table-cell table:number-columns-repeated="7"/>
        </table:table-row>
        <table:table-row table:style-name="ro4">
          <table:table-cell table:formula="of:=[.A1373]+[.A$4]" office:value-type="float" office:value="409.50000000001">
            <text:p>409.5</text:p>
          </table:table-cell>
          <table:table-cell table:formula="of:=[.A1374]/([.$D$4]*2)" office:value-type="float" office:value="204.750000000005">
            <text:p>204.75</text:p>
          </table:table-cell>
          <table:table-cell table:formula="of:=SQRT(ABS([.$D$2]^2-[.B1374]^2))" office:value-type="float" office:value="121.233504032516">
            <text:p>121.2335040325</text:p>
          </table:table-cell>
          <table:table-cell table:formula="of:=([.$C$10]-[.C1374])*[.$B$4]" office:value-type="float" office:value="55138.8066590892">
            <text:p>55138.8066590892</text:p>
          </table:table-cell>
          <table:table-cell table:formula="of:=ROUND([.D1374])" office:value-type="float" office:value="55139">
            <text:p>55139</text:p>
          </table:table-cell>
          <table:table-cell table:formula="of:=([.$C$8]-([.E1374]*[.$C$4]))" office:value-type="float" office:value="121.23341875">
            <text:p>121.23341875</text:p>
          </table:table-cell>
          <table:table-cell table:style-name="ce6" table:formula="of:=SQRT(ABS([.$D$2]^2-[.F1374]^2))" office:value-type="float" office:value="111.926128219407">
            <text:p>111.9261282194</text:p>
          </table:table-cell>
          <table:table-cell table:formula="of:=ABS([.B1374]-[.G1374])" office:value-type="float" office:value="92.8238717805978">
            <text:p>92.8238717806</text:p>
          </table:table-cell>
          <table:table-cell table:number-columns-repeated="7"/>
        </table:table-row>
        <table:table-row table:style-name="ro4">
          <table:table-cell table:formula="of:=[.A1374]+[.A$4]" office:value-type="float" office:value="409.80000000001">
            <text:p>409.8</text:p>
          </table:table-cell>
          <table:table-cell table:formula="of:=[.A1375]/([.$D$4]*2)" office:value-type="float" office:value="204.900000000005">
            <text:p>204.9</text:p>
          </table:table-cell>
          <table:table-cell table:formula="of:=SQRT(ABS([.$D$2]^2-[.B1375]^2))" office:value-type="float" office:value="121.486665934999">
            <text:p>121.486665935</text:p>
          </table:table-cell>
          <table:table-cell table:formula="of:=([.$C$10]-[.C1375])*[.$B$4]" office:value-type="float" office:value="54819.8625299766">
            <text:p>54819.8625299766</text:p>
          </table:table-cell>
          <table:table-cell table:formula="of:=ROUND([.D1375])" office:value-type="float" office:value="54820">
            <text:p>54820</text:p>
          </table:table-cell>
          <table:table-cell table:formula="of:=([.$C$8]-([.E1375]*[.$C$4]))" office:value-type="float" office:value="121.486625">
            <text:p>121.486625</text:p>
          </table:table-cell>
          <table:table-cell table:style-name="ce6" table:formula="of:=SQRT(ABS([.$D$2]^2-[.F1375]^2))" office:value-type="float" office:value="111.651242474544">
            <text:p>111.6512424745</text:p>
          </table:table-cell>
          <table:table-cell table:formula="of:=ABS([.B1375]-[.G1375])" office:value-type="float" office:value="93.2487575254611">
            <text:p>93.2487575255</text:p>
          </table:table-cell>
          <table:table-cell table:number-columns-repeated="7"/>
        </table:table-row>
        <table:table-row table:style-name="ro4">
          <table:table-cell table:formula="of:=[.A1375]+[.A$4]" office:value-type="float" office:value="410.10000000001">
            <text:p>410.1</text:p>
          </table:table-cell>
          <table:table-cell table:formula="of:=[.A1376]/([.$D$4]*2)" office:value-type="float" office:value="205.050000000005">
            <text:p>205.05</text:p>
          </table:table-cell>
          <table:table-cell table:formula="of:=SQRT(ABS([.$D$2]^2-[.B1376]^2))" office:value-type="float" office:value="121.739486199023">
            <text:p>121.739486199</text:p>
          </table:table-cell>
          <table:table-cell table:formula="of:=([.$C$10]-[.C1376])*[.$B$4]" office:value-type="float" office:value="54501.3488115215">
            <text:p>54501.3488115215</text:p>
          </table:table-cell>
          <table:table-cell table:formula="of:=ROUND([.D1376])" office:value-type="float" office:value="54501">
            <text:p>54501</text:p>
          </table:table-cell>
          <table:table-cell table:formula="of:=([.$C$8]-([.E1376]*[.$C$4]))" office:value-type="float" office:value="121.73983125">
            <text:p>121.73983125</text:p>
          </table:table-cell>
          <table:table-cell table:style-name="ce6" table:formula="of:=SQRT(ABS([.$D$2]^2-[.F1376]^2))" office:value-type="float" office:value="111.375102636189">
            <text:p>111.3751026362</text:p>
          </table:table-cell>
          <table:table-cell table:formula="of:=ABS([.B1376]-[.G1376])" office:value-type="float" office:value="93.6748973638164">
            <text:p>93.6748973638</text:p>
          </table:table-cell>
          <table:table-cell table:number-columns-repeated="7"/>
        </table:table-row>
        <table:table-row table:style-name="ro4">
          <table:table-cell table:formula="of:=[.A1376]+[.A$4]" office:value-type="float" office:value="410.40000000001">
            <text:p>410.4</text:p>
          </table:table-cell>
          <table:table-cell table:formula="of:=[.A1377]/([.$D$4]*2)" office:value-type="float" office:value="205.200000000005">
            <text:p>205.2</text:p>
          </table:table-cell>
          <table:table-cell table:formula="of:=SQRT(ABS([.$D$2]^2-[.B1377]^2))" office:value-type="float" office:value="121.991966948656">
            <text:p>121.9919669487</text:p>
          </table:table-cell>
          <table:table-cell table:formula="of:=([.$C$10]-[.C1377])*[.$B$4]" office:value-type="float" office:value="54183.2628277311">
            <text:p>54183.2628277311</text:p>
          </table:table-cell>
          <table:table-cell table:formula="of:=ROUND([.D1377])" office:value-type="float" office:value="54183">
            <text:p>54183</text:p>
          </table:table-cell>
          <table:table-cell table:formula="of:=([.$C$8]-([.E1377]*[.$C$4]))" office:value-type="float" office:value="121.99224375">
            <text:p>121.99224375</text:p>
          </table:table-cell>
          <table:table-cell table:style-name="ce6" table:formula="of:=SQRT(ABS([.$D$2]^2-[.F1377]^2))" office:value-type="float" office:value="111.098570939687">
            <text:p>111.0985709397</text:p>
          </table:table-cell>
          <table:table-cell table:formula="of:=ABS([.B1377]-[.G1377])" office:value-type="float" office:value="94.1014290603183">
            <text:p>94.1014290603</text:p>
          </table:table-cell>
          <table:table-cell table:number-columns-repeated="7"/>
        </table:table-row>
        <table:table-row table:style-name="ro4">
          <table:table-cell table:formula="of:=[.A1377]+[.A$4]" office:value-type="float" office:value="410.70000000001">
            <text:p>410.7</text:p>
          </table:table-cell>
          <table:table-cell table:formula="of:=[.A1378]/([.$D$4]*2)" office:value-type="float" office:value="205.350000000005">
            <text:p>205.35</text:p>
          </table:table-cell>
          <table:table-cell table:formula="of:=SQRT(ABS([.$D$2]^2-[.B1378]^2))" office:value-type="float" office:value="122.24411028758">
            <text:p>122.2441102876</text:p>
          </table:table-cell>
          <table:table-cell table:formula="of:=([.$C$10]-[.C1378])*[.$B$4]" office:value-type="float" office:value="53865.6019282995">
            <text:p>53865.6019282995</text:p>
          </table:table-cell>
          <table:table-cell table:formula="of:=ROUND([.D1378])" office:value-type="float" office:value="53866">
            <text:p>53866</text:p>
          </table:table-cell>
          <table:table-cell table:formula="of:=([.$C$8]-([.E1378]*[.$C$4]))" office:value-type="float" office:value="122.2438625">
            <text:p>122.2438625</text:p>
          </table:table-cell>
          <table:table-cell table:style-name="ce6" table:formula="of:=SQRT(ABS([.$D$2]^2-[.F1378]^2))" office:value-type="float" office:value="110.821649875289">
            <text:p>110.8216498753</text:p>
          </table:table-cell>
          <table:table-cell table:formula="of:=ABS([.B1378]-[.G1378])" office:value-type="float" office:value="94.5283501247161">
            <text:p>94.5283501247</text:p>
          </table:table-cell>
          <table:table-cell table:number-columns-repeated="7"/>
        </table:table-row>
        <table:table-row table:style-name="ro4">
          <table:table-cell table:formula="of:=[.A1378]+[.A$4]" office:value-type="float" office:value="411.00000000001">
            <text:p>411</text:p>
          </table:table-cell>
          <table:table-cell table:formula="of:=[.A1379]/([.$D$4]*2)" office:value-type="float" office:value="205.500000000005">
            <text:p>205.5</text:p>
          </table:table-cell>
          <table:table-cell table:formula="of:=SQRT(ABS([.$D$2]^2-[.B1379]^2))" office:value-type="float" office:value="122.495918299354">
            <text:p>122.4959182994</text:p>
          </table:table-cell>
          <table:table-cell table:formula="of:=([.$C$10]-[.C1379])*[.$B$4]" office:value-type="float" office:value="53548.3634882692">
            <text:p>53548.3634882692</text:p>
          </table:table-cell>
          <table:table-cell table:formula="of:=ROUND([.D1379])" office:value-type="float" office:value="53548">
            <text:p>53548</text:p>
          </table:table-cell>
          <table:table-cell table:formula="of:=([.$C$8]-([.E1379]*[.$C$4]))" office:value-type="float" office:value="122.496275">
            <text:p>122.496275</text:p>
          </table:table-cell>
          <table:table-cell table:style-name="ce6" table:formula="of:=SQRT(ABS([.$D$2]^2-[.F1379]^2))" office:value-type="float" office:value="110.54258279561">
            <text:p>110.5425827956</text:p>
          </table:table-cell>
          <table:table-cell table:formula="of:=ABS([.B1379]-[.G1379])" office:value-type="float" office:value="94.9574172043945">
            <text:p>94.9574172044</text:p>
          </table:table-cell>
          <table:table-cell table:number-columns-repeated="7"/>
        </table:table-row>
        <table:table-row table:style-name="ro4">
          <table:table-cell table:formula="of:=[.A1379]+[.A$4]" office:value-type="float" office:value="411.30000000001">
            <text:p>411.3</text:p>
          </table:table-cell>
          <table:table-cell table:formula="of:=[.A1380]/([.$D$4]*2)" office:value-type="float" office:value="205.650000000005">
            <text:p>205.65</text:p>
          </table:table-cell>
          <table:table-cell table:formula="of:=SQRT(ABS([.$D$2]^2-[.B1380]^2))" office:value-type="float" office:value="122.747393047682">
            <text:p>122.7473930477</text:p>
          </table:table-cell>
          <table:table-cell table:formula="of:=([.$C$10]-[.C1380])*[.$B$4]" office:value-type="float" office:value="53231.5449076991">
            <text:p>53231.5449076991</text:p>
          </table:table-cell>
          <table:table-cell table:formula="of:=ROUND([.D1380])" office:value-type="float" office:value="53232">
            <text:p>53232</text:p>
          </table:table-cell>
          <table:table-cell table:formula="of:=([.$C$8]-([.E1380]*[.$C$4]))" office:value-type="float" office:value="122.7471">
            <text:p>122.7471</text:p>
          </table:table-cell>
          <table:table-cell table:style-name="ce6" table:formula="of:=SQRT(ABS([.$D$2]^2-[.F1380]^2))" office:value-type="float" office:value="110.26399884636">
            <text:p>110.2639988464</text:p>
          </table:table-cell>
          <table:table-cell table:formula="of:=ABS([.B1380]-[.G1380])" office:value-type="float" office:value="95.3860011536453">
            <text:p>95.3860011536</text:p>
          </table:table-cell>
          <table:table-cell table:number-columns-repeated="7"/>
        </table:table-row>
        <table:table-row table:style-name="ro4">
          <table:table-cell table:formula="of:=[.A1380]+[.A$4]" office:value-type="float" office:value="411.60000000001">
            <text:p>411.6</text:p>
          </table:table-cell>
          <table:table-cell table:formula="of:=[.A1381]/([.$D$4]*2)" office:value-type="float" office:value="205.800000000005">
            <text:p>205.8</text:p>
          </table:table-cell>
          <table:table-cell table:formula="of:=SQRT(ABS([.$D$2]^2-[.B1381]^2))" office:value-type="float" office:value="122.998536576668">
            <text:p>122.9985365767</text:p>
          </table:table-cell>
          <table:table-cell table:formula="of:=([.$C$10]-[.C1381])*[.$B$4]" office:value-type="float" office:value="52915.1436113378">
            <text:p>52915.1436113378</text:p>
          </table:table-cell>
          <table:table-cell table:formula="of:=ROUND([.D1381])" office:value-type="float" office:value="52915">
            <text:p>52915</text:p>
          </table:table-cell>
          <table:table-cell table:formula="of:=([.$C$8]-([.E1381]*[.$C$4]))" office:value-type="float" office:value="122.99871875">
            <text:p>122.99871875</text:p>
          </table:table-cell>
          <table:table-cell table:style-name="ce6" table:formula="of:=SQRT(ABS([.$D$2]^2-[.F1381]^2))" office:value-type="float" office:value="109.983249569461">
            <text:p>109.9832495695</text:p>
          </table:table-cell>
          <table:table-cell table:formula="of:=ABS([.B1381]-[.G1381])" office:value-type="float" office:value="95.8167504305437">
            <text:p>95.8167504305</text:p>
          </table:table-cell>
          <table:table-cell table:number-columns-repeated="7"/>
        </table:table-row>
        <table:table-row table:style-name="ro4">
          <table:table-cell table:formula="of:=[.A1381]+[.A$4]" office:value-type="float" office:value="411.90000000001">
            <text:p>411.9</text:p>
          </table:table-cell>
          <table:table-cell table:formula="of:=[.A1382]/([.$D$4]*2)" office:value-type="float" office:value="205.950000000005">
            <text:p>205.95</text:p>
          </table:table-cell>
          <table:table-cell table:formula="of:=SQRT(ABS([.$D$2]^2-[.B1382]^2))" office:value-type="float" office:value="123.249350911078">
            <text:p>123.2493509111</text:p>
          </table:table-cell>
          <table:table-cell table:formula="of:=([.$C$10]-[.C1382])*[.$B$4]" office:value-type="float" office:value="52599.1570483021">
            <text:p>52599.1570483021</text:p>
          </table:table-cell>
          <table:table-cell table:formula="of:=ROUND([.D1382])" office:value-type="float" office:value="52599">
            <text:p>52599</text:p>
          </table:table-cell>
          <table:table-cell table:formula="of:=([.$C$8]-([.E1382]*[.$C$4]))" office:value-type="float" office:value="123.24954375">
            <text:p>123.24954375</text:p>
          </table:table-cell>
          <table:table-cell table:style-name="ce6" table:formula="of:=SQRT(ABS([.$D$2]^2-[.F1382]^2))" office:value-type="float" office:value="109.702096449507">
            <text:p>109.7020964495</text:p>
          </table:table-cell>
          <table:table-cell table:formula="of:=ABS([.B1382]-[.G1382])" office:value-type="float" office:value="96.2479035504984">
            <text:p>96.2479035505</text:p>
          </table:table-cell>
          <table:table-cell table:number-columns-repeated="7"/>
        </table:table-row>
        <table:table-row table:style-name="ro4">
          <table:table-cell table:formula="of:=[.A1382]+[.A$4]" office:value-type="float" office:value="412.20000000001">
            <text:p>412.2</text:p>
          </table:table-cell>
          <table:table-cell table:formula="of:=[.A1383]/([.$D$4]*2)" office:value-type="float" office:value="206.100000000005">
            <text:p>206.1</text:p>
          </table:table-cell>
          <table:table-cell table:formula="of:=SQRT(ABS([.$D$2]^2-[.B1383]^2))" office:value-type="float" office:value="123.499838056582">
            <text:p>123.4998380566</text:p>
          </table:table-cell>
          <table:table-cell table:formula="of:=([.$C$10]-[.C1383])*[.$B$4]" office:value-type="float" office:value="52283.5826917613">
            <text:p>52283.5826917613</text:p>
          </table:table-cell>
          <table:table-cell table:formula="of:=ROUND([.D1383])" office:value-type="float" office:value="52284">
            <text:p>52284</text:p>
          </table:table-cell>
          <table:table-cell table:formula="of:=([.$C$8]-([.E1383]*[.$C$4]))" office:value-type="float" office:value="123.499575">
            <text:p>123.499575</text:p>
          </table:table-cell>
          <table:table-cell table:style-name="ce6" table:formula="of:=SQRT(ABS([.$D$2]^2-[.F1383]^2))" office:value-type="float" office:value="109.42054183205">
            <text:p>109.4205418321</text:p>
          </table:table-cell>
          <table:table-cell table:formula="of:=ABS([.B1383]-[.G1383])" office:value-type="float" office:value="96.6794581679551">
            <text:p>96.679458168</text:p>
          </table:table-cell>
          <table:table-cell table:number-columns-repeated="7"/>
        </table:table-row>
        <table:table-row table:style-name="ro4">
          <table:table-cell table:formula="of:=[.A1383]+[.A$4]" office:value-type="float" office:value="412.50000000001">
            <text:p>412.5</text:p>
          </table:table-cell>
          <table:table-cell table:formula="of:=[.A1384]/([.$D$4]*2)" office:value-type="float" office:value="206.250000000005">
            <text:p>206.25</text:p>
          </table:table-cell>
          <table:table-cell table:formula="of:=SQRT(ABS([.$D$2]^2-[.B1384]^2))" office:value-type="float" office:value="123.750000000008">
            <text:p>123.75</text:p>
          </table:table-cell>
          <table:table-cell table:formula="of:=([.$C$10]-[.C1384])*[.$B$4]" office:value-type="float" office:value="51968.4180386262">
            <text:p>51968.4180386262</text:p>
          </table:table-cell>
          <table:table-cell table:formula="of:=ROUND([.D1384])" office:value-type="float" office:value="51968">
            <text:p>51968</text:p>
          </table:table-cell>
          <table:table-cell table:formula="of:=([.$C$8]-([.E1384]*[.$C$4]))" office:value-type="float" office:value="123.7504">
            <text:p>123.7504</text:p>
          </table:table-cell>
          <table:table-cell table:style-name="ce6" table:formula="of:=SQRT(ABS([.$D$2]^2-[.F1384]^2))" office:value-type="float" office:value="109.136788022371">
            <text:p>109.1367880224</text:p>
          </table:table-cell>
          <table:table-cell table:formula="of:=ABS([.B1384]-[.G1384])" office:value-type="float" office:value="97.1132119776337">
            <text:p>97.1132119776</text:p>
          </table:table-cell>
          <table:table-cell table:number-columns-repeated="7"/>
        </table:table-row>
        <table:table-row table:style-name="ro4">
          <table:table-cell table:formula="of:=[.A1384]+[.A$4]" office:value-type="float" office:value="412.80000000001">
            <text:p>412.8</text:p>
          </table:table-cell>
          <table:table-cell table:formula="of:=[.A1385]/([.$D$4]*2)" office:value-type="float" office:value="206.400000000005">
            <text:p>206.4</text:p>
          </table:table-cell>
          <table:table-cell table:formula="of:=SQRT(ABS([.$D$2]^2-[.B1385]^2))" office:value-type="float" office:value="123.999838709581">
            <text:p>123.9998387096</text:p>
          </table:table-cell>
          <table:table-cell table:formula="of:=([.$C$10]-[.C1385])*[.$B$4]" office:value-type="float" office:value="51653.6606092434">
            <text:p>51653.6606092434</text:p>
          </table:table-cell>
          <table:table-cell table:formula="of:=ROUND([.D1385])" office:value-type="float" office:value="51654">
            <text:p>51654</text:p>
          </table:table-cell>
          <table:table-cell table:formula="of:=([.$C$8]-([.E1385]*[.$C$4]))" office:value-type="float" office:value="123.9996375">
            <text:p>123.9996375</text:p>
          </table:table-cell>
          <table:table-cell table:style-name="ce6" table:formula="of:=SQRT(ABS([.$D$2]^2-[.F1385]^2))" office:value-type="float" office:value="108.853524976771">
            <text:p>108.8535249768</text:p>
          </table:table-cell>
          <table:table-cell table:formula="of:=ABS([.B1385]-[.G1385])" office:value-type="float" office:value="97.5464750232336">
            <text:p>97.5464750232</text:p>
          </table:table-cell>
          <table:table-cell table:number-columns-repeated="7"/>
        </table:table-row>
        <table:table-row table:style-name="ro4">
          <table:table-cell table:formula="of:=[.A1385]+[.A$4]" office:value-type="float" office:value="413.10000000001">
            <text:p>413.1</text:p>
          </table:table-cell>
          <table:table-cell table:formula="of:=[.A1386]/([.$D$4]*2)" office:value-type="float" office:value="206.550000000005">
            <text:p>206.55</text:p>
          </table:table-cell>
          <table:table-cell table:formula="of:=SQRT(ABS([.$D$2]^2-[.B1386]^2))" office:value-type="float" office:value="124.249356135161">
            <text:p>124.2493561352</text:p>
          </table:table-cell>
          <table:table-cell table:formula="of:=([.$C$10]-[.C1386])*[.$B$4]" office:value-type="float" office:value="51339.3079470952">
            <text:p>51339.3079470952</text:p>
          </table:table-cell>
          <table:table-cell table:formula="of:=ROUND([.D1386])" office:value-type="float" office:value="51339">
            <text:p>51339</text:p>
          </table:table-cell>
          <table:table-cell table:formula="of:=([.$C$8]-([.E1386]*[.$C$4]))" office:value-type="float" office:value="124.24966875">
            <text:p>124.24966875</text:p>
          </table:table-cell>
          <table:table-cell table:style-name="ce6" table:formula="of:=SQRT(ABS([.$D$2]^2-[.F1386]^2))" office:value-type="float" office:value="108.568042330675">
            <text:p>108.5680423307</text:p>
          </table:table-cell>
          <table:table-cell table:formula="of:=ABS([.B1386]-[.G1386])" office:value-type="float" office:value="97.9819576693298">
            <text:p>97.9819576693</text:p>
          </table:table-cell>
          <table:table-cell table:number-columns-repeated="7"/>
        </table:table-row>
        <table:table-row table:style-name="ro4">
          <table:table-cell table:formula="of:=[.A1386]+[.A$4]" office:value-type="float" office:value="413.40000000001">
            <text:p>413.4</text:p>
          </table:table-cell>
          <table:table-cell table:formula="of:=[.A1387]/([.$D$4]*2)" office:value-type="float" office:value="206.700000000005">
            <text:p>206.7</text:p>
          </table:table-cell>
          <table:table-cell table:formula="of:=SQRT(ABS([.$D$2]^2-[.B1387]^2))" office:value-type="float" office:value="124.498554208481">
            <text:p>124.4985542085</text:p>
          </table:table-cell>
          <table:table-cell table:formula="of:=([.$C$10]-[.C1387])*[.$B$4]" office:value-type="float" office:value="51025.3576185031">
            <text:p>51025.3576185031</text:p>
          </table:table-cell>
          <table:table-cell table:formula="of:=ROUND([.D1387])" office:value-type="float" office:value="51025">
            <text:p>51025</text:p>
          </table:table-cell>
          <table:table-cell table:formula="of:=([.$C$8]-([.E1387]*[.$C$4]))" office:value-type="float" office:value="124.49890625">
            <text:p>124.49890625</text:p>
          </table:table-cell>
          <table:table-cell table:style-name="ce6" table:formula="of:=SQRT(ABS([.$D$2]^2-[.F1387]^2))" office:value-type="float" office:value="108.282142306817">
            <text:p>108.2821423068</text:p>
          </table:table-cell>
          <table:table-cell table:formula="of:=ABS([.B1387]-[.G1387])" office:value-type="float" office:value="98.4178576931882">
            <text:p>98.4178576932</text:p>
          </table:table-cell>
          <table:table-cell table:number-columns-repeated="7"/>
        </table:table-row>
        <table:table-row table:style-name="ro4">
          <table:table-cell table:formula="of:=[.A1387]+[.A$4]" office:value-type="float" office:value="413.70000000001">
            <text:p>413.7</text:p>
          </table:table-cell>
          <table:table-cell table:formula="of:=[.A1388]/([.$D$4]*2)" office:value-type="float" office:value="206.850000000005">
            <text:p>206.85</text:p>
          </table:table-cell>
          <table:table-cell table:formula="of:=SQRT(ABS([.$D$2]^2-[.B1388]^2))" office:value-type="float" office:value="124.747434843375">
            <text:p>124.7474348434</text:p>
          </table:table-cell>
          <table:table-cell table:formula="of:=([.$C$10]-[.C1388])*[.$B$4]" office:value-type="float" office:value="50711.8072123375">
            <text:p>50711.8072123375</text:p>
          </table:table-cell>
          <table:table-cell table:formula="of:=ROUND([.D1388])" office:value-type="float" office:value="50712">
            <text:p>50712</text:p>
          </table:table-cell>
          <table:table-cell table:formula="of:=([.$C$8]-([.E1388]*[.$C$4]))" office:value-type="float" office:value="124.74735">
            <text:p>124.74735</text:p>
          </table:table-cell>
          <table:table-cell table:style-name="ce6" table:formula="of:=SQRT(ABS([.$D$2]^2-[.F1388]^2))" office:value-type="float" office:value="107.995827085946">
            <text:p>107.9958270859</text:p>
          </table:table-cell>
          <table:table-cell table:formula="of:=ABS([.B1388]-[.G1388])" office:value-type="float" office:value="98.8541729140592">
            <text:p>98.8541729141</text:p>
          </table:table-cell>
          <table:table-cell table:number-columns-repeated="7"/>
        </table:table-row>
        <table:table-row table:style-name="ro4">
          <table:table-cell table:formula="of:=[.A1388]+[.A$4]" office:value-type="float" office:value="414.00000000001">
            <text:p>414</text:p>
          </table:table-cell>
          <table:table-cell table:formula="of:=[.A1389]/([.$D$4]*2)" office:value-type="float" office:value="207.000000000005">
            <text:p>207</text:p>
          </table:table-cell>
          <table:table-cell table:formula="of:=SQRT(ABS([.$D$2]^2-[.B1389]^2))" office:value-type="float" office:value="124.995999936006">
            <text:p>124.995999936</text:p>
          </table:table-cell>
          <table:table-cell table:formula="of:=([.$C$10]-[.C1389])*[.$B$4]" office:value-type="float" office:value="50398.6543397311">
            <text:p>50398.6543397311</text:p>
          </table:table-cell>
          <table:table-cell table:formula="of:=ROUND([.D1389])" office:value-type="float" office:value="50399">
            <text:p>50399</text:p>
          </table:table-cell>
          <table:table-cell table:formula="of:=([.$C$8]-([.E1389]*[.$C$4]))" office:value-type="float" office:value="124.99579375">
            <text:p>124.99579375</text:p>
          </table:table-cell>
          <table:table-cell table:style-name="ce6" table:formula="of:=SQRT(ABS([.$D$2]^2-[.F1389]^2))" office:value-type="float" office:value="107.708177706279">
            <text:p>107.7081777063</text:p>
          </table:table-cell>
          <table:table-cell table:formula="of:=ABS([.B1389]-[.G1389])" office:value-type="float" office:value="99.2918222937256">
            <text:p>99.2918222937</text:p>
          </table:table-cell>
          <table:table-cell table:number-columns-repeated="7"/>
        </table:table-row>
        <table:table-row table:style-name="ro4">
          <table:table-cell table:formula="of:=[.A1389]+[.A$4]" office:value-type="float" office:value="414.30000000001">
            <text:p>414.3</text:p>
          </table:table-cell>
          <table:table-cell table:formula="of:=[.A1390]/([.$D$4]*2)" office:value-type="float" office:value="207.150000000005">
            <text:p>207.15</text:p>
          </table:table-cell>
          <table:table-cell table:formula="of:=SQRT(ABS([.$D$2]^2-[.B1390]^2))" office:value-type="float" office:value="125.244251365091">
            <text:p>125.2442513651</text:p>
          </table:table-cell>
          <table:table-cell table:formula="of:=([.$C$10]-[.C1390])*[.$B$4]" office:value-type="float" office:value="50085.8966337976">
            <text:p>50085.8966337976</text:p>
          </table:table-cell>
          <table:table-cell table:formula="of:=ROUND([.D1390])" office:value-type="float" office:value="50086">
            <text:p>50086</text:p>
          </table:table-cell>
          <table:table-cell table:formula="of:=([.$C$8]-([.E1390]*[.$C$4]))" office:value-type="float" office:value="125.2442375">
            <text:p>125.2442375</text:p>
          </table:table-cell>
          <table:table-cell table:style-name="ce6" table:formula="of:=SQRT(ABS([.$D$2]^2-[.F1390]^2))" office:value-type="float" office:value="107.419183449902">
            <text:p>107.4191834499</text:p>
          </table:table-cell>
          <table:table-cell table:formula="of:=ABS([.B1390]-[.G1390])" office:value-type="float" office:value="99.7308165501035">
            <text:p>99.7308165501</text:p>
          </table:table-cell>
          <table:table-cell table:number-columns-repeated="7"/>
        </table:table-row>
        <table:table-row table:style-name="ro4">
          <table:table-cell table:formula="of:=[.A1390]+[.A$4]" office:value-type="float" office:value="414.60000000001">
            <text:p>414.6</text:p>
          </table:table-cell>
          <table:table-cell table:formula="of:=[.A1391]/([.$D$4]*2)" office:value-type="float" office:value="207.300000000005">
            <text:p>207.3</text:p>
          </table:table-cell>
          <table:table-cell table:formula="of:=SQRT(ABS([.$D$2]^2-[.B1391]^2))" office:value-type="float" office:value="125.492190992117">
            <text:p>125.4921909921</text:p>
          </table:table-cell>
          <table:table-cell table:formula="of:=([.$C$10]-[.C1391])*[.$B$4]" office:value-type="float" office:value="49773.5317493548">
            <text:p>49773.5317493548</text:p>
          </table:table-cell>
          <table:table-cell table:formula="of:=ROUND([.D1391])" office:value-type="float" office:value="49774">
            <text:p>49774</text:p>
          </table:table-cell>
          <table:table-cell table:formula="of:=([.$C$8]-([.E1391]*[.$C$4]))" office:value-type="float" office:value="125.4918875">
            <text:p>125.4918875</text:p>
          </table:table-cell>
          <table:table-cell table:style-name="ce6" table:formula="of:=SQRT(ABS([.$D$2]^2-[.F1391]^2))" office:value-type="float" office:value="107.129763239201">
            <text:p>107.1297632392</text:p>
          </table:table-cell>
          <table:table-cell table:formula="of:=ABS([.B1391]-[.G1391])" office:value-type="float" office:value="100.170236760804">
            <text:p>100.1702367608</text:p>
          </table:table-cell>
          <table:table-cell table:number-columns-repeated="7"/>
        </table:table-row>
        <table:table-row table:style-name="ro4">
          <table:table-cell table:formula="of:=[.A1391]+[.A$4]" office:value-type="float" office:value="414.90000000001">
            <text:p>414.9</text:p>
          </table:table-cell>
          <table:table-cell table:formula="of:=[.A1392]/([.$D$4]*2)" office:value-type="float" office:value="207.450000000005">
            <text:p>207.45</text:p>
          </table:table-cell>
          <table:table-cell table:formula="of:=SQRT(ABS([.$D$2]^2-[.B1392]^2))" office:value-type="float" office:value="125.739820661563">
            <text:p>125.7398206616</text:p>
          </table:table-cell>
          <table:table-cell table:formula="of:=([.$C$10]-[.C1392])*[.$B$4]" office:value-type="float" office:value="49461.5573626514">
            <text:p>49461.5573626514</text:p>
          </table:table-cell>
          <table:table-cell table:formula="of:=ROUND([.D1392])" office:value-type="float" office:value="49462">
            <text:p>49462</text:p>
          </table:table-cell>
          <table:table-cell table:formula="of:=([.$C$8]-([.E1392]*[.$C$4]))" office:value-type="float" office:value="125.7395375">
            <text:p>125.7395375</text:p>
          </table:table-cell>
          <table:table-cell table:style-name="ce6" table:formula="of:=SQRT(ABS([.$D$2]^2-[.F1392]^2))" office:value-type="float" office:value="106.838984969374">
            <text:p>106.8389849694</text:p>
          </table:table-cell>
          <table:table-cell table:formula="of:=ABS([.B1392]-[.G1392])" office:value-type="float" office:value="100.611015030631">
            <text:p>100.6110150306</text:p>
          </table:table-cell>
          <table:table-cell table:number-columns-repeated="7"/>
        </table:table-row>
        <table:table-row table:style-name="ro4">
          <table:table-cell table:formula="of:=[.A1392]+[.A$4]" office:value-type="float" office:value="415.20000000001">
            <text:p>415.2</text:p>
          </table:table-cell>
          <table:table-cell table:formula="of:=[.A1393]/([.$D$4]*2)" office:value-type="float" office:value="207.600000000005">
            <text:p>207.6</text:p>
          </table:table-cell>
          <table:table-cell table:formula="of:=SQRT(ABS([.$D$2]^2-[.B1393]^2))" office:value-type="float" office:value="125.987142201107">
            <text:p>125.9871422011</text:p>
          </table:table-cell>
          <table:table-cell table:formula="of:=([.$C$10]-[.C1393])*[.$B$4]" office:value-type="float" office:value="49149.9711710996">
            <text:p>49149.9711710996</text:p>
          </table:table-cell>
          <table:table-cell table:formula="of:=ROUND([.D1393])" office:value-type="float" office:value="49150">
            <text:p>49150</text:p>
          </table:table-cell>
          <table:table-cell table:formula="of:=([.$C$8]-([.E1393]*[.$C$4]))" office:value-type="float" office:value="125.9871875">
            <text:p>125.9871875</text:p>
          </table:table-cell>
          <table:table-cell table:style-name="ce6" table:formula="of:=SQRT(ABS([.$D$2]^2-[.F1393]^2))" office:value-type="float" office:value="106.546837521532">
            <text:p>106.5468375215</text:p>
          </table:table-cell>
          <table:table-cell table:formula="of:=ABS([.B1393]-[.G1393])" office:value-type="float" office:value="101.053162478473">
            <text:p>101.0531624785</text:p>
          </table:table-cell>
          <table:table-cell table:number-columns-repeated="7"/>
        </table:table-row>
        <table:table-row table:style-name="ro4">
          <table:table-cell table:formula="of:=[.A1393]+[.A$4]" office:value-type="float" office:value="415.50000000001">
            <text:p>415.5</text:p>
          </table:table-cell>
          <table:table-cell table:formula="of:=[.A1394]/([.$D$4]*2)" office:value-type="float" office:value="207.750000000005">
            <text:p>207.75</text:p>
          </table:table-cell>
          <table:table-cell table:formula="of:=SQRT(ABS([.$D$2]^2-[.B1394]^2))" office:value-type="float" office:value="126.234157421841">
            <text:p>126.2341574218</text:p>
          </table:table-cell>
          <table:table-cell table:formula="of:=([.$C$10]-[.C1394])*[.$B$4]" office:value-type="float" office:value="48838.7708930103">
            <text:p>48838.7708930103</text:p>
          </table:table-cell>
          <table:table-cell table:formula="of:=ROUND([.D1394])" office:value-type="float" office:value="48839">
            <text:p>48839</text:p>
          </table:table-cell>
          <table:table-cell table:formula="of:=([.$C$8]-([.E1394]*[.$C$4]))" office:value-type="float" office:value="126.23404375">
            <text:p>126.23404375</text:p>
          </table:table-cell>
          <table:table-cell table:style-name="ce6" table:formula="of:=SQRT(ABS([.$D$2]^2-[.F1394]^2))" office:value-type="float" office:value="106.254252613828">
            <text:p>106.2542526138</text:p>
          </table:table-cell>
          <table:table-cell table:formula="of:=ABS([.B1394]-[.G1394])" office:value-type="float" office:value="101.495747386177">
            <text:p>101.4957473862</text:p>
          </table:table-cell>
          <table:table-cell table:number-columns-repeated="7"/>
        </table:table-row>
        <table:table-row table:style-name="ro4">
          <table:table-cell table:formula="of:=[.A1394]+[.A$4]" office:value-type="float" office:value="415.80000000001">
            <text:p>415.8</text:p>
          </table:table-cell>
          <table:table-cell table:formula="of:=[.A1395]/([.$D$4]*2)" office:value-type="float" office:value="207.900000000005">
            <text:p>207.9</text:p>
          </table:table-cell>
          <table:table-cell table:formula="of:=SQRT(ABS([.$D$2]^2-[.B1395]^2))" office:value-type="float" office:value="126.480868118471">
            <text:p>126.4808681185</text:p>
          </table:table-cell>
          <table:table-cell table:formula="of:=([.$C$10]-[.C1395])*[.$B$4]" office:value-type="float" office:value="48527.9542673343">
            <text:p>48527.9542673343</text:p>
          </table:table-cell>
          <table:table-cell table:formula="of:=ROUND([.D1395])" office:value-type="float" office:value="48528">
            <text:p>48528</text:p>
          </table:table-cell>
          <table:table-cell table:formula="of:=([.$C$8]-([.E1395]*[.$C$4]))" office:value-type="float" office:value="126.4809">
            <text:p>126.4809</text:p>
          </table:table-cell>
          <table:table-cell table:style-name="ce6" table:formula="of:=SQRT(ABS([.$D$2]^2-[.F1395]^2))" office:value-type="float" office:value="105.960284707007">
            <text:p>105.960284707</text:p>
          </table:table-cell>
          <table:table-cell table:formula="of:=ABS([.B1395]-[.G1395])" office:value-type="float" office:value="101.939715292998">
            <text:p>101.939715293</text:p>
          </table:table-cell>
          <table:table-cell table:number-columns-repeated="7"/>
        </table:table-row>
        <table:table-row table:style-name="ro4" table:number-rows-repeated="1047180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3" number:min-integer-digits="1"/>
    </number:number-style>
    <number:number-style style:name="N123">
      <number:number number:decimal-places="12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00:23:45</meta:creation-date>
    <dc:date>2013-12-01T01:31:31</dc:date>
    <meta:editing-duration>PT3H33M28S</meta:editing-duration>
    <meta:editing-cycles>22</meta:editing-cycles>
    <meta:generator>LibreOffice/3.5$Linux_x86 LibreOffice_project/350m1$Build-2</meta:generator>
    <meta:document-statistic meta:table-count="3" meta:cell-count="12894" meta:object-count="0"/>
  </office:meta>
</office:document-meta>
</file>